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0.776cm"/>
    </style:style>
    <style:style style:name="co2" style:family="table-column">
      <style:table-column-properties fo:break-before="auto" style:column-width="20.041cm"/>
    </style:style>
    <style:style style:name="co3" style:family="table-column">
      <style:table-column-properties fo:break-before="auto" style:column-width="0.882cm"/>
    </style:style>
    <style:style style:name="co4" style:family="table-column">
      <style:table-column-properties fo:break-before="auto" style:column-width="8.363cm"/>
    </style:style>
    <style:style style:name="co5" style:family="table-column">
      <style:table-column-properties fo:break-before="auto" style:column-width="7.481cm"/>
    </style:style>
    <style:style style:name="co6" style:family="table-column">
      <style:table-column-properties fo:break-before="auto" style:column-width="17.96cm"/>
    </style:style>
    <style:style style:name="co7" style:family="table-column">
      <style:table-column-properties fo:break-before="auto" style:column-width="0.811cm"/>
    </style:style>
    <style:style style:name="co8" style:family="table-column">
      <style:table-column-properties fo:break-before="auto" style:column-width="1.27cm"/>
    </style:style>
    <style:style style:name="co9" style:family="table-column">
      <style:table-column-properties fo:break-before="auto" style:column-width="2.081cm"/>
    </style:style>
    <style:style style:name="co10" style:family="table-column">
      <style:table-column-properties fo:break-before="auto" style:column-width="1.834cm"/>
    </style:style>
    <style:style style:name="co11" style:family="table-column">
      <style:table-column-properties fo:break-before="auto" style:column-width="1.623cm"/>
    </style:style>
    <style:style style:name="co12" style:family="table-column">
      <style:table-column-properties fo:break-before="auto" style:column-width="5.997cm"/>
    </style:style>
    <style:style style:name="co13" style:family="table-column">
      <style:table-column-properties fo:break-before="auto" style:column-width="11.714cm"/>
    </style:style>
    <style:style style:name="co14" style:family="table-column">
      <style:table-column-properties fo:break-before="auto" style:column-width="4.516cm"/>
    </style:style>
    <style:style style:name="co15" style:family="table-column">
      <style:table-column-properties fo:break-before="auto" style:column-width="0.847cm"/>
    </style:style>
    <style:style style:name="co16" style:family="table-column">
      <style:table-column-properties fo:break-before="auto" style:column-width="4.727cm"/>
    </style:style>
    <style:style style:name="co17" style:family="table-column">
      <style:table-column-properties fo:break-before="auto" style:column-width="8.08cm"/>
    </style:style>
    <style:style style:name="co18" style:family="table-column">
      <style:table-column-properties fo:break-before="auto" style:column-width="2.434cm"/>
    </style:style>
    <style:style style:name="co19" style:family="table-column">
      <style:table-column-properties fo:break-before="auto" style:column-width="4.233cm"/>
    </style:style>
    <style:style style:name="co20" style:family="table-column">
      <style:table-column-properties fo:break-before="auto" style:column-width="7.728cm"/>
    </style:style>
    <style:style style:name="co21" style:family="table-column">
      <style:table-column-properties fo:break-before="auto" style:column-width="2.293cm"/>
    </style:style>
    <style:style style:name="co22" style:family="table-column">
      <style:table-column-properties fo:break-before="auto" style:column-width="2.108cm"/>
    </style:style>
    <style:style style:name="co23" style:family="table-column">
      <style:table-column-properties fo:break-before="auto" style:column-width="27.557cm"/>
    </style:style>
    <style:style style:name="co24" style:family="table-column">
      <style:table-column-properties fo:break-before="auto" style:column-width="3.881cm"/>
    </style:style>
    <style:style style:name="co25" style:family="table-column">
      <style:table-column-properties fo:break-before="auto" style:column-width="27.945cm"/>
    </style:style>
    <style:style style:name="co26" style:family="table-column">
      <style:table-column-properties fo:break-before="auto" style:column-width="2.646cm"/>
    </style:style>
    <style:style style:name="ro1" style:family="table-row">
      <style:table-row-properties style:row-height="0.529cm" fo:break-before="auto" style:use-optimal-row-height="true"/>
    </style:style>
    <style:style style:name="ro2" style:family="table-row">
      <style:table-row-properties style:row-height="0.487cm" fo:break-before="auto" style:use-optimal-row-height="true"/>
    </style:style>
    <style:style style:name="ta1" style:family="table" style:master-page-name="PageStyle_5f_Plan1">
      <style:table-properties table:display="true" style:writing-mode="lr-tb"/>
    </style:style>
    <style:style style:name="ta2" style:family="table" style:master-page-name="PageStyle_5f_Plan2">
      <style:table-properties table:display="true" style:writing-mode="lr-tb"/>
    </style:style>
    <style:style style:name="ce1" style:family="table-cell" style:parent-style-name="Default" style:data-style-name="N10112">
      <style:table-cell-properties style:rotation-align="none"/>
    </style:style>
    <style:style style:name="ce2" style:family="table-cell" style:parent-style-name="Default" style:data-style-name="N10113">
      <style:table-cell-properties style:rotation-align="none"/>
    </style:style>
    <style:style style:name="ce3" style:family="table-cell" style:parent-style-name="Default" style:data-style-name="N10110">
      <style:table-cell-properties style:rotation-align="none"/>
    </style:style>
    <style:style style:name="ce4" style:family="table-cell" style:parent-style-name="Default" style:data-style-name="N10111">
      <style:table-cell-properties style:rotation-align="none"/>
    </style:style>
    <style:style style:name="ce5" style:family="table-cell" style:parent-style-name="Campo_20_da_20_tabela_20_dinâmica">
      <style:table-cell-properties fo:border-bottom="0.99pt solid #000000" fo:border-left="2.01pt solid #000000" fo:border-right="0.99pt solid #000000" fo:border-top="2.01pt solid #000000"/>
    </style:style>
    <style:style style:name="ce6" style:family="table-cell" style:parent-style-name="Categoria_20_da_20_tabela_20_dinâmica" style:data-style-name="N0">
      <style:table-cell-properties fo:border-bottom="none" fo:border-left="2.01pt solid #000000" fo:border-right="0.99pt solid #000000" fo:border-top="0.99pt solid #000000"/>
    </style:style>
    <style:style style:name="ce7" style:family="table-cell" style:parent-style-name="Categoria_20_da_20_tabela_20_dinâmica" style:data-style-name="N0">
      <style:table-cell-properties fo:border-bottom="none" fo:border-left="2.01pt solid #000000" fo:border-right="0.99pt solid #000000" fo:border-top="none"/>
    </style:style>
    <style:style style:name="ce8" style:family="table-cell" style:parent-style-name="Título_20_da_20_tabela_20_dinâmica" style:data-style-name="N0">
      <style:table-cell-properties fo:border-bottom="2.01pt solid #000000" fo:border-left="2.01pt solid #000000" fo:border-right="0.99pt solid #000000" fo:border-top="0.99pt solid #000000"/>
    </style:style>
    <style:style style:name="ce9" style:family="table-cell" style:parent-style-name="Canto_20_da_20_tabela_20_dinâmica">
      <style:table-cell-properties fo:border-bottom="0.99pt solid #000000" fo:border-left="0.99pt solid #000000" fo:border-right="2.01pt solid #000000" fo:border-top="2.01pt solid #000000"/>
    </style:style>
    <style:style style:name="ce10" style:family="table-cell" style:parent-style-name="Valor_20_da_20_tabela_20_dinâmica">
      <style:table-cell-properties fo:border-bottom="none" fo:border-left="0.99pt solid #000000" fo:border-right="2.01pt solid #000000" fo:border-top="0.99pt solid #000000"/>
    </style:style>
    <style:style style:name="ce11" style:family="table-cell" style:parent-style-name="Valor_20_da_20_tabela_20_dinâmica">
      <style:table-cell-properties fo:border-bottom="none" fo:border-left="0.99pt solid #000000" fo:border-right="2.01pt solid #000000" fo:border-top="none"/>
    </style:style>
    <style:style style:name="ce12" style:family="table-cell" style:parent-style-name="Valor_20_da_20_tabela_20_dinâmica">
      <style:table-cell-properties fo:border-bottom="0.99pt solid #000000" fo:border-left="0.99pt solid #000000" fo:border-right="2.01pt solid #000000" fo:border-top="none"/>
    </style:style>
    <style:style style:name="ce13" style:family="table-cell" style:parent-style-name="Resultado_20_da_20_tabela_20_dinâmica">
      <style:table-cell-properties fo:border-bottom="2.01pt solid #000000" fo:border-left="0.99pt solid #000000" fo:border-right="2.01pt solid #000000" fo:border-top="0.99pt solid #000000"/>
    </style:style>
  </office:automatic-styles>
  <office:body>
    <office:spreadsheet>
      <table:calculation-settings table:case-sensitive="false" table:automatic-find-labels="false" table:use-regular-expressions="false">
        <table:iteration table:maximum-difference="0.0001"/>
      </table:calculation-settings>
      <table:table table:name="Plan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2" table:number-columns-repeated="2" table:default-cell-style-name="Default"/>
        <table:table-column table:style-name="co5" table:default-cell-style-name="Default"/>
        <table:table-column table:style-name="co1" table:default-cell-style-name="Default"/>
        <table:table-column table:style-name="co2" table:number-columns-repeated="2" table:default-cell-style-name="Default"/>
        <table:table-column table:style-name="co6" table:default-cell-style-name="Default"/>
        <table:table-column table:style-name="co2" table:number-columns-repeated="2" table:default-cell-style-name="Default"/>
        <table:table-column table:style-name="co3" table:default-cell-style-name="Default"/>
        <table:table-column table:style-name="co7" table:default-cell-style-name="Default"/>
        <table:table-column table:style-name="co1" table:default-cell-style-name="Default"/>
        <table:table-column table:style-name="co2" table:default-cell-style-name="Default"/>
        <table:table-column table:style-name="co1" table:default-cell-style-name="Default"/>
        <table:table-column table:style-name="co2" table:default-cell-style-name="Default"/>
        <table:table-column table:style-name="co7" table:default-cell-style-name="Default"/>
        <table:table-column table:style-name="co8" table:default-cell-style-name="Default"/>
        <table:table-column table:style-name="co9" table:default-cell-style-name="Default"/>
        <table:table-column table:style-name="co1"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3" table:number-columns-repeated="2" table:default-cell-style-name="Default"/>
        <table:table-column table:style-name="co14" table:default-cell-style-name="Default"/>
        <table:table-column table:style-name="co8" table:default-cell-style-name="Default"/>
        <table:table-column table:style-name="co2" table:number-columns-repeated="4" table:default-cell-style-name="Default"/>
        <table:table-column table:style-name="co15" table:default-cell-style-name="Default"/>
        <table:table-column table:style-name="co2" table:default-cell-style-name="Default"/>
        <table:table-column table:style-name="co16" table:default-cell-style-name="Default"/>
        <table:table-column table:style-name="co2" table:default-cell-style-name="Default"/>
        <table:table-column table:style-name="co17" table:default-cell-style-name="Default"/>
        <table:table-column table:style-name="co1" table:number-columns-repeated="2" table:default-cell-style-name="Default"/>
        <table:table-column table:style-name="co7" table:default-cell-style-name="Default"/>
        <table:table-column table:style-name="co1" table:number-columns-repeated="2" table:default-cell-style-name="Default"/>
        <table:table-column table:style-name="co3" table:number-columns-repeated="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971" table:default-cell-style-name="Default"/>
        <table:table-row table:style-name="ro1">
          <table:table-cell office:value-type="string" calcext:value-type="string">
            <text:p>PT</text:p>
          </table:table-cell>
          <table:table-cell office:value-type="string" calcext:value-type="string">
            <text:p>AU</text:p>
          </table:table-cell>
          <table:table-cell office:value-type="string" calcext:value-type="string">
            <text:p>BA</text:p>
          </table:table-cell>
          <table:table-cell office:value-type="string" calcext:value-type="string">
            <text:p>CA</text:p>
          </table:table-cell>
          <table:table-cell office:value-type="string" calcext:value-type="string">
            <text:p>GP</text:p>
          </table:table-cell>
          <table:table-cell office:value-type="string" calcext:value-type="string">
            <text:p>RI</text:p>
          </table:table-cell>
          <table:table-cell office:value-type="string" calcext:value-type="string">
            <text:p>OI</text:p>
          </table:table-cell>
          <table:table-cell office:value-type="string" calcext:value-type="string">
            <text:p>BE</text:p>
          </table:table-cell>
          <table:table-cell office:value-type="string" calcext:value-type="string">
            <text:p>Z2</text:p>
          </table:table-cell>
          <table:table-cell office:value-type="string" calcext:value-type="string">
            <text:p>TI</text:p>
          </table:table-cell>
          <table:table-cell office:value-type="string" calcext:value-type="string">
            <text:p>X1</text:p>
          </table:table-cell>
          <table:table-cell office:value-type="string" calcext:value-type="string">
            <text:p>Y1</text:p>
          </table:table-cell>
          <table:table-cell office:value-type="string" calcext:value-type="string">
            <text:p>Z1</text:p>
          </table:table-cell>
          <table:table-cell office:value-type="string" calcext:value-type="string">
            <text:p>FT</text:p>
          </table:table-cell>
          <table:table-cell office:value-type="string" calcext:value-type="string">
            <text:p>PN</text:p>
          </table:table-cell>
          <table:table-cell office:value-type="string" calcext:value-type="string">
            <text:p>AE</text:p>
          </table:table-cell>
          <table:table-cell office:value-type="string" calcext:value-type="string">
            <text:p>Z3</text:p>
          </table:table-cell>
          <table:table-cell office:value-type="string" calcext:value-type="string">
            <text:p>SO</text:p>
          </table:table-cell>
          <table:table-cell office:value-type="string" calcext:value-type="string">
            <text:p>S1</text:p>
          </table:table-cell>
          <table:table-cell office:value-type="string" calcext:value-type="string">
            <text:p>SE</text:p>
          </table:table-cell>
          <table:table-cell office:value-type="string" calcext:value-type="string">
            <text:p>BS</text:p>
          </table:table-cell>
          <table:table-cell office:value-type="string" calcext:value-type="string">
            <text:p>VL</text:p>
          </table:table-cell>
          <table:table-cell office:value-type="string" calcext:value-type="string">
            <text:p>IS</text:p>
          </table:table-cell>
          <table:table-cell office:value-type="string" calcext:value-type="string">
            <text:p>SI</text:p>
          </table:table-cell>
          <table:table-cell office:value-type="string" calcext:value-type="string">
            <text:p>MA</text:p>
          </table:table-cell>
          <table:table-cell office:value-type="string" calcext:value-type="string">
            <text:p>BP</text:p>
          </table:table-cell>
          <table:table-cell office:value-type="string" calcext:value-type="string">
            <text:p>EP</text:p>
          </table:table-cell>
          <table:table-cell office:value-type="string" calcext:value-type="string">
            <text:p>AR</text:p>
          </table:table-cell>
          <table:table-cell office:value-type="string" calcext:value-type="string">
            <text:p>DI</text:p>
          </table:table-cell>
          <table:table-cell office:value-type="string" calcext:value-type="string">
            <text:p>D2</text:p>
          </table:table-cell>
          <table:table-cell office:value-type="string" calcext:value-type="string">
            <text:p>SU</text:p>
          </table:table-cell>
          <table:table-cell office:value-type="string" calcext:value-type="string">
            <text:p>PD</text:p>
          </table:table-cell>
          <table:table-cell office:value-type="string" calcext:value-type="string">
            <text:p>PY</text:p>
          </table:table-cell>
          <table:table-cell office:value-type="string" calcext:value-type="string">
            <text:p>AB</text:p>
          </table:table-cell>
          <table:table-cell office:value-type="string" calcext:value-type="string">
            <text:p>X4</text:p>
          </table:table-cell>
          <table:table-cell office:value-type="string" calcext:value-type="string">
            <text:p>Y4</text:p>
          </table:table-cell>
          <table:table-cell office:value-type="string" calcext:value-type="string">
            <text:p>Z4</text:p>
          </table:table-cell>
          <table:table-cell office:value-type="string" calcext:value-type="string">
            <text:p>AK</text:p>
          </table:table-cell>
          <table:table-cell office:value-type="string" calcext:value-type="string">
            <text:p>CT</text:p>
          </table:table-cell>
          <table:table-cell office:value-type="string" calcext:value-type="string">
            <text:p>CY</text:p>
          </table:table-cell>
          <table:table-cell office:value-type="string" calcext:value-type="string">
            <text:p>SP</text:p>
          </table:table-cell>
          <table:table-cell office:value-type="string" calcext:value-type="string">
            <text:p>CL</text:p>
          </table:table-cell>
          <table:table-cell office:value-type="string" calcext:value-type="string">
            <text:p>TC</text:p>
          </table:table-cell>
          <table:table-cell office:value-type="string" calcext:value-type="string">
            <text:p>Z8</text:p>
          </table:table-cell>
          <table:table-cell office:value-type="string" calcext:value-type="string">
            <text:p>ZB</text:p>
          </table:table-cell>
          <table:table-cell office:value-type="string" calcext:value-type="string">
            <text:p>ZS</text:p>
          </table:table-cell>
          <table:table-cell office:value-type="string" calcext:value-type="string">
            <text:p>Z9</text:p>
          </table:table-cell>
          <table:table-cell office:value-type="string" calcext:value-type="string">
            <text:p>U1</text:p>
          </table:table-cell>
          <table:table-cell office:value-type="string" calcext:value-type="string">
            <text:p>U2</text:p>
          </table:table-cell>
          <table:table-cell office:value-type="string" calcext:value-type="string">
            <text:p>SN</text:p>
          </table:table-cell>
          <table:table-cell office:value-type="string" calcext:value-type="string">
            <text:p>BN</text:p>
          </table:table-cell>
          <table:table-cell office:value-type="string" calcext:value-type="string">
            <text:p>UT</text:p>
          </table:table-cell>
          <table:table-cell office:value-type="string" calcext:value-type="string">
            <text:p>PM</text:p>
          </table:table-cell>
          <table:table-cell table:number-columns-repeated="971"/>
        </table:table-row>
        <table:table-row table:style-name="ro1">
          <table:table-cell office:value-type="string" calcext:value-type="string">
            <text:p>J</text:p>
          </table:table-cell>
          <table:table-cell office:value-type="string" calcext:value-type="string">
            <text:p>Del Lama, Eliane Aparecida; Bacci, Denise de La Corte; Martins, Lucelene; Motta Garcia, Maria da Gloria; Dehira, Lauro Kazumi</text:p>
          </table:table-cell>
          <table:table-cell table:number-columns-repeated="3"/>
          <table:table-cell office:value-type="string" calcext:value-type="string">
            <text:p>Martins, Lucelene/E-8501-2012</text:p>
          </table:table-cell>
          <table:table-cell table:number-columns-repeated="3"/>
          <table:table-cell office:value-type="string" calcext:value-type="string">
            <text:p>Urban Geotourism and the Old Centre of Sao Paulo City, Brazil</text:p>
          </table:table-cell>
          <table:table-cell table:number-columns-repeated="7"/>
          <table:table-cell office:value-type="string" calcext:value-type="string">
            <text:p>GEOHERITAGE</text:p>
          </table:table-cell>
          <table:table-cell table:number-columns-repeated="3"/>
          <table:table-cell office:value-type="float" office:value="7" calcext:value-type="float">
            <text:p>7</text:p>
          </table:table-cell>
          <table:table-cell office:value-type="float" office:value="2" calcext:value-type="float">
            <text:p>2</text:p>
          </table:table-cell>
          <table:table-cell table:number-columns-repeated="2"/>
          <table:table-cell office:value-type="float" office:value="147" calcext:value-type="float">
            <text:p>147</text:p>
          </table:table-cell>
          <table:table-cell office:value-type="float" office:value="164" calcext:value-type="float">
            <text:p>164</text:p>
          </table:table-cell>
          <table:table-cell/>
          <table:table-cell office:value-type="string" calcext:value-type="string">
            <text:p>10.1007/s12371-014-0119-7</text:p>
          </table:table-cell>
          <table:table-cell table:number-columns-repeated="2"/>
          <table:table-cell table:style-name="ce2" office:value-type="date" office:date-value="2015-06-01" calcext:value-type="date">
            <text:p>jun/15</text:p>
          </table:table-cell>
          <table:table-cell office:value-type="float" office:value="2015" calcext:value-type="float">
            <text:p>2015</text:p>
          </table:table-cell>
          <table:table-cell office:value-type="string" calcext:value-type="string">
            <text:p>The use of geotouristic trails will be an efficient means of publicising geosciences. The proposal here is a trail in the old centre of So Paulo City, Brazil, describing the main types of stones that have ornamented buildings since the nineteenth century when So Paulo ceased to be a city of taipa (rammed earth) buildings and became the masonry city of the republic. Itaquera Granite is one of the most important stones in the ornamentation of the floors and facades in this new phase of construction in the city of So Paulo. Later, other types of stones were used, such as the Maua, Ubatuba, Itupeva and Piracaia granites, as well as imported stones, such as travertine and lioz limestone. There is also a discussion of the influence of geomorphology in the establishment of the former urban core, with the location of the so-called Historic Triangle at higher topographic levels. This paper discusses the history and evolution of So Paulo City and its relation to the local geology.</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867-2477</text:p>
          </table:table-cell>
          <table:table-cell/>
          <table:table-cell office:value-type="string" calcext:value-type="string">
            <text:p>WOS:000354443800004</text:p>
          </table:table-cell>
          <table:table-cell table:number-columns-repeated="972"/>
        </table:table-row>
        <table:table-row table:style-name="ro1">
          <table:table-cell office:value-type="string" calcext:value-type="string">
            <text:p>J</text:p>
          </table:table-cell>
          <table:table-cell office:value-type="string" calcext:value-type="string">
            <text:p>da Rocha-Filho, Leo Correia; Garofalo, Carlos Alberto</text:p>
          </table:table-cell>
          <table:table-cell table:number-columns-repeated="7"/>
          <table:table-cell office:value-type="string" calcext:value-type="string">
            <text:p>Males of the orchid bee Eulaema cingulata (Hymenoptera: Apidae) as important vectors of the cleptoparasitic beetle Meloetyphlus fuscatus (Coleoptera: Meloidae)</text:p>
          </table:table-cell>
          <table:table-cell table:number-columns-repeated="7"/>
          <table:table-cell office:value-type="string" calcext:value-type="string">
            <text:p>APIDOLOGIE</text:p>
          </table:table-cell>
          <table:table-cell table:number-columns-repeated="3"/>
          <table:table-cell office:value-type="float" office:value="46" calcext:value-type="float">
            <text:p>46</text:p>
          </table:table-cell>
          <table:table-cell office:value-type="float" office:value="3" calcext:value-type="float">
            <text:p>3</text:p>
          </table:table-cell>
          <table:table-cell table:number-columns-repeated="2"/>
          <table:table-cell office:value-type="float" office:value="286" calcext:value-type="float">
            <text:p>286</text:p>
          </table:table-cell>
          <table:table-cell office:value-type="float" office:value="291" calcext:value-type="float">
            <text:p>291</text:p>
          </table:table-cell>
          <table:table-cell/>
          <table:table-cell office:value-type="string" calcext:value-type="string">
            <text:p>10.1007/s13592-014-0322-1</text:p>
          </table:table-cell>
          <table:table-cell table:number-columns-repeated="2"/>
          <table:table-cell office:value-type="string" calcext:value-type="string">
            <text:p>MAY 2015</text:p>
          </table:table-cell>
          <table:table-cell office:value-type="float" office:value="2015" calcext:value-type="float">
            <text:p>2015</text:p>
          </table:table-cell>
          <table:table-cell office:value-type="string" calcext:value-type="string">
            <text:p>Meloid beetles are known by their hypermetamorphic life cycle with active first instar larvae called triungulins found in most species. Most of the larvae in this family feed on provisions and immature stages of bees. The monotypic genus Meloetyphlus is associated with the nests of some orchid bee species, and some of its morphological characteristics suggest the adults live only in the host nest. In an orchid bee survey carried out in Ubatuba, So Paulo State, Brazil, 1575 specimens of 23 species of euglossine bees were collected. Of this total, 170 (10.8 %) specimens of six species, mostly males, had triungulin larvae of Meloetyphlus fuscatus attached to their bodies. The highest percentage of infestation was found in Eulaema cingulata, with 79.8 % of males carrying beetle larvae. The implications of these data are discussed, and the association of M. fuscatus with four species of orchid bees (Eufriesea dentilabris, Eulaema helvola, Eulaema seabrai and Exaerete smaragdina) is reported for the first time.</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44-8435</text:p>
          </table:table-cell>
          <table:table-cell/>
          <table:table-cell office:value-type="string" calcext:value-type="string">
            <text:p>WOS:000354134900003</text:p>
          </table:table-cell>
          <table:table-cell table:number-columns-repeated="972"/>
        </table:table-row>
        <table:table-row table:style-name="ro1">
          <table:table-cell office:value-type="string" calcext:value-type="string">
            <text:p>J</text:p>
          </table:table-cell>
          <table:table-cell office:value-type="string" calcext:value-type="string">
            <text:p>Andrade, Luciana S.; Fransozo, Vivian; Bertini, Giovana; Negreiros-Fransozo, Maria L.; Lopez-Greco, Laura S.</text:p>
          </table:table-cell>
          <table:table-cell table:number-columns-repeated="7"/>
          <table:table-cell office:value-type="string" calcext:value-type="string">
            <text:p>Reproductive Plasticity in the Speckled Crab Arenaeus cribrarius (Decapoda, Brachyura, Portunidae) Associated with a Population Decline</text:p>
          </table:table-cell>
          <table:table-cell table:number-columns-repeated="7"/>
          <table:table-cell office:value-type="string" calcext:value-type="string">
            <text:p>JOURNAL OF COASTAL RESEARCH</text:p>
          </table:table-cell>
          <table:table-cell table:number-columns-repeated="3"/>
          <table:table-cell office:value-type="float" office:value="31" calcext:value-type="float">
            <text:p>31</text:p>
          </table:table-cell>
          <table:table-cell office:value-type="float" office:value="3" calcext:value-type="float">
            <text:p>3</text:p>
          </table:table-cell>
          <table:table-cell table:number-columns-repeated="2"/>
          <table:table-cell office:value-type="float" office:value="645" calcext:value-type="float">
            <text:p>645</text:p>
          </table:table-cell>
          <table:table-cell office:value-type="float" office:value="652" calcext:value-type="float">
            <text:p>652</text:p>
          </table:table-cell>
          <table:table-cell/>
          <table:table-cell office:value-type="string" calcext:value-type="string">
            <text:p>10.2112/JCOASTRES-D-13-00066.1</text:p>
          </table:table-cell>
          <table:table-cell table:number-columns-repeated="2"/>
          <table:table-cell office:value-type="string" calcext:value-type="string">
            <text:p>MAY 2015</text:p>
          </table:table-cell>
          <table:table-cell office:value-type="float" office:value="2015" calcext:value-type="float">
            <text:p>2015</text:p>
          </table:table-cell>
          <table:table-cell office:value-type="string" calcext:value-type="string">
            <text:p>Reproductive strategies are responsible for population maintenance, and when equilibrium is achieved, the selected strategy may become a pattern. The shaping of these patterns is an important resource for a species' conservation and should receive special attention. The population biology of Arenaeus cribrarius was evaluated, focusing on recruitment, sexual maturity, and reproductive period, and the results were compared with available information about this species from previous catches. Crabs were collected monthly for 3 years, and for each specimen the sex, gonadal development, breeding condition, and carapace width (CW) were recorded. Seawater temperatures (from bottom and surface) were also recorded. Reproduction and recruitment only occurred during the warmer months of the year, and size at sexual maturity was smaller (50.1 mm CW) in males than in females (56.3 mm CW). These features differed from previous studies of the same species in the same sampling area, suggesting the plasticity of the reproductive strategy to optimize reproductive success and survival of the larvae.</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749-0208</text:p>
          </table:table-cell>
          <table:table-cell/>
          <table:table-cell office:value-type="string" calcext:value-type="string">
            <text:p>WOS:000354074400012</text:p>
          </table:table-cell>
          <table:table-cell table:number-columns-repeated="972"/>
        </table:table-row>
        <table:table-row table:style-name="ro1">
          <table:table-cell office:value-type="string" calcext:value-type="string">
            <text:p>J</text:p>
          </table:table-cell>
          <table:table-cell office:value-type="string" calcext:value-type="string">
            <text:p>Gomez, Fernando; Qiu, Dajun; Lopes, Rubens M.; Lin, Senjie</text:p>
          </table:table-cell>
          <table:table-cell table:number-columns-repeated="3"/>
          <table:table-cell office:value-type="string" calcext:value-type="string">
            <text:p>Gomez, Fernando/B-2495-2009</text:p>
          </table:table-cell>
          <table:table-cell office:value-type="string" calcext:value-type="string">
            <text:p>Gomez, Fernando/0000-0002-5886-3488</text:p>
          </table:table-cell>
          <table:table-cell table:number-columns-repeated="2"/>
          <table:table-cell office:value-type="string" calcext:value-type="string">
            <text:p>Fukuyoa paulensis gen. et sp nov., a New Genus for the Globular Species of the Dinoflagellate Gambierdiscus (Dinophyceae)</text:p>
          </table:table-cell>
          <table:table-cell table:number-columns-repeated="7"/>
          <table:table-cell office:value-type="string" calcext:value-type="string">
            <text:p>PLOS ONE</text:p>
          </table:table-cell>
          <table:table-cell table:number-columns-repeated="3"/>
          <table:table-cell office:value-type="float" office:value="10" calcext:value-type="float">
            <text:p>10</text:p>
          </table:table-cell>
          <table:table-cell office:value-type="float" office:value="4" calcext:value-type="float">
            <text:p>4</text:p>
          </table:table-cell>
          <table:table-cell table:number-columns-repeated="4"/>
          <table:table-cell office:value-type="string" calcext:value-type="string">
            <text:p>e0119676</text:p>
          </table:table-cell>
          <table:table-cell office:value-type="string" calcext:value-type="string">
            <text:p>10.1371/journal.pone.0119676</text:p>
          </table:table-cell>
          <table:table-cell table:number-columns-repeated="2"/>
          <table:table-cell office:value-type="string" calcext:value-type="string">
            <text:p>APR 1 2015</text:p>
          </table:table-cell>
          <table:table-cell office:value-type="float" office:value="2015" calcext:value-type="float">
            <text:p>2015</text:p>
          </table:table-cell>
          <table:table-cell office:value-type="string" calcext:value-type="string">
            <text:p>The marine epiphytic dinoflagellate Gambierdiscus is a toxicologically important genus responsible for ciguatera fish poisoning, the principal cause of non-bacterial illness associated with fish consumption. The genus currently contains species exhibiting either globular or anterior-posteriorly compressed morphologies with marked differences in cell shape and plate arrangement. Here we report a third globular, epiphytic and tychoplanktonic species from the coasts of Ubatuba, Brazil. The new species can be distinguished from G. yasumotoi and G. ruetzleri by its broader first apical plate that occupies a larger portion of the epitheca. Accordingly, phylogenetic trees from small subunit (SSU) and large subunit (LSU) ribosomal DNA sequences also showed strongly supported separation of the new species from the G. yasumotoi / G. ruetzleri group albeit with short distance. The molecular phylogenies, which included new sequences of the planktonic species Goniodoma polyedricum, further indicated that the globular species of Gambierdiscus formed a tight clade, clearly separated (with strong bootstrap support) from the clade of lenticular species including the type for Gambierdiscus. The morphological and molecular data in concert support the split of Gambierdiscus sensu lato into two genera. Gambierdiscus sensu stricto should be reserved for the species with lenticular shapes, highly compressed anterioposteriorly, with short-shank fishhook apical pore plate, large 2' plate, low and ascending cingular displacement, and pouch-like sulcal morphology. The new genus name Fukuyoa gen. nov. should be applied to the globular species, slightly laterally compressed, with long-shank fishhook apical pore plate, large 1' plate, greater and descending cingular displacement, and not pouch-like vertically-oriented sulcal morphology. Fukuyoa contains the new species Fukuyoa paulensis gen. et sp. nov., and F. yasumotoi comb. nov. and F. ruetzleri comb. nov.</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932-6203</text:p>
          </table:table-cell>
          <table:table-cell/>
          <table:table-cell office:value-type="string" calcext:value-type="string">
            <text:p>WOS:000352135600013</text:p>
          </table:table-cell>
          <table:table-cell office:value-type="float" office:value="25831082" calcext:value-type="float">
            <text:p>25831082</text:p>
          </table:table-cell>
          <table:table-cell table:number-columns-repeated="971"/>
        </table:table-row>
        <table:table-row table:style-name="ro1">
          <table:table-cell office:value-type="string" calcext:value-type="string">
            <text:p>J</text:p>
          </table:table-cell>
          <table:table-cell office:value-type="string" calcext:value-type="string">
            <text:p>Mendes, Sarah da Silva; de Carvalho, Robson Henrique; de Faria, Adriana Fonseca; de Sousa, Bernadete Maria</text:p>
          </table:table-cell>
          <table:table-cell table:number-columns-repeated="7"/>
          <table:table-cell office:value-type="string" calcext:value-type="string">
            <text:p>Marine debris ingestion by Chelonia mydas (Testudines: Cheloniidae) on the Brazilian coast</text:p>
          </table:table-cell>
          <table:table-cell table:number-columns-repeated="7"/>
          <table:table-cell office:value-type="string" calcext:value-type="string">
            <text:p>MARINE POLLUTION BULLETIN</text:p>
          </table:table-cell>
          <table:table-cell table:number-columns-repeated="3"/>
          <table:table-cell office:value-type="float" office:value="92" calcext:value-type="float">
            <text:p>92</text:p>
          </table:table-cell>
          <table:table-cell table:style-name="ce1" office:value-type="date" office:date-value="2015-02-01" calcext:value-type="date">
            <text:p>1/fev</text:p>
          </table:table-cell>
          <table:table-cell table:number-columns-repeated="2"/>
          <table:table-cell office:value-type="float" office:value="8" calcext:value-type="float">
            <text:p>8</text:p>
          </table:table-cell>
          <table:table-cell office:value-type="float" office:value="10" calcext:value-type="float">
            <text:p>10</text:p>
          </table:table-cell>
          <table:table-cell/>
          <table:table-cell office:value-type="string" calcext:value-type="string">
            <text:p>10.1016/j.marpolbul.2015.01.010</text:p>
          </table:table-cell>
          <table:table-cell table:number-columns-repeated="2"/>
          <table:table-cell office:value-type="string" calcext:value-type="string">
            <text:p>MAR 15 2015</text:p>
          </table:table-cell>
          <table:table-cell office:value-type="float" office:value="2015" calcext:value-type="float">
            <text:p>2015</text:p>
          </table:table-cell>
          <table:table-cell office:value-type="string" calcext:value-type="string">
            <text:p>Chelonia mydas is distributed in several regions of the world and they are common in coastal regions and around islands. Between August 2008 and July 2009, 20 specimens of C mydas were found dead on the beaches of Ubatuba, So Paulo, Brazil. The stomachs were removed and anthropogenic wastes were separated according their malleability and color. Of those animals, nine had ingested marine debris. Soft plastic was the most frequent among the samples and the majority of fragments was white or colorless and was between zero and five cm. Many studies have shown a high incidence of eating waste for some species of sea turtles. The record of ingestion of mostly transparent and white anthropogenic wastes in this study strengthens the hypothesis that these animals mistake them for jellyfish. Although the intake of anthropogenic waste causes impact on the lives of sea turtles, such studies are still scarce in Brazil. (C) 2015 Elsevier Ltd. All rights reserved.</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25-326X</text:p>
          </table:table-cell>
          <table:table-cell/>
          <table:table-cell office:value-type="string" calcext:value-type="string">
            <text:p>WOS:000352328300015</text:p>
          </table:table-cell>
          <table:table-cell table:number-columns-repeated="972"/>
        </table:table-row>
        <table:table-row table:style-name="ro1">
          <table:table-cell office:value-type="string" calcext:value-type="string">
            <text:p>J</text:p>
          </table:table-cell>
          <table:table-cell office:value-type="string" calcext:value-type="string">
            <text:p>Quintana, Cintia O.; Bernardino, Angelo F.; de Moraes, Paula C.; Valdemarsen, Thomas; Sumida, Paulo Y. G.</text:p>
          </table:table-cell>
          <table:table-cell table:number-columns-repeated="3"/>
          <table:table-cell office:value-type="string" calcext:value-type="string">
            <text:p>Moraes, Paula/G-1964-2015</text:p>
          </table:table-cell>
          <table:table-cell table:number-columns-repeated="3"/>
          <table:table-cell office:value-type="string" calcext:value-type="string">
            <text:p>Effects of coastal upwelling on the structure of macrofaunal communities in SE Brazil</text:p>
          </table:table-cell>
          <table:table-cell table:number-columns-repeated="7"/>
          <table:table-cell office:value-type="string" calcext:value-type="string">
            <text:p>JOURNAL OF MARINE SYSTEMS</text:p>
          </table:table-cell>
          <table:table-cell table:number-columns-repeated="3"/>
          <table:table-cell office:value-type="float" office:value="143" calcext:value-type="float">
            <text:p>143</text:p>
          </table:table-cell>
          <table:table-cell table:number-columns-repeated="3"/>
          <table:table-cell office:value-type="float" office:value="120" calcext:value-type="float">
            <text:p>120</text:p>
          </table:table-cell>
          <table:table-cell office:value-type="float" office:value="129" calcext:value-type="float">
            <text:p>129</text:p>
          </table:table-cell>
          <table:table-cell/>
          <table:table-cell office:value-type="string" calcext:value-type="string">
            <text:p>10.1016/j.jmarsys.2014.11.003</text:p>
          </table:table-cell>
          <table:table-cell table:number-columns-repeated="2"/>
          <table:table-cell table:style-name="ce2" office:value-type="date" office:date-value="2015-03-01" calcext:value-type="date">
            <text:p>mar/15</text:p>
          </table:table-cell>
          <table:table-cell office:value-type="float" office:value="2015" calcext:value-type="float">
            <text:p>2015</text:p>
          </table:table-cell>
          <table:table-cell office:value-type="string" calcext:value-type="string">
            <text:p>The effects of coastal upwelling on the structure of macrofaunal communities were investigated in two shallow bays in SE Brazil. Water, sediment and fauna samples were collected at four time-points corresponding to austral summer, fall, winter and spring, respectively. Water column temperature and salinity profiles indicated that upwelling occurred in summer-spring (December and November), but not in fall-winter (April and August). The structure of macrofaunal communities differed consistently between these periods. The sediment content of labile organic matter did not vary as a function of upwelling and could not explain the changes in macrofaunal communities. Rather it appeared that macrofaunal community structure was determined by organic matter quality (i.e. phytoplankton composition), physical disturbance regimes and bottom-water temperature. Physical disturbance caused by S-SE winds, warm water temperatures (up to 26 degrees C) and resuspension-driven phytoflagellate blooms during non-upwelling were associated to higher density (2511-2525 ind m(-2)) and dominance of small opportunistic species such as spionid, paraonid and capitellid polychaetes. In contrast, stable hydrodynamic conditions, diatom blooms and lower water temperatures (down to 18 degrees C) during upwelling resulted in lower density of macrofauna (796-1387 ind m(-2)) and a shift in species composition to relatively large-sized magelonids and carnivorous polychaetes. Therefore, organic matter quality, physical disturbance regimes, and bottom-water temperature were the major factors regulating the life-cycles, composition and density of macrofaunal communities in these less productive subtropical upwelling systems. (C) 2014 Elsevier B.V. All rights reserved.</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924-7963</text:p>
          </table:table-cell>
          <table:table-cell/>
          <table:table-cell office:value-type="string" calcext:value-type="string">
            <text:p>WOS:000348334500010</text:p>
          </table:table-cell>
          <table:table-cell table:number-columns-repeated="972"/>
        </table:table-row>
        <table:table-row table:style-name="ro1">
          <table:table-cell office:value-type="string" calcext:value-type="string">
            <text:p>J</text:p>
          </table:table-cell>
          <table:table-cell office:value-type="string" calcext:value-type="string">
            <text:p>Andrade, L. S.; Frameschi, I. F.; Costa, R. C.; Castilho, A. L.; Fransozo, A.</text:p>
          </table:table-cell>
          <table:table-cell table:number-columns-repeated="7"/>
          <table:table-cell office:value-type="string" calcext:value-type="string">
            <text:p>The assemblage composition and structure of swimming crabs (Portunoidea) in continental shelf waters of southeastern Brazil</text:p>
          </table:table-cell>
          <table:table-cell table:number-columns-repeated="7"/>
          <table:table-cell office:value-type="string" calcext:value-type="string">
            <text:p>CONTINENTAL SHELF RESEARCH</text:p>
          </table:table-cell>
          <table:table-cell table:number-columns-repeated="3"/>
          <table:table-cell office:value-type="float" office:value="94" calcext:value-type="float">
            <text:p>94</text:p>
          </table:table-cell>
          <table:table-cell table:number-columns-repeated="3"/>
          <table:table-cell office:value-type="float" office:value="8" calcext:value-type="float">
            <text:p>8</text:p>
          </table:table-cell>
          <table:table-cell office:value-type="float" office:value="16" calcext:value-type="float">
            <text:p>16</text:p>
          </table:table-cell>
          <table:table-cell/>
          <table:table-cell office:value-type="string" calcext:value-type="string">
            <text:p>10.1016/j.csr.2014.12.005</text:p>
          </table:table-cell>
          <table:table-cell table:number-columns-repeated="2"/>
          <table:table-cell office:value-type="string" calcext:value-type="string">
            <text:p>FEB 15 2015</text:p>
          </table:table-cell>
          <table:table-cell office:value-type="float" office:value="2015" calcext:value-type="float">
            <text:p>2015</text:p>
          </table:table-cell>
          <table:table-cell office:value-type="string" calcext:value-type="string">
            <text:p>Three regions along the Brazilian coast characterized by the occurrence of contrasting natural phenomena, such as upwellings and continental input, were surveyed to determine the composition and structure of the assemblage of swimming crabs. Twelve monthly collections were undertaken (July 2010 to June 2011) in Macae, Rio de Janeiro (MAC); Ubatuba, Sao Paulo (UBA); and Sao Francisco do Sul, Santa Catarina (SFS). The lowest values of the phi sediment grain size measure, bottom temperature and the highest values of organic matter and salinity were measured in MAC. In all, 10,686 individuals were collected, belonging to six species of Portunoidea: Arenaeus cribrarius, Callinectes danae, Callinectes ornatus, Callinectes sapidus, Achelous spinicarpus and Achelous spinimanus. A Multiple Response Permutation Procedure (MRPP) test indicated that the species composition differed significantly among the sampling sites, showing substantial heterogeneity in the composition and abundance of species among regions. The results suggest that C. danae was more abundant in waters with lower salinity and lower organic matter content. In contrast, A. spinimanus is positively correlated with these factors, showing a greater abundance under the opposite conditions. Callinectes ornatus appeared not to show strong selectivity for particular habitat characteristics. We conclude from these findings that areas affected by different phenomena produce changes in the composition and abundance of the assemblage of Portunoidea. Although the strength of eutrophication differs between UBA and MAC, the substantial continental inflow affecting SFS favors the development of species that complete their life cycle in the estuary. (C) 2014 Elsevier Ltd. All rights reserved.</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278-4343</text:p>
          </table:table-cell>
          <table:table-cell/>
          <table:table-cell office:value-type="string" calcext:value-type="string">
            <text:p>WOS:000349804200002</text:p>
          </table:table-cell>
          <table:table-cell table:number-columns-repeated="972"/>
        </table:table-row>
        <table:table-row table:style-name="ro1">
          <table:table-cell office:value-type="string" calcext:value-type="string">
            <text:p>J</text:p>
          </table:table-cell>
          <table:table-cell office:value-type="string" calcext:value-type="string">
            <text:p>Antunes, Mariana; Fransozo, Vivian; Castilho, Antonio Leao; Cobo, Valter Jose; Teixeira, Gustavo Monteiro; Fransozo, Adilson</text:p>
          </table:table-cell>
          <table:table-cell table:number-columns-repeated="7"/>
          <table:table-cell office:value-type="string" calcext:value-type="string">
            <text:p>Assessment of reproductive capacity in females of Callinectes danae Smith, 1869 (Brachyura, Portunoidea) during a period of high reproductive activity</text:p>
          </table:table-cell>
          <table:table-cell table:number-columns-repeated="7"/>
          <table:table-cell office:value-type="string" calcext:value-type="string">
            <text:p>INVERTEBRATE REPRODUCTION &amp; DEVELOPMENT</text:p>
          </table:table-cell>
          <table:table-cell table:number-columns-repeated="3"/>
          <table:table-cell office:value-type="float" office:value="59" calcext:value-type="float">
            <text:p>59</text:p>
          </table:table-cell>
          <table:table-cell office:value-type="float" office:value="1" calcext:value-type="float">
            <text:p>1</text:p>
          </table:table-cell>
          <table:table-cell table:number-columns-repeated="2"/>
          <table:table-cell office:value-type="float" office:value="9" calcext:value-type="float">
            <text:p>9</text:p>
          </table:table-cell>
          <table:table-cell office:value-type="float" office:value="16" calcext:value-type="float">
            <text:p>16</text:p>
          </table:table-cell>
          <table:table-cell/>
          <table:table-cell office:value-type="string" calcext:value-type="string">
            <text:p>10.1080/07924259.2014.973971</text:p>
          </table:table-cell>
          <table:table-cell table:number-columns-repeated="2"/>
          <table:table-cell office:value-type="string" calcext:value-type="string">
            <text:p>JAN 2 2015</text:p>
          </table:table-cell>
          <table:table-cell office:value-type="float" office:value="2015" calcext:value-type="float">
            <text:p>2015</text:p>
          </table:table-cell>
          <table:table-cell office:value-type="string" calcext:value-type="string">
            <text:p>The reproductive capacity of the swimming crab Callinectes danae Smith, 1869 was assessed based on the reproductive investment (RI) of ovigerous females and the gonadosomatic index (GI) of non-ovigerous adult females. Crabs were collected in June 2009 with a shrimp fishing boat at Ubatuba (23 degrees 26 ' S 45 degrees 02 ' W) Sao Paulo, Brazil. Overall, 191 adult females were analyzed, of which 108 were ovigerous and 83 non-ovigerous. The size of ovigerous females ranged from 54.5 to 79.8mm carapace width (CW) and non-ovigerous females ranged from 56.0 to 80.9mm CW. RI values did not differ among the size classes (ANOVA, p&gt;0.05), with an overall mean of 15.8%. The same occurred with the Gonadossomatic index for non-ovigerous females, for which the mean value was 11.7%. The regression between the dry weight of the egg mass and the dry weight of the crab (Student's t, p=0.25; t(tab)=1.66; t(cal)=0.66) indicated an isometric relationship for the variables analyzed. The simultaneous occurrence of gonadal maturation and embryonic development in ovigerous females suggests that these crabs may spawn at least twice in the same breeding season and reveals the need for evaluation of the allocation of energy in subsequent spawn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792-4259</text:p>
          </table:table-cell>
          <table:table-cell/>
          <table:table-cell office:value-type="string" calcext:value-type="string">
            <text:p>WOS:000348514000002</text:p>
          </table:table-cell>
          <table:table-cell table:number-columns-repeated="972"/>
        </table:table-row>
        <table:table-row table:style-name="ro1">
          <table:table-cell office:value-type="string" calcext:value-type="string">
            <text:p>J</text:p>
          </table:table-cell>
          <table:table-cell office:value-type="string" calcext:value-type="string">
            <text:p>da Silva, Evelyn Raposo; Sancinetti, Gustavo Sergio; Fransozo, Adilson; Azevedo, Alexandre; da Costa, Rogerio Caetano</text:p>
          </table:table-cell>
          <table:table-cell table:number-columns-repeated="7"/>
          <table:table-cell office:value-type="string" calcext:value-type="string">
            <text:p>REPRODUCTION AND RECRUITMENT OF THE SEABOB SHRIMP: A THREATENED EXPLOITATION SPECIES IN SOUTHEASTERN OF BRAZIL</text:p>
          </table:table-cell>
          <table:table-cell table:number-columns-repeated="7"/>
          <table:table-cell office:value-type="string" calcext:value-type="string">
            <text:p>BOLETIM DO INSTITUTO DE PESCA</text:p>
          </table:table-cell>
          <table:table-cell table:number-columns-repeated="3"/>
          <table:table-cell office:value-type="float" office:value="41" calcext:value-type="float">
            <text:p>41</text:p>
          </table:table-cell>
          <table:table-cell office:value-type="float" office:value="1" calcext:value-type="float">
            <text:p>1</text:p>
          </table:table-cell>
          <table:table-cell table:number-columns-repeated="2"/>
          <table:table-cell office:value-type="float" office:value="157" calcext:value-type="float">
            <text:p>157</text:p>
          </table:table-cell>
          <table:table-cell office:value-type="float" office:value="172" calcext:value-type="float">
            <text:p>172</text:p>
          </table:table-cell>
          <table:table-cell table:number-columns-repeated="4"/>
          <table:table-cell table:number-columns-repeated="2" office:value-type="float" office:value="2015" calcext:value-type="float">
            <text:p>2015</text:p>
          </table:table-cell>
          <table:table-cell office:value-type="string" calcext:value-type="string">
            <text:p>This study evaluated the reproductive period and recruitment of the threatened exploitation shrimp Xiphopenaeus kroyeri (Heller) in the southeast coast of Brazil. Monthly samples were carried out from March 2008 to February 2010 distributed in stations located inside (5, 10 and 15 m depth) and outside (25, 35 and 45 m depth) areas using a fishery boat equipped with an otter-trawl net. Water samples were taken for determination of temperature and salinity, and sediment samples for determination of texture and organic matter content. The reproductive period was determined by monthly amount (%) of females with mature gonads (ED+DE). The differences in sex ratio were tested using a Chi-square (x(2)) test. A Principal Components Analysis (PCA) was performed for an overview of the environmental variables and Redundancy Analysis (RDA) was performed to assess the relationship between abiotic factors and reproductive activity and recruitment. The size (carapace length) at the onset of sexual maturity was 10 mm and 12 mm for males and females, respectively. Reproductive females (based on gonad development) were found in all sampled months, with remarket or conspicuous peaks during winter and summer. The input of young recruits occurred one to two months after the increase of reproductive females. It was verified an optimal of temperature range for reproductive females, from 21 to 24 degrees C. These results provide subsidies that can assist making decisions about protecting priorities and in monitoring the population stocks of this important fishery resource.</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46-9939</text:p>
          </table:table-cell>
          <table:table-cell/>
          <table:table-cell office:value-type="string" calcext:value-type="string">
            <text:p>WOS:000354645500014</text:p>
          </table:table-cell>
          <table:table-cell table:number-columns-repeated="972"/>
        </table:table-row>
        <table:table-row table:style-name="ro1">
          <table:table-cell office:value-type="string" calcext:value-type="string">
            <text:p>J</text:p>
          </table:table-cell>
          <table:table-cell table:number-columns-repeated="2"/>
          <table:table-cell office:value-type="string" calcext:value-type="string">
            <text:p>Spbr Arquitetos</text:p>
          </table:table-cell>
          <table:table-cell table:number-columns-repeated="5"/>
          <table:table-cell office:value-type="string" calcext:value-type="string">
            <text:p>spbr architects, House in Ubatuba</text:p>
          </table:table-cell>
          <table:table-cell table:number-columns-repeated="7"/>
          <table:table-cell office:value-type="string" calcext:value-type="string">
            <text:p>A + U-ARCHITECTURE AND URBANISM</text:p>
          </table:table-cell>
          <table:table-cell table:number-columns-repeated="4"/>
          <table:table-cell office:value-type="float" office:value="532" calcext:value-type="float">
            <text:p>532</text:p>
          </table:table-cell>
          <table:table-cell table:number-columns-repeated="2"/>
          <table:table-cell office:value-type="float" office:value="146" calcext:value-type="float">
            <text:p>146</text:p>
          </table:table-cell>
          <table:table-cell office:value-type="float" office:value="149" calcext:value-type="float">
            <text:p>149</text:p>
          </table:table-cell>
          <table:table-cell table:number-columns-repeated="4"/>
          <table:table-cell table:style-name="ce2" office:value-type="date" office:date-value="2015-01-01" calcext:value-type="date">
            <text:p>jan/15</text:p>
          </table:table-cell>
          <table:table-cell office:value-type="float" office:value="2015" calcext:value-type="float">
            <text:p>2015</text:p>
          </table:table-cell>
          <table:table-cell table:number-columns-repeated="9"/>
          <table:table-cell table:number-columns-repeated="5" office:value-type="float" office:value="0" calcext:value-type="float">
            <text:p>0</text:p>
          </table:table-cell>
          <table:table-cell table:number-columns-repeated="2"/>
          <table:table-cell office:value-type="string" calcext:value-type="string">
            <text:p>0389-9160</text:p>
          </table:table-cell>
          <table:table-cell/>
          <table:table-cell office:value-type="string" calcext:value-type="string">
            <text:p>WOS:000348824200029</text:p>
          </table:table-cell>
          <table:table-cell table:number-columns-repeated="972"/>
        </table:table-row>
        <table:table-row table:style-name="ro1">
          <table:table-cell office:value-type="string" calcext:value-type="string">
            <text:p>J</text:p>
          </table:table-cell>
          <table:table-cell office:value-type="string" calcext:value-type="string">
            <text:p>Oliveira, Kelly Fernandes de; Fisch, Simey Thury Vieira; Duarte, Juliana de Souza; Danelli, Matheus Fischer; Martins, Luiz Fernando da Silva; Joly, Carlos Alfredo</text:p>
          </table:table-cell>
          <table:table-cell table:number-columns-repeated="3"/>
          <table:table-cell office:value-type="string" calcext:value-type="string">
            <text:p>JOLY, Carlos/C-4523-2012</text:p>
          </table:table-cell>
          <table:table-cell table:number-columns-repeated="3"/>
          <table:table-cell office:value-type="string" calcext:value-type="string">
            <text:p>Estrutura e distribuição espacial de populações de palmeiras em diferentes altitudes na Serra do Mar, Ubatuba, São Paulo, Brasil</text:p>
          </table:table-cell>
          <table:table-cell office:value-type="string" calcext:value-type="string">
            <text:p>Structure and spatial distribution of palm populations at different altitudes in Serra do Mar, Ubatuba, São Paulo, Brazil</text:p>
          </table:table-cell>
          <table:table-cell table:number-columns-repeated="6"/>
          <table:table-cell office:value-type="string" calcext:value-type="string">
            <text:p>Rodriguésia</text:p>
          </table:table-cell>
          <table:table-cell table:number-columns-repeated="3"/>
          <table:table-cell office:value-type="float" office:value="65" calcext:value-type="float">
            <text:p>65</text:p>
          </table:table-cell>
          <table:table-cell office:value-type="float" office:value="4" calcext:value-type="float">
            <text:p>4</text:p>
          </table:table-cell>
          <table:table-cell table:number-columns-repeated="2"/>
          <table:table-cell office:value-type="float" office:value="1043" calcext:value-type="float">
            <text:p>1043</text:p>
          </table:table-cell>
          <table:table-cell office:value-type="float" office:value="1055" calcext:value-type="float">
            <text:p>1055</text:p>
          </table:table-cell>
          <table:table-cell/>
          <table:table-cell office:value-type="string" calcext:value-type="string">
            <text:p>10.1590/2175-7860201465414</text:p>
          </table:table-cell>
          <table:table-cell table:number-columns-repeated="2"/>
          <table:table-cell office:value-type="string" calcext:value-type="string">
            <text:p>2014-12</text:p>
          </table:table-cell>
          <table:table-cell office:value-type="float" office:value="2014" calcext:value-type="float">
            <text:p>2014</text:p>
          </table:table-cell>
          <table:table-cell office:value-type="string" calcext:value-type="string">
            <text:p>The ontogenetic and spatial structure of ten palm species that occur in the Serra do Mar, Ubatuba, São Paulo, Brazil, were analyzed for three vegetation physiognomies dense rain forest of lowland, lower montane and montane regions. At twelve 1-ha plots (four plots in each vegetation physiognomy) three transects, 10 × 100m each, divided into subplots of 10 ×10m, and 0.3 hectare in each plot was surveyed. All palms were identified and the biometrics of all palm species determined. Spatial distribution of populations was analyzed using the aggregation index (Ia) proposed by Perry. Changes in species richness and abundance were observed associated with elevation. Seedlings predominated in Astrocaryum aculeatissimum, Euterpe edulis, Geonoma gamiova, Geonoma pohliana and Syagrus pseudococos; juveniles had higher frequency in Attalea dubia, Bactris hatschbachii and Geonoma schottiana; Geonoma elegans had more adults and Bactris setosa had similar frequencies of seedlings and saplings. Most of the ontogenetic stages were not correlated with altitude and the aggregate pattern was predominant in palm species. Therefore, it was concluded that altitude did not influence the spatial distribution pattern of palm populations, but it affected the composition of the community in the dense rain forest in the Serra do Mar.</text:p>
          </table:table-cell>
          <table:table-cell/>
          <table:table-cell office:value-type="string" calcext:value-type="string">
            <text:p>A estrutura ontogenética e espacial de dez espécies de palmeiras que ocorrem na Serra do Mar, Ubatuba, São Paulo, foi analisada nas fitofisionomias: Floresta Ombrófila Densa de Terras Baixas, Submontana e Montana. Em 12 parcelas de um hectare (quatro parcelas em cada fitofisionomia) foram instaladas três transecções de 10 × 100 m, subdivididas em subparcelas de 10 × 10 m, totalizando 0,3 hectares inventariados em cada parcela. Foram procedidas identificação e biometria completa de todas as palmeiras, e a distribuição espacial das populações foi analisada por meio do Índice de agregação (Ia) proposto por Perry. Com a elevação, foram observadas alterações na riqueza e abundância das espécies, com predominância de plântulas em Astrocaryum aculeatissimum, Euterpe edulis, Geonoma gamiova, Geonoma pohliana e Syagrus pseudococos. Indivíduos jovens apresentaram maior frequência em Attalea dubia, Bactris hatschbachii e Geonoma schottiana. Geonoma elegans apresentou mais adultos e Bactris setosa, frequências similares de plântulas e jovens. A maioria dos estádios ontogenéticos não foi correlacionada com a altitude e o padrão agregado foi predominante nas espécies de palmeiras. Dessa forma, concluiu-se que a altitude não influenciou no padrão de distribuição espacial das populações de palmeiras, mas afetou a composição dessa comunidade na Floresta Ombrófila Densa na Serra do Mar.</text:p>
          </table:table-cell>
          <table:table-cell table:number-columns-repeated="6"/>
          <table:table-cell table:number-columns-repeated="5" office:value-type="float" office:value="0" calcext:value-type="float">
            <text:p>0</text:p>
          </table:table-cell>
          <table:table-cell table:number-columns-repeated="2"/>
          <table:table-cell office:value-type="string" calcext:value-type="string">
            <text:p>2175-7860</text:p>
          </table:table-cell>
          <table:table-cell/>
          <table:table-cell office:value-type="string" calcext:value-type="string">
            <text:p>SCIELO:S2175-78602014000400014</text:p>
          </table:table-cell>
          <table:table-cell table:number-columns-repeated="972"/>
        </table:table-row>
        <table:table-row table:style-name="ro1">
          <table:table-cell office:value-type="string" calcext:value-type="string">
            <text:p>J</text:p>
          </table:table-cell>
          <table:table-cell office:value-type="string" calcext:value-type="string">
            <text:p>Tamburus, Ana Francisca; Negri, Mariana; Rossi, Natália; Mantelatto, Fernando L.; Pardo, Luis Miguel</text:p>
          </table:table-cell>
          <table:table-cell table:number-columns-repeated="7"/>
          <table:table-cell office:value-type="string" calcext:value-type="string">
            <text:p>Substrate preference by the porcelain crab Pachycheles monilifer (Crustacea, Anomura): the bryozoan Schizoporella errata or the polychaete Phragmatopoma caudata?</text:p>
          </table:table-cell>
          <table:table-cell table:number-columns-repeated="7"/>
          <table:table-cell office:value-type="string" calcext:value-type="string">
            <text:p>Nauplius</text:p>
          </table:table-cell>
          <table:table-cell table:number-columns-repeated="3"/>
          <table:table-cell office:value-type="float" office:value="22" calcext:value-type="float">
            <text:p>22</text:p>
          </table:table-cell>
          <table:table-cell office:value-type="float" office:value="2" calcext:value-type="float">
            <text:p>2</text:p>
          </table:table-cell>
          <table:table-cell table:number-columns-repeated="2"/>
          <table:table-cell office:value-type="float" office:value="127" calcext:value-type="float">
            <text:p>127</text:p>
          </table:table-cell>
          <table:table-cell office:value-type="float" office:value="135" calcext:value-type="float">
            <text:p>135</text:p>
          </table:table-cell>
          <table:table-cell/>
          <table:table-cell office:value-type="string" calcext:value-type="string">
            <text:p>10.1590/S0104-64972014000200006</text:p>
          </table:table-cell>
          <table:table-cell table:number-columns-repeated="2"/>
          <table:table-cell office:value-type="string" calcext:value-type="string">
            <text:p>2014-12</text:p>
          </table:table-cell>
          <table:table-cell office:value-type="float" office:value="2014" calcext:value-type="float">
            <text:p>2014</text:p>
          </table:table-cell>
          <table:table-cell office:value-type="string" calcext:value-type="string">
            <text:p>Differences on reproductive performance between two sampling points of the porcelain crab Pachycheles monilifer from Ubatuba (São Paulo, Brazil), one from Itaguá Beach (living on Schizoporella errata) and the other from Grande Beach (living on Phragmatopoma caudata) has been previously observed. Therefore could be expected a specific behavior in substrate preference to optimize the best biogenic habitat. Considering this premise, our goal was to test the substrate preference of this species when both substrates were simultaneously available. In total, 185 individuals were collected in these same localities and they were submitted to substrate selection experiments. The trials were conducted on containers with quiet seawater at 28 ± 1°C and under dark photoperiod. Specimens were exposed to substrates by 30 min. Trials started with the release of one animal per treatment in the middle of the opposite side to the substrate inside the containers. After the established time, the substrate preference of each porcelain crab was verified. As result, no preference pattern was found and the choices in the experiment were not significantly different from the expected. This lack of preferences may be an indication that porcelain crabs are generalists in habitat use regardless of sex of individuals and potential benefit in fitness. Therefore, the differences on the reproductive aspects of the P. monilifer probably are associated with environment factors not simulated in this study and may indicate the occurrence of plasticity in habitat selection behavior.</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104-6497</text:p>
          </table:table-cell>
          <table:table-cell/>
          <table:table-cell office:value-type="string" calcext:value-type="string">
            <text:p>SCIELO:S0104-64972014000200006</text:p>
          </table:table-cell>
          <table:table-cell table:number-columns-repeated="972"/>
        </table:table-row>
        <table:table-row table:style-name="ro1">
          <table:table-cell office:value-type="string" calcext:value-type="string">
            <text:p>J</text:p>
          </table:table-cell>
          <table:table-cell office:value-type="string" calcext:value-type="string">
            <text:p>de Moraes, Paula Carpintero; Franco, Diego Castillo; Pellizari, Vivian Helena; Gomes Sumida, Paulo Yukio</text:p>
          </table:table-cell>
          <table:table-cell table:number-columns-repeated="3"/>
          <table:table-cell office:value-type="string" calcext:value-type="string">
            <text:p>Moraes, Paula/G-1964-2015</text:p>
          </table:table-cell>
          <table:table-cell table:number-columns-repeated="3"/>
          <table:table-cell office:value-type="string" calcext:value-type="string">
            <text:p>Effect of plankton-derived organic matter on the microbial community of coastal marine sediments</text:p>
          </table:table-cell>
          <table:table-cell table:number-columns-repeated="7"/>
          <table:table-cell office:value-type="string" calcext:value-type="string">
            <text:p>JOURNAL OF EXPERIMENTAL MARINE BIOLOGY AND ECOLOGY</text:p>
          </table:table-cell>
          <table:table-cell table:number-columns-repeated="3"/>
          <table:table-cell office:value-type="float" office:value="461" calcext:value-type="float">
            <text:p>461</text:p>
          </table:table-cell>
          <table:table-cell table:number-columns-repeated="3"/>
          <table:table-cell office:value-type="float" office:value="257" calcext:value-type="float">
            <text:p>257</text:p>
          </table:table-cell>
          <table:table-cell office:value-type="float" office:value="266" calcext:value-type="float">
            <text:p>266</text:p>
          </table:table-cell>
          <table:table-cell/>
          <table:table-cell office:value-type="string" calcext:value-type="string">
            <text:p>10.1016/j.jembe.2014.08.017</text:p>
          </table:table-cell>
          <table:table-cell table:number-columns-repeated="2"/>
          <table:table-cell office:value-type="string" calcext:value-type="string">
            <text:p>DEC 2014</text:p>
          </table:table-cell>
          <table:table-cell office:value-type="float" office:value="2014" calcext:value-type="float">
            <text:p>2014</text:p>
          </table:table-cell>
          <table:table-cell office:value-type="string" calcext:value-type="string">
            <text:p>An experimental study was carried out to observe the microbial response to two different plankton-derived organic matter inputs in a coastal sedimentary community of Ubatuba, Sao Paulo, SE Brazil. The organic enrichment experiment was conducted in order to test experimentally the stimulus of the sediment prokaryotic community after the input of labile material simulating an algal bloom reaching the sea floor. A total of 57 corers (two treatments: the diatom Phaeodactylum tricomutun and the phytoflagelate Tetraselmis sp. and a control) were maintained for a total of 30 days in constant temperature, circulation and oxygenation. After the addition of algae an increase in oxygen consumption was observed, accompanied by an increase of prokaryotic total and live density, showing an immediate response from the community to the input of labile material in the sediment. Analyses of molecular fingerprints of bacterial communities by denaturing gel gradient electrophoresis (DGGE) showed differences in bacterial community composition between both treatments and control just after algae addition. This was well evidenced after bacteria genomic libraries analyses that showed differences in diversity and dominance between treatments. In general, Gammaproteobacteria was the most diverse and abundant group in the sediment samples. However, the addition of phytoflagellates led to a shift in dominance in favor of Alphaproteobacteria while diatom input led to a greater bacterial diversity. (C) 2014 Elsevier B.V. All rights reserved.</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22-0981</text:p>
          </table:table-cell>
          <table:table-cell/>
          <table:table-cell office:value-type="string" calcext:value-type="string">
            <text:p>WOS:000346894900031</text:p>
          </table:table-cell>
          <table:table-cell table:number-columns-repeated="972"/>
        </table:table-row>
        <table:table-row table:style-name="ro1">
          <table:table-cell office:value-type="string" calcext:value-type="string">
            <text:p>J</text:p>
          </table:table-cell>
          <table:table-cell office:value-type="string" calcext:value-type="string">
            <text:p>Fernandes-Silva, C. C.; Salatino, M. L. F.; Teixeira, E. W.; Salatino, A.</text:p>
          </table:table-cell>
          <table:table-cell table:number-columns-repeated="7"/>
          <table:table-cell office:value-type="string" calcext:value-type="string">
            <text:p>Analysis of the volatile fraction of a Brazilian propolis from Ubatuba (SP) shows unusual chemical composition and anti-HIV properties</text:p>
          </table:table-cell>
          <table:table-cell table:number-columns-repeated="7"/>
          <table:table-cell office:value-type="string" calcext:value-type="string">
            <text:p>PLANTA MEDICA</text:p>
          </table:table-cell>
          <table:table-cell table:number-columns-repeated="3"/>
          <table:table-cell office:value-type="float" office:value="80" calcext:value-type="float">
            <text:p>80</text:p>
          </table:table-cell>
          <table:table-cell office:value-type="float" office:value="16" calcext:value-type="float">
            <text:p>16</text:p>
          </table:table-cell>
          <table:table-cell/>
          <table:table-cell office:value-type="string" calcext:value-type="string">
            <text:p>P2B101</text:p>
          </table:table-cell>
          <table:table-cell table:number-columns-repeated="2" office:value-type="float" office:value="1514" calcext:value-type="float">
            <text:p>1514</text:p>
          </table:table-cell>
          <table:table-cell table:number-columns-repeated="4"/>
          <table:table-cell table:style-name="ce2" office:value-type="date" office:date-value="2014-11-01" calcext:value-type="date">
            <text:p>nov/14</text:p>
          </table:table-cell>
          <table:table-cell office:value-type="float" office:value="2014" calcext:value-type="float">
            <text:p>2014</text:p>
          </table:table-cell>
          <table:table-cell table:number-columns-repeated="5"/>
          <table:table-cell office:value-type="string" calcext:value-type="string">
            <text:p>62nd International Congress and Annual Meeting of the Society-of-Medicinal-Plant-and-Natural-Product-Research</text:p>
          </table:table-cell>
          <table:table-cell office:value-type="string" calcext:value-type="string">
            <text:p>AUG 31-SEP 04, 2014</text:p>
          </table:table-cell>
          <table:table-cell office:value-type="string" calcext:value-type="string">
            <text:p>Soc Med Plant &amp; Nat Prod Res</text:p>
          </table:table-cell>
          <table:table-cell office:value-type="string" calcext:value-type="string">
            <text:p>Guimaraes, PORTUGAL</text:p>
          </table:table-cell>
          <table:table-cell table:number-columns-repeated="5" office:value-type="float" office:value="0" calcext:value-type="float">
            <text:p>0</text:p>
          </table:table-cell>
          <table:table-cell table:number-columns-repeated="2"/>
          <table:table-cell office:value-type="string" calcext:value-type="string">
            <text:p>0032-0943</text:p>
          </table:table-cell>
          <table:table-cell/>
          <table:table-cell office:value-type="string" calcext:value-type="string">
            <text:p>WOS:000345550400504</text:p>
          </table:table-cell>
          <table:table-cell table:number-columns-repeated="972"/>
        </table:table-row>
        <table:table-row table:style-name="ro1">
          <table:table-cell office:value-type="string" calcext:value-type="string">
            <text:p>J</text:p>
          </table:table-cell>
          <table:table-cell office:value-type="string" calcext:value-type="string">
            <text:p>Roumbedakis, K.; Marchiori, N. C.; Paseto, A.; Goncalves, E. L. T.; Luque, J. L.; Cepeda, P. B.; Sanches, E. G.; Martins, M. L.</text:p>
          </table:table-cell>
          <table:table-cell table:number-columns-repeated="7"/>
          <table:table-cell office:value-type="string" calcext:value-type="string">
            <text:p>Parasite fauna of wild and cultured dusky-grouper Epinephelus marginatus (Lowe, 1834) from Ubatuba, Southeastern Brazil</text:p>
          </table:table-cell>
          <table:table-cell table:number-columns-repeated="7"/>
          <table:table-cell office:value-type="string" calcext:value-type="string">
            <text:p>BRAZILIAN JOURNAL OF BIOLOGY</text:p>
          </table:table-cell>
          <table:table-cell table:number-columns-repeated="3"/>
          <table:table-cell office:value-type="float" office:value="73" calcext:value-type="float">
            <text:p>73</text:p>
          </table:table-cell>
          <table:table-cell office:value-type="float" office:value="4" calcext:value-type="float">
            <text:p>4</text:p>
          </table:table-cell>
          <table:table-cell table:number-columns-repeated="2"/>
          <table:table-cell office:value-type="float" office:value="871" calcext:value-type="float">
            <text:p>871</text:p>
          </table:table-cell>
          <table:table-cell office:value-type="float" office:value="878" calcext:value-type="float">
            <text:p>878</text:p>
          </table:table-cell>
          <table:table-cell/>
          <table:table-cell office:value-type="string" calcext:value-type="string">
            <text:p>10.1590/S1519-698420130004000025</text:p>
          </table:table-cell>
          <table:table-cell table:number-columns-repeated="2"/>
          <table:table-cell table:style-name="ce2" office:value-type="date" office:date-value="2014-11-01" calcext:value-type="date">
            <text:p>nov/14</text:p>
          </table:table-cell>
          <table:table-cell office:value-type="float" office:value="2014" calcext:value-type="float">
            <text:p>2014</text:p>
          </table:table-cell>
          <table:table-cell office:value-type="string" calcext:value-type="string">
            <text:p>This study aimed at identifying and quantifying the parasites of wild and cultured dusky grouper Epinephelus marginatus. During a year and thereby all four seasons, 20 wild and 20 cultured groupers were examined for the presence of parasites, except in the last season, in which 19 wild and 20 cultured fish were examined, totalling 159 groupers analysed from Ubatuba, southeastern Brazil. Prevalence, mean intensity of infection, mean abundance and mean relative dominance were calculated. Five species of parasites were identified in fish from both origins: Pseudorhabdosynochus beverleyburtonae (Monogenea), Neobenedenia melleni (Monogenea), Pseudempleurosoma sp. (Monogenea), Helicometrina nimia (Digenea) and larvae of Contracaecum sp. (Nematoda). The prevalence of ectoparasites, in most cases, was higher than endoparasites. The most abundant parasite was the monogenea Pseudorhabdosynochus beverleyburtonae in both wild and cultured fish, along all seasons. Neobenedenia melleni was observed in wild and cultured fish in all seasons, with a gradual increase in the number of parasites from the coldest to the hottest seasons, with the highest prevalence and mean intensity in the summer. Helicometrina nimia was found in all seasons in both wild and cultured fish, except for summer, where its presence was detected only in wild fish. Pseudempleurosoma sp. and larvae of Contracaecum sp. showed low prevalence occurring in wild and cultured fish in the autumn and spring, respectively. This study revealed high intensities of potentially pathogenic parasites that could favour disease outbreaks in culture condition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519-6984</text:p>
          </table:table-cell>
          <table:table-cell/>
          <table:table-cell office:value-type="string" calcext:value-type="string">
            <text:p>WOS:000335560700024</text:p>
          </table:table-cell>
          <table:table-cell table:number-columns-repeated="972"/>
        </table:table-row>
        <table:table-row table:style-name="ro1">
          <table:table-cell office:value-type="string" calcext:value-type="string">
            <text:p>J</text:p>
          </table:table-cell>
          <table:table-cell office:value-type="string" calcext:value-type="string">
            <text:p>Cerda, Cecilia; Castro, Belmiro M.</text:p>
          </table:table-cell>
          <table:table-cell table:number-columns-repeated="7"/>
          <table:table-cell office:value-type="string" calcext:value-type="string">
            <text:p>Hydrographic climatology of South Brazil Bight shelf waters between Sao Sebastiao (24 degrees S) and Cabo Sao Tome (22 degrees S)</text:p>
          </table:table-cell>
          <table:table-cell table:number-columns-repeated="7"/>
          <table:table-cell office:value-type="string" calcext:value-type="string">
            <text:p>CONTINENTAL SHELF RESEARCH</text:p>
          </table:table-cell>
          <table:table-cell table:number-columns-repeated="3"/>
          <table:table-cell office:value-type="float" office:value="89" calcext:value-type="float">
            <text:p>89</text:p>
          </table:table-cell>
          <table:table-cell/>
          <table:table-cell office:value-type="string" calcext:value-type="string">
            <text:p>SI</text:p>
          </table:table-cell>
          <table:table-cell/>
          <table:table-cell office:value-type="float" office:value="5" calcext:value-type="float">
            <text:p>5</text:p>
          </table:table-cell>
          <table:table-cell office:value-type="float" office:value="14" calcext:value-type="float">
            <text:p>14</text:p>
          </table:table-cell>
          <table:table-cell/>
          <table:table-cell office:value-type="string" calcext:value-type="string">
            <text:p>10.1016/j.csr.2013.11.003</text:p>
          </table:table-cell>
          <table:table-cell table:number-columns-repeated="2"/>
          <table:table-cell office:value-type="string" calcext:value-type="string">
            <text:p>OCT 15 2014</text:p>
          </table:table-cell>
          <table:table-cell office:value-type="float" office:value="2014" calcext:value-type="float">
            <text:p>2014</text:p>
          </table:table-cell>
          <table:table-cell office:value-type="string" calcext:value-type="string">
            <text:p>A hydrographic climatology was created with the goal of establishing the mean hydrographic conditions and oceanic waters intrusion mechanisms in the central and northern parts of the South Brazil Bight on a seasonal timescale. The climatology was constructed by applying objective analysis to a historical temperature and salinity database, by season and depth, considering the anisotropy and coastal and oceanic boundary conditions. The dominance of South Atlantic Central Water (SACW) in the bottom layer, the presence of Tropical Water in the surface layer, the seasonal onshore-offshore displacement of those water masses, and the along-shore remote southward advection of SACW from Cabo Frio (23 degrees S) are well-defined features in the analyzed and derived fields. The inshore displacement increases the volume of SACW in the shelf by approximately 780 km(3) from winter to spring; the offshore displacement decreases the volume of SACW by approximately 840 km(3) from summer to autumn. The remote advection is linked to southwestward, along-shelf transport of SACW with temperatures lower than 15 degrees C from Cabo Frio during summer, winter, and spring. In association with the remote advection, a primary intrusion pathway of SACW is identified off Cabo Frio during those same three seasons. In spring, a secondary SACW intrusion pathway is also detected off Ubatuba (23.5 degrees S). The existence of those two SACW intrusion pathways is promoted by the combined effect of three factors: outer shelf deepening, upwelling-favorable winds, and Brazil Current mesoscale variability. Minimum volumes of SACW and maximum volumes of Tropical Water occur in autumn, when wind activity is minimal and the minimum bottom temperature on the shelf is approximately 1 degrees C warmer than in the other seasons (colder than 16 degrees C). (C) 2013 Elsevier Ltd. All rights reserved.</text:p>
          </table:table-cell>
          <table:table-cell table:number-columns-repeated="8"/>
          <table:table-cell office:value-type="float" office:value="2" calcext:value-type="float">
            <text:p>2</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0278-4343</text:p>
          </table:table-cell>
          <table:table-cell/>
          <table:table-cell office:value-type="string" calcext:value-type="string">
            <text:p>WOS:000343949300002</text:p>
          </table:table-cell>
          <table:table-cell table:number-columns-repeated="972"/>
        </table:table-row>
        <table:table-row table:style-name="ro1">
          <table:table-cell office:value-type="string" calcext:value-type="string">
            <text:p>J</text:p>
          </table:table-cell>
          <table:table-cell office:value-type="string" calcext:value-type="string">
            <text:p>Castro, Belmiro M.</text:p>
          </table:table-cell>
          <table:table-cell table:number-columns-repeated="7"/>
          <table:table-cell office:value-type="string" calcext:value-type="string">
            <text:p>Summer/winter stratification variability in the central part of the South Brazil Bight</text:p>
          </table:table-cell>
          <table:table-cell table:number-columns-repeated="7"/>
          <table:table-cell office:value-type="string" calcext:value-type="string">
            <text:p>CONTINENTAL SHELF RESEARCH</text:p>
          </table:table-cell>
          <table:table-cell table:number-columns-repeated="3"/>
          <table:table-cell office:value-type="float" office:value="89" calcext:value-type="float">
            <text:p>89</text:p>
          </table:table-cell>
          <table:table-cell/>
          <table:table-cell office:value-type="string" calcext:value-type="string">
            <text:p>SI</text:p>
          </table:table-cell>
          <table:table-cell/>
          <table:table-cell office:value-type="float" office:value="15" calcext:value-type="float">
            <text:p>15</text:p>
          </table:table-cell>
          <table:table-cell office:value-type="float" office:value="23" calcext:value-type="float">
            <text:p>23</text:p>
          </table:table-cell>
          <table:table-cell/>
          <table:table-cell office:value-type="string" calcext:value-type="string">
            <text:p>10.1016/j.csr.2013.12.002</text:p>
          </table:table-cell>
          <table:table-cell table:number-columns-repeated="2"/>
          <table:table-cell office:value-type="string" calcext:value-type="string">
            <text:p>OCT 15 2014</text:p>
          </table:table-cell>
          <table:table-cell office:value-type="float" office:value="2014" calcext:value-type="float">
            <text:p>2014</text:p>
          </table:table-cell>
          <table:table-cell office:value-type="string" calcext:value-type="string">
            <text:p>Analysis of the hydrographic data collected during seven consecutive high resolution summer/winter cruises in the central part of the South Brazil Bight off the coastal city of Ubatuba confirmed an observable summer/winter stratification variability of the shelf waters. The maximum bulk stratification occurred at mean distances of 85.6 km and 39.1 km from the coast in the austral winter and summer cruises, respectively. Estimates of the equivalent mixing power of the physical processes that increase or decrease the stratification in the inner and middle shelves showed that both shelf regions would be vertically well mixed were it not for buoyancy advection. In the inner shelf, buoyancy advection was associated with the along-shelf transport of low salinity waters originating from river runoff. In the middle shelf, buoyancy advection was due to the oceanic South Atlantic Central Water intrusions toward the coast. (C) 2013 Elsevier Ltd. All rights reserved.</text:p>
          </table:table-cell>
          <table:table-cell table:number-columns-repeated="8"/>
          <table:table-cell office:value-type="float" office:value="2" calcext:value-type="float">
            <text:p>2</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0278-4343</text:p>
          </table:table-cell>
          <table:table-cell/>
          <table:table-cell office:value-type="string" calcext:value-type="string">
            <text:p>WOS:000343949300003</text:p>
          </table:table-cell>
          <table:table-cell table:number-columns-repeated="972"/>
        </table:table-row>
        <table:table-row table:style-name="ro1">
          <table:table-cell office:value-type="string" calcext:value-type="string">
            <text:p>J</text:p>
          </table:table-cell>
          <table:table-cell office:value-type="string" calcext:value-type="string">
            <text:p>Martins, Barbara A.; Pereira, Rafaela T.; Fransozo, Vivian; Teixeira, Gustavo M.; Furlan, Michele; Fransozo, Adilson</text:p>
          </table:table-cell>
          <table:table-cell table:number-columns-repeated="7"/>
          <table:table-cell office:value-type="string" calcext:value-type="string">
            <text:p>Environmental factors modulating the abundance and distribution of Callinectes danae (Decapoda: Portunidae) from two areas of the southeastern coast of Brazil</text:p>
          </table:table-cell>
          <table:table-cell table:number-columns-repeated="7"/>
          <table:table-cell office:value-type="string" calcext:value-type="string">
            <text:p>BIOLOGIA</text:p>
          </table:table-cell>
          <table:table-cell table:number-columns-repeated="3"/>
          <table:table-cell office:value-type="float" office:value="69" calcext:value-type="float">
            <text:p>69</text:p>
          </table:table-cell>
          <table:table-cell office:value-type="float" office:value="10" calcext:value-type="float">
            <text:p>10</text:p>
          </table:table-cell>
          <table:table-cell table:number-columns-repeated="2"/>
          <table:table-cell office:value-type="float" office:value="1356" calcext:value-type="float">
            <text:p>1356</text:p>
          </table:table-cell>
          <table:table-cell office:value-type="float" office:value="1364" calcext:value-type="float">
            <text:p>1364</text:p>
          </table:table-cell>
          <table:table-cell/>
          <table:table-cell office:value-type="string" calcext:value-type="string">
            <text:p>10.2478/s11756-014-0440-2</text:p>
          </table:table-cell>
          <table:table-cell table:number-columns-repeated="2"/>
          <table:table-cell office:value-type="string" calcext:value-type="string">
            <text:p>OCT 2014</text:p>
          </table:table-cell>
          <table:table-cell office:value-type="float" office:value="2014" calcext:value-type="float">
            <text:p>2014</text:p>
          </table:table-cell>
          <table:table-cell office:value-type="string" calcext:value-type="string">
            <text:p>The distribution and abundance of marine organisms are directly or indirectly a function of biotic and abiotic features such as sediment and water properties. In this study we analyzed the spatial and temporal distribution of Callinectes danae in two distinct littoral areas of the northern coast of the State of Sao Paulo, Brazil and associated them with local geomorphologic features and environmental factors. We collected specimens on a monthly basis, from July 2001 to June 2003, using a fishing boat equipped with double-rig net, in two locations: Ubatuba (UBA) and Caraguatatuba (CAR). Collecting was carried out in seven transects with different depths, which were further subdivided into two regions: bay region (5, 10, 15 and 20 m deep); and inner shelf region (25, 30 and 35 m deep). Samples from different periods and transects differed significantly in abundance. A positive correlation was found between the abundance of C. danae and the following parameters: temperature at the bottom, organic matter content and Phi (grain diameter). By contrast, a negative correlation was established between specimen abundance and salinity at the bottom. The total abundance was highest in 5 m deep transects in both regions. Summer was the season when individuals were least abundant in both areas. We concluded that the spatial and temporal distribution of C. danae are determined by a set of environmental factors and not just by one single factor.</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06-3088</text:p>
          </table:table-cell>
          <table:table-cell/>
          <table:table-cell office:value-type="string" calcext:value-type="string">
            <text:p>WOS:000346176700012</text:p>
          </table:table-cell>
          <table:table-cell table:number-columns-repeated="972"/>
        </table:table-row>
        <table:table-row table:style-name="ro1">
          <table:table-cell office:value-type="string" calcext:value-type="string">
            <text:p>J</text:p>
          </table:table-cell>
          <table:table-cell office:value-type="string" calcext:value-type="string">
            <text:p>Kolling, Juliana Almeida; Avila-da-Silva, Antonio Olinto</text:p>
          </table:table-cell>
          <table:table-cell table:number-columns-repeated="3"/>
          <table:table-cell office:value-type="string" calcext:value-type="string">
            <text:p>Avila-da-Silva, Antonio/D-6029-2015</text:p>
          </table:table-cell>
          <table:table-cell office:value-type="string" calcext:value-type="string">
            <text:p>Avila-da-Silva, Antonio/0000-0001-6864-5778</text:p>
          </table:table-cell>
          <table:table-cell table:number-columns-repeated="2"/>
          <table:table-cell office:value-type="string" calcext:value-type="string">
            <text:p>Evaluation of determinants of Xiphopenaeus kroyeri (Heller, 1862) catch abundance along a Southwest Atlantic subtropical shelf</text:p>
          </table:table-cell>
          <table:table-cell table:number-columns-repeated="7"/>
          <table:table-cell office:value-type="string" calcext:value-type="string">
            <text:p>ICES JOURNAL OF MARINE SCIENCE</text:p>
          </table:table-cell>
          <table:table-cell table:number-columns-repeated="3"/>
          <table:table-cell office:value-type="float" office:value="71" calcext:value-type="float">
            <text:p>71</text:p>
          </table:table-cell>
          <table:table-cell office:value-type="float" office:value="7" calcext:value-type="float">
            <text:p>7</text:p>
          </table:table-cell>
          <table:table-cell table:number-columns-repeated="2"/>
          <table:table-cell office:value-type="float" office:value="1793" calcext:value-type="float">
            <text:p>1793</text:p>
          </table:table-cell>
          <table:table-cell office:value-type="float" office:value="1804" calcext:value-type="float">
            <text:p>1804</text:p>
          </table:table-cell>
          <table:table-cell/>
          <table:table-cell office:value-type="string" calcext:value-type="string">
            <text:p>10.1093/icesjms/fst225</text:p>
          </table:table-cell>
          <table:table-cell table:number-columns-repeated="2"/>
          <table:table-cell office:value-type="string" calcext:value-type="string">
            <text:p>SEP-OCT 2014</text:p>
          </table:table-cell>
          <table:table-cell office:value-type="float" office:value="2014" calcext:value-type="float">
            <text:p>2014</text:p>
          </table:table-cell>
          <table:table-cell office:value-type="string" calcext:value-type="string">
            <text:p>Generalized linear models were applied to identify factors affecting the capture rates (catch per unit effort, cpue) of Xiphopenaeus kroyeri and to estimate time-series data with standardized abundance indices. The adjusted models revealed that the most powerful vessels (with greater HP) were up to 3.5 times more efficient than vessels with less powerful engines. The seasonal variation of the resource changed from year to year, most likely due to variations in the recruitment season and the timing of temporary fishing bans. The variation of cpue was similar between the northern and southern sectors of the study area. In these, X. kroyeri abundances increased in the years 1996, 1997, 2001 and 2002, while in the central sector, the cpue fluctuated with a period duration of approximately two years. During the period, the relative abundance of the species displayed neither a decreasing nor an increasing trend, indicating that this has been harvested at stable levels. However, X. kroyeri stock was reduced by overfishing during the 1980s and exhibits variations in abundance that may occur in response to environmental fluctuations; thus, the harvesting of this species should be managed with extreme caution.</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054-3139</text:p>
          </table:table-cell>
          <table:table-cell/>
          <table:table-cell office:value-type="string" calcext:value-type="string">
            <text:p>WOS:000343315900024</text:p>
          </table:table-cell>
          <table:table-cell table:number-columns-repeated="972"/>
        </table:table-row>
        <table:table-row table:style-name="ro1">
          <table:table-cell office:value-type="string" calcext:value-type="string">
            <text:p>J</text:p>
          </table:table-cell>
          <table:table-cell office:value-type="string" calcext:value-type="string">
            <text:p>Heckler, Gisele S.; Lopes, Mateus; Simoes, Sabrina M.; Shimizu, Roberto M.; da Costa, Rogerio C.</text:p>
          </table:table-cell>
          <table:table-cell table:number-columns-repeated="7"/>
          <table:table-cell office:value-type="string" calcext:value-type="string">
            <text:p>Annual, seasonal and spatial abundance of the seabob shrimp Xiphopenaeus kroyeri (Decapoda, Penaeidae) off the Southeastern coast of Brazil</text:p>
          </table:table-cell>
          <table:table-cell table:number-columns-repeated="7"/>
          <table:table-cell office:value-type="string" calcext:value-type="string">
            <text:p>ANAIS DA ACADEMIA BRASILEIRA DE CIENCIAS</text:p>
          </table:table-cell>
          <table:table-cell table:number-columns-repeated="3"/>
          <table:table-cell office:value-type="float" office:value="86" calcext:value-type="float">
            <text:p>86</text:p>
          </table:table-cell>
          <table:table-cell office:value-type="float" office:value="3" calcext:value-type="float">
            <text:p>3</text:p>
          </table:table-cell>
          <table:table-cell table:number-columns-repeated="2"/>
          <table:table-cell office:value-type="float" office:value="1337" calcext:value-type="float">
            <text:p>1337</text:p>
          </table:table-cell>
          <table:table-cell office:value-type="float" office:value="1346" calcext:value-type="float">
            <text:p>1346</text:p>
          </table:table-cell>
          <table:table-cell/>
          <table:table-cell office:value-type="string" calcext:value-type="string">
            <text:p>10.1590/0001-3765201420130230</text:p>
          </table:table-cell>
          <table:table-cell table:number-columns-repeated="2"/>
          <table:table-cell office:value-type="string" calcext:value-type="string">
            <text:p>SEP 2014</text:p>
          </table:table-cell>
          <table:table-cell office:value-type="float" office:value="2014" calcext:value-type="float">
            <text:p>2014</text:p>
          </table:table-cell>
          <table:table-cell office:value-type="string" calcext:value-type="string">
            <text:p>We investigated the influence of environmental factors in spatial and temporal distribution of the seabob shrimp Xiphopenaeus kroyeri in Santos Bay and Sao Vicente Estuary, state of Sao Paulo, Brazil. Monthly samples were obtained, from May 2008 through April 2010, from four locations in the estuary and four in the bay. No individual was collected in the estuary and this was attributed to the low salinity means recorded in this environment. We collected 109,153 individuals in the bay and there was no difference in abundance between the two years comprised by the study period. The similarity in spatial distribution can be related to sediment grain size that in all sampling locations showed great amount of very fine sand. The largest amount of reproductive females was obtained in early 2010, when temperature was high, and this could have increased the juvenile recruitment in April 2010. According to our results, the distribution of X. kroyeri in the study area is influenced by temperature, which is related to reproduction, and salinity, limiting the entrance of individuals in the estuarine region.</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01-3765</text:p>
          </table:table-cell>
          <table:table-cell/>
          <table:table-cell office:value-type="string" calcext:value-type="string">
            <text:p>WOS:000342063300028</text:p>
          </table:table-cell>
          <table:table-cell office:value-type="float" office:value="25098310" calcext:value-type="float">
            <text:p>25098310</text:p>
          </table:table-cell>
          <table:table-cell table:number-columns-repeated="971"/>
        </table:table-row>
        <table:table-row table:style-name="ro1">
          <table:table-cell office:value-type="string" calcext:value-type="string">
            <text:p>J</text:p>
          </table:table-cell>
          <table:table-cell office:value-type="string" calcext:value-type="string">
            <text:p>Frameschi, Israel Fernandes; Paula, Bruna Campos; Fernandes-Goes, Lissandra Correa; Rocha Duarte Alencar, Carlos Eduardo; Fransozo, Adilson; de Morais Freire, Fulvio Aurelio</text:p>
          </table:table-cell>
          <table:table-cell table:number-columns-repeated="3"/>
          <table:table-cell office:value-type="string" calcext:value-type="string">
            <text:p>Freire, Fulvio/C-8370-2012</text:p>
          </table:table-cell>
          <table:table-cell office:value-type="string" calcext:value-type="string">
            <text:p>Freire, Fulvio/0000-0003-1580-0222</text:p>
          </table:table-cell>
          <table:table-cell table:number-columns-repeated="2"/>
          <table:table-cell office:value-type="string" calcext:value-type="string">
            <text:p>GASTROPOD SHELLS USED BY Dardanus insignis (Decapoda, Anomura) NEAR ISLANDS IN THE UBATUBA REGION, SAO PAULO, BRAZIL</text:p>
          </table:table-cell>
          <table:table-cell table:number-columns-repeated="7"/>
          <table:table-cell office:value-type="string" calcext:value-type="string">
            <text:p>BIOSCIENCE JOURNAL</text:p>
          </table:table-cell>
          <table:table-cell table:number-columns-repeated="3"/>
          <table:table-cell office:value-type="float" office:value="30" calcext:value-type="float">
            <text:p>30</text:p>
          </table:table-cell>
          <table:table-cell office:value-type="float" office:value="5" calcext:value-type="float">
            <text:p>5</text:p>
          </table:table-cell>
          <table:table-cell table:number-columns-repeated="2"/>
          <table:table-cell office:value-type="float" office:value="1563" calcext:value-type="float">
            <text:p>1563</text:p>
          </table:table-cell>
          <table:table-cell office:value-type="float" office:value="1572" calcext:value-type="float">
            <text:p>1572</text:p>
          </table:table-cell>
          <table:table-cell table:number-columns-repeated="4"/>
          <table:table-cell office:value-type="string" calcext:value-type="string">
            <text:p>SEP-OCT 2014</text:p>
          </table:table-cell>
          <table:table-cell office:value-type="float" office:value="2014" calcext:value-type="float">
            <text:p>2014</text:p>
          </table:table-cell>
          <table:table-cell office:value-type="string" calcext:value-type="string">
            <text:p>The use of gastropod shells by hermit crabs is determined by the availability of shells in the environment or through selection for size and volume. This study analyzed patterns in the use of shells by Dardanus insignis (Saussure, 1858). From January 1998 to December 1999, 386 individuals were collected from two islands at Ubatuba, Sao Paulo. The crabs were measured for cephalothoracic shield length (CSL) and wet weight (CWW). The gastropod shells occupied by hermit crabs were identified, and the shell aperture width (SAW), dry weight (SDW) and internal volume (STY) were measured. The relationships between the dimensions of the gastropod shell and the hermit crabs were evaluated by linear regression analysis. Among the 11 species of gastropod shells used by D. insignis, the most often used was Olivancillaria urceus (31%), followed by Strombus pugilis (22%) and Siratus tenuivaricosus (18%). The shell of O. urceus was used most probably due to its high availability on Couves and Mar Virado islands. The most significant biometric parameter was shell aperture width (F=18.231; p&lt;0.0001), highlighting the importance of this variable for the shell choice by D. insignis at both site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981-3163</text:p>
          </table:table-cell>
          <table:table-cell/>
          <table:table-cell office:value-type="string" calcext:value-type="string">
            <text:p>WOS:000341526100029</text:p>
          </table:table-cell>
          <table:table-cell table:number-columns-repeated="972"/>
        </table:table-row>
        <table:table-row table:style-name="ro1">
          <table:table-cell office:value-type="string" calcext:value-type="string">
            <text:p>J</text:p>
          </table:table-cell>
          <table:table-cell office:value-type="string" calcext:value-type="string">
            <text:p>Rodrigues Alves, Betina G.; Gueth, Arthur Ziggiatti; Bicego, Marcia Caruso; Gaeta, Salvador Airton; Gomes Sumida, Paulo Yukio</text:p>
          </table:table-cell>
          <table:table-cell table:number-columns-repeated="3"/>
          <table:table-cell office:value-type="string" calcext:value-type="string">
            <text:p>Sumida, Paulo/F-2561-2011</text:p>
          </table:table-cell>
          <table:table-cell office:value-type="string" calcext:value-type="string">
            <text:p>Sumida, Paulo/0000-0001-7549-4541</text:p>
          </table:table-cell>
          <table:table-cell table:number-columns-repeated="2"/>
          <table:table-cell office:value-type="string" calcext:value-type="string">
            <text:p>Benthic community structure and organic matter variation in response to oceanographic events on the Brazilian SE inner shelf</text:p>
          </table:table-cell>
          <table:table-cell table:number-columns-repeated="7"/>
          <table:table-cell office:value-type="string" calcext:value-type="string">
            <text:p>CONTINENTAL SHELF RESEARCH</text:p>
          </table:table-cell>
          <table:table-cell table:number-columns-repeated="3"/>
          <table:table-cell office:value-type="float" office:value="85" calcext:value-type="float">
            <text:p>85</text:p>
          </table:table-cell>
          <table:table-cell table:number-columns-repeated="3"/>
          <table:table-cell office:value-type="float" office:value="106" calcext:value-type="float">
            <text:p>106</text:p>
          </table:table-cell>
          <table:table-cell office:value-type="float" office:value="116" calcext:value-type="float">
            <text:p>116</text:p>
          </table:table-cell>
          <table:table-cell/>
          <table:table-cell office:value-type="string" calcext:value-type="string">
            <text:p>10.1016/j.csr.2014.06.008</text:p>
          </table:table-cell>
          <table:table-cell table:number-columns-repeated="2"/>
          <table:table-cell office:value-type="string" calcext:value-type="string">
            <text:p>AUG 15 2014</text:p>
          </table:table-cell>
          <table:table-cell office:value-type="float" office:value="2014" calcext:value-type="float">
            <text:p>2014</text:p>
          </table:table-cell>
          <table:table-cell office:value-type="string" calcext:value-type="string">
            <text:p>For 13 months, this study monitored the sedimentary organic matter composition, benthic bacteria and macrofauna at a permanent sampling station on the inner shelf (similar to 40 m depth) near Ubatuba in SE Brazil. The sedimentary organic matter compounds were evaluated for total organic matter content, lipid biomarkers and phytopigments. The organic matter content varied significantly over time but no clear seasonal trend was evident. Lipid biomarker composition revealed that particulate organic matter was primarily derived from autochthonous sources, such as diatoms, other microalgae, zooplankton, sediment bacteria and benthic metazoan fauna. Phytopigment results revealed that the majority of the organic matter in the sediments was refractory as opposed to labile, suggesting that the labile portion is rapidly consumed. The benthic dynamics off the coast of Ubatuba is highly influenced by the intrusion of the South Atlantic Central Water (SACW) onto the shelf, which brings nutrients up to the euphotic zone and stimulates new phytoplanktonic production. This enhances the flux of organic matter to the bottom and increases benthic biota density, mainly bacteria. These results suggest a strong and complex benthic-pelagic coupling that is influenced by both mesoscale oceanographic events (i.e., intrusion of SACW) and local events (cold fronts) through remobilization of the sediments. (C) 2014 Elsevier Ltd. All rights reserved.</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278-4343</text:p>
          </table:table-cell>
          <table:table-cell/>
          <table:table-cell office:value-type="string" calcext:value-type="string">
            <text:p>WOS:000341613900010</text:p>
          </table:table-cell>
          <table:table-cell table:number-columns-repeated="972"/>
        </table:table-row>
        <table:table-row table:style-name="ro1">
          <table:table-cell office:value-type="string" calcext:value-type="string">
            <text:p>J</text:p>
          </table:table-cell>
          <table:table-cell office:value-type="string" calcext:value-type="string">
            <text:p>Andrade, L. S.; Goes, J. M.; Fransozo, V; Alves, D. F. R.; Teixeira, G. M.; Fransozo, A.</text:p>
          </table:table-cell>
          <table:table-cell table:number-columns-repeated="7"/>
          <table:table-cell office:value-type="string" calcext:value-type="string">
            <text:p>Differential habitat use by demographic groups of the redfinger rubble crab Eriphia gonagra (Fabricius, 1781)</text:p>
          </table:table-cell>
          <table:table-cell table:number-columns-repeated="7"/>
          <table:table-cell office:value-type="string" calcext:value-type="string">
            <text:p>BRAZILIAN JOURNAL OF BIOLOGY</text:p>
          </table:table-cell>
          <table:table-cell table:number-columns-repeated="3"/>
          <table:table-cell office:value-type="float" office:value="74" calcext:value-type="float">
            <text:p>74</text:p>
          </table:table-cell>
          <table:table-cell office:value-type="float" office:value="3" calcext:value-type="float">
            <text:p>3</text:p>
          </table:table-cell>
          <table:table-cell table:number-columns-repeated="2"/>
          <table:table-cell office:value-type="float" office:value="597" calcext:value-type="float">
            <text:p>597</text:p>
          </table:table-cell>
          <table:table-cell office:value-type="float" office:value="606" calcext:value-type="float">
            <text:p>606</text:p>
          </table:table-cell>
          <table:table-cell/>
          <table:table-cell office:value-type="string" calcext:value-type="string">
            <text:p>10.1590/bjb.2014.0090</text:p>
          </table:table-cell>
          <table:table-cell table:number-columns-repeated="2"/>
          <table:table-cell office:value-type="string" calcext:value-type="string">
            <text:p>AUG 2014</text:p>
          </table:table-cell>
          <table:table-cell office:value-type="float" office:value="2014" calcext:value-type="float">
            <text:p>2014</text:p>
          </table:table-cell>
          <table:table-cell office:value-type="string" calcext:value-type="string">
            <text:p>The structurally diverse rocky shores along the northern coast of the state of Sao Paulo, Brazil, support a varied fauna and provide refuges for many organisms. Some of these environments allow for extensive microhabitats, among them the sand reefs formed by the polychaete Phragmatopoma lapidosa, which occupy much of this area. The beauty of the landscape attracts large numbers of tourists, who contribute to the damage to the sand reef colonies, causing an imbalance in the patterns of population distribution and of this ecosystem. We describe the structure and population biology of the redfinger rubble crab Eriphia gonagra, and investigated the differential occupation of the habitat by each demographic category of this species. Crabs were sampled monthly for two consecutive years on the rocky coast of Grande Beach, Ubatuba, Sao Paulo, during spring low tides. Sampling was carried out over an area of approximately 1200 m(2), during two hours on the rock surface and another two hours on the sand reefs. A total of 1407 crabs were collected; 776 on the sand reef (SR) and 631 on the rocky shore (RO). The majority of juvenile crabs inhabited the SR, while adult crabs were equally distributed in both microhabitats. This study showed that the SR is a natural nursery ground for the establishment of the early juvenile stages of E. gonagra, which use the reefs as a refuge and food resource. Many other organisms (mollusks, echinoderms, polychaetes etc.) settle on the reefs, and these areas may be among the most important in maintaining benthic diversity in the region.</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519-6984</text:p>
          </table:table-cell>
          <table:table-cell/>
          <table:table-cell office:value-type="string" calcext:value-type="string">
            <text:p>WOS:000343679100011</text:p>
          </table:table-cell>
          <table:table-cell office:value-type="float" office:value="25296208" calcext:value-type="float">
            <text:p>25296208</text:p>
          </table:table-cell>
          <table:table-cell table:number-columns-repeated="971"/>
        </table:table-row>
        <table:table-row table:style-name="ro1">
          <table:table-cell office:value-type="string" calcext:value-type="string">
            <text:p>J</text:p>
          </table:table-cell>
          <table:table-cell office:value-type="string" calcext:value-type="string">
            <text:p>Watanabe, Timoteo T.; Sant'Anna, Bruno S.; Hattori, Gustavo Y.; Zara, Fernando J.</text:p>
          </table:table-cell>
          <table:table-cell table:number-columns-repeated="7"/>
          <table:table-cell office:value-type="string" calcext:value-type="string">
            <text:p>Population biology and distribution of the portunid crab Callinectes ornatus (Decapoda: Brachyura) in an estuary-bay complex of southern Brazil</text:p>
          </table:table-cell>
          <table:table-cell table:number-columns-repeated="7"/>
          <table:table-cell office:value-type="string" calcext:value-type="string">
            <text:p>ZOOLOGIA</text:p>
          </table:table-cell>
          <table:table-cell table:number-columns-repeated="3"/>
          <table:table-cell office:value-type="float" office:value="31" calcext:value-type="float">
            <text:p>31</text:p>
          </table:table-cell>
          <table:table-cell office:value-type="float" office:value="4" calcext:value-type="float">
            <text:p>4</text:p>
          </table:table-cell>
          <table:table-cell table:number-columns-repeated="2"/>
          <table:table-cell office:value-type="float" office:value="329" calcext:value-type="float">
            <text:p>329</text:p>
          </table:table-cell>
          <table:table-cell office:value-type="float" office:value="336" calcext:value-type="float">
            <text:p>336</text:p>
          </table:table-cell>
          <table:table-cell/>
          <table:table-cell office:value-type="string" calcext:value-type="string">
            <text:p>10.1590/S1984-46702014000400004</text:p>
          </table:table-cell>
          <table:table-cell table:number-columns-repeated="2"/>
          <table:table-cell office:value-type="string" calcext:value-type="string">
            <text:p>AUG 2014</text:p>
          </table:table-cell>
          <table:table-cell office:value-type="float" office:value="2014" calcext:value-type="float">
            <text:p>2014</text:p>
          </table:table-cell>
          <table:table-cell office:value-type="string" calcext:value-type="string">
            <text:p>Trawl fisheries are associated with catches of swimming crabs, which are an important economic resource for commercial as well for small-scale fisheries. This study evaluated the population biology and distribution of the swimming crab Callinectes ornatus (Ordway, 1863) in the Estuary-Bay of Sao Vicente, state of Sao Paulo, Brazil. Crabs were collected from a shrimp fishing boat equipped with a semi-balloon otter-trawl net, on eight transects (four in the estuary and four in the bay) from March 2007 through February 2008. Specimens caught were identified, sexed and measured. Samples of bottom water were collected and the temperature and salinity measured. A total of 618 crabs were captured (332 males, 267 females and 19 ovigerous females), with a sex ratio close to 1:1. A large number of juveniles were captured (77.67%). Crab spatial distributions were positively correlated with salinity (Rs = 0.73, p = 0.0395) and temperature (Rs = 0.71, p = 0.0092). Two peaks of recruitment occurred, in summer and autumn, and ovigerous females were mostly captured during summer, showing a seasonal reproductive pattern. The results showed that C. ornatus uses the bay as a nursery area for juvenile development. Callinectes ornatus is not yet a legally protected species, and the minimum allowed size of crabs caught in the area, although already restricted, should be carefully evaluated since the removal of large numbers of juveniles could negatively impact the local population.</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984-4670</text:p>
          </table:table-cell>
          <table:table-cell/>
          <table:table-cell office:value-type="string" calcext:value-type="string">
            <text:p>WOS:000342176600004</text:p>
          </table:table-cell>
          <table:table-cell table:number-columns-repeated="972"/>
        </table:table-row>
        <table:table-row table:style-name="ro1">
          <table:table-cell office:value-type="string" calcext:value-type="string">
            <text:p>J</text:p>
          </table:table-cell>
          <table:table-cell office:value-type="string" calcext:value-type="string">
            <text:p>Clarkson, Bruno; Ferreira-, Nelson, Jr.</text:p>
          </table:table-cell>
          <table:table-cell table:number-columns-repeated="7"/>
          <table:table-cell office:value-type="string" calcext:value-type="string">
            <text:p>A new species and records of Helochares (Insecta: Coleoptera: Hydrophilidae) from Southeastern Brazil</text:p>
          </table:table-cell>
          <table:table-cell table:number-columns-repeated="7"/>
          <table:table-cell office:value-type="string" calcext:value-type="string">
            <text:p>ZOOLOGIA</text:p>
          </table:table-cell>
          <table:table-cell table:number-columns-repeated="3"/>
          <table:table-cell office:value-type="float" office:value="31" calcext:value-type="float">
            <text:p>31</text:p>
          </table:table-cell>
          <table:table-cell office:value-type="float" office:value="4" calcext:value-type="float">
            <text:p>4</text:p>
          </table:table-cell>
          <table:table-cell table:number-columns-repeated="2"/>
          <table:table-cell office:value-type="float" office:value="400" calcext:value-type="float">
            <text:p>400</text:p>
          </table:table-cell>
          <table:table-cell office:value-type="float" office:value="404" calcext:value-type="float">
            <text:p>404</text:p>
          </table:table-cell>
          <table:table-cell/>
          <table:table-cell office:value-type="string" calcext:value-type="string">
            <text:p>10.1590/S1984-46702014000400012</text:p>
          </table:table-cell>
          <table:table-cell table:number-columns-repeated="2"/>
          <table:table-cell office:value-type="string" calcext:value-type="string">
            <text:p>AUG 2014</text:p>
          </table:table-cell>
          <table:table-cell office:value-type="float" office:value="2014" calcext:value-type="float">
            <text:p>2014</text:p>
          </table:table-cell>
          <table:table-cell office:value-type="string" calcext:value-type="string">
            <text:p>A new species of Helochares Mulsant, 1844 (Hydrophilidae: Acidocerinae) from Brazil is described and illustrated. Helochares (s. str.) atlanticus sp. nov. is distinct mainly by characteristics of the aedeagus whose phalobase is short, narrowed on basal third; parameres are thick, constricted on apical quarter, with small tooth-like projection on outer margin near apex; dorsal lobe longer than ventral lobe, shorter than parameres, very wide at base, abruptly narrowing toward apex until about half of its length where it dilates and divides into two long and narrow projections apart from each other at base, but turned inward at apex; ventral lobe acuminate and symmetrical. The rounded emargination on anteromedial margin of labrum bearing small tooth-like projections and the convex and slightly elevated mesoventral process, without high-elevated carina, also helps in identifying the species. Specimens of the new species were collected in the mountain region of the state of Rio de Janeiro (municipality of Teresopolis) and in the north coast of the state of Sao Paulo (municipality of Ubatuba), both localities in Southeastern Brazil. Helochares (s. str.) oculatus Sharp, 1882 and Helochares (Sindolus) femoratus (Brulle, 1841) are recorded for the first time from the state of Rio de Janeiro.</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984-4670</text:p>
          </table:table-cell>
          <table:table-cell/>
          <table:table-cell office:value-type="string" calcext:value-type="string">
            <text:p>WOS:000342176600012</text:p>
          </table:table-cell>
          <table:table-cell table:number-columns-repeated="972"/>
        </table:table-row>
        <table:table-row table:style-name="ro1">
          <table:table-cell office:value-type="string" calcext:value-type="string">
            <text:p>J</text:p>
          </table:table-cell>
          <table:table-cell office:value-type="string" calcext:value-type="string">
            <text:p>Bochini, Gabriel L.; Fransozo, Adilson; Castilho, Antonio L.; Hirose, Gustavo L.; Costa, Rogerio C.</text:p>
          </table:table-cell>
          <table:table-cell table:number-columns-repeated="3"/>
          <table:table-cell office:value-type="string" calcext:value-type="string">
            <text:p>Castilho, Antonio/B-5249-2015</text:p>
          </table:table-cell>
          <table:table-cell office:value-type="string" calcext:value-type="string">
            <text:p>Castilho, Antonio/0000-0003-0001-9054</text:p>
          </table:table-cell>
          <table:table-cell table:number-columns-repeated="2"/>
          <table:table-cell office:value-type="string" calcext:value-type="string">
            <text:p>Temporal and spatial distribution of the commercial shrimp Litopenaeus schmitti (Dendrobranchiata: Penaeidae) in the south-eastern Brazilian coast</text:p>
          </table:table-cell>
          <table:table-cell table:number-columns-repeated="7"/>
          <table:table-cell office:value-type="string" calcext:value-type="string">
            <text:p>JOURNAL OF THE MARINE BIOLOGICAL ASSOCIATION OF THE UNITED KINGDOM</text:p>
          </table:table-cell>
          <table:table-cell table:number-columns-repeated="3"/>
          <table:table-cell office:value-type="float" office:value="94" calcext:value-type="float">
            <text:p>94</text:p>
          </table:table-cell>
          <table:table-cell office:value-type="float" office:value="5" calcext:value-type="float">
            <text:p>5</text:p>
          </table:table-cell>
          <table:table-cell table:number-columns-repeated="2"/>
          <table:table-cell office:value-type="float" office:value="1001" calcext:value-type="float">
            <text:p>1001</text:p>
          </table:table-cell>
          <table:table-cell office:value-type="float" office:value="1008" calcext:value-type="float">
            <text:p>1008</text:p>
          </table:table-cell>
          <table:table-cell/>
          <table:table-cell office:value-type="string" calcext:value-type="string">
            <text:p>10.1017/S0025315414000265</text:p>
          </table:table-cell>
          <table:table-cell table:number-columns-repeated="2"/>
          <table:table-cell office:value-type="string" calcext:value-type="string">
            <text:p>AUG 2014</text:p>
          </table:table-cell>
          <table:table-cell office:value-type="float" office:value="2014" calcext:value-type="float">
            <text:p>2014</text:p>
          </table:table-cell>
          <table:table-cell office:value-type="string" calcext:value-type="string">
            <text:p>The goal of the present study was to assess the temporal and spatial distribution of L. schmitti in three bays of the northern coast of the State of Sao Paulo, Ubatumirim (UBM), Ubatuba (UBA) and Mar Virado (MV), over a period of two years (1998 and 1999). Abiotic factors were monitored to test their influence on the distribution of the species through redundancy analysis. The shrimp were captured using a commercial fishing boat equipped with double-rig trawling nets at six sampling points. A total of 5658 individuals were collected during the study (4437 and 1221 in the first and second years, respectively). The number of individuals differed between years, bays, seasons and sampling locations. The highest number of L. schmitti was collected in MV (N = 2747), followed by UBM (N = 1649) and UBA (N = 1262). Shrimp abundance correlated positively with organic matter content, salinity and temperature, with the highest number of individuals collected from sites with intermediate levels of organic content (4 and 6%) and increasing when the sediment had a higher proportion of fine and very fine sand + clay. Abundance was also associated negatively with rainfall, given that the analysed population showed a seasonal pattern, with an increase in capture rate in those months following the rainy season. Average rainfall was 222.47 +/- 138.68 mm, with a maximum of 538 mm and a minimum of 22.4 mm. The results obtained in this study suggest that, in the region of Ubatuba, temperature, salinity, organic content and rainfall modulate the distribution of these animal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25-3154</text:p>
          </table:table-cell>
          <table:table-cell/>
          <table:table-cell office:value-type="string" calcext:value-type="string">
            <text:p>WOS:000337761300014</text:p>
          </table:table-cell>
          <table:table-cell table:number-columns-repeated="972"/>
        </table:table-row>
        <table:table-row table:style-name="ro1">
          <table:table-cell office:value-type="string" calcext:value-type="string">
            <text:p>J</text:p>
          </table:table-cell>
          <table:table-cell office:value-type="string" calcext:value-type="string">
            <text:p>Almeida, Alexandre O.; Anker, Arthur; Mantelatto, Fernando L.</text:p>
          </table:table-cell>
          <table:table-cell table:number-columns-repeated="7"/>
          <table:table-cell office:value-type="string" calcext:value-type="string">
            <text:p>A new snapping species of the shrimp genus Typton Costa, 1844 (Decapoda: Palaemonidae) from the coast of Sao Paulo, southeastern Brazil</text:p>
          </table:table-cell>
          <table:table-cell table:number-columns-repeated="7"/>
          <table:table-cell office:value-type="string" calcext:value-type="string">
            <text:p>ZOOTAXA</text:p>
          </table:table-cell>
          <table:table-cell table:number-columns-repeated="3"/>
          <table:table-cell office:value-type="float" office:value="3835" calcext:value-type="float">
            <text:p>3835</text:p>
          </table:table-cell>
          <table:table-cell office:value-type="float" office:value="1" calcext:value-type="float">
            <text:p>1</text:p>
          </table:table-cell>
          <table:table-cell table:number-columns-repeated="2"/>
          <table:table-cell office:value-type="float" office:value="110" calcext:value-type="float">
            <text:p>110</text:p>
          </table:table-cell>
          <table:table-cell office:value-type="float" office:value="120" calcext:value-type="float">
            <text:p>120</text:p>
          </table:table-cell>
          <table:table-cell table:number-columns-repeated="4"/>
          <table:table-cell office:value-type="string" calcext:value-type="string">
            <text:p>JUL 9 2014</text:p>
          </table:table-cell>
          <table:table-cell office:value-type="float" office:value="2014" calcext:value-type="float">
            <text:p>2014</text:p>
          </table:table-cell>
          <table:table-cell office:value-type="string" calcext:value-type="string">
            <text:p>A new species of the palaemonid shrimp genus Typton Costa, 1844, Typton fapespae sp. nov., is described based on several specimens collected in Ubatuba and Sao Sebastiao, northern coast of the state of Sao Paulo, Brazil. Most specimens were found in association with sponges, including Mycale (Zygomycale) angulosa (Duchassaing &amp; Michelotti, 1864) (Demospongiae: Mycalidae); however, one paratype from Ubatuba was extracted from a colony of the bryozoan Schizoporella errata (Waters, 1878) (Gymnolaemata: Schizoporellidae). In T. fapespae sp. nov., the posterodorsal margin of the sixth abdominal segment bears a strong median tooth, a feature shared with T. hephaestus Holthuis, 1951, T. holthusi De Grave, 2010 and T. spongicola Costa, 1844. However, the new species can be separated from each of these three species by at least two morphological features.</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1175-5326</text:p>
          </table:table-cell>
          <table:table-cell/>
          <table:table-cell office:value-type="string" calcext:value-type="string">
            <text:p>WOS:000338716600006</text:p>
          </table:table-cell>
          <table:table-cell office:value-type="float" office:value="25081438" calcext:value-type="float">
            <text:p>25081438</text:p>
          </table:table-cell>
          <table:table-cell table:number-columns-repeated="971"/>
        </table:table-row>
        <table:table-row table:style-name="ro1">
          <table:table-cell office:value-type="string" calcext:value-type="string">
            <text:p>J</text:p>
          </table:table-cell>
          <table:table-cell office:value-type="string" calcext:value-type="string">
            <text:p>De Lima, Paloma Aparecida; Fransozo, Vivian; De Andrade, Luciana Segura; Almeida, Ariadine Cristine; Furlan, Michele; Fransozo, Adilson</text:p>
          </table:table-cell>
          <table:table-cell table:number-columns-repeated="7"/>
          <table:table-cell office:value-type="string" calcext:value-type="string">
            <text:p>Distribution and population structure of the flecked box crab Hepatus pudibundus (Decapoda, Brachyura) in the western South Atlantic</text:p>
          </table:table-cell>
          <table:table-cell table:number-columns-repeated="7"/>
          <table:table-cell office:value-type="string" calcext:value-type="string">
            <text:p>MARINE BIOLOGY RESEARCH</text:p>
          </table:table-cell>
          <table:table-cell table:number-columns-repeated="3"/>
          <table:table-cell office:value-type="float" office:value="10" calcext:value-type="float">
            <text:p>10</text:p>
          </table:table-cell>
          <table:table-cell office:value-type="float" office:value="6" calcext:value-type="float">
            <text:p>6</text:p>
          </table:table-cell>
          <table:table-cell table:number-columns-repeated="2"/>
          <table:table-cell office:value-type="float" office:value="589" calcext:value-type="float">
            <text:p>589</text:p>
          </table:table-cell>
          <table:table-cell office:value-type="float" office:value="600" calcext:value-type="float">
            <text:p>600</text:p>
          </table:table-cell>
          <table:table-cell table:number-columns-repeated="4"/>
          <table:table-cell office:value-type="string" calcext:value-type="string">
            <text:p>JUL 3 2014</text:p>
          </table:table-cell>
          <table:table-cell office:value-type="float" office:value="2014" calcext:value-type="float">
            <text:p>2014</text:p>
          </table:table-cell>
          <table:table-cell table:number-columns-repeated="9"/>
          <table:table-cell table:number-columns-repeated="5" office:value-type="float" office:value="0" calcext:value-type="float">
            <text:p>0</text:p>
          </table:table-cell>
          <table:table-cell table:number-columns-repeated="2"/>
          <table:table-cell office:value-type="string" calcext:value-type="string">
            <text:p>1745-1000</text:p>
          </table:table-cell>
          <table:table-cell/>
          <table:table-cell office:value-type="string" calcext:value-type="string">
            <text:p>WOS:000332060600004</text:p>
          </table:table-cell>
          <table:table-cell table:number-columns-repeated="972"/>
        </table:table-row>
        <table:table-row table:style-name="ro1">
          <table:table-cell office:value-type="string" calcext:value-type="string">
            <text:p>J</text:p>
          </table:table-cell>
          <table:table-cell office:value-type="string" calcext:value-type="string">
            <text:p>Salgado, Mauricio de Mattos; Marandino, Martha</text:p>
          </table:table-cell>
          <table:table-cell table:number-columns-repeated="7"/>
          <table:table-cell office:value-type="string" calcext:value-type="string">
            <text:p>The sea in the museum: a perspective on education at aquariums</text:p>
          </table:table-cell>
          <table:table-cell table:number-columns-repeated="7"/>
          <table:table-cell office:value-type="string" calcext:value-type="string">
            <text:p>HISTORIA CIENCIAS SAUDE-MANGUINHOS</text:p>
          </table:table-cell>
          <table:table-cell table:number-columns-repeated="3"/>
          <table:table-cell office:value-type="float" office:value="21" calcext:value-type="float">
            <text:p>21</text:p>
          </table:table-cell>
          <table:table-cell office:value-type="float" office:value="3" calcext:value-type="float">
            <text:p>3</text:p>
          </table:table-cell>
          <table:table-cell table:number-columns-repeated="2"/>
          <table:table-cell office:value-type="float" office:value="867" calcext:value-type="float">
            <text:p>867</text:p>
          </table:table-cell>
          <table:table-cell office:value-type="float" office:value="882" calcext:value-type="float">
            <text:p>882</text:p>
          </table:table-cell>
          <table:table-cell/>
          <table:table-cell office:value-type="string" calcext:value-type="string">
            <text:p>10.1590/S0104-59702014000300005</text:p>
          </table:table-cell>
          <table:table-cell table:number-columns-repeated="2"/>
          <table:table-cell office:value-type="string" calcext:value-type="string">
            <text:p>JUL-SEP 2014</text:p>
          </table:table-cell>
          <table:table-cell office:value-type="float" office:value="2014" calcext:value-type="float">
            <text:p>2014</text:p>
          </table:table-cell>
          <table:table-cell office:value-type="string" calcext:value-type="string">
            <text:p>The musealization of the sea, today spearheaded by aquariums and oceanariums, encapsulated man's relationship with these environments and the techniques used to explore them and keep organisms alive in captivity. Recognizing the combined roles of research and entertainment at aquariums, some aspects of their constitution over time are analyzed, especially the education and communication dimensions they have focused on more in recent times. For this purpose, we investigate in detail a Brazilian institution, Ubatuba Aquarium, indicating how its musealization incorporates clear intentions to promote education and communication in subjects from the realms of zoology, ecology and conservation.</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104-5970</text:p>
          </table:table-cell>
          <table:table-cell/>
          <table:table-cell office:value-type="string" calcext:value-type="string">
            <text:p>WOS:000343986900005</text:p>
          </table:table-cell>
          <table:table-cell table:number-columns-repeated="972"/>
        </table:table-row>
        <table:table-row table:style-name="ro1">
          <table:table-cell office:value-type="string" calcext:value-type="string">
            <text:p>J</text:p>
          </table:table-cell>
          <table:table-cell office:value-type="string" calcext:value-type="string">
            <text:p>Franco Bueno, Glauco Baptista; Cenci de Aguiar, Julio Cesar; Cursino dos Santos, Sonia Maria</text:p>
          </table:table-cell>
          <table:table-cell table:number-columns-repeated="7"/>
          <table:table-cell office:value-type="string" calcext:value-type="string">
            <text:p>Community structure of metazoan parasites of Trichiurus lepturus (Perciformes, Trichiuridae) from Ubatuba, Southwestern Atlantic Ocean, Brazil</text:p>
          </table:table-cell>
          <table:table-cell table:number-columns-repeated="7"/>
          <table:table-cell office:value-type="string" calcext:value-type="string">
            <text:p>Acta Scientiarum Biological Sciences</text:p>
          </table:table-cell>
          <table:table-cell table:number-columns-repeated="3"/>
          <table:table-cell office:value-type="float" office:value="36" calcext:value-type="float">
            <text:p>36</text:p>
          </table:table-cell>
          <table:table-cell office:value-type="float" office:value="3" calcext:value-type="float">
            <text:p>3</text:p>
          </table:table-cell>
          <table:table-cell table:number-columns-repeated="2"/>
          <table:table-cell office:value-type="float" office:value="357" calcext:value-type="float">
            <text:p>357</text:p>
          </table:table-cell>
          <table:table-cell office:value-type="float" office:value="364" calcext:value-type="float">
            <text:p>364</text:p>
          </table:table-cell>
          <table:table-cell/>
          <table:table-cell office:value-type="string" calcext:value-type="string">
            <text:p>10.4025/actascibiolsci.v36i3.21908</text:p>
          </table:table-cell>
          <table:table-cell table:number-columns-repeated="2"/>
          <table:table-cell office:value-type="string" calcext:value-type="string">
            <text:p>JUL-SEP 2014</text:p>
          </table:table-cell>
          <table:table-cell office:value-type="float" office:value="2014" calcext:value-type="float">
            <text:p>2014</text:p>
          </table:table-cell>
          <table:table-cell office:value-type="string" calcext:value-type="string">
            <text:p>This study aimed to evaluate the community structure of metazoan parasites of Trichiurus lepturus from Ubatuba, Brazil. Fifty fish were collected in February 2008. Our statistical approach consisted in evidencing the most interesting infrapopulations, in order to try to understand the relationship between the variables regulating them. This analysis was based on a Poisson generalized linear model (GLM) developed with selection of variables using the corrected Akaike Information Criterion (AICc) and AIC weight. Larvae of Anisakidae and Lecithochirium microstomum seems to play an important role on this host-parasite system and their abundances were influenced by the ontogenetic shift in feeding of the hosts. Changes in characteristics of hosts included a negative relationship between increased abundance of anisakids' larvae and reduction in host weight Gender biases were statistically consistent, but further long-term research is required to confirm them. Finally, we show the challenges that may be addressed in future research.</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679-9283</text:p>
          </table:table-cell>
          <table:table-cell/>
          <table:table-cell office:value-type="string" calcext:value-type="string">
            <text:p>BIOABS:BACD201400552701</text:p>
          </table:table-cell>
          <table:table-cell table:number-columns-repeated="972"/>
        </table:table-row>
        <table:table-row table:style-name="ro1">
          <table:table-cell office:value-type="string" calcext:value-type="string">
            <text:p>J</text:p>
          </table:table-cell>
          <table:table-cell office:value-type="string" calcext:value-type="string">
            <text:p>Lopes, Mateus; Fransozo, Adilson; Castilho, Antonio Leao; da Costa, Rogerio Caetano</text:p>
          </table:table-cell>
          <table:table-cell table:number-columns-repeated="3"/>
          <table:table-cell office:value-type="string" calcext:value-type="string">
            <text:p>Castilho, Antonio/B-5249-2015</text:p>
          </table:table-cell>
          <table:table-cell office:value-type="string" calcext:value-type="string">
            <text:p>Castilho, Antonio/0000-0003-0001-9054</text:p>
          </table:table-cell>
          <table:table-cell table:number-columns-repeated="2"/>
          <table:table-cell office:value-type="string" calcext:value-type="string">
            <text:p>DIEL VARIATION IN ABUNDANCE AND SIZE OF THE SOUTH AMERICAN RED SHRIMP PLEOTICUS MUELLERI (SPENCE BATE, 1888) (DECAPODA, SOLENOCERIDAE) IN THE UBATUBA REGION, SOUTHEASTERN BRAZIL</text:p>
          </table:table-cell>
          <table:table-cell table:number-columns-repeated="7"/>
          <table:table-cell office:value-type="string" calcext:value-type="string">
            <text:p>BRAZILIAN JOURNAL OF OCEANOGRAPHY</text:p>
          </table:table-cell>
          <table:table-cell table:number-columns-repeated="3"/>
          <table:table-cell office:value-type="float" office:value="62" calcext:value-type="float">
            <text:p>62</text:p>
          </table:table-cell>
          <table:table-cell office:value-type="float" office:value="3" calcext:value-type="float">
            <text:p>3</text:p>
          </table:table-cell>
          <table:table-cell table:number-columns-repeated="2"/>
          <table:table-cell office:value-type="float" office:value="225" calcext:value-type="float">
            <text:p>225</text:p>
          </table:table-cell>
          <table:table-cell office:value-type="float" office:value="234" calcext:value-type="float">
            <text:p>234</text:p>
          </table:table-cell>
          <table:table-cell/>
          <table:table-cell office:value-type="string" calcext:value-type="string">
            <text:p>10.1590/S1679-87592014067806203</text:p>
          </table:table-cell>
          <table:table-cell table:number-columns-repeated="2"/>
          <table:table-cell office:value-type="string" calcext:value-type="string">
            <text:p>JUL-SEP 2014</text:p>
          </table:table-cell>
          <table:table-cell office:value-type="float" office:value="2014" calcext:value-type="float">
            <text:p>2014</text:p>
          </table:table-cell>
          <table:table-cell office:value-type="string" calcext:value-type="string">
            <text:p>Diel variation in the abundance and size of Pleoticus muelleri in the Ubatuba region was investigated during 2000. During each season of the year, sampling was conducted during the day and at night at 8 depths, from 5 to 40 m. The estimated number of shrimp was 955 individuals, 272 collected during the day and 683 at night. There was a difference in the abundance of P. muelleri between day and night (X-2, p=2.33E-40). The abundance during the day and at night differed by season with the exception of the spring (X-2, p=0.06). The abundance during both periods also differed by depth, except at 15 and 30 m, where it was not significant (X-2, p=0.84 and 0.06, respectively). The shrimp caught at night were generally smaller than those caught during the day (Kolmogorov-Smirnov, p&lt;0.01). Pleoticus muelleri juveniles were found primarily at night. This tendency could have influenced the lower mean size for this period. The sediment type and the bottom temperature appear to influence the behavior of this species and consequently the catch rate during the periods analyzed.</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679-8759</text:p>
          </table:table-cell>
          <table:table-cell/>
          <table:table-cell office:value-type="string" calcext:value-type="string">
            <text:p>WOS:000340836700006</text:p>
          </table:table-cell>
          <table:table-cell table:number-columns-repeated="972"/>
        </table:table-row>
        <table:table-row table:style-name="ro1">
          <table:table-cell office:value-type="string" calcext:value-type="string">
            <text:p>J</text:p>
          </table:table-cell>
          <table:table-cell office:value-type="string" calcext:value-type="string">
            <text:p>Alves Teodoro, Sarah de Souza; Farinelli Pantaleao, Joao Alberto; Negreiros-Fransozo, Maria Lucia; da Costa, Rogerio Caetano</text:p>
          </table:table-cell>
          <table:table-cell table:number-columns-repeated="7"/>
          <table:table-cell office:value-type="string" calcext:value-type="string">
            <text:p>ECOLOGICAL ASPECTS AND SEXUAL MATURITY OF A SOUTHWESTERN ATLANTIC POPULATION OF THE PLANKTONIC SHRIMP LUCIFER FAXONI (DECAPODA: SERGESTOMEA)</text:p>
          </table:table-cell>
          <table:table-cell table:number-columns-repeated="7"/>
          <table:table-cell office:value-type="string" calcext:value-type="string">
            <text:p>JOURNAL OF CRUSTACEAN BIOLOGY</text:p>
          </table:table-cell>
          <table:table-cell table:number-columns-repeated="3"/>
          <table:table-cell office:value-type="float" office:value="34" calcext:value-type="float">
            <text:p>34</text:p>
          </table:table-cell>
          <table:table-cell office:value-type="float" office:value="4" calcext:value-type="float">
            <text:p>4</text:p>
          </table:table-cell>
          <table:table-cell table:number-columns-repeated="2"/>
          <table:table-cell office:value-type="float" office:value="422" calcext:value-type="float">
            <text:p>422</text:p>
          </table:table-cell>
          <table:table-cell office:value-type="float" office:value="430" calcext:value-type="float">
            <text:p>430</text:p>
          </table:table-cell>
          <table:table-cell/>
          <table:table-cell office:value-type="string" calcext:value-type="string">
            <text:p>10.1163/1937240X-00002240</text:p>
          </table:table-cell>
          <table:table-cell table:number-columns-repeated="2"/>
          <table:table-cell table:style-name="ce2" office:value-type="date" office:date-value="2014-07-01" calcext:value-type="date">
            <text:p>jul/14</text:p>
          </table:table-cell>
          <table:table-cell office:value-type="float" office:value="2014" calcext:value-type="float">
            <text:p>2014</text:p>
          </table:table-cell>
          <table:table-cell office:value-type="string" calcext:value-type="string">
            <text:p>The demographic structure and morphological sexual maturity of the shrimp Lucifer faxoni Borradaile, 1915 are described here. The studied specimens came from Ubatuba Bay, in the north littoral of Sao Paulo State, Brazil. In each month of capture, 14 stations, 7 offshore and 7 inshore, were sampled with neuston nets during high tide periods. Relative growth was analyzed by observing the change in growth patterns of certain parts of the body in relation to somite length and total length (TL). Lucifer faxoni was most abundant in offshore regions. The relationship that best showed the size at the onset of the sexual maturity was the length of the 6th somite of the abdomen vs. TL. The external morphology of the petasma evidenced three development stages and such characteristic was also used to estimate sexual maturity for males using the P-50 technique. Our results show there is a preference of L. faxoni for offshore areas, probably explained by differences in abiotic factors. Both estimates of maturity (relative growth and petasma stage) were very similar. In this context, we propose the search for new structures for the analysis of the maturity of L. faxoni, thus promoting a wider study of what is related to the maturation of sergestoid shrimp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278-0372</text:p>
          </table:table-cell>
          <table:table-cell/>
          <table:table-cell office:value-type="string" calcext:value-type="string">
            <text:p>WOS:000339697800003</text:p>
          </table:table-cell>
          <table:table-cell table:number-columns-repeated="972"/>
        </table:table-row>
        <table:table-row table:style-name="ro1">
          <table:table-cell office:value-type="string" calcext:value-type="string">
            <text:p>J</text:p>
          </table:table-cell>
          <table:table-cell office:value-type="string" calcext:value-type="string">
            <text:p>Silva, Thiago Elias; Fumis, Patricia Bianca; Almeida, Ariadine Cristine; Bertini, Giovana; Fransozo, Vivian</text:p>
          </table:table-cell>
          <table:table-cell table:number-columns-repeated="7"/>
          <table:table-cell office:value-type="string" calcext:value-type="string">
            <text:p>Morphometric analysis of the mud crab Hexapanopeus paulensis Rathbun, 1930 (Decapoda, Xanthoidea) from the southeastern coast of Brazil</text:p>
          </table:table-cell>
          <table:table-cell table:number-columns-repeated="7"/>
          <table:table-cell office:value-type="string" calcext:value-type="string">
            <text:p>LATIN AMERICAN JOURNAL OF AQUATIC RESEARCH</text:p>
          </table:table-cell>
          <table:table-cell table:number-columns-repeated="3"/>
          <table:table-cell office:value-type="float" office:value="42" calcext:value-type="float">
            <text:p>42</text:p>
          </table:table-cell>
          <table:table-cell office:value-type="float" office:value="3" calcext:value-type="float">
            <text:p>3</text:p>
          </table:table-cell>
          <table:table-cell table:number-columns-repeated="2"/>
          <table:table-cell office:value-type="float" office:value="588" calcext:value-type="float">
            <text:p>588</text:p>
          </table:table-cell>
          <table:table-cell office:value-type="float" office:value="597" calcext:value-type="float">
            <text:p>597</text:p>
          </table:table-cell>
          <table:table-cell table:number-columns-repeated="4"/>
          <table:table-cell table:style-name="ce2" office:value-type="date" office:date-value="2014-07-01" calcext:value-type="date">
            <text:p>jul/14</text:p>
          </table:table-cell>
          <table:table-cell office:value-type="float" office:value="2014" calcext:value-type="float">
            <text:p>2014</text:p>
          </table:table-cell>
          <table:table-cell office:value-type="string" calcext:value-type="string">
            <text:p>In this study, we estimated the size at onset of maturity (carapace width, CW50) and analyzed the relative growth of some body parts and the heterochely of the mud crab Hexapanopeus paulensis. A total of 800 crabs were collected, from January 1998 to December 1999, on the southeastern coast of Brazil. Each specimen was sexed and measured. CW50 was estimated to be 6.7 mm in males and 6.3 mm in females. Carapace length growth was negatively allometric in both sexes. Cheliped length and height was positively allometric for both males and females. Gonopod growth was isometric (b = 1) and negatively allometric (b &lt; 1) in both juvenile and adult males, respectively. Abdomen relative growth was positively allometric (b &gt; 1) for both juvenile and adult females. In males and females, the right cheliped was larger and higher than the left cheliped. Such heterochely may be related to the feeding habits of H. paulensis. Most xanthoid crabs, including the studied species, feed upon mollusks with dextral shells, which require complicated handling. In this sense, the heterochely in H. paulensis might facilitate the food manipulation.</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718-560X</text:p>
          </table:table-cell>
          <table:table-cell/>
          <table:table-cell office:value-type="string" calcext:value-type="string">
            <text:p>WOS:000339547200016</text:p>
          </table:table-cell>
          <table:table-cell table:number-columns-repeated="972"/>
        </table:table-row>
        <table:table-row table:style-name="ro1">
          <table:table-cell office:value-type="string" calcext:value-type="string">
            <text:p>J</text:p>
          </table:table-cell>
          <table:table-cell office:value-type="string" calcext:value-type="string">
            <text:p>Pereira, Rafaela T.; Teixeira, Gustavo M.; Bertini, Giovana; de Lima, Paloma A.; Alencar, Carlos E. R. D.; Fransozo, Vivian</text:p>
          </table:table-cell>
          <table:table-cell table:number-columns-repeated="7"/>
          <table:table-cell office:value-type="string" calcext:value-type="string">
            <text:p>Environmental factors influencing the distribution of three species within the genus Persephona Leach, 1817 (Crustacea, Decapoda, Leucosiidae) in two regions on the northern coast of Sao Paulo State, Brazil</text:p>
          </table:table-cell>
          <table:table-cell table:number-columns-repeated="7"/>
          <table:table-cell office:value-type="string" calcext:value-type="string">
            <text:p>LATIN AMERICAN JOURNAL OF AQUATIC RESEARCH</text:p>
          </table:table-cell>
          <table:table-cell table:number-columns-repeated="3"/>
          <table:table-cell office:value-type="float" office:value="42" calcext:value-type="float">
            <text:p>42</text:p>
          </table:table-cell>
          <table:table-cell office:value-type="float" office:value="2" calcext:value-type="float">
            <text:p>2</text:p>
          </table:table-cell>
          <table:table-cell office:value-type="string" calcext:value-type="string">
            <text:p>SI</text:p>
          </table:table-cell>
          <table:table-cell/>
          <table:table-cell office:value-type="float" office:value="307" calcext:value-type="float">
            <text:p>307</text:p>
          </table:table-cell>
          <table:table-cell office:value-type="float" office:value="321" calcext:value-type="float">
            <text:p>321</text:p>
          </table:table-cell>
          <table:table-cell/>
          <table:table-cell office:value-type="string" calcext:value-type="string">
            <text:p>10.3856/vol42-issue2-fulltext-3</text:p>
          </table:table-cell>
          <table:table-cell table:number-columns-repeated="2"/>
          <table:table-cell office:value-type="string" calcext:value-type="string">
            <text:p>MAY 2014</text:p>
          </table:table-cell>
          <table:table-cell office:value-type="float" office:value="2014" calcext:value-type="float">
            <text:p>2014</text:p>
          </table:table-cell>
          <table:table-cell office:value-type="string" calcext:value-type="string">
            <text:p>Patterns of spatio-temporal distribution of Brachyura are determined by the interaction among life history traits, inter and intraspecific relationships, as well as by the variation of abiotic factors. This study aimed to characterize patterns of spatio-temporal distribution of Persephona lichtensteinii, Persephona mediterranea and Persephona punctata in two regions of the northern coast of Sao Paulo State, southeastern region of Brazil. Collections were done monthly from July 2001 to June 2003 in Caraguatatuba and Ubatuba, using a shrimp fishery boat equipped with double-rig nets. The patterns of species distribution were tested by means of redundancy analysis (RDA) and generalized linear mixed models (GLMM) in relation to the recorded environmental factors (BT: bottom temperature, BS: bottom salinity, OM: organic matter and granulometry (Phi)). The most influent environmental factor over the species distribution was the Phi, and the ascendant order of influence was P. lichtensteinii, P. punctata and P. mediterranea. The greater abundance of P. mediterranea showed a conservative pattern of distribution for the genus in the sampled region. The greater occurrence of P. punctata and P. lichtensteinii, in distinct transects than those occupied by P. mediterranea, seems to be a strategy to avoid competition among congeneric species, which is related to the substratum specificity.</text:p>
          </table:table-cell>
          <table:table-cell table:number-columns-repeated="4"/>
          <table:table-cell office:value-type="string" calcext:value-type="string">
            <text:p>4th Brazilian Congress of Marine Biology (CBBM)</text:p>
          </table:table-cell>
          <table:table-cell office:value-type="string" calcext:value-type="string">
            <text:p>MAY 19-23, 2013</text:p>
          </table:table-cell>
          <table:table-cell office:value-type="string" calcext:value-type="string">
            <text:p>CNPq; CAPES; FAPERJ; CFBio; Sinc Brasil; Cristalia; PPG Mar; Tech Books</text:p>
          </table:table-cell>
          <table:table-cell office:value-type="string" calcext:value-type="string">
            <text:p>Florianopolis, BRAZIL</text:p>
          </table:table-cell>
          <table:table-cell table:number-columns-repeated="5" office:value-type="float" office:value="0" calcext:value-type="float">
            <text:p>0</text:p>
          </table:table-cell>
          <table:table-cell table:number-columns-repeated="2"/>
          <table:table-cell office:value-type="string" calcext:value-type="string">
            <text:p>0718-560X</text:p>
          </table:table-cell>
          <table:table-cell/>
          <table:table-cell office:value-type="string" calcext:value-type="string">
            <text:p>WOS:000339547100004</text:p>
          </table:table-cell>
          <table:table-cell table:number-columns-repeated="972"/>
        </table:table-row>
        <table:table-row table:style-name="ro1">
          <table:table-cell office:value-type="string" calcext:value-type="string">
            <text:p>J</text:p>
          </table:table-cell>
          <table:table-cell office:value-type="string" calcext:value-type="string">
            <text:p>Sancinetti, Gustavo S.; Azevedo, Alexandre; Castilho, Antonio L.; Fransozo, Adilson; Costa, Rogerio C.</text:p>
          </table:table-cell>
          <table:table-cell table:number-columns-repeated="3"/>
          <table:table-cell office:value-type="string" calcext:value-type="string">
            <text:p>Castilho, Antonio/B-5249-2015</text:p>
          </table:table-cell>
          <table:table-cell office:value-type="string" calcext:value-type="string">
            <text:p>Castilho, Antonio/0000-0003-0001-9054</text:p>
          </table:table-cell>
          <table:table-cell table:number-columns-repeated="2"/>
          <table:table-cell office:value-type="string" calcext:value-type="string">
            <text:p>How marine upwelling influences the distribution of Artemesia longinaris (Decapoda: Penaeoidea)?</text:p>
          </table:table-cell>
          <table:table-cell table:number-columns-repeated="7"/>
          <table:table-cell office:value-type="string" calcext:value-type="string">
            <text:p>LATIN AMERICAN JOURNAL OF AQUATIC RESEARCH</text:p>
          </table:table-cell>
          <table:table-cell table:number-columns-repeated="3"/>
          <table:table-cell office:value-type="float" office:value="42" calcext:value-type="float">
            <text:p>42</text:p>
          </table:table-cell>
          <table:table-cell office:value-type="float" office:value="2" calcext:value-type="float">
            <text:p>2</text:p>
          </table:table-cell>
          <table:table-cell office:value-type="string" calcext:value-type="string">
            <text:p>SI</text:p>
          </table:table-cell>
          <table:table-cell/>
          <table:table-cell office:value-type="float" office:value="322" calcext:value-type="float">
            <text:p>322</text:p>
          </table:table-cell>
          <table:table-cell office:value-type="float" office:value="331" calcext:value-type="float">
            <text:p>331</text:p>
          </table:table-cell>
          <table:table-cell/>
          <table:table-cell office:value-type="string" calcext:value-type="string">
            <text:p>10.3856/vol42-issue2-fulltext-4</text:p>
          </table:table-cell>
          <table:table-cell table:number-columns-repeated="2"/>
          <table:table-cell office:value-type="string" calcext:value-type="string">
            <text:p>MAY 2014</text:p>
          </table:table-cell>
          <table:table-cell office:value-type="float" office:value="2014" calcext:value-type="float">
            <text:p>2014</text:p>
          </table:table-cell>
          <table:table-cell office:value-type="string" calcext:value-type="string">
            <text:p>Upwelling events can occur in most of the oceans altering the water physical, chemical and sediment conditions and consequently the species communities dwelling the areas. For better understanding the behavior of populations inhabiting upwelling regions, the spatial and temporal distribution of a Penaeoidea shrimp was studied correlating it with the abiotic factors that vary during upwelling and non-upwelling periods in an area under influence of Cabo Frio upwelling. Bottom salinity and temperature, organic matter and sediment type from each station were sampled from March 2008 to February 2010, in six stations located between 5 and 45 m depth. The lowest temperatures were recorded during spring and summer for both years with temperature values lower than 19 degrees C. A total of 26,466 Artemesia longinaris shrimps were captured mainly in 10-35 m depth. Upwelling periods showed significant differences in abundance in relation to non-upwelling periods. The spatial distribution among stations varied according to the temperature with higher abundance in stations with values between 19 and 21 degrees C. The highest abundance of A. longinaris was recorded in spring and summer when intrusions of the cold waters of South Atlantic Central Waters (SACW) were frequent. Thus, the effect of cold water of SACW boosted by the upwelling was a determinant factor in the spatial and temporal distribution of A. longinaris in the studied region.</text:p>
          </table:table-cell>
          <table:table-cell table:number-columns-repeated="4"/>
          <table:table-cell office:value-type="string" calcext:value-type="string">
            <text:p>4th Brazilian Congress of Marine Biology (CBBM)</text:p>
          </table:table-cell>
          <table:table-cell office:value-type="string" calcext:value-type="string">
            <text:p>MAY 19-23, 2013</text:p>
          </table:table-cell>
          <table:table-cell office:value-type="string" calcext:value-type="string">
            <text:p>CNPq; CAPES; FAPERJ; CFBio; Sinc Brasil; Cristalia; PPG Mar; Tech Books</text:p>
          </table:table-cell>
          <table:table-cell office:value-type="string" calcext:value-type="string">
            <text:p>Florianopolis, BRAZIL</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718-560X</text:p>
          </table:table-cell>
          <table:table-cell/>
          <table:table-cell office:value-type="string" calcext:value-type="string">
            <text:p>WOS:000339547100005</text:p>
          </table:table-cell>
          <table:table-cell table:number-columns-repeated="972"/>
        </table:table-row>
        <table:table-row table:style-name="ro1">
          <table:table-cell office:value-type="string" calcext:value-type="string">
            <text:p>J</text:p>
          </table:table-cell>
          <table:table-cell office:value-type="string" calcext:value-type="string">
            <text:p>Heckler, Gisele Salgado; da Costa, Rogerio Caetano; Fransozo, Adilson; Rosso, Sergio; Shimizu, Roberto Munehisa</text:p>
          </table:table-cell>
          <table:table-cell table:number-columns-repeated="7"/>
          <table:table-cell office:value-type="string" calcext:value-type="string">
            <text:p>LONG-TERM PATTERNS OF SPATIAL AND TEMPORAL DISTRIBUTION IN THE SEABOB SHRIMP XIPHOPENAEUS KROYERI (DECAPODA: PENAEIDAE) POPULATION IN SOUTHEASTERN BRAZIL</text:p>
          </table:table-cell>
          <table:table-cell table:number-columns-repeated="7"/>
          <table:table-cell office:value-type="string" calcext:value-type="string">
            <text:p>JOURNAL OF CRUSTACEAN BIOLOGY</text:p>
          </table:table-cell>
          <table:table-cell table:number-columns-repeated="3"/>
          <table:table-cell office:value-type="float" office:value="34" calcext:value-type="float">
            <text:p>34</text:p>
          </table:table-cell>
          <table:table-cell office:value-type="float" office:value="3" calcext:value-type="float">
            <text:p>3</text:p>
          </table:table-cell>
          <table:table-cell table:number-columns-repeated="2"/>
          <table:table-cell office:value-type="float" office:value="326" calcext:value-type="float">
            <text:p>326</text:p>
          </table:table-cell>
          <table:table-cell office:value-type="float" office:value="333" calcext:value-type="float">
            <text:p>333</text:p>
          </table:table-cell>
          <table:table-cell/>
          <table:table-cell office:value-type="string" calcext:value-type="string">
            <text:p>10.1163/1937240X-00002231</text:p>
          </table:table-cell>
          <table:table-cell table:number-columns-repeated="2"/>
          <table:table-cell office:value-type="string" calcext:value-type="string">
            <text:p>MAY 2014</text:p>
          </table:table-cell>
          <table:table-cell office:value-type="float" office:value="2014" calcext:value-type="float">
            <text:p>2014</text:p>
          </table:table-cell>
          <table:table-cell office:value-type="string" calcext:value-type="string">
            <text:p>The effect of some environmental factors on the distribution and abundance of different demographic categories of Xiphopenaeus kroyeri (Heller, 1862) was tested for three 12-month periods over 13 years in Ubatuba Bay, Sao Paulo State, southeastern Brazil. Four sites with different characteristics were sampled monthly from January to December 1998, July 2006 to June 2007 and September 2010 to August 2011. Bottom water temperature and salinity samples were taken monthly, and one sediment sample from each site was taken during each period. Although total abundance, as the number of adult males and non-reproductive females did not differ among periods, in 1998 the abundance of juveniles was greater and reproductive females was lower than the other two periods. The high abundance of juveniles in 1998 was associated with the high frequency of optimal temperatures for juvenile's metabolism and this environmental variable can influence the abundance of individuals among years. Adult shrimp can be established in sites with variations in sediment grain size composition, whereas juveniles are more abundant in sites with finer sand. We suggest that areas with high juvenile abundance in Ubatuba Bay must have controlled exploitation and that the fishery can be focused on the deepest areas, where adults are predominant.</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0278-0372</text:p>
          </table:table-cell>
          <table:table-cell/>
          <table:table-cell office:value-type="string" calcext:value-type="string">
            <text:p>WOS:000336702100005</text:p>
          </table:table-cell>
          <table:table-cell table:number-columns-repeated="972"/>
        </table:table-row>
        <table:table-row table:style-name="ro1">
          <table:table-cell office:value-type="string" calcext:value-type="string">
            <text:p>J</text:p>
          </table:table-cell>
          <table:table-cell office:value-type="string" calcext:value-type="string">
            <text:p>Lima, P. A.; Andrade, L. S.; Alencar, C. E. R. D.; Pereira, R. T.; Teixeira, G. M.; Fransozo, A.</text:p>
          </table:table-cell>
          <table:table-cell table:number-columns-repeated="7"/>
          <table:table-cell office:value-type="string" calcext:value-type="string">
            <text:p>Two species of swimming crabs of the genus Achelous (Crustacea, Brachyura): environmental requirements determining the niche</text:p>
          </table:table-cell>
          <table:table-cell table:number-columns-repeated="7"/>
          <table:table-cell office:value-type="string" calcext:value-type="string">
            <text:p>HYDROBIOLOGIA</text:p>
          </table:table-cell>
          <table:table-cell table:number-columns-repeated="3"/>
          <table:table-cell office:value-type="float" office:value="727" calcext:value-type="float">
            <text:p>727</text:p>
          </table:table-cell>
          <table:table-cell office:value-type="float" office:value="1" calcext:value-type="float">
            <text:p>1</text:p>
          </table:table-cell>
          <table:table-cell table:number-columns-repeated="2"/>
          <table:table-cell office:value-type="float" office:value="197" calcext:value-type="float">
            <text:p>197</text:p>
          </table:table-cell>
          <table:table-cell office:value-type="float" office:value="207" calcext:value-type="float">
            <text:p>207</text:p>
          </table:table-cell>
          <table:table-cell/>
          <table:table-cell office:value-type="string" calcext:value-type="string">
            <text:p>10.1007/s10750-014-1803-y</text:p>
          </table:table-cell>
          <table:table-cell table:number-columns-repeated="2"/>
          <table:table-cell office:value-type="string" calcext:value-type="string">
            <text:p>APR 2014</text:p>
          </table:table-cell>
          <table:table-cell office:value-type="float" office:value="2014" calcext:value-type="float">
            <text:p>2014</text:p>
          </table:table-cell>
          <table:table-cell office:value-type="string" calcext:value-type="string">
            <text:p>The overlap of niches of the swimming crabs Achelous spinicarpus and A. spinimanus on the southeastern coast of Brazil was investigated through biological and environmental samplings made monthly during 1 year, covering depths from 5 to 40 m. The abundance of the temporal bathymetric distributions was analyzed by a generalized linear model. A principal components analysis determined the environmental factors that explained most of the data variation, and then one redundancy analysis assessed the influence of these variations on the species' abundance. A. spinicarpus was most abundant during the summer and at greater depths, while individuals of A. spinimanus were collected in larger numbers during the winter and spring, at 25 m. The abundance of A. spinicarpus was positively correlated with depth and with the influence of the intrusion of the South Atlantic Central Water (SACW), whereas A. spinimanus was positively correlated with the organic-matter content in the sediment. A. spinicarpus can be considered an indicator of cooler waters, because it is abundant in regions and periods that are directly influenced by the SACW. The niches of these congeners do not overlap, and appear to be determined mainly by the environmental requirements of each species.</text:p>
          </table:table-cell>
          <table:table-cell table:number-columns-repeated="8"/>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018-8158</text:p>
          </table:table-cell>
          <table:table-cell/>
          <table:table-cell office:value-type="string" calcext:value-type="string">
            <text:p>WOS:000330967900015</text:p>
          </table:table-cell>
          <table:table-cell table:number-columns-repeated="972"/>
        </table:table-row>
        <table:table-row table:style-name="ro1">
          <table:table-cell office:value-type="string" calcext:value-type="string">
            <text:p>J</text:p>
          </table:table-cell>
          <table:table-cell office:value-type="string" calcext:value-type="string">
            <text:p>Poltronieri, Tathianne Pastana de Sousa; Azevedo, Luís Antônio Siqueira de; Verzignassi, Jaqueline Rosemeire; Silva, Diene Elen Miranda da</text:p>
          </table:table-cell>
          <table:table-cell table:number-columns-repeated="7"/>
          <table:table-cell office:value-type="string" calcext:value-type="string">
            <text:p>Colletotrichum gloeosporioides em frutos de juçara (Euterpe edulis) na Mata Atlântica, em Paraty-RJ e Ubatuba-SP</text:p>
          </table:table-cell>
          <table:table-cell table:number-columns-repeated="7"/>
          <table:table-cell office:value-type="string" calcext:value-type="string">
            <text:p>Summa Phytopathologica</text:p>
          </table:table-cell>
          <table:table-cell table:number-columns-repeated="3"/>
          <table:table-cell office:value-type="float" office:value="40" calcext:value-type="float">
            <text:p>40</text:p>
          </table:table-cell>
          <table:table-cell office:value-type="float" office:value="1" calcext:value-type="float">
            <text:p>1</text:p>
          </table:table-cell>
          <table:table-cell table:number-columns-repeated="2"/>
          <table:table-cell office:value-type="float" office:value="88" calcext:value-type="float">
            <text:p>88</text:p>
          </table:table-cell>
          <table:table-cell office:value-type="float" office:value="89" calcext:value-type="float">
            <text:p>89</text:p>
          </table:table-cell>
          <table:table-cell/>
          <table:table-cell office:value-type="string" calcext:value-type="string">
            <text:p>10.1590/S0100-54052014000100015</text:p>
          </table:table-cell>
          <table:table-cell table:number-columns-repeated="2"/>
          <table:table-cell office:value-type="string" calcext:value-type="string">
            <text:p>2014-03</text:p>
          </table:table-cell>
          <table:table-cell office:value-type="float" office:value="2014" calcext:value-type="float">
            <text:p>2014</text:p>
          </table:table-cell>
          <table:table-cell table:number-columns-repeated="9"/>
          <table:table-cell table:number-columns-repeated="5" office:value-type="float" office:value="0" calcext:value-type="float">
            <text:p>0</text:p>
          </table:table-cell>
          <table:table-cell table:number-columns-repeated="2"/>
          <table:table-cell office:value-type="string" calcext:value-type="string">
            <text:p>0100-5405</text:p>
          </table:table-cell>
          <table:table-cell/>
          <table:table-cell office:value-type="string" calcext:value-type="string">
            <text:p>SCIELO:S0100-54052014000100015</text:p>
          </table:table-cell>
          <table:table-cell table:number-columns-repeated="972"/>
        </table:table-row>
        <table:table-row table:style-name="ro1">
          <table:table-cell office:value-type="string" calcext:value-type="string">
            <text:p>J</text:p>
          </table:table-cell>
          <table:table-cell office:value-type="string" calcext:value-type="string">
            <text:p>Bolla, Eduardo A., Jr.; Fransozo, Vivian; Negreiros-Fransozo, Maria Lucia</text:p>
          </table:table-cell>
          <table:table-cell table:number-columns-repeated="7"/>
          <table:table-cell office:value-type="string" calcext:value-type="string">
            <text:p>Juvenile development of Callinectes danae Smith, 1869 ( Crustacea, Decapoda, Brachyura, Portunidae) under laboratory conditions</text:p>
          </table:table-cell>
          <table:table-cell table:number-columns-repeated="7"/>
          <table:table-cell office:value-type="string" calcext:value-type="string">
            <text:p>ANAIS DA ACADEMIA BRASILEIRA DE CIENCIAS</text:p>
          </table:table-cell>
          <table:table-cell table:number-columns-repeated="3"/>
          <table:table-cell office:value-type="float" office:value="86" calcext:value-type="float">
            <text:p>86</text:p>
          </table:table-cell>
          <table:table-cell office:value-type="float" office:value="1" calcext:value-type="float">
            <text:p>1</text:p>
          </table:table-cell>
          <table:table-cell table:number-columns-repeated="2"/>
          <table:table-cell office:value-type="float" office:value="211" calcext:value-type="float">
            <text:p>211</text:p>
          </table:table-cell>
          <table:table-cell office:value-type="float" office:value="228" calcext:value-type="float">
            <text:p>228</text:p>
          </table:table-cell>
          <table:table-cell/>
          <table:table-cell office:value-type="string" calcext:value-type="string">
            <text:p>10.1590/0001-37652014118912</text:p>
          </table:table-cell>
          <table:table-cell table:number-columns-repeated="2"/>
          <table:table-cell table:style-name="ce2" office:value-type="date" office:date-value="2014-03-01" calcext:value-type="date">
            <text:p>mar/14</text:p>
          </table:table-cell>
          <table:table-cell office:value-type="float" office:value="2014" calcext:value-type="float">
            <text:p>2014</text:p>
          </table:table-cell>
          <table:table-cell office:value-type="string" calcext:value-type="string">
            <text:p>The juvenile development of Callinectes danae was investigated from megalopae obtained in neuston samples at Ubatuba, Sao Paulo, Brazil. The individuals were raised in the laboratory under constant temperature ( 25 +/- 1 C), filtered sea water from the collection location (35%), and natural photoperiod. Newly hatched Artemia sp. nauplii were offered as food on a daily basis and ornamental-fish food was also provided for the juveniles from the 4(th) stage on. Twelve stages of the juvenile phase were obtained. The main morphological features that allowed recognition of the first juvenile stage were drawn and described. All the subsequent stages obtained were examined and measured, and the main changes in relation to the first stage were recorded. Sexual dimorphism becomes apparent from the fourth juvenile stage onwards. Some appendages and morphological features proved to be of great importance in the identification of species, including the number of segments of the antennal flagellum and the number of setae on the maxilla and on the 1(st), 2(nd) and 3(rd) maxillipeds. These can probably be used for future comparisons and species identification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01-3765</text:p>
          </table:table-cell>
          <table:table-cell/>
          <table:table-cell office:value-type="string" calcext:value-type="string">
            <text:p>WOS:000334094100016</text:p>
          </table:table-cell>
          <table:table-cell office:value-type="float" office:value="24676164" calcext:value-type="float">
            <text:p>24676164</text:p>
          </table:table-cell>
          <table:table-cell table:number-columns-repeated="971"/>
        </table:table-row>
        <table:table-row table:style-name="ro1">
          <table:table-cell office:value-type="string" calcext:value-type="string">
            <text:p>J</text:p>
          </table:table-cell>
          <table:table-cell office:value-type="string" calcext:value-type="string">
            <text:p>de Andrade, Luciana Segura; Bertini, Giovana; Fransozo, Vivian; Teixeira, Gustavo Monteiro; Barros-Alves, Samara de Paiva; Fransozo, Adilson</text:p>
          </table:table-cell>
          <table:table-cell/>
          <table:table-cell office:value-type="string" calcext:value-type="string">
            <text:p>NEBECC Crustacean Biol Ecol &amp; Cult</text:p>
          </table:table-cell>
          <table:table-cell table:number-columns-repeated="5"/>
          <table:table-cell office:value-type="string" calcext:value-type="string">
            <text:p>Differential occupation of habitat as a reproductive strategy of the blue crab Callinectes ornatus Ordway, 1968 (Crustacea: Decapoda)</text:p>
          </table:table-cell>
          <table:table-cell table:number-columns-repeated="7"/>
          <table:table-cell office:value-type="string" calcext:value-type="string">
            <text:p>MARINE BIODIVERSITY</text:p>
          </table:table-cell>
          <table:table-cell table:number-columns-repeated="3"/>
          <table:table-cell office:value-type="float" office:value="44" calcext:value-type="float">
            <text:p>44</text:p>
          </table:table-cell>
          <table:table-cell office:value-type="float" office:value="1" calcext:value-type="float">
            <text:p>1</text:p>
          </table:table-cell>
          <table:table-cell table:number-columns-repeated="2"/>
          <table:table-cell office:value-type="float" office:value="27" calcext:value-type="float">
            <text:p>27</text:p>
          </table:table-cell>
          <table:table-cell office:value-type="float" office:value="36" calcext:value-type="float">
            <text:p>36</text:p>
          </table:table-cell>
          <table:table-cell/>
          <table:table-cell office:value-type="string" calcext:value-type="string">
            <text:p>10.1007/s12526-013-0179-y</text:p>
          </table:table-cell>
          <table:table-cell table:number-columns-repeated="2"/>
          <table:table-cell table:style-name="ce2" office:value-type="date" office:date-value="2014-03-01" calcext:value-type="date">
            <text:p>mar/14</text:p>
          </table:table-cell>
          <table:table-cell office:value-type="float" office:value="2014" calcext:value-type="float">
            <text:p>2014</text:p>
          </table:table-cell>
          <table:table-cell office:value-type="string" calcext:value-type="string">
            <text:p>The reproductive biology of a species includes factors beyond its sexual maturity, fecundity and reproductive period, and may extend to the differential distribution of individuals. The reproductive dynamics of the blue crab Callinectes ornatus was investigated through monthly collections over the course of 2 years in three bays on the southeastern coast of Brazil. For each bay, six transects were established, four of them parallel to the beach line (at depths of 5, 10, 15, and 20 m), one transect exposed to wave action, and another sheltered from waves. Females and males were classified according to the gonadal maturation stage, and were grouped as individuals with reproductive potential (mature gonads or breeding females) or not (rudimentary gonads or in development). Analyses using ordination techniques (PCA) and gradient analysis (CCA) showed that 82.13 % of environmental variations were explained by the transect arrangement, and these characteristics explained 86.70 % of the differential distribution of female crabs and 96.57 % of the distribution of males. These results indicate that females with reproductive potential were more abundant in deeper regions, while females with rudimentary or developed gonads were abundant in shallower habitats and areas sheltered from wave action. Thus, the distribution of C. ornatus in these bays was linked to their reproductive state, as part of the reproductive strategy of the population.</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867-1616</text:p>
          </table:table-cell>
          <table:table-cell/>
          <table:table-cell office:value-type="string" calcext:value-type="string">
            <text:p>WOS:000331973100004</text:p>
          </table:table-cell>
          <table:table-cell table:number-columns-repeated="972"/>
        </table:table-row>
        <table:table-row table:style-name="ro1">
          <table:table-cell office:value-type="string" calcext:value-type="string">
            <text:p>J</text:p>
          </table:table-cell>
          <table:table-cell office:value-type="string" calcext:value-type="string">
            <text:p>Clarkson, Bruno; Ferreira-, Nelson, Jr.</text:p>
          </table:table-cell>
          <table:table-cell table:number-columns-repeated="3"/>
          <table:table-cell office:value-type="string" calcext:value-type="string">
            <text:p>Ferreira, Nelson/F-6571-2014</text:p>
          </table:table-cell>
          <table:table-cell table:number-columns-repeated="3"/>
          <table:table-cell office:value-type="string" calcext:value-type="string">
            <text:p>Four new species and first nominal record of Chasmogenus Sharp, 1882 (Coleoptera: Hydrophilidae) from Brazil</text:p>
          </table:table-cell>
          <table:table-cell table:number-columns-repeated="7"/>
          <table:table-cell office:value-type="string" calcext:value-type="string">
            <text:p>ZOOTAXA</text:p>
          </table:table-cell>
          <table:table-cell table:number-columns-repeated="3"/>
          <table:table-cell office:value-type="float" office:value="3765" calcext:value-type="float">
            <text:p>3765</text:p>
          </table:table-cell>
          <table:table-cell office:value-type="float" office:value="5" calcext:value-type="float">
            <text:p>5</text:p>
          </table:table-cell>
          <table:table-cell table:number-columns-repeated="2"/>
          <table:table-cell office:value-type="float" office:value="481" calcext:value-type="float">
            <text:p>481</text:p>
          </table:table-cell>
          <table:table-cell office:value-type="float" office:value="494" calcext:value-type="float">
            <text:p>494</text:p>
          </table:table-cell>
          <table:table-cell table:number-columns-repeated="4"/>
          <table:table-cell office:value-type="string" calcext:value-type="string">
            <text:p>FEB 20 2014</text:p>
          </table:table-cell>
          <table:table-cell office:value-type="float" office:value="2014" calcext:value-type="float">
            <text:p>2014</text:p>
          </table:table-cell>
          <table:table-cell office:value-type="string" calcext:value-type="string">
            <text:p>The genus Chasmogenus Sharp, 1882 (Hydrophilidae: Acidocerinae) is recorded from Brazil for the first time. Four new species are described and illustrated from the Southeastern Region of the country: C. fluminensis sp. nov. (Rio de Janeiro State), C. lilianae sp. nov. (Rio de Janeiro State), C. itatiaia sp. nov. (Minas Gerais and Rio de Janeiro States), and C. ubatuba sp. nov. (Sao Paulo State). Chasmogenus sapucay Fernandez, 1986 is recorded for the first time from Northern and Southeastern Brazil. Notes on morphology and an updated key for the South American species are provided.</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175-5326</text:p>
          </table:table-cell>
          <table:table-cell/>
          <table:table-cell office:value-type="string" calcext:value-type="string">
            <text:p>WOS:000331804800006</text:p>
          </table:table-cell>
          <table:table-cell office:value-type="float" office:value="24870916" calcext:value-type="float">
            <text:p>24870916</text:p>
          </table:table-cell>
          <table:table-cell table:number-columns-repeated="971"/>
        </table:table-row>
        <table:table-row table:style-name="ro1">
          <table:table-cell office:value-type="string" calcext:value-type="string">
            <text:p>J</text:p>
          </table:table-cell>
          <table:table-cell office:value-type="string" calcext:value-type="string">
            <text:p>Rocha-Filho, L. C.; Garofalo, C. A.</text:p>
          </table:table-cell>
          <table:table-cell table:number-columns-repeated="7"/>
          <table:table-cell office:value-type="string" calcext:value-type="string">
            <text:p>Phenological Patterns and Preferences for Aromatic Compounds by Male Euglossine Bees (Hymenoptera, Apidae) in Two Coastal Ecosystems of the Brazilian Atlantic Forest</text:p>
          </table:table-cell>
          <table:table-cell table:number-columns-repeated="7"/>
          <table:table-cell office:value-type="string" calcext:value-type="string">
            <text:p>NEOTROPICAL ENTOMOLOGY</text:p>
          </table:table-cell>
          <table:table-cell table:number-columns-repeated="3"/>
          <table:table-cell office:value-type="float" office:value="43" calcext:value-type="float">
            <text:p>43</text:p>
          </table:table-cell>
          <table:table-cell office:value-type="float" office:value="1" calcext:value-type="float">
            <text:p>1</text:p>
          </table:table-cell>
          <table:table-cell table:number-columns-repeated="2"/>
          <table:table-cell office:value-type="float" office:value="9" calcext:value-type="float">
            <text:p>9</text:p>
          </table:table-cell>
          <table:table-cell office:value-type="float" office:value="20" calcext:value-type="float">
            <text:p>20</text:p>
          </table:table-cell>
          <table:table-cell/>
          <table:table-cell office:value-type="string" calcext:value-type="string">
            <text:p>10.1007/s13744-013-0173-x</text:p>
          </table:table-cell>
          <table:table-cell table:number-columns-repeated="2"/>
          <table:table-cell office:value-type="string" calcext:value-type="string">
            <text:p>FEB 2014</text:p>
          </table:table-cell>
          <table:table-cell office:value-type="float" office:value="2014" calcext:value-type="float">
            <text:p>2014</text:p>
          </table:table-cell>
          <table:table-cell office:value-type="string" calcext:value-type="string">
            <text:p>In order to investigate phenological patterns and seasonal and geographic variations in the preference for fragrances of Euglossini males, monthly sampling was carried out from August 2007 to July 2009 in two coastal areas of Atlantic Forest in Ubatuba, northern coast of the state of So Paulo. Fourteen aromatic baits were used, 3 of them in the first year (August 2007 to July 2008) and the other 11 in the second year (August 2008 to July 2009). A total of 1,475 individuals from 22 species were collected. The highest frequency of the individuals of the majority of the sampled species occurred in the hot/super-humid season. However, Eulaema cingulata (Fabricius) showed peaks of abundance in the cold/less-humid season on Anchieta Island. Seasonal variation in fragrance choice by males was not registered. Males of El. cingulata showed preference for beta-ionone on Anchieta Island and for benzyl acetate in the Picinguaba region, characterizing the single example of geographic variation in preference for scent baits we recorded.</text:p>
          </table:table-cell>
          <table:table-cell table:number-columns-repeated="8"/>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1519-566X</text:p>
          </table:table-cell>
          <table:table-cell/>
          <table:table-cell office:value-type="string" calcext:value-type="string">
            <text:p>WOS:000330735400002</text:p>
          </table:table-cell>
          <table:table-cell table:number-columns-repeated="972"/>
        </table:table-row>
        <table:table-row table:style-name="ro1">
          <table:table-cell office:value-type="string" calcext:value-type="string">
            <text:p>J</text:p>
          </table:table-cell>
          <table:table-cell office:value-type="string" calcext:value-type="string">
            <text:p>Aparecida de Lima, Paloma; Bertini, Giovana; Fransozo, Vivian; Gregati, Rafael Augusto; Correa Fernandes-Goes, Lissandra; Leao Castilho, Antonio</text:p>
          </table:table-cell>
          <table:table-cell/>
          <table:table-cell office:value-type="string" calcext:value-type="string">
            <text:p>NEBECC Crustacean Biol Ecology &amp; C</text:p>
          </table:table-cell>
          <table:table-cell table:number-columns-repeated="5"/>
          <table:table-cell office:value-type="string" calcext:value-type="string">
            <text:p>Reproductive biology of Hepatus pudibundus (Crustacea: Brachyura), the most abundant crab on the southeastern Brazilian coast</text:p>
          </table:table-cell>
          <table:table-cell table:number-columns-repeated="7"/>
          <table:table-cell office:value-type="string" calcext:value-type="string">
            <text:p>BIOLOGIA</text:p>
          </table:table-cell>
          <table:table-cell table:number-columns-repeated="3"/>
          <table:table-cell office:value-type="float" office:value="69" calcext:value-type="float">
            <text:p>69</text:p>
          </table:table-cell>
          <table:table-cell office:value-type="float" office:value="2" calcext:value-type="float">
            <text:p>2</text:p>
          </table:table-cell>
          <table:table-cell table:number-columns-repeated="2"/>
          <table:table-cell office:value-type="float" office:value="219" calcext:value-type="float">
            <text:p>219</text:p>
          </table:table-cell>
          <table:table-cell office:value-type="float" office:value="227" calcext:value-type="float">
            <text:p>227</text:p>
          </table:table-cell>
          <table:table-cell/>
          <table:table-cell office:value-type="string" calcext:value-type="string">
            <text:p>10.2478/s11756-013-0301-4</text:p>
          </table:table-cell>
          <table:table-cell table:number-columns-repeated="2"/>
          <table:table-cell office:value-type="string" calcext:value-type="string">
            <text:p>FEB 2014</text:p>
          </table:table-cell>
          <table:table-cell office:value-type="float" office:value="2014" calcext:value-type="float">
            <text:p>2014</text:p>
          </table:table-cell>
          <table:table-cell office:value-type="string" calcext:value-type="string">
            <text:p>This study analyzed the size at sexual maturity and reproductive period of populations of Hepatus pudibundus in three bays on the northern coast of So Paulo, Brazil. Crabs were collected monthly and the bottom-water temperature was measured at each collection point. The animals were sexed, measured for carapace width (CW), and their gonadal stages were determined. A total of 8,674 specimens were collected (2,435 males and 6,239 females). Adult males showed the highest mean CW; the size at maturity for both sexes was 32.5 mm CW. Reproduction was continuous and peaked in spring and summer, because of the greater availability of plankton food for the larvae. This pattern is typical in tropical and subtropical regions, unlike the seasonal reproduction found in temperate regions. Reproductive activity of females was not significantly correlated with bottom-water temperatures. Immatures and individuals in all stages of gonadal development were found throughout the sampling period and at all depths, probably because the species completes its entire reproductive cycle in that area.</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06-3088</text:p>
          </table:table-cell>
          <table:table-cell/>
          <table:table-cell office:value-type="string" calcext:value-type="string">
            <text:p>WOS:000328832400013</text:p>
          </table:table-cell>
          <table:table-cell table:number-columns-repeated="972"/>
        </table:table-row>
        <table:table-row table:style-name="ro1">
          <table:table-cell office:value-type="string" calcext:value-type="string">
            <text:p>J</text:p>
          </table:table-cell>
          <table:table-cell office:value-type="string" calcext:value-type="string">
            <text:p>De-Carli, Bruno Paes; Severino-Rodrigues, Evandro; Rotundo, Matheus Marcos; Musiello-Fernandes, Joelson; Ancona, Mirela Caleffi</text:p>
          </table:table-cell>
          <table:table-cell table:number-columns-repeated="7"/>
          <table:table-cell office:value-type="string" calcext:value-type="string">
            <text:p>FECUNDITY AND MORPHOMETRY OF Achelous spinimanus CAUGHT ON THE COAST OF SAO PAULO STATE, BRAZIL</text:p>
          </table:table-cell>
          <table:table-cell table:number-columns-repeated="7"/>
          <table:table-cell office:value-type="string" calcext:value-type="string">
            <text:p>BOLETIM DO INSTITUTO DE PESCA</text:p>
          </table:table-cell>
          <table:table-cell table:number-columns-repeated="3"/>
          <table:table-cell office:value-type="float" office:value="40" calcext:value-type="float">
            <text:p>40</text:p>
          </table:table-cell>
          <table:table-cell office:value-type="float" office:value="4" calcext:value-type="float">
            <text:p>4</text:p>
          </table:table-cell>
          <table:table-cell table:number-columns-repeated="2"/>
          <table:table-cell office:value-type="float" office:value="487" calcext:value-type="float">
            <text:p>487</text:p>
          </table:table-cell>
          <table:table-cell office:value-type="float" office:value="495" calcext:value-type="float">
            <text:p>495</text:p>
          </table:table-cell>
          <table:table-cell table:number-columns-repeated="4"/>
          <table:table-cell table:number-columns-repeated="2" office:value-type="float" office:value="2014" calcext:value-type="float">
            <text:p>2014</text:p>
          </table:table-cell>
          <table:table-cell office:value-type="string" calcext:value-type="string">
            <text:p>This study provides a description of relative growth and fecundity of a population of Achelous spinimanus. Samples were collected monthly between August/2010 and July/2011 from landings of the pair trawls fleet on the coast of Sao Paulo state. Crabs were measured with precision caliper and the fresh weight of each individual recorded using a precision scale. Morphometric relationships were adjusted to a power function (y = a x(b)) and the regression coefficients determined for each category. Males showed a positive allometric growth for chelar propodus (b = 1.34) and females showed positive allometry for abdomen width (b = 1.12). The value of fecundity ranged from 165,750 to 1,058,500 eggs (556,750 +/- 212,256) and was verified increase according to the size of females. Due to same observed evidences, such as constant occurrence of ovigerous females and predominance of adults, it's possible of the species may be living in the area for reproduction. We emphasize the need for further studies to demonstrate other aspects of exploited population.</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46-9939</text:p>
          </table:table-cell>
          <table:table-cell/>
          <table:table-cell office:value-type="string" calcext:value-type="string">
            <text:p>WOS:000349327400002</text:p>
          </table:table-cell>
          <table:table-cell table:number-columns-repeated="972"/>
        </table:table-row>
        <table:table-row table:style-name="ro1">
          <table:table-cell office:value-type="string" calcext:value-type="string">
            <text:p>J</text:p>
          </table:table-cell>
          <table:table-cell office:value-type="string" calcext:value-type="string">
            <text:p>Rodrigues, Marcos Alaniz; D'Incao, Fernando</text:p>
          </table:table-cell>
          <table:table-cell table:number-columns-repeated="3"/>
          <table:table-cell office:value-type="string" calcext:value-type="string">
            <text:p>Dincao, Fernando/D-9848-2013</text:p>
          </table:table-cell>
          <table:table-cell office:value-type="string" calcext:value-type="string">
            <text:p>Dincao, Fernando/0000-0001-5796-9179</text:p>
          </table:table-cell>
          <table:table-cell table:number-columns-repeated="2"/>
          <table:table-cell office:value-type="string" calcext:value-type="string">
            <text:p>REPRODUCTIVE BIOLOGY OF THE BLUE CRAB Callinectes sapidus ON THE PATOS LAGOON ESTUARY, RS, BRAZIL</text:p>
          </table:table-cell>
          <table:table-cell table:number-columns-repeated="7"/>
          <table:table-cell office:value-type="string" calcext:value-type="string">
            <text:p>BOLETIM DO INSTITUTO DE PESCA</text:p>
          </table:table-cell>
          <table:table-cell table:number-columns-repeated="3"/>
          <table:table-cell office:value-type="float" office:value="40" calcext:value-type="float">
            <text:p>40</text:p>
          </table:table-cell>
          <table:table-cell office:value-type="float" office:value="2" calcext:value-type="float">
            <text:p>2</text:p>
          </table:table-cell>
          <table:table-cell table:number-columns-repeated="2"/>
          <table:table-cell office:value-type="float" office:value="223" calcext:value-type="float">
            <text:p>223</text:p>
          </table:table-cell>
          <table:table-cell office:value-type="float" office:value="236" calcext:value-type="float">
            <text:p>236</text:p>
          </table:table-cell>
          <table:table-cell table:number-columns-repeated="4"/>
          <table:table-cell table:number-columns-repeated="2" office:value-type="float" office:value="2014" calcext:value-type="float">
            <text:p>2014</text:p>
          </table:table-cell>
          <table:table-cell office:value-type="string" calcext:value-type="string">
            <text:p>In this study the reproductive state and the gonad relations of Callinectes sapidus were determinated on the estuary and oceanic adjacent area on the Patos Lagoon, RS, Brazil, from catch per unit of effort and fecundity data. Monthly samples were collected from April of 2008 to April of 2010. The size of carapace at first maturation (LC50) of the blue crab was estimated in 108 mm for males and 115 mm for females. There was an increase in the gonadosomatic relation during winter months, and a decrease during summer months. The gonad relation allows inferring that the copula and gonad development is delimited between winter and spring. Through the analysis of the proportion of gonad development stage, the majority of the females from the beginning of winter presented immature gonad, whereas in the summer, the majority of analyzed females had gonad in rest, indicating recent spawning. The species presents a well marked seasonal reproduction for the estuary, with males maturing at a smaller size than females. In the reproductive season of 2008, there was a balance between the sex ratio, which was not repeated in the 2009 season. It is possible that such phenomenon occurs due to the high volume of rainfall recorded during that period, causing migration of females to higher salinities for spawning. Callinectes sapidus is sensitive to environmental alterations, and longer periods of rainfall combined with other factors like low salinity and temperature can endanger future breeds.</text:p>
          </table:table-cell>
          <table:table-cell table:number-columns-repeated="8"/>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table:table-cell office:value-type="string" calcext:value-type="string">
            <text:p>0046-9939</text:p>
          </table:table-cell>
          <table:table-cell/>
          <table:table-cell office:value-type="string" calcext:value-type="string">
            <text:p>WOS:000339045700008</text:p>
          </table:table-cell>
          <table:table-cell table:number-columns-repeated="972"/>
        </table:table-row>
        <table:table-row table:style-name="ro1">
          <table:table-cell office:value-type="string" calcext:value-type="string">
            <text:p>J</text:p>
          </table:table-cell>
          <table:table-cell office:value-type="string" calcext:value-type="string">
            <text:p>Garbini, Camilla Nunes; Zani-Teixeira, Maria de Lourdes; Ohkawara, Marcio Hidekazu; Katsuragawa, Mario</text:p>
          </table:table-cell>
          <table:table-cell table:number-columns-repeated="3"/>
          <table:table-cell office:value-type="string" calcext:value-type="string">
            <text:p>Zani-Teixeira, Maria de Lourdes/H-8225-2014</text:p>
          </table:table-cell>
          <table:table-cell table:number-columns-repeated="3"/>
          <table:table-cell office:value-type="string" calcext:value-type="string">
            <text:p>DISTRIBUTION AND ABUNDANCE OF PLEURONECTIFORMES LARVAE OFF SOUTHEASTERN BRAZIL</text:p>
          </table:table-cell>
          <table:table-cell table:number-columns-repeated="7"/>
          <table:table-cell office:value-type="string" calcext:value-type="string">
            <text:p>BRAZILIAN JOURNAL OF OCEANOGRAPHY</text:p>
          </table:table-cell>
          <table:table-cell table:number-columns-repeated="3"/>
          <table:table-cell office:value-type="float" office:value="62" calcext:value-type="float">
            <text:p>62</text:p>
          </table:table-cell>
          <table:table-cell office:value-type="float" office:value="1" calcext:value-type="float">
            <text:p>1</text:p>
          </table:table-cell>
          <table:table-cell table:number-columns-repeated="2"/>
          <table:table-cell office:value-type="float" office:value="23" calcext:value-type="float">
            <text:p>23</text:p>
          </table:table-cell>
          <table:table-cell office:value-type="float" office:value="34" calcext:value-type="float">
            <text:p>34</text:p>
          </table:table-cell>
          <table:table-cell/>
          <table:table-cell office:value-type="string" calcext:value-type="string">
            <text:p>10.1590/S1679-87592014051706201</text:p>
          </table:table-cell>
          <table:table-cell table:number-columns-repeated="2"/>
          <table:table-cell office:value-type="string" calcext:value-type="string">
            <text:p>JAN-MAR 2014</text:p>
          </table:table-cell>
          <table:table-cell office:value-type="float" office:value="2014" calcext:value-type="float">
            <text:p>2014</text:p>
          </table:table-cell>
          <table:table-cell office:value-type="string" calcext:value-type="string">
            <text:p>The objective of this study was the description of the composition, abundance and density in horizontal and vertical distribution of Pleuronectiformes larvae on the southeastern Brazilian continental shelf. The samples were collected with bongo nets and a Multi Plankton Sampler (MPS), both in summer and winter 2002. A total of 352 flatfishes larvae were collected in summer and 343 in winter, representing three families and a total of 13 taxa: Paralichthyidae (Citharichthys cornutus, C. spilopterus, Citharichthys sp., Cyclopsetta chittendeni, Syacium spp., Etropus spp. and Paralichthys spp.), Bothidae (Bothus ocellatus and Monolene antillarum) and Cynoglossidae (Symphurus trewavasae, S. jenynsi, S. plagusia and S. ginsburgi). The most abundant taxa were Etropus spp., Syacium spp. and Bothus ocellatus. Etropus spp. occurred mainly as far out as the 200 m isobath and Syacium spp. from 100 m. B. ocellatus was present mainly in the oceanic zone between Ubatuba and Rio de Janeiro as from the 200 m isobath. The greatest average densities of these species occurred in the strata from 0 to 20 m depth in summer and between 20 and 40 m in winter.</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679-8759</text:p>
          </table:table-cell>
          <table:table-cell/>
          <table:table-cell office:value-type="string" calcext:value-type="string">
            <text:p>WOS:000337146200003</text:p>
          </table:table-cell>
          <table:table-cell table:number-columns-repeated="972"/>
        </table:table-row>
        <table:table-row table:style-name="ro1">
          <table:table-cell office:value-type="string" calcext:value-type="string">
            <text:p>J</text:p>
          </table:table-cell>
          <table:table-cell office:value-type="string" calcext:value-type="string">
            <text:p>Poltronieri, Tathianne Pastana de Sousa; Azevedo, Luís Antônio Siqueira de; Silva, Diene Elen Miranda da</text:p>
          </table:table-cell>
          <table:table-cell table:number-columns-repeated="7"/>
          <table:table-cell office:value-type="string" calcext:value-type="string">
            <text:p>Efeito da temperatura no crescimento micelial, produção e germinação de conídios de Colletotrichum gloeosporioides, isolados de frutos de palmeira juçara (Euterpe edulis Mart)</text:p>
          </table:table-cell>
          <table:table-cell office:value-type="string" calcext:value-type="string">
            <text:p>Effect of temperature on mycelial growth and conidial production and germination for Colletotrichum gloeosporioides isolated from juçara palm fruits (Euterpe edulis Mart)</text:p>
          </table:table-cell>
          <table:table-cell table:number-columns-repeated="6"/>
          <table:table-cell office:value-type="string" calcext:value-type="string">
            <text:p>Summa Phytopathologica</text:p>
          </table:table-cell>
          <table:table-cell table:number-columns-repeated="3"/>
          <table:table-cell office:value-type="float" office:value="39" calcext:value-type="float">
            <text:p>39</text:p>
          </table:table-cell>
          <table:table-cell office:value-type="float" office:value="4" calcext:value-type="float">
            <text:p>4</text:p>
          </table:table-cell>
          <table:table-cell table:number-columns-repeated="2"/>
          <table:table-cell office:value-type="float" office:value="281" calcext:value-type="float">
            <text:p>281</text:p>
          </table:table-cell>
          <table:table-cell office:value-type="float" office:value="285" calcext:value-type="float">
            <text:p>285</text:p>
          </table:table-cell>
          <table:table-cell/>
          <table:table-cell office:value-type="string" calcext:value-type="string">
            <text:p>10.1590/S0100-54052013000400009</text:p>
          </table:table-cell>
          <table:table-cell table:number-columns-repeated="2"/>
          <table:table-cell office:value-type="string" calcext:value-type="string">
            <text:p>2013-12</text:p>
          </table:table-cell>
          <table:table-cell office:value-type="float" office:value="2013" calcext:value-type="float">
            <text:p>2013</text:p>
          </table:table-cell>
          <table:table-cell office:value-type="string" calcext:value-type="string">
            <text:p>Juçara palm tree (Euterpe edulis) is one of the most important species in the Atlantic Forest. E. edulis is in the list of endangered forest species. Anthracnose, caused by C. gloeosporioides, is the major disease of juçara fruit. This pathogen affects seed germination and can cause total loss of fruit pulp production. The aim of this study was to evaluate the influence of temperature on the development of four Colletotrichum gloeosporioides isolates from juçara fruits. The isolates were obtained from diseased fruits from the region of Paraty-Rio de Janeiro State and Ubatuba-São Paulo State, Brazil. From C. gloeosporioides monosporic isolates, 7mm-diameter mycelial discs were transferred to Petri dishes containing PDA medium and subjected to the temperatures of 20º, 25º, 28º, 32º and 35ºC for seven days at 12-h photoperiod in a BOD chamber. The following variables were evaluated: mycelial growth by daily measuring the orthogonal plate, conidial production and germination at seven days of age (inoculation). The highest C. gloeosporioides mycelial growth rate occurred at 28ºC, followed by 25ºC. Conidial production was higher at 28ºC, then at 30ºC. Conidial germination was higher at 28ºC, reaching 84% to 87%. It was concluded that the mycelial growth and the conidial production and germination for C. gloeosporioides isolates is high at the temperature of 28ºC.</text:p>
          </table:table-cell>
          <table:table-cell/>
          <table:table-cell office:value-type="string" calcext:value-type="string">
            <text:p>A palmeira juçara (Euterpe edulis) é uma das espécies mais importantes da Mata Atlântica. E. edulis faz parte da lista das espécies florestais ameaçadas de extinção. A antracnose, causada por Colletotrichum gloeosporioides, é a principal doença do fruto da juçara. O patógeno prejudica a germinação das sementes e pode causar perda total da produção da polpa do fruto. O objetivo deste trabalho foi avaliar a influência da temperatura no desenvolvimento de quatro isolados de C. gloeosporioides obtidos de frutos de juçara. Os isolados foram obtidos de frutos doentes da região de Paraty-RJ e Ubatuba-SP. Dos isolamentos monospóricos de C. gloeosporioides, discos de micélio com 7 mm de diâmetro foram transferidos para placas de Petri contendo meio BDA e submetidos às temperaturas de 20º, 25º, 28º, 32º e 35ºC durante sete dias sob fotoperíodo de 12 horas em câmara tipo BOD. Foram avaliados as variáveis: crescimento micelial diariamente por meio de medições ortogonais na placa, produção e germinação de conídios aos sete dias de idade (inoculação). A maior taxa de crescimento micelial de C. gloeosporioides ocorreu aos 28ºC, seguida pela temperatura de 25ºC. A produção de conídios foi maior a 28ºC, seguida na temperatura de 30ºC. A germinação de conídios foi maior a 28ºC atingindo 84% a 87%. Concluiu-se que o crescimento micelial, a produção e germinação dos conídios dos isolados de C. gloeosporioides é maior na temperatura de 28ºC.</text:p>
          </table:table-cell>
          <table:table-cell table:number-columns-repeated="6"/>
          <table:table-cell table:number-columns-repeated="5" office:value-type="float" office:value="0" calcext:value-type="float">
            <text:p>0</text:p>
          </table:table-cell>
          <table:table-cell table:number-columns-repeated="2"/>
          <table:table-cell office:value-type="string" calcext:value-type="string">
            <text:p>0100-5405</text:p>
          </table:table-cell>
          <table:table-cell/>
          <table:table-cell office:value-type="string" calcext:value-type="string">
            <text:p>SCIELO:S0100-54052013000400009</text:p>
          </table:table-cell>
          <table:table-cell table:number-columns-repeated="972"/>
        </table:table-row>
        <table:table-row table:style-name="ro1">
          <table:table-cell office:value-type="string" calcext:value-type="string">
            <text:p>J</text:p>
          </table:table-cell>
          <table:table-cell office:value-type="string" calcext:value-type="string">
            <text:p>de Andrade, Luciana Segura; Fransozo, Vivian; Cobo, Valter Jose; Castilho, Antonio Leao; Bertini, Giovana; Fransozo, Adilson</text:p>
          </table:table-cell>
          <table:table-cell table:number-columns-repeated="3"/>
          <table:table-cell office:value-type="string" calcext:value-type="string">
            <text:p>Castilho, Antonio/B-5249-2015</text:p>
          </table:table-cell>
          <table:table-cell office:value-type="string" calcext:value-type="string">
            <text:p>Castilho, Antonio/0000-0003-0001-9054</text:p>
          </table:table-cell>
          <table:table-cell table:number-columns-repeated="2"/>
          <table:table-cell office:value-type="string" calcext:value-type="string">
            <text:p>Ontogenetic distribution of Callinectes ornatus (Decapoda, Portunoidea) in southeastern Brazil</text:p>
          </table:table-cell>
          <table:table-cell table:number-columns-repeated="7"/>
          <table:table-cell office:value-type="string" calcext:value-type="string">
            <text:p>CIENCIAS MARINAS</text:p>
          </table:table-cell>
          <table:table-cell table:number-columns-repeated="3"/>
          <table:table-cell office:value-type="float" office:value="39" calcext:value-type="float">
            <text:p>39</text:p>
          </table:table-cell>
          <table:table-cell office:value-type="float" office:value="4" calcext:value-type="float">
            <text:p>4</text:p>
          </table:table-cell>
          <table:table-cell table:number-columns-repeated="2"/>
          <table:table-cell office:value-type="float" office:value="371" calcext:value-type="float">
            <text:p>371</text:p>
          </table:table-cell>
          <table:table-cell office:value-type="float" office:value="385" calcext:value-type="float">
            <text:p>385</text:p>
          </table:table-cell>
          <table:table-cell/>
          <table:table-cell office:value-type="string" calcext:value-type="string">
            <text:p>10.7773/cm.v39i4.2280</text:p>
          </table:table-cell>
          <table:table-cell table:number-columns-repeated="2"/>
          <table:table-cell office:value-type="string" calcext:value-type="string">
            <text:p>DEC 2013</text:p>
          </table:table-cell>
          <table:table-cell office:value-type="float" office:value="2013" calcext:value-type="float">
            <text:p>2013</text:p>
          </table:table-cell>
          <table:table-cell office:value-type="string" calcext:value-type="string">
            <text:p>The spatial and seasonal distribution of different demographic groups of the swimming crab Callinectes ornatus was analyzed with respect to its population biology in three bays (Ubatumirim, Ubatuba, and Mar Virado) in southeastern Brazil. In each bay, monthly sampling was performed during two years along six transects, established at 5, 10, 15, and 20 m depth (parallel to the beach line), in a wave-sheltered area (7.5 m depth), and at an exposed site (10 m depth). Total abundance of crabs was similar among the bays. The presence of immature individuals, adult females, and breeding females was positively correlated with the bottom and surface temperatures, whereas adult males showed an opposite trend with respect to these factors. Immature and smaller individuals were most abundant along the sheltered and shallower transects. Males were more abundant along the shallower transects, and females at 15 and 20 m. This study revealed that different demographic groups occupy the habitat in different ways, according to local features. In general, southeastern Brazil offers a range of conditions that favor reproduction and consequently the maintenance and growth of the local population of C. ornatus, contributing to the relatively high abundance of the species in this coastal area.</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185-3880</text:p>
          </table:table-cell>
          <table:table-cell/>
          <table:table-cell office:value-type="string" calcext:value-type="string">
            <text:p>WOS:000333367500004</text:p>
          </table:table-cell>
          <table:table-cell table:number-columns-repeated="972"/>
        </table:table-row>
        <table:table-row table:style-name="ro1">
          <table:table-cell office:value-type="string" calcext:value-type="string">
            <text:p>J</text:p>
          </table:table-cell>
          <table:table-cell office:value-type="string" calcext:value-type="string">
            <text:p>Frameschi, Israel Fernandes; Andrade, Luciana Segura de; Alencar, Carlos Eduardo Rocha Duarte; Fransozo, Vívian; Teixeira, Gustavo Monteiro; Fernandes-Goés, Lissandra Corrêa</text:p>
          </table:table-cell>
          <table:table-cell table:number-columns-repeated="7"/>
          <table:table-cell office:value-type="string" calcext:value-type="string">
            <text:p>Shell occupation by the South Atlantic endemic hermit crab Loxopagurus loxochelis (Moreira, 1901) (Anomura: Diogenidae)</text:p>
          </table:table-cell>
          <table:table-cell table:number-columns-repeated="7"/>
          <table:table-cell office:value-type="string" calcext:value-type="string">
            <text:p>Nauplius</text:p>
          </table:table-cell>
          <table:table-cell table:number-columns-repeated="3"/>
          <table:table-cell office:value-type="float" office:value="21" calcext:value-type="float">
            <text:p>21</text:p>
          </table:table-cell>
          <table:table-cell office:value-type="float" office:value="2" calcext:value-type="float">
            <text:p>2</text:p>
          </table:table-cell>
          <table:table-cell table:number-columns-repeated="2"/>
          <table:table-cell office:value-type="float" office:value="137" calcext:value-type="float">
            <text:p>137</text:p>
          </table:table-cell>
          <table:table-cell office:value-type="float" office:value="149" calcext:value-type="float">
            <text:p>149</text:p>
          </table:table-cell>
          <table:table-cell/>
          <table:table-cell office:value-type="string" calcext:value-type="string">
            <text:p>10.1590/S0104-64972013000200002</text:p>
          </table:table-cell>
          <table:table-cell table:number-columns-repeated="2"/>
          <table:table-cell office:value-type="string" calcext:value-type="string">
            <text:p>2013-12</text:p>
          </table:table-cell>
          <table:table-cell office:value-type="float" office:value="2013" calcext:value-type="float">
            <text:p>2013</text:p>
          </table:table-cell>
          <table:table-cell office:value-type="string" calcext:value-type="string">
            <text:p>The evaluation of population characteristics, particularly those of endemic species, aids in population preservation and management. Hermit crabs present an innate behavior of occupying shells, which tends to individual needs and limits their distribution. This study characterized the pattern of occupation of gastropod shells by the hermit Loxopagurus loxochelis in three bays of the southwestern coast of Brazil. Monthly collections were made from January/1998 to December/1999 in the bays Ubatumirim (UBM), Ubatuba (UBA) and Mar Virado (MV) with a shrimping boat. Overall, ten species of gastropod shells were occupied by L. loxochelis. The shell of Olivancillaria urceus represented 66.8% of those occupied. Morphometric relationships demonstrated a differential occupation of the more abundant shells among demographic groups, where most of the males occupied O. urceus, non-ovigerous females occupied O. urceus and Buccinanops cochlidium, and ovigerous females occupied B. cochlidium and Stramonita haemastoma. Most of the individuals occupied the more abundant shells, considered adequate for the morphology of this hermit crab species. Thus, the studied bays seem to be stable and propitious environments for population perpetuation and the settlement of new individuals.</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0104-6497</text:p>
          </table:table-cell>
          <table:table-cell/>
          <table:table-cell office:value-type="string" calcext:value-type="string">
            <text:p>SCIELO:S0104-64972013000200002</text:p>
          </table:table-cell>
          <table:table-cell table:number-columns-repeated="972"/>
        </table:table-row>
        <table:table-row table:style-name="ro1">
          <table:table-cell office:value-type="string" calcext:value-type="string">
            <text:p>J</text:p>
          </table:table-cell>
          <table:table-cell office:value-type="string" calcext:value-type="string">
            <text:p>Nascimento, Wellington F.; Rodrigues, Jucelene F.; Koehler, Samantha; Gepts, Paul; Veasey, Elizabeth A.</text:p>
          </table:table-cell>
          <table:table-cell table:number-columns-repeated="3"/>
          <table:table-cell office:value-type="string" calcext:value-type="string">
            <text:p>Veasey, Elizabeth/C-4511-2012; Koehler, Samantha/C-5773-2013</text:p>
          </table:table-cell>
          <table:table-cell office:value-type="string" calcext:value-type="string">
            <text:p>Koehler, Samantha/0000-0003-0955-5339</text:p>
          </table:table-cell>
          <table:table-cell table:number-columns-repeated="2"/>
          <table:table-cell office:value-type="string" calcext:value-type="string">
            <text:p>Spatially structured genetic diversity of the Amerindian yam (Dioscorea trifida L.) assessed by SSR and ISSR markers in Southern Brazil</text:p>
          </table:table-cell>
          <table:table-cell table:number-columns-repeated="7"/>
          <table:table-cell office:value-type="string" calcext:value-type="string">
            <text:p>GENETIC RESOURCES AND CROP EVOLUTION</text:p>
          </table:table-cell>
          <table:table-cell table:number-columns-repeated="3"/>
          <table:table-cell office:value-type="float" office:value="60" calcext:value-type="float">
            <text:p>60</text:p>
          </table:table-cell>
          <table:table-cell office:value-type="float" office:value="8" calcext:value-type="float">
            <text:p>8</text:p>
          </table:table-cell>
          <table:table-cell table:number-columns-repeated="2"/>
          <table:table-cell office:value-type="float" office:value="2405" calcext:value-type="float">
            <text:p>2405</text:p>
          </table:table-cell>
          <table:table-cell office:value-type="float" office:value="2420" calcext:value-type="float">
            <text:p>2420</text:p>
          </table:table-cell>
          <table:table-cell/>
          <table:table-cell office:value-type="string" calcext:value-type="string">
            <text:p>10.1007/s10722-013-0008-y</text:p>
          </table:table-cell>
          <table:table-cell table:number-columns-repeated="2"/>
          <table:table-cell office:value-type="string" calcext:value-type="string">
            <text:p>DEC 2013</text:p>
          </table:table-cell>
          <table:table-cell office:value-type="float" office:value="2013" calcext:value-type="float">
            <text:p>2013</text:p>
          </table:table-cell>
          <table:table-cell office:value-type="string" calcext:value-type="string">
            <text:p>Dioscorea trifida L. (Dioscoreaceae) is among the economically most important cultivated Amerindian yam species, whose origin and domestication are still unresolved issues. In order to estimate the genetic diversity maintained by traditional farmers in Brazil, 53 accessions of D. trifida from 11 municipalities in the states of Sao Paulo, Santa Catarina, Mato Grosso and Amazonas were characterized on the basis of eight Simple Sequence Repeats (SSR) and 16 Inter Simple Sequence Repeats (ISSR) markers. The level of polymorphism among the accessions was high, 95 % for SSR and 75.8 % for ISSR. The SSR marker showed higher discrimination power among accessions compared to ISSR, with D parameter values of 0.79 and 0.44, respectively. Although SSR and ISSR markers led to dendrograms with different topologies, both separated the accessions into three main groups: I-Ubatuba-SP; II-Iguape-SP and Santa Catarina; and III-Mato Grosso. The accessions from Amazonas State were classified in group II with SSR and in a separate group with ISSR. Bayesian and principal coordinate analyzes conducted with both molecular markers corroborated the classification into three main groups. Higher variation was found within groups in the AMOVA analysis for both markers (66.5 and 60.6 % for ISSR and SSR, respectively), and higher Shannon diversity index was found for group II with SSR. Significant but low correlations were found between genetic and geographic distances (r = 0.08; p = 0.0007 for SSR and r = 0.16; p = 0.0002 for ISSR). Therefore, results from both markers showed a slight spatially structured genetic diversity in D. trifida accessions maintained by small traditional farmers in Brazil.</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2"/>
          <table:table-cell office:value-type="string" calcext:value-type="string">
            <text:p>0925-9864</text:p>
          </table:table-cell>
          <table:table-cell/>
          <table:table-cell office:value-type="string" calcext:value-type="string">
            <text:p>WOS:000330297400018</text:p>
          </table:table-cell>
          <table:table-cell table:number-columns-repeated="972"/>
        </table:table-row>
        <table:table-row table:style-name="ro1">
          <table:table-cell office:value-type="string" calcext:value-type="string">
            <text:p>J</text:p>
          </table:table-cell>
          <table:table-cell office:value-type="string" calcext:value-type="string">
            <text:p>Furlan, Michele; Castilho, Antonio L.; Fernandes-Goes, Lissandra C.; Fransozo, Vivian; Bertini, Giovana; da Costa, Rogerio C.</text:p>
          </table:table-cell>
          <table:table-cell table:number-columns-repeated="3"/>
          <table:table-cell office:value-type="string" calcext:value-type="string">
            <text:p>Castilho, Antonio/B-5249-2015</text:p>
          </table:table-cell>
          <table:table-cell office:value-type="string" calcext:value-type="string">
            <text:p>Castilho, Antonio/0000-0003-0001-9054</text:p>
          </table:table-cell>
          <table:table-cell table:number-columns-repeated="2"/>
          <table:table-cell office:value-type="string" calcext:value-type="string">
            <text:p>Effect of environmental factors on the abundance of decapod crustaceans from soft bottoms off southeastern Brazil</text:p>
          </table:table-cell>
          <table:table-cell table:number-columns-repeated="7"/>
          <table:table-cell office:value-type="string" calcext:value-type="string">
            <text:p>ANAIS DA ACADEMIA BRASILEIRA DE CIENCIAS</text:p>
          </table:table-cell>
          <table:table-cell table:number-columns-repeated="3"/>
          <table:table-cell office:value-type="float" office:value="85" calcext:value-type="float">
            <text:p>85</text:p>
          </table:table-cell>
          <table:table-cell office:value-type="float" office:value="4" calcext:value-type="float">
            <text:p>4</text:p>
          </table:table-cell>
          <table:table-cell table:number-columns-repeated="2"/>
          <table:table-cell office:value-type="float" office:value="1345" calcext:value-type="float">
            <text:p>1345</text:p>
          </table:table-cell>
          <table:table-cell office:value-type="float" office:value="1356" calcext:value-type="float">
            <text:p>1356</text:p>
          </table:table-cell>
          <table:table-cell/>
          <table:table-cell office:value-type="string" calcext:value-type="string">
            <text:p>10.1590/0001-3765201394812</text:p>
          </table:table-cell>
          <table:table-cell table:number-columns-repeated="2"/>
          <table:table-cell office:value-type="string" calcext:value-type="string">
            <text:p>DEC 2013</text:p>
          </table:table-cell>
          <table:table-cell office:value-type="float" office:value="2013" calcext:value-type="float">
            <text:p>2013</text:p>
          </table:table-cell>
          <table:table-cell office:value-type="string" calcext:value-type="string">
            <text:p>This study investigated the importance of variations in environmental factors affecting the abundance patterns of decapods on the southeastern Brazilian coast. Sampling was carried out monthly from January 1998 through December 1999 in Ubatumirim and Mar Virado, Ubatuba region, using a commercial shrimp fishing boat equipped with double-rig nets. Six areas adjacent to rocky shores were chosen. Bottom-water samples were collected using a Nansen bottle, to measure the temperature and salinity. Sediment samples were also obtained by means of a Van Veen grab, for determination of texture and organic-matter content. The association of environmental factors with species abundance was evaluated by Canonical Correspondence Analysis (alpha = 0.05). Forty-one species of Decapoda were used in the multivariate analysis. The analysis indicated that sediment texture (phi) and bottom temperature were the main factors correlated (p &lt; 0.05) with the spatial and temporal abundance of the species. Considering the study region as faunal transition zone, including a mixture of species of both tropical and subantarctic origin, the species responded differently to environmental factors, mainly temperature. It is conceivable that the decapods adjust their distribution according to their intrinsic physiological limitations, possibly as a result of the available resource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01-3765</text:p>
          </table:table-cell>
          <table:table-cell/>
          <table:table-cell office:value-type="string" calcext:value-type="string">
            <text:p>WOS:000328922500013</text:p>
          </table:table-cell>
          <table:table-cell office:value-type="float" office:value="24141416" calcext:value-type="float">
            <text:p>24141416</text:p>
          </table:table-cell>
          <table:table-cell table:number-columns-repeated="971"/>
        </table:table-row>
        <table:table-row table:style-name="ro1">
          <table:table-cell office:value-type="string" calcext:value-type="string">
            <text:p>J</text:p>
          </table:table-cell>
          <table:table-cell office:value-type="string" calcext:value-type="string">
            <text:p>FURLAN, MICHELE; CASTILHO, ANTONIO L.; FERNANDES-GOES, LISSANDRA C.; FRANSOZO, VIVIAN; BERTINI, GIOVANA; COSTA, ROGERIO C. DA</text:p>
          </table:table-cell>
          <table:table-cell table:number-columns-repeated="7"/>
          <table:table-cell office:value-type="string" calcext:value-type="string">
            <text:p>Effect of environmental factors on the abundance of decapod crustaceans from soft bottoms off southeastern Brazil</text:p>
          </table:table-cell>
          <table:table-cell table:number-columns-repeated="7"/>
          <table:table-cell office:value-type="string" calcext:value-type="string">
            <text:p>Anais da Academia Brasileira de Ciências</text:p>
          </table:table-cell>
          <table:table-cell table:number-columns-repeated="3"/>
          <table:table-cell office:value-type="float" office:value="0" calcext:value-type="float">
            <text:p>0</text:p>
          </table:table-cell>
          <table:table-cell office:value-type="string" calcext:value-type="string">
            <text:p>ahead</text:p>
          </table:table-cell>
          <table:table-cell table:number-columns-repeated="2"/>
          <table:table-cell table:number-columns-repeated="2" office:value-type="float" office:value="0" calcext:value-type="float">
            <text:p>0</text:p>
          </table:table-cell>
          <table:table-cell/>
          <table:table-cell office:value-type="string" calcext:value-type="string">
            <text:p>10.1590/0001-3765201394812</text:p>
          </table:table-cell>
          <table:table-cell table:number-columns-repeated="2"/>
          <table:table-cell table:style-name="ce3" office:value-type="date" office:date-value="2013-10-11" calcext:value-type="date">
            <text:p>11/10/2013</text:p>
          </table:table-cell>
          <table:table-cell office:value-type="float" office:value="2013" calcext:value-type="float">
            <text:p>2013</text:p>
          </table:table-cell>
          <table:table-cell office:value-type="string" calcext:value-type="string">
            <text:p>This study investigated the importance of variations in environmental factors affecting the abundance patterns of decapods on the southeastern Brazilian coast. Sampling was carried out monthly from January 1998 through December 1999 in Ubatumirim and Mar Virado, Ubatuba region, using a commercial shrimp fishing boat equipped with double-rig nets. Six areas adjacent to rocky shores were chosen. Bottom-water samples were collected using a Nansen bottle, to measure the temperature and salinity. Sediment samples were also obtained by means of a Van Veen grab, for determination of texture and organic-matter content. The association of environmental factors with species abundance was evaluated by Canonical Correspondence Analysis (α = 0.05). Forty-one species of Decapoda were used in the multivariate analysis. The analysis indicated that sediment texture (phi) and bottom temperature were the main factors correlated (p &lt; 0.05) with the spatial and temporal abundance of the species. Considering the study region as faunal transition zone, including a mixture of species of both tropical and subantarctic origin, the species responded differently to environmental factors, mainly temperature. It is conceivable that the decapods adjust their distribution according to their intrinsic physiological limitations, possibly as a result of the available resources.</text:p>
          </table:table-cell>
          <table:table-cell/>
          <table:table-cell office:value-type="string" calcext:value-type="string">
            <text:p>Este estudo investigou a importância dos fatores ambientais sobre os padrões de abundância dos decápodos na costa sudeste brasileira. Amostragens foram feitas mensalmente de janeiro/1998 a dezembro/1999 em Ubatumirim e Mar Virado, região de Ubatuba, usando um barco de pesca camaroneiro equipado com redes doublerig. Foram selecionadas seis áreas adjacentes aos costões rochosos. Amostras de água de fundo foram coletadas usando garrafa de Nansen, para mensurar a temperatura e salinidade. Amostras de sedimento foram obtidas utilizando pegador de Van Veen, para determinação da textura e conteúdo de matéria orgânica. A associação dos fatores ambientais com a abundância das espécies foi verificada através da Análise de Correspondência Canônica (α = 0,05). Quarenta e uma espécies de Decapoda foram utilizadas na análise multivariada. A análise indicou que a textura do sedimento (phi) e a temperatura foram os fatores mais fortemente correlacionados (p &lt; 0,05) com a abundância espacial e temporal das espécies. Considerando a região de estudo como zona de transição faunística, incluindo espécies de origem tropical e subantártica, as espécies responderam diferentemente aos fatores ambientais, principalmente à temperatura. Possivelmente os decápodos ajustem sua distribuição de acordo com suas limitações fisiológicas intrínsecas, como resultado dos recursos disponíveis.</text:p>
          </table:table-cell>
          <table:table-cell table:number-columns-repeated="6"/>
          <table:table-cell table:number-columns-repeated="5" office:value-type="float" office:value="0" calcext:value-type="float">
            <text:p>0</text:p>
          </table:table-cell>
          <table:table-cell table:number-columns-repeated="2"/>
          <table:table-cell office:value-type="string" calcext:value-type="string">
            <text:p>0001-3765</text:p>
          </table:table-cell>
          <table:table-cell/>
          <table:table-cell office:value-type="string" calcext:value-type="string">
            <text:p>SCIELO:S0001-37652013005006513</text:p>
          </table:table-cell>
          <table:table-cell table:number-columns-repeated="972"/>
        </table:table-row>
        <table:table-row table:style-name="ro1">
          <table:table-cell office:value-type="string" calcext:value-type="string">
            <text:p>J</text:p>
          </table:table-cell>
          <table:table-cell office:value-type="string" calcext:value-type="string">
            <text:p>Leite, Tiago C.; Bondioli, Ana Cristina V.; Martins, Josef K.; Rodrigues, Jennifer; Guitierrez, Debora</text:p>
          </table:table-cell>
          <table:table-cell table:number-columns-repeated="7"/>
          <table:table-cell office:value-type="string" calcext:value-type="string">
            <text:p>Record of a Hawksbill Sea Turtle (Eretmochelys imbricata, Linneaus 1766) Aggregation at Anchieta Island State Park, Ubatuba, Sao Paulo, Brazil</text:p>
          </table:table-cell>
          <table:table-cell table:number-columns-repeated="7"/>
          <table:table-cell office:value-type="string" calcext:value-type="string">
            <text:p>Marine Turtle Newsletter</text:p>
          </table:table-cell>
          <table:table-cell table:number-columns-repeated="4"/>
          <table:table-cell office:value-type="float" office:value="139" calcext:value-type="float">
            <text:p>139</text:p>
          </table:table-cell>
          <table:table-cell table:number-columns-repeated="2"/>
          <table:table-cell office:value-type="float" office:value="1" calcext:value-type="float">
            <text:p>1</text:p>
          </table:table-cell>
          <table:table-cell office:value-type="float" office:value="3" calcext:value-type="float">
            <text:p>3</text:p>
          </table:table-cell>
          <table:table-cell table:number-columns-repeated="4"/>
          <table:table-cell office:value-type="string" calcext:value-type="string">
            <text:p>OCT 2013</text:p>
          </table:table-cell>
          <table:table-cell office:value-type="float" office:value="2013" calcext:value-type="float">
            <text:p>2013</text:p>
          </table:table-cell>
          <table:table-cell table:number-columns-repeated="9"/>
          <table:table-cell table:number-columns-repeated="5" office:value-type="float" office:value="0" calcext:value-type="float">
            <text:p>0</text:p>
          </table:table-cell>
          <table:table-cell table:number-columns-repeated="2"/>
          <table:table-cell office:value-type="string" calcext:value-type="string">
            <text:p>0839-7708</text:p>
          </table:table-cell>
          <table:table-cell/>
          <table:table-cell office:value-type="string" calcext:value-type="string">
            <text:p>BIOABS:BACD201400137167</text:p>
          </table:table-cell>
          <table:table-cell table:number-columns-repeated="972"/>
        </table:table-row>
        <table:table-row table:style-name="ro1">
          <table:table-cell office:value-type="string" calcext:value-type="string">
            <text:p>J</text:p>
          </table:table-cell>
          <table:table-cell office:value-type="string" calcext:value-type="string">
            <text:p>Fransozo, Vivian; da Silva, Thiago Elias; Fumis, Patricia Bianca; Bertini, Giovana; de Lima, Paloma Aparecida</text:p>
          </table:table-cell>
          <table:table-cell table:number-columns-repeated="7"/>
          <table:table-cell office:value-type="string" calcext:value-type="string">
            <text:p>ECOLOGICAL DISTRIBUTION AND POPULATION STRUCTURE OF Acantholobulus schmitti (RATHBUN, 1930)</text:p>
          </table:table-cell>
          <table:table-cell table:number-columns-repeated="7"/>
          <table:table-cell office:value-type="string" calcext:value-type="string">
            <text:p>BRAZILIAN JOURNAL OF OCEANOGRAPHY</text:p>
          </table:table-cell>
          <table:table-cell table:number-columns-repeated="3"/>
          <table:table-cell office:value-type="float" office:value="61" calcext:value-type="float">
            <text:p>61</text:p>
          </table:table-cell>
          <table:table-cell office:value-type="float" office:value="4" calcext:value-type="float">
            <text:p>4</text:p>
          </table:table-cell>
          <table:table-cell table:number-columns-repeated="2"/>
          <table:table-cell office:value-type="float" office:value="277" calcext:value-type="float">
            <text:p>277</text:p>
          </table:table-cell>
          <table:table-cell office:value-type="float" office:value="287" calcext:value-type="float">
            <text:p>287</text:p>
          </table:table-cell>
          <table:table-cell table:number-columns-repeated="4"/>
          <table:table-cell office:value-type="string" calcext:value-type="string">
            <text:p>OCT-DEC 2013</text:p>
          </table:table-cell>
          <table:table-cell office:value-type="float" office:value="2013" calcext:value-type="float">
            <text:p>2013</text:p>
          </table:table-cell>
          <table:table-cell office:value-type="string" calcext:value-type="string">
            <text:p>This investigation analyzed the ecological distribution and population structure of A. schmitti on the southeastern coast of Brazil. Crabs were sampled monthly from January 1998 to December 1999 at the following bays: Ubatumirim (UBM), Ubatuba (UBA) and Mar Virado (MV). Water and sediment samples were also collected from all sampling sites for an analysis of environmental factors. Acantholobus schmitti was most abundant at UBM (224), followed by UBA (154) and MV (23) but its abundance showed no association with the environmental factors analyzed. The low abundance of these crabs in MV may be due to the high wave action that moved biodetritic material accumulated on the bottom and frequently removed small crabs from their sheltered positions among the shell fragments. The individuals captured included 269 males and 132 females, of which only 4 specimens were brooding females. Juvenile recruitment occurred throughout the year, but was less intense in the spring. The major abundance of individuals as well as of ovigerous females occurred during 1999, when the entrance of the South Atlantic Central Waters (SACW) was stronger than in previous year. This environmental influence could be the main factor modulating this population.</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679-8759</text:p>
          </table:table-cell>
          <table:table-cell/>
          <table:table-cell office:value-type="string" calcext:value-type="string">
            <text:p>WOS:000330047900008</text:p>
          </table:table-cell>
          <table:table-cell table:number-columns-repeated="972"/>
        </table:table-row>
        <table:table-row table:style-name="ro1">
          <table:table-cell office:value-type="string" calcext:value-type="string">
            <text:p>J</text:p>
          </table:table-cell>
          <table:table-cell office:value-type="string" calcext:value-type="string">
            <text:p>de Lima, Marieli; Lampert Melo, Maria Carolina; Monteiro, Alcilene Rodrigues</text:p>
          </table:table-cell>
          <table:table-cell table:number-columns-repeated="7"/>
          <table:table-cell office:value-type="string" calcext:value-type="string">
            <text:p>Evaluation of the processing of Perna perna mussels: the influence of water quality involved in the cooling operations in the physico-chemical and microbiological characteristics of the product</text:p>
          </table:table-cell>
          <table:table-cell table:number-columns-repeated="7"/>
          <table:table-cell office:value-type="string" calcext:value-type="string">
            <text:p>JOURNAL OF THE SCIENCE OF FOOD AND AGRICULTURE</text:p>
          </table:table-cell>
          <table:table-cell table:number-columns-repeated="3"/>
          <table:table-cell office:value-type="float" office:value="93" calcext:value-type="float">
            <text:p>93</text:p>
          </table:table-cell>
          <table:table-cell office:value-type="float" office:value="13" calcext:value-type="float">
            <text:p>13</text:p>
          </table:table-cell>
          <table:table-cell table:number-columns-repeated="2"/>
          <table:table-cell office:value-type="float" office:value="3322" calcext:value-type="float">
            <text:p>3322</text:p>
          </table:table-cell>
          <table:table-cell office:value-type="float" office:value="3329" calcext:value-type="float">
            <text:p>3329</text:p>
          </table:table-cell>
          <table:table-cell/>
          <table:table-cell office:value-type="string" calcext:value-type="string">
            <text:p>10.1002/jsfa.6178</text:p>
          </table:table-cell>
          <table:table-cell table:number-columns-repeated="2"/>
          <table:table-cell office:value-type="string" calcext:value-type="string">
            <text:p>OCT 2013</text:p>
          </table:table-cell>
          <table:table-cell office:value-type="float" office:value="2013" calcext:value-type="float">
            <text:p>2013</text:p>
          </table:table-cell>
          <table:table-cell office:value-type="string" calcext:value-type="string">
            <text:p>BACKGROUND The state of Santa Catarina in Brazil is a large producer of Perna perna mussels. However, raw and processed mussels have a short shelf life because of their high microbiological count, such as Vibrio spp. This study evaluated the microbiological and physicochemical quality of raw and ready-to-eat mussels and the quality of water and ice used in the processing of mussels.RESULTS The microbiological conditions of water and ice used in the processing are not in accordance with Brazilian legislation because of the presence of coliforms and Vibrio spp. For ready-to-eat mussels, counts of psychrophilic and psychrotrophic micro-organisms reached 10(5) colony-forming units g(-1), a value close to the onset of product degradation during storage. Counts of coliforms, coagulase-positive Staphylococcus, Salmonella spp. and sulfite-reducing Clostridium in the mussels analysed during processing are in accordance with Brazilian law. The F value for the sterilisation procedure was lower than that required for Clostridium botulinum.CONCLUSION The study shows that microbiological cross-contamination occurred during the processing of mussels. Rigorous control is necessary from the production area of mussels to retailers. Good manufacturing practices must be implemented in the industry and cross-contamination avoided, mainly by Vibrio spp. after heat treatment.(c) 2013 Society of Chemical Industry</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22-5142</text:p>
          </table:table-cell>
          <table:table-cell/>
          <table:table-cell office:value-type="string" calcext:value-type="string">
            <text:p>WOS:000323934300025</text:p>
          </table:table-cell>
          <table:table-cell office:value-type="float" office:value="23585097" calcext:value-type="float">
            <text:p>23585097</text:p>
          </table:table-cell>
          <table:table-cell table:number-columns-repeated="971"/>
        </table:table-row>
        <table:table-row table:style-name="ro1">
          <table:table-cell office:value-type="string" calcext:value-type="string">
            <text:p>J</text:p>
          </table:table-cell>
          <table:table-cell office:value-type="string" calcext:value-type="string">
            <text:p>de Melo Junior, Mauro; Miyashita, Leonardo K.; Silva, Naira J.; Gaeta, Salvador A.; Lopes, Rubens M.</text:p>
          </table:table-cell>
          <table:table-cell table:number-columns-repeated="3"/>
          <table:table-cell office:value-type="string" calcext:value-type="string">
            <text:p>Lopes, Rubens/C-6335-2012</text:p>
          </table:table-cell>
          <table:table-cell office:value-type="string" calcext:value-type="string">
            <text:p>Lopes, Rubens/0000-0002-9709-073X</text:p>
          </table:table-cell>
          <table:table-cell table:number-columns-repeated="2"/>
          <table:table-cell office:value-type="string" calcext:value-type="string">
            <text:p>Reproductive traits of Euterpina acutifrons in a coastal area of Southeastern Brazil</text:p>
          </table:table-cell>
          <table:table-cell table:number-columns-repeated="7"/>
          <table:table-cell office:value-type="string" calcext:value-type="string">
            <text:p>MARINE ECOLOGY-AN EVOLUTIONARY PERSPECTIVE</text:p>
          </table:table-cell>
          <table:table-cell table:number-columns-repeated="3"/>
          <table:table-cell office:value-type="float" office:value="34" calcext:value-type="float">
            <text:p>34</text:p>
          </table:table-cell>
          <table:table-cell office:value-type="float" office:value="3" calcext:value-type="float">
            <text:p>3</text:p>
          </table:table-cell>
          <table:table-cell table:number-columns-repeated="2"/>
          <table:table-cell office:value-type="float" office:value="363" calcext:value-type="float">
            <text:p>363</text:p>
          </table:table-cell>
          <table:table-cell office:value-type="float" office:value="372" calcext:value-type="float">
            <text:p>372</text:p>
          </table:table-cell>
          <table:table-cell/>
          <table:table-cell office:value-type="string" calcext:value-type="string">
            <text:p>10.1111/maec.12041</text:p>
          </table:table-cell>
          <table:table-cell table:number-columns-repeated="2"/>
          <table:table-cell office:value-type="string" calcext:value-type="string">
            <text:p>SEP 2013</text:p>
          </table:table-cell>
          <table:table-cell office:value-type="float" office:value="2013" calcext:value-type="float">
            <text:p>2013</text:p>
          </table:table-cell>
          <table:table-cell office:value-type="string" calcext:value-type="string">
            <text:p>We investigated the reproductive biology of the planktonic harpacticoid copepod Euterpina acutifrons, including morphometric data, egg production rates (EPR) and viability, and weight-specific egg production. Experiments were carried out during 1year in an inner-shelf area off Ubatuba (SE Brazil), a site seasonally influenced bybottom intrusions of the relatively cold and nutrient-rich South Atlantic Central Water (SACW). We hypothesized that E.acutifrons attain higher reproductive rates when SACW penetrates in this region. Live females were incubated individually in cell culture plates during two periods of 24 h each, under controlled temperature and light conditions. Euterpina acutifrons carried on average 16.9 +/- 6.9 eggs.sac(-1), ranging between 10.8 +/- 5.7 and 30.8 +/- 7.4 eggs.sac(-1). Estimated EPRs ranged from 6.3 +/- 3.4 to 13.6 +/- 4.2 eggs.female(-1)day(-1), with mean weight-specific egg production rates of 0.06 +/- 0.04 and 0.17 +/- 0.08 per day. Euterpina acutifrons was not directly influenced by SACW intrusions, but body length and clutch size were positively related to temperature and chlorophyll content. Egg hatching time was clearly dependent on water temperature, as a 2 degrees C increase resulted in a decrease of 15 h in egg hatching time. This shows that even a small variation in temperature may considerably affect E.acutifrons population dynamics. Reproductive traits of this pelagic harpacticoid seem, therefore, to be controlled by the trade-offs between increased food supply and the metabolic demands at low temperatures associated with SACW bottom intrusions toward this coastal area.</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173-9565</text:p>
          </table:table-cell>
          <table:table-cell/>
          <table:table-cell office:value-type="string" calcext:value-type="string">
            <text:p>WOS:000329431400010</text:p>
          </table:table-cell>
          <table:table-cell table:number-columns-repeated="972"/>
        </table:table-row>
        <table:table-row table:style-name="ro1">
          <table:table-cell office:value-type="string" calcext:value-type="string">
            <text:p>J</text:p>
          </table:table-cell>
          <table:table-cell office:value-type="string" calcext:value-type="string">
            <text:p>Almeida, Ariadine Cristine; Hiyodo, Celia Mary; Cobo, Valter Jose; Bertini, Giovana; Fransozo, Vivian; Teixeira, Gustavo Monteiro</text:p>
          </table:table-cell>
          <table:table-cell table:number-columns-repeated="7"/>
          <table:table-cell office:value-type="string" calcext:value-type="string">
            <text:p>Relative growth, sexual maturity, and breeding season of three species of the genus Persephona (Decapoda: Brachyura: Leucosiidae): a comparative study</text:p>
          </table:table-cell>
          <table:table-cell table:number-columns-repeated="7"/>
          <table:table-cell office:value-type="string" calcext:value-type="string">
            <text:p>JOURNAL OF THE MARINE BIOLOGICAL ASSOCIATION OF THE UNITED KINGDOM</text:p>
          </table:table-cell>
          <table:table-cell table:number-columns-repeated="3"/>
          <table:table-cell office:value-type="float" office:value="93" calcext:value-type="float">
            <text:p>93</text:p>
          </table:table-cell>
          <table:table-cell office:value-type="float" office:value="6" calcext:value-type="float">
            <text:p>6</text:p>
          </table:table-cell>
          <table:table-cell table:number-columns-repeated="2"/>
          <table:table-cell office:value-type="float" office:value="1581" calcext:value-type="float">
            <text:p>1581</text:p>
          </table:table-cell>
          <table:table-cell office:value-type="float" office:value="1591" calcext:value-type="float">
            <text:p>1591</text:p>
          </table:table-cell>
          <table:table-cell/>
          <table:table-cell office:value-type="string" calcext:value-type="string">
            <text:p>10.1017/S002531541200197X</text:p>
          </table:table-cell>
          <table:table-cell table:number-columns-repeated="2"/>
          <table:table-cell office:value-type="string" calcext:value-type="string">
            <text:p>SEP 2013</text:p>
          </table:table-cell>
          <table:table-cell office:value-type="float" office:value="2013" calcext:value-type="float">
            <text:p>2013</text:p>
          </table:table-cell>
          <table:table-cell office:value-type="string" calcext:value-type="string">
            <text:p>The relative growths of Persephona lichtensteinii, P. mediterranea, and P. punctata were investigated on the south-eastern Brazilian coast, focusing on differences in the growth rates between immature and mature phases, the onset of morphological sexual maturity, and the breeding seasons of these species. Crabs were collected every two months from January 1991 through to November 1992, from a shrimp fishing boat equipped with two otter-trawl nets. Significant differences in the patterns of body growth were observed between immature and mature phases of all three species. Changes in the growth rates of the chelipeds (males) and abdomen (females) observed for P. lichtensteinii, P. mediterranea, and P. punctata, seem to be related to the puberty moult for both sexes. Males of P. mediterranea and P. punctata reached larger mean sizes of carapace width than females, whereas no difference was recorded for P. lichtensteinii. The body size at which 50% of males attained sexual maturity was also larger in P. mediterranea and P. punctata, and smaller in P. lichtensteinii. The absence of a pronounced sexual dimorphism and the size at the onset of sexual maturity observed only for P. lichtensteinii might be explained by distinct reproductive strategies of males. The presence of ovigerous females during the entire sampling period suggests that all three species have a continuous reproduction pattern at the Ubatuba region. Future studies on the population structure, functional maturity, and mating system should improve the understanding of factors driving the biology and ecology of these species at a subtropical region.</text:p>
          </table:table-cell>
          <table:table-cell table:number-columns-repeated="8"/>
          <table:table-cell office:value-type="float" office:value="2" calcext:value-type="float">
            <text:p>2</text:p>
          </table:table-cell>
          <table:table-cell office:value-type="float" office:value="0" calcext:value-type="float">
            <text:p>0</text:p>
          </table:table-cell>
          <table:table-cell table:number-columns-repeated="3" office:value-type="float" office:value="2" calcext:value-type="float">
            <text:p>2</text:p>
          </table:table-cell>
          <table:table-cell table:number-columns-repeated="2"/>
          <table:table-cell office:value-type="string" calcext:value-type="string">
            <text:p>0025-3154</text:p>
          </table:table-cell>
          <table:table-cell/>
          <table:table-cell office:value-type="string" calcext:value-type="string">
            <text:p>WOS:000322960700015</text:p>
          </table:table-cell>
          <table:table-cell table:number-columns-repeated="972"/>
        </table:table-row>
        <table:table-row table:style-name="ro1">
          <table:table-cell office:value-type="string" calcext:value-type="string">
            <text:p>J</text:p>
          </table:table-cell>
          <table:table-cell office:value-type="string" calcext:value-type="string">
            <text:p>Batista, Erica F.; Pessoa, Amalia G. G.; Guerra, Marcelo B. B.; Miranda, Kelber; Pereira-Filho, Edenir R.</text:p>
          </table:table-cell>
          <table:table-cell table:number-columns-repeated="3"/>
          <table:table-cell office:value-type="string" calcext:value-type="string">
            <text:p>Batista, Erica /L-7857-2013; Pereira Filho, Edenir/E-2283-2012; Analiticas avancadas, Inct/I-2424-2013; Guerra, Marcelo/D-3294-2015</text:p>
          </table:table-cell>
          <table:table-cell office:value-type="string" calcext:value-type="string">
            <text:p>Pereira Filho, Edenir/0000-0003-0608-0278; </text:p>
          </table:table-cell>
          <table:table-cell table:number-columns-repeated="2"/>
          <table:table-cell office:value-type="string" calcext:value-type="string">
            <text:p>Fast Sequential Determination of As and Sb, Bi and Pb by Continuous Flow Hydride Generation Atomic Absorption Spectrometry</text:p>
          </table:table-cell>
          <table:table-cell table:number-columns-repeated="7"/>
          <table:table-cell office:value-type="string" calcext:value-type="string">
            <text:p>FOOD ANALYTICAL METHODS</text:p>
          </table:table-cell>
          <table:table-cell table:number-columns-repeated="3"/>
          <table:table-cell office:value-type="float" office:value="6" calcext:value-type="float">
            <text:p>6</text:p>
          </table:table-cell>
          <table:table-cell office:value-type="float" office:value="4" calcext:value-type="float">
            <text:p>4</text:p>
          </table:table-cell>
          <table:table-cell table:number-columns-repeated="2"/>
          <table:table-cell office:value-type="float" office:value="1212" calcext:value-type="float">
            <text:p>1212</text:p>
          </table:table-cell>
          <table:table-cell office:value-type="float" office:value="1222" calcext:value-type="float">
            <text:p>1222</text:p>
          </table:table-cell>
          <table:table-cell/>
          <table:table-cell office:value-type="string" calcext:value-type="string">
            <text:p>10.1007/s12161-012-9528-x</text:p>
          </table:table-cell>
          <table:table-cell table:number-columns-repeated="2"/>
          <table:table-cell office:value-type="string" calcext:value-type="string">
            <text:p>AUG 2013</text:p>
          </table:table-cell>
          <table:table-cell office:value-type="float" office:value="2013" calcext:value-type="float">
            <text:p>2013</text:p>
          </table:table-cell>
          <table:table-cell office:value-type="string" calcext:value-type="string">
            <text:p>In this study, two methods were developed for the sequential determination of As and Sb, Bi and Pb using fast sequential continuous flow hydride generation atomic absorption spectrometry. Limits of detection obtained for As and Sb were 0.15 and 0.16 mu g L-1 and for Bi and Pb were 0.60 and 0.77 mu g L-1, respectively. Arsenic, Sb, and Bi were free from the influence of possible interferents in the levels investigated, but Pb showed a significant analytical signal decrease when Co, Cu, Fe, Ni, and HNO3 were presented in the solutions. The methods were applied to the analysis of water from the Tiet River (So Paulo State, Brazil), sea water from Praia Grande-Ubatuba (So Paulo State), chicken feed, trace elements in water (NIST 1643e), and trace metals in drinking water (HPS TMDW). The obtained recoveries varied from 88 (for As) to 116 % (for Bi).</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936-9751</text:p>
          </table:table-cell>
          <table:table-cell/>
          <table:table-cell office:value-type="string" calcext:value-type="string">
            <text:p>WOS:000321241500026</text:p>
          </table:table-cell>
          <table:table-cell table:number-columns-repeated="972"/>
        </table:table-row>
        <table:table-row table:style-name="ro1">
          <table:table-cell office:value-type="string" calcext:value-type="string">
            <text:p>J</text:p>
          </table:table-cell>
          <table:table-cell office:value-type="string" calcext:value-type="string">
            <text:p>Leite, Marta C. F.; Gasalla, Maria A.</text:p>
          </table:table-cell>
          <table:table-cell table:number-columns-repeated="7"/>
          <table:table-cell office:value-type="string" calcext:value-type="string">
            <text:p>A method for assessing fishers' ecological knowledge as a practical tool for ecosystem-based fisheries management: Seeking consensus in Southeastern Brazil</text:p>
          </table:table-cell>
          <table:table-cell table:number-columns-repeated="7"/>
          <table:table-cell office:value-type="string" calcext:value-type="string">
            <text:p>FISHERIES RESEARCH</text:p>
          </table:table-cell>
          <table:table-cell table:number-columns-repeated="3"/>
          <table:table-cell office:value-type="float" office:value="145" calcext:value-type="float">
            <text:p>145</text:p>
          </table:table-cell>
          <table:table-cell table:number-columns-repeated="3"/>
          <table:table-cell office:value-type="float" office:value="43" calcext:value-type="float">
            <text:p>43</text:p>
          </table:table-cell>
          <table:table-cell office:value-type="float" office:value="53" calcext:value-type="float">
            <text:p>53</text:p>
          </table:table-cell>
          <table:table-cell/>
          <table:table-cell office:value-type="string" calcext:value-type="string">
            <text:p>10.1016/j.fishres.2013.02.013</text:p>
          </table:table-cell>
          <table:table-cell table:number-columns-repeated="2"/>
          <table:table-cell office:value-type="string" calcext:value-type="string">
            <text:p>AUG 2013</text:p>
          </table:table-cell>
          <table:table-cell office:value-type="float" office:value="2013" calcext:value-type="float">
            <text:p>2013</text:p>
          </table:table-cell>
          <table:table-cell office:value-type="string" calcext:value-type="string">
            <text:p>Studies on fishers' ecological knowledge (FEK) and local ecological knowledge (LEK) have rarely been undertaken for practical application in a management context. Here, we describe a methodology to access FEK that was designed under an ecosystem-based fisheries management framework. The procedure was adapted from the Delphi technique, which seeks experts' consensus, and focused on several spatial and temporal issues related to the small-scale fisheries of the northern coast of sao Paulo, Brazil (particularly, in Ubatuba, between 23 degrees 20' S and 23 degrees 35' S). Experienced fishers, considered as experts, were selected during a pilot phase to participate in two sequential rounds of semi-structured interviews at 3 main landing sites and 12 coastal fishing communities. The issues addressed were: (1) spatial and seasonal occurrence of mature females and juveniles of the main commercial species, (2) fishing grounds and bycatch species for each type of fishing gear, and (3) fishers' suggestions for local fisheries management (e.g. mesh and size of gillnets, closure seasons, gear restrictions by fishing area). It was possible to identify consensus rates on the spatial and temporal issues, as well as on fishers' management suggestions. The former allowed the construction of maps representing fishing grounds and the local spatial distribution of different fishery stocks strata. We illustrate the output by focusing on five fishery stocks: the seabobshrimp Xiphopenaeus kroyeri, the whitemouth croaker Micropogonias furnieri, the inshore squid Loligo spp, the white shrimp Litopenaeus schimitti and the blue runner Caranx aysos. Overall, the results provided new guidelines for future local fisheries management and conservation initiatives. The methodology proved to be useful for the definition of essential fish habitats (EFHs), suggesting their potential application in other locations. (C) 2013 Elsevier B.V. All rights reserved.</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2"/>
          <table:table-cell office:value-type="string" calcext:value-type="string">
            <text:p>0165-7836</text:p>
          </table:table-cell>
          <table:table-cell/>
          <table:table-cell office:value-type="string" calcext:value-type="string">
            <text:p>WOS:000319550200006</text:p>
          </table:table-cell>
          <table:table-cell table:number-columns-repeated="972"/>
        </table:table-row>
        <table:table-row table:style-name="ro1">
          <table:table-cell office:value-type="string" calcext:value-type="string">
            <text:p>J</text:p>
          </table:table-cell>
          <table:table-cell office:value-type="string" calcext:value-type="string">
            <text:p>Valentim, Samuel Soares; Cordeiro Bernardes, Marcos Eduardo; Dottori, Marcelo; Cortezi, Matheus</text:p>
          </table:table-cell>
          <table:table-cell table:number-columns-repeated="7"/>
          <table:table-cell office:value-type="string" calcext:value-type="string">
            <text:p>LOW-FREQUENCY PHYSICAL VARIATIONS IN THE COASTAL ZONE OF UBATUBA, NORTHERN COAST OF SAO PAULO STATE, BRAZIL</text:p>
          </table:table-cell>
          <table:table-cell table:number-columns-repeated="7"/>
          <table:table-cell office:value-type="string" calcext:value-type="string">
            <text:p>BRAZILIAN JOURNAL OF OCEANOGRAPHY</text:p>
          </table:table-cell>
          <table:table-cell table:number-columns-repeated="3"/>
          <table:table-cell office:value-type="float" office:value="61" calcext:value-type="float">
            <text:p>61</text:p>
          </table:table-cell>
          <table:table-cell office:value-type="float" office:value="3" calcext:value-type="float">
            <text:p>3</text:p>
          </table:table-cell>
          <table:table-cell table:number-columns-repeated="2"/>
          <table:table-cell office:value-type="float" office:value="187" calcext:value-type="float">
            <text:p>187</text:p>
          </table:table-cell>
          <table:table-cell office:value-type="float" office:value="193" calcext:value-type="float">
            <text:p>193</text:p>
          </table:table-cell>
          <table:table-cell table:number-columns-repeated="4"/>
          <table:table-cell office:value-type="string" calcext:value-type="string">
            <text:p>JUL-SEP 2013</text:p>
          </table:table-cell>
          <table:table-cell office:value-type="float" office:value="2013" calcext:value-type="float">
            <text:p>2013</text:p>
          </table:table-cell>
          <table:table-cell office:value-type="string" calcext:value-type="string">
            <text:p>Sea level (SL), wind, air temperature (AT) and sea surface temperature (SST) variations in the coastal region of Ubatuba, northern coast of Sao Paulo, are assessed. A Lanczos-square cosine filter, with a 40-hour window, was applied over the SL time series between 1978 and 2000, except for the period comprising 1984 to 1986. In order to study subtidal effects on mean sea level (MSL), SL numerical filtering indicated that there was a virtually complete removal of semidiurnal and diurnal astronomical tidal components over the period of study. Results indicated an average raw SL rise of 2.3 mm/year, whereas average filtered MSL was of the order of 0.7 mm/year. Despite the overall positive MSL trend, the lunar nodal cycle of 18.6 years seemed to be the explanation for the SL series pattern. Correlations between MSL and parallel wind had a maximum correlation coefficient around 0.6, with 99% statistical confidence, while MSL and perpendicular wind correlations were not statistically significant. These results may be explained by Ekman dynamics. Data records of AT and SST between 1990 and 2003 showed positive trends for both variables. During this period, AT rose about 0.087 degrees C /year for the raw series and 0.085 degrees C /year for the monthly time series, and SST showed a rise of 0.047 degrees C /year and 0.046 degrees C/year, for the raw and monthly time series, respectively. The monthly climatology for both AT and SST showed higher values in February with 27.79 degrees C and 28.59 degrees C for AT and SST, respectively, and the lowest in July with 21.12 degrees C for AT and 21.91 degrees C for SST.</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679-8759</text:p>
          </table:table-cell>
          <table:table-cell/>
          <table:table-cell office:value-type="string" calcext:value-type="string">
            <text:p>WOS:000327260200003</text:p>
          </table:table-cell>
          <table:table-cell table:number-columns-repeated="972"/>
        </table:table-row>
        <table:table-row table:style-name="ro1">
          <table:table-cell office:value-type="string" calcext:value-type="string">
            <text:p>J</text:p>
          </table:table-cell>
          <table:table-cell office:value-type="string" calcext:value-type="string">
            <text:p>Attisano, Karina Kammer; Santos, Isaac Rodrigues; Ferreira de Andrade, Carlos Francisco; de Paiva, Mariele Lopes; Bigliardi Milani, Idel Cristina; Hax Niencheski, Luis Felipe</text:p>
          </table:table-cell>
          <table:table-cell table:number-columns-repeated="7"/>
          <table:table-cell office:value-type="string" calcext:value-type="string">
            <text:p>SUBMARINE GROUNDWATER DISCHARGE REVEALED BY RADIUM ISOTOPES (Ra-223 and Ra-224) NEAR A PALEOCHANNEL ON THE SOUTHERN BRAZILIAN CONTINENTAL SHELF</text:p>
          </table:table-cell>
          <table:table-cell table:number-columns-repeated="7"/>
          <table:table-cell office:value-type="string" calcext:value-type="string">
            <text:p>BRAZILIAN JOURNAL OF OCEANOGRAPHY</text:p>
          </table:table-cell>
          <table:table-cell table:number-columns-repeated="3"/>
          <table:table-cell office:value-type="float" office:value="61" calcext:value-type="float">
            <text:p>61</text:p>
          </table:table-cell>
          <table:table-cell office:value-type="float" office:value="3" calcext:value-type="float">
            <text:p>3</text:p>
          </table:table-cell>
          <table:table-cell table:number-columns-repeated="2"/>
          <table:table-cell office:value-type="float" office:value="195" calcext:value-type="float">
            <text:p>195</text:p>
          </table:table-cell>
          <table:table-cell office:value-type="float" office:value="200" calcext:value-type="float">
            <text:p>200</text:p>
          </table:table-cell>
          <table:table-cell table:number-columns-repeated="4"/>
          <table:table-cell office:value-type="string" calcext:value-type="string">
            <text:p>JUL-SEP 2013</text:p>
          </table:table-cell>
          <table:table-cell office:value-type="float" office:value="2013" calcext:value-type="float">
            <text:p>2013</text:p>
          </table:table-cell>
          <table:table-cell office:value-type="string" calcext:value-type="string">
            <text:p>Submarine Groundwater Discharge (SGD) has been recognized as an important component of the ocean-continent interface. The few previous studies in Brazil have focused on nearshore areas. This paper explores SGD on the Southern Brazilian Continental Shelf using multiple lines of evidence that include radium isotopes, dissolved nutrients, and water mass observations. The results indicated that SGD may be occurring on the Continental Shelf in the Albardao region, near a paleochannel located 50 km offshore. This paleochannel may thus be a preferential pathway for the delivery of nutrient- and metal-enriched groundwater and porewater into continental shelf water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679-8759</text:p>
          </table:table-cell>
          <table:table-cell/>
          <table:table-cell office:value-type="string" calcext:value-type="string">
            <text:p>WOS:000327260200004</text:p>
          </table:table-cell>
          <table:table-cell table:number-columns-repeated="972"/>
        </table:table-row>
        <table:table-row table:style-name="ro1">
          <table:table-cell office:value-type="string" calcext:value-type="string">
            <text:p>J</text:p>
          </table:table-cell>
          <table:table-cell office:value-type="string" calcext:value-type="string">
            <text:p>Rodrigues-Alves, Douglas Fernandes; Barros-Alves, Samara de Paiva; Fransozo, Vivian; Bertini, Giovana; Cobo, Valter Jose</text:p>
          </table:table-cell>
          <table:table-cell table:number-columns-repeated="7"/>
          <table:table-cell office:value-type="string" calcext:value-type="string">
            <text:p>Importance of biogenic substrates for the stone crab Menippe nodifrons Stimpson, 1859 (Brachyura: Eriphioidea)</text:p>
          </table:table-cell>
          <table:table-cell table:number-columns-repeated="7"/>
          <table:table-cell office:value-type="string" calcext:value-type="string">
            <text:p>LATIN AMERICAN JOURNAL OF AQUATIC RESEARCH</text:p>
          </table:table-cell>
          <table:table-cell table:number-columns-repeated="3"/>
          <table:table-cell office:value-type="float" office:value="41" calcext:value-type="float">
            <text:p>41</text:p>
          </table:table-cell>
          <table:table-cell office:value-type="float" office:value="3" calcext:value-type="float">
            <text:p>3</text:p>
          </table:table-cell>
          <table:table-cell table:number-columns-repeated="2"/>
          <table:table-cell office:value-type="float" office:value="459" calcext:value-type="float">
            <text:p>459</text:p>
          </table:table-cell>
          <table:table-cell office:value-type="float" office:value="467" calcext:value-type="float">
            <text:p>467</text:p>
          </table:table-cell>
          <table:table-cell/>
          <table:table-cell office:value-type="string" calcext:value-type="string">
            <text:p>10.3856/vol41-issue3-fulltext-9</text:p>
          </table:table-cell>
          <table:table-cell table:number-columns-repeated="2"/>
          <table:table-cell table:style-name="ce2" office:value-type="date" office:date-value="2013-07-01" calcext:value-type="date">
            <text:p>jul/13</text:p>
          </table:table-cell>
          <table:table-cell office:value-type="float" office:value="2013" calcext:value-type="float">
            <text:p>2013</text:p>
          </table:table-cell>
          <table:table-cell office:value-type="string" calcext:value-type="string">
            <text:p>In order to better understand the ecology of the different growth phases of the stone crab, Menippe nodifrons, and provide information for conservation of the natural stocks, this study describes the utilization of different biogenic substrates by this species in the intertidal zone. Sampling was carried out by hand at Ubatuba, State of Sao Paulo, Brazil. Crabs were captured among rocks or in association with three different biogenic substrates: Phragmatopoma lapidosa, Sargassum cymosum and Schizoporella unicornis. In the laboratory, the substrates were sorted and scanned for specimens of M. nodifrons, which were separated and measured at their maximum carapace width (CW), and classified as juvenile or adult specimens. Sex ratio and size distribution of crabs were analyzed for each of the substrate types. A total of 686 specimens of M. nodifrons were obtained during the sampling, ranging in size between 2.4 and 82.5 mm CW. Different mean sizes were recorded in the different substrates (P &lt; 0.05). The high prevalence of juveniles in the samples suggests that these microhabitats are fundamental for the juvenile development of M. nodifrons, as they provide refuge, protection and probably food for juvenile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718-560X</text:p>
          </table:table-cell>
          <table:table-cell/>
          <table:table-cell office:value-type="string" calcext:value-type="string">
            <text:p>WOS:000322262000009</text:p>
          </table:table-cell>
          <table:table-cell table:number-columns-repeated="972"/>
        </table:table-row>
        <table:table-row table:style-name="ro1">
          <table:table-cell office:value-type="string" calcext:value-type="string">
            <text:p>J</text:p>
          </table:table-cell>
          <table:table-cell office:value-type="string" calcext:value-type="string">
            <text:p>Silva, Naira J.; Tang, Kam W.; Lopes, Rubens M.</text:p>
          </table:table-cell>
          <table:table-cell table:number-columns-repeated="3"/>
          <table:table-cell office:value-type="string" calcext:value-type="string">
            <text:p>Lopes, Rubens/C-6335-2012</text:p>
          </table:table-cell>
          <table:table-cell office:value-type="string" calcext:value-type="string">
            <text:p>Lopes, Rubens/0000-0002-9709-073X</text:p>
          </table:table-cell>
          <table:table-cell table:number-columns-repeated="2"/>
          <table:table-cell office:value-type="string" calcext:value-type="string">
            <text:p>Effects of microalgal exudates and intact cells on subtropical marine zooplankton</text:p>
          </table:table-cell>
          <table:table-cell table:number-columns-repeated="7"/>
          <table:table-cell office:value-type="string" calcext:value-type="string">
            <text:p>JOURNAL OF PLANKTON RESEARCH</text:p>
          </table:table-cell>
          <table:table-cell table:number-columns-repeated="3"/>
          <table:table-cell office:value-type="float" office:value="35" calcext:value-type="float">
            <text:p>35</text:p>
          </table:table-cell>
          <table:table-cell office:value-type="float" office:value="4" calcext:value-type="float">
            <text:p>4</text:p>
          </table:table-cell>
          <table:table-cell table:number-columns-repeated="2"/>
          <table:table-cell office:value-type="float" office:value="855" calcext:value-type="float">
            <text:p>855</text:p>
          </table:table-cell>
          <table:table-cell office:value-type="float" office:value="865" calcext:value-type="float">
            <text:p>865</text:p>
          </table:table-cell>
          <table:table-cell/>
          <table:table-cell office:value-type="string" calcext:value-type="string">
            <text:p>10.1093/plankt/fbt026</text:p>
          </table:table-cell>
          <table:table-cell table:number-columns-repeated="2"/>
          <table:table-cell office:value-type="string" calcext:value-type="string">
            <text:p>JUL-AUG 2013</text:p>
          </table:table-cell>
          <table:table-cell office:value-type="float" office:value="2013" calcext:value-type="float">
            <text:p>2013</text:p>
          </table:table-cell>
          <table:table-cell office:value-type="string" calcext:value-type="string">
            <text:p>Harmful algal blooms (HABs) affect coastal waters worldwide and very often lead to the disruption of seafood harvesting and commercial activities, because of potential hazards to human health associated with the consumption of contaminated mussels, crustaceans and fish. HAB events are frequently caused by outbreaks of toxin-producing dinoflagellates, which are subject to top-down control by zooplankton. The aim of this study was to analyze the effects of dinoflagellate exudates and intact cells on the survivorship and mobility of zooplankton taxa from a subtropical location (Ubatuba, Brazil). Lethal effects were observed in five out of six taxa investigated, three of which (copepod nauplii, tintinnids and gastropod larvae) when exposed to dinoflagellate exudates and two (rotifers and brachyuran zoeae) when exposed to intact cells. In addition, gastropod larvae displayed mobility impairment during exposure to dinoflagellate exudates. Only polychaete larvae were not apparently affected during the course of the experiments. Zooplankton responses usually varied according to the dinoflagellate species tested. For instance, exudates from Alexandrium tamiyavanichii, Gonyaulax sp. and Gymnodinium sp. decreased survivorship of planktonic copepod nauplii but did not affect bottom-dwelling harpacticoid nauplii, which were in turn killed by exudates from Prorocentrum lima, a epibenthic dinoflagellate. These results suggest that HAB events do not cause indiscriminate zooplankton mortality, but may instead generate community shifts and complex cascading effects through the pelagic and benthic food web. Species-specific monitoring of zooplankton responses to HABs is therefore an important step to understand the ecological implications of dinoflagellate outbreaks in coastal waters, and their impact on marine farming activities.</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0142-7873</text:p>
          </table:table-cell>
          <table:table-cell/>
          <table:table-cell office:value-type="string" calcext:value-type="string">
            <text:p>WOS:000321068100012</text:p>
          </table:table-cell>
          <table:table-cell table:number-columns-repeated="972"/>
        </table:table-row>
        <table:table-row table:style-name="ro1">
          <table:table-cell office:value-type="string" calcext:value-type="string">
            <text:p>J</text:p>
          </table:table-cell>
          <table:table-cell office:value-type="string" calcext:value-type="string">
            <text:p>Wiedenbrug, Sofia; Lamas, Carlos E.; Trivinho-Strixino, Susana</text:p>
          </table:table-cell>
          <table:table-cell table:number-columns-repeated="3"/>
          <table:table-cell office:value-type="string" calcext:value-type="string">
            <text:p>Trivinho-Strixino, Susana/H-7505-2013; Lamas, Carlos Jose/D-1053-2012</text:p>
          </table:table-cell>
          <table:table-cell table:number-columns-repeated="3"/>
          <table:table-cell office:value-type="string" calcext:value-type="string">
            <text:p>A review of Neotropical species in Thienemanniella Kieffer (Diptera, Chironomidae)</text:p>
          </table:table-cell>
          <table:table-cell table:number-columns-repeated="7"/>
          <table:table-cell office:value-type="string" calcext:value-type="string">
            <text:p>ZOOTAXA</text:p>
          </table:table-cell>
          <table:table-cell table:number-columns-repeated="3"/>
          <table:table-cell office:value-type="float" office:value="3670" calcext:value-type="float">
            <text:p>3670</text:p>
          </table:table-cell>
          <table:table-cell office:value-type="float" office:value="2" calcext:value-type="float">
            <text:p>2</text:p>
          </table:table-cell>
          <table:table-cell table:number-columns-repeated="2"/>
          <table:table-cell office:value-type="float" office:value="215" calcext:value-type="float">
            <text:p>215</text:p>
          </table:table-cell>
          <table:table-cell office:value-type="float" office:value="237" calcext:value-type="float">
            <text:p>237</text:p>
          </table:table-cell>
          <table:table-cell table:number-columns-repeated="4"/>
          <table:table-cell office:value-type="string" calcext:value-type="string">
            <text:p>JUN 12 2013</text:p>
          </table:table-cell>
          <table:table-cell office:value-type="float" office:value="2013" calcext:value-type="float">
            <text:p>2013</text:p>
          </table:table-cell>
          <table:table-cell office:value-type="string" calcext:value-type="string">
            <text:p>Three species previously described from the neotropical region are revised and four new species are described: Thienemanniella biobio sp. n. and T. manihuales sp. n. as males and pupae from Chile, T. sancticaroli sp. n. and T. ubatuba sp. n. as males, females and immature stages from Brazil. The new Thienemanniella spreta species group is delimited consisting of T. spreta (Roback) sensu Sublette &amp; Sasa, T. sanctivincenta Saether, T. liae Paggi, T. sancticaroli sp. n. and T. ubatuba sp. n. Keys to the known Neotropical males, pupae and larvae are presented.</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1175-5326</text:p>
          </table:table-cell>
          <table:table-cell/>
          <table:table-cell office:value-type="string" calcext:value-type="string">
            <text:p>WOS:000320159100007</text:p>
          </table:table-cell>
          <table:table-cell table:number-columns-repeated="972"/>
        </table:table-row>
        <table:table-row table:style-name="ro1">
          <table:table-cell office:value-type="string" calcext:value-type="string">
            <text:p>J</text:p>
          </table:table-cell>
          <table:table-cell office:value-type="string" calcext:value-type="string">
            <text:p>Ursi, Suzana; Costa, Viviane L.; Hayashi, Leila; Pereira, Ricardo T. L.; Paula, Edison J.; Plastino, Estela M.</text:p>
          </table:table-cell>
          <table:table-cell table:number-columns-repeated="3"/>
          <table:table-cell office:value-type="string" calcext:value-type="string">
            <text:p>Plastino, Estela/G-4083-2012</text:p>
          </table:table-cell>
          <table:table-cell office:value-type="string" calcext:value-type="string">
            <text:p>Plastino, Estela/0000-0003-0269-4985</text:p>
          </table:table-cell>
          <table:table-cell table:number-columns-repeated="2"/>
          <table:table-cell office:value-type="string" calcext:value-type="string">
            <text:p>Intraspecific variation in Gracilaria birdiae (Gracilariales, Rhodophyta): growth, and agar yield and quality of color strains under aquaculture</text:p>
          </table:table-cell>
          <table:table-cell table:number-columns-repeated="7"/>
          <table:table-cell office:value-type="string" calcext:value-type="string">
            <text:p>BOTANICA MARINA</text:p>
          </table:table-cell>
          <table:table-cell table:number-columns-repeated="3"/>
          <table:table-cell office:value-type="float" office:value="56" calcext:value-type="float">
            <text:p>56</text:p>
          </table:table-cell>
          <table:table-cell office:value-type="float" office:value="3" calcext:value-type="float">
            <text:p>3</text:p>
          </table:table-cell>
          <table:table-cell table:number-columns-repeated="2"/>
          <table:table-cell office:value-type="float" office:value="241" calcext:value-type="float">
            <text:p>241</text:p>
          </table:table-cell>
          <table:table-cell office:value-type="float" office:value="248" calcext:value-type="float">
            <text:p>248</text:p>
          </table:table-cell>
          <table:table-cell/>
          <table:table-cell office:value-type="string" calcext:value-type="string">
            <text:p>10.1515/bot-2012-0219</text:p>
          </table:table-cell>
          <table:table-cell table:number-columns-repeated="2"/>
          <table:table-cell table:style-name="ce2" office:value-type="date" office:date-value="2013-06-01" calcext:value-type="date">
            <text:p>jun/13</text:p>
          </table:table-cell>
          <table:table-cell office:value-type="float" office:value="2013" calcext:value-type="float">
            <text:p>2013</text:p>
          </table:table-cell>
          <table:table-cell office:value-type="string" calcext:value-type="string">
            <text:p>Based on their distinct physiological characteristics, we postulated that different strains of Gracilaria birdiae (Gracilariales, Rhodophyta) would have distinct performances when grown in the sea. Samples from a northeastern Brazil population, including red (RD-CE), greenish-brown (GB-CE), and green (GR-CE) strains, and one red strain (RD-ES) from a southeastern population were cultivated in Ubatuba Bay, southeastern Brazil. We analyzed the survival ability, growth rate, and the agar yield and quality of these strains. The growth rates (GRs) and seawater temperatures were measured for 16 months. The northeastern population strains were in good condition during all the cultivation periods, while the RD-ES strain had a lower GR and died during some time periods. Overall, the GR ranged from 0.4% to 4.4% day(-1), depending on the strain and the period of cultivation. The GRs of the RD-CE, GR-CE, and GB-CE strains were similar during all the cultivation periods. The increased GR in all the strains of G. birdiae seemed to be related to a slight rise in the seawater temperature. However, the GRs decreased in all the strains when the temperatures remained high for the protracted periods. In addition to their similar GRs, the RD-CE and GR-CE strains had similar yields and qualities as the polysaccharides. We concluded that these three strains are suitable for testing as the candidates for future commercial cultivation.</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2"/>
          <table:table-cell office:value-type="string" calcext:value-type="string">
            <text:p>0006-8055</text:p>
          </table:table-cell>
          <table:table-cell/>
          <table:table-cell office:value-type="string" calcext:value-type="string">
            <text:p>WOS:000319910400003</text:p>
          </table:table-cell>
          <table:table-cell table:number-columns-repeated="972"/>
        </table:table-row>
        <table:table-row table:style-name="ro1">
          <table:table-cell office:value-type="string" calcext:value-type="string">
            <text:p>J</text:p>
          </table:table-cell>
          <table:table-cell office:value-type="string" calcext:value-type="string">
            <text:p>Muniz, Pablo; Pires-Vanin, Ana M. S.; Venturini, Natalia</text:p>
          </table:table-cell>
          <table:table-cell table:number-columns-repeated="7"/>
          <table:table-cell office:value-type="string" calcext:value-type="string">
            <text:p>Vertical distribution patterns of macrofauna in a subtropical near-shore coastal area affected by urban sewage</text:p>
          </table:table-cell>
          <table:table-cell table:number-columns-repeated="7"/>
          <table:table-cell office:value-type="string" calcext:value-type="string">
            <text:p>MARINE ECOLOGY-AN EVOLUTIONARY PERSPECTIVE</text:p>
          </table:table-cell>
          <table:table-cell table:number-columns-repeated="3"/>
          <table:table-cell office:value-type="float" office:value="34" calcext:value-type="float">
            <text:p>34</text:p>
          </table:table-cell>
          <table:table-cell office:value-type="float" office:value="2" calcext:value-type="float">
            <text:p>2</text:p>
          </table:table-cell>
          <table:table-cell table:number-columns-repeated="2"/>
          <table:table-cell office:value-type="float" office:value="233" calcext:value-type="float">
            <text:p>233</text:p>
          </table:table-cell>
          <table:table-cell office:value-type="float" office:value="250" calcext:value-type="float">
            <text:p>250</text:p>
          </table:table-cell>
          <table:table-cell/>
          <table:table-cell office:value-type="string" calcext:value-type="string">
            <text:p>10.1111/maec.12010</text:p>
          </table:table-cell>
          <table:table-cell table:number-columns-repeated="2"/>
          <table:table-cell table:style-name="ce2" office:value-type="date" office:date-value="2013-06-01" calcext:value-type="date">
            <text:p>jun/13</text:p>
          </table:table-cell>
          <table:table-cell office:value-type="float" office:value="2013" calcext:value-type="float">
            <text:p>2013</text:p>
          </table:table-cell>
          <table:table-cell office:value-type="string" calcext:value-type="string">
            <text:p>The vertical distribution of macrobenthic fauna, heavy metals, and other physico-chemical and biological characteristics of the sediments were studied in three sediment layers (07, 814, 1521cm) at seven stations in the Ubatuba region, north coast of SAo Paulo State, Brazil at several temporal and spatial scales. Six stations were located in the inner bay near the riverine run-off, and one was outside the bay, distant from the riverine influence. The samples were collected four times in 1year, on a seasonal basis. Sediments were basis comprised predominantly of very fine sand and the vertical distribution of grain size was uniform to a depth of 21cm in all stations. Higher values of total organic matter, organic carbon, sulphur, heavy metals and phaeopigments were recorded at the inner Ubatuba Bay stations, probably due to the riverine influence. C/N ratios indicated a mixed origin of organic matter with a major contribution of terrestrial material in the inner stations. The vertical distribution of heavy metals showed a slight decline with sediment depth in the inner stations, indicating the present contribution. Most of the macrofauna was found at the surface sediment layer. Biological data showed that in the inner stations of Ubatuba Bay, which are under the influence of urban sewage and are moderately polluted, the fauna was distributed more superficially within the substrate than in St. 7, which is located in the external portion of the bay distant from sewage inputs. The environmental quality of the sites studied varied little throughout the year, at least in relation to the variables considered here. Temporal variation in the vertical distribution of benthic fauna was not evident in the four sampling surveys analysed. Only minor changes in the vertical distribution of the total fauna were detected in the seasonal scale, with the organisms located less deep within the sediment column in summer, indicating some influence of the tourism impact and/or rainy season.</text:p>
          </table:table-cell>
          <table:table-cell table:number-columns-repeated="8"/>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173-9565</text:p>
          </table:table-cell>
          <table:table-cell/>
          <table:table-cell office:value-type="string" calcext:value-type="string">
            <text:p>WOS:000319420400008</text:p>
          </table:table-cell>
          <table:table-cell table:number-columns-repeated="972"/>
        </table:table-row>
        <table:table-row table:style-name="ro1">
          <table:table-cell office:value-type="string" calcext:value-type="string">
            <text:p>J</text:p>
          </table:table-cell>
          <table:table-cell office:value-type="string" calcext:value-type="string">
            <text:p>Pardal-Souza, Andre L.; Pinheiro, Marcelo A. A.</text:p>
          </table:table-cell>
          <table:table-cell table:number-columns-repeated="3"/>
          <table:table-cell office:value-type="string" calcext:value-type="string">
            <text:p>sebastianovitsch, stepan/G-8507-2013</text:p>
          </table:table-cell>
          <table:table-cell table:number-columns-repeated="3"/>
          <table:table-cell office:value-type="string" calcext:value-type="string">
            <text:p>Relative growth and reproduction in Achelous spinicarpus (Crustacea: Portunidae) on the south-eastern continental shelf of Brazil</text:p>
          </table:table-cell>
          <table:table-cell table:number-columns-repeated="7"/>
          <table:table-cell office:value-type="string" calcext:value-type="string">
            <text:p>JOURNAL OF THE MARINE BIOLOGICAL ASSOCIATION OF THE UNITED KINGDOM</text:p>
          </table:table-cell>
          <table:table-cell table:number-columns-repeated="3"/>
          <table:table-cell office:value-type="float" office:value="93" calcext:value-type="float">
            <text:p>93</text:p>
          </table:table-cell>
          <table:table-cell office:value-type="float" office:value="3" calcext:value-type="float">
            <text:p>3</text:p>
          </table:table-cell>
          <table:table-cell table:number-columns-repeated="2"/>
          <table:table-cell office:value-type="float" office:value="667" calcext:value-type="float">
            <text:p>667</text:p>
          </table:table-cell>
          <table:table-cell office:value-type="float" office:value="674" calcext:value-type="float">
            <text:p>674</text:p>
          </table:table-cell>
          <table:table-cell/>
          <table:table-cell office:value-type="string" calcext:value-type="string">
            <text:p>10.1017/S0025315412000318</text:p>
          </table:table-cell>
          <table:table-cell table:number-columns-repeated="2"/>
          <table:table-cell office:value-type="string" calcext:value-type="string">
            <text:p>MAY 2013</text:p>
          </table:table-cell>
          <table:table-cell office:value-type="float" office:value="2013" calcext:value-type="float">
            <text:p>2013</text:p>
          </table:table-cell>
          <table:table-cell office:value-type="string" calcext:value-type="string">
            <text:p>This investigation aimed to study the relative growth, morphological sexual maturity and fecundity of the swimming crab Achelous spinicarpus in a tropical region, on the south-eastern continental shelf of Brazil (25 degrees S). Biometry of all specimens was conducted, including measurements of the cephalothorax, cheliped, abdomen and gonopods. Relative growth was described based on the equation for allometry (y = ax(b)), and size at sexual maturity was determined from inflections in relations involving the cheliped, gonopods (males), and abdomen (females), as dependent variables, related to the cephalothorax width (independent variable). Fecundity was estimated by the gravimetric method. The relations of the length of the chelar propodus and carpal spine to the carapace width without the lateral spines (CW) showed positive allometry in both sexes, with a significant variation in the constant 'b' for males between the developmental stages (juvenile and adult) and the size at maturity estimated at 37 mm CW. In females, the abdomen was most appropriate for the estimate of morphological maturity, which occurred at a smaller size (32 mm CW), with a change in the growth pattern between the stages, passing from isometric (juveniles) to positive allometric (adults). The gonopods also showed different growth rates between developmental stages, in synchrony with the variables of the cheliped. Mean fecundity for the species was 53,984 eggs, with a positive correlation between the number of eggs exteriorized and the size of the female; the equations allowed inter-conversion between these variables, due to the adjustment of the power function (r(2) &gt;= 86%).</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0025-3154</text:p>
          </table:table-cell>
          <table:table-cell/>
          <table:table-cell office:value-type="string" calcext:value-type="string">
            <text:p>WOS:000317238100011</text:p>
          </table:table-cell>
          <table:table-cell table:number-columns-repeated="972"/>
        </table:table-row>
        <table:table-row table:style-name="ro1">
          <table:table-cell office:value-type="string" calcext:value-type="string">
            <text:p>J</text:p>
          </table:table-cell>
          <table:table-cell office:value-type="string" calcext:value-type="string">
            <text:p>Peiro, Douglas F.; Antonio Baeza, J.; Mantelatto, Fernando L.</text:p>
          </table:table-cell>
          <table:table-cell table:number-columns-repeated="7"/>
          <table:table-cell office:value-type="string" calcext:value-type="string">
            <text:p>Host-use pattern and sexual dimorphism reveals the mating system of the symbiotic pea crab Austinixa aidae (Crustacea: Brachyura: Pinnotheridae)</text:p>
          </table:table-cell>
          <table:table-cell table:number-columns-repeated="7"/>
          <table:table-cell office:value-type="string" calcext:value-type="string">
            <text:p>JOURNAL OF THE MARINE BIOLOGICAL ASSOCIATION OF THE UNITED KINGDOM</text:p>
          </table:table-cell>
          <table:table-cell table:number-columns-repeated="3"/>
          <table:table-cell office:value-type="float" office:value="93" calcext:value-type="float">
            <text:p>93</text:p>
          </table:table-cell>
          <table:table-cell office:value-type="float" office:value="3" calcext:value-type="float">
            <text:p>3</text:p>
          </table:table-cell>
          <table:table-cell table:number-columns-repeated="2"/>
          <table:table-cell office:value-type="float" office:value="715" calcext:value-type="float">
            <text:p>715</text:p>
          </table:table-cell>
          <table:table-cell office:value-type="float" office:value="723" calcext:value-type="float">
            <text:p>723</text:p>
          </table:table-cell>
          <table:table-cell/>
          <table:table-cell office:value-type="string" calcext:value-type="string">
            <text:p>10.1017/S0025315412000720</text:p>
          </table:table-cell>
          <table:table-cell table:number-columns-repeated="2"/>
          <table:table-cell office:value-type="string" calcext:value-type="string">
            <text:p>MAY 2013</text:p>
          </table:table-cell>
          <table:table-cell office:value-type="float" office:value="2013" calcext:value-type="float">
            <text:p>2013</text:p>
          </table:table-cell>
          <table:table-cell office:value-type="string" calcext:value-type="string">
            <text:p>Austinixa aidae inhabits burrows of the ghost shrimp Callichirus major at Pereque-acu beach, Ubatuba, Brazil. We described the host-use pattern and sexual dimorphism of A. aidae to test for monogamy given the generality of this mating system in the subfamily Pinnothereliinae (family Pinnotheridae) to which A. aidae belongs. Against expectations, A. aidae lives as solitary individuals within burrows more frequently than expected by chance alone. Additional observations suggested that A. aidae exhibits a polygynandrous mating system with males moving among burrows in search of receptive females. First, only 21% of the burrows harboured heterosexual pairs of crabs and the body size of paired crabs was poorly correlated. This suggests pair instability and frequent shifts among burrows by male and/or female crabs, as reported before for other symbiotic crustaceans in which the body size of paired crabs is poorly correlated. Second, males paired with females that were sexually receptive (without embryos) or that have been receptive recently (carrying early embryos) were found more frequently than expected by chance alone. The above agrees with that reported for species in which sexual pairing does not last long. Third, sexual dimorphism in terms of claw size and coloration was evident. Claws were larger in males than in females, a condition that argues in favour of male-male competition in A. aidae. In addition, the body coloration of males was more similar to the sand grains of the beach than that of females. This sex-specific coloration suggests that males are 'better adapted' than females to roam on the surface of the beach in search of burrows because their coloration should diminish the risk of detection by predators. Experiments are needed to reveal the details of the polygynandrous mating system herein inferred for A. aidae and to understand those conditions favouring particular reproductive strategies in symbiotic decapod crustaceans.</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0025-3154</text:p>
          </table:table-cell>
          <table:table-cell/>
          <table:table-cell office:value-type="string" calcext:value-type="string">
            <text:p>WOS:000317238100016</text:p>
          </table:table-cell>
          <table:table-cell table:number-columns-repeated="972"/>
        </table:table-row>
        <table:table-row table:style-name="ro1">
          <table:table-cell office:value-type="string" calcext:value-type="string">
            <text:p>J</text:p>
          </table:table-cell>
          <table:table-cell office:value-type="string" calcext:value-type="string">
            <text:p>Simoes, Sabrina Morilhas; Castilho, Antonio Leao; Fransozo, Adilson; Negreiros-Fransozo, Maria Lucia; da Costa, Rogerio Caetano</text:p>
          </table:table-cell>
          <table:table-cell table:number-columns-repeated="3"/>
          <table:table-cell office:value-type="string" calcext:value-type="string">
            <text:p>Castilho, Antonio/B-5249-2015</text:p>
          </table:table-cell>
          <table:table-cell office:value-type="string" calcext:value-type="string">
            <text:p>Castilho, Antonio/0000-0003-0001-9054</text:p>
          </table:table-cell>
          <table:table-cell table:number-columns-repeated="2"/>
          <table:table-cell office:value-type="string" calcext:value-type="string">
            <text:p>Distribution related to temperature and salinity of the shrimps Acetes americanus and Peisos petrunkevitchi (Crustacea: Sergestoidea) in the south-eastern Brazilian littoral zone</text:p>
          </table:table-cell>
          <table:table-cell table:number-columns-repeated="7"/>
          <table:table-cell office:value-type="string" calcext:value-type="string">
            <text:p>JOURNAL OF THE MARINE BIOLOGICAL ASSOCIATION OF THE UNITED KINGDOM</text:p>
          </table:table-cell>
          <table:table-cell table:number-columns-repeated="3"/>
          <table:table-cell office:value-type="float" office:value="93" calcext:value-type="float">
            <text:p>93</text:p>
          </table:table-cell>
          <table:table-cell office:value-type="float" office:value="3" calcext:value-type="float">
            <text:p>3</text:p>
          </table:table-cell>
          <table:table-cell table:number-columns-repeated="2"/>
          <table:table-cell office:value-type="float" office:value="753" calcext:value-type="float">
            <text:p>753</text:p>
          </table:table-cell>
          <table:table-cell office:value-type="float" office:value="759" calcext:value-type="float">
            <text:p>759</text:p>
          </table:table-cell>
          <table:table-cell/>
          <table:table-cell office:value-type="string" calcext:value-type="string">
            <text:p>10.1017/S0025315412000902</text:p>
          </table:table-cell>
          <table:table-cell table:number-columns-repeated="2"/>
          <table:table-cell office:value-type="string" calcext:value-type="string">
            <text:p>MAY 2013</text:p>
          </table:table-cell>
          <table:table-cell office:value-type="float" office:value="2013" calcext:value-type="float">
            <text:p>2013</text:p>
          </table:table-cell>
          <table:table-cell office:value-type="string" calcext:value-type="string">
            <text:p>lThe abundance and ecological distribution of Acetes americanus and Peisos petrunkevitchi were investigated from July 2006 to June 2007, in Ubatuba, Brazil. Eight transects were identified and sampled monthly: six of these transects were located in Ubatuba bay, with depths reaching 21 m, and the other two transects were in estuarine environments. A total of 33,888 A. americanus shrimp were captured, with the majority coming from the shallower transects (up to 10 m). Conversely, 6,173 of the P. petrunkevitchi shrimps were captured in deeper areas (from 9 to 21 m). No individuals from either species were found in the estuary. The highest abundances obtained for both species were sampled during the summer. Canonical correlation analysis resulted in a coefficient value of 0.68 (P = 0.00). The abundance of both species was strongly correlated with depth. Variations in temperature and salinity values were also informative in predicting the seasonal presence of P. petrunkevitchi in deeper areas and A. americanus in the shallower areas of the bay. It is conceivable that the shrimp adjust their ecological distribution according to their intrinsic physiological limitations.</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025-3154</text:p>
          </table:table-cell>
          <table:table-cell/>
          <table:table-cell office:value-type="string" calcext:value-type="string">
            <text:p>WOS:000317238100020</text:p>
          </table:table-cell>
          <table:table-cell table:number-columns-repeated="972"/>
        </table:table-row>
        <table:table-row table:style-name="ro1">
          <table:table-cell office:value-type="string" calcext:value-type="string">
            <text:p>J</text:p>
          </table:table-cell>
          <table:table-cell office:value-type="string" calcext:value-type="string">
            <text:p>Hirose, Gustavo Luis; Fransozo, Vivian; Tropea, Carolina; Lopez-Greco, Laura S.; Lucia Negreiros-Fransozo, Maria</text:p>
          </table:table-cell>
          <table:table-cell table:number-columns-repeated="7"/>
          <table:table-cell office:value-type="string" calcext:value-type="string">
            <text:p>Comparison of body size, relative growth and size at onset sexual maturity of Uca uruguayensis (Crustacea: Decapoda: Ocypodidae) from different latitudes in the south-western Atlantic</text:p>
          </table:table-cell>
          <table:table-cell table:number-columns-repeated="7"/>
          <table:table-cell office:value-type="string" calcext:value-type="string">
            <text:p>JOURNAL OF THE MARINE BIOLOGICAL ASSOCIATION OF THE UNITED KINGDOM</text:p>
          </table:table-cell>
          <table:table-cell table:number-columns-repeated="3"/>
          <table:table-cell office:value-type="float" office:value="93" calcext:value-type="float">
            <text:p>93</text:p>
          </table:table-cell>
          <table:table-cell office:value-type="float" office:value="3" calcext:value-type="float">
            <text:p>3</text:p>
          </table:table-cell>
          <table:table-cell table:number-columns-repeated="2"/>
          <table:table-cell office:value-type="float" office:value="781" calcext:value-type="float">
            <text:p>781</text:p>
          </table:table-cell>
          <table:table-cell office:value-type="float" office:value="788" calcext:value-type="float">
            <text:p>788</text:p>
          </table:table-cell>
          <table:table-cell/>
          <table:table-cell office:value-type="string" calcext:value-type="string">
            <text:p>10.1017/S0025315412001038</text:p>
          </table:table-cell>
          <table:table-cell table:number-columns-repeated="2"/>
          <table:table-cell office:value-type="string" calcext:value-type="string">
            <text:p>MAY 2013</text:p>
          </table:table-cell>
          <table:table-cell office:value-type="float" office:value="2013" calcext:value-type="float">
            <text:p>2013</text:p>
          </table:table-cell>
          <table:table-cell office:value-type="string" calcext:value-type="string">
            <text:p>Some crustaceans show variations of their reproductive biology within their geographical distribution, and knowledge about such variations is important for the comprehension of their reproductive adaptations. This study compared two populations of the fiddler crab Uca uruguayensis from two locations on the south-western Atlantic coast: Ubatuba Bay, Sao Paulo, Brazil and Samborombon Bay, Buenos Aires, Argentina. The population features analysed were the body size variation (carapace width = CW) and the size at the onset of sexual maturity (SOM) in order to test the hypothesis that the size at SOM, should be the same in relative terms (RSOM), independently of the latitudinal position. In the Brazilian population the CW ranged from 4.18 to 11.60 mm for males and 3.90 to 9.80 mm for females, and in the Argentinean population from 3.60 to 14.10 mm for males and 2.85 to 12.00 mm for females. In the Brazilian population the SOM was 7.1 (RSOM 0.58) and 5.9 mm CW (RSOM 0.57) for males and females, respectively, and in the Argentinean population it was 7.0 (RSOM 0.42) and 6.75 mm CW (RSOM 0.53) for males and females, respectively. This fact is probably related to a great plasticity in the life history features of Uca uruguayensis under different environmental conditions.</text:p>
          </table:table-cell>
          <table:table-cell table:number-columns-repeated="8"/>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table:table-cell office:value-type="string" calcext:value-type="string">
            <text:p>0025-3154</text:p>
          </table:table-cell>
          <table:table-cell/>
          <table:table-cell office:value-type="string" calcext:value-type="string">
            <text:p>WOS:000317238100023</text:p>
          </table:table-cell>
          <table:table-cell table:number-columns-repeated="972"/>
        </table:table-row>
        <table:table-row table:style-name="ro1">
          <table:table-cell office:value-type="string" calcext:value-type="string">
            <text:p>J</text:p>
          </table:table-cell>
          <table:table-cell office:value-type="string" calcext:value-type="string">
            <text:p>Silva, Juliana Braga; Duleba, Wania</text:p>
          </table:table-cell>
          <table:table-cell table:number-columns-repeated="7"/>
          <table:table-cell office:value-type="string" calcext:value-type="string">
            <text:p>COMPARISON BETWEEN THE TAPHONOMIC SIGNATURES OF SUB-FOSSIL FORAMINIFERA ASSEMBLAGES OF FLAMENGO AND FORTALEZA BAYS, SAO PAULO, BRAZIL</text:p>
          </table:table-cell>
          <table:table-cell table:number-columns-repeated="7"/>
          <table:table-cell office:value-type="string" calcext:value-type="string">
            <text:p>REVISTA BRASILEIRA DE PALEONTOLOGIA</text:p>
          </table:table-cell>
          <table:table-cell table:number-columns-repeated="3"/>
          <table:table-cell office:value-type="float" office:value="16" calcext:value-type="float">
            <text:p>16</text:p>
          </table:table-cell>
          <table:table-cell office:value-type="float" office:value="2" calcext:value-type="float">
            <text:p>2</text:p>
          </table:table-cell>
          <table:table-cell table:number-columns-repeated="2"/>
          <table:table-cell office:value-type="float" office:value="263" calcext:value-type="float">
            <text:p>263</text:p>
          </table:table-cell>
          <table:table-cell office:value-type="float" office:value="282" calcext:value-type="float">
            <text:p>282</text:p>
          </table:table-cell>
          <table:table-cell/>
          <table:table-cell office:value-type="string" calcext:value-type="string">
            <text:p>10.4072/rbp.2013.2.08</text:p>
          </table:table-cell>
          <table:table-cell table:number-columns-repeated="2"/>
          <table:table-cell office:value-type="string" calcext:value-type="string">
            <text:p>MAY-AUG 2013</text:p>
          </table:table-cell>
          <table:table-cell office:value-type="float" office:value="2013" calcext:value-type="float">
            <text:p>2013</text:p>
          </table:table-cell>
          <table:table-cell office:value-type="string" calcext:value-type="string">
            <text:p>Taphonomic (color alteration, grade and type of fragmentation) and morphometric signatures were analyzed in sub-fossil benthic foraminiferal assemblages along two shallow sedimentary marine cores, UB1 (Saco da Ribeira) and UB3 (Praia do Lazaro), collected at Flamengo and Fortaleza bays, in the Ubatuba municipality, at the northern coast of Sao Paulo State. The results indicated that these assemblages were not completely changed during their permanence in the geologic record and are therefore able to indicate the paleoenvironmental changes of these shallow marine regions since 7,700 cal years BP. The comparison between the taphonomic aspects of benthic foraminiferal assemblages present along both cores still allowed the assessment of similarities and differences between the depositional sites, thus complementing the paleoenvironmental information already gathered by the characteristics of both assemblage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519-7530</text:p>
          </table:table-cell>
          <table:table-cell/>
          <table:table-cell office:value-type="string" calcext:value-type="string">
            <text:p>WOS:000332266200008</text:p>
          </table:table-cell>
          <table:table-cell table:number-columns-repeated="972"/>
        </table:table-row>
        <table:table-row table:style-name="ro1">
          <table:table-cell office:value-type="string" calcext:value-type="string">
            <text:p>J</text:p>
          </table:table-cell>
          <table:table-cell office:value-type="string" calcext:value-type="string">
            <text:p>Lee, Eunhee; Hyun, Yunjung; Lee, Kang-Kun</text:p>
          </table:table-cell>
          <table:table-cell table:number-columns-repeated="7"/>
          <table:table-cell office:value-type="string" calcext:value-type="string">
            <text:p>Sea level periodic change and its impact on submarine groundwater discharge rate in coastal aquifer</text:p>
          </table:table-cell>
          <table:table-cell table:number-columns-repeated="7"/>
          <table:table-cell office:value-type="string" calcext:value-type="string">
            <text:p>ESTUARINE COASTAL AND SHELF SCIENCE</text:p>
          </table:table-cell>
          <table:table-cell table:number-columns-repeated="3"/>
          <table:table-cell office:value-type="float" office:value="121" calcext:value-type="float">
            <text:p>121</text:p>
          </table:table-cell>
          <table:table-cell table:number-columns-repeated="3"/>
          <table:table-cell office:value-type="float" office:value="51" calcext:value-type="float">
            <text:p>51</text:p>
          </table:table-cell>
          <table:table-cell office:value-type="float" office:value="60" calcext:value-type="float">
            <text:p>60</text:p>
          </table:table-cell>
          <table:table-cell/>
          <table:table-cell office:value-type="string" calcext:value-type="string">
            <text:p>10.1016/j.ecss.2013.02.011</text:p>
          </table:table-cell>
          <table:table-cell table:number-columns-repeated="2"/>
          <table:table-cell office:value-type="string" calcext:value-type="string">
            <text:p>APR 10 2013</text:p>
          </table:table-cell>
          <table:table-cell office:value-type="float" office:value="2013" calcext:value-type="float">
            <text:p>2013</text:p>
          </table:table-cell>
          <table:table-cell office:value-type="string" calcext:value-type="string">
            <text:p>This study focused on the interaction between groundwater and seawater and the effect of temporal scale of sea level fluctuation on submarine groundwater discharge (SGD) rate. The numerical code FEFLOW (Diersch, 2005) was used to evaluate the influence of periodic changes in sea level on an increase in SGD at various time scales from diurnal to glacial cycles. Simulation results showed that not only amplitude but also period of the sea level fluctuation controls total amount of SGD. The increase ratio of recirculated submarine groundwater discharge (RSGD) was found to generally be proportional to the amplitude of sea level and the square root of specific storage of an aquifer while inversely proportional to the square root of hydraulic conductivity of an aquifer and period of sea level fluctuation. A nondimensional number P* that incorporates combined effect of sea level oscillation and aquifer properties is used to represent the magnitude of periodic forcing from sea boundary into an aquifer as a mechanism for enhancement of RSGD. Simulation results demonstrate that increase ratios of RSGD are well fitted by an exponential curve as a function of P*, and variations in RSGD occur only when P* exceeds a critical number. The dimensionless inland recharge rate, where recharge rate is divided by hydraulic conductivity, was shown to be important in determining the critical number. This implies that sea level fluctuation does not lead to enhancement of RSGD until the specified condition is reached, and groundwater recharge rate and aquifer hydraulic conductivity are the key factors controlling the increase of RSGD. (C) 2013 Elsevier Ltd. All rights reserved.</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272-7714</text:p>
          </table:table-cell>
          <table:table-cell/>
          <table:table-cell office:value-type="string" calcext:value-type="string">
            <text:p>WOS:000317807100006</text:p>
          </table:table-cell>
          <table:table-cell table:number-columns-repeated="972"/>
        </table:table-row>
        <table:table-row table:style-name="ro1">
          <table:table-cell office:value-type="string" calcext:value-type="string">
            <text:p>J</text:p>
          </table:table-cell>
          <table:table-cell office:value-type="string" calcext:value-type="string">
            <text:p>da Rocha-Filho, Leo Correia; Garofalo, Carlos Alberto</text:p>
          </table:table-cell>
          <table:table-cell table:number-columns-repeated="7"/>
          <table:table-cell office:value-type="string" calcext:value-type="string">
            <text:p>Community ecology of euglossine bees in the coastal Atlantic Forest of Sao Paulo State, Brazil</text:p>
          </table:table-cell>
          <table:table-cell table:number-columns-repeated="7"/>
          <table:table-cell office:value-type="string" calcext:value-type="string">
            <text:p>JOURNAL OF INSECT SCIENCE</text:p>
          </table:table-cell>
          <table:table-cell table:number-columns-repeated="3"/>
          <table:table-cell office:value-type="float" office:value="13" calcext:value-type="float">
            <text:p>13</text:p>
          </table:table-cell>
          <table:table-cell table:number-columns-repeated="5"/>
          <table:table-cell office:value-type="float" office:value="23" calcext:value-type="float">
            <text:p>23</text:p>
          </table:table-cell>
          <table:table-cell table:number-columns-repeated="3"/>
          <table:table-cell office:value-type="string" calcext:value-type="string">
            <text:p>APR 3 2013</text:p>
          </table:table-cell>
          <table:table-cell office:value-type="float" office:value="2013" calcext:value-type="float">
            <text:p>2013</text:p>
          </table:table-cell>
          <table:table-cell office:value-type="string" calcext:value-type="string">
            <text:p>The Atlantic Forest stretches along Brazil's Atlantic coast, from Rio Grande do Norte State in the north to Rio Grande do Sul State in the south, and inland as far as Paraguay and the Misiones Province of Argentina. This biome is one of the eight biodiversity hotspots in the world and is characterized by high species diversity. Euglossini bees are known as important pollinators in this biome, where their diversity is high. Due to the high impact of human activities in the Atlantic Forest, in the present study the community structure of Euglossini was assessed in a coastal lowland area, Parque Estadual da Serra do Mar - Nucleo Picinguaba (PESM), and in an island, Parque Estadual da Ilha Anchieta (PEIA), Ubatuba, Sao Paulo State, Brazil. Sampling was carried out monthly, from August 2007 to July 2009, using artificial baits with 14 aromatic compounds to attract males. Twenty-three species were recorded. On PEIA, Euglossa cordata (L.) (Hymenoptera: Apidae) represented almost two thirds of the total species collected (63.2%). Euglossa iopoecila (23.0%) was the most abundant species in PESM but was not recorded on the island, and Euglossa sapphirina (21.0%) was the second most frequent species in PESM but was represented by only nine individuals on PEIA. The results suggest that these two species may act as bioindicators of preserved environments, as suggested for other Euglossini species. Some authors showed that Eg. cordata is favored by disturbed environments, which could explain its high abundance on Anchieta Island. Similarly, as emphasized by other authors, the dominance of Eg. cordata on the island would be another factor indicative of environmental disturbance.</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536-2442</text:p>
          </table:table-cell>
          <table:table-cell/>
          <table:table-cell office:value-type="string" calcext:value-type="string">
            <text:p>WOS:000317564500001</text:p>
          </table:table-cell>
          <table:table-cell office:value-type="float" office:value="23901873" calcext:value-type="float">
            <text:p>23901873</text:p>
          </table:table-cell>
          <table:table-cell table:number-columns-repeated="971"/>
        </table:table-row>
        <table:table-row table:style-name="ro1">
          <table:table-cell office:value-type="string" calcext:value-type="string">
            <text:p>J</text:p>
          </table:table-cell>
          <table:table-cell office:value-type="string" calcext:value-type="string">
            <text:p>Henderson, P. B.; Morris, P. J.; Moore, W. S.; Charette, M. A.</text:p>
          </table:table-cell>
          <table:table-cell table:number-columns-repeated="3"/>
          <table:table-cell office:value-type="string" calcext:value-type="string">
            <text:p>Charette, Matthew/I-9495-2012</text:p>
          </table:table-cell>
          <table:table-cell table:number-columns-repeated="3"/>
          <table:table-cell office:value-type="string" calcext:value-type="string">
            <text:p>Methodological advances for measuring low-level radium isotopes in seawater</text:p>
          </table:table-cell>
          <table:table-cell table:number-columns-repeated="7"/>
          <table:table-cell office:value-type="string" calcext:value-type="string">
            <text:p>JOURNAL OF RADIOANALYTICAL AND NUCLEAR CHEMISTRY</text:p>
          </table:table-cell>
          <table:table-cell table:number-columns-repeated="3"/>
          <table:table-cell office:value-type="float" office:value="296" calcext:value-type="float">
            <text:p>296</text:p>
          </table:table-cell>
          <table:table-cell office:value-type="float" office:value="1" calcext:value-type="float">
            <text:p>1</text:p>
          </table:table-cell>
          <table:table-cell table:number-columns-repeated="2"/>
          <table:table-cell office:value-type="float" office:value="357" calcext:value-type="float">
            <text:p>357</text:p>
          </table:table-cell>
          <table:table-cell office:value-type="float" office:value="362" calcext:value-type="float">
            <text:p>362</text:p>
          </table:table-cell>
          <table:table-cell/>
          <table:table-cell office:value-type="string" calcext:value-type="string">
            <text:p>10.1007/s10967-012-2047-9</text:p>
          </table:table-cell>
          <table:table-cell table:number-columns-repeated="2"/>
          <table:table-cell office:value-type="string" calcext:value-type="string">
            <text:p>APR 2013</text:p>
          </table:table-cell>
          <table:table-cell office:value-type="float" office:value="2013" calcext:value-type="float">
            <text:p>2013</text:p>
          </table:table-cell>
          <table:table-cell office:value-type="string" calcext:value-type="string">
            <text:p>A new approach for quantifying radium isotopes in seawater was developed in advance of the international GEOTRACES program, which has the goal of identifying processes and quantifying fluxes that control the distribution of trace elements and isotopes (TEIs) in the ocean. High-resolution water column samples were collected via a commercially available in situ pump modified to accept multiple filter media including a manganese-oxide (MnO2) impregnated acrylic cartridge for extracting dissolved radionuclides from seawater. The modifications mitigated prefilter clogging and allowed for up to 1,800 L filtrations in 4 h of pumping. Different MnO2 cartridge preparation methods were investigated to achieve maximum radium (Ra) extraction efficiency under high sample flow rates. Full-ocean depth profiles were measured for short-lived radium isotopes (Ra-223 and Ra-224) in shipboard laboratories using a delayed coincidence alpha scintillation counter (RaDeCC). Samples were reanalyzed 4 weeks and 2 months after collection for Th-228 and Ac-227 to correct for supported Ra-224 and Ra-223, respectively. Finally, the cartridges were measured on a gamma-ray spectrometer for the long-lived radium isotopes (Ra-226 and Ra-228). Parallel 20 L samples at each pumping depth were collected from Niskin bottles and analyzed via alpha scintillation for Ra-226 to determine radium extraction efficiencies for the cartridges. These modified methods will allow for increased sample throughput, and hence higher spatial resolution for radium isotopes in the ocean. Such resolution will greatly improve the determination of oceanic vertical and horizontal mixing rates over small and large scales, which in turn can be used to calculate fluxes of TEIs into the ocean.</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0236-5731</text:p>
          </table:table-cell>
          <table:table-cell/>
          <table:table-cell office:value-type="string" calcext:value-type="string">
            <text:p>WOS:000316569600058</text:p>
          </table:table-cell>
          <table:table-cell table:number-columns-repeated="972"/>
        </table:table-row>
        <table:table-row table:style-name="ro1">
          <table:table-cell office:value-type="string" calcext:value-type="string">
            <text:p>J</text:p>
          </table:table-cell>
          <table:table-cell office:value-type="string" calcext:value-type="string">
            <text:p>Zara, Fernando J.; Gaeta, Henrique H.; Costa, Tania M.; Toyama, Marcos H.; Caetano, Flavio H.</text:p>
          </table:table-cell>
          <table:table-cell table:number-columns-repeated="3"/>
          <table:table-cell office:value-type="string" calcext:value-type="string">
            <text:p>Costa , Tania /C-8066-2012</text:p>
          </table:table-cell>
          <table:table-cell table:number-columns-repeated="3"/>
          <table:table-cell office:value-type="string" calcext:value-type="string">
            <text:p>The ovarian cycle histochemistry and its relationship with hepatopancreas weight in the blue crab Callinectes danae (Crustacea: Portunidae)</text:p>
          </table:table-cell>
          <table:table-cell table:number-columns-repeated="7"/>
          <table:table-cell office:value-type="string" calcext:value-type="string">
            <text:p>ACTA ZOOLOGICA</text:p>
          </table:table-cell>
          <table:table-cell table:number-columns-repeated="3"/>
          <table:table-cell office:value-type="float" office:value="94" calcext:value-type="float">
            <text:p>94</text:p>
          </table:table-cell>
          <table:table-cell office:value-type="float" office:value="2" calcext:value-type="float">
            <text:p>2</text:p>
          </table:table-cell>
          <table:table-cell table:number-columns-repeated="2"/>
          <table:table-cell office:value-type="float" office:value="134" calcext:value-type="float">
            <text:p>134</text:p>
          </table:table-cell>
          <table:table-cell office:value-type="float" office:value="146" calcext:value-type="float">
            <text:p>146</text:p>
          </table:table-cell>
          <table:table-cell/>
          <table:table-cell office:value-type="string" calcext:value-type="string">
            <text:p>10.1111/j.1463-6395.2011.00537.x</text:p>
          </table:table-cell>
          <table:table-cell table:number-columns-repeated="2"/>
          <table:table-cell office:value-type="string" calcext:value-type="string">
            <text:p>APR 2013</text:p>
          </table:table-cell>
          <table:table-cell office:value-type="float" office:value="2013" calcext:value-type="float">
            <text:p>2013</text:p>
          </table:table-cell>
          <table:table-cell office:value-type="string" calcext:value-type="string">
            <text:p>Zara, F.J., Gaeta, H.H., Costa, T.M., Toyama, M.H. and Caetano, F.H. 2011. The ovarian cycle histochemistry and its relationship with hepatopancreas weight in the blue crab Callinectes danae (Crustacea: Portunidae). Acta Zoologica (Stockholm) 00:113. Several studies use macroscopic patterns of the ovarian development in crustaceans. Here, we examined the relationship between ovary histochemistry, changes in gonadosomatic and hepatosomatic indices against the macroscopic pattern of the ovarian development in Callinectes danae. Animals were collected in the south coast of SAo Paulo State, Brazil. Ovaries were macroscopically classified as juvenile, rudimentary, developing, intermediary, mature, and rudimentary ovigerous. Samples were fixed in 4% paraformaldehyde, processed for historesin, and stained with HE, protein, and neutral and acid polysaccharides detection. The juvenile oocytes are not enclosed by follicular cells and have fewer yolk nuclei being less intense in PAS reactivity than rudimentary oocytes. Developing oocytes show yolk granules and thick follicular cells. Yolk granules were positive for proteins and neutral polysaccharides. The intermediary stage is marked by a qualitative increase in yolk granules and the onset of chorion formation. In mature oocytes, cytoplasm is completely filled by yolk granules and the chorion is completely formed. Ovigerous ovaries have several atretic follicles and large quantities of hemocytes in the process of tissue reorganization. In C.danae, the changes in cell, goandosomatic and hepatosomatic indices coinciding with macroscopic observations and any combination of different macroscopic stages in a single pattern should be avoided.</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number-columns-repeated="2"/>
          <table:table-cell office:value-type="string" calcext:value-type="string">
            <text:p>0001-7272</text:p>
          </table:table-cell>
          <table:table-cell/>
          <table:table-cell office:value-type="string" calcext:value-type="string">
            <text:p>WOS:000315960000002</text:p>
          </table:table-cell>
          <table:table-cell table:number-columns-repeated="972"/>
        </table:table-row>
        <table:table-row table:style-name="ro1">
          <table:table-cell office:value-type="string" calcext:value-type="string">
            <text:p>J</text:p>
          </table:table-cell>
          <table:table-cell office:value-type="string" calcext:value-type="string">
            <text:p>Alves, Douglas F. R.; Barros-Alves, Samara P.; Lima, Daniel J. M.; Cobo, Valter J.; Negreiros-Fransozo, Maria Lucia</text:p>
          </table:table-cell>
          <table:table-cell table:number-columns-repeated="3"/>
          <table:table-cell office:value-type="string" calcext:value-type="string">
            <text:p>Lima, Daniel/C-6387-2015</text:p>
          </table:table-cell>
          <table:table-cell table:number-columns-repeated="3"/>
          <table:table-cell office:value-type="string" calcext:value-type="string">
            <text:p>Brachyuran and anomuran crabs associated with Schizoporella unicornis (Ectoprocta, Cheilostomata) from southeastern Brazil</text:p>
          </table:table-cell>
          <table:table-cell table:number-columns-repeated="7"/>
          <table:table-cell office:value-type="string" calcext:value-type="string">
            <text:p>ANAIS DA ACADEMIA BRASILEIRA DE CIENCIAS</text:p>
          </table:table-cell>
          <table:table-cell table:number-columns-repeated="3"/>
          <table:table-cell office:value-type="float" office:value="85" calcext:value-type="float">
            <text:p>85</text:p>
          </table:table-cell>
          <table:table-cell office:value-type="float" office:value="1" calcext:value-type="float">
            <text:p>1</text:p>
          </table:table-cell>
          <table:table-cell table:number-columns-repeated="2"/>
          <table:table-cell office:value-type="float" office:value="245" calcext:value-type="float">
            <text:p>245</text:p>
          </table:table-cell>
          <table:table-cell office:value-type="float" office:value="256" calcext:value-type="float">
            <text:p>256</text:p>
          </table:table-cell>
          <table:table-cell table:number-columns-repeated="4"/>
          <table:table-cell table:style-name="ce2" office:value-type="date" office:date-value="2013-03-01" calcext:value-type="date">
            <text:p>mar/13</text:p>
          </table:table-cell>
          <table:table-cell office:value-type="float" office:value="2013" calcext:value-type="float">
            <text:p>2013</text:p>
          </table:table-cell>
          <table:table-cell office:value-type="string" calcext:value-type="string">
            <text:p>The main goals of this investigation were to describe the community structure of anomuran and brachyuran crabs inhabiting reefs constituted by colonies of Schizoporella unicornis, and to provide a species importance ranking for this community. Collections were carried out on S. unicornis reefs at two-month intervals from May 2003 to May 2004, in the rocky sublittoral of the southeastern Brazilian coast. Relative abundance and occurrence were used to rank these species in the hierarchy importance. A total of 2,018 individuals were obtained, in 11 families, 22 genera and 31 species. Porcellanidae and Pilumnidae were the most abundant families, comprising respectively almost 60% and 15% of individuals sampled. The species ranking indicated four main groups A, B, C and D, with group A subdivided. Subgroup A1 contained 9 species, including the species of greatest ecological importance for community regarding abundance and occurrence. The great abundance of crabs associated with S. unicornis seems to be the result of its recognized importance during the crab developmental cycle, and as shelter and food for some Decapod species. These observations reveal the importance of conserving the areas occupied by these reef colonies, which appear to be an important environment for maintaining local biodiversity.</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0001-3765</text:p>
          </table:table-cell>
          <table:table-cell/>
          <table:table-cell office:value-type="string" calcext:value-type="string">
            <text:p>WOS:000321393500019</text:p>
          </table:table-cell>
          <table:table-cell office:value-type="float" office:value="23538959" calcext:value-type="float">
            <text:p>23538959</text:p>
          </table:table-cell>
          <table:table-cell table:number-columns-repeated="971"/>
        </table:table-row>
        <table:table-row table:style-name="ro1">
          <table:table-cell office:value-type="string" calcext:value-type="string">
            <text:p>J</text:p>
          </table:table-cell>
          <table:table-cell office:value-type="string" calcext:value-type="string">
            <text:p>da Rocha Filho, Leo Correia; Muradas Cerantola, Natalia de Campos; Garofalo, Carlos Alberto; Imperatriz-Fonseca, Vera Lucia; Del Lama, Marco Antonio</text:p>
          </table:table-cell>
          <table:table-cell table:number-columns-repeated="3"/>
          <table:table-cell office:value-type="string" calcext:value-type="string">
            <text:p>Imperatriz-Fonseca, Vera/H-5582-2012</text:p>
          </table:table-cell>
          <table:table-cell office:value-type="string" calcext:value-type="string">
            <text:p>Imperatriz-Fonseca, Vera/0000-0002-1079-2158</text:p>
          </table:table-cell>
          <table:table-cell table:number-columns-repeated="2"/>
          <table:table-cell office:value-type="string" calcext:value-type="string">
            <text:p>Genetic differentiation of the Euglossini (Hymenoptera, Apidae) populations on a mainland coastal plain and an island in southeastern Brazil</text:p>
          </table:table-cell>
          <table:table-cell table:number-columns-repeated="7"/>
          <table:table-cell office:value-type="string" calcext:value-type="string">
            <text:p>GENETICA</text:p>
          </table:table-cell>
          <table:table-cell table:number-columns-repeated="3"/>
          <table:table-cell office:value-type="float" office:value="141" calcext:value-type="float">
            <text:p>141</text:p>
          </table:table-cell>
          <table:table-cell table:style-name="ce1" office:value-type="date" office:date-value="2015-03-01" calcext:value-type="date">
            <text:p>1/mar</text:p>
          </table:table-cell>
          <table:table-cell table:number-columns-repeated="2"/>
          <table:table-cell office:value-type="float" office:value="65" calcext:value-type="float">
            <text:p>65</text:p>
          </table:table-cell>
          <table:table-cell office:value-type="float" office:value="74" calcext:value-type="float">
            <text:p>74</text:p>
          </table:table-cell>
          <table:table-cell/>
          <table:table-cell office:value-type="string" calcext:value-type="string">
            <text:p>10.1007/s10709-013-9706-9</text:p>
          </table:table-cell>
          <table:table-cell table:number-columns-repeated="2"/>
          <table:table-cell table:style-name="ce2" office:value-type="date" office:date-value="2013-03-01" calcext:value-type="date">
            <text:p>mar/13</text:p>
          </table:table-cell>
          <table:table-cell office:value-type="float" office:value="2013" calcext:value-type="float">
            <text:p>2013</text:p>
          </table:table-cell>
          <table:table-cell office:value-type="string" calcext:value-type="string">
            <text:p>Euglossini bees are among the main pollinators of plant species in tropical and subtropical forests in Central and South America. These bees are known as long-distance pollinators due to their exceptional flight performance. Here we assessed through microsatellite loci the gene variation and genetic differentiation between populations of four abundant Euglossini species populations sampled in two areas, Picinguaba (mainland) and Anchieta Island, Ubatuba, So Paulo State, southeastern Brazil. There was no significant genetic differentiation between the island and mainland samples of Euglossa cordata (Fst = 0.008, P = 0.60), Eulaema cingulata (Fst = 0.029, P = 0.29) and Eulaema nigrita (Fst = 0.062, P = 0.38), but a significant gene differentiation between mainland and island samples of Euglossa stellfeldi (Fst = 0.028, P = 0.016) was detected. As expected, our results showed that the water body that separates the island from the mainland does not constitute a geographic barrier for these Euglossini bees. The absence of populational structuring of three out the four species studied corroborates previous reports on those bees, characterized by large populations, with high gene diversity and gene flow and very low levels of diploid males. But the Eg. stellfeldi results clearly point that dispersal ability is not similar to all euglossine bees, what requires the development of different conservationist strategies to the Euglossini species.</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016-6707</text:p>
          </table:table-cell>
          <table:table-cell/>
          <table:table-cell office:value-type="string" calcext:value-type="string">
            <text:p>WOS:000316816600006</text:p>
          </table:table-cell>
          <table:table-cell office:value-type="float" office:value="23443762" calcext:value-type="float">
            <text:p>23443762</text:p>
          </table:table-cell>
          <table:table-cell table:number-columns-repeated="971"/>
        </table:table-row>
        <table:table-row table:style-name="ro1">
          <table:table-cell office:value-type="string" calcext:value-type="string">
            <text:p>J</text:p>
          </table:table-cell>
          <table:table-cell office:value-type="string" calcext:value-type="string">
            <text:p>do Valle, G. E.; Lourencao, A. L.; Zucchi, M. I.; Pinheiro, J. B.; de Abreu, A. G.</text:p>
          </table:table-cell>
          <table:table-cell table:number-columns-repeated="3"/>
          <table:table-cell office:value-type="string" calcext:value-type="string">
            <text:p>Zucchi, Maria/D-2637-2012</text:p>
          </table:table-cell>
          <table:table-cell table:number-columns-repeated="3"/>
          <table:table-cell office:value-type="string" calcext:value-type="string">
            <text:p>Population variability of Bemisia tabaci (Genn.) in different hosts</text:p>
          </table:table-cell>
          <table:table-cell table:number-columns-repeated="7"/>
          <table:table-cell office:value-type="string" calcext:value-type="string">
            <text:p>GENETICS AND MOLECULAR RESEARCH</text:p>
          </table:table-cell>
          <table:table-cell table:number-columns-repeated="3"/>
          <table:table-cell office:value-type="float" office:value="12" calcext:value-type="float">
            <text:p>12</text:p>
          </table:table-cell>
          <table:table-cell office:value-type="float" office:value="4" calcext:value-type="float">
            <text:p>4</text:p>
          </table:table-cell>
          <table:table-cell table:number-columns-repeated="2"/>
          <table:table-cell office:value-type="float" office:value="4615" calcext:value-type="float">
            <text:p>4615</text:p>
          </table:table-cell>
          <table:table-cell office:value-type="float" office:value="4624" calcext:value-type="float">
            <text:p>4624</text:p>
          </table:table-cell>
          <table:table-cell/>
          <table:table-cell office:value-type="string" calcext:value-type="string">
            <text:p>10.4238/2013.October.17.4</text:p>
          </table:table-cell>
          <table:table-cell table:number-columns-repeated="2"/>
          <table:table-cell table:number-columns-repeated="2" office:value-type="float" office:value="2013" calcext:value-type="float">
            <text:p>2013</text:p>
          </table:table-cell>
          <table:table-cell office:value-type="string" calcext:value-type="string">
            <text:p>The silverleaf whitefly, Bemisia tabaci (Genn.) (Hemiptera: Aleyrodidae), is a cryptic species complex that contains some of the most damaging pests in tropical and subtropical regions. Recent studies have indicated that this complex is composed of at least 24 distinct and morphologically indistinguishable species that mainly differ in their ability to transmit phytoviruses, adapt to hosts, and induce physiological changes in certain hosts. The importance of this species has been increasing worldwide, because it serves as a phytovirus vector, particularly for geminiviruses, in economically important crops. Here, we aimed to examine the population variability of B. tabaci populations inhabiting 6 agricultural crops grown in 5 regions of Brazil and 1 region of the USA; BRrep [Brasilia (DF, Brazil) - cabbage], ILsoj [Urbana (IL/USA) - soybean], BJabo [Bom Jesus da Lapa (BA, Brazil) - pumpkin], CPsoj [Campinas (SP, Brazil) - soybean], UBman [Ubatuba (SP, Brazil) - cassava], and PEmel [Petrolina (PE, Brazil) - melon]. Thirteen polymorphic loci with 50 alleles were observed, with an average of 2.37 (range: 2.00-2.91) alleles per population. The UBman and PEmel B. tabaci populations were the most differentiated, which was probably caused by insect adaptation to the host plant and the use of insecticides. A 33.87% inter-population variation was observed, indicating that microsatellites may be used to measure differentiation among these B. tabaci populations. Based on the comparison of microsatellites in the current study, only the Middle East-Asia Minor 1 population of B. tabaci was found in the six population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676-5680</text:p>
          </table:table-cell>
          <table:table-cell/>
          <table:table-cell office:value-type="string" calcext:value-type="string">
            <text:p>WOS:000331608000051</text:p>
          </table:table-cell>
          <table:table-cell office:value-type="float" office:value="24222237" calcext:value-type="float">
            <text:p>24222237</text:p>
          </table:table-cell>
          <table:table-cell table:number-columns-repeated="971"/>
        </table:table-row>
        <table:table-row table:style-name="ro1">
          <table:table-cell office:value-type="string" calcext:value-type="string">
            <text:p>J</text:p>
          </table:table-cell>
          <table:table-cell office:value-type="string" calcext:value-type="string">
            <text:p>Mathis, Wayne N.; Zatwarnicki, Tadeusz</text:p>
          </table:table-cell>
          <table:table-cell table:number-columns-repeated="7"/>
          <table:table-cell office:value-type="string" calcext:value-type="string">
            <text:p>A revision of the shore-fly genus Hydrochasma Hendel (Diptera, Ephydridae)</text:p>
          </table:table-cell>
          <table:table-cell table:number-columns-repeated="7"/>
          <table:table-cell office:value-type="string" calcext:value-type="string">
            <text:p>ZOOKEYS</text:p>
          </table:table-cell>
          <table:table-cell table:number-columns-repeated="4"/>
          <table:table-cell office:value-type="float" office:value="363" calcext:value-type="float">
            <text:p>363</text:p>
          </table:table-cell>
          <table:table-cell office:value-type="string" calcext:value-type="string">
            <text:p>SI</text:p>
          </table:table-cell>
          <table:table-cell/>
          <table:table-cell office:value-type="float" office:value="1" calcext:value-type="float">
            <text:p>1</text:p>
          </table:table-cell>
          <table:table-cell office:value-type="float" office:value="161" calcext:value-type="float">
            <text:p>161</text:p>
          </table:table-cell>
          <table:table-cell/>
          <table:table-cell office:value-type="string" calcext:value-type="string">
            <text:p>10.3897/zookeys.363.6482</text:p>
          </table:table-cell>
          <table:table-cell table:number-columns-repeated="2"/>
          <table:table-cell table:number-columns-repeated="2" office:value-type="float" office:value="2013" calcext:value-type="float">
            <text:p>2013</text:p>
          </table:table-cell>
          <table:table-cell office:value-type="string" calcext:value-type="string">
            <text:p>A revision of the shore fly genus Hydrochasma Hendel. The species of the genus Hydrochasma Hendel are revised, including 27 new species (type locality in parenthesis): H. andeum (Ecuador. Guayas: Boliche (02 degrees 07.7' S, 79 degrees 35.5'W)), H. annae (United States. Utah. Grand: Swasey Beach (15.3 km N Green River; 39 degrees 07'N, 110 degrees 06.6'W; Green River; 1255 m)), H. capsum (Ecuador. Orellana: RioTiputini (0 degrees 38.2'S, 76 degrees 8.9'W)), H. castilloi (Ecuador. Loja: Catamayo (03 degrees 59'S, 79 degrees 21'W)), H. crenulum (Peru. Cuzco: Paucartambo, Atalaya (Rio Alto Madre de Dios; 12 degrees 53.3'S, 71 degrees 21.6'W; 600 m)), H. denticum (Ecuador. Orellana: Rio Tiputini (0 degrees 38.2'S, 76 degrees 8.9'W)), H. digitatum (Peru. Madre de Dios: Diamante (Rio Alto Madre de Dios; 12 degrees 19.9'S, 70 degrees 57.5'W; 400 m)), H. distinctum (Costa Rica. Limon: Parque Nacional Barbilla, Sector Casas Negras, (10 degrees 0.8'N, 83 degrees 28.1'W; 300 m)), H. dolabrutum (Dominican Republic. Barahona: Barahona (18 degrees 12'N, 71 degrees 5.3'W)), H. edmistoni (Dominican Republic. Azua: near Pueblo Viejo (18 degrees 24.8'N, 70 degrees 44.7'W)), H. falcatum (Peru. Madre de Dios: Rio Manu, Erika (near Salvacion; 12 degrees 50.7'S, 71 degrees 23.3'W; 550 m)), H. glochium (Dominican Republic. Peravia: San Jose Ocoa (10 km NE; 18 degrees 35'N, 70 degrees 25.6'W)), H. kaieteur (Guyana. Kaieteur Falls (05 degrees 10.5'N, 59 degrees 26.9'W)), H. lineatum (Trinidad and Tobago. Trinidad. St. George: Filette (1 km SE; 10 degrees 47'N, 61 degrees 21'W)), H. miguelito (Honduras. Cortes: San Pedro Sula (8 km S; 15 degrees 25.7'N, 88 degrees 01.4'W)), H. octogonum (Ecuador. Manabi: Pichincha (01 degrees 02.7'S, 79 degrees 49.2'W)), H. parallelum (Trinidad and Tobago. Trinidad. St. Andrew: Lower Manzanilla (16 km S; 10 degrees 22'N, 61 degrees 01'W)), H. peniculum (Dominican Republic. Pedernales: Pedernales (18 degrees 01.8'N, 71 degrees 44.7'W)), H. rictum (Honduras. Cortes: San Pedro Sula (8 km S; 15 degrees 25.7'N, 88 degrees 01.4'W)), H. robustum (Brazil. Sao Paulo. Ubatuba, Praia Puruba (23 degrees 21'S, 44 degrees 55.6'W; beach)), H. sagittarium (Trinidad and Tobago. Tobago: St. John: Parlatuvier (creek; 11 degrees 17.9'N, 60 degrees 35'W)), H. simplicum (Costa Rica. Limon: Parque Nacional Barbilla, Sector Casas Negras, (10 degrees 01.2'N, 83 degrees 26.2'W; 300 m)), H. sinuatum (Belize. Stann Creek: Mullins Creek (17 km N Dangriga; 17 degrees 06.2'N, 88 degrees 17.8'W)), H. spinosum (Costa Rica. Limon: Westfalia (4 km S; 09 degrees 54.5'N, 82 degrees 59'W; beach)), H. urnulum (Dominican Republic. Puerto Plata: Rio Camu (14 km E Puerto Plata; 19 degrees 41.9'N, 70 degrees 37.5'W)), H. viridum (Guyana. Karanambo, Rupununi River (ox bow; 03 degrees 45.1'N, 59 degrees 18.6'W)), H. williamsae (Belize. Stann Creek: Mullins River (17 km N Dangriga; 17 degrees 06.2'N, 88 degrees 17.8'W)). All known species are described with an emphasis on structures of the male terminalia, which are fully illustrated. Detailed locality data and distribution maps for all species are provided. A lectotype is designated for Discocerina incisum Coquillett and Hydrochasma zernyi Hendel. For perspective and to facilitate genus-group and species-group recognition, the tribe Discocerinini is diagnosed and a key to included genera in the New World is provided.</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313-2989</text:p>
          </table:table-cell>
          <table:table-cell/>
          <table:table-cell office:value-type="string" calcext:value-type="string">
            <text:p>WOS:000328499900001</text:p>
          </table:table-cell>
          <table:table-cell office:value-type="float" office:value="24363601" calcext:value-type="float">
            <text:p>24363601</text:p>
          </table:table-cell>
          <table:table-cell table:number-columns-repeated="971"/>
        </table:table-row>
        <table:table-row table:style-name="ro1">
          <table:table-cell office:value-type="string" calcext:value-type="string">
            <text:p>J</text:p>
          </table:table-cell>
          <table:table-cell office:value-type="string" calcext:value-type="string">
            <text:p>Sonoda, Marcia Cristina; Rossi, Claudio Nazaretian; Laurenti, Marcia Dalastra; Larsson, Carlos Eduardo</text:p>
          </table:table-cell>
          <table:table-cell table:number-columns-repeated="7"/>
          <table:table-cell office:value-type="string" calcext:value-type="string">
            <text:p>Retrospective study of canine cases of leishmaniasis attended in Sao Paulo, Brazil (1997-2007)</text:p>
          </table:table-cell>
          <table:table-cell table:number-columns-repeated="7"/>
          <table:table-cell office:value-type="string" calcext:value-type="string">
            <text:p>SEMINA-CIENCIAS AGRARIAS</text:p>
          </table:table-cell>
          <table:table-cell table:number-columns-repeated="3"/>
          <table:table-cell office:value-type="float" office:value="34" calcext:value-type="float">
            <text:p>34</text:p>
          </table:table-cell>
          <table:table-cell office:value-type="float" office:value="2" calcext:value-type="float">
            <text:p>2</text:p>
          </table:table-cell>
          <table:table-cell table:number-columns-repeated="2"/>
          <table:table-cell office:value-type="float" office:value="741" calcext:value-type="float">
            <text:p>741</text:p>
          </table:table-cell>
          <table:table-cell office:value-type="float" office:value="757" calcext:value-type="float">
            <text:p>757</text:p>
          </table:table-cell>
          <table:table-cell/>
          <table:table-cell office:value-type="string" calcext:value-type="string">
            <text:p>10.5433/1679-0359.2013v34n2p741</text:p>
          </table:table-cell>
          <table:table-cell table:number-columns-repeated="2"/>
          <table:table-cell table:number-columns-repeated="2" office:value-type="float" office:value="2013" calcext:value-type="float">
            <text:p>2013</text:p>
          </table:table-cell>
          <table:table-cell office:value-type="string" calcext:value-type="string">
            <text:p>Leishmaniasis is zoonosis caused by pleomorphic protozoa of the genus Leishmania. The spread of the disease in Brazil lead to this retrospective survey of canine visceral leishmaniasis diagnosed at the Service of Dermatology and Medical Clinics of the Small Animal Hospital-USP. We evaluated the records of 36 dogs naturally infected with Leishmania sp, which diagnosis included disease characterization during anamnesis, physical and dermatologic examination, hematology, biochemistry, imaging, serology (Enzyme-Linked Immunosorbent Assay - ELISA and/or Indirect Fluorescent Reaction - RIFI), skin histopathology and/or agent isolation from aspiration biopsy samples of lymph nodes and/or bone marrow, and immunohistochemistry. All cases were allochtonous without gender predilection; 52.8% were 13 to 48 months old, with greater occurrence in pure breed dogs (66,7%), mostly Poodles and Labradors (20.8% each). Regarding origin: Campinas, Campo Limpo Paulista, Holambra, Ilha Bela, Sao Roque, Sorocaba, Ubatuba and Uberaba (one case /city). The remaining 28 cases from the State of Sao Paulo were located in cities with reported canine-human transmission (Aracatuba - three, Bauru - one), intra-canine transmission (Cotia - five, Embu - four) or cities under investigation (Sao Paulo - 11, Mogi das Cruzes - one). Portugal (one) and Minas Gerais (Belo Horizonte - two) reported canine-human transmission. Prior to the leishmaniasis development dogs remained for short or long periods in 14 cities in the State of Sao Paulo (Aracatuba, Birigui, Caraguatatuba, Cotia, Eldorado, Embu e Embu Guacu, Guaruja, Ilha Bela, Itapecerica da Serra, Peruibe, Presidente Prudente, Sao Roque and Sao Paulo) and five other Brazilian States (Maranhao, Minas Gerais, Parana, Rio de Janeiro and Santa Catarina. Most animals were oligosymptomatic (50%), 47.2% symptomatic and 2.8% asymptomatic.</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676-546X</text:p>
          </table:table-cell>
          <table:table-cell/>
          <table:table-cell office:value-type="string" calcext:value-type="string">
            <text:p>WOS:000328266700026</text:p>
          </table:table-cell>
          <table:table-cell table:number-columns-repeated="972"/>
        </table:table-row>
        <table:table-row table:style-name="ro1">
          <table:table-cell office:value-type="string" calcext:value-type="string">
            <text:p>J</text:p>
          </table:table-cell>
          <table:table-cell office:value-type="string" calcext:value-type="string">
            <text:p>Valle, J.S.; Fonseca, B.K.D.; Nakamura, S.S.; Linde, G.A.; Mattana, R.S.; Ming, L.C.; Colauto, N.B.</text:p>
          </table:table-cell>
          <table:table-cell table:number-columns-repeated="7"/>
          <table:table-cell office:value-type="string" calcext:value-type="string">
            <text:p>Diversidade genética de populações naturais de pariparoba [Pothomorphe umbellata (L.) Miq.] por RAPD</text:p>
          </table:table-cell>
          <table:table-cell office:value-type="string" calcext:value-type="string">
            <text:p>Genetic diversity of natural populations of pariparoba [Pothomorphe umbellata (L.) Miq.] according to RAPD analysis</text:p>
          </table:table-cell>
          <table:table-cell table:number-columns-repeated="6"/>
          <table:table-cell office:value-type="string" calcext:value-type="string">
            <text:p>Revista Brasileira de Plantas Medicinais</text:p>
          </table:table-cell>
          <table:table-cell table:number-columns-repeated="3"/>
          <table:table-cell office:value-type="float" office:value="15" calcext:value-type="float">
            <text:p>15</text:p>
          </table:table-cell>
          <table:table-cell office:value-type="float" office:value="1" calcext:value-type="float">
            <text:p>1</text:p>
          </table:table-cell>
          <table:table-cell table:number-columns-repeated="2"/>
          <table:table-cell office:value-type="float" office:value="47" calcext:value-type="float">
            <text:p>47</text:p>
          </table:table-cell>
          <table:table-cell office:value-type="float" office:value="53" calcext:value-type="float">
            <text:p>53</text:p>
          </table:table-cell>
          <table:table-cell/>
          <table:table-cell office:value-type="string" calcext:value-type="string">
            <text:p>10.1590/S1516-05722013000100006</text:p>
          </table:table-cell>
          <table:table-cell table:number-columns-repeated="2"/>
          <table:table-cell table:number-columns-repeated="2" office:value-type="float" office:value="2013" calcext:value-type="float">
            <text:p>2013</text:p>
          </table:table-cell>
          <table:table-cell office:value-type="string" calcext:value-type="string">
            <text:p>The aim of this study was to analyze the genetic structure of populations of Pothomorphe umbellata (L.) Miq. based on RAPD molecular polymorphisms. Analysis included four natural populations from São Paulo State (Jacareí, Jundiaí, Piquete, Ubatuba) and one population from Paraná State (Adrianópolis). Twenty-five polymorphic loci (96.15%) were identified. There were high levels of genetic diversity within populations (Hs = 0.2220). Of the total genetic variability, 65.33% is within populations and 34.67% among populations (G ST = 0.3467). Results suggest that these populations have high levels of genetic variability, which can be strongly impacted by human action.</text:p>
          </table:table-cell>
          <table:table-cell/>
          <table:table-cell office:value-type="string" calcext:value-type="string">
            <text:p>O objetivo desse trabalho foi analisar a estrutura genética de populações de Pothomorphe umbellata (L.) Miq. com base em polimorfismos moleculares do tipo RAPD. Foram analisadas quatro populações naturais do estado de São Paulo (Jacareí, Jundiaí, Piquete e Ubatuba) e uma população do Paraná (Adrianópolis). Foram identificados 25 locos polimórficos (96,15%). Elevados índices de diversidade genética foram observados dentro das populações (Hs = 0,2220). Verificou-se que 65,33% da variabilidade genética total encontra-se dentro das populações e 34,67% entre as populações; índices estes, obtidos a partir do cálculo da divergência genética (G ST = 0,3467). Os resultados sugerem que essas populações possuem níveis elevados de variabilidade genética, a qual pode ser fortemente impactada pela ação humana.</text:p>
          </table:table-cell>
          <table:table-cell table:number-columns-repeated="6"/>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table:table-cell office:value-type="string" calcext:value-type="string">
            <text:p>1516-0572</text:p>
          </table:table-cell>
          <table:table-cell/>
          <table:table-cell office:value-type="string" calcext:value-type="string">
            <text:p>SCIELO:S1516-05722013000100006</text:p>
          </table:table-cell>
          <table:table-cell table:number-columns-repeated="972"/>
        </table:table-row>
        <table:table-row table:style-name="ro1">
          <table:table-cell office:value-type="string" calcext:value-type="string">
            <text:p>J</text:p>
          </table:table-cell>
          <table:table-cell office:value-type="string" calcext:value-type="string">
            <text:p>Simoes, Sabrina Morilhas; D'Incao, Fernando; Fransozo, Adilson; Castilho, Antonio Leao; da Costa, Rogerio Caetano</text:p>
          </table:table-cell>
          <table:table-cell table:number-columns-repeated="3"/>
          <table:table-cell office:value-type="string" calcext:value-type="string">
            <text:p>Dincao, Fernando/D-9848-2013; Castilho, Antonio/B-5249-2015</text:p>
          </table:table-cell>
          <table:table-cell office:value-type="string" calcext:value-type="string">
            <text:p>Dincao, Fernando/0000-0001-5796-9179; Castilho, Antonio/0000-0003-0001-9054</text:p>
          </table:table-cell>
          <table:table-cell table:number-columns-repeated="2"/>
          <table:table-cell office:value-type="string" calcext:value-type="string">
            <text:p>SEX RATIO, GROWTH AND RECRUITMENT OF THE PELAGIC SHRIMP ACETES AMERICANUS ON THE SOUTHEASTERN COAST OF BRAZIL</text:p>
          </table:table-cell>
          <table:table-cell table:number-columns-repeated="7"/>
          <table:table-cell office:value-type="string" calcext:value-type="string">
            <text:p>JOURNAL OF CRUSTACEAN BIOLOGY</text:p>
          </table:table-cell>
          <table:table-cell table:number-columns-repeated="3"/>
          <table:table-cell office:value-type="float" office:value="33" calcext:value-type="float">
            <text:p>33</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float" office:value="9" calcext:value-type="float">
            <text:p>9</text:p>
          </table:table-cell>
          <table:table-cell/>
          <table:table-cell office:value-type="string" calcext:value-type="string">
            <text:p>10.1163/1937240X-00002108</text:p>
          </table:table-cell>
          <table:table-cell table:number-columns-repeated="2"/>
          <table:table-cell table:style-name="ce2" office:value-type="date" office:date-value="2013-01-01" calcext:value-type="date">
            <text:p>jan/13</text:p>
          </table:table-cell>
          <table:table-cell office:value-type="float" office:value="2013" calcext:value-type="float">
            <text:p>2013</text:p>
          </table:table-cell>
          <table:table-cell office:value-type="string" calcext:value-type="string">
            <text:p>We evaluated the population dynamics of Acetes americanus Ortmann, 1893 focusing on sex ratio, individual growth, longevity, and the juvenile recruitment period. Samples were collected monthly from January 2006 to June 2007 in the bay of Ubatuba, Brazil. Specimen growth was identified for each gender, and the chosen cohorts were fitted in a von Bertalanffy Growth Model (VBGM); longevity was estimated by the von Bertalanffy inverse equation, considering 99% of the asymptotic length. A total of 6881 individuals (2343 males and 4538 females) were captured. On average the body size (total length) was greater in females (14.64 +/- 3.34 mm) than in males (12.27 +/- 1.86 mm). The mean growth curves (obtained by grouping the cohorts for each sex), provided estimates of TL infinity = 19.33 mm, k = 0.02 and t(0) = -0.12 days for females and TL infinity = 15.13 mm, k = 0.03 and t(0) = -0.07 days for males, where TL infinity, is the asymptotic length, k is coefficient of growth and to is the theorical age when the size is equal to 0. Longevity was estimated at 0.61 years for females and 0.50 years for males. The sex ratio tended to favor females, which corroborates with others studies of sergestids. Our finding that males of A. americanus have higher values of k and therefore achieve a smaller size relative to females has been observed in other penaeids. We concluded that this differential growth pattern between the sexes is found across Dendrobranchiata. The life cycles of penaeids have an average duration of approximately 1-2 years, but our results corroborate other studies that estimate a shorter longevity for Acetes, as species of this genus are typically smaller in size. We found continuous recruitment with two main peaks observed during the study period, corroborating previous studies of Acetes.</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2"/>
          <table:table-cell office:value-type="string" calcext:value-type="string">
            <text:p>0278-0372</text:p>
          </table:table-cell>
          <table:table-cell/>
          <table:table-cell office:value-type="string" calcext:value-type="string">
            <text:p>WOS:000320680900001</text:p>
          </table:table-cell>
          <table:table-cell table:number-columns-repeated="972"/>
        </table:table-row>
        <table:table-row table:style-name="ro1">
          <table:table-cell office:value-type="string" calcext:value-type="string">
            <text:p>J</text:p>
          </table:table-cell>
          <table:table-cell office:value-type="string" calcext:value-type="string">
            <text:p>Heckler, G. S.; Simoes, S. M.; Santos, A. P. F.; Fransozo, A.; Costa, R. C.</text:p>
          </table:table-cell>
          <table:table-cell table:number-columns-repeated="7"/>
          <table:table-cell office:value-type="string" calcext:value-type="string">
            <text:p>Population dynamics of the seabob shrimp Xiphopenaeus kroyeri (Dendrobranchiata, Penaeidae) in south-eastern Brazil</text:p>
          </table:table-cell>
          <table:table-cell table:number-columns-repeated="7"/>
          <table:table-cell office:value-type="string" calcext:value-type="string">
            <text:p>AFRICAN JOURNAL OF MARINE SCIENCE</text:p>
          </table:table-cell>
          <table:table-cell table:number-columns-repeated="3"/>
          <table:table-cell office:value-type="float" office:value="35" calcext:value-type="float">
            <text:p>35</text:p>
          </table:table-cell>
          <table:table-cell office:value-type="float" office:value="1" calcext:value-type="float">
            <text:p>1</text:p>
          </table:table-cell>
          <table:table-cell table:number-columns-repeated="2"/>
          <table:table-cell office:value-type="float" office:value="17" calcext:value-type="float">
            <text:p>17</text:p>
          </table:table-cell>
          <table:table-cell office:value-type="float" office:value="24" calcext:value-type="float">
            <text:p>24</text:p>
          </table:table-cell>
          <table:table-cell/>
          <table:table-cell office:value-type="string" calcext:value-type="string">
            <text:p>10.2989/1814232X.2013.769901</text:p>
          </table:table-cell>
          <table:table-cell table:number-columns-repeated="2"/>
          <table:table-cell table:number-columns-repeated="2" office:value-type="float" office:value="2013" calcext:value-type="float">
            <text:p>2013</text:p>
          </table:table-cell>
          <table:table-cell office:value-type="string" calcext:value-type="string">
            <text:p>The population dynamics, including the sex ratio, reproductive period, individual growth and longevity, and population structure of the shrimp Xiphopenaeus kroyeri, are described. The shrimps were collected monthly from July 2005 to June 2007 at four sites in Ubatuba Bay, Brazil. The salinity, temperature, depth, organic matter content and sediment grain size were measured at each site. Specimens were quantified and sexed, their carapace length measured and their gonads were classified according to the stage of maturation. A von Bertalanffy model was used to estimate the individual growth, and longevity was calculated using its inverted formula. In total, 6 470 individuals were examined and the number of males and females differed significantly in favour of females. During some periods, the segregation could be related to the reproductive period. Reproductive females were captured throughout the sampled period, and there were biannual peaks that were followed by peaks of juveniles. Carapace growth was less for males than for females, which is likely related to oocyte production and the higher fecundity of the females. The higher probability of female capture can be related to their longer foraging to sustain the enhanced food requirement during the ovarian maturation period.</text:p>
          </table:table-cell>
          <table:table-cell table:number-columns-repeated="8"/>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number-columns-repeated="2"/>
          <table:table-cell office:value-type="string" calcext:value-type="string">
            <text:p>1814-232X</text:p>
          </table:table-cell>
          <table:table-cell/>
          <table:table-cell office:value-type="string" calcext:value-type="string">
            <text:p>WOS:000318980800004</text:p>
          </table:table-cell>
          <table:table-cell table:number-columns-repeated="972"/>
        </table:table-row>
        <table:table-row table:style-name="ro1">
          <table:table-cell office:value-type="string" calcext:value-type="string">
            <text:p>J</text:p>
          </table:table-cell>
          <table:table-cell office:value-type="string" calcext:value-type="string">
            <text:p>Castro, Felipe; Castro, Joao; Ferreira, Aluisio Ramos; Crozariol, Marco Aurelio; Lees, Alexander Charles</text:p>
          </table:table-cell>
          <table:table-cell table:number-columns-repeated="3"/>
          <table:table-cell office:value-type="string" calcext:value-type="string">
            <text:p>Lees, Alexander/D-2189-2014</text:p>
          </table:table-cell>
          <table:table-cell table:number-columns-repeated="3"/>
          <table:table-cell office:value-type="string" calcext:value-type="string">
            <text:p>A first documented Brazilian record of Least Seedsnipe Thinocorus rumicivorus Eschscholtz, 1829 (Thinocoridae)</text:p>
          </table:table-cell>
          <table:table-cell table:number-columns-repeated="7"/>
          <table:table-cell office:value-type="string" calcext:value-type="string">
            <text:p>REVISTA BRASILEIRA DE ORNITOLOGIA</text:p>
          </table:table-cell>
          <table:table-cell table:number-columns-repeated="3"/>
          <table:table-cell office:value-type="float" office:value="20" calcext:value-type="float">
            <text:p>20</text:p>
          </table:table-cell>
          <table:table-cell office:value-type="float" office:value="4" calcext:value-type="float">
            <text:p>4</text:p>
          </table:table-cell>
          <table:table-cell table:number-columns-repeated="2"/>
          <table:table-cell office:value-type="float" office:value="455" calcext:value-type="float">
            <text:p>455</text:p>
          </table:table-cell>
          <table:table-cell office:value-type="float" office:value="457" calcext:value-type="float">
            <text:p>457</text:p>
          </table:table-cell>
          <table:table-cell table:number-columns-repeated="4"/>
          <table:table-cell office:value-type="string" calcext:value-type="string">
            <text:p>DEC 2012</text:p>
          </table:table-cell>
          <table:table-cell office:value-type="float" office:value="2012" calcext:value-type="float">
            <text:p>2012</text:p>
          </table:table-cell>
          <table:table-cell office:value-type="string" calcext:value-type="string">
            <text:p>Herein we present the first documented record of the Least Seedsnipe Thinocorus rumicivorus (Eschscholtz, 1829) for Brazil. On the 21 April 2012 a juvenile T. rumicivorus was photographed and sound-recorded by birdwatchers on the beach at Ubatumirim in the municipality of Ubatuba, on the northern Sao Paulo state coast. This is the first documented record of any seedsnipe (Thinocoridae) for Brazil. Its behaviour and the circumstances and potential drivers of its vagration are discussed.</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103-5657</text:p>
          </table:table-cell>
          <table:table-cell/>
          <table:table-cell office:value-type="string" calcext:value-type="string">
            <text:p>WOS:000321052500006</text:p>
          </table:table-cell>
          <table:table-cell table:number-columns-repeated="972"/>
        </table:table-row>
        <table:table-row table:style-name="ro1">
          <table:table-cell office:value-type="string" calcext:value-type="string">
            <text:p>J</text:p>
          </table:table-cell>
          <table:table-cell office:value-type="string" calcext:value-type="string">
            <text:p>Tavares, Marcos; Santana, William</text:p>
          </table:table-cell>
          <table:table-cell table:number-columns-repeated="7"/>
          <table:table-cell office:value-type="string" calcext:value-type="string">
            <text:p>On the morphological differentiation between Libinia spinosa and L. ferreirae (Crustacea: Brachyura: Majoidea: Epialtidae)</text:p>
          </table:table-cell>
          <table:table-cell table:number-columns-repeated="7"/>
          <table:table-cell office:value-type="string" calcext:value-type="string">
            <text:p>ZOOLOGIA</text:p>
          </table:table-cell>
          <table:table-cell table:number-columns-repeated="3"/>
          <table:table-cell office:value-type="float" office:value="29" calcext:value-type="float">
            <text:p>29</text:p>
          </table:table-cell>
          <table:table-cell office:value-type="float" office:value="6" calcext:value-type="float">
            <text:p>6</text:p>
          </table:table-cell>
          <table:table-cell table:number-columns-repeated="2"/>
          <table:table-cell office:value-type="float" office:value="577" calcext:value-type="float">
            <text:p>577</text:p>
          </table:table-cell>
          <table:table-cell office:value-type="float" office:value="588" calcext:value-type="float">
            <text:p>588</text:p>
          </table:table-cell>
          <table:table-cell table:number-columns-repeated="4"/>
          <table:table-cell office:value-type="string" calcext:value-type="string">
            <text:p>DEC 2012</text:p>
          </table:table-cell>
          <table:table-cell office:value-type="float" office:value="2012" calcext:value-type="float">
            <text:p>2012</text:p>
          </table:table-cell>
          <table:table-cell office:value-type="string" calcext:value-type="string">
            <text:p>Libinia spinosa H. Milne Edwards in Guerin, 1832 and L. ferreirae Brito Capello, 1871, inhabit very similar environments, and their geographic and bathymetric distributions overlap for about 3000 km along the southwestern Atlantic. Both species are commonly caught in the same haul and differentiating between them can often be difficult. Traditionally, morphological differentiation between L. spinosa and L. ferreirae has been based exclusively on the number of spines along the median, longitudinal line of the carapace and the development of a process at the anterolateral angle of the basal segment of the antenna. Because Libinia spinosa and L. ferreirae share similar numbers of median spines (7 and 6, respectively), and the number of median spines of the carapace and the process at the anterolateral angle of the basal antennal segment are variable, they are of little value in separating these species. It is shown herein that unequivocal identification can be easily achieved based on features of the male and female thoracic sternum, pereiopod dactyli, and infraorbital notch. A lectotype is designated for L. spinosa and its authorship and date are corrected. Libinia gibbosa A. Milne-Edwards, 1878, is demonstrated to be a junior synonym of L. ferreirae. The holotype of L. gibbosa is figured for the first time.</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2"/>
          <table:table-cell office:value-type="string" calcext:value-type="string">
            <text:p>1984-4670</text:p>
          </table:table-cell>
          <table:table-cell/>
          <table:table-cell office:value-type="string" calcext:value-type="string">
            <text:p>WOS:000313228500009</text:p>
          </table:table-cell>
          <table:table-cell table:number-columns-repeated="972"/>
        </table:table-row>
        <table:table-row table:style-name="ro1">
          <table:table-cell office:value-type="string" calcext:value-type="string">
            <text:p>J</text:p>
          </table:table-cell>
          <table:table-cell office:value-type="string" calcext:value-type="string">
            <text:p>Terossi, Mariana; Tudge, Christopher; Lopez Greco, Laura S.; Mantelatto, Fernando L.</text:p>
          </table:table-cell>
          <table:table-cell table:number-columns-repeated="3"/>
          <table:table-cell office:value-type="string" calcext:value-type="string">
            <text:p>Terossi, Mariana/J-7946-2012</text:p>
          </table:table-cell>
          <table:table-cell table:number-columns-repeated="3"/>
          <table:table-cell office:value-type="string" calcext:value-type="string">
            <text:p>A novel spermatozoan ultrastructure in the shrimp Hippolyte obliquimanus Dana, 1852 (Decapoda: Caridea: Hippolytidae)</text:p>
          </table:table-cell>
          <table:table-cell table:number-columns-repeated="7"/>
          <table:table-cell office:value-type="string" calcext:value-type="string">
            <text:p>INVERTEBRATE REPRODUCTION &amp; DEVELOPMENT</text:p>
          </table:table-cell>
          <table:table-cell table:number-columns-repeated="3"/>
          <table:table-cell office:value-type="float" office:value="56" calcext:value-type="float">
            <text:p>56</text:p>
          </table:table-cell>
          <table:table-cell office:value-type="float" office:value="4" calcext:value-type="float">
            <text:p>4</text:p>
          </table:table-cell>
          <table:table-cell table:number-columns-repeated="2"/>
          <table:table-cell office:value-type="float" office:value="299" calcext:value-type="float">
            <text:p>299</text:p>
          </table:table-cell>
          <table:table-cell office:value-type="float" office:value="304" calcext:value-type="float">
            <text:p>304</text:p>
          </table:table-cell>
          <table:table-cell/>
          <table:table-cell office:value-type="string" calcext:value-type="string">
            <text:p>10.1080/07924259.2011.631040</text:p>
          </table:table-cell>
          <table:table-cell table:number-columns-repeated="2"/>
          <table:table-cell office:value-type="string" calcext:value-type="string">
            <text:p>DEC 2012</text:p>
          </table:table-cell>
          <table:table-cell office:value-type="float" office:value="2012" calcext:value-type="float">
            <text:p>2012</text:p>
          </table:table-cell>
          <table:table-cell office:value-type="string" calcext:value-type="string">
            <text:p>The aim of this study was to describe and illustrate the morphology of the spermatozoon of the Western Atlantic shrimp, Hippolyte obliquimanus. Individuals were sampled from Itagua Beach (Ubatuba, southern Brazil). The male reproductive system was dissected and morphological analysis was undertaken using a stereomicroscope, a light microscope, and transmission electron and scanning electron microscopes. When viewed from the nuclear or acrosomal poles, each spermatozoon has many translucent radiating arms (about 20) from a denser cell body, while laterally the cell body and arms resemble a "cnidarian medusa", with all the arms projecting away from the bell-like cell body. This sperm morphology is distinct from the "thumbtack"-shaped spermatozoa observed in the majority of carideans but has similarities to the spermatozoa of Rhynchocinetes spp. The morphology of sperm of several species of the genus Hippolyte resembles the spermatozoon of H. obliquimanus with the presence of posterior nuclear arms, but it is necessary to study other Hippolyte species to place these arms in the context of the genus.</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0792-4259</text:p>
          </table:table-cell>
          <table:table-cell/>
          <table:table-cell office:value-type="string" calcext:value-type="string">
            <text:p>WOS:000312120200005</text:p>
          </table:table-cell>
          <table:table-cell table:number-columns-repeated="972"/>
        </table:table-row>
        <table:table-row table:style-name="ro1">
          <table:table-cell office:value-type="string" calcext:value-type="string">
            <text:p>J</text:p>
          </table:table-cell>
          <table:table-cell office:value-type="string" calcext:value-type="string">
            <text:p>Castilho, A. L.; Wolf, M. R.; Simoes, S. M.; Bochini, G. L.; Fransozo, V.; Costa, R. C.</text:p>
          </table:table-cell>
          <table:table-cell table:number-columns-repeated="3"/>
          <table:table-cell office:value-type="string" calcext:value-type="string">
            <text:p>Castilho, Antonio/B-5249-2015</text:p>
          </table:table-cell>
          <table:table-cell office:value-type="string" calcext:value-type="string">
            <text:p>Castilho, Antonio/0000-0003-0001-9054</text:p>
          </table:table-cell>
          <table:table-cell table:number-columns-repeated="2"/>
          <table:table-cell office:value-type="string" calcext:value-type="string">
            <text:p>Growth and reproductive dynamics of the South American red shrimp, Pleoticus muelleri (Crustacea: Solenoceridae), from the southeastern coast of Brazil</text:p>
          </table:table-cell>
          <table:table-cell table:number-columns-repeated="7"/>
          <table:table-cell office:value-type="string" calcext:value-type="string">
            <text:p>JOURNAL OF MARINE SYSTEMS</text:p>
          </table:table-cell>
          <table:table-cell table:number-columns-repeated="3"/>
          <table:table-cell office:value-type="float" office:value="105" calcext:value-type="float">
            <text:p>105</text:p>
          </table:table-cell>
          <table:table-cell table:number-columns-repeated="3"/>
          <table:table-cell office:value-type="float" office:value="135" calcext:value-type="float">
            <text:p>135</text:p>
          </table:table-cell>
          <table:table-cell office:value-type="float" office:value="144" calcext:value-type="float">
            <text:p>144</text:p>
          </table:table-cell>
          <table:table-cell/>
          <table:table-cell office:value-type="string" calcext:value-type="string">
            <text:p>10.1016/j.jmarsys.2012.07.004</text:p>
          </table:table-cell>
          <table:table-cell table:number-columns-repeated="2"/>
          <table:table-cell office:value-type="string" calcext:value-type="string">
            <text:p>DEC 2012</text:p>
          </table:table-cell>
          <table:table-cell office:value-type="float" office:value="2012" calcext:value-type="float">
            <text:p>2012</text:p>
          </table:table-cell>
          <table:table-cell office:value-type="string" calcext:value-type="string">
            <text:p>The increase in the fishing fleet in southeastern Brazil and the decrease in the landings of profitable shrimp species have contributed to the incorporation of additional species into those fisheries, such as Pleoticus muelleri. The goal of the present study is to investigate the growth and reproductive dynamics of P. muelleri in the Southeastern coast of Brazil over a period of two years. Monthly collections were conducted in Ubatuba (UB) and Caraguatatuba (CA) using a commercial shrimp fishing boat equipped with "double-rig" nets. Each region was divided into 7 sampling stations up to 35 m deep. Population parameters from size frequency distributions (carapace length = CL), growth, longevity, sex ratio, and abundance of individuals in each life period (demographic class), from both sampling areas were analyzed and compared. The relationship between abiotic factors and abundance of each demographic class was assessed using a Canonical Correlation Analysis (CCorrA). A total of 19,816 individuals were collected, of which 5341 were measured, with an estimated longevity of 2.02 (UB) and 2.15 (CA) years for females and 1.80 (UB) and 1.96 (CA) years for males. There was a statistically significant bias in sex ratio toward females (Chi-square test, p&lt;0.05) in both regions. The CCorrA resulted in a canonical correlation coefficient of 0.32 (p&lt;0.00001). Both temperature and grain size composition of the sediment showed high correlation mainly with the presence of reproductive females, followed spermatophore-bearing males and recruits. In general, these demographic classes were most common in conditions of low temperature and fine sediments. These findings, as well as other studies carried out in colder regions with the same species, are consistent with the classical paradigm of lower longevity at lower latitudes. However, our results also suggest that this species maintained abiotic preference as populations located in cold temperate regions, mainly with temperature, indicating a different behavior from other shrimp species explored by fishery in the same region. Crown Copyright (C) 2012 Published by Elsevier B.V. All rights reserved.</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table:number-columns-repeated="2"/>
          <table:table-cell office:value-type="string" calcext:value-type="string">
            <text:p>0924-7963</text:p>
          </table:table-cell>
          <table:table-cell/>
          <table:table-cell office:value-type="string" calcext:value-type="string">
            <text:p>WOS:000310819100012</text:p>
          </table:table-cell>
          <table:table-cell table:number-columns-repeated="972"/>
        </table:table-row>
        <table:table-row table:style-name="ro1">
          <table:table-cell office:value-type="string" calcext:value-type="string">
            <text:p>J</text:p>
          </table:table-cell>
          <table:table-cell office:value-type="string" calcext:value-type="string">
            <text:p>Bonilha, Rodolfo Martins; Casagrande, Jose Carlos; Soares, Marcio Roberto; Reis-Duarte, Rose Mary</text:p>
          </table:table-cell>
          <table:table-cell table:number-columns-repeated="7"/>
          <table:table-cell office:value-type="string" calcext:value-type="string">
            <text:p>CHARACTERIZATION OF THE SOIL FERTILITY AND ROOT SYSTEM OF RESTINGA FORESTS</text:p>
          </table:table-cell>
          <table:table-cell table:number-columns-repeated="7"/>
          <table:table-cell office:value-type="string" calcext:value-type="string">
            <text:p>REVISTA BRASILEIRA DE CIENCIA DO SOLO</text:p>
          </table:table-cell>
          <table:table-cell table:number-columns-repeated="3"/>
          <table:table-cell office:value-type="float" office:value="36" calcext:value-type="float">
            <text:p>36</text:p>
          </table:table-cell>
          <table:table-cell office:value-type="float" office:value="6" calcext:value-type="float">
            <text:p>6</text:p>
          </table:table-cell>
          <table:table-cell table:number-columns-repeated="2"/>
          <table:table-cell office:value-type="float" office:value="1804" calcext:value-type="float">
            <text:p>1804</text:p>
          </table:table-cell>
          <table:table-cell office:value-type="float" office:value="1813" calcext:value-type="float">
            <text:p>1813</text:p>
          </table:table-cell>
          <table:table-cell table:number-columns-repeated="4"/>
          <table:table-cell office:value-type="string" calcext:value-type="string">
            <text:p>NOV-DEC 2012</text:p>
          </table:table-cell>
          <table:table-cell office:value-type="float" office:value="2012" calcext:value-type="float">
            <text:p>2012</text:p>
          </table:table-cell>
          <table:table-cell office:value-type="string" calcext:value-type="string">
            <text:p>The Restinga vegetation consists of a mosaic of plant communities, which are defined by the characteristics of the substrates, resulting from the type and age of the depositional processes. This mosaic complex of vegetation types comprises restinga forest in advanced (high restinga) and medium regeneration stages (low restinga), each with particular differentiating vegetation characteristics. The climate along the coast is tropical (Koppen). Of all ecosystems of the Atlantic Forest, Restinga is the most fragile and susceptible to anthropic disturbances. Plants respond to soil characteristics with physiological and morphological modifications, resulting in changes in the architecture (spatial configuration) of the root system. The purpose of this study was to characterize the soil fertility of high and low restinga forests, by chemical and physical parameters, and its relation to the root system distribution in the soil profile. Four locations were studied: (1) Ilha Anchieta State Park, Ubatuba; (2) two Ecological Stations of Jureia-Itatins and of Chauas, in the municipality of Iguape; (3) Vila de Pedrinhas in the municipality of llha Comprida; and (4) Ilha do Cardoso State Park, Cananeia. The soil fertility (chemical and physical properties) was analyzed in the layers 0-5, 0-10, 0-20, 20-40 and 40-60 cm. In addition, the distribution of the root system in the soil profile was evaluated, using digital images and the Spring program. It was concluded that the root system of all vegetation types studied is restricted to the surface layers, 0-10 and 10-20 cm, but occupies mainly the 0-10 cm layer (70 %); that soil fertility is low in all environments studied, with base saturation values below 16 %, since most exchange sites are occupied by aluminum; and that restinga vegetation is edaphic.</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100-0683</text:p>
          </table:table-cell>
          <table:table-cell/>
          <table:table-cell office:value-type="string" calcext:value-type="string">
            <text:p>WOS:000314086800014</text:p>
          </table:table-cell>
          <table:table-cell table:number-columns-repeated="972"/>
        </table:table-row>
        <table:table-row table:style-name="ro1">
          <table:table-cell office:value-type="string" calcext:value-type="string">
            <text:p>J</text:p>
          </table:table-cell>
          <table:table-cell office:value-type="string" calcext:value-type="string">
            <text:p>Araujo, Marina S. L. C.; Castiglioni, Daniela S.; Coelho, Petronio A.</text:p>
          </table:table-cell>
          <table:table-cell table:number-columns-repeated="3"/>
          <table:table-cell office:value-type="string" calcext:value-type="string">
            <text:p>CASTIGLIONI, DANIELA/D-3504-2013</text:p>
          </table:table-cell>
          <table:table-cell table:number-columns-repeated="3"/>
          <table:table-cell office:value-type="string" calcext:value-type="string">
            <text:p>Width-weight relationship and condition factor of Ucides cordatus (Crustacea, Decapoda, Ucididae) at tropical mangroves of Northeast Brazil</text:p>
          </table:table-cell>
          <table:table-cell table:number-columns-repeated="7"/>
          <table:table-cell office:value-type="string" calcext:value-type="string">
            <text:p>IHERINGIA SERIE ZOOLOGIA</text:p>
          </table:table-cell>
          <table:table-cell table:number-columns-repeated="3"/>
          <table:table-cell office:value-type="float" office:value="102" calcext:value-type="float">
            <text:p>102</text:p>
          </table:table-cell>
          <table:table-cell office:value-type="float" office:value="3" calcext:value-type="float">
            <text:p>3</text:p>
          </table:table-cell>
          <table:table-cell table:number-columns-repeated="2"/>
          <table:table-cell office:value-type="float" office:value="277" calcext:value-type="float">
            <text:p>277</text:p>
          </table:table-cell>
          <table:table-cell office:value-type="float" office:value="284" calcext:value-type="float">
            <text:p>284</text:p>
          </table:table-cell>
          <table:table-cell table:number-columns-repeated="4"/>
          <table:table-cell office:value-type="string" calcext:value-type="string">
            <text:p>SEP 30 2012</text:p>
          </table:table-cell>
          <table:table-cell office:value-type="float" office:value="2012" calcext:value-type="float">
            <text:p>2012</text:p>
          </table:table-cell>
          <table:table-cell office:value-type="string" calcext:value-type="string">
            <text:p>The present contribution aims at evaluating the carapace width vs. humid weight relationship and the condition factor of Ucides cordatus (Linnaeus, 1763), in the mangrove forests of the Ariquinda and Mamucabas rivers, state of Pernambuco, Brazil. These two close areas present similar characteristics of vegetation and substrate, but exhibit different degrees of environmental conservation: the Ariquinda River is the preserved area, considered one of the last non-polluted of Pernambuco, while the Mamucabas River suffers impacts from damming, deforestation and deposition of waste. A total of 1,298 individuals of U. cordatus were collected. Males were larger and heavier than females, what is commonly observed in Brachyura. Ucides cordatus showed allometric negative growth (p &lt; 0.05), which is probably related to the dilatation that this species develops in the lateral of the carapace, which stores six pairs of gills. The values of b were within the limit established for aquatic organisms. Despite of the condition factor being considered an important feature to confirm the reproductive period, since it varies with cyclic activities, in the present study it was not correlated to the abundance of ovigerous females. However, it was considered a good parameter to evaluate environmental impacts, being significantly lower at the impacted area.</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073-4721</text:p>
          </table:table-cell>
          <table:table-cell/>
          <table:table-cell office:value-type="string" calcext:value-type="string">
            <text:p>WOS:000310543900005</text:p>
          </table:table-cell>
          <table:table-cell table:number-columns-repeated="972"/>
        </table:table-row>
        <table:table-row table:style-name="ro1">
          <table:table-cell office:value-type="string" calcext:value-type="string">
            <text:p>J</text:p>
          </table:table-cell>
          <table:table-cell office:value-type="string" calcext:value-type="string">
            <text:p>Carvalho-Batista, Abner; Castilho, Antonio L.; Fransozo, Adilson; Costa, Rogerio C.</text:p>
          </table:table-cell>
          <table:table-cell table:number-columns-repeated="3"/>
          <table:table-cell office:value-type="string" calcext:value-type="string">
            <text:p>Castilho, Antonio/B-5249-2015</text:p>
          </table:table-cell>
          <table:table-cell office:value-type="string" calcext:value-type="string">
            <text:p>Castilho, Antonio/0000-0003-0001-9054</text:p>
          </table:table-cell>
          <table:table-cell table:number-columns-repeated="2"/>
          <table:table-cell office:value-type="string" calcext:value-type="string">
            <text:p>DIEL COMPARISON OF THE CATCH AND SIZE OF THE SHRIMP ARTEMESIA LONGINARIS (DENDROBRANCHIATA, PENAEIDAE) IN THE UBATUBA REGION, NORTHERN COAST OF THE STATE OF SAO PAULO</text:p>
          </table:table-cell>
          <table:table-cell table:number-columns-repeated="7"/>
          <table:table-cell office:value-type="string" calcext:value-type="string">
            <text:p>CRUSTACEANA</text:p>
          </table:table-cell>
          <table:table-cell table:number-columns-repeated="3"/>
          <table:table-cell office:value-type="float" office:value="85" calcext:value-type="float">
            <text:p>85</text:p>
          </table:table-cell>
          <table:table-cell office:value-type="float" office:value="10" calcext:value-type="float">
            <text:p>10</text:p>
          </table:table-cell>
          <table:table-cell table:number-columns-repeated="2"/>
          <table:table-cell office:value-type="float" office:value="1179" calcext:value-type="float">
            <text:p>1179</text:p>
          </table:table-cell>
          <table:table-cell office:value-type="float" office:value="1191" calcext:value-type="float">
            <text:p>1191</text:p>
          </table:table-cell>
          <table:table-cell/>
          <table:table-cell office:value-type="string" calcext:value-type="string">
            <text:p>10.1163/15685403-00003122</text:p>
          </table:table-cell>
          <table:table-cell table:number-columns-repeated="2"/>
          <table:table-cell office:value-type="string" calcext:value-type="string">
            <text:p>SEP 2012</text:p>
          </table:table-cell>
          <table:table-cell office:value-type="float" office:value="2012" calcext:value-type="float">
            <text:p>2012</text:p>
          </table:table-cell>
          <table:table-cell office:value-type="string" calcext:value-type="string">
            <text:p>Artemesia longinaris Spence Bate, 1888 is an endemic shrimp of the western South Atlantic. The objective of the present study was to analyse diel variation in the abundance and size of A. longinaris in the Ubatuba region, state of Sao Paulo, Brazil, during the year 2000. During each season of the year, collections were made during the day and night along 8 transects at depths ranging from 5 to 40 m. The water temperature and salinity was measured during sampling, and sediment samples were taken for the analysis of texture. The shrimp were more abundant at night at all stations and transects, except at a depth of 15 m during the spring (chi(2), p &lt; 0.05). In the study region A. longinaris conformed to the burying model, in which shrimp are active during the night and only occasionally emerge during the day. However, in periods when juveniles are highly abundant and a decrease in temperature occurs, the shrimp established themselves in shallower areas of the bay (5 to 15 m) where the main sediment was silt and clay, and not in deeper areas (20 to 40 m). In this case, we observed a change in the burying pattern: individuals were active during the day as well as at night. Only in spring it was possible to observe the decrease in average size of individuals collected during the day, due to the peak of juveniles in this season. As a consequence, the sediment type and life cycle of the species appeared to modify the yield of shrimp during the periods analysed.</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11-216X</text:p>
          </table:table-cell>
          <table:table-cell/>
          <table:table-cell office:value-type="string" calcext:value-type="string">
            <text:p>WOS:000308718700003</text:p>
          </table:table-cell>
          <table:table-cell table:number-columns-repeated="972"/>
        </table:table-row>
        <table:table-row table:style-name="ro1">
          <table:table-cell office:value-type="string" calcext:value-type="string">
            <text:p>J</text:p>
          </table:table-cell>
          <table:table-cell office:value-type="string" calcext:value-type="string">
            <text:p>Clemente-Carvalho, Rute B. G.; Giaretta, Ariovaldo A.; Condez, Thais H.; Haddad, Celio F. B.; dos Reis, Sergio F.</text:p>
          </table:table-cell>
          <table:table-cell table:number-columns-repeated="3"/>
          <table:table-cell office:value-type="string" calcext:value-type="string">
            <text:p>Haddad, Celio/C-4267-2012; dos Reis, Sergio/K-6725-2014</text:p>
          </table:table-cell>
          <table:table-cell table:number-columns-repeated="3"/>
          <table:table-cell office:value-type="string" calcext:value-type="string">
            <text:p>A NEW SPECIES OF MINIATURIZED TOADLET, GENUS BRACHYCEPHALUS (ANURA: BRACHYCEPHALIDAE), FROM THE ATLANTIC FOREST OF SOUTHEASTERN BRAZIL</text:p>
          </table:table-cell>
          <table:table-cell table:number-columns-repeated="7"/>
          <table:table-cell office:value-type="string" calcext:value-type="string">
            <text:p>HERPETOLOGICA</text:p>
          </table:table-cell>
          <table:table-cell table:number-columns-repeated="3"/>
          <table:table-cell office:value-type="float" office:value="68" calcext:value-type="float">
            <text:p>68</text:p>
          </table:table-cell>
          <table:table-cell office:value-type="float" office:value="3" calcext:value-type="float">
            <text:p>3</text:p>
          </table:table-cell>
          <table:table-cell table:number-columns-repeated="2"/>
          <table:table-cell office:value-type="float" office:value="365" calcext:value-type="float">
            <text:p>365</text:p>
          </table:table-cell>
          <table:table-cell office:value-type="float" office:value="374" calcext:value-type="float">
            <text:p>374</text:p>
          </table:table-cell>
          <table:table-cell table:number-columns-repeated="4"/>
          <table:table-cell office:value-type="string" calcext:value-type="string">
            <text:p>SEP 2012</text:p>
          </table:table-cell>
          <table:table-cell office:value-type="float" office:value="2012" calcext:value-type="float">
            <text:p>2012</text:p>
          </table:table-cell>
          <table:table-cell office:value-type="string" calcext:value-type="string">
            <text:p>A new species of miniaturized froglet (genus Brachycephalus) is described from Morro Prumirim in the municipality of Ubatuba, Sao Paulo, southeastern Brazil. Specimens were collected from the leaf litter at approximately 800 m above sea level. The new species is distinguished from all its congeners by the combination of the following characters: snout-vent length 8.7-13.4 mm; skin on head and dorsum with dermal ossification; general color orange, with a narrow brownish vertebral stripe and belly without spots; and skull, spinal processes of sacral and pre-sacral vertebrae, and process of the fourth vertebra hyperossified. Canonical variates analysis of linear body measurement demonstrates that the new species is easily discriminated from other Brachycephalus species with which it shares an intermediate condition of hyperossification.</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018-0831</text:p>
          </table:table-cell>
          <table:table-cell/>
          <table:table-cell office:value-type="string" calcext:value-type="string">
            <text:p>WOS:000308511700009</text:p>
          </table:table-cell>
          <table:table-cell table:number-columns-repeated="972"/>
        </table:table-row>
        <table:table-row table:style-name="ro1">
          <table:table-cell office:value-type="string" calcext:value-type="string">
            <text:p>J</text:p>
          </table:table-cell>
          <table:table-cell office:value-type="string" calcext:value-type="string">
            <text:p>Capparelli, Mariana V.; Kasten, Paula; Castilho, Antonio L.; Costa, Rogerio C.</text:p>
          </table:table-cell>
          <table:table-cell table:number-columns-repeated="3"/>
          <table:table-cell office:value-type="string" calcext:value-type="string">
            <text:p>Kasten, Paula/K-6529-2012; Castilho, Antonio/B-5249-2015</text:p>
          </table:table-cell>
          <table:table-cell office:value-type="string" calcext:value-type="string">
            <text:p>Castilho, Antonio/0000-0003-0001-9054</text:p>
          </table:table-cell>
          <table:table-cell table:number-columns-repeated="2"/>
          <table:table-cell office:value-type="string" calcext:value-type="string">
            <text:p>Ecological distribution of the shrimp Litopenaeus schmitti (Burkenroad, 1936) (Decapoda, Penaeoidea) in Ubatuba Bay, Sao Paulo, Brazil</text:p>
          </table:table-cell>
          <table:table-cell table:number-columns-repeated="7"/>
          <table:table-cell office:value-type="string" calcext:value-type="string">
            <text:p>INVERTEBRATE REPRODUCTION &amp; DEVELOPMENT</text:p>
          </table:table-cell>
          <table:table-cell table:number-columns-repeated="3"/>
          <table:table-cell office:value-type="float" office:value="56" calcext:value-type="float">
            <text:p>56</text:p>
          </table:table-cell>
          <table:table-cell office:value-type="float" office:value="3" calcext:value-type="float">
            <text:p>3</text:p>
          </table:table-cell>
          <table:table-cell table:number-columns-repeated="2"/>
          <table:table-cell office:value-type="float" office:value="173" calcext:value-type="float">
            <text:p>173</text:p>
          </table:table-cell>
          <table:table-cell office:value-type="float" office:value="179" calcext:value-type="float">
            <text:p>179</text:p>
          </table:table-cell>
          <table:table-cell/>
          <table:table-cell office:value-type="string" calcext:value-type="string">
            <text:p>10.1080/07924259.2011.587272</text:p>
          </table:table-cell>
          <table:table-cell table:number-columns-repeated="2"/>
          <table:table-cell office:value-type="string" calcext:value-type="string">
            <text:p>SEP 2012</text:p>
          </table:table-cell>
          <table:table-cell office:value-type="float" office:value="2012" calcext:value-type="float">
            <text:p>2012</text:p>
          </table:table-cell>
          <table:table-cell office:value-type="string" calcext:value-type="string">
            <text:p>The penaeidean Litopenaeus schmitti, popularly known as white shrimp, is a species of great economic importance, being a target of fishing fleets in the southeast region of Brazil. It is distributed through the western Atlantic, from Cuba to Brazil, until Rio Grande do Sul. Adults are found from shallow depths up to 30 m and have been found to depths of 47 m in the state of Rio de Janeiro, while juveniles are located in bays and estuaries. The studied species is seasonally distributed in the region of Ubatuba. The objectives of this study are to analyze the abundance and ecological distribution of L. schmitti and to assess if and when juveniles use the Indaia estuary during their life cycle. Furthermore, the hypothesis was tested that the main period of recruitment in the bay coincides with the period of closure of fisheries defined by the Instruction of IBAMA. To that end, samples were taken monthly from July 2005 through June 2007, both in Ubatuba Bay and in the estuary formed by the Rio Indaia. At each sampling station, salinity, temperature (bottom), depth, organic matter content (%), and grain size of sediments were measured. We found that the largest catches in the estuary were in late spring and early summer. In Ubatuba Bay, peak catches occurred during winter and early spring, whereas in the second year, already in May, there was a high peak capture. The variation in the number of individuals was correlated with some environmental factors both in the estuary and in the inlet (p &lt; 0.05). In the estuary, abundance was positively correlated with temperature (p = 0.008) and organic matter (p = 0.025) and negatively with depth (p = 0.009). Regarding the Ubatuba Bay, only temperature (p = 0.034) and depth (p = 0.013) were significantly associated with the distribution of the shrimp, both being negative relations. The shrimp L. schmitti uses both the estuarine as well the shore environment, particularly the Ubatuba estuary and its adjacent bay, to complete its life cycle. The proposed period of fisheries closure (between March to May in the state of Sao Paulo) for this and other shrimps coincides with individuals capable of reproduction entering the inlet and thus are being protected.</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792-4259</text:p>
          </table:table-cell>
          <table:table-cell/>
          <table:table-cell office:value-type="string" calcext:value-type="string">
            <text:p>WOS:000307861800001</text:p>
          </table:table-cell>
          <table:table-cell table:number-columns-repeated="972"/>
        </table:table-row>
        <table:table-row table:style-name="ro1">
          <table:table-cell office:value-type="string" calcext:value-type="string">
            <text:p>J</text:p>
          </table:table-cell>
          <table:table-cell office:value-type="string" calcext:value-type="string">
            <text:p>Sant'Anna, Bruno Sampaio; Watanabe, Timoteo Tadashi; Turra, Alexander; Zara, Fernando Jose</text:p>
          </table:table-cell>
          <table:table-cell table:number-columns-repeated="3"/>
          <table:table-cell office:value-type="string" calcext:value-type="string">
            <text:p>Zara, Fernando Jose/A-9247-2013; Turra, Alexander/G-1352-2012</text:p>
          </table:table-cell>
          <table:table-cell office:value-type="string" calcext:value-type="string">
            <text:p>Turra, Alexander/0000-0003-2225-8371</text:p>
          </table:table-cell>
          <table:table-cell table:number-columns-repeated="2"/>
          <table:table-cell office:value-type="string" calcext:value-type="string">
            <text:p>Relative abundance and population biology of the non-indigenous crab Charybdis hellerii (Crustacea: Brachyura: Portunidae) in a southwestern Atlantic estuary-bay complex</text:p>
          </table:table-cell>
          <table:table-cell table:number-columns-repeated="7"/>
          <table:table-cell office:value-type="string" calcext:value-type="string">
            <text:p>AQUATIC INVASIONS</text:p>
          </table:table-cell>
          <table:table-cell table:number-columns-repeated="3"/>
          <table:table-cell office:value-type="float" office:value="7" calcext:value-type="float">
            <text:p>7</text:p>
          </table:table-cell>
          <table:table-cell office:value-type="float" office:value="3" calcext:value-type="float">
            <text:p>3</text:p>
          </table:table-cell>
          <table:table-cell table:number-columns-repeated="2"/>
          <table:table-cell office:value-type="float" office:value="347" calcext:value-type="float">
            <text:p>347</text:p>
          </table:table-cell>
          <table:table-cell office:value-type="float" office:value="356" calcext:value-type="float">
            <text:p>356</text:p>
          </table:table-cell>
          <table:table-cell/>
          <table:table-cell office:value-type="string" calcext:value-type="string">
            <text:p>10.3391/ai.2012.7.3.006</text:p>
          </table:table-cell>
          <table:table-cell table:number-columns-repeated="2"/>
          <table:table-cell office:value-type="string" calcext:value-type="string">
            <text:p>SEP 2012</text:p>
          </table:table-cell>
          <table:table-cell office:value-type="float" office:value="2012" calcext:value-type="float">
            <text:p>2012</text:p>
          </table:table-cell>
          <table:table-cell office:value-type="string" calcext:value-type="string">
            <text:p>Invasive species are potential threats to biodiversity, especially if they become established and outnumber native species. In this study, a population of the non-indigenous crab Charybdis hellerii was analyzed in an estuary-bay complex on the southeastern Brazilian coast, with respect to its abundance relative to sympatric native brachyuran species, as well as the size structure, sexual maturity, sex ratio, frequency of mutilation, reproductive period, and development of the reproductive system. Crabs were sampled monthly both in the intertidal zone of rocky shores and on sublittoral soft-bottom. Nine species were recorded on the rocky shores, where C. hellerii was the second most abundant species; only three individuals of C. hellerii were collected in the sublittoral samples. This population of C. hellerii showed a unimodal size structure composed mainly of mature individuals; males were larger than females, and the sex ratio was skewed toward males (3.1:1). About 46.9% of the individuals (75 of 160 crabs) had mutilated or regenerating appendages, more frequent in males (56.8%) than in females (28.2%), which may reflect both inter- and intraspecific agonistic interactions. A continuous reproductive pattern is suggested for this population, although ovigerous females occurred unevenly during the year, with 58.82% of them being collected in winter. There was evidence of multiple spawning, since the ovigerous females with an initial egg mass showed mature ovaries as well as seminal receptacles filled with sperm. C. hellerii is well established in the estuary-bay complex, but is concentrated in intertidal and shallow subtidal rocky shores, where it may compete with and replace other species such as the portunid Cronius ruber. This study also highlights the importance of systematic monitoring studies to evaluate the effects of the introduction of non-indigenous species on ecologically similar natives.</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1798-6540</text:p>
          </table:table-cell>
          <table:table-cell/>
          <table:table-cell office:value-type="string" calcext:value-type="string">
            <text:p>WOS:000308352500006</text:p>
          </table:table-cell>
          <table:table-cell table:number-columns-repeated="972"/>
        </table:table-row>
        <table:table-row table:style-name="ro1">
          <table:table-cell office:value-type="string" calcext:value-type="string">
            <text:p>J</text:p>
          </table:table-cell>
          <table:table-cell office:value-type="string" calcext:value-type="string">
            <text:p>Ayres-Peres, Luciane; Quadros, Aline Ferreira; Mantelatto, Fernando L.</text:p>
          </table:table-cell>
          <table:table-cell table:number-columns-repeated="3"/>
          <table:table-cell office:value-type="string" calcext:value-type="string">
            <text:p>Quadros, Aline/B-2625-2013</text:p>
          </table:table-cell>
          <table:table-cell table:number-columns-repeated="3"/>
          <table:table-cell office:value-type="string" calcext:value-type="string">
            <text:p>COMPARATIVE ANALYSIS OF SHELL OCCUPATION BY TWO SOUTHERN POPULATIONS OF THE HERMIT CRAB Loxopagurus loxochelis (DECAPODA, DIOGENIDAE)</text:p>
          </table:table-cell>
          <table:table-cell table:number-columns-repeated="7"/>
          <table:table-cell office:value-type="string" calcext:value-type="string">
            <text:p>BRAZILIAN JOURNAL OF OCEANOGRAPHY</text:p>
          </table:table-cell>
          <table:table-cell table:number-columns-repeated="3"/>
          <table:table-cell office:value-type="float" office:value="60" calcext:value-type="float">
            <text:p>60</text:p>
          </table:table-cell>
          <table:table-cell office:value-type="float" office:value="3" calcext:value-type="float">
            <text:p>3</text:p>
          </table:table-cell>
          <table:table-cell table:number-columns-repeated="2"/>
          <table:table-cell office:value-type="float" office:value="299" calcext:value-type="float">
            <text:p>299</text:p>
          </table:table-cell>
          <table:table-cell office:value-type="float" office:value="310" calcext:value-type="float">
            <text:p>310</text:p>
          </table:table-cell>
          <table:table-cell table:number-columns-repeated="4"/>
          <table:table-cell office:value-type="string" calcext:value-type="string">
            <text:p>JUL-SEP 2012</text:p>
          </table:table-cell>
          <table:table-cell office:value-type="float" office:value="2012" calcext:value-type="float">
            <text:p>2012</text:p>
          </table:table-cell>
          <table:table-cell office:value-type="string" calcext:value-type="string">
            <text:p>The present study aimed to comparatively verify the relation between the hermit crabs and the shells they use in two populations of Loxopagurus loxochelis. Samples were collected monthly from July 2002 to June 2003, at Caraguatatuba and Ubatuba Bay, Sao Paulo, Brazil. The animals sampled had their sex identified, were weighed and measured; their shells were identified, measured and weighed, and their internal volume determined. To relate the hermit crab's characteristics and the shells' variables, principal component analysis (PCA) and a regression tree were used. According to the PCA analysis, the three gastropod shells most frequently used by L. loxochelis varied in size. The regression tree successfully explained the relationship between the hermit crab's characteristics and the internal volume of the inhabited shell. It can be inferred that the relationship between the morphometry of an individual hermit crab and its shell is not straightforward and it is impossible to explain only on the basis of direct correlations between the body's and the shell's attributes. Several factors (such as the morphometry and the availability of the shell, environmental conditions and inter- and intraspecific competition) interact and seem to be taken into consideration by the hermit crabs when they choose a shell, resulting in the diversified pattern of shell occupancy shown here and elsewhere.</text:p>
          </table:table-cell>
          <table:table-cell table:number-columns-repeated="8"/>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1679-8759</text:p>
          </table:table-cell>
          <table:table-cell/>
          <table:table-cell office:value-type="string" calcext:value-type="string">
            <text:p>WOS:000310536600003</text:p>
          </table:table-cell>
          <table:table-cell table:number-columns-repeated="972"/>
        </table:table-row>
        <table:table-row table:style-name="ro1">
          <table:table-cell office:value-type="string" calcext:value-type="string">
            <text:p>J</text:p>
          </table:table-cell>
          <table:table-cell office:value-type="string" calcext:value-type="string">
            <text:p>Silvestrini, Milene; Cysneiro, Airton de Deus; Lima, Aline Lopes; Veiga, Larissa Giorgeti; Isernhagen, Ingo; Tamashiro, Jorge Yoshio; Gandolfi, Sergius; Rodrigues, Ricardo Ribeiro</text:p>
          </table:table-cell>
          <table:table-cell table:number-columns-repeated="3"/>
          <table:table-cell office:value-type="string" calcext:value-type="string">
            <text:p>Rodrigues, Ricardo/D-5557-2012</text:p>
          </table:table-cell>
          <table:table-cell table:number-columns-repeated="3"/>
          <table:table-cell office:value-type="string" calcext:value-type="string">
            <text:p>NATURAL REGENERATION IN ABANDONED FIELDS FOLLOWING INTENSIVE AGRICULTURAL LAND USE IN AN ATLANTIC FOREST ISLAND, BRAZIL</text:p>
          </table:table-cell>
          <table:table-cell table:number-columns-repeated="7"/>
          <table:table-cell office:value-type="string" calcext:value-type="string">
            <text:p>REVISTA ARVORE</text:p>
          </table:table-cell>
          <table:table-cell table:number-columns-repeated="3"/>
          <table:table-cell office:value-type="float" office:value="36" calcext:value-type="float">
            <text:p>36</text:p>
          </table:table-cell>
          <table:table-cell office:value-type="float" office:value="4" calcext:value-type="float">
            <text:p>4</text:p>
          </table:table-cell>
          <table:table-cell table:number-columns-repeated="2"/>
          <table:table-cell office:value-type="float" office:value="659" calcext:value-type="float">
            <text:p>659</text:p>
          </table:table-cell>
          <table:table-cell office:value-type="float" office:value="671" calcext:value-type="float">
            <text:p>671</text:p>
          </table:table-cell>
          <table:table-cell table:number-columns-repeated="4"/>
          <table:table-cell office:value-type="string" calcext:value-type="string">
            <text:p>JUL-AUG 2012</text:p>
          </table:table-cell>
          <table:table-cell office:value-type="float" office:value="2012" calcext:value-type="float">
            <text:p>2012</text:p>
          </table:table-cell>
          <table:table-cell office:value-type="string" calcext:value-type="string">
            <text:p>The time required to regrowth a forest in degraded areas depends on how the forest is removed and on the type of land use following removal. Natural regeneration was studied in abandoned old fields after intensive agricultural land use in areas originally covered by Brazilian Atlantic Forests of the Anchieta Island, Brazil in order to understand how plant communities reassemble following human disturbances as well as to determine suitable strategies of forest restoration. The fields were classified into three vegetation types according to the dominant plant species in: 1) Miconia albicans (Sw.) Triana (Melastomataceae) fields, 2) Dicranopteris flexuosa (Schrader) Underw. (Gleicheniaceae) thickets, and 3) Gleichenella pectinata (Willd.) Ching. (Gleicheniaceae) thickets. Both composition and structure of natural regeneration were compared among the three dominant vegetation types by establishing randomly three plots of 1 x 3 m in five sites of the island. A gradient in composition and abundance of species in natural regeneration could be observed along vegetation types from Dicranopteris fern thickets to Miconia fields. The gradient did not accurately follow the pattern of spatial distribution of the three dominant vegetation types in the island regarding their proximity of the remnant forests. A complex association of biotic and abiotic factors seems to be affecting the seedling recruitment and establishment in the study plots. The lowest plant regeneration found in Dicranopteris and Gleichenella thickets suggests that the ferns inhibit the recruitment of woody and herbaceous species. Otherwise, we could not distinguish different patterns of tree regeneration among the three vegetation types. Our results showed that forest recovery following severe anthropogenic disturbances is not direct, predictable or even achievable on its own. Appropriated actions and methods such as fern removal, planting ground covers, and enrichment planting with tree species were suggested in order to restore the natural forest regeneration process in the abandoned old fields.</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0100-6762</text:p>
          </table:table-cell>
          <table:table-cell/>
          <table:table-cell office:value-type="string" calcext:value-type="string">
            <text:p>WOS:000309471700008</text:p>
          </table:table-cell>
          <table:table-cell table:number-columns-repeated="972"/>
        </table:table-row>
        <table:table-row table:style-name="ro1">
          <table:table-cell office:value-type="string" calcext:value-type="string">
            <text:p>J</text:p>
          </table:table-cell>
          <table:table-cell office:value-type="string" calcext:value-type="string">
            <text:p>Gianesella, Rubens</text:p>
          </table:table-cell>
          <table:table-cell table:number-columns-repeated="7"/>
          <table:table-cell office:value-type="string" calcext:value-type="string">
            <text:p>Gêneses urbanas do colonialismo: síntese de encontros culturais</text:p>
          </table:table-cell>
          <table:table-cell table:number-columns-repeated="7"/>
          <table:table-cell office:value-type="string" calcext:value-type="string">
            <text:p>Anais do Museu Paulista: História e Cultura Material</text:p>
          </table:table-cell>
          <table:table-cell table:number-columns-repeated="3"/>
          <table:table-cell office:value-type="float" office:value="20" calcext:value-type="float">
            <text:p>20</text:p>
          </table:table-cell>
          <table:table-cell office:value-type="float" office:value="1" calcext:value-type="float">
            <text:p>1</text:p>
          </table:table-cell>
          <table:table-cell table:number-columns-repeated="2"/>
          <table:table-cell office:value-type="float" office:value="165" calcext:value-type="float">
            <text:p>165</text:p>
          </table:table-cell>
          <table:table-cell office:value-type="float" office:value="200" calcext:value-type="float">
            <text:p>200</text:p>
          </table:table-cell>
          <table:table-cell/>
          <table:table-cell office:value-type="string" calcext:value-type="string">
            <text:p>10.1590/S0101-47142012000100007</text:p>
          </table:table-cell>
          <table:table-cell table:number-columns-repeated="2"/>
          <table:table-cell office:value-type="string" calcext:value-type="string">
            <text:p>2012-06</text:p>
          </table:table-cell>
          <table:table-cell office:value-type="float" office:value="2012" calcext:value-type="float">
            <text:p>2012</text:p>
          </table:table-cell>
          <table:table-cell office:value-type="string" calcext:value-type="string">
            <text:p>Research about the genesis of the coastal towns of Cananea, Iguape, Sao Vicente, Santos, Sao Sebastiao and Ubatuba, in the current state of Sao Paulo, demonstrates the significant contribution of indigenous societies to colonial occupation. These communities were here a few centuries before the Europeans arrived. They chose the Atlantic coast as their habitat, establishing their settlements in particular ecological niches. These choices were used as guidelines for the new colonial towns. A recurring process symbolizes this cultural encounter between indigenous and Europeans: the positioning of the new churches in line with well established indigenous rights of way.</text:p>
          </table:table-cell>
          <table:table-cell/>
          <table:table-cell office:value-type="string" calcext:value-type="string">
            <text:p>Investigações sobre a gênese das vilas litorâneas de Cananeia, Iguape, São Vicente, Santos, São Sebastião e Ubatuba, no atual estado de São Paulo, evidenciam a significativa contribuição das sociedades indígenas nas ocupações do colonialismo. Presentes alguns séculos antes da chegada dos europeus, elas elegeram essa frente atlântica como habitat, estabelecendo em nichos ecológicos seus lugares de vivência. Tais escolhas balizaram as futuras instalações. Uma recorrência simboliza o encontro cultural entre indígenas e europeus: a articulação do módulo espacial da Matriz com a contiguidade da "rua direita".</text:p>
          </table:table-cell>
          <table:table-cell table:number-columns-repeated="6"/>
          <table:table-cell table:number-columns-repeated="5" office:value-type="float" office:value="0" calcext:value-type="float">
            <text:p>0</text:p>
          </table:table-cell>
          <table:table-cell table:number-columns-repeated="2"/>
          <table:table-cell office:value-type="string" calcext:value-type="string">
            <text:p>0101-4714</text:p>
          </table:table-cell>
          <table:table-cell/>
          <table:table-cell office:value-type="string" calcext:value-type="string">
            <text:p>SCIELO:S0101-47142012000100007</text:p>
          </table:table-cell>
          <table:table-cell table:number-columns-repeated="972"/>
        </table:table-row>
        <table:table-row table:style-name="ro1">
          <table:table-cell office:value-type="string" calcext:value-type="string">
            <text:p>J</text:p>
          </table:table-cell>
          <table:table-cell office:value-type="string" calcext:value-type="string">
            <text:p>Carvalho, C. O.; Cuenca, S. C.; Kleeb, S. R.; Gallo, H.; Baldassin, P.</text:p>
          </table:table-cell>
          <table:table-cell table:number-columns-repeated="7"/>
          <table:table-cell office:value-type="string" calcext:value-type="string">
            <text:p>Gross and histopathological findings in magellanic penguins (Spheniscus magellanicus Forster, 1781)</text:p>
          </table:table-cell>
          <table:table-cell table:number-columns-repeated="7"/>
          <table:table-cell office:value-type="string" calcext:value-type="string">
            <text:p>ARQUIVO BRASILEIRO DE MEDICINA VETERINARIA E ZOOTECNIA</text:p>
          </table:table-cell>
          <table:table-cell table:number-columns-repeated="3"/>
          <table:table-cell office:value-type="float" office:value="64" calcext:value-type="float">
            <text:p>64</text:p>
          </table:table-cell>
          <table:table-cell office:value-type="float" office:value="3" calcext:value-type="float">
            <text:p>3</text:p>
          </table:table-cell>
          <table:table-cell table:number-columns-repeated="2"/>
          <table:table-cell office:value-type="float" office:value="769" calcext:value-type="float">
            <text:p>769</text:p>
          </table:table-cell>
          <table:table-cell office:value-type="float" office:value="772" calcext:value-type="float">
            <text:p>772</text:p>
          </table:table-cell>
          <table:table-cell table:number-columns-repeated="4"/>
          <table:table-cell table:style-name="ce2" office:value-type="date" office:date-value="2012-06-01" calcext:value-type="date">
            <text:p>jun/12</text:p>
          </table:table-cell>
          <table:table-cell office:value-type="float" office:value="2012" calcext:value-type="float">
            <text:p>2012</text:p>
          </table:table-cell>
          <table:table-cell table:number-columns-repeated="9"/>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102-0935</text:p>
          </table:table-cell>
          <table:table-cell/>
          <table:table-cell office:value-type="string" calcext:value-type="string">
            <text:p>WOS:000306085200034</text:p>
          </table:table-cell>
          <table:table-cell table:number-columns-repeated="972"/>
        </table:table-row>
        <table:table-row table:style-name="ro1">
          <table:table-cell office:value-type="string" calcext:value-type="string">
            <text:p>J</text:p>
          </table:table-cell>
          <table:table-cell office:value-type="string" calcext:value-type="string">
            <text:p>Lyons, Laura J.; O'Riordan, Ruth M.; Cross, Thomas F.; Culloty, Sarah C.</text:p>
          </table:table-cell>
          <table:table-cell table:number-columns-repeated="7"/>
          <table:table-cell office:value-type="string" calcext:value-type="string">
            <text:p>Reproductive biology of the shore crab Carcinus maenas (Decapoda, Portunidae): a macroscopic and histological view</text:p>
          </table:table-cell>
          <table:table-cell table:number-columns-repeated="7"/>
          <table:table-cell office:value-type="string" calcext:value-type="string">
            <text:p>INVERTEBRATE REPRODUCTION &amp; DEVELOPMENT</text:p>
          </table:table-cell>
          <table:table-cell table:number-columns-repeated="3"/>
          <table:table-cell office:value-type="float" office:value="56" calcext:value-type="float">
            <text:p>56</text:p>
          </table:table-cell>
          <table:table-cell office:value-type="float" office:value="2" calcext:value-type="float">
            <text:p>2</text:p>
          </table:table-cell>
          <table:table-cell table:number-columns-repeated="2"/>
          <table:table-cell office:value-type="float" office:value="144" calcext:value-type="float">
            <text:p>144</text:p>
          </table:table-cell>
          <table:table-cell office:value-type="float" office:value="156" calcext:value-type="float">
            <text:p>156</text:p>
          </table:table-cell>
          <table:table-cell/>
          <table:table-cell office:value-type="string" calcext:value-type="string">
            <text:p>10.1080/07924259.2011.582693</text:p>
          </table:table-cell>
          <table:table-cell table:number-columns-repeated="2"/>
          <table:table-cell table:style-name="ce2" office:value-type="date" office:date-value="2012-06-01" calcext:value-type="date">
            <text:p>jun/12</text:p>
          </table:table-cell>
          <table:table-cell office:value-type="float" office:value="2012" calcext:value-type="float">
            <text:p>2012</text:p>
          </table:table-cell>
          <table:table-cell office:value-type="string" calcext:value-type="string">
            <text:p>A histological study of the reproductive cycle of male and female shore crabs, Carcinus maenas (Linnaeus), was performed monthly on the South West coast of Ireland (from December 2006 to July 2008). The calculated sex ratio deviated from equality, 1:0.53, revealing a strong male bias. A system was devised, based on screening of tissue sections, to describe and stage gametogenic development. Histological examinations revealed that ovarian development occurred biannually, with a primary winter cycle in which the larger crabs reproduced and a secondary summer cycle, when smaller crabs reproduced. An association was observed where more of the larger specimens were caught in the summer months and the smaller specimens in the winter months, which inversely correlated with the segregated breeding cycles. There was strong evidence that mature male crabs could potentially copulate year round since all mature specimens, collected throughout the year, contained viable spermatozoa. Developmental stages of oogenesis and spermatogenesis were described to develop a practical gonadal index for this portunid crab, providing information on the biology of this species, which will be of benefit for fisheries management.</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2"/>
          <table:table-cell office:value-type="string" calcext:value-type="string">
            <text:p>0792-4259</text:p>
          </table:table-cell>
          <table:table-cell/>
          <table:table-cell office:value-type="string" calcext:value-type="string">
            <text:p>WOS:000304743900005</text:p>
          </table:table-cell>
          <table:table-cell table:number-columns-repeated="972"/>
        </table:table-row>
        <table:table-row table:style-name="ro1">
          <table:table-cell office:value-type="string" calcext:value-type="string">
            <text:p>J</text:p>
          </table:table-cell>
          <table:table-cell office:value-type="string" calcext:value-type="string">
            <text:p>Beglinger, Suzanne E.; van Wees, Jan-Diederik; Cloetingh, Sierd; Doust, Harry</text:p>
          </table:table-cell>
          <table:table-cell table:number-columns-repeated="7"/>
          <table:table-cell office:value-type="string" calcext:value-type="string">
            <text:p>Tectonic subsidence history and source-rock maturation in the Campos Basin, Brazil</text:p>
          </table:table-cell>
          <table:table-cell table:number-columns-repeated="7"/>
          <table:table-cell office:value-type="string" calcext:value-type="string">
            <text:p>PETROLEUM GEOSCIENCE</text:p>
          </table:table-cell>
          <table:table-cell table:number-columns-repeated="3"/>
          <table:table-cell office:value-type="float" office:value="18" calcext:value-type="float">
            <text:p>18</text:p>
          </table:table-cell>
          <table:table-cell office:value-type="float" office:value="2" calcext:value-type="float">
            <text:p>2</text:p>
          </table:table-cell>
          <table:table-cell table:number-columns-repeated="2"/>
          <table:table-cell office:value-type="float" office:value="153" calcext:value-type="float">
            <text:p>153</text:p>
          </table:table-cell>
          <table:table-cell office:value-type="float" office:value="172" calcext:value-type="float">
            <text:p>172</text:p>
          </table:table-cell>
          <table:table-cell/>
          <table:table-cell office:value-type="string" calcext:value-type="string">
            <text:p>10.1144/1354-079310-049</text:p>
          </table:table-cell>
          <table:table-cell table:number-columns-repeated="2"/>
          <table:table-cell office:value-type="string" calcext:value-type="string">
            <text:p>MAY 2012</text:p>
          </table:table-cell>
          <table:table-cell office:value-type="float" office:value="2012" calcext:value-type="float">
            <text:p>2012</text:p>
          </table:table-cell>
          <table:table-cell office:value-type="string" calcext:value-type="string">
            <text:p>The Campos Basin is a petroleum-productive, marginal sag basin along the Brazilian margin. It contains a stratigraphic sequence recording lithospheric extension and rift tectonics developing to a fully evolved post-break-up setting. We present a combined approach using subsidence analysis and basin history inversion models to make predictions on source-rock maturation. The classical uniform stretching model does not account for the observed tectonic subsidence, and so we consider the thermal and subsidence implications of incorporating different events of magmatic underplating. The post-rift is characterized by one major phase of post-rift thermal subsidence: changes in sediment supply and load, as well as halokinetic movements, cause deviations from normal thermal subsidence and relaxation. The dimensions of these events have been examined and quantified.Our best-fit forward model is tested against measured borehole temperature (BHT) data. Results show a systematic overestimation of present-day temperatures in the shallow-water wells. Including the effects of hydrothermal convection by raising the conductivity of the top part of the stratigraphic sequence results in an almost perfect fit between predicted and measured BHTs in the shallow-water wells.Based on these forward models, we predict that the lacustrine shales of the syn-rift Lagoa Feia Fm. could be mature to generate oil and/or gas over a larger area than previously expected. Furthermore, our results suggest that the early post-rift Macae Fm. is locally mature to generate oil, and that the middle/late post-rift Carapebus/Ubatuba Fm. shales are likely to generate oil as well, if organic-rich facies are indeed present. In light of the most recent pre- and post-salt discoveries made near established oil fields in the Campos Basin, our results support the idea that many more such accumulations may be found.</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354-0793</text:p>
          </table:table-cell>
          <table:table-cell/>
          <table:table-cell office:value-type="string" calcext:value-type="string">
            <text:p>WOS:000307355800002</text:p>
          </table:table-cell>
          <table:table-cell table:number-columns-repeated="972"/>
        </table:table-row>
        <table:table-row table:style-name="ro1">
          <table:table-cell office:value-type="string" calcext:value-type="string">
            <text:p>J</text:p>
          </table:table-cell>
          <table:table-cell office:value-type="string" calcext:value-type="string">
            <text:p>Blain, Gabriel C.; de Camargo, Marcelo B. P.</text:p>
          </table:table-cell>
          <table:table-cell table:number-columns-repeated="3"/>
          <table:table-cell office:value-type="string" calcext:value-type="string">
            <text:p>Blain, Gabriel/I-2501-2012</text:p>
          </table:table-cell>
          <table:table-cell office:value-type="string" calcext:value-type="string">
            <text:p>Blain, Gabriel/0000-0001-8832-7734</text:p>
          </table:table-cell>
          <table:table-cell table:number-columns-repeated="2"/>
          <table:table-cell office:value-type="string" calcext:value-type="string">
            <text:p>PROBABILISTIC STRUCTURE OF AN ANNUAL EXTREME RAINFALL SERIES OF A COASTAL AREA OF THE STATE OF SAO PAULO, BRAZIL</text:p>
          </table:table-cell>
          <table:table-cell table:number-columns-repeated="7"/>
          <table:table-cell office:value-type="string" calcext:value-type="string">
            <text:p>ENGENHARIA AGRICOLA</text:p>
          </table:table-cell>
          <table:table-cell table:number-columns-repeated="3"/>
          <table:table-cell office:value-type="float" office:value="32" calcext:value-type="float">
            <text:p>32</text:p>
          </table:table-cell>
          <table:table-cell office:value-type="float" office:value="3" calcext:value-type="float">
            <text:p>3</text:p>
          </table:table-cell>
          <table:table-cell table:number-columns-repeated="2"/>
          <table:table-cell office:value-type="float" office:value="552" calcext:value-type="float">
            <text:p>552</text:p>
          </table:table-cell>
          <table:table-cell office:value-type="float" office:value="559" calcext:value-type="float">
            <text:p>559</text:p>
          </table:table-cell>
          <table:table-cell table:number-columns-repeated="4"/>
          <table:table-cell office:value-type="string" calcext:value-type="string">
            <text:p>MAY-JUN 2012</text:p>
          </table:table-cell>
          <table:table-cell office:value-type="float" office:value="2012" calcext:value-type="float">
            <text:p>2012</text:p>
          </table:table-cell>
          <table:table-cell office:value-type="string" calcext:value-type="string">
            <text:p>This study aimed to describe the probabilistic structure of the annual series of extreme daily rainfall (Preabs), available from the weather station of Ubatuba, State of Sao Paulo, Brazil (1935-2009), by using the general distribution of extreme value (GEV). The autocorrelation function, the Mann-Kendall test, and the wavelet analysis were used in order to evaluate the presence of serial correlations, trends, and periodical components. Considering the results obtained using these three statistical methods, it was possible to assume the hypothesis that this temporal series is free from persistence, trends, and periodicals components. Based on quantitative and qualitative adhesion tests, it was found that the GEV may be used in order to quantify the probabilities of the Preabs data. The best results of GEV were obtained when the parameters of this function were estimated using the method of maximum likelihood. The method of L-moments has also shown satisfactory results.</text:p>
          </table:table-cell>
          <table:table-cell table:number-columns-repeated="8"/>
          <table:table-cell office:value-type="float" office:value="3" calcext:value-type="float">
            <text:p>3</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0100-6916</text:p>
          </table:table-cell>
          <table:table-cell/>
          <table:table-cell office:value-type="string" calcext:value-type="string">
            <text:p>WOS:000306566900014</text:p>
          </table:table-cell>
          <table:table-cell table:number-columns-repeated="972"/>
        </table:table-row>
        <table:table-row table:style-name="ro1">
          <table:table-cell office:value-type="string" calcext:value-type="string">
            <text:p>J</text:p>
          </table:table-cell>
          <table:table-cell office:value-type="string" calcext:value-type="string">
            <text:p>Alves Teodoro, Sarah de Souza; Negreiros-Fransozo, Maria Lucia; Simoes, Sabrina Morilhas; Lopes, Mateus; da Costa, Rogerio Caetano</text:p>
          </table:table-cell>
          <table:table-cell table:number-columns-repeated="3"/>
          <table:table-cell office:value-type="string" calcext:value-type="string">
            <text:p>Teodoro, Sarah/K-4667-2012</text:p>
          </table:table-cell>
          <table:table-cell office:value-type="string" calcext:value-type="string">
            <text:p>Teodoro, Sarah/0000-0002-6002-371X</text:p>
          </table:table-cell>
          <table:table-cell table:number-columns-repeated="2"/>
          <table:table-cell office:value-type="string" calcext:value-type="string">
            <text:p>POPULATION ECOLOGY OF THE PLANKTONIC SHRIMP Lucifer faxoni BORRADAILE, 1915 (CRUSTACEA, SERGESTOIDEA, LUCIFERIDAE) OF THE SOUTHEASTERN COAST OF BRAZIL</text:p>
          </table:table-cell>
          <table:table-cell table:number-columns-repeated="7"/>
          <table:table-cell office:value-type="string" calcext:value-type="string">
            <text:p>BRAZILIAN JOURNAL OF OCEANOGRAPHY</text:p>
          </table:table-cell>
          <table:table-cell table:number-columns-repeated="3"/>
          <table:table-cell office:value-type="float" office:value="60" calcext:value-type="float">
            <text:p>60</text:p>
          </table:table-cell>
          <table:table-cell office:value-type="float" office:value="2" calcext:value-type="float">
            <text:p>2</text:p>
          </table:table-cell>
          <table:table-cell table:number-columns-repeated="2"/>
          <table:table-cell office:value-type="float" office:value="245" calcext:value-type="float">
            <text:p>245</text:p>
          </table:table-cell>
          <table:table-cell office:value-type="float" office:value="253" calcext:value-type="float">
            <text:p>253</text:p>
          </table:table-cell>
          <table:table-cell table:number-columns-repeated="4"/>
          <table:table-cell office:value-type="string" calcext:value-type="string">
            <text:p>APR-JUN 2012</text:p>
          </table:table-cell>
          <table:table-cell office:value-type="float" office:value="2012" calcext:value-type="float">
            <text:p>2012</text:p>
          </table:table-cell>
          <table:table-cell office:value-type="string" calcext:value-type="string">
            <text:p>Luciferid shrimps have short life spans and a rapid turnover of generations, engage in sequential spawning, and protect their eggs during incubation. This study investigates the ecology of Lucifer faxoni Borradaile, 1915 in the littoral zone, Ubatuba region, Sao Paulo. Sampling was conducted monthly from July 2005 to December 2006 using a Renfro net trawled over a distance of 50 m for a total sampling effort of 50 m(2) at each station. Nine stations were sampled, ranging from 1 to 15 m deep. Three stations each were grouped into zones 1, 2 and 3 (Z1, Z2 and Z3). Monthly values of salinity, temperature and rainfall were recorded at each station. The pre-buccal somite length (SL) of each specimen was measured. The results showed that in shallower zones (Z1 and Z2), 6306 individuals were captured, whereas in the deeper zone (Z3), 3808 specimens were captured, but no significant differences in SL was detected between the specimens from Z1 and Z2 and those from Z3 (ANOVA, p=0.25). The abundance of shrimps did not differ significantly between seasons (Tukey's test, p=0.02) except in the spring. The sex ratio differed significantly over the seasons (chi 2, p&lt;0.05). The results were closely associated with environmental factors with respect to the spatial and seasonal distribution of L. faxoni. Rainfall affected salinity directly, and contributed to the displacement of these shrimps to deeper areas.</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1679-8759</text:p>
          </table:table-cell>
          <table:table-cell/>
          <table:table-cell office:value-type="string" calcext:value-type="string">
            <text:p>WOS:000306745700014</text:p>
          </table:table-cell>
          <table:table-cell table:number-columns-repeated="972"/>
        </table:table-row>
        <table:table-row table:style-name="ro1">
          <table:table-cell office:value-type="string" calcext:value-type="string">
            <text:p>J</text:p>
          </table:table-cell>
          <table:table-cell office:value-type="string" calcext:value-type="string">
            <text:p>Alves, Douglas F. R.; Carvalho, Marcelo C. R.; Barros-Alves, Samara De P.; Cobo, Valter J.</text:p>
          </table:table-cell>
          <table:table-cell table:number-columns-repeated="3"/>
          <table:table-cell office:value-type="string" calcext:value-type="string">
            <text:p>Barros-Alves, Samara de Paiva/G-2249-2012</text:p>
          </table:table-cell>
          <table:table-cell table:number-columns-repeated="3"/>
          <table:table-cell office:value-type="string" calcext:value-type="string">
            <text:p>BRACHYURAN CRABS (DECAPODA, BRACHYURA) ASSOCIATED WITH THE GREEN SPONGE AMPHIMEDON VIRIDIS (DEMOSPONGIAE) FROM ITAGUA BEACH, SOUTH-EASTERN COAST OF BRAZIL</text:p>
          </table:table-cell>
          <table:table-cell table:number-columns-repeated="7"/>
          <table:table-cell office:value-type="string" calcext:value-type="string">
            <text:p>CRUSTACEANA</text:p>
          </table:table-cell>
          <table:table-cell table:number-columns-repeated="3"/>
          <table:table-cell office:value-type="float" office:value="85" calcext:value-type="float">
            <text:p>85</text:p>
          </table:table-cell>
          <table:table-cell table:style-name="ce1" office:value-type="date" office:date-value="2015-05-04" calcext:value-type="date">
            <text:p>4/mai</text:p>
          </table:table-cell>
          <table:table-cell table:number-columns-repeated="2"/>
          <table:table-cell office:value-type="float" office:value="497" calcext:value-type="float">
            <text:p>497</text:p>
          </table:table-cell>
          <table:table-cell office:value-type="float" office:value="512" calcext:value-type="float">
            <text:p>512</text:p>
          </table:table-cell>
          <table:table-cell/>
          <table:table-cell office:value-type="string" calcext:value-type="string">
            <text:p>10.1163/156854012X633385</text:p>
          </table:table-cell>
          <table:table-cell table:number-columns-repeated="2"/>
          <table:table-cell office:value-type="string" calcext:value-type="string">
            <text:p>APR 2012</text:p>
          </table:table-cell>
          <table:table-cell office:value-type="float" office:value="2012" calcext:value-type="float">
            <text:p>2012</text:p>
          </table:table-cell>
          <table:table-cell office:value-type="string" calcext:value-type="string">
            <text:p>This study provides information on the community structure of brachyuran crabs associated with the green sponge, Amphimedon viridis Duchassaing &amp; Michelotti, 1864, from a beach on the south-eastern coast of Brazil. Monthly collections from May 2002 through August 2003 were carried out on the rocky bottoms off Itagua Beach (23 degrees 27'07 '' S 45 degrees 02'49 '' W). Crabs on the green sponge banks were hand-caught during snorkelling sessions, and 638 crabs belonging to 31 species, 19 genera, and 10 families were obtained. Biological parameters, including sponge volume, number of individuals, density, richness, diversity, evenness, and dominance changed considerably over time. Species recruitment and foraging habit are some of the factors that drive the richness, dominance, and diversity patterns of this community. The green sponge banks are important sites for recruitment, refuge, and feeding of many species of brachyurans. Therefore, they are also important for the conservation of this group on the south-eastern coast of Brazil.</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11-216X</text:p>
          </table:table-cell>
          <table:table-cell/>
          <table:table-cell office:value-type="string" calcext:value-type="string">
            <text:p>WOS:000305928900007</text:p>
          </table:table-cell>
          <table:table-cell table:number-columns-repeated="972"/>
        </table:table-row>
        <table:table-row table:style-name="ro1">
          <table:table-cell office:value-type="string" calcext:value-type="string">
            <text:p>J</text:p>
          </table:table-cell>
          <table:table-cell office:value-type="string" calcext:value-type="string">
            <text:p>Keunecke, K. A.; D'Incao, F.; Verani, J. R.; Vianna, M.</text:p>
          </table:table-cell>
          <table:table-cell table:number-columns-repeated="3"/>
          <table:table-cell office:value-type="string" calcext:value-type="string">
            <text:p>vianna, marcelo/I-9522-2012; Dincao, Fernando/D-9848-2013</text:p>
          </table:table-cell>
          <table:table-cell office:value-type="string" calcext:value-type="string">
            <text:p>Dincao, Fernando/0000-0001-5796-9179</text:p>
          </table:table-cell>
          <table:table-cell table:number-columns-repeated="2"/>
          <table:table-cell office:value-type="string" calcext:value-type="string">
            <text:p>Reproductive strategies of two sympatric swimming crabs Callinectes danae and Callinectes ornatus (Crustacea: Portunidae) in an estuarine system, south-eastern Brazil</text:p>
          </table:table-cell>
          <table:table-cell table:number-columns-repeated="7"/>
          <table:table-cell office:value-type="string" calcext:value-type="string">
            <text:p>JOURNAL OF THE MARINE BIOLOGICAL ASSOCIATION OF THE UNITED KINGDOM</text:p>
          </table:table-cell>
          <table:table-cell table:number-columns-repeated="3"/>
          <table:table-cell office:value-type="float" office:value="92" calcext:value-type="float">
            <text:p>92</text:p>
          </table:table-cell>
          <table:table-cell office:value-type="float" office:value="2" calcext:value-type="float">
            <text:p>2</text:p>
          </table:table-cell>
          <table:table-cell table:number-columns-repeated="2"/>
          <table:table-cell office:value-type="float" office:value="343" calcext:value-type="float">
            <text:p>343</text:p>
          </table:table-cell>
          <table:table-cell office:value-type="float" office:value="347" calcext:value-type="float">
            <text:p>347</text:p>
          </table:table-cell>
          <table:table-cell/>
          <table:table-cell office:value-type="string" calcext:value-type="string">
            <text:p>10.1017/S0025315411000397</text:p>
          </table:table-cell>
          <table:table-cell table:number-columns-repeated="2"/>
          <table:table-cell table:style-name="ce2" office:value-type="date" office:date-value="2012-03-01" calcext:value-type="date">
            <text:p>mar/12</text:p>
          </table:table-cell>
          <table:table-cell office:value-type="float" office:value="2012" calcext:value-type="float">
            <text:p>2012</text:p>
          </table:table-cell>
          <table:table-cell office:value-type="string" calcext:value-type="string">
            <text:p>The present study analysed the reproductive biology of Callinectes danae and Callinectes ornatus, which are captured as by-catch from pink-shrimp trawling in Guanabara Bay. The size at gonadal maturity was 79.9 mm and 67.4 mm respectively, for C. danae and C. ornatus. The pattern of reproduction was continuous for both species; however, the gonadosomatic index analyses showed seasonal and alternating reproductive peaks in the bay. While C. danae showed reproductive peaks in the autumn and in the winter, C. ornatus showed an apparent reproductive peak in the summer and probably another in the spring. The sex-ratio of C. danae was significantly skewed in favour of females (3.0:1). However, in C. ornatus, males predominated (1.2:1). This reproductive pattern indicated that possibly the females of C. danae return to the estuary after spawning where trawling takes place, while ovigerous females of C. ornatus migrate to adjacent coastal areas around the bay.</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0025-3154</text:p>
          </table:table-cell>
          <table:table-cell/>
          <table:table-cell office:value-type="string" calcext:value-type="string">
            <text:p>WOS:000299931800012</text:p>
          </table:table-cell>
          <table:table-cell table:number-columns-repeated="972"/>
        </table:table-row>
        <table:table-row table:style-name="ro1">
          <table:table-cell office:value-type="string" calcext:value-type="string">
            <text:p>J</text:p>
          </table:table-cell>
          <table:table-cell office:value-type="string" calcext:value-type="string">
            <text:p>dos Santos Costa, Eudriano Florencio; Teixeira, Gustavo Monteiro; de Morais Freire, Fulvio Aurelio; Fransozo, Adilson</text:p>
          </table:table-cell>
          <table:table-cell table:number-columns-repeated="3"/>
          <table:table-cell office:value-type="string" calcext:value-type="string">
            <text:p>Freire, Fulvio/C-8370-2012; Costa, Eudriano/C-8797-2011</text:p>
          </table:table-cell>
          <table:table-cell office:value-type="string" calcext:value-type="string">
            <text:p>Freire, Fulvio/0000-0003-1580-0222; </text:p>
          </table:table-cell>
          <table:table-cell table:number-columns-repeated="2"/>
          <table:table-cell office:value-type="string" calcext:value-type="string">
            <text:p>Spatial-temporal variation of Paralonchurus brasiliensis (Actinopterygii: Sciaenidae) density in relation to some environmental factors on the inner shelf of south-eastern Brazilian coast</text:p>
          </table:table-cell>
          <table:table-cell table:number-columns-repeated="7"/>
          <table:table-cell office:value-type="string" calcext:value-type="string">
            <text:p>JOURNAL OF THE MARINE BIOLOGICAL ASSOCIATION OF THE UNITED KINGDOM</text:p>
          </table:table-cell>
          <table:table-cell table:number-columns-repeated="3"/>
          <table:table-cell office:value-type="float" office:value="92" calcext:value-type="float">
            <text:p>92</text:p>
          </table:table-cell>
          <table:table-cell office:value-type="float" office:value="2" calcext:value-type="float">
            <text:p>2</text:p>
          </table:table-cell>
          <table:table-cell table:number-columns-repeated="2"/>
          <table:table-cell office:value-type="float" office:value="413" calcext:value-type="float">
            <text:p>413</text:p>
          </table:table-cell>
          <table:table-cell office:value-type="float" office:value="420" calcext:value-type="float">
            <text:p>420</text:p>
          </table:table-cell>
          <table:table-cell/>
          <table:table-cell office:value-type="string" calcext:value-type="string">
            <text:p>10.1017/S0025315411001627</text:p>
          </table:table-cell>
          <table:table-cell table:number-columns-repeated="2"/>
          <table:table-cell table:style-name="ce2" office:value-type="date" office:date-value="2012-03-01" calcext:value-type="date">
            <text:p>mar/12</text:p>
          </table:table-cell>
          <table:table-cell office:value-type="float" office:value="2012" calcext:value-type="float">
            <text:p>2012</text:p>
          </table:table-cell>
          <table:table-cell office:value-type="string" calcext:value-type="string">
            <text:p>The temporal and spatial variation of Paralonchurus brasiliensis density (fish per m(2)) in relation to environmental factors was studied on the coasts of Ubatuba and Caraguatatuba, south-eastern Brazil. The fish were collected by shrimp fishery trawl on a monthly basis from January to December, 2002. Seven depths were previously established and for each one the temperature, salinity, organic matter content and grain size of the sediment (phi) was measured. The seasonal analysis of temperature and salinity indicated the presence of the water masses South Atlantic Central Water (SACW) and Coastal Waters (CW) acting in the study area. A total of 29,808 fish were collected during the study period. The highest densities were registered during the summer and autumn indicating an association with CW. The fish population moved to shallow depths during the intrusion of the cold water mass, SACW. The highest densities were registered in depths where the sediment composition ranged from fine sand to silt-clay. Thus, the temperature and type of the sediment are the main environmental factors which affect the spatial-temporal variation of P. brasiliensis density in south-eastern Brazil.</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25-3154</text:p>
          </table:table-cell>
          <table:table-cell/>
          <table:table-cell office:value-type="string" calcext:value-type="string">
            <text:p>WOS:000299931800020</text:p>
          </table:table-cell>
          <table:table-cell table:number-columns-repeated="972"/>
        </table:table-row>
        <table:table-row table:style-name="ro1">
          <table:table-cell office:value-type="string" calcext:value-type="string">
            <text:p>J</text:p>
          </table:table-cell>
          <table:table-cell office:value-type="string" calcext:value-type="string">
            <text:p>Ribeiro, F. B.; Matthews-Cascon, H.; Bezerra, L. E. A.</text:p>
          </table:table-cell>
          <table:table-cell table:number-columns-repeated="3"/>
          <table:table-cell office:value-type="string" calcext:value-type="string">
            <text:p>Bezerra, Luis Ernesto/J-9033-2012</text:p>
          </table:table-cell>
          <table:table-cell table:number-columns-repeated="3"/>
          <table:table-cell office:value-type="string" calcext:value-type="string">
            <text:p>POPULATION STRUCTURE AND REPRODUCTIVE BIOLOGY OF THE CRAB SESARMA RECTUM RANDALL, 1840 (BRACHYURA, SESARMIDAE) IN AN IMPACTED TROPICAL MANGROVE IN NORTHEAST BRAZIL</text:p>
          </table:table-cell>
          <table:table-cell table:number-columns-repeated="7"/>
          <table:table-cell office:value-type="string" calcext:value-type="string">
            <text:p>CRUSTACEANA</text:p>
          </table:table-cell>
          <table:table-cell table:number-columns-repeated="3"/>
          <table:table-cell office:value-type="float" office:value="85" calcext:value-type="float">
            <text:p>85</text:p>
          </table:table-cell>
          <table:table-cell office:value-type="float" office:value="2" calcext:value-type="float">
            <text:p>2</text:p>
          </table:table-cell>
          <table:table-cell table:number-columns-repeated="2"/>
          <table:table-cell office:value-type="float" office:value="173" calcext:value-type="float">
            <text:p>173</text:p>
          </table:table-cell>
          <table:table-cell office:value-type="float" office:value="188" calcext:value-type="float">
            <text:p>188</text:p>
          </table:table-cell>
          <table:table-cell/>
          <table:table-cell office:value-type="string" calcext:value-type="string">
            <text:p>10.1163/156854012X624646</text:p>
          </table:table-cell>
          <table:table-cell table:number-columns-repeated="2"/>
          <table:table-cell office:value-type="string" calcext:value-type="string">
            <text:p>FEB 2012</text:p>
          </table:table-cell>
          <table:table-cell office:value-type="float" office:value="2012" calcext:value-type="float">
            <text:p>2012</text:p>
          </table:table-cell>
          <table:table-cell office:value-type="string" calcext:value-type="string">
            <text:p>The population structure and reproductive biology of the semiterrestrial crab Sesarma rectum were studied in an impacted tropical mangrove in northeast Brazil. Crabs were collected monthly during spring low-tide periods from October 2009 through September 2010. A catch-per-unit-effort (CPUE) technique was used to sample the crab population, using two-hour sampling periods by two people. A total of 492 crabs was obtained, of which 262 were males, 151 non-ovigerous females, and 79 ovigerous females. Males were significantly larger than females, whether non-ovigerous or ovigerous. There was no significant difference between mean size of the ovigerous and non-ovigerous females. The population showed a unimodal size-frequency distribution, with a normal distribution for males and non-normal for females. The overall sex ratio (1 : 0.87) did not differ significantly from the expected 1 : I proportion. Ovigerous females were found during the entire period, except in March and August 2010. The mean number of eggs was 14975 +/- 5689. The highest number of eggs was recorded for the 29 to 31 mm age group. A regression analysis showed that the number of eggs increased linearly with carapace width (r(2) = 0.70) and abdomen width (r(2) = 0.76). Comparisons among populations will help to evaluate the differences among them, as well as to understand the environmental and biological constraints that are shaping them.</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011-216X</text:p>
          </table:table-cell>
          <table:table-cell/>
          <table:table-cell office:value-type="string" calcext:value-type="string">
            <text:p>WOS:000303703700004</text:p>
          </table:table-cell>
          <table:table-cell table:number-columns-repeated="972"/>
        </table:table-row>
        <table:table-row table:style-name="ro1">
          <table:table-cell office:value-type="string" calcext:value-type="string">
            <text:p>J</text:p>
          </table:table-cell>
          <table:table-cell office:value-type="string" calcext:value-type="string">
            <text:p>Povinec, P. P.; Burnett, W. C.; Beck, A.; Bokuniewicz, H.; Charette, M.; Gonneea, M. E.; Groening, M.; Ishitobi, T.; Kontar, E.; Kwong, L. Liong Wee; Marie, D. E. P.; Moore, W. S.; Oberdorfer, J. A.; Peterson, R.; Ramessur, R.; Rapaglia, J.; Stieglitz, T.; Top, Z.</text:p>
          </table:table-cell>
          <table:table-cell table:number-columns-repeated="3"/>
          <table:table-cell office:value-type="string" calcext:value-type="string">
            <text:p>Charette, Matthew/I-9495-2012; TropWATER, Research ID/P-1401-2014</text:p>
          </table:table-cell>
          <table:table-cell table:number-columns-repeated="3"/>
          <table:table-cell office:value-type="string" calcext:value-type="string">
            <text:p>Isotopic, geophysical and biogeochemical investigation of submarine groundwater discharge: IAEA-UNESCO intercomparison exercise at Mauritius Island</text:p>
          </table:table-cell>
          <table:table-cell table:number-columns-repeated="7"/>
          <table:table-cell office:value-type="string" calcext:value-type="string">
            <text:p>JOURNAL OF ENVIRONMENTAL RADIOACTIVITY</text:p>
          </table:table-cell>
          <table:table-cell table:number-columns-repeated="3"/>
          <table:table-cell office:value-type="float" office:value="104" calcext:value-type="float">
            <text:p>104</text:p>
          </table:table-cell>
          <table:table-cell table:number-columns-repeated="3"/>
          <table:table-cell office:value-type="float" office:value="24" calcext:value-type="float">
            <text:p>24</text:p>
          </table:table-cell>
          <table:table-cell office:value-type="float" office:value="45" calcext:value-type="float">
            <text:p>45</text:p>
          </table:table-cell>
          <table:table-cell/>
          <table:table-cell office:value-type="string" calcext:value-type="string">
            <text:p>10.1016/j.jenvrad.2011.09.009</text:p>
          </table:table-cell>
          <table:table-cell table:number-columns-repeated="2"/>
          <table:table-cell office:value-type="string" calcext:value-type="string">
            <text:p>FEB 2012</text:p>
          </table:table-cell>
          <table:table-cell office:value-type="float" office:value="2012" calcext:value-type="float">
            <text:p>2012</text:p>
          </table:table-cell>
          <table:table-cell office:value-type="string" calcext:value-type="string">
            <text:p>Submarine groundwater discharge (SGD) into a shallow lagoon on the west coast of Mauritius Island (Flic-en-Flac) was investigated using radioactive (H-3, Rn-222, Ra-223, Ra-224, Ra-226, Ra-228) and stable (H-2, O-18) isotopes and nutrients. SGD intercomparison exercises were carried out to validate the various approaches used to measure SGD including radium and radon measurements, seepage rate measurements using manual and automated meters, sediment bulk conductivity and salinity surveys. SGD measurements using benthic chambers placed on the floor of the Flic-en-Flac Lagoon showed discharge rates up to 500 cm/day. Large variability in SGD was observed over distances of a few meters, which were attributed to different geomorphological features. Deployments of automated seepage meters captured the spatial and temporal variability of SGD with a mean seepage rate of 10 cm/day. The stable isotopic composition of submarine waters was characterized by significant variability and heavy isotope enrichment and was used to predict the contribution of fresh terrestrially derived groundwater to SGD (range from a few % to almost 100%). The integrated SGD flux, estimated from seepage meters placed parallel to the shoreline, was 35 m(3)/m day, which was in reasonable agreement with results obtained from a hydrologic water balance calculation (26 m(3)/m day). SGD calculated from the radon inventory method using in situ radon measurements were between 5 and 56 m(3)/m per day. Low concentrations of radium isotopes observed in the lagoon water reflected the low abundance of U and Th in the basalt that makes up the island. High SGD rates contribute to high nutrients loading to the lagoon, potentially leading to eutrophication. Each of the applied methods yielded unique information about the character and magnitude of SGD. The results of the intercomparison studies have resulted a better understanding of groundwater seawater interactions in coastal regions. Such information is an important pre-requisite for the protection and management of coastal freshwater resources. (C) 2011 Elsevier Ltd. All rights reserved.</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0265-931X</text:p>
          </table:table-cell>
          <table:table-cell/>
          <table:table-cell office:value-type="string" calcext:value-type="string">
            <text:p>WOS:000300806000004</text:p>
          </table:table-cell>
          <table:table-cell office:value-type="float" office:value="22115434" calcext:value-type="float">
            <text:p>22115434</text:p>
          </table:table-cell>
          <table:table-cell table:number-columns-repeated="971"/>
        </table:table-row>
        <table:table-row table:style-name="ro1">
          <table:table-cell office:value-type="string" calcext:value-type="string">
            <text:p>J</text:p>
          </table:table-cell>
          <table:table-cell office:value-type="string" calcext:value-type="string">
            <text:p>Prosdocimi, Laura; Gonzalez Carman, Victoria; Alejandro Albareda, Diego; Isabel Remis, Maria</text:p>
          </table:table-cell>
          <table:table-cell table:number-columns-repeated="7"/>
          <table:table-cell office:value-type="string" calcext:value-type="string">
            <text:p>Genetic composition of green turtle feeding grounds in coastal waters of Argentina based on mitochondrial DNA</text:p>
          </table:table-cell>
          <table:table-cell table:number-columns-repeated="7"/>
          <table:table-cell office:value-type="string" calcext:value-type="string">
            <text:p>JOURNAL OF EXPERIMENTAL MARINE BIOLOGY AND ECOLOGY</text:p>
          </table:table-cell>
          <table:table-cell table:number-columns-repeated="3"/>
          <table:table-cell office:value-type="float" office:value="412" calcext:value-type="float">
            <text:p>412</text:p>
          </table:table-cell>
          <table:table-cell table:number-columns-repeated="3"/>
          <table:table-cell office:value-type="float" office:value="37" calcext:value-type="float">
            <text:p>37</text:p>
          </table:table-cell>
          <table:table-cell office:value-type="float" office:value="45" calcext:value-type="float">
            <text:p>45</text:p>
          </table:table-cell>
          <table:table-cell/>
          <table:table-cell office:value-type="string" calcext:value-type="string">
            <text:p>10.1016/j.jembe.2011.10.015</text:p>
          </table:table-cell>
          <table:table-cell table:number-columns-repeated="2"/>
          <table:table-cell office:value-type="string" calcext:value-type="string">
            <text:p>JAN 31 2012</text:p>
          </table:table-cell>
          <table:table-cell office:value-type="float" office:value="2012" calcext:value-type="float">
            <text:p>2012</text:p>
          </table:table-cell>
          <table:table-cell office:value-type="string" calcext:value-type="string">
            <text:p>The green turtle, Chelonia mydas, like other species of marine turtles, shows great migratory displacement between its nesting and feeding grounds. In an attempt to characterize the southernmost feeding grounds of this species, mtDNA sequence variation of green turtle aggregations in Argentinean waters was studied to elucidate genetic variation and infer possible origins. The goal of the present study is contemplated within the main purpose of the PRICTMA (Regional Program for Sea Turtle Research in Conservation of Argentina) and the Network ASO-Tortugas (Red Atlantic Sur Occidental-Tortugas) which are dedicated to promoting conservation studies in marine turtles in the region. A 486-bp fragment of the mitochondria! DNA control region was sequenced from 93 samples of incidentally caught juveniles from 2004 to 2007, revealing 9 haplotypes. Nucleotide and haplotype diversity were similar to those detected in other Brazilian feeding grounds (Ubatuba and Atol das Rocas/Fernando de Noronha). Analysis of molecular variance (AMOVA) indicated significant genetic differentiation among 9 western Atlantic feeding grounds for which data is currently available, suggesting variable contributions from different nesting colonies (F-ST= 0.29, P&lt;10(-4); phi(ST)= 0.55, P&lt;10(-4)). Mitochondrial DNA haplotype distributions revealed significant heterogeneity among feeding grounds (X-2: 804.84, P&lt;10(-4)). A pairwise analysis revealed that most western Atlantic feeding grounds are genetically differentiated. The weighted and unweighted mixed stock analyses suggests that green turtles at Argentinean feeding grounds originate mainly in the Ascension Island rookery, with less contribution from rookeries in Suriname, Ayes Island and Trindade Island.The present results improve our knowledge of the population structure and migration patterns of the Atlantic green turtle, and inform conservation measures on feeding grounds, which may be thousands of kilometers away from the nesting colonies. This information is required to further government efforts for this endangered species. (c) 2011 Elsevier B.V. All rights reserved.</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table:number-columns-repeated="2"/>
          <table:table-cell office:value-type="string" calcext:value-type="string">
            <text:p>0022-0981</text:p>
          </table:table-cell>
          <table:table-cell/>
          <table:table-cell office:value-type="string" calcext:value-type="string">
            <text:p>WOS:000301316700005</text:p>
          </table:table-cell>
          <table:table-cell table:number-columns-repeated="972"/>
        </table:table-row>
        <table:table-row table:style-name="ro1">
          <table:table-cell office:value-type="string" calcext:value-type="string">
            <text:p>J</text:p>
          </table:table-cell>
          <table:table-cell office:value-type="string" calcext:value-type="string">
            <text:p>Simpson, Rick; Cavarzere, Vagner; Simpson, Elis</text:p>
          </table:table-cell>
          <table:table-cell table:number-columns-repeated="7"/>
          <table:table-cell office:value-type="string" calcext:value-type="string">
            <text:p>List of documented bird species from the municipality of Ubatuba, state of São Paulo, Brazil</text:p>
          </table:table-cell>
          <table:table-cell table:number-columns-repeated="7"/>
          <table:table-cell office:value-type="string" calcext:value-type="string">
            <text:p>Papéis Avulsos de Zoologia (São Paulo)</text:p>
          </table:table-cell>
          <table:table-cell table:number-columns-repeated="3"/>
          <table:table-cell office:value-type="float" office:value="52" calcext:value-type="float">
            <text:p>52</text:p>
          </table:table-cell>
          <table:table-cell office:value-type="float" office:value="21" calcext:value-type="float">
            <text:p>21</text:p>
          </table:table-cell>
          <table:table-cell table:number-columns-repeated="2"/>
          <table:table-cell office:value-type="float" office:value="233" calcext:value-type="float">
            <text:p>233</text:p>
          </table:table-cell>
          <table:table-cell office:value-type="float" office:value="254" calcext:value-type="float">
            <text:p>254</text:p>
          </table:table-cell>
          <table:table-cell/>
          <table:table-cell office:value-type="string" calcext:value-type="string">
            <text:p>10.1590/S0031-10492012002100001</text:p>
          </table:table-cell>
          <table:table-cell table:number-columns-repeated="2"/>
          <table:table-cell table:number-columns-repeated="2" office:value-type="float" office:value="2012" calcext:value-type="float">
            <text:p>2012</text:p>
          </table:table-cell>
          <table:table-cell office:value-type="string" calcext:value-type="string">
            <text:p>Although preliminary surveys have been conducted at the Atlantic Forest of Ubatuba, there is no list of documented bird records from this coastline municipality. To organize such a compilation, we searched the literature and a number of different sources for all documented records of birds from Ubatuba, state of São Paulo. We further carried out a 7-year non-systematic bird inventory in different regions and elevations to document the species within the municipality. The total number of documented bird species is 417, 11% of which are endemic to Brazil. Another 26% are Atlantic Forest endemics and as many as 60 species are under threat categories, including near-threatened birds, in the state. Some 49 species of 27 families are reported from the municipality but still lack documentation. Considering historical records, no species have extinguished from the municipality. Ubatuba is one of the most studied regions along Serra do Mar in São Paulo regarding its ornithology, but there are still high-elevational gaps that will yield significant additions of species to the area with increasing surveying efforts.</text:p>
          </table:table-cell>
          <table:table-cell/>
          <table:table-cell office:value-type="string" calcext:value-type="string">
            <text:p>Embora estudos preliminares tenham sido realizados em Ubatuba, localidade situada em área de Mata Atlântica, ainda não existe uma listagem dos registros documentados das espécies de aves deste município litorâneo. Para a realização deste compêndio foi realizada busca na literatura, assim como outras fontes, dos registros documentados das espécies de aves de Ubatuba, Estado de São Paulo. Adicionalmente, inventários não sistematizados seguindo a metodologia de transecção linear foram conduzidos ao longo dos últimos sete anos em diferentes regiões e altitudes do município para o registro documentado das espécies. O número total de espécies documentadas foi de 417, das quais 11% são endêmicas do Brasil. Outros 26% representam endemismos da Mata Atlântica e 60 espécies estão ameaçadas ou quase ameaçadas de extinção no Estado. Espécies reportadas para o município, porém sem documentação, somaram 49, incluídas em 27 famílias. Comparando-se os registros atuais com os históricos, nenhuma espécie foi extinta do município. Ubatuba é uma das regiões mais conhecidas ornitologicamente da Serra do Mar paulista, mas ainda há algumas localidades em maiores altitudes que devem trazer novos registros para a área com o aumento dos esforços de observação de aves em tais locais.</text:p>
          </table:table-cell>
          <table:table-cell table:number-columns-repeated="6"/>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031-1049</text:p>
          </table:table-cell>
          <table:table-cell/>
          <table:table-cell office:value-type="string" calcext:value-type="string">
            <text:p>SCIELO:S0031-10492012002100001</text:p>
          </table:table-cell>
          <table:table-cell table:number-columns-repeated="972"/>
        </table:table-row>
        <table:table-row table:style-name="ro1">
          <table:table-cell office:value-type="string" calcext:value-type="string">
            <text:p>J</text:p>
          </table:table-cell>
          <table:table-cell office:value-type="string" calcext:value-type="string">
            <text:p>Hernaez, Patricio; Rombenso, Artur; Pinheiro, Marcelo A. A.; Simoes, Nuno</text:p>
          </table:table-cell>
          <table:table-cell table:number-columns-repeated="7"/>
          <table:table-cell office:value-type="string" calcext:value-type="string">
            <text:p>Population structure and sexual maturity of the calico box crab Hepatus epheliticus Linnaeus (Brachyura, Hepatidae) from Yucatan Peninsula, Mexico</text:p>
          </table:table-cell>
          <table:table-cell table:number-columns-repeated="7"/>
          <table:table-cell office:value-type="string" calcext:value-type="string">
            <text:p>LATIN AMERICAN JOURNAL OF AQUATIC RESEARCH</text:p>
          </table:table-cell>
          <table:table-cell table:number-columns-repeated="3"/>
          <table:table-cell office:value-type="float" office:value="40" calcext:value-type="float">
            <text:p>40</text:p>
          </table:table-cell>
          <table:table-cell office:value-type="float" office:value="2" calcext:value-type="float">
            <text:p>2</text:p>
          </table:table-cell>
          <table:table-cell table:number-columns-repeated="2"/>
          <table:table-cell office:value-type="float" office:value="480" calcext:value-type="float">
            <text:p>480</text:p>
          </table:table-cell>
          <table:table-cell office:value-type="float" office:value="486" calcext:value-type="float">
            <text:p>486</text:p>
          </table:table-cell>
          <table:table-cell/>
          <table:table-cell office:value-type="string" calcext:value-type="string">
            <text:p>10.3856/vol40-issue2-fulltext-25</text:p>
          </table:table-cell>
          <table:table-cell table:number-columns-repeated="2"/>
          <table:table-cell table:number-columns-repeated="2" office:value-type="float" office:value="2012" calcext:value-type="float">
            <text:p>2012</text:p>
          </table:table-cell>
          <table:table-cell office:value-type="string" calcext:value-type="string">
            <text:p>The calico box crab Hepatus epheliticus is an abundant species from shallow and continental shelf waters of the Atlantic coast of USA and Mexico. Information about population structure and sexual maturity is absent, even though this crab is caught to be used as bait for the octopus fishery in the Campeche Bank, Mexico. In order to achieve such information, a total of 768 individuals were collected from January to March 2010 through baited traps installed in the Yucatan Peninsula, Mexico. Our results showed that sex ratio is biased towards more males than females (1:0.55), contradicting to that reported in other brachyuran crabs. The absence of ovigerous females suggests that they did not enter into the traps during embryogenesis. Males reached a larger maximum size than females (64.0 +/- 6.15 and 58.4 +/- 5.60 mm carapace width, respectively). The general scheme of growth being positive allometric throughout ontogeny of both sexes. Males presented a transition phase from juveniles to adult corresponding to the puberty moult. The estimation of the onset of functional sexual maturity revealed a steady situation for the population, with 21.5 and 13.8% of males and females, respectively, morphologically immature at the time of catch. This study constitutes the first report on population structure and sexual maturity in a population of the calico box crab H. epheliticus.</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718-560X</text:p>
          </table:table-cell>
          <table:table-cell/>
          <table:table-cell office:value-type="string" calcext:value-type="string">
            <text:p>WOS:000314513500025</text:p>
          </table:table-cell>
          <table:table-cell table:number-columns-repeated="972"/>
        </table:table-row>
        <table:table-row table:style-name="ro1">
          <table:table-cell office:value-type="string" calcext:value-type="string">
            <text:p>J</text:p>
          </table:table-cell>
          <table:table-cell office:value-type="string" calcext:value-type="string">
            <text:p>Fransozo, A.; Furlan, M.; Fransozo, V.; Bertini, G.; da Costa, R. C.; Fernandes-Goes, L. C.</text:p>
          </table:table-cell>
          <table:table-cell table:number-columns-repeated="7"/>
          <table:table-cell office:value-type="string" calcext:value-type="string">
            <text:p>Diversity of decapod crustaceans at the interface of unconsolidated seabed areas and rocky shores in tropical/subtropical Brazil</text:p>
          </table:table-cell>
          <table:table-cell table:number-columns-repeated="7"/>
          <table:table-cell office:value-type="string" calcext:value-type="string">
            <text:p>AFRICAN JOURNAL OF MARINE SCIENCE</text:p>
          </table:table-cell>
          <table:table-cell table:number-columns-repeated="3"/>
          <table:table-cell office:value-type="float" office:value="34" calcext:value-type="float">
            <text:p>34</text:p>
          </table:table-cell>
          <table:table-cell office:value-type="float" office:value="3" calcext:value-type="float">
            <text:p>3</text:p>
          </table:table-cell>
          <table:table-cell table:number-columns-repeated="2"/>
          <table:table-cell office:value-type="float" office:value="361" calcext:value-type="float">
            <text:p>361</text:p>
          </table:table-cell>
          <table:table-cell office:value-type="float" office:value="371" calcext:value-type="float">
            <text:p>371</text:p>
          </table:table-cell>
          <table:table-cell/>
          <table:table-cell office:value-type="string" calcext:value-type="string">
            <text:p>10.2989/1814232X.2012.725514</text:p>
          </table:table-cell>
          <table:table-cell table:number-columns-repeated="2"/>
          <table:table-cell table:number-columns-repeated="2" office:value-type="float" office:value="2012" calcext:value-type="float">
            <text:p>2012</text:p>
          </table:table-cell>
          <table:table-cell office:value-type="string" calcext:value-type="string">
            <text:p>The decapod crustacean assemblages from unconsolidated seabed areas located near rocky shores in the Ubatuba region on the south-east coast of Brazil were analysed by investigating the abundance, richness, diversity and dominance of species. The relationships of the sediment and bottom-water temperature to total species abundance, richness and diversity were also evaluated. Monthly samples were taken from January 1998 through December 1999 at sites in Ubatumirim and Mar Virado. At each locality, three areas were defined as either 'exposed', 'sheltered' or 'island'. The highest species abundance was found in the sheltered area of Ubatumirim and the exposed area of Mar Virado, and during autumn. At Ubatumirim, the highest richness occurred in the exposed area and the highest diversity near the island. At Mar Virado, the highest richness and diversity were found near the island. Autumn and winter collections yielded the highest richness but the lowest diversity. The higher diversities, which were measured near the islands and during spring and summer, were consequences of the greater evenness of the data. The areas with the highest diversity also had the most heterogeneous sediment composition, thus reinforcing the hypothesis that areas with more complex substrata support more diverse faunas.</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table:number-columns-repeated="2"/>
          <table:table-cell office:value-type="string" calcext:value-type="string">
            <text:p>1814-232X</text:p>
          </table:table-cell>
          <table:table-cell/>
          <table:table-cell office:value-type="string" calcext:value-type="string">
            <text:p>WOS:000310432100007</text:p>
          </table:table-cell>
          <table:table-cell table:number-columns-repeated="972"/>
        </table:table-row>
        <table:table-row table:style-name="ro1">
          <table:table-cell office:value-type="string" calcext:value-type="string">
            <text:p>J</text:p>
          </table:table-cell>
          <table:table-cell office:value-type="string" calcext:value-type="string">
            <text:p>Almeida, Ariadine C.; Antonio Baeza, J.; Fransozo, Vivian; Castilho, Antonio L.; Fransozo, Adilson</text:p>
          </table:table-cell>
          <table:table-cell table:number-columns-repeated="3"/>
          <table:table-cell office:value-type="string" calcext:value-type="string">
            <text:p>Castilho, Antonio/B-5249-2015</text:p>
          </table:table-cell>
          <table:table-cell office:value-type="string" calcext:value-type="string">
            <text:p>Castilho, Antonio/0000-0003-0001-9054</text:p>
          </table:table-cell>
          <table:table-cell table:number-columns-repeated="2"/>
          <table:table-cell office:value-type="string" calcext:value-type="string">
            <text:p>Reproductive biology and recruitment of Xiphopenaeus kroyeri in a marine protected area in the Western Atlantic: implications for resource management</text:p>
          </table:table-cell>
          <table:table-cell table:number-columns-repeated="7"/>
          <table:table-cell office:value-type="string" calcext:value-type="string">
            <text:p>AQUATIC BIOLOGY</text:p>
          </table:table-cell>
          <table:table-cell table:number-columns-repeated="3"/>
          <table:table-cell office:value-type="float" office:value="17" calcext:value-type="float">
            <text:p>17</text:p>
          </table:table-cell>
          <table:table-cell office:value-type="float" office:value="1" calcext:value-type="float">
            <text:p>1</text:p>
          </table:table-cell>
          <table:table-cell table:number-columns-repeated="2"/>
          <table:table-cell office:value-type="float" office:value="57" calcext:value-type="float">
            <text:p>57</text:p>
          </table:table-cell>
          <table:table-cell office:value-type="float" office:value="69" calcext:value-type="float">
            <text:p>69</text:p>
          </table:table-cell>
          <table:table-cell/>
          <table:table-cell office:value-type="string" calcext:value-type="string">
            <text:p>10.3354/ab00462</text:p>
          </table:table-cell>
          <table:table-cell table:number-columns-repeated="2"/>
          <table:table-cell table:number-columns-repeated="2" office:value-type="float" office:value="2012" calcext:value-type="float">
            <text:p>2012</text:p>
          </table:table-cell>
          <table:table-cell office:value-type="string" calcext:value-type="string">
            <text:p>The potential of a recently established marine protected area (MPA) in the Western Atlantic, Brazil, as a 'seed production' and nursery ground for Xiphopenaeus kroyeri, an intensively exploited penaeid shrimp, was investigated in an attempt to reveal any future benefit of this new MPA to adjacent populations experiencing heavy exploitation. Overall, we observed that males and females &gt;12 and 20 mm carapace length, respectively, contributed the most to reproduction in the studied population. Reproductive activity of X. kroyeri was continuous at the MPA; 2 annual reproductive peaks were recorded from March to April and from November to December, which were followed by recruitment events occurring from March to April 2009 and November 2009. Sediment, temperature, and algae and plant biomass floating near the bottom were relevant in driving reproductive activity and recruitment in X. kroyeri. The high reproductive potential of the studied population and the occurrence of abundant juveniles throughout the sampling area, indicating the existence of a nursery ground within the region, suggest that this MPA might provide important benefits in the near future. We argue in favor of future long-term studies on the larval dispersion, reproductive biology and ecology of X. kroyeri in MPAs and non-MPAs to construct a base for future management of this species and to aid stock recovery in fishing areas that are heavily exploited.</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1864-7790</text:p>
          </table:table-cell>
          <table:table-cell/>
          <table:table-cell office:value-type="string" calcext:value-type="string">
            <text:p>WOS:000310151500007</text:p>
          </table:table-cell>
          <table:table-cell table:number-columns-repeated="972"/>
        </table:table-row>
        <table:table-row table:style-name="ro1">
          <table:table-cell office:value-type="string" calcext:value-type="string">
            <text:p>J</text:p>
          </table:table-cell>
          <table:table-cell office:value-type="string" calcext:value-type="string">
            <text:p>Buranelli, Raquel C.; Mantelatto, Fernando L.</text:p>
          </table:table-cell>
          <table:table-cell table:number-columns-repeated="7"/>
          <table:table-cell office:value-type="string" calcext:value-type="string">
            <text:p>Reproductive apparatus of the male giant hermit crab Petrochirus diogenes (Anomura, Diogenidae): morphology and phylogenetic implications</text:p>
          </table:table-cell>
          <table:table-cell table:number-columns-repeated="7"/>
          <table:table-cell office:value-type="string" calcext:value-type="string">
            <text:p>AQUATIC BIOLOGY</text:p>
          </table:table-cell>
          <table:table-cell table:number-columns-repeated="3"/>
          <table:table-cell office:value-type="float" office:value="16" calcext:value-type="float">
            <text:p>16</text:p>
          </table:table-cell>
          <table:table-cell office:value-type="float" office:value="3" calcext:value-type="float">
            <text:p>3</text:p>
          </table:table-cell>
          <table:table-cell table:number-columns-repeated="2"/>
          <table:table-cell office:value-type="float" office:value="241" calcext:value-type="float">
            <text:p>241</text:p>
          </table:table-cell>
          <table:table-cell office:value-type="float" office:value="251" calcext:value-type="float">
            <text:p>251</text:p>
          </table:table-cell>
          <table:table-cell/>
          <table:table-cell office:value-type="string" calcext:value-type="string">
            <text:p>10.3354/ab00453</text:p>
          </table:table-cell>
          <table:table-cell table:number-columns-repeated="2"/>
          <table:table-cell table:number-columns-repeated="2" office:value-type="float" office:value="2012" calcext:value-type="float">
            <text:p>2012</text:p>
          </table:table-cell>
          <table:table-cell office:value-type="string" calcext:value-type="string">
            <text:p>We describe the male reproductive apparatus of the giant hermit crab Petrochirus diogenes, with morphological and biometric analyses of the spermatophore, the gonopore and the ultrastructure of the spermatozoa. Specimens were collected from the southern coast of Sao Paulo, Brazil. Morphological analyses were done using stereoscopic, light, transmission and scanning electron microscopy. The reproductive system of this hermit crab is composed of elongate and lobular testes followed by vasa deferentia that connect to the exterior via gonopores. The gonopores are ovoid and surrounded by setae, and each gonopore is composed of a membranous operculum that forms a depression constituting the gonopore opening. The gonopore constitutes a unique structure among the Diogenidae due to its number of setae. The spermatophores are tripartite, composed of a sperm-containing ampulla, a peduncle and a proximal foot. The spermatozoon has 3 main regions (acrosomal vesicle, nucleus and cytoplasm). The structure of the spermatophore indicates that this species can be considered an exception within Diogenidae with regard to spermatophore morphology and can therefore be used for phylogenetic inferences.</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1864-7790</text:p>
          </table:table-cell>
          <table:table-cell/>
          <table:table-cell office:value-type="string" calcext:value-type="string">
            <text:p>WOS:000308357000005</text:p>
          </table:table-cell>
          <table:table-cell table:number-columns-repeated="972"/>
        </table:table-row>
        <table:table-row table:style-name="ro1">
          <table:table-cell office:value-type="string" calcext:value-type="string">
            <text:p>J</text:p>
          </table:table-cell>
          <table:table-cell office:value-type="string" calcext:value-type="string">
            <text:p>Tudesco, Caroline Cabral; Fernandes, Lais Pinho; Madeira Di Beneditto, Ana Paula</text:p>
          </table:table-cell>
          <table:table-cell table:number-columns-repeated="3"/>
          <table:table-cell office:value-type="string" calcext:value-type="string">
            <text:p>Di Beneditto, Ana Paula/L-9347-2013</text:p>
          </table:table-cell>
          <table:table-cell table:number-columns-repeated="3"/>
          <table:table-cell office:value-type="string" calcext:value-type="string">
            <text:p>Population structure of the crab Callinectes ornatus Ordway, 1863 (Brachyura: Portunidae) bycatch in shrimp fishery in northern Rio de Janeiro State, Brazil</text:p>
          </table:table-cell>
          <table:table-cell table:number-columns-repeated="7"/>
          <table:table-cell office:value-type="string" calcext:value-type="string">
            <text:p>BIOTA NEOTROPICA</text:p>
          </table:table-cell>
          <table:table-cell table:number-columns-repeated="3"/>
          <table:table-cell office:value-type="float" office:value="12" calcext:value-type="float">
            <text:p>12</text:p>
          </table:table-cell>
          <table:table-cell office:value-type="float" office:value="1" calcext:value-type="float">
            <text:p>1</text:p>
          </table:table-cell>
          <table:table-cell table:number-columns-repeated="2"/>
          <table:table-cell office:value-type="float" office:value="93" calcext:value-type="float">
            <text:p>93</text:p>
          </table:table-cell>
          <table:table-cell office:value-type="float" office:value="98" calcext:value-type="float">
            <text:p>98</text:p>
          </table:table-cell>
          <table:table-cell table:number-columns-repeated="4"/>
          <table:table-cell office:value-type="string" calcext:value-type="string">
            <text:p>JAN-MAR 2012</text:p>
          </table:table-cell>
          <table:table-cell office:value-type="float" office:value="2012" calcext:value-type="float">
            <text:p>2012</text:p>
          </table:table-cell>
          <table:table-cell office:value-type="string" calcext:value-type="string">
            <text:p>This study provides the first data on the population structure of swimming crab Callinectes ornatus Ordway, 1863 bycatch from coastal shrimp fishing in northern Rio de Janeiro State, Brazil (21 degrees 30'-21 degrees 50' S and 41 degrees 05'-41 degrees 07' W). Crabs were collected monthly from April 2006 to March 2007. A total of 5,611 specimens were analyzed, of which 3,951 were males and 1,660 ovigerous and non-ovigerous females. The overall sex ratio (2:1) differ significantly from the expected 1:1 proportion, being the mature males significantly predominant as bycatch in this fishery. The specimens' carapace width and weight varied from 27 to 126 mm (mean: 77.3 +/- 12.3 mm) and 1.2 to 128.2 g (mean: 31.0 +/- 14.4 g) for males, and 30 to 101 mm (mean: 63.4 +/- 9.3 mm) and 1.7 to 66.0 g (mean: 16.4 +/- 7.4 g) for ovigerous and non-ovigerous females. Seasonal comparisons did not reveal differences between the number of specimens captured in dry and rainy periods considering both sexes and maturity stages. The size at first maturity was 79 mm for males and 65 mm for females, and the carapace width-weight relationship indicated an alometric pattern for both sexes. The bycatch swimming crabs are locally used as bait, but the capture tendency for a specific sex/age-group can affect this population structure over time.</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1676-0603</text:p>
          </table:table-cell>
          <table:table-cell/>
          <table:table-cell office:value-type="string" calcext:value-type="string">
            <text:p>WOS:000307196200007</text:p>
          </table:table-cell>
          <table:table-cell table:number-columns-repeated="972"/>
        </table:table-row>
        <table:table-row table:style-name="ro1">
          <table:table-cell office:value-type="string" calcext:value-type="string">
            <text:p>J</text:p>
          </table:table-cell>
          <table:table-cell office:value-type="string" calcext:value-type="string">
            <text:p>Joly, Carlos Alfredo; Assis, Marco Antonio; Bernacci, Luis Carlos; Tamashiro, Jorge Yoshio; Rodrigues de Campos, Mariana Cruz; Mantelli Aboin Comes, Jose Ataliba; Lacerda, Maryland Sanchez; Maes dos Santos, Flavio Antonio; Pedroni, Fernando; Pereira, Larissa de Souza; Gorgulho Padgurschi, Maira de Campos; Borges Prata, Eduardo Magalhaes; Ramos, Eliana; Torres, Roseli Buzanelli; Rochelle, Andre; Martins, Fernando Roberto; Alves, Luciana Ferreira; Vieira, Simone Aparecida; Martinelli, Luiz Antonio; de Camargo, Plinio Barbosa; Marinho Aidar, Marcos Pereira; Eisenlohr, Pedro Vasconcellos; Simoes, Eliane; Villani, Joao Paulo; Belinello, Renato</text:p>
          </table:table-cell>
          <table:table-cell table:number-columns-repeated="3"/>
          <table:table-cell office:value-type="string" calcext:value-type="string">
            <text:p>Vieira, Simone/H-1225-2011; JOLY, Carlos/H-7925-2012; Padgurschi, Maira/I-4042-2012; Martinelli, Luiz/F-7870-2011; Aidar, Marcos/B-2212-2013; JOLY, Carlos/C-4523-2012; Martins, Fernando/F-5652-2012; Eisenlohr, Pedro/F-8421-2012; Rochelle, Andre/E-9728-2013; Camargo, Plinio/D-6635-2012; Bernacci, Luis/N-3111-2013; Santos, Flavio/C-1611-2012</text:p>
          </table:table-cell>
          <table:table-cell office:value-type="string" calcext:value-type="string">
            <text:p>Vieira, Simone/0000-0002-0129-4181; Martinelli, Luiz/0000-0002-7103-7551; Martins, Fernando/0000-0002-3068-7099; Eisenlohr, Pedro/0000-0002-5912-8370; Bernacci, Luis/0000-0002-9403-2454; Santos, Flavio/0000-0002-4329-6214</text:p>
          </table:table-cell>
          <table:table-cell table:number-columns-repeated="2"/>
          <table:table-cell office:value-type="string" calcext:value-type="string">
            <text:p>Floristic and phytosociology in permanent plots of the Atlantic Rainforest along an altitudinal gradient in southeastern Brazil</text:p>
          </table:table-cell>
          <table:table-cell table:number-columns-repeated="7"/>
          <table:table-cell office:value-type="string" calcext:value-type="string">
            <text:p>BIOTA NEOTROPICA</text:p>
          </table:table-cell>
          <table:table-cell table:number-columns-repeated="3"/>
          <table:table-cell office:value-type="float" office:value="12" calcext:value-type="float">
            <text:p>12</text:p>
          </table:table-cell>
          <table:table-cell office:value-type="float" office:value="1" calcext:value-type="float">
            <text:p>1</text:p>
          </table:table-cell>
          <table:table-cell table:number-columns-repeated="2"/>
          <table:table-cell office:value-type="float" office:value="123" calcext:value-type="float">
            <text:p>123</text:p>
          </table:table-cell>
          <table:table-cell office:value-type="float" office:value="145" calcext:value-type="float">
            <text:p>145</text:p>
          </table:table-cell>
          <table:table-cell table:number-columns-repeated="4"/>
          <table:table-cell office:value-type="string" calcext:value-type="string">
            <text:p>JAN-MAR 2012</text:p>
          </table:table-cell>
          <table:table-cell office:value-type="float" office:value="2012" calcext:value-type="float">
            <text:p>2012</text:p>
          </table:table-cell>
          <table:table-cell office:value-type="string" calcext:value-type="string">
            <text:p>This paper summarizes floristic and phytossociology data of 11, out of 14 plots of 1 ha, allocated along an altitudinal gradient in the Serra do Mar, Silo Paulo, Brazil. The study was conducted at Serra do Mar State Park and the plots start at the sea level (10 m - plot of Restinga Forest that occurs at Praia da Fazenda, Picinguaba, municipality of Ubatuba) up to 1100 m above sea level (the Montane Ombrophilous Dense occurs alongside the Itamambuca Trail, municipality of Silo Luis do Paraitinga). The Restinga Forest occurs in Pleistocenic Coastal Plain where the soil is classified as a sandy Quartzipsamment (Quartzenic Neosol), while along the slopes of the Serra do Mar, the Ombrophylus Dense Forest grows on the top of a pre-Cambrian crystalline basement with granitic rocks, where the soil is a sandy-loam Dystrophic Inceptisol (Cambisol/Latosol). In all 14 plots soils are acidic (pH 3 - 4), chemically poor, with high dilution of nutrients and high saturation of aluminum. In the Restinga and at the foot of the slope the climate is Tropical/Subtropical Humid (Af/Cfa), with no dry season, an average annual rainfall over 2,200 mm and an average annual temperature of 22 degrees C. Towards the top of the Serra do Mar there is a gradual cooling along the slope, but there is no reduction in rainfall, so at 1,100 m above sea level the climate is classified as Humid Subtropical (Cfa/Cfb), with no dry season and an average annual temperature of 17 degrees C. It is important to remark that, almost daily, from 400 m above sea level up to the top of slopes the mountains are covered by a dense fog. In the 14 plots 21,733 individuals with DBH &gt;= 4.8 cm, including trees, palms and ferns, were marked, measured and sampled. The average number of individuals sampled in each plot was 1264 ind.ha(-1)(+/- 218 SE 95%). Within the parameters considered trees prevailed (71% in the Montane ODF to 90% in the Restinga Forest), followed by palms (10% in the RF and 25% in the Montane Ombrophilous Dense Forest/ODF) and ferns (0% % in the RF and 4% in the Montane ODF). Regarding these proportions the Exploited Lowlands ODF differs from the others with only 1.8% of palm trees and striking 10% of ferns. The forest canopy is irregular with heights ranging from 7 to 9 m, rarely emergent trees reach 18 m, and due to this irregularity of the canopy the amount of light that gets through sets conditions for the development of hundreds of epiphytic species. Aside from Montana ODF, where the number of dead trees was more than 5% of individuals sampled, in the other phytophysiognomies this value was below 2.5%. In the 11 plots where the floristic study was conducted we found 562 species in 195 genera and 68 families. Only seven species - Euterpe edulis Mart. (Arecaceae), Calyptranthes lucida Mart. ex DC. and Marlierea tomentosa Cambess (both Myrtaceae), Guapira opposita (Veil.) Reitz (Nyctaginaceae), Cupania oblongifolia Mart. (Sapindaceae), Cecropia glaziovii Snethl. and Coussapoa microcarpa (Schott) Rizzini (both Urticaceae) - occurred from Restinga to Montane ODF, while 12 other species did not occur only in the Restinga Forest. Families with the greatest number of species are Myrtaceae (133 spp), Fabaceae (47 spp), Rubiaceae (49) and Lauraceae (49) throughout the gradient and Monimiaceae (21) specifically in portions Montane ODF. Only in the F plot, where logging has occurred between 1950 and 1985, the abundance of palm trees has been replaced by Cyatheaceae. The study shows a peak of diversity and richness, Shannon-Weiner index (H') ranging from 3.96 to 4.48 nats.ind(-1), in the intermediate altitudes (300 to 400 m) along the slope. Several explanations for this result are raised here, including the fact that these elevations are within the limits expansions and retractions of the different phytophysiognomies of the Atlantic ODF due to climate fluctuations during the Pleistocene. The results presented in this paper demonstrate the extraordinary richness of tree species of the Atlantic Rainforest from the northeastern coast of the State of Sao Paulo, reinforcing the importance of its conservation throughout the altitudinal gradient. The richness of this forest justifies a long term commitment to study its dynamics and functioning through permanent plots, and monitor the impacts of climate change in this vegetation.</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2"/>
          <table:table-cell office:value-type="string" calcext:value-type="string">
            <text:p>1676-0603</text:p>
          </table:table-cell>
          <table:table-cell/>
          <table:table-cell office:value-type="string" calcext:value-type="string">
            <text:p>WOS:000307196200012</text:p>
          </table:table-cell>
          <table:table-cell table:number-columns-repeated="972"/>
        </table:table-row>
        <table:table-row table:style-name="ro1">
          <table:table-cell office:value-type="string" calcext:value-type="string">
            <text:p>J</text:p>
          </table:table-cell>
          <table:table-cell office:value-type="string" calcext:value-type="string">
            <text:p>Nunes Pralon, Bruno Gabriel; Hirose, Gustavo Luis; Negreiros-Fransozo, Maria Lucia</text:p>
          </table:table-cell>
          <table:table-cell table:number-columns-repeated="7"/>
          <table:table-cell office:value-type="string" calcext:value-type="string">
            <text:p>Horizontal distribution of megalopae of Brachyura (Crustacea, Decapoda) in a South American tropical estuary</text:p>
          </table:table-cell>
          <table:table-cell table:number-columns-repeated="7"/>
          <table:table-cell office:value-type="string" calcext:value-type="string">
            <text:p>MARINE BIOLOGY RESEARCH</text:p>
          </table:table-cell>
          <table:table-cell table:number-columns-repeated="3"/>
          <table:table-cell table:number-columns-repeated="2" office:value-type="float" office:value="8" calcext:value-type="float">
            <text:p>8</text:p>
          </table:table-cell>
          <table:table-cell table:number-columns-repeated="2"/>
          <table:table-cell office:value-type="float" office:value="715" calcext:value-type="float">
            <text:p>715</text:p>
          </table:table-cell>
          <table:table-cell office:value-type="float" office:value="726" calcext:value-type="float">
            <text:p>726</text:p>
          </table:table-cell>
          <table:table-cell/>
          <table:table-cell office:value-type="string" calcext:value-type="string">
            <text:p>10.1080/17451000.2012.676183</text:p>
          </table:table-cell>
          <table:table-cell table:number-columns-repeated="2"/>
          <table:table-cell table:number-columns-repeated="2" office:value-type="float" office:value="2012" calcext:value-type="float">
            <text:p>2012</text:p>
          </table:table-cell>
          <table:table-cell office:value-type="string" calcext:value-type="string">
            <text:p>The available information on the larval phase of estuarine crabs in tropical habitats is scarce, despite its importance for the population dynamics of these crustaceans. The goal of the present study was to evaluate patterns of spatial distribution of megalopae along a gradient in the Ubatumirim River estuary, Ubatuba region, state of Sao Paulo,Brazil. Samples were taken periodically during neap and spring tides in April and November 2005. The megalopae were collected on passive collectors made from an organic substrate, at 10 sampling sites equally spaced along the two river channels of the Ubatumirim estuary. At the laboratory, larvae were identified according to available literature. Sesarmid and ocypodid crabs predominated in the samples. Megalopae settled differently in neap- and spring-tide periods, with a tendency toward increased settlement during high-amplitude tides. The highest density of megalopae was recorded at the sites near the river mouth. The observed horizontal distribution pattern probably results from the influence of seawater or from mechanisms to avoid predation and/or competition for resources. Despite problems in identifying taxa to species level, the results of the present study contribute to increase knowledge about overall trends in the horizontal distribution of megalopae in estuarine systems.</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1745-1000</text:p>
          </table:table-cell>
          <table:table-cell/>
          <table:table-cell office:value-type="string" calcext:value-type="string">
            <text:p>WOS:000304676800003</text:p>
          </table:table-cell>
          <table:table-cell table:number-columns-repeated="972"/>
        </table:table-row>
        <table:table-row table:style-name="ro1">
          <table:table-cell office:value-type="string" calcext:value-type="string">
            <text:p>J</text:p>
          </table:table-cell>
          <table:table-cell office:value-type="string" calcext:value-type="string">
            <text:p>Almeida, A. C.; Fransozo, A.; Teixeira, G. M.; Hiroki, K. A. N.; Furlan, M.; Bertini, G.</text:p>
          </table:table-cell>
          <table:table-cell table:number-columns-repeated="3"/>
          <table:table-cell office:value-type="string" calcext:value-type="string">
            <text:p>Almeida, Ariadine/D-8340-2012</text:p>
          </table:table-cell>
          <table:table-cell table:number-columns-repeated="3"/>
          <table:table-cell office:value-type="string" calcext:value-type="string">
            <text:p>Ecological distribution of the shrimp Nematopalaemon schmitti (Crustacea: Decapoda: Caridea) in three bays on the south-eastern coast of Brazil</text:p>
          </table:table-cell>
          <table:table-cell table:number-columns-repeated="7"/>
          <table:table-cell office:value-type="string" calcext:value-type="string">
            <text:p>AFRICAN JOURNAL OF MARINE SCIENCE</text:p>
          </table:table-cell>
          <table:table-cell table:number-columns-repeated="3"/>
          <table:table-cell office:value-type="float" office:value="34" calcext:value-type="float">
            <text:p>34</text:p>
          </table:table-cell>
          <table:table-cell office:value-type="float" office:value="1" calcext:value-type="float">
            <text:p>1</text:p>
          </table:table-cell>
          <table:table-cell table:number-columns-repeated="2"/>
          <table:table-cell office:value-type="float" office:value="93" calcext:value-type="float">
            <text:p>93</text:p>
          </table:table-cell>
          <table:table-cell office:value-type="float" office:value="102" calcext:value-type="float">
            <text:p>102</text:p>
          </table:table-cell>
          <table:table-cell/>
          <table:table-cell office:value-type="string" calcext:value-type="string">
            <text:p>10.2989/1814232X.2012.673292</text:p>
          </table:table-cell>
          <table:table-cell table:number-columns-repeated="2"/>
          <table:table-cell table:number-columns-repeated="2" office:value-type="float" office:value="2012" calcext:value-type="float">
            <text:p>2012</text:p>
          </table:table-cell>
          <table:table-cell office:value-type="string" calcext:value-type="string">
            <text:p>The relationships between the spatial and temporal variations in the abundance of the shrimp Nematopalaemon schmitti and water temperature, salinity, and texture and organic-matter content of the sediment, were analysed in Ubatumirim, Ubatuba and Mar Virado bays on the northern coast of Sao Paulo, Brazil. Sampling was carried out monthly, from January 1998 through December 1999, from a shrimp boat equipped with double-rig nets, along six transects in each bay. In total, 2 116 specimens of N. schmitti were caught. Their distribution differed among bays, transects and seasons (ANOVA, p &lt; 0.05). Highest total abundance was found in areas of high organic-matter content, in substrate composed mainly of very fine sand and silt and clay, and during winter and autumn. Although multiple regression analysis showed no significant relationship (p &gt; 0.05), observations suggest that water temperature, sediment texture, organic-matter content, and the presence of biodetritus and plant fragments, provided favourable environmental conditions for the establishment of N. schmitti in the region.</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1814-232X</text:p>
          </table:table-cell>
          <table:table-cell/>
          <table:table-cell office:value-type="string" calcext:value-type="string">
            <text:p>WOS:000304353900008</text:p>
          </table:table-cell>
          <table:table-cell table:number-columns-repeated="972"/>
        </table:table-row>
        <table:table-row table:style-name="ro1">
          <table:table-cell office:value-type="string" calcext:value-type="string">
            <text:p>J</text:p>
          </table:table-cell>
          <table:table-cell office:value-type="string" calcext:value-type="string">
            <text:p>Severino-Rodrigues, Evandro; Musiello-Fernandes, Joelson; Santos Moura, Alvaro Augusto; Principe Branco, Geisa Maria; Cavalheiro Caneo, Victor Octavio</text:p>
          </table:table-cell>
          <table:table-cell table:number-columns-repeated="7"/>
          <table:table-cell office:value-type="string" calcext:value-type="string">
            <text:p>FEMALE REPRODUCTIVE BIOLOGY OF Callinectes danae (DECAPODA, PORTUNIDAE) IN THE ESTUARINE-LAGOON COMPLEX OF IGUAPE AND CANANEIA (SP)</text:p>
          </table:table-cell>
          <table:table-cell table:number-columns-repeated="7"/>
          <table:table-cell office:value-type="string" calcext:value-type="string">
            <text:p>BOLETIM DO INSTITUTO DE PESCA</text:p>
          </table:table-cell>
          <table:table-cell table:number-columns-repeated="3"/>
          <table:table-cell office:value-type="float" office:value="38" calcext:value-type="float">
            <text:p>38</text:p>
          </table:table-cell>
          <table:table-cell office:value-type="float" office:value="1" calcext:value-type="float">
            <text:p>1</text:p>
          </table:table-cell>
          <table:table-cell table:number-columns-repeated="2"/>
          <table:table-cell office:value-type="float" office:value="31" calcext:value-type="float">
            <text:p>31</text:p>
          </table:table-cell>
          <table:table-cell office:value-type="float" office:value="41" calcext:value-type="float">
            <text:p>41</text:p>
          </table:table-cell>
          <table:table-cell table:number-columns-repeated="4"/>
          <table:table-cell table:number-columns-repeated="2" office:value-type="float" office:value="2012" calcext:value-type="float">
            <text:p>2012</text:p>
          </table:table-cell>
          <table:table-cell office:value-type="string" calcext:value-type="string">
            <text:p>The objective of this paper was to analyze the allometry and reproductive aspects of female's of the swimming-crab Callinectes danae in the Estuarine-Lagoon Complex of Iguape and Cananeia (SP). Catches were carried out monthly (January to December 2002) at the estuary mouth. Specimens were measured in width cephalotorax (CW, without lateral spines and CWe with lateral thorns) and recorded total wet weight (Pt). Ovigerous females had the mass of eggs classified by development stage, weighted (Po, weigth of eggs) and quantified (No, number of eggs). Allometric analysis were made to determine the size of sexual maturity (L-50). A total of 538 specimens (102 males and 436 females) are collected. Ovigerous females represented 52.9% of the total female obtained, with CW ranged from 5.16 to 9.65 cm (mean = 7.51 +/- 0.57 cm) and CWe from 6.72 to 11.96 cm (mean = 8.84 +/- 0.97 cm) occurring throughout the year with the highest concentration in summer. The average fecundity of 168 ovigerous females (stage I and II) was 759,574 eggs (+/- 454,302). The morphological L50 was estimated at 5.71 cm for CW and 6.73 cm for CWe. Biometric relations Pt x CW (b = 3.11, r(2) = 0.84) and No x CW (b = 4.63, r(2) = 0.64) were positive allometric. In order to protect the spawning stock is important to restrict fishing at estuarine mouth, as well as establish in fishery laws a minimum landing size of 6.0 cm CW or 7.0 cm CWe to this species.</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number-columns-repeated="2"/>
          <table:table-cell office:value-type="string" calcext:value-type="string">
            <text:p>0046-9939</text:p>
          </table:table-cell>
          <table:table-cell/>
          <table:table-cell office:value-type="string" calcext:value-type="string">
            <text:p>WOS:000303649900003</text:p>
          </table:table-cell>
          <table:table-cell table:number-columns-repeated="972"/>
        </table:table-row>
        <table:table-row table:style-name="ro1">
          <table:table-cell office:value-type="string" calcext:value-type="string">
            <text:p>J</text:p>
          </table:table-cell>
          <table:table-cell office:value-type="string" calcext:value-type="string">
            <text:p>Fransozo, Adilson; Teixeira, Gustavo Monteiro; Gomes, Rafael de Rocco; Silva, Jose Carlos; Bolla Junior, Eduardo Antonio</text:p>
          </table:table-cell>
          <table:table-cell table:number-columns-repeated="3"/>
          <table:table-cell office:value-type="string" calcext:value-type="string">
            <text:p>Bolla Junior, Eduardo/C-9808-2014</text:p>
          </table:table-cell>
          <table:table-cell table:number-columns-repeated="3"/>
          <table:table-cell office:value-type="string" calcext:value-type="string">
            <text:p>Occurrence of external morphological abnormalities in marine crabs (Decapoda, Brachyura) from north coast of the Sao Paulo State</text:p>
          </table:table-cell>
          <table:table-cell table:number-columns-repeated="3"/>
          <table:table-cell office:value-type="string" calcext:value-type="string">
            <text:p>Ocorrencia de anormalidades morfologicas externas em caranguejos marinhos (Decapoda, Brachyura) no litoral norte do Estado de Sao Paulo</text:p>
          </table:table-cell>
          <table:table-cell table:number-columns-repeated="3"/>
          <table:table-cell office:value-type="string" calcext:value-type="string">
            <text:p>Acta Scientiarum Biological Sciences</text:p>
          </table:table-cell>
          <table:table-cell table:number-columns-repeated="3"/>
          <table:table-cell office:value-type="float" office:value="34" calcext:value-type="float">
            <text:p>34</text:p>
          </table:table-cell>
          <table:table-cell office:value-type="float" office:value="1" calcext:value-type="float">
            <text:p>1</text:p>
          </table:table-cell>
          <table:table-cell table:number-columns-repeated="2"/>
          <table:table-cell office:value-type="float" office:value="101" calcext:value-type="float">
            <text:p>101</text:p>
          </table:table-cell>
          <table:table-cell office:value-type="float" office:value="104" calcext:value-type="float">
            <text:p>104</text:p>
          </table:table-cell>
          <table:table-cell/>
          <table:table-cell office:value-type="string" calcext:value-type="string">
            <text:p>10.4025/actascibiolsci.v34i1.8618</text:p>
          </table:table-cell>
          <table:table-cell table:number-columns-repeated="2"/>
          <table:table-cell office:value-type="string" calcext:value-type="string">
            <text:p>JAN-MAR 2012</text:p>
          </table:table-cell>
          <table:table-cell office:value-type="float" office:value="2012" calcext:value-type="float">
            <text:p>2012</text:p>
          </table:table-cell>
          <table:table-cell office:value-type="string" calcext:value-type="string">
            <text:p>Deformities and abnormalities in crustaceans have been associated to genetic problem, which occurred during molt process, damage caused by ectobionts, predators or environmental stress caused by chemical wastes. Some crab specimens collected in the Sao Paulo littoral were found having body abnormalities. They belong to the following crab species: Callinectes ornatus (Ordway, 1863), Arenaeus cribrarius (Lamarck, 1818) and Leurocyclus tuberculosus (H. Milne Edwards; Lucas, 1843). Samplings were performed by trawling during July 2008, August and October 2009 at the Ubatuba region, Sao Paulo State, Brazil. Body abnormalities were verified in the cheliped dactyl (C. ornatus an adult male), carapace deformities (A. cribrarius an adult male) and abdominal alterations (C. ornatus an adult female; L. tuberculosus an adult male and an ovigerous female). The record and analysis of such occurrences can help in the distinction of natural or human impact caused alterations. In this way, the occurrence study of this kind of body alterations could provide tools in order to control unprotected environmental areas, as well as bring subsides to understand the unusual variations during the ontogeny of important species in the benthic community.</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679-9283</text:p>
          </table:table-cell>
          <table:table-cell/>
          <table:table-cell office:value-type="string" calcext:value-type="string">
            <text:p>BIOABS:BACD201200196756</text:p>
          </table:table-cell>
          <table:table-cell table:number-columns-repeated="972"/>
        </table:table-row>
        <table:table-row table:style-name="ro1">
          <table:table-cell office:value-type="string" calcext:value-type="string">
            <text:p>J</text:p>
          </table:table-cell>
          <table:table-cell office:value-type="string" calcext:value-type="string">
            <text:p>de Mesquita, Afranio R.; Blitzkow, Denizar; Franca, Carlos A. S.; Trabanco, Jorge L. A.; Correa, Marco A.; Monteiro, Mauro Q.</text:p>
          </table:table-cell>
          <table:table-cell table:number-columns-repeated="7"/>
          <table:table-cell office:value-type="string" calcext:value-type="string">
            <text:p>Sea-Land Limits: a case study</text:p>
          </table:table-cell>
          <table:table-cell table:number-columns-repeated="7"/>
          <table:table-cell office:value-type="string" calcext:value-type="string">
            <text:p>ANAIS DA ACADEMIA BRASILEIRA DE CIENCIAS</text:p>
          </table:table-cell>
          <table:table-cell table:number-columns-repeated="3"/>
          <table:table-cell office:value-type="float" office:value="83" calcext:value-type="float">
            <text:p>83</text:p>
          </table:table-cell>
          <table:table-cell office:value-type="float" office:value="4" calcext:value-type="float">
            <text:p>4</text:p>
          </table:table-cell>
          <table:table-cell table:number-columns-repeated="2"/>
          <table:table-cell office:value-type="float" office:value="1221" calcext:value-type="float">
            <text:p>1221</text:p>
          </table:table-cell>
          <table:table-cell office:value-type="float" office:value="1230" calcext:value-type="float">
            <text:p>1230</text:p>
          </table:table-cell>
          <table:table-cell table:number-columns-repeated="4"/>
          <table:table-cell office:value-type="string" calcext:value-type="string">
            <text:p>DEC 2011</text:p>
          </table:table-cell>
          <table:table-cell office:value-type="float" office:value="2011" calcext:value-type="float">
            <text:p>2011</text:p>
          </table:table-cell>
          <table:table-cell office:value-type="string" calcext:value-type="string">
            <text:p>The limits between sea and land were estimated at "Pulso" beach located in the Southeastern Brazilian shelf (phi =23 degrees 33'17.4886 '' S;. lambda=045 degrees 13'13.0504 '' W - WGS84), between the island of Sao Sebastiao and the city of Ubatuba, SP, Brazil. The relative sea level of the year 1831 at "Pulso" beach, as per Brazilian law Number 9760 dated from 1946, was estimated and materialized. The retro-estimation allowed the demarcation of the Legal Sea-Land Limits at "Pulso" beach as per the terms of the law. The accuracy of the procedure for the transference of the long-term sea level from the research station of Ubatuba to "Pulso" beach was assessed by parallel work of geometrical leveling referred to the IBGE (Brazilian Institute of Geography and Statistics) geodetic network. The motivation, the hypotheses (Brest, Cananeia and IPCC) and the methods here used are described, together with a short history of the Legal Sea-Land Limits. The results indicated that the legal Sea-Land Limits at "Pulso" beach are well within the beach area. They were determined as per law 9760, and there is the need to reactivate the national network of sea level gauge.</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01-3765</text:p>
          </table:table-cell>
          <table:table-cell/>
          <table:table-cell office:value-type="string" calcext:value-type="string">
            <text:p>WOS:000297751100009</text:p>
          </table:table-cell>
          <table:table-cell table:number-columns-repeated="972"/>
        </table:table-row>
        <table:table-row table:style-name="ro1">
          <table:table-cell office:value-type="string" calcext:value-type="string">
            <text:p>J</text:p>
          </table:table-cell>
          <table:table-cell office:value-type="string" calcext:value-type="string">
            <text:p>Bertoncello, Ricardo; Yamamoto, Kikyo; Meireles, Leonardo Dias; Shepherd, George John</text:p>
          </table:table-cell>
          <table:table-cell table:number-columns-repeated="3"/>
          <table:table-cell office:value-type="string" calcext:value-type="string">
            <text:p>YAMAMOTO, KIKYO/E-3865-2013</text:p>
          </table:table-cell>
          <table:table-cell office:value-type="string" calcext:value-type="string">
            <text:p>YAMAMOTO, KIKYO/0000-0003-4064-302X</text:p>
          </table:table-cell>
          <table:table-cell table:number-columns-repeated="2"/>
          <table:table-cell office:value-type="string" calcext:value-type="string">
            <text:p>A phytogeographic analysis of cloud forests and other forest subtypes amidst the Atlantic forests in south and southeast Brazil</text:p>
          </table:table-cell>
          <table:table-cell table:number-columns-repeated="7"/>
          <table:table-cell office:value-type="string" calcext:value-type="string">
            <text:p>BIODIVERSITY AND CONSERVATION</text:p>
          </table:table-cell>
          <table:table-cell table:number-columns-repeated="3"/>
          <table:table-cell office:value-type="float" office:value="20" calcext:value-type="float">
            <text:p>20</text:p>
          </table:table-cell>
          <table:table-cell office:value-type="float" office:value="14" calcext:value-type="float">
            <text:p>14</text:p>
          </table:table-cell>
          <table:table-cell table:number-columns-repeated="2"/>
          <table:table-cell office:value-type="float" office:value="3413" calcext:value-type="float">
            <text:p>3413</text:p>
          </table:table-cell>
          <table:table-cell office:value-type="float" office:value="3433" calcext:value-type="float">
            <text:p>3433</text:p>
          </table:table-cell>
          <table:table-cell/>
          <table:table-cell office:value-type="string" calcext:value-type="string">
            <text:p>10.1007/s10531-011-0129-6</text:p>
          </table:table-cell>
          <table:table-cell table:number-columns-repeated="2"/>
          <table:table-cell office:value-type="string" calcext:value-type="string">
            <text:p>DEC 2011</text:p>
          </table:table-cell>
          <table:table-cell office:value-type="float" office:value="2011" calcext:value-type="float">
            <text:p>2011</text:p>
          </table:table-cell>
          <table:table-cell office:value-type="string" calcext:value-type="string">
            <text:p>In a previous study near the summit of Mt. Cuscuzeiro (Ubatuba, SP) (820-1270 m), on the SE Brazilian coast, we found two floristically different forests, one above 1120 m, that appears to have a number of features typical of cloud forests, and another on the lower altitude slopes below. Taking these two forests as reference points, we addressed two questions: (1) What are their floristic relationships with other Atlantic forest subtypes in S-SE Brazil?; (2) Do the cloud forests in this region constitute a particular floristic-phytogeographic formation or are they a subset of their surrounding community? Species from 109 surveys (including Mount Cuscuzeiro) of 83 locations in S-SE Brazil were compiled into a binary (presence-absence) floristic matrix. Analyses of similarity among these samples using clustering (UPGMA, TWINSPAN) and ordination (DCA, PCO and CA) methods were performed. The surveys were divided into six main groups: (1) Cloud Forests; (2) "Salespolis" group (3) Coastal Forests, subdivided between (a) Slope Forests and (b) Coastal Plain ("Restinga") Forests and Mountaintop Forests (not included in the Cloud Forests group); (4) Araucaria Forests; (5) Inland Seasonal Forests (from below ca. 700 m); and (6) Inland Montane Forests (from above ca. 700 m). The preferential and indicator species of the Cloud Forest group produced by TWINSPAN are presented. The Mount Cuscuzeiro forests from above and from below 1120 m were clustered with the Cloud Forests and the coastal Slope Forests groups, respectively. We concluded that Cloud forests comprise a distinct phytogeographic formation in Brazilian S-SE region.</text:p>
          </table:table-cell>
          <table:table-cell table:number-columns-repeated="8"/>
          <table:table-cell office:value-type="float" office:value="13" calcext:value-type="float">
            <text:p>13</text:p>
          </table:table-cell>
          <table:table-cell office:value-type="float" office:value="0" calcext:value-type="float">
            <text:p>0</text:p>
          </table:table-cell>
          <table:table-cell office:value-type="float" office:value="12" calcext:value-type="float">
            <text:p>12</text:p>
          </table:table-cell>
          <table:table-cell office:value-type="float" office:value="4" calcext:value-type="float">
            <text:p>4</text:p>
          </table:table-cell>
          <table:table-cell office:value-type="float" office:value="14" calcext:value-type="float">
            <text:p>14</text:p>
          </table:table-cell>
          <table:table-cell table:number-columns-repeated="2"/>
          <table:table-cell office:value-type="string" calcext:value-type="string">
            <text:p>0960-3115</text:p>
          </table:table-cell>
          <table:table-cell/>
          <table:table-cell office:value-type="string" calcext:value-type="string">
            <text:p>WOS:000297348600008</text:p>
          </table:table-cell>
          <table:table-cell table:number-columns-repeated="972"/>
        </table:table-row>
        <table:table-row table:style-name="ro1">
          <table:table-cell office:value-type="string" calcext:value-type="string">
            <text:p>J</text:p>
          </table:table-cell>
          <table:table-cell office:value-type="string" calcext:value-type="string">
            <text:p>Moreira Santos, Allan Paulo</text:p>
          </table:table-cell>
          <table:table-cell table:number-columns-repeated="7"/>
          <table:table-cell office:value-type="string" calcext:value-type="string">
            <text:p>Four new species of the microcaddisfly genus Alisotrichia Flint (Trichoptera: Hydroptilidae) from southeastern Brazil</text:p>
          </table:table-cell>
          <table:table-cell table:number-columns-repeated="7"/>
          <table:table-cell office:value-type="string" calcext:value-type="string">
            <text:p>ZOOTAXA</text:p>
          </table:table-cell>
          <table:table-cell table:number-columns-repeated="4"/>
          <table:table-cell office:value-type="float" office:value="3112" calcext:value-type="float">
            <text:p>3112</text:p>
          </table:table-cell>
          <table:table-cell table:number-columns-repeated="2"/>
          <table:table-cell office:value-type="float" office:value="59" calcext:value-type="float">
            <text:p>59</text:p>
          </table:table-cell>
          <table:table-cell office:value-type="float" office:value="68" calcext:value-type="float">
            <text:p>68</text:p>
          </table:table-cell>
          <table:table-cell table:number-columns-repeated="4"/>
          <table:table-cell office:value-type="string" calcext:value-type="string">
            <text:p>NOV 29 2011</text:p>
          </table:table-cell>
          <table:table-cell office:value-type="float" office:value="2011" calcext:value-type="float">
            <text:p>2011</text:p>
          </table:table-cell>
          <table:table-cell office:value-type="string" calcext:value-type="string">
            <text:p>Alisotrichia Flint, 1964 is an exclusively New World genus of microcaddisflies (Hydroptilidae), currently assigned to Leucotrichiini. Until now, this genus contained 51 species, of which only 1 has been described from Brazil. In this paper, 4 new species are described from Southern Brazil, 3 in the A. orophila Group (A. holzenthali sp. nov., A. macae sp. nov., and A. nessimiani sp. nov.) and one in the A. hirudopsis Group (A. ubatuba sp. nov.). The new species are separated by features of the terminal abdominal segments and structures of the male genitalia.</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175-5326</text:p>
          </table:table-cell>
          <table:table-cell/>
          <table:table-cell office:value-type="string" calcext:value-type="string">
            <text:p>WOS:000298041900004</text:p>
          </table:table-cell>
          <table:table-cell table:number-columns-repeated="972"/>
        </table:table-row>
        <table:table-row table:style-name="ro1">
          <table:table-cell office:value-type="string" calcext:value-type="string">
            <text:p>J</text:p>
          </table:table-cell>
          <table:table-cell office:value-type="string" calcext:value-type="string">
            <text:p>Sant'Anna Tucci, Maria Luiza; Modolo, Valeria Aparecida; Erismann, Norma De Magalhaes; Machado, Eduardo Caruso</text:p>
          </table:table-cell>
          <table:table-cell table:number-columns-repeated="7"/>
          <table:table-cell office:value-type="string" calcext:value-type="string">
            <text:p>GAS EXCHANGES IN PEACH PALMS AS A FUNCTION OF THE SPAD CHLOROPHYLL METER READINGS</text:p>
          </table:table-cell>
          <table:table-cell table:number-columns-repeated="7"/>
          <table:table-cell office:value-type="string" calcext:value-type="string">
            <text:p>REVISTA BRASILEIRA DE FRUTICULTURA</text:p>
          </table:table-cell>
          <table:table-cell table:number-columns-repeated="3"/>
          <table:table-cell office:value-type="float" office:value="33" calcext:value-type="float">
            <text:p>33</text:p>
          </table:table-cell>
          <table:table-cell office:value-type="float" office:value="1" calcext:value-type="float">
            <text:p>1</text:p>
          </table:table-cell>
          <table:table-cell office:value-type="string" calcext:value-type="string">
            <text:p>SI</text:p>
          </table:table-cell>
          <table:table-cell/>
          <table:table-cell office:value-type="float" office:value="267" calcext:value-type="float">
            <text:p>267</text:p>
          </table:table-cell>
          <table:table-cell office:value-type="float" office:value="274" calcext:value-type="float">
            <text:p>274</text:p>
          </table:table-cell>
          <table:table-cell table:number-columns-repeated="4"/>
          <table:table-cell office:value-type="string" calcext:value-type="string">
            <text:p>OCT 2011</text:p>
          </table:table-cell>
          <table:table-cell office:value-type="float" office:value="2011" calcext:value-type="float">
            <text:p>2011</text:p>
          </table:table-cell>
          <table:table-cell office:value-type="string" calcext:value-type="string">
            <text:p>The close relationship between the chlorophyll-meters readings and the total chlorophyll and nitrogen contents in leaves, has allowed their evaluation both in annual and perennial species. Besides, some physiological events such as the CO(2) assimilation have also been estimated by chlorophyll meters. This work was carried out aiming to evaluate the gas exchanges of peach palms as a function of the chlorophyll SPAD-Meter readings. Three year-old peach palms from Yurimaguas, Peru were studied in Ubatuba, SP, Brazil, spaced 2 x 1 m in area under a natural gradient of organic matter which allowed four plots to be considered, according to the peach palms leaves colors, from light yellow to dark green. The SPAD readings and the stomatal frequency of leaflets were evaluated. The photosynthetic photon flux density (PPFD, mu mol m(-2) s(-1)), the leaf temperature (T(leaf), degrees C), the CO(2) assimilation (A, mu mol m(-2) s(-1)), the stomatal conductance (g(s), mol m(-2) s(-1)), the transpiration (E, mmol m(-2) s(-1)) and the intercellular CO(2) concentration (C(i), mu mol mol(-1)) were evaluated with a portable infrared gas analyzer (LCA-4, ADC BioScientific Ltd., Great Amwell, U.K.). A linear increase in the CO(2) assimilation as a function of the SPAD readings (y = -0.34 + 0.19x, R(2) = 0.99), indicates that they can be a rapid and cheap complementary method to evaluate in peach palms some important physiological events, such as CO(2) assimilation.</text:p>
          </table:table-cell>
          <table:table-cell table:number-columns-repeated="8"/>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table:table-cell office:value-type="string" calcext:value-type="string">
            <text:p>0100-2945</text:p>
          </table:table-cell>
          <table:table-cell/>
          <table:table-cell office:value-type="string" calcext:value-type="string">
            <text:p>WOS:000297793700032</text:p>
          </table:table-cell>
          <table:table-cell table:number-columns-repeated="972"/>
        </table:table-row>
        <table:table-row table:style-name="ro1">
          <table:table-cell office:value-type="string" calcext:value-type="string">
            <text:p>J</text:p>
          </table:table-cell>
          <table:table-cell office:value-type="string" calcext:value-type="string">
            <text:p>Azevedo Sobrinho, Jose M.; Janasi, Valdecir A.; Simonetti, Antonio; Heaman, Larry M.; Santoro, Jair; Diniz, Helio N.</text:p>
          </table:table-cell>
          <table:table-cell table:number-columns-repeated="7"/>
          <table:table-cell office:value-type="string" calcext:value-type="string">
            <text:p>The Ilha Anchieta Quartz Monzonite: the southernmost expression of ca. 500 Ma post-collisional magmatism in the Ribeira Belt</text:p>
          </table:table-cell>
          <table:table-cell table:number-columns-repeated="7"/>
          <table:table-cell office:value-type="string" calcext:value-type="string">
            <text:p>ANAIS DA ACADEMIA BRASILEIRA DE CIENCIAS</text:p>
          </table:table-cell>
          <table:table-cell table:number-columns-repeated="3"/>
          <table:table-cell office:value-type="float" office:value="83" calcext:value-type="float">
            <text:p>83</text:p>
          </table:table-cell>
          <table:table-cell office:value-type="float" office:value="3" calcext:value-type="float">
            <text:p>3</text:p>
          </table:table-cell>
          <table:table-cell table:number-columns-repeated="2"/>
          <table:table-cell office:value-type="float" office:value="891" calcext:value-type="float">
            <text:p>891</text:p>
          </table:table-cell>
          <table:table-cell office:value-type="float" office:value="906" calcext:value-type="float">
            <text:p>906</text:p>
          </table:table-cell>
          <table:table-cell table:number-columns-repeated="4"/>
          <table:table-cell office:value-type="string" calcext:value-type="string">
            <text:p>SEP 2011</text:p>
          </table:table-cell>
          <table:table-cell office:value-type="float" office:value="2011" calcext:value-type="float">
            <text:p>2011</text:p>
          </table:table-cell>
          <table:table-cell office:value-type="string" calcext:value-type="string">
            <text:p>The Ilha Anchieta Quartz Monzonite (IAQM) occupies most of the homonymous island in the coast of the state of Sao Paulo, and is intrusive into foliated rocks of the similar to 565 Ma Ubatuba Charnockite. The main petrographic variety is a porphyritic biotite-hornblende quartz monzonite with 2-4 cm tabular microcline megacrysts set in a medium-grained groundmass and magmatic foliation. Outcrop-scale structures indicate cumulative processes (modal and grain-size magmatic banding) and interaction with basic magmas (mafic microgranular enclaves). Lithogeochemical data indicates that the main variety is intermediate to acid (SiO(2) = 63-67%), alkali-calcic, metaluminous and magnesian (mg# similar to 30), showing moderate Sr (300-400 ppm) and Ba (similar to 1500 ppm) contents and relatively high HFSE (Nb = 40 ppm; Zr = 550-700 ppm). The older charnockites are more silicic (SiO(2) = 71-78%), ferroan (mg# = 12-16), and have very low Sr (13-80 ppm) contents, resulting in Ba/Sr ratios remarkably higher than the IAQM (10 versus 4). LA-MC-ICPMS U-Pb zircon dating of the IAQM yielded 499.7 +/- 5.9 Ma. This is the youngest magmatic age identified so far in the crystalline basement of the state of Sao Paulo, and indicates that the pluton is the southernmost expression of the post-collisional "G5" magmatism in the Ribeira Belt.</text:p>
          </table:table-cell>
          <table:table-cell table:number-columns-repeated="8"/>
          <table:table-cell office:value-type="float" office:value="2" calcext:value-type="float">
            <text:p>2</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0001-3765</text:p>
          </table:table-cell>
          <table:table-cell/>
          <table:table-cell office:value-type="string" calcext:value-type="string">
            <text:p>WOS:000294126600010</text:p>
          </table:table-cell>
          <table:table-cell table:number-columns-repeated="972"/>
        </table:table-row>
        <table:table-row table:style-name="ro1">
          <table:table-cell office:value-type="string" calcext:value-type="string">
            <text:p>J</text:p>
          </table:table-cell>
          <table:table-cell office:value-type="string" calcext:value-type="string">
            <text:p>Shirakawa, M. A.; Loh, K.; John, V. M.; Silva, M. E. S.; Gaylarde, C. C.</text:p>
          </table:table-cell>
          <table:table-cell table:number-columns-repeated="3"/>
          <table:table-cell office:value-type="string" calcext:value-type="string">
            <text:p>JOHN, Vanderley/C-1434-2011; Silva, Maria Elisa/B-9120-2012</text:p>
          </table:table-cell>
          <table:table-cell office:value-type="string" calcext:value-type="string">
            <text:p>JOHN, Vanderley/0000-0002-0588-8382; </text:p>
          </table:table-cell>
          <table:table-cell table:number-columns-repeated="2"/>
          <table:table-cell office:value-type="string" calcext:value-type="string">
            <text:p>Biodeterioration of painted mortar surfaces in tropical urban and coastal situations: Comparison of four paint formulations</text:p>
          </table:table-cell>
          <table:table-cell table:number-columns-repeated="7"/>
          <table:table-cell office:value-type="string" calcext:value-type="string">
            <text:p>INTERNATIONAL BIODETERIORATION &amp; BIODEGRADATION</text:p>
          </table:table-cell>
          <table:table-cell table:number-columns-repeated="3"/>
          <table:table-cell office:value-type="float" office:value="65" calcext:value-type="float">
            <text:p>65</text:p>
          </table:table-cell>
          <table:table-cell office:value-type="float" office:value="5" calcext:value-type="float">
            <text:p>5</text:p>
          </table:table-cell>
          <table:table-cell table:number-columns-repeated="2"/>
          <table:table-cell office:value-type="float" office:value="669" calcext:value-type="float">
            <text:p>669</text:p>
          </table:table-cell>
          <table:table-cell office:value-type="float" office:value="674" calcext:value-type="float">
            <text:p>674</text:p>
          </table:table-cell>
          <table:table-cell/>
          <table:table-cell office:value-type="string" calcext:value-type="string">
            <text:p>10.1016/j.ibiod.2011.03.004</text:p>
          </table:table-cell>
          <table:table-cell table:number-columns-repeated="2"/>
          <table:table-cell office:value-type="string" calcext:value-type="string">
            <text:p>AUG 2011</text:p>
          </table:table-cell>
          <table:table-cell office:value-type="float" office:value="2011" calcext:value-type="float">
            <text:p>2011</text:p>
          </table:table-cell>
          <table:table-cell office:value-type="string" calcext:value-type="string">
            <text:p>Four different architectural acrylic paint formulations were tested by exposure to weathering for 7 years in the urban site of Sao Paulo and the coastal site of Ubatuba, South-East Brazil. Surface discolorations and detachment of coatings were assessed and the components of the biofilms were identified by standard microbiological methods. The painted surfaces of the mortar panels were much more discolored in Ubatuba, where major components of the biofilms were the cyanobacteria Gloeocapsa and Scytonema. In two of the four paint films, a pink coloration on the surface at this coastal site, caused mainly by red-pigmented Gloeocapsa, produced high discoloration ratings, but low degradation (as measured by detachment). Biofilms in Sao Paulo contained the same range of phototrophs, but in lesser quantity. However, fungal numbers, as determined by plating, were higher. Detachment ratings in this urban site were only slightly lower than in Ubatuba. The matt paint performed worst of the four, with silk and semi-gloss finishes giving lowest biodeterioration ratings. The matt elastomeric paint performed well at both sites, apart from becoming almost 100% covered by the pink biofilm in Ubatuba. Unpainted mortar panels became intensely discolored with a black biofilm, showing that all the paints had achieved one of their objectives, that of surface protection of the substrate. The value of PVC (pigment volume content) as an indicator of coatings biosusceptibility, is questioned. (C) 2011 Elsevier Ltd. All rights reserved.</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float" office:value="7" calcext:value-type="float">
            <text:p>7</text:p>
          </table:table-cell>
          <table:table-cell table:number-columns-repeated="2"/>
          <table:table-cell office:value-type="string" calcext:value-type="string">
            <text:p>0964-8305</text:p>
          </table:table-cell>
          <table:table-cell/>
          <table:table-cell office:value-type="string" calcext:value-type="string">
            <text:p>WOS:000293043800001</text:p>
          </table:table-cell>
          <table:table-cell table:number-columns-repeated="972"/>
        </table:table-row>
        <table:table-row table:style-name="ro1">
          <table:table-cell office:value-type="string" calcext:value-type="string">
            <text:p>J</text:p>
          </table:table-cell>
          <table:table-cell office:value-type="string" calcext:value-type="string">
            <text:p>Christofoletti, Ronaldo A.; Takahashi, Camila K.; Oliveira, Diogo N.; Flores, Augusto A. V.</text:p>
          </table:table-cell>
          <table:table-cell table:number-columns-repeated="3"/>
          <table:table-cell office:value-type="string" calcext:value-type="string">
            <text:p>Flores, Augusto /B-7092-2011; Christofoletti, Ronaldo/D-3266-2012; Bosley, Sharron/E-4641-2012</text:p>
          </table:table-cell>
          <table:table-cell table:number-columns-repeated="3"/>
          <table:table-cell office:value-type="string" calcext:value-type="string">
            <text:p>Abundance of sedentary consumers and sessile organisms along the wave exposure gradient of subtropical rocky shores of the south-west Atlantic</text:p>
          </table:table-cell>
          <table:table-cell table:number-columns-repeated="7"/>
          <table:table-cell office:value-type="string" calcext:value-type="string">
            <text:p>JOURNAL OF THE MARINE BIOLOGICAL ASSOCIATION OF THE UNITED KINGDOM</text:p>
          </table:table-cell>
          <table:table-cell table:number-columns-repeated="3"/>
          <table:table-cell office:value-type="float" office:value="91" calcext:value-type="float">
            <text:p>91</text:p>
          </table:table-cell>
          <table:table-cell office:value-type="float" office:value="5" calcext:value-type="float">
            <text:p>5</text:p>
          </table:table-cell>
          <table:table-cell table:number-columns-repeated="2"/>
          <table:table-cell office:value-type="float" office:value="961" calcext:value-type="float">
            <text:p>961</text:p>
          </table:table-cell>
          <table:table-cell office:value-type="float" office:value="967" calcext:value-type="float">
            <text:p>967</text:p>
          </table:table-cell>
          <table:table-cell/>
          <table:table-cell office:value-type="string" calcext:value-type="string">
            <text:p>10.1017/S0025315410001992</text:p>
          </table:table-cell>
          <table:table-cell table:number-columns-repeated="2"/>
          <table:table-cell office:value-type="string" calcext:value-type="string">
            <text:p>AUG 2011</text:p>
          </table:table-cell>
          <table:table-cell office:value-type="float" office:value="2011" calcext:value-type="float">
            <text:p>2011</text:p>
          </table:table-cell>
          <table:table-cell office:value-type="string" calcext:value-type="string">
            <text:p>Sedentary consumers play an important role on populations of prey and, hence, their patterns of abundance, distribution and coexistence on shores are important to evaluate their potential influence on ecosystem dynamics. Here, we aimed to describe their spatio-temporal distribution and abundance in relation to wave exposure in the intertidal rocky shores of the south-west Atlantic to provide a basis for further understanding of ecological processes in this system. The abundance and composition of the functional groups of sessile organisms and sedentary consumers were taken by sampling the intertidal of sheltered and moderately exposed shores during a period of one year. The sublittoral fringe of sheltered areas was dominated by macroalgae, while the low midlittoral was dominated by bare rock and barnacles. In contrast, filter-feeding animals prevailed at exposed shores, probably explaining the higher abundance of the predator Stramonita haemastoma at these locations. Limpets were more abundant at the midlittoral zone of all shores while sea urchins were exclusively found at the sublittoral fringe of moderately exposed shores, therefore, adding grazing pressure on these areas. The results showed patterns of coexistence, distribution and abundance of those organisms in this subtropical area, presumably as a result of wave action, competition and prey availability. It also brought insights on the influence of top-down and bottom-up processes in this area.</text:p>
          </table:table-cell>
          <table:table-cell table:number-columns-repeated="8"/>
          <table:table-cell office:value-type="float" office:value="8" calcext:value-type="float">
            <text:p>8</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float" office:value="8" calcext:value-type="float">
            <text:p>8</text:p>
          </table:table-cell>
          <table:table-cell table:number-columns-repeated="2"/>
          <table:table-cell office:value-type="string" calcext:value-type="string">
            <text:p>0025-3154</text:p>
          </table:table-cell>
          <table:table-cell/>
          <table:table-cell office:value-type="string" calcext:value-type="string">
            <text:p>WOS:000292263400002</text:p>
          </table:table-cell>
          <table:table-cell table:number-columns-repeated="972"/>
        </table:table-row>
        <table:table-row table:style-name="ro1">
          <table:table-cell office:value-type="string" calcext:value-type="string">
            <text:p>J</text:p>
          </table:table-cell>
          <table:table-cell office:value-type="string" calcext:value-type="string">
            <text:p>Fontana, Ademir; da Silva, Cristiane Figueira; Pereira, Marcos Gervasio; Loss, Arcangelo; de Brito, Roberto Josino; Benites, Vinicius de Melo</text:p>
          </table:table-cell>
          <table:table-cell table:number-columns-repeated="7"/>
          <table:table-cell office:value-type="string" calcext:value-type="string">
            <text:p>Assessment of organic matter compartments in an Atlantic Forest area</text:p>
          </table:table-cell>
          <table:table-cell table:number-columns-repeated="7"/>
          <table:table-cell office:value-type="string" calcext:value-type="string">
            <text:p>ACTA SCIENTIARUM-AGRONOMY</text:p>
          </table:table-cell>
          <table:table-cell table:number-columns-repeated="3"/>
          <table:table-cell office:value-type="float" office:value="33" calcext:value-type="float">
            <text:p>33</text:p>
          </table:table-cell>
          <table:table-cell office:value-type="float" office:value="3" calcext:value-type="float">
            <text:p>3</text:p>
          </table:table-cell>
          <table:table-cell table:number-columns-repeated="2"/>
          <table:table-cell office:value-type="float" office:value="545" calcext:value-type="float">
            <text:p>545</text:p>
          </table:table-cell>
          <table:table-cell office:value-type="float" office:value="550" calcext:value-type="float">
            <text:p>550</text:p>
          </table:table-cell>
          <table:table-cell/>
          <table:table-cell office:value-type="string" calcext:value-type="string">
            <text:p>10.4025/actasciagron.v33i3.5169</text:p>
          </table:table-cell>
          <table:table-cell table:number-columns-repeated="2"/>
          <table:table-cell office:value-type="string" calcext:value-type="string">
            <text:p>JUL-SEP 2011</text:p>
          </table:table-cell>
          <table:table-cell office:value-type="float" office:value="2011" calcext:value-type="float">
            <text:p>2011</text:p>
          </table:table-cell>
          <table:table-cell office:value-type="string" calcext:value-type="string">
            <text:p>Assessment of organic matter compartments in an Atlantic Forest area. This study has as objective to evaluate the soil organic matter (SOM) compartments in areas with different vegetables coverings in the around of Serra do Mar State Park, Ubatuba, Sao Paulo State. Were selected areas of cassava (monoculture), banana (agroforest system), scrub and secondary forest (Atlantic Forest) and samples of soil were taken at 0-5 and 5-10 cm depths in July 2003 (winter) and March 2004 (summer). Were quantified the total organic carbon (TOC), the humic substances with tenors of organic carbon in the fulvic acid fraction (C-FAF); humic acid fraction (C-HAF) and humin (C-HUM) and the C-FAH/C-FAF ratio and the light organic matter (LOM). The tenors of COT varied between 26.3 - 35.7 g kg(-1) and 20.2 - 33.1 g kg(-1), 0-5 and 5-10 cm depth, respectively. The tenors of COT were similar between the forest and banana areas. The tenors of MOL were similar between the banana and scrub areas. For the humic substances, the C-HUM predominated and presented small variation between coverings, followed by C-FAF, which was lesser in the banana and cassava areas and C-HAF with small tenors in the cassava area.</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1679-9275</text:p>
          </table:table-cell>
          <table:table-cell/>
          <table:table-cell office:value-type="string" calcext:value-type="string">
            <text:p>WOS:000293937100024</text:p>
          </table:table-cell>
          <table:table-cell table:number-columns-repeated="972"/>
        </table:table-row>
        <table:table-row table:style-name="ro1">
          <table:table-cell office:value-type="string" calcext:value-type="string">
            <text:p>J</text:p>
          </table:table-cell>
          <table:table-cell office:value-type="string" calcext:value-type="string">
            <text:p>Muto, Elizabeti Yuriko; Hashimoto Soares, Lucy Satiko</text:p>
          </table:table-cell>
          <table:table-cell table:number-columns-repeated="3"/>
          <table:table-cell office:value-type="string" calcext:value-type="string">
            <text:p>Muto, Elizabeti/B-2030-2013</text:p>
          </table:table-cell>
          <table:table-cell office:value-type="string" calcext:value-type="string">
            <text:p>Muto, Elizabeti/0000-0003-1032-1118</text:p>
          </table:table-cell>
          <table:table-cell table:number-columns-repeated="2"/>
          <table:table-cell office:value-type="string" calcext:value-type="string">
            <text:p>Spatio-temporal variations in the diet and stable isotope composition of the Argentine hake Merluccius hubbsi Marini, 1933 of the continental shelf of southeastern Brazil</text:p>
          </table:table-cell>
          <table:table-cell table:number-columns-repeated="7"/>
          <table:table-cell office:value-type="string" calcext:value-type="string">
            <text:p>MARINE BIOLOGY</text:p>
          </table:table-cell>
          <table:table-cell table:number-columns-repeated="3"/>
          <table:table-cell office:value-type="float" office:value="158" calcext:value-type="float">
            <text:p>158</text:p>
          </table:table-cell>
          <table:table-cell office:value-type="float" office:value="7" calcext:value-type="float">
            <text:p>7</text:p>
          </table:table-cell>
          <table:table-cell table:number-columns-repeated="2"/>
          <table:table-cell office:value-type="float" office:value="1619" calcext:value-type="float">
            <text:p>1619</text:p>
          </table:table-cell>
          <table:table-cell office:value-type="float" office:value="1630" calcext:value-type="float">
            <text:p>1630</text:p>
          </table:table-cell>
          <table:table-cell/>
          <table:table-cell office:value-type="string" calcext:value-type="string">
            <text:p>10.1007/s00227-011-1674-y</text:p>
          </table:table-cell>
          <table:table-cell table:number-columns-repeated="2"/>
          <table:table-cell table:style-name="ce2" office:value-type="date" office:date-value="2011-07-01" calcext:value-type="date">
            <text:p>jul/11</text:p>
          </table:table-cell>
          <table:table-cell office:value-type="float" office:value="2011" calcext:value-type="float">
            <text:p>2011</text:p>
          </table:table-cell>
          <table:table-cell office:value-type="string" calcext:value-type="string">
            <text:p>The feeding ecology of Merluccius hubbsi was investigated in 2 regions of SE Brazil. The major food sources for the hakes were fish, crustaceans, and squid. In the upwelling system of Cabo Frio, the diet was very similar in the summers of 2001/2002 and spring 2002; fish were the most important prey followed by crustaceans. In Ubatuba, euphausiids were an important prey during the winter 2001 (100 m), while in the summer 2002, fish and amphipods predominated in the diet in the shallower site (40 m) and squid in the deeper site (100 m). The hakes showed temporal differences in stable isotope signatures in both regions, while C:N ratios varied only in Cabo Frio. delta N-15 and delta C-13 (bulk and corrected for lipid content) increased with fish length, which seems to be related to the increasing importance of fish and decreasing importance of euphausiids and amphipods in the diet of larger hakes. The mean trophic level of 3.7 for M. hubbsi was estimated using delta N-15 of bivalves as baseline and the fractionation of 3.4aEuro degrees between trophic levels.</text:p>
          </table:table-cell>
          <table:table-cell table:number-columns-repeated="8"/>
          <table:table-cell office:value-type="float" office:value="8" calcext:value-type="float">
            <text:p>8</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float" office:value="8" calcext:value-type="float">
            <text:p>8</text:p>
          </table:table-cell>
          <table:table-cell table:number-columns-repeated="2"/>
          <table:table-cell office:value-type="string" calcext:value-type="string">
            <text:p>0025-3162</text:p>
          </table:table-cell>
          <table:table-cell/>
          <table:table-cell office:value-type="string" calcext:value-type="string">
            <text:p>WOS:000291922200014</text:p>
          </table:table-cell>
          <table:table-cell table:number-columns-repeated="972"/>
        </table:table-row>
        <table:table-row table:style-name="ro1">
          <table:table-cell office:value-type="string" calcext:value-type="string">
            <text:p>J</text:p>
          </table:table-cell>
          <table:table-cell office:value-type="string" calcext:value-type="string">
            <text:p>Peiro, Douglas F.; Mantelatto, Fernando L.</text:p>
          </table:table-cell>
          <table:table-cell table:number-columns-repeated="7"/>
          <table:table-cell office:value-type="string" calcext:value-type="string">
            <text:p>Population dynamics of the pea crab Austinixa aidae (Brachyura, Pinnotheridae): a symbiotic of the ghost shrimp Callichirus major (Thalassinidea, Callianassidae) from the southwestern Atlantic</text:p>
          </table:table-cell>
          <table:table-cell table:number-columns-repeated="7"/>
          <table:table-cell office:value-type="string" calcext:value-type="string">
            <text:p>IHERINGIA SERIE ZOOLOGIA</text:p>
          </table:table-cell>
          <table:table-cell table:number-columns-repeated="3"/>
          <table:table-cell office:value-type="float" office:value="101" calcext:value-type="float">
            <text:p>101</text:p>
          </table:table-cell>
          <table:table-cell table:style-name="ce1" office:value-type="date" office:date-value="2015-02-01" calcext:value-type="date">
            <text:p>1/fev</text:p>
          </table:table-cell>
          <table:table-cell table:number-columns-repeated="2"/>
          <table:table-cell office:value-type="float" office:value="5" calcext:value-type="float">
            <text:p>5</text:p>
          </table:table-cell>
          <table:table-cell office:value-type="float" office:value="14" calcext:value-type="float">
            <text:p>14</text:p>
          </table:table-cell>
          <table:table-cell table:number-columns-repeated="4"/>
          <table:table-cell office:value-type="string" calcext:value-type="string">
            <text:p>JUN 30 2011</text:p>
          </table:table-cell>
          <table:table-cell office:value-type="float" office:value="2011" calcext:value-type="float">
            <text:p>2011</text:p>
          </table:table-cell>
          <table:table-cell office:value-type="string" calcext:value-type="string">
            <text:p>The Pinnotheridae family is one of the most diverse and complex groups of brachyuran crabs, many of them symbionts of a wide variety of invertebrates. The present study describes the population dynamics of the pea crab Austinixa aidae (Righi, 1967), a symbiont associated with the burrows of the ghost shrimp Callichirus major (Say, 1818). Individuals (n = 588) were collected bimonthly from May, 2005 to September, 2006 along a sandy beach in the southwestern Atlantic, state of Sao Paulo, Brazil. Our data indicated that the population demography of A. aidae was characterized by a bimodal size-frequency distribution (between 2.0 and 4.0 mm and between 8.0 and 9.0 mm CW) that remained similar throughout the study period. Sex ratio does not differ significantly from 1: 1 (p &gt; 0.05), which confirms the pattern observed in other symbiontic pinnotherids. Density values (1.72 +/- 1.34 ind. . ap.(-1)) are in agreement with those found for other species of the genus. The mean symbiosis incidence (75.6%) was one of the highest among species of the Pinnotheridae family, but it was the lowest among the three studied species of the genus. Recruitment pattern was annual, beginning in May and peaking in July, in both years, after the peak of ovigerous females in the population (from March to May). Our findings describe ecological and biological aspects of A. aidae similar to those of other species of this genus, even from different geographic localities.</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number-columns-repeated="2"/>
          <table:table-cell office:value-type="string" calcext:value-type="string">
            <text:p>0073-4721</text:p>
          </table:table-cell>
          <table:table-cell/>
          <table:table-cell office:value-type="string" calcext:value-type="string">
            <text:p>WOS:000294440300001</text:p>
          </table:table-cell>
          <table:table-cell table:number-columns-repeated="972"/>
        </table:table-row>
        <table:table-row table:style-name="ro1">
          <table:table-cell office:value-type="string" calcext:value-type="string">
            <text:p>J</text:p>
          </table:table-cell>
          <table:table-cell office:value-type="string" calcext:value-type="string">
            <text:p>Castiglioni, Daniela da S.; Coelho, Petronio A.</text:p>
          </table:table-cell>
          <table:table-cell table:number-columns-repeated="3"/>
          <table:table-cell office:value-type="string" calcext:value-type="string">
            <text:p>CASTIGLIONI, DANIELA/D-3504-2013</text:p>
          </table:table-cell>
          <table:table-cell table:number-columns-repeated="3"/>
          <table:table-cell office:value-type="string" calcext:value-type="string">
            <text:p>Determination of sexual maturity of Ucides cordatus (Crustacea, Brachyura, Ucididae), in two mangrove areas of the south coast of the state of Pernambuco, Brazil</text:p>
          </table:table-cell>
          <table:table-cell table:number-columns-repeated="7"/>
          <table:table-cell office:value-type="string" calcext:value-type="string">
            <text:p>IHERINGIA SERIE ZOOLOGIA</text:p>
          </table:table-cell>
          <table:table-cell table:number-columns-repeated="3"/>
          <table:table-cell office:value-type="float" office:value="101" calcext:value-type="float">
            <text:p>101</text:p>
          </table:table-cell>
          <table:table-cell table:style-name="ce1" office:value-type="date" office:date-value="2015-02-01" calcext:value-type="date">
            <text:p>1/fev</text:p>
          </table:table-cell>
          <table:table-cell table:number-columns-repeated="2"/>
          <table:table-cell office:value-type="float" office:value="138" calcext:value-type="float">
            <text:p>138</text:p>
          </table:table-cell>
          <table:table-cell office:value-type="float" office:value="144" calcext:value-type="float">
            <text:p>144</text:p>
          </table:table-cell>
          <table:table-cell table:number-columns-repeated="4"/>
          <table:table-cell office:value-type="string" calcext:value-type="string">
            <text:p>JUN 30 2011</text:p>
          </table:table-cell>
          <table:table-cell office:value-type="float" office:value="2011" calcext:value-type="float">
            <text:p>2011</text:p>
          </table:table-cell>
          <table:table-cell office:value-type="string" calcext:value-type="string">
            <text:p>Determination of sexual maturity of Ucides cordatus (Crustacea, Brachyura, Ucididae), in two mangrove areas of the south coast of the state of Pernambuco, Brazil. This study aims to determine the size at morphological and physiological maturity of males and females at two populations of Ucides cordatus (Linnaeus, 1763) from Tamandare, Pernambuco, Brazil. Crabs were sampled monthly from April 2008 to March 2009 at the Ariquinda and Mamucabas mangroves by professional crab catchers during ebb tide in three replicates (25 m(2) each, 20 m between plots). Crabs collected were sexed and measured (carapace width, cheliped propodus length of males and abdomen width of the fifth somite of females). Besides, the crabs were characterized according its gonad development stage. For the physiological maturity determination, crabs were arranged in two groups: juvenile crabs (specimens that showed immature and rudimentary gonads) and adult crabs (specimens with gonads at the stages classified as developing, developed, advanced or spent). The carapace width size in which 50% of males and females were considered morphologically mature was 38.0 and 35.4 mm (Ariquinda) and 37.3 and 32.9 mm (Mamucabas), respectively. Therefore, the size at physiological maturity of males and females occurred with 38.5 and 37.8 mm (Ariquinda) and 36.2 and 35.8 mm, respectively (Mamucabas). Males attain morphological maturity at a higher size than females, probably due to a major investment in their somatic growth, while females spend their energy in the reproductive process. Crabs from Mamucabas mangrove attained sexual maturity at smaller sizes than Ariquinda, probably because the more impacted situation of the primer mangrove.</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4" calcext:value-type="float">
            <text:p>4</text:p>
          </table:table-cell>
          <table:table-cell office:value-type="float" office:value="8" calcext:value-type="float">
            <text:p>8</text:p>
          </table:table-cell>
          <table:table-cell table:number-columns-repeated="2"/>
          <table:table-cell office:value-type="string" calcext:value-type="string">
            <text:p>0073-4721</text:p>
          </table:table-cell>
          <table:table-cell/>
          <table:table-cell office:value-type="string" calcext:value-type="string">
            <text:p>WOS:000294440300020</text:p>
          </table:table-cell>
          <table:table-cell table:number-columns-repeated="972"/>
        </table:table-row>
        <table:table-row table:style-name="ro1">
          <table:table-cell office:value-type="string" calcext:value-type="string">
            <text:p>J</text:p>
          </table:table-cell>
          <table:table-cell office:value-type="string" calcext:value-type="string">
            <text:p>Shimbori, Eduardo Mitio; Penteado-Dias, Angelica Maria; Nunes, Juliano Fiorelini</text:p>
          </table:table-cell>
          <table:table-cell table:number-columns-repeated="7"/>
          <table:table-cell office:value-type="string" calcext:value-type="string">
            <text:p>Monitoriella Hedqvist (Hymenoptera: Braconidae: Doryctinae) from Brazil, with descriptions of three new species</text:p>
          </table:table-cell>
          <table:table-cell table:number-columns-repeated="7"/>
          <table:table-cell office:value-type="string" calcext:value-type="string">
            <text:p>ZOOTAXA</text:p>
          </table:table-cell>
          <table:table-cell table:number-columns-repeated="4"/>
          <table:table-cell office:value-type="float" office:value="2921" calcext:value-type="float">
            <text:p>2921</text:p>
          </table:table-cell>
          <table:table-cell table:number-columns-repeated="2"/>
          <table:table-cell office:value-type="float" office:value="28" calcext:value-type="float">
            <text:p>28</text:p>
          </table:table-cell>
          <table:table-cell office:value-type="float" office:value="38" calcext:value-type="float">
            <text:p>38</text:p>
          </table:table-cell>
          <table:table-cell table:number-columns-repeated="4"/>
          <table:table-cell office:value-type="string" calcext:value-type="string">
            <text:p>JUN 16 2011</text:p>
          </table:table-cell>
          <table:table-cell office:value-type="float" office:value="2011" calcext:value-type="float">
            <text:p>2011</text:p>
          </table:table-cell>
          <table:table-cell office:value-type="string" calcext:value-type="string">
            <text:p>Monitoriella Hedqvist is a phytophagous, gall-inducer Braconidae genus, known only from the New World. Its placement in a higher taxonomic level has been uncertain until recent phylogenetic investigations on cyclostome braconids, which reinforce its position in Doryctinae. Three new species of Monitoriella are described: M. costalimai sp. nov., M. spinata sp. nov., and M. ubatuba sp. nov., all from the Brazilian Atlantic Forest. Monitoriella anthurii is redescribed and illustrated. A key to all known species is provided.</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1175-5326</text:p>
          </table:table-cell>
          <table:table-cell/>
          <table:table-cell office:value-type="string" calcext:value-type="string">
            <text:p>WOS:000291994700003</text:p>
          </table:table-cell>
          <table:table-cell table:number-columns-repeated="972"/>
        </table:table-row>
        <table:table-row table:style-name="ro1">
          <table:table-cell office:value-type="string" calcext:value-type="string">
            <text:p>J</text:p>
          </table:table-cell>
          <table:table-cell office:value-type="string" calcext:value-type="string">
            <text:p>Hayashi, Leila; Santos, Alex A.; Faria, Gabriel S. M.; Nunes, Beatriz G.; Souza, Marina S.; Fonseca, Alessandra L. D.; Barreto, Pedro L. M.; Oliveira, Eurico C.; Bouzon, Zenilda L.</text:p>
          </table:table-cell>
          <table:table-cell table:number-columns-repeated="3"/>
          <table:table-cell office:value-type="string" calcext:value-type="string">
            <text:p>bouzon, zenilda/I-6673-2012</text:p>
          </table:table-cell>
          <table:table-cell table:number-columns-repeated="3"/>
          <table:table-cell office:value-type="string" calcext:value-type="string">
            <text:p>Kappaphycus alvarezii (Rhodophyta, Areschougiaceae) cultivated in subtropical waters in Southern Brazil</text:p>
          </table:table-cell>
          <table:table-cell table:number-columns-repeated="7"/>
          <table:table-cell office:value-type="string" calcext:value-type="string">
            <text:p>JOURNAL OF APPLIED PHYCOLOGY</text:p>
          </table:table-cell>
          <table:table-cell table:number-columns-repeated="3"/>
          <table:table-cell office:value-type="float" office:value="23" calcext:value-type="float">
            <text:p>23</text:p>
          </table:table-cell>
          <table:table-cell office:value-type="float" office:value="3" calcext:value-type="float">
            <text:p>3</text:p>
          </table:table-cell>
          <table:table-cell office:value-type="string" calcext:value-type="string">
            <text:p>SI</text:p>
          </table:table-cell>
          <table:table-cell/>
          <table:table-cell office:value-type="float" office:value="337" calcext:value-type="float">
            <text:p>337</text:p>
          </table:table-cell>
          <table:table-cell office:value-type="float" office:value="343" calcext:value-type="float">
            <text:p>343</text:p>
          </table:table-cell>
          <table:table-cell/>
          <table:table-cell office:value-type="string" calcext:value-type="string">
            <text:p>10.1007/s10811-010-9543-5</text:p>
          </table:table-cell>
          <table:table-cell table:number-columns-repeated="2"/>
          <table:table-cell table:style-name="ce2" office:value-type="date" office:date-value="2011-06-01" calcext:value-type="date">
            <text:p>jun/11</text:p>
          </table:table-cell>
          <table:table-cell office:value-type="float" office:value="2011" calcext:value-type="float">
            <text:p>2011</text:p>
          </table:table-cell>
          <table:table-cell office:value-type="string" calcext:value-type="string">
            <text:p>Four strains of Kappaphycus alvarezii were cultivated in the subtropical waters of Florianopolis, Santa Catarina State, Brazil (27 degrees 29'19 '' S/48 degrees 32' 28 '' W), from February 2009 to February 2010. Seaweeds were cultivated on floating raft near of mussel farms. Salinity ranged from 29 to 36 psu and temperature from 17.1 to 28.5 degrees C. Higher growth rates (5.12-4.29% day(-1)) were measured in summer and autumn, showing a positive correlation between growth rate and water temperature. Lower growth rates (0.54-0.32% day(-1)) occurred in winter, resulted mainly by biomass loss. Significant differences were observed among the strains in spring and the brown tetrasporophytic strain was the only one which failed to recover, being excluded of the experiments. The effect of cultivation periods (36, 42, and 97 days) on carrageenan yield, gel strength, and viscosity were analyzed. Carrageenan yields were higher for plants kept 42 days in the sea (28%), against 25% for 36 and 97 days. There were no significant differences in carrageenan yield among the strains analyzed. Viscosity increased with the increase of cultivation period, while gel strength seemed to vary at random. Tetrasporangia and cystocarps were not observed, and lost fragments did not attach outside the raft. In general, dissolved inorganic nitrogen concentration decreased around the cultivation area as compared to the mussel farm. Results show that cultivation of K. alvarezii is technically feasible in subtropical waters and can be associated with local mussel farms, mitigating the eutrophication and, eventually, increasing the economic return of the farmers.</text:p>
          </table:table-cell>
          <table:table-cell table:number-columns-repeated="8"/>
          <table:table-cell office:value-type="float" office:value="17" calcext:value-type="float">
            <text:p>17</text:p>
          </table:table-cell>
          <table:table-cell office:value-type="float" office:value="1" calcext:value-type="float">
            <text:p>1</text:p>
          </table:table-cell>
          <table:table-cell office:value-type="float" office:value="18" calcext:value-type="float">
            <text:p>18</text:p>
          </table:table-cell>
          <table:table-cell office:value-type="float" office:value="4" calcext:value-type="float">
            <text:p>4</text:p>
          </table:table-cell>
          <table:table-cell office:value-type="float" office:value="22" calcext:value-type="float">
            <text:p>22</text:p>
          </table:table-cell>
          <table:table-cell table:number-columns-repeated="2"/>
          <table:table-cell office:value-type="string" calcext:value-type="string">
            <text:p>0921-8971</text:p>
          </table:table-cell>
          <table:table-cell/>
          <table:table-cell office:value-type="string" calcext:value-type="string">
            <text:p>WOS:000293163100002</text:p>
          </table:table-cell>
          <table:table-cell table:number-columns-repeated="972"/>
        </table:table-row>
        <table:table-row table:style-name="ro1">
          <table:table-cell office:value-type="string" calcext:value-type="string">
            <text:p>J</text:p>
          </table:table-cell>
          <table:table-cell office:value-type="string" calcext:value-type="string">
            <text:p>Burbano-Rosero, E. M.; Ueda-Ito, M.; Kisielius, J. J.; Nagasse-Sugahara, T. K.; Almeida, B. C.; Souza, C. P.; Markman, C.; Martins, G. G.; Albertini, L.; Rivera, I. N. G.</text:p>
          </table:table-cell>
          <table:table-cell table:number-columns-repeated="3"/>
          <table:table-cell office:value-type="string" calcext:value-type="string">
            <text:p>Souza, Claudiana/H-8255-2012; Rivera, Irma/K-4545-2014</text:p>
          </table:table-cell>
          <table:table-cell table:number-columns-repeated="3"/>
          <table:table-cell office:value-type="string" calcext:value-type="string">
            <text:p>Diversity of Somatic Coliphages in Coastal Regions with Different Levels of Anthropogenic Activity in Sao Paulo State, Brazil</text:p>
          </table:table-cell>
          <table:table-cell table:number-columns-repeated="7"/>
          <table:table-cell office:value-type="string" calcext:value-type="string">
            <text:p>APPLIED AND ENVIRONMENTAL MICROBIOLOGY</text:p>
          </table:table-cell>
          <table:table-cell table:number-columns-repeated="3"/>
          <table:table-cell office:value-type="float" office:value="77" calcext:value-type="float">
            <text:p>77</text:p>
          </table:table-cell>
          <table:table-cell office:value-type="float" office:value="12" calcext:value-type="float">
            <text:p>12</text:p>
          </table:table-cell>
          <table:table-cell table:number-columns-repeated="2"/>
          <table:table-cell office:value-type="float" office:value="4208" calcext:value-type="float">
            <text:p>4208</text:p>
          </table:table-cell>
          <table:table-cell office:value-type="float" office:value="4216" calcext:value-type="float">
            <text:p>4216</text:p>
          </table:table-cell>
          <table:table-cell/>
          <table:table-cell office:value-type="string" calcext:value-type="string">
            <text:p>10.1128/AEM.02780-10</text:p>
          </table:table-cell>
          <table:table-cell table:number-columns-repeated="2"/>
          <table:table-cell table:style-name="ce2" office:value-type="date" office:date-value="2011-06-01" calcext:value-type="date">
            <text:p>jun/11</text:p>
          </table:table-cell>
          <table:table-cell office:value-type="float" office:value="2011" calcext:value-type="float">
            <text:p>2011</text:p>
          </table:table-cell>
          <table:table-cell office:value-type="string" calcext:value-type="string">
            <text:p>Bacteriophages are the most abundant and genetically diverse viruses on Earth, with complex ecology in both quantitative and qualitative terms. Somatic coliphages (SC) have been reported to be good indicators of fecal pollution in seawater. This study focused on determining the concentration of SC and their diversity by electron microscopy of seawater, plankton, and bivalve samples collected at three coastal regions in Sao Paulo, Brazil. The SC counts varied from &lt; 1 to 3.4 x 103 PFU/100 ml in seawater (73 samples tested), from &lt; 1 to 4.7 x 10(2) PFU/g in plankton (46 samples tested), and from &lt; 1 to 2.2 x 10(1) PFU/g in bivalves (11 samples tested). In seawater samples, a relationship between the thermotolerant coliforms and Escherichia coli and SC was observed at the three regions (P = 0.0001) according to the anthropogenic activities present at each region. However, SC were found in plankton samples from three regions: Baixada Santista (17/20), Canal de Sao Sebastiao (6/14), and Ubatuba (3/12). In seawater samples collected from Baixada Santista, four morphotypes were observed: A1 (4.5%), B1 (50%), C1 (36.4%), and D1 (9.1%). One coliphage, Siphoviridae type T1, had the longest tail: between 939 and 995 nm. In plankton samples, Siphoviridae (65.8%), Podoviridae (15.8%), Microviridae (15.8%), and Myoviridae (2.6%) were found. In bivalves, only the morphotype B1 was observed. These SC were associated with enteric hosts: enterobacteria, E. coli, Proteus, Salmonella, and Yersinia. Baixada Santista is an area containing a high level of fecal pollution compared to those in the Canal de Sao Sebastiao and Ubatuba. This is the first report of coliphage diversity in seawater, plankton, and bivalve samples collected from Sao Paulo coastal regions. A better characterization of SC diversity in coastal environments will help with the management and evaluation of the microbiological risks for recreation, seafood cultivation, and consumption.</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0099-2240</text:p>
          </table:table-cell>
          <table:table-cell/>
          <table:table-cell office:value-type="string" calcext:value-type="string">
            <text:p>WOS:000291341800035</text:p>
          </table:table-cell>
          <table:table-cell office:value-type="float" office:value="21531842" calcext:value-type="float">
            <text:p>21531842</text:p>
          </table:table-cell>
          <table:table-cell table:number-columns-repeated="971"/>
        </table:table-row>
        <table:table-row table:style-name="ro1">
          <table:table-cell office:value-type="string" calcext:value-type="string">
            <text:p>J</text:p>
          </table:table-cell>
          <table:table-cell office:value-type="string" calcext:value-type="string">
            <text:p>Blain, Gabriel Constantino; Moraes, Sergio Oliveira</text:p>
          </table:table-cell>
          <table:table-cell table:number-columns-repeated="3"/>
          <table:table-cell office:value-type="string" calcext:value-type="string">
            <text:p>Blain, Gabriel/I-2501-2012</text:p>
          </table:table-cell>
          <table:table-cell office:value-type="string" calcext:value-type="string">
            <text:p>Blain, Gabriel/0000-0001-8832-7734</text:p>
          </table:table-cell>
          <table:table-cell table:number-columns-repeated="2"/>
          <table:table-cell office:value-type="string" calcext:value-type="string">
            <text:p>Caracterização estatística de oito séries de precipitação pluvial máxima diária da secretaria de agricultura e abastecimento do Estado de São Paulo</text:p>
          </table:table-cell>
          <table:table-cell office:value-type="string" calcext:value-type="string">
            <text:p>Statistical characterization of eight maximum daily precipitation series of the State of São Paulo, Brazil</text:p>
          </table:table-cell>
          <table:table-cell table:number-columns-repeated="6"/>
          <table:table-cell office:value-type="string" calcext:value-type="string">
            <text:p>Revista Brasileira de Meteorologia</text:p>
          </table:table-cell>
          <table:table-cell table:number-columns-repeated="3"/>
          <table:table-cell office:value-type="float" office:value="26" calcext:value-type="float">
            <text:p>26</text:p>
          </table:table-cell>
          <table:table-cell office:value-type="float" office:value="2" calcext:value-type="float">
            <text:p>2</text:p>
          </table:table-cell>
          <table:table-cell table:number-columns-repeated="2"/>
          <table:table-cell office:value-type="float" office:value="225" calcext:value-type="float">
            <text:p>225</text:p>
          </table:table-cell>
          <table:table-cell office:value-type="float" office:value="234" calcext:value-type="float">
            <text:p>234</text:p>
          </table:table-cell>
          <table:table-cell/>
          <table:table-cell office:value-type="string" calcext:value-type="string">
            <text:p>10.1590/S0102-77862011000200007</text:p>
          </table:table-cell>
          <table:table-cell table:number-columns-repeated="2"/>
          <table:table-cell office:value-type="string" calcext:value-type="string">
            <text:p>2011-06</text:p>
          </table:table-cell>
          <table:table-cell office:value-type="float" office:value="2011" calcext:value-type="float">
            <text:p>2011</text:p>
          </table:table-cell>
          <table:table-cell office:value-type="string" calcext:value-type="string">
            <text:p>The aim of the work was to characterize the series of maximum daily rainfall value, observed during each year (Preabs) on the State of São Paulo, Brazil. The characterization was carried out by using different probabilities density functions. The Kolmogorov-Smirnov test, the percentiles-percentiles graphics and, the quantil-quantil graphics, indicate that the observed data converges to the general extreme value distribution (GEV) in the locations of Campinas-SP, Cordeirópolis-SP, Mococa-SP, Monte Alegre do Sul-SP, Ribeirão Preto-SP and Ubatuba-SP. Increasing trends were detected only for the Pindorama-SP series. The Fourier and the wavelets analysis indicate no significant periodicities in all analyzed series.</text:p>
          </table:table-cell>
          <table:table-cell/>
          <table:table-cell office:value-type="string" calcext:value-type="string">
            <text:p>O objetivo do trabalho foi caracterizar as séries de valores máximos diários de precipitação pluvial, observados dentro de cada ano (Preabs) da Secretaria de Agricultura e Abastecimento do Estado de São Paulo, verificando o ajuste dessas distribuições empíricas a diferentes funções de densidade de probabilidade. O teste de aderência Kolmogorov-Smirnov/Lilliefors, os gráficos percentil-percentil e quantil-quantil indicaram bom ajuste dessa variável meteorológica à distribuição geral dos valores extremos nas localidades de Campinas, Cordeirópolis, Mococa, Monte Alegre do Sul, Ribeirão Preto e Ubatuba. Apenas na série de Pindorama foi detectada tendência de elevação nos valores de Preabs. As análises de Fourier e de ondaletas não indicaram marcantes periodicidades em nenhuma das séries analisadas.</text:p>
          </table:table-cell>
          <table:table-cell table:number-columns-repeated="6"/>
          <table:table-cell office:value-type="float" office:value="5" calcext:value-type="float">
            <text:p>5</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table:number-columns-repeated="2"/>
          <table:table-cell office:value-type="string" calcext:value-type="string">
            <text:p>0102-7786</text:p>
          </table:table-cell>
          <table:table-cell/>
          <table:table-cell office:value-type="string" calcext:value-type="string">
            <text:p>SCIELO:S0102-77862011000200007</text:p>
          </table:table-cell>
          <table:table-cell table:number-columns-repeated="972"/>
        </table:table-row>
        <table:table-row table:style-name="ro1">
          <table:table-cell office:value-type="string" calcext:value-type="string">
            <text:p>J</text:p>
          </table:table-cell>
          <table:table-cell office:value-type="string" calcext:value-type="string">
            <text:p>Blain, Gabriel Constantino</text:p>
          </table:table-cell>
          <table:table-cell table:number-columns-repeated="3"/>
          <table:table-cell office:value-type="string" calcext:value-type="string">
            <text:p>Blain, Gabriel/I-2501-2012</text:p>
          </table:table-cell>
          <table:table-cell office:value-type="string" calcext:value-type="string">
            <text:p>Blain, Gabriel/0000-0001-8832-7734</text:p>
          </table:table-cell>
          <table:table-cell table:number-columns-repeated="2"/>
          <table:table-cell office:value-type="string" calcext:value-type="string">
            <text:p>Considerações estatísticas relativas a seis séries mensais de temperatura do ar da Secretaria de Agricultura e Abastecimento do Estado de São Paulo</text:p>
          </table:table-cell>
          <table:table-cell office:value-type="string" calcext:value-type="string">
            <text:p>Statistical considerations of six monthly air temperature series of the State of São Paulo, Brazil</text:p>
          </table:table-cell>
          <table:table-cell table:number-columns-repeated="6"/>
          <table:table-cell office:value-type="string" calcext:value-type="string">
            <text:p>Revista Brasileira de Meteorologia</text:p>
          </table:table-cell>
          <table:table-cell table:number-columns-repeated="3"/>
          <table:table-cell office:value-type="float" office:value="26" calcext:value-type="float">
            <text:p>26</text:p>
          </table:table-cell>
          <table:table-cell office:value-type="float" office:value="2" calcext:value-type="float">
            <text:p>2</text:p>
          </table:table-cell>
          <table:table-cell table:number-columns-repeated="2"/>
          <table:table-cell office:value-type="float" office:value="279" calcext:value-type="float">
            <text:p>279</text:p>
          </table:table-cell>
          <table:table-cell office:value-type="float" office:value="296" calcext:value-type="float">
            <text:p>296</text:p>
          </table:table-cell>
          <table:table-cell/>
          <table:table-cell office:value-type="string" calcext:value-type="string">
            <text:p>10.1590/S0102-77862011000200012</text:p>
          </table:table-cell>
          <table:table-cell table:number-columns-repeated="2"/>
          <table:table-cell office:value-type="string" calcext:value-type="string">
            <text:p>2011-06</text:p>
          </table:table-cell>
          <table:table-cell office:value-type="float" office:value="2011" calcext:value-type="float">
            <text:p>2011</text:p>
          </table:table-cell>
          <table:table-cell office:value-type="string" calcext:value-type="string">
            <text:p>The aim of the work was to detect trends and climate variations in monthly maximum (Tmax) and minimum (Tmin) air temperature series of the State of São Paulo. In order to obtain a better balance between the probabilities associated with type I and II errors, parametric methods (tests t, F and the likelihood ratio test) and non-parametric methods (Seasonal Mann-Kendall test and Pettitt test) were used. In the series of Campinas-SP, Cordeirópolis-SP, Ribeirão Preto-SP and, especially Ubatuba-SP, strong evidences of climate trends and climate variations in the last 60 years were detected. In the Monte Alegre do Sul-SP and Pindorama-SP series such climate alterations were not observed. It was also observed that the significance level of climate changes in the Tmax series are lower than those observed in the Tmin series. In the Ubatuba-SP series the highest climate alteration level, among all analyzed Tmax and Tmin series was detected. It was observed that the April months were the most affected by climate changes. On the other hand, the September months were little affected by climate change, in all analyzed Tmax and Tmin series.</text:p>
          </table:table-cell>
          <table:table-cell/>
          <table:table-cell office:value-type="string" calcext:value-type="string">
            <text:p>O objetivo do trabalho foi detectar tendências e variações climáticas nas séries mensais de temperatura máxima (Tmax) e mínima (Tmin) do Estado de São Paulo. A fim de obter melhor adequação, entre a probabilidade de ocorrência dos erros estatísticos tipo I e II, foram utilizados métodos paramétricos (teste t, F e razão da verossimilhança) e não paramétricos (teste sazonal de Mann-Kendall e de Pettitt). As séries de Tmin das localidades de Campinas, Cordeirópolis, Ribeirão Preto e, especialmente Ubatuba, apresentam fortes indícios de tendências e variações climáticas nos últimos 60 anos. Nas séries de Monte Alegre do Sul e Pindorama tais indícios são observados de forma pouco significativa. As alterações de ordem climática observadas nas séries de Tmax são bastante inferiores às observadas nas séries de Tmin. Dentre todas as localidades analisadas, a de Ubatuba foi a que apresentou as tendências de elevação mais significativas nos dados de temperatura do ar. Os resultados também indicaram que no mês de Abril podem ser verificados, em todas as seis localidades, os indícios mais significativos de elevação nos valores mensais da Tmax e, em especial, da Tmin. Em contra partida, o mês de Setembro mostrou-se o menos sujeito a elevação nos valores dessas duas variáveis meteorológicas.</text:p>
          </table:table-cell>
          <table:table-cell table:number-columns-repeated="6"/>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7" calcext:value-type="float">
            <text:p>7</text:p>
          </table:table-cell>
          <table:table-cell office:value-type="float" office:value="10" calcext:value-type="float">
            <text:p>10</text:p>
          </table:table-cell>
          <table:table-cell table:number-columns-repeated="2"/>
          <table:table-cell office:value-type="string" calcext:value-type="string">
            <text:p>0102-7786</text:p>
          </table:table-cell>
          <table:table-cell/>
          <table:table-cell office:value-type="string" calcext:value-type="string">
            <text:p>SCIELO:S0102-77862011000200012</text:p>
          </table:table-cell>
          <table:table-cell table:number-columns-repeated="972"/>
        </table:table-row>
        <table:table-row table:style-name="ro1">
          <table:table-cell office:value-type="string" calcext:value-type="string">
            <text:p>J</text:p>
          </table:table-cell>
          <table:table-cell office:value-type="string" calcext:value-type="string">
            <text:p>de Carvalho, Fabricio Lopes; Guerreiro Couto, Erminda Da Conceicao</text:p>
          </table:table-cell>
          <table:table-cell table:number-columns-repeated="3"/>
          <table:table-cell office:value-type="string" calcext:value-type="string">
            <text:p>Carvalho, Fabricio/B-8686-2011</text:p>
          </table:table-cell>
          <table:table-cell office:value-type="string" calcext:value-type="string">
            <text:p>Carvalho, Fabricio/0000-0001-7851-0578</text:p>
          </table:table-cell>
          <table:table-cell table:number-columns-repeated="2"/>
          <table:table-cell office:value-type="string" calcext:value-type="string">
            <text:p>Environmental variables influencing the Callinectes (Crustacea: Brachyura: Portunidae) species distribution in a tropical estuary-Cachoeira River (Bahia, Brazil)</text:p>
          </table:table-cell>
          <table:table-cell table:number-columns-repeated="7"/>
          <table:table-cell office:value-type="string" calcext:value-type="string">
            <text:p>JOURNAL OF THE MARINE BIOLOGICAL ASSOCIATION OF THE UNITED KINGDOM</text:p>
          </table:table-cell>
          <table:table-cell table:number-columns-repeated="3"/>
          <table:table-cell office:value-type="float" office:value="91" calcext:value-type="float">
            <text:p>91</text:p>
          </table:table-cell>
          <table:table-cell office:value-type="float" office:value="4" calcext:value-type="float">
            <text:p>4</text:p>
          </table:table-cell>
          <table:table-cell table:number-columns-repeated="2"/>
          <table:table-cell office:value-type="float" office:value="793" calcext:value-type="float">
            <text:p>793</text:p>
          </table:table-cell>
          <table:table-cell office:value-type="float" office:value="800" calcext:value-type="float">
            <text:p>800</text:p>
          </table:table-cell>
          <table:table-cell/>
          <table:table-cell office:value-type="string" calcext:value-type="string">
            <text:p>10.1017/S0025315410001700</text:p>
          </table:table-cell>
          <table:table-cell table:number-columns-repeated="2"/>
          <table:table-cell table:style-name="ce2" office:value-type="date" office:date-value="2011-06-01" calcext:value-type="date">
            <text:p>jun/11</text:p>
          </table:table-cell>
          <table:table-cell office:value-type="float" office:value="2011" calcext:value-type="float">
            <text:p>2011</text:p>
          </table:table-cell>
          <table:table-cell office:value-type="string" calcext:value-type="string">
            <text:p>The genus Callinectes comprises seven species of blue crab found on the Brazilian coast, almost all are recorded in Cachoeira River estuary. The objective of this study is to analyse distribution of Callinectes species in the estuary of Cachoeira River (Ilheus, Bahia). Monthly collections were conducted in the low tide of neap tide for a year and in five stations distributed according to the estuary salinity gradient. Six traps were assembled and submerged at each station for two hours. Sediment samples were collected for granulometric characterization and measuring of organic matter content. Temperature, salinity and pH were also measured in the bottom water, as well as water transparency at the start of each collection. Five species were collected: Callinectes danae, C. ornatus, C. exasperatus, C. larvatus and C. bocourti. The species presented different distribution patterns based on the salinity gradient and transversal profile of the estuary. Only C. danae was found in all collection points, and was the most abundant species throughout the study period. Callinectes ornatus was restricted to external estuarine areas, which presented higher salinity and transparency values. Callinectes larvatus predominantly occurred in the external station and estuary partitions, mainly in the margin. In spite of the occurrence of C. exasperatus throughout the entire estuary, this species was restricted to the margin. This study supports the assumption that species distribution patterns of this genus are the result of both variable influence, namely salinity, and complex intraspecific and interspecific relations between the congeneric specie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25-3154</text:p>
          </table:table-cell>
          <table:table-cell/>
          <table:table-cell office:value-type="string" calcext:value-type="string">
            <text:p>WOS:000290213000004</text:p>
          </table:table-cell>
          <table:table-cell table:number-columns-repeated="972"/>
        </table:table-row>
        <table:table-row table:style-name="ro1">
          <table:table-cell office:value-type="string" calcext:value-type="string">
            <text:p>J</text:p>
          </table:table-cell>
          <table:table-cell office:value-type="string" calcext:value-type="string">
            <text:p>Miyashita, Leonardo K.; Lopes, Rubens M.</text:p>
          </table:table-cell>
          <table:table-cell table:number-columns-repeated="3"/>
          <table:table-cell office:value-type="string" calcext:value-type="string">
            <text:p>Lopes, Rubens/C-6335-2012; Miyashita, Leonardo/A-1120-2013</text:p>
          </table:table-cell>
          <table:table-cell office:value-type="string" calcext:value-type="string">
            <text:p>Lopes, Rubens/0000-0002-9709-073X; </text:p>
          </table:table-cell>
          <table:table-cell table:number-columns-repeated="2"/>
          <table:table-cell office:value-type="string" calcext:value-type="string">
            <text:p>Larvacean (Chordata, Tunicata) abundance and inferred secondary production off southeastern Brazil</text:p>
          </table:table-cell>
          <table:table-cell table:number-columns-repeated="7"/>
          <table:table-cell office:value-type="string" calcext:value-type="string">
            <text:p>ESTUARINE COASTAL AND SHELF SCIENCE</text:p>
          </table:table-cell>
          <table:table-cell table:number-columns-repeated="3"/>
          <table:table-cell office:value-type="float" office:value="92" calcext:value-type="float">
            <text:p>92</text:p>
          </table:table-cell>
          <table:table-cell office:value-type="float" office:value="3" calcext:value-type="float">
            <text:p>3</text:p>
          </table:table-cell>
          <table:table-cell table:number-columns-repeated="2"/>
          <table:table-cell office:value-type="float" office:value="367" calcext:value-type="float">
            <text:p>367</text:p>
          </table:table-cell>
          <table:table-cell office:value-type="float" office:value="375" calcext:value-type="float">
            <text:p>375</text:p>
          </table:table-cell>
          <table:table-cell/>
          <table:table-cell office:value-type="string" calcext:value-type="string">
            <text:p>10.1016/j.ecss.2011.01.007</text:p>
          </table:table-cell>
          <table:table-cell table:number-columns-repeated="2"/>
          <table:table-cell office:value-type="string" calcext:value-type="string">
            <text:p>MAY 1 2011</text:p>
          </table:table-cell>
          <table:table-cell office:value-type="float" office:value="2011" calcext:value-type="float">
            <text:p>2011</text:p>
          </table:table-cell>
          <table:table-cell office:value-type="string" calcext:value-type="string">
            <text:p>We studied the temporal and vertical variability in larvacean abundance and secondary production on a fixed station off southeast Brazil, from January 2007 to December 2008. Larvacean biomass was derived from length weight regressions, and growth rates were estimated from an empirical model. We identified eleven larvacean species. Oikopleura longicauda occurred throughout the studied period and was the most abundant species, followed by Oikopleura fusiformis. Fritillaria haplostoma, O. fusiformis and O. longicauda were found mainly above the thermocline, whereas Oikopleura dioica and Fritillaria pellucida preferred bottom layers. Higher abundance and biomass were observed in warmer months, when the water column was stratified as a result of the bottom intrusions of the cold and nutrient-rich South Atlantic Central Water. Secondary production mirrored the biomass seasonal pattern. Larvacean biomass equaled to less than 10% of copepod biomass during the same period, but larvacean production comprised on average 77% that of copepods, whereas the production of discarded houses and fecal pellets comprised up to 2800% of larvaceans secondary production. This confirms the potential significance of larvaceans in the carbon flux in tropical and subtropical coastal regions. (C) 2011 Elsevier Ltd. All rights reserved.</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272-7714</text:p>
          </table:table-cell>
          <table:table-cell/>
          <table:table-cell office:value-type="string" calcext:value-type="string">
            <text:p>WOS:000291119500008</text:p>
          </table:table-cell>
          <table:table-cell table:number-columns-repeated="972"/>
        </table:table-row>
        <table:table-row table:style-name="ro1">
          <table:table-cell office:value-type="string" calcext:value-type="string">
            <text:p>J</text:p>
          </table:table-cell>
          <table:table-cell office:value-type="string" calcext:value-type="string">
            <text:p>de Lima-Gomes, Renata C.; Cobo, Valter J.; Fransozo, Adilson</text:p>
          </table:table-cell>
          <table:table-cell table:number-columns-repeated="7"/>
          <table:table-cell office:value-type="string" calcext:value-type="string">
            <text:p>FEEDING BEHAVIOUR AND ECOSYSTEM ROLE OF THE RED MANGROVE CRAB GONIOPSIS CRUENTATA (LATREILLE, 1803) (DECAPODA, GRAPSOIDEA) IN A SUBTROPICAL ESTUARY ON THE BRAZILIAN COAST</text:p>
          </table:table-cell>
          <table:table-cell table:number-columns-repeated="7"/>
          <table:table-cell office:value-type="string" calcext:value-type="string">
            <text:p>CRUSTACEANA</text:p>
          </table:table-cell>
          <table:table-cell table:number-columns-repeated="3"/>
          <table:table-cell office:value-type="float" office:value="84" calcext:value-type="float">
            <text:p>84</text:p>
          </table:table-cell>
          <table:table-cell table:style-name="ce1" office:value-type="date" office:date-value="2015-06-05" calcext:value-type="date">
            <text:p>5/jun</text:p>
          </table:table-cell>
          <table:table-cell table:number-columns-repeated="2"/>
          <table:table-cell office:value-type="float" office:value="735" calcext:value-type="float">
            <text:p>735</text:p>
          </table:table-cell>
          <table:table-cell office:value-type="float" office:value="747" calcext:value-type="float">
            <text:p>747</text:p>
          </table:table-cell>
          <table:table-cell/>
          <table:table-cell office:value-type="string" calcext:value-type="string">
            <text:p>10.1163/001121611X579141</text:p>
          </table:table-cell>
          <table:table-cell table:number-columns-repeated="2"/>
          <table:table-cell office:value-type="string" calcext:value-type="string">
            <text:p>MAY 2011</text:p>
          </table:table-cell>
          <table:table-cell office:value-type="float" office:value="2011" calcext:value-type="float">
            <text:p>2011</text:p>
          </table:table-cell>
          <table:table-cell office:value-type="string" calcext:value-type="string">
            <text:p>This study provides information concerning the feeding behaviour of Goniopsis cruentata (Latreille, 1803), through analysis of stomach contents according to demographic categories. Collections were carried out monthly from May 2005 through April 2006 in a subtropical estuary on the southeastern Brazilian coast (23 degrees 29'24 '' S 45 degrees 10'12 '' W). The crabs were collected by hand, with a 2-hour sampling effort by three people. In the laboratory, the crabs were sexed and measured for greatest carapace width, and grouped into demographic categories: adult males, juvenile males, adult females, juvenile females, and ovigerous females. For the fullness analysis, the stomachs were grouped into two categories: (1) E = Empty, with no food; and (2) F = Full, whether partially filled or totally. The frequency-of-occurrence method was used to characterize feeding behaviour, and the demographic categories recognired were compared. We obtained stomachs from 171 adult males, 69 juvenile males, 136 adult females, 72 juvenile females, and 41 ovigerous females, of which 85.6% were full. Of the eight food items recorded, sediment was the most frequent, and "unidentified material" was the least. Goniopsis cruentata can be characterized as a generalist feeder, exploiting most of the food items available in the mangrove swamps. In spite of this generalist behaviour, the dominant presence of sediment suggests that G. cruentata is primarily a detritivore that exploits particulate organic matter from microbial biodegradation, one of the most important mangrove functions. The trophic role of this crab in the ecosystem showed no significant differences among the demographic categories, and seems to be wider than those observed for sesarmid and ocypodid mangrove crabs. These ecosystem engineers may occupy different positions in the trophic chains of estuarine environment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11-216X</text:p>
          </table:table-cell>
          <table:table-cell/>
          <table:table-cell office:value-type="string" calcext:value-type="string">
            <text:p>WOS:000293152900017</text:p>
          </table:table-cell>
          <table:table-cell table:number-columns-repeated="972"/>
        </table:table-row>
        <table:table-row table:style-name="ro1">
          <table:table-cell office:value-type="string" calcext:value-type="string">
            <text:p>J</text:p>
          </table:table-cell>
          <table:table-cell office:value-type="string" calcext:value-type="string">
            <text:p>Miyashita, Leonardo K.; Gaeta, Salvador A.; Lopes, Rubens M.</text:p>
          </table:table-cell>
          <table:table-cell table:number-columns-repeated="3"/>
          <table:table-cell office:value-type="string" calcext:value-type="string">
            <text:p>Lopes, Rubens/C-6335-2012; Miyashita, Leonardo/A-1120-2013</text:p>
          </table:table-cell>
          <table:table-cell office:value-type="string" calcext:value-type="string">
            <text:p>Lopes, Rubens/0000-0002-9709-073X; </text:p>
          </table:table-cell>
          <table:table-cell table:number-columns-repeated="2"/>
          <table:table-cell office:value-type="string" calcext:value-type="string">
            <text:p>Life cycle and reproductive traits of marine podonids (Cladocera, Onychopoda) in a coastal subtropical area</text:p>
          </table:table-cell>
          <table:table-cell table:number-columns-repeated="7"/>
          <table:table-cell office:value-type="string" calcext:value-type="string">
            <text:p>JOURNAL OF PLANKTON RESEARCH</text:p>
          </table:table-cell>
          <table:table-cell table:number-columns-repeated="3"/>
          <table:table-cell office:value-type="float" office:value="33" calcext:value-type="float">
            <text:p>33</text:p>
          </table:table-cell>
          <table:table-cell office:value-type="float" office:value="5" calcext:value-type="float">
            <text:p>5</text:p>
          </table:table-cell>
          <table:table-cell table:number-columns-repeated="2"/>
          <table:table-cell office:value-type="float" office:value="779" calcext:value-type="float">
            <text:p>779</text:p>
          </table:table-cell>
          <table:table-cell office:value-type="float" office:value="792" calcext:value-type="float">
            <text:p>792</text:p>
          </table:table-cell>
          <table:table-cell/>
          <table:table-cell office:value-type="string" calcext:value-type="string">
            <text:p>10.1093/plankt/fbq147</text:p>
          </table:table-cell>
          <table:table-cell table:number-columns-repeated="2"/>
          <table:table-cell office:value-type="string" calcext:value-type="string">
            <text:p>MAY 2011</text:p>
          </table:table-cell>
          <table:table-cell office:value-type="float" office:value="2011" calcext:value-type="float">
            <text:p>2011</text:p>
          </table:table-cell>
          <table:table-cell office:value-type="string" calcext:value-type="string">
            <text:p>We studied the temporal distribution and reproductive biology of marine podonids during two consecutive years off Ubatuba, southeast coast of Brazil. Podonid specimens and their eggs and embryos were counted, measured and classified into categories. Pseudevadne tergestina was the most abundant species, and was more abundant in surface layers, in warm seasons, when the water column was stratified because of bottom intrusions of the cold and nutrient-rich South Atlantic Central Water (SACW) onto the inner shelf. Evadne spinifera had a similar temporal and vertical distribution, but with lower abundance and frequency. Pleopis schmackeri did not show a clear seasonal distribution, but preferred bottom layers. Pleopis polyphemoides and Podon intermedius occurred in low abundances, and only under SACW influence. Parthenogenetic females were dominant among all podonid species. Gamogenetic females of P. polyphemoides and P. intermedius were observed, but males of neither species occurred. This suggests that in tropical and subtropical regions, P. tergestina, E. spinifera and P. schmackeri reproduce through parthenogenesis during most of the year.</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table:number-columns-repeated="2"/>
          <table:table-cell office:value-type="string" calcext:value-type="string">
            <text:p>0142-7873</text:p>
          </table:table-cell>
          <table:table-cell/>
          <table:table-cell office:value-type="string" calcext:value-type="string">
            <text:p>WOS:000289198500009</text:p>
          </table:table-cell>
          <table:table-cell table:number-columns-repeated="972"/>
        </table:table-row>
        <table:table-row table:style-name="ro1">
          <table:table-cell office:value-type="string" calcext:value-type="string">
            <text:p>J</text:p>
          </table:table-cell>
          <table:table-cell office:value-type="string" calcext:value-type="string">
            <text:p>Assis, Marco Antonio; Borges Prata, Eduardo Magalhaes; Pedroni, Fernando; Sanchez, Maryland; Eisenlohr, Pedro Vasconcellos; Martins, Fernando Roberto; Maes dos Santos, Flavio Antonio; Tamashiro, Jorge Yoshio; Alves, Luciana Ferreira; Vieira, Simone Aparecida; Piccolo, Marisa de Cassia; Martins, Susian Christian; de Camargo, Plinio Barbosa; do Carmo, Janaina Braga; Simoes, Eliane; Martinelli, Luiz Antonio; Joly, Carlos Alfredo</text:p>
          </table:table-cell>
          <table:table-cell table:number-columns-repeated="3"/>
          <table:table-cell office:value-type="string" calcext:value-type="string">
            <text:p>Vieira, Simone/H-1225-2011; Assis, Marco/D-7397-2012; Alves, Luciana/E-1141-2012; Martins, Fernando/F-5652-2012; JOLY, Carlos/H-7925-2012; JOLY, Carlos/C-4523-2012; Eisenlohr, Pedro/F-8421-2012; piccolo, marisa /D-6149-2012; <text:s/>Carmo, Janaina/D-5648-2013; Camargo, Plinio/D-6635-2012; Martinelli, Luiz/F-7870-2011; Santos, Flavio/C-1611-2012</text:p>
          </table:table-cell>
          <table:table-cell office:value-type="string" calcext:value-type="string">
            <text:p>Vieira, Simone/0000-0002-0129-4181; Alves, Luciana/0000-0002-8944-1851; Martins, Fernando/0000-0002-3068-7099; Eisenlohr, Pedro/0000-0002-5912-8370; Martinelli, Luiz/0000-0002-7103-7551; Santos, Flavio/0000-0002-4329-6214</text:p>
          </table:table-cell>
          <table:table-cell table:number-columns-repeated="2"/>
          <table:table-cell office:value-type="string" calcext:value-type="string">
            <text:p>Restinga and Lowland forests in coastal plain of southeastern Brazil: vegetation and environmental heterogeneity</text:p>
          </table:table-cell>
          <table:table-cell table:number-columns-repeated="7"/>
          <table:table-cell office:value-type="string" calcext:value-type="string">
            <text:p>BIOTA NEOTROPICA</text:p>
          </table:table-cell>
          <table:table-cell table:number-columns-repeated="3"/>
          <table:table-cell office:value-type="float" office:value="11" calcext:value-type="float">
            <text:p>11</text:p>
          </table:table-cell>
          <table:table-cell office:value-type="float" office:value="2" calcext:value-type="float">
            <text:p>2</text:p>
          </table:table-cell>
          <table:table-cell table:number-columns-repeated="2"/>
          <table:table-cell office:value-type="float" office:value="103" calcext:value-type="float">
            <text:p>103</text:p>
          </table:table-cell>
          <table:table-cell office:value-type="float" office:value="121" calcext:value-type="float">
            <text:p>121</text:p>
          </table:table-cell>
          <table:table-cell table:number-columns-repeated="4"/>
          <table:table-cell office:value-type="string" calcext:value-type="string">
            <text:p>APR-JUN 2011</text:p>
          </table:table-cell>
          <table:table-cell office:value-type="float" office:value="2011" calcext:value-type="float">
            <text:p>2011</text:p>
          </table:table-cell>
          <table:table-cell office:value-type="string" calcext:value-type="string">
            <text:p>It was evaluated the floristic similarity between two Atlantic Rainforest physiognomies in Brazilian coast area, herein called Restinga and Lowland forests. The hypothesis was that, due the differences in geomorphologic processes, these forests would differ on soil physical and chemical properties, floristic composition, live above-ground biomass. and litterfall production. It was sampled 1 ha (100 x 100 m) for each site located in Ubatuba, Sao Paulo state, SE Brazil. Within each hectare it was recorded trees with DBH &gt;4.8 cm in all 10 x 10 m contiguous plots, and collected soil and litterfall samples. The cluster and ordination analyses indicated the two communities as distinct groups considering soil and floristic composition, agreeing with the initial hypothesis. Species diversity was higher (p &lt; 0.0001) in the Lowland forest (H' = 4.00 nats.individual(-1)) than in the Restinga (H' = 3.38 nats.individual(-1)). However, litterfall production and biomass did not differ (p &gt; 0.05) between the two forests. This apparent paradox could be explained assuming that, since different species establish themselves in the Restinga or Lowland forests and find a favorable spectrum of conditions and resources, they would tend to persist and to develop in that place; even so the edaphic conditions differ between the Restinga and Lowland forests, each species could respond in a particular way to these variations, and then both forests could reach similar values of biomass and litterfall production. It is probable that the environmental filter conditioned by soils has being important for the strong floristic segregation between these two forests.</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table:number-columns-repeated="2"/>
          <table:table-cell office:value-type="string" calcext:value-type="string">
            <text:p>1676-0611</text:p>
          </table:table-cell>
          <table:table-cell/>
          <table:table-cell office:value-type="string" calcext:value-type="string">
            <text:p>WOS:000296131100013</text:p>
          </table:table-cell>
          <table:table-cell table:number-columns-repeated="972"/>
        </table:table-row>
        <table:table-row table:style-name="ro1">
          <table:table-cell office:value-type="string" calcext:value-type="string">
            <text:p>J</text:p>
          </table:table-cell>
          <table:table-cell office:value-type="string" calcext:value-type="string">
            <text:p>Mantelli Aboin Gomes, Jose Ataliba; Bernacci, Luis Carlos; Joly, Carlos Alfredo</text:p>
          </table:table-cell>
          <table:table-cell table:number-columns-repeated="3"/>
          <table:table-cell office:value-type="string" calcext:value-type="string">
            <text:p>JOLY, Carlos/H-7925-2012; JOLY, Carlos/C-4523-2012; Bernacci, Luis/N-3111-2013</text:p>
          </table:table-cell>
          <table:table-cell office:value-type="string" calcext:value-type="string">
            <text:p>Bernacci, Luis/0000-0002-9403-2454</text:p>
          </table:table-cell>
          <table:table-cell table:number-columns-repeated="2"/>
          <table:table-cell office:value-type="string" calcext:value-type="string">
            <text:p>Floristic and structural differences, between two altitudinal quotas, of the Submontane Atlantic Rainforest within the Serra do Mar State Park, municipality of Ubatuba/SP, Brazil</text:p>
          </table:table-cell>
          <table:table-cell table:number-columns-repeated="7"/>
          <table:table-cell office:value-type="string" calcext:value-type="string">
            <text:p>BIOTA NEOTROPICA</text:p>
          </table:table-cell>
          <table:table-cell table:number-columns-repeated="3"/>
          <table:table-cell office:value-type="float" office:value="11" calcext:value-type="float">
            <text:p>11</text:p>
          </table:table-cell>
          <table:table-cell office:value-type="float" office:value="2" calcext:value-type="float">
            <text:p>2</text:p>
          </table:table-cell>
          <table:table-cell table:number-columns-repeated="2"/>
          <table:table-cell office:value-type="float" office:value="123" calcext:value-type="float">
            <text:p>123</text:p>
          </table:table-cell>
          <table:table-cell office:value-type="float" office:value="137" calcext:value-type="float">
            <text:p>137</text:p>
          </table:table-cell>
          <table:table-cell table:number-columns-repeated="4"/>
          <table:table-cell office:value-type="string" calcext:value-type="string">
            <text:p>APR-JUN 2011</text:p>
          </table:table-cell>
          <table:table-cell office:value-type="float" office:value="2011" calcext:value-type="float">
            <text:p>2011</text:p>
          </table:table-cell>
          <table:table-cell office:value-type="string" calcext:value-type="string">
            <text:p>This study presents a comparative analyzes of two areas of Atlantic Rain Forest, in the municipality of Ubatuba (SP), Brazil, and tests the hypothesis that floristic composition and phytosociological structure change along an altitudinal gradient. Two 1-ha plots were installed, respectively, at 190 (PLOT G) and 350 m (PLOT I) above see level, and within these plots all individuals with DBH &gt;= 4.8 cm were sampled, measured and identified. In total we found 252 species, belonging to 134 genera and 53 families, diversity H' of 4.425 nats/individual, and 103 species (41% of total) common to both plots. But, among the 10 top species in Absolute Dominance only two: Cryptocarya mandioccana and Sloanea guianensis were found in both plots. In PLOT G we found 1496 individuals distributed in 152 species, 101 genera and 41 families, with H' = 3.961 nats/individual and 48 exclusive species (32%). In PLOT I we found 1993 individuals distributed in 203 species, Ill genera, 50 families, with H' = 4.339 nats/individual and 100 exclusive species (49%). Supporting our hypothesis, the comparative analyzes showed that there are significant differences in density (p &lt; 0.01, t = 7.10), richness (p &lt; 0.01, t = 7.76) and volume (p = 0.02, t = 2.44), between the two sampled areas. The pattern here observed shows that the plot installed closer to the middle of the Serra do Mar slope (350 m) presented a higher number of individuals, higher richness and higher scores of volume, when compared to that closer to the base of the slope (190 m).</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1676-0611</text:p>
          </table:table-cell>
          <table:table-cell/>
          <table:table-cell office:value-type="string" calcext:value-type="string">
            <text:p>WOS:000296131100014</text:p>
          </table:table-cell>
          <table:table-cell table:number-columns-repeated="972"/>
        </table:table-row>
        <table:table-row table:style-name="ro1">
          <table:table-cell office:value-type="string" calcext:value-type="string">
            <text:p>J</text:p>
          </table:table-cell>
          <table:table-cell office:value-type="string" calcext:value-type="string">
            <text:p>Nobrega, Giseli Areias; Eisenlohr, Pedro Vasconcellos; Barradas Paciencia, Mateus Luis; Prado, Jefferson; Marinho Aidar, Marcos Pereira</text:p>
          </table:table-cell>
          <table:table-cell table:number-columns-repeated="3"/>
          <table:table-cell office:value-type="string" calcext:value-type="string">
            <text:p>Prado, Jefferson/C-4766-2012; Aidar, Marcos/B-2212-2013; Eisenlohr, Pedro/F-8421-2012</text:p>
          </table:table-cell>
          <table:table-cell office:value-type="string" calcext:value-type="string">
            <text:p>Prado, Jefferson/0000-0003-4783-3125; Eisenlohr, Pedro/0000-0002-5912-8370</text:p>
          </table:table-cell>
          <table:table-cell table:number-columns-repeated="2"/>
          <table:table-cell office:value-type="string" calcext:value-type="string">
            <text:p>Ferns composition and diversity differ between Restinga and Lowland Rainforest areas in the Serra do Mar?</text:p>
          </table:table-cell>
          <table:table-cell table:number-columns-repeated="7"/>
          <table:table-cell office:value-type="string" calcext:value-type="string">
            <text:p>BIOTA NEOTROPICA</text:p>
          </table:table-cell>
          <table:table-cell table:number-columns-repeated="3"/>
          <table:table-cell office:value-type="float" office:value="11" calcext:value-type="float">
            <text:p>11</text:p>
          </table:table-cell>
          <table:table-cell office:value-type="float" office:value="2" calcext:value-type="float">
            <text:p>2</text:p>
          </table:table-cell>
          <table:table-cell table:number-columns-repeated="2"/>
          <table:table-cell office:value-type="float" office:value="153" calcext:value-type="float">
            <text:p>153</text:p>
          </table:table-cell>
          <table:table-cell office:value-type="float" office:value="164" calcext:value-type="float">
            <text:p>164</text:p>
          </table:table-cell>
          <table:table-cell table:number-columns-repeated="4"/>
          <table:table-cell office:value-type="string" calcext:value-type="string">
            <text:p>APR-JUN 2011</text:p>
          </table:table-cell>
          <table:table-cell office:value-type="float" office:value="2011" calcext:value-type="float">
            <text:p>2011</text:p>
          </table:table-cell>
          <table:table-cell office:value-type="string" calcext:value-type="string">
            <text:p>Ferns are an important component of the tropical flora, representing about 10% of all vascular plants of tropical forests, constituting the dominant group among the herbaceous vegetation. The aim of this study was to determine whether the ferns communities in two areas of Atlantic Forest, Restinga (FRS) and Lowland Ombrophilous Dense (FTB) forests, located on soils remarkably distinct and separated by a highway, differ in their floristic composition and diversity. These two faces are located in Picinguaba locality, Parque Estadual da Serra do Mar, Ubatuba, Sao Paulo (23 degrees 31' to 23 degrees 34' S and 45 degrees 02' to 45 degrees 05' W). We delimited seven plots of 20 x 20 m in each area, collected, identified and listed the fern individuals. We performed three methods of multivariate analysis (TWINSPAN, UPGMA and PCO) to verify the existence of floristic groups; calculated the Payandeh index to define the level of aggregation of each species in each of the two areas (FRS and FTB); obtained indicator species for each area; and performed diversity analysis (richness, evenness and heterogeneity). The two areas sampled 3482 individuals, 1366 of which occur in FRS and 2116 in FTB. We found 14 species in FRS and 29 in FTB; these areas shared five species. We found two well-defined floristic blocks (FRS x FTB) in cluster analysis. In the FRS, relatively most species showed aggregated distribution and fewer species showed random distribution in relation to FTB. We found four indicator species for FRS and eight for FTB. The curves resulting from the individual-based rarefaction indicated a strong difference in species richness between the two communities, in favor to FTB. These differences may be related to physical and chemical characteristics of soil (more fertile and less toxic in the FTB), water dynamics (plant species in the FRS are generally subject to water stress) and the sharp break caused by highway that cuts through the park. These aspects could be related to different forms of occupation of niches and to the fact that some species in environments with limited resources and heterogeneously distributed in space, such as the studied Restinga, would eliminate the others.</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1676-0611</text:p>
          </table:table-cell>
          <table:table-cell/>
          <table:table-cell office:value-type="string" calcext:value-type="string">
            <text:p>WOS:000296131100016</text:p>
          </table:table-cell>
          <table:table-cell table:number-columns-repeated="972"/>
        </table:table-row>
        <table:table-row table:style-name="ro1">
          <table:table-cell office:value-type="string" calcext:value-type="string">
            <text:p>J</text:p>
          </table:table-cell>
          <table:table-cell office:value-type="string" calcext:value-type="string">
            <text:p>Gondolo, Guilherme Fernandez; Taliaferro Mattox, George Mendes; Monteiro Cunningham, Patricia Teresa</text:p>
          </table:table-cell>
          <table:table-cell table:number-columns-repeated="3"/>
          <table:table-cell office:value-type="string" calcext:value-type="string">
            <text:p>Mattox, George/J-3111-2013</text:p>
          </table:table-cell>
          <table:table-cell table:number-columns-repeated="3"/>
          <table:table-cell office:value-type="string" calcext:value-type="string">
            <text:p>Ecological aspects of the surf-zone ichthyofauna of Itamambuca Beach, Ubatuba, SP</text:p>
          </table:table-cell>
          <table:table-cell table:number-columns-repeated="7"/>
          <table:table-cell office:value-type="string" calcext:value-type="string">
            <text:p>BIOTA NEOTROPICA</text:p>
          </table:table-cell>
          <table:table-cell table:number-columns-repeated="3"/>
          <table:table-cell office:value-type="float" office:value="11" calcext:value-type="float">
            <text:p>11</text:p>
          </table:table-cell>
          <table:table-cell office:value-type="float" office:value="2" calcext:value-type="float">
            <text:p>2</text:p>
          </table:table-cell>
          <table:table-cell table:number-columns-repeated="2"/>
          <table:table-cell office:value-type="float" office:value="183" calcext:value-type="float">
            <text:p>183</text:p>
          </table:table-cell>
          <table:table-cell office:value-type="float" office:value="192" calcext:value-type="float">
            <text:p>192</text:p>
          </table:table-cell>
          <table:table-cell table:number-columns-repeated="4"/>
          <table:table-cell office:value-type="string" calcext:value-type="string">
            <text:p>APR-JUN 2011</text:p>
          </table:table-cell>
          <table:table-cell office:value-type="float" office:value="2011" calcext:value-type="float">
            <text:p>2011</text:p>
          </table:table-cell>
          <table:table-cell office:value-type="string" calcext:value-type="string">
            <text:p>Sandy beaches are among the most extensive environments in Brazil and are generally threatened by disorderly urban growth due to their location along the coast, where human populations tend to concentrate. This is especially true in southeastern Brazil, where the largest urban areas are located. Thus, better knowledge regarding these natural resources is of considerable importance. The surf zone of sandy beaches is inhabited by a number of fish species, including juveniles seeking both food and shelter from predators. An ecological survey was conducted in the surf zone of Itamambuca beach in the city of Ubatuba, Sao Paulo State, Brazil, in order to evaluate the composition, structure and dynamics of the fish fauna using community descriptors. Diurnal and nocturnal samples were taken with a beach seine at five oceanographic stations over a 12-month period. Water temperature and salinity were also recorded. A total of 2,147 individuals representing 34 species and 18 families were sampled. The main variation in fish fauna was detected on the diel level, followed by a spatial repartition possibly related to salinity. Seasonal variation was also observed. The five most important species in the overall context were Atherinella brasiliensis, Eucinostomus melanopterus, Mugil sp., Trachinotus goodei and Atherinella blackburni.</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1676-0611</text:p>
          </table:table-cell>
          <table:table-cell/>
          <table:table-cell office:value-type="string" calcext:value-type="string">
            <text:p>WOS:000296131100020</text:p>
          </table:table-cell>
          <table:table-cell table:number-columns-repeated="972"/>
        </table:table-row>
        <table:table-row table:style-name="ro1">
          <table:table-cell office:value-type="string" calcext:value-type="string">
            <text:p>J</text:p>
          </table:table-cell>
          <table:table-cell office:value-type="string" calcext:value-type="string">
            <text:p>Borges Prata, Eduardo Magalhaes; Assis, Marco Antonio; Joly, Carlos Alfredo</text:p>
          </table:table-cell>
          <table:table-cell table:number-columns-repeated="3"/>
          <table:table-cell office:value-type="string" calcext:value-type="string">
            <text:p>Assis, Marco/D-7397-2012; JOLY, Carlos/H-7925-2012; JOLY, Carlos/C-4523-2012</text:p>
          </table:table-cell>
          <table:table-cell table:number-columns-repeated="3"/>
          <table:table-cell office:value-type="string" calcext:value-type="string">
            <text:p>Floristic composition and structure of tree community on the transition Lowland - Lowermontane Ombrophilous Dense Forest in Nucleo Picinguaba/Serra do Mar State Park, Ubatuba, southeastern Brazil</text:p>
          </table:table-cell>
          <table:table-cell table:number-columns-repeated="7"/>
          <table:table-cell office:value-type="string" calcext:value-type="string">
            <text:p>BIOTA NEOTROPICA</text:p>
          </table:table-cell>
          <table:table-cell table:number-columns-repeated="3"/>
          <table:table-cell office:value-type="float" office:value="11" calcext:value-type="float">
            <text:p>11</text:p>
          </table:table-cell>
          <table:table-cell office:value-type="float" office:value="2" calcext:value-type="float">
            <text:p>2</text:p>
          </table:table-cell>
          <table:table-cell table:number-columns-repeated="2"/>
          <table:table-cell office:value-type="float" office:value="285" calcext:value-type="float">
            <text:p>285</text:p>
          </table:table-cell>
          <table:table-cell office:value-type="float" office:value="299" calcext:value-type="float">
            <text:p>299</text:p>
          </table:table-cell>
          <table:table-cell table:number-columns-repeated="4"/>
          <table:table-cell office:value-type="string" calcext:value-type="string">
            <text:p>APR-JUN 2011</text:p>
          </table:table-cell>
          <table:table-cell office:value-type="float" office:value="2011" calcext:value-type="float">
            <text:p>2011</text:p>
          </table:table-cell>
          <table:table-cell office:value-type="string" calcext:value-type="string">
            <text:p>We conducted floristic and structural surveys on arboreous component (circumference at breast high &gt;= 15 cm) in 1 ha plot (100 sub-plots of 10 x 10 m) located in a stretch of Atlantic Ombrophilous Dense Forest Lowland-Lower montane transition, in Nucleo Picinguaba/PESM, Ubatuba, Sao Paulo State. The regenerating layer (H &gt;= 1.5 m and circumference at breast height &lt; 15 cm) was sampled in 0.4 ha (40 sub-plots of 10 x 10 m) within the plot. The richness and diversity were 156 species and H' = 4.00 for the arboreous component in I ha, 173 and H' = 4.25 for arboreous (113 species) and regenerating (134 species) layers together in 0.4 ha, and 192 species considering the whole sample. The most abundant species in the tree layer were Euterpe edulis, with 191 individuals (14.8%), Mollinedia schottiana (5.1%), Rustia formosa (4.8%), Chtysoplhyllum flexuosum (4.7%), Coussarea meridionalis var. porophylla (4.7%) and Guapira opposita (4.4%). These species were also among the most abundant in the regenerating layer. The richest families were Myrtaceae (32 spp.), Rubiaceae (15), Fabaceae (13), Sapotaceae (10), Moraceae (eight), Euphorbiaceae (seven) and Lauraceae (six). Tree species richness varied positively with density along the vertical structure of vegetation, being higher in lower high classes, where the density is much larger. On the other hand, the evenness in these classes was lower, increasing toward the upper classes, where trees are not concentrated in few species.</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1676-0611</text:p>
          </table:table-cell>
          <table:table-cell/>
          <table:table-cell office:value-type="string" calcext:value-type="string">
            <text:p>WOS:000296131100030</text:p>
          </table:table-cell>
          <table:table-cell table:number-columns-repeated="972"/>
        </table:table-row>
        <table:table-row table:style-name="ro1">
          <table:table-cell office:value-type="string" calcext:value-type="string">
            <text:p>J</text:p>
          </table:table-cell>
          <table:table-cell office:value-type="string" calcext:value-type="string">
            <text:p>Rodrigues de Campos, Mariana Cruz; Tamashiro, Jorge Yoshio; Assis, Marco Antonio; Joly, Carlos Alfredo</text:p>
          </table:table-cell>
          <table:table-cell table:number-columns-repeated="3"/>
          <table:table-cell office:value-type="string" calcext:value-type="string">
            <text:p>Assis, Marco/D-7397-2012; JOLY, Carlos/H-7925-2012; JOLY, Carlos/C-4523-2012</text:p>
          </table:table-cell>
          <table:table-cell table:number-columns-repeated="3"/>
          <table:table-cell office:value-type="string" calcext:value-type="string">
            <text:p>Phytosociology and floristic composition of the arboreal component of the transition Lowland - Lower Montane Ombrophilous Dense Forest at Nucleo Picinguaba/Serra do Mar State Park, Ubatuba, southeastern Brazil</text:p>
          </table:table-cell>
          <table:table-cell table:number-columns-repeated="7"/>
          <table:table-cell office:value-type="string" calcext:value-type="string">
            <text:p>BIOTA NEOTROPICA</text:p>
          </table:table-cell>
          <table:table-cell table:number-columns-repeated="3"/>
          <table:table-cell office:value-type="float" office:value="11" calcext:value-type="float">
            <text:p>11</text:p>
          </table:table-cell>
          <table:table-cell office:value-type="float" office:value="2" calcext:value-type="float">
            <text:p>2</text:p>
          </table:table-cell>
          <table:table-cell table:number-columns-repeated="2"/>
          <table:table-cell office:value-type="float" office:value="301" calcext:value-type="float">
            <text:p>301</text:p>
          </table:table-cell>
          <table:table-cell office:value-type="float" office:value="312" calcext:value-type="float">
            <text:p>312</text:p>
          </table:table-cell>
          <table:table-cell table:number-columns-repeated="4"/>
          <table:table-cell office:value-type="string" calcext:value-type="string">
            <text:p>APR-JUN 2011</text:p>
          </table:table-cell>
          <table:table-cell office:value-type="float" office:value="2011" calcext:value-type="float">
            <text:p>2011</text:p>
          </table:table-cell>
          <table:table-cell office:value-type="string" calcext:value-type="string">
            <text:p>In a 1-ha plot divided into 100 subplots of 10 x 10 m, all trees with at least 15 cm of perimeter at breast height (DBH = 4.8 cm) were marked and had their heights estimated and perimeter taken. The rock cover (rocks over 50 cm diameter) was estimated in five classes of frequency, and records were made for individuals growing directly on rocks. We found 1,274 trees matching the sampling criteria, which belong to 41 botanical families (highlighting Myrtaceae, Rubiaceae and Fabaceae) and 142 species or morphotypes. The most important (Importance Value Index) species are: Euterpe edulis, Mollinedia schottiana, Bathysa mendoncaei, Coussarea accedens, Rustia formosa and Guapira opposita. Shannon's diversity index was 4.05 nats/ind and Pielou's equability was 0.82. The average tree height is of 9 m and the canopy is at around 18 m. The trees' average diameter is 13.9 cm, and 29 individuals surpass 50 cm DBH. The basal area for the I-ha plot (live trees only) is 30.27 m(2). A direct relation was found between rock cover and lesser species richness and number of individuals per subplot. No relationship was found between rock cover and the mean height or mean diameter of stems in the subplots. 34 tree species in this area are able to grow on rocks; 11 of which do not grow roots to the soil, particularly Euterpe edulis and Guapira opposita. The height and diameter of the individuals that grow on rocks is not statistically different from the remaining in the plot.</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676-0611</text:p>
          </table:table-cell>
          <table:table-cell/>
          <table:table-cell office:value-type="string" calcext:value-type="string">
            <text:p>WOS:000296131100031</text:p>
          </table:table-cell>
          <table:table-cell table:number-columns-repeated="972"/>
        </table:table-row>
        <table:table-row table:style-name="ro1">
          <table:table-cell office:value-type="string" calcext:value-type="string">
            <text:p>J</text:p>
          </table:table-cell>
          <table:table-cell office:value-type="string" calcext:value-type="string">
            <text:p>Ramos, Eliana; Torres, Roseli Buzanelli; de Arruda Veiga, Renato Ferraz; Joly, Carlos Alfredo</text:p>
          </table:table-cell>
          <table:table-cell table:number-columns-repeated="3"/>
          <table:table-cell office:value-type="string" calcext:value-type="string">
            <text:p>JOLY, Carlos/H-7925-2012; JOLY, Carlos/C-4523-2012</text:p>
          </table:table-cell>
          <table:table-cell table:number-columns-repeated="3"/>
          <table:table-cell office:value-type="string" calcext:value-type="string">
            <text:p>Study of the arboreal component in two areas of the Submontane Rainforest in Ubatuba, Sao Paulo State</text:p>
          </table:table-cell>
          <table:table-cell table:number-columns-repeated="7"/>
          <table:table-cell office:value-type="string" calcext:value-type="string">
            <text:p>BIOTA NEOTROPICA</text:p>
          </table:table-cell>
          <table:table-cell table:number-columns-repeated="3"/>
          <table:table-cell office:value-type="float" office:value="11" calcext:value-type="float">
            <text:p>11</text:p>
          </table:table-cell>
          <table:table-cell office:value-type="float" office:value="2" calcext:value-type="float">
            <text:p>2</text:p>
          </table:table-cell>
          <table:table-cell table:number-columns-repeated="2"/>
          <table:table-cell office:value-type="float" office:value="313" calcext:value-type="float">
            <text:p>313</text:p>
          </table:table-cell>
          <table:table-cell office:value-type="float" office:value="335" calcext:value-type="float">
            <text:p>335</text:p>
          </table:table-cell>
          <table:table-cell table:number-columns-repeated="4"/>
          <table:table-cell office:value-type="string" calcext:value-type="string">
            <text:p>APR-JUN 2011</text:p>
          </table:table-cell>
          <table:table-cell office:value-type="float" office:value="2011" calcext:value-type="float">
            <text:p>2011</text:p>
          </table:table-cell>
          <table:table-cell office:value-type="string" calcext:value-type="string">
            <text:p>We studied the floristic composition and structure of the arboreal component (trees, palms and ferns with DBH equal to or greater than 4.8 cm) of two plots of Lower Montane Rain Forest in Ubatuba, SP, one with a history of selective logging and the other more preserved. We sampled 50 families, 114 genera and 193 species (four undetermined). The richest families were Myrtaceae, Fabaceae, Lauraceae, Rubiaceae, Melastomataceae and Sapotaceae. In the disturbed plot we sampled 104 species, 72 genera and 39 families, and in the more preserved area, 152 species, 98 genera and 43 families. There were differences in species richness, in the prevalence of their succesional status and in the structure of the areas, and the multivariate analysis allowed recognition of two floristic blocks. Among all species, 33 were exclusive of the first plot and 95 were exclusive of the second plot. Almost half of the species (45%) occurred with only one or two individuals and 29 have some degree of rarity. Five species are in the category of vulnerable in the List of brazilian plant species threatened of extinction. The differences observed between the sites studied, as well as the occurrence of rare and endangered species highlight the importance of the conservation of the area.</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1676-0611</text:p>
          </table:table-cell>
          <table:table-cell/>
          <table:table-cell office:value-type="string" calcext:value-type="string">
            <text:p>WOS:000296131100032</text:p>
          </table:table-cell>
          <table:table-cell table:number-columns-repeated="972"/>
        </table:table-row>
        <table:table-row table:style-name="ro1">
          <table:table-cell office:value-type="string" calcext:value-type="string">
            <text:p>J</text:p>
          </table:table-cell>
          <table:table-cell office:value-type="string" calcext:value-type="string">
            <text:p>Casarin Rochelle, Andre Luis; Cielo-Filho, Roque; Martins, Fernando Roberto</text:p>
          </table:table-cell>
          <table:table-cell table:number-columns-repeated="3"/>
          <table:table-cell office:value-type="string" calcext:value-type="string">
            <text:p>Martins, Fernando/F-5652-2012; Rochelle, Andre/E-9728-2013</text:p>
          </table:table-cell>
          <table:table-cell office:value-type="string" calcext:value-type="string">
            <text:p>Martins, Fernando/0000-0002-3068-7099; </text:p>
          </table:table-cell>
          <table:table-cell table:number-columns-repeated="2"/>
          <table:table-cell office:value-type="string" calcext:value-type="string">
            <text:p>Tree community structure in an Atlantic forest fragment at Serra do Mar State Park, southeastern Brazil</text:p>
          </table:table-cell>
          <table:table-cell table:number-columns-repeated="7"/>
          <table:table-cell office:value-type="string" calcext:value-type="string">
            <text:p>BIOTA NEOTROPICA</text:p>
          </table:table-cell>
          <table:table-cell table:number-columns-repeated="3"/>
          <table:table-cell office:value-type="float" office:value="11" calcext:value-type="float">
            <text:p>11</text:p>
          </table:table-cell>
          <table:table-cell office:value-type="float" office:value="2" calcext:value-type="float">
            <text:p>2</text:p>
          </table:table-cell>
          <table:table-cell table:number-columns-repeated="2"/>
          <table:table-cell office:value-type="float" office:value="337" calcext:value-type="float">
            <text:p>337</text:p>
          </table:table-cell>
          <table:table-cell office:value-type="float" office:value="346" calcext:value-type="float">
            <text:p>346</text:p>
          </table:table-cell>
          <table:table-cell table:number-columns-repeated="4"/>
          <table:table-cell office:value-type="string" calcext:value-type="string">
            <text:p>APR-JUN 2011</text:p>
          </table:table-cell>
          <table:table-cell office:value-type="float" office:value="2011" calcext:value-type="float">
            <text:p>2011</text:p>
          </table:table-cell>
          <table:table-cell office:value-type="string" calcext:value-type="string">
            <text:p>This work describes the tree community structure and composition in a 1 ha plot of undisturbed Atlantic Forest located at the north coast (S 23 degrees 21' 59.8 '' - W 45 degrees 05' 02.8 '') of Sao Paulo state and relates its floristic composition in a regional context. We sampled all stems with diameter at breast height (dbh) &gt;= 4.8 cm in 100 contiguous 10 x 10 m plots. We found 1881 individuals distributed in 206 species, 102 genera and 48 families. 1578 stems were trees (83.9%), 237 palms (12.6%), eight ferns (0.42%) and 58 standing dead trees (3.08%). Myrtaceae (43), Rubiaceae (18), Lauraceae (16), and Fabaceae (13) were the families with the greatest number of species, respectively. Rubiaceae, Myrtaceae, Arecaceae, and Sapotaceae had the greatest number of individuals, respectively, summing 946 stems (50.29%). Euterpe edulis Mart. had the highest importance value (iv) and stem density (9.5%). We found two new species and two other species had their first record in Sao Paulo state. The species richness (206) and diversity (H' = 4.48 nats.individuo(-1)) are among the highest ever recorded in Brazilian forest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676-0611</text:p>
          </table:table-cell>
          <table:table-cell/>
          <table:table-cell office:value-type="string" calcext:value-type="string">
            <text:p>WOS:000296131100033</text:p>
          </table:table-cell>
          <table:table-cell table:number-columns-repeated="972"/>
        </table:table-row>
        <table:table-row table:style-name="ro1">
          <table:table-cell office:value-type="string" calcext:value-type="string">
            <text:p>J</text:p>
          </table:table-cell>
          <table:table-cell office:value-type="string" calcext:value-type="string">
            <text:p>Eltink, Mariella; Ramos, Eliana; Torres, Roseli Buzanelli; Tamashiro, Jorge Yoshio; Galembeck, Eduardo; Kimura, Eduardo</text:p>
          </table:table-cell>
          <table:table-cell table:number-columns-repeated="3"/>
          <table:table-cell office:value-type="string" calcext:value-type="string">
            <text:p>Galembeck, Eduardo/F-7465-2012</text:p>
          </table:table-cell>
          <table:table-cell office:value-type="string" calcext:value-type="string">
            <text:p>Galembeck, Eduardo/0000-0003-4238-5546</text:p>
          </table:table-cell>
          <table:table-cell table:number-columns-repeated="2"/>
          <table:table-cell office:value-type="string" calcext:value-type="string">
            <text:p>Key for the identification of the arboreal stratum species of the Atlantic Rain Forest in Ubatuba (SP) based on vegetative characters</text:p>
          </table:table-cell>
          <table:table-cell table:number-columns-repeated="7"/>
          <table:table-cell office:value-type="string" calcext:value-type="string">
            <text:p>BIOTA NEOTROPICA</text:p>
          </table:table-cell>
          <table:table-cell table:number-columns-repeated="3"/>
          <table:table-cell office:value-type="float" office:value="11" calcext:value-type="float">
            <text:p>11</text:p>
          </table:table-cell>
          <table:table-cell office:value-type="float" office:value="2" calcext:value-type="float">
            <text:p>2</text:p>
          </table:table-cell>
          <table:table-cell table:number-columns-repeated="2"/>
          <table:table-cell office:value-type="float" office:value="393" calcext:value-type="float">
            <text:p>393</text:p>
          </table:table-cell>
          <table:table-cell office:value-type="float" office:value="395" calcext:value-type="float">
            <text:p>395</text:p>
          </table:table-cell>
          <table:table-cell table:number-columns-repeated="4"/>
          <table:table-cell office:value-type="string" calcext:value-type="string">
            <text:p>APR-JUN 2011</text:p>
          </table:table-cell>
          <table:table-cell office:value-type="float" office:value="2011" calcext:value-type="float">
            <text:p>2011</text:p>
          </table:table-cell>
          <table:table-cell office:value-type="string" calcext:value-type="string">
            <text:p>The identification key was developed taking into account the herbarium specimens from the species of the arboreal stratum sampled, with at least 4.8 cm DBH, in two stretches of Lower Montane Rain Forest. Only morphological vegetative characters were used, such as phyllotaxy, leaf shape, presence or absence of stipules, trichomes and glands, and other aspects relevant to the species identification, besides field observations. The key comprises 193 (4 without identification) species belonging to 114 genera and 50 botanical families, and an interactive electronic version is available online at the site http://www.gama.ib.unicamp.br/gama/index.php.</text:p>
          </table:table-cell>
          <table:table-cell table:number-columns-repeated="8"/>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table-cell office:value-type="string" calcext:value-type="string">
            <text:p>1676-0611</text:p>
          </table:table-cell>
          <table:table-cell/>
          <table:table-cell office:value-type="string" calcext:value-type="string">
            <text:p>WOS:000296131100038</text:p>
          </table:table-cell>
          <table:table-cell table:number-columns-repeated="972"/>
        </table:table-row>
        <table:table-row table:style-name="ro1">
          <table:table-cell office:value-type="string" calcext:value-type="string">
            <text:p>J</text:p>
          </table:table-cell>
          <table:table-cell office:value-type="string" calcext:value-type="string">
            <text:p>dos Santos, Nivea Dias; da Costa, Denise Pinheiro; Kinoshita, Luiza Sumiko; Shepherd, George John</text:p>
          </table:table-cell>
          <table:table-cell table:number-columns-repeated="7"/>
          <table:table-cell office:value-type="string" calcext:value-type="string">
            <text:p>Bryophytic and phytogeographical aspects of two types of forest of the Serra do Mar State Park, Ubatuba/SP, Brazil</text:p>
          </table:table-cell>
          <table:table-cell table:number-columns-repeated="7"/>
          <table:table-cell office:value-type="string" calcext:value-type="string">
            <text:p>BIOTA NEOTROPICA</text:p>
          </table:table-cell>
          <table:table-cell table:number-columns-repeated="3"/>
          <table:table-cell office:value-type="float" office:value="11" calcext:value-type="float">
            <text:p>11</text:p>
          </table:table-cell>
          <table:table-cell office:value-type="float" office:value="2" calcext:value-type="float">
            <text:p>2</text:p>
          </table:table-cell>
          <table:table-cell table:number-columns-repeated="2"/>
          <table:table-cell office:value-type="float" office:value="425" calcext:value-type="float">
            <text:p>425</text:p>
          </table:table-cell>
          <table:table-cell office:value-type="float" office:value="438" calcext:value-type="float">
            <text:p>438</text:p>
          </table:table-cell>
          <table:table-cell table:number-columns-repeated="4"/>
          <table:table-cell office:value-type="string" calcext:value-type="string">
            <text:p>APR-JUN 2011</text:p>
          </table:table-cell>
          <table:table-cell office:value-type="float" office:value="2011" calcext:value-type="float">
            <text:p>2011</text:p>
          </table:table-cell>
          <table:table-cell office:value-type="string" calcext:value-type="string">
            <text:p>Bryophytes are indicators of climatic, environmental and ecology conditions and are useful in the characterization of the vegetation types. In this study, we analyzed the brioflora of 2-ha plots, one of Restinga Forest (RF) and the other of Lowland Ombrophilous Dense Forest (LF), located in the Nucleo Picinguaba, State Park of Serra do Mar (Rio Paulo state, Brazil) aiming to: a) compare the structure of these communities; b) compare the floristic composition between these areas and with other coastal vegetations of southeastern Brazil; c) verify if the bryophytes of the Atlantic Forest lowlands have phytogeographic patterns wider than those of the montane species. In each plot, the bryophytes samples were collected at ten randomized subplots (10 x 10 m). We found 152 species (87 liverworts, 64 mosses and one hornwort), of which 109 occur in RF (40 exclusives) and 112 in LF (43 exclusives). In terms of species richness and taxonomic diversity, LF was more diverse; however, the Simpson and Shannon index of diversity is higher in RF. The floristic composition, life form and ecological groups of light tolerance were significantly different between these two forests. Canopy opening (RF) and number of rocks (LF) were important environmental variables that influenced bryophyte distribution in the study areas. When evaluated in terms of landscape, the subplots of RF and LR form distinct floristic groups; however, at the regional level, the bryophytes of these two forest types have more similarities among themselves than with other Atlantic Forest areas. Bryophyte community observed in the Restinga Forest of Picinguaba shows more similarity with that of the neighbor Lowland Ombrophilous Dense Forest than with other Restinga or coastal formation, such as mangroves and caxetal. In both forests types studied, the majority of taxa (&gt; 90%) is widely distributed in the world, presenting phytogeographic pattern equal to or wider than the Neotropical. Our results corroborate the idea that the RF of Picinguaba is a unique vegetation formation, presenting elements of ombrophilous and dryer forests. In addition, they reinforce the idea that, for the tropical bryophyte species, the phytogeographic patterns are wider in areas of lower altitude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676-0611</text:p>
          </table:table-cell>
          <table:table-cell/>
          <table:table-cell office:value-type="string" calcext:value-type="string">
            <text:p>WOS:000296131100041</text:p>
          </table:table-cell>
          <table:table-cell table:number-columns-repeated="972"/>
        </table:table-row>
        <table:table-row table:style-name="ro1">
          <table:table-cell office:value-type="string" calcext:value-type="string">
            <text:p>J</text:p>
          </table:table-cell>
          <table:table-cell office:value-type="string" calcext:value-type="string">
            <text:p>Alves, Douglas F. R.; Barros-Alves, Samara de P.; Cobo, Valter J.</text:p>
          </table:table-cell>
          <table:table-cell table:number-columns-repeated="3"/>
          <table:table-cell office:value-type="string" calcext:value-type="string">
            <text:p>Barros-Alves, Samara de Paiva/G-2249-2012</text:p>
          </table:table-cell>
          <table:table-cell table:number-columns-repeated="3"/>
          <table:table-cell office:value-type="string" calcext:value-type="string">
            <text:p>Composition and abundance of porcellanid crabs (Crustacea: Decapoda: Anomura) from rocky bottoms off Vitoria Island, southeast coast of Brazil</text:p>
          </table:table-cell>
          <table:table-cell table:number-columns-repeated="7"/>
          <table:table-cell office:value-type="string" calcext:value-type="string">
            <text:p>ZOOLOGIA</text:p>
          </table:table-cell>
          <table:table-cell table:number-columns-repeated="3"/>
          <table:table-cell office:value-type="float" office:value="28" calcext:value-type="float">
            <text:p>28</text:p>
          </table:table-cell>
          <table:table-cell office:value-type="float" office:value="2" calcext:value-type="float">
            <text:p>2</text:p>
          </table:table-cell>
          <table:table-cell table:number-columns-repeated="2"/>
          <table:table-cell office:value-type="float" office:value="214" calcext:value-type="float">
            <text:p>214</text:p>
          </table:table-cell>
          <table:table-cell office:value-type="float" office:value="218" calcext:value-type="float">
            <text:p>218</text:p>
          </table:table-cell>
          <table:table-cell/>
          <table:table-cell office:value-type="string" calcext:value-type="string">
            <text:p>10.1590/S1984-46702011000200009</text:p>
          </table:table-cell>
          <table:table-cell table:number-columns-repeated="2"/>
          <table:table-cell office:value-type="string" calcext:value-type="string">
            <text:p>APR 2011</text:p>
          </table:table-cell>
          <table:table-cell office:value-type="float" office:value="2011" calcext:value-type="float">
            <text:p>2011</text:p>
          </table:table-cell>
          <table:table-cell office:value-type="string" calcext:value-type="string">
            <text:p>This study aimed to describe the species composition and abundance of the porcellanid crabs inhabiting the consolidated sublittoral off an island on the southeastern coast of Brazil. During a sampling program at Vitoria Island (23 degrees 44'S, 45 degrees 01'W), collections were carried out monthly from February 2004 through January 2006. The crabs were hand-caught by SCUBA divers during the daytime. The greatest carapace width (CW) was measured, and the sex and developmental stage were identified for each crab. The specimens were grouped into five demographic categories: juvenile males, adult males, juvenile females, adult females, and ovigerous females. A total of 275 crabs belonging to three genera and six species were obtained. Petrolisthes amoenus (Guerin-Meneville, 1855) and Pachycheles (Stimpson, 1858) were the most abundant species. Most of the demographic classes were represented for both species, except that no adult females of P riisei were recorded. Among the porcellanids, Pachycheles monilifer (Dana, 1852) was the dominant species; it comprised more than 75% of the total individuals sampled, and showed the highest constancy index for the region. The results obtained in this study provided information regarding the faunal composition and the relative abundance of the species, which will be useful as a reference for other sublittoral consolidated-bottom regions along the southeast Brazilian coast.</text:p>
          </table:table-cell>
          <table:table-cell table:number-columns-repeated="8"/>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table:table-cell office:value-type="string" calcext:value-type="string">
            <text:p>1984-4670</text:p>
          </table:table-cell>
          <table:table-cell/>
          <table:table-cell office:value-type="string" calcext:value-type="string">
            <text:p>WOS:000290833000009</text:p>
          </table:table-cell>
          <table:table-cell table:number-columns-repeated="972"/>
        </table:table-row>
        <table:table-row table:style-name="ro1">
          <table:table-cell office:value-type="string" calcext:value-type="string">
            <text:p>J</text:p>
          </table:table-cell>
          <table:table-cell office:value-type="string" calcext:value-type="string">
            <text:p>Freitas, Matheus Oliveira; Abilhoa, Vinicius</text:p>
          </table:table-cell>
          <table:table-cell table:number-columns-repeated="7"/>
          <table:table-cell office:value-type="string" calcext:value-type="string">
            <text:p>Ontogenetic and seasons changes in the diet of Etropus crossotus Jordan and Gilbert, 1882 (Paralichthydae) at Ubatuba-Enseada Bay, Santa Catarina State, Brazil.</text:p>
          </table:table-cell>
          <table:table-cell table:number-columns-repeated="3"/>
          <table:table-cell office:value-type="string" calcext:value-type="string">
            <text:p>Variacoes ontogenicas e sazonais na dieta de Etropus crossotus Jordan e Gilbert, 1882 (Paralichthydae) na baia de Ubatuba-Enseada, Estado de Santa Catarina, Brasil</text:p>
          </table:table-cell>
          <table:table-cell table:number-columns-repeated="3"/>
          <table:table-cell office:value-type="string" calcext:value-type="string">
            <text:p>Acta Scientiarum Biological Sciences</text:p>
          </table:table-cell>
          <table:table-cell table:number-columns-repeated="3"/>
          <table:table-cell office:value-type="float" office:value="33" calcext:value-type="float">
            <text:p>33</text:p>
          </table:table-cell>
          <table:table-cell office:value-type="float" office:value="2" calcext:value-type="float">
            <text:p>2</text:p>
          </table:table-cell>
          <table:table-cell table:number-columns-repeated="2"/>
          <table:table-cell office:value-type="float" office:value="185" calcext:value-type="float">
            <text:p>185</text:p>
          </table:table-cell>
          <table:table-cell office:value-type="float" office:value="189" calcext:value-type="float">
            <text:p>189</text:p>
          </table:table-cell>
          <table:table-cell/>
          <table:table-cell office:value-type="string" calcext:value-type="string">
            <text:p>10.4025/actascibiolsci.v33i2.5119</text:p>
          </table:table-cell>
          <table:table-cell table:number-columns-repeated="2"/>
          <table:table-cell office:value-type="string" calcext:value-type="string">
            <text:p>APR-JUN 2011</text:p>
          </table:table-cell>
          <table:table-cell office:value-type="float" office:value="2011" calcext:value-type="float">
            <text:p>2011</text:p>
          </table:table-cell>
          <table:table-cell office:value-type="string" calcext:value-type="string">
            <text:p>Ontogenetic and seasons changes in the diet of Etropus crossotus Jordan and Gilbert, 1882 (Paralichthydae) at Ubatuba-Enseada Bay, Santa Catarina State, Brazil. Ontogenetic and seasonal changes in the diet of Etropus crossotus sampled at Ubatuba-Enseada Bay in Santa Catarina State, Brazil were investigated. A trawl net was used for the surveys, and 60 fish were collected monthly during October (2003) and September (2004). The highest similarity of the Alimentary Importance Index (AII) was observed between spring and autumn. Crustacea Decapoda represented 50% of the feeding items during spring and fall, and Crustacea Amphipoda were the most representative item in winter. The highest AII similarity was observed among length classes 1, 2 and 4, which was related to Decapoda representation, and among length classes 5, 6 and 7, because of Decapoda and Amphipoda importance. Results were similar to other studies in the southern coast of Brazil.</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679-9283</text:p>
          </table:table-cell>
          <table:table-cell/>
          <table:table-cell office:value-type="string" calcext:value-type="string">
            <text:p>BIOABS:BACD201100376053</text:p>
          </table:table-cell>
          <table:table-cell table:number-columns-repeated="972"/>
        </table:table-row>
        <table:table-row table:style-name="ro1">
          <table:table-cell office:value-type="string" calcext:value-type="string">
            <text:p>J</text:p>
          </table:table-cell>
          <table:table-cell office:value-type="string" calcext:value-type="string">
            <text:p>Almeida, Ariadine Cristine; Fransozo, Vivian; Teixeira, Gustavo Monteiro; Furlan, Michele; Nunes Hiroki, Katia Aparecida; Fransozo, Adilson</text:p>
          </table:table-cell>
          <table:table-cell table:number-columns-repeated="3"/>
          <table:table-cell office:value-type="string" calcext:value-type="string">
            <text:p>Almeida, Ariadine/D-8340-2012</text:p>
          </table:table-cell>
          <table:table-cell table:number-columns-repeated="3"/>
          <table:table-cell office:value-type="string" calcext:value-type="string">
            <text:p>Population structure and reproductive period of whitebelly prawn Nematopalaemon schmitti (Holthuis 1950) (Decapoda: Caridea: Palaemonidae) on the southeastern coast of Brazil</text:p>
          </table:table-cell>
          <table:table-cell table:number-columns-repeated="7"/>
          <table:table-cell office:value-type="string" calcext:value-type="string">
            <text:p>INVERTEBRATE REPRODUCTION &amp; DEVELOPMENT</text:p>
          </table:table-cell>
          <table:table-cell table:number-columns-repeated="3"/>
          <table:table-cell office:value-type="float" office:value="55" calcext:value-type="float">
            <text:p>55</text:p>
          </table:table-cell>
          <table:table-cell office:value-type="float" office:value="1" calcext:value-type="float">
            <text:p>1</text:p>
          </table:table-cell>
          <table:table-cell table:number-columns-repeated="2"/>
          <table:table-cell office:value-type="float" office:value="30" calcext:value-type="float">
            <text:p>30</text:p>
          </table:table-cell>
          <table:table-cell office:value-type="float" office:value="39" calcext:value-type="float">
            <text:p>39</text:p>
          </table:table-cell>
          <table:table-cell/>
          <table:table-cell office:value-type="string" calcext:value-type="string">
            <text:p>10.1080/07924259.2010.548641</text:p>
          </table:table-cell>
          <table:table-cell table:number-columns-repeated="2"/>
          <table:table-cell table:style-name="ce2" office:value-type="date" office:date-value="2011-03-01" calcext:value-type="date">
            <text:p>mar/11</text:p>
          </table:table-cell>
          <table:table-cell office:value-type="float" office:value="2011" calcext:value-type="float">
            <text:p>2011</text:p>
          </table:table-cell>
          <table:table-cell office:value-type="string" calcext:value-type="string">
            <text:p>The population biology of Nematopalaemon schmitti in the Ubatuba region on the northern coast of the state of Sao Paulo was characterized through analyses of the length-frequency distribution, sex ratio, reproductive period, and juvenile recruitment. The specimens were caught monthly from January 1998 to December 1999, from a shrimp boat equipped with double-rig trawl nets. A total of 1073 specimens were analyzed, and the sex and carapace length (0.1 mm) of each individual were noted. The analyzed specimens consisted of 152 juveniles, 437 adult males, 296 adult females, and 188 ovigerous females (OFs). The monthly distribution of N. schmitti by size classes revealed a stable population structure, with both juveniles and adults continuously present. This population showed a unimodal distribution; however, bimodality was identified in June 1998 and 1999 for males, and June 1998 and July 1998 and 1999 for females, probably related to recruitment pulses of juveniles. Sexual dimorphism was indicated by the presence of females in the larger size classes, probably because of their growth rate. The proportion between males and females differed from 1:1 in certain size classes and seasons of the year (chi(2), p &lt; 0.05); in some situations, the females were more abundant than the males, or vice versa. No significant relationship was detected between the seasonal mean temperatures of the bottom water and the percentages of OFs and young, or for the relationship between these two groups (Spearman, p &gt; 0.05). The continuous presence of OFs and young in the population suggests a pattern of continuous reproduction for N. schmitti in the Ubatuba region.</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0792-4259</text:p>
          </table:table-cell>
          <table:table-cell/>
          <table:table-cell office:value-type="string" calcext:value-type="string">
            <text:p>WOS:000289010300005</text:p>
          </table:table-cell>
          <table:table-cell table:number-columns-repeated="972"/>
        </table:table-row>
        <table:table-row table:style-name="ro1">
          <table:table-cell office:value-type="string" calcext:value-type="string">
            <text:p>J</text:p>
          </table:table-cell>
          <table:table-cell office:value-type="string" calcext:value-type="string">
            <text:p>Negreiros-Fransozo, Maria Lucia; Fernandes, Camile Sorbo; Januario Da Silva, Stella Maris; Fransozo, Adilson</text:p>
          </table:table-cell>
          <table:table-cell table:number-columns-repeated="3"/>
          <table:table-cell office:value-type="string" calcext:value-type="string">
            <text:p>Fernandes, Camile /I-2832-2013</text:p>
          </table:table-cell>
          <table:table-cell table:number-columns-repeated="3"/>
          <table:table-cell office:value-type="string" calcext:value-type="string">
            <text:p>Early juvenile development of Armases rubripes (Rathbun 1897) (Crustacea, Brachyura, Sesarmidae) and comments on the morphology of the megalopa and first crab</text:p>
          </table:table-cell>
          <table:table-cell table:number-columns-repeated="7"/>
          <table:table-cell office:value-type="string" calcext:value-type="string">
            <text:p>INVERTEBRATE REPRODUCTION &amp; DEVELOPMENT</text:p>
          </table:table-cell>
          <table:table-cell table:number-columns-repeated="3"/>
          <table:table-cell office:value-type="float" office:value="55" calcext:value-type="float">
            <text:p>55</text:p>
          </table:table-cell>
          <table:table-cell office:value-type="float" office:value="1" calcext:value-type="float">
            <text:p>1</text:p>
          </table:table-cell>
          <table:table-cell table:number-columns-repeated="2"/>
          <table:table-cell office:value-type="float" office:value="53" calcext:value-type="float">
            <text:p>53</text:p>
          </table:table-cell>
          <table:table-cell office:value-type="float" office:value="64" calcext:value-type="float">
            <text:p>64</text:p>
          </table:table-cell>
          <table:table-cell/>
          <table:table-cell office:value-type="string" calcext:value-type="string">
            <text:p>10.1080/07924259.2010.548645</text:p>
          </table:table-cell>
          <table:table-cell table:number-columns-repeated="2"/>
          <table:table-cell table:style-name="ce2" office:value-type="date" office:date-value="2011-03-01" calcext:value-type="date">
            <text:p>mar/11</text:p>
          </table:table-cell>
          <table:table-cell office:value-type="float" office:value="2011" calcext:value-type="float">
            <text:p>2011</text:p>
          </table:table-cell>
          <table:table-cell office:value-type="string" calcext:value-type="string">
            <text:p>This article provides a description of the early juvenile stages of Armases rubripes and indicates some differences and additional details found in the megalopa and first juvenile crab stage compared with previous descriptions. The main characters that permit identification of the subsequent juvenile stages were assessed, as well as the moult interval and increment during successive moults and the beginning of development of the secondary sexual features. Megalopae of A. rubripes were collected from the Ubatuba region, Sao Paulo, Brazil using plankton and neuston nets. Morphological changes in body parts have been recorded for each stage and sex, as well as the duration of the intermoult period was noted. Possible effects of laboratory holding time on growth were checked by means of analysis of covariance. The importance of standardization of the terminology of setae is emphasized.</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0792-4259</text:p>
          </table:table-cell>
          <table:table-cell/>
          <table:table-cell office:value-type="string" calcext:value-type="string">
            <text:p>WOS:000289010300007</text:p>
          </table:table-cell>
          <table:table-cell table:number-columns-repeated="972"/>
        </table:table-row>
        <table:table-row table:style-name="ro1">
          <table:table-cell office:value-type="string" calcext:value-type="string">
            <text:p>J</text:p>
          </table:table-cell>
          <table:table-cell office:value-type="string" calcext:value-type="string">
            <text:p>Blain, Gabriel Constantino; Lulu, Jorge</text:p>
          </table:table-cell>
          <table:table-cell table:number-columns-repeated="3"/>
          <table:table-cell office:value-type="string" calcext:value-type="string">
            <text:p>Blain, Gabriel/I-2501-2012</text:p>
          </table:table-cell>
          <table:table-cell office:value-type="string" calcext:value-type="string">
            <text:p>Blain, Gabriel/0000-0001-8832-7734</text:p>
          </table:table-cell>
          <table:table-cell table:number-columns-repeated="2"/>
          <table:table-cell office:value-type="string" calcext:value-type="string">
            <text:p>Valores anuais absolutos de séries diárias de temperatura máxima e mínima do ar no estado de São Paulo: tendências, periodicidades e probabilidades associadas</text:p>
          </table:table-cell>
          <table:table-cell office:value-type="string" calcext:value-type="string">
            <text:p>Absolut daily values of annual maximum and minimum air temperature series of the state of São Paulo, Brazil: trends, periodicities and associated probabilities</text:p>
          </table:table-cell>
          <table:table-cell table:number-columns-repeated="6"/>
          <table:table-cell office:value-type="string" calcext:value-type="string">
            <text:p>Revista Brasileira de Meteorologia</text:p>
          </table:table-cell>
          <table:table-cell table:number-columns-repeated="3"/>
          <table:table-cell office:value-type="float" office:value="26" calcext:value-type="float">
            <text:p>26</text:p>
          </table:table-cell>
          <table:table-cell office:value-type="float" office:value="1" calcext:value-type="float">
            <text:p>1</text:p>
          </table:table-cell>
          <table:table-cell table:number-columns-repeated="2"/>
          <table:table-cell office:value-type="float" office:value="29" calcext:value-type="float">
            <text:p>29</text:p>
          </table:table-cell>
          <table:table-cell office:value-type="float" office:value="40" calcext:value-type="float">
            <text:p>40</text:p>
          </table:table-cell>
          <table:table-cell/>
          <table:table-cell office:value-type="string" calcext:value-type="string">
            <text:p>10.1590/S0102-77862011000100004</text:p>
          </table:table-cell>
          <table:table-cell table:number-columns-repeated="2"/>
          <table:table-cell office:value-type="string" calcext:value-type="string">
            <text:p>2011-03</text:p>
          </table:table-cell>
          <table:table-cell office:value-type="float" office:value="2011" calcext:value-type="float">
            <text:p>2011</text:p>
          </table:table-cell>
          <table:table-cell office:value-type="string" calcext:value-type="string">
            <text:p>The aim of this work was to characterize annual series of absolute daily value of maximum (Tmaxabs) and minimum (Tminabs) air temperature in the State of São Paulo, Brazil, detecting possible trends, periodicities and, associated probabilities. Using non parametric methods and spectral analysis, no trends and periodicities were detected in all analyzed series, excluding the Tminabs series of Ubatuba-SP, where increasing trends was detected. The probability density function associated to the General Value Distribution and to the normal distribution can be used, respectively, to estimate the probability associated to the Tmaxabs and Tminabs values in all series. The wavelet power spectrum shows appreciable power concentrated within the most severe event of meteorological drought observed in the scientific literature of the State of São Paulo. The same feature was not observed in the Tminabs series.</text:p>
          </table:table-cell>
          <table:table-cell/>
          <table:table-cell office:value-type="string" calcext:value-type="string">
            <text:p>Devido a importância do conhecimento da probabilidade de ocorrência de valores anuais absolutos de temperatura máxima (Tmaxabs) e mínima (Tminabs) do ar, o objetivo do trabalho foi caracterizar séries temporais de Tmaxabs e Tminabs, investigando possíveis tendências climáticas, periodicidades e probabilidades de ocorrência associadas aos dados no Estado de São Paulo. Por meio de métodos não paramétricos e espectrais, verificou-se a inexistência de tendências e periodicidades presentes nas séries, excluindo-se a da localidade de Ubatuba relativa à Tminabs. A função associada à distribuição Geral dos Valores Extremos e à distribuição normal podem ser utilizadas, respectivamente, para a estimação das probabilidades de ocorrência dos valores de Tmaxabs e Tminabs. A análise de ondaleta indicou concomitância entre os picos de potência mais elevados dos sinais de Tmaxabs e os casos mais severos de seca meteorológica registrados na literatura científica do Estado de São Paulo. A mesma concomitância não foi observada nas séries de Tminabs.</text:p>
          </table:table-cell>
          <table:table-cell table:number-columns-repeated="6"/>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4" calcext:value-type="float">
            <text:p>4</text:p>
          </table:table-cell>
          <table:table-cell table:number-columns-repeated="2"/>
          <table:table-cell office:value-type="string" calcext:value-type="string">
            <text:p>0102-7786</text:p>
          </table:table-cell>
          <table:table-cell/>
          <table:table-cell office:value-type="string" calcext:value-type="string">
            <text:p>SCIELO:S0102-77862011000100004</text:p>
          </table:table-cell>
          <table:table-cell table:number-columns-repeated="972"/>
        </table:table-row>
        <table:table-row table:style-name="ro1">
          <table:table-cell office:value-type="string" calcext:value-type="string">
            <text:p>J</text:p>
          </table:table-cell>
          <table:table-cell office:value-type="string" calcext:value-type="string">
            <text:p>Giangarelli, D. C.; Sofia, S. H.</text:p>
          </table:table-cell>
          <table:table-cell table:number-columns-repeated="3"/>
          <table:table-cell office:value-type="string" calcext:value-type="string">
            <text:p>Sofia, Silvia/C-9643-2013</text:p>
          </table:table-cell>
          <table:table-cell table:number-columns-repeated="3"/>
          <table:table-cell office:value-type="string" calcext:value-type="string">
            <text:p>First record of the orchid bee Euglossa viridis (Perty) (Hymenoptera, Apidae, Euglossini) from Parana State, southern Brazil</text:p>
          </table:table-cell>
          <table:table-cell table:number-columns-repeated="7"/>
          <table:table-cell office:value-type="string" calcext:value-type="string">
            <text:p>BRAZILIAN JOURNAL OF BIOLOGY</text:p>
          </table:table-cell>
          <table:table-cell table:number-columns-repeated="3"/>
          <table:table-cell office:value-type="float" office:value="71" calcext:value-type="float">
            <text:p>71</text:p>
          </table:table-cell>
          <table:table-cell office:value-type="float" office:value="1" calcext:value-type="float">
            <text:p>1</text:p>
          </table:table-cell>
          <table:table-cell table:number-columns-repeated="2"/>
          <table:table-cell table:number-columns-repeated="2" office:value-type="float" office:value="223" calcext:value-type="float">
            <text:p>223</text:p>
          </table:table-cell>
          <table:table-cell table:number-columns-repeated="4"/>
          <table:table-cell office:value-type="string" calcext:value-type="string">
            <text:p>FEB 2011</text:p>
          </table:table-cell>
          <table:table-cell office:value-type="float" office:value="2011" calcext:value-type="float">
            <text:p>2011</text:p>
          </table:table-cell>
          <table:table-cell table:number-columns-repeated="9"/>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1519-6984</text:p>
          </table:table-cell>
          <table:table-cell/>
          <table:table-cell office:value-type="string" calcext:value-type="string">
            <text:p>WOS:000288714000033</text:p>
          </table:table-cell>
          <table:table-cell office:value-type="float" office:value="21437424" calcext:value-type="float">
            <text:p>21437424</text:p>
          </table:table-cell>
          <table:table-cell table:number-columns-repeated="971"/>
        </table:table-row>
        <table:table-row table:style-name="ro1">
          <table:table-cell office:value-type="string" calcext:value-type="string">
            <text:p>J</text:p>
          </table:table-cell>
          <table:table-cell office:value-type="string" calcext:value-type="string">
            <text:p>Figueiredo Moreira, Felipe Ferraz; Barbosa, Julianna Freires</text:p>
          </table:table-cell>
          <table:table-cell table:number-columns-repeated="3"/>
          <table:table-cell office:value-type="string" calcext:value-type="string">
            <text:p>Moreira, Felipe/E-5768-2011</text:p>
          </table:table-cell>
          <table:table-cell table:number-columns-repeated="3"/>
          <table:table-cell office:value-type="string" calcext:value-type="string">
            <text:p>The Veliidae (Hemiptera: Heteroptera: Gerromorpha) from Sao Paulo State, Brazil: new species, description of the male of Microvelia ioana Drake &amp; Hottes, 1952, and synonymical and distributional notes</text:p>
          </table:table-cell>
          <table:table-cell table:number-columns-repeated="7"/>
          <table:table-cell office:value-type="string" calcext:value-type="string">
            <text:p>ANNALES DE LIMNOLOGIE-INTERNATIONAL JOURNAL OF LIMNOLOGY</text:p>
          </table:table-cell>
          <table:table-cell table:number-columns-repeated="3"/>
          <table:table-cell office:value-type="float" office:value="47" calcext:value-type="float">
            <text:p>47</text:p>
          </table:table-cell>
          <table:table-cell office:value-type="float" office:value="3" calcext:value-type="float">
            <text:p>3</text:p>
          </table:table-cell>
          <table:table-cell table:number-columns-repeated="2"/>
          <table:table-cell office:value-type="float" office:value="297" calcext:value-type="float">
            <text:p>297</text:p>
          </table:table-cell>
          <table:table-cell office:value-type="float" office:value="311" calcext:value-type="float">
            <text:p>311</text:p>
          </table:table-cell>
          <table:table-cell/>
          <table:table-cell office:value-type="string" calcext:value-type="string">
            <text:p>10.1051/limn/2011010</text:p>
          </table:table-cell>
          <table:table-cell table:number-columns-repeated="2"/>
          <table:table-cell table:style-name="ce2" office:value-type="date" office:date-value="2011-01-01" calcext:value-type="date">
            <text:p>jan/11</text:p>
          </table:table-cell>
          <table:table-cell office:value-type="float" office:value="2011" calcext:value-type="float">
            <text:p>2011</text:p>
          </table:table-cell>
          <table:table-cell office:value-type="string" calcext:value-type="string">
            <text:p>Microvelia picinguaba sp. nov., Microvelia ubatuba sp. nov., Paravelia gabrielae sp. nov. and Rhagovelia pseudotijuca sp. nov. are described. The male of Microvelia ioana is described. Microvelia mimula and Microvelia aemulana are synonymized. Microvelia hinei, M. ioana, Microvelia longipes, Microvelia pulchella, Microvelia venustatis, Oiovelia brasiliensis, Oiovelia cunucunumana, Paravelia basalis, Paravelia itatiayana, Rhagovelia denticulata, Rhagovelia hambletoni, Rhagovelia janeira, Rhagovelia robusta, Rhagovelia tenuipes, Rhagovelia zela and Stridulivelia ayacucho are recorded for the first time from Sao Paulo State. New locality records are given for Husseyella diffidens, Rhagovelia accedens, Rhagovelia aiuruoca, Rhagovelia henryi, Rhagovelia lucida, Rhagovelia modesta, Rhagovelia occulcata, Rhagovelia trepida and Rhagovelia triangula.</text:p>
          </table:table-cell>
          <table:table-cell table:number-columns-repeated="8"/>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2" calcext:value-type="float">
            <text:p>2</text:p>
          </table:table-cell>
          <table:table-cell office:value-type="float" office:value="7" calcext:value-type="float">
            <text:p>7</text:p>
          </table:table-cell>
          <table:table-cell table:number-columns-repeated="2"/>
          <table:table-cell office:value-type="string" calcext:value-type="string">
            <text:p>0003-4088</text:p>
          </table:table-cell>
          <table:table-cell/>
          <table:table-cell office:value-type="string" calcext:value-type="string">
            <text:p>WOS:000294409100010</text:p>
          </table:table-cell>
          <table:table-cell table:number-columns-repeated="972"/>
        </table:table-row>
        <table:table-row table:style-name="ro1">
          <table:table-cell office:value-type="string" calcext:value-type="string">
            <text:p>J</text:p>
          </table:table-cell>
          <table:table-cell office:value-type="string" calcext:value-type="string">
            <text:p>Marques Machado, Gisa Eneida; Gomes Nassar, Cristina Aparecida; Menezes de Szechy, Maria Teresa</text:p>
          </table:table-cell>
          <table:table-cell table:number-columns-repeated="7"/>
          <table:table-cell office:value-type="string" calcext:value-type="string">
            <text:p>Phycological flora from the shallow sublittoral zone of the rocky shores of Serra do Mar State Park, Ubatuba, Sao Paulo</text:p>
          </table:table-cell>
          <table:table-cell table:number-columns-repeated="7"/>
          <table:table-cell office:value-type="string" calcext:value-type="string">
            <text:p>ACTA BOTANICA BRASILICA</text:p>
          </table:table-cell>
          <table:table-cell table:number-columns-repeated="3"/>
          <table:table-cell office:value-type="float" office:value="25" calcext:value-type="float">
            <text:p>25</text:p>
          </table:table-cell>
          <table:table-cell office:value-type="float" office:value="1" calcext:value-type="float">
            <text:p>1</text:p>
          </table:table-cell>
          <table:table-cell table:number-columns-repeated="2"/>
          <table:table-cell office:value-type="float" office:value="71" calcext:value-type="float">
            <text:p>71</text:p>
          </table:table-cell>
          <table:table-cell office:value-type="float" office:value="82" calcext:value-type="float">
            <text:p>82</text:p>
          </table:table-cell>
          <table:table-cell table:number-columns-repeated="4"/>
          <table:table-cell office:value-type="string" calcext:value-type="string">
            <text:p>JAN-MAR 2011</text:p>
          </table:table-cell>
          <table:table-cell office:value-type="float" office:value="2011" calcext:value-type="float">
            <text:p>2011</text:p>
          </table:table-cell>
          <table:table-cell office:value-type="string" calcext:value-type="string">
            <text:p>(Phycological flora from the shallow sublittoral zone of the rocky shores of Serra do Mar State Park, Ubatuba, Sao Paulo). Greater knowledge of the macroalgae from rocky shores is essential to monitor and manage marine coastal conservation units. Previous surveys of the coastal zone of the Picinguaba unit in the Serra do Mar State Park (PESM), Ubatuba, northern Sao Paulo state, list macroalgal species from the rocky shores and the mangroves of Fazenda Inlet. The present study aimed to improve the taxonomic survey of seaweeds from the Picinguaba unit and to evaluate the suitability of sampling methodology for rocky shore communities in this conservation unit. Thirteen sampling stations, situated between Almada and Cambury Headlands, were studied in summer 2007; this part of the PESM coastal zone is subject to anthropogenic interference. We carefully searched for macroalgae in different rocky habitats, from the sublittoral fringe towards the sand domain. Aiming to standardize sampling effort at each station, the same specialist searched for macroalgae over a 20 m horizontal extension of the rocky shore, for one hour, by apnea diving. 128 infrageneric taxa were identified (80 Rhodophyta, 22 Ochrophyta and 26 Chlorophyta). Callithamniella flexilis Baardseth, Cryptonemia seminervis (C. Agardh) J. Agardh, Cladophora pseudorupestris C. Hoek and Cladophora cf pygmaea Reinke are new records for the coast of Sao Paulo state. These species are described and illustrated here. Sixty four species are new occurrences for the rocky shores of PESM. Taking into account other studies, carried out on the northern Sao Paulo coast and on the southernmost Rio de Janeiro coast, the sampling effort of the present study can be considered suitable for taxonomic surveys, because it produced a comparable number of macroalgal species. In conclusion, for monitoring purposes of the Picinguaba coastal environment, we recommend sampling rocky shore macroalgae yearly, in the summer, using the methodology described in this paper.</text:p>
          </table:table-cell>
          <table:table-cell table:number-columns-repeated="8"/>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table-cell office:value-type="string" calcext:value-type="string">
            <text:p>0102-3306</text:p>
          </table:table-cell>
          <table:table-cell/>
          <table:table-cell office:value-type="string" calcext:value-type="string">
            <text:p>WOS:000291326600010</text:p>
          </table:table-cell>
          <table:table-cell table:number-columns-repeated="972"/>
        </table:table-row>
        <table:table-row table:style-name="ro1">
          <table:table-cell office:value-type="string" calcext:value-type="string">
            <text:p>J</text:p>
          </table:table-cell>
          <table:table-cell office:value-type="string" calcext:value-type="string">
            <text:p>Fransozo, Adilson; Fernandes-Goes, Lissandra C.; Fransozo, Vivian; Goes, Joao M.; Cobo, Valter J.; Teixeira, Gustavo M.; Gregati, Rafael A.</text:p>
          </table:table-cell>
          <table:table-cell table:number-columns-repeated="7"/>
          <table:table-cell office:value-type="string" calcext:value-type="string">
            <text:p>MARINE ANOMURANS (DECAPODA) FROM THE NON-CONSOLIDATED SUBLITTORAL BOTTOM AT THE SOUTHEASTERN COAST OF BRAZIL</text:p>
          </table:table-cell>
          <table:table-cell table:number-columns-repeated="7"/>
          <table:table-cell office:value-type="string" calcext:value-type="string">
            <text:p>CRUSTACEANA</text:p>
          </table:table-cell>
          <table:table-cell table:number-columns-repeated="3"/>
          <table:table-cell office:value-type="float" office:value="84" calcext:value-type="float">
            <text:p>84</text:p>
          </table:table-cell>
          <table:table-cell office:value-type="float" office:value="4" calcext:value-type="float">
            <text:p>4</text:p>
          </table:table-cell>
          <table:table-cell table:number-columns-repeated="2"/>
          <table:table-cell office:value-type="float" office:value="435" calcext:value-type="float">
            <text:p>435</text:p>
          </table:table-cell>
          <table:table-cell office:value-type="float" office:value="450" calcext:value-type="float">
            <text:p>450</text:p>
          </table:table-cell>
          <table:table-cell/>
          <table:table-cell office:value-type="string" calcext:value-type="string">
            <text:p>10.1163/001121611X559251</text:p>
          </table:table-cell>
          <table:table-cell table:number-columns-repeated="2"/>
          <table:table-cell table:number-columns-repeated="2" office:value-type="float" office:value="2011" calcext:value-type="float">
            <text:p>2011</text:p>
          </table:table-cell>
          <table:table-cell office:value-type="string" calcext:value-type="string">
            <text:p>The present study assessed the composition and abundance of species of Anomura at the southeastern coast of Brazil. Sampling was carried out monthly from January 1998 to December 1999, in three regions of Ubatuba: Ubatumirim Bay, Ubatuba Bay and Mar Virado Bay, using a fishing boat equipped with two double-rigged nets. Four transects were defined at depths of 5, 10, 15, and 20 meters in each bay. Two additional transects were defined perpendicular to the beach: one in a sheltered area and the other in an area exposed to wave action. A total of 6356 specimens of anomurans representing 15 species and 9 genera of 3 superfamilies (11 Paguroidea, 1 Hippoidea, and 3 Galatheoidea) was recorded. Paguristes robustus was recorded for the first time from the Sao Paulo State coast. Dardanus insignis was the most abundant species, followed by Loxopagurus loxochelis and Porcellana sayana. The high abundance of P. sayana may be related to the presence of D. insignis and Petrochirus diogenes, because this porcellanid crab lives inside the shells occupied by these hermit crabs. Species richness varied among the bays and transects, but the highest values were observed at the exposed and sheltered areas. The highest abundance of anomurans was recorded at a depth of 20 m during winter in the bays Mar Virado and Ubatuba. The anomuran species comprised 75% of the total number previously recorded from coastal non-consolidated bottoms of Sao Paulo. We therefore infer that this region affords favourable biotic and abiotic conditions for the settlement and maintenance of a large number of species of Anomura.</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table:number-columns-repeated="2"/>
          <table:table-cell office:value-type="string" calcext:value-type="string">
            <text:p>0011-216X</text:p>
          </table:table-cell>
          <table:table-cell/>
          <table:table-cell office:value-type="string" calcext:value-type="string">
            <text:p>WOS:000291344400006</text:p>
          </table:table-cell>
          <table:table-cell table:number-columns-repeated="972"/>
        </table:table-row>
        <table:table-row table:style-name="ro1">
          <table:table-cell office:value-type="string" calcext:value-type="string">
            <text:p>J</text:p>
          </table:table-cell>
          <table:table-cell office:value-type="string" calcext:value-type="string">
            <text:p>Bertacini De Moraes, Juliana Cristina; Negreiros Fransozo, Maria Lucia; Schmidt De Melo, Gustavo Augusto</text:p>
          </table:table-cell>
          <table:table-cell table:number-columns-repeated="3"/>
          <table:table-cell office:value-type="string" calcext:value-type="string">
            <text:p>Moraes, Juliana/D-7386-2012</text:p>
          </table:table-cell>
          <table:table-cell table:number-columns-repeated="3"/>
          <table:table-cell office:value-type="string" calcext:value-type="string">
            <text:p>Juvenile development of the crab Bathyrhombila sp (Crustacea, Decapoda, Pseudorhombilidae) from megalopae obtained in the neuston</text:p>
          </table:table-cell>
          <table:table-cell table:number-columns-repeated="7"/>
          <table:table-cell office:value-type="string" calcext:value-type="string">
            <text:p>MARINE BIOLOGY RESEARCH</text:p>
          </table:table-cell>
          <table:table-cell table:number-columns-repeated="3"/>
          <table:table-cell office:value-type="float" office:value="7" calcext:value-type="float">
            <text:p>7</text:p>
          </table:table-cell>
          <table:table-cell office:value-type="float" office:value="2" calcext:value-type="float">
            <text:p>2</text:p>
          </table:table-cell>
          <table:table-cell table:number-columns-repeated="2"/>
          <table:table-cell office:value-type="float" office:value="159" calcext:value-type="float">
            <text:p>159</text:p>
          </table:table-cell>
          <table:table-cell office:value-type="float" office:value="175" calcext:value-type="float">
            <text:p>175</text:p>
          </table:table-cell>
          <table:table-cell office:value-type="string" calcext:value-type="string">
            <text:p>PII 933278097</text:p>
          </table:table-cell>
          <table:table-cell office:value-type="string" calcext:value-type="string">
            <text:p>10.1080/17451000.2010.489754</text:p>
          </table:table-cell>
          <table:table-cell table:number-columns-repeated="2"/>
          <table:table-cell table:number-columns-repeated="2" office:value-type="float" office:value="2011" calcext:value-type="float">
            <text:p>2011</text:p>
          </table:table-cell>
          <table:table-cell office:value-type="string" calcext:value-type="string">
            <text:p>The identification of juvenile brachyurans obtained from the wild is extremely difficult, because the juveniles of most species have different features from the adults. Furthermore, studies on the post-embryonic development of brachyuran crabs are few. Nothing is known about the juvenile development of members of the Pseudorhombilidae. The present study analysed the growth of Bathyrhombila sp., providing morphological details for the identification of its developmental stages. Decapodites were collected using neuston nets in the region of Ubatuba, state of Sao Paulo, Brazil. The larvae were transported to the laboratory, cultivated separately in labelled acrylic containers with filtered, aerated seawater, and fed with Artemia sp. nauplii. Eleven juvenile stages were obtained for males, and 14 for females. The morphology and number of setae on the appendages are described, mainly for the first juvenile stage. Secondary sexual characters develop from the fourth juvenile stage. Compared with previously studied crab species, Bathyrhombila sp. and Eurytium limosum have a similar carapace form. Also, in Bathyrhombila sp. the endopod of the second maxilliped has five segments, whereas the other species of Xanthoidea and Eriphioidea described so far have four.</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745-1000</text:p>
          </table:table-cell>
          <table:table-cell/>
          <table:table-cell office:value-type="string" calcext:value-type="string">
            <text:p>WOS:000288269700005</text:p>
          </table:table-cell>
          <table:table-cell table:number-columns-repeated="972"/>
        </table:table-row>
        <table:table-row table:style-name="ro1">
          <table:table-cell office:value-type="string" calcext:value-type="string">
            <text:p>J</text:p>
          </table:table-cell>
          <table:table-cell office:value-type="string" calcext:value-type="string">
            <text:p>Nunes Hiroki, Katia Aparecida; Fransozo, Adilson; Costa, Rogerio Caetano; Castilho, Antonio Leao; Shimizu, Roberto Munehisa; Almeida, Ariadine Cristine; Furlan, Michele</text:p>
          </table:table-cell>
          <table:table-cell table:number-columns-repeated="3"/>
          <table:table-cell office:value-type="string" calcext:value-type="string">
            <text:p>Almeida, Ariadine/D-8340-2012; Castilho, Antonio/B-5249-2015</text:p>
          </table:table-cell>
          <table:table-cell office:value-type="string" calcext:value-type="string">
            <text:p>Castilho, Antonio/0000-0003-0001-9054</text:p>
          </table:table-cell>
          <table:table-cell table:number-columns-repeated="2"/>
          <table:table-cell office:value-type="string" calcext:value-type="string">
            <text:p>Bathymetric distribution of the shrimp Rimapenaeus constrictus (Stimpson, 1874) (Decapoda, Penaeidae) in two locations off the southeastern Brazilian coast</text:p>
          </table:table-cell>
          <table:table-cell table:number-columns-repeated="7"/>
          <table:table-cell office:value-type="string" calcext:value-type="string">
            <text:p>MARINE BIOLOGY RESEARCH</text:p>
          </table:table-cell>
          <table:table-cell table:number-columns-repeated="3"/>
          <table:table-cell office:value-type="float" office:value="7" calcext:value-type="float">
            <text:p>7</text:p>
          </table:table-cell>
          <table:table-cell office:value-type="float" office:value="2" calcext:value-type="float">
            <text:p>2</text:p>
          </table:table-cell>
          <table:table-cell table:number-columns-repeated="2"/>
          <table:table-cell office:value-type="float" office:value="176" calcext:value-type="float">
            <text:p>176</text:p>
          </table:table-cell>
          <table:table-cell office:value-type="float" office:value="185" calcext:value-type="float">
            <text:p>185</text:p>
          </table:table-cell>
          <table:table-cell office:value-type="string" calcext:value-type="string">
            <text:p>PII 933340835</text:p>
          </table:table-cell>
          <table:table-cell office:value-type="string" calcext:value-type="string">
            <text:p>10.1080/17451000.2010.489614</text:p>
          </table:table-cell>
          <table:table-cell table:number-columns-repeated="2"/>
          <table:table-cell table:number-columns-repeated="2" office:value-type="float" office:value="2011" calcext:value-type="float">
            <text:p>2011</text:p>
          </table:table-cell>
          <table:table-cell office:value-type="string" calcext:value-type="string">
            <text:p>The distribution of benthic organisms is directly or indirectly associated with the physical and chemical properties of the water and sediment. This study analysed the spatial and temporal distribution of Rimapenaeus constrictus in unconsolidated sublittoral sediments of two areas off the northern coast of the state of Sao Paulo, Brazil. We also analysed the association of environmental factors with the occurrence of this species. Shrimp were collected monthly from July 2001 to June 2003, with a fishing boat equipped with two double-rig nets, in the regions of Ubatuba (UBA) and Caraguatatuba (CA). The collections were made during the day, along five transects with mean depths of 5, 10, 15, 20, 25, 30, and 35 m. We obtained a total of 5478 individuals, 3403 (UBA = 2025 and CA = 1378) during the first year, and 2075 (UBA = 875 and CA = 1200) during the second year. Significant differences in abundance were observed in relation to depth, season of the year, and also in the interaction between region and depth. Higher abundances occurred in fall and winter, independently of the sampling year. The largest numbers of shrimp were caught on the 20-m transect in UBA and the 25-m transect in CA. It is concluded that the distribution pattern of this species is closely related to environmental factors, and the temperature of the bottom water and the sediment texture were the most significant variables affecting the distribution.</text:p>
          </table:table-cell>
          <table:table-cell table:number-columns-repeated="8"/>
          <table:table-cell office:value-type="float" office:value="7" calcext:value-type="float">
            <text:p>7</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table:number-columns-repeated="2"/>
          <table:table-cell office:value-type="string" calcext:value-type="string">
            <text:p>1745-1000</text:p>
          </table:table-cell>
          <table:table-cell/>
          <table:table-cell office:value-type="string" calcext:value-type="string">
            <text:p>WOS:000288269700006</text:p>
          </table:table-cell>
          <table:table-cell table:number-columns-repeated="972"/>
        </table:table-row>
        <table:table-row table:style-name="ro1">
          <table:table-cell office:value-type="string" calcext:value-type="string">
            <text:p>J</text:p>
          </table:table-cell>
          <table:table-cell office:value-type="string" calcext:value-type="string">
            <text:p>Furlan, Erika Fabiane; Galvao, Juliana Antunes; Salan, Eduardo Oliveira; Oetterer, Marilia</text:p>
          </table:table-cell>
          <table:table-cell table:number-columns-repeated="3"/>
          <table:table-cell office:value-type="string" calcext:value-type="string">
            <text:p>Habe, Neusa/D-6316-2011; GALVAO, JULIANA/D-5978-2013; Oetterer, Marilia/E-1581-2013; furlan, erika/G-3330-2012</text:p>
          </table:table-cell>
          <table:table-cell office:value-type="string" calcext:value-type="string">
            <text:p>GALVAO, JULIANA/0000-0003-4222-6801; furlan, erika/0000-0001-8583-0764</text:p>
          </table:table-cell>
          <table:table-cell table:number-columns-repeated="2"/>
          <table:table-cell office:value-type="string" calcext:value-type="string">
            <text:p>PROXIMATE COMPOSITION AND CALORIC VALUE OF CULTIVATED MUSSELS Perna perna FROM NORTH COAST OF SAO PAULO, BRAZIL</text:p>
          </table:table-cell>
          <table:table-cell table:number-columns-repeated="7"/>
          <table:table-cell office:value-type="string" calcext:value-type="string">
            <text:p>BOLETIM DO INSTITUTO DE PESCA</text:p>
          </table:table-cell>
          <table:table-cell table:number-columns-repeated="3"/>
          <table:table-cell office:value-type="float" office:value="37" calcext:value-type="float">
            <text:p>37</text:p>
          </table:table-cell>
          <table:table-cell office:value-type="float" office:value="1" calcext:value-type="float">
            <text:p>1</text:p>
          </table:table-cell>
          <table:table-cell table:number-columns-repeated="2"/>
          <table:table-cell office:value-type="float" office:value="85" calcext:value-type="float">
            <text:p>85</text:p>
          </table:table-cell>
          <table:table-cell office:value-type="float" office:value="93" calcext:value-type="float">
            <text:p>93</text:p>
          </table:table-cell>
          <table:table-cell table:number-columns-repeated="4"/>
          <table:table-cell table:number-columns-repeated="2" office:value-type="float" office:value="2011" calcext:value-type="float">
            <text:p>2011</text:p>
          </table:table-cell>
          <table:table-cell office:value-type="string" calcext:value-type="string">
            <text:p>Due to the demand for information about the nutritional characteristics of mussel as raw material to obtain food manufactured products, our study has investigated the proximate composition of Perna perna mussels cultivated in three different areas of Ubatuba - SP, and its seasonal variations (spring, summer and autumn). The determination of macro components (moisture, protein, carbohydrates, lipids and ash) and caloric value were conducted monthly, from November 2002 to March 2003, when the ambient temperature varied between 24 to 34 degrees C. It was concluded that there is variation in chemical constituents of mussels according to the season and area of cultivation. The sazonal influence is bigger than the area of cultivation, since the protein and carbohydrates have not presented variations between the areas for the same period. The mussels cultivated in Ubatuba have presented 9.1% of protein, low fat content (1.1%) and caloric value (62.8 Kcal 100 g(-1)). The mussel can be characterized as a food of high nutritional quality, meeting the needs of consumers looking for healthy diets and with low caloric content.</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46-9939</text:p>
          </table:table-cell>
          <table:table-cell/>
          <table:table-cell office:value-type="string" calcext:value-type="string">
            <text:p>WOS:000297991400008</text:p>
          </table:table-cell>
          <table:table-cell table:number-columns-repeated="972"/>
        </table:table-row>
        <table:table-row table:style-name="ro1">
          <table:table-cell office:value-type="string" calcext:value-type="string">
            <text:p>J</text:p>
          </table:table-cell>
          <table:table-cell office:value-type="string" calcext:value-type="string">
            <text:p>Dario, Fabio Rossano; Veiga de Vincenzo, Maria Cristina</text:p>
          </table:table-cell>
          <table:table-cell table:number-columns-repeated="7"/>
          <table:table-cell office:value-type="string" calcext:value-type="string">
            <text:p>Avian diversity and relative abundance in a restinga forest of Sao Paulo, Brazil</text:p>
          </table:table-cell>
          <table:table-cell table:number-columns-repeated="7"/>
          <table:table-cell office:value-type="string" calcext:value-type="string">
            <text:p>TROPICAL ECOLOGY</text:p>
          </table:table-cell>
          <table:table-cell table:number-columns-repeated="3"/>
          <table:table-cell office:value-type="float" office:value="52" calcext:value-type="float">
            <text:p>52</text:p>
          </table:table-cell>
          <table:table-cell office:value-type="float" office:value="1" calcext:value-type="float">
            <text:p>1</text:p>
          </table:table-cell>
          <table:table-cell table:number-columns-repeated="2"/>
          <table:table-cell office:value-type="float" office:value="25" calcext:value-type="float">
            <text:p>25</text:p>
          </table:table-cell>
          <table:table-cell office:value-type="float" office:value="33" calcext:value-type="float">
            <text:p>33</text:p>
          </table:table-cell>
          <table:table-cell table:number-columns-repeated="4"/>
          <table:table-cell table:style-name="ce2" office:value-type="date" office:date-value="2011-01-01" calcext:value-type="date">
            <text:p>jan/11</text:p>
          </table:table-cell>
          <table:table-cell office:value-type="float" office:value="2011" calcext:value-type="float">
            <text:p>2011</text:p>
          </table:table-cell>
          <table:table-cell office:value-type="string" calcext:value-type="string">
            <text:p>The forests along Brazil's Atlantic coast have undergone extensive transformation from clearing for agriculture and urban expansion. In this study we describe the avian community in a coastal restinga forest near the city of Ubatuba, northern coast of the state of Sao Paulo in southeastern Brazil. We used point counts to characterize the avifauna. During 36 hours of observation we recorded 114 species of birds distributed among 23 families. We calculated point abundance, frequency of occurrence and Kendeigh index for each species. Similarly, community metrics [diversity (H' = 3.91) and equitability (E = 0.82)] were obtained for the avifauna in our study site. Omnivores and insectivores were more abundant, with 45 and 35 species respectively. Our results show that despite being a secondary forest the study area was characterized by a diverse avian community.</text:p>
          </table:table-cell>
          <table:table-cell table:number-columns-repeated="8"/>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0564-3295</text:p>
          </table:table-cell>
          <table:table-cell/>
          <table:table-cell office:value-type="string" calcext:value-type="string">
            <text:p>WOS:000284731500003</text:p>
          </table:table-cell>
          <table:table-cell table:number-columns-repeated="972"/>
        </table:table-row>
        <table:table-row table:style-name="ro1">
          <table:table-cell office:value-type="string" calcext:value-type="string">
            <text:p>J</text:p>
          </table:table-cell>
          <table:table-cell office:value-type="string" calcext:value-type="string">
            <text:p>Brito, Vinicius L. G.; Vigna, Bianca B. Z.; de Souza, Anete P.</text:p>
          </table:table-cell>
          <table:table-cell table:number-columns-repeated="3"/>
          <table:table-cell office:value-type="string" calcext:value-type="string">
            <text:p>Vigna, Bianca/B-7640-2012; de Souza, Anete/B-8663-2012; 2, INCT/G-6506-2013; Vigna, Bianca/H-8853-2013; Bioetanol, Inct/I-1068-2013</text:p>
          </table:table-cell>
          <table:table-cell office:value-type="string" calcext:value-type="string">
            <text:p>de Souza, Anete/0000-0003-3831-9829; </text:p>
          </table:table-cell>
          <table:table-cell table:number-columns-repeated="2"/>
          <table:table-cell office:value-type="string" calcext:value-type="string">
            <text:p>Characterization of 12 microsatellite loci from an enriched genomic library in polyploid Tibouchina pulchra Cogn. (Melastomataceae)</text:p>
          </table:table-cell>
          <table:table-cell table:number-columns-repeated="7"/>
          <table:table-cell office:value-type="string" calcext:value-type="string">
            <text:p>CONSERVATION GENETICS RESOURCES</text:p>
          </table:table-cell>
          <table:table-cell table:number-columns-repeated="3"/>
          <table:table-cell office:value-type="float" office:value="2" calcext:value-type="float">
            <text:p>2</text:p>
          </table:table-cell>
          <table:table-cell office:value-type="float" office:value="1" calcext:value-type="float">
            <text:p>1</text:p>
          </table:table-cell>
          <table:table-cell table:number-columns-repeated="2"/>
          <table:table-cell office:value-type="float" office:value="193" calcext:value-type="float">
            <text:p>193</text:p>
          </table:table-cell>
          <table:table-cell office:value-type="float" office:value="196" calcext:value-type="float">
            <text:p>196</text:p>
          </table:table-cell>
          <table:table-cell/>
          <table:table-cell office:value-type="string" calcext:value-type="string">
            <text:p>10.1007/s12686-010-9224-3</text:p>
          </table:table-cell>
          <table:table-cell table:number-columns-repeated="2"/>
          <table:table-cell office:value-type="string" calcext:value-type="string">
            <text:p>DEC 2010</text:p>
          </table:table-cell>
          <table:table-cell office:value-type="float" office:value="2010" calcext:value-type="float">
            <text:p>2010</text:p>
          </table:table-cell>
          <table:table-cell office:value-type="string" calcext:value-type="string">
            <text:p>Tibouchina pulchra is a common hermaphroditic canopy tree of the Melastomataceae in the Brazilian Atlantic Rain Forest that is important for bee communities, reforestation, soil and air bio-indication and urban ornamentation. Twelve polymorphic microsatellite markers were isolated and characterized in 89 genotypes of T. pulchra from two populations of Ubatuba and Sao Luis do Paraitinga municipalities (Sao Paulo, Brazil). The number of alleles observed for each locus ranged from 4 to 31 with an average of 12 alleles per locus. The polymorphism information content varied between 0.51 and 0.92 (average 0.74) and the discriminating power (D) ranged from 0.66 to 0.99 (average 0.87). These microsatellite markers will be useful for assessing genetic studies, conservation management, and ecological and phylogenetic evaluations.</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1877-7252</text:p>
          </table:table-cell>
          <table:table-cell/>
          <table:table-cell office:value-type="string" calcext:value-type="string">
            <text:p>WOS:000290409000044</text:p>
          </table:table-cell>
          <table:table-cell table:number-columns-repeated="972"/>
        </table:table-row>
        <table:table-row table:style-name="ro1">
          <table:table-cell office:value-type="string" calcext:value-type="string">
            <text:p>J</text:p>
          </table:table-cell>
          <table:table-cell office:value-type="string" calcext:value-type="string">
            <text:p>Cunha, Amanda Ferreira; Jacobucci, Giuliano Buza</text:p>
          </table:table-cell>
          <table:table-cell table:number-columns-repeated="7"/>
          <table:table-cell office:value-type="string" calcext:value-type="string">
            <text:p>Seasonal variation of epiphytic hydroids (Cnidaria: Hydrozoa) associated to a subtropical Sargassum cymosum (Phaeophyta: Fucales) bed</text:p>
          </table:table-cell>
          <table:table-cell table:number-columns-repeated="7"/>
          <table:table-cell office:value-type="string" calcext:value-type="string">
            <text:p>ZOOLOGIA</text:p>
          </table:table-cell>
          <table:table-cell table:number-columns-repeated="3"/>
          <table:table-cell office:value-type="float" office:value="27" calcext:value-type="float">
            <text:p>27</text:p>
          </table:table-cell>
          <table:table-cell office:value-type="float" office:value="6" calcext:value-type="float">
            <text:p>6</text:p>
          </table:table-cell>
          <table:table-cell table:number-columns-repeated="2"/>
          <table:table-cell office:value-type="float" office:value="945" calcext:value-type="float">
            <text:p>945</text:p>
          </table:table-cell>
          <table:table-cell office:value-type="float" office:value="955" calcext:value-type="float">
            <text:p>955</text:p>
          </table:table-cell>
          <table:table-cell/>
          <table:table-cell office:value-type="string" calcext:value-type="string">
            <text:p>10.1590/S1984-46702010000600016</text:p>
          </table:table-cell>
          <table:table-cell table:number-columns-repeated="2"/>
          <table:table-cell office:value-type="string" calcext:value-type="string">
            <text:p>DEC 2010</text:p>
          </table:table-cell>
          <table:table-cell office:value-type="float" office:value="2010" calcext:value-type="float">
            <text:p>2010</text:p>
          </table:table-cell>
          <table:table-cell office:value-type="string" calcext:value-type="string">
            <text:p>Hydroids are broadly reported in epiphytic associations from different localities showing marked seasonal cycles. Studies have shown that the factors behind these seasonal differences in hydroid richness and abundance may vary significantly according to the area of study. Seasonal differences in epiphytic hydroid cover and richness were evaluated in a Sargassum cymosum C. Agardh bed from Lazar beach, at Ubatuba, Brazil. Significant seasonal differences were found in total hydroid cover, but not in species richness. Hydroid cover increased from March (early fall) to February (summer). Most of this pattern was caused by two of the most abundant species: Aglaophenia latecarinata Allman, 1877 and Orthopyxis sargassicola (Nutting, 1915). Hydroid richness seems to be related to S. cymosum size but not directly to its biomass. The seasonal differences in hydroid richness and algal cover are shown to be similar to other works in the study region and in the Mediterranean. Seasonal recruitment of hydroid species larvae may be responsible for their seasonal differences in algal cover, although other factors such as grazing activity of gammarid amphipods on S. cymosum must be taken into account.</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1984-4670</text:p>
          </table:table-cell>
          <table:table-cell/>
          <table:table-cell office:value-type="string" calcext:value-type="string">
            <text:p>WOS:000286573500016</text:p>
          </table:table-cell>
          <table:table-cell table:number-columns-repeated="972"/>
        </table:table-row>
        <table:table-row table:style-name="ro1">
          <table:table-cell office:value-type="string" calcext:value-type="string">
            <text:p>J</text:p>
          </table:table-cell>
          <table:table-cell office:value-type="string" calcext:value-type="string">
            <text:p>Mantelatto, Fernando L.; Cuesta, Jose A.</text:p>
          </table:table-cell>
          <table:table-cell table:number-columns-repeated="3"/>
          <table:table-cell office:value-type="string" calcext:value-type="string">
            <text:p>Cuesta, Jose/A-1132-2008</text:p>
          </table:table-cell>
          <table:table-cell office:value-type="string" calcext:value-type="string">
            <text:p>Cuesta, Jose/0000-0001-9482-2336</text:p>
          </table:table-cell>
          <table:table-cell table:number-columns-repeated="2"/>
          <table:table-cell office:value-type="string" calcext:value-type="string">
            <text:p>Morphology of the first zoeal stage of the commensal southwestern Atlantic crab Austinixa aidae (Righi 1967) (Brachyura: Pinnotheridae), hatched in the laboratory</text:p>
          </table:table-cell>
          <table:table-cell table:number-columns-repeated="7"/>
          <table:table-cell office:value-type="string" calcext:value-type="string">
            <text:p>HELGOLAND MARINE RESEARCH</text:p>
          </table:table-cell>
          <table:table-cell table:number-columns-repeated="3"/>
          <table:table-cell office:value-type="float" office:value="64" calcext:value-type="float">
            <text:p>64</text:p>
          </table:table-cell>
          <table:table-cell office:value-type="float" office:value="4" calcext:value-type="float">
            <text:p>4</text:p>
          </table:table-cell>
          <table:table-cell table:number-columns-repeated="2"/>
          <table:table-cell office:value-type="float" office:value="343" calcext:value-type="float">
            <text:p>343</text:p>
          </table:table-cell>
          <table:table-cell office:value-type="float" office:value="348" calcext:value-type="float">
            <text:p>348</text:p>
          </table:table-cell>
          <table:table-cell/>
          <table:table-cell office:value-type="string" calcext:value-type="string">
            <text:p>10.1007/s10152-010-0189-0</text:p>
          </table:table-cell>
          <table:table-cell table:number-columns-repeated="2"/>
          <table:table-cell office:value-type="string" calcext:value-type="string">
            <text:p>DEC 2010</text:p>
          </table:table-cell>
          <table:table-cell office:value-type="float" office:value="2010" calcext:value-type="float">
            <text:p>2010</text:p>
          </table:table-cell>
          <table:table-cell office:value-type="string" calcext:value-type="string">
            <text:p>The first zoeal stage of the endemic southern Atlantic pinnotherid crab Austinixa aidae is described and illustrated based on laboratory-hatched material from ovigerous females collected from the upper burrows of the thalassinidean shrimp Callichirus major at Ubatuba, So Paulo, Brazil. The zoeae of Austinixa species can be distinguished from other pinnotherids and especially from zoeae of the closely related species of Pinnixa by the telson structure.</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7" calcext:value-type="float">
            <text:p>7</text:p>
          </table:table-cell>
          <table:table-cell table:number-columns-repeated="2"/>
          <table:table-cell office:value-type="string" calcext:value-type="string">
            <text:p>1438-387X</text:p>
          </table:table-cell>
          <table:table-cell/>
          <table:table-cell office:value-type="string" calcext:value-type="string">
            <text:p>WOS:000284165000008</text:p>
          </table:table-cell>
          <table:table-cell table:number-columns-repeated="972"/>
        </table:table-row>
        <table:table-row table:style-name="ro1">
          <table:table-cell office:value-type="string" calcext:value-type="string">
            <text:p>J</text:p>
          </table:table-cell>
          <table:table-cell office:value-type="string" calcext:value-type="string">
            <text:p>Bertini, Giovana; Fransozo, Adilson; Negreiros-Fransozo, Maria Lucia</text:p>
          </table:table-cell>
          <table:table-cell table:number-columns-repeated="7"/>
          <table:table-cell office:value-type="string" calcext:value-type="string">
            <text:p>Brachyuran soft-bottom assemblage from marine shallow waters in the southeastern Brazilian littoral</text:p>
          </table:table-cell>
          <table:table-cell table:number-columns-repeated="7"/>
          <table:table-cell office:value-type="string" calcext:value-type="string">
            <text:p>Marine Biodiversity</text:p>
          </table:table-cell>
          <table:table-cell table:number-columns-repeated="3"/>
          <table:table-cell office:value-type="float" office:value="40" calcext:value-type="float">
            <text:p>40</text:p>
          </table:table-cell>
          <table:table-cell office:value-type="float" office:value="4" calcext:value-type="float">
            <text:p>4</text:p>
          </table:table-cell>
          <table:table-cell table:number-columns-repeated="2"/>
          <table:table-cell office:value-type="float" office:value="277" calcext:value-type="float">
            <text:p>277</text:p>
          </table:table-cell>
          <table:table-cell office:value-type="float" office:value="291" calcext:value-type="float">
            <text:p>291</text:p>
          </table:table-cell>
          <table:table-cell/>
          <table:table-cell office:value-type="string" calcext:value-type="string">
            <text:p>10.1007/s12526-010-0049-9</text:p>
          </table:table-cell>
          <table:table-cell table:number-columns-repeated="2"/>
          <table:table-cell office:value-type="string" calcext:value-type="string">
            <text:p>DEC 2010</text:p>
          </table:table-cell>
          <table:table-cell office:value-type="float" office:value="2010" calcext:value-type="float">
            <text:p>2010</text:p>
          </table:table-cell>
          <table:table-cell office:value-type="string" calcext:value-type="string">
            <text:p>The present investigation examined the assemblages of brachyuran crabs in three bays of southeastern So Paulo State, analyzing the numbers of species and individuals, biomass, and diversity. The crabs were collected monthly in Ubatumirim, Ubatuba, and Mar Virado bays in the Ubatuba region over 2 years (1998 and 1999). In each bay, six tows were made from a fishing boat. A total of 39,820 specimens, representing 11 super families, 39 genera, and 65 species of brachyurans, were obtained. The mean number of specimens and biomass varied seasonally, which can be mainly related with the population tendencies of two dominant species in the area (Callinectes ornatus and Hepatus pudibundus). The highest numbers of individuals and species were found in Ubatuba Bay, followed by Ubatumirim and Mar Virado. The highest diversity index was estimated for Ubatumirim (H' = 2.44), followed by Ubatuba (H' = 2.37) and Mar Virado (H' = 1.86). In general, the coastal region supported high abundance and species richness concerning brachyurans, with high diversity indices, probably because of its more-heterogeneous substrate, which may afford more refuges for certain species. These results suggested that environmental conditions in this area, although they showed certain differences, are favorable for the establishment and development of a diverse brachyuran guild.</text:p>
          </table:table-cell>
          <table:table-cell table:number-columns-repeated="8"/>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3" calcext:value-type="float">
            <text:p>3</text:p>
          </table:table-cell>
          <table:table-cell office:value-type="float" office:value="8" calcext:value-type="float">
            <text:p>8</text:p>
          </table:table-cell>
          <table:table-cell table:number-columns-repeated="2"/>
          <table:table-cell office:value-type="string" calcext:value-type="string">
            <text:p>1867-1616</text:p>
          </table:table-cell>
          <table:table-cell/>
          <table:table-cell office:value-type="string" calcext:value-type="string">
            <text:p>BIOABS:BACD201000479747</text:p>
          </table:table-cell>
          <table:table-cell table:number-columns-repeated="972"/>
        </table:table-row>
        <table:table-row table:style-name="ro1">
          <table:table-cell office:value-type="string" calcext:value-type="string">
            <text:p>J</text:p>
          </table:table-cell>
          <table:table-cell office:value-type="string" calcext:value-type="string">
            <text:p>Fidalgo, Adriana de O.; Kleinert, Astrid de M. P.</text:p>
          </table:table-cell>
          <table:table-cell table:number-columns-repeated="3"/>
          <table:table-cell office:value-type="string" calcext:value-type="string">
            <text:p>Fidalgo, Adriana/E-9112-2012; Kleinert, Astrid/A-1486-2008</text:p>
          </table:table-cell>
          <table:table-cell office:value-type="string" calcext:value-type="string">
            <text:p>Kleinert, Astrid/0000-0003-0550-7452</text:p>
          </table:table-cell>
          <table:table-cell table:number-columns-repeated="2"/>
          <table:table-cell office:value-type="string" calcext:value-type="string">
            <text:p>Floral Preferences and Climate Influence in Nectar and Pollen Foraging by Melipona rufiventris Lepeletier (Hymenoptera: Meliponini) in Ubatuba, Sao Paulo State, Brazil</text:p>
          </table:table-cell>
          <table:table-cell table:number-columns-repeated="7"/>
          <table:table-cell office:value-type="string" calcext:value-type="string">
            <text:p>NEOTROPICAL ENTOMOLOGY</text:p>
          </table:table-cell>
          <table:table-cell table:number-columns-repeated="3"/>
          <table:table-cell office:value-type="float" office:value="39" calcext:value-type="float">
            <text:p>39</text:p>
          </table:table-cell>
          <table:table-cell office:value-type="float" office:value="6" calcext:value-type="float">
            <text:p>6</text:p>
          </table:table-cell>
          <table:table-cell table:number-columns-repeated="2"/>
          <table:table-cell office:value-type="float" office:value="879" calcext:value-type="float">
            <text:p>879</text:p>
          </table:table-cell>
          <table:table-cell office:value-type="float" office:value="884" calcext:value-type="float">
            <text:p>884</text:p>
          </table:table-cell>
          <table:table-cell/>
          <table:table-cell office:value-type="string" calcext:value-type="string">
            <text:p>10.1590/S1519-566X2010000600005</text:p>
          </table:table-cell>
          <table:table-cell table:number-columns-repeated="2"/>
          <table:table-cell office:value-type="string" calcext:value-type="string">
            <text:p>NOV-DEC 2010</text:p>
          </table:table-cell>
          <table:table-cell office:value-type="float" office:value="2010" calcext:value-type="float">
            <text:p>2010</text:p>
          </table:table-cell>
          <table:table-cell office:value-type="string" calcext:value-type="string">
            <text:p>We describe the environment effects on the amount and quality of resources collected by Melipona rufiventris Lepeletier in the Atlantic Forest at Ubatuba city, Sao Paulo state, Brazil (44 degrees 48 ' W, 23 degrees 22 ' S). Bees carrying pollen and/or nectar were captured at nest entrances during 5 min every hour, from sunrise to sunset, once a month. Pollen loads were counted and saved for acetolysis. Nectar was collected, the volume was determined and the total dissolved solids were determined by refractometer. Air temperature, relative humidity and light intensity were also registered. The number of pollen loads reached its maximum value between 70% and 90% of relative humidity and 18 degrees C and 23 degrees C; for nectar loads this range was broader, 50-90% and 20-30 degrees C. The number of pollen loads increased as relative humidity rose (rs = 0.401; P &lt; 0.01) and high temperatures had a strong negative influence on the number of pollen loads collected (rs = -0.228; P &lt; 0.01). The number of nectar loads positively correlated with temperature (rs = 0.244; P &lt; 0.01) and light intensity (rs = 0.414; P &lt; 0.01). The percentage of total dissolved solids (TDS) on nectar loads positively correlated with temperature and light intensity (rs = 0.361; P &lt; 0.01 and rs = 0.245; P &lt; 0.01), negatively correlated with relative humidity (rs = -0.629; P &lt; 0.01), and it increased along the day. Most nectar loads had TDS between 11% and 30%, with an average of 24.7%. The volume measures did not show any pattern. Important pollen sources were Sapindaceae, Anacardiaceae, Rubiaceae, Arecaceae, Solanaceae and Myrtaceae; nectar sources were Sapindaceae, Fabaceae, Rubiaceae, Arecaceae and Solanaceae.</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1519-566X</text:p>
          </table:table-cell>
          <table:table-cell/>
          <table:table-cell office:value-type="string" calcext:value-type="string">
            <text:p>WOS:000286612100005</text:p>
          </table:table-cell>
          <table:table-cell table:number-columns-repeated="972"/>
        </table:table-row>
        <table:table-row table:style-name="ro1">
          <table:table-cell office:value-type="string" calcext:value-type="string">
            <text:p>J</text:p>
          </table:table-cell>
          <table:table-cell office:value-type="string" calcext:value-type="string">
            <text:p>Sforza, Roberto; Nalesso, Rosebel C.; Joyeux, Jean-Christophe</text:p>
          </table:table-cell>
          <table:table-cell table:number-columns-repeated="7"/>
          <table:table-cell office:value-type="string" calcext:value-type="string">
            <text:p>DISTRIBUTION AND POPULATION STRUCTURE OF CALLINECTES DANAE (DECAPODA: PORTUNIDAE) IN A TROPICAL BRAZILIAN ESTUARY</text:p>
          </table:table-cell>
          <table:table-cell table:number-columns-repeated="7"/>
          <table:table-cell office:value-type="string" calcext:value-type="string">
            <text:p>JOURNAL OF CRUSTACEAN BIOLOGY</text:p>
          </table:table-cell>
          <table:table-cell table:number-columns-repeated="3"/>
          <table:table-cell office:value-type="float" office:value="30" calcext:value-type="float">
            <text:p>30</text:p>
          </table:table-cell>
          <table:table-cell office:value-type="float" office:value="4" calcext:value-type="float">
            <text:p>4</text:p>
          </table:table-cell>
          <table:table-cell table:number-columns-repeated="2"/>
          <table:table-cell office:value-type="float" office:value="597" calcext:value-type="float">
            <text:p>597</text:p>
          </table:table-cell>
          <table:table-cell office:value-type="float" office:value="606" calcext:value-type="float">
            <text:p>606</text:p>
          </table:table-cell>
          <table:table-cell/>
          <table:table-cell office:value-type="string" calcext:value-type="string">
            <text:p>10.1651/09-3223.1</text:p>
          </table:table-cell>
          <table:table-cell table:number-columns-repeated="2"/>
          <table:table-cell table:style-name="ce2" office:value-type="date" office:date-value="2010-11-01" calcext:value-type="date">
            <text:p>nov/10</text:p>
          </table:table-cell>
          <table:table-cell office:value-type="float" office:value="2010" calcext:value-type="float">
            <text:p>2010</text:p>
          </table:table-cell>
          <table:table-cell office:value-type="string" calcext:value-type="string">
            <text:p>The portunid crab Callinectes danae is abundant in Brazilian estuaries and coastal areas and is an important item to artisanal fisheries. This study investigated the distribution and population structure by sex and size, the size at sexual maturity, and sex-ratio of the species in Vitoria Bay, Espirito Santo, southeastern Brazil. Crabs were collected monthly by nocturnal trawling during one year in six sampling stations distributed along an estuarine gradient and an independent depth gradient. Physico-chemical parameters of water were measured in situ on each station. A total of 3876 individuals were collected: 2537 females (1147 adults, 318 ovigerous, and 1072 juveniles), and 1339 males (444 adults and 895 juveniles). The mean carapace width (including lateral spines) at sexual maturity was 91.3 mm for males and 80.5 mm for females; the female-to-male sex ratio was 1.89:1. Adult females occurred throughout the bay and year-round, but egg-bearing females were almost exclusively caught in deep and high salinity areas. Adult males and juveniles of both sexes occurred mainly in internal areas of the estuary, nearest river mouths; highest captures were registered in November. Both the scarcity of males, probably resulting from size-selective catch, and the low proportion of ovigerous females, compared with that observed in other Brazilian estuaries, suggest that the population has been overexploited.</text:p>
          </table:table-cell>
          <table:table-cell table:number-columns-repeated="8"/>
          <table:table-cell office:value-type="float" office:value="8" calcext:value-type="float">
            <text:p>8</text:p>
          </table:table-cell>
          <table:table-cell office:value-type="float" office:value="0" calcext:value-type="float">
            <text:p>0</text:p>
          </table:table-cell>
          <table:table-cell office:value-type="float" office:value="8" calcext:value-type="float">
            <text:p>8</text:p>
          </table:table-cell>
          <table:table-cell office:value-type="float" office:value="3" calcext:value-type="float">
            <text:p>3</text:p>
          </table:table-cell>
          <table:table-cell office:value-type="float" office:value="9" calcext:value-type="float">
            <text:p>9</text:p>
          </table:table-cell>
          <table:table-cell table:number-columns-repeated="2"/>
          <table:table-cell office:value-type="string" calcext:value-type="string">
            <text:p>0278-0372</text:p>
          </table:table-cell>
          <table:table-cell/>
          <table:table-cell office:value-type="string" calcext:value-type="string">
            <text:p>WOS:000284514100007</text:p>
          </table:table-cell>
          <table:table-cell table:number-columns-repeated="972"/>
        </table:table-row>
        <table:table-row table:style-name="ro1">
          <table:table-cell office:value-type="string" calcext:value-type="string">
            <text:p>J</text:p>
          </table:table-cell>
          <table:table-cell office:value-type="string" calcext:value-type="string">
            <text:p>Miyashita, Leonardo K.; Pompeu, Mayza; Gaeta, Salvador A.; Lopes, Rubens M.</text:p>
          </table:table-cell>
          <table:table-cell table:number-columns-repeated="3"/>
          <table:table-cell office:value-type="string" calcext:value-type="string">
            <text:p>Lopes, Rubens/C-6335-2012; Miyashita, Leonardo/A-1120-2013</text:p>
          </table:table-cell>
          <table:table-cell office:value-type="string" calcext:value-type="string">
            <text:p>Lopes, Rubens/0000-0002-9709-073X; </text:p>
          </table:table-cell>
          <table:table-cell table:number-columns-repeated="2"/>
          <table:table-cell office:value-type="string" calcext:value-type="string">
            <text:p>Seasonal contrasts in abundance and reproductive parameters of Penilia avirostris (Cladocera, Ctenopoda) in a coastal subtropical area</text:p>
          </table:table-cell>
          <table:table-cell table:number-columns-repeated="7"/>
          <table:table-cell office:value-type="string" calcext:value-type="string">
            <text:p>MARINE BIOLOGY</text:p>
          </table:table-cell>
          <table:table-cell table:number-columns-repeated="3"/>
          <table:table-cell office:value-type="float" office:value="157" calcext:value-type="float">
            <text:p>157</text:p>
          </table:table-cell>
          <table:table-cell office:value-type="float" office:value="11" calcext:value-type="float">
            <text:p>11</text:p>
          </table:table-cell>
          <table:table-cell table:number-columns-repeated="2"/>
          <table:table-cell office:value-type="float" office:value="2511" calcext:value-type="float">
            <text:p>2511</text:p>
          </table:table-cell>
          <table:table-cell office:value-type="float" office:value="2519" calcext:value-type="float">
            <text:p>2519</text:p>
          </table:table-cell>
          <table:table-cell/>
          <table:table-cell office:value-type="string" calcext:value-type="string">
            <text:p>10.1007/s00227-010-1515-4</text:p>
          </table:table-cell>
          <table:table-cell table:number-columns-repeated="2"/>
          <table:table-cell table:style-name="ce2" office:value-type="date" office:date-value="2010-11-01" calcext:value-type="date">
            <text:p>nov/10</text:p>
          </table:table-cell>
          <table:table-cell office:value-type="float" office:value="2010" calcext:value-type="float">
            <text:p>2010</text:p>
          </table:table-cell>
          <table:table-cell office:value-type="string" calcext:value-type="string">
            <text:p>We studied the population dynamics and the reproductive biology of Penilia avirostris during three consecutive years on the inner shelf off Ubatuba, Brazil. Penilia avirostris individuals and its eggs and embryos were counted, measured, and classified into stages. The species occurred throughout the studied period, in a wide temperature range (14.8-28.2A degrees C). Cladoceran densities were usually higher (&gt; 2,000 ind m(-3)) in warm seasons, when the water column was stratified as a consequence of bottom intrusions of the cold- and nutrient-rich South Atlantic Central Water. Juveniles, non-reproducing females, and parthenogenic females were the dominant developmental stages. Males and gamogenic females were rare and only occurred when females reached peak abundances. This suggests that in tropical and subtropical coastal seas gamogenesis in P. avirostris is not as common as in temperate seas, but may play a significant role in the density-dependent control of the population preceding unfavourable periods.</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0025-3162</text:p>
          </table:table-cell>
          <table:table-cell/>
          <table:table-cell office:value-type="string" calcext:value-type="string">
            <text:p>WOS:000282828900016</text:p>
          </table:table-cell>
          <table:table-cell table:number-columns-repeated="972"/>
        </table:table-row>
        <table:table-row table:style-name="ro1">
          <table:table-cell office:value-type="string" calcext:value-type="string">
            <text:p>J</text:p>
          </table:table-cell>
          <table:table-cell office:value-type="string" calcext:value-type="string">
            <text:p>Blain, Gabriel Constantino</text:p>
          </table:table-cell>
          <table:table-cell table:number-columns-repeated="3"/>
          <table:table-cell office:value-type="string" calcext:value-type="string">
            <text:p>Blain, Gabriel/I-2501-2012</text:p>
          </table:table-cell>
          <table:table-cell office:value-type="string" calcext:value-type="string">
            <text:p>Blain, Gabriel/0000-0001-8832-7734</text:p>
          </table:table-cell>
          <table:table-cell table:number-columns-repeated="2"/>
          <table:table-cell office:value-type="string" calcext:value-type="string">
            <text:p>DETECTING MONOTONOUS TRENDS IN MONTHLY RAINFALL SERIES OF THE STATE OF SAO PAULO, BRAZIL</text:p>
          </table:table-cell>
          <table:table-cell table:number-columns-repeated="3"/>
          <table:table-cell office:value-type="string" calcext:value-type="string">
            <text:p>DETECCAO DE TENDENCIAS MONOTONAS EM SERIES MENSAIS DE PRECIPITACAO PLUVIAL DO ESTADO DE SAO PAULO</text:p>
          </table:table-cell>
          <table:table-cell table:number-columns-repeated="3"/>
          <table:table-cell office:value-type="string" calcext:value-type="string">
            <text:p>Bragantia</text:p>
          </table:table-cell>
          <table:table-cell table:number-columns-repeated="3"/>
          <table:table-cell office:value-type="float" office:value="69" calcext:value-type="float">
            <text:p>69</text:p>
          </table:table-cell>
          <table:table-cell office:value-type="float" office:value="4" calcext:value-type="float">
            <text:p>4</text:p>
          </table:table-cell>
          <table:table-cell table:number-columns-repeated="2"/>
          <table:table-cell office:value-type="float" office:value="1027" calcext:value-type="float">
            <text:p>1027</text:p>
          </table:table-cell>
          <table:table-cell office:value-type="float" office:value="1033" calcext:value-type="float">
            <text:p>1033</text:p>
          </table:table-cell>
          <table:table-cell/>
          <table:table-cell office:value-type="string" calcext:value-type="string">
            <text:p>10.1590/S0006-87052010000400031</text:p>
          </table:table-cell>
          <table:table-cell table:number-columns-repeated="2"/>
          <table:table-cell office:value-type="string" calcext:value-type="string">
            <text:p>OCT-DEC 2010</text:p>
          </table:table-cell>
          <table:table-cell office:value-type="float" office:value="2010" calcext:value-type="float">
            <text:p>2010</text:p>
          </table:table-cell>
          <table:table-cell office:value-type="string" calcext:value-type="string">
            <text:p>The aim of the work was to evaluate climate trends in eight monthly rainfall series of the State of Sao Paulo, Brazil by using the non-parametric model called Seasonal Mann-Kendall test (SMK). Results of the SMK applied at the location of Monte Alegre do Sul shown the presence of increasing trends within the monthly series of May and September. At the weather stations of Campinas and Ribeirao Preto the results of this non parametric test indicated the presence of increasing trends within the monthly series of May. At the weather station of Jundiai, the SMK indicated the presence of increasing trends only when annual precipitation amounts were evaluated. At the locations of Cordeiropolis and Pindorama, no significant trend was detected. At the weather station of Ubatuba, the SMK indicated the presence of decreasing trend within the monthly series of August.</text:p>
          </table:table-cell>
          <table:table-cell table:number-columns-repeated="8"/>
          <table:table-cell office:value-type="float" office:value="4" calcext:value-type="float">
            <text:p>4</text:p>
          </table:table-cell>
          <table:table-cell office:value-type="float" office:value="0" calcext:value-type="float">
            <text:p>0</text:p>
          </table:table-cell>
          <table:table-cell table:number-columns-repeated="2" office:value-type="float" office:value="4" calcext:value-type="float">
            <text:p>4</text:p>
          </table:table-cell>
          <table:table-cell office:value-type="float" office:value="6" calcext:value-type="float">
            <text:p>6</text:p>
          </table:table-cell>
          <table:table-cell table:number-columns-repeated="2"/>
          <table:table-cell office:value-type="string" calcext:value-type="string">
            <text:p>0006-8705</text:p>
          </table:table-cell>
          <table:table-cell/>
          <table:table-cell office:value-type="string" calcext:value-type="string">
            <text:p>BIOABS:BACD201100190742</text:p>
          </table:table-cell>
          <table:table-cell table:number-columns-repeated="972"/>
        </table:table-row>
        <table:table-row table:style-name="ro1">
          <table:table-cell office:value-type="string" calcext:value-type="string">
            <text:p>J</text:p>
          </table:table-cell>
          <table:table-cell office:value-type="string" calcext:value-type="string">
            <text:p>Coelho Rodrigues, Sabrina; Guimaraes Simoes, Marcello</text:p>
          </table:table-cell>
          <table:table-cell table:number-columns-repeated="3"/>
          <table:table-cell office:value-type="string" calcext:value-type="string">
            <text:p>Simoes, Marcello/C-2373-2012</text:p>
          </table:table-cell>
          <table:table-cell table:number-columns-repeated="3"/>
          <table:table-cell office:value-type="string" calcext:value-type="string">
            <text:p>Taphonomy of Bouchardia rosea (Rhynchonelliformea, Brachiopoda) shells from Ubatuba Bay, Brazil: implications for the use of taphonomic signatures in (paleo)environmental analysis</text:p>
          </table:table-cell>
          <table:table-cell table:number-columns-repeated="7"/>
          <table:table-cell office:value-type="string" calcext:value-type="string">
            <text:p>AMEGHINIANA</text:p>
          </table:table-cell>
          <table:table-cell table:number-columns-repeated="3"/>
          <table:table-cell office:value-type="float" office:value="47" calcext:value-type="float">
            <text:p>47</text:p>
          </table:table-cell>
          <table:table-cell office:value-type="float" office:value="3" calcext:value-type="float">
            <text:p>3</text:p>
          </table:table-cell>
          <table:table-cell table:number-columns-repeated="2"/>
          <table:table-cell office:value-type="float" office:value="373" calcext:value-type="float">
            <text:p>373</text:p>
          </table:table-cell>
          <table:table-cell office:value-type="float" office:value="386" calcext:value-type="float">
            <text:p>386</text:p>
          </table:table-cell>
          <table:table-cell table:number-columns-repeated="4"/>
          <table:table-cell office:value-type="string" calcext:value-type="string">
            <text:p>SEP 30 2010</text:p>
          </table:table-cell>
          <table:table-cell office:value-type="float" office:value="2010" calcext:value-type="float">
            <text:p>2010</text:p>
          </table:table-cell>
          <table:table-cell office:value-type="string" calcext:value-type="string">
            <text:p>This study analyzes taphonomic alteration of brachiopod shells, i.e., Bouchardia rosea (Mawe) from Ubatuba Bay, northern coast of Sao Paulo State, Brazil. The average age of the studied shell deposits is 674 years BP. The underlying hypothesis is that taphonomic signatures are not uniformly distributed along a bathymetric gradient. Assemblages were sampled using a Van Veen grab sampler (31 x 40cm) along transect of fourteen stations from zero (beach) to 35 m water depth. Four sedimentary environments were recognized: (a) beach, (b) protected bay with clay bottom, (c) protected bay with sandy bottom, and (d) inner shelf with sandy bottom. All brachiopod shells (i.e., total fraction including fragments) from each of the five stations with appreciable accumulations (up to 1607 shells) were investigated following a protocol of ten taphonomic signatures. Six of these ten taphonomic signatures (articulation, fragmentation, edge alteration, color alteration, bioerosion, and encrustation) were homogeneously distributed among studied environments, indicating that these general types of taphonomic signatures per se are not sensitive to environmental conditions in this case. On the other hand, shell surface texture varied along the bathymetric gradient, thus showing a high potential to be used in taphofacies analyses. Several examples of taphonomic generalizations available in the literature are neither applicable nor comparable to our results, which further confirm that overgeneralizations should be avoided in taphonomic studies.</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table:number-columns-repeated="2"/>
          <table:table-cell office:value-type="string" calcext:value-type="string">
            <text:p>0002-7014</text:p>
          </table:table-cell>
          <table:table-cell/>
          <table:table-cell office:value-type="string" calcext:value-type="string">
            <text:p>WOS:000286033100008</text:p>
          </table:table-cell>
          <table:table-cell table:number-columns-repeated="972"/>
        </table:table-row>
        <table:table-row table:style-name="ro1">
          <table:table-cell office:value-type="string" calcext:value-type="string">
            <text:p>J</text:p>
          </table:table-cell>
          <table:table-cell office:value-type="string" calcext:value-type="string">
            <text:p>Terossi, Mariana; Cuesta, Jose A.; Wehrtmann, Ingo S.; Mantelatto, Fernando L.</text:p>
          </table:table-cell>
          <table:table-cell table:number-columns-repeated="3"/>
          <table:table-cell office:value-type="string" calcext:value-type="string">
            <text:p>Cuesta, Jose/A-1132-2008; Terossi, Mariana/J-7946-2012</text:p>
          </table:table-cell>
          <table:table-cell office:value-type="string" calcext:value-type="string">
            <text:p>Cuesta, Jose/0000-0001-9482-2336; </text:p>
          </table:table-cell>
          <table:table-cell table:number-columns-repeated="2"/>
          <table:table-cell office:value-type="string" calcext:value-type="string">
            <text:p>Revision of the larval morphology (Zoea I) of the family Hippolytidae (Decapoda, Caridea), with a description of the first stage of the shrimp Hippolyte obliquimanus Dana, 1852</text:p>
          </table:table-cell>
          <table:table-cell table:number-columns-repeated="7"/>
          <table:table-cell office:value-type="string" calcext:value-type="string">
            <text:p>ZOOTAXA</text:p>
          </table:table-cell>
          <table:table-cell table:number-columns-repeated="4"/>
          <table:table-cell office:value-type="float" office:value="2624" calcext:value-type="float">
            <text:p>2624</text:p>
          </table:table-cell>
          <table:table-cell table:number-columns-repeated="2"/>
          <table:table-cell office:value-type="float" office:value="49" calcext:value-type="float">
            <text:p>49</text:p>
          </table:table-cell>
          <table:table-cell office:value-type="float" office:value="66" calcext:value-type="float">
            <text:p>66</text:p>
          </table:table-cell>
          <table:table-cell table:number-columns-repeated="4"/>
          <table:table-cell office:value-type="string" calcext:value-type="string">
            <text:p>SEP 24 2010</text:p>
          </table:table-cell>
          <table:table-cell office:value-type="float" office:value="2010" calcext:value-type="float">
            <text:p>2010</text:p>
          </table:table-cell>
          <table:table-cell office:value-type="string" calcext:value-type="string">
            <text:p>The aim of this study was to summarize the available data on larval morphology of the first zoea of the family Hippolytidae and describe the first zoeal stage of H. obliquimanus from two geographically distinct populations, Brazilian and Caribbean in order to discuss inter- and intraspecific variability. Ovigerous females of Hippolyte obliquimanus were collected at Cahuita (Limon, Costa Rica) and at Ubatuba (Sao Paulo, Brazil). We compiled the published descriptions of all available hippolytid Zoea I (66 spp., 21%), and all zoeae share several characteristics. However, such morphological features cannot be used to distinguish the first zoeae of Hippolytidae from other caridean larvae. Historically, the presence of an exopodal seta at the maxillule and the absence of the anal spine/papilla have been considered as characteristic for the Zoea I of the genus Hippolyte. The results of our revision, however, did not support these conclusions: although H. obliquimanus showed an exopodal seta at the maxillule, four congeners did not bear such structure; moreover, H. obliquimanus as well as one other congener have an anal spine/papilla. All morphological characters observed in the first zoeal stage of H. obliquimanus are shared with others species of the family Hippolytidae. Intraspecific variability in Hippolyte obliquimanus was detected in one morphological aspect: the first zoea had four denticles on the ventral margin of the carapace in the Brazilian population, while specimens from the Costa Rican population had three.</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table:number-columns-repeated="2"/>
          <table:table-cell office:value-type="string" calcext:value-type="string">
            <text:p>1175-5326</text:p>
          </table:table-cell>
          <table:table-cell/>
          <table:table-cell office:value-type="string" calcext:value-type="string">
            <text:p>WOS:000282445500002</text:p>
          </table:table-cell>
          <table:table-cell table:number-columns-repeated="972"/>
        </table:table-row>
        <table:table-row table:style-name="ro1">
          <table:table-cell office:value-type="string" calcext:value-type="string">
            <text:p>J</text:p>
          </table:table-cell>
          <table:table-cell office:value-type="string" calcext:value-type="string">
            <text:p>Quintana, Cintia O.; Yoshinaga, Marcos Y.; Sumida, Paulo Y. G.</text:p>
          </table:table-cell>
          <table:table-cell table:number-columns-repeated="3"/>
          <table:table-cell office:value-type="string" calcext:value-type="string">
            <text:p>Quintana, Cintia Organo/B-7797-2012; Sumida, Paulo/F-2561-2011; Yoshinaga, Marcos /J-4715-2012; sasmito, sigit/E-8715-2013</text:p>
          </table:table-cell>
          <table:table-cell office:value-type="string" calcext:value-type="string">
            <text:p>Quintana, Cintia Organo/0000-0002-3022-6145; Sumida, Paulo/0000-0001-7549-4541; Yoshinaga, Marcos /0000-0002-5533-5348; sasmito, sigit/0000-0001-5864-8596</text:p>
          </table:table-cell>
          <table:table-cell table:number-columns-repeated="2"/>
          <table:table-cell office:value-type="string" calcext:value-type="string">
            <text:p>Benthic responses to organic matter variation in a subtropical coastal area off SE Brazil</text:p>
          </table:table-cell>
          <table:table-cell table:number-columns-repeated="7"/>
          <table:table-cell office:value-type="string" calcext:value-type="string">
            <text:p>MARINE ECOLOGY-AN EVOLUTIONARY PERSPECTIVE</text:p>
          </table:table-cell>
          <table:table-cell table:number-columns-repeated="3"/>
          <table:table-cell office:value-type="float" office:value="31" calcext:value-type="float">
            <text:p>31</text:p>
          </table:table-cell>
          <table:table-cell office:value-type="float" office:value="3" calcext:value-type="float">
            <text:p>3</text:p>
          </table:table-cell>
          <table:table-cell table:number-columns-repeated="2"/>
          <table:table-cell office:value-type="float" office:value="457" calcext:value-type="float">
            <text:p>457</text:p>
          </table:table-cell>
          <table:table-cell office:value-type="float" office:value="472" calcext:value-type="float">
            <text:p>472</text:p>
          </table:table-cell>
          <table:table-cell/>
          <table:table-cell office:value-type="string" calcext:value-type="string">
            <text:p>10.1111/j.1439-0485.2010.00362.x</text:p>
          </table:table-cell>
          <table:table-cell table:number-columns-repeated="2"/>
          <table:table-cell office:value-type="string" calcext:value-type="string">
            <text:p>SEP 2010</text:p>
          </table:table-cell>
          <table:table-cell office:value-type="float" office:value="2010" calcext:value-type="float">
            <text:p>2010</text:p>
          </table:table-cell>
          <table:table-cell office:value-type="string" calcext:value-type="string">
            <text:p>Organic matter quality, expressed as the proportion of chlorophyll a (Chl a) to degraded organic material (i.e. phaeopigments), is known to influence the structure of benthic associations and plays an important role in the functioning of the ecosystem. This study investigates the vertical distribution of microbial biomass, meiofauna and macrofauna with respect to organic matter variation in Ubatuba, Brazil, a southeastern, subtropical coastal area. On three occasions, samples were collected in exposed and sheltered stations, at high and low hydrodynamic conditions. We hypothesize that benthic assemblages will have high meio- and macrofaunal densities and high microbial biomass at the sediment surface at the sheltered site, and lower and vertically homogeneous microbial biomass and densities of meio- and macrofauna are expected at the exposed site. The accumulation of fresh organic matter at the sediment surface was observed at both stations over the three sampling dates, which contributed to the higher densities of meiofauna in the first layers of the sediment column. Macrofauna followed the same trend only at the exposed station, but changes in the number of species, biodiversity and feeding groups were registered for both stations. Microbial biomass increased at the sheltered station over the three sampling dates, whereas at the exposed station, microbial biomass was nearly constant. Physical exposure did not influence organic matter loading at the sites and therefore did not affect overall structure of benthic assemblages, which negates our original hypothesis. Most of the benthic system components reacted to organic matter quality and quantity, but relationships between different-sized organisms (i.e. competition and/or predation) may explain the unchanged microbial profiles at the exposed site and homogeneous vertical distribution of macrofauna at the sheltered site. In conclusion, the high quality of organic matter was a crucial factor in sustaining and regulating the benthic system, but coupled results showed that interactions between micro-, meio- and macrofauna can be highly complex.</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0173-9565</text:p>
          </table:table-cell>
          <table:table-cell/>
          <table:table-cell office:value-type="string" calcext:value-type="string">
            <text:p>WOS:000280671300007</text:p>
          </table:table-cell>
          <table:table-cell table:number-columns-repeated="972"/>
        </table:table-row>
        <table:table-row table:style-name="ro1">
          <table:table-cell office:value-type="string" calcext:value-type="string">
            <text:p>J</text:p>
          </table:table-cell>
          <table:table-cell office:value-type="string" calcext:value-type="string">
            <text:p>Nunes, Erika Takagi; Braga, Adriane Araujo; dos Santos, Daniela Carvalho; Camargo-Mathias, Maria Izabel</text:p>
          </table:table-cell>
          <table:table-cell table:number-columns-repeated="3"/>
          <table:table-cell office:value-type="string" calcext:value-type="string">
            <text:p>Santos, Daniela/E-3102-2012</text:p>
          </table:table-cell>
          <table:table-cell table:number-columns-repeated="3"/>
          <table:table-cell office:value-type="string" calcext:value-type="string">
            <text:p>Cytodifferentiation during the spermatogenesis of the hermaphrodite caridea Exhippolysmata oplophoroides</text:p>
          </table:table-cell>
          <table:table-cell table:number-columns-repeated="7"/>
          <table:table-cell office:value-type="string" calcext:value-type="string">
            <text:p>MICRON</text:p>
          </table:table-cell>
          <table:table-cell table:number-columns-repeated="3"/>
          <table:table-cell office:value-type="float" office:value="41" calcext:value-type="float">
            <text:p>41</text:p>
          </table:table-cell>
          <table:table-cell office:value-type="float" office:value="6" calcext:value-type="float">
            <text:p>6</text:p>
          </table:table-cell>
          <table:table-cell table:number-columns-repeated="2"/>
          <table:table-cell office:value-type="float" office:value="585" calcext:value-type="float">
            <text:p>585</text:p>
          </table:table-cell>
          <table:table-cell office:value-type="float" office:value="591" calcext:value-type="float">
            <text:p>591</text:p>
          </table:table-cell>
          <table:table-cell/>
          <table:table-cell office:value-type="string" calcext:value-type="string">
            <text:p>10.1016/j.micron.2010.04.005</text:p>
          </table:table-cell>
          <table:table-cell table:number-columns-repeated="2"/>
          <table:table-cell office:value-type="string" calcext:value-type="string">
            <text:p>AUG 2010</text:p>
          </table:table-cell>
          <table:table-cell office:value-type="float" office:value="2010" calcext:value-type="float">
            <text:p>2010</text:p>
          </table:table-cell>
          <table:table-cell office:value-type="string" calcext:value-type="string">
            <text:p>Among the decapods, the caridean Exhippolysmata oplophoroides has been described as a simultaneous protandric hermaphrodite, seeing that it presents a male initial stage followed by a hermaphrodite one in which it can function as male and as female. This work had the aims of characterizing the microscopical morphology of the male portion of the ovotestes gonads from E. oplophoroides, at the different development stages, identifying each cell from the germ lines during spermatogenesis, as well as describing the ultramorphology of spermatozoans in the terminal region of the vasa deferentia. Shrimps were collected in Ubatuba, north coast of Sao Paulo, and their male gonads and the ampoule were removed, fixed and processed according to histological routine and for scanning electron microscopy. The testicular portion is divided in lobes, inside which cells at the same stage of the spermatogenic cycle are observed, with prevalence of spermatogonia and spermatocytes at stages I, II and V of gonad development, whereas spermatids and spermatozoans are found at stages III and IV, respectively. Ultramorphology of the terminal portion of the vasa deferentia exhibits mature aflagellated spike-shaped spermatozoans, encased in secretion and between membrane foldings that will constitute the spermatophores. Despite presenting reproductive characteristics common to other decapods. E. oplophoroides shows spermatozoans as well as spermatophore with typical morphology, which is important for its identification and taxonomy. Further, this species showed polysaccharide secretions where the spermatozoa are immerse as far as the testicular portion, which could have a roe in their transport and nutrition as well as spermatophore constitution and/or fixation; differently, other caridean species begin spermatophore formation during the passage of the gametes through the vasa deferentia. (C) 2010 Elsevier Ltd. All rights reserved.</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2"/>
          <table:table-cell office:value-type="string" calcext:value-type="string">
            <text:p>0968-4328</text:p>
          </table:table-cell>
          <table:table-cell/>
          <table:table-cell office:value-type="string" calcext:value-type="string">
            <text:p>WOS:000279527300007</text:p>
          </table:table-cell>
          <table:table-cell office:value-type="float" office:value="20452229" calcext:value-type="float">
            <text:p>20452229</text:p>
          </table:table-cell>
          <table:table-cell table:number-columns-repeated="971"/>
        </table:table-row>
        <table:table-row table:style-name="ro1">
          <table:table-cell office:value-type="string" calcext:value-type="string">
            <text:p>J</text:p>
          </table:table-cell>
          <table:table-cell office:value-type="string" calcext:value-type="string">
            <text:p>Kloh, Aline dos Santos; Madeira di Beneditto, Ana Paula</text:p>
          </table:table-cell>
          <table:table-cell table:number-columns-repeated="3"/>
          <table:table-cell office:value-type="string" calcext:value-type="string">
            <text:p>Tmcocean, Inct/J-8735-2013; Di Beneditto, Ana Paula/L-9347-2013</text:p>
          </table:table-cell>
          <table:table-cell table:number-columns-repeated="3"/>
          <table:table-cell office:value-type="string" calcext:value-type="string">
            <text:p>Population structure of the flecked box crab, Hepatus pudibundus (Herbst 1785) in Northern Rio de Janeiro State, Southeastern Brazil</text:p>
          </table:table-cell>
          <table:table-cell table:number-columns-repeated="7"/>
          <table:table-cell office:value-type="string" calcext:value-type="string">
            <text:p>BIOTA NEOTROPICA</text:p>
          </table:table-cell>
          <table:table-cell table:number-columns-repeated="3"/>
          <table:table-cell office:value-type="float" office:value="10" calcext:value-type="float">
            <text:p>10</text:p>
          </table:table-cell>
          <table:table-cell office:value-type="float" office:value="3" calcext:value-type="float">
            <text:p>3</text:p>
          </table:table-cell>
          <table:table-cell table:number-columns-repeated="2"/>
          <table:table-cell office:value-type="float" office:value="463" calcext:value-type="float">
            <text:p>463</text:p>
          </table:table-cell>
          <table:table-cell office:value-type="float" office:value="467" calcext:value-type="float">
            <text:p>467</text:p>
          </table:table-cell>
          <table:table-cell/>
          <table:table-cell office:value-type="string" calcext:value-type="string">
            <text:p>10.1590/S1676-06032010000300041</text:p>
          </table:table-cell>
          <table:table-cell table:number-columns-repeated="2"/>
          <table:table-cell office:value-type="string" calcext:value-type="string">
            <text:p>JUL-SEP 2010</text:p>
          </table:table-cell>
          <table:table-cell office:value-type="float" office:value="2010" calcext:value-type="float">
            <text:p>2010</text:p>
          </table:table-cell>
          <table:table-cell office:value-type="string" calcext:value-type="string">
            <text:p>The present study describes the first information about the population structure of the flecked box crab, Hepatus pudibundus, in Northern Rio de Janeiro State (21 degrees 30' and 21 degrees 50' S). From April 2006 to March 2007 monthly samples (n = 12) were conducted using a bottom trawl net aboard local shrimp fishery boats. The specimens were classified by gender and maturity status, measured and weighed. In total, 523 individuals of H. pudibundus were captured: 299 (57.2%) males and 224 (42.8%) females. In general, the sex ratio was constant over the studied period, with slight predominance of males. The adult specimens were more numerous than the juveniles' ones. Male specimens were larger and heavier than females, with averages of 46,8 +/- 9,1 mm in carapace width and 23,4 +/- 13,2 g in weight, compared to 45,3 +/- 6,6 mm and 18,8 +/- 7,9 g for females. The relationships between weight and carapace width were adjusted by the equations W = 0.0002.CW*3.0391 (R2 = 0.97) (males) and W = 0.0003.CW*2.8734 (R2 = 0.94) (females). The species H. pudibundus has little significance to the regional shrimp fishery, but this study indicates its regular occurrence in coastal waters from Northern Rio de Janeiro State.</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1676-0603</text:p>
          </table:table-cell>
          <table:table-cell/>
          <table:table-cell office:value-type="string" calcext:value-type="string">
            <text:p>WOS:000296130900042</text:p>
          </table:table-cell>
          <table:table-cell table:number-columns-repeated="972"/>
        </table:table-row>
        <table:table-row table:style-name="ro1">
          <table:table-cell office:value-type="string" calcext:value-type="string">
            <text:p>J</text:p>
          </table:table-cell>
          <table:table-cell office:value-type="string" calcext:value-type="string">
            <text:p>Souza, Thaisa Abreu; Godoy, Jose Marcus; Godoy, Maria Luiza D. P.; Moreira, Isabel; Carvalho, Zenildo L.; Salomao, Marcos Sarmet M. B.; Rezende, Carlos E.</text:p>
          </table:table-cell>
          <table:table-cell table:number-columns-repeated="3"/>
          <table:table-cell office:value-type="string" calcext:value-type="string">
            <text:p>Salomao, Marcos/B-4249-2008; Tmcocean, Inct/J-8735-2013</text:p>
          </table:table-cell>
          <table:table-cell office:value-type="string" calcext:value-type="string">
            <text:p>Salomao, Marcos/0000-0003-4007-2546; </text:p>
          </table:table-cell>
          <table:table-cell table:number-columns-repeated="2"/>
          <table:table-cell office:value-type="string" calcext:value-type="string">
            <text:p>Use of multitracers for the study of water mixing in the Paraiba do Sul River estuary</text:p>
          </table:table-cell>
          <table:table-cell table:number-columns-repeated="7"/>
          <table:table-cell office:value-type="string" calcext:value-type="string">
            <text:p>JOURNAL OF ENVIRONMENTAL RADIOACTIVITY</text:p>
          </table:table-cell>
          <table:table-cell table:number-columns-repeated="3"/>
          <table:table-cell office:value-type="float" office:value="101" calcext:value-type="float">
            <text:p>101</text:p>
          </table:table-cell>
          <table:table-cell office:value-type="float" office:value="7" calcext:value-type="float">
            <text:p>7</text:p>
          </table:table-cell>
          <table:table-cell office:value-type="string" calcext:value-type="string">
            <text:p>SI</text:p>
          </table:table-cell>
          <table:table-cell/>
          <table:table-cell office:value-type="float" office:value="564" calcext:value-type="float">
            <text:p>564</text:p>
          </table:table-cell>
          <table:table-cell office:value-type="float" office:value="570" calcext:value-type="float">
            <text:p>570</text:p>
          </table:table-cell>
          <table:table-cell/>
          <table:table-cell office:value-type="string" calcext:value-type="string">
            <text:p>10.1016/j.jenvrad.2009.11.001</text:p>
          </table:table-cell>
          <table:table-cell table:number-columns-repeated="2"/>
          <table:table-cell table:style-name="ce2" office:value-type="date" office:date-value="2010-07-01" calcext:value-type="date">
            <text:p>jul/10</text:p>
          </table:table-cell>
          <table:table-cell office:value-type="float" office:value="2010" calcext:value-type="float">
            <text:p>2010</text:p>
          </table:table-cell>
          <table:table-cell office:value-type="string" calcext:value-type="string">
            <text:p>Multitracers were used to study water mixing in the Paraiba do Sul River estuary region in August 2007 (dry season) and March 2008 (rainy season) and to evaluate the reach of the river plume in the direction of the open ocean. Two sampling campaigns were carried out, each in a different season. Based on these results, it was possible to conclude that the multitracers used in this study (salinity, Si, Ba and U, as well as the radium isotopes (223)Ra, (224)Ra, (226)Ra and (228)Ra) presented satisfactory results toward defining the plume reach and determining the residence time and water-mixing processes in the estuary. A strong correlation was observed between tracers and the distance to the coast. During the low river water discharge period, the riverine water took about 10 days to reach open ocean waters (salinity 35). During the rainy period this value decreased to 6 days. Based on the radium results, it was possible to calculate diffusion coefficients (K(h)) of 23 km(2) d(-1) and 38 km(2) d(-1) for (224)Ra and (223)Ra, respectively, during the dry season (winter). Values of 65 km(2) d(-1) and 68 km(2) d(-1) for (223)Ra and (224)Ra, respectively, were found for the rainy period (summer). (C) 2009 Elsevier Ltd. All rights reserved.</text:p>
          </table:table-cell>
          <table:table-cell table:number-columns-repeated="8"/>
          <table:table-cell office:value-type="float" office:value="18" calcext:value-type="float">
            <text:p>18</text:p>
          </table:table-cell>
          <table:table-cell office:value-type="float" office:value="0" calcext:value-type="float">
            <text:p>0</text:p>
          </table:table-cell>
          <table:table-cell office:value-type="float" office:value="12" calcext:value-type="float">
            <text:p>12</text:p>
          </table:table-cell>
          <table:table-cell office:value-type="float" office:value="3" calcext:value-type="float">
            <text:p>3</text:p>
          </table:table-cell>
          <table:table-cell office:value-type="float" office:value="19" calcext:value-type="float">
            <text:p>19</text:p>
          </table:table-cell>
          <table:table-cell table:number-columns-repeated="2"/>
          <table:table-cell office:value-type="string" calcext:value-type="string">
            <text:p>0265-931X</text:p>
          </table:table-cell>
          <table:table-cell/>
          <table:table-cell office:value-type="string" calcext:value-type="string">
            <text:p>WOS:000278657100007</text:p>
          </table:table-cell>
          <table:table-cell office:value-type="float" office:value="20004500" calcext:value-type="float">
            <text:p>20004500</text:p>
          </table:table-cell>
          <table:table-cell table:number-columns-repeated="971"/>
        </table:table-row>
        <table:table-row table:style-name="ro1">
          <table:table-cell office:value-type="string" calcext:value-type="string">
            <text:p>J</text:p>
          </table:table-cell>
          <table:table-cell office:value-type="string" calcext:value-type="string">
            <text:p>Simoes, Sabrina M.; Costa, Rogerio C.; Fransozo, Adilson; Castilho, Antonio L.</text:p>
          </table:table-cell>
          <table:table-cell table:number-columns-repeated="3"/>
          <table:table-cell office:value-type="string" calcext:value-type="string">
            <text:p>Castilho, Antonio/B-5249-2015</text:p>
          </table:table-cell>
          <table:table-cell office:value-type="string" calcext:value-type="string">
            <text:p>Castilho, Antonio/0000-0003-0001-9054</text:p>
          </table:table-cell>
          <table:table-cell table:number-columns-repeated="2"/>
          <table:table-cell office:value-type="string" calcext:value-type="string">
            <text:p>Diel variation in abundance and size of the seabob shrimp Xiphopenaeus kroyeri (Crustacea, Penaeoidea) in the Ubatuba region, Southeastern Brazil</text:p>
          </table:table-cell>
          <table:table-cell table:number-columns-repeated="7"/>
          <table:table-cell office:value-type="string" calcext:value-type="string">
            <text:p>ANAIS DA ACADEMIA BRASILEIRA DE CIENCIAS</text:p>
          </table:table-cell>
          <table:table-cell table:number-columns-repeated="3"/>
          <table:table-cell office:value-type="float" office:value="82" calcext:value-type="float">
            <text:p>82</text:p>
          </table:table-cell>
          <table:table-cell office:value-type="float" office:value="2" calcext:value-type="float">
            <text:p>2</text:p>
          </table:table-cell>
          <table:table-cell table:number-columns-repeated="2"/>
          <table:table-cell office:value-type="float" office:value="369" calcext:value-type="float">
            <text:p>369</text:p>
          </table:table-cell>
          <table:table-cell office:value-type="float" office:value="378" calcext:value-type="float">
            <text:p>378</text:p>
          </table:table-cell>
          <table:table-cell table:number-columns-repeated="4"/>
          <table:table-cell table:style-name="ce2" office:value-type="date" office:date-value="2010-06-01" calcext:value-type="date">
            <text:p>jun/10</text:p>
          </table:table-cell>
          <table:table-cell office:value-type="float" office:value="2010" calcext:value-type="float">
            <text:p>2010</text:p>
          </table:table-cell>
          <table:table-cell office:value-type="string" calcext:value-type="string">
            <text:p>The objective of the present study was to analyze diel variation in the abundance and size of the seabob shrimp Xiphopenaeus kroyeri in the Ubatuba region, state of Sao Paulo, during the year 2000. In each season of the year, collections were made in the day and at night on 9 transects at depths ranging from 2 to 40 m. The estimated shrimp amount was of 28,878 individuals. Although the catch rate was higher during the day (15,853 shrimp), this did not differ significantly from the catch at night (13,025). The catch rate was higher in daytime on most transects, but was higher at night at locations where fine and very fine sand predominated. The majority of juveniles were caught during the day. The mean size (CL) was 14.43 +/- 4.02 mm for day and 14.82 +/- 4.28 mm for night samples, and the difference was significant (Student's t-test, df = 2, 429, t = 2.27, p = 0.02). The largest individuals were caught during the night. None of the three models that have been proposed in the literature to account for differences in the diurnal catch pattern of penaeid species can be applied to X. kroyeri. Our results provide evidence that sediment type not only influenced the catch rate in the analyzed periods, but also determined which models might fit the behavior of this species.</text:p>
          </table:table-cell>
          <table:table-cell table:number-columns-repeated="8"/>
          <table:table-cell office:value-type="float" office:value="15" calcext:value-type="float">
            <text:p>15</text:p>
          </table:table-cell>
          <table:table-cell office:value-type="float" office:value="0" calcext:value-type="float">
            <text:p>0</text:p>
          </table:table-cell>
          <table:table-cell office:value-type="float" office:value="14" calcext:value-type="float">
            <text:p>14</text:p>
          </table:table-cell>
          <table:table-cell office:value-type="float" office:value="2" calcext:value-type="float">
            <text:p>2</text:p>
          </table:table-cell>
          <table:table-cell office:value-type="float" office:value="15" calcext:value-type="float">
            <text:p>15</text:p>
          </table:table-cell>
          <table:table-cell table:number-columns-repeated="2"/>
          <table:table-cell office:value-type="string" calcext:value-type="string">
            <text:p>0001-3765</text:p>
          </table:table-cell>
          <table:table-cell/>
          <table:table-cell office:value-type="string" calcext:value-type="string">
            <text:p>WOS:000278960500013</text:p>
          </table:table-cell>
          <table:table-cell office:value-type="float" office:value="20563418" calcext:value-type="float">
            <text:p>20563418</text:p>
          </table:table-cell>
          <table:table-cell table:number-columns-repeated="971"/>
        </table:table-row>
        <table:table-row table:style-name="ro1">
          <table:table-cell office:value-type="string" calcext:value-type="string">
            <text:p>J</text:p>
          </table:table-cell>
          <table:table-cell office:value-type="string" calcext:value-type="string">
            <text:p>Costa, Tania M.; Christofoletti, Ronaldo A.; Amaro Pinheiro, Marcelo A.</text:p>
          </table:table-cell>
          <table:table-cell table:number-columns-repeated="3"/>
          <table:table-cell office:value-type="string" calcext:value-type="string">
            <text:p>Costa , Tania /C-8066-2012; Christofoletti, Ronaldo/D-3266-2012; Pinheiro, Marcelo/E-7462-2012</text:p>
          </table:table-cell>
          <table:table-cell office:value-type="string" calcext:value-type="string">
            <text:p>Pinheiro, Marcelo/0000-0003-0758-5526</text:p>
          </table:table-cell>
          <table:table-cell table:number-columns-repeated="2"/>
          <table:table-cell office:value-type="string" calcext:value-type="string">
            <text:p>Epibionts on Arenaeus cribrarius (Brachyura: Portunidae) from Brazil</text:p>
          </table:table-cell>
          <table:table-cell table:number-columns-repeated="7"/>
          <table:table-cell office:value-type="string" calcext:value-type="string">
            <text:p>ZOOLOGIA</text:p>
          </table:table-cell>
          <table:table-cell table:number-columns-repeated="3"/>
          <table:table-cell office:value-type="float" office:value="27" calcext:value-type="float">
            <text:p>27</text:p>
          </table:table-cell>
          <table:table-cell office:value-type="float" office:value="3" calcext:value-type="float">
            <text:p>3</text:p>
          </table:table-cell>
          <table:table-cell table:number-columns-repeated="2"/>
          <table:table-cell office:value-type="float" office:value="387" calcext:value-type="float">
            <text:p>387</text:p>
          </table:table-cell>
          <table:table-cell office:value-type="float" office:value="394" calcext:value-type="float">
            <text:p>394</text:p>
          </table:table-cell>
          <table:table-cell/>
          <table:table-cell office:value-type="string" calcext:value-type="string">
            <text:p>10.1590/51984-46702010000300010</text:p>
          </table:table-cell>
          <table:table-cell table:number-columns-repeated="2"/>
          <table:table-cell table:style-name="ce2" office:value-type="date" office:date-value="2010-06-01" calcext:value-type="date">
            <text:p>jun/10</text:p>
          </table:table-cell>
          <table:table-cell office:value-type="float" office:value="2010" calcext:value-type="float">
            <text:p>2010</text:p>
          </table:table-cell>
          <table:table-cell office:value-type="string" calcext:value-type="string">
            <text:p>Mean prevalence and intensity of infestations by epibionts were evaluated in Arenaeus cribrarius (Lamarck, 1818), based on monthly samplings (May/1991 to April/1993), in Ubatuba, Brazil. Bryozoans were quantified in terms of colony numbers and barnacles by the number of specimens. Prevalence of infestation was determined in 1,914 individuals of A. cribrarius and assessed with respect to sex, maturity stage and season. No significant interaction was detected between epibionts and biological host factors. Males showed a higher infestation rate by Chelonibia patula (Ranzani, 1818) when compared to mature non-ovigerous females, yet Octolasmis lowei Darwin, 1851 infestation was associated to adult crabs. The ovigerous females of A. cribrarius showed a higher prevalence of infestation than males and non-ovigerous females, with lower infestations being recorded during winter. A synchrony between the life cycle of the epibionts and their hosts was evident and promotes the continuity of the former in the area.</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number-columns-repeated="2"/>
          <table:table-cell office:value-type="string" calcext:value-type="string">
            <text:p>1984-4670</text:p>
          </table:table-cell>
          <table:table-cell/>
          <table:table-cell office:value-type="string" calcext:value-type="string">
            <text:p>WOS:000279814900010</text:p>
          </table:table-cell>
          <table:table-cell table:number-columns-repeated="972"/>
        </table:table-row>
        <table:table-row table:style-name="ro1">
          <table:table-cell office:value-type="string" calcext:value-type="string">
            <text:p>J</text:p>
          </table:table-cell>
          <table:table-cell office:value-type="string" calcext:value-type="string">
            <text:p>Bertini, Giovana; Teixeira, Gustavo Monteiro; Fransozo, Vivian; Fransozo, Adilson</text:p>
          </table:table-cell>
          <table:table-cell table:number-columns-repeated="7"/>
          <table:table-cell office:value-type="string" calcext:value-type="string">
            <text:p>Reproductive period and size at the onset of sexual maturity of mottled purse crab, Persephona mediterranea (Herbst, 1794) (Brachyura, Leucosioidea) on the southeastern Brazilian coast</text:p>
          </table:table-cell>
          <table:table-cell table:number-columns-repeated="7"/>
          <table:table-cell office:value-type="string" calcext:value-type="string">
            <text:p>INVERTEBRATE REPRODUCTION &amp; DEVELOPMENT</text:p>
          </table:table-cell>
          <table:table-cell table:number-columns-repeated="3"/>
          <table:table-cell office:value-type="float" office:value="54" calcext:value-type="float">
            <text:p>54</text:p>
          </table:table-cell>
          <table:table-cell office:value-type="float" office:value="1" calcext:value-type="float">
            <text:p>1</text:p>
          </table:table-cell>
          <table:table-cell table:number-columns-repeated="2"/>
          <table:table-cell office:value-type="float" office:value="7" calcext:value-type="float">
            <text:p>7</text:p>
          </table:table-cell>
          <table:table-cell office:value-type="float" office:value="17" calcext:value-type="float">
            <text:p>17</text:p>
          </table:table-cell>
          <table:table-cell/>
          <table:table-cell office:value-type="string" calcext:value-type="string">
            <text:p>10.1080/07924259.2010.9652311</text:p>
          </table:table-cell>
          <table:table-cell table:number-columns-repeated="2"/>
          <table:table-cell office:value-type="string" calcext:value-type="string">
            <text:p>MAY 2010</text:p>
          </table:table-cell>
          <table:table-cell office:value-type="float" office:value="2010" calcext:value-type="float">
            <text:p>2010</text:p>
          </table:table-cell>
          <table:table-cell office:value-type="string" calcext:value-type="string">
            <text:p>The reproductive biology of Persephona mediterranea was investigated in relation to the following aspects: population structure, size at the onset of sexual maturity, sexual size dimorphism, and reproductive period. A total of 1,283 specimens were obtained (565 males, 120 non-ovigerous females and 598 ovigerous females). CW(50) values were 22.8 and 22.3 mm CW for males and females, respectively, and the mean size of males was significantly larger than that of females. Persephona mediterranea shows continuous reproduction. However, there is a reduction M the proportion of ovigerous females and males with gonads in advanced developmental stage during the autumn and beginning of the winter. There was no significant correlation between the reproductive activity and variation in abiotic factors. Of the total captured specimens, 98.99% were sexually mature, which may indicate a differential spatial distribution among the distinct age groups, and sampling sites are probably areas occupied by adult individuals or this population.</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table:table-cell office:value-type="string" calcext:value-type="string">
            <text:p>0792-4259</text:p>
          </table:table-cell>
          <table:table-cell/>
          <table:table-cell office:value-type="string" calcext:value-type="string">
            <text:p>WOS:000279703600002</text:p>
          </table:table-cell>
          <table:table-cell table:number-columns-repeated="972"/>
        </table:table-row>
        <table:table-row table:style-name="ro1">
          <table:table-cell office:value-type="string" calcext:value-type="string">
            <text:p>J</text:p>
          </table:table-cell>
          <table:table-cell office:value-type="string" calcext:value-type="string">
            <text:p>Ayres-Peres, Luciane; Mantelatto, Fernando L.</text:p>
          </table:table-cell>
          <table:table-cell table:number-columns-repeated="7"/>
          <table:table-cell office:value-type="string" calcext:value-type="string">
            <text:p>Epibiont occurrence on gastropod shells used by the hermit crab Loxopagurus loxochelis (Anomura: Diogenidae) on the northern coast of Sao Paulo, Brazil</text:p>
          </table:table-cell>
          <table:table-cell table:number-columns-repeated="7"/>
          <table:table-cell office:value-type="string" calcext:value-type="string">
            <text:p>ZOOLOGIA</text:p>
          </table:table-cell>
          <table:table-cell table:number-columns-repeated="3"/>
          <table:table-cell office:value-type="float" office:value="27" calcext:value-type="float">
            <text:p>27</text:p>
          </table:table-cell>
          <table:table-cell office:value-type="float" office:value="2" calcext:value-type="float">
            <text:p>2</text:p>
          </table:table-cell>
          <table:table-cell table:number-columns-repeated="2"/>
          <table:table-cell office:value-type="float" office:value="222" calcext:value-type="float">
            <text:p>222</text:p>
          </table:table-cell>
          <table:table-cell office:value-type="float" office:value="227" calcext:value-type="float">
            <text:p>227</text:p>
          </table:table-cell>
          <table:table-cell/>
          <table:table-cell office:value-type="string" calcext:value-type="string">
            <text:p>10.1590/S1984-46702010000200010</text:p>
          </table:table-cell>
          <table:table-cell table:number-columns-repeated="2"/>
          <table:table-cell office:value-type="string" calcext:value-type="string">
            <text:p>APR 2010</text:p>
          </table:table-cell>
          <table:table-cell office:value-type="float" office:value="2010" calcext:value-type="float">
            <text:p>2010</text:p>
          </table:table-cell>
          <table:table-cell office:value-type="string" calcext:value-type="string">
            <text:p>Gastropod shells occupied by hermit crabs are an important attachment substrate for epifauna, and these shells are often damaged. The present study aimed to characterize the epibionts and extent of damage for gastropod shells occupied by the hermit crab Loxopagurus loxochelis (Moreira, 1901). Samples were collected monthly over a period of one year (from July 2002 through June 2003), in the Caraguatatuba and Ubatuba regions, on the northern coast of Sao Paulo, Brazil. The sampling was performed using a fishing boat equipped with double-rig nets. The shells were identified and weighed. Loxopagurus loxochelis occupied 14 gastropod shell species in Caraguatatuba and five in Ubatuba. In the two areas, approximately 55% of these gastropod shells bore epibionts, and a significantly large number (p &lt; 0.05) showed no damage. The presence of epibionts did not significantly change the mean weight of shells. This cover may provide camouflage to the animals when they are associated with the sandy substrate, which possibly affects the occupancy of the shells by the hermit crabs. Undamaged shells may reflect a high availability of shells in good condition in the environment.</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number-columns-repeated="2"/>
          <table:table-cell office:value-type="string" calcext:value-type="string">
            <text:p>1984-4670</text:p>
          </table:table-cell>
          <table:table-cell/>
          <table:table-cell office:value-type="string" calcext:value-type="string">
            <text:p>WOS:000277490100010</text:p>
          </table:table-cell>
          <table:table-cell table:number-columns-repeated="972"/>
        </table:table-row>
        <table:table-row table:style-name="ro1">
          <table:table-cell office:value-type="string" calcext:value-type="string">
            <text:p>J</text:p>
          </table:table-cell>
          <table:table-cell office:value-type="string" calcext:value-type="string">
            <text:p>Cicchi, Paulo J. P.; Jim, Jorge; Centeno, Fernanda C.</text:p>
          </table:table-cell>
          <table:table-cell table:number-columns-repeated="7"/>
          <table:table-cell office:value-type="string" calcext:value-type="string">
            <text:p>HYPSIBOAS ALBOMARGINATUS (White-edged Treefrog). PREDATION.</text:p>
          </table:table-cell>
          <table:table-cell table:number-columns-repeated="7"/>
          <table:table-cell office:value-type="string" calcext:value-type="string">
            <text:p>Herpetological Review</text:p>
          </table:table-cell>
          <table:table-cell table:number-columns-repeated="3"/>
          <table:table-cell office:value-type="float" office:value="41" calcext:value-type="float">
            <text:p>41</text:p>
          </table:table-cell>
          <table:table-cell office:value-type="float" office:value="1" calcext:value-type="float">
            <text:p>1</text:p>
          </table:table-cell>
          <table:table-cell table:number-columns-repeated="2"/>
          <table:table-cell table:number-columns-repeated="2" office:value-type="float" office:value="64" calcext:value-type="float">
            <text:p>64</text:p>
          </table:table-cell>
          <table:table-cell table:number-columns-repeated="4"/>
          <table:table-cell office:value-type="string" calcext:value-type="string">
            <text:p>MAR 10 2010</text:p>
          </table:table-cell>
          <table:table-cell office:value-type="float" office:value="2010" calcext:value-type="float">
            <text:p>2010</text:p>
          </table:table-cell>
          <table:table-cell table:number-columns-repeated="9"/>
          <table:table-cell table:number-columns-repeated="5" office:value-type="float" office:value="0" calcext:value-type="float">
            <text:p>0</text:p>
          </table:table-cell>
          <table:table-cell table:number-columns-repeated="2"/>
          <table:table-cell office:value-type="string" calcext:value-type="string">
            <text:p>0018-084X</text:p>
          </table:table-cell>
          <table:table-cell/>
          <table:table-cell office:value-type="string" calcext:value-type="string">
            <text:p>BIOABS:BACD201000179982</text:p>
          </table:table-cell>
          <table:table-cell table:number-columns-repeated="972"/>
        </table:table-row>
        <table:table-row table:style-name="ro1">
          <table:table-cell office:value-type="string" calcext:value-type="string">
            <text:p>J</text:p>
          </table:table-cell>
          <table:table-cell office:value-type="string" calcext:value-type="string">
            <text:p>Blain, Gabriel Constantino</text:p>
          </table:table-cell>
          <table:table-cell table:number-columns-repeated="3"/>
          <table:table-cell office:value-type="string" calcext:value-type="string">
            <text:p>Blain, Gabriel/I-2501-2012</text:p>
          </table:table-cell>
          <table:table-cell office:value-type="string" calcext:value-type="string">
            <text:p>Blain, Gabriel/0000-0001-8832-7734</text:p>
          </table:table-cell>
          <table:table-cell table:number-columns-repeated="2"/>
          <table:table-cell office:value-type="string" calcext:value-type="string">
            <text:p>Séries anuais de temperatura máxima média do ar no Estado de São Paulo: variações e tendências climáticas</text:p>
          </table:table-cell>
          <table:table-cell office:value-type="string" calcext:value-type="string">
            <text:p>Annual average maximum air temperature series of the State of São Paulo, Brazil: climate variations and trends</text:p>
          </table:table-cell>
          <table:table-cell table:number-columns-repeated="6"/>
          <table:table-cell office:value-type="string" calcext:value-type="string">
            <text:p>Revista Brasileira de Meteorologia</text:p>
          </table:table-cell>
          <table:table-cell table:number-columns-repeated="3"/>
          <table:table-cell office:value-type="float" office:value="25" calcext:value-type="float">
            <text:p>25</text:p>
          </table:table-cell>
          <table:table-cell office:value-type="float" office:value="1" calcext:value-type="float">
            <text:p>1</text:p>
          </table:table-cell>
          <table:table-cell table:number-columns-repeated="2"/>
          <table:table-cell office:value-type="float" office:value="114" calcext:value-type="float">
            <text:p>114</text:p>
          </table:table-cell>
          <table:table-cell office:value-type="float" office:value="124" calcext:value-type="float">
            <text:p>124</text:p>
          </table:table-cell>
          <table:table-cell/>
          <table:table-cell office:value-type="string" calcext:value-type="string">
            <text:p>10.1590/S0102-77862010000100010</text:p>
          </table:table-cell>
          <table:table-cell table:number-columns-repeated="2"/>
          <table:table-cell office:value-type="string" calcext:value-type="string">
            <text:p>2010-03</text:p>
          </table:table-cell>
          <table:table-cell office:value-type="float" office:value="2010" calcext:value-type="float">
            <text:p>2010</text:p>
          </table:table-cell>
          <table:table-cell office:value-type="string" calcext:value-type="string">
            <text:p>The aim of the work was to detect climate trends or climate variations in eight annual average maximum air temperature series (Tmax) of the State of São Paulo. The study was based on parametric and non-parametric tests. In the Pindorama and Ubatuba series, positive trends in Tmax values were detected during the last 28/24 years. No significant trends were detected in the Cordeirópolis, Mococa, Monte Alegre do Sul, and Ribeirão Preto series. The probability density function associated with the series of Campinas and Piracicaba, shows significant shifts to the right. In the Campinas data series this shift on Tmax data distribution occurred 30 years (approximately) earlier than in the Tmax of Piracicaba data distribution. Thus, despite the majority of the data series have shown important variations on their statistical parameters, it was not possible to identify a temporal variability pattern on the eight Tmax analyzed series.</text:p>
          </table:table-cell>
          <table:table-cell/>
          <table:table-cell office:value-type="string" calcext:value-type="string">
            <text:p>O objetivo do trabalho foi analisar tendências e/ou variações climáticas em oito séries de temperatura máxima média anual (Tmax), do Estado de São Paulo. Por meio de testes paramétricos e não-paramétricos foram detectadas, nas localidades de Pindorama e Ubatuba, consideráveis elevações nos dados de Tmax nos anos mais recentes dessas séries. Em contra partida, em Cordeirópolis, Mococa, Monte Alegre do Sul e Ribeirão Preto, não foram verificadas alterações temporais significativas (elevação ou queda) nas séries de Tmax. Nas localidades de Campinas e Piracicaba, foram observados marcantes deslocamentos à direita (elevação) das funções densidade de probabilidade associadas aos valores desse elemento meteorológico. Em Campinas, essa alteração ocorreu de forma mais intensa e temporalmente anterior à de Piracicaba. Dessa forma, apesar da maioria das séries apresentarem importantes variações em seus parâmetros estatísticos (variações climáticas), não foi possível estabelecer uma concomitância/significância na variabilidade temporal (elevação ou queda) nas oito séries de Tmax analisadas.</text:p>
          </table:table-cell>
          <table:table-cell table:number-columns-repeated="6"/>
          <table:table-cell office:value-type="float" office:value="9" calcext:value-type="float">
            <text:p>9</text:p>
          </table:table-cell>
          <table:table-cell office:value-type="float" office:value="0" calcext:value-type="float">
            <text:p>0</text:p>
          </table:table-cell>
          <table:table-cell office:value-type="float" office:value="4" calcext:value-type="float">
            <text:p>4</text:p>
          </table:table-cell>
          <table:table-cell office:value-type="float" office:value="7" calcext:value-type="float">
            <text:p>7</text:p>
          </table:table-cell>
          <table:table-cell office:value-type="float" office:value="9" calcext:value-type="float">
            <text:p>9</text:p>
          </table:table-cell>
          <table:table-cell table:number-columns-repeated="2"/>
          <table:table-cell office:value-type="string" calcext:value-type="string">
            <text:p>0102-7786</text:p>
          </table:table-cell>
          <table:table-cell/>
          <table:table-cell office:value-type="string" calcext:value-type="string">
            <text:p>SCIELO:S0102-77862010000100010</text:p>
          </table:table-cell>
          <table:table-cell table:number-columns-repeated="972"/>
        </table:table-row>
        <table:table-row table:style-name="ro1">
          <table:table-cell office:value-type="string" calcext:value-type="string">
            <text:p>J</text:p>
          </table:table-cell>
          <table:table-cell office:value-type="string" calcext:value-type="string">
            <text:p>Sazima, Ivan</text:p>
          </table:table-cell>
          <table:table-cell table:number-columns-repeated="7"/>
          <table:table-cell office:value-type="string" calcext:value-type="string">
            <text:p>Black Vultures (Coragyps atratus) pick organic debris from the hair of a domestic dog in southeastern Brazil</text:p>
          </table:table-cell>
          <table:table-cell table:number-columns-repeated="7"/>
          <table:table-cell office:value-type="string" calcext:value-type="string">
            <text:p>REVISTA BRASILEIRA DE ORNITOLOGIA</text:p>
          </table:table-cell>
          <table:table-cell table:number-columns-repeated="3"/>
          <table:table-cell office:value-type="float" office:value="18" calcext:value-type="float">
            <text:p>18</text:p>
          </table:table-cell>
          <table:table-cell office:value-type="float" office:value="1" calcext:value-type="float">
            <text:p>1</text:p>
          </table:table-cell>
          <table:table-cell table:number-columns-repeated="2"/>
          <table:table-cell office:value-type="float" office:value="45" calcext:value-type="float">
            <text:p>45</text:p>
          </table:table-cell>
          <table:table-cell office:value-type="float" office:value="48" calcext:value-type="float">
            <text:p>48</text:p>
          </table:table-cell>
          <table:table-cell table:number-columns-repeated="4"/>
          <table:table-cell table:style-name="ce2" office:value-type="date" office:date-value="2010-03-01" calcext:value-type="date">
            <text:p>mar/10</text:p>
          </table:table-cell>
          <table:table-cell office:value-type="float" office:value="2010" calcext:value-type="float">
            <text:p>2010</text:p>
          </table:table-cell>
          <table:table-cell table:number-columns-repeated="9"/>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0103-5657</text:p>
          </table:table-cell>
          <table:table-cell/>
          <table:table-cell office:value-type="string" calcext:value-type="string">
            <text:p>WOS:000208354100005</text:p>
          </table:table-cell>
          <table:table-cell table:number-columns-repeated="972"/>
        </table:table-row>
        <table:table-row table:style-name="ro1">
          <table:table-cell office:value-type="string" calcext:value-type="string">
            <text:p>J</text:p>
          </table:table-cell>
          <table:table-cell office:value-type="string" calcext:value-type="string">
            <text:p>da Silva, Rodrigo Costa; de Lima, Vanessa Yuri; Tanaka, Erika Maemi; da Silva, Aristeu Vieira; de Souza, Luiz Carlos; Langoni, Helio</text:p>
          </table:table-cell>
          <table:table-cell table:number-columns-repeated="3"/>
          <table:table-cell office:value-type="string" calcext:value-type="string">
            <text:p>da Silva, Aristeu/D-2365-2010; Langoni, Helio/D-2376-2010; Silva, Rodrigo/D-2406-2010</text:p>
          </table:table-cell>
          <table:table-cell office:value-type="string" calcext:value-type="string">
            <text:p>da Silva, Aristeu/0000-0003-3842-2279; Silva, Rodrigo/0000-0001-9319-7516</text:p>
          </table:table-cell>
          <table:table-cell table:number-columns-repeated="2"/>
          <table:table-cell office:value-type="string" calcext:value-type="string">
            <text:p>Risk factors and presence of antibodies to Toxoplasma gondii in dogs from the coast of Sao Paulo State, Brazil</text:p>
          </table:table-cell>
          <table:table-cell table:number-columns-repeated="7"/>
          <table:table-cell office:value-type="string" calcext:value-type="string">
            <text:p>PESQUISA VETERINARIA BRASILEIRA</text:p>
          </table:table-cell>
          <table:table-cell table:number-columns-repeated="3"/>
          <table:table-cell office:value-type="float" office:value="30" calcext:value-type="float">
            <text:p>30</text:p>
          </table:table-cell>
          <table:table-cell office:value-type="float" office:value="2" calcext:value-type="float">
            <text:p>2</text:p>
          </table:table-cell>
          <table:table-cell table:number-columns-repeated="2"/>
          <table:table-cell office:value-type="float" office:value="161" calcext:value-type="float">
            <text:p>161</text:p>
          </table:table-cell>
          <table:table-cell office:value-type="float" office:value="166" calcext:value-type="float">
            <text:p>166</text:p>
          </table:table-cell>
          <table:table-cell table:number-columns-repeated="4"/>
          <table:table-cell office:value-type="string" calcext:value-type="string">
            <text:p>FEB 2010</text:p>
          </table:table-cell>
          <table:table-cell office:value-type="float" office:value="2010" calcext:value-type="float">
            <text:p>2010</text:p>
          </table:table-cell>
          <table:table-cell office:value-type="string" calcext:value-type="string">
            <text:p>Da Silva R. C., Lima V. Y., Tanaka E. M., Da Silva A. V., Souza L. C. &amp; Langoni H. 2010. Risk factors and presence of antibodies to Toxoplasma gondii in dogs from the coast of Sao Paulo State, Brazil. Pesquisa Veterinaria Brasileira 30(2): 161-166. Departamento de Higiene Veterinaria e Saude Publica, Faculdade de Medicina Veterinaria e Zootecnia, Universidade Estadual Paulista, Distrito de Rubiao Junior s/n, Botucatu, SP 18618-000, Brazil. E-mail: silva_rcd@yahoo.com.brToxoplasmosis is caused by the obligate intracellular protozoan parasite Toxoplasma gondii and affects warm-blooded vertebrates, including pets and man. Dogs are epidemiologically important since they act as sentinels for the infection in humans. The present study aimed to determine the presence of antibodies to T. gondii in 205 serum samples from dogs in Ubatuba, Sao Paulo state, Brazil, through indirect immunofluorescence reaction (IFAT), as well as the risk factors related to toxoplasmosis in the animals such as breed, age, sex, access to outdoors, homemade food ingestion, access to untreated water, and contact with rodents. Toxoplasmosis-positive samples accounted for 52/205 (25.4%), with titers ranging from 16 to 256. The serological results presented significant association (P&lt;0.05) with homemade food ingestion (45/118; 38.1%; CI95% 29.9%-47.2%) (OR=7.0; CI95% 3.0-16.6), and with access to outdoors where those that do not have access to the street were prevalent (37/121; 30.6%; CI95% 23.1%-39.3%) (OR=0.5; CI95% 0.2-1.0). These results show that toxoplasmosis in this region is related to problems of sanitary education, mainly concerning the appropriate cooking of foods, since most positive animals did not show significant association with the presence of rodents or untreated water consumption but showed, instead association with ingestion of homemade food. Thus, toxoplasmosis is a public health problem in the studied region, and sanitary measures are needed to control the infection due to the strict relationship between man and dog and the presented risk factor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100-736X</text:p>
          </table:table-cell>
          <table:table-cell/>
          <table:table-cell office:value-type="string" calcext:value-type="string">
            <text:p>WOS:000276670900011</text:p>
          </table:table-cell>
          <table:table-cell table:number-columns-repeated="972"/>
        </table:table-row>
        <table:table-row table:style-name="ro1">
          <table:table-cell office:value-type="string" calcext:value-type="string">
            <text:p>J</text:p>
          </table:table-cell>
          <table:table-cell office:value-type="string" calcext:value-type="string">
            <text:p>Garcia de Brito, Vinicius Lourenco; Pinheiro, Mardiore; Sazima, Mathes</text:p>
          </table:table-cell>
          <table:table-cell table:number-columns-repeated="3"/>
          <table:table-cell office:value-type="string" calcext:value-type="string">
            <text:p>Sazima, Marlies/B-6973-2013</text:p>
          </table:table-cell>
          <table:table-cell table:number-columns-repeated="3"/>
          <table:table-cell office:value-type="string" calcext:value-type="string">
            <text:p>Sophora tomentosa and Crotalaria vitellina (Fabaceae): reproductive biology and interactions with bees in the restinga of Ubatuba, Sao Paulo</text:p>
          </table:table-cell>
          <table:table-cell table:number-columns-repeated="7"/>
          <table:table-cell office:value-type="string" calcext:value-type="string">
            <text:p>BIOTA NEOTROPICA</text:p>
          </table:table-cell>
          <table:table-cell table:number-columns-repeated="3"/>
          <table:table-cell office:value-type="float" office:value="10" calcext:value-type="float">
            <text:p>10</text:p>
          </table:table-cell>
          <table:table-cell office:value-type="float" office:value="1" calcext:value-type="float">
            <text:p>1</text:p>
          </table:table-cell>
          <table:table-cell table:number-columns-repeated="2"/>
          <table:table-cell office:value-type="float" office:value="185" calcext:value-type="float">
            <text:p>185</text:p>
          </table:table-cell>
          <table:table-cell office:value-type="float" office:value="192" calcext:value-type="float">
            <text:p>192</text:p>
          </table:table-cell>
          <table:table-cell table:number-columns-repeated="4"/>
          <table:table-cell office:value-type="string" calcext:value-type="string">
            <text:p>JAN-MAR 2010</text:p>
          </table:table-cell>
          <table:table-cell office:value-type="float" office:value="2010" calcext:value-type="float">
            <text:p>2010</text:p>
          </table:table-cell>
          <table:table-cell office:value-type="string" calcext:value-type="string">
            <text:p>The study of plant-pollinator interactions is a major tool for conservation biology of fragmented habitats like the Atlantic Rain Forest and for the study of evolutionary traits that rule these interactions. Information on reproductive biology and floral visitor interactions of Sophora tomentosa and Crotalaria vitellina (Fabaceae) is presented in this study. Both species are common in the restinga formation of the Atlantic Rain Forest in the Nucleo Picinguaba, Parque Estadual da Serra do Mar, Ubatuba - Sao Paulo. These species occur in the same areas, the flowering period is the same for both and they have yellow flowers that offer nectar as the major reward. Both are self-compatible, although fruit and seed set depend on the pollinators. Xylocopa brasilianorum and Megachile sp.1 were pollinators of S. tomentosa, whereas C. vitellina was pollinated by both the aforementioned bees and Bombus morio, Centris labrosa and two separate species of Megachile. All these bees have long tongues and are able to reach nectar at the bottom of the nectar chamber by legitimate visits. The inflorescences of S. tomentosa received more visits (0,62 visits/inflorescence/day) than the inflorescences of C. vitellina (0,37 visits/inflorescence/day). However, the fruit set of S. tomentosa (33%) is similar to that of C. vitellina (42%) in natural conditions, probably due to different pollinator efficiency. Having shorter tongues, Trigona and Augochlora bees have no access to the nectar chamber by means of legitimate visits. Hence, the dimensions of the nectar chamber of S. tomentosa and C. vitellina act as a selective barrier to short-tongued bees, thus guaranteeing more nectar to the long-tongued visitors. These legume pollinators are very common in the restinga forest, and they act as pollen vectors of other species in this ecosystem as well. The preservation of these legume plants is important to the diversity of bees and essential to the plant community.</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676-0603</text:p>
          </table:table-cell>
          <table:table-cell/>
          <table:table-cell office:value-type="string" calcext:value-type="string">
            <text:p>WOS:000208418800019</text:p>
          </table:table-cell>
          <table:table-cell table:number-columns-repeated="972"/>
        </table:table-row>
        <table:table-row table:style-name="ro1">
          <table:table-cell office:value-type="string" calcext:value-type="string">
            <text:p>J</text:p>
          </table:table-cell>
          <table:table-cell office:value-type="string" calcext:value-type="string">
            <text:p>de Brito Santos Lopes, Joselene Badu; Vasques, Ricardo O'Reilly; Guimaraes, Fernanda Jordao; Cetra, Mauricio; Guerreiro Couto, Erminda da Conceicao</text:p>
          </table:table-cell>
          <table:table-cell table:number-columns-repeated="7"/>
          <table:table-cell office:value-type="string" calcext:value-type="string">
            <text:p>SEX RATIO OF THE SEA-BOB SHRIMP Xiphopenaeus kroyeri OF THE COAST OF ILHEUS, BAHIA, BRAZIL</text:p>
          </table:table-cell>
          <table:table-cell table:number-columns-repeated="7"/>
          <table:table-cell office:value-type="string" calcext:value-type="string">
            <text:p>BOLETIM DO INSTITUTO DE PESCA</text:p>
          </table:table-cell>
          <table:table-cell table:number-columns-repeated="3"/>
          <table:table-cell office:value-type="float" office:value="36" calcext:value-type="float">
            <text:p>36</text:p>
          </table:table-cell>
          <table:table-cell office:value-type="float" office:value="4" calcext:value-type="float">
            <text:p>4</text:p>
          </table:table-cell>
          <table:table-cell table:number-columns-repeated="2"/>
          <table:table-cell office:value-type="float" office:value="251" calcext:value-type="float">
            <text:p>251</text:p>
          </table:table-cell>
          <table:table-cell office:value-type="float" office:value="262" calcext:value-type="float">
            <text:p>262</text:p>
          </table:table-cell>
          <table:table-cell table:number-columns-repeated="4"/>
          <table:table-cell table:number-columns-repeated="2" office:value-type="float" office:value="2010" calcext:value-type="float">
            <text:p>2010</text:p>
          </table:table-cell>
          <table:table-cell office:value-type="string" calcext:value-type="string">
            <text:p>The object of this research was to conduct a study of the sex ratio of X. kroyeri in the three main trawling areas on the Ilheus coast in order to better understand the species population structure. We analyzed the sex ratio per class monthly and total length (mm), and proportion of young and adults in space and time. Monthly, hauls lasting 30 minutes were conducted between November 2003 and February 2005 at three sampling stations located 16 m deep. We sampled 19,559 individuals, 11,291 males and 8,268 females. Males and females were grouped into classes of total length (mm), which were observed almost always unimodal distribution. The amplitude of the total length of males ranged from 20 mm to 110 mm and females from 20 mm to 140 mm. The sex ratio was 1:1 (chi(2) = 2,39, p&gt;0,05). In the analysis of sex ratio by size, males were more prevalent in classes below 100 mm and females at 100 and 110 mm. Juveniles were present in all months, but there was an increase in abundance during June-July (winter) and September-October (spring). The young were more abundant in areas of the Airport and Santo Domingo, located next to the two largest estuaries in the region. Water transparency was the only abiotic variable that correlated negatively with the abundance captured.</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float" office:value="6" calcext:value-type="float">
            <text:p>6</text:p>
          </table:table-cell>
          <table:table-cell table:number-columns-repeated="2"/>
          <table:table-cell office:value-type="string" calcext:value-type="string">
            <text:p>0046-9939</text:p>
          </table:table-cell>
          <table:table-cell/>
          <table:table-cell office:value-type="string" calcext:value-type="string">
            <text:p>WOS:000297990800001</text:p>
          </table:table-cell>
          <table:table-cell table:number-columns-repeated="972"/>
        </table:table-row>
        <table:table-row table:style-name="ro1">
          <table:table-cell office:value-type="string" calcext:value-type="string">
            <text:p>J</text:p>
          </table:table-cell>
          <table:table-cell office:value-type="string" calcext:value-type="string">
            <text:p>Blain, Gabriel Constantino</text:p>
          </table:table-cell>
          <table:table-cell table:number-columns-repeated="3"/>
          <table:table-cell office:value-type="string" calcext:value-type="string">
            <text:p>Blain, Gabriel/I-2501-2012</text:p>
          </table:table-cell>
          <table:table-cell office:value-type="string" calcext:value-type="string">
            <text:p>Blain, Gabriel/0000-0001-8832-7734</text:p>
          </table:table-cell>
          <table:table-cell table:number-columns-repeated="2"/>
          <table:table-cell office:value-type="string" calcext:value-type="string">
            <text:p>Tendências e variações climáticas em séries anuais de precipitação pluvial do Estado de São Paulo</text:p>
          </table:table-cell>
          <table:table-cell office:value-type="string" calcext:value-type="string">
            <text:p>Climate trends and variations related to total annual precipitation series of the State of São Paulo, Brazil</text:p>
          </table:table-cell>
          <table:table-cell table:number-columns-repeated="6"/>
          <table:table-cell office:value-type="string" calcext:value-type="string">
            <text:p>Bragantia</text:p>
          </table:table-cell>
          <table:table-cell table:number-columns-repeated="3"/>
          <table:table-cell office:value-type="float" office:value="69" calcext:value-type="float">
            <text:p>69</text:p>
          </table:table-cell>
          <table:table-cell office:value-type="float" office:value="3" calcext:value-type="float">
            <text:p>3</text:p>
          </table:table-cell>
          <table:table-cell table:number-columns-repeated="2"/>
          <table:table-cell office:value-type="float" office:value="765" calcext:value-type="float">
            <text:p>765</text:p>
          </table:table-cell>
          <table:table-cell office:value-type="float" office:value="770" calcext:value-type="float">
            <text:p>770</text:p>
          </table:table-cell>
          <table:table-cell/>
          <table:table-cell office:value-type="string" calcext:value-type="string">
            <text:p>10.1590/S0006-87052010000300031</text:p>
          </table:table-cell>
          <table:table-cell table:number-columns-repeated="2"/>
          <table:table-cell table:number-columns-repeated="2" office:value-type="float" office:value="2010" calcext:value-type="float">
            <text:p>2010</text:p>
          </table:table-cell>
          <table:table-cell office:value-type="string" calcext:value-type="string">
            <text:p>The aim of the work was to detect trends and climate variations in eight annual precipitation series of the State of São Paulo, Brazil. The investigations was carried out under parametric and non parametric methods in order to obtain a better balance between probability type I and type II errors. Jundiaí and Pindorama presented significant increasing trends in the annual precipitation amounts. In the series of Monte Alegre do Sul those increasing trends had a lower degree of significance. No significant climate change was detected in the series of Campinas, Cordeirópolis, Ribeirão Preto and, Mococa. A decreased trend was observed in the annual precipitation series of Ubatuba.</text:p>
          </table:table-cell>
          <table:table-cell/>
          <table:table-cell office:value-type="string" calcext:value-type="string">
            <text:p>O objetivo do trabalho foi detectar tendências e variações climáticas em oito séries de totais anuais de precipitação pluvial do Estado de São Paulo. A fim de obter melhor adequação entre as probabilidades dos erros tipo I e II, as análises foram realizadas do ponto de vista paramétrico e não paramétrico. Nas localidades de Jundiaí e Pindorama foram detectadas marcantes elevações no regime anual dos totais de precipitação. A mesma característica foi observada na localidade de Monte Alegre do Sul, embora com menor significância do que nessas duas primeiras séries. Nas localidades de Campinas, Cordeirópolis, Mococa e Ribeirão Preto não houve indícios de alterações climáticas. Na localidade de Ubatuba foi detectada queda no regime dessa variável meteorológica.</text:p>
          </table:table-cell>
          <table:table-cell table:number-columns-repeated="6"/>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table:table-cell office:value-type="string" calcext:value-type="string">
            <text:p>1678-4499</text:p>
          </table:table-cell>
          <table:table-cell/>
          <table:table-cell office:value-type="string" calcext:value-type="string">
            <text:p>SCIELO:S0006-87052010000300031</text:p>
          </table:table-cell>
          <table:table-cell table:number-columns-repeated="972"/>
        </table:table-row>
        <table:table-row table:style-name="ro1">
          <table:table-cell office:value-type="string" calcext:value-type="string">
            <text:p>J</text:p>
          </table:table-cell>
          <table:table-cell office:value-type="string" calcext:value-type="string">
            <text:p>Chiste Flaquer da Rocha, Maria Luiza; Fernandez, Wellington Silva; Paiva Filho, Alfredo Martins</text:p>
          </table:table-cell>
          <table:table-cell table:number-columns-repeated="3"/>
          <table:table-cell office:value-type="string" calcext:value-type="string">
            <text:p>Fernandez, Wellington/H-1647-2012; Fernandez, Wellington/K-3996-2013</text:p>
          </table:table-cell>
          <table:table-cell table:number-columns-repeated="3"/>
          <table:table-cell office:value-type="string" calcext:value-type="string">
            <text:p>SPATIAL AND TEMPORAL DISTRIBUTION OF FISH IN PALMAS BAY, UBATUBA, BRAZIL</text:p>
          </table:table-cell>
          <table:table-cell table:number-columns-repeated="7"/>
          <table:table-cell office:value-type="string" calcext:value-type="string">
            <text:p>BRAZILIAN JOURNAL OF OCEANOGRAPHY</text:p>
          </table:table-cell>
          <table:table-cell table:number-columns-repeated="3"/>
          <table:table-cell office:value-type="float" office:value="58" calcext:value-type="float">
            <text:p>58</text:p>
          </table:table-cell>
          <table:table-cell office:value-type="float" office:value="1" calcext:value-type="float">
            <text:p>1</text:p>
          </table:table-cell>
          <table:table-cell table:number-columns-repeated="2"/>
          <table:table-cell office:value-type="float" office:value="31" calcext:value-type="float">
            <text:p>31</text:p>
          </table:table-cell>
          <table:table-cell office:value-type="float" office:value="43" calcext:value-type="float">
            <text:p>43</text:p>
          </table:table-cell>
          <table:table-cell table:number-columns-repeated="4"/>
          <table:table-cell office:value-type="string" calcext:value-type="string">
            <text:p>JAN-MAR 2010</text:p>
          </table:table-cell>
          <table:table-cell office:value-type="float" office:value="2010" calcext:value-type="float">
            <text:p>2010</text:p>
          </table:table-cell>
          <table:table-cell office:value-type="string" calcext:value-type="string">
            <text:p>The aim of this study was to analyze the distribution and abundance of the fish fauna of Palmas bay on Anchieta Island in southeastern Brazil. Specimens were caught in the summer and winter of 1992, using an otter trawl at three locations in the bay. The specimens were caught in both the nighttime and daytime. Data on the water temperature and salinity were recorded for the characterization of the predominant water mass in the region, and sediment samples were taken for granulometric analysis. A total of 7 656 specimens (79 species), with a total weight of approximately 300 kg, were recorded. The most abundant species were Eucinostomus argenteus, Ctenosciaena gracilicirrhus, Haemulon steindachneri, Eucinostomus gula and Diapterus rhombeus, which together accounted for more than 73% of the sample. In general, the ecological indices showed no differences in the composition of species for the abiotic variables analyzed. The multivariate analysis showed that the variations in the distribution of the fish fauna were mainly associated with intra-annual differences in temperature and salinity, resulting from the presence of South Atlantic Central Water (SACW) in the area during the summer. The analysis also showed an association with the type of bottom and a lesser association with respect to the night/day period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679-8759</text:p>
          </table:table-cell>
          <table:table-cell/>
          <table:table-cell office:value-type="string" calcext:value-type="string">
            <text:p>WOS:000277559700004</text:p>
          </table:table-cell>
          <table:table-cell table:number-columns-repeated="972"/>
        </table:table-row>
        <table:table-row table:style-name="ro1">
          <table:table-cell office:value-type="string" calcext:value-type="string">
            <text:p>J</text:p>
          </table:table-cell>
          <table:table-cell office:value-type="string" calcext:value-type="string">
            <text:p>Marigo, Juliana; Giffoni, Bruno de Barros</text:p>
          </table:table-cell>
          <table:table-cell table:number-columns-repeated="3"/>
          <table:table-cell office:value-type="string" calcext:value-type="string">
            <text:p>Marigo, Juliana/G-4077-2012</text:p>
          </table:table-cell>
          <table:table-cell table:number-columns-repeated="3"/>
          <table:table-cell office:value-type="string" calcext:value-type="string">
            <text:p>SIGHTINGS AND BYCATCH OF SMALL PELAGIC CETACEANS, NEW INFORMATION REGISTERED BY VOLUNTEER FISHERMEN OFF SAO PAULO, BRAZIL</text:p>
          </table:table-cell>
          <table:table-cell table:number-columns-repeated="7"/>
          <table:table-cell office:value-type="string" calcext:value-type="string">
            <text:p>BRAZILIAN JOURNAL OF OCEANOGRAPHY</text:p>
          </table:table-cell>
          <table:table-cell table:number-columns-repeated="3"/>
          <table:table-cell office:value-type="float" office:value="58" calcext:value-type="float">
            <text:p>58</text:p>
          </table:table-cell>
          <table:table-cell office:value-type="float" office:value="1" calcext:value-type="float">
            <text:p>1</text:p>
          </table:table-cell>
          <table:table-cell table:number-columns-repeated="2"/>
          <table:table-cell office:value-type="float" office:value="71" calcext:value-type="float">
            <text:p>71</text:p>
          </table:table-cell>
          <table:table-cell office:value-type="float" office:value="75" calcext:value-type="float">
            <text:p>75</text:p>
          </table:table-cell>
          <table:table-cell table:number-columns-repeated="4"/>
          <table:table-cell office:value-type="string" calcext:value-type="string">
            <text:p>JAN-MAR 2010</text:p>
          </table:table-cell>
          <table:table-cell office:value-type="float" office:value="2010" calcext:value-type="float">
            <text:p>2010</text:p>
          </table:table-cell>
          <table:table-cell table:number-columns-repeated="9"/>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2"/>
          <table:table-cell office:value-type="string" calcext:value-type="string">
            <text:p>1679-8759</text:p>
          </table:table-cell>
          <table:table-cell/>
          <table:table-cell office:value-type="string" calcext:value-type="string">
            <text:p>WOS:000277559700007</text:p>
          </table:table-cell>
          <table:table-cell table:number-columns-repeated="972"/>
        </table:table-row>
        <table:table-row table:style-name="ro1">
          <table:table-cell office:value-type="string" calcext:value-type="string">
            <text:p>J</text:p>
          </table:table-cell>
          <table:table-cell office:value-type="string" calcext:value-type="string">
            <text:p>Pinto-da-Rocha, Ricardo; Bragagnolo, Cibele</text:p>
          </table:table-cell>
          <table:table-cell table:number-columns-repeated="3"/>
          <table:table-cell office:value-type="string" calcext:value-type="string">
            <text:p>Pinto-da-Rocha, Ricardo/J-6774-2012; Bragagnolo, Cibele/F-7588-2014</text:p>
          </table:table-cell>
          <table:table-cell office:value-type="string" calcext:value-type="string">
            <text:p>Bragagnolo, Cibele/0000-0003-0996-8635</text:p>
          </table:table-cell>
          <table:table-cell table:number-columns-repeated="2"/>
          <table:table-cell office:value-type="string" calcext:value-type="string">
            <text:p>Systematic revision and cladistic analysis of the Brazilian subfamily Sodreaninae (Opiliones: Gonyleptidae)</text:p>
          </table:table-cell>
          <table:table-cell table:number-columns-repeated="7"/>
          <table:table-cell office:value-type="string" calcext:value-type="string">
            <text:p>INVERTEBRATE SYSTEMATICS</text:p>
          </table:table-cell>
          <table:table-cell table:number-columns-repeated="3"/>
          <table:table-cell office:value-type="float" office:value="24" calcext:value-type="float">
            <text:p>24</text:p>
          </table:table-cell>
          <table:table-cell office:value-type="float" office:value="6" calcext:value-type="float">
            <text:p>6</text:p>
          </table:table-cell>
          <table:table-cell table:number-columns-repeated="2"/>
          <table:table-cell office:value-type="float" office:value="509" calcext:value-type="float">
            <text:p>509</text:p>
          </table:table-cell>
          <table:table-cell office:value-type="float" office:value="538" calcext:value-type="float">
            <text:p>538</text:p>
          </table:table-cell>
          <table:table-cell/>
          <table:table-cell office:value-type="string" calcext:value-type="string">
            <text:p>10.1071/IS10030</text:p>
          </table:table-cell>
          <table:table-cell table:number-columns-repeated="2"/>
          <table:table-cell table:number-columns-repeated="2" office:value-type="float" office:value="2010" calcext:value-type="float">
            <text:p>2010</text:p>
          </table:table-cell>
          <table:table-cell office:value-type="string" calcext:value-type="string">
            <text:p>Sodreaninae is reviewed and all ten species are combined under its type genus, Sodreana Mello-Leitao, 1922, according to a cladistic analysis of morphological characters, which revealed a pectinate pattern of clades. The subfamily is endemic to the Brazilian Atlantic rainforest from Santa Catarina state to Rio de Janeiro state. Sodreana is herein considered a senior synonym of Stygnobates Mello-Leitao, 1927, Zortalia Mello-Leitao, 1936, Gertia B. Soares &amp; H. Soares, 1946 and Annampheres H. Soares, 1979. The following new combinations are proposed: Sodreana barbiellinii (Mello-Leitao, 1927), Sodreana hatschbachi (B. Soares &amp; H. Soares, 1946), Sodreana inscripta (Mello-Leitao, 1939), Sodreana leprevosti (B. Soares &amp; H. Soares, 1947b), Sodreana bicalcarata (Mello-Leitao, 1936). Sodreana granulata (Mello-Leitao, 1937) is revalidated from the synonymy of Sodreana sodreana Mello-Leitao, 1922. Three new species are described: Sodreana glaucoi from Ilhabela and Boraceia, Sao Paulo state; S. curupira from Parque Nacional da Serra dos Orgaos, Rio de Janeiro state, and S. caipora from Ubatuba, Sao Paulo state. Sodreaninae species are restricted to forested areas and most occur in the southern part of the coastal Atlantic rainforest, one species occurs in interior Atlantic rainforest. The biogeographical analysis (Brooks Parsimony Analysis) resulted in a single and fully resolved most parsimonious tree with three main: components: northern (Bahia and Serra do Espinhaco), southern (Santa Catarina, Parana, Serra do Mar of Sao Paulo), and central (Espirito Santo, Serra da Bocaina, southern state of Rio de Janeiro, Serra dos Orgaos, Serra da Mantiqueira, Serra do Mar of Sao Paulo).</text:p>
          </table:table-cell>
          <table:table-cell table:number-columns-repeated="8"/>
          <table:table-cell office:value-type="float" office:value="7" calcext:value-type="float">
            <text:p>7</text:p>
          </table:table-cell>
          <table:table-cell office:value-type="float" office:value="0" calcext:value-type="float">
            <text:p>0</text:p>
          </table:table-cell>
          <table:table-cell office:value-type="float" office:value="8" calcext:value-type="float">
            <text:p>8</text:p>
          </table:table-cell>
          <table:table-cell office:value-type="float" office:value="2" calcext:value-type="float">
            <text:p>2</text:p>
          </table:table-cell>
          <table:table-cell office:value-type="float" office:value="8" calcext:value-type="float">
            <text:p>8</text:p>
          </table:table-cell>
          <table:table-cell table:number-columns-repeated="2"/>
          <table:table-cell office:value-type="string" calcext:value-type="string">
            <text:p>1445-5226</text:p>
          </table:table-cell>
          <table:table-cell/>
          <table:table-cell office:value-type="string" calcext:value-type="string">
            <text:p>WOS:000289990500001</text:p>
          </table:table-cell>
          <table:table-cell table:number-columns-repeated="972"/>
        </table:table-row>
        <table:table-row table:style-name="ro1">
          <table:table-cell office:value-type="string" calcext:value-type="string">
            <text:p>J</text:p>
          </table:table-cell>
          <table:table-cell office:value-type="string" calcext:value-type="string">
            <text:p>Freitas Junior, Felipe; Christoffersen, Martin Lindsey; Branco, Joaquim Olinto</text:p>
          </table:table-cell>
          <table:table-cell table:number-columns-repeated="7"/>
          <table:table-cell office:value-type="string" calcext:value-type="string">
            <text:p>Monitoring of carcinofauna abundance and diversity during eight years of expressway construction in Santa Catarina, Brazil</text:p>
          </table:table-cell>
          <table:table-cell table:number-columns-repeated="7"/>
          <table:table-cell office:value-type="string" calcext:value-type="string">
            <text:p>LATIN AMERICAN JOURNAL OF AQUATIC RESEARCH</text:p>
          </table:table-cell>
          <table:table-cell table:number-columns-repeated="3"/>
          <table:table-cell office:value-type="float" office:value="38" calcext:value-type="float">
            <text:p>38</text:p>
          </table:table-cell>
          <table:table-cell office:value-type="float" office:value="3" calcext:value-type="float">
            <text:p>3</text:p>
          </table:table-cell>
          <table:table-cell table:number-columns-repeated="2"/>
          <table:table-cell office:value-type="float" office:value="461" calcext:value-type="float">
            <text:p>461</text:p>
          </table:table-cell>
          <table:table-cell office:value-type="float" office:value="473" calcext:value-type="float">
            <text:p>473</text:p>
          </table:table-cell>
          <table:table-cell/>
          <table:table-cell office:value-type="string" calcext:value-type="string">
            <text:p>10.3856/vol38-issue3-fulltext-10</text:p>
          </table:table-cell>
          <table:table-cell table:number-columns-repeated="2"/>
          <table:table-cell table:number-columns-repeated="2" office:value-type="float" office:value="2010" calcext:value-type="float">
            <text:p>2010</text:p>
          </table:table-cell>
          <table:table-cell office:value-type="string" calcext:value-type="string">
            <text:p>Crustaceans are important in estuarine ecosystems, transferring energy to higher trophic levels and contributing to artisanal and industrial fisheries. This paper aims to evaluate the carcinofauna diversity and abundance in Saco dos Limoes and how this changed when affected by dredging during the construction of an expressway through South Bay, Florianopolis, Santa Catarina, Brazil. Collections were made onboard a commercial fishing boat for three months, day and night, at six sampling sites from 1997 to 2006. The families Penaeidae and Portunidae were the most diverse in terms of taxa, with the largest species abundances. The dominant species were the shrimps Farfantepenaeus brasiliensis, F. paulensis, and Litopenaeus schmitti, and the crab Callinectes danae. The largest abundances were found in two areas, in the summer and at night. The diversity and equitability indices showed similar patterns, with the highest values in autumn and winter. Acording to the Jaccard index, the similarity of the crustacean composition was highest for the years 2005 and 2006 and lowest between 1997 and 2005. The structure of the carcinofauna changed over the years, with high mortalities during dredging operations followed by a recovery in the subsequent years. Our observations indicated that dredging did not have catastrophic effects nor did it produce long-term disturbances in the carcinofauna of the estuary. It is important to monitor natural resources in order to record the extent and limits of human impacts on the environment.</text:p>
          </table:table-cell>
          <table:table-cell table:number-columns-repeated="8"/>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table:table-cell office:value-type="string" calcext:value-type="string">
            <text:p>0718-560X</text:p>
          </table:table-cell>
          <table:table-cell/>
          <table:table-cell office:value-type="string" calcext:value-type="string">
            <text:p>WOS:000286927900010</text:p>
          </table:table-cell>
          <table:table-cell table:number-columns-repeated="972"/>
        </table:table-row>
        <table:table-row table:style-name="ro1">
          <table:table-cell office:value-type="string" calcext:value-type="string">
            <text:p>J</text:p>
          </table:table-cell>
          <table:table-cell office:value-type="string" calcext:value-type="string">
            <text:p>Terossi, Mariana; Mantelatto, Fernando L.</text:p>
          </table:table-cell>
          <table:table-cell table:number-columns-repeated="3"/>
          <table:table-cell office:value-type="string" calcext:value-type="string">
            <text:p>Terossi, Mariana/J-7946-2012</text:p>
          </table:table-cell>
          <table:table-cell table:number-columns-repeated="3"/>
          <table:table-cell office:value-type="string" calcext:value-type="string">
            <text:p>Sexual ratio, reproductive period and seasonal variation of the gonochoric shrimp Hippolyte obliquimanus (Caridea: Hippolytidae)</text:p>
          </table:table-cell>
          <table:table-cell table:number-columns-repeated="7"/>
          <table:table-cell office:value-type="string" calcext:value-type="string">
            <text:p>MARINE BIOLOGY RESEARCH</text:p>
          </table:table-cell>
          <table:table-cell table:number-columns-repeated="3"/>
          <table:table-cell office:value-type="float" office:value="6" calcext:value-type="float">
            <text:p>6</text:p>
          </table:table-cell>
          <table:table-cell office:value-type="float" office:value="2" calcext:value-type="float">
            <text:p>2</text:p>
          </table:table-cell>
          <table:table-cell table:number-columns-repeated="2"/>
          <table:table-cell office:value-type="float" office:value="213" calcext:value-type="float">
            <text:p>213</text:p>
          </table:table-cell>
          <table:table-cell office:value-type="float" office:value="219" calcext:value-type="float">
            <text:p>219</text:p>
          </table:table-cell>
          <table:table-cell/>
          <table:table-cell office:value-type="string" calcext:value-type="string">
            <text:p>10.1080/17451000903078630</text:p>
          </table:table-cell>
          <table:table-cell table:number-columns-repeated="2"/>
          <table:table-cell table:number-columns-repeated="2" office:value-type="float" office:value="2010" calcext:value-type="float">
            <text:p>2010</text:p>
          </table:table-cell>
          <table:table-cell office:value-type="string" calcext:value-type="string">
            <text:p>Hippolyte obliquimanus is a small, gonochoric shrimp found in algal substrates along the western Atlantic coast of Brazil, particularly in association with seaweed of the genus Sargassum. We studied population features (sexual ratio, reproductive period and temporal distribution) of H. obliquimanus in southeastern Brazil, including its relationships with the seasonality of banks of this alga. Specimens were collected at two-monthly intervals from March 2005 to January 2006, in Ubatuba Bay. The sex of individuals was checked, and the carapace length measured. In total, 668 individuals were collected: 211 males (0.70-2.50 mm carapace length), 341 non-ovigerous females (0.55-2.90 mm), and 116 ovigerous females (1.55-3.20 mm). Hippolyte obliquimanus showed seasonal-continuous reproduction and variable continuous recruitment. The highest number of animals (75%) was collected in fall-winter. The percentages of ovigerous females/total females (fall-winter: 27%; spring-summer: 26%) and the sexual ratio (fall-winter: 31%; spring-summer: 32%) were practically equal in both periods. The sexual ratio showed a predominance of females in almost all size classes, and we detected a new sex ratio pattern for this species. The seasonal variation in the number of individuals can be related to its migration to deeper areas, due to the decrease in the abundance of Sargassum sp. in shallower waters in spring-summer.</text:p>
          </table:table-cell>
          <table:table-cell table:number-columns-repeated="8"/>
          <table:table-cell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number-columns-repeated="2"/>
          <table:table-cell office:value-type="string" calcext:value-type="string">
            <text:p>1745-1000</text:p>
          </table:table-cell>
          <table:table-cell/>
          <table:table-cell office:value-type="string" calcext:value-type="string">
            <text:p>WOS:000275817800007</text:p>
          </table:table-cell>
          <table:table-cell table:number-columns-repeated="972"/>
        </table:table-row>
        <table:table-row table:style-name="ro1">
          <table:table-cell office:value-type="string" calcext:value-type="string">
            <text:p>J</text:p>
          </table:table-cell>
          <table:table-cell office:value-type="string" calcext:value-type="string">
            <text:p>Haddad Junior, Vidal; da Silveira, Fabio Lang; Migotto, Alvaro Esteves</text:p>
          </table:table-cell>
          <table:table-cell table:number-columns-repeated="3"/>
          <table:table-cell office:value-type="string" calcext:value-type="string">
            <text:p>Migotto, Alvaro/D-3748-2011; Haddad Jr, Vidal/G-9819-2012</text:p>
          </table:table-cell>
          <table:table-cell table:number-columns-repeated="3"/>
          <table:table-cell office:value-type="string" calcext:value-type="string">
            <text:p>SKIN LESIONS IN ENVENOMING BY CNIDARIANS (PORTUGUESE MAN-OF-WAR AND JELLYFISH): ETIOLOGY AND SEVERITY OF ACCIDENTS ON THE BRAZILIAN COAST</text:p>
          </table:table-cell>
          <table:table-cell table:number-columns-repeated="7"/>
          <table:table-cell office:value-type="string" calcext:value-type="string">
            <text:p>REVISTA DO INSTITUTO DE MEDICINA TROPICAL DE SAO PAULO</text:p>
          </table:table-cell>
          <table:table-cell table:number-columns-repeated="3"/>
          <table:table-cell office:value-type="float" office:value="52" calcext:value-type="float">
            <text:p>52</text:p>
          </table:table-cell>
          <table:table-cell office:value-type="float" office:value="1" calcext:value-type="float">
            <text:p>1</text:p>
          </table:table-cell>
          <table:table-cell table:number-columns-repeated="2"/>
          <table:table-cell office:value-type="float" office:value="47" calcext:value-type="float">
            <text:p>47</text:p>
          </table:table-cell>
          <table:table-cell office:value-type="float" office:value="50" calcext:value-type="float">
            <text:p>50</text:p>
          </table:table-cell>
          <table:table-cell/>
          <table:table-cell office:value-type="string" calcext:value-type="string">
            <text:p>10.1590/S0036-46052010000100009</text:p>
          </table:table-cell>
          <table:table-cell table:number-columns-repeated="2"/>
          <table:table-cell office:value-type="string" calcext:value-type="string">
            <text:p>JAN-FEB 2010</text:p>
          </table:table-cell>
          <table:table-cell office:value-type="float" office:value="2010" calcext:value-type="float">
            <text:p>2010</text:p>
          </table:table-cell>
          <table:table-cell office:value-type="string" calcext:value-type="string">
            <text:p>This work attempts to establish dermatological identification patterns for Brazilian enidarian species and it probable correlation with envenoming, severity In all observational prospective study, one hundred and twenty-eight patients from the North Coast re-ion of Sao Paulo State, Brazil were seen between 2002 and 2008. About 80% of these Showed only local effects (erythema, edema, and pain) with small, less than 20 cm, oval or round skin marks and impressions from Small tentacles. Approximately 20% of the victims had long, more than 20 cm, linear and crossed marks with frequent systemic phenomena, such as malaise, vomiting, dyspnea, and tachycardia. The former is compatible with the common hydromedusa from Southeast and Southern Brazil (Olindias sambaquiensis). The long linear marks with intense pain and systemic phenomena are compatible with envenoming, by the box jellyfish Tamoya haplonema and Chiropsalmus quadrumanus and the hydrozoan Portuguese man-of-war (Physalis physalis). There was an association between Skin marks and probable accident etiology. This simple observation rule can be indicative of severity as the Cubozoa Class (box jellyfish) and Portuguese man-of-war cause the most severe accidents. In such cases, medical attention, including intensive care, is important, as the systemic manifestations call be associated with death.</text:p>
          </table:table-cell>
          <table:table-cell table:number-columns-repeated="8"/>
          <table:table-cell office:value-type="float" office:value="11" calcext:value-type="float">
            <text:p>11</text:p>
          </table:table-cell>
          <table:table-cell office:value-type="float" office:value="0" calcext:value-type="float">
            <text:p>0</text:p>
          </table:table-cell>
          <table:table-cell office:value-type="float" office:value="6" calcext:value-type="float">
            <text:p>6</text:p>
          </table:table-cell>
          <table:table-cell office:value-type="float" office:value="4" calcext:value-type="float">
            <text:p>4</text:p>
          </table:table-cell>
          <table:table-cell office:value-type="float" office:value="11" calcext:value-type="float">
            <text:p>11</text:p>
          </table:table-cell>
          <table:table-cell table:number-columns-repeated="2"/>
          <table:table-cell office:value-type="string" calcext:value-type="string">
            <text:p>0036-4665</text:p>
          </table:table-cell>
          <table:table-cell/>
          <table:table-cell office:value-type="string" calcext:value-type="string">
            <text:p>WOS:000275610500008</text:p>
          </table:table-cell>
          <table:table-cell office:value-type="float" office:value="20305955" calcext:value-type="float">
            <text:p>20305955</text:p>
          </table:table-cell>
          <table:table-cell table:number-columns-repeated="971"/>
        </table:table-row>
        <table:table-row table:style-name="ro1">
          <table:table-cell office:value-type="string" calcext:value-type="string">
            <text:p>J</text:p>
          </table:table-cell>
          <table:table-cell office:value-type="string" calcext:value-type="string">
            <text:p>Leandrini de Oliveira, Ana Ligia; da Silva, Denise Brentan; Casanova Turatti, Izabel Cristina; Yokoya, Nair Sumie; Debonsi, Hosana Maria</text:p>
          </table:table-cell>
          <table:table-cell table:number-columns-repeated="3"/>
          <table:table-cell office:value-type="string" calcext:value-type="string">
            <text:p>Yokoya, Nair/C-6526-2012; Inov Farmaceutica, Inct/K-2313-2013; da Silva, Denise/G-1460-2012; Yokoya, Nair/F-1571-2015</text:p>
          </table:table-cell>
          <table:table-cell office:value-type="string" calcext:value-type="string">
            <text:p>da Silva, Denise/0000-0003-0872-2756; </text:p>
          </table:table-cell>
          <table:table-cell table:number-columns-repeated="2"/>
          <table:table-cell office:value-type="string" calcext:value-type="string">
            <text:p>Volatile constituents of Brazilian Bostrychia species (Rhodomelaceae) from mangrove and rocky shore</text:p>
          </table:table-cell>
          <table:table-cell table:number-columns-repeated="7"/>
          <table:table-cell office:value-type="string" calcext:value-type="string">
            <text:p>BIOCHEMICAL SYSTEMATICS AND ECOLOGY</text:p>
          </table:table-cell>
          <table:table-cell table:number-columns-repeated="3"/>
          <table:table-cell office:value-type="float" office:value="37" calcext:value-type="float">
            <text:p>37</text:p>
          </table:table-cell>
          <table:table-cell office:value-type="float" office:value="6" calcext:value-type="float">
            <text:p>6</text:p>
          </table:table-cell>
          <table:table-cell table:number-columns-repeated="2"/>
          <table:table-cell office:value-type="float" office:value="761" calcext:value-type="float">
            <text:p>761</text:p>
          </table:table-cell>
          <table:table-cell office:value-type="float" office:value="765" calcext:value-type="float">
            <text:p>765</text:p>
          </table:table-cell>
          <table:table-cell/>
          <table:table-cell office:value-type="string" calcext:value-type="string">
            <text:p>10.1016/j.bse.2009.11.004</text:p>
          </table:table-cell>
          <table:table-cell table:number-columns-repeated="2"/>
          <table:table-cell office:value-type="string" calcext:value-type="string">
            <text:p>DEC 2009</text:p>
          </table:table-cell>
          <table:table-cell office:value-type="float" office:value="2009" calcext:value-type="float">
            <text:p>2009</text:p>
          </table:table-cell>
          <table:table-cell table:number-columns-repeated="9"/>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0305-1978</text:p>
          </table:table-cell>
          <table:table-cell/>
          <table:table-cell office:value-type="string" calcext:value-type="string">
            <text:p>WOS:000274972700010</text:p>
          </table:table-cell>
          <table:table-cell table:number-columns-repeated="972"/>
        </table:table-row>
        <table:table-row table:style-name="ro1">
          <table:table-cell office:value-type="string" calcext:value-type="string">
            <text:p>J</text:p>
          </table:table-cell>
          <table:table-cell office:value-type="string" calcext:value-type="string">
            <text:p>Mortari, Rafael Campaneli; Nunes Pralon, Bruno Gabriel; Negreiros-Fransozo, Maria Lucia</text:p>
          </table:table-cell>
          <table:table-cell table:number-columns-repeated="7"/>
          <table:table-cell office:value-type="string" calcext:value-type="string">
            <text:p>Reproductive biology of Palaemon pandaliformis (Stimpson, 1871) (Crustacea, Decapoda, Caridea) from two estuaries in southeastern Brazil</text:p>
          </table:table-cell>
          <table:table-cell table:number-columns-repeated="7"/>
          <table:table-cell office:value-type="string" calcext:value-type="string">
            <text:p>INVERTEBRATE REPRODUCTION &amp; DEVELOPMENT</text:p>
          </table:table-cell>
          <table:table-cell table:number-columns-repeated="3"/>
          <table:table-cell office:value-type="float" office:value="53" calcext:value-type="float">
            <text:p>53</text:p>
          </table:table-cell>
          <table:table-cell office:value-type="float" office:value="4" calcext:value-type="float">
            <text:p>4</text:p>
          </table:table-cell>
          <table:table-cell table:number-columns-repeated="2"/>
          <table:table-cell office:value-type="float" office:value="223" calcext:value-type="float">
            <text:p>223</text:p>
          </table:table-cell>
          <table:table-cell office:value-type="float" office:value="232" calcext:value-type="float">
            <text:p>232</text:p>
          </table:table-cell>
          <table:table-cell/>
          <table:table-cell office:value-type="string" calcext:value-type="string">
            <text:p>10.1080/07924259.2009.9652308</text:p>
          </table:table-cell>
          <table:table-cell table:number-columns-repeated="2"/>
          <table:table-cell office:value-type="string" calcext:value-type="string">
            <text:p>DEC 2009</text:p>
          </table:table-cell>
          <table:table-cell office:value-type="float" office:value="2009" calcext:value-type="float">
            <text:p>2009</text:p>
          </table:table-cell>
          <table:table-cell office:value-type="string" calcext:value-type="string">
            <text:p>The reproductive biology of Palaemon pandaliformis was investigated in the estuaries of the Comprido and Ubatumirim rivers at Ubatuba, State of Sao Paulo, Brazil, by means of samples obtained from April 2003 to March 2004. Samples were collected monthly, using sieves, which were passed several times under the marginal vegetation. In the laboratory, the sex of each shrimp was assessed and the carapace length (CL, mm) measured. Ovigerous females were separated and Counted for determination of fecundity. The egg diameter was measured with a calibrated micrometer scale under an stereo-microscope. The breeding period was seasonal in the Comprido River Estuary, and continuous throughout the year in the Ubatumirim River estuary. The mean size of ovigerous females was higher in the population in the Comprido River (5.90 +/- 0.68 mm CL +/- sd) than in the Ubatumirim River (5.50 +/- 0.58 mm). The most intense reproductive period of P. pandaliformis was from October 2003 to March 2004 for both estuaries. The mean fecundity of P. pandaliformis in the Comprido River was 189 +/- 53 eggs (n = 124), and at Ubatumirim, 130 +/- 25; mean +/- sd eggs (n=80), values that are similar to other palaemonid species from similar latitudes. A positive correlation between the number of eggs and the size of the female was obtained for both populations. The eggs were relatively small, indicative of low energy allocation to each embryo, with mean dimensions ranging from 0.44 +/- 0.08 mm to 0.69 +/- 0.069 mm.</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0792-4259</text:p>
          </table:table-cell>
          <table:table-cell/>
          <table:table-cell office:value-type="string" calcext:value-type="string">
            <text:p>WOS:000274953700005</text:p>
          </table:table-cell>
          <table:table-cell table:number-columns-repeated="972"/>
        </table:table-row>
        <table:table-row table:style-name="ro1">
          <table:table-cell office:value-type="string" calcext:value-type="string">
            <text:p>J</text:p>
          </table:table-cell>
          <table:table-cell office:value-type="string" calcext:value-type="string">
            <text:p>Fransozo, Vivian; Castilho, Antonio Leao; Morais Freire, Fulvio Aurelio; Furlan, Michele; De Almeida, Ariadine Cristine; Teixeira, Gustavo Monteiro; Antonio Baeza, Juan</text:p>
          </table:table-cell>
          <table:table-cell table:number-columns-repeated="3"/>
          <table:table-cell office:value-type="string" calcext:value-type="string">
            <text:p>Freire, Fulvio/C-8370-2012; Almeida, Ariadine/D-8340-2012; Castilho, Antonio/B-5249-2015</text:p>
          </table:table-cell>
          <table:table-cell office:value-type="string" calcext:value-type="string">
            <text:p>Freire, Fulvio/0000-0003-1580-0222; Castilho, Antonio/0000-0003-0001-9054</text:p>
          </table:table-cell>
          <table:table-cell table:number-columns-repeated="2"/>
          <table:table-cell office:value-type="string" calcext:value-type="string">
            <text:p>Spatial and temporal distribution of the shrimp Nematopalaemon schmitti (Decapoda: Caridea: Palaemonidae) at a subtropical enclosed bay in South America</text:p>
          </table:table-cell>
          <table:table-cell table:number-columns-repeated="7"/>
          <table:table-cell office:value-type="string" calcext:value-type="string">
            <text:p>JOURNAL OF THE MARINE BIOLOGICAL ASSOCIATION OF THE UNITED KINGDOM</text:p>
          </table:table-cell>
          <table:table-cell table:number-columns-repeated="3"/>
          <table:table-cell office:value-type="float" office:value="89" calcext:value-type="float">
            <text:p>89</text:p>
          </table:table-cell>
          <table:table-cell office:value-type="float" office:value="8" calcext:value-type="float">
            <text:p>8</text:p>
          </table:table-cell>
          <table:table-cell table:number-columns-repeated="2"/>
          <table:table-cell office:value-type="float" office:value="1581" calcext:value-type="float">
            <text:p>1581</text:p>
          </table:table-cell>
          <table:table-cell office:value-type="float" office:value="1587" calcext:value-type="float">
            <text:p>1587</text:p>
          </table:table-cell>
          <table:table-cell/>
          <table:table-cell office:value-type="string" calcext:value-type="string">
            <text:p>10.1017/S0025315409990439</text:p>
          </table:table-cell>
          <table:table-cell table:number-columns-repeated="2"/>
          <table:table-cell office:value-type="string" calcext:value-type="string">
            <text:p>DEC 2009</text:p>
          </table:table-cell>
          <table:table-cell office:value-type="float" office:value="2009" calcext:value-type="float">
            <text:p>2009</text:p>
          </table:table-cell>
          <table:table-cell office:value-type="string" calcext:value-type="string">
            <text:p>The spatio-temporal distribution of the soft bottom dwelling shrimp Nematopalaemon schmitti and the effect of environmental conditions (sediment characteristics, temperature, salinity and dissolved oxygen) on its abundance were studied at Ubatuba Bay, south-eastern coast of Brazil. Surveys were conducted monthly from September 1995 to August 1996. Each sampling set comprised eight different transects distributed within the bay. Comparisons of CPUE of shrimp among sampling stations demonstrated that the abundance of N. schmitti was the greatest during winter, when average water temperature within the bay was considerably lower than during the rest of the year. Most shrimps (more than 95%) were collected at a single transect located at the northernmost side of the bay, demonstrating the extremely patchy distribution of this species. A multiple regression analysis using data only from this northernmost transect indicated that temperature was the most relevant factor affecting the abundance of N. schmitti during the year.</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float" office:value="6" calcext:value-type="float">
            <text:p>6</text:p>
          </table:table-cell>
          <table:table-cell table:number-columns-repeated="2"/>
          <table:table-cell office:value-type="string" calcext:value-type="string">
            <text:p>0025-3154</text:p>
          </table:table-cell>
          <table:table-cell/>
          <table:table-cell office:value-type="string" calcext:value-type="string">
            <text:p>WOS:000273904100007</text:p>
          </table:table-cell>
          <table:table-cell table:number-columns-repeated="972"/>
        </table:table-row>
        <table:table-row table:style-name="ro1">
          <table:table-cell office:value-type="string" calcext:value-type="string">
            <text:p>J</text:p>
          </table:table-cell>
          <table:table-cell office:value-type="string" calcext:value-type="string">
            <text:p>Fidalgo, Adriana De O.; Kleinert, Astrid De M. P.</text:p>
          </table:table-cell>
          <table:table-cell table:number-columns-repeated="3"/>
          <table:table-cell office:value-type="string" calcext:value-type="string">
            <text:p>Fidalgo, Adriana/E-9112-2012; Kleinert, Astrid/A-1486-2008</text:p>
          </table:table-cell>
          <table:table-cell office:value-type="string" calcext:value-type="string">
            <text:p>Kleinert, Astrid/0000-0003-0550-7452</text:p>
          </table:table-cell>
          <table:table-cell table:number-columns-repeated="2"/>
          <table:table-cell office:value-type="string" calcext:value-type="string">
            <text:p>Reproductive biology of six Brazilian Myrtaceae: is there a syndrome associated with buzz-pollination?</text:p>
          </table:table-cell>
          <table:table-cell table:number-columns-repeated="7"/>
          <table:table-cell office:value-type="string" calcext:value-type="string">
            <text:p>NEW ZEALAND JOURNAL OF BOTANY</text:p>
          </table:table-cell>
          <table:table-cell table:number-columns-repeated="3"/>
          <table:table-cell office:value-type="float" office:value="47" calcext:value-type="float">
            <text:p>47</text:p>
          </table:table-cell>
          <table:table-cell office:value-type="float" office:value="4" calcext:value-type="float">
            <text:p>4</text:p>
          </table:table-cell>
          <table:table-cell table:number-columns-repeated="2"/>
          <table:table-cell office:value-type="float" office:value="355" calcext:value-type="float">
            <text:p>355</text:p>
          </table:table-cell>
          <table:table-cell office:value-type="float" office:value="365" calcext:value-type="float">
            <text:p>365</text:p>
          </table:table-cell>
          <table:table-cell/>
          <table:table-cell office:value-type="string" calcext:value-type="string">
            <text:p>10.1080/0028825x.2009.9672712</text:p>
          </table:table-cell>
          <table:table-cell table:number-columns-repeated="2"/>
          <table:table-cell office:value-type="string" calcext:value-type="string">
            <text:p>DEC 2009</text:p>
          </table:table-cell>
          <table:table-cell office:value-type="float" office:value="2009" calcext:value-type="float">
            <text:p>2009</text:p>
          </table:table-cell>
          <table:table-cell office:value-type="string" calcext:value-type="string">
            <text:p>The floral phenology and reproductive biology of six sympatric arboreal Myrtaceae species were studied in the coastal plain forest (Ubatuba, Brazil, 44 degrees 48'W 23 degrees 22'S), from September 1999 to April 2002. Flowering started in the transition from the driest to the most humid season (Sep/Oct) and lasted until March. The sequence with which the species flowered each year was consistently the same. However, the timing of flowering onset, peak, end, and overlap differed from one year to another. Myrtaceae species were classified as xenogamic according to the pollen:ovule ratios, but two of them seem to present some degree of self-compatibility. Flowers of all species opened at sunrise and lasted for I day. Bombus morio (Apidae: Bombini) was the most common visitor followed by Melipona rufiventris (Apidae: Meliponini). Buzz pollination in Myrtaceae was common at the study area and seems to be related to bees' behaviour and to some aspects of flowers' morphology.</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028-825X</text:p>
          </table:table-cell>
          <table:table-cell/>
          <table:table-cell office:value-type="string" calcext:value-type="string">
            <text:p>WOS:000273725300001</text:p>
          </table:table-cell>
          <table:table-cell table:number-columns-repeated="972"/>
        </table:table-row>
        <table:table-row table:style-name="ro1">
          <table:table-cell office:value-type="string" calcext:value-type="string">
            <text:p>J</text:p>
          </table:table-cell>
          <table:table-cell office:value-type="string" calcext:value-type="string">
            <text:p>Amadio, Ligia M.; Mantelatto, Fernando L.</text:p>
          </table:table-cell>
          <table:table-cell table:number-columns-repeated="7"/>
          <table:table-cell office:value-type="string" calcext:value-type="string">
            <text:p>DESCRIPTION OF THE MALE REPRODUCTIVE SYSTEM OF THE HERMIT CRAB CALCINUS TIBICEN (DECAPODA: ANOMURA: DIOGENIDAE)</text:p>
          </table:table-cell>
          <table:table-cell table:number-columns-repeated="7"/>
          <table:table-cell office:value-type="string" calcext:value-type="string">
            <text:p>JOURNAL OF CRUSTACEAN BIOLOGY</text:p>
          </table:table-cell>
          <table:table-cell table:number-columns-repeated="3"/>
          <table:table-cell office:value-type="float" office:value="29" calcext:value-type="float">
            <text:p>29</text:p>
          </table:table-cell>
          <table:table-cell office:value-type="float" office:value="4" calcext:value-type="float">
            <text:p>4</text:p>
          </table:table-cell>
          <table:table-cell table:number-columns-repeated="2"/>
          <table:table-cell office:value-type="float" office:value="466" calcext:value-type="float">
            <text:p>466</text:p>
          </table:table-cell>
          <table:table-cell office:value-type="float" office:value="475" calcext:value-type="float">
            <text:p>475</text:p>
          </table:table-cell>
          <table:table-cell/>
          <table:table-cell office:value-type="string" calcext:value-type="string">
            <text:p>10.1651/08-3124.1</text:p>
          </table:table-cell>
          <table:table-cell table:number-columns-repeated="2"/>
          <table:table-cell table:style-name="ce2" office:value-type="date" office:date-value="2009-11-01" calcext:value-type="date">
            <text:p>nov/09</text:p>
          </table:table-cell>
          <table:table-cell office:value-type="float" office:value="2009" calcext:value-type="float">
            <text:p>2009</text:p>
          </table:table-cell>
          <table:table-cell office:value-type="string" calcext:value-type="string">
            <text:p>We describe the male reproductive system of the intertidal hermit crab Calcinus tihicen, with emphasis on the sexual apparatus, spermatophore, and spermatozoa. The crabs were collected on the rocky shore of Praia Grande Beach, Ubatuba, southeastern Brazil. The morphological analysis, based on 30 specimens, was made with the use of a stereomicroscope, an optical microscope, and scanning and transmission electron microscopes. The male reproductive system is composed of a pair of juxtaposed testes, located dorsally in the pleon. From each testis emerges a vas deferens that links it to the exterior by the gonopores. located on the base of the fifth pair of pereiopods. The vas deferens has three macroscopically distinct regions that contain spermatophores in different stages of maturation. The spermatophore morphology is similar to that of other members of Paguroidea, having a distal, nearly spherical ampulla containing spermatozoa; an approximately cylindrical peduncle and a proximal foot connecting the spermatophores. We describe, for the first time, the variability in the spermatophore morphology and size in the three regions of the vas deferens using the type species of the genus Calcinus. The spermatozoa have three main regions (the acrosomal vesicle, the nucleus, and the cytoplasm). The morphological similarity of the male reproductive system of C. tihicen with previously studied species of Diogenidae is an indicative of complex phylogenetic relationships among the members of the genus.</text:p>
          </table:table-cell>
          <table:table-cell table:number-columns-repeated="8"/>
          <table:table-cell office:value-type="float" office:value="10" calcext:value-type="float">
            <text:p>10</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float" office:value="10" calcext:value-type="float">
            <text:p>10</text:p>
          </table:table-cell>
          <table:table-cell table:number-columns-repeated="2"/>
          <table:table-cell office:value-type="string" calcext:value-type="string">
            <text:p>0278-0372</text:p>
          </table:table-cell>
          <table:table-cell/>
          <table:table-cell office:value-type="string" calcext:value-type="string">
            <text:p>WOS:000271166700003</text:p>
          </table:table-cell>
          <table:table-cell table:number-columns-repeated="972"/>
        </table:table-row>
        <table:table-row table:style-name="ro1">
          <table:table-cell office:value-type="string" calcext:value-type="string">
            <text:p>J</text:p>
          </table:table-cell>
          <table:table-cell office:value-type="string" calcext:value-type="string">
            <text:p>Pereira, Mario Jose; Branco, Joaquim Olinto; Christoffersen, Martin Lindsey; Freitas Junior, Felipe; Alves Fracasso, Helio Augusto; Pinheiro, Tuane Cristine</text:p>
          </table:table-cell>
          <table:table-cell table:number-columns-repeated="7"/>
          <table:table-cell office:value-type="string" calcext:value-type="string">
            <text:p>Population biology of Callinectes danae and Callinectes sapidus (Crustacea: Brachyura: Portunidae) in the south-western Atlantic</text:p>
          </table:table-cell>
          <table:table-cell table:number-columns-repeated="7"/>
          <table:table-cell office:value-type="string" calcext:value-type="string">
            <text:p>JOURNAL OF THE MARINE BIOLOGICAL ASSOCIATION OF THE UNITED KINGDOM</text:p>
          </table:table-cell>
          <table:table-cell table:number-columns-repeated="3"/>
          <table:table-cell office:value-type="float" office:value="89" calcext:value-type="float">
            <text:p>89</text:p>
          </table:table-cell>
          <table:table-cell office:value-type="float" office:value="7" calcext:value-type="float">
            <text:p>7</text:p>
          </table:table-cell>
          <table:table-cell table:number-columns-repeated="2"/>
          <table:table-cell office:value-type="float" office:value="1341" calcext:value-type="float">
            <text:p>1341</text:p>
          </table:table-cell>
          <table:table-cell office:value-type="float" office:value="1351" calcext:value-type="float">
            <text:p>1351</text:p>
          </table:table-cell>
          <table:table-cell/>
          <table:table-cell office:value-type="string" calcext:value-type="string">
            <text:p>10.1017/S0025315409000605</text:p>
          </table:table-cell>
          <table:table-cell table:number-columns-repeated="2"/>
          <table:table-cell table:style-name="ce2" office:value-type="date" office:date-value="2009-11-01" calcext:value-type="date">
            <text:p>nov/09</text:p>
          </table:table-cell>
          <table:table-cell office:value-type="float" office:value="2009" calcext:value-type="float">
            <text:p>2009</text:p>
          </table:table-cell>
          <table:table-cell office:value-type="string" calcext:value-type="string">
            <text:p>The capture of crabs of the genus Callinectes is one of the oldest extractive activities practised by waterside communities, due to the abundance of brachyurans along the Brazilian coast. The present paper aimed to provide basic information on the population biology of C. sapidus and C. danae during the period of December 2003 to November 2004, in Babitonga Bay, Joinville, Santa Catarina. The size of the first maturation of C. danae was estimated as 7.1 cm in total carapace width for females, and as 8.6 cm for males. Fecundity of the 20 females of C. danae with carapace width from 7.0 to 11.0 cm varied from 618,667 to 811,267 eggs. Fecundity of C. sapidus was higher, with a median Of 978,000 eggs per female, but carapace widths in this species were also larger, with the highest frequency of females attaining 19.01 cm on average. In both species, a tendency was observed for the egg mass to increase with size of females. The capture per unit of effort presented the lowest values in summer, while the largest values occurred from March, August and November. A total of 80 males and 117 females of C. sapidus were captured in the four collecting areas, with the largest abundances in Area III (45.18%), followed by Areas II, IV and I. The size of the first maturation of C. sapidus was estimated as 10.2 cm for females and as 9.0 cm for males. Fishing effort was in relative equilibrium for adult stock (males = 58.75% and females = 52.99%) and juveniles (males = 41.25% and females = 47.1%). The largest monthly rates of biomass of C. sapidus occurred from April to November, with a peak of capture in August, without significant differences in the participation of males and females.</text:p>
          </table:table-cell>
          <table:table-cell table:number-columns-repeated="8"/>
          <table:table-cell office:value-type="float" office:value="15" calcext:value-type="float">
            <text:p>15</text:p>
          </table:table-cell>
          <table:table-cell office:value-type="float" office:value="0" calcext:value-type="float">
            <text:p>0</text:p>
          </table:table-cell>
          <table:table-cell office:value-type="float" office:value="15" calcext:value-type="float">
            <text:p>15</text:p>
          </table:table-cell>
          <table:table-cell office:value-type="float" office:value="2" calcext:value-type="float">
            <text:p>2</text:p>
          </table:table-cell>
          <table:table-cell office:value-type="float" office:value="15" calcext:value-type="float">
            <text:p>15</text:p>
          </table:table-cell>
          <table:table-cell table:number-columns-repeated="2"/>
          <table:table-cell office:value-type="string" calcext:value-type="string">
            <text:p>0025-3154</text:p>
          </table:table-cell>
          <table:table-cell/>
          <table:table-cell office:value-type="string" calcext:value-type="string">
            <text:p>WOS:000271918000004</text:p>
          </table:table-cell>
          <table:table-cell table:number-columns-repeated="972"/>
        </table:table-row>
        <table:table-row table:style-name="ro1">
          <table:table-cell office:value-type="string" calcext:value-type="string">
            <text:p>J</text:p>
          </table:table-cell>
          <table:table-cell office:value-type="string" calcext:value-type="string">
            <text:p>de Araujo, Julio Lucena; Cunha dos Anjos, Lucia Helena; Pereira, Marcos Gervasio</text:p>
          </table:table-cell>
          <table:table-cell table:number-columns-repeated="7"/>
          <table:table-cell office:value-type="string" calcext:value-type="string">
            <text:p>SOIL ATTRIBUTES AND DISTINCTION OF PEDOENVIRONMENTS FOR AGRICULTURE IN THE MBYA INDIAN RESERVE IN UBATUBA (SP)</text:p>
          </table:table-cell>
          <table:table-cell table:number-columns-repeated="7"/>
          <table:table-cell office:value-type="string" calcext:value-type="string">
            <text:p>REVISTA BRASILEIRA DE CIENCIA DO SOLO</text:p>
          </table:table-cell>
          <table:table-cell table:number-columns-repeated="3"/>
          <table:table-cell office:value-type="float" office:value="33" calcext:value-type="float">
            <text:p>33</text:p>
          </table:table-cell>
          <table:table-cell office:value-type="float" office:value="6" calcext:value-type="float">
            <text:p>6</text:p>
          </table:table-cell>
          <table:table-cell table:number-columns-repeated="2"/>
          <table:table-cell office:value-type="float" office:value="1765" calcext:value-type="float">
            <text:p>1765</text:p>
          </table:table-cell>
          <table:table-cell office:value-type="float" office:value="1776" calcext:value-type="float">
            <text:p>1776</text:p>
          </table:table-cell>
          <table:table-cell table:number-columns-repeated="4"/>
          <table:table-cell office:value-type="string" calcext:value-type="string">
            <text:p>NOV-DEC 2009</text:p>
          </table:table-cell>
          <table:table-cell office:value-type="float" office:value="2009" calcext:value-type="float">
            <text:p>2009</text:p>
          </table:table-cell>
          <table:table-cell office:value-type="string" calcext:value-type="string">
            <text:p>The Indian reserves are designated for the preservation of culture and population, according to the use, customs and traditions of its peoples. The experience of Guarani MBYA Indian farmers in the Boa Vista reserve in the Sertao do Promirim, was taken into consideration by the distinction of soil parameters in three agricultural environments, called yvy pora (good land, land for cultivation of "avaxi etei" = traditional corn). Field research (ethnographic and pedographic) was carried out in a submontane dense rainforest area, in Ubatuba, Sao Paulo State, Brazil. The soil profiles of Inceptisols and Ultisols were characterized according to morphologic, physical and chemical attributes, as well as in soil samples from the layers 0.0-0.05 and 0.05-0.10 m. The land capability of the areas was evaluated based on the Brazilian system SAAAT (evaluation system of soil suitability for agricultural use). The areas of yvy pora were identified and classified according to the agricultural potential by four Guarani Mbya key informers. Results showed that in the 0.0-0.05 m soil layer, the attributes total clay, Ca + Mg and Ca, sum of bases, base saturation, and pH defined TB3 as the soil with greatest agricultural potential. In the layer 0.05-0.10 m, the attributes were H, Ca, Al, and H + Al, total clay, CEC, sum of bases, total porosity, aggregate mean weight diameter, and pH. The principal component analysis supported the Mbya qualification of yvy pora (TB3 &gt; TB1 &gt; TB29), in terms of soil attributes, and also corroborated TB3 as the area of greatest agricultural potential for traditional corn. However, the Brazilian land capability system was not able to distinguish the yvy pora areas, and, due to the soil fertility factor, classified the suitability of all areas as for natural grasslands (5n). The incongruence of the interpretations of land potential substantiates the importance of traditional knowledge for the environmental and agriculture planning of Indian territory, towards to their sustainability.</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100-0683</text:p>
          </table:table-cell>
          <table:table-cell/>
          <table:table-cell office:value-type="string" calcext:value-type="string">
            <text:p>WOS:000273736900025</text:p>
          </table:table-cell>
          <table:table-cell table:number-columns-repeated="972"/>
        </table:table-row>
        <table:table-row table:style-name="ro1">
          <table:table-cell office:value-type="string" calcext:value-type="string">
            <text:p>J</text:p>
          </table:table-cell>
          <table:table-cell office:value-type="string" calcext:value-type="string">
            <text:p>Choi, Katherine E.; Campos, Thais Moura; de Meirelles, Ana Carolina O.; Campos, Alberto Alves; Fernandes, Marcio Barragana</text:p>
          </table:table-cell>
          <table:table-cell table:number-columns-repeated="7"/>
          <table:table-cell office:value-type="string" calcext:value-type="string">
            <text:p>Design of a wildlife refuge area for the conservation of the west indian manatee</text:p>
          </table:table-cell>
          <table:table-cell table:number-columns-repeated="7"/>
          <table:table-cell office:value-type="string" calcext:value-type="string">
            <text:p>NATUREZA &amp; CONSERVACAO</text:p>
          </table:table-cell>
          <table:table-cell table:number-columns-repeated="3"/>
          <table:table-cell office:value-type="float" office:value="7" calcext:value-type="float">
            <text:p>7</text:p>
          </table:table-cell>
          <table:table-cell office:value-type="float" office:value="2" calcext:value-type="float">
            <text:p>2</text:p>
          </table:table-cell>
          <table:table-cell table:number-columns-repeated="2"/>
          <table:table-cell office:value-type="float" office:value="174" calcext:value-type="float">
            <text:p>174</text:p>
          </table:table-cell>
          <table:table-cell office:value-type="float" office:value="181" calcext:value-type="float">
            <text:p>181</text:p>
          </table:table-cell>
          <table:table-cell table:number-columns-repeated="4"/>
          <table:table-cell office:value-type="string" calcext:value-type="string">
            <text:p>OCT 2009</text:p>
          </table:table-cell>
          <table:table-cell office:value-type="float" office:value="2009" calcext:value-type="float">
            <text:p>2009</text:p>
          </table:table-cell>
          <table:table-cell office:value-type="string" calcext:value-type="string">
            <text:p>The West Indian manatee is the most endangered marine mammal in Brazil. It has a quite low populational density, with 200 individuals sporadically distributed along the Brazilian coast. This fragmentation of the populations, which are genetically isolated, makes it conservation status even more critical. The species is currently concentrated in coastal and estuarine areas which are still well preserved, making these locations critical for the conservation of the manatee. The area between the estuarine complexes of the Timonha/Ubatuba and Cardoso/Camurupim rivers, in the border of the states of Ceara and Piaui, is one of these areas that, besides sheltering a well-preserved manatee population, possess an enormous ecological importance. These complexes encompass the largest area of mangrove remnants in Northeastern Brazil (except for Maranhao), with 10,000 hectares, and also shelters other populations of endangered species, such as the leatherback sea turtles and the Red Knot, as well as a great diversity of migratory or endemic birds. As these factors were recognized, the establishment of an Integrally Protected Area was proposed for the area, in the Wildlife Refuge category, encompassing both land and marine territories. The project was developed to subsidize the design of the marine area of the Area, based on the distribution of the manatee in the area and the location of critical habitats (feeding, rest, breeding, and parental care areas) for the species. The information survey was based on the traditional knowledge of fishermen and local residents, and was performed through semi-structured interview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679-0073</text:p>
          </table:table-cell>
          <table:table-cell/>
          <table:table-cell office:value-type="string" calcext:value-type="string">
            <text:p>WOS:000274068600008</text:p>
          </table:table-cell>
          <table:table-cell table:number-columns-repeated="972"/>
        </table:table-row>
        <table:table-row table:style-name="ro1">
          <table:table-cell office:value-type="string" calcext:value-type="string">
            <text:p>J</text:p>
          </table:table-cell>
          <table:table-cell office:value-type="string" calcext:value-type="string">
            <text:p>Mai, Ana Cecília Giacometti; Rosa, Ierecê Maria de Lucena</text:p>
          </table:table-cell>
          <table:table-cell table:number-columns-repeated="7"/>
          <table:table-cell office:value-type="string" calcext:value-type="string">
            <text:p>Aspectos ecológicos do cavalo-marinho Hippocampus reidi no estuário Camurupim/Cardoso, Piauí, Brasil, fornecendo subsídios para a criação de uma Área de Proteção Integral</text:p>
          </table:table-cell>
          <table:table-cell office:value-type="string" calcext:value-type="string">
            <text:p>Ecological aspects of the seahorse Hippocampus reidi in the Camurupim/Cardoso estuary, Piauí State, Brazil, as subsidies for the implementation of an Environmental Protection Area</text:p>
          </table:table-cell>
          <table:table-cell table:number-columns-repeated="6"/>
          <table:table-cell office:value-type="string" calcext:value-type="string">
            <text:p>Biota Neotropica</text:p>
          </table:table-cell>
          <table:table-cell table:number-columns-repeated="3"/>
          <table:table-cell office:value-type="float" office:value="9" calcext:value-type="float">
            <text:p>9</text:p>
          </table:table-cell>
          <table:table-cell office:value-type="float" office:value="3" calcext:value-type="float">
            <text:p>3</text:p>
          </table:table-cell>
          <table:table-cell table:number-columns-repeated="2"/>
          <table:table-cell office:value-type="float" office:value="85" calcext:value-type="float">
            <text:p>85</text:p>
          </table:table-cell>
          <table:table-cell office:value-type="float" office:value="91" calcext:value-type="float">
            <text:p>91</text:p>
          </table:table-cell>
          <table:table-cell/>
          <table:table-cell office:value-type="string" calcext:value-type="string">
            <text:p>10.1590/S1676-06032009000300007</text:p>
          </table:table-cell>
          <table:table-cell table:number-columns-repeated="2"/>
          <table:table-cell office:value-type="string" calcext:value-type="string">
            <text:p>2009-09</text:p>
          </table:table-cell>
          <table:table-cell office:value-type="float" office:value="2009" calcext:value-type="float">
            <text:p>2009</text:p>
          </table:table-cell>
          <table:table-cell office:value-type="string" calcext:value-type="string">
            <text:p>In 2005 a pool of institutions formally initiated a process via the Brazilian Environmental Agency (IBAMA) to create a full protection conservation unit encompassing the Camurupim/Cardoso and Timonha/Ubatuba estuaries, state of Piauí, NE Brazil. Among the flagship species to generate support for the protection of those estuaries is the seahorse Hippocampus reidi, focus of the present study. The results of our one-year survey in that area revealed the occurrence of resident population of H. reidi, found in 19 distinct habitats and with one of the highest densities already reported for the species (0.04 ind/m²). This information highlights the crucial need to further support the protection of that area, which aside from housing H. reidi, a species listed as Data Deficient by the World Conservation Union (IUCN), is also an area of occurrence of the Leatherback Turtle (Dermochelys coriacea), species considered as Critically Endangered, and the American Manatee (Trichechus manatus manatus) a Vulnerable species, according to the IUCN Red List of Threatened Species 2008.</text:p>
          </table:table-cell>
          <table:table-cell/>
          <table:table-cell office:value-type="string" calcext:value-type="string">
            <text:p>Em 2005, um conjunto de entidades iniciou formalmente um processo através do Instituto Brasileiro do Meio Ambiente e dos Recursos Renováveis (IBAMA) para a criação de uma unidade de conservação de proteção integral englobando os estuários Camurupim/Cardoso e Timonha/Ubatuba, no Estado do Piauí. Entre as espécies-bandeira capazes de angariar apoio para a proteção dos referidos estuários, encontra-se o cavalo-marinho Hippocampus reidi, foco do presente trabalho. Os resultados do nosso estudo de um ano, na área em questão, mostraram a existência de uma população residente de H. reidi, encontrada em 19 habitats e com uma das mais altas densidades já reportadas para a espécie (0,04 ind/m²). Esta informação reforça a importância crucial de apoio adicional à proteção daqueles ambientes, que além de abrigar H. reidi, uma espécie listada como Deficiente de Dados pela União Internacional para a Conservação da Natureza (IUCN), é local de ocorrência da tataruga-de-couro (Dermochelys coriacea), espécie considerada Criticamente Ameaçada e o peixe-boi-marinho (Trichechus manatus manatus) uma espécie Vulnerável, de acordo com a Lista Vermelha das espécies ameaçadas da IUCN - 2008.</text:p>
          </table:table-cell>
          <table:table-cell table:number-columns-repeated="6"/>
          <table:table-cell table:number-columns-repeated="5" office:value-type="float" office:value="0" calcext:value-type="float">
            <text:p>0</text:p>
          </table:table-cell>
          <table:table-cell table:number-columns-repeated="2"/>
          <table:table-cell office:value-type="string" calcext:value-type="string">
            <text:p>1676-0603</text:p>
          </table:table-cell>
          <table:table-cell/>
          <table:table-cell office:value-type="string" calcext:value-type="string">
            <text:p>SCIELO:S1676-06032009000300007</text:p>
          </table:table-cell>
          <table:table-cell table:number-columns-repeated="972"/>
        </table:table-row>
        <table:table-row table:style-name="ro1">
          <table:table-cell office:value-type="string" calcext:value-type="string">
            <text:p>J</text:p>
          </table:table-cell>
          <table:table-cell office:value-type="string" calcext:value-type="string">
            <text:p>Haddad Junior, Vidal</text:p>
          </table:table-cell>
          <table:table-cell table:number-columns-repeated="3"/>
          <table:table-cell office:value-type="string" calcext:value-type="string">
            <text:p>Haddad Jr, Vidal/G-9819-2012</text:p>
          </table:table-cell>
          <table:table-cell table:number-columns-repeated="3"/>
          <table:table-cell office:value-type="string" calcext:value-type="string">
            <text:p>Identification of acute diseases caused by animals and plants in wild environments: contribution to dermatologic practice</text:p>
          </table:table-cell>
          <table:table-cell table:number-columns-repeated="7"/>
          <table:table-cell office:value-type="string" calcext:value-type="string">
            <text:p>ANAIS BRASILEIROS DE DERMATOLOGIA</text:p>
          </table:table-cell>
          <table:table-cell table:number-columns-repeated="3"/>
          <table:table-cell office:value-type="float" office:value="84" calcext:value-type="float">
            <text:p>84</text:p>
          </table:table-cell>
          <table:table-cell office:value-type="float" office:value="4" calcext:value-type="float">
            <text:p>4</text:p>
          </table:table-cell>
          <table:table-cell table:number-columns-repeated="2"/>
          <table:table-cell office:value-type="float" office:value="343" calcext:value-type="float">
            <text:p>343</text:p>
          </table:table-cell>
          <table:table-cell office:value-type="float" office:value="348" calcext:value-type="float">
            <text:p>348</text:p>
          </table:table-cell>
          <table:table-cell table:number-columns-repeated="4"/>
          <table:table-cell office:value-type="string" calcext:value-type="string">
            <text:p>JUL-AUG 2009</text:p>
          </table:table-cell>
          <table:table-cell office:value-type="float" office:value="2009" calcext:value-type="float">
            <text:p>2009</text:p>
          </table:table-cell>
          <table:table-cell office:value-type="string" calcext:value-type="string">
            <text:p>BACKGROUND: In recent years, there has been increasing contact between human beings that live in urban regions and the wild environment due to a series of activities. As a result, some poorly known dermatitis may present in private and dermatological clinics, especially early in the week and at the end of vacation periods.OBJECTIVES: To obtain and provide information for dermatologists on the problem.PATIENTS AND METHODS: The author observed adult and pediatric patients with acute dermatitis associated with plants or animals in Ubatuba, coastal city of Sao Paulo for 2 months (June/July 2006) and Medical School of Botucatu (June/July 2007).RESULTS: We observed 25 patients in the rural area and 43 in the coastal environment. In rural areas, the most common dermatitis were phytophotodermatitis and the stings of insects and in coastal areas, sea urchin injuries and phytophotodermatitis, but in both areas there were some other accidents that were difficult to identify by regular daily practice.CONCLUSION: We should be alert to the fact that patients seek a dermatologist after the acute phase of injuries. Information on the most common diseases and their characteristics can be very useful to practice in dermatologic clinics. The author suggests an algorithm to support diagnosis.</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0365-0596</text:p>
          </table:table-cell>
          <table:table-cell/>
          <table:table-cell office:value-type="string" calcext:value-type="string">
            <text:p>WOS:000271111700004</text:p>
          </table:table-cell>
          <table:table-cell office:value-type="float" office:value="19851665" calcext:value-type="float">
            <text:p>19851665</text:p>
          </table:table-cell>
          <table:table-cell table:number-columns-repeated="971"/>
        </table:table-row>
        <table:table-row table:style-name="ro1">
          <table:table-cell office:value-type="string" calcext:value-type="string">
            <text:p>J</text:p>
          </table:table-cell>
          <table:table-cell office:value-type="string" calcext:value-type="string">
            <text:p>Cobo, Valter Jose; Barros, Samara de P.</text:p>
          </table:table-cell>
          <table:table-cell table:number-columns-repeated="7"/>
          <table:table-cell office:value-type="string" calcext:value-type="string">
            <text:p>Reproductive output of the spider crab Epialtus bituberculatus (H. Milne Edwards, 1834) (Crustacea, Decapoda, Brachyura) associated with beds of the alga Sargassum cymosum (C. Agardh, 1820) on the southeastern Brazilian coast</text:p>
          </table:table-cell>
          <table:table-cell table:number-columns-repeated="7"/>
          <table:table-cell office:value-type="string" calcext:value-type="string">
            <text:p>INVERTEBRATE REPRODUCTION &amp; DEVELOPMENT</text:p>
          </table:table-cell>
          <table:table-cell table:number-columns-repeated="3"/>
          <table:table-cell office:value-type="float" office:value="53" calcext:value-type="float">
            <text:p>53</text:p>
          </table:table-cell>
          <table:table-cell office:value-type="float" office:value="1" calcext:value-type="float">
            <text:p>1</text:p>
          </table:table-cell>
          <table:table-cell table:number-columns-repeated="2"/>
          <table:table-cell office:value-type="float" office:value="53" calcext:value-type="float">
            <text:p>53</text:p>
          </table:table-cell>
          <table:table-cell office:value-type="float" office:value="58" calcext:value-type="float">
            <text:p>58</text:p>
          </table:table-cell>
          <table:table-cell/>
          <table:table-cell office:value-type="string" calcext:value-type="string">
            <text:p>10.1080/07924259.2009.9652289</text:p>
          </table:table-cell>
          <table:table-cell table:number-columns-repeated="2"/>
          <table:table-cell table:style-name="ce2" office:value-type="date" office:date-value="2009-07-01" calcext:value-type="date">
            <text:p>jul/09</text:p>
          </table:table-cell>
          <table:table-cell office:value-type="float" office:value="2009" calcext:value-type="float">
            <text:p>2009</text:p>
          </table:table-cell>
          <table:table-cell office:value-type="string" calcext:value-type="string">
            <text:p>The reproductive output of the spider crab Epialtus bituberculatus, which is associated with beds of the alga Sargassum cymosum, was evaluated. Collections were carried out monthly from January through December 2001 in the intertidal of two beaches (Grande and Domingas Dias) on the subtropical southeastern Brazilian coast. The carapace width of ovigerous females was measured and their eggs were counted. A subsample of five eggs was taken from each batch and their volume measured and the stage of embryonic development identified. The fecundity index (FI), and reproductive intensity index (RII), were estimated. In total, 281 ovigerous females were obtained, 108 and 173 from Grande and Domingas Dias beaches, respectively. The egg production was a function of the size of the crabs. The fecundity was significantly different between the two sites. Individuals from the Domingas Dias beach population had a larger average fecundity and greater peaks of RII in comparison to the crabs at Grande beach. Significant differences in egg volume were detected between early and late embryonic stages, at both beaches. The general trend for the egg-production strategy of E. bituberculatus follows the pattern for tropical and subtropical brachyuran species, increasing with body-size. The differences recorded in the present study might be caused by environmental factors such as hydrodynamics, which are quite different between the two beaches, suggesting that this may have importance in the determining the reproductive output of this species.</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0792-4259</text:p>
          </table:table-cell>
          <table:table-cell/>
          <table:table-cell office:value-type="string" calcext:value-type="string">
            <text:p>WOS:000269224700006</text:p>
          </table:table-cell>
          <table:table-cell table:number-columns-repeated="972"/>
        </table:table-row>
        <table:table-row table:style-name="ro1">
          <table:table-cell office:value-type="string" calcext:value-type="string">
            <text:p>J</text:p>
          </table:table-cell>
          <table:table-cell office:value-type="string" calcext:value-type="string">
            <text:p>Martins, Cibele Chalita; Bovi, Marilene L. A.; Nakagawa, Joao; Machado, Carla Gomes</text:p>
          </table:table-cell>
          <table:table-cell table:number-columns-repeated="3"/>
          <table:table-cell office:value-type="string" calcext:value-type="string">
            <text:p>Martins, Cibele /G-9080-2012</text:p>
          </table:table-cell>
          <table:table-cell table:number-columns-repeated="3"/>
          <table:table-cell office:value-type="string" calcext:value-type="string">
            <text:p>DRYING AND STORAGE OF Euterpe edulis SEEDS</text:p>
          </table:table-cell>
          <table:table-cell table:number-columns-repeated="7"/>
          <table:table-cell office:value-type="string" calcext:value-type="string">
            <text:p>REVISTA ARVORE</text:p>
          </table:table-cell>
          <table:table-cell table:number-columns-repeated="3"/>
          <table:table-cell office:value-type="float" office:value="33" calcext:value-type="float">
            <text:p>33</text:p>
          </table:table-cell>
          <table:table-cell office:value-type="float" office:value="4" calcext:value-type="float">
            <text:p>4</text:p>
          </table:table-cell>
          <table:table-cell table:number-columns-repeated="2"/>
          <table:table-cell office:value-type="float" office:value="635" calcext:value-type="float">
            <text:p>635</text:p>
          </table:table-cell>
          <table:table-cell office:value-type="float" office:value="642" calcext:value-type="float">
            <text:p>642</text:p>
          </table:table-cell>
          <table:table-cell table:number-columns-repeated="4"/>
          <table:table-cell office:value-type="string" calcext:value-type="string">
            <text:p>JUL-AUG 2009</text:p>
          </table:table-cell>
          <table:table-cell office:value-type="float" office:value="2009" calcext:value-type="float">
            <text:p>2009</text:p>
          </table:table-cell>
          <table:table-cell office:value-type="string" calcext:value-type="string">
            <text:p>The objective of this research was to verify the effects of partial drying and storage duration on the germination and vigor of three E. edulis seed lots developed under different weather conditions. Mature fruits were harvested in the palm collection from the Instituto Agron mico, located in Ubatuba, SP., forming three seed lots. Seeds from ten plants were harvested on 02/99 and constituted the Seed lot 1; seed lot 2 was composed of seeds of fifteen plants collected in 04/00, whereas seeds from eleven plants harvested on 08/00 composed seed lot 3. The fruits were depulped and the seeds were dried for 0, 20 and 40 hours, using a drying chamber regulated at 27 degrees C of temperature and 35% of relative humidity. The seeds were stored at 10 degrees C, in closed plastic bags (20 mm thick). During storage, seed quality was evaluated every six weeks, using the following traits: seed water content (105+/-3 degrees C/24h), germination (%) and vigor (first germination counting and index of the velocity of germination (IVG). Seed drying prior to storage decreased the seed water content in 14-21% of the initial values. Germination and vigor were hampered by partial drying and by the storage duration in a differential mode, and both traits depended on the climatic conditions observed during seed developing and maturation.</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7" calcext:value-type="float">
            <text:p>7</text:p>
          </table:table-cell>
          <table:table-cell office:value-type="float" office:value="9" calcext:value-type="float">
            <text:p>9</text:p>
          </table:table-cell>
          <table:table-cell table:number-columns-repeated="2"/>
          <table:table-cell office:value-type="string" calcext:value-type="string">
            <text:p>0100-6762</text:p>
          </table:table-cell>
          <table:table-cell/>
          <table:table-cell office:value-type="string" calcext:value-type="string">
            <text:p>WOS:000275597400006</text:p>
          </table:table-cell>
          <table:table-cell table:number-columns-repeated="972"/>
        </table:table-row>
        <table:table-row table:style-name="ro1">
          <table:table-cell office:value-type="string" calcext:value-type="string">
            <text:p>J</text:p>
          </table:table-cell>
          <table:table-cell office:value-type="string" calcext:value-type="string">
            <text:p>Cicchi, Paulo José Pyles; Serafim, Herbert; Sena, Marco Aurélio de; Centeno, Fernanda da Cruz; Jim, Jorge</text:p>
          </table:table-cell>
          <table:table-cell table:number-columns-repeated="7"/>
          <table:table-cell office:value-type="string" calcext:value-type="string">
            <text:p>Herpetofauna em uma área de Floresta Atlântica na Ilha Anchieta, município de Ubatuba, sudeste do Brasil</text:p>
          </table:table-cell>
          <table:table-cell office:value-type="string" calcext:value-type="string">
            <text:p>Atlantic Rainforest herpetofauna of Ilha Anchieta, an island on municipality of Ubatuba, southeastern Brazil</text:p>
          </table:table-cell>
          <table:table-cell table:number-columns-repeated="6"/>
          <table:table-cell office:value-type="string" calcext:value-type="string">
            <text:p>Biota Neotropica</text:p>
          </table:table-cell>
          <table:table-cell table:number-columns-repeated="3"/>
          <table:table-cell office:value-type="float" office:value="9" calcext:value-type="float">
            <text:p>9</text:p>
          </table:table-cell>
          <table:table-cell office:value-type="float" office:value="2" calcext:value-type="float">
            <text:p>2</text:p>
          </table:table-cell>
          <table:table-cell table:number-columns-repeated="2"/>
          <table:table-cell office:value-type="float" office:value="201" calcext:value-type="float">
            <text:p>201</text:p>
          </table:table-cell>
          <table:table-cell office:value-type="float" office:value="212" calcext:value-type="float">
            <text:p>212</text:p>
          </table:table-cell>
          <table:table-cell/>
          <table:table-cell office:value-type="string" calcext:value-type="string">
            <text:p>10.1590/S1676-06032009000200019</text:p>
          </table:table-cell>
          <table:table-cell table:number-columns-repeated="2"/>
          <table:table-cell office:value-type="string" calcext:value-type="string">
            <text:p>2009-06</text:p>
          </table:table-cell>
          <table:table-cell office:value-type="float" office:value="2009" calcext:value-type="float">
            <text:p>2009</text:p>
          </table:table-cell>
          <table:table-cell office:value-type="string" calcext:value-type="string">
            <text:p>The aim of this work was to study of herpetofaunal diversity patterns in Parque Estadual da Ilha Anchieta, municipality of Ubatuba, located on the northern coast of São Paulo state, focusing: diversity, distribution and seasonal activity patterns. Data was obtained monthly from July 2005 to June 2006, in a total of 55 fieldwork days. Four sampling methods were used: visual surveys, pitfall traps, funnel traps and local collectors. Visual surveys and pitfall traps were more successful than other methods, which were complementary. A total of 17 anuran amphibians and eight reptile species were recorded. As in most studies in tropical areas, local herpetofauna presented a relatively low evenness, and differred from other communities by showing higher number of common species in relation to the rare ones. Anuran richness was higher in the closed physiognomies (deciduous and non-deciduous broadleaf forest), while reptiles richness was more representative in the anthropic field (open physiognomy). Correlation analyses showed that amphibian richness was not significantly associated with environmental parameters and reptile richness was significantly associated to temperature means. Our results demonstrate the importance of conservation of this island within the protected area of Parque Estadual da Ilha Anchieta.</text:p>
          </table:table-cell>
          <table:table-cell/>
          <table:table-cell office:value-type="string" calcext:value-type="string">
            <text:p>Este trabalho teve como objetivo o estudo da diversidade da herpetofauna do Parque Estadual da Ilha Anchieta, município de Ubatuba, localizada no litoral norte do estado de São Paulo, enfocando os seguintes aspectos: diversidade, distribuição e padrões de atividade sazonal. Entre julho de 2005 e junho de 2006 foram realizadas viagens mensais à ilha, totalizando 55 dias de trabalhos de campo. Para a amostragem foram utilizados os métodos busca ativa, armadilhas de interceptação e queda, armadilhas de funil e coleta por terceiros, Busca ativa e armadilhas de interceptação e queda apresentaram melhor desempenho, e os demais métodos se mostraram complementares. Foram inventariadas 17 espécies de anfíbios anuros distribuídas em oito famílias, e oito espécies de répteis das quais cinco são espécies de lagartos de quatro famílias e três de serpentes de duas famílias. Como observado na grande maioria das pesquisas em áreas tropicais, a área de estudo apresentou relativamente baixa equabilidade, porém, diferente de outras comunidades estudadas, apresentou um maior número de espécies comuns em relação às espécies raras. A riqueza de anfíbios anuros foi mais alta nas fisionomias consideradas fechadas (mata latifoliada densa e mata latifoliada rala) em relação às abertas, enquanto que a riqueza de répteis foi mais representativa no campo antrópico (fisionomia considerada aberta). A análise de correlação demonstrou que a riqueza de anfíbios não foi significativa em relação aos elementos climáticos, enquanto a riqueza de répteis foi significativamente correlacionada às médias de temperaturas máxima e mínima. A presença de inúmeras peculiaridades reforça a importância da conservação do Parque Estadual da Ilha Anchieta.</text:p>
          </table:table-cell>
          <table:table-cell table:number-columns-repeated="6"/>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1676-0603</text:p>
          </table:table-cell>
          <table:table-cell/>
          <table:table-cell office:value-type="string" calcext:value-type="string">
            <text:p>SCIELO:S1676-06032009000200019</text:p>
          </table:table-cell>
          <table:table-cell table:number-columns-repeated="972"/>
        </table:table-row>
        <table:table-row table:style-name="ro1">
          <table:table-cell office:value-type="string" calcext:value-type="string">
            <text:p>J</text:p>
          </table:table-cell>
          <table:table-cell office:value-type="string" calcext:value-type="string">
            <text:p>Fantucci, Marina Zilio; Biagi, Renata; Mantelatto, Fernando Luis</text:p>
          </table:table-cell>
          <table:table-cell table:number-columns-repeated="7"/>
          <table:table-cell office:value-type="string" calcext:value-type="string">
            <text:p>Use of pleopod morphology to determine sexual dimorphism and maturity in hermit crabs: Isocheles sawayai as a model</text:p>
          </table:table-cell>
          <table:table-cell table:number-columns-repeated="7"/>
          <table:table-cell office:value-type="string" calcext:value-type="string">
            <text:p>HELGOLAND MARINE RESEARCH</text:p>
          </table:table-cell>
          <table:table-cell table:number-columns-repeated="3"/>
          <table:table-cell office:value-type="float" office:value="63" calcext:value-type="float">
            <text:p>63</text:p>
          </table:table-cell>
          <table:table-cell office:value-type="float" office:value="2" calcext:value-type="float">
            <text:p>2</text:p>
          </table:table-cell>
          <table:table-cell table:number-columns-repeated="2"/>
          <table:table-cell office:value-type="float" office:value="169" calcext:value-type="float">
            <text:p>169</text:p>
          </table:table-cell>
          <table:table-cell office:value-type="float" office:value="175" calcext:value-type="float">
            <text:p>175</text:p>
          </table:table-cell>
          <table:table-cell/>
          <table:table-cell office:value-type="string" calcext:value-type="string">
            <text:p>10.1007/s10152-009-0144-0</text:p>
          </table:table-cell>
          <table:table-cell table:number-columns-repeated="2"/>
          <table:table-cell table:style-name="ce2" office:value-type="date" office:date-value="2009-06-01" calcext:value-type="date">
            <text:p>jun/09</text:p>
          </table:table-cell>
          <table:table-cell office:value-type="float" office:value="2009" calcext:value-type="float">
            <text:p>2009</text:p>
          </table:table-cell>
          <table:table-cell office:value-type="string" calcext:value-type="string">
            <text:p>In the Anomura, studies on growth patterns are infrequent, possibly because the heterogeneity of the group, especially in terms of morphology, makes it difficult to construct generalized growth models. Particularly hermit crabs are an interesting group to evaluate aspects of growth, because of their unique body. Isocheles sawayai, a hermit crab found only in the western Atlantic Ocean, poorly known with respect to its sexual dimorphism and maturity, was investigated here based on morphometry. Monthly collections (July 2001 through June 2003) were made from a shrimp fishing boat in the Caraguatatuba region on the northern coast of the state of SA o pound Paulo, Brazil. The specimens were measured and weighed, and had their sex checked. Throughout the sampling period, 374 specimens of I. sawayai were collected (11.23% nonovigerous females, 6.69% ovigerous females, 79.41% males and 2.67% intersexes). The size at which morphological sexual maturity was reached by both sexes ranged from 4.0 to 4.3 mm shield length, according to the relative growth and the size of the smallest ovigerous female. Sexual dimorphism was shown by males, which were significantly larger than females, and by differences in growth pattern between the sexes, especially for relationships that involved the pleopods, which is related to their different functions in males and females. The present study is one of the first to use pleopod morphometry to determine sexual maturity and dimorphism in hermit crabs, especially for species with intersexuality such as I. sawayai.</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1438-387X</text:p>
          </table:table-cell>
          <table:table-cell/>
          <table:table-cell office:value-type="string" calcext:value-type="string">
            <text:p>WOS:000266087700006</text:p>
          </table:table-cell>
          <table:table-cell table:number-columns-repeated="972"/>
        </table:table-row>
        <table:table-row table:style-name="ro1">
          <table:table-cell office:value-type="string" calcext:value-type="string">
            <text:p>J</text:p>
          </table:table-cell>
          <table:table-cell office:value-type="string" calcext:value-type="string">
            <text:p>Sant'Anna, Bruno Sampaio; Reigada, Alvaro Luiz Diogo; Pinheiro, Marcelo Antonio Amaro</text:p>
          </table:table-cell>
          <table:table-cell table:number-columns-repeated="3"/>
          <table:table-cell office:value-type="string" calcext:value-type="string">
            <text:p>Pinheiro, Marcelo/E-7462-2012</text:p>
          </table:table-cell>
          <table:table-cell office:value-type="string" calcext:value-type="string">
            <text:p>Pinheiro, Marcelo/0000-0003-0758-5526</text:p>
          </table:table-cell>
          <table:table-cell table:number-columns-repeated="2"/>
          <table:table-cell office:value-type="string" calcext:value-type="string">
            <text:p>Population biology and reproduction of the hermit crab Clibanarius vittatus (Decapoda: Anomura) in an estuarine region of southern Brazil</text:p>
          </table:table-cell>
          <table:table-cell table:number-columns-repeated="7"/>
          <table:table-cell office:value-type="string" calcext:value-type="string">
            <text:p>JOURNAL OF THE MARINE BIOLOGICAL ASSOCIATION OF THE UNITED KINGDOM</text:p>
          </table:table-cell>
          <table:table-cell table:number-columns-repeated="3"/>
          <table:table-cell office:value-type="float" office:value="89" calcext:value-type="float">
            <text:p>89</text:p>
          </table:table-cell>
          <table:table-cell office:value-type="float" office:value="4" calcext:value-type="float">
            <text:p>4</text:p>
          </table:table-cell>
          <table:table-cell table:number-columns-repeated="2"/>
          <table:table-cell office:value-type="float" office:value="761" calcext:value-type="float">
            <text:p>761</text:p>
          </table:table-cell>
          <table:table-cell office:value-type="float" office:value="767" calcext:value-type="float">
            <text:p>767</text:p>
          </table:table-cell>
          <table:table-cell/>
          <table:table-cell office:value-type="string" calcext:value-type="string">
            <text:p>10.1017/S0025315409003075</text:p>
          </table:table-cell>
          <table:table-cell table:number-columns-repeated="2"/>
          <table:table-cell table:style-name="ce2" office:value-type="date" office:date-value="2009-06-01" calcext:value-type="date">
            <text:p>jun/09</text:p>
          </table:table-cell>
          <table:table-cell office:value-type="float" office:value="2009" calcext:value-type="float">
            <text:p>2009</text:p>
          </table:table-cell>
          <table:table-cell office:value-type="string" calcext:value-type="string">
            <text:p>The population dynamics and reproduction of the hermit crab Clibanarius vittatus were evaluated on Pescadores Beach, located on the estuarine channel of Sao Vicente (Sao Paulo), Brazil. The hermit crabs were captured by hand during low tide,from May 2001 to April 2003. A total of 2554 hermit crabs were captured, of which 701 were males, 1741 non-ovigerous females, 48 ovigerous females and 64 intersex individuals. The size-frequency distribution of the males was represented by a platykurtic bell-shaped curve, which differed from the leptokurtic bell-shaped curve of the females. The smaller and intermediate classes were composed mainly of females (modal size 6.5-7.5 mm carapace shield length (CSL)), and the larger classes only by males (modal size 9.5-10.5 mm CSL). The overall sex-ratio was skewed toward females (0.39:1/M:F), differing significantly from the expected 1:1. A seasonal reproductive pattern was recorded for C. vittatus in this location, with more intensive reproductive activity in the warmer months. The absence of juveniles suggests that their recruitment area is different than the area inhabited by adults, possibly another area with more protection and specialized or different resources for young.</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6" calcext:value-type="float">
            <text:p>6</text:p>
          </table:table-cell>
          <table:table-cell table:number-columns-repeated="2"/>
          <table:table-cell office:value-type="string" calcext:value-type="string">
            <text:p>0025-3154</text:p>
          </table:table-cell>
          <table:table-cell/>
          <table:table-cell office:value-type="string" calcext:value-type="string">
            <text:p>WOS:000268150600013</text:p>
          </table:table-cell>
          <table:table-cell table:number-columns-repeated="972"/>
        </table:table-row>
        <table:table-row table:style-name="ro1">
          <table:table-cell office:value-type="string" calcext:value-type="string">
            <text:p>J</text:p>
          </table:table-cell>
          <table:table-cell office:value-type="string" calcext:value-type="string">
            <text:p>Dias, J. F.; Fernandez, W. S.; Boufleur, L. A.; dos Santos, C. E. I.; Amaral, L.; Yoneama, M. L.; Dias, J. F.</text:p>
          </table:table-cell>
          <table:table-cell table:number-columns-repeated="3"/>
          <table:table-cell office:value-type="string" calcext:value-type="string">
            <text:p>Fernandez, Wellington/H-1647-2012; Eng. de Superficie, Inct/J-8615-2013; Fernandez, Wellington/K-3996-2013; Iochims dos Santos, Carla Eliete/A-9749-2013</text:p>
          </table:table-cell>
          <table:table-cell table:number-columns-repeated="3"/>
          <table:table-cell office:value-type="string" calcext:value-type="string">
            <text:p>Biomonitoring study of seasonal anthropogenic influence at the Itamambuca beach (SP, Brazil)</text:p>
          </table:table-cell>
          <table:table-cell table:number-columns-repeated="7"/>
          <table:table-cell office:value-type="string" calcext:value-type="string">
            <text:p>NUCLEAR INSTRUMENTS &amp; METHODS IN PHYSICS RESEARCH SECTION B-BEAM INTERACTIONS WITH MATERIALS AND ATOMS</text:p>
          </table:table-cell>
          <table:table-cell table:number-columns-repeated="3"/>
          <table:table-cell office:value-type="float" office:value="267" calcext:value-type="float">
            <text:p>267</text:p>
          </table:table-cell>
          <table:table-cell office:value-type="float" office:value="11" calcext:value-type="float">
            <text:p>11</text:p>
          </table:table-cell>
          <table:table-cell table:number-columns-repeated="2"/>
          <table:table-cell office:value-type="float" office:value="1960" calcext:value-type="float">
            <text:p>1960</text:p>
          </table:table-cell>
          <table:table-cell office:value-type="float" office:value="1964" calcext:value-type="float">
            <text:p>1964</text:p>
          </table:table-cell>
          <table:table-cell/>
          <table:table-cell office:value-type="string" calcext:value-type="string">
            <text:p>10.1016/j.nimb.2009.03.100</text:p>
          </table:table-cell>
          <table:table-cell table:number-columns-repeated="2"/>
          <table:table-cell office:value-type="string" calcext:value-type="string">
            <text:p>JUN 1 2009</text:p>
          </table:table-cell>
          <table:table-cell office:value-type="float" office:value="2009" calcext:value-type="float">
            <text:p>2009</text:p>
          </table:table-cell>
          <table:table-cell office:value-type="string" calcext:value-type="string">
            <text:p>The present work is focused on the study of a seasonal anthropogenic influence on the beach of Itamambuca (Ubatuba, SP, Brazil) carried out using Atherinella brasiliensis as biomonitor. In total 84 fish were caught between July 2004 and February 2005 in different locations at the beach and inside the Itamambuca river. The fish were pooled according to catch and their musculature was analyzed by Particle-Induced X-ray Emission (PIXE) and Rutherford Backscattering (RBS) techniques. While the concentration of light (matrix) elements like C and O were obtained using the RBS technique, major (Na, Mg, P, S, Cl, K and Ca) and trace (Si, Al, Ti, Cr, Mn, Fe, Ni, Cu, Zn, As, Se, Br and Sr) elements were measured by PIXE. The results show that differences were observed for several elemental concentrations of fish tissue between high season (spring-summer) and low season (winter-fall), indicating that increased human activity in the beach during high season may have some impact on the beach ecosystem. The role of the water salinity in the results is also discussed. (C) 2009 Elsevier B.V. All rights reserved.</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2"/>
          <table:table-cell office:value-type="string" calcext:value-type="string">
            <text:p>0168-583X</text:p>
          </table:table-cell>
          <table:table-cell/>
          <table:table-cell office:value-type="string" calcext:value-type="string">
            <text:p>WOS:000267528400014</text:p>
          </table:table-cell>
          <table:table-cell table:number-columns-repeated="972"/>
        </table:table-row>
        <table:table-row table:style-name="ro1">
          <table:table-cell office:value-type="string" calcext:value-type="string">
            <text:p>J</text:p>
          </table:table-cell>
          <table:table-cell office:value-type="string" calcext:value-type="string">
            <text:p>Filoni, Claudia; de Jesus Pena, Hilda Fatima; Gennari, Solange Maria; Cristo, Daniel Sampaio; Torres, Luciana Neves; Catao-Dias, Jose Luiz</text:p>
          </table:table-cell>
          <table:table-cell table:number-columns-repeated="3"/>
          <table:table-cell office:value-type="string" calcext:value-type="string">
            <text:p>Catao-Dias, Jose/C-4897-2012; Gennari, Solange/K-2447-2012; Filoni, Claudia /E-9780-2012; PENA, HILDA/K-4506-2012</text:p>
          </table:table-cell>
          <table:table-cell office:value-type="string" calcext:value-type="string">
            <text:p>Catao-Dias, Jose/0000-0003-2999-3395; Gennari, Solange/0000-0001-7500-5277; Filoni, Claudia /0000-0001-8819-2331; </text:p>
          </table:table-cell>
          <table:table-cell table:number-columns-repeated="2"/>
          <table:table-cell office:value-type="string" calcext:value-type="string">
            <text:p>Heartworm (Dirofilaria immitis) disease in a Brazilian oncilla (Leopardus tigrinus)</text:p>
          </table:table-cell>
          <table:table-cell table:number-columns-repeated="7"/>
          <table:table-cell office:value-type="string" calcext:value-type="string">
            <text:p>PESQUISA VETERINARIA BRASILEIRA</text:p>
          </table:table-cell>
          <table:table-cell table:number-columns-repeated="3"/>
          <table:table-cell office:value-type="float" office:value="29" calcext:value-type="float">
            <text:p>29</text:p>
          </table:table-cell>
          <table:table-cell office:value-type="float" office:value="6" calcext:value-type="float">
            <text:p>6</text:p>
          </table:table-cell>
          <table:table-cell table:number-columns-repeated="2"/>
          <table:table-cell office:value-type="float" office:value="474" calcext:value-type="float">
            <text:p>474</text:p>
          </table:table-cell>
          <table:table-cell office:value-type="float" office:value="478" calcext:value-type="float">
            <text:p>478</text:p>
          </table:table-cell>
          <table:table-cell table:number-columns-repeated="4"/>
          <table:table-cell table:style-name="ce2" office:value-type="date" office:date-value="2009-06-01" calcext:value-type="date">
            <text:p>jun/09</text:p>
          </table:table-cell>
          <table:table-cell office:value-type="float" office:value="2009" calcext:value-type="float">
            <text:p>2009</text:p>
          </table:table-cell>
          <table:table-cell office:value-type="string" calcext:value-type="string">
            <text:p>Filoni C., Pena H.F.J., Gennari S.M., Cristo D.S., Torres L.N. &amp; Catao-Dias J.L. 2009. Heartworm (Dirofilaria immitis) disease in a Brazilian oncilla (Leopardus tigrinus). Pesquisa Veterinaria Brasileira 29(6):474-478. Departamento de Patologia, Faculdade de Medicina Veterinaria e Zootecnia, Universidade de Sao Paulo, Av. Prof. Dr. Orlando Marques de Paiva 87, Cidade Universitaria, Sao Paulo, SP 05508-270, Brazil. E-mail: claudiafiloni@triade.org.brHeartworm disease is caused by the intravascular nematode Dirofilaria immitis, a pathogen of public health importance usually associated to domestic dogs and cats, and to a lesser extend to other mammal species. The oncilla (Leopardus tigrinus) is a threatened neotropic felid species that naturally occurs in Brazil. Here, we report the encounter of adult and larval stages of heartworms in a female specimen of L. tigrinus, probable of free-ranging origin, from Ubatuba, Sao Paulo, Brazil, which died showing clinical signals compatible with heartworm disease. This was the first reported case of D. immitis infection and associated disease in L. tigrinus, also suggesting that the oncilla acted as a definitive host for this parasite. The present findings confirmed D. immitis as a pathogenic agent for this felid species, thus supporting the recommendation for the inclusion of diagnostic testing for this pathogen in routine health screening procedures for captive and free-ranging oncillas in Brazil, especially in those localities where climate conditions support the occurrence of the parasite. Potential reservoirs as oncillas are established beyond the reach of veterinary care, thus representing a continuing risk for domestic animals and humans acquiring heartworm infection. We encourage further serologic and molecular studies aiming to establish D. immitis prevalences in L. tigrinus and other wild carnivores in the region of Ubatuba, as well as ecological and veterinary studies to access the role of this pathogen for the survival of this threatened felid species.</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100-736X</text:p>
          </table:table-cell>
          <table:table-cell/>
          <table:table-cell office:value-type="string" calcext:value-type="string">
            <text:p>WOS:000269692600006</text:p>
          </table:table-cell>
          <table:table-cell table:number-columns-repeated="972"/>
        </table:table-row>
        <table:table-row table:style-name="ro1">
          <table:table-cell office:value-type="string" calcext:value-type="string">
            <text:p>J</text:p>
          </table:table-cell>
          <table:table-cell office:value-type="string" calcext:value-type="string">
            <text:p>Batista, Jefferson B.; Leonel, Rosa M. V.; Costa, Marcos A. J.</text:p>
          </table:table-cell>
          <table:table-cell table:number-columns-repeated="7"/>
          <table:table-cell office:value-type="string" calcext:value-type="string">
            <text:p>Population characteristics of Microphrys bicornutus (Brachyura, Mithracidae) on the phytal Halimeda opuntia (Chlorophyta, Halimedaceae), on reef area submitted to human visitation, in Joao Pessoa, Paraiba, Brazil</text:p>
          </table:table-cell>
          <table:table-cell table:number-columns-repeated="7"/>
          <table:table-cell office:value-type="string" calcext:value-type="string">
            <text:p>IHERINGIA SERIE ZOOLOGIA</text:p>
          </table:table-cell>
          <table:table-cell table:number-columns-repeated="3"/>
          <table:table-cell office:value-type="float" office:value="99" calcext:value-type="float">
            <text:p>99</text:p>
          </table:table-cell>
          <table:table-cell office:value-type="float" office:value="1" calcext:value-type="float">
            <text:p>1</text:p>
          </table:table-cell>
          <table:table-cell table:number-columns-repeated="2"/>
          <table:table-cell office:value-type="float" office:value="44" calcext:value-type="float">
            <text:p>44</text:p>
          </table:table-cell>
          <table:table-cell office:value-type="float" office:value="52" calcext:value-type="float">
            <text:p>52</text:p>
          </table:table-cell>
          <table:table-cell table:number-columns-repeated="4"/>
          <table:table-cell table:style-name="ce2" office:value-type="date" office:date-value="2009-03-01" calcext:value-type="date">
            <text:p>mar/09</text:p>
          </table:table-cell>
          <table:table-cell office:value-type="float" office:value="2009" calcext:value-type="float">
            <text:p>2009</text:p>
          </table:table-cell>
          <table:table-cell office:value-type="string" calcext:value-type="string">
            <text:p>Population characteristics of Microphrys bicornutus (Brachyura, Mithracidae) on the phytal Halimeda opuntia (Chlorophyta, Halimedaceae), on reef area submitted to human visitation, in Joao Pessoa, Paraiba, Brazil. The aim of this study was to characterize and compare the population structure and dynamic of Microphrys bicornutus Latreille, 1825 on the phytal Halimeda opuntia (Halimedaceae) collected on the reef areas of Picaozinho (visited by tourists) and Sao Goncalo (control area), in Joao Pessoa coast (Northeastern of Brazil), under the influence of environmental conditions and visitant numbers. In both study areas the populations analyzed were composed similarly of mature and immature males and females, with predominance of males and immature animals, and similar size frequency and reproductive period. Sex-ratio, size frequency distribution, and size of the biggest specimens differed from those estimated in others latitudes and habitats for this species. Sex ratio estimation has made evident that independently of maturation stage, males tended to predominate significantly and the proportion of females to decrease with sexual maturation. Without exhibiting influence of the alga biomass, and of the salinity and temperature of the water, significant population variations were associated to the increase of juvenile during rainy periods. The low population density and the largest disproportion of the relationship male: female in Picaozinho subarea with larger flow of people, are suggestive that the trampling of the alga might have induced this population variation.</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table:number-columns-repeated="2"/>
          <table:table-cell office:value-type="string" calcext:value-type="string">
            <text:p>0073-4721</text:p>
          </table:table-cell>
          <table:table-cell/>
          <table:table-cell office:value-type="string" calcext:value-type="string">
            <text:p>WOS:000268742600006</text:p>
          </table:table-cell>
          <table:table-cell table:number-columns-repeated="972"/>
        </table:table-row>
        <table:table-row table:style-name="ro1">
          <table:table-cell office:value-type="string" calcext:value-type="string">
            <text:p>J</text:p>
          </table:table-cell>
          <table:table-cell office:value-type="string" calcext:value-type="string">
            <text:p>Martins, Cibele Chalita; Nakagawa, Joao; Alves Bovi, Marilene Leao</text:p>
          </table:table-cell>
          <table:table-cell table:number-columns-repeated="3"/>
          <table:table-cell office:value-type="string" calcext:value-type="string">
            <text:p>Martins, Cibele /G-9080-2012</text:p>
          </table:table-cell>
          <table:table-cell table:number-columns-repeated="3"/>
          <table:table-cell office:value-type="string" calcext:value-type="string">
            <text:p>ASSAI SEEDS PHYSIOLOGICAL QUALITY EVALUATION</text:p>
          </table:table-cell>
          <table:table-cell table:number-columns-repeated="7"/>
          <table:table-cell office:value-type="string" calcext:value-type="string">
            <text:p>REVISTA BRASILEIRA DE FRUTICULTURA</text:p>
          </table:table-cell>
          <table:table-cell table:number-columns-repeated="3"/>
          <table:table-cell office:value-type="float" office:value="31" calcext:value-type="float">
            <text:p>31</text:p>
          </table:table-cell>
          <table:table-cell office:value-type="float" office:value="1" calcext:value-type="float">
            <text:p>1</text:p>
          </table:table-cell>
          <table:table-cell table:number-columns-repeated="2"/>
          <table:table-cell office:value-type="float" office:value="231" calcext:value-type="float">
            <text:p>231</text:p>
          </table:table-cell>
          <table:table-cell office:value-type="float" office:value="235" calcext:value-type="float">
            <text:p>235</text:p>
          </table:table-cell>
          <table:table-cell table:number-columns-repeated="4"/>
          <table:table-cell table:style-name="ce2" office:value-type="date" office:date-value="2009-03-01" calcext:value-type="date">
            <text:p>mar/09</text:p>
          </table:table-cell>
          <table:table-cell office:value-type="float" office:value="2009" calcext:value-type="float">
            <text:p>2009</text:p>
          </table:table-cell>
          <table:table-cell office:value-type="string" calcext:value-type="string">
            <text:p>Forty seed lots of assai (Euterpe oleracea Mart.), harvested into the palms germplasm collection of Agronomic Institute of Campinas (Ubatuba, State of Sao Paulo) were submitted to seed physiological quality evaluation by the following tests: moisture content, germination, germination first counting (emission of germinative button at four days after sowing), germination speed and electrical conductivity. Seeds moisture content of the lots was from 32,2 to 45,5%. The evaluation of assai seeds quality can be based by tests of germination, germination first counting, germination speed and electrical conductivity when interpreted as a whole.</text:p>
          </table:table-cell>
          <table:table-cell table:number-columns-repeated="8"/>
          <table:table-cell office:value-type="float" office:value="3" calcext:value-type="float">
            <text:p>3</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0100-2945</text:p>
          </table:table-cell>
          <table:table-cell/>
          <table:table-cell office:value-type="string" calcext:value-type="string">
            <text:p>WOS:000265269700032</text:p>
          </table:table-cell>
          <table:table-cell table:number-columns-repeated="972"/>
        </table:table-row>
        <table:table-row table:style-name="ro1">
          <table:table-cell office:value-type="string" calcext:value-type="string">
            <text:p>J</text:p>
          </table:table-cell>
          <table:table-cell office:value-type="string" calcext:value-type="string">
            <text:p>Braga, Adriane A.; Lopez Greco, Laura S.; Santos, Daniela C.; Fransozo, Adilson</text:p>
          </table:table-cell>
          <table:table-cell table:number-columns-repeated="3"/>
          <table:table-cell office:value-type="string" calcext:value-type="string">
            <text:p>Santos, Daniela/E-3102-2012</text:p>
          </table:table-cell>
          <table:table-cell table:number-columns-repeated="3"/>
          <table:table-cell office:value-type="string" calcext:value-type="string">
            <text:p>MORPHOLOGICAL EVIDENCE FOR PROTANDRIC SIMULTANEOUS HERMAPHRODITISM IN THE CARIDEAN EXHIPPOLYSMATA OPLOPHOROIDES</text:p>
          </table:table-cell>
          <table:table-cell table:number-columns-repeated="7"/>
          <table:table-cell office:value-type="string" calcext:value-type="string">
            <text:p>JOURNAL OF CRUSTACEAN BIOLOGY</text:p>
          </table:table-cell>
          <table:table-cell table:number-columns-repeated="3"/>
          <table:table-cell office:value-type="float" office:value="29" calcext:value-type="float">
            <text:p>29</text:p>
          </table:table-cell>
          <table:table-cell office:value-type="float" office:value="1" calcext:value-type="float">
            <text:p>1</text:p>
          </table:table-cell>
          <table:table-cell table:number-columns-repeated="2"/>
          <table:table-cell office:value-type="float" office:value="34" calcext:value-type="float">
            <text:p>34</text:p>
          </table:table-cell>
          <table:table-cell office:value-type="float" office:value="41" calcext:value-type="float">
            <text:p>41</text:p>
          </table:table-cell>
          <table:table-cell/>
          <table:table-cell office:value-type="string" calcext:value-type="string">
            <text:p>10.1651/08.3015.1</text:p>
          </table:table-cell>
          <table:table-cell table:number-columns-repeated="2"/>
          <table:table-cell office:value-type="string" calcext:value-type="string">
            <text:p>FEB 2009</text:p>
          </table:table-cell>
          <table:table-cell office:value-type="float" office:value="2009" calcext:value-type="float">
            <text:p>2009</text:p>
          </table:table-cell>
          <table:table-cell office:value-type="string" calcext:value-type="string">
            <text:p>This study analyzed and described the sexual system of Exhippolysmata oplophoroides through the study of primary and secondary sexual characters at macroscopic and microscopic levels, to address the question of the existence of gonochorism or hermaphroditism in this species. The shrimps were collected in the Ubatuba region, Sao Paulo, Brazil. A total of 487 individuals were examined, sexed, and measured. They were dissected and their gonads were fixed, sectioned, and stained. All individuals had ovotestes, oviducts. ejaculatory ducts, appendices masculinae. and gonopores on the coxae of the fifth pereiopods. Female gonopores were found only in shrimp above 6.0 mm carapace length (CL). According to the characters studied. E. oplophoroides is a protandric simultaneous hermaphrodite with a male phase and a simultaneous hermaphrodite phase and these findings confirm some recent experimental evidence from mating pairs. The gonad of the male phase consisted of paired ovotestes with an undeveloped ovarian portion. In the hermaphroditic stage, most individual, had small appendices masculinae, both male and female gonopores. and ovotestes with vitellogenic oocytes and spermatozoa. The present study is the first detailed morphological description of the sexual system of Exhippolysmata oplophoroides. Our results are discussed in the light of new findings.</text:p>
          </table:table-cell>
          <table:table-cell table:number-columns-repeated="8"/>
          <table:table-cell office:value-type="float" office:value="14" calcext:value-type="float">
            <text:p>14</text:p>
          </table:table-cell>
          <table:table-cell office:value-type="float" office:value="0" calcext:value-type="float">
            <text:p>0</text:p>
          </table:table-cell>
          <table:table-cell office:value-type="float" office:value="13" calcext:value-type="float">
            <text:p>13</text:p>
          </table:table-cell>
          <table:table-cell office:value-type="float" office:value="1" calcext:value-type="float">
            <text:p>1</text:p>
          </table:table-cell>
          <table:table-cell office:value-type="float" office:value="15" calcext:value-type="float">
            <text:p>15</text:p>
          </table:table-cell>
          <table:table-cell table:number-columns-repeated="2"/>
          <table:table-cell office:value-type="string" calcext:value-type="string">
            <text:p>0278-0372</text:p>
          </table:table-cell>
          <table:table-cell/>
          <table:table-cell office:value-type="string" calcext:value-type="string">
            <text:p>WOS:000262973400005</text:p>
          </table:table-cell>
          <table:table-cell table:number-columns-repeated="972"/>
        </table:table-row>
        <table:table-row table:style-name="ro1">
          <table:table-cell office:value-type="string" calcext:value-type="string">
            <text:p>J</text:p>
          </table:table-cell>
          <table:table-cell office:value-type="string" calcext:value-type="string">
            <text:p>Nunes Galvao, Marcia Santos; Pereira, Orlando Martins; Machado, Ingrid Cabral; Marcondes Pimentel, Celina Maria; Henriques, Marcelo Barbosa</text:p>
          </table:table-cell>
          <table:table-cell table:number-columns-repeated="3"/>
          <table:table-cell office:value-type="string" calcext:value-type="string">
            <text:p>Henriques, Marcelo/C-6734-2014</text:p>
          </table:table-cell>
          <table:table-cell office:value-type="string" calcext:value-type="string">
            <text:p>Henriques, Marcelo/0000-0003-1419-9121</text:p>
          </table:table-cell>
          <table:table-cell table:number-columns-repeated="2"/>
          <table:table-cell office:value-type="string" calcext:value-type="string">
            <text:p>PERFORMANCE OF JUVENILE CULTURE OF THE MANGROVE OYSTER Crassostrea sp IN SUSPENDED LANTERNS IN SUBTIDAL ZONE OF THE CANANEIA ESTUARY AND ITAGUA BAY, UBATUBA (SAO PAULO STATE, BRAZIL)</text:p>
          </table:table-cell>
          <table:table-cell table:number-columns-repeated="7"/>
          <table:table-cell office:value-type="string" calcext:value-type="string">
            <text:p>BOLETIM DO INSTITUTO DE PESCA</text:p>
          </table:table-cell>
          <table:table-cell table:number-columns-repeated="3"/>
          <table:table-cell office:value-type="float" office:value="35" calcext:value-type="float">
            <text:p>35</text:p>
          </table:table-cell>
          <table:table-cell office:value-type="float" office:value="3" calcext:value-type="float">
            <text:p>3</text:p>
          </table:table-cell>
          <table:table-cell table:number-columns-repeated="2"/>
          <table:table-cell office:value-type="float" office:value="401" calcext:value-type="float">
            <text:p>401</text:p>
          </table:table-cell>
          <table:table-cell office:value-type="float" office:value="411" calcext:value-type="float">
            <text:p>411</text:p>
          </table:table-cell>
          <table:table-cell table:number-columns-repeated="4"/>
          <table:table-cell table:number-columns-repeated="2" office:value-type="float" office:value="2009" calcext:value-type="float">
            <text:p>2009</text:p>
          </table:table-cell>
          <table:table-cell office:value-type="string" calcext:value-type="string">
            <text:p>The purpose of this study was to evaluate the rearing of mangrove oyster (Crassostrea sp.) from juvenile stage, in suspended lanterns installed in subtidal zone. The growing was monitored in Cananeia and Ubatuba regions at different densities, from December 2002 to December 2003. The seeds were collected by artificial collectors and distributed, in a first stage, in laterns with 8 mm internodes, in densities of 150, 300 and 450 seeds bed(-1) in Cananeia and 300 seeds bed(-1) in Ubatuba. After three months, the oysters presented an average height of 28.1; 29.1 and 28.3 mm and survival rate of 19.7; 27.7 and 22.5%, respectively, for the three densities, in Cananeia. In Ubatuba, the oysters reached average height of 27.4 mm and survival rate of 74.8%. In a second stage, in Ubatuba, the oysters were distributed in lanterns of 15 mm internodes in the density of 120 oysters bed(-1) and reached about 35.0 mm after 3 months in the density of 120 oyster bed(-1), with survival rate of 48.0%. These data show that the rearing in lanterns, in these initial phases, is faster than the method of cultivation on bed frame in intertidal zone, in which it is needed about eight months for the oyster to reach 25 mm. The results of the present study indicate that it is possible to obtain after 6 months, in lanterns system, selected oysters with 35 mm. By the reduction of the cultivation time in subtidal zone, this activity may be stimulated, so that the overexploitation of the oyster could be avoided indeed.</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0046-9939</text:p>
          </table:table-cell>
          <table:table-cell/>
          <table:table-cell office:value-type="string" calcext:value-type="string">
            <text:p>WOS:000275747600005</text:p>
          </table:table-cell>
          <table:table-cell table:number-columns-repeated="972"/>
        </table:table-row>
        <table:table-row table:style-name="ro1">
          <table:table-cell office:value-type="string" calcext:value-type="string">
            <text:p>J</text:p>
          </table:table-cell>
          <table:table-cell office:value-type="string" calcext:value-type="string">
            <text:p>de Oliveira Santos, Marcos Cesar; de Faria Oshima, Julia Emi; da Silva, Ednilson</text:p>
          </table:table-cell>
          <table:table-cell table:number-columns-repeated="3"/>
          <table:table-cell office:value-type="string" calcext:value-type="string">
            <text:p>Santos, Marcos/F-3588-2012; Oshima, Julia/B-1136-2013</text:p>
          </table:table-cell>
          <table:table-cell office:value-type="string" calcext:value-type="string">
            <text:p>Santos, Marcos/0000-0002-6642-2658; Oshima, Julia/0000-0003-1545-768X</text:p>
          </table:table-cell>
          <table:table-cell table:number-columns-repeated="2"/>
          <table:table-cell office:value-type="string" calcext:value-type="string">
            <text:p>SIGHTINGS OF FRANCISCANA DOLPHINS (PONTOPORIA BLAINVILLEI): THE DISCOVERY OF A POPULATION IN THE PARANAGUA ESTUARINE COMPLEX, SOUTHERN BRAZIL</text:p>
          </table:table-cell>
          <table:table-cell table:number-columns-repeated="7"/>
          <table:table-cell office:value-type="string" calcext:value-type="string">
            <text:p>BRAZILIAN JOURNAL OF OCEANOGRAPHY</text:p>
          </table:table-cell>
          <table:table-cell table:number-columns-repeated="3"/>
          <table:table-cell office:value-type="float" office:value="57" calcext:value-type="float">
            <text:p>57</text:p>
          </table:table-cell>
          <table:table-cell office:value-type="float" office:value="1" calcext:value-type="float">
            <text:p>1</text:p>
          </table:table-cell>
          <table:table-cell table:number-columns-repeated="2"/>
          <table:table-cell office:value-type="float" office:value="57" calcext:value-type="float">
            <text:p>57</text:p>
          </table:table-cell>
          <table:table-cell office:value-type="float" office:value="63" calcext:value-type="float">
            <text:p>63</text:p>
          </table:table-cell>
          <table:table-cell table:number-columns-repeated="4"/>
          <table:table-cell office:value-type="string" calcext:value-type="string">
            <text:p>JAN-MAR 2009</text:p>
          </table:table-cell>
          <table:table-cell office:value-type="float" office:value="2009" calcext:value-type="float">
            <text:p>2009</text:p>
          </table:table-cell>
          <table:table-cell table:number-columns-repeated="9"/>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table:number-columns-repeated="2"/>
          <table:table-cell office:value-type="string" calcext:value-type="string">
            <text:p>1679-8759</text:p>
          </table:table-cell>
          <table:table-cell/>
          <table:table-cell office:value-type="string" calcext:value-type="string">
            <text:p>WOS:000266903300006</text:p>
          </table:table-cell>
          <table:table-cell table:number-columns-repeated="972"/>
        </table:table-row>
        <table:table-row table:style-name="ro1">
          <table:table-cell office:value-type="string" calcext:value-type="string">
            <text:p>J</text:p>
          </table:table-cell>
          <table:table-cell office:value-type="string" calcext:value-type="string">
            <text:p>Keunecke, Karina A.; da Silva, Demarques R., Jr.; Vianna, Marcelo; Verani, Jose R.; D'incao, Fernando</text:p>
          </table:table-cell>
          <table:table-cell table:number-columns-repeated="3"/>
          <table:table-cell office:value-type="string" calcext:value-type="string">
            <text:p>vianna, marcelo/I-9522-2012; Dincao, Fernando/D-9848-2013</text:p>
          </table:table-cell>
          <table:table-cell office:value-type="string" calcext:value-type="string">
            <text:p>Dincao, Fernando/0000-0001-5796-9179</text:p>
          </table:table-cell>
          <table:table-cell table:number-columns-repeated="2"/>
          <table:table-cell office:value-type="string" calcext:value-type="string">
            <text:p>OVARIAN DEVELOPMENT STAGES OF CALLINECTES DANAE AND CALLINECTES ORNATUS (BRACHYURA, PORTUNIDAE)</text:p>
          </table:table-cell>
          <table:table-cell table:number-columns-repeated="7"/>
          <table:table-cell office:value-type="string" calcext:value-type="string">
            <text:p>CRUSTACEANA</text:p>
          </table:table-cell>
          <table:table-cell table:number-columns-repeated="3"/>
          <table:table-cell office:value-type="float" office:value="82" calcext:value-type="float">
            <text:p>82</text:p>
          </table:table-cell>
          <table:table-cell office:value-type="float" office:value="6" calcext:value-type="float">
            <text:p>6</text:p>
          </table:table-cell>
          <table:table-cell table:number-columns-repeated="2"/>
          <table:table-cell office:value-type="float" office:value="753" calcext:value-type="float">
            <text:p>753</text:p>
          </table:table-cell>
          <table:table-cell office:value-type="float" office:value="761" calcext:value-type="float">
            <text:p>761</text:p>
          </table:table-cell>
          <table:table-cell/>
          <table:table-cell office:value-type="string" calcext:value-type="string">
            <text:p>10.1163/156854009X423175</text:p>
          </table:table-cell>
          <table:table-cell table:number-columns-repeated="2"/>
          <table:table-cell table:number-columns-repeated="2" office:value-type="float" office:value="2009" calcext:value-type="float">
            <text:p>2009</text:p>
          </table:table-cell>
          <table:table-cell office:value-type="string" calcext:value-type="string">
            <text:p>Along the Brazilian coast, Callinectes danae and Callinectes ornatus are very important species, both commercially and ecologically. The fishing pressure and the social and economic importance of the group justify the need for specific detailed information concerning the reproduction of each representative for the development of management actions. Histological procedures associated with a chromatic colour scale have pointed out four ovarian developmental stages to be distinguished in both species, classified as: stage-I (immature), stage-II (developing), stage-III (ripe), and stage-IV (spent). The presence of oocytes-I and oocytes-II in the stages "ripe" and "spent" indicates that spawning takes place with at least two lots of mature oocytes for both species. However, the possibility of a single spawning during critical situations of stress cannot be rejected.</text:p>
          </table:table-cell>
          <table:table-cell table:number-columns-repeated="8"/>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3" calcext:value-type="float">
            <text:p>3</text:p>
          </table:table-cell>
          <table:table-cell office:value-type="float" office:value="8" calcext:value-type="float">
            <text:p>8</text:p>
          </table:table-cell>
          <table:table-cell table:number-columns-repeated="2"/>
          <table:table-cell office:value-type="string" calcext:value-type="string">
            <text:p>0011-216X</text:p>
          </table:table-cell>
          <table:table-cell/>
          <table:table-cell office:value-type="string" calcext:value-type="string">
            <text:p>WOS:000266216200009</text:p>
          </table:table-cell>
          <table:table-cell table:number-columns-repeated="972"/>
        </table:table-row>
        <table:table-row table:style-name="ro1">
          <table:table-cell office:value-type="string" calcext:value-type="string">
            <text:p>J</text:p>
          </table:table-cell>
          <table:table-cell office:value-type="string" calcext:value-type="string">
            <text:p>Fransen, Charles H. J. M.; De Almeida, Alexandre Oliveira</text:p>
          </table:table-cell>
          <table:table-cell table:number-columns-repeated="7"/>
          <table:table-cell office:value-type="string" calcext:value-type="string">
            <text:p>NEOPONTONIDES BRUCEI, A NEW PONTONIINE SPECIES FROM BRAZILIAN WATERS (DECAPODA, PALAEMONIDAE)</text:p>
          </table:table-cell>
          <table:table-cell table:number-columns-repeated="7"/>
          <table:table-cell office:value-type="string" calcext:value-type="string">
            <text:p>CRUSTACEANA</text:p>
          </table:table-cell>
          <table:table-cell table:number-columns-repeated="3"/>
          <table:table-cell office:value-type="float" office:value="82" calcext:value-type="float">
            <text:p>82</text:p>
          </table:table-cell>
          <table:table-cell office:value-type="float" office:value="7" calcext:value-type="float">
            <text:p>7</text:p>
          </table:table-cell>
          <table:table-cell table:number-columns-repeated="2"/>
          <table:table-cell office:value-type="float" office:value="837" calcext:value-type="float">
            <text:p>837</text:p>
          </table:table-cell>
          <table:table-cell office:value-type="float" office:value="846" calcext:value-type="float">
            <text:p>846</text:p>
          </table:table-cell>
          <table:table-cell/>
          <table:table-cell office:value-type="string" calcext:value-type="string">
            <text:p>10.1163/156854009X427388</text:p>
          </table:table-cell>
          <table:table-cell table:number-columns-repeated="2"/>
          <table:table-cell table:number-columns-repeated="2" office:value-type="float" office:value="2009" calcext:value-type="float">
            <text:p>2009</text:p>
          </table:table-cell>
          <table:table-cell office:value-type="string" calcext:value-type="string">
            <text:p>Neopontonides brucei, a new species of pontoniine shrimp is described from Brazil and the west coast of Panama. The Panamanian specimens were probably associated with gorgonians.</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number-columns-repeated="2"/>
          <table:table-cell office:value-type="string" calcext:value-type="string">
            <text:p>0011-216X</text:p>
          </table:table-cell>
          <table:table-cell/>
          <table:table-cell office:value-type="string" calcext:value-type="string">
            <text:p>WOS:000268156500007</text:p>
          </table:table-cell>
          <table:table-cell table:number-columns-repeated="972"/>
        </table:table-row>
        <table:table-row table:style-name="ro1">
          <table:table-cell office:value-type="string" calcext:value-type="string">
            <text:p>J</text:p>
          </table:table-cell>
          <table:table-cell office:value-type="string" calcext:value-type="string">
            <text:p>Proietti, Maira Carneiro; Lara-Ruiz, Paula; Reisser, Julia Wiener; Pinto, Luciano da Silva; Dellagostin, Odir Antonio; Marins, Luis Fernando</text:p>
          </table:table-cell>
          <table:table-cell table:number-columns-repeated="3"/>
          <table:table-cell office:value-type="string" calcext:value-type="string">
            <text:p>Reisser, Julia/K-2065-2013; Marins, Luis/L-1333-2014</text:p>
          </table:table-cell>
          <table:table-cell office:value-type="string" calcext:value-type="string">
            <text:p>Reisser, Julia/0000-0002-1785-1042; </text:p>
          </table:table-cell>
          <table:table-cell table:number-columns-repeated="2"/>
          <table:table-cell office:value-type="string" calcext:value-type="string">
            <text:p>Green turtles (Chelonia mydas) foraging at Arvoredo Island in Southern Brazil: Genetic characterization and mixed stock analysis through mtDNA control region haplotypes</text:p>
          </table:table-cell>
          <table:table-cell table:number-columns-repeated="7"/>
          <table:table-cell office:value-type="string" calcext:value-type="string">
            <text:p>GENETICS AND MOLECULAR BIOLOGY</text:p>
          </table:table-cell>
          <table:table-cell table:number-columns-repeated="3"/>
          <table:table-cell office:value-type="float" office:value="32" calcext:value-type="float">
            <text:p>32</text:p>
          </table:table-cell>
          <table:table-cell office:value-type="float" office:value="3" calcext:value-type="float">
            <text:p>3</text:p>
          </table:table-cell>
          <table:table-cell table:number-columns-repeated="2"/>
          <table:table-cell office:value-type="float" office:value="613" calcext:value-type="float">
            <text:p>613</text:p>
          </table:table-cell>
          <table:table-cell office:value-type="float" office:value="618" calcext:value-type="float">
            <text:p>618</text:p>
          </table:table-cell>
          <table:table-cell table:number-columns-repeated="4"/>
          <table:table-cell table:number-columns-repeated="2" office:value-type="float" office:value="2009" calcext:value-type="float">
            <text:p>2009</text:p>
          </table:table-cell>
          <table:table-cell office:value-type="string" calcext:value-type="string">
            <text:p>We analyzed mtDNA control region sequences of green turtles (Chelonia mydas) from Arvoredo Island, a foraging ground in southern Brazil, and identified eight haplotypes. Of these, CM-A8 (64%) and CM-A5 (22%) were dominant, the remainder presenting low frequencies (&lt;5%). Haplotype (h) and nucleotide ( pi) diversities were 0.5570 +/- 0.0697 and 0.0021 +/- 0.0016, respectively. Exact tests of differentiation and AMOVA Phi(ST) pairwise values between the study area and eight other Atlantic foraging grounds revealed significant differences in most areas, except Ubatuba and Rocas/Noronha, in Brazil (p &gt; 0.05). Mixed Stock Analysis, incorporating eleven Atlantic and one Mediterranean rookery as possible sources of individuals, indicated Ascension and Aves islands as the main contributing stocks to the Arvoredo aggregation (68.01% and 22.96%, respectively). These results demonstrate the extensive relationships between Arvoredo Island and other Atlantic foraging and breeding areas. Such an understanding provides a framework for establishing adequate management and conservation strategies for this endangered species.</text:p>
          </table:table-cell>
          <table:table-cell table:number-columns-repeated="8"/>
          <table:table-cell office:value-type="float" office:value="7" calcext:value-type="float">
            <text:p>7</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float" office:value="9" calcext:value-type="float">
            <text:p>9</text:p>
          </table:table-cell>
          <table:table-cell table:number-columns-repeated="2"/>
          <table:table-cell office:value-type="string" calcext:value-type="string">
            <text:p>1415-4757</text:p>
          </table:table-cell>
          <table:table-cell/>
          <table:table-cell office:value-type="string" calcext:value-type="string">
            <text:p>WOS:000269128100027</text:p>
          </table:table-cell>
          <table:table-cell office:value-type="float" office:value="21637527" calcext:value-type="float">
            <text:p>21637527</text:p>
          </table:table-cell>
          <table:table-cell table:number-columns-repeated="971"/>
        </table:table-row>
        <table:table-row table:style-name="ro1">
          <table:table-cell office:value-type="string" calcext:value-type="string">
            <text:p>J</text:p>
          </table:table-cell>
          <table:table-cell office:value-type="string" calcext:value-type="string">
            <text:p>Simoes, M. G.; Rodrigues, S. C.; Kowalewski, M.</text:p>
          </table:table-cell>
          <table:table-cell table:number-columns-repeated="3"/>
          <table:table-cell office:value-type="string" calcext:value-type="string">
            <text:p>Kowalewski, Michal/B-4263-2008; Simoes, Marcello/C-2373-2012</text:p>
          </table:table-cell>
          <table:table-cell table:number-columns-repeated="3"/>
          <table:table-cell office:value-type="string" calcext:value-type="string">
            <text:p>Bouchardia rosea, a vanishing brachiopod species of the Brazilian platform: taphonomy, historical ecology and conservation paleobiology</text:p>
          </table:table-cell>
          <table:table-cell table:number-columns-repeated="7"/>
          <table:table-cell office:value-type="string" calcext:value-type="string">
            <text:p>HISTORICAL BIOLOGY</text:p>
          </table:table-cell>
          <table:table-cell table:number-columns-repeated="3"/>
          <table:table-cell office:value-type="float" office:value="21" calcext:value-type="float">
            <text:p>21</text:p>
          </table:table-cell>
          <table:table-cell table:style-name="ce1" office:value-type="date" office:date-value="2015-04-03" calcext:value-type="date">
            <text:p>3/abr</text:p>
          </table:table-cell>
          <table:table-cell table:number-columns-repeated="2"/>
          <table:table-cell office:value-type="float" office:value="123" calcext:value-type="float">
            <text:p>123</text:p>
          </table:table-cell>
          <table:table-cell office:value-type="float" office:value="137" calcext:value-type="float">
            <text:p>137</text:p>
          </table:table-cell>
          <table:table-cell/>
          <table:table-cell office:value-type="string" calcext:value-type="string">
            <text:p>10.1080/08912960903315559</text:p>
          </table:table-cell>
          <table:table-cell table:number-columns-repeated="2"/>
          <table:table-cell table:number-columns-repeated="2" office:value-type="float" office:value="2009" calcext:value-type="float">
            <text:p>2009</text:p>
          </table:table-cell>
          <table:table-cell office:value-type="string" calcext:value-type="string">
            <text:p>Dead-live faunal comparisons can offer powerful data to detect natural or human-induced population changes in the late Holocene. Here, we document dead-live comparisons for death assemblages of the brachiopod Bouchardia rosea in nearshore (0-45m) environments along the northern coast of Sao Paulo State, Brazil. The sampling programme included 30 stations (14 at Ubatuba, 16 at Picinguaba bay). The bottom was sampled via Van Veen grab sampler, and also dredged. Out of 30 stations, 22 yielded brachiopods. The fidelity estimates were obtained by direct comparisons of live biota with dead shells. A total of 6627 brachiopods were recovered, 5339 (80.6%) from Ubatuba and 1288 (19.4%) from Picinguaba. Out of these, 6621 (99.9%) were empty, dead shells, while only six individuals (0.1%) were found alive, all in the Picinguaba Bay. These results suggest extremely poor dead-live compositional fidelity for B. rosea assemblages. The spatial data suggest that the distribution of B. rosea accumulations has been highly patchy in the region, whereas the great scarcity of live brachiopods may point to a recent decline in local populations. Several lines of evidences indicate that changes in water temperature, nutrient availability, population history and even pollution, may have all affected spatio-temporal dynamics of B. rosea populations.</text:p>
          </table:table-cell>
          <table:table-cell table:number-columns-repeated="8"/>
          <table:table-cell office:value-type="float" office:value="8" calcext:value-type="float">
            <text:p>8</text:p>
          </table:table-cell>
          <table:table-cell office:value-type="float" office:value="0" calcext:value-type="float">
            <text:p>0</text:p>
          </table:table-cell>
          <table:table-cell office:value-type="float" office:value="8" calcext:value-type="float">
            <text:p>8</text:p>
          </table:table-cell>
          <table:table-cell office:value-type="float" office:value="0" calcext:value-type="float">
            <text:p>0</text:p>
          </table:table-cell>
          <table:table-cell office:value-type="float" office:value="8" calcext:value-type="float">
            <text:p>8</text:p>
          </table:table-cell>
          <table:table-cell table:number-columns-repeated="2"/>
          <table:table-cell office:value-type="string" calcext:value-type="string">
            <text:p>0891-2963</text:p>
          </table:table-cell>
          <table:table-cell/>
          <table:table-cell office:value-type="string" calcext:value-type="string">
            <text:p>WOS:000284354100002</text:p>
          </table:table-cell>
          <table:table-cell table:number-columns-repeated="972"/>
        </table:table-row>
        <table:table-row table:style-name="ro1">
          <table:table-cell office:value-type="string" calcext:value-type="string">
            <text:p>J</text:p>
          </table:table-cell>
          <table:table-cell office:value-type="string" calcext:value-type="string">
            <text:p>Martins, Cibele Chalita; Machado, Carla Gomes; Nakagawa, Joao; Costa de Oliveira, Silvia Sanielle</text:p>
          </table:table-cell>
          <table:table-cell table:number-columns-repeated="3"/>
          <table:table-cell office:value-type="string" calcext:value-type="string">
            <text:p>Martins, Cibele /G-9080-2012</text:p>
          </table:table-cell>
          <table:table-cell table:number-columns-repeated="3"/>
          <table:table-cell office:value-type="string" calcext:value-type="string">
            <text:p>SIZE AND DRYING OF JUSSARA PALM SEEDS ON THE GERMINATION AND VIGOR</text:p>
          </table:table-cell>
          <table:table-cell table:number-columns-repeated="7"/>
          <table:table-cell office:value-type="string" calcext:value-type="string">
            <text:p>REVISTA CAATINGA</text:p>
          </table:table-cell>
          <table:table-cell table:number-columns-repeated="3"/>
          <table:table-cell office:value-type="float" office:value="22" calcext:value-type="float">
            <text:p>22</text:p>
          </table:table-cell>
          <table:table-cell office:value-type="float" office:value="2" calcext:value-type="float">
            <text:p>2</text:p>
          </table:table-cell>
          <table:table-cell table:number-columns-repeated="8"/>
          <table:table-cell table:number-columns-repeated="2" office:value-type="float" office:value="2009" calcext:value-type="float">
            <text:p>2009</text:p>
          </table:table-cell>
          <table:table-cell office:value-type="string" calcext:value-type="string">
            <text:p>With the objective to determine the influence of the dehydration and of the size and/or weight on germination percentage and the vigor of jussara palm seeds (Euterpe edulis Mart.), 10 individuals' ripe fruits, picked in the Experimental Station of Ubatuba (IAC) they were classified by size in 5 sieves of circular sieve: 26/64" (10,31mm), 28/64" (11,11mm), 30/64" (11,90mm), 32/64" (12,69mm) and 34/64" (13,49mm). It was determined, the medium weight of the classified seeds. The quality of the seeds was evaluated through the following parameters: water content of the seeds; germination and vigor (first germination counting). It was evaluated the drying speed of different seed sizes for 48 hours, in dry chamber. The sizes of 28/64", 30/64" and 32/64" represented 98,7% of the total weight of the harvested seeds and showed similar drying speed, percentage of germination and vigor. With the increase of the drying period, the smaller seeds (28/64") had their germination less affected them the intermediate (30/64") and bigger sized seeds (32/64").</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100-316X</text:p>
          </table:table-cell>
          <table:table-cell/>
          <table:table-cell office:value-type="string" calcext:value-type="string">
            <text:p>WOS:000269114700020</text:p>
          </table:table-cell>
          <table:table-cell table:number-columns-repeated="972"/>
        </table:table-row>
        <table:table-row table:style-name="ro1">
          <table:table-cell office:value-type="string" calcext:value-type="string">
            <text:p>J</text:p>
          </table:table-cell>
          <table:table-cell office:value-type="string" calcext:value-type="string">
            <text:p>Kihara, Terue C.; Huys, Rony</text:p>
          </table:table-cell>
          <table:table-cell table:number-columns-repeated="7"/>
          <table:table-cell office:value-type="string" calcext:value-type="string">
            <text:p>A new genus of Ectinosomatidae (Copepoda, Harpacticoida) from sublittoral sediments in Ubatuba, Sao Paulo State (Brazil), an updated key to genera and notes on Noodtiella Wells, 1965</text:p>
          </table:table-cell>
          <table:table-cell table:number-columns-repeated="7"/>
          <table:table-cell office:value-type="string" calcext:value-type="string">
            <text:p>ZOOKEYS</text:p>
          </table:table-cell>
          <table:table-cell table:number-columns-repeated="4"/>
          <table:table-cell office:value-type="float" office:value="17" calcext:value-type="float">
            <text:p>17</text:p>
          </table:table-cell>
          <table:table-cell table:number-columns-repeated="2"/>
          <table:table-cell office:value-type="float" office:value="57" calcext:value-type="float">
            <text:p>57</text:p>
          </table:table-cell>
          <table:table-cell office:value-type="float" office:value="88" calcext:value-type="float">
            <text:p>88</text:p>
          </table:table-cell>
          <table:table-cell/>
          <table:table-cell office:value-type="string" calcext:value-type="string">
            <text:p>10.3897/zookeys.17.202</text:p>
          </table:table-cell>
          <table:table-cell table:number-columns-repeated="2"/>
          <table:table-cell table:number-columns-repeated="2" office:value-type="float" office:value="2009" calcext:value-type="float">
            <text:p>2009</text:p>
          </table:table-cell>
          <table:table-cell office:value-type="string" calcext:value-type="string">
            <text:p>Both sexes of a new genus and species of Ectinosomatidae (Copepoda, Harpacticoida) from sublittoral sediments collected on the inner continental shelf in Ubatuba, Sao Paulo State (Brazil) are described in detail. Chaulionyx gen. n. (type species: C. paivacarvalhoi sp. n.) differs from all known genera in the presence of a conspicuous bifid spine on the prehensile P1 endopod. It can be differentiated from other genera with a prehensile endopod (Halophytophilus Brian, 1919; Bradyellopsis Brian, 1925; Klieosoma Hicks &amp; Schriever, 1985) by the presence of distinctive subrectangular middorsal pores on the urosomites and the unarmed male sixth legs. The genus Lineosoma Wells, 1965 is recognized as a paraphyletic taxon and relegated to a junior subjective synonym of Noodtiella Wells, 1965. Arenosetella pectinata Chappuis, 1954a is removed from its floating position in Ectinosomoides Nicholls, 1945, transferred to the genus Noodtiella as N. pectinata comb. n. and considered the senior subjective synonym of N. toukae Mitwally &amp; Montagna, 2001. Dichotomous keys are provided for the identification of the 18 valid species of Noodtiella and the 21 valid genera of the family Ectinosomatidae. Halophytophilus aberrans Wells &amp; Rao, 1987 is placed species incertae sedis in the family.</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1313-2989</text:p>
          </table:table-cell>
          <table:table-cell/>
          <table:table-cell office:value-type="string" calcext:value-type="string">
            <text:p>WOS:000269237500002</text:p>
          </table:table-cell>
          <table:table-cell table:number-columns-repeated="972"/>
        </table:table-row>
        <table:table-row table:style-name="ro1">
          <table:table-cell office:value-type="string" calcext:value-type="string">
            <text:p>J</text:p>
          </table:table-cell>
          <table:table-cell office:value-type="string" calcext:value-type="string">
            <text:p>Kihara, Terue Cristina; Huys, Rony</text:p>
          </table:table-cell>
          <table:table-cell table:number-columns-repeated="7"/>
          <table:table-cell office:value-type="string" calcext:value-type="string">
            <text:p>A new genus of Ectinosomatidae (Copepoda, Harpacticoida) from sublittoral sediments in Ubatuba, Sao Paulo State (Brazil), an updated key to genera and notes on Noodtiella Wells, 1965. (vol 17, pg 57, 2009)</text:p>
          </table:table-cell>
          <table:table-cell table:number-columns-repeated="7"/>
          <table:table-cell office:value-type="string" calcext:value-type="string">
            <text:p>ZOOKEYS</text:p>
          </table:table-cell>
          <table:table-cell table:number-columns-repeated="4"/>
          <table:table-cell office:value-type="float" office:value="18" calcext:value-type="float">
            <text:p>18</text:p>
          </table:table-cell>
          <table:table-cell table:number-columns-repeated="2"/>
          <table:table-cell office:value-type="float" office:value="181" calcext:value-type="float">
            <text:p>181</text:p>
          </table:table-cell>
          <table:table-cell office:value-type="float" office:value="182" calcext:value-type="float">
            <text:p>182</text:p>
          </table:table-cell>
          <table:table-cell/>
          <table:table-cell office:value-type="string" calcext:value-type="string">
            <text:p>10.3897/zookeys.18.249</text:p>
          </table:table-cell>
          <table:table-cell table:number-columns-repeated="2"/>
          <table:table-cell table:number-columns-repeated="2" office:value-type="float" office:value="2009" calcext:value-type="float">
            <text:p>2009</text:p>
          </table:table-cell>
          <table:table-cell table:number-columns-repeated="9"/>
          <table:table-cell table:number-columns-repeated="5" office:value-type="float" office:value="0" calcext:value-type="float">
            <text:p>0</text:p>
          </table:table-cell>
          <table:table-cell table:number-columns-repeated="2"/>
          <table:table-cell office:value-type="string" calcext:value-type="string">
            <text:p>1313-2989</text:p>
          </table:table-cell>
          <table:table-cell/>
          <table:table-cell office:value-type="string" calcext:value-type="string">
            <text:p>WOS:000269714700009</text:p>
          </table:table-cell>
          <table:table-cell table:number-columns-repeated="972"/>
        </table:table-row>
        <table:table-row table:style-name="ro1">
          <table:table-cell office:value-type="string" calcext:value-type="string">
            <text:p>J</text:p>
          </table:table-cell>
          <table:table-cell office:value-type="string" calcext:value-type="string">
            <text:p>Martins-Silva, Maria Julia; Narchi, Walter</text:p>
          </table:table-cell>
          <table:table-cell table:number-columns-repeated="3"/>
          <table:table-cell office:value-type="string" calcext:value-type="string">
            <text:p>Martins-Silva, Maria Julia/C-3348-2013</text:p>
          </table:table-cell>
          <table:table-cell table:number-columns-repeated="3"/>
          <table:table-cell office:value-type="string" calcext:value-type="string">
            <text:p>Functional Anatomy of Bankia fimbriatula Moll &amp; Roch, 1931 (Bivalvia: Teredinidae)</text:p>
          </table:table-cell>
          <table:table-cell table:number-columns-repeated="7"/>
          <table:table-cell office:value-type="string" calcext:value-type="string">
            <text:p>VELIGER</text:p>
          </table:table-cell>
          <table:table-cell table:number-columns-repeated="3"/>
          <table:table-cell office:value-type="float" office:value="50" calcext:value-type="float">
            <text:p>50</text:p>
          </table:table-cell>
          <table:table-cell office:value-type="float" office:value="4" calcext:value-type="float">
            <text:p>4</text:p>
          </table:table-cell>
          <table:table-cell table:number-columns-repeated="2"/>
          <table:table-cell office:value-type="float" office:value="309" calcext:value-type="float">
            <text:p>309</text:p>
          </table:table-cell>
          <table:table-cell office:value-type="float" office:value="325" calcext:value-type="float">
            <text:p>325</text:p>
          </table:table-cell>
          <table:table-cell table:number-columns-repeated="4"/>
          <table:table-cell office:value-type="string" calcext:value-type="string">
            <text:p>DEC 16 2008</text:p>
          </table:table-cell>
          <table:table-cell office:value-type="float" office:value="2008" calcext:value-type="float">
            <text:p>2008</text:p>
          </table:table-cell>
          <table:table-cell office:value-type="string" calcext:value-type="string">
            <text:p>Bankia fimbriatula Moll &amp; Roch, 1931. is a highly specialized bivalve adapted for boring into wood. Specimens were collected alive from a mangrove region at Praia Dura. Ubatuba, Sao Paulo, Brazil and maintained in all aquarium at room temperature (21 degrees C) at the laboratory of the Department of Zoology, University of Sao Paulo Studies Of the anatomy were carried Out Oil both relaxed and preserved specimens. Special attention was paid to the siphons. pallets. etenidia. labial palps and mantle. The siphons are fairly long, and separated. The inhalant and exhalant siphons have ciliary activity at the tentacles, as described previously for Naustitora fusticula (Jeffreys. 1860). The posterior ctenidia are homorhabdic. Each etenidium of B. fimbriatula is formed by the external demibranch only. with the blades in a "V" form. The ctenidia, associated with the rejection tracts of the mantle. present a good mechanism to dell With large quantities of particles. probably all adaptation for life ill turbid waters. The labial palps are extremely reduced. The functional anatomy of B. fimbriatula suggests that both plankton and wood probably are important as food for this specie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42-3211</text:p>
          </table:table-cell>
          <table:table-cell/>
          <table:table-cell office:value-type="string" calcext:value-type="string">
            <text:p>WOS:000262054900007</text:p>
          </table:table-cell>
          <table:table-cell table:number-columns-repeated="972"/>
        </table:table-row>
        <table:table-row table:style-name="ro1">
          <table:table-cell office:value-type="string" calcext:value-type="string">
            <text:p>J</text:p>
          </table:table-cell>
          <table:table-cell office:value-type="string" calcext:value-type="string">
            <text:p>Rodrigues, Sabrina C.; Simoes, Marcello G.; Kowalewski, Michal; Petti, Monica A. V.; Nonato, Edmundo F.; Martinez, Sergio; Julia Del Rio, Claudia</text:p>
          </table:table-cell>
          <table:table-cell table:number-columns-repeated="3"/>
          <table:table-cell office:value-type="string" calcext:value-type="string">
            <text:p>Kowalewski, Michal/B-4263-2008; Simoes, Marcello/C-2373-2012</text:p>
          </table:table-cell>
          <table:table-cell table:number-columns-repeated="3"/>
          <table:table-cell office:value-type="string" calcext:value-type="string">
            <text:p>Biotic interaction between spionid polychaetes and bouchardiid brachiopods: Paleoecological, taphonomic and evolutionary implications</text:p>
          </table:table-cell>
          <table:table-cell table:number-columns-repeated="7"/>
          <table:table-cell office:value-type="string" calcext:value-type="string">
            <text:p>ACTA PALAEONTOLOGICA POLONICA</text:p>
          </table:table-cell>
          <table:table-cell table:number-columns-repeated="3"/>
          <table:table-cell office:value-type="float" office:value="53" calcext:value-type="float">
            <text:p>53</text:p>
          </table:table-cell>
          <table:table-cell office:value-type="float" office:value="4" calcext:value-type="float">
            <text:p>4</text:p>
          </table:table-cell>
          <table:table-cell table:number-columns-repeated="2"/>
          <table:table-cell office:value-type="float" office:value="657" calcext:value-type="float">
            <text:p>657</text:p>
          </table:table-cell>
          <table:table-cell office:value-type="float" office:value="668" calcext:value-type="float">
            <text:p>668</text:p>
          </table:table-cell>
          <table:table-cell/>
          <table:table-cell office:value-type="string" calcext:value-type="string">
            <text:p>10.4202/app.2008.0410</text:p>
          </table:table-cell>
          <table:table-cell table:number-columns-repeated="2"/>
          <table:table-cell office:value-type="string" calcext:value-type="string">
            <text:p>DEC 2008</text:p>
          </table:table-cell>
          <table:table-cell office:value-type="float" office:value="2008" calcext:value-type="float">
            <text:p>2008</text:p>
          </table:table-cell>
          <table:table-cell office:value-type="string" calcext:value-type="string">
            <text:p>Shells of Bouchardia rosea (Brachiopoda, Rhynchonelliformea) are abundant in Late Holocene death assemblages of the Ubatuba Bight, Brazil, SW Atlantic. This genus is also known from multiple localities in the Cenozoic fossil record of South America. A total of 1211 valves of B. rosea, 2086 shells of sympatric bivalve mollusks (14 nearshore localities ranging in depth from 0 to 30 m), 80 shells of Bouchardia zitteli, San Julian Formation, Paleogene, Argentina, and 135 shells of Bouchardia transplatina, Camacho Formation, Neogene, Uruguay were examined for bioerosion traces. All examined bouchardiid shells represent shallow-water, subtropical marine settings. Out of 1211 brachiopod shells of B. rosea, 1201 represent dead individuals. A total of 149 dead specimens displayed polychaete traces (Caulostrepsis). Live polychaetes were found inside Caulostrepsis borings in 10 life-collected brachiopods, indicating a syn-vivo interaction (Caulostrepsis traces in dead shells of B. rosea were always empty). The long and coiled peristomial palps, large chaetae on both sides of the 5(th) segment, and flanged pygidium found in the polychaetes are characteristic of the polychaete genus Polydora (Spionidae). The fact that 100% of the Caulostrepsis found in living brachiopods were still inhabited by the trace-making spionids, whereas none was found in dead hosts, implies active biotic interaction between the two living organisms rather than colonization of dead brachiopod shells. The absence of blisters, the lack of valve/site stereotypy, and the fact that tubes open only externally are all suggestive of a commensal relationship. These data document a new host group (bouchardiid rhyncho-nelliform brachiopods) with which spionids can interact (interestingly, spionid-infested sympatric bivalves have not been found in the study area despite extensive sampling). The syn-vivo interaction indicates that substantial bioerosion may occur when the host is alive. Thus, the presence of such bioerosion traces on fossil shells need not imply a prolonged post-mortem exposure of shells on the sea floor. Also, none of the Paleogene and Neogene Bouchardia species included any ichnological evidence for spionid infestation. This indicates that the Spionidae/ Bouchardia association may be geologically young, although the lack of older records may also reflect limited sampling and/or taphonomic biases.</text:p>
          </table:table-cell>
          <table:table-cell table:number-columns-repeated="8"/>
          <table:table-cell office:value-type="float" office:value="18" calcext:value-type="float">
            <text:p>18</text:p>
          </table:table-cell>
          <table:table-cell office:value-type="float" office:value="0" calcext:value-type="float">
            <text:p>0</text:p>
          </table:table-cell>
          <table:table-cell office:value-type="float" office:value="17" calcext:value-type="float">
            <text:p>17</text:p>
          </table:table-cell>
          <table:table-cell office:value-type="float" office:value="0" calcext:value-type="float">
            <text:p>0</text:p>
          </table:table-cell>
          <table:table-cell office:value-type="float" office:value="18" calcext:value-type="float">
            <text:p>18</text:p>
          </table:table-cell>
          <table:table-cell table:number-columns-repeated="2"/>
          <table:table-cell office:value-type="string" calcext:value-type="string">
            <text:p>0567-7920</text:p>
          </table:table-cell>
          <table:table-cell/>
          <table:table-cell office:value-type="string" calcext:value-type="string">
            <text:p>WOS:000262263600010</text:p>
          </table:table-cell>
          <table:table-cell table:number-columns-repeated="972"/>
        </table:table-row>
        <table:table-row table:style-name="ro1">
          <table:table-cell office:value-type="string" calcext:value-type="string">
            <text:p>J</text:p>
          </table:table-cell>
          <table:table-cell office:value-type="string" calcext:value-type="string">
            <text:p>Silva, R. J.; Baldassin, P.; Gonzalez, G. K.; Sakiyama, D. T. P.; Lavor, U. L.; Werneck, M. R.; Gallo, H.</text:p>
          </table:table-cell>
          <table:table-cell table:number-columns-repeated="3"/>
          <table:table-cell office:value-type="string" calcext:value-type="string">
            <text:p>Silva, Reinaldo Jose da/G-6159-2012</text:p>
          </table:table-cell>
          <table:table-cell table:number-columns-repeated="3"/>
          <table:table-cell office:value-type="string" calcext:value-type="string">
            <text:p>Proleptus acutus Dujardin, 1845 (Nematoda, Physalopteridae) parasite of rays Zapteryx brevirostris Muller &amp; Henle, 1841 (Rhinobatiformes, Rhinobatidae) in Brazil</text:p>
          </table:table-cell>
          <table:table-cell table:number-columns-repeated="7"/>
          <table:table-cell office:value-type="string" calcext:value-type="string">
            <text:p>ARQUIVO BRASILEIRO DE MEDICINA VETERINARIA E ZOOTECNIA</text:p>
          </table:table-cell>
          <table:table-cell table:number-columns-repeated="3"/>
          <table:table-cell office:value-type="float" office:value="60" calcext:value-type="float">
            <text:p>60</text:p>
          </table:table-cell>
          <table:table-cell office:value-type="float" office:value="6" calcext:value-type="float">
            <text:p>6</text:p>
          </table:table-cell>
          <table:table-cell table:number-columns-repeated="2"/>
          <table:table-cell office:value-type="float" office:value="1573" calcext:value-type="float">
            <text:p>1573</text:p>
          </table:table-cell>
          <table:table-cell office:value-type="float" office:value="1575" calcext:value-type="float">
            <text:p>1575</text:p>
          </table:table-cell>
          <table:table-cell table:number-columns-repeated="4"/>
          <table:table-cell office:value-type="string" calcext:value-type="string">
            <text:p>DEC 2008</text:p>
          </table:table-cell>
          <table:table-cell office:value-type="float" office:value="2008" calcext:value-type="float">
            <text:p>2008</text:p>
          </table:table-cell>
          <table:table-cell table:number-columns-repeated="9"/>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0102-0935</text:p>
          </table:table-cell>
          <table:table-cell/>
          <table:table-cell office:value-type="string" calcext:value-type="string">
            <text:p>WOS:000263373500042</text:p>
          </table:table-cell>
          <table:table-cell table:number-columns-repeated="972"/>
        </table:table-row>
        <table:table-row table:style-name="ro1">
          <table:table-cell office:value-type="string" calcext:value-type="string">
            <text:p>J</text:p>
          </table:table-cell>
          <table:table-cell office:value-type="string" calcext:value-type="string">
            <text:p>Costa, Rogerio C.; Lopes, Mateus; Castilho, Antonio L.; Fransozo, Adilson; Simoes, Sabrina M.</text:p>
          </table:table-cell>
          <table:table-cell table:number-columns-repeated="3"/>
          <table:table-cell office:value-type="string" calcext:value-type="string">
            <text:p>Castilho, Antonio/B-5249-2015</text:p>
          </table:table-cell>
          <table:table-cell office:value-type="string" calcext:value-type="string">
            <text:p>Castilho, Antonio/0000-0003-0001-9054</text:p>
          </table:table-cell>
          <table:table-cell table:number-columns-repeated="2"/>
          <table:table-cell office:value-type="string" calcext:value-type="string">
            <text:p>Abundance and distribution of juvenile pink shrimps Farfantepenaeus spp. in a mangrove estuary and adjacent bay on the northern shore of Sao Paulo State, southeastern Brazil</text:p>
          </table:table-cell>
          <table:table-cell table:number-columns-repeated="7"/>
          <table:table-cell office:value-type="string" calcext:value-type="string">
            <text:p>INVERTEBRATE REPRODUCTION &amp; DEVELOPMENT</text:p>
          </table:table-cell>
          <table:table-cell table:number-columns-repeated="3"/>
          <table:table-cell office:value-type="float" office:value="52" calcext:value-type="float">
            <text:p>52</text:p>
          </table:table-cell>
          <table:table-cell table:style-name="ce1" office:value-type="date" office:date-value="2015-02-01" calcext:value-type="date">
            <text:p>1/fev</text:p>
          </table:table-cell>
          <table:table-cell table:number-columns-repeated="2"/>
          <table:table-cell office:value-type="float" office:value="51" calcext:value-type="float">
            <text:p>51</text:p>
          </table:table-cell>
          <table:table-cell office:value-type="float" office:value="58" calcext:value-type="float">
            <text:p>58</text:p>
          </table:table-cell>
          <table:table-cell/>
          <table:table-cell office:value-type="string" calcext:value-type="string">
            <text:p>10.1080/07924259.2008.9652272</text:p>
          </table:table-cell>
          <table:table-cell table:number-columns-repeated="2"/>
          <table:table-cell office:value-type="string" calcext:value-type="string">
            <text:p>DEC 2008</text:p>
          </table:table-cell>
          <table:table-cell office:value-type="float" office:value="2008" calcext:value-type="float">
            <text:p>2008</text:p>
          </table:table-cell>
          <table:table-cell office:value-type="string" calcext:value-type="string">
            <text:p>The juvenile recruitment periods of two important fishery resources of the Brazilian coast, the pink shrimps Farfantepenaeus brasiliensis and F. paulensis, were investigated in the Ubatuba region, state of Sao Paulo, Brazil. Sampling was carried out monthly between July of 2005 and June of 2007 on four transects in the Indaia estuary, and on four additional transects in the adjacent Ubatuba Bay. A total of 1,225 specimens of F paulensis were analyzed, 906 from the estuary and 319 from the bay. The vast majority of F brasiliensis specimens (954) were captured in the bay, except for two individuals that were collected in the estuary. Juveniles of F. paulensis were found in almost all months in both years in the estuary, with two pronounced peaks in each year, one between February and March (summer) and another between May and July (autumn and beginning of winter). Increased abundance of juveniles was observed in the bay in two periods, which occurred 1 or 2 months after the two main peaks observed in the estuary. The recruitment of F. brasiliensis showed strong seasonal patterns in both years (March to May). For both species, a significant positive correlation (Spearman, p &lt;0.05) was found only in the bay, between the abundance of juveniles and the bottom-water temperature during the study period. Salinity was the preponderant factor affecting the differential distributions of juveniles of both species. Both species preferred higher salinities, and only F. paulensis tolerated wide variation in this factor. Salinities lower than 15 parts per thousand are assumed to limit the establishment of F brasiliensis in the estuary. The occurrence of juvenile development in the bay and not in the estuary (particularly in F brasiliensis), as usually suggested in the literature, can jeopardize the entire fishery stocks of these species in the region, because the bay contains the main fishing grounds for the seabob shrimp Xiphopenaeus kroyeri, one of the species most sought after by the fishing fleets. The study indicated that the small estuary and larger bay, which differ greatly in salinity, provide a differential habitat choice for these shrimp species.</text:p>
          </table:table-cell>
          <table:table-cell table:number-columns-repeated="8"/>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float" office:value="10" calcext:value-type="float">
            <text:p>10</text:p>
          </table:table-cell>
          <table:table-cell table:number-columns-repeated="2"/>
          <table:table-cell office:value-type="string" calcext:value-type="string">
            <text:p>0792-4259</text:p>
          </table:table-cell>
          <table:table-cell/>
          <table:table-cell office:value-type="string" calcext:value-type="string">
            <text:p>WOS:000264416900007</text:p>
          </table:table-cell>
          <table:table-cell table:number-columns-repeated="972"/>
        </table:table-row>
        <table:table-row table:style-name="ro1">
          <table:table-cell office:value-type="string" calcext:value-type="string">
            <text:p>J</text:p>
          </table:table-cell>
          <table:table-cell office:value-type="string" calcext:value-type="string">
            <text:p>Cunha, Fernando Lima R.; Cunha, Amanda Ferreira; Jacobucci, Giuliano Buza</text:p>
          </table:table-cell>
          <table:table-cell table:number-columns-repeated="7"/>
          <table:table-cell office:value-type="string" calcext:value-type="string">
            <text:p>Is the occurrence of caprellid amphipods associated with Sargassum (Phaeophyta) influenced by algal and hydrozoan epibiosis?</text:p>
          </table:table-cell>
          <table:table-cell table:number-columns-repeated="7"/>
          <table:table-cell office:value-type="string" calcext:value-type="string">
            <text:p>Revista Brasileira de Zoociencias</text:p>
          </table:table-cell>
          <table:table-cell table:number-columns-repeated="3"/>
          <table:table-cell office:value-type="float" office:value="10" calcext:value-type="float">
            <text:p>10</text:p>
          </table:table-cell>
          <table:table-cell office:value-type="float" office:value="3" calcext:value-type="float">
            <text:p>3</text:p>
          </table:table-cell>
          <table:table-cell table:number-columns-repeated="2"/>
          <table:table-cell office:value-type="float" office:value="259" calcext:value-type="float">
            <text:p>259</text:p>
          </table:table-cell>
          <table:table-cell office:value-type="float" office:value="266" calcext:value-type="float">
            <text:p>266</text:p>
          </table:table-cell>
          <table:table-cell table:number-columns-repeated="4"/>
          <table:table-cell office:value-type="string" calcext:value-type="string">
            <text:p>DEC 2008</text:p>
          </table:table-cell>
          <table:table-cell office:value-type="float" office:value="2008" calcext:value-type="float">
            <text:p>2008</text:p>
          </table:table-cell>
          <table:table-cell office:value-type="string" calcext:value-type="string">
            <text:p>The presence of epiphytic organisms can influence the distribution of macroinvertebrates associated with algae. This study evaluated the influence of Sargassum epibiosis by epiphytic algae and hydroids on the occurrence of caprellid amphipods. The sampling was carried out on Sargassum beds of Ubatuba beaches, northern coast of Sao Paulo state, in October 2006. The presence of epiphytic; algae and hydroids on Sargassum fronds was evaluated using Five cover categories. Epiphytic algae showed significant cover differences among beaches, while hydroids occurrence was more uniform, without significant differences on the levels of epibiosis. None of the caprellid species identified showed differences in its density among beaches. Despite the epibiosis variation, it was not a determinant factor in the distribution of caprellid species.</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1517-6770</text:p>
          </table:table-cell>
          <table:table-cell/>
          <table:table-cell office:value-type="string" calcext:value-type="string">
            <text:p>BIOABS:BACD201000299736</text:p>
          </table:table-cell>
          <table:table-cell table:number-columns-repeated="972"/>
        </table:table-row>
        <table:table-row table:style-name="ro1">
          <table:table-cell office:value-type="string" calcext:value-type="string">
            <text:p>J</text:p>
          </table:table-cell>
          <table:table-cell office:value-type="string" calcext:value-type="string">
            <text:p>Negreiros-Fransozo, Maria L.; Fransozo, Adilson; Hirose, Gustavo L.</text:p>
          </table:table-cell>
          <table:table-cell table:number-columns-repeated="3"/>
          <table:table-cell office:value-type="string" calcext:value-type="string">
            <text:p>Hirose, Gustavo/D-9603-2012</text:p>
          </table:table-cell>
          <table:table-cell table:number-columns-repeated="3"/>
          <table:table-cell office:value-type="string" calcext:value-type="string">
            <text:p>The megalopa and early juvenile development of Hepatus pudibundus (Crustacea: Brachyura: Aethroidea) reared from neuston samples</text:p>
          </table:table-cell>
          <table:table-cell table:number-columns-repeated="7"/>
          <table:table-cell office:value-type="string" calcext:value-type="string">
            <text:p>REVISTA BRASILEIRA DE ZOOLOGIA</text:p>
          </table:table-cell>
          <table:table-cell table:number-columns-repeated="3"/>
          <table:table-cell office:value-type="float" office:value="25" calcext:value-type="float">
            <text:p>25</text:p>
          </table:table-cell>
          <table:table-cell office:value-type="float" office:value="4" calcext:value-type="float">
            <text:p>4</text:p>
          </table:table-cell>
          <table:table-cell table:number-columns-repeated="2"/>
          <table:table-cell office:value-type="float" office:value="608" calcext:value-type="float">
            <text:p>608</text:p>
          </table:table-cell>
          <table:table-cell office:value-type="float" office:value="616" calcext:value-type="float">
            <text:p>616</text:p>
          </table:table-cell>
          <table:table-cell table:number-columns-repeated="4"/>
          <table:table-cell office:value-type="string" calcext:value-type="string">
            <text:p>DEC 2008</text:p>
          </table:table-cell>
          <table:table-cell office:value-type="float" office:value="2008" calcext:value-type="float">
            <text:p>2008</text:p>
          </table:table-cell>
          <table:table-cell office:value-type="string" calcext:value-type="string">
            <text:p>Hepatus pudibundus (Herbst, 1785) is a crab commonly found in shallow waters of the Western Atlantic. Its larval and early post-larval morphology have already been described from laboratory hatched material. Around 200 megalopae of H. pudibundus were collected in neuston samples from the Ubatuba region, Brazil, during the summer of 2005-2006 and were successfully reared under laboratory conditions. The size of the megalopae obtained in the neuston was similar to those specimens previously described in the literature, except that the juvenile crab stages reared in the laboratory were slightly larger, probably due to the better feeding conditions in the laboratory. The duration of the juvenile stages was shorter in the present study than in previous attempts at laboratory rearing, even if conditions appeared to be similar. The main differences observed between studies were in megalopal morphology, which may be attributable to intraspecific variation but, possibly, also due to differences in levels of detail than previously performed.</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101-8175</text:p>
          </table:table-cell>
          <table:table-cell/>
          <table:table-cell office:value-type="string" calcext:value-type="string">
            <text:p>WOS:000262414900005</text:p>
          </table:table-cell>
          <table:table-cell table:number-columns-repeated="972"/>
        </table:table-row>
        <table:table-row table:style-name="ro1">
          <table:table-cell office:value-type="string" calcext:value-type="string">
            <text:p>J</text:p>
          </table:table-cell>
          <table:table-cell office:value-type="string" calcext:value-type="string">
            <text:p>Teixeira, Gustavo Monteiro; Fransozo, Vivian; Castilho, Antonio Leao; da Costa, Rogerio Caetano; de Morais Freire, Fulvio Aurelio</text:p>
          </table:table-cell>
          <table:table-cell table:number-columns-repeated="3"/>
          <table:table-cell office:value-type="string" calcext:value-type="string">
            <text:p>Freire, Fulvio/C-8370-2012; Castilho, Antonio/B-5249-2015</text:p>
          </table:table-cell>
          <table:table-cell office:value-type="string" calcext:value-type="string">
            <text:p>Freire, Fulvio/0000-0003-1580-0222; Castilho, Antonio/0000-0003-0001-9054</text:p>
          </table:table-cell>
          <table:table-cell table:number-columns-repeated="2"/>
          <table:table-cell office:value-type="string" calcext:value-type="string">
            <text:p>Size distribution and sex ratio in the spider crab Epialtus brasiliensis (DANA 1852) associated with seaweed on a rocky shore in southeastern Brazil (Crustacea, Decapoda, Brachyura, Majoidea, Epialtidae)</text:p>
          </table:table-cell>
          <table:table-cell table:number-columns-repeated="7"/>
          <table:table-cell office:value-type="string" calcext:value-type="string">
            <text:p>Senckenbergiana Biologica</text:p>
          </table:table-cell>
          <table:table-cell table:number-columns-repeated="3"/>
          <table:table-cell office:value-type="float" office:value="88" calcext:value-type="float">
            <text:p>88</text:p>
          </table:table-cell>
          <table:table-cell office:value-type="float" office:value="2" calcext:value-type="float">
            <text:p>2</text:p>
          </table:table-cell>
          <table:table-cell table:number-columns-repeated="2"/>
          <table:table-cell office:value-type="float" office:value="169" calcext:value-type="float">
            <text:p>169</text:p>
          </table:table-cell>
          <table:table-cell office:value-type="float" office:value="175" calcext:value-type="float">
            <text:p>175</text:p>
          </table:table-cell>
          <table:table-cell table:number-columns-repeated="4"/>
          <table:table-cell office:value-type="string" calcext:value-type="string">
            <text:p>DEC 2008</text:p>
          </table:table-cell>
          <table:table-cell office:value-type="float" office:value="2008" calcext:value-type="float">
            <text:p>2008</text:p>
          </table:table-cell>
          <table:table-cell office:value-type="string" calcext:value-type="string">
            <text:p>This study analyzed a population of the spider crab Epialtus brasiliensis, in regard to its size distribution, sex ratio and Sexual maturity. The study was conducted on a rocky shore in the Ubatuba region, state of Silo Paulo, Brazil, where a wide strip of algae covers the intertidal zone. A total of 378 specimens were obtained: 200 males (128 juvenile and 72 adult crabs) and 178 females (46 juveniles and 132 adults). Their Sizes ranged from 3.4 to 16.7 mm carapace length (CL). Taking into account that the pubertal and terminal molts are coincident in majid crabs, the maximum sizes attained by males and females are especially dependent on the factors that influence sexual maturity, mainly food resources, temperature and intraspecific competition. Males of E. brasiliensis occurred in all size classes, whereas females occurred only as far the 10(th) size class (12-13 min CL). file total sex ratio did not differ statistically from 1 : 1, but when the juvenile and adult specimens were analyzed separately the differences between sexes were significantly different, with higher proportions of immature males and mature females. The CL50 calculated for males and females was 10.4, and 6.9 min CL, respectively. Thus, males reach their sexual maturity at a larger size than females. This feature may be important for the reproductive strategy of this species, because larger males probably have greater reproductive Success.</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037-2102</text:p>
          </table:table-cell>
          <table:table-cell/>
          <table:table-cell office:value-type="string" calcext:value-type="string">
            <text:p>BIOABS:BACD200900146854</text:p>
          </table:table-cell>
          <table:table-cell table:number-columns-repeated="972"/>
        </table:table-row>
        <table:table-row table:style-name="ro1">
          <table:table-cell office:value-type="string" calcext:value-type="string">
            <text:p>J</text:p>
          </table:table-cell>
          <table:table-cell office:value-type="string" calcext:value-type="string">
            <text:p>Pitta Virga, Rossana Helena; Geraldo, Luiz Paulo</text:p>
          </table:table-cell>
          <table:table-cell table:number-columns-repeated="7"/>
          <table:table-cell office:value-type="string" calcext:value-type="string">
            <text:p>Heavy metals content investigation in blue crab species of the genus Callinectes sp.</text:p>
          </table:table-cell>
          <table:table-cell table:number-columns-repeated="7"/>
          <table:table-cell office:value-type="string" calcext:value-type="string">
            <text:p>CIENCIA E TECNOLOGIA DE ALIMENTOS</text:p>
          </table:table-cell>
          <table:table-cell table:number-columns-repeated="3"/>
          <table:table-cell office:value-type="float" office:value="28" calcext:value-type="float">
            <text:p>28</text:p>
          </table:table-cell>
          <table:table-cell office:value-type="float" office:value="4" calcext:value-type="float">
            <text:p>4</text:p>
          </table:table-cell>
          <table:table-cell table:number-columns-repeated="2"/>
          <table:table-cell office:value-type="float" office:value="943" calcext:value-type="float">
            <text:p>943</text:p>
          </table:table-cell>
          <table:table-cell office:value-type="float" office:value="948" calcext:value-type="float">
            <text:p>948</text:p>
          </table:table-cell>
          <table:table-cell table:number-columns-repeated="4"/>
          <table:table-cell office:value-type="string" calcext:value-type="string">
            <text:p>OCT-DEC 2008</text:p>
          </table:table-cell>
          <table:table-cell office:value-type="float" office:value="2008" calcext:value-type="float">
            <text:p>2008</text:p>
          </table:table-cell>
          <table:table-cell office:value-type="string" calcext:value-type="string">
            <text:p>Usually, heavy metals occurrence in aquatic systems is resulting from natural geochemical processes. However, the presence of these chemical elements has considerably increased in the last decades. An example is the case of the Cubatao river basin caused by human activities in that region. In this work, a quantitative analysis of Ph, Cd, Cr, Zn, and Cu content of four blue crab species of the genus Callinectes sp., sampled along the Cubatao river, was carried out using a flame atomic absorption spectrometer (FAAS). 144 blue crab samples from the following species were analyzed: C. danae (63%), C. sapidus (23%), C. bocourti (10.5%), and C. ornatus (3.5%). The C. Sapidus species presented the highest concentration levels for the studied metals. With the exception of Cu, for which the average concentration was 40% higher for the females (p &lt; 0,05), there was no significant variation in the heavy metal content regarding sex and the size of the animals. Except for Cr, for which the average values interval obtained for the 4 species was above the limit allowed by the Brazilian legislation for any type of food, all the other results were below the maximum values recommended by health agencies.</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2"/>
          <table:table-cell office:value-type="string" calcext:value-type="string">
            <text:p>0101-2061</text:p>
          </table:table-cell>
          <table:table-cell/>
          <table:table-cell office:value-type="string" calcext:value-type="string">
            <text:p>WOS:000263216700027</text:p>
          </table:table-cell>
          <table:table-cell table:number-columns-repeated="972"/>
        </table:table-row>
        <table:table-row table:style-name="ro1">
          <table:table-cell office:value-type="string" calcext:value-type="string">
            <text:p>J</text:p>
          </table:table-cell>
          <table:table-cell office:value-type="string" calcext:value-type="string">
            <text:p>Povinec, P. P.; Bokuniewicz, H.; Burnett, W. C.; Cable, J.; Charette, M.; Comanducci, J. -F.; Kontar, E. A.; Moore, W. S.; Oberdorfer, J. A.; de Oliveira, J.; Peterson, R.; Stieglitz, T.; Taniguchi, M.</text:p>
          </table:table-cell>
          <table:table-cell table:number-columns-repeated="3"/>
          <table:table-cell office:value-type="string" calcext:value-type="string">
            <text:p>Charette, Matthew/I-9495-2012</text:p>
          </table:table-cell>
          <table:table-cell table:number-columns-repeated="3"/>
          <table:table-cell office:value-type="string" calcext:value-type="string">
            <text:p>Isotope tracing of submarine groundwater discharge offshore Ubatuba, Brazil: results of the IAEA-UNESCO SGD project</text:p>
          </table:table-cell>
          <table:table-cell table:number-columns-repeated="7"/>
          <table:table-cell office:value-type="string" calcext:value-type="string">
            <text:p>JOURNAL OF ENVIRONMENTAL RADIOACTIVITY</text:p>
          </table:table-cell>
          <table:table-cell table:number-columns-repeated="3"/>
          <table:table-cell office:value-type="float" office:value="99" calcext:value-type="float">
            <text:p>99</text:p>
          </table:table-cell>
          <table:table-cell office:value-type="float" office:value="10" calcext:value-type="float">
            <text:p>10</text:p>
          </table:table-cell>
          <table:table-cell table:number-columns-repeated="2"/>
          <table:table-cell office:value-type="float" office:value="1596" calcext:value-type="float">
            <text:p>1596</text:p>
          </table:table-cell>
          <table:table-cell office:value-type="float" office:value="1610" calcext:value-type="float">
            <text:p>1610</text:p>
          </table:table-cell>
          <table:table-cell/>
          <table:table-cell office:value-type="string" calcext:value-type="string">
            <text:p>10.1016/j.jenvrad.2008.06.010</text:p>
          </table:table-cell>
          <table:table-cell table:number-columns-repeated="2"/>
          <table:table-cell office:value-type="string" calcext:value-type="string">
            <text:p>OCT 2008</text:p>
          </table:table-cell>
          <table:table-cell office:value-type="float" office:value="2008" calcext:value-type="float">
            <text:p>2008</text:p>
          </table:table-cell>
          <table:table-cell office:value-type="string" calcext:value-type="string">
            <text:p>Results of groundwater and seawater analyses for radioactive ((3)H, (222)Rn, (223)Ra, (224)Ra, (226)Ra, and (228)Ra) and stable (D and 180) isotopes are presented together with in situ spatial mapping and time series (222)Rn measurements in seawater, direct seepage measurements using manual and automated seepage meters, Pore water investigations using different tracers and piezometric techniques, and geoelectric surveys probing the coast. This study represents first time that such a new complex arsenal of radioactive and non-radioactive tracer techniques and geophysical methods have been used for simultaneous submarine groundwater discharge (SGD) investigations. Large fluctuations of SGD fluxes were observed at sites situated only a few meters apart (from 0 cm d-1 to 360 cm d(-1); the unit represents cm(3)/cm(2)/day), as well as during a few hours (from 0 cm d-1 to 110 cm d(-1)), strongly depending on the tidal fluctuations. The average SGD flux estimated from continuous (222)Rn measurements is 17 10 cm d(-1). Integrated coastal SGD flux estimated for the Ubatuba coast using radium isotopes is about 7 x 1 03 M3 d-1 per km of the coast. The isotopic composition (delta D and delta(18)O) of submarine waters was characterised by significant variability and heavy isotope enrichment, indicating that the contribution of groundwater in submarine waters varied from a small percentage to 20%. However, this contribution with increasing offshore distance became negligible. Automated seepage meters and time series measurements of (222)Rn activity concentration showed a negative correlation between the SGD rates and tidal stage. This is likely caused by sea level changes as tidal effects induce variations of hydraulic gradients. The geoelectric probing and piezometric measurements contributed to better understanding of the spatial distribution of different water masses present along the coast. The radium isotope data showed scattered distributions with offshore distance, which imply that seawater in a complex coast with many small bays and islands was influenced by local Currents and groundwater/seawater mixing. This has also been confirmed by a relatively short residence time of 1-2 weeks for water within 25 km offshore, as obtained by short-lived radium isotopes. The irregular distribution of SGD seen at Ubatuba is a characteristic of fractured rock aquifers, fed by coastal groundwater and recirculated seawater with small admixtures of groundwater, which is of potential environmental concern and has implications on the management of freshwater resources in the region. (c) 2008 Elsevier Ltd. All rights reserved.</text:p>
          </table:table-cell>
          <table:table-cell table:number-columns-repeated="8"/>
          <table:table-cell office:value-type="float" office:value="10" calcext:value-type="float">
            <text:p>10</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float" office:value="14" calcext:value-type="float">
            <text:p>14</text:p>
          </table:table-cell>
          <table:table-cell table:number-columns-repeated="2"/>
          <table:table-cell office:value-type="string" calcext:value-type="string">
            <text:p>0265-931X</text:p>
          </table:table-cell>
          <table:table-cell/>
          <table:table-cell office:value-type="string" calcext:value-type="string">
            <text:p>WOS:000259724000016</text:p>
          </table:table-cell>
          <table:table-cell office:value-type="float" office:value="18676068" calcext:value-type="float">
            <text:p>18676068</text:p>
          </table:table-cell>
          <table:table-cell table:number-columns-repeated="971"/>
        </table:table-row>
        <table:table-row table:style-name="ro1">
          <table:table-cell office:value-type="string" calcext:value-type="string">
            <text:p>J</text:p>
          </table:table-cell>
          <table:table-cell office:value-type="string" calcext:value-type="string">
            <text:p>Yoshinaga, Marcos Y.; Sumida, Paulo Y. G.; Wakeham, Stuart G.</text:p>
          </table:table-cell>
          <table:table-cell table:number-columns-repeated="3"/>
          <table:table-cell office:value-type="string" calcext:value-type="string">
            <text:p>Sumida, Paulo/F-2561-2011; Yoshinaga, Marcos /J-4715-2012</text:p>
          </table:table-cell>
          <table:table-cell office:value-type="string" calcext:value-type="string">
            <text:p>Sumida, Paulo/0000-0001-7549-4541; Yoshinaga, Marcos /0000-0002-5533-5348</text:p>
          </table:table-cell>
          <table:table-cell table:number-columns-repeated="2"/>
          <table:table-cell office:value-type="string" calcext:value-type="string">
            <text:p>Lipid biomarkers in surface sediments from an unusual coastal upwelling area from the SW Atlantic Ocean</text:p>
          </table:table-cell>
          <table:table-cell table:number-columns-repeated="7"/>
          <table:table-cell office:value-type="string" calcext:value-type="string">
            <text:p>ORGANIC GEOCHEMISTRY</text:p>
          </table:table-cell>
          <table:table-cell table:number-columns-repeated="3"/>
          <table:table-cell office:value-type="float" office:value="39" calcext:value-type="float">
            <text:p>39</text:p>
          </table:table-cell>
          <table:table-cell office:value-type="float" office:value="10" calcext:value-type="float">
            <text:p>10</text:p>
          </table:table-cell>
          <table:table-cell table:number-columns-repeated="2"/>
          <table:table-cell office:value-type="float" office:value="1385" calcext:value-type="float">
            <text:p>1385</text:p>
          </table:table-cell>
          <table:table-cell office:value-type="float" office:value="1399" calcext:value-type="float">
            <text:p>1399</text:p>
          </table:table-cell>
          <table:table-cell/>
          <table:table-cell office:value-type="string" calcext:value-type="string">
            <text:p>10.1016/j.orggeochem.2008.07.006</text:p>
          </table:table-cell>
          <table:table-cell table:number-columns-repeated="2"/>
          <table:table-cell office:value-type="string" calcext:value-type="string">
            <text:p>OCT 2008</text:p>
          </table:table-cell>
          <table:table-cell office:value-type="float" office:value="2008" calcext:value-type="float">
            <text:p>2008</text:p>
          </table:table-cell>
          <table:table-cell office:value-type="string" calcext:value-type="string">
            <text:p>The coastal upwelling off Cabo Frio (SE Brazilian coast, SEBC) represents an exception to the world's oceans since the majority of the upwelling areas are located in eastern boundary current systems. Cabo Frio represents an interesting area for investigation due to its tight physical-biological interaction and the importance of the region as a major fishery area in the SEBC. We analyzed a suite of lipid biomarkers to apportion the main sources of organic matter in surface sediments of the continental shelf off Cabo Frio, comparing the area to non-upwelling regions off the SEBC (shelf break off Cabo Frio and continental shelf off Ubatuba). During spring and summer (the upwelling period), diatoms are probably the major sources of polyunsaturated fatty acids (PUFAs) and C-28 sterols in surface sediments from Cabo Frio continental shelf. Sediments sampled in winter showed, in contrast, lower relative abundance of PUFAs and higher stanol/stenol ratio values. In deeper regions off Cabo Frio, elevated concentrations of alkenones, 24-methylcholest-5,22E-dien-3 beta-ol and 24-ethylcholest-5-en-3 beta-ol during the spring may be produced by prymnesiophytes or cryptophytes and cyanobacteria, respectively. In Ubatuba, the C-27 and C-28 sterols are likely derived from omnivorous salps and nanoflagellates. At non-upwelling areas, despite the increase in biomarker concentrations during spring and summer, lower concentrations of PUFAs, phytol and algal sterols than in shelf areas off Cabo Frio suggest the importance of the upwelling system to the rapid transfer of organic carbon to surface sediments. Our results suggest that spatial and temporal variability in organic matter production and deposition merits consideration for constraining the carbon budgets in the coastal region off Cabo Frio. (C) 2008 Elsevier Ltd. All rights reserved.</text:p>
          </table:table-cell>
          <table:table-cell table:number-columns-repeated="8"/>
          <table:table-cell office:value-type="float" office:value="15" calcext:value-type="float">
            <text:p>15</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float" office:value="15" calcext:value-type="float">
            <text:p>15</text:p>
          </table:table-cell>
          <table:table-cell table:number-columns-repeated="2"/>
          <table:table-cell office:value-type="string" calcext:value-type="string">
            <text:p>0146-6380</text:p>
          </table:table-cell>
          <table:table-cell/>
          <table:table-cell office:value-type="string" calcext:value-type="string">
            <text:p>WOS:000260285100001</text:p>
          </table:table-cell>
          <table:table-cell table:number-columns-repeated="972"/>
        </table:table-row>
        <table:table-row table:style-name="ro1">
          <table:table-cell office:value-type="string" calcext:value-type="string">
            <text:p>J</text:p>
          </table:table-cell>
          <table:table-cell office:value-type="string" calcext:value-type="string">
            <text:p>Fransozo, Adilson; Bertini, Giovana; Braga, Adriane A.; Negreiros-Fransozo, Maria Lucia</text:p>
          </table:table-cell>
          <table:table-cell table:number-columns-repeated="7"/>
          <table:table-cell office:value-type="string" calcext:value-type="string">
            <text:p>Ecological aspects of hermit crabs (Crustacea, Anomura, Paguroidea) off the northern coast of Sao Paulo State, Brazil</text:p>
          </table:table-cell>
          <table:table-cell table:number-columns-repeated="7"/>
          <table:table-cell office:value-type="string" calcext:value-type="string">
            <text:p>AQUATIC ECOLOGY</text:p>
          </table:table-cell>
          <table:table-cell table:number-columns-repeated="3"/>
          <table:table-cell office:value-type="float" office:value="42" calcext:value-type="float">
            <text:p>42</text:p>
          </table:table-cell>
          <table:table-cell office:value-type="float" office:value="3" calcext:value-type="float">
            <text:p>3</text:p>
          </table:table-cell>
          <table:table-cell table:number-columns-repeated="2"/>
          <table:table-cell office:value-type="float" office:value="437" calcext:value-type="float">
            <text:p>437</text:p>
          </table:table-cell>
          <table:table-cell office:value-type="float" office:value="448" calcext:value-type="float">
            <text:p>448</text:p>
          </table:table-cell>
          <table:table-cell/>
          <table:table-cell office:value-type="string" calcext:value-type="string">
            <text:p>10.1007/s10452-007-9103-5</text:p>
          </table:table-cell>
          <table:table-cell table:number-columns-repeated="2"/>
          <table:table-cell office:value-type="string" calcext:value-type="string">
            <text:p>SEP 2008</text:p>
          </table:table-cell>
          <table:table-cell office:value-type="float" office:value="2008" calcext:value-type="float">
            <text:p>2008</text:p>
          </table:table-cell>
          <table:table-cell office:value-type="string" calcext:value-type="string">
            <text:p>The occurrence of species of hermit crabs and their ecological distribution in soft bottoms off Ubatuba, Sao Paulo, Brazil were analyzed. To better understand the distribution of the species in relation to environmental factors, the similarity and species-diversity indexes were calculated. Paguroideans were sampled monthly from January through December 2000. The trawls were made with two otter-trawl nets at 13 different sites, at depths of 2-40 m. Water temperature, salinity, sediment texture, and organic matter content were measured. Gastropod shells occupied by hermit crabs were also assessed. A total of 1,238 specimens was collected, belonging to the families Diogenidae and Paguridae, comprising seven genera and thirteen species. The most abundant hermit crab species were Dardanus insignis (761 specimens) and Loxopagurus loxochelis (351 specimens). Phimochirus holthuisi is newly reported from the Sao Paulo coast. The highest diversity index was found for the shallower sites near rocky shores. The results of the grouping analysis for sites and species indicated three distinct groups for sites, and four groups for species. This suggests that the occurrence of these anomurans is associated with the environmental and biotic factors analyzed.</text:p>
          </table:table-cell>
          <table:table-cell table:number-columns-repeated="8"/>
          <table:table-cell office:value-type="float" office:value="10" calcext:value-type="float">
            <text:p>10</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12" calcext:value-type="float">
            <text:p>12</text:p>
          </table:table-cell>
          <table:table-cell table:number-columns-repeated="2"/>
          <table:table-cell office:value-type="string" calcext:value-type="string">
            <text:p>1386-2588</text:p>
          </table:table-cell>
          <table:table-cell/>
          <table:table-cell office:value-type="string" calcext:value-type="string">
            <text:p>WOS:000258323200010</text:p>
          </table:table-cell>
          <table:table-cell table:number-columns-repeated="972"/>
        </table:table-row>
        <table:table-row table:style-name="ro1">
          <table:table-cell office:value-type="string" calcext:value-type="string">
            <text:p>J</text:p>
          </table:table-cell>
          <table:table-cell office:value-type="string" calcext:value-type="string">
            <text:p>Pereira, Pedro Henrique Cipresso; Jacobucci, Giuliano Buzá</text:p>
          </table:table-cell>
          <table:table-cell table:number-columns-repeated="7"/>
          <table:table-cell office:value-type="string" calcext:value-type="string">
            <text:p>Dieta e comportamento alimentar de Malacoctenus delalandii (Perciformes: Labrisomidae)</text:p>
          </table:table-cell>
          <table:table-cell office:value-type="string" calcext:value-type="string">
            <text:p>Diet and feeding behavior of Malacoctenus delalandii (Perciformes: Labrisomidae)</text:p>
          </table:table-cell>
          <table:table-cell table:number-columns-repeated="6"/>
          <table:table-cell office:value-type="string" calcext:value-type="string">
            <text:p>Biota Neotropica</text:p>
          </table:table-cell>
          <table:table-cell table:number-columns-repeated="3"/>
          <table:table-cell office:value-type="float" office:value="8" calcext:value-type="float">
            <text:p>8</text:p>
          </table:table-cell>
          <table:table-cell office:value-type="float" office:value="3" calcext:value-type="float">
            <text:p>3</text:p>
          </table:table-cell>
          <table:table-cell table:number-columns-repeated="2"/>
          <table:table-cell table:number-columns-repeated="2" office:value-type="float" office:value="0" calcext:value-type="float">
            <text:p>0</text:p>
          </table:table-cell>
          <table:table-cell/>
          <table:table-cell office:value-type="string" calcext:value-type="string">
            <text:p>10.1590/S1676-06032008000300014</text:p>
          </table:table-cell>
          <table:table-cell table:number-columns-repeated="2"/>
          <table:table-cell office:value-type="string" calcext:value-type="string">
            <text:p>2008-09</text:p>
          </table:table-cell>
          <table:table-cell office:value-type="float" office:value="2008" calcext:value-type="float">
            <text:p>2008</text:p>
          </table:table-cell>
          <table:table-cell office:value-type="string" calcext:value-type="string">
            <text:p>This work analyzed the diet composition and the feeding behavior of Malacoctenus delalandii, a carnivorous species, with diurnal habit, that lives in holes and crevices of rock areas in tropical waters. For diet evaluation, 31 individuals were collected during diving using hand nets, in the Fortaleza beach, Ubatuba. The feeding offer was analyzed comparing the stomach contents of the collected individuals with ten samples of the Amphiroa beauvoisii calcareous algal phytal, the species foraging site. To describe the feeding behavior of M. delalandii 44 observation sections were performed using ad libitum and focal animal methods. The food items considered constant were crustaceans belonging to the order Isopoda (75.8%) and the suborder Gammaridea (86.2%), confirming the species carnivorous feeding habit. There was a significant difference (G = 278.89, df=70, p &lt; 0.01) between the availability of items in the substrate and the occurrence in the stomachs. A total of 410minutes (6.8 hours) of direct underwater observations were performed, and we concluded that the individuals use the grubber excavation while moving feeding strategy. The species presented a foraging rate of 0.74 ± 0.164 bites per minutes (average ± standard deviation), evidencing low feeding activity and cryptobenthic habit.</text:p>
          </table:table-cell>
          <table:table-cell/>
          <table:table-cell office:value-type="string" calcext:value-type="string">
            <text:p>O presente estudo teve como objetivo analisar a composição da dieta e o comportamento alimentar de Malacoctenus delalandii, uma espécie carnívora, de hábitos diurnos, que habita tocas e frestas de ambientes rochosos de águas tropicais. Para avaliação da dieta, foram coletados 31 indivíduos utilizando puçás, na praia da Fortaleza, município de Ubatuba. A oferta alimentar foi analisada comparando-se o conteúdo estomacal dos indivíduos com dez amostras do fital da alga calcária Amphiroa beauvoisii, local de forrageio da espécie. Para descrever o comportamento alimentar de M. delalandii foram realizadas 44 sessões de observação usando técnicas ad libitum e animal focal. Os itens alimentares considerados constantes foram os crustáceos pertencentes à ordem Isopoda (75,8%) e à subordem Gammaridea (86,2%), confirmando o hábito alimentar carnívoro da espécie. Houve uma diferença significativa (G = 278,89, g.L. = 70, p &lt; 0,01) entre a disponibilidade de itens no substrato e a ocorrência destes nos estômagos. Foram realizados 410 minutos (6,8 horas) de observações subaquáticas diretas e concluiu-se que os indivíduos utilizam a estratégia alimentar de especulação do substrato ("grubber excavation while moving"). A espécie apresentou uma taxa de forrageamento de 0,74 ± 0,164 mordicadas per minutes (média ± desvio padrão), evidenciando baixa atividade alimentar e hábito criptobêntico.</text:p>
          </table:table-cell>
          <table:table-cell table:number-columns-repeated="6"/>
          <table:table-cell office:value-type="float" office:value="5" calcext:value-type="float">
            <text:p>5</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table:number-columns-repeated="2"/>
          <table:table-cell office:value-type="string" calcext:value-type="string">
            <text:p>1676-0603</text:p>
          </table:table-cell>
          <table:table-cell/>
          <table:table-cell office:value-type="string" calcext:value-type="string">
            <text:p>SCIELO:S1676-06032008000300014</text:p>
          </table:table-cell>
          <table:table-cell table:number-columns-repeated="972"/>
        </table:table-row>
        <table:table-row table:style-name="ro1">
          <table:table-cell office:value-type="string" calcext:value-type="string">
            <text:p>J</text:p>
          </table:table-cell>
          <table:table-cell office:value-type="string" calcext:value-type="string">
            <text:p>Villac, Maria Célia; Cabral-Noronha, Valéria Aparecida de Paula; Pinto, Thatiana de Oliveira</text:p>
          </table:table-cell>
          <table:table-cell table:number-columns-repeated="7"/>
          <table:table-cell office:value-type="string" calcext:value-type="string">
            <text:p>The phytoplankton biodiversity of the coast of the state of São Paulo, Brazil</text:p>
          </table:table-cell>
          <table:table-cell office:value-type="string" calcext:value-type="string">
            <text:p>A biodiversidade do fitoplâncton do litoral do estado de São Paulo, Brasil</text:p>
          </table:table-cell>
          <table:table-cell table:number-columns-repeated="6"/>
          <table:table-cell office:value-type="string" calcext:value-type="string">
            <text:p>Biota Neotropica</text:p>
          </table:table-cell>
          <table:table-cell table:number-columns-repeated="3"/>
          <table:table-cell office:value-type="float" office:value="8" calcext:value-type="float">
            <text:p>8</text:p>
          </table:table-cell>
          <table:table-cell office:value-type="float" office:value="3" calcext:value-type="float">
            <text:p>3</text:p>
          </table:table-cell>
          <table:table-cell table:number-columns-repeated="2"/>
          <table:table-cell table:number-columns-repeated="2" office:value-type="float" office:value="0" calcext:value-type="float">
            <text:p>0</text:p>
          </table:table-cell>
          <table:table-cell/>
          <table:table-cell office:value-type="string" calcext:value-type="string">
            <text:p>10.1590/S1676-06032008000300015</text:p>
          </table:table-cell>
          <table:table-cell table:number-columns-repeated="2"/>
          <table:table-cell office:value-type="string" calcext:value-type="string">
            <text:p>2008-09</text:p>
          </table:table-cell>
          <table:table-cell office:value-type="float" office:value="2008" calcext:value-type="float">
            <text:p>2008</text:p>
          </table:table-cell>
          <table:table-cell office:value-type="string" calcext:value-type="string">
            <text:p>The objective of this study is to compile the inventory of nearly 100 years of research about the phytoplankton species cited for the coast of the state of São Paulo, Brazil. A state-of-the-art study on the local biodiversity has long been needed to provide a baseline for future comparisons. This type of data is scattered in old scientific journals and in the so-called "grey literature", and are in need of nomenclature updating. Twenty-six publications are considered. The earliest sampling record is from 1913 (?) and the most recent from 2002. This checklist compiled from the literature was complemented with primary data collected between August 2004 and July 2006, recent surveys of the surf-zone of 20 beaches located along the coast and of a mariculture farm at the Cocanha Beach, Caraguatatuba. The complete species list includes 572 taxa: most are diatoms (82%), seconded by dinoflagellates (16%), with a minor contribution of silicoflagellates, coccolithophorids, ebriideans and cyanobacteria. The most investigated areas were: Ubatuba, São Sebastião, Santos and Cananéia. The recent surveys have a broader spatial coverage. The objectives of the studies have changed over the years from purely taxonomic to process-oriented investigations. Therefore, the longest species lists and most first records for the area were published before the 1980's and later publications, even those in which cell counts were performed, mention only the most abundant/frequent species. Electron microscopy was used for the first time in the present surveys, and new records include 38 diatoms, 42 dinoflagellates, 1 silicoflagellate, 1 ebriidean and 2 cyanobacteria. The use and interpretation of this species list require the perception of some constraints. It is not our role to question the identification made by other researchers. On the other hand, the ability to sample, analyze and identify species has evolved over the years and some considerations in this regard are presented.</text:p>
          </table:table-cell>
          <table:table-cell/>
          <table:table-cell office:value-type="string" calcext:value-type="string">
            <text:p>O objetivo deste estudo é compilar o inventário de quase 100 anos de pesquisa sobre a composição de espécies do fitoplâncton do litoral do Estado de São Paulo, Brasil. O retrato atualizado da biodiversidade local é necessário para establecer um dignóstico para comparações futuras. Este tipo de informação encontra-se dispersa em antigas publicações e em material considerado como "literatura cinza" e requer atualização nomenclatural. Vinte e seis publicações foram consideradas neste estudo. O registro mais antigo é de 1913 (?) e o mais recente de 2002. Esta lista de espécies, compilada a partir de dados pretéritos, foi complementada com dados primários coletados entre agosto de 2004 e julho de 2006 nas zonas de arrebentação de 20 praias paulistas e em área de maricultura da praia da Cocanha em Caraguatatuba. A lista de espécies completa inclui 572 táxons: a maioria de diatomáceas (82%), seguidas por dinoflagelados (16%), com uma pequena contribuição de silicoflagelados, cocolitoforídeos, ebriideas e cianobactérias. As áreas mais estudadas foram: Ubatuba, São Sebastião, Santos e Cananéia. O levantamento atual tem uma cobertura espacial mais abrangente. Ao longo dos anos, os objetivos dos estudos pretéritos variaram desde puramente taxonômicos até investigações de aspectos funcionais do ecossistema. Desta forma, os inventários mais longos e a maioria dos primeiros registros foram publicados antes de 1980 e as publicações mais recentes fazem menção apenas a espécies mais abundantes/freqüentes. Microscopia eletrônica foi empregada pela primeira vez no levantamento atual e novos registros incluem 38 diatomáceas, 42 dinoflagelados, 1 silicoflagelado, 1 ebriidea e 2 cianobactérias. O uso e interpretação deste inventário exige cautela. Se por um lado, não é viável questionar a identificação feita por outros pesquisadores, por outro lado, a capacidade de amostrar, analisar e identificar espécies evoluiu ao longo do tempo. Algumas considerações sobre esta questão são apresentadas.</text:p>
          </table:table-cell>
          <table:table-cell table:number-columns-repeated="6"/>
          <table:table-cell table:number-columns-repeated="5" office:value-type="float" office:value="0" calcext:value-type="float">
            <text:p>0</text:p>
          </table:table-cell>
          <table:table-cell table:number-columns-repeated="2"/>
          <table:table-cell office:value-type="string" calcext:value-type="string">
            <text:p>1676-0603</text:p>
          </table:table-cell>
          <table:table-cell/>
          <table:table-cell office:value-type="string" calcext:value-type="string">
            <text:p>SCIELO:S1676-06032008000300015</text:p>
          </table:table-cell>
          <table:table-cell table:number-columns-repeated="972"/>
        </table:table-row>
        <table:table-row table:style-name="ro1">
          <table:table-cell office:value-type="string" calcext:value-type="string">
            <text:p>J</text:p>
          </table:table-cell>
          <table:table-cell office:value-type="string" calcext:value-type="string">
            <text:p>Rabinovich, Elaine Pedreira; Moreira, Lúcia Vaz de Campos</text:p>
          </table:table-cell>
          <table:table-cell table:number-columns-repeated="7"/>
          <table:table-cell office:value-type="string" calcext:value-type="string">
            <text:p>Significados de família para crianças paulistas</text:p>
          </table:table-cell>
          <table:table-cell office:value-type="string" calcext:value-type="string">
            <text:p>Meanings of the family by children in the state of São Paulo, Brazil</text:p>
          </table:table-cell>
          <table:table-cell office:value-type="string" calcext:value-type="string">
            <text:p>Significados de familia para niños paulistas, Brazil</text:p>
          </table:table-cell>
          <table:table-cell table:number-columns-repeated="5"/>
          <table:table-cell office:value-type="string" calcext:value-type="string">
            <text:p>Psicologia em Estudo</text:p>
          </table:table-cell>
          <table:table-cell table:number-columns-repeated="3"/>
          <table:table-cell office:value-type="float" office:value="13" calcext:value-type="float">
            <text:p>13</text:p>
          </table:table-cell>
          <table:table-cell office:value-type="float" office:value="3" calcext:value-type="float">
            <text:p>3</text:p>
          </table:table-cell>
          <table:table-cell table:number-columns-repeated="2"/>
          <table:table-cell office:value-type="float" office:value="447" calcext:value-type="float">
            <text:p>447</text:p>
          </table:table-cell>
          <table:table-cell office:value-type="float" office:value="455" calcext:value-type="float">
            <text:p>455</text:p>
          </table:table-cell>
          <table:table-cell/>
          <table:table-cell office:value-type="string" calcext:value-type="string">
            <text:p>10.1590/S1413-73722008000300005</text:p>
          </table:table-cell>
          <table:table-cell table:number-columns-repeated="2"/>
          <table:table-cell office:value-type="string" calcext:value-type="string">
            <text:p>2008-09</text:p>
          </table:table-cell>
          <table:table-cell office:value-type="float" office:value="2008" calcext:value-type="float">
            <text:p>2008</text:p>
          </table:table-cell>
          <table:table-cell office:value-type="string" calcext:value-type="string">
            <text:p>The meanings given to their family by 6-to 10-year-old children from different social and educational groups and town are provided. A non-structured questionnaire was individually applied to three groups of 15 children each whose parents belonged to a low social and educational group (Ubatuba SP Brazil), high social and educational group (São Paulo SP Brazil) and a mixed group (Franca SP Brazil). Parent furnished the complementary data on family residence and constitution. Interviews were taped and then transcribed. Results were organized by themes: family, father, mother, brother / sister, grandparents. Caring was a general meaning given to the family and to family members. The father was seen as a good chap and a companion only by the children of the high social and educational group. Grandparents were positively portrayed by all the children. Brothers and sisters were very present in the family and highly significant to all members.</text:p>
          </table:table-cell>
          <table:table-cell office:value-type="string" calcext:value-type="string">
            <text:p>El presente estudio visó conocer los significados que niños de seis a diez años, oriundos de diferentes capas sociales y locales, atribuyen a su familia. Cualitativamente, utilizó un itinerario semiestructurado de entrevista individual. Los niños fueron captados en su ambiente de vida cotidiana y constituyeron tres grupos con 15 participantes cada uno: niños cuyos padres eran de nivel socioeducacional bajo (Ubatuba), de nível socioeducacional alto (São Paulo) y por un grupo mixto (Franca). Fueron obtenidos de los padres o responsables datos complementarios sobre la familia y local de la vivienda. Las entrevistas fueron grabadas y después transcriptas. Los resultados fueron organizados en los siguientes temas: familia, padre, madre, hermanos y abuelos. Cuidar superó la significación de familia. El padre fue considerado divertido y compañero solamente por los niños socioeducacionalmente favorecidos. Los abuelos fueron retratados positivamente por todos los participantes. Los hermanos son los miembros de la familia más presentes, siendo muy importantes.</text:p>
          </table:table-cell>
          <table:table-cell office:value-type="string" calcext:value-type="string">
            <text:p>O presente estudo visou conhecer os significados que crianças de seis a dez anos, oriundas de diferentes camadas sociais e locais, atribuem à sua família. De desenho qualitativo, utilizou roteiro semi-estruturado de entrevista individual. As crianças foram captadas nos respectivos ambientes de vida cotidiana e constituíram três grupos com 15 participantes cada: um de crianças cujos pais tinham nível socioeducacional baixo (Ubatuba), um de crianças cujos pais tinham nível socioeducacional alto (São Paulo) e um grupo misto (Franca). Dados complementares sobre a família e local da moradia foram obtidos dos pais ou responsáveis. As entrevistas foram gravadas e posteriormente transcritas. Os resultados foram organizados em torno dos temas família, pai, mãe, irmãos, avós. Cuidar perpassou a significação de família. O pai foi considerado divertido e companheiro somente pelas crianças socioeducacionalmente favorecidas. Os avós foram positivamente retratados por todos participantes. Os irmãos são os membros mais presentes, sendo altamente significativos.</text:p>
          </table:table-cell>
          <table:table-cell table:number-columns-repeated="6"/>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1413-7372</text:p>
          </table:table-cell>
          <table:table-cell/>
          <table:table-cell office:value-type="string" calcext:value-type="string">
            <text:p>SCIELO:S1413-73722008000300005</text:p>
          </table:table-cell>
          <table:table-cell table:number-columns-repeated="972"/>
        </table:table-row>
        <table:table-row table:style-name="ro1">
          <table:table-cell office:value-type="string" calcext:value-type="string">
            <text:p>J</text:p>
          </table:table-cell>
          <table:table-cell office:value-type="string" calcext:value-type="string">
            <text:p>Carvalho, Alcimar L.; Salgado, Luiz Gustavo V.; Fleck, Guenther</text:p>
          </table:table-cell>
          <table:table-cell table:number-columns-repeated="3"/>
          <table:table-cell office:value-type="string" calcext:value-type="string">
            <text:p>Salgado, Luiz Gustavo/P-5873-2014</text:p>
          </table:table-cell>
          <table:table-cell table:number-columns-repeated="3"/>
          <table:table-cell office:value-type="string" calcext:value-type="string">
            <text:p>Description of the larva of Lauromacromia picinguaba Carvalho, Salgado &amp; Werneck-de-Carvalho 2004, with a key to the genera of Corduliidae larvae occurring in South America (Odonata : Anisoptera)</text:p>
          </table:table-cell>
          <table:table-cell table:number-columns-repeated="7"/>
          <table:table-cell office:value-type="string" calcext:value-type="string">
            <text:p>ZOOTAXA</text:p>
          </table:table-cell>
          <table:table-cell table:number-columns-repeated="4"/>
          <table:table-cell office:value-type="float" office:value="1848" calcext:value-type="float">
            <text:p>1848</text:p>
          </table:table-cell>
          <table:table-cell table:number-columns-repeated="2"/>
          <table:table-cell office:value-type="float" office:value="57" calcext:value-type="float">
            <text:p>57</text:p>
          </table:table-cell>
          <table:table-cell office:value-type="float" office:value="65" calcext:value-type="float">
            <text:p>65</text:p>
          </table:table-cell>
          <table:table-cell table:number-columns-repeated="4"/>
          <table:table-cell office:value-type="string" calcext:value-type="string">
            <text:p>AUG 13 2008</text:p>
          </table:table-cell>
          <table:table-cell office:value-type="float" office:value="2008" calcext:value-type="float">
            <text:p>2008</text:p>
          </table:table-cell>
          <table:table-cell office:value-type="string" calcext:value-type="string">
            <text:p>The ultimate stadium larva of Lauromacromia picinguaba Carvalho, Salgado &amp; Werneck-de-Carvalho is described and illustrated based on reared specimens from Picinguaba, Ubatuba, Sao Paulo state, Brazil, some of which belong to the type-series. All material is deposited in the Instituto de Biologia, Universidade Federal do Rio de Janeiro (UFRJ), Rio de Janeiro. General notes on larval biology and the breeding habitat are provided. A generic key for South American Corduliidae larvae is appended.</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number-columns-repeated="2"/>
          <table:table-cell office:value-type="string" calcext:value-type="string">
            <text:p>1175-5326</text:p>
          </table:table-cell>
          <table:table-cell/>
          <table:table-cell office:value-type="string" calcext:value-type="string">
            <text:p>WOS:000258410000006</text:p>
          </table:table-cell>
          <table:table-cell table:number-columns-repeated="972"/>
        </table:table-row>
        <table:table-row table:style-name="ro1">
          <table:table-cell office:value-type="string" calcext:value-type="string">
            <text:p>J</text:p>
          </table:table-cell>
          <table:table-cell office:value-type="string" calcext:value-type="string">
            <text:p>Stieglitz, Thomas; Rapaglia, John; Bokuniewicz, Henry</text:p>
          </table:table-cell>
          <table:table-cell table:number-columns-repeated="7"/>
          <table:table-cell office:value-type="string" calcext:value-type="string">
            <text:p>Estimation of submarine groundwater discharge from bulk ground electrical conductivity measurements</text:p>
          </table:table-cell>
          <table:table-cell table:number-columns-repeated="7"/>
          <table:table-cell office:value-type="string" calcext:value-type="string">
            <text:p>JOURNAL OF GEOPHYSICAL RESEARCH-OCEANS</text:p>
          </table:table-cell>
          <table:table-cell table:number-columns-repeated="3"/>
          <table:table-cell office:value-type="float" office:value="113" calcext:value-type="float">
            <text:p>113</text:p>
          </table:table-cell>
          <table:table-cell office:value-type="string" calcext:value-type="string">
            <text:p>C8</text:p>
          </table:table-cell>
          <table:table-cell table:number-columns-repeated="4"/>
          <table:table-cell office:value-type="string" calcext:value-type="string">
            <text:p>C08007</text:p>
          </table:table-cell>
          <table:table-cell office:value-type="string" calcext:value-type="string">
            <text:p>10.1029/2007JC004499</text:p>
          </table:table-cell>
          <table:table-cell table:number-columns-repeated="2"/>
          <table:table-cell office:value-type="string" calcext:value-type="string">
            <text:p>AUG 6 2008</text:p>
          </table:table-cell>
          <table:table-cell office:value-type="float" office:value="2008" calcext:value-type="float">
            <text:p>2008</text:p>
          </table:table-cell>
          <table:table-cell office:value-type="string" calcext:value-type="string">
            <text:p>The utility of bulk ground conductivity (BGC) measurements in the estimation of submarine groundwater discharge (SGD) was investigated at four sites covering a range of hydrogeological settings, namely Cockburn Sound (Australia); Shelter Island (USA); Ubatuba Bay (Brazil) and Flic-en-Flac Bay (Mauritius). At each of the sites, BGC was surveyed in the intertidal zone, and seepage meters were used for direct measurements of SGD flow rates. In the presence of detectable salinity gradients in the sediment, a negative correlation between SGD and BGC was recorded. The correlation is site-specific and is dependent on both the type of sediment and the mixing processes. For example, at Shelter Island the maximum mean flow rates were 65 cm d(-1) at a BGC of similar to 0 mS cm(-1) while at Mauritius maximum mean flow rates were 364 cm d(-1) at a BGC of similar to 0 mS cm(-1). BGC measurements are used to estimate SGD over a large scale, and to separate its fresh and saline components. Extrapolating BGC measurements throughout the study sites yields a total discharge of 2.91, 1.59, 7.16, and 25.4 10(3) m(3) d(-1) km(-1) of shoreline with a freshwater fraction of 41, 24, 29, and 63% at Cockburn Sound, Shelter Island, Ubatuba Bay, and Flic-en-Flac Bay respectively. The results demonstrate that ground conductivity is a useful tracer to survey and separate freshwater and recirculated seawater component of SGD. The presented investigation is a subset within a series of experiments designed to compare different methods to investigate SGD co-organized and carried out by SCOR, LOICZ, IOC and IAEA.</text:p>
          </table:table-cell>
          <table:table-cell table:number-columns-repeated="8"/>
          <table:table-cell office:value-type="float" office:value="11" calcext:value-type="float">
            <text:p>11</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float" office:value="12" calcext:value-type="float">
            <text:p>12</text:p>
          </table:table-cell>
          <table:table-cell table:number-columns-repeated="2"/>
          <table:table-cell office:value-type="string" calcext:value-type="string">
            <text:p>2169-9275</text:p>
          </table:table-cell>
          <table:table-cell/>
          <table:table-cell office:value-type="string" calcext:value-type="string">
            <text:p>WOS:000258340600003</text:p>
          </table:table-cell>
          <table:table-cell table:number-columns-repeated="972"/>
        </table:table-row>
        <table:table-row table:style-name="ro1">
          <table:table-cell office:value-type="string" calcext:value-type="string">
            <text:p>J</text:p>
          </table:table-cell>
          <table:table-cell office:value-type="string" calcext:value-type="string">
            <text:p>Werneck, M. R.; Baldassin, P.; Barbosa, C. B.; Silva, R. J.</text:p>
          </table:table-cell>
          <table:table-cell table:number-columns-repeated="3"/>
          <table:table-cell office:value-type="string" calcext:value-type="string">
            <text:p>Silva, Reinaldo Jose da/G-6159-2012</text:p>
          </table:table-cell>
          <table:table-cell table:number-columns-repeated="3"/>
          <table:table-cell office:value-type="string" calcext:value-type="string">
            <text:p>Brown-throated three-toed sloth (Bradypus variegatus Shinz, 1825) as a new host for Leiuris leptocephalus (Rud., 1819) Leuckard, 1850</text:p>
          </table:table-cell>
          <table:table-cell table:number-columns-repeated="7"/>
          <table:table-cell office:value-type="string" calcext:value-type="string">
            <text:p>ARQUIVO BRASILEIRO DE MEDICINA VETERINARIA E ZOOTECNIA</text:p>
          </table:table-cell>
          <table:table-cell table:number-columns-repeated="3"/>
          <table:table-cell office:value-type="float" office:value="60" calcext:value-type="float">
            <text:p>60</text:p>
          </table:table-cell>
          <table:table-cell office:value-type="float" office:value="4" calcext:value-type="float">
            <text:p>4</text:p>
          </table:table-cell>
          <table:table-cell table:number-columns-repeated="2"/>
          <table:table-cell office:value-type="float" office:value="1021" calcext:value-type="float">
            <text:p>1021</text:p>
          </table:table-cell>
          <table:table-cell office:value-type="float" office:value="1022" calcext:value-type="float">
            <text:p>1022</text:p>
          </table:table-cell>
          <table:table-cell table:number-columns-repeated="4"/>
          <table:table-cell office:value-type="string" calcext:value-type="string">
            <text:p>AUG 2008</text:p>
          </table:table-cell>
          <table:table-cell office:value-type="float" office:value="2008" calcext:value-type="float">
            <text:p>2008</text:p>
          </table:table-cell>
          <table:table-cell office:value-type="string" calcext:value-type="string">
            <text:p>The morphometric analysis of males revealed a smaller length and width than those reported in the literature for the species, whereas dimensions of the muscular esophagus, specula, and cloaca were larger than those usually reported. In females, total width and length, muscular esophagus, and eggs were smaller than those reported in the literature, and length of the glandular esophagus was larger. These results may reflect variations of the specimens collected and did not interfer with the identification of the species colleted. The morphometric data add to the knowledge of the morphologic variability of the sloth parasite L. leptocephalu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102-0935</text:p>
          </table:table-cell>
          <table:table-cell/>
          <table:table-cell office:value-type="string" calcext:value-type="string">
            <text:p>WOS:000258696000036</text:p>
          </table:table-cell>
          <table:table-cell table:number-columns-repeated="972"/>
        </table:table-row>
        <table:table-row table:style-name="ro1">
          <table:table-cell office:value-type="string" calcext:value-type="string">
            <text:p>J</text:p>
          </table:table-cell>
          <table:table-cell office:value-type="string" calcext:value-type="string">
            <text:p>de Freitas, Roseli Santos; Hernandez-Arriagada, Giovanna Leticia; Criado, Paulo Ricardo; Costa Martins, Jose Eduardo; Cardoso, Joao Luiz</text:p>
          </table:table-cell>
          <table:table-cell table:number-columns-repeated="3"/>
          <table:table-cell office:value-type="string" calcext:value-type="string">
            <text:p>Criado, Paulo /D-5369-2009; Freitas, Roseli /F-5952-2013</text:p>
          </table:table-cell>
          <table:table-cell office:value-type="string" calcext:value-type="string">
            <text:p>Criado, Paulo /0000-0001-9785-6099; </text:p>
          </table:table-cell>
          <table:table-cell table:number-columns-repeated="2"/>
          <table:table-cell office:value-type="string" calcext:value-type="string">
            <text:p>Influence of the human activity in the Atlantic Forest and in the prevalence of etiological agents of dermatophytosis in a coastal city of Southern Brazil [Ubatuba (Sao Paulo)]</text:p>
          </table:table-cell>
          <table:table-cell table:number-columns-repeated="7"/>
          <table:table-cell office:value-type="string" calcext:value-type="string">
            <text:p>INTERNATIONAL JOURNAL OF DERMATOLOGY</text:p>
          </table:table-cell>
          <table:table-cell table:number-columns-repeated="3"/>
          <table:table-cell office:value-type="float" office:value="47" calcext:value-type="float">
            <text:p>47</text:p>
          </table:table-cell>
          <table:table-cell office:value-type="float" office:value="8" calcext:value-type="float">
            <text:p>8</text:p>
          </table:table-cell>
          <table:table-cell table:number-columns-repeated="2"/>
          <table:table-cell office:value-type="float" office:value="865" calcext:value-type="float">
            <text:p>865</text:p>
          </table:table-cell>
          <table:table-cell office:value-type="float" office:value="867" calcext:value-type="float">
            <text:p>867</text:p>
          </table:table-cell>
          <table:table-cell/>
          <table:table-cell office:value-type="string" calcext:value-type="string">
            <text:p>10.1111/j.1365-4632.2008.03541.x</text:p>
          </table:table-cell>
          <table:table-cell table:number-columns-repeated="2"/>
          <table:table-cell office:value-type="string" calcext:value-type="string">
            <text:p>AUG 2008</text:p>
          </table:table-cell>
          <table:table-cell office:value-type="float" office:value="2008" calcext:value-type="float">
            <text:p>2008</text:p>
          </table:table-cell>
          <table:table-cell table:number-columns-repeated="9"/>
          <table:table-cell table:number-columns-repeated="5" office:value-type="float" office:value="0" calcext:value-type="float">
            <text:p>0</text:p>
          </table:table-cell>
          <table:table-cell table:number-columns-repeated="2"/>
          <table:table-cell office:value-type="string" calcext:value-type="string">
            <text:p>0011-9059</text:p>
          </table:table-cell>
          <table:table-cell/>
          <table:table-cell office:value-type="string" calcext:value-type="string">
            <text:p>WOS:000257756200022</text:p>
          </table:table-cell>
          <table:table-cell office:value-type="float" office:value="18717875" calcext:value-type="float">
            <text:p>18717875</text:p>
          </table:table-cell>
          <table:table-cell table:number-columns-repeated="971"/>
        </table:table-row>
        <table:table-row table:style-name="ro1">
          <table:table-cell office:value-type="string" calcext:value-type="string">
            <text:p>J</text:p>
          </table:table-cell>
          <table:table-cell office:value-type="string" calcext:value-type="string">
            <text:p>Ayres-Peres, Luciane; Mantelatto, Fernando L.</text:p>
          </table:table-cell>
          <table:table-cell table:number-columns-repeated="7"/>
          <table:table-cell office:value-type="string" calcext:value-type="string">
            <text:p>Patterns of distribution of the hermit crab Loxopagurus loxochelis (Moreira, 1901) (Decapoda, Diogenidae) in two coastal areas of southern Brazil</text:p>
          </table:table-cell>
          <table:table-cell table:number-columns-repeated="7"/>
          <table:table-cell office:value-type="string" calcext:value-type="string">
            <text:p>REVISTA DE BIOLOGIA MARINA Y OCEANOGRAFIA</text:p>
          </table:table-cell>
          <table:table-cell table:number-columns-repeated="3"/>
          <table:table-cell office:value-type="float" office:value="43" calcext:value-type="float">
            <text:p>43</text:p>
          </table:table-cell>
          <table:table-cell office:value-type="float" office:value="2" calcext:value-type="float">
            <text:p>2</text:p>
          </table:table-cell>
          <table:table-cell table:number-columns-repeated="2"/>
          <table:table-cell office:value-type="float" office:value="399" calcext:value-type="float">
            <text:p>399</text:p>
          </table:table-cell>
          <table:table-cell office:value-type="float" office:value="411" calcext:value-type="float">
            <text:p>411</text:p>
          </table:table-cell>
          <table:table-cell table:number-columns-repeated="4"/>
          <table:table-cell office:value-type="string" calcext:value-type="string">
            <text:p>AUG 2008</text:p>
          </table:table-cell>
          <table:table-cell office:value-type="float" office:value="2008" calcext:value-type="float">
            <text:p>2008</text:p>
          </table:table-cell>
          <table:table-cell office:value-type="string" calcext:value-type="string">
            <text:p>The present study determined the distribution pattern of the hermit crab Loxopagurus loxochelis by a comparison of catch, depth and environmental factors at two separate bays (Caraguatatuba and Ubatuba) of Sao Paulo State, Brazil. The influence of these parameters on the distribution of males, non- ovigerous females and ovigerous females was also evaluated. Crabs were collected monthly, over a period of one year (from July/2002 to June/2003), in seven depths, from 5 to 35 m. Abiotic factors were monitored as follows: superficial and bottom salinity (psu), superficial and bottom temperature (C), organic matter content (%) and sediment composition (%). In total, 366 hermit crabs were sampled in Caraguatatuba and 126 in Ubatuba. The highest frequency of occurrence was verified at 20 m during winter (July) in Caraguatatuba and 25 m during summer (January) in Ubatuba. The highest occurrences were recorded in the regions with bottom salinities ranging from 34 to 36 psu, bottom temperatures from 18 to 24 C and, low percentages of organic matter, gravel and mud; and large proportion of sand in the substrate. There was no significant correlation between the total frequency of organisms and the environmental factors analyzed in both regions. This evidence suggests that other variables as biotic interactions can influence the pattern of distribution of L. loxochelis in the analyzed region, which is considered the limit of the northern distribution of this species.</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2"/>
          <table:table-cell office:value-type="string" calcext:value-type="string">
            <text:p>0717-3326</text:p>
          </table:table-cell>
          <table:table-cell/>
          <table:table-cell office:value-type="string" calcext:value-type="string">
            <text:p>WOS:000261764300015</text:p>
          </table:table-cell>
          <table:table-cell table:number-columns-repeated="972"/>
        </table:table-row>
        <table:table-row table:style-name="ro1">
          <table:table-cell office:value-type="string" calcext:value-type="string">
            <text:p>J</text:p>
          </table:table-cell>
          <table:table-cell office:value-type="string" calcext:value-type="string">
            <text:p>Alvarenga Monteiro Marques, Gisela Rita; Fadel Condino, Maria Lucia; Nunes Serpa, Ligia Leandro; Mello Cursino, Thais Valladao</text:p>
          </table:table-cell>
          <table:table-cell table:number-columns-repeated="7"/>
          <table:table-cell office:value-type="string" calcext:value-type="string">
            <text:p>Epidemiological aspects of autochthonous malaria in the Atlantic forest area of the northern coast of the State of Sao Paulo, 1985-2006</text:p>
          </table:table-cell>
          <table:table-cell table:number-columns-repeated="7"/>
          <table:table-cell office:value-type="string" calcext:value-type="string">
            <text:p>REVISTA DA SOCIEDADE BRASILEIRA DE MEDICINA TROPICAL</text:p>
          </table:table-cell>
          <table:table-cell table:number-columns-repeated="3"/>
          <table:table-cell office:value-type="float" office:value="41" calcext:value-type="float">
            <text:p>41</text:p>
          </table:table-cell>
          <table:table-cell office:value-type="float" office:value="4" calcext:value-type="float">
            <text:p>4</text:p>
          </table:table-cell>
          <table:table-cell table:number-columns-repeated="2"/>
          <table:table-cell office:value-type="float" office:value="386" calcext:value-type="float">
            <text:p>386</text:p>
          </table:table-cell>
          <table:table-cell office:value-type="float" office:value="389" calcext:value-type="float">
            <text:p>389</text:p>
          </table:table-cell>
          <table:table-cell table:number-columns-repeated="4"/>
          <table:table-cell office:value-type="string" calcext:value-type="string">
            <text:p>JUL-AUG 2008</text:p>
          </table:table-cell>
          <table:table-cell office:value-type="float" office:value="2008" calcext:value-type="float">
            <text:p>2008</text:p>
          </table:table-cell>
          <table:table-cell office:value-type="string" calcext:value-type="string">
            <text:p>This study had the aim of analyzing the spatial and temporal distribution of autochthonous malaria cases according to parasite density, symptoms and activity at the time of infection. A retrospective descriptive study was undertaken in the municipalities of Ubatuba, Caraguatatuba, Sao Sebastiao and Ilhabela, covering 1985 to 2006. The data were obtained from the epidemiological investigation files of the Superintendency of Endemic Disease Control and the Information System for Health Threat Notification. Out of the 83 cases notified, 77% were male. Sao Sebastiao and Caraguatatuba presented the largest numbers of cases. The individuals most affected with Plasmodium vivax were at productive ages, with a parasite density of one parasite for every two or more microscope fields. At the time of becoming infected, these patients were mostly doing leisure activities. The main symptoms were fever, headache, sweating and myalgia. Four asymptomatic cases were detected. These data are expected to contribute towards improving the decentralized malaria control actions in the region, through considering malaria among the clinical and/or epidemiological suspicions, with a reference laboratory and trained personnel for adequate diagnosis and treatment.</text:p>
          </table:table-cell>
          <table:table-cell table:number-columns-repeated="8"/>
          <table:table-cell office:value-type="float" office:value="8" calcext:value-type="float">
            <text:p>8</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9" calcext:value-type="float">
            <text:p>9</text:p>
          </table:table-cell>
          <table:table-cell table:number-columns-repeated="2"/>
          <table:table-cell office:value-type="string" calcext:value-type="string">
            <text:p>0037-8682</text:p>
          </table:table-cell>
          <table:table-cell/>
          <table:table-cell office:value-type="string" calcext:value-type="string">
            <text:p>WOS:000260675100012</text:p>
          </table:table-cell>
          <table:table-cell office:value-type="float" office:value="18853012" calcext:value-type="float">
            <text:p>18853012</text:p>
          </table:table-cell>
          <table:table-cell table:number-columns-repeated="971"/>
        </table:table-row>
        <table:table-row table:style-name="ro1">
          <table:table-cell office:value-type="string" calcext:value-type="string">
            <text:p>J</text:p>
          </table:table-cell>
          <table:table-cell office:value-type="string" calcext:value-type="string">
            <text:p>Ayres-Peres, Luciane; Sokolowicz, Carolina C.; Kotzian, Carla B.; Rieger, Paulo J.; Santos, Sandro</text:p>
          </table:table-cell>
          <table:table-cell table:number-columns-repeated="3"/>
          <table:table-cell office:value-type="string" calcext:value-type="string">
            <text:p>Santos, Sandro/H-9154-2012; Kotzian, Carla/H-9677-2012</text:p>
          </table:table-cell>
          <table:table-cell office:value-type="string" calcext:value-type="string">
            <text:p>Santos, Sandro/0000-0001-9305-1154; </text:p>
          </table:table-cell>
          <table:table-cell table:number-columns-repeated="2"/>
          <table:table-cell office:value-type="string" calcext:value-type="string">
            <text:p>Occupation of gastropod shells by hermit crabs (Decapoda, Anomura) in the littoral of Rio Grande, Rio Grande do Sul, Brazil.</text:p>
          </table:table-cell>
          <table:table-cell table:number-columns-repeated="7"/>
          <table:table-cell office:value-type="string" calcext:value-type="string">
            <text:p>IHERINGIA SERIE ZOOLOGIA</text:p>
          </table:table-cell>
          <table:table-cell table:number-columns-repeated="3"/>
          <table:table-cell office:value-type="float" office:value="98" calcext:value-type="float">
            <text:p>98</text:p>
          </table:table-cell>
          <table:table-cell office:value-type="float" office:value="2" calcext:value-type="float">
            <text:p>2</text:p>
          </table:table-cell>
          <table:table-cell table:number-columns-repeated="2"/>
          <table:table-cell office:value-type="float" office:value="218" calcext:value-type="float">
            <text:p>218</text:p>
          </table:table-cell>
          <table:table-cell office:value-type="float" office:value="224" calcext:value-type="float">
            <text:p>224</text:p>
          </table:table-cell>
          <table:table-cell/>
          <table:table-cell office:value-type="string" calcext:value-type="string">
            <text:p>10.1590/S0073-47212008000200009</text:p>
          </table:table-cell>
          <table:table-cell table:number-columns-repeated="2"/>
          <table:table-cell office:value-type="string" calcext:value-type="string">
            <text:p>JUN 30 2008</text:p>
          </table:table-cell>
          <table:table-cell office:value-type="float" office:value="2008" calcext:value-type="float">
            <text:p>2008</text:p>
          </table:table-cell>
          <table:table-cell office:value-type="string" calcext:value-type="string">
            <text:p>The present study aimed to characterize the shell Occupation by hermit crabs at the Rio Grande city, state of Rio Grande do Sul. Animals were sampled at 14 radials in Rio Grande, between 12 and 50 meters depth. Each hermit crab and its respective shell were identified, weighted and measured. A total of 408 animals were captured. of families Paguridae and Diogenidae; the most abundant species were Dardanus insignis ode Saussure, 1858) and Loxopagurus loxochelis (Moreira, 1901). The animals occupied shells from 13 gastropod species. mainly of Buccinanops lamarckii (Kiener. 1834) and B. gradation (Deshayes, 1844). Dardanus insignis utilized shells from 12 of the 13 Mollusks species registered: L. loxochelis from nine ones. In a general way, the shell occupation patterns present a correlation between the hermit crab size and the shell size. in the case of the two most abundant species the strongest correlation was between their size/weight and shell aperture width, evidencing, that shells Occupation is given not only by their local availability. but also by the relationship between hermit crabs variables and gastropod shells.</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2"/>
          <table:table-cell office:value-type="string" calcext:value-type="string">
            <text:p>0073-4721</text:p>
          </table:table-cell>
          <table:table-cell/>
          <table:table-cell office:value-type="string" calcext:value-type="string">
            <text:p>WOS:000258610200009</text:p>
          </table:table-cell>
          <table:table-cell table:number-columns-repeated="972"/>
        </table:table-row>
        <table:table-row table:style-name="ro1">
          <table:table-cell office:value-type="string" calcext:value-type="string">
            <text:p>J</text:p>
          </table:table-cell>
          <table:table-cell office:value-type="string" calcext:value-type="string">
            <text:p>Keunecke, Karina A.; D'Incao, Fernando; Moreira, Francisco N.; Silva, Demarques R., Jr.; Verani, Jose R.</text:p>
          </table:table-cell>
          <table:table-cell table:number-columns-repeated="3"/>
          <table:table-cell office:value-type="string" calcext:value-type="string">
            <text:p>Dincao, Fernando/D-9848-2013</text:p>
          </table:table-cell>
          <table:table-cell office:value-type="string" calcext:value-type="string">
            <text:p>Dincao, Fernando/0000-0001-5796-9179</text:p>
          </table:table-cell>
          <table:table-cell table:number-columns-repeated="2"/>
          <table:table-cell office:value-type="string" calcext:value-type="string">
            <text:p>Age and growth of Callinectes danae and C. ornatus (Crustacea, Decapoda) in Guanabara Bay, Rio de Janeiro, Brazil</text:p>
          </table:table-cell>
          <table:table-cell table:number-columns-repeated="7"/>
          <table:table-cell office:value-type="string" calcext:value-type="string">
            <text:p>IHERINGIA SERIE ZOOLOGIA</text:p>
          </table:table-cell>
          <table:table-cell table:number-columns-repeated="3"/>
          <table:table-cell office:value-type="float" office:value="98" calcext:value-type="float">
            <text:p>98</text:p>
          </table:table-cell>
          <table:table-cell office:value-type="float" office:value="2" calcext:value-type="float">
            <text:p>2</text:p>
          </table:table-cell>
          <table:table-cell table:number-columns-repeated="2"/>
          <table:table-cell office:value-type="float" office:value="231" calcext:value-type="float">
            <text:p>231</text:p>
          </table:table-cell>
          <table:table-cell office:value-type="float" office:value="235" calcext:value-type="float">
            <text:p>235</text:p>
          </table:table-cell>
          <table:table-cell/>
          <table:table-cell office:value-type="string" calcext:value-type="string">
            <text:p>10.1590/S0073-47212008000200011</text:p>
          </table:table-cell>
          <table:table-cell table:number-columns-repeated="2"/>
          <table:table-cell office:value-type="string" calcext:value-type="string">
            <text:p>JUN 30 2008</text:p>
          </table:table-cell>
          <table:table-cell office:value-type="float" office:value="2008" calcext:value-type="float">
            <text:p>2008</text:p>
          </table:table-cell>
          <table:table-cell office:value-type="string" calcext:value-type="string">
            <text:p>Callinectes danae Smith, 1869 and C. ornattus Ordway, 1863 constitute an important portion form the fishing products at Guanabara Bay. Both specics compose it significant by-catch fraction being a lot discarded during shrimp trawlings alone Brazilian coast. Growth curves were estimated by modal progression analysis. For the biological parameters it was applied the Bertalanffy growth function and for the age it was used its inverse formula. Growth curves of C. danae and C. ornatus were respectively: male LC = [20 (1 -e (-0.005)), female LC = 113 (1-e (-0.005)); male LC = 94 (1 - e (-0.005)) and female LC = 110 (1 - e(-0.005)). The age for both species reached around 2.5 years, besides to confirm growth curves. Growth study in crusataceans is very important, because besides supplying biological information it subsidizes fishery management for exploted species.</text:p>
          </table:table-cell>
          <table:table-cell table:number-columns-repeated="8"/>
          <table:table-cell office:value-type="float" office:value="11" calcext:value-type="float">
            <text:p>11</text:p>
          </table:table-cell>
          <table:table-cell office:value-type="float" office:value="0" calcext:value-type="float">
            <text:p>0</text:p>
          </table:table-cell>
          <table:table-cell office:value-type="float" office:value="10" calcext:value-type="float">
            <text:p>10</text:p>
          </table:table-cell>
          <table:table-cell office:value-type="float" office:value="3" calcext:value-type="float">
            <text:p>3</text:p>
          </table:table-cell>
          <table:table-cell office:value-type="float" office:value="11" calcext:value-type="float">
            <text:p>11</text:p>
          </table:table-cell>
          <table:table-cell table:number-columns-repeated="2"/>
          <table:table-cell office:value-type="string" calcext:value-type="string">
            <text:p>0073-4721</text:p>
          </table:table-cell>
          <table:table-cell/>
          <table:table-cell office:value-type="string" calcext:value-type="string">
            <text:p>WOS:000258610200011</text:p>
          </table:table-cell>
          <table:table-cell table:number-columns-repeated="972"/>
        </table:table-row>
        <table:table-row table:style-name="ro1">
          <table:table-cell office:value-type="string" calcext:value-type="string">
            <text:p>J</text:p>
          </table:table-cell>
          <table:table-cell office:value-type="string" calcext:value-type="string">
            <text:p>Bolla Junior, Eduardo Antonio; Negreiros-Fransozo, Maria Lucia; Fransozo, Adilson</text:p>
          </table:table-cell>
          <table:table-cell table:number-columns-repeated="3"/>
          <table:table-cell office:value-type="string" calcext:value-type="string">
            <text:p>Bolla Junior, Eduardo/C-9808-2014</text:p>
          </table:table-cell>
          <table:table-cell table:number-columns-repeated="3"/>
          <table:table-cell office:value-type="string" calcext:value-type="string">
            <text:p>Juvenile development of Callinectes ornatus Ordway, 1863 (Crustacea : Decapoda : Portunidae), from megalopae obtained in the neuston</text:p>
          </table:table-cell>
          <table:table-cell table:number-columns-repeated="7"/>
          <table:table-cell office:value-type="string" calcext:value-type="string">
            <text:p>ZOOTAXA</text:p>
          </table:table-cell>
          <table:table-cell table:number-columns-repeated="4"/>
          <table:table-cell office:value-type="float" office:value="1788" calcext:value-type="float">
            <text:p>1788</text:p>
          </table:table-cell>
          <table:table-cell table:number-columns-repeated="2"/>
          <table:table-cell office:value-type="float" office:value="1" calcext:value-type="float">
            <text:p>1</text:p>
          </table:table-cell>
          <table:table-cell office:value-type="float" office:value="20" calcext:value-type="float">
            <text:p>20</text:p>
          </table:table-cell>
          <table:table-cell table:number-columns-repeated="4"/>
          <table:table-cell office:value-type="string" calcext:value-type="string">
            <text:p>JUN 9 2008</text:p>
          </table:table-cell>
          <table:table-cell office:value-type="float" office:value="2008" calcext:value-type="float">
            <text:p>2008</text:p>
          </table:table-cell>
          <table:table-cell office:value-type="string" calcext:value-type="string">
            <text:p>The juvenile development of Callinectes ornatus was studied from megalopae collected in the neuston off Ubatuba, Sao Paulo State, Brazil. The animals were raised in the laboratory under constant temperature (25 +/- 1 degrees C), filtered sea water (35 parts per thousand) from the sampling location, and the natural photoperiod. Eleven stages of the juvenile phase were obtained. The main features of the first juvenile stage diagnostic of the species are: the number of segments in the antenna; number of setae on the exopod, endopod, basal endite and coxal endite of the maxilla, on the exopod, endopod, basal endite, coxal endite and epipod of the 1(st) maxilliped, and on the exopod, endopod and epipod of the 2(nd) maxilliped. Sexual dimorphism becomes apparent from the fourth juvenile stage onwards.</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number-columns-repeated="2"/>
          <table:table-cell office:value-type="string" calcext:value-type="string">
            <text:p>1175-5326</text:p>
          </table:table-cell>
          <table:table-cell/>
          <table:table-cell office:value-type="string" calcext:value-type="string">
            <text:p>WOS:000256638500001</text:p>
          </table:table-cell>
          <table:table-cell table:number-columns-repeated="972"/>
        </table:table-row>
        <table:table-row table:style-name="ro1">
          <table:table-cell office:value-type="string" calcext:value-type="string">
            <text:p>J</text:p>
          </table:table-cell>
          <table:table-cell office:value-type="string" calcext:value-type="string">
            <text:p>Vieira, Simone Aparecida; Alves, Luciana Ferreira; Aidar, Marcos; Araújo, Luciana Spinelli; Baker, Tim; Batista, João Luís Ferreira; Campos, Mariana Cruz; Camargo, Plinio Barbosa; Chave, Jerome; Delitti, Welington Braz Carvalho; Higuchi, Niro; Honorio, Euridice; Joly, Carlos Alfredo; Keller, Michael; Martinelli, Luiz Antonio; Mattos, Eduardo Arcoverde de; Metzker, Thiago; Phillips, Oliver; Santos, Flavio Antonio Maes dos; Shimabukuro, Mônica Takako; Silveira, Marcos; Trumbore, Susan Elizabeth</text:p>
          </table:table-cell>
          <table:table-cell table:number-columns-repeated="3"/>
          <table:table-cell office:value-type="string" calcext:value-type="string">
            <text:p>Alves, Luciana/E-1141-2012; Silveira, Marcos/H-7906-2013; Vieira, Simone/H-1225-2011; Aidar, Marcos/B-2212-2013; Santos, Flavio/C-1611-2012</text:p>
          </table:table-cell>
          <table:table-cell office:value-type="string" calcext:value-type="string">
            <text:p>Alves, Luciana/0000-0002-8944-1851; Vieira, Simone/0000-0002-0129-4181; Santos, Flavio/0000-0002-4329-6214</text:p>
          </table:table-cell>
          <table:table-cell table:number-columns-repeated="2"/>
          <table:table-cell office:value-type="string" calcext:value-type="string">
            <text:p>Estimation of biomass and carbon stocks: the case of the Atlantic Forest</text:p>
          </table:table-cell>
          <table:table-cell office:value-type="string" calcext:value-type="string">
            <text:p>Estimativas de biomassa e estoque de carbono: o caso da Mata Atlântica</text:p>
          </table:table-cell>
          <table:table-cell table:number-columns-repeated="6"/>
          <table:table-cell office:value-type="string" calcext:value-type="string">
            <text:p>Biota Neotropica</text:p>
          </table:table-cell>
          <table:table-cell table:number-columns-repeated="3"/>
          <table:table-cell office:value-type="float" office:value="8" calcext:value-type="float">
            <text:p>8</text:p>
          </table:table-cell>
          <table:table-cell office:value-type="float" office:value="2" calcext:value-type="float">
            <text:p>2</text:p>
          </table:table-cell>
          <table:table-cell table:number-columns-repeated="2"/>
          <table:table-cell table:number-columns-repeated="2" office:value-type="float" office:value="0" calcext:value-type="float">
            <text:p>0</text:p>
          </table:table-cell>
          <table:table-cell/>
          <table:table-cell office:value-type="string" calcext:value-type="string">
            <text:p>10.1590/S1676-06032008000200001</text:p>
          </table:table-cell>
          <table:table-cell table:number-columns-repeated="2"/>
          <table:table-cell office:value-type="string" calcext:value-type="string">
            <text:p>2008-06</text:p>
          </table:table-cell>
          <table:table-cell office:value-type="float" office:value="2008" calcext:value-type="float">
            <text:p>2008</text:p>
          </table:table-cell>
          <table:table-cell office:value-type="string" calcext:value-type="string">
            <text:p>The main objective of this paper is to present and discuss the best methods to estimate live above ground biomass in the Atlantic Forest. The methods presented and conclusions are the products of a workshop entitled "Estimation of Biomass and Carbon Stocks: the Case of Atlantic Rain Forest". Aboveground biomass (AGB) in tropical forests is mainly contained in trees. Tree biomass is a function of wood volume, obtained from the diameter and height, architecture and wood density (dry weight per unit volume of fresh wood). It can be quantified by the direct (destructive) or indirect method where the biomass quantification is estimated using mathematical models. The allometric model can be site specific when elaborated to a particular ecosystem or general that can be used in different sites. For the Atlantic Forest, despite the importance of it, there are only two direct measurements of tree biomass, resulting in allometric models specific for this ecosystem. To select one or other of the available models in the literature to estimate AGB it is necessary take into account what is the main question to be answered and the ease with which it is possible to measure the independent variables in the model. Models that present more accurate estimates should be preferred. However, more simple models (those with one independent variable, usually DBH) can be used when the focus is monitoring the variation in carbon storage through the time. Our observations in the Atlantic Forest suggest that pan-tropical relations proposed by Chave et al. (2005) can be confidently used to estimated tree biomass across biomes as long as tree diameter (DBH), height, and wood density are accounted for in the model. In Atlantic Forest, we recommend the quantification of biomass of lianas, bamboo, palms, tree ferns and epiphytes, which are an important component in this ecosystem. This paper is an outcome of the workshop entitled "Estimation of Biomass and Carbon Stocks: the Case of Atlantic Rain Forest", that was conducted at Ubatuba, São Paulo, Brazil, between 4 and 8 December 2006 as part of the Brazilian project "Ombrophylus Dense Forest floristic composition, structure and function at the Núcleos Picinguaba and Santa Virginia of the Serra do Mar State Park", BIOTA Gradiente.</text:p>
          </table:table-cell>
          <table:table-cell/>
          <table:table-cell office:value-type="string" calcext:value-type="string">
            <text:p>O principal objetivo deste artigo é apresentar e discutir a melhor forma para estimar a biomassa viva acima do solo (BVS) na Mata Atlântica. A biomassa viva acima do solo em florestas tropicais esta contida principalmente nas árvores. A biomassa das árvores é uma função do seu volume de madeira, obtido do diâmetro e da altura, de sua arquitetura e da densidade de sua madeira (peso seco por unidade de volume fresco). Ela pode ser quantificada pelo método direto (destrutivo) ou pelo método indireto onde a quantificação da biomassa é feita através de modelos matemáticos. Os modelos alométricos podem ser específicos para um determinado local, quando elaborado para um ecossistema particular, ou gerais, que podem ser utilizados em para estimar a biomassa em diferentes locais. Para a Mata Atlântica, a despeito de sua importância, existem somente duas medidas diretas de biomassa de árvores, que resultaram em modelos alométricos específicos para essas florestas. Para selecionar um ou outro modelo alométrico para estimar BVS, disponível na literatura, é necessário levar em conta o a questão a ser respondida e a facilidade com a qual é possível medir as variáveis independentes do modelo. Preferencialmente, deve-se utilizar modelos que apresentem estimativas mais acuradas, entretanto modelos mais simples (aqueles com apenas uma variável independente, normalmente o DAP) podem ser utilizados quando o foco for o monitoramento das variação no estoque de carbono através do tempo. Observações para a Mata Atlântica sugerem que o modelo pan-tropical proposto por Chave et al. (2005) podem ser utilizadas com confiança entre os biomas, uma vez que o mesmo engloba o DAP a altura e a densidade da madeira. Na Mata Atlântica, onde as lianas, bambus, palmeiras, fetos arborescentes e epífitas são um importante componente do sistema, recomenda-se a quantificação dos mesmos. Este artigo é o resultado do workshop "Estimativa da biomassa e estoques de carbono: o processo de Mata Atlântica", realizado em Ubatuba, São Paulo, Brasil, entre 4 e 8 de Dezembro de 2006 como parte do projeto temático BIOTA/FAPESP "Composição florística, estrutura e funcionamento da Floresta Ombrófila Densa dos Núcleos Picinguaba e Santa Virgínia do Parque Estadual da Serra do Mar", BIOTA Gradiente.</text:p>
          </table:table-cell>
          <table:table-cell table:number-columns-repeated="6"/>
          <table:table-cell office:value-type="float" office:value="20" calcext:value-type="float">
            <text:p>20</text:p>
          </table:table-cell>
          <table:table-cell office:value-type="float" office:value="0" calcext:value-type="float">
            <text:p>0</text:p>
          </table:table-cell>
          <table:table-cell office:value-type="float" office:value="14" calcext:value-type="float">
            <text:p>14</text:p>
          </table:table-cell>
          <table:table-cell office:value-type="float" office:value="4" calcext:value-type="float">
            <text:p>4</text:p>
          </table:table-cell>
          <table:table-cell office:value-type="float" office:value="22" calcext:value-type="float">
            <text:p>22</text:p>
          </table:table-cell>
          <table:table-cell table:number-columns-repeated="2"/>
          <table:table-cell office:value-type="string" calcext:value-type="string">
            <text:p>1676-0603</text:p>
          </table:table-cell>
          <table:table-cell/>
          <table:table-cell office:value-type="string" calcext:value-type="string">
            <text:p>SCIELO:S1676-06032008000200001</text:p>
          </table:table-cell>
          <table:table-cell table:number-columns-repeated="972"/>
        </table:table-row>
        <table:table-row table:style-name="ro1">
          <table:table-cell office:value-type="string" calcext:value-type="string">
            <text:p>J</text:p>
          </table:table-cell>
          <table:table-cell office:value-type="string" calcext:value-type="string">
            <text:p>Mattox, G. M. T.; Gondolo, G. F.; Cunningham, P. T. M.</text:p>
          </table:table-cell>
          <table:table-cell table:number-columns-repeated="3"/>
          <table:table-cell office:value-type="string" calcext:value-type="string">
            <text:p>Mattox, George/J-3111-2013</text:p>
          </table:table-cell>
          <table:table-cell table:number-columns-repeated="3"/>
          <table:table-cell office:value-type="string" calcext:value-type="string">
            <text:p>Atherinella blackburni (Schultz, 1949) at Itamambuca Beach, Ubatuba, SP: ecological characterization and distribution on the Brazilian coast (Teleostei : Atheriniformes : Atherinopsidae)</text:p>
          </table:table-cell>
          <table:table-cell table:number-columns-repeated="7"/>
          <table:table-cell office:value-type="string" calcext:value-type="string">
            <text:p>BRAZILIAN JOURNAL OF BIOLOGY</text:p>
          </table:table-cell>
          <table:table-cell table:number-columns-repeated="3"/>
          <table:table-cell office:value-type="float" office:value="68" calcext:value-type="float">
            <text:p>68</text:p>
          </table:table-cell>
          <table:table-cell office:value-type="float" office:value="2" calcext:value-type="float">
            <text:p>2</text:p>
          </table:table-cell>
          <table:table-cell table:number-columns-repeated="2"/>
          <table:table-cell office:value-type="float" office:value="307" calcext:value-type="float">
            <text:p>307</text:p>
          </table:table-cell>
          <table:table-cell office:value-type="float" office:value="313" calcext:value-type="float">
            <text:p>313</text:p>
          </table:table-cell>
          <table:table-cell/>
          <table:table-cell office:value-type="string" calcext:value-type="string">
            <text:p>10.1590/S1519-69842008000200011</text:p>
          </table:table-cell>
          <table:table-cell table:number-columns-repeated="2"/>
          <table:table-cell office:value-type="string" calcext:value-type="string">
            <text:p>MAY 2008</text:p>
          </table:table-cell>
          <table:table-cell office:value-type="float" office:value="2008" calcext:value-type="float">
            <text:p>2008</text:p>
          </table:table-cell>
          <table:table-cell office:value-type="string" calcext:value-type="string">
            <text:p>Atherinella blackburni is a silverside species whose occurrence on the Brazilian coast was not properly registered until recently. So far, records of its distribution along the Brazilian shore were limited to Itaparica Island, Bahia State, and Porto Inhauma, Rio de Janeiro State. In a recent survey of the ichthyofauna of Itamambuca Beach, Ubatuba, Sao Paulo State, 100 specimens of this species were collected, yielding a considerable source of information regarding its ecology and a new southern limit of its distribution. A detailed survey of an ichthyological collection revealed lots of this species from regions of the Brazilian Northeast, resulting in a northward expansion of the occurrence of A. blackburni in Brazilian waters. Besides the populations found on the Brazilian coast, the species also occurs discontinuously in the Atlantic coasts of Costa Rica, Panama and Venezuela. Meristic and morphometric analysis showed overlapped values between Brazilian populations and the ones closer to the Caribbean. An ecological study of A. blackburni at Itamambuca Beach revealed that it is a predominantly diurnal species with preference for warm and salty waters, often occurring in sandy-bottom environments. It was more abundant in Summer and Winter, when individuals with smaller values of length and weight also occurred.</text:p>
          </table:table-cell>
          <table:table-cell table:number-columns-repeated="8"/>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1519-6984</text:p>
          </table:table-cell>
          <table:table-cell/>
          <table:table-cell office:value-type="string" calcext:value-type="string">
            <text:p>WOS:000257345200010</text:p>
          </table:table-cell>
          <table:table-cell office:value-type="float" office:value="18660958" calcext:value-type="float">
            <text:p>18660958</text:p>
          </table:table-cell>
          <table:table-cell table:number-columns-repeated="971"/>
        </table:table-row>
        <table:table-row table:style-name="ro1">
          <table:table-cell office:value-type="string" calcext:value-type="string">
            <text:p>J</text:p>
          </table:table-cell>
          <table:table-cell office:value-type="string" calcext:value-type="string">
            <text:p>da Silva, Erik G. P.; Hatje, Vanessa; dos Santos, Walter N. L.; Costa, Leticia M.; Nogueira, Ana R. A.; Ferreira, Sergio L. C.</text:p>
          </table:table-cell>
          <table:table-cell table:number-columns-repeated="3"/>
          <table:table-cell office:value-type="string" calcext:value-type="string">
            <text:p>Nogueira, Ana Rita/D-9319-2012; Hatje, Vanessa/K-1317-2012</text:p>
          </table:table-cell>
          <table:table-cell table:number-columns-repeated="3"/>
          <table:table-cell office:value-type="string" calcext:value-type="string">
            <text:p>Fast method for the determination of copper, manganese and iron in seafood samples</text:p>
          </table:table-cell>
          <table:table-cell table:number-columns-repeated="7"/>
          <table:table-cell office:value-type="string" calcext:value-type="string">
            <text:p>JOURNAL OF FOOD COMPOSITION AND ANALYSIS</text:p>
          </table:table-cell>
          <table:table-cell table:number-columns-repeated="3"/>
          <table:table-cell office:value-type="float" office:value="21" calcext:value-type="float">
            <text:p>21</text:p>
          </table:table-cell>
          <table:table-cell office:value-type="float" office:value="3" calcext:value-type="float">
            <text:p>3</text:p>
          </table:table-cell>
          <table:table-cell table:number-columns-repeated="2"/>
          <table:table-cell office:value-type="float" office:value="259" calcext:value-type="float">
            <text:p>259</text:p>
          </table:table-cell>
          <table:table-cell office:value-type="float" office:value="263" calcext:value-type="float">
            <text:p>263</text:p>
          </table:table-cell>
          <table:table-cell/>
          <table:table-cell office:value-type="string" calcext:value-type="string">
            <text:p>10.1016/j.jfca.2007.10.005</text:p>
          </table:table-cell>
          <table:table-cell table:number-columns-repeated="2"/>
          <table:table-cell office:value-type="string" calcext:value-type="string">
            <text:p>MAY 2008</text:p>
          </table:table-cell>
          <table:table-cell office:value-type="float" office:value="2008" calcext:value-type="float">
            <text:p>2008</text:p>
          </table:table-cell>
          <table:table-cell office:value-type="string" calcext:value-type="string">
            <text:p>A slurry sampling flame atomic absorption spectrometric method is proposed for the determination of copper, manganese and iron in oysters (Crassostrea rhizophora), clams (Anornalocardia brasiliana) and mussels (Mytella guiyanensis; Perna perna). Optimization was carried out using univariate methodology involving the following variables: nature and concentration of the acid solution for slurry preparation, sonication time and sample mass. The optimized conditions were 80 mg of sample ground in a cryogenic mil, dilution using 10 mol L-1 nitric /hydrochloric acid solution, sonication time of 30 min and a slurry volume of 10 mL. The calibration curves had been prepared using standards of copper, manganese and iron also in 1.0 mol L-1 nitric/hydrochloric acid solution. This method allowed the determination of copper, manganese and iron by FAAS, with detection limits of 0. 17, 0.09 and 0.46 mu g g(-1), respectively. The precision, expressed as relative standard deviation (RSD), are 3.0%, 2.9% and 3.8% (n = 10), for concentrations of copper, manganese and iron of 17, 22 and 719 mu g g(-1), respectively. The accuracy of the method was confirmed by analysis of the certified oyster tissue (NIST 1566b). The proposed method was applied for the determination of copper, manganese and iron in samples of oyster, clams and mussels, collected in Ubatuba and Todos os Santos Bay, Brazil. The obtained concentrations varied between 17.1 and 143.9 mu g g(-1) , 17.9 and 29.7 mu g g(-1) and 364 and 1388 mu g g(-1) respectively, for copper, manganese and iron. These values agree well with other data reported in the literature. The results showed no significant differences (P &gt; 0.005) using the proposed method with those obtained after complete digestion and determination by inductively coupled plasma-optical emission spectroscopy (ICP-OES). (c) 2007 Elsevier Inc. All rights reserved.</text:p>
          </table:table-cell>
          <table:table-cell table:number-columns-repeated="8"/>
          <table:table-cell office:value-type="float" office:value="23" calcext:value-type="float">
            <text:p>23</text:p>
          </table:table-cell>
          <table:table-cell office:value-type="float" office:value="1" calcext:value-type="float">
            <text:p>1</text:p>
          </table:table-cell>
          <table:table-cell office:value-type="float" office:value="12" calcext:value-type="float">
            <text:p>12</text:p>
          </table:table-cell>
          <table:table-cell office:value-type="float" office:value="2" calcext:value-type="float">
            <text:p>2</text:p>
          </table:table-cell>
          <table:table-cell office:value-type="float" office:value="23" calcext:value-type="float">
            <text:p>23</text:p>
          </table:table-cell>
          <table:table-cell table:number-columns-repeated="2"/>
          <table:table-cell office:value-type="string" calcext:value-type="string">
            <text:p>0889-1575</text:p>
          </table:table-cell>
          <table:table-cell/>
          <table:table-cell office:value-type="string" calcext:value-type="string">
            <text:p>WOS:000255006300008</text:p>
          </table:table-cell>
          <table:table-cell table:number-columns-repeated="972"/>
        </table:table-row>
        <table:table-row table:style-name="ro1">
          <table:table-cell office:value-type="string" calcext:value-type="string">
            <text:p>J</text:p>
          </table:table-cell>
          <table:table-cell office:value-type="string" calcext:value-type="string">
            <text:p>Salum e Morais, Maria de Lima; Otta, Emma</text:p>
          </table:table-cell>
          <table:table-cell table:number-columns-repeated="7"/>
          <table:table-cell office:value-type="string" calcext:value-type="string">
            <text:p>Cultural and gender differences in preschool children's conflicts</text:p>
          </table:table-cell>
          <table:table-cell table:number-columns-repeated="7"/>
          <table:table-cell office:value-type="string" calcext:value-type="string">
            <text:p>PSICOLOGIA-REFLEXAO E CRITICA</text:p>
          </table:table-cell>
          <table:table-cell table:number-columns-repeated="3"/>
          <table:table-cell office:value-type="float" office:value="21" calcext:value-type="float">
            <text:p>21</text:p>
          </table:table-cell>
          <table:table-cell office:value-type="float" office:value="2" calcext:value-type="float">
            <text:p>2</text:p>
          </table:table-cell>
          <table:table-cell table:number-columns-repeated="2"/>
          <table:table-cell office:value-type="float" office:value="221" calcext:value-type="float">
            <text:p>221</text:p>
          </table:table-cell>
          <table:table-cell office:value-type="float" office:value="232" calcext:value-type="float">
            <text:p>232</text:p>
          </table:table-cell>
          <table:table-cell table:number-columns-repeated="4"/>
          <table:table-cell office:value-type="string" calcext:value-type="string">
            <text:p>MAY-AUG 2008</text:p>
          </table:table-cell>
          <table:table-cell office:value-type="float" office:value="2008" calcext:value-type="float">
            <text:p>2008</text:p>
          </table:table-cell>
          <table:table-cell office:value-type="string" calcext:value-type="string">
            <text:p>The study compares conflict episodes of four- to five-year-old children of two cultural groups: one from a big city (Sao Paulo), and another from a small seashore community in the State of Sao Paulo (Ubatuba). 20 girls and 19 boys were observed in their free preschool activities. Motives, strategies of opposition, reactions to opposition, and conflicts outcomes were analyzed. The most frequent motive for conflicts was the dispute for toys and other objects. Pro-social and coercive strategies were found in children from both genders and groups. Behavioral differences between genders in the children from Sao Paulo, differently from what occurred with the children from Ubatuba, were similar to those found in European an North American studies: boys used more aggressive tactics. while girls tended to be more conciliatory. Sao, Paulo's children showed greater number of verbal tactics, while direct and proximal strategies prevailed among Ubatuba's children. The study evidences the importance of considering cultural influences on children's conflict resolution.</text:p>
          </table:table-cell>
          <table:table-cell table:number-columns-repeated="8"/>
          <table:table-cell office:value-type="float" office:value="2" calcext:value-type="float">
            <text:p>2</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0102-7972</text:p>
          </table:table-cell>
          <table:table-cell/>
          <table:table-cell office:value-type="string" calcext:value-type="string">
            <text:p>WOS:000259766400008</text:p>
          </table:table-cell>
          <table:table-cell table:number-columns-repeated="972"/>
        </table:table-row>
        <table:table-row table:style-name="ro1">
          <table:table-cell office:value-type="string" calcext:value-type="string">
            <text:p>J</text:p>
          </table:table-cell>
          <table:table-cell office:value-type="string" calcext:value-type="string">
            <text:p>Castilho, Antonio L.; Furlan, Michele; Costa, Rogerio C.; Fransozo, Vivian</text:p>
          </table:table-cell>
          <table:table-cell table:number-columns-repeated="3"/>
          <table:table-cell office:value-type="string" calcext:value-type="string">
            <text:p>Castilho, Antonio/B-5249-2015</text:p>
          </table:table-cell>
          <table:table-cell office:value-type="string" calcext:value-type="string">
            <text:p>Castilho, Antonio/0000-0003-0001-9054</text:p>
          </table:table-cell>
          <table:table-cell table:number-columns-repeated="2"/>
          <table:table-cell office:value-type="string" calcext:value-type="string">
            <text:p>Abundance and temporal-spatial distribution of the rock shrimp Sicyonia dorsalis KINGSLEY, 1878 (Decapoda, Penaeoidea) from the northern coast of Sao Paulo state, Brazil</text:p>
          </table:table-cell>
          <table:table-cell table:number-columns-repeated="7"/>
          <table:table-cell office:value-type="string" calcext:value-type="string">
            <text:p>Senckenbergiana Maritima</text:p>
          </table:table-cell>
          <table:table-cell table:number-columns-repeated="3"/>
          <table:table-cell office:value-type="float" office:value="38" calcext:value-type="float">
            <text:p>38</text:p>
          </table:table-cell>
          <table:table-cell office:value-type="float" office:value="1" calcext:value-type="float">
            <text:p>1</text:p>
          </table:table-cell>
          <table:table-cell table:number-columns-repeated="2"/>
          <table:table-cell office:value-type="float" office:value="75" calcext:value-type="float">
            <text:p>75</text:p>
          </table:table-cell>
          <table:table-cell office:value-type="float" office:value="82" calcext:value-type="float">
            <text:p>82</text:p>
          </table:table-cell>
          <table:table-cell table:number-columns-repeated="4"/>
          <table:table-cell office:value-type="string" calcext:value-type="string">
            <text:p>MAY 2008</text:p>
          </table:table-cell>
          <table:table-cell office:value-type="float" office:value="2008" calcext:value-type="float">
            <text:p>2008</text:p>
          </table:table-cell>
          <table:table-cell office:value-type="string" calcext:value-type="string">
            <text:p>Abundance and ecological distribution of the rock shrimp Sicyonia dorsalis from the northern coast of Sao Paulo State (Brazil) was investigated during a two-year period (July 2001 to June 2003). Monthly collections were conducted in the Ubatuba (UBA) and Caraguatatuba (CA) regions, using a commercial shrimp boat equipped with double-rig nets. In each region, seven depths were delimited (5 m to 35 m). A total of 1,752 and 1,894 shrimp were obtained at UBA and CA, respectively. The distribution of S. dorsalis differed among depths, years, and seasons. Highest abundance values were recorded in depths where silt and clay comprised more than 70% of the sediment. The majority (89%) of captured specimens were caught in the first year, in periods of lower mean temperature, mainly in the spring of 2001, when the intrusion of cold South Atlantic Central Waters (SACW) was more intense. In such period, the differences in the abundance of shrimps in each region (UBA = 1,118 and CA = 493) suggested that S. dorsalis migrated to the north (UBA), during the SACW intrusion. Thus, sediment type and water temperature are among the most important variables affecting the bathymetric distribution of S. dorsalis in these regions.</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float" office:value="6" calcext:value-type="float">
            <text:p>6</text:p>
          </table:table-cell>
          <table:table-cell table:number-columns-repeated="2"/>
          <table:table-cell office:value-type="string" calcext:value-type="string">
            <text:p>0080-889X</text:p>
          </table:table-cell>
          <table:table-cell/>
          <table:table-cell office:value-type="string" calcext:value-type="string">
            <text:p>BIOABS:BACD200800263593</text:p>
          </table:table-cell>
          <table:table-cell table:number-columns-repeated="972"/>
        </table:table-row>
        <table:table-row table:style-name="ro1">
          <table:table-cell office:value-type="string" calcext:value-type="string">
            <text:p>J</text:p>
          </table:table-cell>
          <table:table-cell office:value-type="string" calcext:value-type="string">
            <text:p>Silva, E. C. C.; Masui, D. C.; Furriel, R. P. M.; Mantelatto, F. L. M.; McNamara, J. C.; Barrabin, H.; Leone, F. A.; Scofano, H. M.; Fontes, C. F. L.</text:p>
          </table:table-cell>
          <table:table-cell table:number-columns-repeated="3"/>
          <table:table-cell office:value-type="string" calcext:value-type="string">
            <text:p>Masui, Douglas/B-1342-2011; McNamara, John/B-9823-2012; Furriel, Rosa/F-9663-2012; fontes, carlos frederico/G-2343-2014</text:p>
          </table:table-cell>
          <table:table-cell office:value-type="string" calcext:value-type="string">
            <text:p>Masui, Douglas/0000-0002-3858-1467; Furriel, Rosa/0000-0003-3882-362X; fontes, carlos frederico/0000-0002-9384-0898</text:p>
          </table:table-cell>
          <table:table-cell table:number-columns-repeated="2"/>
          <table:table-cell office:value-type="string" calcext:value-type="string">
            <text:p>Regulation by the exogenous polyamine spermidine of Na,K-ATPase activity from the gills of the euryhaline swimming crab Callinectes danae (Brachyura, Portunidae)</text:p>
          </table:table-cell>
          <table:table-cell table:number-columns-repeated="7"/>
          <table:table-cell office:value-type="string" calcext:value-type="string">
            <text:p>COMPARATIVE BIOCHEMISTRY AND PHYSIOLOGY B-BIOCHEMISTRY &amp; MOLECULAR BIOLOGY</text:p>
          </table:table-cell>
          <table:table-cell table:number-columns-repeated="3"/>
          <table:table-cell office:value-type="float" office:value="149" calcext:value-type="float">
            <text:p>149</text:p>
          </table:table-cell>
          <table:table-cell office:value-type="float" office:value="4" calcext:value-type="float">
            <text:p>4</text:p>
          </table:table-cell>
          <table:table-cell table:number-columns-repeated="2"/>
          <table:table-cell office:value-type="float" office:value="622" calcext:value-type="float">
            <text:p>622</text:p>
          </table:table-cell>
          <table:table-cell office:value-type="float" office:value="629" calcext:value-type="float">
            <text:p>629</text:p>
          </table:table-cell>
          <table:table-cell/>
          <table:table-cell office:value-type="string" calcext:value-type="string">
            <text:p>10.1016/j.cbpb.2007.12.010</text:p>
          </table:table-cell>
          <table:table-cell table:number-columns-repeated="2"/>
          <table:table-cell office:value-type="string" calcext:value-type="string">
            <text:p>APR 2008</text:p>
          </table:table-cell>
          <table:table-cell office:value-type="float" office:value="2008" calcext:value-type="float">
            <text:p>2008</text:p>
          </table:table-cell>
          <table:table-cell office:value-type="string" calcext:value-type="string">
            <text:p>Euryhaline crustaceans rarely hyporegulates and employ the driving force of the Na,K-ATPase, located at the basal surface of the gill epithelium, to maintain their hemolymph osmolality within a range compatible with cell function during hyper-regulation. Since polyamine levels increase during the adaptation of crustaceans to hyperosmotic media, we investigate the effect of exogenous polyamines on Na,K-ATPase activity in the posterior gills of Callinectes danae, a euryhaline swimming crab. Polyamine inhibition was dependent on cation concentration, charge and size in the following order: spermine &gt; spermidine &gt; putrescine. Spermidine affected K-0.5 values for Na+ with minor alterations in K-0.5 values for K+ and N-H-4(+), causing a decrease in maximal velocities under saturating Na+, K+ and NH4+ concentrations. Phosphorylation measurements in the presence of 20 mu M ATP revealed that the Na,K-ATPase possesses a high affinity site for this substrate. In the presence of 10 mM Na+, both spermidine and spermine inhibited formation of the phosphoenzyme; however, in the presence of 100 mM Na+, the addition of these polyamines allowed accumulation of the phosphoenzyme. The polyamines inhibited pumping activity, both by competing with Na+ at the Na+-binding site, and by inhibiting enzyme dephosphorylation. These findings suggest that polyamine-induced inhibition of Na,K-ATPase activity may be physiologically relevant during migration to fully marine environments. (c) 2008 Elsevier Inc. All rights reserved.</text:p>
          </table:table-cell>
          <table:table-cell table:number-columns-repeated="8"/>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1096-4959</text:p>
          </table:table-cell>
          <table:table-cell/>
          <table:table-cell office:value-type="string" calcext:value-type="string">
            <text:p>WOS:000254737200011</text:p>
          </table:table-cell>
          <table:table-cell office:value-type="float" office:value="18272416" calcext:value-type="float">
            <text:p>18272416</text:p>
          </table:table-cell>
          <table:table-cell table:number-columns-repeated="971"/>
        </table:table-row>
        <table:table-row table:style-name="ro1">
          <table:table-cell office:value-type="string" calcext:value-type="string">
            <text:p>J</text:p>
          </table:table-cell>
          <table:table-cell office:value-type="string" calcext:value-type="string">
            <text:p>Terossi, Mariana; Lopez Greco, Laura S.; Mantelatto, Fernando L.</text:p>
          </table:table-cell>
          <table:table-cell table:number-columns-repeated="3"/>
          <table:table-cell office:value-type="string" calcext:value-type="string">
            <text:p>Terossi, Mariana/J-7946-2012</text:p>
          </table:table-cell>
          <table:table-cell table:number-columns-repeated="3"/>
          <table:table-cell office:value-type="string" calcext:value-type="string">
            <text:p>Hippolyte obliquimanus (Decapoda : Caridea : Hippolytidae): a gonochoric or hermaphroditic shrimp species?</text:p>
          </table:table-cell>
          <table:table-cell table:number-columns-repeated="7"/>
          <table:table-cell office:value-type="string" calcext:value-type="string">
            <text:p>MARINE BIOLOGY</text:p>
          </table:table-cell>
          <table:table-cell table:number-columns-repeated="3"/>
          <table:table-cell office:value-type="float" office:value="154" calcext:value-type="float">
            <text:p>154</text:p>
          </table:table-cell>
          <table:table-cell office:value-type="float" office:value="1" calcext:value-type="float">
            <text:p>1</text:p>
          </table:table-cell>
          <table:table-cell table:number-columns-repeated="2"/>
          <table:table-cell office:value-type="float" office:value="127" calcext:value-type="float">
            <text:p>127</text:p>
          </table:table-cell>
          <table:table-cell office:value-type="float" office:value="135" calcext:value-type="float">
            <text:p>135</text:p>
          </table:table-cell>
          <table:table-cell/>
          <table:table-cell office:value-type="string" calcext:value-type="string">
            <text:p>10.1007/s00227-008-0907-1</text:p>
          </table:table-cell>
          <table:table-cell table:number-columns-repeated="2"/>
          <table:table-cell office:value-type="string" calcext:value-type="string">
            <text:p>APR 2008</text:p>
          </table:table-cell>
          <table:table-cell office:value-type="float" office:value="2008" calcext:value-type="float">
            <text:p>2008</text:p>
          </table:table-cell>
          <table:table-cell office:value-type="string" calcext:value-type="string">
            <text:p>Several studies have reported the occurrence of hermaphroditism in caridean shrimps of the family Hippolytidae. Here we provide the first observations of population traits from the small Western Atlantic shrimp, Hippolyte obliquimanus, to determine its sexual system using descriptive and experimental approaches. Specimens were collected at 2-month intervals from March 2005 to May 2006 in Ubatuba Bay on the northern coast of the state of Sao Paulo, Brazil. The sex of individuals was checked and morphometric dimensions (carapace length, maximum pleura of second abdominal segment width, appendix masculina length, maximum propodus width, and dactyl length of the third pereopod) were also analyzed. The gonads were dissected and examined for signs of abnormalities. The possibility of sex change was experimentally evaluated under laboratory conditions. A total of 674 specimens were collected: 211 males, 339 non-ovigerous females, and 124 ovigerous females. The carapace length ranged from 0.55 to 3.20 mm, with females being significantly larger than males. Hippolyte obliquimanus showed sexual dimorphism in the third pereopod, absence of cincinnuli in the first pleopod, and no reduction of the appendix masculina in the largest males. All males examined had only testes, and all females had only ovaries. There was no sex change observed in the experiments. Together, these data indicate a population with females reaching larger sizes than males, males with a well-developed appendix masculina, and no transitional individuals. The results presented allow characterizing H. obliquimanus as a gonochoric species.</text:p>
          </table:table-cell>
          <table:table-cell table:number-columns-repeated="8"/>
          <table:table-cell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number-columns-repeated="2"/>
          <table:table-cell office:value-type="string" calcext:value-type="string">
            <text:p>0025-3162</text:p>
          </table:table-cell>
          <table:table-cell/>
          <table:table-cell office:value-type="string" calcext:value-type="string">
            <text:p>WOS:000254260800011</text:p>
          </table:table-cell>
          <table:table-cell table:number-columns-repeated="972"/>
        </table:table-row>
        <table:table-row table:style-name="ro1">
          <table:table-cell office:value-type="string" calcext:value-type="string">
            <text:p>J</text:p>
          </table:table-cell>
          <table:table-cell office:value-type="string" calcext:value-type="string">
            <text:p>Werneck, Max Rondon; Giffoni, Bruno de Barros; Neves Consulim, Carlos Eduardo; Gallo, Berenice G.</text:p>
          </table:table-cell>
          <table:table-cell table:number-columns-repeated="7"/>
          <table:table-cell office:value-type="string" calcext:value-type="string">
            <text:p>A case report of hook ingestion and expelling by a green turtle</text:p>
          </table:table-cell>
          <table:table-cell table:number-columns-repeated="7"/>
          <table:table-cell office:value-type="string" calcext:value-type="string">
            <text:p>Marine Turtle Newsletter</text:p>
          </table:table-cell>
          <table:table-cell table:number-columns-repeated="4"/>
          <table:table-cell office:value-type="float" office:value="120" calcext:value-type="float">
            <text:p>120</text:p>
          </table:table-cell>
          <table:table-cell table:number-columns-repeated="2"/>
          <table:table-cell office:value-type="float" office:value="11" calcext:value-type="float">
            <text:p>11</text:p>
          </table:table-cell>
          <table:table-cell office:value-type="float" office:value="12" calcext:value-type="float">
            <text:p>12</text:p>
          </table:table-cell>
          <table:table-cell table:number-columns-repeated="4"/>
          <table:table-cell office:value-type="string" calcext:value-type="string">
            <text:p>APR 2008</text:p>
          </table:table-cell>
          <table:table-cell office:value-type="float" office:value="2008" calcext:value-type="float">
            <text:p>2008</text:p>
          </table:table-cell>
          <table:table-cell table:number-columns-repeated="9"/>
          <table:table-cell table:number-columns-repeated="5" office:value-type="float" office:value="0" calcext:value-type="float">
            <text:p>0</text:p>
          </table:table-cell>
          <table:table-cell table:number-columns-repeated="2"/>
          <table:table-cell office:value-type="string" calcext:value-type="string">
            <text:p>0839-7708</text:p>
          </table:table-cell>
          <table:table-cell/>
          <table:table-cell office:value-type="string" calcext:value-type="string">
            <text:p>BIOABS:BACD200800230616</text:p>
          </table:table-cell>
          <table:table-cell table:number-columns-repeated="972"/>
        </table:table-row>
        <table:table-row table:style-name="ro1">
          <table:table-cell office:value-type="string" calcext:value-type="string">
            <text:p>J</text:p>
          </table:table-cell>
          <table:table-cell office:value-type="string" calcext:value-type="string">
            <text:p>Ayres-Peres, Luciane; Mantelatto, Fernando L.</text:p>
          </table:table-cell>
          <table:table-cell table:number-columns-repeated="7"/>
          <table:table-cell office:value-type="string" calcext:value-type="string">
            <text:p>Comparative analysis of population structure of endemic Western Atlantic hermit crab Loxopagurus loxochelis (Decapoda, Anomura) in two regions of state of Sao Paulo, Brazil</text:p>
          </table:table-cell>
          <table:table-cell table:number-columns-repeated="7"/>
          <table:table-cell office:value-type="string" calcext:value-type="string">
            <text:p>IHERINGIA SERIE ZOOLOGIA</text:p>
          </table:table-cell>
          <table:table-cell table:number-columns-repeated="3"/>
          <table:table-cell office:value-type="float" office:value="98" calcext:value-type="float">
            <text:p>98</text:p>
          </table:table-cell>
          <table:table-cell office:value-type="float" office:value="1" calcext:value-type="float">
            <text:p>1</text:p>
          </table:table-cell>
          <table:table-cell table:number-columns-repeated="2"/>
          <table:table-cell office:value-type="float" office:value="28" calcext:value-type="float">
            <text:p>28</text:p>
          </table:table-cell>
          <table:table-cell office:value-type="float" office:value="35" calcext:value-type="float">
            <text:p>35</text:p>
          </table:table-cell>
          <table:table-cell/>
          <table:table-cell office:value-type="string" calcext:value-type="string">
            <text:p>10.1590/S0073-47212008000100004</text:p>
          </table:table-cell>
          <table:table-cell table:number-columns-repeated="2"/>
          <table:table-cell office:value-type="string" calcext:value-type="string">
            <text:p>MAR 30 2008</text:p>
          </table:table-cell>
          <table:table-cell office:value-type="float" office:value="2008" calcext:value-type="float">
            <text:p>2008</text:p>
          </table:table-cell>
          <table:table-cell office:value-type="string" calcext:value-type="string">
            <text:p>This work characterized the population structure of the hermit crab Loxopagurus loxochelis (Moreira, 1901) in terms of size frequency distribution and sex ratio. Specimens were collected monthly, over a period of one year (from July 2002 to June 2003), in seven transects (from 5 to 35 m of depth) using fishing boat equipped with two double-rig trawl nets, in Caraguatatuba and Ubatuba regions (state of Sao Paulo, Brazil). A total of 366 hermit crabs were collected in Caraguatatuba [222 males (60.65%), 114 non-ovigerous females (31.15%) and 30 ovigerous females (8.20%)] and 126 hermit crabs in Ubatuba [81 males (64.28%), 38 non-ovigerous females (30.16%) and seven ovigerous females (5.56%)]. In Caraguatatuba the highest incidence of ovigerous females occurred during winter (July 2002), whereas in Ubatuba, the number was incipient. The cephalothoracic shield length ranged from 2.0 to 7.9mm (5.29 +/- 0.96mm) in Caraguatatuba, and from 2.7 to 7.5mm (5.32 +/- 0.95mm) in Ubatuba. The mean size of males was significantly larger than the mean size of females in both regions. Overall sex ratio was in favor of males (1.54:1 in Caraguatatuba and 1.9:1 in Ubatuba). Sexual dimorphism was recorded to L. loxochelis by the presence of males in the largest size classes, following the standard pattern observed in Decapoda. There was an unimodal size distribution for both sexes, with normal distributions in both regions. The higher number of males in relation to females may indicate the existence of different growth and mortality rates between the sexes. Despite of the different geomorphologic characteristics between Caraguatatuba and Ubatuba regions, the dynamics of development was similar for both populations.</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table:number-columns-repeated="2"/>
          <table:table-cell office:value-type="string" calcext:value-type="string">
            <text:p>0073-4721</text:p>
          </table:table-cell>
          <table:table-cell/>
          <table:table-cell office:value-type="string" calcext:value-type="string">
            <text:p>WOS:000256289800004</text:p>
          </table:table-cell>
          <table:table-cell table:number-columns-repeated="972"/>
        </table:table-row>
        <table:table-row table:style-name="ro1">
          <table:table-cell office:value-type="string" calcext:value-type="string">
            <text:p>J</text:p>
          </table:table-cell>
          <table:table-cell office:value-type="string" calcext:value-type="string">
            <text:p>Cobo, Valter J.; Okamori, Claudia M.</text:p>
          </table:table-cell>
          <table:table-cell table:number-columns-repeated="7"/>
          <table:table-cell office:value-type="string" calcext:value-type="string">
            <text:p>Fecundity of the spider crab Mithraculus forceps (Decapoda, Mithracidae) from the northeastern coast of the state of Sao Paulo, Brazil</text:p>
          </table:table-cell>
          <table:table-cell table:number-columns-repeated="7"/>
          <table:table-cell office:value-type="string" calcext:value-type="string">
            <text:p>IHERINGIA SERIE ZOOLOGIA</text:p>
          </table:table-cell>
          <table:table-cell table:number-columns-repeated="3"/>
          <table:table-cell office:value-type="float" office:value="98" calcext:value-type="float">
            <text:p>98</text:p>
          </table:table-cell>
          <table:table-cell office:value-type="float" office:value="1" calcext:value-type="float">
            <text:p>1</text:p>
          </table:table-cell>
          <table:table-cell table:number-columns-repeated="2"/>
          <table:table-cell office:value-type="float" office:value="84" calcext:value-type="float">
            <text:p>84</text:p>
          </table:table-cell>
          <table:table-cell office:value-type="float" office:value="87" calcext:value-type="float">
            <text:p>87</text:p>
          </table:table-cell>
          <table:table-cell/>
          <table:table-cell office:value-type="string" calcext:value-type="string">
            <text:p>10.1590/S0073-47212008000100012</text:p>
          </table:table-cell>
          <table:table-cell table:number-columns-repeated="2"/>
          <table:table-cell office:value-type="string" calcext:value-type="string">
            <text:p>MAR 30 2008</text:p>
          </table:table-cell>
          <table:table-cell office:value-type="float" office:value="2008" calcext:value-type="float">
            <text:p>2008</text:p>
          </table:table-cell>
          <table:table-cell office:value-type="string" calcext:value-type="string">
            <text:p>Fecundity is one of the most important parameters in studying the reproductive output of Pleocyemata decapods, especially because of its relationship to the efficiency of population replacement. Knowledge of fecundity provides basic elements for understanding the reproductive strategies, dynamics, and evolution of a given population. The present investigation provides informations on fecundity, egg size, egg loss, and the relationship between fecundity and selected environmental features, for the spider crab Mithraculus forceps (A. Milne Edwards, 1875). Ovigerous crabs were collected each month during 2000, by SCUBA diving, at Couves Island (23 degrees 25'25"S, 44 degrees 52'03"W) on the northeastern coast of the state of Sao Paulo, Brazil. A total of 40 ovigerous females with egg in early development (initial stage) and 28 final stage eggs were obtained and analyzed. Mean fecundity, from eggs of the initial stage, was 402.8 +/- 240.1 eggs, ranging from 60 to 1,123 eggs. Sizes of females ranged from 9.4 to 14.0 mm carapace width. Mean egg size was 0.56 +/- 0.06 mm diameter. A 20.33% rate of egg loss was estimated by comparing the fecundities of batches of eggs in early and late development (40 initial batches and 28 final stages batches). There were no significant relationships between the water temperature or salinity and variations in fecundity. As in most brachyuran species, M. forceps showed a strong conservative relationship between fecundity and body size.</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2"/>
          <table:table-cell office:value-type="string" calcext:value-type="string">
            <text:p>0073-4721</text:p>
          </table:table-cell>
          <table:table-cell/>
          <table:table-cell office:value-type="string" calcext:value-type="string">
            <text:p>WOS:000256289800012</text:p>
          </table:table-cell>
          <table:table-cell table:number-columns-repeated="972"/>
        </table:table-row>
        <table:table-row table:style-name="ro1">
          <table:table-cell office:value-type="string" calcext:value-type="string">
            <text:p>J</text:p>
          </table:table-cell>
          <table:table-cell office:value-type="string" calcext:value-type="string">
            <text:p>Souza, Ursulla Pereira; Costa, Rogério Caetano da; Martins, Itamar Alves; Fransozo, Adilson</text:p>
          </table:table-cell>
          <table:table-cell table:number-columns-repeated="7"/>
          <table:table-cell office:value-type="string" calcext:value-type="string">
            <text:p>Associações entre as biomassas de peixes Sciaenidae (Teleostei: Perciformes) e de camarões Penaeoidea (Decapoda: Dendrobranchiata) no litoral norte do Estado de São Paulo</text:p>
          </table:table-cell>
          <table:table-cell office:value-type="string" calcext:value-type="string">
            <text:p>Relationships among Sciaenidae fish (Teleostei: Perciformes) and Penaeoidea shrimp (Decapoda: Dendrobranchiata) biomass from the north coast of São Paulo State, Brazil</text:p>
          </table:table-cell>
          <table:table-cell table:number-columns-repeated="6"/>
          <table:table-cell office:value-type="string" calcext:value-type="string">
            <text:p>Biota Neotropica</text:p>
          </table:table-cell>
          <table:table-cell table:number-columns-repeated="3"/>
          <table:table-cell office:value-type="float" office:value="8" calcext:value-type="float">
            <text:p>8</text:p>
          </table:table-cell>
          <table:table-cell office:value-type="float" office:value="1" calcext:value-type="float">
            <text:p>1</text:p>
          </table:table-cell>
          <table:table-cell table:number-columns-repeated="2"/>
          <table:table-cell office:value-type="float" office:value="83" calcext:value-type="float">
            <text:p>83</text:p>
          </table:table-cell>
          <table:table-cell office:value-type="float" office:value="92" calcext:value-type="float">
            <text:p>92</text:p>
          </table:table-cell>
          <table:table-cell/>
          <table:table-cell office:value-type="string" calcext:value-type="string">
            <text:p>10.1590/S1676-06032008000100011</text:p>
          </table:table-cell>
          <table:table-cell table:number-columns-repeated="2"/>
          <table:table-cell office:value-type="string" calcext:value-type="string">
            <text:p>2008-03</text:p>
          </table:table-cell>
          <table:table-cell office:value-type="float" office:value="2008" calcext:value-type="float">
            <text:p>2008</text:p>
          </table:table-cell>
          <table:table-cell office:value-type="string" calcext:value-type="string">
            <text:p>To study the relationships among Sciaenidae fish and Penaeoidea shrimp biomass, fieldwork was carried out in the north coast of São Paulo state, Brazil, during the four seasons of 2001. Samples were collected in transects from different depths at Ubatuba, Caraguatatuba, and São Sebastião cities. Water and sediment were collected from each transect. The hypotheses that the environmental factors were different among the seasons and depths were tested by ANOVAs. The statistical dependence among the biomasses of fishes (response variable) and the biomasses of shrimps (covariable) in the three sections was tested by an ANCOVA model. CCA was used to quantify the relationships among each species’ biomass. The seasons and sections important at the CCA results were evaluated by Kruskal-Wallis test and depth by Spearman’s test. The temperatures and salinities were significantly different among seasons but organic matter and phi were not. A total of 378,618 g of fish and 79,338 g of shrimp were collected and the majority was captured during the winter and in shallow transects. The greatest biomass of both groups was captured at Caraguatatuba and the correlation between fish and shrimp captures was negative. A positive correlation was found in the other areas. Therefore, data from Caraguatatuba was removed from the final ANCOVA model, in which 47% of Sciaenidae biomass variability was explained by the presence of Penaeoidea shrimps. Xiphopenaeus kroyeri was the only important factor in Sciaenidae distribution in the axis 1, while axis 2 indirectly evidenced the depth gradient. The results suggest that many fish species search for the same areas where shrimp occurs, related to abiotic factors, and use them as food resource.</text:p>
          </table:table-cell>
          <table:table-cell/>
          <table:table-cell office:value-type="string" calcext:value-type="string">
            <text:p>Visando analisar as associações entre as biomassas de peixes Sciaenidae e de camarões Penaeoidea, foram feitas amostragens com barco de arrasto nas quatro estações do ano de 2001, em um gradiente de profundidade, nas regiões de Ubatuba, Caraguatatuba e São Sebastião. Em cada transecto, foram obtidas amostras de água e de sedimento. As hipóteses de que os fatores ambientais foram diferentes entre as estações do ano e profundidades foram testadas por ANOVAs. A dependência estatística entre as biomassas de peixes (variável resposta) e as biomassas de camarões (covariável) nas três regiões, foi testada por um modelo de ANCOVA. Para quantificar as relações entre as biomassas de cada espécie foi utilizada a CCA. A importância das estações do ano e das regiões no resultado da CCA foi avaliada pelo teste de Kruskal-Wallis e da profundidade pelo teste de Spearman. Nas estações do ano, as temperaturas e salinidades foram significativamente diferentes, o que não ocorreu com matéria orgânica (MO) e o diâmetro médio do sedimento (phi = fi). Foram amostrados 378.618 g de peixes e 79.338 g de camarões, com maiores capturas no inverno e nas menores profundidades. Em Caraguatatuba foram coletadas as maiores biomassas de ambos os grupos e a correlação entre as capturas de peixes e de camarões foi negativa. Já nas demais regiões, a correlação foi positiva. Assim, os dados de Caraguatatuba foram retirados do modelo final da ANCOVA, onde 47% da variabilidade na biomassa dos peixes Sciaenidae pôde ser explicada pela presença dos camarões Penaeoidea. Xiphopenaeus kroyeri foi o único fator importante na distribuição de Sciaenidae no eixo 1, enquanto o eixo 2 evidenciou indiretamente o gradiente de profundidade. Os resultados sugerem que, possivelmente, muitas espécies de peixes busquem as mesmas áreas de ocorrência dos camarões em função dos fatores abióticos ou para utilizá-los como recurso alimentar.</text:p>
          </table:table-cell>
          <table:table-cell table:number-columns-repeated="6"/>
          <table:table-cell office:value-type="float" office:value="11" calcext:value-type="float">
            <text:p>11</text:p>
          </table:table-cell>
          <table:table-cell office:value-type="float" office:value="0" calcext:value-type="float">
            <text:p>0</text:p>
          </table:table-cell>
          <table:table-cell office:value-type="float" office:value="10" calcext:value-type="float">
            <text:p>10</text:p>
          </table:table-cell>
          <table:table-cell office:value-type="float" office:value="5" calcext:value-type="float">
            <text:p>5</text:p>
          </table:table-cell>
          <table:table-cell office:value-type="float" office:value="12" calcext:value-type="float">
            <text:p>12</text:p>
          </table:table-cell>
          <table:table-cell table:number-columns-repeated="2"/>
          <table:table-cell office:value-type="string" calcext:value-type="string">
            <text:p>1676-0603</text:p>
          </table:table-cell>
          <table:table-cell/>
          <table:table-cell office:value-type="string" calcext:value-type="string">
            <text:p>SCIELO:S1676-06032008000100011</text:p>
          </table:table-cell>
          <table:table-cell table:number-columns-repeated="972"/>
        </table:table-row>
        <table:table-row table:style-name="ro1">
          <table:table-cell office:value-type="string" calcext:value-type="string">
            <text:p>J</text:p>
          </table:table-cell>
          <table:table-cell office:value-type="string" calcext:value-type="string">
            <text:p>Sazima, Ivan</text:p>
          </table:table-cell>
          <table:table-cell table:number-columns-repeated="7"/>
          <table:table-cell office:value-type="string" calcext:value-type="string">
            <text:p>The parakeet Brotogeris tirica feeds on and disperses the fruits of the palm Syagrus romanzoffiana in Southeastern Brazil</text:p>
          </table:table-cell>
          <table:table-cell office:value-type="string" calcext:value-type="string">
            <text:p>O periquito Brotogeris tirica come e dispersa os frutos da palmeira Syagrus romanzoffiana no sudeste do Brasil</text:p>
          </table:table-cell>
          <table:table-cell table:number-columns-repeated="6"/>
          <table:table-cell office:value-type="string" calcext:value-type="string">
            <text:p>Biota Neotropica</text:p>
          </table:table-cell>
          <table:table-cell table:number-columns-repeated="3"/>
          <table:table-cell office:value-type="float" office:value="8" calcext:value-type="float">
            <text:p>8</text:p>
          </table:table-cell>
          <table:table-cell office:value-type="float" office:value="1" calcext:value-type="float">
            <text:p>1</text:p>
          </table:table-cell>
          <table:table-cell table:number-columns-repeated="2"/>
          <table:table-cell office:value-type="float" office:value="231" calcext:value-type="float">
            <text:p>231</text:p>
          </table:table-cell>
          <table:table-cell office:value-type="float" office:value="234" calcext:value-type="float">
            <text:p>234</text:p>
          </table:table-cell>
          <table:table-cell/>
          <table:table-cell office:value-type="string" calcext:value-type="string">
            <text:p>10.1590/S1676-06032008000100026</text:p>
          </table:table-cell>
          <table:table-cell table:number-columns-repeated="2"/>
          <table:table-cell office:value-type="string" calcext:value-type="string">
            <text:p>2008-03</text:p>
          </table:table-cell>
          <table:table-cell office:value-type="float" office:value="2008" calcext:value-type="float">
            <text:p>2008</text:p>
          </table:table-cell>
          <table:table-cell office:value-type="string" calcext:value-type="string">
            <text:p>Small psittacids remain unrecorded as dispersal agents of palm fruits in Brazil. I record here the plain parakeet (Brotogeris tirica), an Atlantic forest endemic, feeding on and dispersing the fruits of the palm Syagrus romanzoffiana at Ubatuba, northern coast of São Paulo, Southeastern Brazil. The birds removed the fruit and carried it away from the mother-tree in about 40% of the feeding records. While perched on trees and shrubs of the understorey, the parakeets removed and ingested most of the mesocarp, dropping the partly consumed fruit. As the parakeets damaged no the embryo and may feed at a distance from the mother-tree, they act as primary dispersal agents. This is the first substantiated record of a small Neotropical psittacid as a stomatochorous dispersal agent of palm fruits the size of A. romanzoffiana drupes.</text:p>
          </table:table-cell>
          <table:table-cell/>
          <table:table-cell office:value-type="string" calcext:value-type="string">
            <text:p>Psitacídeos de pequeno porte não constam como dispersores de frutos de palmeiras no Brasil. Registro aqui o periquito-rico (Brotogeris tirica), endêmico da mata Atlântica, alimentando-se em e dispersando frutos da palmeira Syagrus romanzoffiana em Ubatuba, litoral norte do Estado de São Paulo. As aves removiam o fruto e, em cerca de 40% dos registros alimentares, carregavam-no à distância da árvore-mãe. Empoleirados em ramos de arvoretas e arbustos no sub-bosque, os periquitos retiravam e ingeriam a maior parte do mesocarpo, deixando cair o resto do fruto. Uma vez que estas aves se alimentam sem danificar o embrião e podem fazê-lo a certa distância da árvore-mãe, agem como dispersores primários. Este é o primeiro registro documentado de um psitacídeo Neotropical de pequeno porte como dispersor estomatocórico de frutos de palmeira com as dimensões das drupas de S. romanzoffiana.</text:p>
          </table:table-cell>
          <table:table-cell table:number-columns-repeated="6"/>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1676-0603</text:p>
          </table:table-cell>
          <table:table-cell/>
          <table:table-cell office:value-type="string" calcext:value-type="string">
            <text:p>SCIELO:S1676-06032008000100026</text:p>
          </table:table-cell>
          <table:table-cell table:number-columns-repeated="972"/>
        </table:table-row>
        <table:table-row table:style-name="ro1">
          <table:table-cell office:value-type="string" calcext:value-type="string">
            <text:p>J</text:p>
          </table:table-cell>
          <table:table-cell office:value-type="string" calcext:value-type="string">
            <text:p>Barros, Samara de Paiva; Cobo, Valter Jose; Fransozo, Adilson</text:p>
          </table:table-cell>
          <table:table-cell table:number-columns-repeated="7"/>
          <table:table-cell office:value-type="string" calcext:value-type="string">
            <text:p>Feeding habits of the spider crab Libinia spinosa H. Milne Edwards, 1834 (Decapoda, Brachyura) in Ubatuba Bay, Sao Paulo, Brazil</text:p>
          </table:table-cell>
          <table:table-cell table:number-columns-repeated="7"/>
          <table:table-cell office:value-type="string" calcext:value-type="string">
            <text:p>BRAZILIAN ARCHIVES OF BIOLOGY AND TECHNOLOGY</text:p>
          </table:table-cell>
          <table:table-cell table:number-columns-repeated="3"/>
          <table:table-cell office:value-type="float" office:value="51" calcext:value-type="float">
            <text:p>51</text:p>
          </table:table-cell>
          <table:table-cell office:value-type="float" office:value="2" calcext:value-type="float">
            <text:p>2</text:p>
          </table:table-cell>
          <table:table-cell table:number-columns-repeated="2"/>
          <table:table-cell office:value-type="float" office:value="413" calcext:value-type="float">
            <text:p>413</text:p>
          </table:table-cell>
          <table:table-cell office:value-type="float" office:value="417" calcext:value-type="float">
            <text:p>417</text:p>
          </table:table-cell>
          <table:table-cell/>
          <table:table-cell office:value-type="string" calcext:value-type="string">
            <text:p>10.1590/S1516-89132008000200023</text:p>
          </table:table-cell>
          <table:table-cell table:number-columns-repeated="2"/>
          <table:table-cell office:value-type="string" calcext:value-type="string">
            <text:p>MAR-APR 2008</text:p>
          </table:table-cell>
          <table:table-cell office:value-type="float" office:value="2008" calcext:value-type="float">
            <text:p>2008</text:p>
          </table:table-cell>
          <table:table-cell office:value-type="string" calcext:value-type="string">
            <text:p>The main goal of this study was the identification of the items of the diet of the L. spinosa, based on the stomach contents analysis. The crabs were obtained from Ubatuba region north-eastern shore of Sao Paulo State. In the laboratory, all the individuals were dissected, the stomach was retreated and fixed in 10% formaline. The alimentary items were identified under stereomicroscope and analysed by the method of Frequency of Occurrence. A total of 194 stomachs was analysed and nine alimentary items were obtained. Unindentified material was found in 98% of analysed stomach and poriferan were present in less then 1% of stomachs. These results pointed a diversified diet explored by this crab, as well as the employment of some different methods for food intake. This suggested that these crabs could occupy different position in the trophic chain.</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2" calcext:value-type="float">
            <text:p>2</text:p>
          </table:table-cell>
          <table:table-cell office:value-type="float" office:value="6" calcext:value-type="float">
            <text:p>6</text:p>
          </table:table-cell>
          <table:table-cell table:number-columns-repeated="2"/>
          <table:table-cell office:value-type="string" calcext:value-type="string">
            <text:p>1516-8913</text:p>
          </table:table-cell>
          <table:table-cell/>
          <table:table-cell office:value-type="string" calcext:value-type="string">
            <text:p>WOS:000256701300023</text:p>
          </table:table-cell>
          <table:table-cell table:number-columns-repeated="972"/>
        </table:table-row>
        <table:table-row table:style-name="ro1">
          <table:table-cell office:value-type="string" calcext:value-type="string">
            <text:p>J</text:p>
          </table:table-cell>
          <table:table-cell office:value-type="string" calcext:value-type="string">
            <text:p>Salán, Eduardo Oliveira; Galvão, Juliana Antunes; Furlan, Érika Fabiane; Porto, Ernani; Gallo, Cláudio Rosa; Oetterer, Marília</text:p>
          </table:table-cell>
          <table:table-cell table:number-columns-repeated="3"/>
          <table:table-cell office:value-type="string" calcext:value-type="string">
            <text:p>furlan, erika/G-3330-2012; Oetterer, Marilia/E-1581-2013</text:p>
          </table:table-cell>
          <table:table-cell office:value-type="string" calcext:value-type="string">
            <text:p>furlan, erika/0000-0001-8583-0764; </text:p>
          </table:table-cell>
          <table:table-cell table:number-columns-repeated="2"/>
          <table:table-cell office:value-type="string" calcext:value-type="string">
            <text:p>Quality of mussels cultivated and commercialized in Ubatuba, SP, Brazil: monitoration Bacillus cereus and Staphylococcus aureus growth after post-harvest processing</text:p>
          </table:table-cell>
          <table:table-cell office:value-type="string" calcext:value-type="string">
            <text:p>Tratamento térmico de mexilhões Perna perna como forma de assegurar a qualidade: avaliação do crescimento de Bacillus cereus e de Staphylococcus aureus</text:p>
          </table:table-cell>
          <table:table-cell table:number-columns-repeated="6"/>
          <table:table-cell office:value-type="string" calcext:value-type="string">
            <text:p>Food Science and Technology (Campinas)</text:p>
          </table:table-cell>
          <table:table-cell table:number-columns-repeated="3"/>
          <table:table-cell office:value-type="float" office:value="28" calcext:value-type="float">
            <text:p>28</text:p>
          </table:table-cell>
          <table:table-cell office:value-type="float" office:value="1" calcext:value-type="float">
            <text:p>1</text:p>
          </table:table-cell>
          <table:table-cell table:number-columns-repeated="2"/>
          <table:table-cell office:value-type="float" office:value="152" calcext:value-type="float">
            <text:p>152</text:p>
          </table:table-cell>
          <table:table-cell office:value-type="float" office:value="159" calcext:value-type="float">
            <text:p>159</text:p>
          </table:table-cell>
          <table:table-cell/>
          <table:table-cell office:value-type="string" calcext:value-type="string">
            <text:p>10.1590/S0101-20612008000100022</text:p>
          </table:table-cell>
          <table:table-cell table:number-columns-repeated="2"/>
          <table:table-cell office:value-type="string" calcext:value-type="string">
            <text:p>2008-03</text:p>
          </table:table-cell>
          <table:table-cell office:value-type="float" office:value="2008" calcext:value-type="float">
            <text:p>2008</text:p>
          </table:table-cell>
          <table:table-cell office:value-type="string" calcext:value-type="string">
            <text:p>Aiming at improving the quality of Perna perna mussels cultivated and commercialized in Ubatuba, SP, Brazil, the growth and elimination of Staphylococcus aureus and Bacillus cereus artificially inoculated in mussels were studied. The inoculation was carried out in "in natura" and pre-cooked mussels for 30 min, and after that the mussels were kept for 10 hours at room temperature (25 ± 1 °C) and under refrigeration (7 ± 1 °C). Six thermal treatments were evaluated: three using steam (5, 10 and 15 minutes) and three in boiling water (5, 10 and 15 minutes), in order to find the best time/temperature binomial to provide pathogenic control. Yield and physical-chemical and sensory characteristics were evaluated. All thermal treatments were efficient to eliminate microorganisms in 2 logarithmic cycles. However, the boiling water treatments presented better results than the steam treatments. The physical-chemical and sensory analyses did not show statistical differences among the thermal treatments studied. The best performances were reached in the shortest times of heat exposure. Overall, the treatments in boiling water presented better results than the steam treatments.</text:p>
          </table:table-cell>
          <table:table-cell/>
          <table:table-cell office:value-type="string" calcext:value-type="string">
            <text:p>Buscando a qualidade do mexilhão Perna perna cultivado e comercializado no município de Ubatuba, SP, foram estudados o crescimento e o controle de Staphylococcus aureus e Bacillus cereus inoculados artificialmente em mexilhões in natura e pré-cozidos, mantidos por 10 horas à temperatura ambiente (25 ± 1 °C) e sob refrigeração (7 ± 1 °C). Foram estabelecidos seis tipos de tratamentos térmicos, sendo três sob vapor (5, 10 e 15 minutos) e três por imersão em água (5, 10 e 15 minutos), buscando estabelecer o binômio que proporcionasse a diminuição da contagem microbiana. Posteriormente, foram avaliados o rendimento, os aspectos físico-químicos e sensoriais. Todos os tratamentos térmicos foram eficientes, pois reduziram a contagem microbiana em pelo menos 2 ciclos logarítmicos. Porém, o tratamento térmico por imersão em água com ebulição apresentou resultados melhores que os tratamentos a vapor. As análises físico-químicas e sensoriais não mostraram diferença estatística entre os tratamentos térmicos estudados. Os melhores desempenhos foram alcançados nos menores tempos de exposição ao calor, e os tratamentos em água com ebulição apresentaram resultados mais satisfatórios que os tratamentos a vapor.</text:p>
          </table:table-cell>
          <table:table-cell table:number-columns-repeated="6"/>
          <table:table-cell table:number-columns-repeated="5" office:value-type="float" office:value="0" calcext:value-type="float">
            <text:p>0</text:p>
          </table:table-cell>
          <table:table-cell table:number-columns-repeated="2"/>
          <table:table-cell office:value-type="string" calcext:value-type="string">
            <text:p>1678-457X</text:p>
          </table:table-cell>
          <table:table-cell/>
          <table:table-cell office:value-type="string" calcext:value-type="string">
            <text:p>SCIELO:S0101-20612008000100022</text:p>
          </table:table-cell>
          <table:table-cell table:number-columns-repeated="972"/>
        </table:table-row>
        <table:table-row table:style-name="ro1">
          <table:table-cell office:value-type="string" calcext:value-type="string">
            <text:p>J</text:p>
          </table:table-cell>
          <table:table-cell office:value-type="string" calcext:value-type="string">
            <text:p>Bulboa, Cristian; de Paula, Edison J.; Chow, Fungyi</text:p>
          </table:table-cell>
          <table:table-cell table:number-columns-repeated="3"/>
          <table:table-cell office:value-type="string" calcext:value-type="string">
            <text:p>Departamento de Botanica, IBUSP, Botany/J-1685-2012</text:p>
          </table:table-cell>
          <table:table-cell table:number-columns-repeated="3"/>
          <table:table-cell office:value-type="string" calcext:value-type="string">
            <text:p>Germination and survival of tetraspores of Kappaphycus alvarezii var. alvarezii (Solieriaceae, Rhodophyta) introduced in subtropical waters of Brazil</text:p>
          </table:table-cell>
          <table:table-cell table:number-columns-repeated="7"/>
          <table:table-cell office:value-type="string" calcext:value-type="string">
            <text:p>PHYCOLOGICAL RESEARCH</text:p>
          </table:table-cell>
          <table:table-cell table:number-columns-repeated="3"/>
          <table:table-cell office:value-type="float" office:value="56" calcext:value-type="float">
            <text:p>56</text:p>
          </table:table-cell>
          <table:table-cell office:value-type="float" office:value="1" calcext:value-type="float">
            <text:p>1</text:p>
          </table:table-cell>
          <table:table-cell table:number-columns-repeated="2"/>
          <table:table-cell office:value-type="float" office:value="39" calcext:value-type="float">
            <text:p>39</text:p>
          </table:table-cell>
          <table:table-cell office:value-type="float" office:value="45" calcext:value-type="float">
            <text:p>45</text:p>
          </table:table-cell>
          <table:table-cell/>
          <table:table-cell office:value-type="string" calcext:value-type="string">
            <text:p>10.1111/j.1440-1835.2008.00483.x</text:p>
          </table:table-cell>
          <table:table-cell table:number-columns-repeated="2"/>
          <table:table-cell table:style-name="ce2" office:value-type="date" office:date-value="2008-03-01" calcext:value-type="date">
            <text:p>mar/08</text:p>
          </table:table-cell>
          <table:table-cell office:value-type="float" office:value="2008" calcext:value-type="float">
            <text:p>2008</text:p>
          </table:table-cell>
          <table:table-cell office:value-type="string" calcext:value-type="string">
            <text:p>The carrageenophyte Kappaphycus alvarezii was introduced in 1995 and vegetatively propagated in Ubatuba, Sao Paulo State, Brazil, for the purpose of commercial cultivation. This species produces tetraspores mainly in the austral summer and fall. Tetraspore germination and survival were studied under different conditions of temperature, photon flux density, and photoperiod in the laboratory. Field experiments were also carried out. Although tetraspores of K. alvarezii germinated, they had low survival rates, most dying after 20 days. Recruitment of K. alvarezii tetraspores did not occur in experiments conducted in the field. The results indicated that the establishment of K. alvarezii via spore production in the natural environment of the south-east coast of Brazil is rather remote.</text:p>
          </table:table-cell>
          <table:table-cell table:number-columns-repeated="8"/>
          <table:table-cell office:value-type="float" office:value="11" calcext:value-type="float">
            <text:p>11</text:p>
          </table:table-cell>
          <table:table-cell office:value-type="float" office:value="0" calcext:value-type="float">
            <text:p>0</text:p>
          </table:table-cell>
          <table:table-cell office:value-type="float" office:value="13" calcext:value-type="float">
            <text:p>13</text:p>
          </table:table-cell>
          <table:table-cell office:value-type="float" office:value="2" calcext:value-type="float">
            <text:p>2</text:p>
          </table:table-cell>
          <table:table-cell office:value-type="float" office:value="13" calcext:value-type="float">
            <text:p>13</text:p>
          </table:table-cell>
          <table:table-cell table:number-columns-repeated="2"/>
          <table:table-cell office:value-type="string" calcext:value-type="string">
            <text:p>1322-0829</text:p>
          </table:table-cell>
          <table:table-cell/>
          <table:table-cell office:value-type="string" calcext:value-type="string">
            <text:p>WOS:000253258700006</text:p>
          </table:table-cell>
          <table:table-cell table:number-columns-repeated="972"/>
        </table:table-row>
        <table:table-row table:style-name="ro1">
          <table:table-cell office:value-type="string" calcext:value-type="string">
            <text:p>J</text:p>
          </table:table-cell>
          <table:table-cell office:value-type="string" calcext:value-type="string">
            <text:p>Povinec, Pavel R.; Burnett, William C.; de Oliveira, Joselene</text:p>
          </table:table-cell>
          <table:table-cell table:number-columns-repeated="7"/>
          <table:table-cell office:value-type="string" calcext:value-type="string">
            <text:p>Submarine groundwater discharge studies along the Ubatuba coastal area in south-eastern Brazil</text:p>
          </table:table-cell>
          <table:table-cell table:number-columns-repeated="7"/>
          <table:table-cell office:value-type="string" calcext:value-type="string">
            <text:p>ESTUARINE COASTAL AND SHELF SCIENCE</text:p>
          </table:table-cell>
          <table:table-cell table:number-columns-repeated="3"/>
          <table:table-cell office:value-type="float" office:value="76" calcext:value-type="float">
            <text:p>76</text:p>
          </table:table-cell>
          <table:table-cell office:value-type="float" office:value="3" calcext:value-type="float">
            <text:p>3</text:p>
          </table:table-cell>
          <table:table-cell table:number-columns-repeated="2"/>
          <table:table-cell office:value-type="float" office:value="455" calcext:value-type="float">
            <text:p>455</text:p>
          </table:table-cell>
          <table:table-cell office:value-type="float" office:value="456" calcext:value-type="float">
            <text:p>456</text:p>
          </table:table-cell>
          <table:table-cell/>
          <table:table-cell office:value-type="string" calcext:value-type="string">
            <text:p>10.1016/j.ecss.2007.07.022</text:p>
          </table:table-cell>
          <table:table-cell table:number-columns-repeated="2"/>
          <table:table-cell office:value-type="string" calcext:value-type="string">
            <text:p>FEB 10 2008</text:p>
          </table:table-cell>
          <table:table-cell office:value-type="float" office:value="2008" calcext:value-type="float">
            <text:p>2008</text:p>
          </table:table-cell>
          <table:table-cell table:number-columns-repeated="9"/>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0272-7714</text:p>
          </table:table-cell>
          <table:table-cell/>
          <table:table-cell office:value-type="string" calcext:value-type="string">
            <text:p>WOS:000253085200001</text:p>
          </table:table-cell>
          <table:table-cell table:number-columns-repeated="972"/>
        </table:table-row>
        <table:table-row table:style-name="ro1">
          <table:table-cell office:value-type="string" calcext:value-type="string">
            <text:p>J</text:p>
          </table:table-cell>
          <table:table-cell office:value-type="string" calcext:value-type="string">
            <text:p>Oberdorfer, June A.; Charette, Matthew; Allen, Matthew; Martin, Jonathan B.; Cable, Jaye E.</text:p>
          </table:table-cell>
          <table:table-cell table:number-columns-repeated="3"/>
          <table:table-cell office:value-type="string" calcext:value-type="string">
            <text:p>Charette, Matthew/I-9495-2012; Libardoni, Bruno/P-3873-2014</text:p>
          </table:table-cell>
          <table:table-cell table:number-columns-repeated="3"/>
          <table:table-cell office:value-type="string" calcext:value-type="string">
            <text:p>Hydrogeology and geochemistry of near-shore submarine groundwater discharge at Flamengo Bay, Ubatuba, Brazil</text:p>
          </table:table-cell>
          <table:table-cell table:number-columns-repeated="7"/>
          <table:table-cell office:value-type="string" calcext:value-type="string">
            <text:p>ESTUARINE COASTAL AND SHELF SCIENCE</text:p>
          </table:table-cell>
          <table:table-cell table:number-columns-repeated="3"/>
          <table:table-cell office:value-type="float" office:value="76" calcext:value-type="float">
            <text:p>76</text:p>
          </table:table-cell>
          <table:table-cell office:value-type="float" office:value="3" calcext:value-type="float">
            <text:p>3</text:p>
          </table:table-cell>
          <table:table-cell table:number-columns-repeated="2"/>
          <table:table-cell office:value-type="float" office:value="457" calcext:value-type="float">
            <text:p>457</text:p>
          </table:table-cell>
          <table:table-cell office:value-type="float" office:value="465" calcext:value-type="float">
            <text:p>465</text:p>
          </table:table-cell>
          <table:table-cell/>
          <table:table-cell office:value-type="string" calcext:value-type="string">
            <text:p>10.1016/j.ecss.2007.07.020</text:p>
          </table:table-cell>
          <table:table-cell table:number-columns-repeated="2"/>
          <table:table-cell office:value-type="string" calcext:value-type="string">
            <text:p>FEB 10 2008</text:p>
          </table:table-cell>
          <table:table-cell office:value-type="float" office:value="2008" calcext:value-type="float">
            <text:p>2008</text:p>
          </table:table-cell>
          <table:table-cell office:value-type="string" calcext:value-type="string">
            <text:p>Near-shore discharge of fresh groundwater from the fractured granitic rock at Flamengo Bay, Ubatuba, Brazil, is strongly controlled by the local geology. Freshwater flows primarily through a zone of weathered granite to a distance of 24 in offshore. In the nearshore environment this weathered granite is covered by abort 0.5 in of well-sorted, coarse sands containing pore water with sea water salinity, with an abrupt transition to much lower salinity once the weathered granite is penetrated. Further offshore, low-permeability marine sediments contain saline porewater, marking the limit of offshore migration of freshwater. Freshwater flux rates based on tidal signal and hydraulic gradient analysis indicate a fresh submarine groundwater discharge of 0.17-1.6 m(3)/day per in of shoreline. Dissolved inorganic nitrogen and silicate are elevated in the porewater relative to seawater, and appeared to be a net source of nutrients to the overlying water column. The major ion concentrations suggest that the freshwater within the aquifer has a short residence time. Major element concentrations do not reflect in situ alteration of the granitic rocks, possibly because the alteration occurred prior to development of the current discharge zones, or because of large volumes of water discharge in this high rainfall region (C) 2007 Elsevier Ltd. All rights reserved.</text:p>
          </table:table-cell>
          <table:table-cell table:number-columns-repeated="8"/>
          <table:table-cell office:value-type="float" office:value="8" calcext:value-type="float">
            <text:p>8</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8" calcext:value-type="float">
            <text:p>8</text:p>
          </table:table-cell>
          <table:table-cell table:number-columns-repeated="2"/>
          <table:table-cell office:value-type="string" calcext:value-type="string">
            <text:p>0272-7714</text:p>
          </table:table-cell>
          <table:table-cell/>
          <table:table-cell office:value-type="string" calcext:value-type="string">
            <text:p>WOS:000253085200002</text:p>
          </table:table-cell>
          <table:table-cell table:number-columns-repeated="972"/>
        </table:table-row>
        <table:table-row table:style-name="ro1">
          <table:table-cell office:value-type="string" calcext:value-type="string">
            <text:p>J</text:p>
          </table:table-cell>
          <table:table-cell office:value-type="string" calcext:value-type="string">
            <text:p>Bokuniewicz, Henry; Taniguchi, Makoto; Ishitoibi, Tomotoshi; Charette, Matthew; Allen, Matthew; Kontar, Evgeny A.</text:p>
          </table:table-cell>
          <table:table-cell table:number-columns-repeated="3"/>
          <table:table-cell office:value-type="string" calcext:value-type="string">
            <text:p>Charette, Matthew/I-9495-2012</text:p>
          </table:table-cell>
          <table:table-cell table:number-columns-repeated="3"/>
          <table:table-cell office:value-type="string" calcext:value-type="string">
            <text:p>Direct measurements of submarine groundwater discharge (SGD) over a fractured rock aquifer in Flamengo Bay Brazil</text:p>
          </table:table-cell>
          <table:table-cell table:number-columns-repeated="7"/>
          <table:table-cell office:value-type="string" calcext:value-type="string">
            <text:p>ESTUARINE COASTAL AND SHELF SCIENCE</text:p>
          </table:table-cell>
          <table:table-cell table:number-columns-repeated="3"/>
          <table:table-cell office:value-type="float" office:value="76" calcext:value-type="float">
            <text:p>76</text:p>
          </table:table-cell>
          <table:table-cell office:value-type="float" office:value="3" calcext:value-type="float">
            <text:p>3</text:p>
          </table:table-cell>
          <table:table-cell table:number-columns-repeated="2"/>
          <table:table-cell office:value-type="float" office:value="466" calcext:value-type="float">
            <text:p>466</text:p>
          </table:table-cell>
          <table:table-cell office:value-type="float" office:value="472" calcext:value-type="float">
            <text:p>472</text:p>
          </table:table-cell>
          <table:table-cell/>
          <table:table-cell office:value-type="string" calcext:value-type="string">
            <text:p>10.1016/j.ecss.2007.07.047</text:p>
          </table:table-cell>
          <table:table-cell table:number-columns-repeated="2"/>
          <table:table-cell office:value-type="string" calcext:value-type="string">
            <text:p>FEB 10 2008</text:p>
          </table:table-cell>
          <table:table-cell office:value-type="float" office:value="2008" calcext:value-type="float">
            <text:p>2008</text:p>
          </table:table-cell>
          <table:table-cell office:value-type="string" calcext:value-type="string">
            <text:p>Measurements of submarine groundwater discharge (SGD) along the South American coast and over fractured rock aquifers are rare. The rate and distribution of SGD was measured using three types of vented benthic chambers on the floor of Flamengo Bay located at the southeast coast of Brazil. Discharge rates were found up to almost 400 cm day(-1), although typically less than 100 cm d(-1). Large variations in SGD rates were seen over distances of a few meters which are attributed to the geomorphologic features of the fracture rock aquifer underlying a thin blanket of coastal sediments; clustering of fractures and the topography of the rock-sediment interface might be focusing or dispersing the discharge of groundwater. SGD was modulated by the tides with the highest values occurring at times of low tide, but the interaction was non-linear and, the correlation was weak at tidal ranges less than I m. The effect was masked by devices that integrated the SGD, but detected on continuously recording devices. (C) 2007 Elsevier Ltd. All rights reserved.</text:p>
          </table:table-cell>
          <table:table-cell table:number-columns-repeated="8"/>
          <table:table-cell office:value-type="float" office:value="12" calcext:value-type="float">
            <text:p>12</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float" office:value="12" calcext:value-type="float">
            <text:p>12</text:p>
          </table:table-cell>
          <table:table-cell table:number-columns-repeated="2"/>
          <table:table-cell office:value-type="string" calcext:value-type="string">
            <text:p>0272-7714</text:p>
          </table:table-cell>
          <table:table-cell/>
          <table:table-cell office:value-type="string" calcext:value-type="string">
            <text:p>WOS:000253085200003</text:p>
          </table:table-cell>
          <table:table-cell table:number-columns-repeated="972"/>
        </table:table-row>
        <table:table-row table:style-name="ro1">
          <table:table-cell office:value-type="string" calcext:value-type="string">
            <text:p>J</text:p>
          </table:table-cell>
          <table:table-cell office:value-type="string" calcext:value-type="string">
            <text:p>Cable, Jaye E.; Martin, Jonathan B.</text:p>
          </table:table-cell>
          <table:table-cell table:number-columns-repeated="7"/>
          <table:table-cell office:value-type="string" calcext:value-type="string">
            <text:p>In situ evaluation of nearshore marine and fresh pore water transport into Flamengo Bay, Brazil</text:p>
          </table:table-cell>
          <table:table-cell table:number-columns-repeated="7"/>
          <table:table-cell office:value-type="string" calcext:value-type="string">
            <text:p>ESTUARINE COASTAL AND SHELF SCIENCE</text:p>
          </table:table-cell>
          <table:table-cell table:number-columns-repeated="3"/>
          <table:table-cell office:value-type="float" office:value="76" calcext:value-type="float">
            <text:p>76</text:p>
          </table:table-cell>
          <table:table-cell office:value-type="float" office:value="3" calcext:value-type="float">
            <text:p>3</text:p>
          </table:table-cell>
          <table:table-cell table:number-columns-repeated="2"/>
          <table:table-cell office:value-type="float" office:value="473" calcext:value-type="float">
            <text:p>473</text:p>
          </table:table-cell>
          <table:table-cell office:value-type="float" office:value="483" calcext:value-type="float">
            <text:p>483</text:p>
          </table:table-cell>
          <table:table-cell/>
          <table:table-cell office:value-type="string" calcext:value-type="string">
            <text:p>10.1016/j.ecss.2007.07.045</text:p>
          </table:table-cell>
          <table:table-cell table:number-columns-repeated="2"/>
          <table:table-cell office:value-type="string" calcext:value-type="string">
            <text:p>FEB 10 2008</text:p>
          </table:table-cell>
          <table:table-cell office:value-type="float" office:value="2008" calcext:value-type="float">
            <text:p>2008</text:p>
          </table:table-cell>
          <table:table-cell office:value-type="string" calcext:value-type="string">
            <text:p>Transport between pore waters and overlying surface waters of Flamengo Bay near Ubatuba, Brazil, was quantified using natural and artificial geochemical tracers, Rn-222, Cl-, and SF6, collected from multi-level piezometers installed along a transect perpendicular to the shore. Eight sampling ports positioned along the length of the piezometers allowed sampling of pore waters at discrete depth intervals from 10 to 230 cmbsf (centimeters below seafloor). Small volume samples were collected from the piezometers using a peristaltic pump to obtain pore water depth profiles. Pore water Rn-222 is deficient in shallow sediments, allowing application of a diffusion-corrected Rn-222 exchange rate. This model estimates the magnitude of pore water exchange rates to be about 130-419 cm/day. An SF6-saturated fluorescein dye tracer was gently pumped into deep pore waters and exchange rates estimated from this method range from 29 to 185 cm/day. While absolute rates are higher using Rn-222 than SF6, rates are of similar magnitudes and the trends with distance from shore are the same-flow is greatest 6 m from shore and decreases by more than 50% further offshore. A Cl- mass balance indicates the greatest fraction of fresh SGD occurs along an apparent preferential flow path in sediments within 5-7 m of the shoreline (87%). Recirculating bay waters through sediments dominate pore water advection at 10 m offshore where only 4% of the flow can be attributed to a freshwater source. Both fresh and marine sources combine to make up submarine groundwater discharge to coastal water bodies. The magnitude of fresh aquifer discharge is often a spatially variable and minor component of the total discharge. (C) 2007 Elsevier Ltd. All rights reserved.</text:p>
          </table:table-cell>
          <table:table-cell table:number-columns-repeated="8"/>
          <table:table-cell office:value-type="float" office:value="19" calcext:value-type="float">
            <text:p>19</text:p>
          </table:table-cell>
          <table:table-cell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office:value-type="float" office:value="19" calcext:value-type="float">
            <text:p>19</text:p>
          </table:table-cell>
          <table:table-cell table:number-columns-repeated="2"/>
          <table:table-cell office:value-type="string" calcext:value-type="string">
            <text:p>0272-7714</text:p>
          </table:table-cell>
          <table:table-cell/>
          <table:table-cell office:value-type="string" calcext:value-type="string">
            <text:p>WOS:000253085200004</text:p>
          </table:table-cell>
          <table:table-cell table:number-columns-repeated="972"/>
        </table:table-row>
        <table:table-row table:style-name="ro1">
          <table:table-cell office:value-type="string" calcext:value-type="string">
            <text:p>J</text:p>
          </table:table-cell>
          <table:table-cell office:value-type="string" calcext:value-type="string">
            <text:p>Taniguchi, M.; Stieglitz, T.; Ishitobi, T.</text:p>
          </table:table-cell>
          <table:table-cell table:number-columns-repeated="7"/>
          <table:table-cell office:value-type="string" calcext:value-type="string">
            <text:p>Temporal variability of water quality of submarine groundwater discharge in Ubatuba, Brazil</text:p>
          </table:table-cell>
          <table:table-cell table:number-columns-repeated="7"/>
          <table:table-cell office:value-type="string" calcext:value-type="string">
            <text:p>ESTUARINE COASTAL AND SHELF SCIENCE</text:p>
          </table:table-cell>
          <table:table-cell table:number-columns-repeated="3"/>
          <table:table-cell office:value-type="float" office:value="76" calcext:value-type="float">
            <text:p>76</text:p>
          </table:table-cell>
          <table:table-cell office:value-type="float" office:value="3" calcext:value-type="float">
            <text:p>3</text:p>
          </table:table-cell>
          <table:table-cell table:number-columns-repeated="2"/>
          <table:table-cell office:value-type="float" office:value="484" calcext:value-type="float">
            <text:p>484</text:p>
          </table:table-cell>
          <table:table-cell office:value-type="float" office:value="492" calcext:value-type="float">
            <text:p>492</text:p>
          </table:table-cell>
          <table:table-cell/>
          <table:table-cell office:value-type="string" calcext:value-type="string">
            <text:p>10.1016/j.ecss.2007.07.019</text:p>
          </table:table-cell>
          <table:table-cell table:number-columns-repeated="2"/>
          <table:table-cell office:value-type="string" calcext:value-type="string">
            <text:p>FEB 10 2008</text:p>
          </table:table-cell>
          <table:table-cell office:value-type="float" office:value="2008" calcext:value-type="float">
            <text:p>2008</text:p>
          </table:table-cell>
          <table:table-cell office:value-type="string" calcext:value-type="string">
            <text:p>Measurements of electric resistivity of the seabed and of the electric conductivity of submarine groundwater discharge (SGD) collected in seepage meters have been made to evaluate temporal variability of the origin and quality of submarine groundwater discharge in Ubatuba, Brazil. A diurnal variation of SGD conductivity was found under the condition of semi-diurnal tidal changes over a period of 4 days. Both the ground resistivity and the conductivity of the discharged groundwater indicated that the freshwater-saltwater interface moved towards offshore at high tide, i.e. in the direction opposite to commonly made observations. SGD comprised a combination of Submarine Fresh Groundwater Discharge (SFGD) of terrestrial origin, and of Recirculated Saline Groundwater Discharge (RSGD) of marine origin. The maximum of the terrestrially derived fraction SFGD/SGD was found at a distance of 50 m offshore. A lower SFGD/SGD ratio was found closer to shore, where the highest SGD flux was measured. SGD conductivity and ground resistivity displayed a diurnal cyclicity at semi-diurnal tidal water level variations, indicating that tidal water level fluctuations may not be the primary driver of SGD flux, but preferential flow in volcanic hydrogeologic setting at Ubatuba. (C) 2007 Elsevier Ltd. All rights reserved.</text:p>
          </table:table-cell>
          <table:table-cell table:number-columns-repeated="8"/>
          <table:table-cell office:value-type="float" office:value="16" calcext:value-type="float">
            <text:p>16</text:p>
          </table:table-cell>
          <table:table-cell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office:value-type="float" office:value="16" calcext:value-type="float">
            <text:p>16</text:p>
          </table:table-cell>
          <table:table-cell table:number-columns-repeated="2"/>
          <table:table-cell office:value-type="string" calcext:value-type="string">
            <text:p>0272-7714</text:p>
          </table:table-cell>
          <table:table-cell/>
          <table:table-cell office:value-type="string" calcext:value-type="string">
            <text:p>WOS:000253085200005</text:p>
          </table:table-cell>
          <table:table-cell table:number-columns-repeated="972"/>
        </table:table-row>
        <table:table-row table:style-name="ro1">
          <table:table-cell office:value-type="string" calcext:value-type="string">
            <text:p>J</text:p>
          </table:table-cell>
          <table:table-cell office:value-type="string" calcext:value-type="string">
            <text:p>Stieglitz, Thomas; Taniguchi, Makoto; Neylon, Skyler</text:p>
          </table:table-cell>
          <table:table-cell table:number-columns-repeated="7"/>
          <table:table-cell office:value-type="string" calcext:value-type="string">
            <text:p>Spatial variability of submarine groundwater discharge, Ubatuba, Brazil</text:p>
          </table:table-cell>
          <table:table-cell table:number-columns-repeated="7"/>
          <table:table-cell office:value-type="string" calcext:value-type="string">
            <text:p>ESTUARINE COASTAL AND SHELF SCIENCE</text:p>
          </table:table-cell>
          <table:table-cell table:number-columns-repeated="3"/>
          <table:table-cell office:value-type="float" office:value="76" calcext:value-type="float">
            <text:p>76</text:p>
          </table:table-cell>
          <table:table-cell office:value-type="float" office:value="3" calcext:value-type="float">
            <text:p>3</text:p>
          </table:table-cell>
          <table:table-cell table:number-columns-repeated="2"/>
          <table:table-cell office:value-type="float" office:value="493" calcext:value-type="float">
            <text:p>493</text:p>
          </table:table-cell>
          <table:table-cell office:value-type="float" office:value="500" calcext:value-type="float">
            <text:p>500</text:p>
          </table:table-cell>
          <table:table-cell/>
          <table:table-cell office:value-type="string" calcext:value-type="string">
            <text:p>10.1016/j.ecss.2007.07.038</text:p>
          </table:table-cell>
          <table:table-cell table:number-columns-repeated="2"/>
          <table:table-cell office:value-type="string" calcext:value-type="string">
            <text:p>FEB 10 2008</text:p>
          </table:table-cell>
          <table:table-cell office:value-type="float" office:value="2008" calcext:value-type="float">
            <text:p>2008</text:p>
          </table:table-cell>
          <table:table-cell office:value-type="string" calcext:value-type="string">
            <text:p>Submarine groundwater discharge (SGD) is delivered into the oceans at various hydrogeological settings. Where coastal aquifers have spatial heterogeneous properties such as preferential flowpaths, SGD is also commonly heterogeneously distributed along the coast. SGD from a heterogeneous, fractured rock aquifer on the Ubatuba coast, Brazil has been investigated by depth profiling of ground conductivity. On spatial scales of &lt; 10 in, a significant variation in sub-surface conductivity and associated discharge rate is documented. These geophysical observations were used to identify preferential flowpaths, and to explain significant differences in average discharge rates observed in seepage meter records placed only a few metres apart from each other. This paper illustrates the utility of sub-surface conductivity measurements for accurate investigations of SGD fluxes. (C) 2007 Elsevier Ltd. All rights reserved.</text:p>
          </table:table-cell>
          <table:table-cell table:number-columns-repeated="8"/>
          <table:table-cell office:value-type="float" office:value="13" calcext:value-type="float">
            <text:p>13</text:p>
          </table:table-cell>
          <table:table-cell office:value-type="float" office:value="1" calcext:value-type="float">
            <text:p>1</text:p>
          </table:table-cell>
          <table:table-cell office:value-type="float" office:value="7" calcext:value-type="float">
            <text:p>7</text:p>
          </table:table-cell>
          <table:table-cell office:value-type="float" office:value="0" calcext:value-type="float">
            <text:p>0</text:p>
          </table:table-cell>
          <table:table-cell office:value-type="float" office:value="14" calcext:value-type="float">
            <text:p>14</text:p>
          </table:table-cell>
          <table:table-cell table:number-columns-repeated="2"/>
          <table:table-cell office:value-type="string" calcext:value-type="string">
            <text:p>0272-7714</text:p>
          </table:table-cell>
          <table:table-cell/>
          <table:table-cell office:value-type="string" calcext:value-type="string">
            <text:p>WOS:000253085200006</text:p>
          </table:table-cell>
          <table:table-cell table:number-columns-repeated="972"/>
        </table:table-row>
        <table:table-row table:style-name="ro1">
          <table:table-cell office:value-type="string" calcext:value-type="string">
            <text:p>J</text:p>
          </table:table-cell>
          <table:table-cell office:value-type="string" calcext:value-type="string">
            <text:p>Burnett, William C.; Peterson, Richard; Moore, Willard S.; de Oliveira, Joselene</text:p>
          </table:table-cell>
          <table:table-cell table:number-columns-repeated="7"/>
          <table:table-cell office:value-type="string" calcext:value-type="string">
            <text:p>Radon and radium isotopes as tracers of submarine groundwater discharge - Results from the Ubatuba Brazil SGD assessment intercomparison</text:p>
          </table:table-cell>
          <table:table-cell table:number-columns-repeated="7"/>
          <table:table-cell office:value-type="string" calcext:value-type="string">
            <text:p>ESTUARINE COASTAL AND SHELF SCIENCE</text:p>
          </table:table-cell>
          <table:table-cell table:number-columns-repeated="3"/>
          <table:table-cell office:value-type="float" office:value="76" calcext:value-type="float">
            <text:p>76</text:p>
          </table:table-cell>
          <table:table-cell office:value-type="float" office:value="3" calcext:value-type="float">
            <text:p>3</text:p>
          </table:table-cell>
          <table:table-cell table:number-columns-repeated="2"/>
          <table:table-cell office:value-type="float" office:value="501" calcext:value-type="float">
            <text:p>501</text:p>
          </table:table-cell>
          <table:table-cell office:value-type="float" office:value="511" calcext:value-type="float">
            <text:p>511</text:p>
          </table:table-cell>
          <table:table-cell/>
          <table:table-cell office:value-type="string" calcext:value-type="string">
            <text:p>10.1016/j.ecss.2007.07.027</text:p>
          </table:table-cell>
          <table:table-cell table:number-columns-repeated="2"/>
          <table:table-cell office:value-type="string" calcext:value-type="string">
            <text:p>FEB 10 2008</text:p>
          </table:table-cell>
          <table:table-cell office:value-type="float" office:value="2008" calcext:value-type="float">
            <text:p>2008</text:p>
          </table:table-cell>
          <table:table-cell office:value-type="string" calcext:value-type="string">
            <text:p>We determined groundwater flow rates shortly after the wet season into an embayment near Ubatuba, Brazil as part of an international intercomparison experiment for submarine groundwater discharge (SGD) assessment techniques. Our estimated rates were determined by the combined use of continuous radon measurements and assessment of radium isotope patterns. The spatial distribution of the short-lived radium isotopes (Ra-223 and Ra-224) provided the means for independent evaluations of radon losses by mixing and atmospheric evasion. We were thus able to construct a well-constrained :mass balance for radon that included a groundwater flux term. Our results showed that the groundwater discharge into this embayment from the fractured crystalline rock aquifer is not steady-state but varies with tidal modulation and rain-induced forcing. Tidally modulated and rain-induced flow rates were comparable during this period. The SGD rates estimated from radon ranged from 1 cm/day to 29 cm/day (cm(3)/cm(2) day) with a mean and standard deviation of 13 +/- 6 cm/day. These estimates were mostly similar to a dye-dilution automatic seepage meter (15 +/- 19 cm/day) and were within the broad ranges estimated by manual and continuous heat seepage meters but lower than indicated by an artificial tracer test performed nearshore. (C) 2007 Elsevier Ltd. All rights reserved.</text:p>
          </table:table-cell>
          <table:table-cell table:number-columns-repeated="8"/>
          <table:table-cell office:value-type="float" office:value="47" calcext:value-type="float">
            <text:p>47</text:p>
          </table:table-cell>
          <table:table-cell office:value-type="float" office:value="1" calcext:value-type="float">
            <text:p>1</text:p>
          </table:table-cell>
          <table:table-cell office:value-type="float" office:value="25" calcext:value-type="float">
            <text:p>25</text:p>
          </table:table-cell>
          <table:table-cell office:value-type="float" office:value="3" calcext:value-type="float">
            <text:p>3</text:p>
          </table:table-cell>
          <table:table-cell office:value-type="float" office:value="48" calcext:value-type="float">
            <text:p>48</text:p>
          </table:table-cell>
          <table:table-cell table:number-columns-repeated="2"/>
          <table:table-cell office:value-type="string" calcext:value-type="string">
            <text:p>0272-7714</text:p>
          </table:table-cell>
          <table:table-cell/>
          <table:table-cell office:value-type="string" calcext:value-type="string">
            <text:p>WOS:000253085200007</text:p>
          </table:table-cell>
          <table:table-cell table:number-columns-repeated="972"/>
        </table:table-row>
        <table:table-row table:style-name="ro1">
          <table:table-cell office:value-type="string" calcext:value-type="string">
            <text:p>J</text:p>
          </table:table-cell>
          <table:table-cell office:value-type="string" calcext:value-type="string">
            <text:p>Moore, Willard S.; de Oliveira, Joselene</text:p>
          </table:table-cell>
          <table:table-cell table:number-columns-repeated="7"/>
          <table:table-cell office:value-type="string" calcext:value-type="string">
            <text:p>Determination of residence time and mixing processes of the Ubatuba, Brazil, inner shelf waters using natural Ra isotopes</text:p>
          </table:table-cell>
          <table:table-cell table:number-columns-repeated="7"/>
          <table:table-cell office:value-type="string" calcext:value-type="string">
            <text:p>ESTUARINE COASTAL AND SHELF SCIENCE</text:p>
          </table:table-cell>
          <table:table-cell table:number-columns-repeated="3"/>
          <table:table-cell office:value-type="float" office:value="76" calcext:value-type="float">
            <text:p>76</text:p>
          </table:table-cell>
          <table:table-cell office:value-type="float" office:value="3" calcext:value-type="float">
            <text:p>3</text:p>
          </table:table-cell>
          <table:table-cell table:number-columns-repeated="2"/>
          <table:table-cell office:value-type="float" office:value="512" calcext:value-type="float">
            <text:p>512</text:p>
          </table:table-cell>
          <table:table-cell office:value-type="float" office:value="521" calcext:value-type="float">
            <text:p>521</text:p>
          </table:table-cell>
          <table:table-cell/>
          <table:table-cell office:value-type="string" calcext:value-type="string">
            <text:p>10.1016/j.ecss.2007.07.042</text:p>
          </table:table-cell>
          <table:table-cell table:number-columns-repeated="2"/>
          <table:table-cell office:value-type="string" calcext:value-type="string">
            <text:p>FEB 10 2008</text:p>
          </table:table-cell>
          <table:table-cell office:value-type="float" office:value="2008" calcext:value-type="float">
            <text:p>2008</text:p>
          </table:table-cell>
          <table:table-cell office:value-type="string" calcext:value-type="string">
            <text:p>Coastal waters contain elevated dissolved activities of short-lived radium isotopes, Ra-223 and Ra-224, having half-lives of 11.4 and 3.66 days, respectively. The input of these isotopes near the coast must be balanced by decay and mixing into the open ocean. where excess activities are zero. Since the decay rate is known, in the ideal case the mixing rate may be determined from the offshore distribution of these isotopes. This study found that samples collected in June 2000 followed the expected exponential decrease with distance offshore. We assign a dispersion coefficient of 28-39 m(2) s(-1) for this study. During January 2002 and November 2003, there was not a consistent decrease of activity with distance offshore. This is likely due to the ruggedness of the coastline, where many bays and small islands interrupt simple mixing patterns. To estimate exchange rates during 2002 and 2003, we used a model based on the decrease in the Ra-224/Ra-223 activity ratio (AR) with time for samples isolated from fresh inputs of Ra. This model yielded residence times of 1-2 weeks for samples collected within 20 km of the coast. We used this residence time to calculate the flux of Ra-228 (half-life = 5.7 years) to the study area necessary to maintain the enrichment relative to ocean water. This enrichment is a factor of ten greater than the flux of Ra-228 expected from submarine groundwater discharge (SGD) Occurring within 50 m of shore. (C) 2007 Elsevier Ltd. All rights reserved.</text:p>
          </table:table-cell>
          <table:table-cell table:number-columns-repeated="8"/>
          <table:table-cell office:value-type="float" office:value="19" calcext:value-type="float">
            <text:p>19</text:p>
          </table:table-cell>
          <table:table-cell office:value-type="float" office:value="3" calcext:value-type="float">
            <text:p>3</text:p>
          </table:table-cell>
          <table:table-cell office:value-type="float" office:value="11" calcext:value-type="float">
            <text:p>11</text:p>
          </table:table-cell>
          <table:table-cell office:value-type="float" office:value="2" calcext:value-type="float">
            <text:p>2</text:p>
          </table:table-cell>
          <table:table-cell office:value-type="float" office:value="22" calcext:value-type="float">
            <text:p>22</text:p>
          </table:table-cell>
          <table:table-cell table:number-columns-repeated="2"/>
          <table:table-cell office:value-type="string" calcext:value-type="string">
            <text:p>0272-7714</text:p>
          </table:table-cell>
          <table:table-cell/>
          <table:table-cell office:value-type="string" calcext:value-type="string">
            <text:p>WOS:000253085200008</text:p>
          </table:table-cell>
          <table:table-cell table:number-columns-repeated="972"/>
        </table:table-row>
        <table:table-row table:style-name="ro1">
          <table:table-cell office:value-type="string" calcext:value-type="string">
            <text:p>J</text:p>
          </table:table-cell>
          <table:table-cell office:value-type="string" calcext:value-type="string">
            <text:p>Povinec, P. P.; de Oliveira, J.; Braga, E. S.; Comanducci, J. -F.; Gastaud, J.; Groening, M.; Levy-Palomo, I.; Morgenstern, U.; Top, Z.</text:p>
          </table:table-cell>
          <table:table-cell table:number-columns-repeated="7"/>
          <table:table-cell office:value-type="string" calcext:value-type="string">
            <text:p>Isotopic, trace element and nutrient characterization of coastal waters from Ubatuba inner shelf area, south-eastern Brazil</text:p>
          </table:table-cell>
          <table:table-cell table:number-columns-repeated="7"/>
          <table:table-cell office:value-type="string" calcext:value-type="string">
            <text:p>ESTUARINE COASTAL AND SHELF SCIENCE</text:p>
          </table:table-cell>
          <table:table-cell table:number-columns-repeated="3"/>
          <table:table-cell office:value-type="float" office:value="76" calcext:value-type="float">
            <text:p>76</text:p>
          </table:table-cell>
          <table:table-cell office:value-type="float" office:value="3" calcext:value-type="float">
            <text:p>3</text:p>
          </table:table-cell>
          <table:table-cell table:number-columns-repeated="2"/>
          <table:table-cell office:value-type="float" office:value="522" calcext:value-type="float">
            <text:p>522</text:p>
          </table:table-cell>
          <table:table-cell office:value-type="float" office:value="542" calcext:value-type="float">
            <text:p>542</text:p>
          </table:table-cell>
          <table:table-cell/>
          <table:table-cell office:value-type="string" calcext:value-type="string">
            <text:p>10.1016/j.ecss.2007.07.041</text:p>
          </table:table-cell>
          <table:table-cell table:number-columns-repeated="2"/>
          <table:table-cell office:value-type="string" calcext:value-type="string">
            <text:p>FEB 10 2008</text:p>
          </table:table-cell>
          <table:table-cell office:value-type="float" office:value="2008" calcext:value-type="float">
            <text:p>2008</text:p>
          </table:table-cell>
          <table:table-cell office:value-type="string" calcext:value-type="string">
            <text:p>Stable isotopes, tritium, radium isotopes, radon, trace elements and nutrients data were collected during two sampling campaigns in the Ubatuba coastal area (south-eastern Brazil) with the aim of investigating submarine groundwater discharge (SGD) in the region. The isotopic composition (delta D, delta(18)O, (3)H) of submarine waters was characterised by significant variability and heavy isotope enrichment. The stable isotopes and tritium data showed good separation of groundwater and seawater groups. The contribution of groundwater in submarine waters varied from a few % to 17%. Spatial distribution of (222)Rn activity concentration in surface seawater revealed changes between 50 and 200 Bq m(-3) which were in opposite relationship with observed salinities. Time series measurements of (222)Rn activity concentration in Flamengo Bay (from 1 to 5 kBq m(-3)), obtained by in situ underwater gamma-spectrometry showed a negative correlation between the (222)Rn activity concentration and tide/salinity. This may be caused by sea level changes as tide effects induce variations of hydraulic gradients, which increase (222)Rn concentration during lower sea level, and opposite, during high tides where the (222)Rn activity concentration is smaller. The estimated SGD fluxes varied during 22-26 November between 8 and 40 cm d(-1), with an average value of 21 cm d(-1) (the unit is cm(3)/cm(2) per day). The radium isotopes and nutrient data showed scattered distributions with offshore distance and salinity. which implies that in a complex coast with many small bays and islands, the area has been influenced by local currents and groundwater-seawater mixing. SGD in the Ubatuba area is fed by coastal contaminated groundwater and re-circulated seawater (with small admixtures of groundwater). which claims for potential environmental concern with implications on the management of freshwater resources in the region. (C) 2007 Elsevier Ltd. All rights reserved.</text:p>
          </table:table-cell>
          <table:table-cell table:number-columns-repeated="8"/>
          <table:table-cell office:value-type="float" office:value="8" calcext:value-type="float">
            <text:p>8</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0" calcext:value-type="float">
            <text:p>10</text:p>
          </table:table-cell>
          <table:table-cell table:number-columns-repeated="2"/>
          <table:table-cell office:value-type="string" calcext:value-type="string">
            <text:p>0272-7714</text:p>
          </table:table-cell>
          <table:table-cell/>
          <table:table-cell office:value-type="string" calcext:value-type="string">
            <text:p>WOS:000253085200009</text:p>
          </table:table-cell>
          <table:table-cell table:number-columns-repeated="972"/>
        </table:table-row>
        <table:table-row table:style-name="ro1">
          <table:table-cell office:value-type="string" calcext:value-type="string">
            <text:p>J</text:p>
          </table:table-cell>
          <table:table-cell office:value-type="string" calcext:value-type="string">
            <text:p>Castilho, Antonio L.; Pie, Marcio R.; Fransozo, Adilson; Pinheiro, Allysson P.; Costa, Rogerio C.</text:p>
          </table:table-cell>
          <table:table-cell table:number-columns-repeated="3"/>
          <table:table-cell office:value-type="string" calcext:value-type="string">
            <text:p>Pie, Marcio/B-7684-2008; Pinheiro, Allysson/A-8726-2010; Castilho, Antonio/B-5249-2015</text:p>
          </table:table-cell>
          <table:table-cell office:value-type="string" calcext:value-type="string">
            <text:p>Pinheiro, Allysson/0000-0003-1565-6371; Castilho, Antonio/0000-0003-0001-9054</text:p>
          </table:table-cell>
          <table:table-cell table:number-columns-repeated="2"/>
          <table:table-cell office:value-type="string" calcext:value-type="string">
            <text:p>The relationship between environmental variation and species abundance in shrimp community (Crustacea : Decapoda : Penaeoidea) in south-eastern Brazil</text:p>
          </table:table-cell>
          <table:table-cell table:number-columns-repeated="7"/>
          <table:table-cell office:value-type="string" calcext:value-type="string">
            <text:p>JOURNAL OF THE MARINE BIOLOGICAL ASSOCIATION OF THE UNITED KINGDOM</text:p>
          </table:table-cell>
          <table:table-cell table:number-columns-repeated="3"/>
          <table:table-cell office:value-type="float" office:value="88" calcext:value-type="float">
            <text:p>88</text:p>
          </table:table-cell>
          <table:table-cell office:value-type="float" office:value="1" calcext:value-type="float">
            <text:p>1</text:p>
          </table:table-cell>
          <table:table-cell table:number-columns-repeated="2"/>
          <table:table-cell office:value-type="float" office:value="119" calcext:value-type="float">
            <text:p>119</text:p>
          </table:table-cell>
          <table:table-cell office:value-type="float" office:value="123" calcext:value-type="float">
            <text:p>123</text:p>
          </table:table-cell>
          <table:table-cell/>
          <table:table-cell office:value-type="string" calcext:value-type="string">
            <text:p>10.1017/S0025315408000313</text:p>
          </table:table-cell>
          <table:table-cell table:number-columns-repeated="2"/>
          <table:table-cell office:value-type="string" calcext:value-type="string">
            <text:p>FEB 2008</text:p>
          </table:table-cell>
          <table:table-cell office:value-type="float" office:value="2008" calcext:value-type="float">
            <text:p>2008</text:p>
          </table:table-cell>
          <table:table-cell office:value-type="string" calcext:value-type="string">
            <text:p>The impact of shrimp fisheries in tropical regions has become comparable to the world's most intensively exploited temperate shed ecosystems. The increase in the fishing fleet in south-eastern Brazil and the decrease in landings of profitable shrimp species have contributed to the incorporation of additional species into those fisheries. The goal of the present study is to investigate the influence of environmental factors on the abundance patterns of shrimp communities on the south-eastern coast Of Brazil, over a period of two years. Monthly collections were conducted in the Ubatuba and Caraguatatuba regions using a commercial shrimp fishing boat equipped with 'double-rig' nets. Each region was divided into 7 sampling stations up to 35 m deep. The relationship between the environmental factors and the abundance patterns in the shrimp communities was assessed using a canonical correlation analysis (CCorrA). The first set of variables used during the CCorrA included environmental characteristics and the second set Of variables the abundance of the studied species. A total Of 374,915 individuals were collected during the present study. Xiphopenaeus kroyeri showed the highest abundance (273,127), followed by Artemesia longinaris (73,422), and Pleoticus muelleri (15,262). In the first root, depth and temperature showed the highest factor loadings (0.9 and -0.7) and canonical weights (0.6 and -0.4). These environmental factors were strongly associated with the abundance of X. kroyeri (factor loading = - 0.9 and canonical weight = - 0.9). The second root demonstrated a positive relationship between abundance of P. muelleri and depth, and an inverse association with bottom temperature. The abundance patterns of X. kroyeri and P. muelleri were strongly affected by the water mass South Atlantic Central Water (cold waters =15 degrees C), which can lead to a temperature decrease in deeper areas (&gt; 15 m). Thus, the opposite abundance trend for depth of these species might reflect bathymetric variation in temperature, a clear example of distinct behavioural differences of species of different origins, either tropical (X. kroyeri) or subantarctic (P. muelleri). The low overall association between environmental parameters and shrimp abundance patterns indicates that each studied species might have responded idiosyncratically to environmental variation, such that a general community-level response was not apparent. However, other confounding factors such as intraspecific migration patterns might have also played a role in generating the observed patterns.</text:p>
          </table:table-cell>
          <table:table-cell table:number-columns-repeated="8"/>
          <table:table-cell office:value-type="float" office:value="31" calcext:value-type="float">
            <text:p>31</text:p>
          </table:table-cell>
          <table:table-cell office:value-type="float" office:value="0" calcext:value-type="float">
            <text:p>0</text:p>
          </table:table-cell>
          <table:table-cell office:value-type="float" office:value="29" calcext:value-type="float">
            <text:p>29</text:p>
          </table:table-cell>
          <table:table-cell office:value-type="float" office:value="7" calcext:value-type="float">
            <text:p>7</text:p>
          </table:table-cell>
          <table:table-cell office:value-type="float" office:value="33" calcext:value-type="float">
            <text:p>33</text:p>
          </table:table-cell>
          <table:table-cell table:number-columns-repeated="2"/>
          <table:table-cell office:value-type="string" calcext:value-type="string">
            <text:p>0025-3154</text:p>
          </table:table-cell>
          <table:table-cell/>
          <table:table-cell office:value-type="string" calcext:value-type="string">
            <text:p>WOS:000254298600014</text:p>
          </table:table-cell>
          <table:table-cell table:number-columns-repeated="972"/>
        </table:table-row>
        <table:table-row table:style-name="ro1">
          <table:table-cell office:value-type="string" calcext:value-type="string">
            <text:p>J</text:p>
          </table:table-cell>
          <table:table-cell office:value-type="string" calcext:value-type="string">
            <text:p>Torati, Lucas S.; Mantelatto, Fernando L.</text:p>
          </table:table-cell>
          <table:table-cell table:number-columns-repeated="7"/>
          <table:table-cell office:value-type="string" calcext:value-type="string">
            <text:p>Uncommon mechanism of egg incubation in the endemic Southern hermit crab Loxopagurus loxochelis: how is this phenomenon related to egg production?</text:p>
          </table:table-cell>
          <table:table-cell table:number-columns-repeated="7"/>
          <table:table-cell office:value-type="string" calcext:value-type="string">
            <text:p>ACTA ZOOLOGICA</text:p>
          </table:table-cell>
          <table:table-cell table:number-columns-repeated="3"/>
          <table:table-cell office:value-type="float" office:value="89" calcext:value-type="float">
            <text:p>89</text:p>
          </table:table-cell>
          <table:table-cell office:value-type="float" office:value="1" calcext:value-type="float">
            <text:p>1</text:p>
          </table:table-cell>
          <table:table-cell table:number-columns-repeated="2"/>
          <table:table-cell office:value-type="float" office:value="79" calcext:value-type="float">
            <text:p>79</text:p>
          </table:table-cell>
          <table:table-cell office:value-type="float" office:value="85" calcext:value-type="float">
            <text:p>85</text:p>
          </table:table-cell>
          <table:table-cell/>
          <table:table-cell office:value-type="string" calcext:value-type="string">
            <text:p>10.1111/j.1463-6395.2007.00302.x</text:p>
          </table:table-cell>
          <table:table-cell table:number-columns-repeated="2"/>
          <table:table-cell table:style-name="ce2" office:value-type="date" office:date-value="2008-01-01" calcext:value-type="date">
            <text:p>jan/08</text:p>
          </table:table-cell>
          <table:table-cell office:value-type="float" office:value="2008" calcext:value-type="float">
            <text:p>2008</text:p>
          </table:table-cell>
          <table:table-cell office:value-type="string" calcext:value-type="string">
            <text:p>The aim of the present work was to characterize the egg production of Loxopagurus loxochelis. A total of 71 ovigerous females were obtained, 28% of which were simultaneously incubating eggs at different developmental stages. This phenomenon can be the result of incomplete fertilization, or may represent a rapid gonadal cycle by this species in this area, which is, to our understanding, the best explanation of this phenomenon. Egg volume decreased 25.6% during the incubation period. The reproductive output based on dry and wet weight was 6.8 and 19.3%, respectively. Water was the prevailing component of the eggs, representing 86.0% of the total weight at initial stage, increasing to 95.1% at the final stage. Ash content increased at the same time as a decrease in the organic content occurred, indicating the consumption of yolk and absorption of salts from the water medium. In conclusion, we hypothesized that this population has the capacity to copulate and deposit another brood even before the release of the larvae from the previous one, intensifying the reproductive effort of these hermit crabs as a strategy of adaptation in a region considered the northern limit of the geographical distribution of this species.</text:p>
          </table:table-cell>
          <table:table-cell table:number-columns-repeated="8"/>
          <table:table-cell office:value-type="float" office:value="10" calcext:value-type="float">
            <text:p>10</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11" calcext:value-type="float">
            <text:p>11</text:p>
          </table:table-cell>
          <table:table-cell table:number-columns-repeated="2"/>
          <table:table-cell office:value-type="string" calcext:value-type="string">
            <text:p>0001-7272</text:p>
          </table:table-cell>
          <table:table-cell/>
          <table:table-cell office:value-type="string" calcext:value-type="string">
            <text:p>WOS:000251249400009</text:p>
          </table:table-cell>
          <table:table-cell table:number-columns-repeated="972"/>
        </table:table-row>
        <table:table-row table:style-name="ro1">
          <table:table-cell office:value-type="string" calcext:value-type="string">
            <text:p>J</text:p>
          </table:table-cell>
          <table:table-cell office:value-type="string" calcext:value-type="string">
            <text:p>Salan, Eduardo Oliveira; Galvao, Juliana Antunes; Furlan, Erika Fabiane; Porto, Ernani; Gallo, Claudio Rosa; Oetterer, Marilia</text:p>
          </table:table-cell>
          <table:table-cell table:number-columns-repeated="3"/>
          <table:table-cell office:value-type="string" calcext:value-type="string">
            <text:p>PORTO, ERNANI/C-6446-2012; GALVAO, JULIANA/D-5978-2013; Oetterer, Marilia/E-1581-2013; furlan, erika/G-3330-2012</text:p>
          </table:table-cell>
          <table:table-cell office:value-type="string" calcext:value-type="string">
            <text:p>GALVAO, JULIANA/0000-0003-4222-6801; furlan, erika/0000-0001-8583-0764</text:p>
          </table:table-cell>
          <table:table-cell table:number-columns-repeated="2"/>
          <table:table-cell office:value-type="string" calcext:value-type="string">
            <text:p>Quality of mussels cultivated and commercialized in Ubatuba, SP, Brazil - monitoration Bacillus cereus and Staphylococcus aureus growth after post-harvest processing</text:p>
          </table:table-cell>
          <table:table-cell table:number-columns-repeated="7"/>
          <table:table-cell office:value-type="string" calcext:value-type="string">
            <text:p>CIENCIA E TECNOLOGIA DE ALIMENTOS</text:p>
          </table:table-cell>
          <table:table-cell table:number-columns-repeated="3"/>
          <table:table-cell office:value-type="float" office:value="28" calcext:value-type="float">
            <text:p>28</text:p>
          </table:table-cell>
          <table:table-cell office:value-type="float" office:value="1" calcext:value-type="float">
            <text:p>1</text:p>
          </table:table-cell>
          <table:table-cell table:number-columns-repeated="2"/>
          <table:table-cell office:value-type="float" office:value="152" calcext:value-type="float">
            <text:p>152</text:p>
          </table:table-cell>
          <table:table-cell office:value-type="float" office:value="159" calcext:value-type="float">
            <text:p>159</text:p>
          </table:table-cell>
          <table:table-cell table:number-columns-repeated="4"/>
          <table:table-cell office:value-type="string" calcext:value-type="string">
            <text:p>JAN-MAR 2008</text:p>
          </table:table-cell>
          <table:table-cell office:value-type="float" office:value="2008" calcext:value-type="float">
            <text:p>2008</text:p>
          </table:table-cell>
          <table:table-cell office:value-type="string" calcext:value-type="string">
            <text:p>Aiming at improving the quality of Perna perna mussels cultivated and commercialized in Ubatuba, SP, Brazil, the growth and elimination of Staphylococcus aureus and Bacillus cereus artificially inoculated in mussels were studied. The inoculation was carried out in "in natura" and pre-cooked mussels for 30 min, and after that the mussels were kept for 10 hours at room temperature (25 +/- 1 degrees C) and under refrigeration (7 +/- 1 degrees C). Six thermal treatments were evaluated: three using steam (5,10 and 15 minutes) and three in boiling water (5,10 and 15 minutes), in order to find the best time/temperature binomial to provide pathogenic control. Yield and physical-chemical and sensory characteristics were evaluated. All thermal treatments were efficient to eliminate microorganisms in 2 logarithmic cycles. However, the boiling water treatments presented better results than the steam treatments. The physical-chemical and sensory analyses did not show statistical differences among the thermal treatments studied. The best performances were reached in the shortest times of heat exposure. Overall, the treatments in boiling water presented better results than the steam treatment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101-2061</text:p>
          </table:table-cell>
          <table:table-cell/>
          <table:table-cell office:value-type="string" calcext:value-type="string">
            <text:p>WOS:000255017300022</text:p>
          </table:table-cell>
          <table:table-cell table:number-columns-repeated="972"/>
        </table:table-row>
        <table:table-row table:style-name="ro1">
          <table:table-cell office:value-type="string" calcext:value-type="string">
            <text:p>J</text:p>
          </table:table-cell>
          <table:table-cell office:value-type="string" calcext:value-type="string">
            <text:p>Peralta, Denilson Fernandes; Yano, Olga</text:p>
          </table:table-cell>
          <table:table-cell table:number-columns-repeated="3"/>
          <table:table-cell office:value-type="string" calcext:value-type="string">
            <text:p>Peralta, Denilson/D-3777-2015</text:p>
          </table:table-cell>
          <table:table-cell table:number-columns-repeated="3"/>
          <table:table-cell office:value-type="string" calcext:value-type="string">
            <text:p>Bryophytes from "Parque Estadual da Ilha Anchieta", Ubatuba, Sao Paulo State, Brazil</text:p>
          </table:table-cell>
          <table:table-cell table:number-columns-repeated="3"/>
          <table:table-cell office:value-type="string" calcext:value-type="string">
            <text:p>Briofitas do Parque Estadual da Ilha Anchieta, Ubatuba, estado de Sao Paulo, Brasil</text:p>
          </table:table-cell>
          <table:table-cell table:number-columns-repeated="3"/>
          <table:table-cell office:value-type="string" calcext:value-type="string">
            <text:p>Iheringia Serie Botanica</text:p>
          </table:table-cell>
          <table:table-cell table:number-columns-repeated="3"/>
          <table:table-cell office:value-type="float" office:value="63" calcext:value-type="float">
            <text:p>63</text:p>
          </table:table-cell>
          <table:table-cell office:value-type="float" office:value="1" calcext:value-type="float">
            <text:p>1</text:p>
          </table:table-cell>
          <table:table-cell table:number-columns-repeated="2"/>
          <table:table-cell office:value-type="float" office:value="101" calcext:value-type="float">
            <text:p>101</text:p>
          </table:table-cell>
          <table:table-cell office:value-type="float" office:value="127" calcext:value-type="float">
            <text:p>127</text:p>
          </table:table-cell>
          <table:table-cell table:number-columns-repeated="4"/>
          <table:table-cell office:value-type="string" calcext:value-type="string">
            <text:p>JAN-JUN 2008</text:p>
          </table:table-cell>
          <table:table-cell office:value-type="float" office:value="2008" calcext:value-type="float">
            <text:p>2008</text:p>
          </table:table-cell>
          <table:table-cell office:value-type="string" calcext:value-type="string">
            <text:p>In the taxonomic Bryophyte survey at "Parque Estadual da Ilha Anchieta", Ubatuba, Sao Paulo State, two hundred and fourty five taxa (118 genera and 47 families) were identified. Lejeuneaceae (67 sp.). Pilotrichaceae (12 sp.), Fissidentaceae (12 sp.), Frullaniaceae and Plagiochilaceae (10 sp.) were the richest families and 18 families presented just one taxon. The Atlantic Forest and Restinga environments presented the highest bryophyte taxa diversity. Preferred coloniziation substrates were rocks and bark.</text:p>
          </table:table-cell>
          <table:table-cell table:number-columns-repeated="8"/>
          <table:table-cell office:value-type="float" office:value="1" calcext:value-type="float">
            <text:p>1</text:p>
          </table:table-cell>
          <table:table-cell office:value-type="float" office:value="0" calcext:value-type="float">
            <text:p>0</text:p>
          </table:table-cell>
          <table:table-cell table:number-columns-repeated="3" office:value-type="float" office:value="2" calcext:value-type="float">
            <text:p>2</text:p>
          </table:table-cell>
          <table:table-cell table:number-columns-repeated="2"/>
          <table:table-cell office:value-type="string" calcext:value-type="string">
            <text:p>0073-4705</text:p>
          </table:table-cell>
          <table:table-cell/>
          <table:table-cell office:value-type="string" calcext:value-type="string">
            <text:p>BIOABS:BACD200900203457</text:p>
          </table:table-cell>
          <table:table-cell table:number-columns-repeated="972"/>
        </table:table-row>
        <table:table-row table:style-name="ro1">
          <table:table-cell office:value-type="string" calcext:value-type="string">
            <text:p>J</text:p>
          </table:table-cell>
          <table:table-cell office:value-type="string" calcext:value-type="string">
            <text:p>Pezzuto, Paulo R.; Alvarez-Perez, Jose A.; Wahrlich, Roberto</text:p>
          </table:table-cell>
          <table:table-cell table:number-columns-repeated="3"/>
          <table:table-cell office:value-type="string" calcext:value-type="string">
            <text:p>Pezzuto, Paulo/D-8825-2014</text:p>
          </table:table-cell>
          <table:table-cell table:number-columns-repeated="3"/>
          <table:table-cell office:value-type="string" calcext:value-type="string">
            <text:p>The use of the swept area method for assessing the seabob shrimp Xiphopenaeus kroyeri (Heller, 1862) biomass and removal rates based on artisanal fisheryderived data in southern Brazil: using depletion models to reduce uncertainty</text:p>
          </table:table-cell>
          <table:table-cell table:number-columns-repeated="7"/>
          <table:table-cell office:value-type="string" calcext:value-type="string">
            <text:p>LATIN AMERICAN JOURNAL OF AQUATIC RESEARCH</text:p>
          </table:table-cell>
          <table:table-cell table:number-columns-repeated="3"/>
          <table:table-cell office:value-type="float" office:value="36" calcext:value-type="float">
            <text:p>36</text:p>
          </table:table-cell>
          <table:table-cell office:value-type="float" office:value="2" calcext:value-type="float">
            <text:p>2</text:p>
          </table:table-cell>
          <table:table-cell table:number-columns-repeated="2"/>
          <table:table-cell office:value-type="float" office:value="245" calcext:value-type="float">
            <text:p>245</text:p>
          </table:table-cell>
          <table:table-cell office:value-type="float" office:value="257" calcext:value-type="float">
            <text:p>257</text:p>
          </table:table-cell>
          <table:table-cell/>
          <table:table-cell office:value-type="string" calcext:value-type="string">
            <text:p>10.3856/vol36-issue2-fulltext-7</text:p>
          </table:table-cell>
          <table:table-cell table:number-columns-repeated="2"/>
          <table:table-cell table:number-columns-repeated="2" office:value-type="float" office:value="2008" calcext:value-type="float">
            <text:p>2008</text:p>
          </table:table-cell>
          <table:table-cell office:value-type="string" calcext:value-type="string">
            <text:p>The seabob shrimp (Xiphopenaeus kroyeri) represents an important fishing resource for artisanal fishermen in coastal areas of southern Brazil. Stock assessments of this species have generally relied on biomass dynamics models as applied to CPUE time-series, which ( a) are only available for a small offshore fraction of the exploited population and (b) does not comprise patterns of the shallowest artisanal fishing grounds. This work explores the use of extensive catch and effort data derived from a small-scale trawl fishery to obtain swept-area estimates of abundance and removal rates in a limited coastal area of southern Brazil (Tijucas Bay, Santa Catarina State, 27 degrees 15'S-48 degrees 33'W). Data were obtained from 7,198 fishing trips monitored at the fishing communities between June 2004 and August 2005. Because three parameters of the swept-area equation (i.e. trawl velocity, catch efficiency and wing spread) were unknown, they were defined through a stochastic procedure and calibrated by estimates produced by a Leslie depletion model applied to concurrent catches obtained in one fishing ground. A 21.7% removal rate was estimated for the period June 2004-January 2005; this increased to nearly 34% between February and July 2005. This removal scenario predicted that a five-month fishery would suffice to remove 90% of the biomass available in the Tijucas Bay, nearing the 87% CPUE reduction observed in the same period. Whereas abundance and harvest rate estimates were likely affected by inadequate knowledge of the swept-area equation parameters, the similarity of these estimates with relative abundance indexes supports the convenience of the proposed method and justifies future efforts to improve its accuracy.</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6" calcext:value-type="float">
            <text:p>6</text:p>
          </table:table-cell>
          <table:table-cell table:number-columns-repeated="2"/>
          <table:table-cell office:value-type="string" calcext:value-type="string">
            <text:p>0718-560X</text:p>
          </table:table-cell>
          <table:table-cell/>
          <table:table-cell office:value-type="string" calcext:value-type="string">
            <text:p>WOS:000269766100007</text:p>
          </table:table-cell>
          <table:table-cell table:number-columns-repeated="972"/>
        </table:table-row>
        <table:table-row table:style-name="ro1">
          <table:table-cell office:value-type="string" calcext:value-type="string">
            <text:p>J</text:p>
          </table:table-cell>
          <table:table-cell office:value-type="string" calcext:value-type="string">
            <text:p>Bovendorp, Ricardo S.; Alvarez, Ariane D.; Gialetti, Mauro</text:p>
          </table:table-cell>
          <table:table-cell table:number-columns-repeated="3"/>
          <table:table-cell office:value-type="string" calcext:value-type="string">
            <text:p>Bovendorp, Ricardo/B-1114-2013</text:p>
          </table:table-cell>
          <table:table-cell table:number-columns-repeated="3"/>
          <table:table-cell office:value-type="string" calcext:value-type="string">
            <text:p>Density of the tegu lizard (Tupinambis merianae) and its role as nest predator at Anchieta Island, Brazil</text:p>
          </table:table-cell>
          <table:table-cell table:number-columns-repeated="7"/>
          <table:table-cell office:value-type="string" calcext:value-type="string">
            <text:p>Neotropical Biology and Conservation</text:p>
          </table:table-cell>
          <table:table-cell table:number-columns-repeated="3"/>
          <table:table-cell office:value-type="float" office:value="3" calcext:value-type="float">
            <text:p>3</text:p>
          </table:table-cell>
          <table:table-cell office:value-type="float" office:value="1" calcext:value-type="float">
            <text:p>1</text:p>
          </table:table-cell>
          <table:table-cell table:number-columns-repeated="2"/>
          <table:table-cell office:value-type="float" office:value="9" calcext:value-type="float">
            <text:p>9</text:p>
          </table:table-cell>
          <table:table-cell office:value-type="float" office:value="12" calcext:value-type="float">
            <text:p>12</text:p>
          </table:table-cell>
          <table:table-cell table:number-columns-repeated="4"/>
          <table:table-cell office:value-type="string" calcext:value-type="string">
            <text:p>JAN-APR 2008</text:p>
          </table:table-cell>
          <table:table-cell office:value-type="float" office:value="2008" calcext:value-type="float">
            <text:p>2008</text:p>
          </table:table-cell>
          <table:table-cell office:value-type="string" calcext:value-type="string">
            <text:p>Mammals has been pointed out to be the main nest predators in islands, but recent studies has shown that tree snakes are also important nest predator in tropical forests. Here we present information on the density tegu lizards Tupinambis merianae and its role as nest predator at Anchieta Island, Ubatuba, in southeastern Brazil. The mean density of tegu lizards wets estimated to be 83 individuals/km(2), which is 1.83 times lower than other well-known population (Fernando de Noronha Archipelago). In the dense rainforest, the density was estimated in 20 individuas/ km(2), and in the open rainforest, 109 ind/km(2). The high density of this lizard may have serious implications for nest predation. We found that 36% of artificial plasticine eggs were "preyed upon" by tegu lizards. Therefore, it is paramount to manage the tegu population on Anchieta Island to assure the survival of ground nesting birds in islands and possibly in forest fragments.</text:p>
          </table:table-cell>
          <table:table-cell table:number-columns-repeated="8"/>
          <table:table-cell office:value-type="float" office:value="9" calcext:value-type="float">
            <text:p>9</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float" office:value="10" calcext:value-type="float">
            <text:p>10</text:p>
          </table:table-cell>
          <table:table-cell table:number-columns-repeated="2"/>
          <table:table-cell office:value-type="string" calcext:value-type="string">
            <text:p>1809-9939</text:p>
          </table:table-cell>
          <table:table-cell/>
          <table:table-cell office:value-type="string" calcext:value-type="string">
            <text:p>BIOABS:BACD200800355003</text:p>
          </table:table-cell>
          <table:table-cell table:number-columns-repeated="972"/>
        </table:table-row>
        <table:table-row table:style-name="ro1">
          <table:table-cell office:value-type="string" calcext:value-type="string">
            <text:p>J</text:p>
          </table:table-cell>
          <table:table-cell office:value-type="string" calcext:value-type="string">
            <text:p>Leite, Fosca P. P.; Tanaka, Marcel O.; Sudatti, Daniela B.; Gebara, Raquel S.</text:p>
          </table:table-cell>
          <table:table-cell table:number-columns-repeated="3"/>
          <table:table-cell office:value-type="string" calcext:value-type="string">
            <text:p>Tanaka, Marcel/I-3041-2012</text:p>
          </table:table-cell>
          <table:table-cell table:number-columns-repeated="3"/>
          <table:table-cell office:value-type="string" calcext:value-type="string">
            <text:p>Diel density variation of amphipods associated with Sargassum beds from two shores of Ubatuba, Southeastern, Brazil</text:p>
          </table:table-cell>
          <table:table-cell table:number-columns-repeated="7"/>
          <table:table-cell office:value-type="string" calcext:value-type="string">
            <text:p>IHERINGIA SERIE ZOOLOGIA</text:p>
          </table:table-cell>
          <table:table-cell table:number-columns-repeated="3"/>
          <table:table-cell office:value-type="float" office:value="97" calcext:value-type="float">
            <text:p>97</text:p>
          </table:table-cell>
          <table:table-cell office:value-type="float" office:value="4" calcext:value-type="float">
            <text:p>4</text:p>
          </table:table-cell>
          <table:table-cell table:number-columns-repeated="2"/>
          <table:table-cell office:value-type="float" office:value="400" calcext:value-type="float">
            <text:p>400</text:p>
          </table:table-cell>
          <table:table-cell office:value-type="float" office:value="405" calcext:value-type="float">
            <text:p>405</text:p>
          </table:table-cell>
          <table:table-cell/>
          <table:table-cell office:value-type="string" calcext:value-type="string">
            <text:p>10.1590/S0073-47212007000400007</text:p>
          </table:table-cell>
          <table:table-cell table:number-columns-repeated="2"/>
          <table:table-cell office:value-type="string" calcext:value-type="string">
            <text:p>DEC 30 2007</text:p>
          </table:table-cell>
          <table:table-cell office:value-type="float" office:value="2007" calcext:value-type="float">
            <text:p>2007</text:p>
          </table:table-cell>
          <table:table-cell office:value-type="string" calcext:value-type="string">
            <text:p>Densities of mobile epifaunal assemblages associated with macrophytes are very variable during the day and the activity of visually-oriented predators is thought to have an important influence on this pattern. Here we compared densities of amphipods associated with a common brown alga, Sargassum stenophyllum (Phaeophyceae), at sites contrasting in water turbidity. We expected that diel variation of amphipods would occur in a shore with clear waters (Pereque), whereas no variation was expected in a shore with turbid waters (Lamberto). Amphipod density varied during the day at both shores, with no indication of a larger variation at Pereque. Most species showed two density peaks, one at night and the other in the afternoon. These peaks occurred close the times of high tide, suggesting that tidal rhythms could influence more amphipod densities than the activity of predators. Thus, more studies are necessary to understand factors that influence short-term variation of epifaunal assemblages.</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2" calcext:value-type="float">
            <text:p>2</text:p>
          </table:table-cell>
          <table:table-cell office:value-type="float" office:value="6" calcext:value-type="float">
            <text:p>6</text:p>
          </table:table-cell>
          <table:table-cell table:number-columns-repeated="2"/>
          <table:table-cell office:value-type="string" calcext:value-type="string">
            <text:p>0073-4721</text:p>
          </table:table-cell>
          <table:table-cell/>
          <table:table-cell office:value-type="string" calcext:value-type="string">
            <text:p>WOS:000253092300007</text:p>
          </table:table-cell>
          <table:table-cell table:number-columns-repeated="972"/>
        </table:table-row>
        <table:table-row table:style-name="ro1">
          <table:table-cell office:value-type="string" calcext:value-type="string">
            <text:p>J</text:p>
          </table:table-cell>
          <table:table-cell office:value-type="string" calcext:value-type="string">
            <text:p>Castiglioni, Daniela da Silva; Negreiros-Fransozo, Maria Lucia; Lopez Greco, Laura S.; Silveira, Aron F.; Silveira, Sergio O.</text:p>
          </table:table-cell>
          <table:table-cell table:number-columns-repeated="3"/>
          <table:table-cell office:value-type="string" calcext:value-type="string">
            <text:p>CASTIGLIONI, DANIELA/D-3504-2013</text:p>
          </table:table-cell>
          <table:table-cell table:number-columns-repeated="3"/>
          <table:table-cell office:value-type="string" calcext:value-type="string">
            <text:p>Gonad development in females of fiddler crab Uca rapax (Crustacea, Brachyura, Ocypodidae) using macro and microscopic techniques</text:p>
          </table:table-cell>
          <table:table-cell table:number-columns-repeated="7"/>
          <table:table-cell office:value-type="string" calcext:value-type="string">
            <text:p>IHERINGIA SERIE ZOOLOGIA</text:p>
          </table:table-cell>
          <table:table-cell table:number-columns-repeated="3"/>
          <table:table-cell office:value-type="float" office:value="97" calcext:value-type="float">
            <text:p>97</text:p>
          </table:table-cell>
          <table:table-cell office:value-type="float" office:value="4" calcext:value-type="float">
            <text:p>4</text:p>
          </table:table-cell>
          <table:table-cell table:number-columns-repeated="2"/>
          <table:table-cell office:value-type="float" office:value="505" calcext:value-type="float">
            <text:p>505</text:p>
          </table:table-cell>
          <table:table-cell office:value-type="float" office:value="510" calcext:value-type="float">
            <text:p>510</text:p>
          </table:table-cell>
          <table:table-cell/>
          <table:table-cell office:value-type="string" calcext:value-type="string">
            <text:p>10.1590/S0073-47212007000400022</text:p>
          </table:table-cell>
          <table:table-cell table:number-columns-repeated="2"/>
          <table:table-cell office:value-type="string" calcext:value-type="string">
            <text:p>DEC 30 2007</text:p>
          </table:table-cell>
          <table:table-cell office:value-type="float" office:value="2007" calcext:value-type="float">
            <text:p>2007</text:p>
          </table:table-cell>
          <table:table-cell office:value-type="string" calcext:value-type="string">
            <text:p>The morphology of the ovaries in Uco rapax (Smith, 1870) was described based on macroscopic and microscopic analysis. Females were collected in Itamambuca mangrove, Ubatuba, state of Sao Paulo, Brazil. In the laboratory, 18 females had their ovaries removed and prepared for histology. Each gonad developmental stage was previously determined based on external and macroscopic morphology and afterwards each stage was microscopically described. The ovaries of U. rapax showed a pronounced macroscopic differentiation in size and coloration with the maturation of the gonad, with six ovarian developmental stages: immature, rudimentary, developing, developed, advanced and spent. During the vitellogenesis, the amount of oocytes in secondary stage increases in the ovary, resulting in a change in coloration of the gonad. Oogonias, primary oocytes, secondary oocytes and follicular cells were histologically described and measured. In female's ovaries of U. rapax the modifications observed in the oocytes during the process of gonad maturation are similar to descriptions of gonads of other females of brachyuran crustaceans. The similarities are specially found in the morphological changes in the reproductive cells, and also in the presence and arrange of follicle cells during the process of ovary maturation. When external morphological characteristics of the gonads were compared to histological descriptions, it was possible to observe modifications that characterize the process in different developmental stages throughout the ovarian cycle and, consequently, the macroscopic classification of gonad stages agree with the modifications of the reproductive cells.</text:p>
          </table:table-cell>
          <table:table-cell table:number-columns-repeated="8"/>
          <table:table-cell office:value-type="float" office:value="14" calcext:value-type="float">
            <text:p>14</text:p>
          </table:table-cell>
          <table:table-cell office:value-type="float" office:value="0" calcext:value-type="float">
            <text:p>0</text:p>
          </table:table-cell>
          <table:table-cell office:value-type="float" office:value="15" calcext:value-type="float">
            <text:p>15</text:p>
          </table:table-cell>
          <table:table-cell office:value-type="float" office:value="1" calcext:value-type="float">
            <text:p>1</text:p>
          </table:table-cell>
          <table:table-cell office:value-type="float" office:value="15" calcext:value-type="float">
            <text:p>15</text:p>
          </table:table-cell>
          <table:table-cell table:number-columns-repeated="2"/>
          <table:table-cell office:value-type="string" calcext:value-type="string">
            <text:p>0073-4721</text:p>
          </table:table-cell>
          <table:table-cell/>
          <table:table-cell office:value-type="string" calcext:value-type="string">
            <text:p>WOS:000253092300022</text:p>
          </table:table-cell>
          <table:table-cell table:number-columns-repeated="972"/>
        </table:table-row>
        <table:table-row table:style-name="ro1">
          <table:table-cell office:value-type="string" calcext:value-type="string">
            <text:p>J</text:p>
          </table:table-cell>
          <table:table-cell office:value-type="string" calcext:value-type="string">
            <text:p>Kihara, Terue C.; Rocha, Carlos E. F.</text:p>
          </table:table-cell>
          <table:table-cell table:number-columns-repeated="7"/>
          <table:table-cell office:value-type="string" calcext:value-type="string">
            <text:p>Microarthridion corbisierae sp nov (Harpacticoida, Tachidiidae), a new meiofaunal copepod from the Northern coast of Sao Paulo State, Brazil</text:p>
          </table:table-cell>
          <table:table-cell table:number-columns-repeated="7"/>
          <table:table-cell office:value-type="string" calcext:value-type="string">
            <text:p>REVISTA BRASILEIRA DE ZOOLOGIA</text:p>
          </table:table-cell>
          <table:table-cell table:number-columns-repeated="3"/>
          <table:table-cell office:value-type="float" office:value="24" calcext:value-type="float">
            <text:p>24</text:p>
          </table:table-cell>
          <table:table-cell office:value-type="float" office:value="4" calcext:value-type="float">
            <text:p>4</text:p>
          </table:table-cell>
          <table:table-cell table:number-columns-repeated="2"/>
          <table:table-cell office:value-type="float" office:value="907" calcext:value-type="float">
            <text:p>907</text:p>
          </table:table-cell>
          <table:table-cell office:value-type="float" office:value="918" calcext:value-type="float">
            <text:p>918</text:p>
          </table:table-cell>
          <table:table-cell/>
          <table:table-cell office:value-type="string" calcext:value-type="string">
            <text:p>10.1590/S0101-81752007000400007</text:p>
          </table:table-cell>
          <table:table-cell table:number-columns-repeated="2"/>
          <table:table-cell office:value-type="string" calcext:value-type="string">
            <text:p>DEC 2007</text:p>
          </table:table-cell>
          <table:table-cell office:value-type="float" office:value="2007" calcext:value-type="float">
            <text:p>2007</text:p>
          </table:table-cell>
          <table:table-cell office:value-type="string" calcext:value-type="string">
            <text:p>During studies on the diversity of meiobenthic marine harpacticoid copepods, a new representative of the family Tachidiidae was found on the inner continental shelf of Sao Paulo State, between Sao Sebastiao Channel and Ubatumirim Bay, Ubatuba (23 degrees 24'S, 44 degrees 57,6'W). Complementary material was collected near Enseada Beach, Ubatuba (23 degrees 30'S, 45 degrees 05'W). Although the new species shares with M. laurenticum (Nicholls, 1940) the reduced antennules, it can be easily distinguished from its congeners by leg 4 endopod with only two segments and the reduction of the number of inner setae of legs 1-4 endopod-3 and leg 3 exopod-3. Tachidiids, typically inhabiting fine sediments of brackish and marine shallow waters in the Northern Hemisphere, are good indicators of heavy organic pollution. This is the first record of the family Tachidiidae in the southern hemisphere.</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101-8175</text:p>
          </table:table-cell>
          <table:table-cell/>
          <table:table-cell office:value-type="string" calcext:value-type="string">
            <text:p>WOS:000252035900007</text:p>
          </table:table-cell>
          <table:table-cell table:number-columns-repeated="972"/>
        </table:table-row>
        <table:table-row table:style-name="ro1">
          <table:table-cell office:value-type="string" calcext:value-type="string">
            <text:p>J</text:p>
          </table:table-cell>
          <table:table-cell office:value-type="string" calcext:value-type="string">
            <text:p>Alvarez, Ariane D.; Galetti, Mauro</text:p>
          </table:table-cell>
          <table:table-cell table:number-columns-repeated="3"/>
          <table:table-cell office:value-type="string" calcext:value-type="string">
            <text:p>Galetti, Mauro/M-8751-2013</text:p>
          </table:table-cell>
          <table:table-cell table:number-columns-repeated="3"/>
          <table:table-cell office:value-type="string" calcext:value-type="string">
            <text:p>Artificial nest predation in Atlantic Forest Island: testing the place and the different types of egg</text:p>
          </table:table-cell>
          <table:table-cell table:number-columns-repeated="7"/>
          <table:table-cell office:value-type="string" calcext:value-type="string">
            <text:p>REVISTA BRASILEIRA DE ZOOLOGIA</text:p>
          </table:table-cell>
          <table:table-cell table:number-columns-repeated="3"/>
          <table:table-cell office:value-type="float" office:value="24" calcext:value-type="float">
            <text:p>24</text:p>
          </table:table-cell>
          <table:table-cell office:value-type="float" office:value="4" calcext:value-type="float">
            <text:p>4</text:p>
          </table:table-cell>
          <table:table-cell table:number-columns-repeated="2"/>
          <table:table-cell office:value-type="float" office:value="1011" calcext:value-type="float">
            <text:p>1011</text:p>
          </table:table-cell>
          <table:table-cell office:value-type="float" office:value="1016" calcext:value-type="float">
            <text:p>1016</text:p>
          </table:table-cell>
          <table:table-cell/>
          <table:table-cell office:value-type="string" calcext:value-type="string">
            <text:p>10.1590/S0101-81752007000400018</text:p>
          </table:table-cell>
          <table:table-cell table:number-columns-repeated="2"/>
          <table:table-cell office:value-type="string" calcext:value-type="string">
            <text:p>DEC 2007</text:p>
          </table:table-cell>
          <table:table-cell office:value-type="float" office:value="2007" calcext:value-type="float">
            <text:p>2007</text:p>
          </table:table-cell>
          <table:table-cell office:value-type="string" calcext:value-type="string">
            <text:p>Experiments on artificial nests are usually used to test ecological hypothesis and behavioural that affects the predation of natural bird nests. It is has been discussed about the size of the egg, texture and color affecting predation rate, but a few studies evaluate which egg type is more appropriate to simulate nest predation in tropical areas. The objective of this work was to compare the predation of different models of eggs (Coturnix coturnix, plasticine and Serinus canarius) on the ground and understory in a island with high abundance of nest predators. The study was carry out in October 2004 at Anchieta Island, Ubatuba, Sao Paulo, Brazil. The nests on the ground showed a statistical significance difference in the predation of quail eggs, plasticine and canary eggs. However, we did not find differences between plasticine and canaries eggs. The nests in the understory had a different pattern on the ground of quail eggs (25%) and plasticine (28%) and there was a difference when we compare canary eggs with plasticine and quail eggs. Our work pointed out that different eggs may have different predation rates. Therefore, studies that evaluate reproductive fitness of the bird community based on artificial nests must considered different egg types and strata.</text:p>
          </table:table-cell>
          <table:table-cell table:number-columns-repeated="8"/>
          <table:table-cell office:value-type="float" office:value="9" calcext:value-type="float">
            <text:p>9</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11" calcext:value-type="float">
            <text:p>11</text:p>
          </table:table-cell>
          <table:table-cell table:number-columns-repeated="2"/>
          <table:table-cell office:value-type="string" calcext:value-type="string">
            <text:p>0101-8175</text:p>
          </table:table-cell>
          <table:table-cell/>
          <table:table-cell office:value-type="string" calcext:value-type="string">
            <text:p>WOS:000252035900018</text:p>
          </table:table-cell>
          <table:table-cell table:number-columns-repeated="972"/>
        </table:table-row>
        <table:table-row table:style-name="ro1">
          <table:table-cell office:value-type="string" calcext:value-type="string">
            <text:p>J</text:p>
          </table:table-cell>
          <table:table-cell office:value-type="string" calcext:value-type="string">
            <text:p>Burone, Leticia; Valente, Paulo; Pires-Vanin, Ana Maria S.; Sousa, Silvia Helena De Mello E.; Mahiques, Michel M.; Braga, Elisabete</text:p>
          </table:table-cell>
          <table:table-cell table:number-columns-repeated="3"/>
          <table:table-cell office:value-type="string" calcext:value-type="string">
            <text:p>Mahiques, Michel/D-1526-2010</text:p>
          </table:table-cell>
          <table:table-cell office:value-type="string" calcext:value-type="string">
            <text:p>Mahiques, Michel/0000-0002-5249-5610</text:p>
          </table:table-cell>
          <table:table-cell table:number-columns-repeated="2"/>
          <table:table-cell office:value-type="string" calcext:value-type="string">
            <text:p>Benthic foraminiferal variability on a monthly scale in a subtropical bay moderately affected by urban sewage</text:p>
          </table:table-cell>
          <table:table-cell table:number-columns-repeated="7"/>
          <table:table-cell office:value-type="string" calcext:value-type="string">
            <text:p>SCIENTIA MARINA</text:p>
          </table:table-cell>
          <table:table-cell table:number-columns-repeated="3"/>
          <table:table-cell office:value-type="float" office:value="71" calcext:value-type="float">
            <text:p>71</text:p>
          </table:table-cell>
          <table:table-cell office:value-type="float" office:value="4" calcext:value-type="float">
            <text:p>4</text:p>
          </table:table-cell>
          <table:table-cell table:number-columns-repeated="2"/>
          <table:table-cell office:value-type="float" office:value="775" calcext:value-type="float">
            <text:p>775</text:p>
          </table:table-cell>
          <table:table-cell office:value-type="float" office:value="792" calcext:value-type="float">
            <text:p>792</text:p>
          </table:table-cell>
          <table:table-cell table:number-columns-repeated="4"/>
          <table:table-cell office:value-type="string" calcext:value-type="string">
            <text:p>DEC 2007</text:p>
          </table:table-cell>
          <table:table-cell office:value-type="float" office:value="2007" calcext:value-type="float">
            <text:p>2007</text:p>
          </table:table-cell>
          <table:table-cell office:value-type="string" calcext:value-type="string">
            <text:p>Benthic foraminifera were sampled monthly during a one-year period in order to examine their biological response to the environmental factors in the Ubatuba Bay (northern coast of S (a) over tildeo Paulo State, Brazil). The area is a popular tourist destination with a population that varies during the year, as does the untreated sewage carried into the bay by the rivers. Four sites were analysed. Each station is near one of the rivers that discharge into the bay. Biological data were analysed with multivariate and univariate techniques. The influence of the abiotic parameters on the foraminiferal fauna was inferred through statistical methods and time correlation functions. Geochemical and populational parameter differences allowed the sites to be separated into two groups according to their stress conditions. One group was dominated by Ammonia tepida-a herbivore species-and showed higher densities indicating a more productive and less contaminated location. The other one was dominated by Buliminella elegantissima-a detritivore species. Species diversity did not seem to be a good indicator of environmental health in this area due to the low densities and the high dominance of few species. Nevertheless, density and richness were used as evidence of local productivity and environmental conditions. Quasi-azoic moments related to the high degree of contamination were observed. Anthropogenic effects were stronger in the austral summer period, when sewage input through the rivers increases due to mass tourism.</text:p>
          </table:table-cell>
          <table:table-cell table:number-columns-repeated="8"/>
          <table:table-cell office:value-type="float" office:value="9" calcext:value-type="float">
            <text:p>9</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float" office:value="9" calcext:value-type="float">
            <text:p>9</text:p>
          </table:table-cell>
          <table:table-cell table:number-columns-repeated="2"/>
          <table:table-cell office:value-type="string" calcext:value-type="string">
            <text:p>0214-8358</text:p>
          </table:table-cell>
          <table:table-cell/>
          <table:table-cell office:value-type="string" calcext:value-type="string">
            <text:p>WOS:000252141500015</text:p>
          </table:table-cell>
          <table:table-cell table:number-columns-repeated="972"/>
        </table:table-row>
        <table:table-row table:style-name="ro1">
          <table:table-cell office:value-type="string" calcext:value-type="string">
            <text:p>J</text:p>
          </table:table-cell>
          <table:table-cell office:value-type="string" calcext:value-type="string">
            <text:p>Ferraz, Claudia; Achkar, Samira Maria; Kotait, Ivanete</text:p>
          </table:table-cell>
          <table:table-cell table:number-columns-repeated="7"/>
          <table:table-cell office:value-type="string" calcext:value-type="string">
            <text:p>First report of rabies in vampire bats (Desmodus rotundus) in an urban area, Ubatuba, Sao Paulo state, Brazil</text:p>
          </table:table-cell>
          <table:table-cell table:number-columns-repeated="7"/>
          <table:table-cell office:value-type="string" calcext:value-type="string">
            <text:p>Revista do Instituto de Medicina Tropical de Sao Paulo</text:p>
          </table:table-cell>
          <table:table-cell table:number-columns-repeated="3"/>
          <table:table-cell office:value-type="float" office:value="49" calcext:value-type="float">
            <text:p>49</text:p>
          </table:table-cell>
          <table:table-cell office:value-type="float" office:value="6" calcext:value-type="float">
            <text:p>6</text:p>
          </table:table-cell>
          <table:table-cell table:number-columns-repeated="2"/>
          <table:table-cell office:value-type="float" office:value="389" calcext:value-type="float">
            <text:p>389</text:p>
          </table:table-cell>
          <table:table-cell office:value-type="float" office:value="390" calcext:value-type="float">
            <text:p>390</text:p>
          </table:table-cell>
          <table:table-cell/>
          <table:table-cell office:value-type="string" calcext:value-type="string">
            <text:p>10.1590/S0036-46652007000600010</text:p>
          </table:table-cell>
          <table:table-cell table:number-columns-repeated="2"/>
          <table:table-cell office:value-type="string" calcext:value-type="string">
            <text:p>NOV-DEC 2007</text:p>
          </table:table-cell>
          <table:table-cell office:value-type="float" office:value="2007" calcext:value-type="float">
            <text:p>2007</text:p>
          </table:table-cell>
          <table:table-cell office:value-type="string" calcext:value-type="string">
            <text:p>The purpose of this report is to record the first case of a hematophagous bat (Desmodus rotundus) infected with rabies virus in an urban area in Brazil. To the authors' knowledge, this is the first such case in Latin America. After discovering a bat in his garden at 10 o'clock in the morning, a resident of Ubatuba municipality asked the Zoonosis Control Center team to visit his home. The animal was caught alive on the same day acid sent to the Pasteur Institute laboratory, where it was identified as a Desmodus rotundus specimen. Standard tests for rabies diagnosis were carried out (direct immunofluorescence and viral isolation), and the results were positive. The presence of different species of (primarily insectivorous) bats in urban areas represents a serious public health problem. This case, however, is indicative of a much greater risk because the species in question has hematophagous habits, what means this animals has a low energy reserves and, therefore, its need to feed daily.</text:p>
          </table:table-cell>
          <table:table-cell table:number-columns-repeated="8"/>
          <table:table-cell office:value-type="float" office:value="8" calcext:value-type="float">
            <text:p>8</text:p>
          </table:table-cell>
          <table:table-cell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office:value-type="float" office:value="8" calcext:value-type="float">
            <text:p>8</text:p>
          </table:table-cell>
          <table:table-cell table:number-columns-repeated="2"/>
          <table:table-cell office:value-type="string" calcext:value-type="string">
            <text:p>0036-4665</text:p>
          </table:table-cell>
          <table:table-cell/>
          <table:table-cell office:value-type="string" calcext:value-type="string">
            <text:p>BIOABS:BACD200800130172</text:p>
          </table:table-cell>
          <table:table-cell office:value-type="float" office:value="18157407" calcext:value-type="float">
            <text:p>18157407</text:p>
          </table:table-cell>
          <table:table-cell table:number-columns-repeated="971"/>
        </table:table-row>
        <table:table-row table:style-name="ro1">
          <table:table-cell office:value-type="string" calcext:value-type="string">
            <text:p>J</text:p>
          </table:table-cell>
          <table:table-cell office:value-type="string" calcext:value-type="string">
            <text:p>Hayashi, Leila; Oliveira, Eurico C.; Bleicher-Lhonneur, Genevieve; Boulenguer, Patrick; Pereira, Ricardo T. L.; von Seckendorff, Roberto; Shimoda, Viviane T.; Leflamand, Andre; Vallee, Patrick; Critchley, Alan T.</text:p>
          </table:table-cell>
          <table:table-cell table:number-columns-repeated="7"/>
          <table:table-cell office:value-type="string" calcext:value-type="string">
            <text:p>The effects of selected cultivation conditions on the carrageenan characteristics of Kappaphycus alvarezii (Rhodophyta, Solieriaceae) in Ubatuba Bay, Sao Paulo, Brazil</text:p>
          </table:table-cell>
          <table:table-cell table:number-columns-repeated="7"/>
          <table:table-cell office:value-type="string" calcext:value-type="string">
            <text:p>JOURNAL OF APPLIED PHYCOLOGY</text:p>
          </table:table-cell>
          <table:table-cell table:number-columns-repeated="3"/>
          <table:table-cell office:value-type="float" office:value="19" calcext:value-type="float">
            <text:p>19</text:p>
          </table:table-cell>
          <table:table-cell office:value-type="float" office:value="5" calcext:value-type="float">
            <text:p>5</text:p>
          </table:table-cell>
          <table:table-cell table:number-columns-repeated="2"/>
          <table:table-cell office:value-type="float" office:value="505" calcext:value-type="float">
            <text:p>505</text:p>
          </table:table-cell>
          <table:table-cell office:value-type="float" office:value="511" calcext:value-type="float">
            <text:p>511</text:p>
          </table:table-cell>
          <table:table-cell/>
          <table:table-cell office:value-type="string" calcext:value-type="string">
            <text:p>10.1007/s10811-007-9163-x</text:p>
          </table:table-cell>
          <table:table-cell table:number-columns-repeated="2"/>
          <table:table-cell office:value-type="string" calcext:value-type="string">
            <text:p>OCT 2007</text:p>
          </table:table-cell>
          <table:table-cell office:value-type="float" office:value="2007" calcext:value-type="float">
            <text:p>2007</text:p>
          </table:table-cell>
          <table:table-cell office:value-type="string" calcext:value-type="string">
            <text:p>The yield and the quality of carrageenan depend, among other things, on the cultivar or strain and on the cultivation and processing techniques. This work presents carrageenan yields and some properties of Kappaphycus alvarezii under selected cultivation conditions i.e. cultivation period, depth and planting density. Growth rates (GR) ranged from 5.2-7.2% day(-1), with the highest GR at 28 days, at 0-0.5 m depth, and planting density of 12 and 8.4 plants m(-2). Highest productivity was observed in samples after 44 and 59 day cultivation period, which were grown at 0-0.5 m depth, and a planting density of 24 plants m(-2). Carrageenan yields, iota fraction, viscosity, molecular weight and gel strength were measured. A cultivation period of 28 days during the winter had a significant higher carrageenan yield, while samples from 59 days showed a significantly higher iota fraction. Carrageenan also presented an increasing molecular weight under longer cultivation periods. A similar trend was observed for viscosity and gel strength. All samples cultivated in Brazil gave higher values when compared to a K. alvarezii commercial reference sample, with the exception of carrageenan yield values, which were lower in this study. Taking into account all parameters, the culture condition which provided the best carrageenan from a commercial perspective were 45 days of cultivation, growing at the surface, with a planting density of 12 plants m-2. Considering that this study was performed in the least favorable season (winter), these results indicate that the site is suitable for the implementation of commercial cultivation.</text:p>
          </table:table-cell>
          <table:table-cell table:number-columns-repeated="8"/>
          <table:table-cell office:value-type="float" office:value="32" calcext:value-type="float">
            <text:p>32</text:p>
          </table:table-cell>
          <table:table-cell office:value-type="float" office:value="4" calcext:value-type="float">
            <text:p>4</text:p>
          </table:table-cell>
          <table:table-cell office:value-type="float" office:value="31" calcext:value-type="float">
            <text:p>31</text:p>
          </table:table-cell>
          <table:table-cell office:value-type="float" office:value="3" calcext:value-type="float">
            <text:p>3</text:p>
          </table:table-cell>
          <table:table-cell office:value-type="float" office:value="37" calcext:value-type="float">
            <text:p>37</text:p>
          </table:table-cell>
          <table:table-cell table:number-columns-repeated="2"/>
          <table:table-cell office:value-type="string" calcext:value-type="string">
            <text:p>0921-8971</text:p>
          </table:table-cell>
          <table:table-cell/>
          <table:table-cell office:value-type="string" calcext:value-type="string">
            <text:p>WOS:000249205500016</text:p>
          </table:table-cell>
          <table:table-cell table:number-columns-repeated="972"/>
        </table:table-row>
        <table:table-row table:style-name="ro1">
          <table:table-cell office:value-type="string" calcext:value-type="string">
            <text:p>J</text:p>
          </table:table-cell>
          <table:table-cell office:value-type="string" calcext:value-type="string">
            <text:p>Mantelatto, Fernando L.; Faria, Fabiola C. R.; Iossi, Carmen L.; Biagi, Renata</text:p>
          </table:table-cell>
          <table:table-cell table:number-columns-repeated="3"/>
          <table:table-cell office:value-type="string" calcext:value-type="string">
            <text:p>Faria, Fabiola/L-8441-2013</text:p>
          </table:table-cell>
          <table:table-cell table:number-columns-repeated="3"/>
          <table:table-cell office:value-type="string" calcext:value-type="string">
            <text:p>Population and reproductive features of the western Atlantic hermit crab Pagurus ctiniticornis (Anomura, Paguridae) from Anchieta Island, southeastern Brazil</text:p>
          </table:table-cell>
          <table:table-cell table:number-columns-repeated="7"/>
          <table:table-cell office:value-type="string" calcext:value-type="string">
            <text:p>IHERINGIA SERIE ZOOLOGIA</text:p>
          </table:table-cell>
          <table:table-cell table:number-columns-repeated="3"/>
          <table:table-cell office:value-type="float" office:value="97" calcext:value-type="float">
            <text:p>97</text:p>
          </table:table-cell>
          <table:table-cell office:value-type="float" office:value="3" calcext:value-type="float">
            <text:p>3</text:p>
          </table:table-cell>
          <table:table-cell table:number-columns-repeated="2"/>
          <table:table-cell office:value-type="float" office:value="314" calcext:value-type="float">
            <text:p>314</text:p>
          </table:table-cell>
          <table:table-cell office:value-type="float" office:value="320" calcext:value-type="float">
            <text:p>320</text:p>
          </table:table-cell>
          <table:table-cell/>
          <table:table-cell office:value-type="string" calcext:value-type="string">
            <text:p>10.1590/S0073-47212007000300016</text:p>
          </table:table-cell>
          <table:table-cell table:number-columns-repeated="2"/>
          <table:table-cell office:value-type="string" calcext:value-type="string">
            <text:p>SEP 30 2007</text:p>
          </table:table-cell>
          <table:table-cell office:value-type="float" office:value="2007" calcext:value-type="float">
            <text:p>2007</text:p>
          </table:table-cell>
          <table:table-cell office:value-type="string" calcext:value-type="string">
            <text:p>The population of the hermit crab Pagurus criniticornis (Dana, 1852) was studied based on seasonal abundance, size frequency distribution, sex ratio, reproductive period, fecundity and shell relationship. Specimens were collected monthly by SCUBA diving in the infralittoral area of Anchieta Island, Ubatuba. A total of 1,017 individuals was analyzed. Animal size (minimum and maximum shield length, respectively) was 0.7 and 2.9 mm for males, 0.6 and 2.8 mm for non-ovigerous females, and 1.0 and 2.5 mm for ovigerous females. The sex ratio was 1:1.29. Sexual dimorphism was recorded by the presence of males in the largest size classes. Ovigerous females were captured during all months along the year, with percentages varying from 8% (July) to 84.3% (February) in relation to the total females collected. Mean +/- SD fecundity was 168 125 eggs and tended to increase with increasing hermit size. Shells of four gastropod species [Cerithium atratum (Born, 1778). Morula nodulosa (Adams, 1845), Anachis lyrata (Sowerby, 1832) and Modulus modulus (Linnaeus, 1758)] were occupied by ovigerous females of P. criniticornis but fecundity was not significantly different in relation to the different shell types. The profile showed continuous and intense reproduction of P. criniticornis probably related to strategies developed to compensate for interspecific competition in the Studied insular area.</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7" calcext:value-type="float">
            <text:p>7</text:p>
          </table:table-cell>
          <table:table-cell office:value-type="float" office:value="2" calcext:value-type="float">
            <text:p>2</text:p>
          </table:table-cell>
          <table:table-cell office:value-type="float" office:value="7" calcext:value-type="float">
            <text:p>7</text:p>
          </table:table-cell>
          <table:table-cell table:number-columns-repeated="2"/>
          <table:table-cell office:value-type="string" calcext:value-type="string">
            <text:p>0073-4721</text:p>
          </table:table-cell>
          <table:table-cell/>
          <table:table-cell office:value-type="string" calcext:value-type="string">
            <text:p>WOS:000251033100016</text:p>
          </table:table-cell>
          <table:table-cell table:number-columns-repeated="972"/>
        </table:table-row>
        <table:table-row table:style-name="ro1">
          <table:table-cell office:value-type="string" calcext:value-type="string">
            <text:p>J</text:p>
          </table:table-cell>
          <table:table-cell office:value-type="string" calcext:value-type="string">
            <text:p>Braga, Adriane A.; Fpansozo, Adilson; Bertini, Giovana; Fumis, Patricia B.</text:p>
          </table:table-cell>
          <table:table-cell table:number-columns-repeated="7"/>
          <table:table-cell office:value-type="string" calcext:value-type="string">
            <text:p>Bathymetric distribution and recruitment of the spider crab Libinia spinosa H. Milne Edwards 1834 in the Ubatuba and Caraguatatuba regions, northern coast of Sao Paulo, Brazil (Crustacea, Brachyura, Bajoidea, Pisidae)</text:p>
          </table:table-cell>
          <table:table-cell table:number-columns-repeated="7"/>
          <table:table-cell office:value-type="string" calcext:value-type="string">
            <text:p>Senckenbergiana Biologica</text:p>
          </table:table-cell>
          <table:table-cell table:number-columns-repeated="3"/>
          <table:table-cell office:value-type="float" office:value="87" calcext:value-type="float">
            <text:p>87</text:p>
          </table:table-cell>
          <table:table-cell office:value-type="float" office:value="1" calcext:value-type="float">
            <text:p>1</text:p>
          </table:table-cell>
          <table:table-cell table:number-columns-repeated="2"/>
          <table:table-cell office:value-type="float" office:value="7" calcext:value-type="float">
            <text:p>7</text:p>
          </table:table-cell>
          <table:table-cell office:value-type="float" office:value="16" calcext:value-type="float">
            <text:p>16</text:p>
          </table:table-cell>
          <table:table-cell table:number-columns-repeated="4"/>
          <table:table-cell office:value-type="string" calcext:value-type="string">
            <text:p>SEP 2007</text:p>
          </table:table-cell>
          <table:table-cell office:value-type="float" office:value="2007" calcext:value-type="float">
            <text:p>2007</text:p>
          </table:table-cell>
          <table:table-cell office:value-type="string" calcext:value-type="string">
            <text:p>The objective of this study was to investigate the spatial and temporal distribution of Libinia spinosa H. MILNE EDWARDS 1834 on unconsolidated sublittoral bottoms in two regions off the northern coast of the state of Sao Paulo, and to analyze the influence of environmental factors on the occurrence of this species and observe the recruitment pattern of its young. Crabs were collected monthly (July 2001 through June 2003) at depths of 5, 10, 15, 20, 25, 30 and 35 m, from a fishing boat equipped with two double-rig nets. Samples of water and sediment were collected for analysis of environmental factors. A total of 2112 spider crabs was obtained (701 juveniles and 1411 adults). The highest abundance was observed at depths of 20 and 25 In, in both regions. These localities were characterized by substrate composed of very fine sand and silt-clay. In regard to the temporal distribution, juveniles and adults predominated in the summer and winter months respectively. From these results, one can infer that the distribution of L. spinosa is related to environmental factors favorable for its life cycle; sediment type is the factor which most strongly determines its presence.</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number-columns-repeated="2"/>
          <table:table-cell office:value-type="string" calcext:value-type="string">
            <text:p>0037-2102</text:p>
          </table:table-cell>
          <table:table-cell/>
          <table:table-cell office:value-type="string" calcext:value-type="string">
            <text:p>BIOABS:BACD200700414769</text:p>
          </table:table-cell>
          <table:table-cell table:number-columns-repeated="972"/>
        </table:table-row>
        <table:table-row table:style-name="ro1">
          <table:table-cell office:value-type="string" calcext:value-type="string">
            <text:p>J</text:p>
          </table:table-cell>
          <table:table-cell office:value-type="string" calcext:value-type="string">
            <text:p>Bulboa, Cristian R.; de Paula, Edison J.; Chow, Fungyi</text:p>
          </table:table-cell>
          <table:table-cell table:number-columns-repeated="3"/>
          <table:table-cell office:value-type="string" calcext:value-type="string">
            <text:p>Departamento de Botanica, IBUSP, Botany/J-1685-2012</text:p>
          </table:table-cell>
          <table:table-cell table:number-columns-repeated="3"/>
          <table:table-cell office:value-type="string" calcext:value-type="string">
            <text:p>Laboratory germination and sea out-planting of tetraspore progeny from Kappaphycus striatum (Rhodophyta) in subtropical waters of Brazil</text:p>
          </table:table-cell>
          <table:table-cell table:number-columns-repeated="7"/>
          <table:table-cell office:value-type="string" calcext:value-type="string">
            <text:p>JOURNAL OF APPLIED PHYCOLOGY</text:p>
          </table:table-cell>
          <table:table-cell table:number-columns-repeated="3"/>
          <table:table-cell office:value-type="float" office:value="19" calcext:value-type="float">
            <text:p>19</text:p>
          </table:table-cell>
          <table:table-cell office:value-type="float" office:value="4" calcext:value-type="float">
            <text:p>4</text:p>
          </table:table-cell>
          <table:table-cell table:number-columns-repeated="2"/>
          <table:table-cell office:value-type="float" office:value="357" calcext:value-type="float">
            <text:p>357</text:p>
          </table:table-cell>
          <table:table-cell office:value-type="float" office:value="363" calcext:value-type="float">
            <text:p>363</text:p>
          </table:table-cell>
          <table:table-cell/>
          <table:table-cell office:value-type="string" calcext:value-type="string">
            <text:p>10.1007/s10811-006-9142-7</text:p>
          </table:table-cell>
          <table:table-cell table:number-columns-repeated="2"/>
          <table:table-cell office:value-type="string" calcext:value-type="string">
            <text:p>AUG 2007</text:p>
          </table:table-cell>
          <table:table-cell office:value-type="float" office:value="2007" calcext:value-type="float">
            <text:p>2007</text:p>
          </table:table-cell>
          <table:table-cell office:value-type="string" calcext:value-type="string">
            <text:p>Tetrasporophyte green strains of Kappaphycus striatum introduced from the Philippines and cultivated in the sea at Ubatuba, Sao Paulo, Brazil, produced tetraspores in pilot mariculture experiments. In the laboratory, the released tetraspores showed high viability and 79% of germination, producing robust plantlets and large differences in morphology. After 5 months under laboratory culture, some of the plantlets that grew best were attached to ropes, transferred into the sea and monitored for 6 months. The results show the potential of the tetraspore progeny for strain selection and the economic feasibility for mariculture of K. striatum with fast adaptation to the sea and satisfactory growth rates of 6.4 +/- 0.4 to 4.3 +/- 1.2% day(-1).</text:p>
          </table:table-cell>
          <table:table-cell table:number-columns-repeated="8"/>
          <table:table-cell office:value-type="float" office:value="11" calcext:value-type="float">
            <text:p>11</text:p>
          </table:table-cell>
          <table:table-cell office:value-type="float" office:value="1" calcext:value-type="float">
            <text:p>1</text:p>
          </table:table-cell>
          <table:table-cell office:value-type="float" office:value="10" calcext:value-type="float">
            <text:p>10</text:p>
          </table:table-cell>
          <table:table-cell office:value-type="float" office:value="3" calcext:value-type="float">
            <text:p>3</text:p>
          </table:table-cell>
          <table:table-cell office:value-type="float" office:value="14" calcext:value-type="float">
            <text:p>14</text:p>
          </table:table-cell>
          <table:table-cell table:number-columns-repeated="2"/>
          <table:table-cell office:value-type="string" calcext:value-type="string">
            <text:p>0921-8971</text:p>
          </table:table-cell>
          <table:table-cell/>
          <table:table-cell office:value-type="string" calcext:value-type="string">
            <text:p>WOS:000248188000007</text:p>
          </table:table-cell>
          <table:table-cell table:number-columns-repeated="972"/>
        </table:table-row>
        <table:table-row table:style-name="ro1">
          <table:table-cell office:value-type="string" calcext:value-type="string">
            <text:p>J</text:p>
          </table:table-cell>
          <table:table-cell office:value-type="string" calcext:value-type="string">
            <text:p>Keunecke, Karina A.; D'Incao, Fernando; Fonseca, Duane B.</text:p>
          </table:table-cell>
          <table:table-cell table:number-columns-repeated="3"/>
          <table:table-cell office:value-type="string" calcext:value-type="string">
            <text:p>Dincao, Fernando/D-9848-2013</text:p>
          </table:table-cell>
          <table:table-cell office:value-type="string" calcext:value-type="string">
            <text:p>Dincao, Fernando/0000-0001-5796-9179</text:p>
          </table:table-cell>
          <table:table-cell table:number-columns-repeated="2"/>
          <table:table-cell office:value-type="string" calcext:value-type="string">
            <text:p>Growth and mortality of Hepatus pudibundus (Crustacea : Calappidae) in south-western Brazil</text:p>
          </table:table-cell>
          <table:table-cell table:number-columns-repeated="7"/>
          <table:table-cell office:value-type="string" calcext:value-type="string">
            <text:p>JOURNAL OF THE MARINE BIOLOGICAL ASSOCIATION OF THE UNITED KINGDOM</text:p>
          </table:table-cell>
          <table:table-cell table:number-columns-repeated="3"/>
          <table:table-cell office:value-type="float" office:value="87" calcext:value-type="float">
            <text:p>87</text:p>
          </table:table-cell>
          <table:table-cell office:value-type="float" office:value="4" calcext:value-type="float">
            <text:p>4</text:p>
          </table:table-cell>
          <table:table-cell table:number-columns-repeated="2"/>
          <table:table-cell office:value-type="float" office:value="885" calcext:value-type="float">
            <text:p>885</text:p>
          </table:table-cell>
          <table:table-cell office:value-type="float" office:value="891" calcext:value-type="float">
            <text:p>891</text:p>
          </table:table-cell>
          <table:table-cell/>
          <table:table-cell office:value-type="string" calcext:value-type="string">
            <text:p>10.1017/S0025315407056718</text:p>
          </table:table-cell>
          <table:table-cell table:number-columns-repeated="2"/>
          <table:table-cell office:value-type="string" calcext:value-type="string">
            <text:p>AUG 2007</text:p>
          </table:table-cell>
          <table:table-cell office:value-type="float" office:value="2007" calcext:value-type="float">
            <text:p>2007</text:p>
          </table:table-cell>
          <table:table-cell office:value-type="string" calcext:value-type="string">
            <text:p>The predatory action of the pink shrimp (Farfantepenaeus brasiliensis and Farfantepenaeus paulensis) trawling fishery in south-western Brazil affects populations of some benthic species and Hepatus pudibundus is an abundant by-catch in this fishery,. Individual growth and mortality of H. pudibundus were studied by taking monthly samples for a year from the by-catch of the pink shrimp fishery in the Ubatuba region. The von Bertalanffy growth model described growth of H. pudibundus (K=2.73 y(-1), CW(infinity) =82.97 mm; K=2.62 y(-1), CW(infinity) =66.72 mm, for males and females respectively). Modal progression of the monthly average sizes was related to increasing values of relative condition index. The instantaneous coefficients of total, natural, and fishing mortality were: males, Z=7.62 y(-1); M =1.80 y(-1); F=5.83 y(-1); females, Z=7.36 y(-1); M=1.80 y(-1); F=5.56 y(-1). Length composition and mortality analysis suggest that H. pudibundus in the Ubatuba region might be overfished.</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6" calcext:value-type="float">
            <text:p>6</text:p>
          </table:table-cell>
          <table:table-cell office:value-type="float" office:value="3" calcext:value-type="float">
            <text:p>3</text:p>
          </table:table-cell>
          <table:table-cell office:value-type="float" office:value="7" calcext:value-type="float">
            <text:p>7</text:p>
          </table:table-cell>
          <table:table-cell table:number-columns-repeated="2"/>
          <table:table-cell office:value-type="string" calcext:value-type="string">
            <text:p>0025-3154</text:p>
          </table:table-cell>
          <table:table-cell/>
          <table:table-cell office:value-type="string" calcext:value-type="string">
            <text:p>WOS:000249347900008</text:p>
          </table:table-cell>
          <table:table-cell table:number-columns-repeated="972"/>
        </table:table-row>
        <table:table-row table:style-name="ro1">
          <table:table-cell office:value-type="string" calcext:value-type="string">
            <text:p>J</text:p>
          </table:table-cell>
          <table:table-cell office:value-type="string" calcext:value-type="string">
            <text:p>Furlan, Erika Fabiane; Galvao, Juliana Antunes; Salan, Eduardo Oliveira; Yokoyama, Viviane Angeli; Oetterer, Marilia</text:p>
          </table:table-cell>
          <table:table-cell table:number-columns-repeated="3"/>
          <table:table-cell office:value-type="string" calcext:value-type="string">
            <text:p>GALVAO, JULIANA/D-5978-2013; Oetterer, Marilia/E-1581-2013; furlan, erika/G-3330-2012</text:p>
          </table:table-cell>
          <table:table-cell office:value-type="string" calcext:value-type="string">
            <text:p>GALVAO, JULIANA/0000-0003-4222-6801; furlan, erika/0000-0001-8583-0764</text:p>
          </table:table-cell>
          <table:table-cell table:number-columns-repeated="2"/>
          <table:table-cell office:value-type="string" calcext:value-type="string">
            <text:p>Physicochemical stability and market of mussels (Perna perna) cultivated in Ubatuba - SP, Brasil</text:p>
          </table:table-cell>
          <table:table-cell table:number-columns-repeated="7"/>
          <table:table-cell office:value-type="string" calcext:value-type="string">
            <text:p>CIENCIA E TECNOLOGIA DE ALIMENTOS</text:p>
          </table:table-cell>
          <table:table-cell table:number-columns-repeated="3"/>
          <table:table-cell office:value-type="float" office:value="27" calcext:value-type="float">
            <text:p>27</text:p>
          </table:table-cell>
          <table:table-cell office:value-type="float" office:value="3" calcext:value-type="float">
            <text:p>3</text:p>
          </table:table-cell>
          <table:table-cell table:number-columns-repeated="2"/>
          <table:table-cell office:value-type="float" office:value="516" calcext:value-type="float">
            <text:p>516</text:p>
          </table:table-cell>
          <table:table-cell office:value-type="float" office:value="523" calcext:value-type="float">
            <text:p>523</text:p>
          </table:table-cell>
          <table:table-cell/>
          <table:table-cell office:value-type="string" calcext:value-type="string">
            <text:p>10.1590/S0101-20612007000300015</text:p>
          </table:table-cell>
          <table:table-cell table:number-columns-repeated="2"/>
          <table:table-cell office:value-type="string" calcext:value-type="string">
            <text:p>JUL-SEP 2007</text:p>
          </table:table-cell>
          <table:table-cell office:value-type="float" office:value="2007" calcext:value-type="float">
            <text:p>2007</text:p>
          </table:table-cell>
          <table:table-cell office:value-type="string" calcext:value-type="string">
            <text:p>This research work consisted of characterizing Perna perna mussel as a food in terms of its physicochemical stability nutritional value and consumption. Specimens of the mussel were collected from three sites off the northern coast of the state of Sao Paulo, namely Barra Seca, Engenho da Almada and Costao do Cedro. The centesimal composition (humidity, crude protein, carbohydrates, lipids and ash), caloric value, pH and total basic volatile nitrogen were determined. A market study was also carried out based on a nonstructured questionnaire distributed to local tradesmen and consumers. The chemical constituents of the mussels were found to vary according to the season and their site of origin. These mussels are a source of protein (9. 1 g. 100 g(-1)) with a low lipid (1.1 g. 100 g(-1) and caloric content (72.7 Kcal. 100 g(-1)). The specimens displayed physicochemical stability for 4 days at a temperature of 10 degrees C (+/- 1). as evidenced by the physical and chemical results, which were noncorrelated. In general, businesses prefer to purchase shucked mussels and there was a higher demand for the product in the form of vinaigrette sauce. The consumer evinced unfamiliarity with the product, indicating the need for marketing efforts to promote it.</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table:number-columns-repeated="2"/>
          <table:table-cell office:value-type="string" calcext:value-type="string">
            <text:p>0101-2061</text:p>
          </table:table-cell>
          <table:table-cell/>
          <table:table-cell office:value-type="string" calcext:value-type="string">
            <text:p>WOS:000254832700016</text:p>
          </table:table-cell>
          <table:table-cell table:number-columns-repeated="972"/>
        </table:table-row>
        <table:table-row table:style-name="ro1">
          <table:table-cell office:value-type="string" calcext:value-type="string">
            <text:p>J</text:p>
          </table:table-cell>
          <table:table-cell office:value-type="string" calcext:value-type="string">
            <text:p>Januario da Silva, Stella Maris; Hirose, Gustavo Luis; Negreiros-Fransozo, Maria Lucia</text:p>
          </table:table-cell>
          <table:table-cell table:number-columns-repeated="3"/>
          <table:table-cell office:value-type="string" calcext:value-type="string">
            <text:p>Hirose, Gustavo/D-9603-2012</text:p>
          </table:table-cell>
          <table:table-cell table:number-columns-repeated="3"/>
          <table:table-cell office:value-type="string" calcext:value-type="string">
            <text:p>Population dynamic of Sesarma rectum (Crustacea, Brachyura, Sesarmidae) from a muddy flat under human impact, Paraty, Rio de Janeiro, Brazil</text:p>
          </table:table-cell>
          <table:table-cell table:number-columns-repeated="7"/>
          <table:table-cell office:value-type="string" calcext:value-type="string">
            <text:p>IHERINGIA SERIE ZOOLOGIA</text:p>
          </table:table-cell>
          <table:table-cell table:number-columns-repeated="3"/>
          <table:table-cell office:value-type="float" office:value="97" calcext:value-type="float">
            <text:p>97</text:p>
          </table:table-cell>
          <table:table-cell office:value-type="float" office:value="2" calcext:value-type="float">
            <text:p>2</text:p>
          </table:table-cell>
          <table:table-cell table:number-columns-repeated="2"/>
          <table:table-cell office:value-type="float" office:value="207" calcext:value-type="float">
            <text:p>207</text:p>
          </table:table-cell>
          <table:table-cell office:value-type="float" office:value="214" calcext:value-type="float">
            <text:p>214</text:p>
          </table:table-cell>
          <table:table-cell table:number-columns-repeated="4"/>
          <table:table-cell office:value-type="string" calcext:value-type="string">
            <text:p>JUN 30 2007</text:p>
          </table:table-cell>
          <table:table-cell office:value-type="float" office:value="2007" calcext:value-type="float">
            <text:p>2007</text:p>
          </table:table-cell>
          <table:table-cell office:value-type="string" calcext:value-type="string">
            <text:p>A population of Sesarma rectum Randall, 1840 under the influence of human impact was studied. Monthly sampling (CPUE, two people during 30 min) took place from August/2001 to July/2002 at an impacted muddy flat in Paraty city, State of Rio de Janeiro (23 degrees 13'S, 44 degrees 42'W). At the laboratory, specimens were classified by sex and measured with a vernier caliper (0.01 mm). The size at the beginning of the sexual maturity was obtained by means of different techniques: in the case of males it was used the allometric procedure and the macroscopic analysis of gonads wile for females, the size of the smallest ovigerous female was also considered. The population structure was evaluated by means the analysis of the variations in the modes of the size frequency distribution. The fecundity was assessed using sub samples of the egg mass. For males, the macroscopic analyses of gonads revealed larger values of carapace width than those obtained with morphometric analysis. Males larger than 18.5 mm of carapace width can be considered as mature. For females, such size was 17.4 mm CW. Despite of the human impact in the habitat, the population presented to be stable, as indicated by a single mode on the size frequency distribution. The second mode that appeared in some months is probably related to the entrance of juveniles in the population. The sex ratio of this population is closely approximating to 1:1 until crabs reach a carapace width of about 28 mm; after that, males outnumbered females. Comparing the fecundity of the present population with a previous study from Ubatuba, it can be verified a difference in the number of eggs. The fecundity of Paraty's population is significantly lower than the Ubatuba's population. This is probably related to the scarcity of food resource in Paraty, once no vascular plant can be found in that place. The continuity of reproductive processes and the juvenile recruitment suggest this species is able to live in the area with human impact. The ability to obtaining nutrients from different source of food is probably a feature that allows S. rectum to occupy such impacted ecosystem.</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073-4721</text:p>
          </table:table-cell>
          <table:table-cell/>
          <table:table-cell office:value-type="string" calcext:value-type="string">
            <text:p>WOS:000249313600010</text:p>
          </table:table-cell>
          <table:table-cell table:number-columns-repeated="972"/>
        </table:table-row>
        <table:table-row table:style-name="ro1">
          <table:table-cell office:value-type="string" calcext:value-type="string">
            <text:p>J</text:p>
          </table:table-cell>
          <table:table-cell office:value-type="string" calcext:value-type="string">
            <text:p>Benetti, A. S.; Negreiros-Fransozo, M. L.; Costa, T. M.</text:p>
          </table:table-cell>
          <table:table-cell table:number-columns-repeated="3"/>
          <table:table-cell office:value-type="string" calcext:value-type="string">
            <text:p>Costa , Tania /C-8066-2012</text:p>
          </table:table-cell>
          <table:table-cell table:number-columns-repeated="3"/>
          <table:table-cell office:value-type="string" calcext:value-type="string">
            <text:p>Population and reproductive biology of the crab Uca burgersi (Crustacea : Ocypodidae) in three subtropical mangrove forests</text:p>
          </table:table-cell>
          <table:table-cell table:number-columns-repeated="7"/>
          <table:table-cell office:value-type="string" calcext:value-type="string">
            <text:p>REVISTA DE BIOLOGIA TROPICAL</text:p>
          </table:table-cell>
          <table:table-cell table:number-columns-repeated="3"/>
          <table:table-cell office:value-type="float" office:value="55" calcext:value-type="float">
            <text:p>55</text:p>
          </table:table-cell>
          <table:table-cell table:number-columns-repeated="3"/>
          <table:table-cell office:value-type="float" office:value="55" calcext:value-type="float">
            <text:p>55</text:p>
          </table:table-cell>
          <table:table-cell office:value-type="float" office:value="70" calcext:value-type="float">
            <text:p>70</text:p>
          </table:table-cell>
          <table:table-cell table:number-columns-repeated="3"/>
          <table:table-cell office:value-type="float" office:value="1" calcext:value-type="float">
            <text:p>1</text:p>
          </table:table-cell>
          <table:table-cell table:style-name="ce2" office:value-type="date" office:date-value="2007-06-01" calcext:value-type="date">
            <text:p>jun/07</text:p>
          </table:table-cell>
          <table:table-cell office:value-type="float" office:value="2007" calcext:value-type="float">
            <text:p>2007</text:p>
          </table:table-cell>
          <table:table-cell office:value-type="string" calcext:value-type="string">
            <text:p>Population and reproductive biology were studied in three populations of the crab Uca burgersi Holthuis, 1967, in the Indaia, Cavalo and Ubatumirim mangrove forests (Ubatuba, Sao Paulo State, Brazil). Crabs were collected during low tide (August 2001 through July 2002), by digging the sediment, with a standard capture effort (two persons for 30 min.). Carapace width was measured, and gonad developmental stage was recorded from all specimens. U. burgersi was most abundant in the Cavalo mangrove, where the largest mate was found. Juvenile crabs were found year-round at all three sites. However, the ratio of ovigerous females was very low, even null in the Cavalo mangrove. The gonad development rate indicated that U. burgersi was reproducing continuously, but more intensively during spring and summer, with recruitment occurring in winter. The synchrony between the populational and reproductive biology in the three areas showed that local features were not the limiting factors. It is suggested that this species is a habitat generalist.</text:p>
          </table:table-cell>
          <table:table-cell table:number-columns-repeated="4"/>
          <table:table-cell office:value-type="string" calcext:value-type="string">
            <text:p>11th Latin American Congress of Marine Science (COLACMAR XI)</text:p>
          </table:table-cell>
          <table:table-cell office:value-type="string" calcext:value-type="string">
            <text:p>MAY 16-20, 2005</text:p>
          </table:table-cell>
          <table:table-cell office:value-type="string" calcext:value-type="string">
            <text:p>Ristic AG; Univ Costa Rica, Vicerrectoria Investigac</text:p>
          </table:table-cell>
          <table:table-cell office:value-type="string" calcext:value-type="string">
            <text:p>Vina del Mar, CHILE</text:p>
          </table:table-cell>
          <table:table-cell office:value-type="float" office:value="10" calcext:value-type="float">
            <text:p>10</text:p>
          </table:table-cell>
          <table:table-cell office:value-type="float" office:value="1" calcext:value-type="float">
            <text:p>1</text:p>
          </table:table-cell>
          <table:table-cell office:value-type="float" office:value="10" calcext:value-type="float">
            <text:p>10</text:p>
          </table:table-cell>
          <table:table-cell office:value-type="float" office:value="4" calcext:value-type="float">
            <text:p>4</text:p>
          </table:table-cell>
          <table:table-cell office:value-type="float" office:value="13" calcext:value-type="float">
            <text:p>13</text:p>
          </table:table-cell>
          <table:table-cell table:number-columns-repeated="2"/>
          <table:table-cell office:value-type="string" calcext:value-type="string">
            <text:p>0034-7744</text:p>
          </table:table-cell>
          <table:table-cell/>
          <table:table-cell office:value-type="string" calcext:value-type="string">
            <text:p>WOS:000250196600009</text:p>
          </table:table-cell>
          <table:table-cell table:number-columns-repeated="972"/>
        </table:table-row>
        <table:table-row table:style-name="ro1">
          <table:table-cell office:value-type="string" calcext:value-type="string">
            <text:p>J</text:p>
          </table:table-cell>
          <table:table-cell office:value-type="string" calcext:value-type="string">
            <text:p>Fumis, Patricia B.; Fransozo, Adilson; Bertini, Giovana; Braga, Adriane A.</text:p>
          </table:table-cell>
          <table:table-cell table:number-columns-repeated="7"/>
          <table:table-cell office:value-type="string" calcext:value-type="string">
            <text:p>Morphometry of the crab Hexapanopeus schmitti (Decapoda : Xanthoidea) on the northern coast of the state of Sao Paulo, Brazil</text:p>
          </table:table-cell>
          <table:table-cell table:number-columns-repeated="7"/>
          <table:table-cell office:value-type="string" calcext:value-type="string">
            <text:p>REVISTA DE BIOLOGIA TROPICAL</text:p>
          </table:table-cell>
          <table:table-cell table:number-columns-repeated="3"/>
          <table:table-cell office:value-type="float" office:value="55" calcext:value-type="float">
            <text:p>55</text:p>
          </table:table-cell>
          <table:table-cell table:number-columns-repeated="3"/>
          <table:table-cell office:value-type="float" office:value="163" calcext:value-type="float">
            <text:p>163</text:p>
          </table:table-cell>
          <table:table-cell office:value-type="float" office:value="169" calcext:value-type="float">
            <text:p>169</text:p>
          </table:table-cell>
          <table:table-cell table:number-columns-repeated="3"/>
          <table:table-cell office:value-type="float" office:value="1" calcext:value-type="float">
            <text:p>1</text:p>
          </table:table-cell>
          <table:table-cell table:style-name="ce2" office:value-type="date" office:date-value="2007-06-01" calcext:value-type="date">
            <text:p>jun/07</text:p>
          </table:table-cell>
          <table:table-cell office:value-type="float" office:value="2007" calcext:value-type="float">
            <text:p>2007</text:p>
          </table:table-cell>
          <table:table-cell office:value-type="string" calcext:value-type="string">
            <text:p>A morphometric study of the xanthoid crab Hexapanopeus schmitti was carried out, using the allometric method. Samples were taken monthly for two years (1998-1999) in the Ubatuba region, northern coast of Sao Paulo, Brazil. Sex and size were assessed for each specimen, and all crabs were measured to obtain their carapace width (CW) and length (CL), abdomen width (AW) of females, major cheliped propodus length and height (PL and PH), and gonopod length (GL) of males. A total of 301 crabs were analyzed, 209 males and 92 females. The CWs of the crabs ranged from 2.5 to 9.8 mm for males and from 2.8 to 9.4 mm for females. The relative growth equation (y=ax(b)) based on the relationship between GL and CW suggested that males reach their morphological sexual maturity near 6.1 mm CW. In females, the estimated size at 50 % maturity was 4.8 mm CW, based on the relationship of AW vs. CW. Males reach larger sizes than females, which probably favors their ability to guard the females during courtship. In approximately 83 % of the crabs (n= 371), disregarding sex, the right cheliped was larger.</text:p>
          </table:table-cell>
          <table:table-cell table:number-columns-repeated="4"/>
          <table:table-cell office:value-type="string" calcext:value-type="string">
            <text:p>11th Latin American Congress of Marine Science (COLACMAR XI)</text:p>
          </table:table-cell>
          <table:table-cell office:value-type="string" calcext:value-type="string">
            <text:p>MAY 16-20, 2005</text:p>
          </table:table-cell>
          <table:table-cell office:value-type="string" calcext:value-type="string">
            <text:p>Ristic AG; Univ Costa Rica, Vicerrectoria Investigac</text:p>
          </table:table-cell>
          <table:table-cell office:value-type="string" calcext:value-type="string">
            <text:p>Vina del Mar, CHILE</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0034-7744</text:p>
          </table:table-cell>
          <table:table-cell/>
          <table:table-cell office:value-type="string" calcext:value-type="string">
            <text:p>WOS:000250196600019</text:p>
          </table:table-cell>
          <table:table-cell table:number-columns-repeated="972"/>
        </table:table-row>
        <table:table-row table:style-name="ro1">
          <table:table-cell office:value-type="string" calcext:value-type="string">
            <text:p>J</text:p>
          </table:table-cell>
          <table:table-cell office:value-type="string" calcext:value-type="string">
            <text:p>Baldassin, P.; Gallo, H.; Barbosa, C. B.</text:p>
          </table:table-cell>
          <table:table-cell table:number-columns-repeated="7"/>
          <table:table-cell office:value-type="string" calcext:value-type="string">
            <text:p>Serum biochemistry of an, atlantic Yellow-Nosed Albatross Thalassarche chlororhynchos (Gmelin, 1789)</text:p>
          </table:table-cell>
          <table:table-cell table:number-columns-repeated="7"/>
          <table:table-cell office:value-type="string" calcext:value-type="string">
            <text:p>ARQUIVO BRASILEIRO DE MEDICINA VETERINARIA E ZOOTECNIA</text:p>
          </table:table-cell>
          <table:table-cell table:number-columns-repeated="3"/>
          <table:table-cell office:value-type="float" office:value="59" calcext:value-type="float">
            <text:p>59</text:p>
          </table:table-cell>
          <table:table-cell office:value-type="float" office:value="2" calcext:value-type="float">
            <text:p>2</text:p>
          </table:table-cell>
          <table:table-cell table:number-columns-repeated="2"/>
          <table:table-cell office:value-type="float" office:value="541" calcext:value-type="float">
            <text:p>541</text:p>
          </table:table-cell>
          <table:table-cell office:value-type="float" office:value="542" calcext:value-type="float">
            <text:p>542</text:p>
          </table:table-cell>
          <table:table-cell/>
          <table:table-cell office:value-type="string" calcext:value-type="string">
            <text:p>10.1590/S0102-09352007000200045</text:p>
          </table:table-cell>
          <table:table-cell table:number-columns-repeated="2"/>
          <table:table-cell office:value-type="string" calcext:value-type="string">
            <text:p>APR 2007</text:p>
          </table:table-cell>
          <table:table-cell office:value-type="float" office:value="2007" calcext:value-type="float">
            <text:p>2007</text:p>
          </table:table-cell>
          <table:table-cell table:number-columns-repeated="9"/>
          <table:table-cell table:number-columns-repeated="5" office:value-type="float" office:value="0" calcext:value-type="float">
            <text:p>0</text:p>
          </table:table-cell>
          <table:table-cell table:number-columns-repeated="2"/>
          <table:table-cell office:value-type="string" calcext:value-type="string">
            <text:p>0102-0935</text:p>
          </table:table-cell>
          <table:table-cell/>
          <table:table-cell office:value-type="string" calcext:value-type="string">
            <text:p>WOS:000248105400045</text:p>
          </table:table-cell>
          <table:table-cell table:number-columns-repeated="972"/>
        </table:table-row>
        <table:table-row table:style-name="ro1">
          <table:table-cell office:value-type="string" calcext:value-type="string">
            <text:p>J</text:p>
          </table:table-cell>
          <table:table-cell office:value-type="string" calcext:value-type="string">
            <text:p>Bertini, Giovana; Braga, Adriane Araujo; Fransozo, Adilson; Dias, Michele de Oliveira; Correa, Alves; de Morais Freire, Fulvio Aurelio</text:p>
          </table:table-cell>
          <table:table-cell table:number-columns-repeated="3"/>
          <table:table-cell office:value-type="string" calcext:value-type="string">
            <text:p>Freire, Fulvio/C-8370-2012</text:p>
          </table:table-cell>
          <table:table-cell office:value-type="string" calcext:value-type="string">
            <text:p>Freire, Fulvio/0000-0003-1580-0222</text:p>
          </table:table-cell>
          <table:table-cell table:number-columns-repeated="2"/>
          <table:table-cell office:value-type="string" calcext:value-type="string">
            <text:p>Relative growth and sexual maturity of the stone crab Menippe nodifrons Stimpson, 1859 (brachyura, xanthoidea) in southeastern Brazil</text:p>
          </table:table-cell>
          <table:table-cell table:number-columns-repeated="7"/>
          <table:table-cell office:value-type="string" calcext:value-type="string">
            <text:p>BRAZILIAN ARCHIVES OF BIOLOGY AND TECHNOLOGY</text:p>
          </table:table-cell>
          <table:table-cell table:number-columns-repeated="3"/>
          <table:table-cell office:value-type="float" office:value="50" calcext:value-type="float">
            <text:p>50</text:p>
          </table:table-cell>
          <table:table-cell office:value-type="float" office:value="2" calcext:value-type="float">
            <text:p>2</text:p>
          </table:table-cell>
          <table:table-cell table:number-columns-repeated="2"/>
          <table:table-cell office:value-type="float" office:value="259" calcext:value-type="float">
            <text:p>259</text:p>
          </table:table-cell>
          <table:table-cell office:value-type="float" office:value="267" calcext:value-type="float">
            <text:p>267</text:p>
          </table:table-cell>
          <table:table-cell table:number-columns-repeated="4"/>
          <table:table-cell table:style-name="ce2" office:value-type="date" office:date-value="2007-03-01" calcext:value-type="date">
            <text:p>mar/07</text:p>
          </table:table-cell>
          <table:table-cell office:value-type="float" office:value="2007" calcext:value-type="float">
            <text:p>2007</text:p>
          </table:table-cell>
          <table:table-cell office:value-type="string" calcext:value-type="string">
            <text:p>The relative growth and size at onset of morphological sexual maturity of the stone crab Menippe nodifrons were investigated. A total of 399 crabs was captured on Praia Grande and Tenorio beaches at Ubatuba. Carapace width (CW) and length, cheliped propodus length and height, abdomen width in females, and gonopod length in males were recorded. In females, the abdominal width showed negative allometry for juveniles and positive allometry for adults; the puberty molt occurred at 31.6 mm CW. In males, the size at onset of morphological sexual maturity was estimated as 29.7 mm CW; the gonopod growth showed positive allometry for juveniles, and an isometric relationship for adults. The gonopod length and the abdominal width were the most appropriate morphometric variables to estimate size at onset of sexual maturity in this stone crab.</text:p>
          </table:table-cell>
          <table:table-cell table:number-columns-repeated="8"/>
          <table:table-cell office:value-type="float" office:value="11" calcext:value-type="float">
            <text:p>11</text:p>
          </table:table-cell>
          <table:table-cell office:value-type="float" office:value="0" calcext:value-type="float">
            <text:p>0</text:p>
          </table:table-cell>
          <table:table-cell office:value-type="float" office:value="11" calcext:value-type="float">
            <text:p>11</text:p>
          </table:table-cell>
          <table:table-cell office:value-type="float" office:value="3" calcext:value-type="float">
            <text:p>3</text:p>
          </table:table-cell>
          <table:table-cell office:value-type="float" office:value="13" calcext:value-type="float">
            <text:p>13</text:p>
          </table:table-cell>
          <table:table-cell table:number-columns-repeated="2"/>
          <table:table-cell office:value-type="string" calcext:value-type="string">
            <text:p>1516-8913</text:p>
          </table:table-cell>
          <table:table-cell/>
          <table:table-cell office:value-type="string" calcext:value-type="string">
            <text:p>WOS:000246340400011</text:p>
          </table:table-cell>
          <table:table-cell table:number-columns-repeated="972"/>
        </table:table-row>
        <table:table-row table:style-name="ro1">
          <table:table-cell office:value-type="string" calcext:value-type="string">
            <text:p>J</text:p>
          </table:table-cell>
          <table:table-cell office:value-type="string" calcext:value-type="string">
            <text:p>Costa, Rogerio C.; Fransozo, Adilson; Freire, Fulvio A. M.; Castilho, Antonio L.</text:p>
          </table:table-cell>
          <table:table-cell table:number-columns-repeated="3"/>
          <table:table-cell office:value-type="string" calcext:value-type="string">
            <text:p>Castilho, Antonio/B-5249-2015</text:p>
          </table:table-cell>
          <table:table-cell office:value-type="string" calcext:value-type="string">
            <text:p>Castilho, Antonio/0000-0003-0001-9054</text:p>
          </table:table-cell>
          <table:table-cell table:number-columns-repeated="2"/>
          <table:table-cell office:value-type="string" calcext:value-type="string">
            <text:p>Abundance and ecological distribution of the "sete-barbas" shrimp Xiphopenaeus kroyeri (Heller, 1862) (Decapoda : Penaeoidea) in three Bays of the Ubatuba Region, southeastern Brazil</text:p>
          </table:table-cell>
          <table:table-cell table:number-columns-repeated="7"/>
          <table:table-cell office:value-type="string" calcext:value-type="string">
            <text:p>Gulf and Caribbean Research</text:p>
          </table:table-cell>
          <table:table-cell table:number-columns-repeated="3"/>
          <table:table-cell office:value-type="float" office:value="19" calcext:value-type="float">
            <text:p>19</text:p>
          </table:table-cell>
          <table:table-cell table:number-columns-repeated="3"/>
          <table:table-cell office:value-type="float" office:value="33" calcext:value-type="float">
            <text:p>33</text:p>
          </table:table-cell>
          <table:table-cell office:value-type="float" office:value="41" calcext:value-type="float">
            <text:p>41</text:p>
          </table:table-cell>
          <table:table-cell table:number-columns-repeated="4"/>
          <table:table-cell table:style-name="ce2" office:value-type="date" office:date-value="2007-03-01" calcext:value-type="date">
            <text:p>mar/07</text:p>
          </table:table-cell>
          <table:table-cell office:value-type="float" office:value="2007" calcext:value-type="float">
            <text:p>2007</text:p>
          </table:table-cell>
          <table:table-cell office:value-type="string" calcext:value-type="string">
            <text:p>The influence of environmental factors on the abundance and spatial-temporal distribution of the shrimp Xiphopenaeus kroyeri was investigated in southeastern Brazil over 2 years. Monthly collections were conducted in Mar Virado, Ubatuba and Ubatumirim Bays using a commercial shrimp fishing boat equipped with 2 "double-rig" nets. Each bay was divided into 6 sampling stations, all of which were less than 25 m deep. The spatial distribution of X. kroyeri differed among Bays. Highest abundance values were recorded in areas where silt and clay comprised more than 70% of the bottom sediment. Abundance of X. kroyeri followed a seasonal trend, being higher during fall and winter, when intrusions of tropical waters are frequent, causing an increase in salinity (&gt; 35 parts per thousand) and temperature (&gt; 21 degrees C). A clear decrease in shrimp abundance followed a decrease in bottom temperature (&lt; 20 degrees C) during spring and summer due to the influence of cold water currents, particularly the South Atlantic Central Water. These results suggest that sediment type, salinity, and temperature are among the most important variables affecting the spatial and seasonal distribution of this species.</text:p>
          </table:table-cell>
          <table:table-cell table:number-columns-repeated="8"/>
          <table:table-cell office:value-type="float" office:value="26" calcext:value-type="float">
            <text:p>26</text:p>
          </table:table-cell>
          <table:table-cell office:value-type="float" office:value="0" calcext:value-type="float">
            <text:p>0</text:p>
          </table:table-cell>
          <table:table-cell office:value-type="float" office:value="27" calcext:value-type="float">
            <text:p>27</text:p>
          </table:table-cell>
          <table:table-cell office:value-type="float" office:value="6" calcext:value-type="float">
            <text:p>6</text:p>
          </table:table-cell>
          <table:table-cell office:value-type="float" office:value="29" calcext:value-type="float">
            <text:p>29</text:p>
          </table:table-cell>
          <table:table-cell table:number-columns-repeated="2"/>
          <table:table-cell office:value-type="string" calcext:value-type="string">
            <text:p>1528-0470</text:p>
          </table:table-cell>
          <table:table-cell/>
          <table:table-cell office:value-type="string" calcext:value-type="string">
            <text:p>BIOABS:BACD200700184770</text:p>
          </table:table-cell>
          <table:table-cell table:number-columns-repeated="972"/>
        </table:table-row>
        <table:table-row table:style-name="ro1">
          <table:table-cell office:value-type="string" calcext:value-type="string">
            <text:p>J</text:p>
          </table:table-cell>
          <table:table-cell office:value-type="string" calcext:value-type="string">
            <text:p>Lopes, José Rogério</text:p>
          </table:table-cell>
          <table:table-cell table:number-columns-repeated="7"/>
          <table:table-cell office:value-type="string" calcext:value-type="string">
            <text:p>Cidade, subjetividade e território: representações de moradores de favelas</text:p>
          </table:table-cell>
          <table:table-cell office:value-type="string" calcext:value-type="string">
            <text:p>Ville, subjectivité et territoire: représentation des de habitants de périphérie</text:p>
          </table:table-cell>
          <table:table-cell office:value-type="string" calcext:value-type="string">
            <text:p>City, subjectivity and territory: representations of the impoverished subjects</text:p>
          </table:table-cell>
          <table:table-cell office:value-type="string" calcext:value-type="string">
            <text:p>Ciudad, subjectividad, y território: representaciónes de los habitantes de arrabaldes</text:p>
          </table:table-cell>
          <table:table-cell table:number-columns-repeated="4"/>
          <table:table-cell office:value-type="string" calcext:value-type="string">
            <text:p>Interações (Campo Grande)</text:p>
          </table:table-cell>
          <table:table-cell table:number-columns-repeated="3"/>
          <table:table-cell office:value-type="float" office:value="8" calcext:value-type="float">
            <text:p>8</text:p>
          </table:table-cell>
          <table:table-cell office:value-type="float" office:value="1" calcext:value-type="float">
            <text:p>1</text:p>
          </table:table-cell>
          <table:table-cell table:number-columns-repeated="2"/>
          <table:table-cell office:value-type="float" office:value="81" calcext:value-type="float">
            <text:p>81</text:p>
          </table:table-cell>
          <table:table-cell office:value-type="float" office:value="94" calcext:value-type="float">
            <text:p>94</text:p>
          </table:table-cell>
          <table:table-cell/>
          <table:table-cell office:value-type="string" calcext:value-type="string">
            <text:p>10.1590/S1518-70122007000100009</text:p>
          </table:table-cell>
          <table:table-cell table:number-columns-repeated="2"/>
          <table:table-cell office:value-type="string" calcext:value-type="string">
            <text:p>2007-03</text:p>
          </table:table-cell>
          <table:table-cell office:value-type="float" office:value="2007" calcext:value-type="float">
            <text:p>2007</text:p>
          </table:table-cell>
          <table:table-cell office:value-type="string" calcext:value-type="string">
            <text:p>The article presents an analysis of the relation between space, subjectivity and knowledge based on an ethnographic study developed in a slum pertaining to the town of Ubatuba, in the state of São Paulo, Brazil. The analysis is centered on the discussion of terms that define social-spatial perceptions among impoverished subjects, analyzing the social content that permeates the use of such terms and that makes it possible to characterize distinctions to the analysis of social-spatial relations that are marked by social inequality.</text:p>
          </table:table-cell>
          <table:table-cell office:value-type="string" calcext:value-type="string">
            <text:p>El artículo presenta uma análisis de las relaciones minetras espacio. subjectividad, y conocimiento, tenedo por base um estúdio etnográfico desarrolldado em um arrabalde de la ciudad de Ubatuba, SP. La análisis está centrado em la discusíon de los termos que definen percepciones sociales y espaciales mientras sujetos pobres, analisando el contenido social que impregna el uso de estes termos y que posibilitan caracterizar distinciónes à análisis de las relaciones sociales y espaciales, marcadas por la desigualdad social.</text:p>
          </table:table-cell>
          <table:table-cell office:value-type="string" calcext:value-type="string">
            <text:p>O artigo apresenta uma análise das relações entre espaço, subjetividade e conhecimento, tendo por base um estudo etnográfico desenvolvido em uma favela da cidade de Ubatuba, SP. A análise centra-se na discussão de termos que definem percepções sócio-espaciais, entre sujeitos pobres, analisando o conteúdo social que impregna o uso destes termos e que possibilitam caracterizar distinções à análise das relações sócio-espaciais, marcadas pela desigualdade social.</text:p>
          </table:table-cell>
          <table:table-cell office:value-type="string" calcext:value-type="string">
            <text:p>L'article présente une analyze des rélations parmis espace, subjectivité et conaissance, a travérs d'un étude ethnographique développé dans une périphérie de la ville de Ubatuba, SP. L'analyse es centrée dans la discution de termes que defini perceptions sociaux et spatiaux, parmis sujets pauvres, avec l'analyse du contenu social que imprégne l'usage de ces termes et que rendent possible caractériser distintion à l'analyse des rélations sociaux et spaciaux, distingues por l'inegalité social.</text:p>
          </table:table-cell>
          <table:table-cell table:number-columns-repeated="5"/>
          <table:table-cell table:number-columns-repeated="5" office:value-type="float" office:value="0" calcext:value-type="float">
            <text:p>0</text:p>
          </table:table-cell>
          <table:table-cell table:number-columns-repeated="2"/>
          <table:table-cell office:value-type="string" calcext:value-type="string">
            <text:p>1518-7012</text:p>
          </table:table-cell>
          <table:table-cell/>
          <table:table-cell office:value-type="string" calcext:value-type="string">
            <text:p>SCIELO:S1518-70122007000100009</text:p>
          </table:table-cell>
          <table:table-cell table:number-columns-repeated="972"/>
        </table:table-row>
        <table:table-row table:style-name="ro1">
          <table:table-cell office:value-type="string" calcext:value-type="string">
            <text:p>J</text:p>
          </table:table-cell>
          <table:table-cell office:value-type="string" calcext:value-type="string">
            <text:p>Simoes, Marcello G.; Rodrigues, Sabrina Coelho; Kowalewski, Michal</text:p>
          </table:table-cell>
          <table:table-cell table:number-columns-repeated="3"/>
          <table:table-cell office:value-type="string" calcext:value-type="string">
            <text:p>Kowalewski, Michal/B-4263-2008; Simoes, Marcello/C-2373-2012</text:p>
          </table:table-cell>
          <table:table-cell table:number-columns-repeated="3"/>
          <table:table-cell office:value-type="string" calcext:value-type="string">
            <text:p>Comparative analysis of drilling frequencies in recent brachiopod-mollusk associations from the Southern Brazilian Shelf</text:p>
          </table:table-cell>
          <table:table-cell table:number-columns-repeated="7"/>
          <table:table-cell office:value-type="string" calcext:value-type="string">
            <text:p>PALAIOS</text:p>
          </table:table-cell>
          <table:table-cell table:number-columns-repeated="3"/>
          <table:table-cell office:value-type="float" office:value="22" calcext:value-type="float">
            <text:p>22</text:p>
          </table:table-cell>
          <table:table-cell office:value-type="float" office:value="2" calcext:value-type="float">
            <text:p>2</text:p>
          </table:table-cell>
          <table:table-cell table:number-columns-repeated="2"/>
          <table:table-cell office:value-type="float" office:value="143" calcext:value-type="float">
            <text:p>143</text:p>
          </table:table-cell>
          <table:table-cell office:value-type="float" office:value="154" calcext:value-type="float">
            <text:p>154</text:p>
          </table:table-cell>
          <table:table-cell/>
          <table:table-cell office:value-type="string" calcext:value-type="string">
            <text:p>10.2110/palo.2006.p06-040r</text:p>
          </table:table-cell>
          <table:table-cell table:number-columns-repeated="2"/>
          <table:table-cell table:style-name="ce2" office:value-type="date" office:date-value="2007-03-01" calcext:value-type="date">
            <text:p>mar/07</text:p>
          </table:table-cell>
          <table:table-cell office:value-type="float" office:value="2007" calcext:value-type="float">
            <text:p>2007</text:p>
          </table:table-cell>
          <table:table-cell office:value-type="string" calcext:value-type="string">
            <text:p>Over 14,000 specimens-5,204 brachiopods, 9,137 bivalves, and 178 gastropods-acquired from 30 collecting stations (0 to 45 m depth) in the Ubatuba and Picinguaba bays, southern Brazil, were compared for drilling frequencies. Beveled (countersunk) circular-to-subcircular borings (Oichnus-like drill holes) were found in diverse bivalves but also in the rhynchonelliform brachiopod Bouchardia rosea-a small, semi-infaunal to epifaunal, free-lying species that dominates the brachiopod fauna of the southern Brazilian shelf. Drill holes in bivalve mollusks and brachiopods are comparable in their morphology, average diameter, and diameter range, indicating attacks by a single type of drilling organism. Drill holes in brachiopods were rare (0.4%) and found only at five sampling sites. Drillings in bivalves were over 10 times as frequent as in brachiopods, but the average drilling frequency was still low (5.6%) compared to typical boring frequencies of Cenozoic mollusks. Some common bivalve species, however, were drilled at frequencies up to 50 times higher than those observed for shells of B. rosea from the same samples. Due to scarcity of drilled brachiopods, it is not possible to evaluate if the driller displayed a nonrandom (stereotyped) site, size, or valve preference. Drilled brachiopods may record (1) naticid or muricid predation, (2) predation by other drillers, (3) parasitic drillings, and (4) mistaken or opportunistic attacks. Low drilling frequency in brachiopods is consistent with recent reports on ancient and modern examples. The scarcity of drilling in brachiopods, coupled with much higher drilling frequencies observed in sympatric bivalves, suggests that drilling in brachiopods may have been due to facultative or erroneous attacks. The drilling frequencies observed here for the brachiopod-bivalve assemblages are remarkably similar to those reported for Permian brachiopod-bivalves associations. This report adds to the growing evidence for an intriguing macroecological stasis: multiple meta-analytical surveys of present-day and fossil rhynchonelliform brachiopods conducted in recent years also point to persistent scarcity and low intensity of biotic interactions between brachiopods and drilling organisms throughout their evolutionary history.</text:p>
          </table:table-cell>
          <table:table-cell table:number-columns-repeated="8"/>
          <table:table-cell office:value-type="float" office:value="23" calcext:value-type="float">
            <text:p>23</text:p>
          </table:table-cell>
          <table:table-cell office:value-type="float" office:value="0" calcext:value-type="float">
            <text:p>0</text:p>
          </table:table-cell>
          <table:table-cell office:value-type="float" office:value="21" calcext:value-type="float">
            <text:p>21</text:p>
          </table:table-cell>
          <table:table-cell office:value-type="float" office:value="0" calcext:value-type="float">
            <text:p>0</text:p>
          </table:table-cell>
          <table:table-cell office:value-type="float" office:value="24" calcext:value-type="float">
            <text:p>24</text:p>
          </table:table-cell>
          <table:table-cell table:number-columns-repeated="2"/>
          <table:table-cell office:value-type="string" calcext:value-type="string">
            <text:p>0883-1351</text:p>
          </table:table-cell>
          <table:table-cell/>
          <table:table-cell office:value-type="string" calcext:value-type="string">
            <text:p>WOS:000248060700004</text:p>
          </table:table-cell>
          <table:table-cell table:number-columns-repeated="972"/>
        </table:table-row>
        <table:table-row table:style-name="ro1">
          <table:table-cell office:value-type="string" calcext:value-type="string">
            <text:p>J</text:p>
          </table:table-cell>
          <table:table-cell office:value-type="string" calcext:value-type="string">
            <text:p>de Melo, Gustavo A. S.</text:p>
          </table:table-cell>
          <table:table-cell table:number-columns-repeated="7"/>
          <table:table-cell office:value-type="string" calcext:value-type="string">
            <text:p>The family Rhynchocinetidae Ortmann (Crustacea, Decapoda, Caridea) on the Brazilian coast</text:p>
          </table:table-cell>
          <table:table-cell table:number-columns-repeated="7"/>
          <table:table-cell office:value-type="string" calcext:value-type="string">
            <text:p>REVISTA BRASILEIRA DE ZOOLOGIA</text:p>
          </table:table-cell>
          <table:table-cell table:number-columns-repeated="3"/>
          <table:table-cell office:value-type="float" office:value="24" calcext:value-type="float">
            <text:p>24</text:p>
          </table:table-cell>
          <table:table-cell office:value-type="float" office:value="1" calcext:value-type="float">
            <text:p>1</text:p>
          </table:table-cell>
          <table:table-cell table:number-columns-repeated="2"/>
          <table:table-cell office:value-type="float" office:value="57" calcext:value-type="float">
            <text:p>57</text:p>
          </table:table-cell>
          <table:table-cell office:value-type="float" office:value="63" calcext:value-type="float">
            <text:p>63</text:p>
          </table:table-cell>
          <table:table-cell table:number-columns-repeated="4"/>
          <table:table-cell table:style-name="ce2" office:value-type="date" office:date-value="2007-03-01" calcext:value-type="date">
            <text:p>mar/07</text:p>
          </table:table-cell>
          <table:table-cell office:value-type="float" office:value="2007" calcext:value-type="float">
            <text:p>2007</text:p>
          </table:table-cell>
          <table:table-cell office:value-type="string" calcext:value-type="string">
            <text:p>The family Rhynchocinetidae Ortmann, 1890, presently in the superfamily Nematocarcinoidea Smith, 1884 and the genus Rhynchocinetes H. Milne Edwards, 1837, has always had a complex and controversial classification. Until recently, the only species known from the Brazilian coast was Rhynchocinetes rigens Gordon, 1936, which was transferred to the genus Cinetorhynchus. Rhynchocinetes typus H. Milne Edwards, 1837, the type-species of the genus, was known only from the eastern Pacific; but in the carcinological collection of the Museu de Zoologia da Universidade de Sao Paulo, a specimen of this species collected at Ubatuba, Sao Paulo was found; this is the first record of this species for the Brazilian coast. These two species are redescribed and illustrated.</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2"/>
          <table:table-cell office:value-type="string" calcext:value-type="string">
            <text:p>0101-8175</text:p>
          </table:table-cell>
          <table:table-cell/>
          <table:table-cell office:value-type="string" calcext:value-type="string">
            <text:p>WOS:000245370300007</text:p>
          </table:table-cell>
          <table:table-cell table:number-columns-repeated="972"/>
        </table:table-row>
        <table:table-row table:style-name="ro1">
          <table:table-cell office:value-type="string" calcext:value-type="string">
            <text:p>J</text:p>
          </table:table-cell>
          <table:table-cell office:value-type="string" calcext:value-type="string">
            <text:p>Fidalgo, A. O.; Kleinert, A. M. P.</text:p>
          </table:table-cell>
          <table:table-cell table:number-columns-repeated="3"/>
          <table:table-cell office:value-type="string" calcext:value-type="string">
            <text:p>Kleinert, Astrid/A-1486-2008</text:p>
          </table:table-cell>
          <table:table-cell office:value-type="string" calcext:value-type="string">
            <text:p>Kleinert, Astrid/0000-0003-0550-7452</text:p>
          </table:table-cell>
          <table:table-cell table:number-columns-repeated="2"/>
          <table:table-cell office:value-type="string" calcext:value-type="string">
            <text:p>Foraging behavior of Melipona rufiventris lepeletier (Apinae; Meliponini) in Ubatuba, SP, Brazil</text:p>
          </table:table-cell>
          <table:table-cell table:number-columns-repeated="7"/>
          <table:table-cell office:value-type="string" calcext:value-type="string">
            <text:p>Brazilian Journal of Biology</text:p>
          </table:table-cell>
          <table:table-cell table:number-columns-repeated="3"/>
          <table:table-cell office:value-type="float" office:value="67" calcext:value-type="float">
            <text:p>67</text:p>
          </table:table-cell>
          <table:table-cell office:value-type="float" office:value="1" calcext:value-type="float">
            <text:p>1</text:p>
          </table:table-cell>
          <table:table-cell table:number-columns-repeated="2"/>
          <table:table-cell office:value-type="float" office:value="133" calcext:value-type="float">
            <text:p>133</text:p>
          </table:table-cell>
          <table:table-cell office:value-type="float" office:value="140" calcext:value-type="float">
            <text:p>140</text:p>
          </table:table-cell>
          <table:table-cell/>
          <table:table-cell office:value-type="string" calcext:value-type="string">
            <text:p>10.1590/S1519-69842007000100018</text:p>
          </table:table-cell>
          <table:table-cell table:number-columns-repeated="2"/>
          <table:table-cell office:value-type="string" calcext:value-type="string">
            <text:p>FEB 2007</text:p>
          </table:table-cell>
          <table:table-cell office:value-type="float" office:value="2007" calcext:value-type="float">
            <text:p>2007</text:p>
          </table:table-cell>
          <table:table-cell office:value-type="string" calcext:value-type="string">
            <text:p>This study describes how the foraging activity of Melipona rufiventris is influenced by the environment and/or by the state of a colony. Two colonies were studied in Ubatuba, SP (44 degrees 48' W and 23 degrees 22' S) from July/2000 to June/2001. These colonies were classified as strong (Colony 1) and intermediate (Colony 2) according to their general conditions: population and brood comb size and number of food pots. The bees were active from dawn to dusk. The number of pollen loads presented a positive correlation with relative humidity (r(s) = 0.401; p &lt;0.01) and was highest between 70 and 90%. However, it was negatively correlated with temperature (r(s) = -0.228; p &lt;0.01) showing a peak between 18 and 23 degrees C. The number of nectar loads presented a positive correlation with temperature (r(s) = 0.244; p &lt;0.01) and light intensity (r(s) = 0.414; p &lt;0.01); it was greater between 50 and 90% of relative humidity and 20 and 30 degrees C of temperature. They collected more nectar than pollen throughout the day, and were more active between 6 and 9 hours. Workers from Colony I (strong) collected nectar in greater amounts and earlier than those from Colony 2 (intermediate). The number of pollen, nectar and resin loads varied considerably between the study days. Peaks of pollen collection occurred earlier in months with longer days and in a hotter and more humid climate. The foraging behavior of M. rufiventris is probably affected by the state of the colony and by environmental conditions, notably temperature, relative humidity, light intensity and length of the day.</text:p>
          </table:table-cell>
          <table:table-cell table:number-columns-repeated="8"/>
          <table:table-cell office:value-type="float" office:value="9" calcext:value-type="float">
            <text:p>9</text:p>
          </table:table-cell>
          <table:table-cell office:value-type="float" office:value="0" calcext:value-type="float">
            <text:p>0</text:p>
          </table:table-cell>
          <table:table-cell office:value-type="float" office:value="7" calcext:value-type="float">
            <text:p>7</text:p>
          </table:table-cell>
          <table:table-cell office:value-type="float" office:value="2" calcext:value-type="float">
            <text:p>2</text:p>
          </table:table-cell>
          <table:table-cell office:value-type="float" office:value="9" calcext:value-type="float">
            <text:p>9</text:p>
          </table:table-cell>
          <table:table-cell table:number-columns-repeated="2"/>
          <table:table-cell office:value-type="string" calcext:value-type="string">
            <text:p>1519-6984</text:p>
          </table:table-cell>
          <table:table-cell/>
          <table:table-cell office:value-type="string" calcext:value-type="string">
            <text:p>BIOABS:BACD200700220563</text:p>
          </table:table-cell>
          <table:table-cell office:value-type="float" office:value="17505760" calcext:value-type="float">
            <text:p>17505760</text:p>
          </table:table-cell>
          <table:table-cell table:number-columns-repeated="971"/>
        </table:table-row>
        <table:table-row table:style-name="ro1">
          <table:table-cell office:value-type="string" calcext:value-type="string">
            <text:p>J</text:p>
          </table:table-cell>
          <table:table-cell office:value-type="string" calcext:value-type="string">
            <text:p>Mascaro, M.; Castillo, A. M.; Simoes, N.; Chiappa-Carrara, X.</text:p>
          </table:table-cell>
          <table:table-cell table:number-columns-repeated="7"/>
          <table:table-cell office:value-type="string" calcext:value-type="string">
            <text:p>Variations in the feeding habits of Callinectes rathbunae in Las Palmas lagoon (southern Gulf of Mexico) on three temporal scales</text:p>
          </table:table-cell>
          <table:table-cell table:number-columns-repeated="7"/>
          <table:table-cell office:value-type="string" calcext:value-type="string">
            <text:p>CRUSTACEANA</text:p>
          </table:table-cell>
          <table:table-cell table:number-columns-repeated="3"/>
          <table:table-cell office:value-type="float" office:value="80" calcext:value-type="float">
            <text:p>80</text:p>
          </table:table-cell>
          <table:table-cell office:value-type="float" office:value="2" calcext:value-type="float">
            <text:p>2</text:p>
          </table:table-cell>
          <table:table-cell table:number-columns-repeated="2"/>
          <table:table-cell office:value-type="float" office:value="139" calcext:value-type="float">
            <text:p>139</text:p>
          </table:table-cell>
          <table:table-cell office:value-type="float" office:value="160" calcext:value-type="float">
            <text:p>160</text:p>
          </table:table-cell>
          <table:table-cell/>
          <table:table-cell office:value-type="string" calcext:value-type="string">
            <text:p>10.1163/156854007780121366</text:p>
          </table:table-cell>
          <table:table-cell table:number-columns-repeated="2"/>
          <table:table-cell office:value-type="string" calcext:value-type="string">
            <text:p>FEB 2007</text:p>
          </table:table-cell>
          <table:table-cell office:value-type="float" office:value="2007" calcext:value-type="float">
            <text:p>2007</text:p>
          </table:table-cell>
          <table:table-cell office:value-type="string" calcext:value-type="string">
            <text:p>Las Palmas lagoon is a part of the hydrographic system of Pom-Atasta-Puerto Rico, NE of Laguna de Terminos, southern Gulf of Mexico. Swimming crabs of the genus Callinectes abound in this area and play an important role in the complex trophic dynamics of the macrobenthos. We analysed the feeding habits of Callinectes rathbunae and its variations on three temporal scales. Sampling was carried out from August 1999 through July 2000, both on a monthly basis (9:00-13:00 h) at new moon, and for each season (every 6 h during 24 h) with a small shrimp trawl net. Samples of epi- and infauna were simultaneously taken. The stomachs of all C. rathbunae collected were dissected and the dietary components identified to the lowest taxonomic level possible. Percentage frequency of occurrence (%F) of each taxon was calculated, together with the normalized Levins index (Ba) for each (a) season, (b) size class (20 mm intervals), and (c) day- and night-time period in each season. While the trophic niche breadth of this species does not vary significantly with season, crab size, or time of day, diet components differed among seasons and crab size classes. Results indicate that ontogenic differences in the feeding strategies of this species contribute most importantly to overall variations in diet.</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0011-216X</text:p>
          </table:table-cell>
          <table:table-cell/>
          <table:table-cell office:value-type="string" calcext:value-type="string">
            <text:p>WOS:000246445700002</text:p>
          </table:table-cell>
          <table:table-cell table:number-columns-repeated="972"/>
        </table:table-row>
        <table:table-row table:style-name="ro1">
          <table:table-cell office:value-type="string" calcext:value-type="string">
            <text:p>J</text:p>
          </table:table-cell>
          <table:table-cell office:value-type="string" calcext:value-type="string">
            <text:p>Guerra-Castro, Edlin; Carmona-Suarez, Carlos A.; Conde, Jesus E.</text:p>
          </table:table-cell>
          <table:table-cell table:number-columns-repeated="3"/>
          <table:table-cell office:value-type="string" calcext:value-type="string">
            <text:p>Guerra-Castro, Edlin/E-3639-2014</text:p>
          </table:table-cell>
          <table:table-cell office:value-type="string" calcext:value-type="string">
            <text:p>Guerra-Castro, Edlin/0000-0003-3529-4507</text:p>
          </table:table-cell>
          <table:table-cell table:number-columns-repeated="2"/>
          <table:table-cell office:value-type="string" calcext:value-type="string">
            <text:p>Activity patterns and zonation of the swimming crabs Arenaeus cribrarius and Callinectes ornatus</text:p>
          </table:table-cell>
          <table:table-cell table:number-columns-repeated="7"/>
          <table:table-cell office:value-type="string" calcext:value-type="string">
            <text:p>JOURNAL OF CRUSTACEAN BIOLOGY</text:p>
          </table:table-cell>
          <table:table-cell table:number-columns-repeated="3"/>
          <table:table-cell office:value-type="float" office:value="27" calcext:value-type="float">
            <text:p>27</text:p>
          </table:table-cell>
          <table:table-cell office:value-type="float" office:value="1" calcext:value-type="float">
            <text:p>1</text:p>
          </table:table-cell>
          <table:table-cell table:number-columns-repeated="2"/>
          <table:table-cell office:value-type="float" office:value="49" calcext:value-type="float">
            <text:p>49</text:p>
          </table:table-cell>
          <table:table-cell office:value-type="float" office:value="58" calcext:value-type="float">
            <text:p>58</text:p>
          </table:table-cell>
          <table:table-cell/>
          <table:table-cell office:value-type="string" calcext:value-type="string">
            <text:p>10.1651/S-2651.1</text:p>
          </table:table-cell>
          <table:table-cell table:number-columns-repeated="2"/>
          <table:table-cell office:value-type="string" calcext:value-type="string">
            <text:p>FEB 2007</text:p>
          </table:table-cell>
          <table:table-cell office:value-type="float" office:value="2007" calcext:value-type="float">
            <text:p>2007</text:p>
          </table:table-cell>
          <table:table-cell office:value-type="string" calcext:value-type="string">
            <text:p>Home range, movements and zonation of Arenaeus cribrarius and Callinectes ornatus were analyzed in Ensenada de La Vela, in the Venezuelan Caribbean, using acoustic telemetry. Transmitters were attached to the carapace of I I A. cribrarius and I I C. ornatus, which were tracked during five campaigns between October 2002 and December 2003. The positions of each crab were registered every 12 hours, for periods of up to 10 days, and data were obtained on geographical localizations, distances traveled, speed, depth, perpendicular distance to the beachline, as well as type of bottom and physicochemical variables of the water. We found significant differences between the two species regarding home range size (sensu lato), movements, distance to the coastline, depth and the type of sediment where they appeared. Callinectes ornatus had a larger home range ((x) over bar = 72,475 m(2)) than A. cribrarius ((x) over bar = 16,625 m(2)) and presented one to three centers of activity, while individuals of A. cribrarius had only one center, with a few exceptions. Both species used intensively about half of their home range. Arenaeus cribrarius preferred the foreshore, while C. ornatus inhabited more distant waters; however, a certain degree of habitat interpenetration was observed. Callinectes ornatus was more active ((x) over bar = 74.6 m/12 hours, SE = 6.6) than A. cribrarius ((x) over bar = 56.6 m/12 hours, SE = 6.5), but a high variability in the movement rates existed even within an individual. Arenaeus cribrarius was associated with bottoms conformed by very fine mixed sands and low contents of organic matter, whereas C. ornatus appeared in silty bottoms with higher organic contents. New elements on the zonation of these swimming crabs are included in this study, complementing the patterns found in previous works.</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3" calcext:value-type="float">
            <text:p>3</text:p>
          </table:table-cell>
          <table:table-cell office:value-type="float" office:value="7" calcext:value-type="float">
            <text:p>7</text:p>
          </table:table-cell>
          <table:table-cell table:number-columns-repeated="2"/>
          <table:table-cell office:value-type="string" calcext:value-type="string">
            <text:p>0278-0372</text:p>
          </table:table-cell>
          <table:table-cell/>
          <table:table-cell office:value-type="string" calcext:value-type="string">
            <text:p>WOS:000244122300007</text:p>
          </table:table-cell>
          <table:table-cell table:number-columns-repeated="972"/>
        </table:table-row>
        <table:table-row table:style-name="ro1">
          <table:table-cell office:value-type="string" calcext:value-type="string">
            <text:p>S</text:p>
          </table:table-cell>
          <table:table-cell office:value-type="string" calcext:value-type="string">
            <text:p>Kampel, Milton; Gaeta, Salvador A.; Lorenzzetti, Joao A.; Pompeu, Mayza; Rudorff, Frederico M.; Frouin, Robert J.</text:p>
          </table:table-cell>
          <table:table-cell table:number-columns-repeated="5"/>
          <table:table-cell office:value-type="string" calcext:value-type="string">
            <text:p>Frouin, RJ; Lee, Z</text:p>
          </table:table-cell>
          <table:table-cell/>
          <table:table-cell office:value-type="string" calcext:value-type="string">
            <text:p>Bio-optical variability in coastal waters of Southeast Brazil - art. no. 66800O</text:p>
          </table:table-cell>
          <table:table-cell table:number-columns-repeated="7"/>
          <table:table-cell office:value-type="string" calcext:value-type="string">
            <text:p>COASTAL OCEAN REMOTE SENSING</text:p>
          </table:table-cell>
          <table:table-cell/>
          <table:table-cell office:value-type="string" calcext:value-type="string">
            <text:p>PROCEEDINGS OF THE SOCIETY OF PHOTO-OPTICAL INSTRUMENTATION ENGINEERS (SPIE)</text:p>
          </table:table-cell>
          <table:table-cell/>
          <table:table-cell office:value-type="float" office:value="6680" calcext:value-type="float">
            <text:p>6680</text:p>
          </table:table-cell>
          <table:table-cell table:number-columns-repeated="3"/>
          <table:table-cell table:number-columns-repeated="2" office:value-type="string" calcext:value-type="string">
            <text:p>O6800</text:p>
          </table:table-cell>
          <table:table-cell/>
          <table:table-cell office:value-type="string" calcext:value-type="string">
            <text:p>10.1117/12.737786</text:p>
          </table:table-cell>
          <table:table-cell table:number-columns-repeated="2"/>
          <table:table-cell table:number-columns-repeated="2" office:value-type="float" office:value="2007" calcext:value-type="float">
            <text:p>2007</text:p>
          </table:table-cell>
          <table:table-cell office:value-type="string" calcext:value-type="string">
            <text:p>The coastal zone is of enormous importance to the environmental, economic, and social well being of nations. It is subject to increasing pressures from many sources, including industrial development, urban expansion, the exploitation of marine resources, and tourism. In order to understand and address the effects of natural and anthropogenic forces in the Southeastern coastal zone of Brazil, time-series of in-situ and satellite-based environmental observations are being developed to account for the interconnectivity of processes within the system. In this work, data collected during December 2004 - January 2006 at the ANTARES time series station near Ubatuba, Southeast Brazil (23 degrees 44'S and 45 degrees 00'W) are analyzed. The data set includes measurements of near-surface chlorophyll-a concentration (CHL), absorption by particles, detritus, and colored dissolved organic matter (CDOM), and above-water hyperspectral reflectance. A triangular diagram, based on the relative contribution to spectral absorption of the optically active constituents, is used to classify the waters, revealing CDOM-dominated Case 2 waters. Seasonal changes in water composition and optical properties are examined. Applying the OC2v4, OC4v4, and OC3M algorithms to the radiometric data, after proper spectral integration, the CHL estimates are generally too high compared with fluorometric determinations, which might be caused by relatively large CDOM absorption at the coastal site.</text:p>
          </table:table-cell>
          <table:table-cell table:number-columns-repeated="4"/>
          <table:table-cell office:value-type="string" calcext:value-type="string">
            <text:p>Conference on Coastal Ocean Remote Sensing</text:p>
          </table:table-cell>
          <table:table-cell office:value-type="string" calcext:value-type="string">
            <text:p>AUG 26-27, 2007</text:p>
          </table:table-cell>
          <table:table-cell office:value-type="string" calcext:value-type="string">
            <text:p>SPIE</text:p>
          </table:table-cell>
          <table:table-cell office:value-type="string" calcext:value-type="string">
            <text:p>San Diego, CA</text:p>
          </table:table-cell>
          <table:table-cell table:number-columns-repeated="5" office:value-type="float" office:value="0" calcext:value-type="float">
            <text:p>0</text:p>
          </table:table-cell>
          <table:table-cell table:number-columns-repeated="2"/>
          <table:table-cell office:value-type="string" calcext:value-type="string">
            <text:p>0277-786X</text:p>
          </table:table-cell>
          <table:table-cell office:value-type="string" calcext:value-type="string">
            <text:p>978-0-8194-6828-4</text:p>
          </table:table-cell>
          <table:table-cell office:value-type="string" calcext:value-type="string">
            <text:p>WOS:000252098800018</text:p>
          </table:table-cell>
          <table:table-cell table:number-columns-repeated="972"/>
        </table:table-row>
        <table:table-row table:style-name="ro1">
          <table:table-cell office:value-type="string" calcext:value-type="string">
            <text:p>J</text:p>
          </table:table-cell>
          <table:table-cell office:value-type="string" calcext:value-type="string">
            <text:p>Naro-Maciel, Eugenia; Becker, Jose Henrique; Lima, Eduardo H. S. M.; Marcovaldi, Maria Angela; DeSalle, Rob</text:p>
          </table:table-cell>
          <table:table-cell table:number-columns-repeated="7"/>
          <table:table-cell office:value-type="string" calcext:value-type="string">
            <text:p>Testing dispersal hypotheses in foraging green sea turtles (Chelonia mydas) of Brazil</text:p>
          </table:table-cell>
          <table:table-cell table:number-columns-repeated="7"/>
          <table:table-cell office:value-type="string" calcext:value-type="string">
            <text:p>JOURNAL OF HEREDITY</text:p>
          </table:table-cell>
          <table:table-cell table:number-columns-repeated="3"/>
          <table:table-cell office:value-type="float" office:value="98" calcext:value-type="float">
            <text:p>98</text:p>
          </table:table-cell>
          <table:table-cell office:value-type="float" office:value="1" calcext:value-type="float">
            <text:p>1</text:p>
          </table:table-cell>
          <table:table-cell table:number-columns-repeated="2"/>
          <table:table-cell office:value-type="float" office:value="29" calcext:value-type="float">
            <text:p>29</text:p>
          </table:table-cell>
          <table:table-cell office:value-type="float" office:value="39" calcext:value-type="float">
            <text:p>39</text:p>
          </table:table-cell>
          <table:table-cell/>
          <table:table-cell office:value-type="string" calcext:value-type="string">
            <text:p>10.1093/jhered/esl050</text:p>
          </table:table-cell>
          <table:table-cell table:number-columns-repeated="2"/>
          <table:table-cell office:value-type="string" calcext:value-type="string">
            <text:p>JAN-FEB 2007</text:p>
          </table:table-cell>
          <table:table-cell office:value-type="float" office:value="2007" calcext:value-type="float">
            <text:p>2007</text:p>
          </table:table-cell>
          <table:table-cell office:value-type="string" calcext:value-type="string">
            <text:p>Testing theories of dispersal is challenging in highly migratory species. In sea turtles, population size, geographic distance, natal homing, and ocean currents are hypothesized to affect dispersal. Little is known, however, about these mechanisms in sea turtles foraging along the South American coast. Green sea turtles feeding at Ubatuba (UB, n = 114) and Almofala (AF, n = 117), Brazil, were sequenced at the mitochondrial DNA (mtDNA) control region (486 bp) and genotyped at 7 microsatellite loci to test dispersal hypotheses. Fifteen mtDNA haplotypes were revealed, including a previously undescribed sequence, and the average observed heterozygosity (H(o)) was 76.4%. Overall short-term temporal differences were not detected, and differentiation was less pronounced in microsatellite than in mtDNA analyses. Mitochondrial results reveal significant differentiation between the Brazilian feeding grounds and most other Atlantic groups, whereas microsatellites uncover similarities to some of the geographically closest populations. Ubatuba and Almofala are mixed stocks, drawn primarily from Ascension, with lesser contributions from Surinam/Aves and Trindade. Costa Rica is also a significant source of individuals feeding at AF. The results are consistent with a model of juvenile natal homing impacted by other factors. Effective protection of turtles foraging along the extensive Brazilian coast may enhance breeding populations thousands of kilometers away.</text:p>
          </table:table-cell>
          <table:table-cell table:number-columns-repeated="8"/>
          <table:table-cell office:value-type="float" office:value="34" calcext:value-type="float">
            <text:p>34</text:p>
          </table:table-cell>
          <table:table-cell office:value-type="float" office:value="0" calcext:value-type="float">
            <text:p>0</text:p>
          </table:table-cell>
          <table:table-cell office:value-type="float" office:value="41" calcext:value-type="float">
            <text:p>41</text:p>
          </table:table-cell>
          <table:table-cell office:value-type="float" office:value="2" calcext:value-type="float">
            <text:p>2</text:p>
          </table:table-cell>
          <table:table-cell office:value-type="float" office:value="43" calcext:value-type="float">
            <text:p>43</text:p>
          </table:table-cell>
          <table:table-cell table:number-columns-repeated="2"/>
          <table:table-cell office:value-type="string" calcext:value-type="string">
            <text:p>0022-1503</text:p>
          </table:table-cell>
          <table:table-cell/>
          <table:table-cell office:value-type="string" calcext:value-type="string">
            <text:p>WOS:000243585900004</text:p>
          </table:table-cell>
          <table:table-cell office:value-type="float" office:value="17158465" calcext:value-type="float">
            <text:p>17158465</text:p>
          </table:table-cell>
          <table:table-cell table:number-columns-repeated="971"/>
        </table:table-row>
        <table:table-row table:style-name="ro1">
          <table:table-cell office:value-type="string" calcext:value-type="string">
            <text:p>J</text:p>
          </table:table-cell>
          <table:table-cell office:value-type="string" calcext:value-type="string">
            <text:p>Simoes, Marcello Guimaraes; Rodrigues, Sabrina Coelho; Leme, Juliana de Moraes; Pires-Dorningues, Ricardo Angelim</text:p>
          </table:table-cell>
          <table:table-cell table:number-columns-repeated="7"/>
          <table:table-cell office:value-type="string" calcext:value-type="string">
            <text:p>Brachiopod shells on the beach: Taphonomic overprinting in a fair-weather shell accumulation</text:p>
          </table:table-cell>
          <table:table-cell table:number-columns-repeated="7"/>
          <table:table-cell office:value-type="string" calcext:value-type="string">
            <text:p>Journal of Taphonomy</text:p>
          </table:table-cell>
          <table:table-cell table:number-columns-repeated="3"/>
          <table:table-cell office:value-type="float" office:value="5" calcext:value-type="float">
            <text:p>5</text:p>
          </table:table-cell>
          <table:table-cell office:value-type="float" office:value="4" calcext:value-type="float">
            <text:p>4</text:p>
          </table:table-cell>
          <table:table-cell table:number-columns-repeated="2"/>
          <table:table-cell office:value-type="float" office:value="205" calcext:value-type="float">
            <text:p>205</text:p>
          </table:table-cell>
          <table:table-cell office:value-type="float" office:value="225" calcext:value-type="float">
            <text:p>225</text:p>
          </table:table-cell>
          <table:table-cell table:number-columns-repeated="4"/>
          <table:table-cell table:number-columns-repeated="2" office:value-type="float" office:value="2007" calcext:value-type="float">
            <text:p>2007</text:p>
          </table:table-cell>
          <table:table-cell office:value-type="string" calcext:value-type="string">
            <text:p>This study documents the occurrence of brachiopod shells (Bouchardia rosea) in wrack-lines from backshore deposits of a tropical beach (ltamambuca beach), in the northern coast (Ubatuba County) of the state of Sao Paulo, Brazil. The main goals are: (a) to analyze the provenance and sorting of the brachiopod shells; (b) to provide the taphonomic signatures of the shells, which may favor the recognizance, description and diagnoses of similar shell concentrations in ancient rocks, and (c) to discuss the taphonomic meaning of these detrital accumulations. Sampling transects were done at the reflective and dissipative sectors of the Itamambuca beach. For this project, two thousand brachiopod shells were collected and examined. In general, shells are minute, pale in color, and extremely rounded with reduced shell micro-relieves. Abrasion is the main taphonomic signature recorded. Abraded shells are characterized by V-shaped scars on the external surface, exposing the secondary fibrous layer of the shell microstructure. In some cases, holes produced by abrasion (facets) are recorded in the most convex portion of the shells. A pronounced bias in favor of ventral valve is also noted, and the size frequency distribution of shells is shaped by taphonomy. Finally, shells show intense taphonomic overprinting, but the taphonomic signatures recorded on those shells are worth to provide valuable clues about the taphonomic pathways and spatial transportation of each bioclast.</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table:number-columns-repeated="2"/>
          <table:table-cell office:value-type="string" calcext:value-type="string">
            <text:p>1696-0815</text:p>
          </table:table-cell>
          <table:table-cell/>
          <table:table-cell office:value-type="string" calcext:value-type="string">
            <text:p>BIOABS:BACD200800173245</text:p>
          </table:table-cell>
          <table:table-cell table:number-columns-repeated="972"/>
        </table:table-row>
        <table:table-row table:style-name="ro1">
          <table:table-cell office:value-type="string" calcext:value-type="string">
            <text:p>J</text:p>
          </table:table-cell>
          <table:table-cell office:value-type="string" calcext:value-type="string">
            <text:p>de Carvalho, Carolina Delgado; Corneta, Carolina Marocco; Uieda, Virginia Sanches</text:p>
          </table:table-cell>
          <table:table-cell table:number-columns-repeated="3"/>
          <table:table-cell office:value-type="string" calcext:value-type="string">
            <text:p>Uieda, Virginia/H-9490-2012</text:p>
          </table:table-cell>
          <table:table-cell office:value-type="string" calcext:value-type="string">
            <text:p>Uieda, Virginia/0000-0002-6078-1342</text:p>
          </table:table-cell>
          <table:table-cell table:number-columns-repeated="2"/>
          <table:table-cell office:value-type="string" calcext:value-type="string">
            <text:p>Schooling behavior of Mugil curema (Perciformes : Mugilidae) in an estuary in southeastern Brazil</text:p>
          </table:table-cell>
          <table:table-cell table:number-columns-repeated="7"/>
          <table:table-cell office:value-type="string" calcext:value-type="string">
            <text:p>NEOTROPICAL ICHTHYOLOGY</text:p>
          </table:table-cell>
          <table:table-cell table:number-columns-repeated="3"/>
          <table:table-cell office:value-type="float" office:value="5" calcext:value-type="float">
            <text:p>5</text:p>
          </table:table-cell>
          <table:table-cell office:value-type="float" office:value="1" calcext:value-type="float">
            <text:p>1</text:p>
          </table:table-cell>
          <table:table-cell table:number-columns-repeated="2"/>
          <table:table-cell office:value-type="float" office:value="81" calcext:value-type="float">
            <text:p>81</text:p>
          </table:table-cell>
          <table:table-cell office:value-type="float" office:value="83" calcext:value-type="float">
            <text:p>83</text:p>
          </table:table-cell>
          <table:table-cell table:number-columns-repeated="4"/>
          <table:table-cell office:value-type="string" calcext:value-type="string">
            <text:p>JAN-MAR 2007</text:p>
          </table:table-cell>
          <table:table-cell office:value-type="float" office:value="2007" calcext:value-type="float">
            <text:p>2007</text:p>
          </table:table-cell>
          <table:table-cell office:value-type="string" calcext:value-type="string">
            <text:p>Schools of mullets, Mugilidae, are abundant in estuaries and shallow marine waters. We report on the schooling behavior of juvenile white mullet, Mugil curema, in the estuary of the Canto da Paciencia stream, in Ubatuba, southeastern Brazil. Schools of small fish (15 to 35 mm TL) were composed of a larger number of individuals (up to a hundred individuals), and were found feeding mainly in shallow nearshore waters, whereas schools of larger fish (40 to 100 mm TL) were observed only in deeper waters. Three patterns of swimming were observed for the schools: stationary feeding, slow movement while searching for food, and rapid displacement. The variations observed in school structure and behavior seem to be related to the balance between predation risk and increasing food intake.</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1679-6225</text:p>
          </table:table-cell>
          <table:table-cell/>
          <table:table-cell office:value-type="string" calcext:value-type="string">
            <text:p>WOS:000245631800012</text:p>
          </table:table-cell>
          <table:table-cell table:number-columns-repeated="972"/>
        </table:table-row>
        <table:table-row table:style-name="ro1">
          <table:table-cell office:value-type="string" calcext:value-type="string">
            <text:p>J</text:p>
          </table:table-cell>
          <table:table-cell office:value-type="string" calcext:value-type="string">
            <text:p>Alves Bovi, Marilene Leao; Godoy, Gentil, Jr.; da Costa, Eduardo Antonio Drolhe; Berton, Ronaldo Severiano; Spiering, Sandra Heiden; Armas Vega, Fernando Vinicius; de Aguiar Rodrigues Cembranelli, Matheus; Baca Maldonado, Carlos Alberto</text:p>
          </table:table-cell>
          <table:table-cell table:number-columns-repeated="3"/>
          <table:table-cell office:value-type="string" calcext:value-type="string">
            <text:p>Berton, Ronaldo/I-5513-2012</text:p>
          </table:table-cell>
          <table:table-cell table:number-columns-repeated="3"/>
          <table:table-cell office:value-type="string" calcext:value-type="string">
            <text:p>Sewage sludge doses and heart-of-palm yield in peach palm</text:p>
          </table:table-cell>
          <table:table-cell table:number-columns-repeated="7"/>
          <table:table-cell office:value-type="string" calcext:value-type="string">
            <text:p>REVISTA BRASILEIRA DE CIENCIA DO SOLO</text:p>
          </table:table-cell>
          <table:table-cell table:number-columns-repeated="3"/>
          <table:table-cell office:value-type="float" office:value="31" calcext:value-type="float">
            <text:p>31</text:p>
          </table:table-cell>
          <table:table-cell office:value-type="float" office:value="1" calcext:value-type="float">
            <text:p>1</text:p>
          </table:table-cell>
          <table:table-cell table:number-columns-repeated="2"/>
          <table:table-cell office:value-type="float" office:value="153" calcext:value-type="float">
            <text:p>153</text:p>
          </table:table-cell>
          <table:table-cell office:value-type="float" office:value="166" calcext:value-type="float">
            <text:p>166</text:p>
          </table:table-cell>
          <table:table-cell/>
          <table:table-cell office:value-type="string" calcext:value-type="string">
            <text:p>10.1590/S0100-06832007000100016</text:p>
          </table:table-cell>
          <table:table-cell table:number-columns-repeated="2"/>
          <table:table-cell office:value-type="string" calcext:value-type="string">
            <text:p>JAN-FEB 2007</text:p>
          </table:table-cell>
          <table:table-cell office:value-type="float" office:value="2007" calcext:value-type="float">
            <text:p>2007</text:p>
          </table:table-cell>
          <table:table-cell office:value-type="string" calcext:value-type="string">
            <text:p>Sewage sludge has been used in agriculture in many crops as an alternative to reduce environmental impacts and water pollution. Nonetheless there is a need to adjust rates and timing for each crop. Therefore, the effects of sludge application on earliness and heart-of-palm yield were studied in peach palm in a field experiment carried out in Ubatuba, SP, Brazil. Four annual nitrogen rates, (0, 0.5, 1.0 and 2.0 times the recommended amounts for the crop) were tested in a complete block design. The first application was incorporated at planting (6 replications), whereas the others were performed annually, as top dressing or incorporated between plant rows (3 replications). Potassium chloride and boric acid were applied as complementary fertilization every three months to correct plant deficiencies. Ten-month-old seedlings were used in a planting density of 5,000 plants ha(-1). The plant response to sewage sludge doses was evaluated monthly, through traits directly correlated to peach palm yield, for 40 months. Statistical differences in response to the doses were detected for all variables. An anticipation of the harvest of over three months could be detected when the highest and lowest doses were compared. No differences resulted from the application forms. There was an increase in yield proportional to the sludge rates, varying from 0.82 to 1.65 t ha(-1) year(-1) of heart-of-palm and from 0.87 to 1.39 t ha(-1) year(-1) of basal stem. It was concluded that sewage sludge application is suitable for peach palm and meets, partly, the fertilization needs of the crop.</text:p>
          </table:table-cell>
          <table:table-cell table:number-columns-repeated="8"/>
          <table:table-cell office:value-type="float" office:value="9" calcext:value-type="float">
            <text:p>9</text:p>
          </table:table-cell>
          <table:table-cell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office:value-type="float" office:value="9" calcext:value-type="float">
            <text:p>9</text:p>
          </table:table-cell>
          <table:table-cell table:number-columns-repeated="2"/>
          <table:table-cell office:value-type="string" calcext:value-type="string">
            <text:p>0100-0683</text:p>
          </table:table-cell>
          <table:table-cell/>
          <table:table-cell office:value-type="string" calcext:value-type="string">
            <text:p>WOS:000245152500016</text:p>
          </table:table-cell>
          <table:table-cell table:number-columns-repeated="972"/>
        </table:table-row>
        <table:table-row table:style-name="ro1">
          <table:table-cell office:value-type="string" calcext:value-type="string">
            <text:p>J</text:p>
          </table:table-cell>
          <table:table-cell office:value-type="string" calcext:value-type="string">
            <text:p>Sanches, Eduardo G.; Ostini, Sergio; Rodrigues, Carolina Dos S.</text:p>
          </table:table-cell>
          <table:table-cell table:number-columns-repeated="3"/>
          <table:table-cell office:value-type="string" calcext:value-type="string">
            <text:p>Sanches, Eduardo/F-5624-2013</text:p>
          </table:table-cell>
          <table:table-cell table:number-columns-repeated="3"/>
          <table:table-cell office:value-type="string" calcext:value-type="string">
            <text:p>Occurrence and treatment of monogenoides in fingerlings of florida pompano (Trachinotus carolinus) cultivated experimentally in the north area of the state of Sao Paulo</text:p>
          </table:table-cell>
          <table:table-cell table:number-columns-repeated="7"/>
          <table:table-cell office:value-type="string" calcext:value-type="string">
            <text:p>REVISTA BRASILEIRA DE PARASITOLOGIA VETERINARIA</text:p>
          </table:table-cell>
          <table:table-cell table:number-columns-repeated="3"/>
          <table:table-cell office:value-type="float" office:value="16" calcext:value-type="float">
            <text:p>16</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float" office:value="4" calcext:value-type="float">
            <text:p>4</text:p>
          </table:table-cell>
          <table:table-cell table:number-columns-repeated="4"/>
          <table:table-cell office:value-type="string" calcext:value-type="string">
            <text:p>JAN-MAR 2007</text:p>
          </table:table-cell>
          <table:table-cell office:value-type="float" office:value="2007" calcext:value-type="float">
            <text:p>2007</text:p>
          </table:table-cell>
          <table:table-cell office:value-type="string" calcext:value-type="string">
            <text:p>This work had as objective tests therapeutic treatments seeking the monogenea eradication in fingerlings Florida Pompano (Trachinotus carolinus) servants in cage net in the area of Ubatuba, State of Sao Paulo. The fingerlings presented an accentuated weigh loss and strong discoloration and through observation of scraped of gills under light microscope were identified a high amount of monogenea. Three treatments were tested in form of baths: T1 (fresh water for 5 minutes); T2 (formalin: 1: 1.000 for 20 minutes) and T3: (formalin: 1:4.000 for 30 minutes). The treatments were appraised through scraped of gills, mounted among you laminate and laminulas and observed to the light microscope. It was observed that in the tested conditions all of the treatments were efficient in the elimination of the monogenea without presenting lethality to the fish. The treatment is recommended T I (take a bath in fresh water for 5 minutes) for the facility in the application and for the absence of use of chemical products.</text:p>
          </table:table-cell>
          <table:table-cell table:number-columns-repeated="8"/>
          <table:table-cell office:value-type="float" office:value="9" calcext:value-type="float">
            <text:p>9</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office:value-type="float" office:value="9" calcext:value-type="float">
            <text:p>9</text:p>
          </table:table-cell>
          <table:table-cell table:number-columns-repeated="2"/>
          <table:table-cell office:value-type="string" calcext:value-type="string">
            <text:p>0103-846X</text:p>
          </table:table-cell>
          <table:table-cell/>
          <table:table-cell office:value-type="string" calcext:value-type="string">
            <text:p>WOS:000249398200001</text:p>
          </table:table-cell>
          <table:table-cell office:value-type="float" office:value="17588314" calcext:value-type="float">
            <text:p>17588314</text:p>
          </table:table-cell>
          <table:table-cell table:number-columns-repeated="971"/>
        </table:table-row>
        <table:table-row table:style-name="ro1">
          <table:table-cell office:value-type="string" calcext:value-type="string">
            <text:p>J</text:p>
          </table:table-cell>
          <table:table-cell office:value-type="string" calcext:value-type="string">
            <text:p>Rossetto, Andre Luiz; de Macedo Mora, Jamesson; Correa, Patricia Rossetto; Resgalla Junior, Charrid; de Oliveira Proenca, Luis Antonio; da Silveira, Fabio Lang; Haddad Junior, Vidal</text:p>
          </table:table-cell>
          <table:table-cell table:number-columns-repeated="3"/>
          <table:table-cell office:value-type="string" calcext:value-type="string">
            <text:p>Haddad Jr, Vidal/G-9819-2012</text:p>
          </table:table-cell>
          <table:table-cell table:number-columns-repeated="3"/>
          <table:table-cell office:value-type="string" calcext:value-type="string">
            <text:p>Seabather's eruption: report of the six cases in southern Brazil</text:p>
          </table:table-cell>
          <table:table-cell table:number-columns-repeated="7"/>
          <table:table-cell office:value-type="string" calcext:value-type="string">
            <text:p>REVISTA DA SOCIEDADE BRASILEIRA DE MEDICINA TROPICAL</text:p>
          </table:table-cell>
          <table:table-cell table:number-columns-repeated="3"/>
          <table:table-cell office:value-type="float" office:value="40" calcext:value-type="float">
            <text:p>40</text:p>
          </table:table-cell>
          <table:table-cell office:value-type="float" office:value="1" calcext:value-type="float">
            <text:p>1</text:p>
          </table:table-cell>
          <table:table-cell table:number-columns-repeated="2"/>
          <table:table-cell office:value-type="float" office:value="78" calcext:value-type="float">
            <text:p>78</text:p>
          </table:table-cell>
          <table:table-cell office:value-type="float" office:value="81" calcext:value-type="float">
            <text:p>81</text:p>
          </table:table-cell>
          <table:table-cell/>
          <table:table-cell office:value-type="string" calcext:value-type="string">
            <text:p>10.1590/S0037-86822007000100017</text:p>
          </table:table-cell>
          <table:table-cell table:number-columns-repeated="2"/>
          <table:table-cell office:value-type="string" calcext:value-type="string">
            <text:p>JAN-FEB 2007</text:p>
          </table:table-cell>
          <table:table-cell office:value-type="float" office:value="2007" calcext:value-type="float">
            <text:p>2007</text:p>
          </table:table-cell>
          <table:table-cell office:value-type="string" calcext:value-type="string">
            <text:p>Seabather's eruption is an intensely pruriginous form of dermatitis that occurs after contact with the planula larvae of the cnidarian scyphozoan Linuche unguiculata, especially under the bather's clothes. They discharge their poisonous nematocysts from the cnidocytes, causing a typical eruption presenting papules, erythema and intense itching. The first five cases described in Brazil were published in 2001 and occurred on the southeastern coast (Ubatuba, State of Sao Paulo). Those cases were linked to larvae of Linuche unguiculata, because the occurrence and life cycle of this cnidarian bad been studied in the Sao Sebastiao Channel, State of Sao Paulo. The present authors report the six cases observed in southern Brazil (State of Santa Catarina), with a description of the typical clinical aspects and an investigation linking the cases to Linuche unguiculata in the local seawater.</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table:table-cell office:value-type="string" calcext:value-type="string">
            <text:p>0037-8682</text:p>
          </table:table-cell>
          <table:table-cell/>
          <table:table-cell office:value-type="string" calcext:value-type="string">
            <text:p>WOS:000245694600017</text:p>
          </table:table-cell>
          <table:table-cell office:value-type="float" office:value="17486261" calcext:value-type="float">
            <text:p>17486261</text:p>
          </table:table-cell>
          <table:table-cell table:number-columns-repeated="971"/>
        </table:table-row>
        <table:table-row table:style-name="ro1">
          <table:table-cell office:value-type="string" calcext:value-type="string">
            <text:p>J</text:p>
          </table:table-cell>
          <table:table-cell office:value-type="string" calcext:value-type="string">
            <text:p>Visnadi, Sandra Regina</text:p>
          </table:table-cell>
          <table:table-cell table:number-columns-repeated="7"/>
          <table:table-cell office:value-type="string" calcext:value-type="string">
            <text:p>Sematophyllaceae from the Atlantic rain forest in the Northeast of the Sao Paulo State</text:p>
          </table:table-cell>
          <table:table-cell table:number-columns-repeated="3"/>
          <table:table-cell office:value-type="string" calcext:value-type="string">
            <text:p>Sematophyllaceae da Mata Atlantica do nordeste do Estado de Sao Paulo</text:p>
          </table:table-cell>
          <table:table-cell table:number-columns-repeated="3"/>
          <table:table-cell office:value-type="string" calcext:value-type="string">
            <text:p>Hoehnea</text:p>
          </table:table-cell>
          <table:table-cell table:number-columns-repeated="3"/>
          <table:table-cell office:value-type="float" office:value="33" calcext:value-type="float">
            <text:p>33</text:p>
          </table:table-cell>
          <table:table-cell office:value-type="float" office:value="4" calcext:value-type="float">
            <text:p>4</text:p>
          </table:table-cell>
          <table:table-cell table:number-columns-repeated="2"/>
          <table:table-cell office:value-type="float" office:value="455" calcext:value-type="float">
            <text:p>455</text:p>
          </table:table-cell>
          <table:table-cell office:value-type="float" office:value="484" calcext:value-type="float">
            <text:p>484</text:p>
          </table:table-cell>
          <table:table-cell table:number-columns-repeated="4"/>
          <table:table-cell office:value-type="string" calcext:value-type="string">
            <text:p>DEC 2006</text:p>
          </table:table-cell>
          <table:table-cell office:value-type="float" office:value="2006" calcext:value-type="float">
            <text:p>2006</text:p>
          </table:table-cell>
          <table:table-cell office:value-type="string" calcext:value-type="string">
            <text:p>(Sematophyllaceac from the Atlantic rain forest in the Northeast of the Sao Paulo State). Sematophyllaceae is a family of tropical mosses particularly diverse in southeastern Brazil. The studied bryophytes come from the Atlantic rain forest in Ubatuba, Caraguatatuba, Sao Sebastiao, Bertioga, and Santo Andre. The material is deposited in SP and HRCB Herbaria. The paper includes nine genera and 17 species. These taxa represent 69% of the Sematophyllaceae genera and 36% of this family species, which were listed for Sao Paulo State. Acroporium exiguum (Broth.) W.R. Buck &amp; Schaf.-Verw., Aptychopsis pungifolia (Hampe) Broth., A. pyrrhophylla (Mull. Hal.) Wijk. &amp; Margad., Paranapiacabaea paulista W.R. Buck &amp; Vital, Pylaisiadelpha brasiliensis H.A. Crum and Trichosteleum sublaevigatum Herzog occur only in Brazil. The last three species are restricted to the Sao Paulo State.</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9" calcext:value-type="float">
            <text:p>9</text:p>
          </table:table-cell>
          <table:table-cell office:value-type="float" office:value="5" calcext:value-type="float">
            <text:p>5</text:p>
          </table:table-cell>
          <table:table-cell office:value-type="float" office:value="10" calcext:value-type="float">
            <text:p>10</text:p>
          </table:table-cell>
          <table:table-cell table:number-columns-repeated="2"/>
          <table:table-cell office:value-type="string" calcext:value-type="string">
            <text:p>0073-2877</text:p>
          </table:table-cell>
          <table:table-cell/>
          <table:table-cell office:value-type="string" calcext:value-type="string">
            <text:p>BIOABS:BACD200700355674</text:p>
          </table:table-cell>
          <table:table-cell table:number-columns-repeated="972"/>
        </table:table-row>
        <table:table-row table:style-name="ro1">
          <table:table-cell office:value-type="string" calcext:value-type="string">
            <text:p>J</text:p>
          </table:table-cell>
          <table:table-cell office:value-type="string" calcext:value-type="string">
            <text:p>Oliveira, J.; Elisio, A. C. R.; Teixeira, W. E.; Peres, A. C.; Burnett, W. C.; Povinec, P. P.; Somayajulu, B. L. K.; Braga, E. S.; Furtado, V. V.</text:p>
          </table:table-cell>
          <table:table-cell table:number-columns-repeated="7"/>
          <table:table-cell office:value-type="string" calcext:value-type="string">
            <text:p>Isotope techniques for assessment of submarine groundwater discharge and coastal dynamics in Ubatuba coastal areas, Brazil</text:p>
          </table:table-cell>
          <table:table-cell table:number-columns-repeated="7"/>
          <table:table-cell office:value-type="string" calcext:value-type="string">
            <text:p>JOURNAL OF COASTAL RESEARCH</text:p>
          </table:table-cell>
          <table:table-cell table:number-columns-repeated="5"/>
          <table:table-cell office:value-type="float" office:value="39" calcext:value-type="float">
            <text:p>39</text:p>
          </table:table-cell>
          <table:table-cell/>
          <table:table-cell office:value-type="float" office:value="1084" calcext:value-type="float">
            <text:p>1084</text:p>
          </table:table-cell>
          <table:table-cell office:value-type="float" office:value="1086" calcext:value-type="float">
            <text:p>1086</text:p>
          </table:table-cell>
          <table:table-cell table:number-columns-repeated="4"/>
          <table:table-cell office:value-type="string" calcext:value-type="string">
            <text:p>WIN 2006</text:p>
          </table:table-cell>
          <table:table-cell office:value-type="float" office:value="2006" calcext:value-type="float">
            <text:p>2006</text:p>
          </table:table-cell>
          <table:table-cell office:value-type="string" calcext:value-type="string">
            <text:p>The application of (222)Rn and the four naturally occurring Ra isotopes (using an one-dimensional advection-diffusion model) was shown as a tool to assist in the interpretation of coastal ocean circulation, groundwater input and biogeochemistry at Ubatuba region. Since they do not require steady-state conditions with respect to mixing, these isotopic techniques can supply useful data which coupled with salinity or any other tracer distributions, provide powerful constraints to follow the circulation patterns and calculate fluxes of several dissolved materials to the ocean. Obviously, additional work during different conditions shall be carried out to estimate average exchange times, fluxes and its seasonal variations. Once it was indicated and quantified in a previous research work, carried out in Ubatuba using (222)Rn as a tracer, that there is a significant inflow of subsurface fluids at rates in excess of several cm per day in the same embayments studied here, we intend to use the Ra data set and the residence times obtained to perform a mass balance (integrating river and groundwater end-member concentrations) to quantify the groundwater input for the same area. This is a research in progres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749-0208</text:p>
          </table:table-cell>
          <table:table-cell/>
          <table:table-cell office:value-type="string" calcext:value-type="string">
            <text:p>WOS:000202961400098</text:p>
          </table:table-cell>
          <table:table-cell table:number-columns-repeated="972"/>
        </table:table-row>
        <table:table-row table:style-name="ro1">
          <table:table-cell office:value-type="string" calcext:value-type="string">
            <text:p>J</text:p>
          </table:table-cell>
          <table:table-cell office:value-type="string" calcext:value-type="string">
            <text:p>Yoshinaga, M. Y.; Quintana, C. O.; Sumida, P. Y. G.</text:p>
          </table:table-cell>
          <table:table-cell table:number-columns-repeated="3"/>
          <table:table-cell office:value-type="string" calcext:value-type="string">
            <text:p>Quintana, Cintia Organo/B-7797-2012; Sumida, Paulo/F-2561-2011; Yoshinaga, Marcos /J-4715-2012; Martinez-Vicente, Victor/F-5131-2010</text:p>
          </table:table-cell>
          <table:table-cell office:value-type="string" calcext:value-type="string">
            <text:p>Quintana, Cintia Organo/0000-0002-3022-6145; Sumida, Paulo/0000-0001-7549-4541; Yoshinaga, Marcos /0000-0002-5533-5348; Martinez-Vicente, Victor/0000-0003-3492-583X</text:p>
          </table:table-cell>
          <table:table-cell table:number-columns-repeated="2"/>
          <table:table-cell office:value-type="string" calcext:value-type="string">
            <text:p>Sedimentary chlorophyII-alpha and microbial biomass as indicators of benthic processes in coastal and shelf areas of the SE Brazilian coast (Ubatuba, SP)</text:p>
          </table:table-cell>
          <table:table-cell table:number-columns-repeated="7"/>
          <table:table-cell office:value-type="string" calcext:value-type="string">
            <text:p>JOURNAL OF COASTAL RESEARCH</text:p>
          </table:table-cell>
          <table:table-cell table:number-columns-repeated="5"/>
          <table:table-cell office:value-type="float" office:value="39" calcext:value-type="float">
            <text:p>39</text:p>
          </table:table-cell>
          <table:table-cell/>
          <table:table-cell office:value-type="float" office:value="1098" calcext:value-type="float">
            <text:p>1098</text:p>
          </table:table-cell>
          <table:table-cell office:value-type="float" office:value="1101" calcext:value-type="float">
            <text:p>1101</text:p>
          </table:table-cell>
          <table:table-cell table:number-columns-repeated="4"/>
          <table:table-cell office:value-type="string" calcext:value-type="string">
            <text:p>WIN 2006</text:p>
          </table:table-cell>
          <table:table-cell office:value-type="float" office:value="2006" calcext:value-type="float">
            <text:p>2006</text:p>
          </table:table-cell>
          <table:table-cell office:value-type="string" calcext:value-type="string">
            <text:p>The structure and dynamics of the benthic community are directly dependent on the quality and quantity of organic matter available on the seafloor. Primary production in surface waters is a major a source of organic carbon to coastal and shelf sediments. In Ubatuba (23 degrees S-45 degrees W, Brazil) the summer period is characterized by a high primary production due to subsurface advection of the South Atlantic Central Water (SACW). We analyzed quantitatively the sedimentary chal-a and benthic microbial biomass to evalutate seasonal changes in benthic processes off Ubatuba in four stations (located at 9, 10, 40 and 100 m depth). Near-shore showed higher concentrations of microbial differences in chal-a inventories, with mean values 2 and 10 times larger than at shelf stations, respectively. Seasonal differences in chl-a concentration were more pronounced in shallower stations in part due to the contribution of a microphytobenthic "carpet" observed in summer. Neverthless, high values of sedimentary chl-a in shelf stations are probably related to an enhanced primary productivity owing to the presence of SACW. Vertical profiles showed high concetrations of chl-a and microbal biomass within the upper layers, supporting that organic carbon utilization is followed by an increase in the standing stock of microorganisms. Subsurface peaks were also found in the sediment column, indicating that particle mixing is mainly governed by bioturbation. Our findings strongly suggest a time lag between chl-a availability and the assimilation of organic matter by the benthic microbiota.</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749-0208</text:p>
          </table:table-cell>
          <table:table-cell/>
          <table:table-cell office:value-type="string" calcext:value-type="string">
            <text:p>WOS:000202961400102</text:p>
          </table:table-cell>
          <table:table-cell table:number-columns-repeated="972"/>
        </table:table-row>
        <table:table-row table:style-name="ro1">
          <table:table-cell office:value-type="string" calcext:value-type="string">
            <text:p>J</text:p>
          </table:table-cell>
          <table:table-cell office:value-type="string" calcext:value-type="string">
            <text:p>Jacobucci, Giuliano B.; Leite, Fosca P. P.</text:p>
          </table:table-cell>
          <table:table-cell table:number-columns-repeated="7"/>
          <table:table-cell office:value-type="string" calcext:value-type="string">
            <text:p>Population biology of ampitholdae species (Crustacea,Amphipoda) associated with Sargassum filipendula (Phaeophyta, Fucales), at Fortaleza beach, Ubatuba, Sao Paulo, Brazil</text:p>
          </table:table-cell>
          <table:table-cell table:number-columns-repeated="7"/>
          <table:table-cell office:value-type="string" calcext:value-type="string">
            <text:p>REVISTA BRASILEIRA DE ZOOLOGIA</text:p>
          </table:table-cell>
          <table:table-cell table:number-columns-repeated="3"/>
          <table:table-cell office:value-type="float" office:value="23" calcext:value-type="float">
            <text:p>23</text:p>
          </table:table-cell>
          <table:table-cell office:value-type="float" office:value="4" calcext:value-type="float">
            <text:p>4</text:p>
          </table:table-cell>
          <table:table-cell table:number-columns-repeated="2"/>
          <table:table-cell office:value-type="float" office:value="1207" calcext:value-type="float">
            <text:p>1207</text:p>
          </table:table-cell>
          <table:table-cell office:value-type="float" office:value="1216" calcext:value-type="float">
            <text:p>1216</text:p>
          </table:table-cell>
          <table:table-cell/>
          <table:table-cell office:value-type="string" calcext:value-type="string">
            <text:p>10.1590/S0101-81752006000400031</text:p>
          </table:table-cell>
          <table:table-cell table:number-columns-repeated="2"/>
          <table:table-cell office:value-type="string" calcext:value-type="string">
            <text:p>DEC 2006</text:p>
          </table:table-cell>
          <table:table-cell office:value-type="float" office:value="2006" calcext:value-type="float">
            <text:p>2006</text:p>
          </table:table-cell>
          <table:table-cell office:value-type="string" calcext:value-type="string">
            <text:p>The population biology of three species of the family Ampithoidae (Ampithoe ramondi, Cymadusa filosa e Sunampithoe pelagica) associated with Sargassum filipendula at Fortaleza beach, northern coast of Sao Paulo state was investigated from June 2000 to May 2001. The amphipods were identified, counted and separated in size classes through a nested sieve-set. Month hystograms were obtained for juveniles, males and females. The ampithoid sex ratio was determined monthly The reproductive biology of the species was evaluated by the relative frequency of ovigerous females, fecundity, average egg volume and correlation analysis between head lengh of ovigerous females and number of eggs in its brood pouch. Ampithoe ramondi was the most abundant species. The higher densities of the three species occurred in spring and summer. The sex ratio presented a significant difference from 1:1 only for A ramondi (1:1.2; X-2 = 4.37; g.l. = 1; p &lt; 0.05). Ovigerous females were registered for almost all the sampling periods. A positive correlation between the female head lengh and the number of eggs were only registered for A ramondi (r(2) = 0.27; p &lt; 0.05; n = 33). Cymadusa filosa showed the greatest fecundity and egg volume.</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0101-8175</text:p>
          </table:table-cell>
          <table:table-cell/>
          <table:table-cell office:value-type="string" calcext:value-type="string">
            <text:p>WOS:000243210600031</text:p>
          </table:table-cell>
          <table:table-cell table:number-columns-repeated="972"/>
        </table:table-row>
        <table:table-row table:style-name="ro1">
          <table:table-cell office:value-type="string" calcext:value-type="string">
            <text:p>J</text:p>
          </table:table-cell>
          <table:table-cell office:value-type="string" calcext:value-type="string">
            <text:p>Galvao, Juliana Antunes; Furlan, Erika Fabiane; Salan, Eduardo de O.; Porto, Ernani; Oetterer, Marilia</text:p>
          </table:table-cell>
          <table:table-cell table:number-columns-repeated="3"/>
          <table:table-cell office:value-type="string" calcext:value-type="string">
            <text:p>PORTO, ERNANI/C-6446-2012; Oetterer, Marilia/E-1581-2013; furlan, erika/G-3330-2012</text:p>
          </table:table-cell>
          <table:table-cell office:value-type="string" calcext:value-type="string">
            <text:p>furlan, erika/0000-0001-8583-0764</text:p>
          </table:table-cell>
          <table:table-cell table:number-columns-repeated="2"/>
          <table:table-cell office:value-type="string" calcext:value-type="string">
            <text:p>Physical-chemistry characteristcs and microbiology (Staphylococcus aureus e Bacillus cereus) characteristics of the seawater and the cultivated mussels from Ubatuba, SP</text:p>
          </table:table-cell>
          <table:table-cell table:number-columns-repeated="7"/>
          <table:table-cell office:value-type="string" calcext:value-type="string">
            <text:p>CIENCIA E AGROTECNOLOGIA</text:p>
          </table:table-cell>
          <table:table-cell table:number-columns-repeated="3"/>
          <table:table-cell office:value-type="float" office:value="30" calcext:value-type="float">
            <text:p>30</text:p>
          </table:table-cell>
          <table:table-cell office:value-type="float" office:value="6" calcext:value-type="float">
            <text:p>6</text:p>
          </table:table-cell>
          <table:table-cell table:number-columns-repeated="2"/>
          <table:table-cell office:value-type="float" office:value="1124" calcext:value-type="float">
            <text:p>1124</text:p>
          </table:table-cell>
          <table:table-cell office:value-type="float" office:value="1129" calcext:value-type="float">
            <text:p>1129</text:p>
          </table:table-cell>
          <table:table-cell/>
          <table:table-cell office:value-type="string" calcext:value-type="string">
            <text:p>10.1590/S1413-70542006000600013</text:p>
          </table:table-cell>
          <table:table-cell table:number-columns-repeated="2"/>
          <table:table-cell office:value-type="string" calcext:value-type="string">
            <text:p>NOV-DEC 2006</text:p>
          </table:table-cell>
          <table:table-cell office:value-type="float" office:value="2006" calcext:value-type="float">
            <text:p>2006</text:p>
          </table:table-cell>
          <table:table-cell office:value-type="string" calcext:value-type="string">
            <text:p>Mussel processing, requires the quality of the seafarm water and raw material to obtain a good commercial product. It was aimed at this research to diagnose the parameters physical chemistry and the incidence of S. aureus and B. cereus in the water as in the cultivated mussel. In the sea water pH and turbinidy were analyzed. In the mussel pH and size measures were analyzed. Analyses of S. aureus and B. cereus were accomplished. The medium value of the pH, of the respective collection points studied, it varied from 8.23 to 8.65, being the data found in this research in agreement with the legislation. For the turbinidy, the general means of the collections was around 0.67 UNT, reaching picks of 1.15 UNT. The values of pH of the mussels changed from 5.66 to 6.81, being 60% of the found values, inside of the established limit for the legislation. In relationship to the size of the valves, the medium values were among 4.78 to 7.81 cm. The presence of S. aureus was not detected in the cultivation areas studied. In relation to the mussels, all the samples were considered on the limits of the legislation. The B. cereus was detected in the water in only 6.7% of the samples. The collected points showed sustained condition to mussel cultive on seafarm and should be produce as a safety food.</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8" calcext:value-type="float">
            <text:p>8</text:p>
          </table:table-cell>
          <table:table-cell table:number-columns-repeated="2"/>
          <table:table-cell office:value-type="string" calcext:value-type="string">
            <text:p>1413-7054</text:p>
          </table:table-cell>
          <table:table-cell/>
          <table:table-cell office:value-type="string" calcext:value-type="string">
            <text:p>WOS:000208147700013</text:p>
          </table:table-cell>
          <table:table-cell table:number-columns-repeated="972"/>
        </table:table-row>
        <table:table-row table:style-name="ro1">
          <table:table-cell office:value-type="string" calcext:value-type="string">
            <text:p>J</text:p>
          </table:table-cell>
          <table:table-cell office:value-type="string" calcext:value-type="string">
            <text:p>Fumis, Patricia B.; Fransozo, Adilson; Bertini, Giovana; Braga, Adriane A.; Pie, Marcio R.</text:p>
          </table:table-cell>
          <table:table-cell table:number-columns-repeated="3"/>
          <table:table-cell office:value-type="string" calcext:value-type="string">
            <text:p>Pie, Marcio/B-7684-2008</text:p>
          </table:table-cell>
          <table:table-cell table:number-columns-repeated="3"/>
          <table:table-cell office:value-type="string" calcext:value-type="string">
            <text:p>Growth rate of the crab Dissodactylus crinitichelis Moreira, 1901 (Crustacea : Decapoda : Pinnotheroidea) under laboratory conditions</text:p>
          </table:table-cell>
          <table:table-cell table:number-columns-repeated="7"/>
          <table:table-cell office:value-type="string" calcext:value-type="string">
            <text:p>PROCEEDINGS OF THE BIOLOGICAL SOCIETY OF WASHINGTON</text:p>
          </table:table-cell>
          <table:table-cell table:number-columns-repeated="3"/>
          <table:table-cell office:value-type="float" office:value="119" calcext:value-type="float">
            <text:p>119</text:p>
          </table:table-cell>
          <table:table-cell office:value-type="float" office:value="3" calcext:value-type="float">
            <text:p>3</text:p>
          </table:table-cell>
          <table:table-cell table:number-columns-repeated="2"/>
          <table:table-cell office:value-type="float" office:value="395" calcext:value-type="float">
            <text:p>395</text:p>
          </table:table-cell>
          <table:table-cell office:value-type="float" office:value="403" calcext:value-type="float">
            <text:p>403</text:p>
          </table:table-cell>
          <table:table-cell/>
          <table:table-cell office:value-type="string" calcext:value-type="string">
            <text:p>10.2988/0006-324X(2006)119[395:GROTCD]2.0.CO;2</text:p>
          </table:table-cell>
          <table:table-cell table:number-columns-repeated="2"/>
          <table:table-cell office:value-type="string" calcext:value-type="string">
            <text:p>OCT 18 2006</text:p>
          </table:table-cell>
          <table:table-cell office:value-type="float" office:value="2006" calcext:value-type="float">
            <text:p>2006</text:p>
          </table:table-cell>
          <table:table-cell office:value-type="string" calcext:value-type="string">
            <text:p>The goal of the present study was to investigate the growth rate of the crab Dissodactylus crinitiehelis, its molt increments, and the duration of the intermolt intervals under laboratory conditions, focusing on differences between sexes and between juvenile and adult phases. Crabs were collected at Flamengo Beach, Ubatuba, Sao Paulo State, Brazil, by scuba divers. In the laboratory, individuals were maintained in isolation and fed nauplii of Artemia sp. daily. The sex and carapace width of exuviae and dead crabs were recorded. During the juvenile phase, mean growth was 11.8 +/- 2.7% in males and 11.2 +/- 3.6% in females, with their respective intermolt intervals 25.4 +/- 9.2 and 26.4 +/- 8.3 d (mean +/- SD). After reaching morphological sexual maturity, the intermolt intervals increased to 33.4 10.1 d in males and 32.7 +/- 10.4 d in females, and the growth rates of both sexes slowed to 6.4 +/- 1.9% in males and 5.7 +/- 1.6% in females. There was a significant decrease in molt increment and an increase in intermolt intervals associated with the maturation from juveniles to adults, evidencing differential energy allocation during the last phase of ontogeny.</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0006-324X</text:p>
          </table:table-cell>
          <table:table-cell/>
          <table:table-cell office:value-type="string" calcext:value-type="string">
            <text:p>WOS:000241710100007</text:p>
          </table:table-cell>
          <table:table-cell table:number-columns-repeated="972"/>
        </table:table-row>
        <table:table-row table:style-name="ro1">
          <table:table-cell office:value-type="string" calcext:value-type="string">
            <text:p>J</text:p>
          </table:table-cell>
          <table:table-cell office:value-type="string" calcext:value-type="string">
            <text:p>Viau, Veronica E.; Lopez Greco, Laura S.; Bond-Buckup, Georgina; Rodriguez, Enrique M.</text:p>
          </table:table-cell>
          <table:table-cell table:number-columns-repeated="3"/>
          <table:table-cell office:value-type="string" calcext:value-type="string">
            <text:p>Bond-Buckup, Georgina/P-4657-2014</text:p>
          </table:table-cell>
          <table:table-cell table:number-columns-repeated="3"/>
          <table:table-cell office:value-type="string" calcext:value-type="string">
            <text:p>Size at the onset of sexual maturity in the anomuran crab, Aegla uruguayana (Aeglidae)</text:p>
          </table:table-cell>
          <table:table-cell table:number-columns-repeated="7"/>
          <table:table-cell office:value-type="string" calcext:value-type="string">
            <text:p>ACTA ZOOLOGICA</text:p>
          </table:table-cell>
          <table:table-cell table:number-columns-repeated="3"/>
          <table:table-cell office:value-type="float" office:value="87" calcext:value-type="float">
            <text:p>87</text:p>
          </table:table-cell>
          <table:table-cell office:value-type="float" office:value="4" calcext:value-type="float">
            <text:p>4</text:p>
          </table:table-cell>
          <table:table-cell table:number-columns-repeated="2"/>
          <table:table-cell office:value-type="float" office:value="253" calcext:value-type="float">
            <text:p>253</text:p>
          </table:table-cell>
          <table:table-cell office:value-type="float" office:value="264" calcext:value-type="float">
            <text:p>264</text:p>
          </table:table-cell>
          <table:table-cell/>
          <table:table-cell office:value-type="string" calcext:value-type="string">
            <text:p>10.1111/j.1463-6395.2006.00239.x</text:p>
          </table:table-cell>
          <table:table-cell table:number-columns-repeated="2"/>
          <table:table-cell office:value-type="string" calcext:value-type="string">
            <text:p>OCT 2006</text:p>
          </table:table-cell>
          <table:table-cell office:value-type="float" office:value="2006" calcext:value-type="float">
            <text:p>2006</text:p>
          </table:table-cell>
          <table:table-cell office:value-type="string" calcext:value-type="string">
            <text:p>The size at maturity was studied in the crab Aegla uruguayana from the Areco River (31 degrees 14' S, 59 degrees 28' W), Argentina. Size at sexual maturity was determined according to three criteria: morphometric (change in the relative growth of reproductive characters), histological (first maturation of gonads) and functional (capability to mate and carry eggs). Regarding females, morphometric maturity occurred at a carapace length (CL) of 11.50 mm, considering abdomen width as a reproductive character. Gonad maturity of females could be observed at a minimum size ranging from 15 to 17 mm CL. The smallest ovigerous female observed in the field was 15.60 mm CL, although a relevant population incidence of ovigerous females (86.6%) has just been observed at values higher than 17 mm CL. As for males, the relative growth of the left chela length changed at a value of 15.40 mm CL, while morphological changes in sexual tube occurred between CL of 14 and 16 mm. Testicular maturation occurred at a CL ranging from 17 to 19 mm. The smallest size of males having spermatozoids in their vasa deferentia was 18.70 mm CL. The results obtained indicated that, in both sexes, functional maturity occurred after morphometric maturity and at a size similar to that of gonad maturity. Comparing sexes, females acquired sexual maturity (morphometric, gonad and functional maturity) at sizes statistically smaller than those of males.</text:p>
          </table:table-cell>
          <table:table-cell table:number-columns-repeated="8"/>
          <table:table-cell office:value-type="float" office:value="22" calcext:value-type="float">
            <text:p>22</text:p>
          </table:table-cell>
          <table:table-cell office:value-type="float" office:value="0" calcext:value-type="float">
            <text:p>0</text:p>
          </table:table-cell>
          <table:table-cell office:value-type="float" office:value="20" calcext:value-type="float">
            <text:p>20</text:p>
          </table:table-cell>
          <table:table-cell office:value-type="float" office:value="4" calcext:value-type="float">
            <text:p>4</text:p>
          </table:table-cell>
          <table:table-cell office:value-type="float" office:value="23" calcext:value-type="float">
            <text:p>23</text:p>
          </table:table-cell>
          <table:table-cell table:number-columns-repeated="2"/>
          <table:table-cell office:value-type="string" calcext:value-type="string">
            <text:p>0001-7272</text:p>
          </table:table-cell>
          <table:table-cell/>
          <table:table-cell office:value-type="string" calcext:value-type="string">
            <text:p>WOS:000240625600003</text:p>
          </table:table-cell>
          <table:table-cell table:number-columns-repeated="972"/>
        </table:table-row>
        <table:table-row table:style-name="ro1">
          <table:table-cell office:value-type="string" calcext:value-type="string">
            <text:p>J</text:p>
          </table:table-cell>
          <table:table-cell office:value-type="string" calcext:value-type="string">
            <text:p>de Carvalho, Maria Raquel; Hashimoto Soares, Lucy Satiko</text:p>
          </table:table-cell>
          <table:table-cell table:number-columns-repeated="7"/>
          <table:table-cell office:value-type="string" calcext:value-type="string">
            <text:p>Diel feeding pattern and diet of rough scad Trachurus lathami Nichols, 1920 (Carangidae) from the Southwestern Atlantic</text:p>
          </table:table-cell>
          <table:table-cell table:number-columns-repeated="7"/>
          <table:table-cell office:value-type="string" calcext:value-type="string">
            <text:p>NEOTROPICAL ICHTHYOLOGY</text:p>
          </table:table-cell>
          <table:table-cell table:number-columns-repeated="3"/>
          <table:table-cell table:number-columns-repeated="2" office:value-type="float" office:value="4" calcext:value-type="float">
            <text:p>4</text:p>
          </table:table-cell>
          <table:table-cell table:number-columns-repeated="2"/>
          <table:table-cell office:value-type="float" office:value="419" calcext:value-type="float">
            <text:p>419</text:p>
          </table:table-cell>
          <table:table-cell office:value-type="float" office:value="426" calcext:value-type="float">
            <text:p>426</text:p>
          </table:table-cell>
          <table:table-cell table:number-columns-repeated="4"/>
          <table:table-cell office:value-type="string" calcext:value-type="string">
            <text:p>OCT-DEC 2006</text:p>
          </table:table-cell>
          <table:table-cell office:value-type="float" office:value="2006" calcext:value-type="float">
            <text:p>2006</text:p>
          </table:table-cell>
          <table:table-cell office:value-type="string" calcext:value-type="string">
            <text:p>dDiel changes in feeding activity and dietary composition of the rough scad Trachurus lathami were investigated through the analysis of stomach contents of 307 fish sampled over a 24-h period on the continental shelf off Ubatuba (23 degrees 35'S 45 degrees W). Stomach contents were analyzed by frequency of occurrence (O%), percent number (N%), percent mass (M%), and feeding index (FI%=O% * M%). Rough scad fed on mollusks (Gastropoda, Crepidula sp.), crustacean (Ostracoda, Copepoda, decapod larvae), chaetognat and teleostean fish. The main items were calanoid copepods (Eucalanus sp. and Centropages sp.). According to the analysis of the stomach fullness and prey digestion, T lathami is both a diurnal and nocturnal feeder, showing some seasonal variation in feeding time. According to the Chronobiology concept, it was raised the hypothesis of circadian rhythm in feeding of this fish, probably synchronized by light/dark cycle.</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679-6225</text:p>
          </table:table-cell>
          <table:table-cell/>
          <table:table-cell office:value-type="string" calcext:value-type="string">
            <text:p>WOS:000243489900005</text:p>
          </table:table-cell>
          <table:table-cell table:number-columns-repeated="972"/>
        </table:table-row>
        <table:table-row table:style-name="ro1">
          <table:table-cell office:value-type="string" calcext:value-type="string">
            <text:p>J</text:p>
          </table:table-cell>
          <table:table-cell office:value-type="string" calcext:value-type="string">
            <text:p>Corbisier, T. N.; Soares, L. S. H.; Petti, M. A. V.; Muto, E. Y.; Silva, M. H. C.; McClelland, J.; Valiela, I.</text:p>
          </table:table-cell>
          <table:table-cell table:number-columns-repeated="3"/>
          <table:table-cell office:value-type="string" calcext:value-type="string">
            <text:p>McClelland, James/C-5396-2008; Muto, Elizabeti/B-2030-2013</text:p>
          </table:table-cell>
          <table:table-cell office:value-type="string" calcext:value-type="string">
            <text:p>Muto, Elizabeti/0000-0003-1032-1118</text:p>
          </table:table-cell>
          <table:table-cell table:number-columns-repeated="2"/>
          <table:table-cell office:value-type="string" calcext:value-type="string">
            <text:p>Use of isotopic signatures to assess the food web in a tropical shallow marine ecosystem of Southeastern Brazil</text:p>
          </table:table-cell>
          <table:table-cell table:number-columns-repeated="7"/>
          <table:table-cell office:value-type="string" calcext:value-type="string">
            <text:p>AQUATIC ECOLOGY</text:p>
          </table:table-cell>
          <table:table-cell table:number-columns-repeated="3"/>
          <table:table-cell office:value-type="float" office:value="40" calcext:value-type="float">
            <text:p>40</text:p>
          </table:table-cell>
          <table:table-cell office:value-type="float" office:value="3" calcext:value-type="float">
            <text:p>3</text:p>
          </table:table-cell>
          <table:table-cell table:number-columns-repeated="2"/>
          <table:table-cell office:value-type="float" office:value="381" calcext:value-type="float">
            <text:p>381</text:p>
          </table:table-cell>
          <table:table-cell office:value-type="float" office:value="390" calcext:value-type="float">
            <text:p>390</text:p>
          </table:table-cell>
          <table:table-cell/>
          <table:table-cell office:value-type="string" calcext:value-type="string">
            <text:p>10.1007/s10452-006-9033-7</text:p>
          </table:table-cell>
          <table:table-cell table:number-columns-repeated="2"/>
          <table:table-cell office:value-type="string" calcext:value-type="string">
            <text:p>SEP 2006</text:p>
          </table:table-cell>
          <table:table-cell office:value-type="float" office:value="2006" calcext:value-type="float">
            <text:p>2006</text:p>
          </table:table-cell>
          <table:table-cell office:value-type="string" calcext:value-type="string">
            <text:p>A dual isotope approach was used to assess the relative importance of terrestrial vegetation detritus and other primary producers in the trophic web of Flamengo Sound (Ubatuba, SP), SE Brazil, surrounded by the Atlantic Rain Forest. Primary producers showed distinct delta C-13 signatures and the observed values suggest that little terrestrial (-29.4 +/- 0.3 parts per thousand) or bulk sediment organic matter (-21.1 +/- 1.3 parts per thousand) enter the food web of the sound. Suspended particulate organic matter (POM, -18.6 +/- 0.5 parts per thousand) supports the bulk of the consumers, with some contribution by macroalgae (-15.6 +/- 1.8 parts per thousand). Consumers delta C-13 values ranged from -17.4 to -12.7 parts per thousand. At least three trophic levels were detectable in the food web. The delta N-15 value of POM was 7.5 +/- 1.0 parts per thousand, while that of sediment and detritus was 6.4 +/- 0.7 parts per thousand. The delta N-15 values of suspension feeding benthic invertebrates were 8.2-8.6 parts per thousand, deposit feeders 8.3-10.2 parts per thousand, and carnivores 10.7-13.2 parts per thousand. Values for fishes were 9.4 parts per thousand for detritivore, 11.4-13.3 parts per thousand for benthic feeders, 12.4-13.3 parts per thousand for zooplanktivores, and 13.2 parts per thousand for piscivores/ benthic invertebrate feeders. Squid mean value was 12.8 +/- 0.5 parts per thousand. There is a reasonable agreement between feeding habits information from the literature and delta N-15 values from this study. In the sound, the first and second trophic steps seem to be about 1-3 parts per thousand higher than those of similar organisms studied in temperate waters and this may reflect an input of allochtonous anthropogenic nitrogen enriched in N-15 from human activities.</text:p>
          </table:table-cell>
          <table:table-cell table:number-columns-repeated="8"/>
          <table:table-cell office:value-type="float" office:value="18" calcext:value-type="float">
            <text:p>18</text:p>
          </table:table-cell>
          <table:table-cell office:value-type="float" office:value="1" calcext:value-type="float">
            <text:p>1</text:p>
          </table:table-cell>
          <table:table-cell office:value-type="float" office:value="18" calcext:value-type="float">
            <text:p>18</text:p>
          </table:table-cell>
          <table:table-cell office:value-type="float" office:value="1" calcext:value-type="float">
            <text:p>1</text:p>
          </table:table-cell>
          <table:table-cell office:value-type="float" office:value="20" calcext:value-type="float">
            <text:p>20</text:p>
          </table:table-cell>
          <table:table-cell table:number-columns-repeated="2"/>
          <table:table-cell office:value-type="string" calcext:value-type="string">
            <text:p>1386-2588</text:p>
          </table:table-cell>
          <table:table-cell/>
          <table:table-cell office:value-type="string" calcext:value-type="string">
            <text:p>WOS:000240724100009</text:p>
          </table:table-cell>
          <table:table-cell table:number-columns-repeated="972"/>
        </table:table-row>
        <table:table-row table:style-name="ro1">
          <table:table-cell office:value-type="string" calcext:value-type="string">
            <text:p>J</text:p>
          </table:table-cell>
          <table:table-cell office:value-type="string" calcext:value-type="string">
            <text:p>Amaro Pinheiro, Marcelo Antonio; Hattori, Gustavo Yomar</text:p>
          </table:table-cell>
          <table:table-cell table:number-columns-repeated="3"/>
          <table:table-cell office:value-type="string" calcext:value-type="string">
            <text:p>Pinheiro, Marcelo/E-7462-2012</text:p>
          </table:table-cell>
          <table:table-cell office:value-type="string" calcext:value-type="string">
            <text:p>Pinheiro, Marcelo/0000-0003-0758-5526</text:p>
          </table:table-cell>
          <table:table-cell table:number-columns-repeated="2"/>
          <table:table-cell office:value-type="string" calcext:value-type="string">
            <text:p>Relative growth of the mangrove crab Ucides cordatus (Linnaeus, 1763) (Crustacea, Brachyura, Ocypodidae) at Iguape, Sao Paulo, Brazil</text:p>
          </table:table-cell>
          <table:table-cell table:number-columns-repeated="7"/>
          <table:table-cell office:value-type="string" calcext:value-type="string">
            <text:p>BRAZILIAN ARCHIVES OF BIOLOGY AND TECHNOLOGY</text:p>
          </table:table-cell>
          <table:table-cell table:number-columns-repeated="3"/>
          <table:table-cell office:value-type="float" office:value="49" calcext:value-type="float">
            <text:p>49</text:p>
          </table:table-cell>
          <table:table-cell office:value-type="float" office:value="5" calcext:value-type="float">
            <text:p>5</text:p>
          </table:table-cell>
          <table:table-cell table:number-columns-repeated="2"/>
          <table:table-cell office:value-type="float" office:value="813" calcext:value-type="float">
            <text:p>813</text:p>
          </table:table-cell>
          <table:table-cell office:value-type="float" office:value="823" calcext:value-type="float">
            <text:p>823</text:p>
          </table:table-cell>
          <table:table-cell/>
          <table:table-cell office:value-type="string" calcext:value-type="string">
            <text:p>10.1590/S1516-89132006000600016</text:p>
          </table:table-cell>
          <table:table-cell table:number-columns-repeated="2"/>
          <table:table-cell office:value-type="string" calcext:value-type="string">
            <text:p>SEP 2006</text:p>
          </table:table-cell>
          <table:table-cell office:value-type="float" office:value="2006" calcext:value-type="float">
            <text:p>2006</text:p>
          </table:table-cell>
          <table:table-cell office:value-type="string" calcext:value-type="string">
            <text:p>A total of 2,130 individuals of Ucides cordatus (1,255 males and 875 females) were captured in a mangrove forest at Iguape, Sao Paulo, Brazil. For each crab, the following body structures were measured: carapace (width = CW; length = CL; depth = CD), 5(th) abdominal somite (A W), major chelar propodus (length = PL; width = PW; depth = PD), and 1(st) and 2(nd) gonopod pairs (length = GL(1) and GL(2)). The Student "t" and Snedecor "F" tests were used to verify any changes in growth allometric rates during ontogeny. The relationships CLxCW, PLxCW (for both sexes), GL(1)xCW and GL(2)xCW (males) and AWxCW (females), showed a better fit by two equations for the juvenile and adult phases (p &lt; 0.01). The inflexion point size between regression lines, indicated by each morphometric relationship, allowed to propose four morphotypes for U. cordatus. Males were classified in juvenile (CW 32 mm), pre-puberty (32 &lt;= CW &lt;= 51 mm), sub-adult (51 &lt;= CW 59 nun) and adult (CW &gt; 59 mm). Females showed a similar size interval: (juvenile CW &lt;= 39 mm, pre-puberty 39 &lt;= CW &lt;= 53 mm, sub-adult 53 &lt;= CW &gt; 58 mm, adult CW &gt; 58 mm).</text:p>
          </table:table-cell>
          <table:table-cell table:number-columns-repeated="8"/>
          <table:table-cell office:value-type="float" office:value="19" calcext:value-type="float">
            <text:p>19</text:p>
          </table:table-cell>
          <table:table-cell office:value-type="float" office:value="0" calcext:value-type="float">
            <text:p>0</text:p>
          </table:table-cell>
          <table:table-cell office:value-type="float" office:value="18" calcext:value-type="float">
            <text:p>18</text:p>
          </table:table-cell>
          <table:table-cell office:value-type="float" office:value="9" calcext:value-type="float">
            <text:p>9</text:p>
          </table:table-cell>
          <table:table-cell office:value-type="float" office:value="20" calcext:value-type="float">
            <text:p>20</text:p>
          </table:table-cell>
          <table:table-cell table:number-columns-repeated="2"/>
          <table:table-cell office:value-type="string" calcext:value-type="string">
            <text:p>1516-8913</text:p>
          </table:table-cell>
          <table:table-cell/>
          <table:table-cell office:value-type="string" calcext:value-type="string">
            <text:p>WOS:000242722800016</text:p>
          </table:table-cell>
          <table:table-cell table:number-columns-repeated="972"/>
        </table:table-row>
        <table:table-row table:style-name="ro1">
          <table:table-cell office:value-type="string" calcext:value-type="string">
            <text:p>J</text:p>
          </table:table-cell>
          <table:table-cell office:value-type="string" calcext:value-type="string">
            <text:p>Barata, Diogina; Fujii, Mutue Toyota</text:p>
          </table:table-cell>
          <table:table-cell table:number-columns-repeated="3"/>
          <table:table-cell office:value-type="string" calcext:value-type="string">
            <text:p>Fujii, Mutue/B-4093-2013</text:p>
          </table:table-cell>
          <table:table-cell office:value-type="string" calcext:value-type="string">
            <text:p>Fujii, Mutue/0000-0001-6752-1570</text:p>
          </table:table-cell>
          <table:table-cell table:number-columns-repeated="2"/>
          <table:table-cell office:value-type="string" calcext:value-type="string">
            <text:p>Ctenocladaceae and Ulvellaceae (Chlorophyta) from Espirito Santo and north seacoast of Sao Paulo, Brazil.</text:p>
          </table:table-cell>
          <table:table-cell table:number-columns-repeated="3"/>
          <table:table-cell office:value-type="string" calcext:value-type="string">
            <text:p>Ctenocladaceae e Ulvellaceae (Chlorophyta) do Espirito Santo e Litoral Norte de Sao Paulo, Brasil</text:p>
          </table:table-cell>
          <table:table-cell table:number-columns-repeated="3"/>
          <table:table-cell office:value-type="string" calcext:value-type="string">
            <text:p>Hoehnea</text:p>
          </table:table-cell>
          <table:table-cell table:number-columns-repeated="3"/>
          <table:table-cell office:value-type="float" office:value="32" calcext:value-type="float">
            <text:p>32</text:p>
          </table:table-cell>
          <table:table-cell office:value-type="float" office:value="3" calcext:value-type="float">
            <text:p>3</text:p>
          </table:table-cell>
          <table:table-cell table:number-columns-repeated="2"/>
          <table:table-cell office:value-type="float" office:value="359" calcext:value-type="float">
            <text:p>359</text:p>
          </table:table-cell>
          <table:table-cell office:value-type="float" office:value="370" calcext:value-type="float">
            <text:p>370</text:p>
          </table:table-cell>
          <table:table-cell table:number-columns-repeated="4"/>
          <table:table-cell office:value-type="string" calcext:value-type="string">
            <text:p>SEP 2006</text:p>
          </table:table-cell>
          <table:table-cell office:value-type="float" office:value="2006" calcext:value-type="float">
            <text:p>2006</text:p>
          </table:table-cell>
          <table:table-cell office:value-type="string" calcext:value-type="string">
            <text:p>The floristic survey of Ulvellaceae and Ctenocladaceae for Espirito Santo and Sao Paulo States seacoast were peformed from material kept in culture and also, fixed in formaline. The material were collected along Espirito Santo's seacoast, in 1985 and from 2002 to 2004; in Rio Escuro and Ilha das Couves, Ubatuba, north seacost of Sao Paulo, in 2003. The outcomes brought out six species: Bolbocoleon piliferum N. Pringsheim, Entocladia viridis Reinke, Pringsheimiella scutata (Reinke) Holm. ex Marchewianka, Pseudendoclonium submarinum Wille, Stromatella monostromatica (P. Dangeard) Kornmann &amp; P. Sahling and Ulvella lens P. Crouan &amp; H. Crouan, of which B. piliferum, P submarinum, and S. monostromatica are quoted for the first time to Brazil and E. viridis to Espirito Santo.</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73-2877</text:p>
          </table:table-cell>
          <table:table-cell/>
          <table:table-cell office:value-type="string" calcext:value-type="string">
            <text:p>BIOABS:BACD200700257549</text:p>
          </table:table-cell>
          <table:table-cell table:number-columns-repeated="972"/>
        </table:table-row>
        <table:table-row table:style-name="ro1">
          <table:table-cell office:value-type="string" calcext:value-type="string">
            <text:p>J</text:p>
          </table:table-cell>
          <table:table-cell office:value-type="string" calcext:value-type="string">
            <text:p>Oliveira, J.; Costa, P.; Braga, E. S.</text:p>
          </table:table-cell>
          <table:table-cell table:number-columns-repeated="7"/>
          <table:table-cell office:value-type="string" calcext:value-type="string">
            <text:p>Seasonal variations of Rn-222 and SGD fluxes to Ubatuba embayments, Sao Paulo</text:p>
          </table:table-cell>
          <table:table-cell table:number-columns-repeated="7"/>
          <table:table-cell office:value-type="string" calcext:value-type="string">
            <text:p>JOURNAL OF RADIOANALYTICAL AND NUCLEAR CHEMISTRY</text:p>
          </table:table-cell>
          <table:table-cell table:number-columns-repeated="3"/>
          <table:table-cell office:value-type="float" office:value="269" calcext:value-type="float">
            <text:p>269</text:p>
          </table:table-cell>
          <table:table-cell office:value-type="float" office:value="3" calcext:value-type="float">
            <text:p>3</text:p>
          </table:table-cell>
          <table:table-cell table:number-columns-repeated="2"/>
          <table:table-cell office:value-type="float" office:value="689" calcext:value-type="float">
            <text:p>689</text:p>
          </table:table-cell>
          <table:table-cell office:value-type="float" office:value="695" calcext:value-type="float">
            <text:p>695</text:p>
          </table:table-cell>
          <table:table-cell/>
          <table:table-cell office:value-type="string" calcext:value-type="string">
            <text:p>10.1007/s10967-006-0287-2</text:p>
          </table:table-cell>
          <table:table-cell table:number-columns-repeated="2"/>
          <table:table-cell office:value-type="string" calcext:value-type="string">
            <text:p>SEP 2006</text:p>
          </table:table-cell>
          <table:table-cell office:value-type="float" office:value="2006" calcext:value-type="float">
            <text:p>2006</text:p>
          </table:table-cell>
          <table:table-cell office:value-type="string" calcext:value-type="string">
            <text:p>We describe here an application of excess Rn-222 to estimate submarine groundwater discharge in a series of small embayments of Ubatuba, Sao Paulo State, Brazil. Excess Rn-222 inventories obtained in 11 vertical profiles varied from (3.3 +/- 1.1) . 10(3) to (19 +/- 5) . 10(3) dpm . m(-2). The estimated total fluxes required to support the inventories varied from (0.6 +/- 0.2) . 10(3) to (3.4 +/- 0.9) . 10(3) dpm . m(-2). d(-1). Considering these results, the submarine groundwater discharge advective rates necessary to balance the sub-pycnocline fluxes calculated in Ubatuba embayments ranged from 0.06 to 1.9 cm . d(-1). During the period of this investigation (from March/03 to May/2004), the highest Rn-222 in excess inventories were observed late in the summer season ( March). Taking into account all vertical profiles established, the relative variability was 67%. Although, if we consider only the fluxes determined in both Flamengo and Fortaleza embayments, the relative variation was 21%.</text:p>
          </table:table-cell>
          <table:table-cell table:number-columns-repeated="8"/>
          <table:table-cell office:value-type="float" office:value="9" calcext:value-type="float">
            <text:p>9</text:p>
          </table:table-cell>
          <table:table-cell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float" office:value="9" calcext:value-type="float">
            <text:p>9</text:p>
          </table:table-cell>
          <table:table-cell table:number-columns-repeated="2"/>
          <table:table-cell office:value-type="string" calcext:value-type="string">
            <text:p>0236-5731</text:p>
          </table:table-cell>
          <table:table-cell/>
          <table:table-cell office:value-type="string" calcext:value-type="string">
            <text:p>WOS:000240554200029</text:p>
          </table:table-cell>
          <table:table-cell table:number-columns-repeated="972"/>
        </table:table-row>
        <table:table-row table:style-name="ro1">
          <table:table-cell office:value-type="string" calcext:value-type="string">
            <text:p>J</text:p>
          </table:table-cell>
          <table:table-cell office:value-type="string" calcext:value-type="string">
            <text:p>Muniz, Pablo; Pires-Vanin, Ana M. S.; Martins, Cesar C.; Montone, Rosalinda C.; Bicego, Marcia C.</text:p>
          </table:table-cell>
          <table:table-cell table:number-columns-repeated="3"/>
          <table:table-cell office:value-type="string" calcext:value-type="string">
            <text:p>Martins, Cesar/I-1086-2012; Montone, Rosalinda/J-9110-2012; Bicego, Marcia/D-1996-2013</text:p>
          </table:table-cell>
          <table:table-cell table:number-columns-repeated="3"/>
          <table:table-cell office:value-type="string" calcext:value-type="string">
            <text:p>Trace metals and organic compounds in the benthic environment of a subtropical embayment (Ubatuba Bay, Brazil)</text:p>
          </table:table-cell>
          <table:table-cell table:number-columns-repeated="7"/>
          <table:table-cell office:value-type="string" calcext:value-type="string">
            <text:p>MARINE POLLUTION BULLETIN</text:p>
          </table:table-cell>
          <table:table-cell table:number-columns-repeated="3"/>
          <table:table-cell office:value-type="float" office:value="52" calcext:value-type="float">
            <text:p>52</text:p>
          </table:table-cell>
          <table:table-cell office:value-type="float" office:value="9" calcext:value-type="float">
            <text:p>9</text:p>
          </table:table-cell>
          <table:table-cell table:number-columns-repeated="2"/>
          <table:table-cell office:value-type="float" office:value="1098" calcext:value-type="float">
            <text:p>1098</text:p>
          </table:table-cell>
          <table:table-cell office:value-type="float" office:value="1105" calcext:value-type="float">
            <text:p>1105</text:p>
          </table:table-cell>
          <table:table-cell/>
          <table:table-cell office:value-type="string" calcext:value-type="string">
            <text:p>10.1016/j.marpolbul.2006.05.014</text:p>
          </table:table-cell>
          <table:table-cell table:number-columns-repeated="2"/>
          <table:table-cell office:value-type="string" calcext:value-type="string">
            <text:p>SEP 2006</text:p>
          </table:table-cell>
          <table:table-cell office:value-type="float" office:value="2006" calcext:value-type="float">
            <text:p>2006</text:p>
          </table:table-cell>
          <table:table-cell table:number-columns-repeated="9"/>
          <table:table-cell office:value-type="float" office:value="7" calcext:value-type="float">
            <text:p>7</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7" calcext:value-type="float">
            <text:p>7</text:p>
          </table:table-cell>
          <table:table-cell table:number-columns-repeated="2"/>
          <table:table-cell office:value-type="string" calcext:value-type="string">
            <text:p>0025-326X</text:p>
          </table:table-cell>
          <table:table-cell/>
          <table:table-cell office:value-type="string" calcext:value-type="string">
            <text:p>WOS:000241252500023</text:p>
          </table:table-cell>
          <table:table-cell office:value-type="float" office:value="16824551" calcext:value-type="float">
            <text:p>16824551</text:p>
          </table:table-cell>
          <table:table-cell table:number-columns-repeated="971"/>
        </table:table-row>
        <table:table-row table:style-name="ro1">
          <table:table-cell office:value-type="string" calcext:value-type="string">
            <text:p>J</text:p>
          </table:table-cell>
          <table:table-cell office:value-type="string" calcext:value-type="string">
            <text:p>Wood, Susan L. Barbour; Krause, Richard A., Jr.; Kowalewski, Michal; Wehmiller, John; Simoes, Marcello G.</text:p>
          </table:table-cell>
          <table:table-cell table:number-columns-repeated="3"/>
          <table:table-cell office:value-type="string" calcext:value-type="string">
            <text:p>Kowalewski, Michal/B-4263-2008; Krause, Richard/C-8724-2009; Simoes, Marcello/C-2373-2012</text:p>
          </table:table-cell>
          <table:table-cell office:value-type="string" calcext:value-type="string">
            <text:p>Krause, Richard/0000-0001-5619-4551; </text:p>
          </table:table-cell>
          <table:table-cell table:number-columns-repeated="2"/>
          <table:table-cell office:value-type="string" calcext:value-type="string">
            <text:p>Aspartic acid racemization dating of Holocene brachiopods and bivalves from the southern Brazilian shelf, South Atlantic</text:p>
          </table:table-cell>
          <table:table-cell table:number-columns-repeated="7"/>
          <table:table-cell office:value-type="string" calcext:value-type="string">
            <text:p>QUATERNARY RESEARCH</text:p>
          </table:table-cell>
          <table:table-cell table:number-columns-repeated="3"/>
          <table:table-cell office:value-type="float" office:value="66" calcext:value-type="float">
            <text:p>66</text:p>
          </table:table-cell>
          <table:table-cell office:value-type="float" office:value="2" calcext:value-type="float">
            <text:p>2</text:p>
          </table:table-cell>
          <table:table-cell table:number-columns-repeated="2"/>
          <table:table-cell office:value-type="float" office:value="323" calcext:value-type="float">
            <text:p>323</text:p>
          </table:table-cell>
          <table:table-cell office:value-type="float" office:value="331" calcext:value-type="float">
            <text:p>331</text:p>
          </table:table-cell>
          <table:table-cell/>
          <table:table-cell office:value-type="string" calcext:value-type="string">
            <text:p>10.1016/j.yqres.2006.04.001</text:p>
          </table:table-cell>
          <table:table-cell table:number-columns-repeated="2"/>
          <table:table-cell office:value-type="string" calcext:value-type="string">
            <text:p>SEP 2006</text:p>
          </table:table-cell>
          <table:table-cell office:value-type="float" office:value="2006" calcext:value-type="float">
            <text:p>2006</text:p>
          </table:table-cell>
          <table:table-cell office:value-type="string" calcext:value-type="string">
            <text:p>The extent of racemization of aspartic acid (Asp) has been used to estimate the ages of 9 shells of the epifaunal calcitic brachiopod Bouchardia rosea and 9 shells of the infaunal aragonitic bivalve Semele casali. Both taxa were collected concurrently from the same sites at depths of 10 m and 30 m off the coast of Brazil. Asp D/L values show an excellent correlation with radiocarbon age at both sites and for both taxa (r(Site)(2) (9) (B. rosea) = 0.97 r(Site)(2) (1) (B.) (rosea) = 0.997, r(Site)(2) (9) (S.) (casali) = 0.9998, r(2) (Site) (1) (S.casali) = 0.93). The Asp ratios plotted against reservoir-corrected AMS radiocarbon ages over the time span of multiple millennia can thus be used to develop reliable and precise geochronologies not only for aragonitic mollusks (widely used for dating previously), but also for calcitic brachiopods. At each collection site, Bouchardia specimens display consistently higher D/L values than specimens of Semele. Thermal differences between sites are also notable and in agreement with theoretical expectations, as extents of racemization for both taxa are greater at the warmer, shallower site than at the cooler, deeper one. In late Holocene marine settings, concurrent time series of aragonitic and calcitic shells can be assembled using Asp racemization dating, and parallel multi-centennial to multi-millennial records can be developed simultaneously for multiple biomineral systems. (c) 2006 University of Washington. All rights reserved.</text:p>
          </table:table-cell>
          <table:table-cell table:number-columns-repeated="8"/>
          <table:table-cell office:value-type="float" office:value="21" calcext:value-type="float">
            <text:p>21</text:p>
          </table:table-cell>
          <table:table-cell office:value-type="float" office:value="0" calcext:value-type="float">
            <text:p>0</text:p>
          </table:table-cell>
          <table:table-cell office:value-type="float" office:value="11" calcext:value-type="float">
            <text:p>11</text:p>
          </table:table-cell>
          <table:table-cell office:value-type="float" office:value="1" calcext:value-type="float">
            <text:p>1</text:p>
          </table:table-cell>
          <table:table-cell office:value-type="float" office:value="22" calcext:value-type="float">
            <text:p>22</text:p>
          </table:table-cell>
          <table:table-cell table:number-columns-repeated="2"/>
          <table:table-cell office:value-type="string" calcext:value-type="string">
            <text:p>0033-5894</text:p>
          </table:table-cell>
          <table:table-cell/>
          <table:table-cell office:value-type="string" calcext:value-type="string">
            <text:p>WOS:000241874000011</text:p>
          </table:table-cell>
          <table:table-cell table:number-columns-repeated="972"/>
        </table:table-row>
        <table:table-row table:style-name="ro1">
          <table:table-cell office:value-type="string" calcext:value-type="string">
            <text:p>J</text:p>
          </table:table-cell>
          <table:table-cell office:value-type="string" calcext:value-type="string">
            <text:p>Leme, Maria Helena De A.</text:p>
          </table:table-cell>
          <table:table-cell table:number-columns-repeated="7"/>
          <table:table-cell office:value-type="string" calcext:value-type="string">
            <text:p>Reproductive investment and egg production in consecutive spawnings of Aratus pisonii (Crustacea, Brachyura, Grapsoidea).</text:p>
          </table:table-cell>
          <table:table-cell table:number-columns-repeated="7"/>
          <table:table-cell office:value-type="string" calcext:value-type="string">
            <text:p>REVISTA BRASILEIRA DE ZOOLOGIA</text:p>
          </table:table-cell>
          <table:table-cell table:number-columns-repeated="3"/>
          <table:table-cell office:value-type="float" office:value="23" calcext:value-type="float">
            <text:p>23</text:p>
          </table:table-cell>
          <table:table-cell office:value-type="float" office:value="3" calcext:value-type="float">
            <text:p>3</text:p>
          </table:table-cell>
          <table:table-cell table:number-columns-repeated="2"/>
          <table:table-cell office:value-type="float" office:value="727" calcext:value-type="float">
            <text:p>727</text:p>
          </table:table-cell>
          <table:table-cell office:value-type="float" office:value="732" calcext:value-type="float">
            <text:p>732</text:p>
          </table:table-cell>
          <table:table-cell table:number-columns-repeated="4"/>
          <table:table-cell office:value-type="string" calcext:value-type="string">
            <text:p>SEP 2006</text:p>
          </table:table-cell>
          <table:table-cell office:value-type="float" office:value="2006" calcext:value-type="float">
            <text:p>2006</text:p>
          </table:table-cell>
          <table:table-cell office:value-type="string" calcext:value-type="string">
            <text:p>In the present work the egg number laid in sequential broods of the mangrove crab Aratus pisonii (H. Milne Edwards, 1837) were quantified with the aim to test the hypothesis of minus eggs is laid in consecutive spawnings. Ovigerous females of A. pisonii were collected in a mangrove forest (23 degrees 29'S, 45 degrees 09'W) located in Ubatuba, Sao Paulo State, Brazil from March 2000 to March 2003. In laboratory, these females were categorised in two groups: Group 1, females bearing early-stage eggs and, Group 2, females that accomplished subsequent spawning in laboratory. Both groups of females were analised as number and size of eggs, brood dry weight, individual egg dry weight and reproductive output (ratio of female dry weigh and brood dry weight). Twenty seven females realized a subsequent laid in laboratory. The average time interval between a larval release and the subsequent spawning was of 6.4 +/- 5.6 days. The number of eggs and the reproductive output did not differ between the both group of females. Slight differences were detected in the size and weight of eggs, being that the eggs oviposited in a subsequent spawning were smaller but heavier than that one observed for Group 1 females. The variability of eggs produced by A. pisonli can not be attributed to consecutive spawnings. Perhaps the intrinsic state of females accounts more for those differences in the resource allocation.</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table:number-columns-repeated="2"/>
          <table:table-cell office:value-type="string" calcext:value-type="string">
            <text:p>0101-8175</text:p>
          </table:table-cell>
          <table:table-cell/>
          <table:table-cell office:value-type="string" calcext:value-type="string">
            <text:p>WOS:000241078900017</text:p>
          </table:table-cell>
          <table:table-cell table:number-columns-repeated="972"/>
        </table:table-row>
        <table:table-row table:style-name="ro1">
          <table:table-cell office:value-type="string" calcext:value-type="string">
            <text:p>J</text:p>
          </table:table-cell>
          <table:table-cell office:value-type="string" calcext:value-type="string">
            <text:p>Lombardi, Julio Vicente; de Almeida Marques, Helcio Luis; Lima Pereira, Ricardo Toledo; Salee Barreto, Oscar Jose; de Paula, Edison Jose</text:p>
          </table:table-cell>
          <table:table-cell table:number-columns-repeated="7"/>
          <table:table-cell office:value-type="string" calcext:value-type="string">
            <text:p>Cage polyculture of the Pacific white shrimp Litopenaeus vannamei and the Philippines seaweed Kappaphycus alvarezii</text:p>
          </table:table-cell>
          <table:table-cell table:number-columns-repeated="7"/>
          <table:table-cell office:value-type="string" calcext:value-type="string">
            <text:p>AQUACULTURE</text:p>
          </table:table-cell>
          <table:table-cell table:number-columns-repeated="3"/>
          <table:table-cell office:value-type="float" office:value="258" calcext:value-type="float">
            <text:p>258</text:p>
          </table:table-cell>
          <table:table-cell table:style-name="ce1" office:value-type="date" office:date-value="2015-04-01" calcext:value-type="date">
            <text:p>1/abr</text:p>
          </table:table-cell>
          <table:table-cell table:number-columns-repeated="2"/>
          <table:table-cell office:value-type="float" office:value="412" calcext:value-type="float">
            <text:p>412</text:p>
          </table:table-cell>
          <table:table-cell office:value-type="float" office:value="415" calcext:value-type="float">
            <text:p>415</text:p>
          </table:table-cell>
          <table:table-cell/>
          <table:table-cell office:value-type="string" calcext:value-type="string">
            <text:p>10.1016/j.aquaculture.2006.04.022</text:p>
          </table:table-cell>
          <table:table-cell table:number-columns-repeated="2"/>
          <table:table-cell office:value-type="string" calcext:value-type="string">
            <text:p>AUG 31 2006</text:p>
          </table:table-cell>
          <table:table-cell office:value-type="float" office:value="2006" calcext:value-type="float">
            <text:p>2006</text:p>
          </table:table-cell>
          <table:table-cell office:value-type="string" calcext:value-type="string">
            <text:p>Shrimp ponds are traditionally set up in marine coastal areas and can lead to adverse impacts on the environment, especially the destruction of large areas of mangrove forests. Cage culture can be a more sustainable alternative for rearing shrimp, and polyculture with seaweeds may also improve sustainability. The aim of this study was to test the feasibility of co-culturing the Pacific white shrimp Litopenaeus vannamei and the Philippines seaweed Kappaphycus alvarezii in floating cages. The experiments were carried out in an offshore area near the Aquaculture Research Center of Sao Paulo State's Fishery Institute in Ubatuba - SP - Brazil (24 degrees 26'S; 45 degrees 04'W). Experimental grow-out cages (1.00 m long x 1.00 m wide x 1.00 m deep) were constructed with a polyester/PVC 5 mm-mesh and fixed in PVC floating frames. Postlarvae of L. vannamei were acclimatized and nursed in cages for 20 and 53 days, respectively. Afterwards, juveniles (2.39 +/- 1.62 g) were transferred to 6 experimental grow-out cages at a density of 100 shrimp/m(2). Commercial pellets consisting of 35% crude protein was supplied once a day, and shrimp were harvested after 103 days of growth. In order to test the use of available space in the water column, thalli of the seaweed K. alvarezii were fixed on ropes and attached to floating tubes and set up inside 3 shrimp grow-out cages. Shrimp yield reached production rates as high as 3.23 kg/m(2)/yr with a mean of 2.36 +/- 0.76 kg/m(2)/yr. Seaweed production reached rates of 23.70 kg/m(2)/yr with a mean of 17.47 +/- 5.71 kg/m(2)/yr. There were no negative interferences in co-culturing shrimp and seaweed inside the same cage. Student's t-test showed no statistical differences between the two treatments (monoculture and polyculture) for shrimp weight gain, survival rate, and food conversion ratio. (c) 2006 Elsevier B.V. All rights reserved.</text:p>
          </table:table-cell>
          <table:table-cell table:number-columns-repeated="8"/>
          <table:table-cell office:value-type="float" office:value="14" calcext:value-type="float">
            <text:p>14</text:p>
          </table:table-cell>
          <table:table-cell office:value-type="float" office:value="1" calcext:value-type="float">
            <text:p>1</text:p>
          </table:table-cell>
          <table:table-cell office:value-type="float" office:value="14" calcext:value-type="float">
            <text:p>14</text:p>
          </table:table-cell>
          <table:table-cell office:value-type="float" office:value="1" calcext:value-type="float">
            <text:p>1</text:p>
          </table:table-cell>
          <table:table-cell office:value-type="float" office:value="16" calcext:value-type="float">
            <text:p>16</text:p>
          </table:table-cell>
          <table:table-cell table:number-columns-repeated="2"/>
          <table:table-cell office:value-type="string" calcext:value-type="string">
            <text:p>0044-8486</text:p>
          </table:table-cell>
          <table:table-cell/>
          <table:table-cell office:value-type="string" calcext:value-type="string">
            <text:p>WOS:000240252900046</text:p>
          </table:table-cell>
          <table:table-cell table:number-columns-repeated="972"/>
        </table:table-row>
        <table:table-row table:style-name="ro1">
          <table:table-cell office:value-type="string" calcext:value-type="string">
            <text:p>J</text:p>
          </table:table-cell>
          <table:table-cell office:value-type="string" calcext:value-type="string">
            <text:p>Godoy, Jose Marcus; de Carvalho, Zenildo Lara; da Costa Fernandes, Flavio; Danelon, Olga M.; Godoy, Maria Luiza D. P.; Ferreira, Ana Cristina M.; Roldao, Luiz Alfredo</text:p>
          </table:table-cell>
          <table:table-cell table:number-columns-repeated="7"/>
          <table:table-cell office:value-type="string" calcext:value-type="string">
            <text:p>Ra-228 and Ra-226 in coastal seawater samples from the Ubatuba region - Brazilian southeastern coastal region</text:p>
          </table:table-cell>
          <table:table-cell table:number-columns-repeated="7"/>
          <table:table-cell office:value-type="string" calcext:value-type="string">
            <text:p>JOURNAL OF THE BRAZILIAN CHEMICAL SOCIETY</text:p>
          </table:table-cell>
          <table:table-cell table:number-columns-repeated="3"/>
          <table:table-cell office:value-type="float" office:value="17" calcext:value-type="float">
            <text:p>17</text:p>
          </table:table-cell>
          <table:table-cell office:value-type="float" office:value="4" calcext:value-type="float">
            <text:p>4</text:p>
          </table:table-cell>
          <table:table-cell table:number-columns-repeated="2"/>
          <table:table-cell office:value-type="float" office:value="730" calcext:value-type="float">
            <text:p>730</text:p>
          </table:table-cell>
          <table:table-cell office:value-type="float" office:value="736" calcext:value-type="float">
            <text:p>736</text:p>
          </table:table-cell>
          <table:table-cell/>
          <table:table-cell office:value-type="string" calcext:value-type="string">
            <text:p>10.1590/S0103-50532006000400014</text:p>
          </table:table-cell>
          <table:table-cell table:number-columns-repeated="2"/>
          <table:table-cell office:value-type="string" calcext:value-type="string">
            <text:p>JUL-AUG 2006</text:p>
          </table:table-cell>
          <table:table-cell office:value-type="float" office:value="2006" calcext:value-type="float">
            <text:p>2006</text:p>
          </table:table-cell>
          <table:table-cell office:value-type="string" calcext:value-type="string">
            <text:p>Article The present work reports Ra-228 and Ra-226 results obtained during the 4(th) Submarine Groundwater Discharge (SGD) intercomparison experiment realized in Ubatuba, November 2003, aiming to test the methodologies on a fractured crystalline rocks system. Although with distinct objectives, it was decided to participate in this experiment in order to verify if radium isotopes could be used to determine water mixing rates in this region and to test the laboratory capability to perform, later on, a marine dispersion model validation at Angra dos Reis reactor site, located nearby. The results show that the SGD model constrains seems to be valid, at least for a distance of 20 km offshore, that corresponds to the distance between the reactor site and Ilha Grande, a 193-km(2) island existing at this site and probably an additional SGD source. Salinity, barium and silica results are also reported and their relation to Ra-228 concentrations is discussed.</text:p>
          </table:table-cell>
          <table:table-cell table:number-columns-repeated="8"/>
          <table:table-cell office:value-type="float" office:value="9" calcext:value-type="float">
            <text:p>9</text:p>
          </table:table-cell>
          <table:table-cell office:value-type="float" office:value="0" calcext:value-type="float">
            <text:p>0</text:p>
          </table:table-cell>
          <table:table-cell table:number-columns-repeated="2" office:value-type="float" office:value="4" calcext:value-type="float">
            <text:p>4</text:p>
          </table:table-cell>
          <table:table-cell office:value-type="float" office:value="9" calcext:value-type="float">
            <text:p>9</text:p>
          </table:table-cell>
          <table:table-cell table:number-columns-repeated="2"/>
          <table:table-cell office:value-type="string" calcext:value-type="string">
            <text:p>0103-5053</text:p>
          </table:table-cell>
          <table:table-cell/>
          <table:table-cell office:value-type="string" calcext:value-type="string">
            <text:p>WOS:000239616800013</text:p>
          </table:table-cell>
          <table:table-cell table:number-columns-repeated="972"/>
        </table:table-row>
        <table:table-row table:style-name="ro1">
          <table:table-cell office:value-type="string" calcext:value-type="string">
            <text:p>J</text:p>
          </table:table-cell>
          <table:table-cell office:value-type="string" calcext:value-type="string">
            <text:p>Diaz, S.; Camilion, C.; Escobar, J.; Deferrari, G.; Roy, S.; Lacoste, K.; Demers, S.; Belzile, C.; Ferreyra, G.; Gianesella, S.; Gosselin, M.; Nozais, C.; Pelletier, E.; Schloss, I.; Vernet, M.</text:p>
          </table:table-cell>
          <table:table-cell table:number-columns-repeated="3"/>
          <table:table-cell office:value-type="string" calcext:value-type="string">
            <text:p>Gianesella, Sonia/I-1447-2012; Gosselin, Michel/B-4477-2014</text:p>
          </table:table-cell>
          <table:table-cell table:number-columns-repeated="3"/>
          <table:table-cell office:value-type="string" calcext:value-type="string">
            <text:p>Simulation of ozone depletion using ambient irradiance supplemented with UV lamps</text:p>
          </table:table-cell>
          <table:table-cell table:number-columns-repeated="7"/>
          <table:table-cell office:value-type="string" calcext:value-type="string">
            <text:p>PHOTOCHEMISTRY AND PHOTOBIOLOGY</text:p>
          </table:table-cell>
          <table:table-cell table:number-columns-repeated="3"/>
          <table:table-cell office:value-type="float" office:value="82" calcext:value-type="float">
            <text:p>82</text:p>
          </table:table-cell>
          <table:table-cell office:value-type="float" office:value="4" calcext:value-type="float">
            <text:p>4</text:p>
          </table:table-cell>
          <table:table-cell table:number-columns-repeated="2"/>
          <table:table-cell office:value-type="float" office:value="857" calcext:value-type="float">
            <text:p>857</text:p>
          </table:table-cell>
          <table:table-cell office:value-type="float" office:value="864" calcext:value-type="float">
            <text:p>864</text:p>
          </table:table-cell>
          <table:table-cell/>
          <table:table-cell office:value-type="string" calcext:value-type="string">
            <text:p>10.1562/2005-09-28-RA-700</text:p>
          </table:table-cell>
          <table:table-cell table:number-columns-repeated="2"/>
          <table:table-cell office:value-type="string" calcext:value-type="string">
            <text:p>JUL-AUG 2006</text:p>
          </table:table-cell>
          <table:table-cell office:value-type="float" office:value="2006" calcext:value-type="float">
            <text:p>2006</text:p>
          </table:table-cell>
          <table:table-cell office:value-type="string" calcext:value-type="string">
            <text:p>In studies of the biological effects of UV radiation, ozone depletion can be mimicked by performing the study under ambient conditions and adding radiation with UV-B lamps. We evaluated this methodology at three different locations along a latitudinal gradient: Rimouski (Canada), Ubatuba (Brazil) and Ushuaia (Argentina). Experiments of the effect of potential ozone depletion on marine ecosystems were carried out in large outdoor enclosures (mesocosms). In all locations we simulated irradiances corresponding to 60% ozone depletion, which may produce a 130-1900% increase in 305 nm irradiance at noon, depending on site and season. Supplementation with a fixed percentage of ambient irradiance provides a better simulation of irradiance increase due to ozone depletion than supplementation with a fixed irradiance value, particularly near sunrise and sunset or under cloudy skies. Calculations performed for Ushuaia showed that, on very cloudy days, supplementation by the square-wave method may produce unrealistic irradiances. Differences between the spectra of the calculated supplementing irradiance and the lamp for a given site and date will be a function of the time of day and may become more or less pronounced according to the biological weighting function of the effect under study.</text:p>
          </table:table-cell>
          <table:table-cell table:number-columns-repeated="8"/>
          <table:table-cell office:value-type="float" office:value="9" calcext:value-type="float">
            <text:p>9</text:p>
          </table:table-cell>
          <table:table-cell office:value-type="float" office:value="1" calcext:value-type="float">
            <text:p>1</text:p>
          </table:table-cell>
          <table:table-cell office:value-type="float" office:value="9" calcext:value-type="float">
            <text:p>9</text:p>
          </table:table-cell>
          <table:table-cell office:value-type="float" office:value="0" calcext:value-type="float">
            <text:p>0</text:p>
          </table:table-cell>
          <table:table-cell office:value-type="float" office:value="10" calcext:value-type="float">
            <text:p>10</text:p>
          </table:table-cell>
          <table:table-cell table:number-columns-repeated="2"/>
          <table:table-cell office:value-type="string" calcext:value-type="string">
            <text:p>0031-8655</text:p>
          </table:table-cell>
          <table:table-cell/>
          <table:table-cell office:value-type="string" calcext:value-type="string">
            <text:p>WOS:000240088300006</text:p>
          </table:table-cell>
          <table:table-cell office:value-type="float" office:value="17205620" calcext:value-type="float">
            <text:p>17205620</text:p>
          </table:table-cell>
          <table:table-cell table:number-columns-repeated="971"/>
        </table:table-row>
        <table:table-row table:style-name="ro1">
          <table:table-cell office:value-type="string" calcext:value-type="string">
            <text:p>J</text:p>
          </table:table-cell>
          <table:table-cell office:value-type="string" calcext:value-type="string">
            <text:p>Roy, Suzanne; Mohovic, Bruna; Gianesella, Sonia M. F.; Schloss, Irene; Ferrario, Martha; Demers, Serge</text:p>
          </table:table-cell>
          <table:table-cell table:number-columns-repeated="3"/>
          <table:table-cell office:value-type="string" calcext:value-type="string">
            <text:p>Gianesella, Sonia/I-1447-2012</text:p>
          </table:table-cell>
          <table:table-cell table:number-columns-repeated="3"/>
          <table:table-cell office:value-type="string" calcext:value-type="string">
            <text:p>Effects of enhanced UV-B on pigment-based phytoplankton biomass and composition of mesocosm-enclosed natural marine communities from three latitudes</text:p>
          </table:table-cell>
          <table:table-cell table:number-columns-repeated="7"/>
          <table:table-cell office:value-type="string" calcext:value-type="string">
            <text:p>PHOTOCHEMISTRY AND PHOTOBIOLOGY</text:p>
          </table:table-cell>
          <table:table-cell table:number-columns-repeated="3"/>
          <table:table-cell office:value-type="float" office:value="82" calcext:value-type="float">
            <text:p>82</text:p>
          </table:table-cell>
          <table:table-cell office:value-type="float" office:value="4" calcext:value-type="float">
            <text:p>4</text:p>
          </table:table-cell>
          <table:table-cell table:number-columns-repeated="2"/>
          <table:table-cell office:value-type="float" office:value="909" calcext:value-type="float">
            <text:p>909</text:p>
          </table:table-cell>
          <table:table-cell office:value-type="float" office:value="922" calcext:value-type="float">
            <text:p>922</text:p>
          </table:table-cell>
          <table:table-cell/>
          <table:table-cell office:value-type="string" calcext:value-type="string">
            <text:p>10.1562/2005-09-03-RA-674</text:p>
          </table:table-cell>
          <table:table-cell table:number-columns-repeated="2"/>
          <table:table-cell office:value-type="string" calcext:value-type="string">
            <text:p>JUL-AUG 2006</text:p>
          </table:table-cell>
          <table:table-cell office:value-type="float" office:value="2006" calcext:value-type="float">
            <text:p>2006</text:p>
          </table:table-cell>
          <table:table-cell office:value-type="string" calcext:value-type="string">
            <text:p>A series of three outdoor mesocosm experiments was undertaken in Rimouski (Canada), Ubatuba (Brazil) and Ushuaia (southern Argentina) to examine the effects of lamp-enhanced UV-B (280-320 nm) on phytoplankton communities isolated from seawater at each site. Detailed pigment composition was used to identify these communities. Each experiment compared three replicated UV-B treatments, consisting of natural sunlight conditions (NUVB), low-level UV-B enhancement corresponding to local 30% ozone depletion (LUVB) and high-level enhancement corresponding to 60% ozone depletion (HUVB). Each mesocosm (ca 2 m deep) was mixed continuously (turnover time, ca 1.3 h) and samples were obtained daily over 7-10 days. In Rimouski a large diatom bloom occurred during the first week. Repeated-measures analysis of variance (RM-ANOVA), with time as the repeated factor, showed slight but statistically significant increases in the chlorophyll (Chl) a level with the HUVB treatment, which were especially obvious over the last 3 days of the experiment. A large decrease in grazers (ciliates) that was observed concurrently with this treatment is the most likely explanation for the increase in Chl a level. The lack of negative effect on algal biomass by enhanced UV-B is attributed to the mixing inside the mesocosms and to the relatively low UV-B penetration. In Ubatuba levels of most pigments decreased over time, particularly fucoxanthin, Chl c(3) and alloxanthin. The RM-ANOVA showed no effect of the UV-B treatments, except for Chl c(3), which had significantly lower concentrations under natural UVB conditions, indicating that enhanced UV-B directly or indirectly favored Chl c(3) algae (likely prymnesiophytes). Although particulate organic carbon concentration was significantly larger during HUVB treatment than during the other treatments, Chl a was unaffected, suggesting that enhanced UV-B favored heterotrophs. Lack of algal growth during this experiment was attributed to low nutrient concentrations (which were the lowest of the three sites), high irradiances (which were the highest noon incident photosynthetically available radiation and UV of the three sites) and UV-B penetration down to the bottom of the mesocosms. In Ushuaia a small bloom took place over the first 5 days. The RM-ANOVA showed no overall effect of the UV-B treatments for any of the pigments examined but on the last 3 days of the experiment several green algae-type pigments, such as Chl b and siphonein, showed increased concentrations under the HUVB treatment. UV-B enhancement hence favored green algae, as seen from the stronger increase over time in the ratio of Chl b to Chl a associated with the HUVB treatment. UV-B enhancement also seemed to cause a slight decrease in physiological condition, because the relative concentration of chlorophyllide a and some pheophorbides that may be the product of dying algae increased during the HUVB treatments in Ubatuba and particularly in Ushuaia (where UV-B also penetrated to the bottom of mesocosms). For all three sites changes in phytoplankton biomass due to the UV-B treatments were minor, even though UV-B enhancement was important. This study indicates that effects of enhanced UV-B on the community structure of both phytoplankton and their grazers are potentially more important than effects on overall algal biomass.</text:p>
          </table:table-cell>
          <table:table-cell table:number-columns-repeated="8"/>
          <table:table-cell office:value-type="float" office:value="22" calcext:value-type="float">
            <text:p>22</text:p>
          </table:table-cell>
          <table:table-cell office:value-type="float" office:value="1" calcext:value-type="float">
            <text:p>1</text:p>
          </table:table-cell>
          <table:table-cell office:value-type="float" office:value="23" calcext:value-type="float">
            <text:p>23</text:p>
          </table:table-cell>
          <table:table-cell office:value-type="float" office:value="0" calcext:value-type="float">
            <text:p>0</text:p>
          </table:table-cell>
          <table:table-cell office:value-type="float" office:value="25" calcext:value-type="float">
            <text:p>25</text:p>
          </table:table-cell>
          <table:table-cell table:number-columns-repeated="2"/>
          <table:table-cell office:value-type="string" calcext:value-type="string">
            <text:p>0031-8655</text:p>
          </table:table-cell>
          <table:table-cell/>
          <table:table-cell office:value-type="string" calcext:value-type="string">
            <text:p>WOS:000240088300012</text:p>
          </table:table-cell>
          <table:table-cell office:value-type="float" office:value="17205624" calcext:value-type="float">
            <text:p>17205624</text:p>
          </table:table-cell>
          <table:table-cell table:number-columns-repeated="971"/>
        </table:table-row>
        <table:table-row table:style-name="ro1">
          <table:table-cell office:value-type="string" calcext:value-type="string">
            <text:p>J</text:p>
          </table:table-cell>
          <table:table-cell office:value-type="string" calcext:value-type="string">
            <text:p>Mohovic, Bruna; Gianesella, Sonia M. F.; Laurion, Isabelle; Roy, Suzanne</text:p>
          </table:table-cell>
          <table:table-cell table:number-columns-repeated="3"/>
          <table:table-cell office:value-type="string" calcext:value-type="string">
            <text:p>Gianesella, Sonia/I-1447-2012</text:p>
          </table:table-cell>
          <table:table-cell table:number-columns-repeated="3"/>
          <table:table-cell office:value-type="string" calcext:value-type="string">
            <text:p>Ultraviolet B-photoprotection efficiency of mesocosm-enclosed natural phytoplankton communities from different latitudes: Rimouski (Canada) and Ubatuba (Brazil)</text:p>
          </table:table-cell>
          <table:table-cell table:number-columns-repeated="7"/>
          <table:table-cell office:value-type="string" calcext:value-type="string">
            <text:p>PHOTOCHEMISTRY AND PHOTOBIOLOGY</text:p>
          </table:table-cell>
          <table:table-cell table:number-columns-repeated="3"/>
          <table:table-cell office:value-type="float" office:value="82" calcext:value-type="float">
            <text:p>82</text:p>
          </table:table-cell>
          <table:table-cell office:value-type="float" office:value="4" calcext:value-type="float">
            <text:p>4</text:p>
          </table:table-cell>
          <table:table-cell table:number-columns-repeated="2"/>
          <table:table-cell office:value-type="float" office:value="952" calcext:value-type="float">
            <text:p>952</text:p>
          </table:table-cell>
          <table:table-cell office:value-type="float" office:value="961" calcext:value-type="float">
            <text:p>961</text:p>
          </table:table-cell>
          <table:table-cell/>
          <table:table-cell office:value-type="string" calcext:value-type="string">
            <text:p>10.1562/2005-09-30-RA-707</text:p>
          </table:table-cell>
          <table:table-cell table:number-columns-repeated="2"/>
          <table:table-cell office:value-type="string" calcext:value-type="string">
            <text:p>JUL-AUG 2006</text:p>
          </table:table-cell>
          <table:table-cell office:value-type="float" office:value="2006" calcext:value-type="float">
            <text:p>2006</text:p>
          </table:table-cell>
          <table:table-cell office:value-type="string" calcext:value-type="string">
            <text:p>Photoprotection against UV-B radiation (UVBR; 280-320 nm) was examined in natural phytoplankton communities from two coastal environments at different latitudes: temperate Rimouski (Canada) and tropical Ubatuba (Brazil). Mesocosm experiments were performed at these sites to examine the response of phytoplankton to increases in UVBR that corresponded to local depletions of 30% and 60% in atmospheric ozone levels (low and high UVBR treatments, respectively). A fluorescence method using a pulse amplitude modulation fluorometer (Xe-PAM, Walz, Germany) with selective UV filters was used to estimate photoprotection, and these results were compared with an index of mycosporine-like amino acid (MAA) concentrations determined using spectrophotometry of methanol extracts. The present study provided the first evidence, to our knowledge, of the suitability of this in vivo fluorescence method for the estimation of UV photoprotection efficiency in natural phytoplankton. No significant differences were found for most of the variables analyzed between the light treatments used at both sites, but differences were found between sites throughout the duration of the experiments. Vertical mixing, used to maintain cells in suspension, likely alleviated serious UVBR-induced damage during both experiments by reducing the length of time of exposure to the highest UVBR irradiances at the surface. In Rimouski, this was the main factor minimizing the effects of treatment, because optical properties of the coastal seawater rapidly attenuated UVBR throughout the water column of the ca 2 m deep mesocosms. In this location, synthesis of MAAs and photoprotective pigments likely contributed to the observed phototolerance of phytoplankton and, hence, to their growth; however, in a comparison of the UVBR treatments, these variables showed no differences. In Ubatuba, where nutrient concentrations were significantly lower than those in Rimouski, light attenuation was less than that in Rimouski and UVBR reached the bottom of the mesocosms. UVBR penetration and the forced vertical mixing of the cells, without the possibility of vertical migration below this photostress zone, resulted in photo-inhibition, because confinement in the mesocosms forced cells to remain constantly exposed to high levels of irradiance during the daytime. Hence, additional effects of UVBR were masked in this experiment, because cells were damaged too much and phytoplankton populations were rapidly declining. There was also an overall preservation of MAAs, in contrast with chlorophyll (Chl) degradation, in spite of the fact that this UV screening was not sufficient to counteract photo-inhibition, which suggests an important role for these molecules, either in the overall photoprotection strategy or in other physiological processes. Altogether, local water characteristics, namely attenuation, mixing, and nutrients concentration, can strongly modulate the photoprotection strategies used by natural phytoplankton populations in coastal environments.</text:p>
          </table:table-cell>
          <table:table-cell table:number-columns-repeated="8"/>
          <table:table-cell office:value-type="float" office:value="15" calcext:value-type="float">
            <text:p>15</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float" office:value="16" calcext:value-type="float">
            <text:p>16</text:p>
          </table:table-cell>
          <table:table-cell table:number-columns-repeated="2"/>
          <table:table-cell office:value-type="string" calcext:value-type="string">
            <text:p>0031-8655</text:p>
          </table:table-cell>
          <table:table-cell/>
          <table:table-cell office:value-type="string" calcext:value-type="string">
            <text:p>WOS:000240088300015</text:p>
          </table:table-cell>
          <table:table-cell office:value-type="float" office:value="16643086" calcext:value-type="float">
            <text:p>16643086</text:p>
          </table:table-cell>
          <table:table-cell table:number-columns-repeated="971"/>
        </table:table-row>
        <table:table-row table:style-name="ro1">
          <table:table-cell office:value-type="string" calcext:value-type="string">
            <text:p>J</text:p>
          </table:table-cell>
          <table:table-cell office:value-type="string" calcext:value-type="string">
            <text:p>Teixeira, Simone de Pádua; Gabrielli, Antonio Carlos</text:p>
          </table:table-cell>
          <table:table-cell table:number-columns-repeated="7"/>
          <table:table-cell office:value-type="string" calcext:value-type="string">
            <text:p>Taxonomic value of foliar characters in Dahlstedtia Malme: Leguminosae, Papilionoideae, Millettieae</text:p>
          </table:table-cell>
          <table:table-cell office:value-type="string" calcext:value-type="string">
            <text:p>Valor taxonômico de caracteres foliares em Dahlstedtia Malme: Leguminosae, Papilionoideae, Millettieae</text:p>
          </table:table-cell>
          <table:table-cell table:number-columns-repeated="6"/>
          <table:table-cell office:value-type="string" calcext:value-type="string">
            <text:p>Acta Botanica Brasilica</text:p>
          </table:table-cell>
          <table:table-cell table:number-columns-repeated="3"/>
          <table:table-cell office:value-type="float" office:value="20" calcext:value-type="float">
            <text:p>20</text:p>
          </table:table-cell>
          <table:table-cell office:value-type="float" office:value="2" calcext:value-type="float">
            <text:p>2</text:p>
          </table:table-cell>
          <table:table-cell table:number-columns-repeated="2"/>
          <table:table-cell office:value-type="float" office:value="395" calcext:value-type="float">
            <text:p>395</text:p>
          </table:table-cell>
          <table:table-cell office:value-type="float" office:value="403" calcext:value-type="float">
            <text:p>403</text:p>
          </table:table-cell>
          <table:table-cell/>
          <table:table-cell office:value-type="string" calcext:value-type="string">
            <text:p>10.1590/S0102-33062006000200014</text:p>
          </table:table-cell>
          <table:table-cell table:number-columns-repeated="2"/>
          <table:table-cell office:value-type="string" calcext:value-type="string">
            <text:p>2006-06</text:p>
          </table:table-cell>
          <table:table-cell office:value-type="float" office:value="2006" calcext:value-type="float">
            <text:p>2006</text:p>
          </table:table-cell>
          <table:table-cell office:value-type="string" calcext:value-type="string">
            <text:p>Dahlstedtia Malme (Leguminosae) is a neotropical genus, native to the Brazilian Atlantic Forest, and comprises two species, D. pinnata (Benth.) Malme and D. pentaphylla (Taub.) Burk., although it has been considered a monotypic genus by some authors. Leaf anatomy was compared to verify the presence of anatomical characters to help delimit species. Foliar primordium, leaflet, petiolule, petiole and pulvinus were collected from cultivated plants (Campinas, SP, Brazil) and from natural populations (Picinguaba, Ubatuba and Caraguatatuba, SP, Brazil - D. pinnata; Antonina, PR, Brazil - D. pentaphylla). Studies on leaflet surface assessment (Scanning Electron Microscopy), as well as histology and venation analyses were carried out of dehydrated, fresh and fixed material from two species. Leaflet material was macerated for stomatal counts. Histological sections, obtained by free-hand cut or microtome, were stained with Toluidine Blue, Safranin/Alcian Blue, Ferric Chloride, Acid Phloroglucin. Secretory cavities are present in the lamina, petiolule, petiole, pulvinus and leaf primordium in D. pentaphylla, but not in D. pinnata, and can be considered an important character for species diagnosis. Other leaf characters were uninformative in delimiting Dahlstedtia species. There is cambial activity in the petiolule, petiole and pulvinus. This study, associated with other available data, supports the recognition of two species in Dahlstedtia.</text:p>
          </table:table-cell>
          <table:table-cell/>
          <table:table-cell office:value-type="string" calcext:value-type="string">
            <text:p>Dahlstedtia Malme (Leguminosae) é um gênero neotropical, com duas espécies reconhecidas, D. pinnata (Benth.) Malme e D. pentaphylla (Taub.) Burk., embora tenha sido considerado monotípico por alguns autores. Seus representantes ocorrem na Floresta Atlântica, nos Estados do Sul e Sudeste do Brasil. Neste trabalho, realizamos um estudo comparativo da anatomia foliar, para verificar a presença de caracteres que possam auxiliar a identificação das espécies. Primórdio foliar, lâmina foliar, peciólulo, pecíolo e pulvino foram coletados de plantas cultivadas em Campinas, SP, Brasil e de populações naturais encontradas em Picinguaba, Ubatuba e Caraguatatuba, SP, Brasil (D. pinnata) e em Antonina, PR, Brasil (D. pentaphylla). Análises da superfície (Microscopia Eletrônica de Varredura), da venação foliolar e histológicas foram realizadas em material herborizado, fresco e fixado. A contagem de estômatos foi realizada após maceração do limbo. Lâminas semi-permanentes e permanentes foram confeccionadas com cortes obtidos a mão livre e em micrótomo rotativo, respectivamente, corados com Azul de Toluidina, Safranina/Azul de Alcian, Cloreto Férrico e Floroglucina Acidificada. Cavidades secretoras estão presentes na lâmina foliar, no peciólulo, no pecíolo, no pulvino e no primórdio foliar de D. pentaphylla, mas não foram encontradas em D. pinnata, constituindo um caráter diagnóstico para as espécies. Os outros caracteres foliares não foram informativos. Uma característica anatômica que merece ser ressaltada é a presença de atividade cambial no peciólulo, pecíolo e pulvino. Os dados obtidos deste estudo, associados a outros disponíveis na literatura, confirmam o reconhecimento de duas espécies no gênero Dahlstedtia.</text:p>
          </table:table-cell>
          <table:table-cell table:number-columns-repeated="6"/>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6" calcext:value-type="float">
            <text:p>6</text:p>
          </table:table-cell>
          <table:table-cell table:number-columns-repeated="2"/>
          <table:table-cell office:value-type="string" calcext:value-type="string">
            <text:p>0102-3306</text:p>
          </table:table-cell>
          <table:table-cell/>
          <table:table-cell office:value-type="string" calcext:value-type="string">
            <text:p>SCIELO:S0102-33062006000200014</text:p>
          </table:table-cell>
          <table:table-cell table:number-columns-repeated="972"/>
        </table:table-row>
        <table:table-row table:style-name="ro1">
          <table:table-cell office:value-type="string" calcext:value-type="string">
            <text:p>J</text:p>
          </table:table-cell>
          <table:table-cell office:value-type="string" calcext:value-type="string">
            <text:p>Giasson, LOM; Haddad, CFB</text:p>
          </table:table-cell>
          <table:table-cell table:number-columns-repeated="3"/>
          <table:table-cell office:value-type="string" calcext:value-type="string">
            <text:p>Haddad, Celio/C-4267-2012</text:p>
          </table:table-cell>
          <table:table-cell table:number-columns-repeated="3"/>
          <table:table-cell office:value-type="string" calcext:value-type="string">
            <text:p>Social interactions in Hypsiboas albomarginatus (Anura : Hylidae) and the significance of acoustic and visual signals</text:p>
          </table:table-cell>
          <table:table-cell table:number-columns-repeated="7"/>
          <table:table-cell office:value-type="string" calcext:value-type="string">
            <text:p>JOURNAL OF HERPETOLOGY</text:p>
          </table:table-cell>
          <table:table-cell table:number-columns-repeated="3"/>
          <table:table-cell office:value-type="float" office:value="40" calcext:value-type="float">
            <text:p>40</text:p>
          </table:table-cell>
          <table:table-cell office:value-type="float" office:value="2" calcext:value-type="float">
            <text:p>2</text:p>
          </table:table-cell>
          <table:table-cell table:number-columns-repeated="2"/>
          <table:table-cell office:value-type="float" office:value="171" calcext:value-type="float">
            <text:p>171</text:p>
          </table:table-cell>
          <table:table-cell office:value-type="float" office:value="180" calcext:value-type="float">
            <text:p>180</text:p>
          </table:table-cell>
          <table:table-cell/>
          <table:table-cell office:value-type="string" calcext:value-type="string">
            <text:p>10.1670/205-05A.1</text:p>
          </table:table-cell>
          <table:table-cell table:number-columns-repeated="2"/>
          <table:table-cell table:style-name="ce2" office:value-type="date" office:date-value="2006-06-01" calcext:value-type="date">
            <text:p>jun/06</text:p>
          </table:table-cell>
          <table:table-cell office:value-type="float" office:value="2006" calcext:value-type="float">
            <text:p>2006</text:p>
          </table:table-cell>
          <table:table-cell office:value-type="string" calcext:value-type="string">
            <text:p>Social behavior of Hypsiboas albomarginatus was studied in the Atlantic rain forest, Municipality of Ubatuba, in the north coast of the State of Sao Paulo, southeastern Brazil. Vocalizations of H. albomarginatus are described, including contexts in which they were emitted and temporal and spectral parameters differentiating advertisement from aggressive calls. Dominant call frequency was inversely correlated with male length and body mass but not with environmental temperature. Number of pulses per note was not correlated with any variable, and advertisement call amplitude was influenced by temperature and time. During chorus aggregation, males interacted acoustically by emitting advertisement calls in antiphony, or by emitting aggressive calls. Some disputes among males culminated in physical combat; males performed kicks and slaps on rivals' heads, in an apparent attempt to dislodge rivals from perches. Visual signals were also displayed during conflicts between males, contributing to an escalation of aggressive behavior. Visual signals were not recorded during courtship between males and females but may help in the accurate localization of the signaling male during aggressive interactions.</text:p>
          </table:table-cell>
          <table:table-cell table:number-columns-repeated="8"/>
          <table:table-cell office:value-type="float" office:value="21" calcext:value-type="float">
            <text:p>21</text:p>
          </table:table-cell>
          <table:table-cell office:value-type="float" office:value="0" calcext:value-type="float">
            <text:p>0</text:p>
          </table:table-cell>
          <table:table-cell office:value-type="float" office:value="22" calcext:value-type="float">
            <text:p>22</text:p>
          </table:table-cell>
          <table:table-cell office:value-type="float" office:value="2" calcext:value-type="float">
            <text:p>2</text:p>
          </table:table-cell>
          <table:table-cell office:value-type="float" office:value="27" calcext:value-type="float">
            <text:p>27</text:p>
          </table:table-cell>
          <table:table-cell table:number-columns-repeated="2"/>
          <table:table-cell office:value-type="string" calcext:value-type="string">
            <text:p>0022-1511</text:p>
          </table:table-cell>
          <table:table-cell/>
          <table:table-cell office:value-type="string" calcext:value-type="string">
            <text:p>WOS:000238621400005</text:p>
          </table:table-cell>
          <table:table-cell table:number-columns-repeated="972"/>
        </table:table-row>
        <table:table-row table:style-name="ro1">
          <table:table-cell office:value-type="string" calcext:value-type="string">
            <text:p>J</text:p>
          </table:table-cell>
          <table:table-cell office:value-type="string" calcext:value-type="string">
            <text:p>Castiglioni, Daniela da S.; Negreiros-Fransozo, Maria L.</text:p>
          </table:table-cell>
          <table:table-cell table:number-columns-repeated="3"/>
          <table:table-cell office:value-type="string" calcext:value-type="string">
            <text:p>CASTIGLIONI, DANIELA/D-3504-2013</text:p>
          </table:table-cell>
          <table:table-cell table:number-columns-repeated="3"/>
          <table:table-cell office:value-type="string" calcext:value-type="string">
            <text:p>Reproductive cicle of the fiddler crab Uca rapax (Smith) (Crustacea, Brachyura, Ocypodidae) at a degraded estuary in Paraty, Rio de Janeiro,Brazil</text:p>
          </table:table-cell>
          <table:table-cell table:number-columns-repeated="7"/>
          <table:table-cell office:value-type="string" calcext:value-type="string">
            <text:p>REVISTA BRASILEIRA DE ZOOLOGIA</text:p>
          </table:table-cell>
          <table:table-cell table:number-columns-repeated="3"/>
          <table:table-cell office:value-type="float" office:value="23" calcext:value-type="float">
            <text:p>23</text:p>
          </table:table-cell>
          <table:table-cell office:value-type="float" office:value="2" calcext:value-type="float">
            <text:p>2</text:p>
          </table:table-cell>
          <table:table-cell table:number-columns-repeated="2"/>
          <table:table-cell office:value-type="float" office:value="331" calcext:value-type="float">
            <text:p>331</text:p>
          </table:table-cell>
          <table:table-cell office:value-type="float" office:value="339" calcext:value-type="float">
            <text:p>339</text:p>
          </table:table-cell>
          <table:table-cell table:number-columns-repeated="4"/>
          <table:table-cell table:style-name="ce2" office:value-type="date" office:date-value="2006-06-01" calcext:value-type="date">
            <text:p>jun/06</text:p>
          </table:table-cell>
          <table:table-cell office:value-type="float" office:value="2006" calcext:value-type="float">
            <text:p>2006</text:p>
          </table:table-cell>
          <table:table-cell office:value-type="string" calcext:value-type="string">
            <text:p>This present work describes the reproductive cycle of Uca rapax (Smith, 1870) based on observations of their gonadal development and molt cycles in a degraded mangrove area in Paraty, State of Rio de Janeiro. Two collectors captured the crabs monthly (from July 2001 to June 2002) during 15 minutes by procedure of capture per unit effort in low tide periods. Crabs were sexed, measured (carapace width -CW; 0.01 mm precision) and females were checked for eggs. Crab' stages of gonad development of both sexes were determined by direct and macroscopic observation and molt stage was estimated by the hardness of the tegument. A total of 1,558 specimens were collected, being 801 males and 757 females (16 ovigerous females). Ovigerous females accounted only about 3% of the population, perhaps because females usually remain underground in closed burrows during the incubation, which can nor be seen easily in the field. Crabs with mature gonads were found year-round, but most reproduction in U. rapax Occurred during the warmer months of the year (spring-summer). The frequency of crabs in molt activity was lower (12.8%) than intermolt crabs. Probably, U. rapax burrowed in this critic period that is the change of exoskeleton, minimizing the risks imposed by the occurrence of a soft skeleton. Despite of U. rapax be occuring in a properly degraded man.-rove, its reproductive cycle seems to be not affected by the habitat condition,when it is compared with areas of the man.-roves no impacted by human action. This fact is Supported by the presence of potentially Mature crabs year-round at the study area.</text:p>
          </table:table-cell>
          <table:table-cell table:number-columns-repeated="8"/>
          <table:table-cell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office:value-type="float" office:value="5" calcext:value-type="float">
            <text:p>5</text:p>
          </table:table-cell>
          <table:table-cell office:value-type="float" office:value="12" calcext:value-type="float">
            <text:p>12</text:p>
          </table:table-cell>
          <table:table-cell table:number-columns-repeated="2"/>
          <table:table-cell office:value-type="string" calcext:value-type="string">
            <text:p>0101-8175</text:p>
          </table:table-cell>
          <table:table-cell/>
          <table:table-cell office:value-type="string" calcext:value-type="string">
            <text:p>WOS:000238903000004</text:p>
          </table:table-cell>
          <table:table-cell table:number-columns-repeated="972"/>
        </table:table-row>
        <table:table-row table:style-name="ro1">
          <table:table-cell office:value-type="string" calcext:value-type="string">
            <text:p>J</text:p>
          </table:table-cell>
          <table:table-cell office:value-type="string" calcext:value-type="string">
            <text:p>Burone, L; Pires-Vanin, AMS</text:p>
          </table:table-cell>
          <table:table-cell table:number-columns-repeated="7"/>
          <table:table-cell office:value-type="string" calcext:value-type="string">
            <text:p>Foraminiferal assemblages in Ubatuba Bay, south-eastern Brazilian coast</text:p>
          </table:table-cell>
          <table:table-cell table:number-columns-repeated="7"/>
          <table:table-cell office:value-type="string" calcext:value-type="string">
            <text:p>SCIENTIA MARINA</text:p>
          </table:table-cell>
          <table:table-cell table:number-columns-repeated="3"/>
          <table:table-cell office:value-type="float" office:value="70" calcext:value-type="float">
            <text:p>70</text:p>
          </table:table-cell>
          <table:table-cell office:value-type="float" office:value="2" calcext:value-type="float">
            <text:p>2</text:p>
          </table:table-cell>
          <table:table-cell table:number-columns-repeated="2"/>
          <table:table-cell office:value-type="float" office:value="203" calcext:value-type="float">
            <text:p>203</text:p>
          </table:table-cell>
          <table:table-cell office:value-type="float" office:value="217" calcext:value-type="float">
            <text:p>217</text:p>
          </table:table-cell>
          <table:table-cell table:number-columns-repeated="4"/>
          <table:table-cell table:style-name="ce2" office:value-type="date" office:date-value="2006-06-01" calcext:value-type="date">
            <text:p>jun/06</text:p>
          </table:table-cell>
          <table:table-cell office:value-type="float" office:value="2006" calcext:value-type="float">
            <text:p>2006</text:p>
          </table:table-cell>
          <table:table-cell office:value-type="string" calcext:value-type="string">
            <text:p>Live benthic foraminifera assemblages were studied in 40 surface sediment samples collected in the Ubatuba Bay (northern coast of Sao Paulo State) in order to investigate the relationship between the geological, physicochemical parameters and the ecological data. The area has significant contributions of terrestrial inputs from four rivers that flow into the bay. Biological data were analyzed with multivariate techniques of cluster analysis and a Principal Component Analysis (PCA) was carried out for abiotic factors. The Suborder Rotaliina was dominant in the whole studied area. The result of the cluster analysis allowed us to recognize three groups of stations corresponding to three foraminifera assemblages and different environment conditions. The PCA revealed approximately the same three groups obtained with the cluster analysis. A slight increase in diversity in the outer bay was measured. The inner environment is dominated by A. tepida, evidencing local instabilities. Infaunal species are distributed in the middle region associated with mud and a high content of organic matter, while the most external region has similar percentages of epifaunal and infaunal, which indicates the higher energy condition in this portion of the bay. We also quantified the abnormal specimens that were mainly present in the inner bay, especially represented by A. tepida specimens.</text:p>
          </table:table-cell>
          <table:table-cell table:number-columns-repeated="8"/>
          <table:table-cell office:value-type="float" office:value="21" calcext:value-type="float">
            <text:p>21</text:p>
          </table:table-cell>
          <table:table-cell office:value-type="float" office:value="0" calcext:value-type="float">
            <text:p>0</text:p>
          </table:table-cell>
          <table:table-cell office:value-type="float" office:value="18" calcext:value-type="float">
            <text:p>18</text:p>
          </table:table-cell>
          <table:table-cell office:value-type="float" office:value="2" calcext:value-type="float">
            <text:p>2</text:p>
          </table:table-cell>
          <table:table-cell office:value-type="float" office:value="22" calcext:value-type="float">
            <text:p>22</text:p>
          </table:table-cell>
          <table:table-cell table:number-columns-repeated="2"/>
          <table:table-cell office:value-type="string" calcext:value-type="string">
            <text:p>0214-8358</text:p>
          </table:table-cell>
          <table:table-cell/>
          <table:table-cell office:value-type="string" calcext:value-type="string">
            <text:p>WOS:000238328600004</text:p>
          </table:table-cell>
          <table:table-cell table:number-columns-repeated="972"/>
        </table:table-row>
        <table:table-row table:style-name="ro1">
          <table:table-cell office:value-type="string" calcext:value-type="string">
            <text:p>J</text:p>
          </table:table-cell>
          <table:table-cell office:value-type="string" calcext:value-type="string">
            <text:p>Gallo, BMG; Macedo, S; Giffoni, BD; Becker, JH; Barata, PCR</text:p>
          </table:table-cell>
          <table:table-cell table:number-columns-repeated="7"/>
          <table:table-cell office:value-type="string" calcext:value-type="string">
            <text:p>Sea turtle conservation in Ubatuba, southeastern Brazil, a feeding area with incidental capture in coastal fisheries</text:p>
          </table:table-cell>
          <table:table-cell table:number-columns-repeated="7"/>
          <table:table-cell office:value-type="string" calcext:value-type="string">
            <text:p>CHELONIAN CONSERVATION AND BIOLOGY</text:p>
          </table:table-cell>
          <table:table-cell table:number-columns-repeated="3"/>
          <table:table-cell office:value-type="float" office:value="5" calcext:value-type="float">
            <text:p>5</text:p>
          </table:table-cell>
          <table:table-cell office:value-type="float" office:value="1" calcext:value-type="float">
            <text:p>1</text:p>
          </table:table-cell>
          <table:table-cell table:number-columns-repeated="2"/>
          <table:table-cell office:value-type="float" office:value="93" calcext:value-type="float">
            <text:p>93</text:p>
          </table:table-cell>
          <table:table-cell office:value-type="float" office:value="101" calcext:value-type="float">
            <text:p>101</text:p>
          </table:table-cell>
          <table:table-cell table:number-columns-repeated="4"/>
          <table:table-cell office:value-type="string" calcext:value-type="string">
            <text:p>MAY 2006</text:p>
          </table:table-cell>
          <table:table-cell office:value-type="float" office:value="2006" calcext:value-type="float">
            <text:p>2006</text:p>
          </table:table-cell>
          <table:table-cell office:value-type="string" calcext:value-type="string">
            <text:p>Since 1991, Projeto TAMAR-IBAMA, the Brazilian sea turtle conservation program, has maintained a station in Ubatuba, State of S (a) over tildeo Paulo, southeastern Brazil, a feeding area for sea turtles where incidental capture in coastal fisheries occurs. We present an overview of the local fishing methods, explain the conservation approach and field methods employed by TAMAR in the region, present biological data collected between 1991 and 1998, and provide an assessment of the conservation status of sea turtles in the Ubatuba region. During the study period, 2,515 captures of sea turtles were recorded, comprising four species: green turtles (Chelonia mydas, 98.4% of total captures, generally juveniles), loggerheads (Caretta caretta), hawksbills (Eretmochelys imbricata), and leatherbacks (Dermochelys coriacea). Most of the data come from turtles incidentally captured in fishing gear, mainly by artisanal methods. The available data suggest that Ubatuba is a developmental habitat for juvenile green turtles.</text:p>
          </table:table-cell>
          <table:table-cell table:number-columns-repeated="8"/>
          <table:table-cell office:value-type="float" office:value="15" calcext:value-type="float">
            <text:p>15</text:p>
          </table:table-cell>
          <table:table-cell office:value-type="float" office:value="0" calcext:value-type="float">
            <text:p>0</text:p>
          </table:table-cell>
          <table:table-cell office:value-type="float" office:value="22" calcext:value-type="float">
            <text:p>22</text:p>
          </table:table-cell>
          <table:table-cell office:value-type="float" office:value="0" calcext:value-type="float">
            <text:p>0</text:p>
          </table:table-cell>
          <table:table-cell office:value-type="float" office:value="24" calcext:value-type="float">
            <text:p>24</text:p>
          </table:table-cell>
          <table:table-cell table:number-columns-repeated="2"/>
          <table:table-cell office:value-type="string" calcext:value-type="string">
            <text:p>1071-8443</text:p>
          </table:table-cell>
          <table:table-cell/>
          <table:table-cell office:value-type="string" calcext:value-type="string">
            <text:p>WOS:000237796000013</text:p>
          </table:table-cell>
          <table:table-cell table:number-columns-repeated="972"/>
        </table:table-row>
        <table:table-row table:style-name="ro1">
          <table:table-cell office:value-type="string" calcext:value-type="string">
            <text:p>J</text:p>
          </table:table-cell>
          <table:table-cell office:value-type="string" calcext:value-type="string">
            <text:p>De Leo, FC; Pires-Vanin, AMS</text:p>
          </table:table-cell>
          <table:table-cell table:number-columns-repeated="7"/>
          <table:table-cell office:value-type="string" calcext:value-type="string">
            <text:p>Benthic megafauna communities under the influence of the South Atlantic Central Water intrusion onto the Brazilian SE shelf: A comparison between an upwelling and a non-upwelling ecosystem</text:p>
          </table:table-cell>
          <table:table-cell table:number-columns-repeated="7"/>
          <table:table-cell office:value-type="string" calcext:value-type="string">
            <text:p>JOURNAL OF MARINE SYSTEMS</text:p>
          </table:table-cell>
          <table:table-cell table:number-columns-repeated="3"/>
          <table:table-cell office:value-type="float" office:value="60" calcext:value-type="float">
            <text:p>60</text:p>
          </table:table-cell>
          <table:table-cell table:style-name="ce1" office:value-type="date" office:date-value="2015-04-03" calcext:value-type="date">
            <text:p>3/abr</text:p>
          </table:table-cell>
          <table:table-cell table:number-columns-repeated="2"/>
          <table:table-cell office:value-type="float" office:value="268" calcext:value-type="float">
            <text:p>268</text:p>
          </table:table-cell>
          <table:table-cell office:value-type="float" office:value="284" calcext:value-type="float">
            <text:p>284</text:p>
          </table:table-cell>
          <table:table-cell/>
          <table:table-cell office:value-type="string" calcext:value-type="string">
            <text:p>10.1016/j.jmarsys.2006.02.002</text:p>
          </table:table-cell>
          <table:table-cell table:number-columns-repeated="2"/>
          <table:table-cell office:value-type="string" calcext:value-type="string">
            <text:p>MAY 2006</text:p>
          </table:table-cell>
          <table:table-cell office:value-type="float" office:value="2006" calcext:value-type="float">
            <text:p>2006</text:p>
          </table:table-cell>
          <table:table-cell office:value-type="string" calcext:value-type="string">
            <text:p>The structure and dynamics of the benthic invertebrate megafauna of the Southeastern Brazilian shelf were studied over a 2-year period. Two regions presenting different oceanographic conditions, Ubatuba-SP and Cabo Frio-RJ were compared in terms of biomass, density of organisms and species richness. Two to three 30-min tows were undertaken at each of the stations, located at 40 and 100m isobath, in a normal transect offshore of both regions. Faunal distributional patterns correlated with water mass dynamics, depth and sediment parameters. In the Cabo Frio region, subjected to a Ekman-driven seasonal coastal upwelling, the impact of the South Atlantic Central Water (SACW) on the inner shelf leads to a change in the benthic communities, with a high dominance of top carnivores such as the crab Portunus spinicarpus and the sea-star Astropecten brasiliensis, which accounted for the larger part of the total biomass. Distinct species associations were found in each of the two regions and the total biomass at Cabo Frio inner shelf was almost twice that of Ubatuba during die 2002 summer, when a marked upwelling was verified. The relationship between megabenthic biomass and input of organic matter to the sea floor during upwelling events is discussed. (c) 2006 Elsevier B.V. All rights reserved.</text:p>
          </table:table-cell>
          <table:table-cell table:number-columns-repeated="8"/>
          <table:table-cell office:value-type="float" office:value="30" calcext:value-type="float">
            <text:p>30</text:p>
          </table:table-cell>
          <table:table-cell office:value-type="float" office:value="0" calcext:value-type="float">
            <text:p>0</text:p>
          </table:table-cell>
          <table:table-cell office:value-type="float" office:value="27" calcext:value-type="float">
            <text:p>27</text:p>
          </table:table-cell>
          <table:table-cell office:value-type="float" office:value="8" calcext:value-type="float">
            <text:p>8</text:p>
          </table:table-cell>
          <table:table-cell office:value-type="float" office:value="33" calcext:value-type="float">
            <text:p>33</text:p>
          </table:table-cell>
          <table:table-cell table:number-columns-repeated="2"/>
          <table:table-cell office:value-type="string" calcext:value-type="string">
            <text:p>0924-7963</text:p>
          </table:table-cell>
          <table:table-cell/>
          <table:table-cell office:value-type="string" calcext:value-type="string">
            <text:p>WOS:000238331500006</text:p>
          </table:table-cell>
          <table:table-cell table:number-columns-repeated="972"/>
        </table:table-row>
        <table:table-row table:style-name="ro1">
          <table:table-cell office:value-type="string" calcext:value-type="string">
            <text:p>J</text:p>
          </table:table-cell>
          <table:table-cell office:value-type="string" calcext:value-type="string">
            <text:p>Castiglioni, DD; Negreiros-Fransozo, ML</text:p>
          </table:table-cell>
          <table:table-cell table:number-columns-repeated="3"/>
          <table:table-cell office:value-type="string" calcext:value-type="string">
            <text:p>CASTIGLIONI, DANIELA/D-3504-2013</text:p>
          </table:table-cell>
          <table:table-cell table:number-columns-repeated="3"/>
          <table:table-cell office:value-type="string" calcext:value-type="string">
            <text:p>Physiologic sexual maturity of the fiddler crab Uca rapax (Smith, 1870) (Crustacea, Ocypodidae) from two mangroves in Ubatuba, Brazil</text:p>
          </table:table-cell>
          <table:table-cell table:number-columns-repeated="7"/>
          <table:table-cell office:value-type="string" calcext:value-type="string">
            <text:p>BRAZILIAN ARCHIVES OF BIOLOGY AND TECHNOLOGY</text:p>
          </table:table-cell>
          <table:table-cell table:number-columns-repeated="3"/>
          <table:table-cell office:value-type="float" office:value="49" calcext:value-type="float">
            <text:p>49</text:p>
          </table:table-cell>
          <table:table-cell office:value-type="float" office:value="2" calcext:value-type="float">
            <text:p>2</text:p>
          </table:table-cell>
          <table:table-cell table:number-columns-repeated="2"/>
          <table:table-cell office:value-type="float" office:value="239" calcext:value-type="float">
            <text:p>239</text:p>
          </table:table-cell>
          <table:table-cell office:value-type="float" office:value="248" calcext:value-type="float">
            <text:p>248</text:p>
          </table:table-cell>
          <table:table-cell/>
          <table:table-cell office:value-type="string" calcext:value-type="string">
            <text:p>10.1590/S1516-89132006000300009</text:p>
          </table:table-cell>
          <table:table-cell table:number-columns-repeated="2"/>
          <table:table-cell table:style-name="ce2" office:value-type="date" office:date-value="2006-03-01" calcext:value-type="date">
            <text:p>mar/06</text:p>
          </table:table-cell>
          <table:table-cell office:value-type="float" office:value="2006" calcext:value-type="float">
            <text:p>2006</text:p>
          </table:table-cell>
          <table:table-cell office:value-type="string" calcext:value-type="string">
            <text:p>The gonad development of Uca rap was studied to achieve the size at onset of its sexual maturity. Crabs were sampled from April/2001 to March/2002 in the Itamambuca and Ubatumirim mangroves in Ubatuba, Sao Paulo, Brazil. The specimens were grouped in 10 size classes. Juveniles and adult crabs frequencies were assessed for each class. The size of carapace width in which 50% of males and females were considered mature was 14.8 and 12.1 mm (Itamambuca) and 13.6 and 11.4 mm (Ubatumirim), respectively for males and females. Males matured at higher sizes than females, probably due to a major investment in their somatic growth, while females spend their energy in the reproductive process, saving energy for eggs' production.</text:p>
          </table:table-cell>
          <table:table-cell table:number-columns-repeated="8"/>
          <table:table-cell office:value-type="float" office:value="11" calcext:value-type="float">
            <text:p>11</text:p>
          </table:table-cell>
          <table:table-cell office:value-type="float" office:value="0" calcext:value-type="float">
            <text:p>0</text:p>
          </table:table-cell>
          <table:table-cell office:value-type="float" office:value="11" calcext:value-type="float">
            <text:p>11</text:p>
          </table:table-cell>
          <table:table-cell office:value-type="float" office:value="4" calcext:value-type="float">
            <text:p>4</text:p>
          </table:table-cell>
          <table:table-cell office:value-type="float" office:value="11" calcext:value-type="float">
            <text:p>11</text:p>
          </table:table-cell>
          <table:table-cell table:number-columns-repeated="2"/>
          <table:table-cell office:value-type="string" calcext:value-type="string">
            <text:p>1516-8913</text:p>
          </table:table-cell>
          <table:table-cell/>
          <table:table-cell office:value-type="string" calcext:value-type="string">
            <text:p>WOS:000236835700009</text:p>
          </table:table-cell>
          <table:table-cell table:number-columns-repeated="972"/>
        </table:table-row>
        <table:table-row table:style-name="ro1">
          <table:table-cell office:value-type="string" calcext:value-type="string">
            <text:p>J</text:p>
          </table:table-cell>
          <table:table-cell office:value-type="string" calcext:value-type="string">
            <text:p>Charette, MA; Allen, MC</text:p>
          </table:table-cell>
          <table:table-cell table:number-columns-repeated="3"/>
          <table:table-cell office:value-type="string" calcext:value-type="string">
            <text:p>Charette, Matthew/I-9495-2012</text:p>
          </table:table-cell>
          <table:table-cell table:number-columns-repeated="3"/>
          <table:table-cell office:value-type="string" calcext:value-type="string">
            <text:p>Precision ground water sampling in coastal aquifers using a direct-push, shielded-screen well-point system</text:p>
          </table:table-cell>
          <table:table-cell table:number-columns-repeated="7"/>
          <table:table-cell office:value-type="string" calcext:value-type="string">
            <text:p>GROUND WATER MONITORING AND REMEDIATION</text:p>
          </table:table-cell>
          <table:table-cell table:number-columns-repeated="3"/>
          <table:table-cell office:value-type="float" office:value="26" calcext:value-type="float">
            <text:p>26</text:p>
          </table:table-cell>
          <table:table-cell office:value-type="float" office:value="2" calcext:value-type="float">
            <text:p>2</text:p>
          </table:table-cell>
          <table:table-cell table:number-columns-repeated="2"/>
          <table:table-cell office:value-type="float" office:value="87" calcext:value-type="float">
            <text:p>87</text:p>
          </table:table-cell>
          <table:table-cell office:value-type="float" office:value="93" calcext:value-type="float">
            <text:p>93</text:p>
          </table:table-cell>
          <table:table-cell/>
          <table:table-cell office:value-type="string" calcext:value-type="string">
            <text:p>10.1111/j.1745-6592.2006.00076.x</text:p>
          </table:table-cell>
          <table:table-cell table:number-columns-repeated="2"/>
          <table:table-cell office:value-type="string" calcext:value-type="string">
            <text:p>SPR 2006</text:p>
          </table:table-cell>
          <table:table-cell office:value-type="float" office:value="2006" calcext:value-type="float">
            <text:p>2006</text:p>
          </table:table-cell>
          <table:table-cell office:value-type="string" calcext:value-type="string">
            <text:p>Conventional ground water sampling methods are often expensive and lack the sampling resolution required to categorize geochemical processes in surficial aquifers. Here, we describe the application of a commercially available gas vapor sampling probe to ground water sampling in shallow coastal aquifers. The system involves a small-diameter, shielded-screen well-point sampler that can provide high resolution (similar to 10 cm) to depths of 10 m or greater depending on the aquifer matrix. Examples of the system's utility are presented for two geologically contrasting environments (Waquoit Bay, Massachusetts, USA; Ubatuba, Brazil). In Waquoit Bay, the sampler allowed us to resolve a sharp saline transition zone (similar to 2 m) and the associated changes in nutrients and trace metals that were associated with biogeochemical reactions at this interface. The system also proved useful in Ubatuba, Brazil, where small-scale gradients in sediment composition and permeability controlled the ground water salinity profile.</text:p>
          </table:table-cell>
          <table:table-cell table:number-columns-repeated="8"/>
          <table:table-cell office:value-type="float" office:value="54" calcext:value-type="float">
            <text:p>54</text:p>
          </table:table-cell>
          <table:table-cell office:value-type="float" office:value="0" calcext:value-type="float">
            <text:p>0</text:p>
          </table:table-cell>
          <table:table-cell office:value-type="float" office:value="34" calcext:value-type="float">
            <text:p>34</text:p>
          </table:table-cell>
          <table:table-cell office:value-type="float" office:value="0" calcext:value-type="float">
            <text:p>0</text:p>
          </table:table-cell>
          <table:table-cell office:value-type="float" office:value="54" calcext:value-type="float">
            <text:p>54</text:p>
          </table:table-cell>
          <table:table-cell table:number-columns-repeated="2"/>
          <table:table-cell office:value-type="string" calcext:value-type="string">
            <text:p>1069-3629</text:p>
          </table:table-cell>
          <table:table-cell/>
          <table:table-cell office:value-type="string" calcext:value-type="string">
            <text:p>WOS:000237601200008</text:p>
          </table:table-cell>
          <table:table-cell table:number-columns-repeated="972"/>
        </table:table-row>
        <table:table-row table:style-name="ro1">
          <table:table-cell office:value-type="string" calcext:value-type="string">
            <text:p>J</text:p>
          </table:table-cell>
          <table:table-cell office:value-type="string" calcext:value-type="string">
            <text:p>Dias de Moraes, Marta; Monteiro, Reinaldo</text:p>
          </table:table-cell>
          <table:table-cell table:number-columns-repeated="7"/>
          <table:table-cell office:value-type="string" calcext:value-type="string">
            <text:p>The Asteraceae family in Picinguaba coastal plain, Ubatuba, Sao Paulo</text:p>
          </table:table-cell>
          <table:table-cell table:number-columns-repeated="3"/>
          <table:table-cell office:value-type="string" calcext:value-type="string">
            <text:p>A familia Asteraceae na planicie litoranea de Picinguaba, Ubatuba, Sao Paulo</text:p>
          </table:table-cell>
          <table:table-cell table:number-columns-repeated="3"/>
          <table:table-cell office:value-type="string" calcext:value-type="string">
            <text:p>Hoehnea</text:p>
          </table:table-cell>
          <table:table-cell table:number-columns-repeated="3"/>
          <table:table-cell office:value-type="float" office:value="33" calcext:value-type="float">
            <text:p>33</text:p>
          </table:table-cell>
          <table:table-cell office:value-type="float" office:value="1" calcext:value-type="float">
            <text:p>1</text:p>
          </table:table-cell>
          <table:table-cell table:number-columns-repeated="2"/>
          <table:table-cell office:value-type="float" office:value="41" calcext:value-type="float">
            <text:p>41</text:p>
          </table:table-cell>
          <table:table-cell office:value-type="float" office:value="78" calcext:value-type="float">
            <text:p>78</text:p>
          </table:table-cell>
          <table:table-cell table:number-columns-repeated="4"/>
          <table:table-cell table:style-name="ce2" office:value-type="date" office:date-value="2006-03-01" calcext:value-type="date">
            <text:p>mar/06</text:p>
          </table:table-cell>
          <table:table-cell office:value-type="float" office:value="2006" calcext:value-type="float">
            <text:p>2006</text:p>
          </table:table-cell>
          <table:table-cell office:value-type="string" calcext:value-type="string">
            <text:p>A floristic survey of Asteraceae species of Picinguaba coastal plain, Ubatuba, Sao Paulo, is presented with illustrated keys and species descriptions. Field collections took place monthly for a period of one year, which, together with the material of Picinguaba collection from the HRCB herbarium, resulted in a total of 74 species in 32 genera. The best represented genera are Mikania (16 spp.), Eupatorium (8 spp.), Vernonia (7 spp.) and Baccharis (6 spp.). New citations of species for the state of Sao Paulo are included.</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73-2877</text:p>
          </table:table-cell>
          <table:table-cell/>
          <table:table-cell office:value-type="string" calcext:value-type="string">
            <text:p>BIOABS:BACD200600371086</text:p>
          </table:table-cell>
          <table:table-cell table:number-columns-repeated="972"/>
        </table:table-row>
        <table:table-row table:style-name="ro1">
          <table:table-cell office:value-type="string" calcext:value-type="string">
            <text:p>J</text:p>
          </table:table-cell>
          <table:table-cell office:value-type="string" calcext:value-type="string">
            <text:p>Almeida-Neto, M; Machado, G; Pinto-da-Rocha, R; Giaretta, AA</text:p>
          </table:table-cell>
          <table:table-cell table:number-columns-repeated="3"/>
          <table:table-cell office:value-type="string" calcext:value-type="string">
            <text:p>Almeida-Neto, Mario/A-6389-2009; Machado, Glauco/D-6983-2012; Pinto-da-Rocha, Ricardo/J-6774-2012</text:p>
          </table:table-cell>
          <table:table-cell office:value-type="string" calcext:value-type="string">
            <text:p>Almeida-Neto, Mario/0000-0002-2161-2968; </text:p>
          </table:table-cell>
          <table:table-cell table:number-columns-repeated="2"/>
          <table:table-cell office:value-type="string" calcext:value-type="string">
            <text:p>Harvestman (Arachnida : Opiliones) species distribution along three Neotropical elevational gradients: an alternative rescue effect to explain Rapoport's rule?</text:p>
          </table:table-cell>
          <table:table-cell table:number-columns-repeated="7"/>
          <table:table-cell office:value-type="string" calcext:value-type="string">
            <text:p>JOURNAL OF BIOGEOGRAPHY</text:p>
          </table:table-cell>
          <table:table-cell table:number-columns-repeated="3"/>
          <table:table-cell office:value-type="float" office:value="33" calcext:value-type="float">
            <text:p>33</text:p>
          </table:table-cell>
          <table:table-cell office:value-type="float" office:value="2" calcext:value-type="float">
            <text:p>2</text:p>
          </table:table-cell>
          <table:table-cell table:number-columns-repeated="2"/>
          <table:table-cell office:value-type="float" office:value="361" calcext:value-type="float">
            <text:p>361</text:p>
          </table:table-cell>
          <table:table-cell office:value-type="float" office:value="375" calcext:value-type="float">
            <text:p>375</text:p>
          </table:table-cell>
          <table:table-cell/>
          <table:table-cell office:value-type="string" calcext:value-type="string">
            <text:p>10.1111/j.1365-2699.2005.01389.x</text:p>
          </table:table-cell>
          <table:table-cell table:number-columns-repeated="2"/>
          <table:table-cell office:value-type="string" calcext:value-type="string">
            <text:p>FEB 2006</text:p>
          </table:table-cell>
          <table:table-cell office:value-type="float" office:value="2006" calcext:value-type="float">
            <text:p>2006</text:p>
          </table:table-cell>
          <table:table-cell office:value-type="string" calcext:value-type="string">
            <text:p>Aim Relationships between elevation and litter-dweller harvestman (Arachnida: Opiliones) species richness along three elevational gradients in the Brazilian Atlantic Forest were evaluated. Specifically, three candidate explanatory factors for the observed patterns were tested: (1) the mid-domain effect, (2) the Rapoport effect, and (3) the influence of environmental variables on species density and specimen abundance.Location Cuscuzeiro, Corcovado and Capricornio mountains, in Ubatuba (23 degrees 26' S, 45 degrees 04' W), a coastal municipality in Sao Paulo state, south-eastern Brazil.Methods We recorded harvestman species and abundance through active sampling using 8 x 8-m plots in both summer and winter. At each plot we measured the temperature, humidity and mean litter depth. Harvestman species richness per elevational band was the sum of all species recorded in each band, plus the species supposed to occur due to the interpolation of the upper and lower elevational records. Differences between observed and expected species richness per elevational band, based on the mid-domain effect, were examined through a Monte Carlo simulation. The Rapoport effect was evaluated using both the midpoint method and a new procedure proposed here, the 'specimen method'. We applied multiple regression analysis to evaluate the contribution of each environmental variable (elevation, temperature, humidity and litter depth) on species density and specimen abundance per plot.Results Harvestman abundance and species richness decreased at higher elevations in the three mountains. The decrease in species richness was not monotonic and showed a plateau of high species richness at lower elevations. The number of harvestman species per elevational band does not fit that predicted by the mid-domain effect based solely on geometric constraints assuming hard boundaries. Species with their midpoints at higher elevations tended to cover broader elevational range sizes. Both the midpoint method and the specimen method detected evidence of the Rapoport effect in the data. At fine spatial scales, temperature and humidity had positive effects on species density and specimen abundance, while mean litter depth had no clear effect. These relationships, however, were not constant between seasons.Main conclusions Our results suggest that harvestman species density declines at higher elevations due to restrictions imposed by temperature and humidity. We found a pattern in species range distribution as predicted by the elevational Rapoport effect. However, the usual rescue effect proposed to explain the Rapoport effect does not apply in our study. Since the majority of harvestman species covering broader elevational ranges do not exhibit reduced abundance at low elevations, an alternative rescue effect is proposed here. According to this alternative rescue effect, the decrease in species richness at higher elevations occurs due to differential upper limits of species with source populations below mid-elevations. The seasonal differences in the relationships between environmental variables and species richness/specimen abundance per plot is an indication that species occurrence on elevational gradients is seasonally dependent. Thus relationships and hypotheses based on data recorded over short time periods, or in a single season, should be viewed cautiously.</text:p>
          </table:table-cell>
          <table:table-cell table:number-columns-repeated="8"/>
          <table:table-cell office:value-type="float" office:value="31" calcext:value-type="float">
            <text:p>31</text:p>
          </table:table-cell>
          <table:table-cell office:value-type="float" office:value="1" calcext:value-type="float">
            <text:p>1</text:p>
          </table:table-cell>
          <table:table-cell office:value-type="float" office:value="30" calcext:value-type="float">
            <text:p>30</text:p>
          </table:table-cell>
          <table:table-cell office:value-type="float" office:value="5" calcext:value-type="float">
            <text:p>5</text:p>
          </table:table-cell>
          <table:table-cell office:value-type="float" office:value="34" calcext:value-type="float">
            <text:p>34</text:p>
          </table:table-cell>
          <table:table-cell table:number-columns-repeated="2"/>
          <table:table-cell office:value-type="string" calcext:value-type="string">
            <text:p>0305-0270</text:p>
          </table:table-cell>
          <table:table-cell/>
          <table:table-cell office:value-type="string" calcext:value-type="string">
            <text:p>WOS:000234741200015</text:p>
          </table:table-cell>
          <table:table-cell table:number-columns-repeated="972"/>
        </table:table-row>
        <table:table-row table:style-name="ro1">
          <table:table-cell office:value-type="string" calcext:value-type="string">
            <text:p>J</text:p>
          </table:table-cell>
          <table:table-cell office:value-type="string" calcext:value-type="string">
            <text:p>Toledo, Maria Cecília Barbosa de; Fisch, Simey Thury Vieira</text:p>
          </table:table-cell>
          <table:table-cell table:number-columns-repeated="7"/>
          <table:table-cell office:value-type="string" calcext:value-type="string">
            <text:p>Bases cartográficas para armazenamento e análise espacial de dados da diversidade de palmeiras em um trecho de Mata Atlântica, Ubatuba-SP</text:p>
          </table:table-cell>
          <table:table-cell office:value-type="string" calcext:value-type="string">
            <text:p>Cartographic basis for storage and spatial analysis of data on diversity of palm trees in a stretch of Mata Atlântica, Ubatuba-SP</text:p>
          </table:table-cell>
          <table:table-cell table:number-columns-repeated="6"/>
          <table:table-cell office:value-type="string" calcext:value-type="string">
            <text:p>Biota Neotropica</text:p>
          </table:table-cell>
          <table:table-cell table:number-columns-repeated="3"/>
          <table:table-cell office:value-type="float" office:value="6" calcext:value-type="float">
            <text:p>6</text:p>
          </table:table-cell>
          <table:table-cell office:value-type="float" office:value="1" calcext:value-type="float">
            <text:p>1</text:p>
          </table:table-cell>
          <table:table-cell table:number-columns-repeated="2"/>
          <table:table-cell table:number-columns-repeated="2" office:value-type="float" office:value="0" calcext:value-type="float">
            <text:p>0</text:p>
          </table:table-cell>
          <table:table-cell/>
          <table:table-cell office:value-type="string" calcext:value-type="string">
            <text:p>10.1590/S1676-06032006000100007</text:p>
          </table:table-cell>
          <table:table-cell table:number-columns-repeated="2"/>
          <table:table-cell table:number-columns-repeated="2" office:value-type="float" office:value="2006" calcext:value-type="float">
            <text:p>2006</text:p>
          </table:table-cell>
          <table:table-cell office:value-type="string" calcext:value-type="string">
            <text:p>The aim of this work was to elaborate a cartographic basis for storage and spatial analysis of data on diversity of palm trees in altitudinal gradient. The work was carried out in Serra do Mar, located on the northeast of São Paulo. In order to create a databases an altimetric letter from IBGE 1:50.000 and a Landsat ETM+ image from 2002 in bands 3,4 and 5 have been used. Data have been analyzed in the SPRING System of Geographic Information 3.6 version, developed by the National Institute for Space Research (INPE), Brazil. The sequence of elaboration consisted of register, digitalization of level curves, and creation of a rectangular, triangular and data table. From this sequence declivity and hypsometric thematic maps have been obtained. Later on the association of the number of species by altitudinal class giving origin to a map of palm tree species distribution in an altitudinal gradient was carried out. The databases are available for association to other parameters with climate, soil, distribution, and abundance of palm tree species for more elaborated spatial analysis.</text:p>
          </table:table-cell>
          <table:table-cell/>
          <table:table-cell office:value-type="string" calcext:value-type="string">
            <text:p>O objetivo desse trabalho foi a elaboração de uma base cartográfica para armazenamento e análise espacial dos dados de diversidade de palmeiras em um gradiente altitudinal. O trabalho foi realizado na Serra do Mar na região nordeste do Estado de São Paulo. Para montagem do banco de dados utilizou-se uma carta altimétrica do IBGE 1:50.000 e uma imagem Landsat ETM+ de 2002 nas bandas 3,4 e 5. Os dados foram analisados no Sistema de Informação Geográfica SPRING versão 3.6 desenvolvido pelo Instituto Nacional de Pesquisas Espaciais. A seqüência de elaboração consistiu de registro, digitalização das curvas de nível, criação da grade retangular, grade triangular e fatiamento. Dessa seqüência obteve-se mapas temáticos de declividade e hipsométrico. Esse último foi vetorizado e poligonizado. Posteriormente foi realizada a associação do número de espécies de palmeiras por classe altitudinal, originando um mapa de distribuição de espécies por gradiente altitudinal. O banco de dados encontra-se disponível para associar outros parâmetros como clima, solo, distribuição e abundância das espécies de palmeiras, objetivando análises espaciais mais elaboradas.</text:p>
          </table:table-cell>
          <table:table-cell table:number-columns-repeated="6"/>
          <table:table-cell table:number-columns-repeated="5" office:value-type="float" office:value="0" calcext:value-type="float">
            <text:p>0</text:p>
          </table:table-cell>
          <table:table-cell table:number-columns-repeated="2"/>
          <table:table-cell office:value-type="string" calcext:value-type="string">
            <text:p>1676-0603</text:p>
          </table:table-cell>
          <table:table-cell/>
          <table:table-cell office:value-type="string" calcext:value-type="string">
            <text:p>SCIELO:S1676-06032006000100007</text:p>
          </table:table-cell>
          <table:table-cell table:number-columns-repeated="972"/>
        </table:table-row>
        <table:table-row table:style-name="ro1">
          <table:table-cell office:value-type="string" calcext:value-type="string">
            <text:p>J</text:p>
          </table:table-cell>
          <table:table-cell office:value-type="string" calcext:value-type="string">
            <text:p>Pinheiro, M. A. A.; Hattori, G. Y.</text:p>
          </table:table-cell>
          <table:table-cell table:number-columns-repeated="3"/>
          <table:table-cell office:value-type="string" calcext:value-type="string">
            <text:p>Pinheiro, Marcelo/E-7462-2012</text:p>
          </table:table-cell>
          <table:table-cell office:value-type="string" calcext:value-type="string">
            <text:p>Pinheiro, Marcelo/0000-0003-0758-5526</text:p>
          </table:table-cell>
          <table:table-cell table:number-columns-repeated="2"/>
          <table:table-cell office:value-type="string" calcext:value-type="string">
            <text:p>Growth of the speckled swimming crab, Arenaeus cribrarius (Lamarck, 1818) (Crustacea, Brachyura, Portunidae), in Ubatuba (SP), Brazil</text:p>
          </table:table-cell>
          <table:table-cell table:number-columns-repeated="7"/>
          <table:table-cell office:value-type="string" calcext:value-type="string">
            <text:p>JOURNAL OF NATURAL HISTORY</text:p>
          </table:table-cell>
          <table:table-cell table:number-columns-repeated="3"/>
          <table:table-cell office:value-type="float" office:value="40" calcext:value-type="float">
            <text:p>40</text:p>
          </table:table-cell>
          <table:table-cell office:value-type="string" calcext:value-type="string">
            <text:p>21-22</text:p>
          </table:table-cell>
          <table:table-cell table:number-columns-repeated="2"/>
          <table:table-cell office:value-type="float" office:value="1331" calcext:value-type="float">
            <text:p>1331</text:p>
          </table:table-cell>
          <table:table-cell office:value-type="float" office:value="1341" calcext:value-type="float">
            <text:p>1341</text:p>
          </table:table-cell>
          <table:table-cell/>
          <table:table-cell office:value-type="string" calcext:value-type="string">
            <text:p>10.1080/00222930600915805</text:p>
          </table:table-cell>
          <table:table-cell table:number-columns-repeated="2"/>
          <table:table-cell table:number-columns-repeated="2" office:value-type="float" office:value="2006" calcext:value-type="float">
            <text:p>2006</text:p>
          </table:table-cell>
          <table:table-cell office:value-type="string" calcext:value-type="string">
            <text:p>A total of 2629 individuals of Arenaeus cribrarius (1293 males and 1336 females) were captured in Ubatuba (SP), from August 1996 to July 1997. Individuals were distributed in 5 mm size class carapace width (CW), to verify sex-specific growth-age equations. The Von Bertalanffy model was chosen to determine the growth rate and expressed by CW=120.52[1-e(-1.80t)] for males and CW=100.81[1-e(-1.60t)] for females. The age estimated for the first juvenile stage (t(o)) was 6.1 and 8.3 days for males and females, respectively. The maximum age determined was 1.8 years for males and 2 years for females, which correspond to a maximum size of 115.8 and 96.7 mm, respectively. The maximum size (CWmax) estimated using 95% of asymptotic size was 114.5 mm for males and 95.8 mm for females. Males have a precocious sexual maturity (5 months) when compared to females (6.8 months). The growth rate and size of A. cribrarius are higher than other portunid species, with great interest for aquaculture.</text:p>
          </table:table-cell>
          <table:table-cell table:number-columns-repeated="8"/>
          <table:table-cell office:value-type="float" office:value="11" calcext:value-type="float">
            <text:p>11</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11" calcext:value-type="float">
            <text:p>11</text:p>
          </table:table-cell>
          <table:table-cell table:number-columns-repeated="2"/>
          <table:table-cell office:value-type="string" calcext:value-type="string">
            <text:p>0022-2933</text:p>
          </table:table-cell>
          <table:table-cell/>
          <table:table-cell office:value-type="string" calcext:value-type="string">
            <text:p>WOS:000241266500004</text:p>
          </table:table-cell>
          <table:table-cell table:number-columns-repeated="972"/>
        </table:table-row>
        <table:table-row table:style-name="ro1">
          <table:table-cell office:value-type="string" calcext:value-type="string">
            <text:p>J</text:p>
          </table:table-cell>
          <table:table-cell office:value-type="string" calcext:value-type="string">
            <text:p>Longhi, Maria Lorena; Ferreyra, Gustavo; Schloss, Irene; Roy, Suzanne</text:p>
          </table:table-cell>
          <table:table-cell table:number-columns-repeated="7"/>
          <table:table-cell office:value-type="string" calcext:value-type="string">
            <text:p>Variable phytoplankton response to enhanced UV-B and nitrate addition in mesocosm experiments at three latitudes (Canada, Brazil and Argentina)</text:p>
          </table:table-cell>
          <table:table-cell table:number-columns-repeated="7"/>
          <table:table-cell office:value-type="string" calcext:value-type="string">
            <text:p>MARINE ECOLOGY PROGRESS SERIES</text:p>
          </table:table-cell>
          <table:table-cell table:number-columns-repeated="3"/>
          <table:table-cell office:value-type="float" office:value="313" calcext:value-type="float">
            <text:p>313</text:p>
          </table:table-cell>
          <table:table-cell table:number-columns-repeated="3"/>
          <table:table-cell office:value-type="float" office:value="57" calcext:value-type="float">
            <text:p>57</text:p>
          </table:table-cell>
          <table:table-cell office:value-type="float" office:value="72" calcext:value-type="float">
            <text:p>72</text:p>
          </table:table-cell>
          <table:table-cell/>
          <table:table-cell office:value-type="string" calcext:value-type="string">
            <text:p>10.3354/meps313057</text:p>
          </table:table-cell>
          <table:table-cell table:number-columns-repeated="2"/>
          <table:table-cell table:number-columns-repeated="2" office:value-type="float" office:value="2006" calcext:value-type="float">
            <text:p>2006</text:p>
          </table:table-cell>
          <table:table-cell office:value-type="string" calcext:value-type="string">
            <text:p>The influence of nitrate enrichment on the response of natural phytoplankton populations to enhanced UV-B radiation was tested during a series of week-long mesocosm (1800 1) experiments carried out in Rimouski (Canada), Ubatuba (Brazil) and Ushuaia (southern Argentina). We set up 2 mesocosms at each site, one was submitted to ambient UV-B levels while the other received enhanced UV-B levels corresponding to a local 60 % ozone-depletion scenario, and both were continuously mixed. Samples from the mesocosms were incubated in UV-transparent plastic bags (4 1) floating at the surface for 24 h. Half of these received nitrate, phosphate and silicate enrichments while for the other half nitrate was omitted. Responses in terms of photochemical yield (F-v/F-m, where F-v is variable fluorescence after dark relaxation and F-m is maximal fluorescence following short pulses of saturating white light, pulse amplitude-modulated [PAM] fluorescence) and high-performance liquid chromatography (HPLC) pigments, differed among sites and over time, particularly for Rimouski, where a large bloom took place in the mesocosms. Enhanced UV-B significantly increased photoinhibition in the surface bags, while nitrate addition partly relieved this inhibition only during the post-bloom period. The net growth of fucoxanthin was reduced by enhanced UV-B except during the post-bloom period, when it increased, probably because grazing pressure was reduced under enhanced UV-B (strong decrease in ciliates). In Ubatuba, cells were affected by the high ambient-light irradiances at the surface, and enhanced UV-B had no further effect, irrespective of the nutrient status. At Ushuaia, enhanced UV-B prevented all increases of fucoxanthin and ch1 a, with much less effect on ch1 b (green algae), and no nutrient response was observed. This strong and consistent negative response to enhanced UV-B is likely to be related to the cold temperature prevailing at Ushuaia at the time of the experiment (slowing repair) as well as the local community composition. In contrast, no effects of enhanced UV-B were observed in the stirred mesocosms at the 3 sites, indicating that mixing moderated the UV-B effects in all 3 experiments.</text:p>
          </table:table-cell>
          <table:table-cell table:number-columns-repeated="8"/>
          <table:table-cell office:value-type="float" office:value="15" calcext:value-type="float">
            <text:p>15</text:p>
          </table:table-cell>
          <table:table-cell office:value-type="float" office:value="0" calcext:value-type="float">
            <text:p>0</text:p>
          </table:table-cell>
          <table:table-cell office:value-type="float" office:value="14" calcext:value-type="float">
            <text:p>14</text:p>
          </table:table-cell>
          <table:table-cell office:value-type="float" office:value="0" calcext:value-type="float">
            <text:p>0</text:p>
          </table:table-cell>
          <table:table-cell office:value-type="float" office:value="15" calcext:value-type="float">
            <text:p>15</text:p>
          </table:table-cell>
          <table:table-cell table:number-columns-repeated="2"/>
          <table:table-cell office:value-type="string" calcext:value-type="string">
            <text:p>0171-8630</text:p>
          </table:table-cell>
          <table:table-cell/>
          <table:table-cell office:value-type="string" calcext:value-type="string">
            <text:p>WOS:000238837300005</text:p>
          </table:table-cell>
          <table:table-cell table:number-columns-repeated="972"/>
        </table:table-row>
        <table:table-row table:style-name="ro1">
          <table:table-cell office:value-type="string" calcext:value-type="string">
            <text:p>J</text:p>
          </table:table-cell>
          <table:table-cell office:value-type="string" calcext:value-type="string">
            <text:p>Hartmann, Marília T.; Hartmann, Paulo A.; Haddad, Célio F.B.</text:p>
          </table:table-cell>
          <table:table-cell table:number-columns-repeated="7"/>
          <table:table-cell office:value-type="string" calcext:value-type="string">
            <text:p>Repertório vocal de Hylodes phyllodes (Amphibia, Anura, Hylodidae)</text:p>
          </table:table-cell>
          <table:table-cell table:number-columns-repeated="7"/>
          <table:table-cell office:value-type="string" calcext:value-type="string">
            <text:p>Papéis Avulsos de Zoologia (São Paulo)</text:p>
          </table:table-cell>
          <table:table-cell table:number-columns-repeated="3"/>
          <table:table-cell office:value-type="float" office:value="46" calcext:value-type="float">
            <text:p>46</text:p>
          </table:table-cell>
          <table:table-cell office:value-type="float" office:value="17" calcext:value-type="float">
            <text:p>17</text:p>
          </table:table-cell>
          <table:table-cell table:number-columns-repeated="2"/>
          <table:table-cell office:value-type="float" office:value="203" calcext:value-type="float">
            <text:p>203</text:p>
          </table:table-cell>
          <table:table-cell office:value-type="float" office:value="209" calcext:value-type="float">
            <text:p>209</text:p>
          </table:table-cell>
          <table:table-cell/>
          <table:table-cell office:value-type="string" calcext:value-type="string">
            <text:p>10.1590/S0031-10492006001700001</text:p>
          </table:table-cell>
          <table:table-cell table:number-columns-repeated="2"/>
          <table:table-cell table:number-columns-repeated="2" office:value-type="float" office:value="2006" calcext:value-type="float">
            <text:p>2006</text:p>
          </table:table-cell>
          <table:table-cell office:value-type="string" calcext:value-type="string">
            <text:p>Hyllodes phyllodes is a diurnal frog, found in mountain streams in the Atlantic forest. Five vocalization types of H. phyllodes are described here, along with the social behavior with which they are associated. These five vocalizations include two types of advertisement calls, a courtship call, a territorial call, and a call emitted during the intervals between male-male conflicts. Frogs were studied from January 2001 to November 2002, in riverine creeks of the Atlantic forest, at Núcleo Picinguaba, Parque Estadual da Serra do Mar, Municipality of Ubatuba, state of São Paulo. Frogs were observed throughout the day, for a total of 80 hours of observations and recordings of 22 individuals. The advertisement call in this study is slightly different than that originally described, and may be due to environmental conditions, or behavioral variations, at the time of recording. Vocal adaptations of diurnal species that live in a noisy aquatic environment permit aural communication in a range of sounds outside those of the water noises. Thus, the calls of H. phyllodes have a dominant frequency much higher than that of the noise of the water current - that is, greater than 3.5 kHz. We show here that H. phyllodes has the richest known vocal repertoire within the genus Hylodes.</text:p>
          </table:table-cell>
          <table:table-cell/>
          <table:table-cell office:value-type="string" calcext:value-type="string">
            <text:p>Hyllodes phyllodes é um anfíbio diurno, que ocorre em córregos de montanha associados à Floresta Atlântica. Neste estudo, são caracterizados cinco tipos de vocalizações de Hylodes phyllodes relacionadas com o comportamento social desta espécie: dois tipos de canto de anúncio, canto de corte, canto territorial e canto de intervalo de briga. O estudo foi realizado entre janeiro de 2001 e novembro de 2002 em córregos na Mata Atlântica, dentro da área do Núcleo Picinguaba, Parque Estadual da Serra do Mar, no Município de Ubatuba, Estado de São Paulo. As observações foram realizadas em vários horários do dia, totalizando 80 horas de observações e gravação de 22 espécimes. O canto de anúncio descrito neste estudo apresentou pequenas diferenças em relação ao canto descrito originalmente, mas estas diferenças provavelmente são resultado de condições ambientais e/ou características comportamentais dos indivíduos gravados em Picinguaba e Boracéia. Adaptações na vocalização de espécies diurnas que vivem em riachos de correnteza permitem a comunicação sonora em um canal livre do barulho d'água, deste modo, os cantos de H. phyllodes têm freqüência dominante acima do barulho da correnteza, ou seja, maior que 3,5 kHz. Este estudo identifica H. phyllodes como a espécie com o repertório vocal mais rico do gênero.</text:p>
          </table:table-cell>
          <table:table-cell table:number-columns-repeated="6"/>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float" office:value="8" calcext:value-type="float">
            <text:p>8</text:p>
          </table:table-cell>
          <table:table-cell table:number-columns-repeated="2"/>
          <table:table-cell office:value-type="string" calcext:value-type="string">
            <text:p>0031-1049</text:p>
          </table:table-cell>
          <table:table-cell/>
          <table:table-cell office:value-type="string" calcext:value-type="string">
            <text:p>SCIELO:S0031-10492006001700001</text:p>
          </table:table-cell>
          <table:table-cell table:number-columns-repeated="972"/>
        </table:table-row>
        <table:table-row table:style-name="ro1">
          <table:table-cell office:value-type="string" calcext:value-type="string">
            <text:p>J</text:p>
          </table:table-cell>
          <table:table-cell office:value-type="string" calcext:value-type="string">
            <text:p>Peralta, Denilson Fernandes; Yano, Olga</text:p>
          </table:table-cell>
          <table:table-cell table:number-columns-repeated="3"/>
          <table:table-cell office:value-type="string" calcext:value-type="string">
            <text:p>Peralta, Denilson/D-3777-2015</text:p>
          </table:table-cell>
          <table:table-cell table:number-columns-repeated="3"/>
          <table:table-cell office:value-type="string" calcext:value-type="string">
            <text:p>New records of mosses (Bryophyta) from Sao Paulo State, Brazil</text:p>
          </table:table-cell>
          <table:table-cell table:number-columns-repeated="3"/>
          <table:table-cell office:value-type="string" calcext:value-type="string">
            <text:p>Novas ocorrencias de musgos (Bryophyta) para o Estado de Sao Paulo, Brasil</text:p>
          </table:table-cell>
          <table:table-cell table:number-columns-repeated="3"/>
          <table:table-cell office:value-type="string" calcext:value-type="string">
            <text:p>Revista Brasileira de Botanica</text:p>
          </table:table-cell>
          <table:table-cell table:number-columns-repeated="3"/>
          <table:table-cell office:value-type="float" office:value="29" calcext:value-type="float">
            <text:p>29</text:p>
          </table:table-cell>
          <table:table-cell office:value-type="float" office:value="1" calcext:value-type="float">
            <text:p>1</text:p>
          </table:table-cell>
          <table:table-cell table:number-columns-repeated="2"/>
          <table:table-cell office:value-type="float" office:value="49" calcext:value-type="float">
            <text:p>49</text:p>
          </table:table-cell>
          <table:table-cell office:value-type="float" office:value="65" calcext:value-type="float">
            <text:p>65</text:p>
          </table:table-cell>
          <table:table-cell table:number-columns-repeated="4"/>
          <table:table-cell office:value-type="string" calcext:value-type="string">
            <text:p>JAN-MAR 2006</text:p>
          </table:table-cell>
          <table:table-cell office:value-type="float" office:value="2006" calcext:value-type="float">
            <text:p>2006</text:p>
          </table:table-cell>
          <table:table-cell office:value-type="string" calcext:value-type="string">
            <text:p>(New records of mosses (Bryophyta) from Sao Paulo State, Brazil). In the moss (Bryophyta) inventary of "Parque Estadual da Ilha Anchieta" municipality of Ubatuba, Sao Paulo State, twenty new records of mosses (Bryophyta) were found; all are illustrated and described.</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11" calcext:value-type="float">
            <text:p>11</text:p>
          </table:table-cell>
          <table:table-cell office:value-type="float" office:value="6" calcext:value-type="float">
            <text:p>6</text:p>
          </table:table-cell>
          <table:table-cell office:value-type="float" office:value="12" calcext:value-type="float">
            <text:p>12</text:p>
          </table:table-cell>
          <table:table-cell table:number-columns-repeated="2"/>
          <table:table-cell office:value-type="string" calcext:value-type="string">
            <text:p>0100-8404</text:p>
          </table:table-cell>
          <table:table-cell/>
          <table:table-cell office:value-type="string" calcext:value-type="string">
            <text:p>BIOABS:BACD200600353669</text:p>
          </table:table-cell>
          <table:table-cell table:number-columns-repeated="972"/>
        </table:table-row>
        <table:table-row table:style-name="ro1">
          <table:table-cell office:value-type="string" calcext:value-type="string">
            <text:p>J</text:p>
          </table:table-cell>
          <table:table-cell office:value-type="string" calcext:value-type="string">
            <text:p>Saenz, CAT; Hadler, JC; Iunes, PJ; Guedes, S; Hackspacher, PC; Ribeiro, LFB; Paulo, SR; Osorio, AMA</text:p>
          </table:table-cell>
          <table:table-cell table:number-columns-repeated="3"/>
          <table:table-cell office:value-type="string" calcext:value-type="string">
            <text:p>Guedes, Sandro/D-4875-2012; Tello, Carlos/H-9863-2012</text:p>
          </table:table-cell>
          <table:table-cell office:value-type="string" calcext:value-type="string">
            <text:p>Guedes, Sandro/0000-0002-7753-8584; </text:p>
          </table:table-cell>
          <table:table-cell table:number-columns-repeated="2"/>
          <table:table-cell office:value-type="string" calcext:value-type="string">
            <text:p>Thermochronology of the South American platform in the state of Sao Paulo, Brazil, through apatite fission tracks</text:p>
          </table:table-cell>
          <table:table-cell table:number-columns-repeated="7"/>
          <table:table-cell office:value-type="string" calcext:value-type="string">
            <text:p>RADIATION MEASUREMENTS</text:p>
          </table:table-cell>
          <table:table-cell table:number-columns-repeated="3"/>
          <table:table-cell office:value-type="float" office:value="39" calcext:value-type="float">
            <text:p>39</text:p>
          </table:table-cell>
          <table:table-cell office:value-type="float" office:value="6" calcext:value-type="float">
            <text:p>6</text:p>
          </table:table-cell>
          <table:table-cell office:value-type="string" calcext:value-type="string">
            <text:p>SI</text:p>
          </table:table-cell>
          <table:table-cell/>
          <table:table-cell office:value-type="float" office:value="635" calcext:value-type="float">
            <text:p>635</text:p>
          </table:table-cell>
          <table:table-cell office:value-type="float" office:value="640" calcext:value-type="float">
            <text:p>640</text:p>
          </table:table-cell>
          <table:table-cell/>
          <table:table-cell office:value-type="string" calcext:value-type="string">
            <text:p>10.1016/j.radmeas.2004.08.005</text:p>
          </table:table-cell>
          <table:table-cell table:number-columns-repeated="2"/>
          <table:table-cell office:value-type="string" calcext:value-type="string">
            <text:p>DEC 2005</text:p>
          </table:table-cell>
          <table:table-cell office:value-type="float" office:value="2005" calcext:value-type="float">
            <text:p>2005</text:p>
          </table:table-cell>
          <table:table-cell office:value-type="string" calcext:value-type="string">
            <text:p>The fission-track method (FTM) in apatite was applied to 45 samples collected in the Serra da Mantiqueira (Mantiqueira mountain range), the Serra do Mar (Mar mountain range), regions next to these mountain ranges and the coastal region between Ubatuba and Santos in the State of Sao Paulo, Brazil, to study the thermochronology of the South American Platform in southeast Brazil and its influence on Santos and Campos basins. The data presented in this work complement the previously presented data on the same region (Tello Saenz et al., 2003. J. S. Am. Earth Sci. 15, 765-774) with 31 new samples analyzed. The weighted mean of the corrected ages from high Mantiqueira (around 1000 m), (121 +/- 6) Ma, coincides with the South Atlantic opening. The fact that its thermal history starts at a relatively low temperature (similar to 80 degrees C) suggests that the age of similar to 120 Ma would be the formation age of Serra da Mantiqueira due to a rapid pulse, in which tracks had no time to be retained at the closure temperature, that is similar to 120 degrees C. The Serra do Mar presents a more complicated thermal history, with several reactivations indicated by the changes in the slope of its cooling curve. The thermal histories obtained in the regions next to these mountain ranges are compatible with the results mentioned above. The Santos Basin has unconformities that agree with changes in the slope thermal histories of the studied region. (c) 2005 Elsevier Ltd. All rights reserved.</text:p>
          </table:table-cell>
          <table:table-cell table:number-columns-repeated="4"/>
          <table:table-cell office:value-type="string" calcext:value-type="string">
            <text:p>2nd Latin American Symposium on Nuclear Tracks</text:p>
          </table:table-cell>
          <table:table-cell office:value-type="string" calcext:value-type="string">
            <text:p>NOV, 2003</text:p>
          </table:table-cell>
          <table:table-cell/>
          <table:table-cell office:value-type="string" calcext:value-type="string">
            <text:p>Univ Campinas, Sao Pedro, BRAZIL</text:p>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4" calcext:value-type="float">
            <text:p>4</text:p>
          </table:table-cell>
          <table:table-cell table:number-columns-repeated="2"/>
          <table:table-cell office:value-type="string" calcext:value-type="string">
            <text:p>1350-4487</text:p>
          </table:table-cell>
          <table:table-cell/>
          <table:table-cell office:value-type="string" calcext:value-type="string">
            <text:p>WOS:000229716600011</text:p>
          </table:table-cell>
          <table:table-cell table:number-columns-repeated="972"/>
        </table:table-row>
        <table:table-row table:style-name="ro1">
          <table:table-cell office:value-type="string" calcext:value-type="string">
            <text:p>J</text:p>
          </table:table-cell>
          <table:table-cell office:value-type="string" calcext:value-type="string">
            <text:p>Fransozo, V; Costa, RC; Bertini, G; Cobo, VJ</text:p>
          </table:table-cell>
          <table:table-cell table:number-columns-repeated="7"/>
          <table:table-cell office:value-type="string" calcext:value-type="string">
            <text:p>Population biology of spine shrimp Exhippolysmata oplophoroides (Holthuis) (Caridea, Hippolytidae) in a subtropical region, Sao Paulo, Brazil</text:p>
          </table:table-cell>
          <table:table-cell table:number-columns-repeated="7"/>
          <table:table-cell office:value-type="string" calcext:value-type="string">
            <text:p>REVISTA BRASILEIRA DE ZOOLOGIA</text:p>
          </table:table-cell>
          <table:table-cell table:number-columns-repeated="3"/>
          <table:table-cell office:value-type="float" office:value="22" calcext:value-type="float">
            <text:p>22</text:p>
          </table:table-cell>
          <table:table-cell office:value-type="float" office:value="4" calcext:value-type="float">
            <text:p>4</text:p>
          </table:table-cell>
          <table:table-cell table:number-columns-repeated="2"/>
          <table:table-cell office:value-type="float" office:value="1078" calcext:value-type="float">
            <text:p>1078</text:p>
          </table:table-cell>
          <table:table-cell office:value-type="float" office:value="1084" calcext:value-type="float">
            <text:p>1084</text:p>
          </table:table-cell>
          <table:table-cell/>
          <table:table-cell office:value-type="string" calcext:value-type="string">
            <text:p>10.1590/S0101-81752005000400037</text:p>
          </table:table-cell>
          <table:table-cell table:number-columns-repeated="2"/>
          <table:table-cell office:value-type="string" calcext:value-type="string">
            <text:p>DEC 2005</text:p>
          </table:table-cell>
          <table:table-cell office:value-type="float" office:value="2005" calcext:value-type="float">
            <text:p>2005</text:p>
          </table:table-cell>
          <table:table-cell office:value-type="string" calcext:value-type="string">
            <text:p>The population biology of Exhippolysmata oplophoroides (Holthuis, 1948) was studied in Ubatuba Bay (23 degrees 26'S, 45 degrees 02'W), Ubatuba, Sao Paulo, Brazil, from September/1995 to August/1996. Each sampling comprised eight transects (14 000 m(2) each), sampled monthly with three repetitions. The specimens were classified with respect to the presence or absence of eggs in the abdominal appendages. Spine-shrimps occurred only on six transects, being most abundant on transect II, with the highest incidence in late spring and throughout the summer months. Ovigerous and non-ovigerous shrimps were present year-round, in an approximately similar proportion (1:1). Site II in Ubatuba Bay is characterized by high salinity and oxygen values, temperature between 26 and 29 degrees C, low organic matter content in the sediment, and a bottom composed of very fine sand; these environment and biological features allow the establishment and maintenance of the population of E. oplophoroides.</text:p>
          </table:table-cell>
          <table:table-cell table:number-columns-repeated="8"/>
          <table:table-cell office:value-type="float" office:value="10" calcext:value-type="float">
            <text:p>10</text:p>
          </table:table-cell>
          <table:table-cell office:value-type="float" office:value="0" calcext:value-type="float">
            <text:p>0</text:p>
          </table:table-cell>
          <table:table-cell office:value-type="float" office:value="11" calcext:value-type="float">
            <text:p>11</text:p>
          </table:table-cell>
          <table:table-cell office:value-type="float" office:value="1" calcext:value-type="float">
            <text:p>1</text:p>
          </table:table-cell>
          <table:table-cell office:value-type="float" office:value="11" calcext:value-type="float">
            <text:p>11</text:p>
          </table:table-cell>
          <table:table-cell table:number-columns-repeated="2"/>
          <table:table-cell office:value-type="string" calcext:value-type="string">
            <text:p>0101-8175</text:p>
          </table:table-cell>
          <table:table-cell/>
          <table:table-cell office:value-type="string" calcext:value-type="string">
            <text:p>WOS:000234646500037</text:p>
          </table:table-cell>
          <table:table-cell table:number-columns-repeated="972"/>
        </table:table-row>
        <table:table-row table:style-name="ro1">
          <table:table-cell office:value-type="string" calcext:value-type="string">
            <text:p>J</text:p>
          </table:table-cell>
          <table:table-cell office:value-type="string" calcext:value-type="string">
            <text:p>Bergel, FS; Gouveia, N</text:p>
          </table:table-cell>
          <table:table-cell table:number-columns-repeated="3"/>
          <table:table-cell office:value-type="string" calcext:value-type="string">
            <text:p>Gouveia, Nelson/C-4580-2013</text:p>
          </table:table-cell>
          <table:table-cell table:number-columns-repeated="3"/>
          <table:table-cell office:value-type="string" calcext:value-type="string">
            <text:p>Frequent return as a novel strategy for tuberculosis treatment adherence</text:p>
          </table:table-cell>
          <table:table-cell table:number-columns-repeated="7"/>
          <table:table-cell office:value-type="string" calcext:value-type="string">
            <text:p>REVISTA DE SAUDE PUBLICA</text:p>
          </table:table-cell>
          <table:table-cell table:number-columns-repeated="3"/>
          <table:table-cell office:value-type="float" office:value="39" calcext:value-type="float">
            <text:p>39</text:p>
          </table:table-cell>
          <table:table-cell office:value-type="float" office:value="6" calcext:value-type="float">
            <text:p>6</text:p>
          </table:table-cell>
          <table:table-cell table:number-columns-repeated="2"/>
          <table:table-cell office:value-type="float" office:value="898" calcext:value-type="float">
            <text:p>898</text:p>
          </table:table-cell>
          <table:table-cell office:value-type="float" office:value="905" calcext:value-type="float">
            <text:p>905</text:p>
          </table:table-cell>
          <table:table-cell table:number-columns-repeated="4"/>
          <table:table-cell office:value-type="string" calcext:value-type="string">
            <text:p>DEC 2005</text:p>
          </table:table-cell>
          <table:table-cell office:value-type="float" office:value="2005" calcext:value-type="float">
            <text:p>2005</text:p>
          </table:table-cell>
          <table:table-cell office:value-type="string" calcext:value-type="string">
            <text:p>Objective Treatment dropout is one of the major obstacles to the control of tuberculosis. The aim of the present study was to evaluate the frequent return strategy instituted at the Tuberculosis Control Program, as well as the program as a whole, identifying and quantifying potential risk factors for dropout.Methods The present study was conducted in Ubatuba, Southeastern Brazil. All patients (n = 244) notified by the Tuberculosis Control Program in the two years preceding and the two years following the introduction of the frequent return strategy in 1999 were included. We carried out a descriptive analysis of the data and analyzed treatment results and program evaluation indicators. We performed univariate and multivariate analysis in order to identify potential risk factors associated with dropout. We also analyzed the frequent return strategy using chi-squared tests.Results The strategy reduced the risk of treatment dropout from 12.3% to 4.9%. Risk factors associated with dropout were lack of schooling (OR = 3.01; p = 0.051), unemployment (OR = 3.36; p = 0.046), and alcohol dependence (OR = 3.56; p = 0.014).Conclusions The frequent return strategy reduced the risk of treatment dropout, although results did not reach statistical significance due to the small number of dropouts. This strategy may be an alternative for the supervised treatment for all patients recommended by the World Health Organization.</text:p>
          </table:table-cell>
          <table:table-cell table:number-columns-repeated="4"/>
          <table:table-cell office:value-type="string" calcext:value-type="string">
            <text:p>6th Brazilian Congress on Epidemiology</text:p>
          </table:table-cell>
          <table:table-cell office:value-type="string" calcext:value-type="string">
            <text:p>JUN 19-23, 2004</text:p>
          </table:table-cell>
          <table:table-cell/>
          <table:table-cell office:value-type="string" calcext:value-type="string">
            <text:p>Recife, BRAZIL</text:p>
          </table:table-cell>
          <table:table-cell office:value-type="float" office:value="10" calcext:value-type="float">
            <text:p>10</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float" office:value="10" calcext:value-type="float">
            <text:p>10</text:p>
          </table:table-cell>
          <table:table-cell table:number-columns-repeated="2"/>
          <table:table-cell office:value-type="string" calcext:value-type="string">
            <text:p>0034-8910</text:p>
          </table:table-cell>
          <table:table-cell/>
          <table:table-cell office:value-type="string" calcext:value-type="string">
            <text:p>WOS:000234857900005</text:p>
          </table:table-cell>
          <table:table-cell office:value-type="float" office:value="16341398" calcext:value-type="float">
            <text:p>16341398</text:p>
          </table:table-cell>
          <table:table-cell table:number-columns-repeated="971"/>
        </table:table-row>
        <table:table-row table:style-name="ro1">
          <table:table-cell office:value-type="string" calcext:value-type="string">
            <text:p>J</text:p>
          </table:table-cell>
          <table:table-cell office:value-type="string" calcext:value-type="string">
            <text:p>Soares-Gomes, A.; Pires-Vanin, A. M. S.</text:p>
          </table:table-cell>
          <table:table-cell table:number-columns-repeated="7"/>
          <table:table-cell office:value-type="string" calcext:value-type="string">
            <text:p>Bivalve mollusk assemblages on Sao Paulo's northern continental shelf, southeast Brazil</text:p>
          </table:table-cell>
          <table:table-cell table:number-columns-repeated="7"/>
          <table:table-cell office:value-type="string" calcext:value-type="string">
            <text:p>Brazilian Journal of Biology</text:p>
          </table:table-cell>
          <table:table-cell table:number-columns-repeated="3"/>
          <table:table-cell office:value-type="float" office:value="65" calcext:value-type="float">
            <text:p>65</text:p>
          </table:table-cell>
          <table:table-cell office:value-type="float" office:value="4" calcext:value-type="float">
            <text:p>4</text:p>
          </table:table-cell>
          <table:table-cell table:number-columns-repeated="2"/>
          <table:table-cell office:value-type="float" office:value="717" calcext:value-type="float">
            <text:p>717</text:p>
          </table:table-cell>
          <table:table-cell office:value-type="float" office:value="727" calcext:value-type="float">
            <text:p>727</text:p>
          </table:table-cell>
          <table:table-cell/>
          <table:table-cell office:value-type="string" calcext:value-type="string">
            <text:p>10.1590/S1519-69842005000400019</text:p>
          </table:table-cell>
          <table:table-cell table:number-columns-repeated="2"/>
          <table:table-cell table:style-name="ce2" office:value-type="date" office:date-value="2005-11-01" calcext:value-type="date">
            <text:p>nov/05</text:p>
          </table:table-cell>
          <table:table-cell office:value-type="float" office:value="2005" calcext:value-type="float">
            <text:p>2005</text:p>
          </table:table-cell>
          <table:table-cell office:value-type="string" calcext:value-type="string">
            <text:p>Soft bottom bivalve mollusc assemblages were sampled along a depth gradient (10 to 100 m) on the northern Sao Paulo shelf during the austral summer and winter. A one-way analysis of similarity permutation test revealed there was no seasonal difference in the structure of the bivalve assemblages in the area. A clustering analysis indicated 3 groups of stations corresponding to the bathymetric gradient. Both K-dominance curves and Shannon and Pielou indexes showed higher biological diversity and higher evenness for the shallower area. Most of the bivalves found were classified as suspension-feeders, co-occurring with deposit-feeder species, suggesting an absence of negative interactions between these trophic groups. Differences in the frequency of disturbance along the depth gradient caused by wave storms-more common in winter - and also by predation and anthropogenic activities, Such as dredging of fishing boats and input of gross sewage, likely explain the higher diversity found on the inner shelf of Ubatuba.</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number-columns-repeated="2"/>
          <table:table-cell office:value-type="string" calcext:value-type="string">
            <text:p>1519-6984</text:p>
          </table:table-cell>
          <table:table-cell/>
          <table:table-cell office:value-type="string" calcext:value-type="string">
            <text:p>BIOABS:BACD200600112658</text:p>
          </table:table-cell>
          <table:table-cell office:value-type="float" office:value="16532196" calcext:value-type="float">
            <text:p>16532196</text:p>
          </table:table-cell>
          <table:table-cell table:number-columns-repeated="971"/>
        </table:table-row>
        <table:table-row table:style-name="ro1">
          <table:table-cell office:value-type="string" calcext:value-type="string">
            <text:p>J</text:p>
          </table:table-cell>
          <table:table-cell office:value-type="string" calcext:value-type="string">
            <text:p>Martins, IA; Martins, CL; Leme, AHA</text:p>
          </table:table-cell>
          <table:table-cell table:number-columns-repeated="7"/>
          <table:table-cell office:value-type="string" calcext:value-type="string">
            <text:p>Biological parameters and population structure of Psammobatis extenta in Ubatuba region, north coast of the State of Sao Paulo, Brazil</text:p>
          </table:table-cell>
          <table:table-cell table:number-columns-repeated="7"/>
          <table:table-cell office:value-type="string" calcext:value-type="string">
            <text:p>JOURNAL OF THE MARINE BIOLOGICAL ASSOCIATION OF THE UNITED KINGDOM</text:p>
          </table:table-cell>
          <table:table-cell table:number-columns-repeated="3"/>
          <table:table-cell office:value-type="float" office:value="85" calcext:value-type="float">
            <text:p>85</text:p>
          </table:table-cell>
          <table:table-cell office:value-type="float" office:value="5" calcext:value-type="float">
            <text:p>5</text:p>
          </table:table-cell>
          <table:table-cell table:number-columns-repeated="2"/>
          <table:table-cell office:value-type="float" office:value="1113" calcext:value-type="float">
            <text:p>1113</text:p>
          </table:table-cell>
          <table:table-cell office:value-type="float" office:value="1118" calcext:value-type="float">
            <text:p>1118</text:p>
          </table:table-cell>
          <table:table-cell/>
          <table:table-cell office:value-type="string" calcext:value-type="string">
            <text:p>10.1017/S0025315405012166</text:p>
          </table:table-cell>
          <table:table-cell table:number-columns-repeated="2"/>
          <table:table-cell office:value-type="string" calcext:value-type="string">
            <text:p>OCT 2005</text:p>
          </table:table-cell>
          <table:table-cell office:value-type="float" office:value="2005" calcext:value-type="float">
            <text:p>2005</text:p>
          </table:table-cell>
          <table:table-cell office:value-type="string" calcext:value-type="string">
            <text:p>Specimens of the zipper sand skate Psammobatis extenta were collected in the region of Ubatuba off the northern coast of the State of Sao Paulo, Brazil, monthly for once year (January - December 2000), at 25- to 40-m isobaths. A total of 123 individuals were caught. The total length (TL) of females averaged 224.6 mm, and of males 217 mm. The overall sex ratio was 1:1. Analysis of the length-weight relationship indicated the existence of positive allometry in females, and isometry in males. The length at onset of sexual maturity was determined for both sexes; females reached sexual maturity at smaller sizes than males (TL50 = 230.7 and TL50 = 237.7 mm respectively). Females showed functional parity of both ovaries and uteri. Females that were pregnant or were carrying vitellogenic oocytes were observed during nine of 12 months of the survey, indicating a continuous reproductive cycle. Psammobatis extenta was most abundant from January to April, and again from June to October. Most individuals were collected at the 40-m isobath. Both adults and neonates were collected in the study area. However, adolescent skates were scarce, which either indicates differential occupation of the area, or suggests that the shallow waters of the continental shelf are used as breeding grounds.</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number-columns-repeated="2"/>
          <table:table-cell office:value-type="string" calcext:value-type="string">
            <text:p>0025-3154</text:p>
          </table:table-cell>
          <table:table-cell/>
          <table:table-cell office:value-type="string" calcext:value-type="string">
            <text:p>WOS:000233037000009</text:p>
          </table:table-cell>
          <table:table-cell table:number-columns-repeated="972"/>
        </table:table-row>
        <table:table-row table:style-name="ro1">
          <table:table-cell office:value-type="string" calcext:value-type="string">
            <text:p>J</text:p>
          </table:table-cell>
          <table:table-cell office:value-type="string" calcext:value-type="string">
            <text:p>Porto-Foresti, Fabio; Oliveira, Claudio; Foresti, Fausto</text:p>
          </table:table-cell>
          <table:table-cell table:number-columns-repeated="7"/>
          <table:table-cell office:value-type="string" calcext:value-type="string">
            <text:p>First chromosome characterization in the neotropical eel, Gymnothorax ocellatus (Pisces, Muraenidae)</text:p>
          </table:table-cell>
          <table:table-cell table:number-columns-repeated="7"/>
          <table:table-cell office:value-type="string" calcext:value-type="string">
            <text:p>Cytologia (Tokyo)</text:p>
          </table:table-cell>
          <table:table-cell table:number-columns-repeated="3"/>
          <table:table-cell office:value-type="float" office:value="70" calcext:value-type="float">
            <text:p>70</text:p>
          </table:table-cell>
          <table:table-cell office:value-type="float" office:value="3" calcext:value-type="float">
            <text:p>3</text:p>
          </table:table-cell>
          <table:table-cell table:number-columns-repeated="2"/>
          <table:table-cell office:value-type="float" office:value="283" calcext:value-type="float">
            <text:p>283</text:p>
          </table:table-cell>
          <table:table-cell office:value-type="float" office:value="286" calcext:value-type="float">
            <text:p>286</text:p>
          </table:table-cell>
          <table:table-cell/>
          <table:table-cell office:value-type="string" calcext:value-type="string">
            <text:p>10.1508/cytologia.70.283</text:p>
          </table:table-cell>
          <table:table-cell table:number-columns-repeated="2"/>
          <table:table-cell office:value-type="string" calcext:value-type="string">
            <text:p>SEP 2005</text:p>
          </table:table-cell>
          <table:table-cell office:value-type="float" office:value="2005" calcext:value-type="float">
            <text:p>2005</text:p>
          </table:table-cell>
          <table:table-cell office:value-type="string" calcext:value-type="string">
            <text:p>Cytogenetics studies in 12 specimens of Gymnothorax ocellatus reveled a diploid chromosome number of 2n = 42 (16 metacentrics, 18 submetacentrics and 8 acrocentrics). The nucleolar organizer regions were located in a terminal position on the long arm of the chromosome pair number fifteen. Conspicuous blocks of constitutive heterochromatin were observed in the centromeric and pericentromeric regions of some chromosome pairs. The results obtained are similar to those previously described for others species of this family. However, the cytogenetic informations may be useful in the identification of a possible variety of this species in Brazilian coast and contribute to the understanding of relationships among the species and the process of diversification which occurred in this group.</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table:number-columns-repeated="2"/>
          <table:table-cell office:value-type="string" calcext:value-type="string">
            <text:p>0011-4545</text:p>
          </table:table-cell>
          <table:table-cell/>
          <table:table-cell office:value-type="string" calcext:value-type="string">
            <text:p>BIOABS:BACD200600079877</text:p>
          </table:table-cell>
          <table:table-cell table:number-columns-repeated="972"/>
        </table:table-row>
        <table:table-row table:style-name="ro1">
          <table:table-cell office:value-type="string" calcext:value-type="string">
            <text:p>J</text:p>
          </table:table-cell>
          <table:table-cell office:value-type="string" calcext:value-type="string">
            <text:p>Lancone, Rafaela Bonfante; Duleba, Wania; Mahiques, Michel M.</text:p>
          </table:table-cell>
          <table:table-cell table:number-columns-repeated="7"/>
          <table:table-cell office:value-type="string" calcext:value-type="string">
            <text:p>Dinamica de fundo da enseada do Flamengo, Ubatuba, Brasil, inferida a partir da distribuicao espacial, morfometria e tafonomia de foraminiferos</text:p>
          </table:table-cell>
          <table:table-cell table:number-columns-repeated="7"/>
          <table:table-cell office:value-type="string" calcext:value-type="string">
            <text:p>Revista Brasileira de Paleontologia</text:p>
          </table:table-cell>
          <table:table-cell table:number-columns-repeated="3"/>
          <table:table-cell office:value-type="float" office:value="8" calcext:value-type="float">
            <text:p>8</text:p>
          </table:table-cell>
          <table:table-cell office:value-type="float" office:value="3" calcext:value-type="float">
            <text:p>3</text:p>
          </table:table-cell>
          <table:table-cell table:number-columns-repeated="2"/>
          <table:table-cell office:value-type="float" office:value="181" calcext:value-type="float">
            <text:p>181</text:p>
          </table:table-cell>
          <table:table-cell office:value-type="float" office:value="192" calcext:value-type="float">
            <text:p>192</text:p>
          </table:table-cell>
          <table:table-cell table:number-columns-repeated="4"/>
          <table:table-cell office:value-type="string" calcext:value-type="string">
            <text:p>SEP-DEC 2005</text:p>
          </table:table-cell>
          <table:table-cell office:value-type="float" office:value="2005" calcext:value-type="float">
            <text:p>2005</text:p>
          </table:table-cell>
          <table:table-cell office:value-type="string" calcext:value-type="string">
            <text:p>This study analyzes the distribution, morphometry and taphonomy of the tests of foraminifera in Flamengo Bay, Ubatuba, SP. Brazil, and assesses their spatial variations as related to hydrographic and sedimentological parameters of the shelf. The eastern area presents higher quantity and number of forarninifera species than in the western and central areas. Indicator species of Coastal Water dominate the whole bay. Among these, the organic matter indicators are dominant. Tropical water indicator species are rare, but they are found alive at the mouth of the bay and in the northeastern area. This suggests that water masses enter from the outer platform and spread into the inner parts of the bay. Medium-sized tests (250 - 125 mu m) dominate the whole bay. Large tests (250 - 500 mu m), despite being subordinate to medium-sized ones, are abundant in the central and eastern areas. Small tests (&lt; 125 mu m) are rare at the mouth but increase in number towards the inner areas. Percentages of fragmented carapaces are generally low, but they are higher in the breaker zone of Enseada Beach. Eroded carapaces are found throughout the bay. Tests filled with iron monosulphides are commonly found in the confined areas of the bay and limonitized tests ones are found near the mouth. On the basis of these results, it is concluded that Flamengo Bay is an environment of moderate hydrodynamic energy, which decreases gradually from the mouth towards the mainland. The inner areas are sub-environments with low depositional energy (restricted circulation), except for Enseada Beach.</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1519-7530</text:p>
          </table:table-cell>
          <table:table-cell/>
          <table:table-cell office:value-type="string" calcext:value-type="string">
            <text:p>BIOABS:BACD200600123604</text:p>
          </table:table-cell>
          <table:table-cell table:number-columns-repeated="972"/>
        </table:table-row>
        <table:table-row table:style-name="ro1">
          <table:table-cell office:value-type="string" calcext:value-type="string">
            <text:p>J</text:p>
          </table:table-cell>
          <table:table-cell office:value-type="string" calcext:value-type="string">
            <text:p>Visnadi, Sandra Regina</text:p>
          </table:table-cell>
          <table:table-cell table:number-columns-repeated="7"/>
          <table:table-cell office:value-type="string" calcext:value-type="string">
            <text:p>Bryoflora from the Atlantic rain forest of the Sao Paulo State: northern region.</text:p>
          </table:table-cell>
          <table:table-cell table:number-columns-repeated="3"/>
          <table:table-cell office:value-type="string" calcext:value-type="string">
            <text:p>Brioflora da Mata Atlantica do estado de Sao Paulo: regiao norte</text:p>
          </table:table-cell>
          <table:table-cell table:number-columns-repeated="3"/>
          <table:table-cell office:value-type="string" calcext:value-type="string">
            <text:p>Hoehnea</text:p>
          </table:table-cell>
          <table:table-cell table:number-columns-repeated="3"/>
          <table:table-cell office:value-type="float" office:value="32" calcext:value-type="float">
            <text:p>32</text:p>
          </table:table-cell>
          <table:table-cell office:value-type="float" office:value="2" calcext:value-type="float">
            <text:p>2</text:p>
          </table:table-cell>
          <table:table-cell table:number-columns-repeated="2"/>
          <table:table-cell office:value-type="float" office:value="215" calcext:value-type="float">
            <text:p>215</text:p>
          </table:table-cell>
          <table:table-cell office:value-type="float" office:value="231" calcext:value-type="float">
            <text:p>231</text:p>
          </table:table-cell>
          <table:table-cell table:number-columns-repeated="4"/>
          <table:table-cell office:value-type="string" calcext:value-type="string">
            <text:p>AUG 2005</text:p>
          </table:table-cell>
          <table:table-cell office:value-type="float" office:value="2005" calcext:value-type="float">
            <text:p>2005</text:p>
          </table:table-cell>
          <table:table-cell office:value-type="string" calcext:value-type="string">
            <text:p>This paper lists the bryophytes from the Atlantic rain forest in Ubatuba, Caraguatatuba, Sao Sebastao, Bertioga, and Santo Andre, state of Sao Paulo. The 1, 151 exsiccatae with 2,198 samples includes 55 families of 154 genera and 353 species of bryophytes and are deposited in SP and HRCB herbaria. Twenty six per cent of species were added to the bryoflora of the Atlantic rain forest of Brazil and 115% to the bryoflora of this ecosystem in Sao Paulo State. Callicostella rivularis, Homalia glabella, Porotrichum guatemalense, and Plagiochila laetevirens are new records for Brasil. Seventeen species of mosses and three species of liverworts are cited for the first time for the state of Sao Paulo.</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12" calcext:value-type="float">
            <text:p>12</text:p>
          </table:table-cell>
          <table:table-cell office:value-type="float" office:value="7" calcext:value-type="float">
            <text:p>7</text:p>
          </table:table-cell>
          <table:table-cell office:value-type="float" office:value="13" calcext:value-type="float">
            <text:p>13</text:p>
          </table:table-cell>
          <table:table-cell table:number-columns-repeated="2"/>
          <table:table-cell office:value-type="string" calcext:value-type="string">
            <text:p>0073-2877</text:p>
          </table:table-cell>
          <table:table-cell/>
          <table:table-cell office:value-type="string" calcext:value-type="string">
            <text:p>BIOABS:BACD200600099318</text:p>
          </table:table-cell>
          <table:table-cell table:number-columns-repeated="972"/>
        </table:table-row>
        <table:table-row table:style-name="ro1">
          <table:table-cell office:value-type="string" calcext:value-type="string">
            <text:p>J</text:p>
          </table:table-cell>
          <table:table-cell office:value-type="string" calcext:value-type="string">
            <text:p>Capellari Junior, Lindolpho</text:p>
          </table:table-cell>
          <table:table-cell table:number-columns-repeated="7"/>
          <table:table-cell office:value-type="string" calcext:value-type="string">
            <text:p>Iridaceae of the Picinguaba coastal plain, Ubatuba, Sao Paulo, Brazil.</text:p>
          </table:table-cell>
          <table:table-cell table:number-columns-repeated="3"/>
          <table:table-cell office:value-type="string" calcext:value-type="string">
            <text:p>Iridaceae da planicie litoranea de Picinguaba, Ubatuba, Sao Paulo, Brasil</text:p>
          </table:table-cell>
          <table:table-cell table:number-columns-repeated="3"/>
          <table:table-cell office:value-type="string" calcext:value-type="string">
            <text:p>Hoehnea</text:p>
          </table:table-cell>
          <table:table-cell table:number-columns-repeated="3"/>
          <table:table-cell office:value-type="float" office:value="32" calcext:value-type="float">
            <text:p>32</text:p>
          </table:table-cell>
          <table:table-cell office:value-type="float" office:value="2" calcext:value-type="float">
            <text:p>2</text:p>
          </table:table-cell>
          <table:table-cell table:number-columns-repeated="2"/>
          <table:table-cell office:value-type="float" office:value="207" calcext:value-type="float">
            <text:p>207</text:p>
          </table:table-cell>
          <table:table-cell office:value-type="float" office:value="213" calcext:value-type="float">
            <text:p>213</text:p>
          </table:table-cell>
          <table:table-cell table:number-columns-repeated="4"/>
          <table:table-cell office:value-type="string" calcext:value-type="string">
            <text:p>AUG 2005</text:p>
          </table:table-cell>
          <table:table-cell office:value-type="float" office:value="2005" calcext:value-type="float">
            <text:p>2005</text:p>
          </table:table-cell>
          <table:table-cell office:value-type="string" calcext:value-type="string">
            <text:p>A floristic survey of the family Iridaceac Juss. was undertaken at the coastal plain of Picinguaba, Ubatuba, Sao Paulo State, in order to contribute to the knowledge of the Atlantic rainforest flora and, to a greater extent, to the Flora Neotropica as well. Two genera were found: Neomarica represented by two species: N. sylvestris (Veil.) Chukr and N. longifolia (Link &amp; Otto) Sprague and Trimezia, represented by one species: T martinicensis (Jacq.) Herb. One species of Neomarica, probably N. caerulea (Ker Gawl.) Sprague, was found cultivated locally as an ornamental and here treated as introduced.</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73-2877</text:p>
          </table:table-cell>
          <table:table-cell/>
          <table:table-cell office:value-type="string" calcext:value-type="string">
            <text:p>BIOABS:BACD200600099317</text:p>
          </table:table-cell>
          <table:table-cell table:number-columns-repeated="972"/>
        </table:table-row>
        <table:table-row table:style-name="ro1">
          <table:table-cell office:value-type="string" calcext:value-type="string">
            <text:p>J</text:p>
          </table:table-cell>
          <table:table-cell office:value-type="string" calcext:value-type="string">
            <text:p>Iossi, CL; Biagi, R; Mantelatto, FL</text:p>
          </table:table-cell>
          <table:table-cell table:number-columns-repeated="7"/>
          <table:table-cell office:value-type="string" calcext:value-type="string">
            <text:p>Egg production and shell relationship of the hermit crab Pagurus brevidactylus (Anomura : Paguridae) from southern Brazil</text:p>
          </table:table-cell>
          <table:table-cell table:number-columns-repeated="7"/>
          <table:table-cell office:value-type="string" calcext:value-type="string">
            <text:p>ANIMAL BIOLOGY</text:p>
          </table:table-cell>
          <table:table-cell table:number-columns-repeated="3"/>
          <table:table-cell office:value-type="float" office:value="55" calcext:value-type="float">
            <text:p>55</text:p>
          </table:table-cell>
          <table:table-cell office:value-type="float" office:value="2" calcext:value-type="float">
            <text:p>2</text:p>
          </table:table-cell>
          <table:table-cell table:number-columns-repeated="2"/>
          <table:table-cell office:value-type="float" office:value="111" calcext:value-type="float">
            <text:p>111</text:p>
          </table:table-cell>
          <table:table-cell office:value-type="float" office:value="121" calcext:value-type="float">
            <text:p>121</text:p>
          </table:table-cell>
          <table:table-cell/>
          <table:table-cell office:value-type="string" calcext:value-type="string">
            <text:p>10.1163/1570756053993479</text:p>
          </table:table-cell>
          <table:table-cell table:number-columns-repeated="2"/>
          <table:table-cell table:style-name="ce2" office:value-type="date" office:date-value="2005-06-01" calcext:value-type="date">
            <text:p>jun/05</text:p>
          </table:table-cell>
          <table:table-cell office:value-type="float" office:value="2005" calcext:value-type="float">
            <text:p>2005</text:p>
          </table:table-cell>
          <table:table-cell office:value-type="string" calcext:value-type="string">
            <text:p>The present study characterised the fecundity of the hermit crab Pagurus brevidactylus as well as the influence of shell type and size on fecundity using the morphometric relationship. Ovigerous females were collected monthly from January to December 1999 in the infra-littoral region of Anchieta Island, using scuba-diving methods. Only the ovigerous females with eggs in the early phase of development were selected for the fecundity analysis. The number of eggs carried by individuals of several sizes (SL, shield length), condition of development, and egg size were determined. A high percentage (77.0%) of ovigerous females with eggs in the early phase of development were captured, with a low frequency (9.2%) of females with eggs in the final stage of development. A total of 157 females with recently produced eggs were analysed. Individual fecundity ranged from 27 (SL = 1.25 mm) to 1075 eggs (SL = 3.19 mm) and mean fecundity was 158 :E 119 eggs. The number of eggs produced during spring was significantly higher than those produced in the other seasons of the year. Considering the two shells most occupied by P brevidactylus (C. atratum and M. nodulosa), the highest fecundity was observed for ovigerous females occupying M. nodulosa ones, showing that shell type can influence the reproductive potential of ovigerous females. The reproductive aspects of P brevidactylus were related to the shell species occupied and to strategies developed to compensate for interspecific competition, i.e., continuous reproductive effort and early maturity.</text:p>
          </table:table-cell>
          <table:table-cell table:number-columns-repeated="8"/>
          <table:table-cell office:value-type="float" office:value="10" calcext:value-type="float">
            <text:p>10</text:p>
          </table:table-cell>
          <table:table-cell office:value-type="float" office:value="0" calcext:value-type="float">
            <text:p>0</text:p>
          </table:table-cell>
          <table:table-cell office:value-type="float" office:value="10" calcext:value-type="float">
            <text:p>10</text:p>
          </table:table-cell>
          <table:table-cell office:value-type="float" office:value="3" calcext:value-type="float">
            <text:p>3</text:p>
          </table:table-cell>
          <table:table-cell office:value-type="float" office:value="10" calcext:value-type="float">
            <text:p>10</text:p>
          </table:table-cell>
          <table:table-cell table:number-columns-repeated="2"/>
          <table:table-cell office:value-type="string" calcext:value-type="string">
            <text:p>1570-7555</text:p>
          </table:table-cell>
          <table:table-cell/>
          <table:table-cell office:value-type="string" calcext:value-type="string">
            <text:p>WOS:000230325200002</text:p>
          </table:table-cell>
          <table:table-cell table:number-columns-repeated="972"/>
        </table:table-row>
        <table:table-row table:style-name="ro1">
          <table:table-cell office:value-type="string" calcext:value-type="string">
            <text:p>J</text:p>
          </table:table-cell>
          <table:table-cell office:value-type="string" calcext:value-type="string">
            <text:p>Voloch, CM; Sole-Cava, AM</text:p>
          </table:table-cell>
          <table:table-cell table:number-columns-repeated="3"/>
          <table:table-cell office:value-type="string" calcext:value-type="string">
            <text:p>Sole-Cava, Antonio /G-4209-2011; Voloch, Carolina/F-8874-2013</text:p>
          </table:table-cell>
          <table:table-cell office:value-type="string" calcext:value-type="string">
            <text:p>Sole-Cava, Antonio /0000-0003-0363-5821; Voloch, Carolina/0000-0001-5182-4366</text:p>
          </table:table-cell>
          <table:table-cell table:number-columns-repeated="2"/>
          <table:table-cell office:value-type="string" calcext:value-type="string">
            <text:p>Genetic structure of the sea-bob shrimp (Xiphopenaeus kroyeri Heller, 1862; Decapoda, Penaeidae) along the Brazilian southeastern coast</text:p>
          </table:table-cell>
          <table:table-cell table:number-columns-repeated="7"/>
          <table:table-cell office:value-type="string" calcext:value-type="string">
            <text:p>GENETICS AND MOLECULAR BIOLOGY</text:p>
          </table:table-cell>
          <table:table-cell table:number-columns-repeated="3"/>
          <table:table-cell office:value-type="float" office:value="28" calcext:value-type="float">
            <text:p>28</text:p>
          </table:table-cell>
          <table:table-cell office:value-type="float" office:value="2" calcext:value-type="float">
            <text:p>2</text:p>
          </table:table-cell>
          <table:table-cell table:number-columns-repeated="2"/>
          <table:table-cell office:value-type="float" office:value="254" calcext:value-type="float">
            <text:p>254</text:p>
          </table:table-cell>
          <table:table-cell office:value-type="float" office:value="257" calcext:value-type="float">
            <text:p>257</text:p>
          </table:table-cell>
          <table:table-cell/>
          <table:table-cell office:value-type="string" calcext:value-type="string">
            <text:p>10.1590/S1415-47572005000200013</text:p>
          </table:table-cell>
          <table:table-cell table:number-columns-repeated="2"/>
          <table:table-cell table:style-name="ce2" office:value-type="date" office:date-value="2005-06-01" calcext:value-type="date">
            <text:p>jun/05</text:p>
          </table:table-cell>
          <table:table-cell office:value-type="float" office:value="2005" calcext:value-type="float">
            <text:p>2005</text:p>
          </table:table-cell>
          <table:table-cell office:value-type="string" calcext:value-type="string">
            <text:p>The sea-bob shrimp, Xiphopenaeus kroyeri, is one of the most important economic marine resources along the entire Brazilian coast. Nevertheless, despite its economic importance, no studies have examined the population genetics of this species. In this paper, we used ten allozyme loci to study the pattern of genetic structuring in X. kroyeri along the southeastern Brazilian coast. Seven of the ten analyzed loci were polymorphic, yielding observed heterozygosity values higher than those reported for other penaeid shrimps. The population from Sao Paulo was significantly different from the other two populations (Rio de Janeiro and Espirito Santo), which, in turn, seem to form a single panmitic unit. Therefore, our results clearly indicate that conservation policies for this species should consider the Sao Paulo population as an independent stock from those of Rio de Janeiro and Espirito Santo.</text:p>
          </table:table-cell>
          <table:table-cell table:number-columns-repeated="8"/>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float" office:value="12" calcext:value-type="float">
            <text:p>12</text:p>
          </table:table-cell>
          <table:table-cell table:number-columns-repeated="2"/>
          <table:table-cell office:value-type="string" calcext:value-type="string">
            <text:p>1415-4757</text:p>
          </table:table-cell>
          <table:table-cell/>
          <table:table-cell office:value-type="string" calcext:value-type="string">
            <text:p>WOS:000230929200013</text:p>
          </table:table-cell>
          <table:table-cell table:number-columns-repeated="972"/>
        </table:table-row>
        <table:table-row table:style-name="ro1">
          <table:table-cell office:value-type="string" calcext:value-type="string">
            <text:p>J</text:p>
          </table:table-cell>
          <table:table-cell office:value-type="string" calcext:value-type="string">
            <text:p>Picini, Angélica G.; Valeriano, Márcio de M.; Lombardi Neto, Francisco; Zullo Júnior, Jurandir</text:p>
          </table:table-cell>
          <table:table-cell table:number-columns-repeated="7"/>
          <table:table-cell office:value-type="string" calcext:value-type="string">
            <text:p>Ajuste dos simuladores de dados meteorológicos do modelo EPIC para diferentes locais do Estado de São Paulo</text:p>
          </table:table-cell>
          <table:table-cell office:value-type="string" calcext:value-type="string">
            <text:p>Adjustment of the simulators of meteorological data of the EPIC model for different localities in the State of São Paulo, Brazil</text:p>
          </table:table-cell>
          <table:table-cell table:number-columns-repeated="6"/>
          <table:table-cell office:value-type="string" calcext:value-type="string">
            <text:p>Revista Brasileira de Engenharia Agrícola e Ambiental</text:p>
          </table:table-cell>
          <table:table-cell table:number-columns-repeated="3"/>
          <table:table-cell office:value-type="float" office:value="9" calcext:value-type="float">
            <text:p>9</text:p>
          </table:table-cell>
          <table:table-cell office:value-type="float" office:value="2" calcext:value-type="float">
            <text:p>2</text:p>
          </table:table-cell>
          <table:table-cell table:number-columns-repeated="2"/>
          <table:table-cell office:value-type="float" office:value="239" calcext:value-type="float">
            <text:p>239</text:p>
          </table:table-cell>
          <table:table-cell office:value-type="float" office:value="246" calcext:value-type="float">
            <text:p>246</text:p>
          </table:table-cell>
          <table:table-cell/>
          <table:table-cell office:value-type="string" calcext:value-type="string">
            <text:p>10.1590/S1415-43662005000200015</text:p>
          </table:table-cell>
          <table:table-cell table:number-columns-repeated="2"/>
          <table:table-cell office:value-type="string" calcext:value-type="string">
            <text:p>2005-06</text:p>
          </table:table-cell>
          <table:table-cell office:value-type="float" office:value="2005" calcext:value-type="float">
            <text:p>2005</text:p>
          </table:table-cell>
          <table:table-cell office:value-type="string" calcext:value-type="string">
            <text:p>EPIC (Erosion Productivity Impact Calculator) model has been developed to simulate the effect of agricultural management strategies of water resources and soil productivity. In this study, the performance of meteorological data simulators were evaluated for six (Campinas, Jaú, Manduri, Mococa, Pindorama and Ubatuba) localities in the State of São Paulo, Brazil, which include the Markov chain probabilities for the sequences of wet and dry days; the maximum air temperature model adjusted for wet days; and the solar radiation model also adjusted for wet days. From tests and adjustments of the models using the historical data for each locality, the best performance for the model of probabilities for dry days sequence has been found, taking into account the last wet day - P(W|D) in relation to the model of probabilities of two consecutive wet days sequence - P(W|W). The maximum air temperature and solar radiation models have presented good performance in tests after the adjustment for each locality. For all models, the best results have been obtained from the local adjustments, when compared to the original model conceived for EPIC. Model results for Ubatuba data were distinct from the other sites.</text:p>
          </table:table-cell>
          <table:table-cell/>
          <table:table-cell office:value-type="string" calcext:value-type="string">
            <text:p>O modelo EPIC (Erosion Productivity Impact Calculator) foi desenvolvido para simular o efeito de estratégias de manejos agrícolas em recursos hídricos e produtividade de solos. No presente estudo, o desempenho dos simuladores de dados meteorológicos foi avaliado para localidades do Estado de São Paulo (Campinas, Jaú, Manduri, Mococa, Pindorama e Ubatuba), incluindo: a Cadeia de Markov para probabilidades de seqüências de dias úmidos e secos; a equação de temperatura máxima ajustada para dias úmidos e a equação de radiação solar, também ajustada para dias úmidos. A partir dos testes e ajustes dos modelos com os dados históricos, verificou-se o melhor desempenho para o modelo de probabilidade de seqüências de dias secos, considerando-se o dia anterior úmido - P(W|D) em relação ao modelo de probabilidade de seqüências para dois dias úmidos consecutivos - P(W|W). Os modelos de temperatura máxima do ar e de radiação solar apresentaram bom desempenho nos testes. Para todos os modelos, os melhores resultados foram obtidos a partir dos ajustes para cada local, quando comparados às estimativas obtidas pelos valores originais propostos na concepção do EPIC. Ubatuba apresentou comportamento distinto.</text:p>
          </table:table-cell>
          <table:table-cell table:number-columns-repeated="6"/>
          <table:table-cell table:number-columns-repeated="5" office:value-type="float" office:value="0" calcext:value-type="float">
            <text:p>0</text:p>
          </table:table-cell>
          <table:table-cell table:number-columns-repeated="2"/>
          <table:table-cell office:value-type="string" calcext:value-type="string">
            <text:p>1807-1929</text:p>
          </table:table-cell>
          <table:table-cell/>
          <table:table-cell office:value-type="string" calcext:value-type="string">
            <text:p>SCIELO:S1415-43662005000200015</text:p>
          </table:table-cell>
          <table:table-cell table:number-columns-repeated="972"/>
        </table:table-row>
        <table:table-row table:style-name="ro1">
          <table:table-cell office:value-type="string" calcext:value-type="string">
            <text:p>J</text:p>
          </table:table-cell>
          <table:table-cell office:value-type="string" calcext:value-type="string">
            <text:p>Bouchard, JN; Campbell, DA; Roy, S</text:p>
          </table:table-cell>
          <table:table-cell table:number-columns-repeated="3"/>
          <table:table-cell office:value-type="string" calcext:value-type="string">
            <text:p>Campbell, Douglas/B-3768-2010</text:p>
          </table:table-cell>
          <table:table-cell office:value-type="string" calcext:value-type="string">
            <text:p>Campbell, Douglas/0000-0001-8996-5463</text:p>
          </table:table-cell>
          <table:table-cell table:number-columns-repeated="2"/>
          <table:table-cell office:value-type="string" calcext:value-type="string">
            <text:p>Effects of UV-B radiation on the D1 protein repair cycle of natural phytoplankton communities from three latitudes (Canada, Brazil, and Argentina)</text:p>
          </table:table-cell>
          <table:table-cell table:number-columns-repeated="7"/>
          <table:table-cell office:value-type="string" calcext:value-type="string">
            <text:p>JOURNAL OF PHYCOLOGY</text:p>
          </table:table-cell>
          <table:table-cell table:number-columns-repeated="3"/>
          <table:table-cell office:value-type="float" office:value="41" calcext:value-type="float">
            <text:p>41</text:p>
          </table:table-cell>
          <table:table-cell office:value-type="float" office:value="2" calcext:value-type="float">
            <text:p>2</text:p>
          </table:table-cell>
          <table:table-cell table:number-columns-repeated="2"/>
          <table:table-cell office:value-type="float" office:value="273" calcext:value-type="float">
            <text:p>273</text:p>
          </table:table-cell>
          <table:table-cell office:value-type="float" office:value="286" calcext:value-type="float">
            <text:p>286</text:p>
          </table:table-cell>
          <table:table-cell/>
          <table:table-cell office:value-type="string" calcext:value-type="string">
            <text:p>10.1111/j.1529-8817.2005.04126.x</text:p>
          </table:table-cell>
          <table:table-cell table:number-columns-repeated="2"/>
          <table:table-cell office:value-type="string" calcext:value-type="string">
            <text:p>APR 2005</text:p>
          </table:table-cell>
          <table:table-cell office:value-type="float" office:value="2005" calcext:value-type="float">
            <text:p>2005</text:p>
          </table:table-cell>
          <table:table-cell office:value-type="string" calcext:value-type="string">
            <text:p>Ultraviolet radiation effects were examined in natural phytoplankton communities from Rimouski (Canada), Ubatuba (Brazil), and Ushuaia (Argentina). Outdoor pump-mixed mesocosms were submitted to ambient solar radiation (NUVB) and ambient with additional UV-B radiation (UVBR) from lamps (HUVB), corresponding to a local 60% ozone depletion scenario. At all sites, neither algal biomass nor dark-adapted F-v/F-m were significantly affected by additional UVBR, suggesting the presence of active UV protection or repair mechanisms. To examine the role of D1 protein turnover, essential for PSII repair, short-term surface incubations were performed in the presence or absence of lincomycin, a chloroplast protein synthesis inhibitor. Effects on PSII were determined using chl a in vivo fluorescence, whereas the D1 protein was detected immunochemically. In the absence of D1 repair, D1 pools and F-v/F-m decreased to a similar extent under both light treatments. In the presence of D1 repair, D1 pools suffered faster net degradation under HUVB compared with NUVB, whereas F-v/F-m was maintained for both light treatments, suggesting that HUVB exposure in field populations had more effect on D1 synthesis and PSII repair than on D1 degradation. The fewer undamaged reaction centers remaining in phytoplankton under HUVB were able to maintain F-v/F-m or actually recovered during the dark acclimation before F-v/F-m measurements. The D1 pools suffered faster net degradation at the tropical site where high irradiance drove faster D1 degradation and high water temperature enabled fast enzymatic activities. This study shows the crucial role of dynamic changes in D1 turnover in the photobiology of natural planktonic communities across a range of latitudes.</text:p>
          </table:table-cell>
          <table:table-cell table:number-columns-repeated="8"/>
          <table:table-cell office:value-type="float" office:value="47" calcext:value-type="float">
            <text:p>47</text:p>
          </table:table-cell>
          <table:table-cell office:value-type="float" office:value="4" calcext:value-type="float">
            <text:p>4</text:p>
          </table:table-cell>
          <table:table-cell office:value-type="float" office:value="47" calcext:value-type="float">
            <text:p>47</text:p>
          </table:table-cell>
          <table:table-cell office:value-type="float" office:value="1" calcext:value-type="float">
            <text:p>1</text:p>
          </table:table-cell>
          <table:table-cell office:value-type="float" office:value="53" calcext:value-type="float">
            <text:p>53</text:p>
          </table:table-cell>
          <table:table-cell table:number-columns-repeated="2"/>
          <table:table-cell office:value-type="string" calcext:value-type="string">
            <text:p>0022-3646</text:p>
          </table:table-cell>
          <table:table-cell/>
          <table:table-cell office:value-type="string" calcext:value-type="string">
            <text:p>WOS:000227859400005</text:p>
          </table:table-cell>
          <table:table-cell table:number-columns-repeated="972"/>
        </table:table-row>
        <table:table-row table:style-name="ro1">
          <table:table-cell office:value-type="string" calcext:value-type="string">
            <text:p>J</text:p>
          </table:table-cell>
          <table:table-cell office:value-type="string" calcext:value-type="string">
            <text:p>Cobo, Valter Jose; Fransozo, Adilson</text:p>
          </table:table-cell>
          <table:table-cell table:number-columns-repeated="7"/>
          <table:table-cell office:value-type="string" calcext:value-type="string">
            <text:p>Physiological maturity and relationships of growth and reproduction in the red mangrove crab Goniopsis cruentata (Latreille) (Brachyura, Grapsidae) on the coast of Sao Paulo, Brazil</text:p>
          </table:table-cell>
          <table:table-cell table:number-columns-repeated="7"/>
          <table:table-cell office:value-type="string" calcext:value-type="string">
            <text:p>Revista Brasileira de Zoologia</text:p>
          </table:table-cell>
          <table:table-cell table:number-columns-repeated="3"/>
          <table:table-cell office:value-type="float" office:value="22" calcext:value-type="float">
            <text:p>22</text:p>
          </table:table-cell>
          <table:table-cell office:value-type="float" office:value="1" calcext:value-type="float">
            <text:p>1</text:p>
          </table:table-cell>
          <table:table-cell table:number-columns-repeated="2"/>
          <table:table-cell office:value-type="float" office:value="219" calcext:value-type="float">
            <text:p>219</text:p>
          </table:table-cell>
          <table:table-cell office:value-type="float" office:value="223" calcext:value-type="float">
            <text:p>223</text:p>
          </table:table-cell>
          <table:table-cell/>
          <table:table-cell office:value-type="string" calcext:value-type="string">
            <text:p>10.1590/S0101-81752005000100027</text:p>
          </table:table-cell>
          <table:table-cell table:number-columns-repeated="2"/>
          <table:table-cell table:style-name="ce2" office:value-type="date" office:date-value="2005-03-01" calcext:value-type="date">
            <text:p>mar/05</text:p>
          </table:table-cell>
          <table:table-cell office:value-type="float" office:value="2005" calcext:value-type="float">
            <text:p>2005</text:p>
          </table:table-cell>
          <table:table-cell office:value-type="string" calcext:value-type="string">
            <text:p>This investigation provided information on the physiological sexual maturity and relationships of growth and reproduction in Goniopsis cruentata (Latreille, 1803). Collections were made monthly from January 1995 through December 1996, on the northeastern coast of Sao Paulo State, Brazil. The crabs were grouped into juvenile males; adult males; juvenile females, and adult females, including ovigerous ones. For each specimen the carapace width (CW) was measured, and molt condition and macroscopic developmental stage of the gonad tissue were recorded. CWs of physiologically mature crabs were between 21.4 and 23.7 mm for both sexes. This population showed molt activity in all size groups throughout the study period, which suggests continuous growth and the absence of terminal anecdysis. This may be associated with the ability of these animals to copulate during the intermolt, supplying a high proportion of mature individuals over time and ensuring continuity of reproduction year-round.</text:p>
          </table:table-cell>
          <table:table-cell table:number-columns-repeated="8"/>
          <table:table-cell office:value-type="float" office:value="13" calcext:value-type="float">
            <text:p>13</text:p>
          </table:table-cell>
          <table:table-cell office:value-type="float" office:value="0" calcext:value-type="float">
            <text:p>0</text:p>
          </table:table-cell>
          <table:table-cell office:value-type="float" office:value="14" calcext:value-type="float">
            <text:p>14</text:p>
          </table:table-cell>
          <table:table-cell office:value-type="float" office:value="6" calcext:value-type="float">
            <text:p>6</text:p>
          </table:table-cell>
          <table:table-cell office:value-type="float" office:value="15" calcext:value-type="float">
            <text:p>15</text:p>
          </table:table-cell>
          <table:table-cell table:number-columns-repeated="2"/>
          <table:table-cell office:value-type="string" calcext:value-type="string">
            <text:p>0101-8175</text:p>
          </table:table-cell>
          <table:table-cell/>
          <table:table-cell office:value-type="string" calcext:value-type="string">
            <text:p>BIOABS:BACD200510041972</text:p>
          </table:table-cell>
          <table:table-cell table:number-columns-repeated="972"/>
        </table:table-row>
        <table:table-row table:style-name="ro1">
          <table:table-cell office:value-type="string" calcext:value-type="string">
            <text:p>J</text:p>
          </table:table-cell>
          <table:table-cell office:value-type="string" calcext:value-type="string">
            <text:p>da Costa, Rogerio Caetano; Fransozo, Adilson; Negreiros-Fransozo, Maria Lucia</text:p>
          </table:table-cell>
          <table:table-cell table:number-columns-repeated="7"/>
          <table:table-cell office:value-type="string" calcext:value-type="string">
            <text:p>Ecology of the rock shrimp Sicyonia dorsalis Kingsley, 1878 (Crustacea: Sicyoniidae) in a subtropical region of Brazil</text:p>
          </table:table-cell>
          <table:table-cell table:number-columns-repeated="7"/>
          <table:table-cell office:value-type="string" calcext:value-type="string">
            <text:p>Gulf and Caribbean Research</text:p>
          </table:table-cell>
          <table:table-cell table:number-columns-repeated="3"/>
          <table:table-cell office:value-type="float" office:value="17" calcext:value-type="float">
            <text:p>17</text:p>
          </table:table-cell>
          <table:table-cell table:number-columns-repeated="3"/>
          <table:table-cell office:value-type="float" office:value="49" calcext:value-type="float">
            <text:p>49</text:p>
          </table:table-cell>
          <table:table-cell office:value-type="float" office:value="56" calcext:value-type="float">
            <text:p>56</text:p>
          </table:table-cell>
          <table:table-cell table:number-columns-repeated="4"/>
          <table:table-cell table:style-name="ce2" office:value-type="date" office:date-value="2005-03-01" calcext:value-type="date">
            <text:p>mar/05</text:p>
          </table:table-cell>
          <table:table-cell office:value-type="float" office:value="2005" calcext:value-type="float">
            <text:p>2005</text:p>
          </table:table-cell>
          <table:table-cell office:value-type="string" calcext:value-type="string">
            <text:p>The present study analyzes the abundance and distribution of the rock shrimp Sicyonia dorsalis, in relation to water temperature, salinity, depth, organic matter content, and sediment texture in Mar Virado (MV), Ubatuba (UBA) and Ubatumirim (UBM), 3 distinct bays along the northern coast of Sao Paulo State (23 degrees S, 45 degrees W), Brazil. Six transects were taken in each bay, 4 being parallel to the coastline and 2 next to the rocky shores. Monthly samples were taken over a 2-year period (1998 and 1999) with a shrimp fishing boat equipped with double-rig nets. A total of 2,498 specimens was obtained with 804 from MV, 922 from UBA, and 772 from UBM. The spatial distribution of S. dorsalis did not differ among bays. Higher abundance values were recorded in areas where silt + clay comprised more than 60% of the sediment. Abundance also followed a seasonal trend, being highest during spring when intrusions of the cold South Atlantic Coastal Waters are most common, promoting the migration of this shrimp species to more sheltered areas. In short, sediment type and water temperature appear to be the most important environmental variables analyzed which affect the spatial and seasonal distribution of S. dorsali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528-0470</text:p>
          </table:table-cell>
          <table:table-cell/>
          <table:table-cell office:value-type="string" calcext:value-type="string">
            <text:p>BIOABS:BACD200510008865</text:p>
          </table:table-cell>
          <table:table-cell table:number-columns-repeated="972"/>
        </table:table-row>
        <table:table-row table:style-name="ro1">
          <table:table-cell office:value-type="string" calcext:value-type="string">
            <text:p>J</text:p>
          </table:table-cell>
          <table:table-cell office:value-type="string" calcext:value-type="string">
            <text:p>Vega, FVA; Bovi, MLA; Junior, GG; Berton, RS</text:p>
          </table:table-cell>
          <table:table-cell table:number-columns-repeated="3"/>
          <table:table-cell office:value-type="string" calcext:value-type="string">
            <text:p>Berton, Ronaldo/I-5513-2012</text:p>
          </table:table-cell>
          <table:table-cell table:number-columns-repeated="3"/>
          <table:table-cell office:value-type="string" calcext:value-type="string">
            <text:p>Sewage sludge doses and the rootsystem of peach palm</text:p>
          </table:table-cell>
          <table:table-cell table:number-columns-repeated="7"/>
          <table:table-cell office:value-type="string" calcext:value-type="string">
            <text:p>REVISTA BRASILEIRA DE CIENCIA DO SOLO</text:p>
          </table:table-cell>
          <table:table-cell table:number-columns-repeated="3"/>
          <table:table-cell office:value-type="float" office:value="29" calcext:value-type="float">
            <text:p>29</text:p>
          </table:table-cell>
          <table:table-cell office:value-type="float" office:value="2" calcext:value-type="float">
            <text:p>2</text:p>
          </table:table-cell>
          <table:table-cell table:number-columns-repeated="2"/>
          <table:table-cell office:value-type="float" office:value="259" calcext:value-type="float">
            <text:p>259</text:p>
          </table:table-cell>
          <table:table-cell office:value-type="float" office:value="268" calcext:value-type="float">
            <text:p>268</text:p>
          </table:table-cell>
          <table:table-cell/>
          <table:table-cell office:value-type="string" calcext:value-type="string">
            <text:p>10.1590/S0100-06832005000200011</text:p>
          </table:table-cell>
          <table:table-cell table:number-columns-repeated="2"/>
          <table:table-cell office:value-type="string" calcext:value-type="string">
            <text:p>MAR-APR 2005</text:p>
          </table:table-cell>
          <table:table-cell office:value-type="float" office:value="2005" calcext:value-type="float">
            <text:p>2005</text:p>
          </table:table-cell>
          <table:table-cell office:value-type="string" calcext:value-type="string">
            <text:p>The effects of sewage sludge doses on the root system of peach palm were studied in a field experiment, in randomized complete blocks, carried out in Ubatuba, state of Sao Paulo, Brazil. The trial was set up in July 2001, with a density of 5,000 plants ha(-1). The sewage sludge doses (79.7% water content) were 0, 38, 76, and 152 t ha(-1), which were equivalent to doses of 0, 100, 200, and 400 kg ha(-1) of N. The treatments were applied in the planting furrow, and every plant was provided with K by a dose of 15 g potassium chloride. The root system was analyzed one year after planting using soil auger and digging of trenches and with the help of digital images. It was concluded that the root system of one-year old peach palm was concentrated in the upper soil layer (over 75% in the 0-20 cm surface layer), and within a horizontal distance of 0.50 m from the palm trunk. The sewage sludge positively modified the soil density as well as the root density. There was an increment in root biomass proportional to the sludge doses, and there was a positive linear relationship between the root and shoot biomass. Sludge doses equivalent to 200 and 400 kg ha(-1) of N allowed the root system to explore deeper soil layers, as well as the development of more fine roots compared to the other treatments.</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table:number-columns-repeated="2"/>
          <table:table-cell office:value-type="string" calcext:value-type="string">
            <text:p>0100-0683</text:p>
          </table:table-cell>
          <table:table-cell/>
          <table:table-cell office:value-type="string" calcext:value-type="string">
            <text:p>WOS:000228991100011</text:p>
          </table:table-cell>
          <table:table-cell table:number-columns-repeated="972"/>
        </table:table-row>
        <table:table-row table:style-name="ro1">
          <table:table-cell office:value-type="string" calcext:value-type="string">
            <text:p>J</text:p>
          </table:table-cell>
          <table:table-cell office:value-type="string" calcext:value-type="string">
            <text:p>Castro, RH; Costa, RC; Fransozo, A; Mantelatto, FLM</text:p>
          </table:table-cell>
          <table:table-cell table:number-columns-repeated="7"/>
          <table:table-cell office:value-type="string" calcext:value-type="string">
            <text:p>Population structure of the seabob shrimp Xiphopenaeus kroyeri (Heller, 1862) (Crustacea : Penaeoidea) in the littoral of Sao Paulo, Brazil</text:p>
          </table:table-cell>
          <table:table-cell table:number-columns-repeated="7"/>
          <table:table-cell office:value-type="string" calcext:value-type="string">
            <text:p>SCIENTIA MARINA</text:p>
          </table:table-cell>
          <table:table-cell table:number-columns-repeated="3"/>
          <table:table-cell office:value-type="float" office:value="69" calcext:value-type="float">
            <text:p>69</text:p>
          </table:table-cell>
          <table:table-cell office:value-type="float" office:value="1" calcext:value-type="float">
            <text:p>1</text:p>
          </table:table-cell>
          <table:table-cell table:number-columns-repeated="2"/>
          <table:table-cell office:value-type="float" office:value="105" calcext:value-type="float">
            <text:p>105</text:p>
          </table:table-cell>
          <table:table-cell office:value-type="float" office:value="112" calcext:value-type="float">
            <text:p>112</text:p>
          </table:table-cell>
          <table:table-cell table:number-columns-repeated="4"/>
          <table:table-cell table:style-name="ce2" office:value-type="date" office:date-value="2005-03-01" calcext:value-type="date">
            <text:p>mar/05</text:p>
          </table:table-cell>
          <table:table-cell office:value-type="float" office:value="2005" calcext:value-type="float">
            <text:p>2005</text:p>
          </table:table-cell>
          <table:table-cell office:value-type="string" calcext:value-type="string">
            <text:p>The population structure of the penaeidean shrimp Xyphopenaeus kroyeri was studied in Ubatuba Bay, Ubatuba, Sao Paulo, Brazil. The period and site of juvenile recruitment were monitored using a monthly sampling design with eight fixed areas (transects) from September 1995 to August 1996. The population structure was assessed using size frequency distributions (based oil carapace length) for each month and sampling area. Females were significantly larger than males, suggesting a differential growth between sexes. The very low occurrence of large adults in the Bay can be related to offshore migration for reproduction. Recruitment occurred throughout the year, with a peak during the summer, when the highest recruitment rates were obtained along inshore transects. The present investigation revealed valuable information on the biology of the species mainly in the Study region, which is considered a nursery ground for juveniles of X. kroyeri. The species showed an important variation from the typical life cycle that it is assumed to hold over its entire range and X. kroyeri should be classified as having a life cycle different from that proposed previously in the literature, i.e. the juveniles prefer inshore areas instead of estuaries. Some suggestions for the seabob fishery management are proposed as all alternative for minimising the impact during the harvest period and adjusting the protection schedule.</text:p>
          </table:table-cell>
          <table:table-cell table:number-columns-repeated="8"/>
          <table:table-cell office:value-type="float" office:value="41" calcext:value-type="float">
            <text:p>41</text:p>
          </table:table-cell>
          <table:table-cell office:value-type="float" office:value="0" calcext:value-type="float">
            <text:p>0</text:p>
          </table:table-cell>
          <table:table-cell office:value-type="float" office:value="42" calcext:value-type="float">
            <text:p>42</text:p>
          </table:table-cell>
          <table:table-cell office:value-type="float" office:value="9" calcext:value-type="float">
            <text:p>9</text:p>
          </table:table-cell>
          <table:table-cell office:value-type="float" office:value="44" calcext:value-type="float">
            <text:p>44</text:p>
          </table:table-cell>
          <table:table-cell table:number-columns-repeated="2"/>
          <table:table-cell office:value-type="string" calcext:value-type="string">
            <text:p>0214-8358</text:p>
          </table:table-cell>
          <table:table-cell/>
          <table:table-cell office:value-type="string" calcext:value-type="string">
            <text:p>WOS:000227786500008</text:p>
          </table:table-cell>
          <table:table-cell table:number-columns-repeated="972"/>
        </table:table-row>
        <table:table-row table:style-name="ro1">
          <table:table-cell office:value-type="string" calcext:value-type="string">
            <text:p>J</text:p>
          </table:table-cell>
          <table:table-cell office:value-type="string" calcext:value-type="string">
            <text:p>Costa, RC; Fransozo, A; Castilho, AL; Freire, FAM</text:p>
          </table:table-cell>
          <table:table-cell table:number-columns-repeated="3"/>
          <table:table-cell office:value-type="string" calcext:value-type="string">
            <text:p>Freire, Fulvio/C-8370-2012; Castilho, Antonio/B-5249-2015</text:p>
          </table:table-cell>
          <table:table-cell office:value-type="string" calcext:value-type="string">
            <text:p>Freire, Fulvio/0000-0003-1580-0222; Castilho, Antonio/0000-0003-0001-9054</text:p>
          </table:table-cell>
          <table:table-cell table:number-columns-repeated="2"/>
          <table:table-cell office:value-type="string" calcext:value-type="string">
            <text:p>Annual, seasonal and spatial variation of abundance of the shrimp Artemesia longinaris (Decapoda : Penaeoidea) in south-eastern Brazil</text:p>
          </table:table-cell>
          <table:table-cell table:number-columns-repeated="7"/>
          <table:table-cell office:value-type="string" calcext:value-type="string">
            <text:p>JOURNAL OF THE MARINE BIOLOGICAL ASSOCIATION OF THE UNITED KINGDOM</text:p>
          </table:table-cell>
          <table:table-cell table:number-columns-repeated="3"/>
          <table:table-cell office:value-type="float" office:value="85" calcext:value-type="float">
            <text:p>85</text:p>
          </table:table-cell>
          <table:table-cell office:value-type="float" office:value="1" calcext:value-type="float">
            <text:p>1</text:p>
          </table:table-cell>
          <table:table-cell table:number-columns-repeated="2"/>
          <table:table-cell office:value-type="float" office:value="107" calcext:value-type="float">
            <text:p>107</text:p>
          </table:table-cell>
          <table:table-cell office:value-type="float" office:value="112" calcext:value-type="float">
            <text:p>112</text:p>
          </table:table-cell>
          <table:table-cell/>
          <table:table-cell office:value-type="string" calcext:value-type="string">
            <text:p>10.1017/S0025315405010908h</text:p>
          </table:table-cell>
          <table:table-cell table:number-columns-repeated="2"/>
          <table:table-cell office:value-type="string" calcext:value-type="string">
            <text:p>FEB 2005</text:p>
          </table:table-cell>
          <table:table-cell office:value-type="float" office:value="2005" calcext:value-type="float">
            <text:p>2005</text:p>
          </table:table-cell>
          <table:table-cell office:value-type="string" calcext:value-type="string">
            <text:p>The influence of several environmental factors oil the abundance and spatial-temporal distribution of the shrimp Artemesia longinaris were investigated from January 1998 to December 1999 in the Ubatuba region of Sao Paulo State, Brazil. Collections were performed monthly in the bays of Ubatumirim (UBM), Ubatuba (UBA) and Mar Virado (MV). Six sampling transects were estabilshed in each bay, four were parallel to the shore line, and two were next to the rocky shores. A commercial shrimp fishing boat equipped with two 'double-rig' nets was used. A total of 11,503 individuals was collected, including 1633 from UBM, 6344 from UBA and 3526 from MV The majority of the captured specimens came from the deeper areas (15 to 20 m) with high salinity (34 to 36 ppt). The highest abundance of A. longinaris in Ubatuba bay was recorded in areas where fine and very fine sand comprised more than 70% of the sediment. Moreover, the abundance of A. longinaris followed a seasonal trend, being higher during the summer, when intrusions of cold South Atlantic Coastal Waters (SACW) are frequent. Thus, type of sediment, temperature and salinity are determinant factors in the distribution of A. longinaris in the studied region.</text:p>
          </table:table-cell>
          <table:table-cell table:number-columns-repeated="8"/>
          <table:table-cell office:value-type="float" office:value="27" calcext:value-type="float">
            <text:p>27</text:p>
          </table:table-cell>
          <table:table-cell office:value-type="float" office:value="0" calcext:value-type="float">
            <text:p>0</text:p>
          </table:table-cell>
          <table:table-cell office:value-type="float" office:value="29" calcext:value-type="float">
            <text:p>29</text:p>
          </table:table-cell>
          <table:table-cell office:value-type="float" office:value="5" calcext:value-type="float">
            <text:p>5</text:p>
          </table:table-cell>
          <table:table-cell office:value-type="float" office:value="32" calcext:value-type="float">
            <text:p>32</text:p>
          </table:table-cell>
          <table:table-cell table:number-columns-repeated="2"/>
          <table:table-cell office:value-type="string" calcext:value-type="string">
            <text:p>0025-3154</text:p>
          </table:table-cell>
          <table:table-cell/>
          <table:table-cell office:value-type="string" calcext:value-type="string">
            <text:p>WOS:000228014500013</text:p>
          </table:table-cell>
          <table:table-cell table:number-columns-repeated="972"/>
        </table:table-row>
        <table:table-row table:style-name="ro1">
          <table:table-cell office:value-type="string" calcext:value-type="string">
            <text:p>J</text:p>
          </table:table-cell>
          <table:table-cell office:value-type="string" calcext:value-type="string">
            <text:p>Mantelatto, FL; Christofoletti, RA; Valenti, WC</text:p>
          </table:table-cell>
          <table:table-cell table:number-columns-repeated="3"/>
          <table:table-cell office:value-type="string" calcext:value-type="string">
            <text:p>Christofoletti, Ronaldo/D-3266-2012; Valenti, Wagner/A-1117-2008</text:p>
          </table:table-cell>
          <table:table-cell office:value-type="string" calcext:value-type="string">
            <text:p>Valenti, Wagner/0000-0002-8526-1052</text:p>
          </table:table-cell>
          <table:table-cell table:number-columns-repeated="2"/>
          <table:table-cell office:value-type="string" calcext:value-type="string">
            <text:p>Population structure and growth of the hermit crab Pagurus brevidacylus (Anomura : Paguridae) from the northern coast of Sao Paulo, Brazil</text:p>
          </table:table-cell>
          <table:table-cell table:number-columns-repeated="7"/>
          <table:table-cell office:value-type="string" calcext:value-type="string">
            <text:p>JOURNAL OF THE MARINE BIOLOGICAL ASSOCIATION OF THE UNITED KINGDOM</text:p>
          </table:table-cell>
          <table:table-cell table:number-columns-repeated="3"/>
          <table:table-cell office:value-type="float" office:value="85" calcext:value-type="float">
            <text:p>85</text:p>
          </table:table-cell>
          <table:table-cell office:value-type="float" office:value="1" calcext:value-type="float">
            <text:p>1</text:p>
          </table:table-cell>
          <table:table-cell table:number-columns-repeated="2"/>
          <table:table-cell office:value-type="float" office:value="127" calcext:value-type="float">
            <text:p>127</text:p>
          </table:table-cell>
          <table:table-cell office:value-type="float" office:value="128" calcext:value-type="float">
            <text:p>128</text:p>
          </table:table-cell>
          <table:table-cell/>
          <table:table-cell office:value-type="string" calcext:value-type="string">
            <text:p>10.1017/S0025315405010933h</text:p>
          </table:table-cell>
          <table:table-cell table:number-columns-repeated="2"/>
          <table:table-cell office:value-type="string" calcext:value-type="string">
            <text:p>FEB 2005</text:p>
          </table:table-cell>
          <table:table-cell office:value-type="float" office:value="2005" calcext:value-type="float">
            <text:p>2005</text:p>
          </table:table-cell>
          <table:table-cell office:value-type="string" calcext:value-type="string">
            <text:p>The hermit crab Paguras brevidactylus (Crustacea: Anomura: Paguridea) from the infralittoral area of Anchieta Island, Ubatuba, was characterized by population Structure (size, sex ratio, reproduction and recruitment) and growth. Animals were collected monthly during 1999 by SCUBA diving. A total of 1525 individuals was collected (633 males and 892 females), 695 of them were ovigerous females. Overall sex ratio was 0.7:1 in favour of females. The crabs showed a unimodal distribution with males significantly larger than females. Ovigerous females were collected during all months and in high percentages from 1.0 mm of shield length, demonstrating intense and Continuous reproduction. The longevity was approximately 24 months for males and 18 for females, which showed larger growth rate and reached sexual maturity earlier (two months) than males. The low number of males in this Population may be due to the longer life span. Moreover, the sexual dimorphism favours males during the intra- and interspecific fights by shell, food, reproduction and territory. Females demonstrated a short life cycle and intense reproduction.</text:p>
          </table:table-cell>
          <table:table-cell table:number-columns-repeated="8"/>
          <table:table-cell office:value-type="float" office:value="19" calcext:value-type="float">
            <text:p>19</text:p>
          </table:table-cell>
          <table:table-cell office:value-type="float" office:value="0" calcext:value-type="float">
            <text:p>0</text:p>
          </table:table-cell>
          <table:table-cell office:value-type="float" office:value="20" calcext:value-type="float">
            <text:p>20</text:p>
          </table:table-cell>
          <table:table-cell office:value-type="float" office:value="7" calcext:value-type="float">
            <text:p>7</text:p>
          </table:table-cell>
          <table:table-cell office:value-type="float" office:value="20" calcext:value-type="float">
            <text:p>20</text:p>
          </table:table-cell>
          <table:table-cell table:number-columns-repeated="2"/>
          <table:table-cell office:value-type="string" calcext:value-type="string">
            <text:p>0025-3154</text:p>
          </table:table-cell>
          <table:table-cell/>
          <table:table-cell office:value-type="string" calcext:value-type="string">
            <text:p>WOS:000228014500016</text:p>
          </table:table-cell>
          <table:table-cell table:number-columns-repeated="972"/>
        </table:table-row>
        <table:table-row table:style-name="ro1">
          <table:table-cell office:value-type="string" calcext:value-type="string">
            <text:p>J</text:p>
          </table:table-cell>
          <table:table-cell office:value-type="string" calcext:value-type="string">
            <text:p>Pessoa, Leila Maria; De O. Correa, Margaret Maria; Bitencourt, Emerson; Dos Reis, Sergio F.</text:p>
          </table:table-cell>
          <table:table-cell table:number-columns-repeated="7"/>
          <table:table-cell office:value-type="string" calcext:value-type="string">
            <text:p>Chromosomal characterization of taxa of the genus Trinomys Thomas, 1921, (Rodentia: Echimyidae) in the states of Rio De Janeiro and Sao Paulo</text:p>
          </table:table-cell>
          <table:table-cell table:number-columns-repeated="7"/>
          <table:table-cell office:value-type="string" calcext:value-type="string">
            <text:p>Arquivos do Museu Nacional Rio de Janeiro</text:p>
          </table:table-cell>
          <table:table-cell table:number-columns-repeated="3"/>
          <table:table-cell office:value-type="float" office:value="63" calcext:value-type="float">
            <text:p>63</text:p>
          </table:table-cell>
          <table:table-cell office:value-type="float" office:value="1" calcext:value-type="float">
            <text:p>1</text:p>
          </table:table-cell>
          <table:table-cell table:number-columns-repeated="2"/>
          <table:table-cell office:value-type="float" office:value="161" calcext:value-type="float">
            <text:p>161</text:p>
          </table:table-cell>
          <table:table-cell office:value-type="float" office:value="168" calcext:value-type="float">
            <text:p>168</text:p>
          </table:table-cell>
          <table:table-cell table:number-columns-repeated="4"/>
          <table:table-cell office:value-type="string" calcext:value-type="string">
            <text:p>JAN-MAR 2005</text:p>
          </table:table-cell>
          <table:table-cell office:value-type="float" office:value="2005" calcext:value-type="float">
            <text:p>2005</text:p>
          </table:table-cell>
          <table:table-cell office:value-type="string" calcext:value-type="string">
            <text:p>Ten species of spiny rats of the genus Trinomys are currently recognized in eastern Brazil. Although most taxa known in the genus Trinomys have been characterized on the basis of craniodental, pelage, and bacular traits, data on chromosomal morphology are available for only four taxa, two from the State of Bahia, one from the State of Sao Paulo, and one from the State of Espirito Santo. Here we describe the normal chromosomal complement for three additional taxa, namely, Trinomys gratiosus bonafidei (Fazenda Boa Fe, Teresopolis, Rio de Janeiro, type-locality), Trinomys eliasi (Barra de Marica, Marica, Rio de Janeiro, type-locality), and Trinomys dimidiatus (Rio Bonito, Rio de Janeiro, and Ubatuba, Sao Paulo). The specimens analyzed here from the locality of Ubatuba were identified on the basis of craniodental, pelage, and bacular traits as T. dimidiatus, extending the known range of this species at least 100km south into the State of Sao Paulo. The three taxa for which chromosomal data are presented differ in their diploid and fundamental numbers and, therefore, can be diagnosed on the basis of their karyotypes. The significance and implications of chromosome numbers and morphology as diagnostic markers are evaluated in the framework of the molecular phylogenetic relationships and of the data on geographic distribution currently available for the genus Trinomys.</text:p>
          </table:table-cell>
          <table:table-cell table:number-columns-repeated="8"/>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0365-4508</text:p>
          </table:table-cell>
          <table:table-cell/>
          <table:table-cell office:value-type="string" calcext:value-type="string">
            <text:p>BIOABS:BACD200510062940</text:p>
          </table:table-cell>
          <table:table-cell table:number-columns-repeated="972"/>
        </table:table-row>
        <table:table-row table:style-name="ro1">
          <table:table-cell office:value-type="string" calcext:value-type="string">
            <text:p>J</text:p>
          </table:table-cell>
          <table:table-cell office:value-type="string" calcext:value-type="string">
            <text:p>Braga, Adriane A.; Fransozo, Adilson; Bertini, Giovana; Fumis, Patricia B.</text:p>
          </table:table-cell>
          <table:table-cell table:number-columns-repeated="7"/>
          <table:table-cell office:value-type="string" calcext:value-type="string">
            <text:p>Composição e abundância dos caranguejos (Decapoda, Brachyura) nas regiões de Ubatuba e Caraguatatuba, litoral norte paulista, Brasil</text:p>
          </table:table-cell>
          <table:table-cell office:value-type="string" calcext:value-type="string">
            <text:p>Composition and abundance of the crabs (Decapoda, Brachyura) off Ubatuba and Caraguatatuba, northern coast of São Paulo, Brazil</text:p>
          </table:table-cell>
          <table:table-cell table:number-columns-repeated="6"/>
          <table:table-cell office:value-type="string" calcext:value-type="string">
            <text:p>Biota Neotropica</text:p>
          </table:table-cell>
          <table:table-cell table:number-columns-repeated="3"/>
          <table:table-cell office:value-type="float" office:value="5" calcext:value-type="float">
            <text:p>5</text:p>
          </table:table-cell>
          <table:table-cell office:value-type="float" office:value="2" calcext:value-type="float">
            <text:p>2</text:p>
          </table:table-cell>
          <table:table-cell table:number-columns-repeated="2"/>
          <table:table-cell office:value-type="float" office:value="45" calcext:value-type="float">
            <text:p>45</text:p>
          </table:table-cell>
          <table:table-cell office:value-type="float" office:value="78" calcext:value-type="float">
            <text:p>78</text:p>
          </table:table-cell>
          <table:table-cell/>
          <table:table-cell office:value-type="string" calcext:value-type="string">
            <text:p>10.1590/S1676-06032005000300004</text:p>
          </table:table-cell>
          <table:table-cell table:number-columns-repeated="2"/>
          <table:table-cell table:number-columns-repeated="2" office:value-type="float" office:value="2005" calcext:value-type="float">
            <text:p>2005</text:p>
          </table:table-cell>
          <table:table-cell office:value-type="string" calcext:value-type="string">
            <text:p>The objective of the present study was to characterize the composition and abundance of the marine brachyuran crabs in non-consolidated sublittoral sediments in two regions, Ubatuba and Caraguatatuba, on the northern coast of São Paulo State, Brazil. In each region, collections were made monthly at seven depths for two years, July 2001 through to June 2003, from a fishing boat equipped with two double-rig nets. A total of 30,231 crabs were caught (13,305 at Ubatuba and 16,926 at Caraguatatuba), representing nine superfamilies (Dromioidea, Homoloidea, Calappoidea, Leucosioidea, Majoidea, Parthenopoidea, Portunoidea, Xanthoidea and Pinnotheroidea), 16 families, 29 genera and 44 species. Among the total species collected, 31 were common to both regions. Caraguatatuba showed higher species richness (42) and a higher H' diversity index (2.93). For both regions, Callinectes ornatus, Hepatus pudibundus and Libinia spinosa were the most abundant brachyurans. The results indicate that the two regions provide favorable environments for brachyurans, resulting in a locally high biodiversity.</text:p>
          </table:table-cell>
          <table:table-cell/>
          <table:table-cell office:value-type="string" calcext:value-type="string">
            <text:p>O objetivo do presente estudo foi caracterizar a composição e a abundância dos caranguejos no infralitoral não-consolidado de duas regiões (Ubatuba e Caraguatatuba) do litoral norte paulista, Brasil. Em cada região foram realizadas coletas mensais em sete profundidades, durante o período de dois anos (Julho/ 2001 a Junho/ 2003), utilizando-se um barco de pesca equipado com duas redes do tipo "double-rig". Obteve-se um total de 30.231 caranguejos (13.305 em Ubatuba e 16.926 em Caraguatatuba), abrangendo nove superfamílias (Dromioidea, Homoloidea, Calappoidea, Leucosioidea, Majoidea, Parthenopoidea, Portunoidea, Xanthoidea e Pinnotheroidea), 16 famílias, 29 gêneros e 44 espécies. Do total de espécies coletadas, 31 foram comuns para as duas regiões. Dentre as duas regiões, Caraguatatuba apresentou a maior riqueza de espécies (42) e o maior índice de diversidade (2,93 bits/inds.). Para ambas regiões, Callinectes ornatus, Hepatus pudibundus e Libinia spinosa, foram os braquiúros mais abundantes. Tais resultados indicam que as duas regiões analisadas apresentam ambientes propícios para o desenvolvimento dos braquiúros, possibilitando uma alta biodiversidade.</text:p>
          </table:table-cell>
          <table:table-cell table:number-columns-repeated="6"/>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table:table-cell office:value-type="string" calcext:value-type="string">
            <text:p>1676-0603</text:p>
          </table:table-cell>
          <table:table-cell/>
          <table:table-cell office:value-type="string" calcext:value-type="string">
            <text:p>SCIELO:S1676-06032005000300004</text:p>
          </table:table-cell>
          <table:table-cell table:number-columns-repeated="972"/>
        </table:table-row>
        <table:table-row table:style-name="ro1">
          <table:table-cell office:value-type="string" calcext:value-type="string">
            <text:p>J</text:p>
          </table:table-cell>
          <table:table-cell office:value-type="string" calcext:value-type="string">
            <text:p>Monteiro, Evoni Antunes; Fisch, Simey Thury Vieira</text:p>
          </table:table-cell>
          <table:table-cell table:number-columns-repeated="7"/>
          <table:table-cell office:value-type="string" calcext:value-type="string">
            <text:p>Estrutura e padrão espacial das populações de Bactris setosa Mart e B. hatschbachii Noblick ex A. Hend (Arecaceae) em um gradiente altitudinal, Ubatuba (SP)</text:p>
          </table:table-cell>
          <table:table-cell table:number-columns-repeated="7"/>
          <table:table-cell office:value-type="string" calcext:value-type="string">
            <text:p>Biota Neotropica</text:p>
          </table:table-cell>
          <table:table-cell table:number-columns-repeated="3"/>
          <table:table-cell office:value-type="float" office:value="5" calcext:value-type="float">
            <text:p>5</text:p>
          </table:table-cell>
          <table:table-cell office:value-type="float" office:value="2" calcext:value-type="float">
            <text:p>2</text:p>
          </table:table-cell>
          <table:table-cell table:number-columns-repeated="2"/>
          <table:table-cell office:value-type="float" office:value="111" calcext:value-type="float">
            <text:p>111</text:p>
          </table:table-cell>
          <table:table-cell office:value-type="float" office:value="117" calcext:value-type="float">
            <text:p>117</text:p>
          </table:table-cell>
          <table:table-cell/>
          <table:table-cell office:value-type="string" calcext:value-type="string">
            <text:p>10.1590/S1676-06032005000300007</text:p>
          </table:table-cell>
          <table:table-cell table:number-columns-repeated="2"/>
          <table:table-cell table:number-columns-repeated="2" office:value-type="float" office:value="2005" calcext:value-type="float">
            <text:p>2005</text:p>
          </table:table-cell>
          <table:table-cell office:value-type="string" calcext:value-type="string">
            <text:p>A biology study of Bactris setosa Mart and B. hatschbachii Noblick ex A. Hend was made with the aim of obtaining information about structure and spatial pattern of Bactris palm genus in different stretches in atlantic rain forest in Ubatuba-SP, to asses the population of these species in the altitude gradient. Samples were taken in six altitudes (0 m - on sea level, 100, 200, 400, 600 and 850 m) in round plots of 100 m². In these plots, the two species were measured. Populations were divided into five size class: classe 1 (acaulescent); classe 2 (1 a 50 cm); classe 3 (51 a 100 cm); classe 4 (101 a 200 cm); classe 5 (&gt; 200 cm). Both populations present a predominance of individual in the class following the seedling class. At sea level both species were abundant (B. hatschbachii, 472 ind/ha and B. setosa, 312 ind/ha) and in the slope B. hatschbachii was more numerous in 400 m (400 ind/ha) of altitude and in 600 m B. setosa (148 ind/ha) was more numerous, in 850 m the two species were not sampled. The results of Morisita index (Id) showed that the spatial pattern for the two species populations was clumped. The populational pattern presented showed that those palm troes are restricted to favorable environment.</text:p>
          </table:table-cell>
          <table:table-cell/>
          <table:table-cell office:value-type="string" calcext:value-type="string">
            <text:p>Foi feito um estudo da estrutura e padrão espacial das palmeiras Bactris setosa Mart. e B. hatschbachii Noblick ex A. Hend., em trechos de mata atlântica no município de Ubatuba-SP, para se avaliar as populações destas espécies no gradiente de altitude. Nestes locais foram realizadas amostragens em seis altitudes (0 m - nível do mar, 100, 200, 400, 600, 850 m) em parcelas circulares de 100 m², onde todos os indivíduos das duas espécies foram medidos. As populações foram divididas em cinco classes de tamanhos: classe 1 (acaule); classe 2 (1 a 50 cm); classe 3 (51 a 100 cm); classe 4 (101 a 200 cm); classe 5 (&gt; 200 cm). Ambas populações apresentaram predominância de indivíduos na classe seguinte a de plântulas. Ao nível do mar, as duas espécies foram abundantes (B. hatschbachii, 472 ind/ha e B. setosa, 312 ind/ha) e na encosta a espécie B. hatschbachii foi mais populosa a 400 m de altitude (400 ind/ha) e B. setosa a 600 m (148 ind/ha), a 850 m as duas espécies não foram amostradas. O índice de Morisita (Id) indicou um padrão espacial agregado para as populações de ambas espécies. O padrão populacional apresentado demonstrou que estas palmeiras são restritas a ambientes favoráveis.</text:p>
          </table:table-cell>
          <table:table-cell table:number-columns-repeated="6"/>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2"/>
          <table:table-cell office:value-type="string" calcext:value-type="string">
            <text:p>1676-0603</text:p>
          </table:table-cell>
          <table:table-cell/>
          <table:table-cell office:value-type="string" calcext:value-type="string">
            <text:p>SCIELO:S1676-06032005000300007</text:p>
          </table:table-cell>
          <table:table-cell table:number-columns-repeated="972"/>
        </table:table-row>
        <table:table-row table:style-name="ro1">
          <table:table-cell office:value-type="string" calcext:value-type="string">
            <text:p>J</text:p>
          </table:table-cell>
          <table:table-cell office:value-type="string" calcext:value-type="string">
            <text:p>Abessa, DMD; Zaroni, LP; de Sousa, ECPM; Gasparro, MR; Pereira, CDS; Rachid, BRD; Depledge, M; King, RS</text:p>
          </table:table-cell>
          <table:table-cell table:number-columns-repeated="3"/>
          <table:table-cell office:value-type="string" calcext:value-type="string">
            <text:p>Pereira, Camilo/H-8352-2012; Abessa, Denis/D-6507-2014; de Sousa, Eduinetty /D-2831-2015</text:p>
          </table:table-cell>
          <table:table-cell office:value-type="string" calcext:value-type="string">
            <text:p>Abessa, Denis/0000-0003-4609-1668; </text:p>
          </table:table-cell>
          <table:table-cell table:number-columns-repeated="2"/>
          <table:table-cell office:value-type="string" calcext:value-type="string">
            <text:p>Physiological and cellular responses in two populations of the mussel Perna perna collected at different sites from the coast of Sao Paulo, Brazil</text:p>
          </table:table-cell>
          <table:table-cell table:number-columns-repeated="7"/>
          <table:table-cell office:value-type="string" calcext:value-type="string">
            <text:p>BRAZILIAN ARCHIVES OF BIOLOGY AND TECHNOLOGY</text:p>
          </table:table-cell>
          <table:table-cell table:number-columns-repeated="3"/>
          <table:table-cell office:value-type="float" office:value="48" calcext:value-type="float">
            <text:p>48</text:p>
          </table:table-cell>
          <table:table-cell office:value-type="float" office:value="2" calcext:value-type="float">
            <text:p>2</text:p>
          </table:table-cell>
          <table:table-cell table:number-columns-repeated="2"/>
          <table:table-cell office:value-type="float" office:value="217" calcext:value-type="float">
            <text:p>217</text:p>
          </table:table-cell>
          <table:table-cell office:value-type="float" office:value="225" calcext:value-type="float">
            <text:p>225</text:p>
          </table:table-cell>
          <table:table-cell/>
          <table:table-cell office:value-type="string" calcext:value-type="string">
            <text:p>10.1590/S1516-89132005000200008</text:p>
          </table:table-cell>
          <table:table-cell table:number-columns-repeated="2"/>
          <table:table-cell table:number-columns-repeated="2" office:value-type="float" office:value="2005" calcext:value-type="float">
            <text:p>2005</text:p>
          </table:table-cell>
          <table:table-cell office:value-type="string" calcext:value-type="string">
            <text:p>The physiological conditions of mussels from Ubatuba and Santos and also of organisms transplanted from Ubatuba to Santos were studied by using different techniques. Assays for lysosomal stability were conducted on the haemolymph. Heart rate activity was monitored for 6h. The embryonic development of larvae obtained from the collected mussels was analysed. For all the compared groups of mussels, no significant differences were observed for the cardiac activity monitoring, and the embryonic bioassays. The mean Neutral Red (NR) retention time was similar for the animals from Santos and Ubatuba, whereas the organisms transplanted to Santos showed a reduction in the retention time of the dye, indicating damage in the lysosomal membranes. These differences were possibly, due to environmental factors, but further investigations are required to confirm this hypothesis.</text:p>
          </table:table-cell>
          <table:table-cell table:number-columns-repeated="8"/>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number-columns-repeated="2"/>
          <table:table-cell office:value-type="string" calcext:value-type="string">
            <text:p>1516-8913</text:p>
          </table:table-cell>
          <table:table-cell/>
          <table:table-cell office:value-type="string" calcext:value-type="string">
            <text:p>WOS:000228185000008</text:p>
          </table:table-cell>
          <table:table-cell table:number-columns-repeated="972"/>
        </table:table-row>
        <table:table-row table:style-name="ro1">
          <table:table-cell office:value-type="string" calcext:value-type="string">
            <text:p>J</text:p>
          </table:table-cell>
          <table:table-cell office:value-type="string" calcext:value-type="string">
            <text:p>Burone, Leticia; de Santis Braga da Graca Saraiva, Elisabete; Valente, Paulo; Pires-Vanin, Ana Maria Setubal</text:p>
          </table:table-cell>
          <table:table-cell table:number-columns-repeated="7"/>
          <table:table-cell office:value-type="string" calcext:value-type="string">
            <text:p>A chemical analysis of sediment pore water in oxygen-free atmosphere: Application to a contaminated area</text:p>
          </table:table-cell>
          <table:table-cell table:number-columns-repeated="7"/>
          <table:table-cell office:value-type="string" calcext:value-type="string">
            <text:p>Brazilian Journal of Oceanography</text:p>
          </table:table-cell>
          <table:table-cell table:number-columns-repeated="3"/>
          <table:table-cell office:value-type="float" office:value="53" calcext:value-type="float">
            <text:p>53</text:p>
          </table:table-cell>
          <table:table-cell table:style-name="ce1" office:value-type="date" office:date-value="2015-02-01" calcext:value-type="date">
            <text:p>1/fev</text:p>
          </table:table-cell>
          <table:table-cell table:number-columns-repeated="2"/>
          <table:table-cell office:value-type="float" office:value="69" calcext:value-type="float">
            <text:p>69</text:p>
          </table:table-cell>
          <table:table-cell office:value-type="float" office:value="74" calcext:value-type="float">
            <text:p>74</text:p>
          </table:table-cell>
          <table:table-cell table:number-columns-repeated="4"/>
          <table:table-cell office:value-type="string" calcext:value-type="string">
            <text:p>JAN-JUN 2005</text:p>
          </table:table-cell>
          <table:table-cell office:value-type="float" office:value="2005" calcext:value-type="float">
            <text:p>2005</text:p>
          </table:table-cell>
          <table:table-cell table:number-columns-repeated="9"/>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1679-8759</text:p>
          </table:table-cell>
          <table:table-cell/>
          <table:table-cell office:value-type="string" calcext:value-type="string">
            <text:p>BIOABS:BACD200600269335</text:p>
          </table:table-cell>
          <table:table-cell table:number-columns-repeated="972"/>
        </table:table-row>
        <table:table-row table:style-name="ro1">
          <table:table-cell office:value-type="string" calcext:value-type="string">
            <text:p>J</text:p>
          </table:table-cell>
          <table:table-cell office:value-type="string" calcext:value-type="string">
            <text:p>Huber, BA</text:p>
          </table:table-cell>
          <table:table-cell table:number-columns-repeated="7"/>
          <table:table-cell office:value-type="string" calcext:value-type="string">
            <text:p>Revision and cladistic analysis of the spider genus Carapoia Gonzalez-Sponga (Araneae : Pholcidae), with descriptions of new species from Brazil's Atlantic forest</text:p>
          </table:table-cell>
          <table:table-cell table:number-columns-repeated="7"/>
          <table:table-cell office:value-type="string" calcext:value-type="string">
            <text:p>INVERTEBRATE SYSTEMATICS</text:p>
          </table:table-cell>
          <table:table-cell table:number-columns-repeated="3"/>
          <table:table-cell office:value-type="float" office:value="19" calcext:value-type="float">
            <text:p>19</text:p>
          </table:table-cell>
          <table:table-cell office:value-type="float" office:value="6" calcext:value-type="float">
            <text:p>6</text:p>
          </table:table-cell>
          <table:table-cell table:number-columns-repeated="2"/>
          <table:table-cell office:value-type="float" office:value="541" calcext:value-type="float">
            <text:p>541</text:p>
          </table:table-cell>
          <table:table-cell office:value-type="float" office:value="556" calcext:value-type="float">
            <text:p>556</text:p>
          </table:table-cell>
          <table:table-cell/>
          <table:table-cell office:value-type="string" calcext:value-type="string">
            <text:p>10.1071/IS05038</text:p>
          </table:table-cell>
          <table:table-cell table:number-columns-repeated="2"/>
          <table:table-cell table:number-columns-repeated="2" office:value-type="float" office:value="2005" calcext:value-type="float">
            <text:p>2005</text:p>
          </table:table-cell>
          <table:table-cell office:value-type="string" calcext:value-type="string">
            <text:p>The pholcid genus Carapoia is revised and interspecific relationships are analysed cladistically. Five new species from the Brazilian Atlantic forest are described (C. ubatuba, C. brescoviti, C. una, C. crasto, C. rheimsae), and new records are given for the four previously described species. Cladistic analysis reveals a biogeographic split between a northern clade (Amazon, Venezuela, Guyana) and a southern clade (Brazilian Atlantic forest). While each of the three northern species is widely distributed, the six Atlantic forest species seem to be restricted to much smaller areas of forest remnants along the Atlantic coast.</text:p>
          </table:table-cell>
          <table:table-cell table:number-columns-repeated="8"/>
          <table:table-cell office:value-type="float" office:value="9" calcext:value-type="float">
            <text:p>9</text:p>
          </table:table-cell>
          <table:table-cell office:value-type="float" office:value="0" calcext:value-type="float">
            <text:p>0</text:p>
          </table:table-cell>
          <table:table-cell office:value-type="float" office:value="8" calcext:value-type="float">
            <text:p>8</text:p>
          </table:table-cell>
          <table:table-cell office:value-type="float" office:value="3" calcext:value-type="float">
            <text:p>3</text:p>
          </table:table-cell>
          <table:table-cell office:value-type="float" office:value="12" calcext:value-type="float">
            <text:p>12</text:p>
          </table:table-cell>
          <table:table-cell table:number-columns-repeated="2"/>
          <table:table-cell office:value-type="string" calcext:value-type="string">
            <text:p>1445-5226</text:p>
          </table:table-cell>
          <table:table-cell/>
          <table:table-cell office:value-type="string" calcext:value-type="string">
            <text:p>WOS:000234606800003</text:p>
          </table:table-cell>
          <table:table-cell table:number-columns-repeated="972"/>
        </table:table-row>
        <table:table-row table:style-name="ro1">
          <table:table-cell office:value-type="string" calcext:value-type="string">
            <text:p>J</text:p>
          </table:table-cell>
          <table:table-cell office:value-type="string" calcext:value-type="string">
            <text:p>de Araujo, D; Brescovit, AD; Rheims, CA; Cella, DM</text:p>
          </table:table-cell>
          <table:table-cell table:number-columns-repeated="3"/>
          <table:table-cell office:value-type="string" calcext:value-type="string">
            <text:p>Araujo, Douglas/D-7553-2011; Rheims, Cristina/L-6117-2014</text:p>
          </table:table-cell>
          <table:table-cell office:value-type="string" calcext:value-type="string">
            <text:p>Araujo, Douglas/0000-0001-6166-1361; </text:p>
          </table:table-cell>
          <table:table-cell table:number-columns-repeated="2"/>
          <table:table-cell office:value-type="string" calcext:value-type="string">
            <text:p>Chromosomal data of two pholcids (Araneae, Haplogynae): A new diploid number and the first cytogenetical record for the New World Clade</text:p>
          </table:table-cell>
          <table:table-cell table:number-columns-repeated="7"/>
          <table:table-cell office:value-type="string" calcext:value-type="string">
            <text:p>JOURNAL OF ARACHNOLOGY</text:p>
          </table:table-cell>
          <table:table-cell table:number-columns-repeated="3"/>
          <table:table-cell office:value-type="float" office:value="33" calcext:value-type="float">
            <text:p>33</text:p>
          </table:table-cell>
          <table:table-cell office:value-type="float" office:value="2" calcext:value-type="float">
            <text:p>2</text:p>
          </table:table-cell>
          <table:table-cell table:number-columns-repeated="2"/>
          <table:table-cell office:value-type="float" office:value="591" calcext:value-type="float">
            <text:p>591</text:p>
          </table:table-cell>
          <table:table-cell office:value-type="float" office:value="596" calcext:value-type="float">
            <text:p>596</text:p>
          </table:table-cell>
          <table:table-cell/>
          <table:table-cell office:value-type="string" calcext:value-type="string">
            <text:p>10.1636/04-105.1</text:p>
          </table:table-cell>
          <table:table-cell table:number-columns-repeated="2"/>
          <table:table-cell table:number-columns-repeated="2" office:value-type="float" office:value="2005" calcext:value-type="float">
            <text:p>2005</text:p>
          </table:table-cell>
          <table:table-cell office:value-type="string" calcext:value-type="string">
            <text:p>Mesobolivar luteus (Keyserling 1891) and Micropholcus fauroli (Simon 1887) specimens were collected in Ubatuba and Rio Claro, both in the state of Sao Paulo, Brazil. Mesabolivar luteus showed 2n (male) = 15 = 14 + X and 2n (9) = 16 = 14 + XX in mitotic metaphases and 711 + X in diplotenic cells. During late prophage 1, all bivalents presented a ring shape, evidencing two chiasmata per bivalent. In this species, some diplotenic cells appear in pairs, maybe due to specific characteristics of the intercellular bridges. The metaphases 11 showed n = 7 or n = 8 = 7 + X chromosomes. Micropholcus fauroti evidenced 2n (male) = 17 = 16 + X in spermatogonial metaphases and 8II+X in diplotenic cells, with only one chiasma per bivalent, contrasting with M. luteus. In both species, all chromosomes were metacentrics. The sexual chromosome X was the largest element and appeared as a univalent during meiosis I. These are the first cytogenetical data for the genera Mesabolivar and Micropholcus. Additionally, M. luteus is the first chromosomally analyzed species of the New World clade and the observed diploid number for M. fauroti had not yet been recorded in Pholcidae.</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161-8202</text:p>
          </table:table-cell>
          <table:table-cell/>
          <table:table-cell office:value-type="string" calcext:value-type="string">
            <text:p>WOS:000234013200044</text:p>
          </table:table-cell>
          <table:table-cell table:number-columns-repeated="972"/>
        </table:table-row>
        <table:table-row table:style-name="ro1">
          <table:table-cell office:value-type="string" calcext:value-type="string">
            <text:p>J</text:p>
          </table:table-cell>
          <table:table-cell office:value-type="string" calcext:value-type="string">
            <text:p>Castiglioni, DD; Negreiros-Fransozo, ML</text:p>
          </table:table-cell>
          <table:table-cell table:number-columns-repeated="3"/>
          <table:table-cell office:value-type="string" calcext:value-type="string">
            <text:p>CASTIGLIONI, DANIELA/D-3504-2013</text:p>
          </table:table-cell>
          <table:table-cell table:number-columns-repeated="3"/>
          <table:table-cell office:value-type="string" calcext:value-type="string">
            <text:p>Comparative population biology of Uca rapax (Smith, 1870) (Brachyura, Ocypodidae) from two subtropical mangrove habitats on the Brazilian coast</text:p>
          </table:table-cell>
          <table:table-cell table:number-columns-repeated="7"/>
          <table:table-cell office:value-type="string" calcext:value-type="string">
            <text:p>JOURNAL OF NATURAL HISTORY</text:p>
          </table:table-cell>
          <table:table-cell table:number-columns-repeated="3"/>
          <table:table-cell office:value-type="float" office:value="39" calcext:value-type="float">
            <text:p>39</text:p>
          </table:table-cell>
          <table:table-cell office:value-type="float" office:value="19" calcext:value-type="float">
            <text:p>19</text:p>
          </table:table-cell>
          <table:table-cell table:number-columns-repeated="2"/>
          <table:table-cell office:value-type="float" office:value="1627" calcext:value-type="float">
            <text:p>1627</text:p>
          </table:table-cell>
          <table:table-cell office:value-type="float" office:value="1640" calcext:value-type="float">
            <text:p>1640</text:p>
          </table:table-cell>
          <table:table-cell/>
          <table:table-cell office:value-type="string" calcext:value-type="string">
            <text:p>10.1080/00222930400014247</text:p>
          </table:table-cell>
          <table:table-cell table:number-columns-repeated="2"/>
          <table:table-cell table:number-columns-repeated="2" office:value-type="float" office:value="2005" calcext:value-type="float">
            <text:p>2005</text:p>
          </table:table-cell>
          <table:table-cell office:value-type="string" calcext:value-type="string">
            <text:p>The structure of two populations of the fiddler crab Uca rapax in two subtropical mangrove habitats near Ubatuba, State of Sao Paulo, Brazil were compared. The size - frequency distribution, sex ratio, and recruitment were evaluated. Sampling was performed monthly from April 2001 to March 2002 in the Itamambuca and Ubatumirim habitats. Crabs were caught manually for 15 min by two collectors during low tide. The carapace width of each crab was measured with a digital caliper, and the sex and ovigerous state were recorded. The median size of the carapace width of males was greater than that of females at both sites (P&lt;0.05). The median size of the crabs from Itamambuca was larger than at Ubatumirim (P&lt;0.05). Only 28 ovigerous females were obtained from both mangroves, which suggested that females might remain in their burrows during the incubation period. The highest recruitment pulse occurred in winter for both populations, probably as a consequence of high reproductive activity during summer. The sex ratio in the size classes showed an anomalous pattern, with a higher frequency of females in the intermediate size classes. This may be related to a greater energy requirement for reproduction in females, thus delaying growth. The variable environmental conditions to which Uca rapax populations are subject appear to act directly or indirectly on the population, causing variations in growth and reproductive processes in the different populations investigated here.</text:p>
          </table:table-cell>
          <table:table-cell table:number-columns-repeated="8"/>
          <table:table-cell office:value-type="float" office:value="12" calcext:value-type="float">
            <text:p>12</text:p>
          </table:table-cell>
          <table:table-cell office:value-type="float" office:value="0" calcext:value-type="float">
            <text:p>0</text:p>
          </table:table-cell>
          <table:table-cell office:value-type="float" office:value="14" calcext:value-type="float">
            <text:p>14</text:p>
          </table:table-cell>
          <table:table-cell office:value-type="float" office:value="4" calcext:value-type="float">
            <text:p>4</text:p>
          </table:table-cell>
          <table:table-cell office:value-type="float" office:value="14" calcext:value-type="float">
            <text:p>14</text:p>
          </table:table-cell>
          <table:table-cell table:number-columns-repeated="2"/>
          <table:table-cell office:value-type="string" calcext:value-type="string">
            <text:p>0022-2933</text:p>
          </table:table-cell>
          <table:table-cell/>
          <table:table-cell office:value-type="string" calcext:value-type="string">
            <text:p>WOS:000228665700004</text:p>
          </table:table-cell>
          <table:table-cell table:number-columns-repeated="972"/>
        </table:table-row>
        <table:table-row table:style-name="ro1">
          <table:table-cell office:value-type="string" calcext:value-type="string">
            <text:p>J</text:p>
          </table:table-cell>
          <table:table-cell office:value-type="string" calcext:value-type="string">
            <text:p>Da Silva Castiglioni, Daniela; Negreiros-Fransozo, Maria Lucia</text:p>
          </table:table-cell>
          <table:table-cell table:number-columns-repeated="7"/>
          <table:table-cell office:value-type="string" calcext:value-type="string">
            <text:p>Comparative population biology of Uca rapax (Smith, 1870) (Brachyura, Ocypodidae) from two subtropical mangrove habitats on the Brazilian coast</text:p>
          </table:table-cell>
          <table:table-cell table:number-columns-repeated="7"/>
          <table:table-cell office:value-type="string" calcext:value-type="string">
            <text:p>Journal of Natural History</text:p>
          </table:table-cell>
          <table:table-cell table:number-columns-repeated="3"/>
          <table:table-cell office:value-type="float" office:value="39" calcext:value-type="float">
            <text:p>39</text:p>
          </table:table-cell>
          <table:table-cell office:value-type="float" office:value="19" calcext:value-type="float">
            <text:p>19</text:p>
          </table:table-cell>
          <table:table-cell table:number-columns-repeated="2"/>
          <table:table-cell office:value-type="float" office:value="1627" calcext:value-type="float">
            <text:p>1627</text:p>
          </table:table-cell>
          <table:table-cell office:value-type="float" office:value="1640" calcext:value-type="float">
            <text:p>1640</text:p>
          </table:table-cell>
          <table:table-cell table:number-columns-repeated="4"/>
          <table:table-cell table:number-columns-repeated="2" office:value-type="float" office:value="2005" calcext:value-type="float">
            <text:p>2005</text:p>
          </table:table-cell>
          <table:table-cell office:value-type="string" calcext:value-type="string">
            <text:p>The structure of two populations of the fiddler crab Uca rapax in two subtropical mangrove habitats near Ubatuba, State of Sao Paulo, Brazil were compared. The size - frequency distribution, sex ratio, and recruitment were evaluated. Sampling was performed monthly from April 2001 to March 2002 in the Itamambuca and Ubatumirim habitats. Crabs were caught manually for 15 min by two collectors during low tide. The carapace width of each crab was measured with a digital caliper, and the sex and ovigerous state were recorded. The median size of the carapace width of males was greater than that of females at both sites (P&lt;0.05). The median size of the crabs from Itamambuca was larger than at Ubatumirim (P&lt;0.05). Only 28 ovigerous females were obtained from both mangroves, which suggested that females might remain in their burrows during the incubation period. The highest recruitment pulse occurred in winter for both populations, probably as a consequence of high reproductive activity during summer. The sex ratio in the size classes showed an anomalous pattern, with a higher frequency of females in the intermediate size classes. This may be related to a greater energy requirement for reproduction in females, thus delaying growth. The variable environmental conditions to which Uca rapax populations are subject appear to act directly or indirectly on the population, causing variations in growth and reproductive processes in the different populations investigated here.</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22-2933</text:p>
          </table:table-cell>
          <table:table-cell/>
          <table:table-cell office:value-type="string" calcext:value-type="string">
            <text:p>BIOABS:BACD200510054638</text:p>
          </table:table-cell>
          <table:table-cell table:number-columns-repeated="972"/>
        </table:table-row>
        <table:table-row table:style-name="ro1">
          <table:table-cell office:value-type="string" calcext:value-type="string">
            <text:p>J</text:p>
          </table:table-cell>
          <table:table-cell office:value-type="string" calcext:value-type="string">
            <text:p>Hartmann, MT; Giasson, LOM; Hartmann, PA; Haddad, CFB</text:p>
          </table:table-cell>
          <table:table-cell table:number-columns-repeated="3"/>
          <table:table-cell office:value-type="string" calcext:value-type="string">
            <text:p>Haddad, Celio/C-4267-2012</text:p>
          </table:table-cell>
          <table:table-cell table:number-columns-repeated="3"/>
          <table:table-cell office:value-type="string" calcext:value-type="string">
            <text:p>Visual communication in Brazilian species of anurans from the Atlantic forest</text:p>
          </table:table-cell>
          <table:table-cell table:number-columns-repeated="7"/>
          <table:table-cell office:value-type="string" calcext:value-type="string">
            <text:p>JOURNAL OF NATURAL HISTORY</text:p>
          </table:table-cell>
          <table:table-cell table:number-columns-repeated="3"/>
          <table:table-cell office:value-type="float" office:value="39" calcext:value-type="float">
            <text:p>39</text:p>
          </table:table-cell>
          <table:table-cell office:value-type="float" office:value="19" calcext:value-type="float">
            <text:p>19</text:p>
          </table:table-cell>
          <table:table-cell table:number-columns-repeated="2"/>
          <table:table-cell office:value-type="float" office:value="1675" calcext:value-type="float">
            <text:p>1675</text:p>
          </table:table-cell>
          <table:table-cell office:value-type="float" office:value="1685" calcext:value-type="float">
            <text:p>1685</text:p>
          </table:table-cell>
          <table:table-cell/>
          <table:table-cell office:value-type="string" calcext:value-type="string">
            <text:p>10.1080/00222930400008744</text:p>
          </table:table-cell>
          <table:table-cell table:number-columns-repeated="2"/>
          <table:table-cell table:number-columns-repeated="2" office:value-type="float" office:value="2005" calcext:value-type="float">
            <text:p>2005</text:p>
          </table:table-cell>
          <table:table-cell office:value-type="string" calcext:value-type="string">
            <text:p>Visual communication is widespread among several anuran families, but seems to be more common than currently thought. We investigated and compared visual communication in six species of an anuran community in the Brazilian Atlantic forest. Four are nocturnal species: Hyalinobatrachium uranoscopum (Centrolenidae), Hyla albomarginata, Hyla sp. (aff. ehrhardti), and Scinax eurydice (Hylidae), and two are diurnal species: Hylodes phyllodes and Hylodes asper ( Leptodactylidae). For H. uranoscopum, H. albomarginata, S. eurydice, and H. phyllodes, this is the first record of visual communication. Observations were made at Nucleo Picinguaba, Parque Estadual da Serra do Mar, in the Municipality of Ubatuba, State of Sao Paulo, Brazil. Descriptions of behaviour were based on individuals observed in the field, using sequence sampling with continuous tape recording for behavioural observations. Eight new behaviours are described: body wiping, face wiping, jump display, leg kicking, limb lifting, mouth opening, toe flagging, and vocal sac display. Of the 42 anuran species known from Nucleo Picinguaba, at least six ( approximately 14%) display visual communication. The evolution of visual signals in these species may be related to the availability of ambient light, the structural complexity of the habitat, and/or the ambient noise. They may also have evolved to aid in the location of the individual, to avoid physical combat, and/or may be a by-product of seismic communication.</text:p>
          </table:table-cell>
          <table:table-cell table:number-columns-repeated="8"/>
          <table:table-cell office:value-type="float" office:value="26" calcext:value-type="float">
            <text:p>26</text:p>
          </table:table-cell>
          <table:table-cell office:value-type="float" office:value="0" calcext:value-type="float">
            <text:p>0</text:p>
          </table:table-cell>
          <table:table-cell office:value-type="float" office:value="29" calcext:value-type="float">
            <text:p>29</text:p>
          </table:table-cell>
          <table:table-cell office:value-type="float" office:value="5" calcext:value-type="float">
            <text:p>5</text:p>
          </table:table-cell>
          <table:table-cell office:value-type="float" office:value="33" calcext:value-type="float">
            <text:p>33</text:p>
          </table:table-cell>
          <table:table-cell table:number-columns-repeated="2"/>
          <table:table-cell office:value-type="string" calcext:value-type="string">
            <text:p>0022-2933</text:p>
          </table:table-cell>
          <table:table-cell/>
          <table:table-cell office:value-type="string" calcext:value-type="string">
            <text:p>WOS:000228665700007</text:p>
          </table:table-cell>
          <table:table-cell table:number-columns-repeated="972"/>
        </table:table-row>
        <table:table-row table:style-name="ro1">
          <table:table-cell office:value-type="string" calcext:value-type="string">
            <text:p>J</text:p>
          </table:table-cell>
          <table:table-cell office:value-type="string" calcext:value-type="string">
            <text:p>Litulo, C</text:p>
          </table:table-cell>
          <table:table-cell table:number-columns-repeated="7"/>
          <table:table-cell office:value-type="string" calcext:value-type="string">
            <text:p>Breeding season of the hermit crab Dardanus deformis H. Milne Edwards, 1836 (Anomura, Diogenidae) in Maputo Bay, southern Mozambique</text:p>
          </table:table-cell>
          <table:table-cell table:number-columns-repeated="7"/>
          <table:table-cell office:value-type="string" calcext:value-type="string">
            <text:p>JOURNAL OF NATURAL HISTORY</text:p>
          </table:table-cell>
          <table:table-cell table:number-columns-repeated="3"/>
          <table:table-cell office:value-type="float" office:value="39" calcext:value-type="float">
            <text:p>39</text:p>
          </table:table-cell>
          <table:table-cell office:value-type="float" office:value="23" calcext:value-type="float">
            <text:p>23</text:p>
          </table:table-cell>
          <table:table-cell table:number-columns-repeated="2"/>
          <table:table-cell office:value-type="float" office:value="2137" calcext:value-type="float">
            <text:p>2137</text:p>
          </table:table-cell>
          <table:table-cell office:value-type="float" office:value="2144" calcext:value-type="float">
            <text:p>2144</text:p>
          </table:table-cell>
          <table:table-cell/>
          <table:table-cell office:value-type="string" calcext:value-type="string">
            <text:p>10.1080/00222930500081948</text:p>
          </table:table-cell>
          <table:table-cell table:number-columns-repeated="2"/>
          <table:table-cell table:number-columns-repeated="2" office:value-type="float" office:value="2005" calcext:value-type="float">
            <text:p>2005</text:p>
          </table:table-cell>
          <table:table-cell office:value-type="string" calcext:value-type="string">
            <text:p>The breeding season of the hermit crab Dardanus deformis is studied based on the occurrence of ovigerous females, in relation to temperature and rainfall. Monthly samples were obtained between January and December 2003 at Costa do Sol, Maputo Bay, southern Mozambique. A total of 331 female individuals was analysed of which 164 were non-ovigerous females and 167 were ovigerous females. Dardanus deformis breeds continuously in the study area with peaks of spawning from August to October and a slight decrease from May to July. Both temperature and rainfall were positively correlated with percentages of ovigerous females. Multiple linear regressions suggest that rainfall is the main factor controlling the breeding activity of D. deformis in Maputo Bay. This species may have a rapid and high reproductive activity in the study area as observed by the higher number of ovigerous females relative to non-ovigerous females which may contribute to a constant larval supply and recruitment of this species in the study area.</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0022-2933</text:p>
          </table:table-cell>
          <table:table-cell/>
          <table:table-cell office:value-type="string" calcext:value-type="string">
            <text:p>WOS:000229253900006</text:p>
          </table:table-cell>
          <table:table-cell table:number-columns-repeated="972"/>
        </table:table-row>
        <table:table-row table:style-name="ro1">
          <table:table-cell office:value-type="string" calcext:value-type="string">
            <text:p>J</text:p>
          </table:table-cell>
          <table:table-cell office:value-type="string" calcext:value-type="string">
            <text:p>Litulo, C; Tudge, C</text:p>
          </table:table-cell>
          <table:table-cell table:number-columns-repeated="7"/>
          <table:table-cell office:value-type="string" calcext:value-type="string">
            <text:p>Population structure and breeding season of the hermit crab Diogenes brevirostris Stimpson, 1858 (Decapoda, Anomura, Diogenidae) from southern Mozambique</text:p>
          </table:table-cell>
          <table:table-cell table:number-columns-repeated="7"/>
          <table:table-cell office:value-type="string" calcext:value-type="string">
            <text:p>JOURNAL OF NATURAL HISTORY</text:p>
          </table:table-cell>
          <table:table-cell table:number-columns-repeated="3"/>
          <table:table-cell office:value-type="float" office:value="39" calcext:value-type="float">
            <text:p>39</text:p>
          </table:table-cell>
          <table:table-cell office:value-type="float" office:value="31" calcext:value-type="float">
            <text:p>31</text:p>
          </table:table-cell>
          <table:table-cell table:number-columns-repeated="2"/>
          <table:table-cell office:value-type="float" office:value="2887" calcext:value-type="float">
            <text:p>2887</text:p>
          </table:table-cell>
          <table:table-cell office:value-type="float" office:value="2899" calcext:value-type="float">
            <text:p>2899</text:p>
          </table:table-cell>
          <table:table-cell/>
          <table:table-cell office:value-type="string" calcext:value-type="string">
            <text:p>10.1080/00222930500206107</text:p>
          </table:table-cell>
          <table:table-cell table:number-columns-repeated="2"/>
          <table:table-cell table:number-columns-repeated="2" office:value-type="float" office:value="2005" calcext:value-type="float">
            <text:p>2005</text:p>
          </table:table-cell>
          <table:table-cell office:value-type="string" calcext:value-type="string">
            <text:p>In this study the population dynamics of the diogenid hermit crab Diogenes brevirostris is evaluated focusing on size structure, sex ratio and breeding season. Crabs were randomly taken on a monthly basis from January to December 2003 at Costa do Sol, Maputo Bay, southern Mozambique. A total of 622 crabs was obtained of which 290 were males (46.6%), 170 were non-ovigerous females (27.3%) and 162 were ovigerous females (26.1%). The overall size frequency distribution was unimodal for males, non-ovigerous females and ovigerous females. The overall sex ratio (1:1.15) differed from the expected 1: 1 ratio. Sexual dimorphism was evidenced by the larger size attained by males in relation to both ovigerous and non-ovigerous females. Breeding took place year-round with three peaks of spawning (March, August and December). Despite the high reproductive activity, young recruits were scarce in the population. The present results suggest that the study area is suitable for reproduction and growth whereas recruitment may take place in different areas from that occupied by the adults.</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0022-2933</text:p>
          </table:table-cell>
          <table:table-cell/>
          <table:table-cell office:value-type="string" calcext:value-type="string">
            <text:p>WOS:000232276400002</text:p>
          </table:table-cell>
          <table:table-cell table:number-columns-repeated="972"/>
        </table:table-row>
        <table:table-row table:style-name="ro1">
          <table:table-cell office:value-type="string" calcext:value-type="string">
            <text:p>J</text:p>
          </table:table-cell>
          <table:table-cell office:value-type="string" calcext:value-type="string">
            <text:p>Sumida, PYG; Yoshinaga, MY; Ciotti, AM; Gaeta, SA</text:p>
          </table:table-cell>
          <table:table-cell table:number-columns-repeated="3"/>
          <table:table-cell office:value-type="string" calcext:value-type="string">
            <text:p>Ciotti, Aurea/B-7188-2011; Sumida, Paulo/F-2561-2011; Yoshinaga, Marcos /J-4715-2012; Martinez-Vicente, Victor/F-5131-2010</text:p>
          </table:table-cell>
          <table:table-cell office:value-type="string" calcext:value-type="string">
            <text:p>Sumida, Paulo/0000-0001-7549-4541; Yoshinaga, Marcos /0000-0002-5533-5348; Martinez-Vicente, Victor/0000-0003-3492-583X</text:p>
          </table:table-cell>
          <table:table-cell table:number-columns-repeated="2"/>
          <table:table-cell office:value-type="string" calcext:value-type="string">
            <text:p>Benthic response to upwelling events off the SE Brazilian coast</text:p>
          </table:table-cell>
          <table:table-cell table:number-columns-repeated="7"/>
          <table:table-cell office:value-type="string" calcext:value-type="string">
            <text:p>MARINE ECOLOGY PROGRESS SERIES</text:p>
          </table:table-cell>
          <table:table-cell table:number-columns-repeated="3"/>
          <table:table-cell office:value-type="float" office:value="291" calcext:value-type="float">
            <text:p>291</text:p>
          </table:table-cell>
          <table:table-cell table:number-columns-repeated="3"/>
          <table:table-cell office:value-type="float" office:value="35" calcext:value-type="float">
            <text:p>35</text:p>
          </table:table-cell>
          <table:table-cell office:value-type="float" office:value="42" calcext:value-type="float">
            <text:p>42</text:p>
          </table:table-cell>
          <table:table-cell/>
          <table:table-cell office:value-type="string" calcext:value-type="string">
            <text:p>10.3354/meps291035</text:p>
          </table:table-cell>
          <table:table-cell table:number-columns-repeated="2"/>
          <table:table-cell table:number-columns-repeated="2" office:value-type="float" office:value="2005" calcext:value-type="float">
            <text:p>2005</text:p>
          </table:table-cell>
          <table:table-cell office:value-type="string" calcext:value-type="string">
            <text:p>The main aim of the present study was to evaluate and compare temporal responses of the benthos in 2 continental shelf areas (Cabo Frio and Ubatuba) off the SE Brazilian coast. In Cabo Frio (23 degrees S, 42 degrees W), the western boundary coastal upwelling of the South Atlantic Central Water (SACW) enhances primary productivity, potentially increasing food supply to the benthic communities via sinking of particulate organic carbon (POC). In contrast, POC fluxes in Ubatuba (23 degrees S, 45 degrees W) are expected to be comparatively lower because SACW remains subsurface. We analyzed the temporal and spatial input of phytodetritus (concentration of chlorophyll a in sediments) and the benthic microbial biomass (estimated by ATP-based carbon content in sediments). Median surface chlorophyll concentration was computed for all daily available SeaWiFS images (from 2001 and 2002) to follow chlorophyll a inputs. All parameters used to investigate benthic responses in the study areas showed consistently higher values in Cabo Frio than in Ubatuba. The results showed that benthic response to upwelling may last months, fueling the microbial communities in the Cabo Frio region.</text:p>
          </table:table-cell>
          <table:table-cell table:number-columns-repeated="8"/>
          <table:table-cell office:value-type="float" office:value="20" calcext:value-type="float">
            <text:p>20</text:p>
          </table:table-cell>
          <table:table-cell office:value-type="float" office:value="0" calcext:value-type="float">
            <text:p>0</text:p>
          </table:table-cell>
          <table:table-cell office:value-type="float" office:value="12" calcext:value-type="float">
            <text:p>12</text:p>
          </table:table-cell>
          <table:table-cell office:value-type="float" office:value="1" calcext:value-type="float">
            <text:p>1</text:p>
          </table:table-cell>
          <table:table-cell office:value-type="float" office:value="20" calcext:value-type="float">
            <text:p>20</text:p>
          </table:table-cell>
          <table:table-cell table:number-columns-repeated="2"/>
          <table:table-cell office:value-type="string" calcext:value-type="string">
            <text:p>0171-8630</text:p>
          </table:table-cell>
          <table:table-cell/>
          <table:table-cell office:value-type="string" calcext:value-type="string">
            <text:p>WOS:000229699400003</text:p>
          </table:table-cell>
          <table:table-cell table:number-columns-repeated="972"/>
        </table:table-row>
        <table:table-row table:style-name="ro1">
          <table:table-cell office:value-type="string" calcext:value-type="string">
            <text:p>J</text:p>
          </table:table-cell>
          <table:table-cell office:value-type="string" calcext:value-type="string">
            <text:p>Dominciano, Laura C. C.; Mantelatto, Fernando L. M.</text:p>
          </table:table-cell>
          <table:table-cell table:number-columns-repeated="7"/>
          <table:table-cell office:value-type="string" calcext:value-type="string">
            <text:p>The influence of shell species and size on the shell selection pattern of Paguristes tortugae (Decapoda, Diogenidae) from Anchieta Island (Ubatuba, Brazil)</text:p>
          </table:table-cell>
          <table:table-cell table:number-columns-repeated="7"/>
          <table:table-cell office:value-type="string" calcext:value-type="string">
            <text:p>Iheringia Serie Zoologia</text:p>
          </table:table-cell>
          <table:table-cell table:number-columns-repeated="3"/>
          <table:table-cell office:value-type="float" office:value="94" calcext:value-type="float">
            <text:p>94</text:p>
          </table:table-cell>
          <table:table-cell office:value-type="float" office:value="4" calcext:value-type="float">
            <text:p>4</text:p>
          </table:table-cell>
          <table:table-cell table:number-columns-repeated="2"/>
          <table:table-cell office:value-type="float" office:value="425" calcext:value-type="float">
            <text:p>425</text:p>
          </table:table-cell>
          <table:table-cell office:value-type="float" office:value="428" calcext:value-type="float">
            <text:p>428</text:p>
          </table:table-cell>
          <table:table-cell table:number-columns-repeated="4"/>
          <table:table-cell office:value-type="string" calcext:value-type="string">
            <text:p>December 30, 2004</text:p>
          </table:table-cell>
          <table:table-cell office:value-type="float" office:value="2004" calcext:value-type="float">
            <text:p>2004</text:p>
          </table:table-cell>
          <table:table-cell office:value-type="string" calcext:value-type="string">
            <text:p>Shell selection by the hermit crab Paguristes tortugae Schmitt, 1933 from Anchieta Island (Brazil) was analyzed using the six most frequently occupied shell species in the field and taking into account the sexual condition of the individuals, the shell size and the shell species. The experiments were conducted under laboratory conditions and the shell species preference was estimated on the basis of the frequency that each species was chosen by the individuals, The preferred shell species and size were determined by regression analysis. The highest correlation coefficients were obtained for the relations between the hermit dimensions and shell dry weight. The ovigerous females preferred shells with larger internal volume: Leucozonia nassa (Gmelin, 1791) and Cerithium atratum (Born, 1778). In the experiment of shell size, males preferred heavier shells whereas females selected the shape characteristics of the shell, such as the aperture and the internal volume, which are probably related to the growth and offspring guarantee, respectively. In general, and independent of sex condition, P. tortugae showed significant selection among all shells utilized. The results suggest that shell selection by P. tortugae involves sexual and reproductive condition preferences.</text:p>
          </table:table-cell>
          <table:table-cell table:number-columns-repeated="8"/>
          <table:table-cell office:value-type="float" office:value="8" calcext:value-type="float">
            <text:p>8</text:p>
          </table:table-cell>
          <table:table-cell office:value-type="float" office:value="1" calcext:value-type="float">
            <text:p>1</text:p>
          </table:table-cell>
          <table:table-cell office:value-type="float" office:value="8" calcext:value-type="float">
            <text:p>8</text:p>
          </table:table-cell>
          <table:table-cell office:value-type="float" office:value="3" calcext:value-type="float">
            <text:p>3</text:p>
          </table:table-cell>
          <table:table-cell office:value-type="float" office:value="9" calcext:value-type="float">
            <text:p>9</text:p>
          </table:table-cell>
          <table:table-cell table:number-columns-repeated="2"/>
          <table:table-cell office:value-type="string" calcext:value-type="string">
            <text:p>0073-4721</text:p>
          </table:table-cell>
          <table:table-cell/>
          <table:table-cell office:value-type="string" calcext:value-type="string">
            <text:p>BIOABS:BACD200500196888</text:p>
          </table:table-cell>
          <table:table-cell table:number-columns-repeated="972"/>
        </table:table-row>
        <table:table-row table:style-name="ro1">
          <table:table-cell office:value-type="string" calcext:value-type="string">
            <text:p>J</text:p>
          </table:table-cell>
          <table:table-cell office:value-type="string" calcext:value-type="string">
            <text:p>Scelzo, MA; Mantelatto, FL; Tudge, CC</text:p>
          </table:table-cell>
          <table:table-cell table:number-columns-repeated="7"/>
          <table:table-cell office:value-type="string" calcext:value-type="string">
            <text:p>Spermatophore morphology of the endemic hermit crab Loxopagurus loxochelis (Anomura, Diogenidae) from the southwestern Atlantic - Brazil and Argentina</text:p>
          </table:table-cell>
          <table:table-cell table:number-columns-repeated="7"/>
          <table:table-cell office:value-type="string" calcext:value-type="string">
            <text:p>INVERTEBRATE REPRODUCTION &amp; DEVELOPMENT</text:p>
          </table:table-cell>
          <table:table-cell table:number-columns-repeated="3"/>
          <table:table-cell office:value-type="float" office:value="46" calcext:value-type="float">
            <text:p>46</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float" office:value="9" calcext:value-type="float">
            <text:p>9</text:p>
          </table:table-cell>
          <table:table-cell/>
          <table:table-cell office:value-type="string" calcext:value-type="string">
            <text:p>10.1080/07924259.2004.9652599</text:p>
          </table:table-cell>
          <table:table-cell table:number-columns-repeated="2"/>
          <table:table-cell office:value-type="string" calcext:value-type="string">
            <text:p>DEC 2004</text:p>
          </table:table-cell>
          <table:table-cell office:value-type="float" office:value="2004" calcext:value-type="float">
            <text:p>2004</text:p>
          </table:table-cell>
          <table:table-cell office:value-type="string" calcext:value-type="string">
            <text:p>The spermatophore morphology of the endemic and monotypic hermit crab Loxopaguras loxochelis from the southwestern Atlantic is described. The spermatophores show similarities with those described for other members of the family Diogenidae (especially the genus Clibanarius), and are composed of three major regions: a sperm-filled, circular flat ampulla; a columnar stalk; and a pedestal. The morphology and size of the spermatophore of L. loxochelis. along with a distinguishable constriction or neck that penetrates almost half way into the base of the ampulla, are characteristic of this species. The size of the spermatophore is related to hermit crab size. Direct relationships were found between the spermatophore ampulla width, total length, and peduncle length with carapace length of the hermit crab. These morphological characteristics and size of the spermatophore of L. loxochelis are species-specific, distinguishing them from other members of the family Diogenidae, and can be used to infer phylogenetic relationships-among them.</text:p>
          </table:table-cell>
          <table:table-cell table:number-columns-repeated="8"/>
          <table:table-cell office:value-type="float" office:value="22" calcext:value-type="float">
            <text:p>22</text:p>
          </table:table-cell>
          <table:table-cell office:value-type="float" office:value="0" calcext:value-type="float">
            <text:p>0</text:p>
          </table:table-cell>
          <table:table-cell office:value-type="float" office:value="22" calcext:value-type="float">
            <text:p>22</text:p>
          </table:table-cell>
          <table:table-cell office:value-type="float" office:value="2" calcext:value-type="float">
            <text:p>2</text:p>
          </table:table-cell>
          <table:table-cell office:value-type="float" office:value="22" calcext:value-type="float">
            <text:p>22</text:p>
          </table:table-cell>
          <table:table-cell table:number-columns-repeated="2"/>
          <table:table-cell office:value-type="string" calcext:value-type="string">
            <text:p>0792-4259</text:p>
          </table:table-cell>
          <table:table-cell/>
          <table:table-cell office:value-type="string" calcext:value-type="string">
            <text:p>WOS:000226618100001</text:p>
          </table:table-cell>
          <table:table-cell table:number-columns-repeated="972"/>
        </table:table-row>
        <table:table-row table:style-name="ro1">
          <table:table-cell office:value-type="string" calcext:value-type="string">
            <text:p>J</text:p>
          </table:table-cell>
          <table:table-cell office:value-type="string" calcext:value-type="string">
            <text:p>Litulo, C</text:p>
          </table:table-cell>
          <table:table-cell table:number-columns-repeated="7"/>
          <table:table-cell office:value-type="string" calcext:value-type="string">
            <text:p>Fecundity and breeding biology of the hermit crab Diogenes brevirostris (Stimpson, 1858) (Anomura : Diogenidae) from southern Mozambique</text:p>
          </table:table-cell>
          <table:table-cell table:number-columns-repeated="7"/>
          <table:table-cell office:value-type="string" calcext:value-type="string">
            <text:p>INVERTEBRATE REPRODUCTION &amp; DEVELOPMENT</text:p>
          </table:table-cell>
          <table:table-cell table:number-columns-repeated="3"/>
          <table:table-cell office:value-type="float" office:value="46" calcext:value-type="float">
            <text:p>46</text:p>
          </table:table-cell>
          <table:table-cell office:value-type="float" office:value="1" calcext:value-type="float">
            <text:p>1</text:p>
          </table:table-cell>
          <table:table-cell table:number-columns-repeated="2"/>
          <table:table-cell office:value-type="float" office:value="41" calcext:value-type="float">
            <text:p>41</text:p>
          </table:table-cell>
          <table:table-cell office:value-type="float" office:value="46" calcext:value-type="float">
            <text:p>46</text:p>
          </table:table-cell>
          <table:table-cell/>
          <table:table-cell office:value-type="string" calcext:value-type="string">
            <text:p>10.1080/07924259.2004.9652604</text:p>
          </table:table-cell>
          <table:table-cell table:number-columns-repeated="2"/>
          <table:table-cell office:value-type="string" calcext:value-type="string">
            <text:p>DEC 2004</text:p>
          </table:table-cell>
          <table:table-cell office:value-type="float" office:value="2004" calcext:value-type="float">
            <text:p>2004</text:p>
          </table:table-cell>
          <table:table-cell office:value-type="string" calcext:value-type="string">
            <text:p>This study aimed to evaluate the fecundity and breeding season of the hermit crab Diogenes brevirostris from an intertidal area of southern Mozambique. Specimens were collected monthly over a period of I year (from January to December 2003) at Costa do Sol.. Maputo Bay, southern Mozambique. The number of eggs ranged from 850 (SL = 3.0 mm) to 6000 (SL = 9.2 mm). with an average of 2340 642 eggs and increased linearly with female size. Breeding took place year-round with two peaks of spawning (March and August). Linear regressions indicated that both temperature and rainfall are positively associated with the relative frequency of ovigerous females. Multiple linear regressions suggested that temperature is the main factor controlling breeding of D. brevirostris in the study area.</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0168-8170</text:p>
          </table:table-cell>
          <table:table-cell/>
          <table:table-cell office:value-type="string" calcext:value-type="string">
            <text:p>WOS:000226618100006</text:p>
          </table:table-cell>
          <table:table-cell table:number-columns-repeated="972"/>
        </table:table-row>
        <table:table-row table:style-name="ro1">
          <table:table-cell office:value-type="string" calcext:value-type="string">
            <text:p>J</text:p>
          </table:table-cell>
          <table:table-cell office:value-type="string" calcext:value-type="string">
            <text:p>Bertini, G; Fransozo, A; De Mel, GAS</text:p>
          </table:table-cell>
          <table:table-cell table:number-columns-repeated="7"/>
          <table:table-cell office:value-type="string" calcext:value-type="string">
            <text:p>Biodiversity of brachyuran crabs (Crustacea : Decapoda) from non-consolidated sublittoral bottom on the northern coast of Sao Paulo State, Brazil</text:p>
          </table:table-cell>
          <table:table-cell table:number-columns-repeated="7"/>
          <table:table-cell office:value-type="string" calcext:value-type="string">
            <text:p>BIODIVERSITY AND CONSERVATION</text:p>
          </table:table-cell>
          <table:table-cell table:number-columns-repeated="3"/>
          <table:table-cell office:value-type="float" office:value="13" calcext:value-type="float">
            <text:p>13</text:p>
          </table:table-cell>
          <table:table-cell office:value-type="float" office:value="12" calcext:value-type="float">
            <text:p>12</text:p>
          </table:table-cell>
          <table:table-cell table:number-columns-repeated="2"/>
          <table:table-cell office:value-type="float" office:value="2185" calcext:value-type="float">
            <text:p>2185</text:p>
          </table:table-cell>
          <table:table-cell office:value-type="float" office:value="2207" calcext:value-type="float">
            <text:p>2207</text:p>
          </table:table-cell>
          <table:table-cell/>
          <table:table-cell office:value-type="string" calcext:value-type="string">
            <text:p>10.1023/B:BIOC.0000047900.96123.34</text:p>
          </table:table-cell>
          <table:table-cell table:number-columns-repeated="2"/>
          <table:table-cell table:style-name="ce2" office:value-type="date" office:date-value="2004-11-01" calcext:value-type="date">
            <text:p>nov/04</text:p>
          </table:table-cell>
          <table:table-cell office:value-type="float" office:value="2004" calcext:value-type="float">
            <text:p>2004</text:p>
          </table:table-cell>
          <table:table-cell office:value-type="string" calcext:value-type="string">
            <text:p>The brachyuran community of the coast of Sao Paulo State is represented by about 188 species of crabs inhabiting different kinds of coastal marine environments. The biodiversity of brachyurans found on non-consolidated sublittoral bottom was investigated. The Ubatuba region (Ubatumirim, Ubatuba and Mar Virado bays, Couves and Mar Virado Islands, offshore region) was sampled for 3 years (1998-2000), at depths of 2-40 m. All sampling was performed using a fishing boat equipped with two double-rig nets. We collected 79 brachyuran species representing 9 superfamilies (4 Dromioidea, 1 Homoloidea, 2 Calappoidea, 5 Leucosioidea, 20 Majoidea, 7 Parthenopoidea, 17 Portunoidea, 18 Xanthoidea, and 5 Pinnotheroidea) and 41 genera. Ubatuba bay showed the greatest species richness with 50 species, followed by Ubatumirim with 45 and Mar Virado with 29. The number of species collected represents about 57% of the known species of crabs already reported for the shore of Sao Paulo State. It is worth noticing that this percentage is restricted only to non-consolidated sublittoral bottom. This fact indicates a great biodiversity of the habitat in this studied region, probably one to the diversity of habitat types present in the bays.</text:p>
          </table:table-cell>
          <table:table-cell table:number-columns-repeated="8"/>
          <table:table-cell office:value-type="float" office:value="20" calcext:value-type="float">
            <text:p>20</text:p>
          </table:table-cell>
          <table:table-cell office:value-type="float" office:value="0" calcext:value-type="float">
            <text:p>0</text:p>
          </table:table-cell>
          <table:table-cell office:value-type="float" office:value="20" calcext:value-type="float">
            <text:p>20</text:p>
          </table:table-cell>
          <table:table-cell office:value-type="float" office:value="10" calcext:value-type="float">
            <text:p>10</text:p>
          </table:table-cell>
          <table:table-cell office:value-type="float" office:value="23" calcext:value-type="float">
            <text:p>23</text:p>
          </table:table-cell>
          <table:table-cell table:number-columns-repeated="2"/>
          <table:table-cell office:value-type="string" calcext:value-type="string">
            <text:p>0960-3115</text:p>
          </table:table-cell>
          <table:table-cell/>
          <table:table-cell office:value-type="string" calcext:value-type="string">
            <text:p>WOS:000225691300001</text:p>
          </table:table-cell>
          <table:table-cell table:number-columns-repeated="972"/>
        </table:table-row>
        <table:table-row table:style-name="ro1">
          <table:table-cell office:value-type="string" calcext:value-type="string">
            <text:p>J</text:p>
          </table:table-cell>
          <table:table-cell office:value-type="string" calcext:value-type="string">
            <text:p>Costa, RC; Fransozo, A; Pinheiro, AP</text:p>
          </table:table-cell>
          <table:table-cell table:number-columns-repeated="3"/>
          <table:table-cell office:value-type="string" calcext:value-type="string">
            <text:p>Pinheiro, Allysson/A-8726-2010</text:p>
          </table:table-cell>
          <table:table-cell office:value-type="string" calcext:value-type="string">
            <text:p>Pinheiro, Allysson/0000-0003-1565-6371</text:p>
          </table:table-cell>
          <table:table-cell table:number-columns-repeated="2"/>
          <table:table-cell office:value-type="string" calcext:value-type="string">
            <text:p>Ecological distribution of the shrimp Pleoticus muelleri (Bate, 1888) (Decapoda : Penaeoidea) in southeastern Brazil</text:p>
          </table:table-cell>
          <table:table-cell table:number-columns-repeated="7"/>
          <table:table-cell office:value-type="string" calcext:value-type="string">
            <text:p>HYDROBIOLOGIA</text:p>
          </table:table-cell>
          <table:table-cell table:number-columns-repeated="3"/>
          <table:table-cell office:value-type="float" office:value="529" calcext:value-type="float">
            <text:p>529</text:p>
          </table:table-cell>
          <table:table-cell office:value-type="float" office:value="1" calcext:value-type="float">
            <text:p>1</text:p>
          </table:table-cell>
          <table:table-cell table:number-columns-repeated="2"/>
          <table:table-cell office:value-type="float" office:value="195" calcext:value-type="float">
            <text:p>195</text:p>
          </table:table-cell>
          <table:table-cell office:value-type="float" office:value="203" calcext:value-type="float">
            <text:p>203</text:p>
          </table:table-cell>
          <table:table-cell table:number-columns-repeated="4"/>
          <table:table-cell table:style-name="ce2" office:value-type="date" office:date-value="2004-11-01" calcext:value-type="date">
            <text:p>nov/04</text:p>
          </table:table-cell>
          <table:table-cell office:value-type="float" office:value="2004" calcext:value-type="float">
            <text:p>2004</text:p>
          </table:table-cell>
          <table:table-cell office:value-type="string" calcext:value-type="string">
            <text:p>The abundance and ecological distribution of the shrimp Pleoticus muelleri as a function of certain environmental factors were investigated from January 1998 through December 1999 in the region of Ubatuba, Sao Paulo, Brazil. The collections were made monthly in the bays of Ubatumirim (UBM), Ubatuba (UBA) and Mar Virado (MV). Each bay was divided into six sampling transects, four transects parallel to the shoreline and two near the rocky shores on the opposite side. We employed a commercial shrimp boat equipped with two double-rig nets. A total of 6252 shrimp were collected, including 3321 from MV, 1467 from UBM, and 1464 from UBA. Most of the shrimp were caught in the deeper, higher-salinity areas. The high abundance of P. muelleri observed in the southern part of the region studied was related to a sediments with a higher percentage of silt and clay. The numbers of P. muelleri were positively correlated with periods of cooler temperatures. Thus, temperature and the type of sediment were determinant factors in the distribution of P. muelleri in this region.</text:p>
          </table:table-cell>
          <table:table-cell table:number-columns-repeated="8"/>
          <table:table-cell office:value-type="float" office:value="17" calcext:value-type="float">
            <text:p>17</text:p>
          </table:table-cell>
          <table:table-cell office:value-type="float" office:value="0" calcext:value-type="float">
            <text:p>0</text:p>
          </table:table-cell>
          <table:table-cell office:value-type="float" office:value="16" calcext:value-type="float">
            <text:p>16</text:p>
          </table:table-cell>
          <table:table-cell office:value-type="float" office:value="7" calcext:value-type="float">
            <text:p>7</text:p>
          </table:table-cell>
          <table:table-cell office:value-type="float" office:value="20" calcext:value-type="float">
            <text:p>20</text:p>
          </table:table-cell>
          <table:table-cell table:number-columns-repeated="2"/>
          <table:table-cell office:value-type="string" calcext:value-type="string">
            <text:p>0018-8158</text:p>
          </table:table-cell>
          <table:table-cell/>
          <table:table-cell office:value-type="string" calcext:value-type="string">
            <text:p>WOS:000225042200017</text:p>
          </table:table-cell>
          <table:table-cell table:number-columns-repeated="972"/>
        </table:table-row>
        <table:table-row table:style-name="ro1">
          <table:table-cell office:value-type="string" calcext:value-type="string">
            <text:p>J</text:p>
          </table:table-cell>
          <table:table-cell office:value-type="string" calcext:value-type="string">
            <text:p>Araujo, PB; Quadros, AF; Augusto, MM; Bond-Buckup, G</text:p>
          </table:table-cell>
          <table:table-cell table:number-columns-repeated="3"/>
          <table:table-cell office:value-type="string" calcext:value-type="string">
            <text:p>Araujo, Paula/A-2455-2008; Quadros, Aline/B-2625-2013; Bond-Buckup, Georgina/P-4657-2014</text:p>
          </table:table-cell>
          <table:table-cell office:value-type="string" calcext:value-type="string">
            <text:p>Araujo, Paula/0000-0002-7587-3936; </text:p>
          </table:table-cell>
          <table:table-cell table:number-columns-repeated="2"/>
          <table:table-cell office:value-type="string" calcext:value-type="string">
            <text:p>Postmarsupial development of Atlantoscia floridana (van Name, 1940) (Crustacea, Isopoda, Oniscidea): sexual differentiation and size at onset of sexual maturity</text:p>
          </table:table-cell>
          <table:table-cell table:number-columns-repeated="7"/>
          <table:table-cell office:value-type="string" calcext:value-type="string">
            <text:p>INVERTEBRATE REPRODUCTION &amp; DEVELOPMENT</text:p>
          </table:table-cell>
          <table:table-cell table:number-columns-repeated="3"/>
          <table:table-cell office:value-type="float" office:value="45" calcext:value-type="float">
            <text:p>45</text:p>
          </table:table-cell>
          <table:table-cell office:value-type="float" office:value="3" calcext:value-type="float">
            <text:p>3</text:p>
          </table:table-cell>
          <table:table-cell table:number-columns-repeated="2"/>
          <table:table-cell office:value-type="float" office:value="221" calcext:value-type="float">
            <text:p>221</text:p>
          </table:table-cell>
          <table:table-cell office:value-type="float" office:value="230" calcext:value-type="float">
            <text:p>230</text:p>
          </table:table-cell>
          <table:table-cell/>
          <table:table-cell office:value-type="string" calcext:value-type="string">
            <text:p>10.1080/07924259.2004.9652593</text:p>
          </table:table-cell>
          <table:table-cell table:number-columns-repeated="2"/>
          <table:table-cell table:style-name="ce2" office:value-type="date" office:date-value="2004-11-01" calcext:value-type="date">
            <text:p>nov/04</text:p>
          </table:table-cell>
          <table:table-cell office:value-type="float" office:value="2004" calcext:value-type="float">
            <text:p>2004</text:p>
          </table:table-cell>
          <table:table-cell office:value-type="string" calcext:value-type="string">
            <text:p>The postmarsupial development of Atlantoscia floridana (van Name, 1940) was studied, with emphasis on the sexual differentiation and maturity. Samples were obtained in the Reserva Biologica do Lami, Porto Alegre, RS, Brazil, during 2000 and 2002. Collected animals were reared in the laboratory under temperatures of about 20 +/- 1degreesC and observed daily. Animals preserved in 70% ethanol were used to analyze sexual maturity. Growth was monitored as each animal moulted for evidence of sexual differentiation. The development of the male genitalia and the female genital pore was described across the different juvenile stages. Female sexual maturity was estimated to occur at a minimum size of 1.04 mm. cephalothorax. width. Male sexual maturity was estimated from the morphometric relationship between cephalothorax. width and length of the genital papilla and indicated the puberal moult to occur at a minimum size of 0.77 min cephalothorax width. Identification of the size at which sexual maturity occurs allows recognizing the postmarsupial juvenile stages of both males and females: JU I to JU III for males and JU I to JU VI for females. Males reach sexual maturity in approximately 1.5 months after leaving the marsupium, and females in about 3 months.</text:p>
          </table:table-cell>
          <table:table-cell table:number-columns-repeated="8"/>
          <table:table-cell office:value-type="float" office:value="7" calcext:value-type="float">
            <text:p>7</text:p>
          </table:table-cell>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office:value-type="float" office:value="9" calcext:value-type="float">
            <text:p>9</text:p>
          </table:table-cell>
          <table:table-cell table:number-columns-repeated="2"/>
          <table:table-cell office:value-type="string" calcext:value-type="string">
            <text:p>0168-8170</text:p>
          </table:table-cell>
          <table:table-cell/>
          <table:table-cell office:value-type="string" calcext:value-type="string">
            <text:p>WOS:000225900300006</text:p>
          </table:table-cell>
          <table:table-cell table:number-columns-repeated="972"/>
        </table:table-row>
        <table:table-row table:style-name="ro1">
          <table:table-cell office:value-type="string" calcext:value-type="string">
            <text:p>J</text:p>
          </table:table-cell>
          <table:table-cell office:value-type="string" calcext:value-type="string">
            <text:p>Carvalho, AL; Salgado, LGV; Werneck-de-Carvalho, PC</text:p>
          </table:table-cell>
          <table:table-cell table:number-columns-repeated="3"/>
          <table:table-cell office:value-type="string" calcext:value-type="string">
            <text:p>Salgado, Luiz Gustavo/P-5873-2014</text:p>
          </table:table-cell>
          <table:table-cell table:number-columns-repeated="3"/>
          <table:table-cell office:value-type="string" calcext:value-type="string">
            <text:p>Description of a new species of Lauromacromia Geijskes, 1970 (Odonata : Corduliidae) from Southeastern Brazil</text:p>
          </table:table-cell>
          <table:table-cell table:number-columns-repeated="7"/>
          <table:table-cell office:value-type="string" calcext:value-type="string">
            <text:p>ZOOTAXA</text:p>
          </table:table-cell>
          <table:table-cell table:number-columns-repeated="4"/>
          <table:table-cell office:value-type="float" office:value="666" calcext:value-type="float">
            <text:p>666</text:p>
          </table:table-cell>
          <table:table-cell table:number-columns-repeated="2"/>
          <table:table-cell office:value-type="float" office:value="1" calcext:value-type="float">
            <text:p>1</text:p>
          </table:table-cell>
          <table:table-cell office:value-type="float" office:value="11" calcext:value-type="float">
            <text:p>11</text:p>
          </table:table-cell>
          <table:table-cell table:number-columns-repeated="4"/>
          <table:table-cell office:value-type="string" calcext:value-type="string">
            <text:p>OCT 1 2004</text:p>
          </table:table-cell>
          <table:table-cell office:value-type="float" office:value="2004" calcext:value-type="float">
            <text:p>2004</text:p>
          </table:table-cell>
          <table:table-cell office:value-type="string" calcext:value-type="string">
            <text:p>Lauromacromia picinguaba sp. nov. is described and illustrated based on a series composed by a male and four females from Picinguaba, Ubatuba, Sao Paulo state, Brazil, all obtained from reared larvae. The type material is deposited in the Museu Nacional and the Instituto de Biologia, UFRJ, Rio de Janeiro. This is the first description of a female and the southernmost record for the genus. A key to the genera of Corduliidae occurring in Brazil is appended.</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table:number-columns-repeated="2"/>
          <table:table-cell office:value-type="string" calcext:value-type="string">
            <text:p>1175-5326</text:p>
          </table:table-cell>
          <table:table-cell/>
          <table:table-cell office:value-type="string" calcext:value-type="string">
            <text:p>WOS:000225565600001</text:p>
          </table:table-cell>
          <table:table-cell table:number-columns-repeated="972"/>
        </table:table-row>
        <table:table-row table:style-name="ro1">
          <table:table-cell office:value-type="string" calcext:value-type="string">
            <text:p>J</text:p>
          </table:table-cell>
          <table:table-cell office:value-type="string" calcext:value-type="string">
            <text:p>Bertini, G; Fransozo, A; Braga, AA</text:p>
          </table:table-cell>
          <table:table-cell table:number-columns-repeated="7"/>
          <table:table-cell office:value-type="string" calcext:value-type="string">
            <text:p>Ecological distribution and reproductive period of the hermit crab Loxopagurus loxochelis (Anomura, Diogenidae) on the northern coast of Sao Paulo State, Brazil</text:p>
          </table:table-cell>
          <table:table-cell table:number-columns-repeated="7"/>
          <table:table-cell office:value-type="string" calcext:value-type="string">
            <text:p>JOURNAL OF NATURAL HISTORY</text:p>
          </table:table-cell>
          <table:table-cell table:number-columns-repeated="3"/>
          <table:table-cell office:value-type="float" office:value="38" calcext:value-type="float">
            <text:p>38</text:p>
          </table:table-cell>
          <table:table-cell office:value-type="float" office:value="18" calcext:value-type="float">
            <text:p>18</text:p>
          </table:table-cell>
          <table:table-cell table:number-columns-repeated="2"/>
          <table:table-cell office:value-type="float" office:value="2331" calcext:value-type="float">
            <text:p>2331</text:p>
          </table:table-cell>
          <table:table-cell office:value-type="float" office:value="2344" calcext:value-type="float">
            <text:p>2344</text:p>
          </table:table-cell>
          <table:table-cell/>
          <table:table-cell office:value-type="string" calcext:value-type="string">
            <text:p>10.1080/00222930310001625905</text:p>
          </table:table-cell>
          <table:table-cell table:number-columns-repeated="2"/>
          <table:table-cell office:value-type="string" calcext:value-type="string">
            <text:p>SEP 2004</text:p>
          </table:table-cell>
          <table:table-cell office:value-type="float" office:value="2004" calcext:value-type="float">
            <text:p>2004</text:p>
          </table:table-cell>
          <table:table-cell office:value-type="string" calcext:value-type="string">
            <text:p>The present study aimed to determine the ecological distribution of Loxopagurus loxochelis as a function of selected environmental factors, as well as its reproductive period based on the combined analysis of the presence of ovigerous females and the development of the gonad. The collections were carried out monthly from January to December 2000 in the region of Ubatuba (SP), using a fishing boat equipped with two double rig nets, in isobaths of 5, 10, 15, 20, 25, 30, 35 and 40 m, at which depths samples of sediment and water were collected. The cephalothoracic shield length and sex of the animals were determined; the abdomen was dissected to verify gonad development stages. A total of 334 individuals was obtained ( 196 males, 48 ovigerous females and 90 non-ovigerous females) with sizes varying from 3.0 to 8.6 mm (5.7 +/- 1.0 mm). A greater abundance of L. loxochelis (95.2%) was observed at depths of 20 and 25 m. These sites mainly revealed a substratum stable with a very fine sand fraction, which facilitates the habit of embedding shown by this hermit. With regard to gonadal analysis, it was possible to classify four gonad development stages for each sex: immature, rudimentary, developing and developed. It was observed that in the winter months about 71% of the females had gonads either developing or developed and 67% were ovigerous. Therefore, the winter period can be considered the peak of reproduction for this species, characterizing a typical seasonal-continuous reproduction.</text:p>
          </table:table-cell>
          <table:table-cell table:number-columns-repeated="8"/>
          <table:table-cell office:value-type="float" office:value="8" calcext:value-type="float">
            <text:p>8</text:p>
          </table:table-cell>
          <table:table-cell office:value-type="float" office:value="0" calcext:value-type="float">
            <text:p>0</text:p>
          </table:table-cell>
          <table:table-cell office:value-type="float" office:value="10" calcext:value-type="float">
            <text:p>10</text:p>
          </table:table-cell>
          <table:table-cell office:value-type="float" office:value="5" calcext:value-type="float">
            <text:p>5</text:p>
          </table:table-cell>
          <table:table-cell office:value-type="float" office:value="11" calcext:value-type="float">
            <text:p>11</text:p>
          </table:table-cell>
          <table:table-cell table:number-columns-repeated="2"/>
          <table:table-cell office:value-type="string" calcext:value-type="string">
            <text:p>0022-2933</text:p>
          </table:table-cell>
          <table:table-cell/>
          <table:table-cell office:value-type="string" calcext:value-type="string">
            <text:p>WOS:000221581800004</text:p>
          </table:table-cell>
          <table:table-cell table:number-columns-repeated="972"/>
        </table:table-row>
        <table:table-row table:style-name="ro1">
          <table:table-cell office:value-type="string" calcext:value-type="string">
            <text:p>J</text:p>
          </table:table-cell>
          <table:table-cell office:value-type="string" calcext:value-type="string">
            <text:p>Mendes, HF; Andersen, T; Saether, OA</text:p>
          </table:table-cell>
          <table:table-cell table:number-columns-repeated="7"/>
          <table:table-cell office:value-type="string" calcext:value-type="string">
            <text:p>A review of Antillocladius Saether, 1981; Compterosmittia Saether, 1981 and Litocladius new genus (Chironomidae, Orthocladiinae)</text:p>
          </table:table-cell>
          <table:table-cell table:number-columns-repeated="7"/>
          <table:table-cell office:value-type="string" calcext:value-type="string">
            <text:p>ZOOTAXA</text:p>
          </table:table-cell>
          <table:table-cell table:number-columns-repeated="4"/>
          <table:table-cell office:value-type="float" office:value="594" calcext:value-type="float">
            <text:p>594</text:p>
          </table:table-cell>
          <table:table-cell table:number-columns-repeated="2"/>
          <table:table-cell office:value-type="float" office:value="1" calcext:value-type="float">
            <text:p>1</text:p>
          </table:table-cell>
          <table:table-cell office:value-type="float" office:value="82" calcext:value-type="float">
            <text:p>82</text:p>
          </table:table-cell>
          <table:table-cell table:number-columns-repeated="4"/>
          <table:table-cell office:value-type="string" calcext:value-type="string">
            <text:p>AUG 6 2004</text:p>
          </table:table-cell>
          <table:table-cell office:value-type="float" office:value="2004" calcext:value-type="float">
            <text:p>2004</text:p>
          </table:table-cell>
          <table:table-cell office:value-type="string" calcext:value-type="string">
            <text:p>A parsimony analysis of recently collected species sharing several features such as scalpellate acrostichals, often setae apically on the wing membrane and often strongly extended costa, together with 38 genera show that the collected species can be assigned to Antillocladius Saether, 1981, Compterosmittia Saether, 1981, and one new genus, Litocladius. Nine new species of Antillocladius are described and figured as male imagines: A. calakmulensis, A. herradurus and A. zempoalensis from Mexico; A. venequatoriensis from Ecuador and Venezuela; A. ubatuba from Brazil and Venezuela; and A. biota, A. folius, A. musci, and A. sooretama from Brazil. The female of A. musci, the pupae of A. antecalvus Saether, A. folius, and A. musci, and the larvae of A. folius and A. musci are also described and figured. New records of A. antecalvus Saether from Brazil and Venezuela; of A. arcuatus Saether from Brazil, Mexico and Venezuela; A. pluspilalus Saether from Ecuador and Mexico and of A. zhengi Wang and Saether from Thailand are given. The genus Antillocladius Saether, 1981, originally described from the British West Indies, now includes 15 species from North, Central and South America, Russia, China and Thailand. Keys to all known males, females, pupae and larvae are given. Four new species of Compterosmittia are described and figured as male imagines: C. aberrans from Costa Rica; C. croizati from Brazil and Venezuela; C. pittieri from Venezuela; and C. berui from Brazil. The genus Compterosmittia Saether, 1981, originally described from the British West Indies, now includes 8 to 10 species from North, Central and South America, Australia, Oceania and Southeast Asia. A key to male imagines is given. The new genus, Litocladius, includes a single species, L. mateusi, described as male, female and pupa. The immatures of all three genera are terrestrial or associated with phytotelmata, and notes on their biology and larval habitats are included.</text:p>
          </table:table-cell>
          <table:table-cell table:number-columns-repeated="8"/>
          <table:table-cell office:value-type="float" office:value="14" calcext:value-type="float">
            <text:p>14</text:p>
          </table:table-cell>
          <table:table-cell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office:value-type="float" office:value="18" calcext:value-type="float">
            <text:p>18</text:p>
          </table:table-cell>
          <table:table-cell table:number-columns-repeated="2"/>
          <table:table-cell office:value-type="string" calcext:value-type="string">
            <text:p>1175-5326</text:p>
          </table:table-cell>
          <table:table-cell/>
          <table:table-cell office:value-type="string" calcext:value-type="string">
            <text:p>WOS:000225392100001</text:p>
          </table:table-cell>
          <table:table-cell table:number-columns-repeated="972"/>
        </table:table-row>
        <table:table-row table:style-name="ro1">
          <table:table-cell office:value-type="string" calcext:value-type="string">
            <text:p>J</text:p>
          </table:table-cell>
          <table:table-cell office:value-type="string" calcext:value-type="string">
            <text:p>Mantelatto, FL; Faria, FCR; Biagi, R; Melo, GAS</text:p>
          </table:table-cell>
          <table:table-cell table:number-columns-repeated="3"/>
          <table:table-cell office:value-type="string" calcext:value-type="string">
            <text:p>Faria, Fabiola/L-8441-2013</text:p>
          </table:table-cell>
          <table:table-cell table:number-columns-repeated="3"/>
          <table:table-cell office:value-type="string" calcext:value-type="string">
            <text:p>Majoid from crabs community (Crustacea : Decapoda) infralittoral rocky/sandy bottom of Anchieta Island, Ubatuba</text:p>
          </table:table-cell>
          <table:table-cell table:number-columns-repeated="7"/>
          <table:table-cell office:value-type="string" calcext:value-type="string">
            <text:p>BRAZILIAN ARCHIVES OF BIOLOGY AND TECHNOLOGY</text:p>
          </table:table-cell>
          <table:table-cell table:number-columns-repeated="3"/>
          <table:table-cell office:value-type="float" office:value="47" calcext:value-type="float">
            <text:p>47</text:p>
          </table:table-cell>
          <table:table-cell office:value-type="float" office:value="2" calcext:value-type="float">
            <text:p>2</text:p>
          </table:table-cell>
          <table:table-cell table:number-columns-repeated="2"/>
          <table:table-cell office:value-type="float" office:value="273" calcext:value-type="float">
            <text:p>273</text:p>
          </table:table-cell>
          <table:table-cell office:value-type="float" office:value="279" calcext:value-type="float">
            <text:p>279</text:p>
          </table:table-cell>
          <table:table-cell table:number-columns-repeated="4"/>
          <table:table-cell table:style-name="ce2" office:value-type="date" office:date-value="2004-06-01" calcext:value-type="date">
            <text:p>jun/04</text:p>
          </table:table-cell>
          <table:table-cell office:value-type="float" office:value="2004" calcext:value-type="float">
            <text:p>2004</text:p>
          </table:table-cell>
          <table:table-cell office:value-type="string" calcext:value-type="string">
            <text:p>The aim of the present study was to characterize the composition of Majoidea crabs inhabiting the infralittoral rocky/sandy bottom of Anchieta Island (Ubatuba), from north coast of Sao Paulo State. Crabs were collected monthly during 1999 and 2000 by using SCUBA and cages. The occurrence of eight species of majoids (Epialtus brasiliensis. Mithraculus Forceps, Mithrax braziliensis, Mithrax hispidus, Mithrax tortugae, Pelia rotunda, Pitho Iherminieri and Stenorhynchus seticornis) was registered and corresponded to 24.2% of total of majid crabs recorded in the coast of Sao Paulo State. Mithraculus forceps, Mithrax tortugae and Stenorhynchus seticornis were most abundant in samples and constituted populations that belonged to the brachyuran community of the studied area. The taxocoenosis of the area was dominated by M. forceps (57.62%). The occurence of Mithrax braziliensis in the present study enlarged its south distribution to the of Sao Paulo State.</text:p>
          </table:table-cell>
          <table:table-cell table:number-columns-repeated="8"/>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5" calcext:value-type="float">
            <text:p>5</text:p>
          </table:table-cell>
          <table:table-cell office:value-type="float" office:value="11" calcext:value-type="float">
            <text:p>11</text:p>
          </table:table-cell>
          <table:table-cell table:number-columns-repeated="2"/>
          <table:table-cell office:value-type="string" calcext:value-type="string">
            <text:p>1516-8913</text:p>
          </table:table-cell>
          <table:table-cell/>
          <table:table-cell office:value-type="string" calcext:value-type="string">
            <text:p>WOS:000221996900015</text:p>
          </table:table-cell>
          <table:table-cell table:number-columns-repeated="972"/>
        </table:table-row>
        <table:table-row table:style-name="ro1">
          <table:table-cell office:value-type="string" calcext:value-type="string">
            <text:p>J</text:p>
          </table:table-cell>
          <table:table-cell office:value-type="string" calcext:value-type="string">
            <text:p>Martins, Cibele C.; Bovi, Marilene L. A.; Nakagawa, João; Godoy Júnior, Gentil</text:p>
          </table:table-cell>
          <table:table-cell table:number-columns-repeated="3"/>
          <table:table-cell office:value-type="string" calcext:value-type="string">
            <text:p>Martins, Cibele /G-9080-2012</text:p>
          </table:table-cell>
          <table:table-cell table:number-columns-repeated="3"/>
          <table:table-cell office:value-type="string" calcext:value-type="string">
            <text:p>Temporary storage of jussara palm seeds: effects of time, temperature and pulp on germination and vigor</text:p>
          </table:table-cell>
          <table:table-cell office:value-type="string" calcext:value-type="string">
            <text:p>Armazenamento temporário de sementes da palmeira juçara: efeitos do tempo, temperatura e polpa na germinação e vigor</text:p>
          </table:table-cell>
          <table:table-cell table:number-columns-repeated="6"/>
          <table:table-cell office:value-type="string" calcext:value-type="string">
            <text:p>Horticultura Brasileira</text:p>
          </table:table-cell>
          <table:table-cell table:number-columns-repeated="3"/>
          <table:table-cell office:value-type="float" office:value="22" calcext:value-type="float">
            <text:p>22</text:p>
          </table:table-cell>
          <table:table-cell office:value-type="float" office:value="2" calcext:value-type="float">
            <text:p>2</text:p>
          </table:table-cell>
          <table:table-cell table:number-columns-repeated="2"/>
          <table:table-cell office:value-type="float" office:value="271" calcext:value-type="float">
            <text:p>271</text:p>
          </table:table-cell>
          <table:table-cell office:value-type="float" office:value="276" calcext:value-type="float">
            <text:p>276</text:p>
          </table:table-cell>
          <table:table-cell/>
          <table:table-cell office:value-type="string" calcext:value-type="string">
            <text:p>10.1590/S0102-05362004000200021</text:p>
          </table:table-cell>
          <table:table-cell table:number-columns-repeated="2"/>
          <table:table-cell office:value-type="string" calcext:value-type="string">
            <text:p>2004-06</text:p>
          </table:table-cell>
          <table:table-cell office:value-type="float" office:value="2004" calcext:value-type="float">
            <text:p>2004</text:p>
          </table:table-cell>
          <table:table-cell office:value-type="string" calcext:value-type="string">
            <text:p>Seeds of jussara palm (Euterpe edulis Mart.) are recalcitrant, presenting low longevity, high sensitivity to dehydration and to low temperatures of storage. Temperature conditions for temporary preservation of those seeds, with and without pulp, were studied. Mature fruits were harvested from 24 plants belonging to the palm collection of the Instituto Agronômico (IAC) located at Ubatuba, São Paulo State, Brazil, and taken in moisture-proof containers to the Universidade Estadual de São Paulo, in Botucatu, São Paulo State. Half of the fruits were shelled and the seeds stored, with and without pulp, in sealed plastic bags (20 µm thick) maintained in chambers with temperatures of 5; 10; 15 and 20-30ºC. Samples for the quality tests were taken at 0; 3; 6; 9 and 12 days after fruit harvest. Seeds stored with pulp were immediately shelled before test installation. Several characteristics were evaluated, especially seed water content, germination rate, seedling length and dry matter. There is a positive after-ripening effect on Euterpe edulis seeds. A period of storage of 9 to 12 days, after fruit harvest and before sowing, favored germination and vigor of jussara seeds. These effects were higher in shelled seeds when compared to unshelled ones. Short-term storage temperatures ranging from 5 to 20-30ºC are equally adequate for the preservation of seeds without pulp, but should not exceed 20ºC for those with pulp, since a decrease in germination and vigor, and an increase in rotted germinative button and dead seeds were observed at 20-30ºC temperature.</text:p>
          </table:table-cell>
          <table:table-cell/>
          <table:table-cell office:value-type="string" calcext:value-type="string">
            <text:p>As sementes da palmeira juçara (Euterpe edulis Mart.) são recalcitrantes, apresentando baixa longevidade e sensibilidade à desidratação e ao armazenamento em temperaturas baixas. Neste trabalho foram estudadas condições de temperatura mais adequadas ao armazenamento temporário destas sementes com e sem a polpa. Frutos maduros foram colhidos em 24 plantas provenientes da coleção de palmeiras do Instituto Agronômico (IAC) localizada em Ubatuba, estado de São Paulo, e encaminhadas, em embalagem impermeável, à Faculdade de Ciências Agronômicas da UNESP, Campus de Botucatu (SP). Metade dos frutos foi despolpada e outra metade foi mantida com polpa, sendo ambas armazenadas em sacos fechados de polietileno (20 µm de espessura) mantidos em temperaturas de 5; 10; 15 e 20-30ºC. Amostras para os testes de qualidade foram retiradas aos 0; 3; 6; 9 e 12 dias após a colheita dos frutos. As sementes armazenadas com polpa foram despolpadas imediatamente antes da instalação dos testes. Foram avaliados o grau de umidade das sementes, porcentagem de germinação, comprimento e matéria seca das plântulas. Os resultados mostraram que há efeito positivo de pós-amadurecimento em sementes de Euterpe edulis. Um período de armazenamento de 9 a 12 dias, após a colheita e antes da semeadura, favoreceu a germinação e o vigor das sementes de juçara. Os efeitos foram maiores para sementes armazenadas sem polpa do que com polpa. Temperaturas na faixa de 5 a 20-30ºC são igualmente adequadas para o armazenamento temporário de sementes sem polpa. No entanto, para sementes com polpa, a temperatura de armazenamento não deve exceder a 20ºC, visto que um decréscimo na germinação e no vigor e um acréscimo no número de botões germinativos apodrecidos e sementes mortas foram observados na temperatura de 20-30ºC.</text:p>
          </table:table-cell>
          <table:table-cell table:number-columns-repeated="6"/>
          <table:table-cell office:value-type="float" office:value="6" calcext:value-type="float">
            <text:p>6</text:p>
          </table:table-cell>
          <table:table-cell office:value-type="float" office:value="0" calcext:value-type="float">
            <text:p>0</text:p>
          </table:table-cell>
          <table:table-cell table:number-columns-repeated="2" office:value-type="float" office:value="4" calcext:value-type="float">
            <text:p>4</text:p>
          </table:table-cell>
          <table:table-cell office:value-type="float" office:value="7" calcext:value-type="float">
            <text:p>7</text:p>
          </table:table-cell>
          <table:table-cell table:number-columns-repeated="2"/>
          <table:table-cell office:value-type="string" calcext:value-type="string">
            <text:p>0102-0536</text:p>
          </table:table-cell>
          <table:table-cell/>
          <table:table-cell office:value-type="string" calcext:value-type="string">
            <text:p>SCIELO:S0102-05362004000200021</text:p>
          </table:table-cell>
          <table:table-cell table:number-columns-repeated="972"/>
        </table:table-row>
        <table:table-row table:style-name="ro1">
          <table:table-cell office:value-type="string" calcext:value-type="string">
            <text:p>J</text:p>
          </table:table-cell>
          <table:table-cell office:value-type="string" calcext:value-type="string">
            <text:p>da Costa, RC; Fransozo, A</text:p>
          </table:table-cell>
          <table:table-cell table:number-columns-repeated="7"/>
          <table:table-cell office:value-type="string" calcext:value-type="string">
            <text:p>Reproductive biology of the shrimp Rimapenaeus constrictus (Decapoda, Penaeidae) in the Ubatuba region of Brazil</text:p>
          </table:table-cell>
          <table:table-cell table:number-columns-repeated="7"/>
          <table:table-cell office:value-type="string" calcext:value-type="string">
            <text:p>JOURNAL OF CRUSTACEAN BIOLOGY</text:p>
          </table:table-cell>
          <table:table-cell table:number-columns-repeated="3"/>
          <table:table-cell office:value-type="float" office:value="24" calcext:value-type="float">
            <text:p>24</text:p>
          </table:table-cell>
          <table:table-cell office:value-type="float" office:value="2" calcext:value-type="float">
            <text:p>2</text:p>
          </table:table-cell>
          <table:table-cell table:number-columns-repeated="2"/>
          <table:table-cell office:value-type="float" office:value="274" calcext:value-type="float">
            <text:p>274</text:p>
          </table:table-cell>
          <table:table-cell office:value-type="float" office:value="281" calcext:value-type="float">
            <text:p>281</text:p>
          </table:table-cell>
          <table:table-cell/>
          <table:table-cell office:value-type="string" calcext:value-type="string">
            <text:p>10.1651/C-2437</text:p>
          </table:table-cell>
          <table:table-cell table:number-columns-repeated="2"/>
          <table:table-cell office:value-type="string" calcext:value-type="string">
            <text:p>MAY 2004</text:p>
          </table:table-cell>
          <table:table-cell office:value-type="float" office:value="2004" calcext:value-type="float">
            <text:p>2004</text:p>
          </table:table-cell>
          <table:table-cell office:value-type="string" calcext:value-type="string">
            <text:p>Sexual maturity, temporal reproductive pattern, and recruitment of juveniles were examined for the shrimp Rimapenaeus constrictus at three different bays in the Ubatuba region (Mar Virado, Ubatuba, and Ubatumirim), State of Sao Paulo (23degreesS 45degreesW). Monthly samples were taken from January 1998 to December 1999. The presence or absence of mating plugs (associated with mating and insemination) and ovarian maturity were used to examine breeding in adult females. The whole sample comprised 3863 females and 1468 males. Estimates of size (carapace length) at the onset of sexual maturity were 7.0 mm and 7.8 mm for males and females, respectively. Higher percentage of females bearing ripe gonads was observed during spring and Summer over the course of the study, contrasting to the low proportion in fall 1998 and winter 1999. Juvenile shrimps were sampled year-round. These results suggest a continuous reproductive pattern for R. constrictus. Mating, spawning, and juvenile recruitment took place mostly in shallow waters up to 20-m depths in the study region. Warm to mild temperatures may favour the spawning pattern observed in this species. The classical paradigm of continuous reproduction at lower latitudes, with increased seasonality of breeding period at higher latitudes. seems to apply to this species.</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0278-0372</text:p>
          </table:table-cell>
          <table:table-cell/>
          <table:table-cell office:value-type="string" calcext:value-type="string">
            <text:p>WOS:000222068600006</text:p>
          </table:table-cell>
          <table:table-cell table:number-columns-repeated="972"/>
        </table:table-row>
        <table:table-row table:style-name="ro1">
          <table:table-cell office:value-type="string" calcext:value-type="string">
            <text:p>J</text:p>
          </table:table-cell>
          <table:table-cell office:value-type="string" calcext:value-type="string">
            <text:p>Costa, RC; Fransozo, A</text:p>
          </table:table-cell>
          <table:table-cell table:number-columns-repeated="7"/>
          <table:table-cell office:value-type="string" calcext:value-type="string">
            <text:p>Abundance and ecologic distribution of the shrimp Rimapenaeus constrictus (Crustacea : Penaeidae) on the northern coast of Sao Paulo State, Brazil</text:p>
          </table:table-cell>
          <table:table-cell table:number-columns-repeated="7"/>
          <table:table-cell office:value-type="string" calcext:value-type="string">
            <text:p>JOURNAL OF NATURAL HISTORY</text:p>
          </table:table-cell>
          <table:table-cell table:number-columns-repeated="3"/>
          <table:table-cell office:value-type="float" office:value="38" calcext:value-type="float">
            <text:p>38</text:p>
          </table:table-cell>
          <table:table-cell office:value-type="float" office:value="7" calcext:value-type="float">
            <text:p>7</text:p>
          </table:table-cell>
          <table:table-cell table:number-columns-repeated="2"/>
          <table:table-cell office:value-type="float" office:value="901" calcext:value-type="float">
            <text:p>901</text:p>
          </table:table-cell>
          <table:table-cell office:value-type="float" office:value="912" calcext:value-type="float">
            <text:p>912</text:p>
          </table:table-cell>
          <table:table-cell/>
          <table:table-cell office:value-type="string" calcext:value-type="string">
            <text:p>10.1080/0022293021000046441</text:p>
          </table:table-cell>
          <table:table-cell table:number-columns-repeated="2"/>
          <table:table-cell office:value-type="string" calcext:value-type="string">
            <text:p>APR 10 2004</text:p>
          </table:table-cell>
          <table:table-cell office:value-type="float" office:value="2004" calcext:value-type="float">
            <text:p>2004</text:p>
          </table:table-cell>
          <table:table-cell office:value-type="string" calcext:value-type="string">
            <text:p>The abundance and ecologic distribution of the shrimp R. constrictus were compared among three different embayments within the northern coast of Sao Paulo State (23degreesS, 45degreesW); i.e. Mar Virado (MV), Ubatuba (UBA) and Ubatumirim (UBM). Key environmental factors were monitored for a better understanding of the distributional patterns of this species, namely temperature, salinity, depth, organic matter content and texture of sediments. In each bay, six transects were delimited, four parallel to the coastline and the other two in areas adjacent to rocky shores. Monthly samples were taken over a 2-year period (1998 and 1999), using a shrimp fishing boat equipped with double-rig nets. Abundance data were treated separately according to environmental characteristics. A total of 4978 specimens was obtained; 921 at MV, 1948 at UBA and 2109 at UBM. The spatial distribution of R. constrictus differed among bays. Higher abundance values were recorded at areas where silt and clay comprised less than 70% of the sediment. A more diversified sediment at UBM and UBA apparently favours the establishment of this species in the region. Its abundance also followed a seasonal trend, higher during spring and summer when intrusions of cold South Atlantic Coastal Waters (SACW) are frequent, promoting the migration of this shrimp to more sheltered areas. These results suggest that sediment type and temperature are the most important variables affecting the spatial and seasonal distribution of this species.</text:p>
          </table:table-cell>
          <table:table-cell table:number-columns-repeated="8"/>
          <table:table-cell office:value-type="float" office:value="11" calcext:value-type="float">
            <text:p>11</text:p>
          </table:table-cell>
          <table:table-cell office:value-type="float" office:value="0" calcext:value-type="float">
            <text:p>0</text:p>
          </table:table-cell>
          <table:table-cell office:value-type="float" office:value="14" calcext:value-type="float">
            <text:p>14</text:p>
          </table:table-cell>
          <table:table-cell office:value-type="float" office:value="5" calcext:value-type="float">
            <text:p>5</text:p>
          </table:table-cell>
          <table:table-cell office:value-type="float" office:value="15" calcext:value-type="float">
            <text:p>15</text:p>
          </table:table-cell>
          <table:table-cell table:number-columns-repeated="2"/>
          <table:table-cell office:value-type="string" calcext:value-type="string">
            <text:p>0022-2933</text:p>
          </table:table-cell>
          <table:table-cell/>
          <table:table-cell office:value-type="string" calcext:value-type="string">
            <text:p>WOS:000186393600005</text:p>
          </table:table-cell>
          <table:table-cell table:number-columns-repeated="972"/>
        </table:table-row>
        <table:table-row table:style-name="ro1">
          <table:table-cell office:value-type="string" calcext:value-type="string">
            <text:p>J</text:p>
          </table:table-cell>
          <table:table-cell office:value-type="string" calcext:value-type="string">
            <text:p>Haddad, CFB; Sazima, I</text:p>
          </table:table-cell>
          <table:table-cell table:number-columns-repeated="3"/>
          <table:table-cell office:value-type="string" calcext:value-type="string">
            <text:p>Haddad, Celio/C-4267-2012</text:p>
          </table:table-cell>
          <table:table-cell table:number-columns-repeated="3"/>
          <table:table-cell office:value-type="string" calcext:value-type="string">
            <text:p>A new species of Physalaemus (Amphibia; Leptodactylidae) from the Atlantic forest in southeastern Brazil</text:p>
          </table:table-cell>
          <table:table-cell table:number-columns-repeated="7"/>
          <table:table-cell office:value-type="string" calcext:value-type="string">
            <text:p>ZOOTAXA</text:p>
          </table:table-cell>
          <table:table-cell table:number-columns-repeated="4"/>
          <table:table-cell office:value-type="float" office:value="479" calcext:value-type="float">
            <text:p>479</text:p>
          </table:table-cell>
          <table:table-cell table:number-columns-repeated="2"/>
          <table:table-cell office:value-type="float" office:value="1" calcext:value-type="float">
            <text:p>1</text:p>
          </table:table-cell>
          <table:table-cell office:value-type="float" office:value="12" calcext:value-type="float">
            <text:p>12</text:p>
          </table:table-cell>
          <table:table-cell table:number-columns-repeated="4"/>
          <table:table-cell office:value-type="string" calcext:value-type="string">
            <text:p>MAR 31 2004</text:p>
          </table:table-cell>
          <table:table-cell office:value-type="float" office:value="2004" calcext:value-type="float">
            <text:p>2004</text:p>
          </table:table-cell>
          <table:table-cell office:value-type="string" calcext:value-type="string">
            <text:p>A new species of leptodactylid frog, Physalaemus atlanticus, is described from Ubatuba, northern coast of Sao Paulo in southeastern Brazil. The new species belongs to the Physalaemus signifer species group and is characterized by the following set of characters: small size (males 20.1-22.1 mm SVL, females 21.0-23.9 mm SVL); canthus rostralis distinct; dorsal skin texture smooth to slightly rugose; belly orange in life; advertisement call with duration of 0.6-0.84 s and frequency between 0.9-1.8 kHz. Descriptions of the advertisement call and tadpole are provided, as well as information on natural history.</text:p>
          </table:table-cell>
          <table:table-cell table:number-columns-repeated="8"/>
          <table:table-cell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office:value-type="float" office:value="1" calcext:value-type="float">
            <text:p>1</text:p>
          </table:table-cell>
          <table:table-cell office:value-type="float" office:value="15" calcext:value-type="float">
            <text:p>15</text:p>
          </table:table-cell>
          <table:table-cell table:number-columns-repeated="2"/>
          <table:table-cell office:value-type="string" calcext:value-type="string">
            <text:p>1175-5334</text:p>
          </table:table-cell>
          <table:table-cell/>
          <table:table-cell office:value-type="string" calcext:value-type="string">
            <text:p>WOS:000224893000001</text:p>
          </table:table-cell>
          <table:table-cell table:number-columns-repeated="972"/>
        </table:table-row>
        <table:table-row table:style-name="ro1">
          <table:table-cell office:value-type="string" calcext:value-type="string">
            <text:p>J</text:p>
          </table:table-cell>
          <table:table-cell office:value-type="string" calcext:value-type="string">
            <text:p>Visnadi, Sandra Regina</text:p>
          </table:table-cell>
          <table:table-cell table:number-columns-repeated="7"/>
          <table:table-cell office:value-type="string" calcext:value-type="string">
            <text:p>Briófitas de praias do Estado de São Paulo, Brasil</text:p>
          </table:table-cell>
          <table:table-cell office:value-type="string" calcext:value-type="string">
            <text:p>Bryophytes from sea-shores of the São Paulo State, Brazil</text:p>
          </table:table-cell>
          <table:table-cell table:number-columns-repeated="6"/>
          <table:table-cell office:value-type="string" calcext:value-type="string">
            <text:p>Acta Botanica Brasilica</text:p>
          </table:table-cell>
          <table:table-cell table:number-columns-repeated="3"/>
          <table:table-cell office:value-type="float" office:value="18" calcext:value-type="float">
            <text:p>18</text:p>
          </table:table-cell>
          <table:table-cell office:value-type="float" office:value="1" calcext:value-type="float">
            <text:p>1</text:p>
          </table:table-cell>
          <table:table-cell table:number-columns-repeated="2"/>
          <table:table-cell office:value-type="float" office:value="91" calcext:value-type="float">
            <text:p>91</text:p>
          </table:table-cell>
          <table:table-cell office:value-type="float" office:value="97" calcext:value-type="float">
            <text:p>97</text:p>
          </table:table-cell>
          <table:table-cell/>
          <table:table-cell office:value-type="string" calcext:value-type="string">
            <text:p>10.1590/S0102-33062004000100008</text:p>
          </table:table-cell>
          <table:table-cell table:number-columns-repeated="2"/>
          <table:table-cell office:value-type="string" calcext:value-type="string">
            <text:p>2004-03</text:p>
          </table:table-cell>
          <table:table-cell office:value-type="float" office:value="2004" calcext:value-type="float">
            <text:p>2004</text:p>
          </table:table-cell>
          <table:table-cell office:value-type="string" calcext:value-type="string">
            <text:p>This paper is a list of the bryophytes found in sandy and saline conditions under action of waves and winds of sea-shores in Ubatuba, Bertioga and Peruíbe Municipalities, São Paulo State, Brazil. The group does not exist in marine environments. The material is deposited in SP and HRCB herbarium. The 108 exsiccatae with 67 samples of hepatics and 59 samples of mosses include 25 families, 49 genera and 77 species of bryophytes. Concerning to hepatics, the largest number of genera and species were found in Lejeuneaceae and Lejeunea, respectively. The same was observed on Orthotrichaceae and Bryum for mosses. Twenty-nine species are cited for the first time for these kind of substrates as soil, bark of shrubs and rocks. The hepatics Ceratolejeunea laetefusca (Austin) R.M. Schust., Colura ulei Ast., Lejeunea bermudiana (A. Evans) R.M. Schust. and the mosses Calymperes afzelii Sw., Fissidens serratus Müll. Hal., and Weissia controversa Hedw. are new records for São Paulo State. The hepatics occur in larger number of genera and species than mosses. All species are new records for sea-shores areas.</text:p>
          </table:table-cell>
          <table:table-cell/>
          <table:table-cell office:value-type="string" calcext:value-type="string">
            <text:p>O trabalho compõe-se de uma lista de briófitas, um grupo de plantas ausente em ambientes marinhos, porém ocorrente em condições arenosas e salinas e sob ação das ondas e dos ventos nas praias de Ubatuba, Bertioga e Peruíbe, no Estado de São Paulo. O material coletado encontra-se depositado nos herbários SP e HRCB. As 108 exsicatas com 67 amostras de hepáticas e 59 amostras de musgos incluem 25 famílias, 49 gêneros e 77 espécies de briófitas. Os maiores números de gêneros e espécies foram observados em Lejeuneaceae e Lejeunea, respectivamente, entre as hepáticas. O mesmo pode ser dito para Orthotrichaceae e Bryum, quanto aos musgos. São citadas 29 espécies, pela primeira vez, para determinados tipos de substratos como solo, casca de arbustos e rochas. As hepáticas Ceratolejeunea laetefusca (Austin) R.M. Schust., Colura ulei Ast., Lejeunea bermudiana (A. Evans) R.M. Schust. e os musgos Calymperes afzelii Sw., Fissidens serratus Müll. Hal. e Weissia controversa Hedw. são citados pela primeria vez para o Estado de São Paulo. As hepáticas superaram os musgos em número de gêneros e espécies. Todas as espécies listadas são citadas pela primeira vez para praias.</text:p>
          </table:table-cell>
          <table:table-cell table:number-columns-repeated="6"/>
          <table:table-cell office:value-type="float" office:value="2" calcext:value-type="float">
            <text:p>2</text:p>
          </table:table-cell>
          <table:table-cell office:value-type="float" office:value="0" calcext:value-type="float">
            <text:p>0</text:p>
          </table:table-cell>
          <table:table-cell office:value-type="float" office:value="6" calcext:value-type="float">
            <text:p>6</text:p>
          </table:table-cell>
          <table:table-cell office:value-type="float" office:value="2" calcext:value-type="float">
            <text:p>2</text:p>
          </table:table-cell>
          <table:table-cell office:value-type="float" office:value="7" calcext:value-type="float">
            <text:p>7</text:p>
          </table:table-cell>
          <table:table-cell table:number-columns-repeated="2"/>
          <table:table-cell office:value-type="string" calcext:value-type="string">
            <text:p>0102-3306</text:p>
          </table:table-cell>
          <table:table-cell/>
          <table:table-cell office:value-type="string" calcext:value-type="string">
            <text:p>SCIELO:S0102-33062004000100008</text:p>
          </table:table-cell>
          <table:table-cell table:number-columns-repeated="972"/>
        </table:table-row>
        <table:table-row table:style-name="ro1">
          <table:table-cell office:value-type="string" calcext:value-type="string">
            <text:p>J</text:p>
          </table:table-cell>
          <table:table-cell office:value-type="string" calcext:value-type="string">
            <text:p>Cunningham, PTM; Saul, AD</text:p>
          </table:table-cell>
          <table:table-cell table:number-columns-repeated="7"/>
          <table:table-cell office:value-type="string" calcext:value-type="string">
            <text:p>Spatial partition of artificial structures by fish at the surroundings of the conservation unit - Parque Estadual da Ilha Anchieta, SP, Brazil</text:p>
          </table:table-cell>
          <table:table-cell table:number-columns-repeated="7"/>
          <table:table-cell office:value-type="string" calcext:value-type="string">
            <text:p>BRAZILIAN ARCHIVES OF BIOLOGY AND TECHNOLOGY</text:p>
          </table:table-cell>
          <table:table-cell table:number-columns-repeated="3"/>
          <table:table-cell office:value-type="float" office:value="47" calcext:value-type="float">
            <text:p>47</text:p>
          </table:table-cell>
          <table:table-cell office:value-type="float" office:value="1" calcext:value-type="float">
            <text:p>1</text:p>
          </table:table-cell>
          <table:table-cell table:number-columns-repeated="2"/>
          <table:table-cell office:value-type="float" office:value="113" calcext:value-type="float">
            <text:p>113</text:p>
          </table:table-cell>
          <table:table-cell office:value-type="float" office:value="120" calcext:value-type="float">
            <text:p>120</text:p>
          </table:table-cell>
          <table:table-cell/>
          <table:table-cell office:value-type="string" calcext:value-type="string">
            <text:p>10.1590/S1516-89132004000100015</text:p>
          </table:table-cell>
          <table:table-cell table:number-columns-repeated="2"/>
          <table:table-cell table:style-name="ce2" office:value-type="date" office:date-value="2004-03-01" calcext:value-type="date">
            <text:p>mar/04</text:p>
          </table:table-cell>
          <table:table-cell office:value-type="float" office:value="2004" calcext:value-type="float">
            <text:p>2004</text:p>
          </table:table-cell>
          <table:table-cell office:value-type="string" calcext:value-type="string">
            <text:p>The aim of this work was to study the spatial partition dynamics of fish at artificial structures. Holed structured concrete blocks were used to construct eight identical artificial structures and disposed between 3m-6m depths. Installation was made in two steps during 1996 (May/June and November/December) and daily observations were carried out during 30 consecutive days SCUBA diving. The artificial reef areas were used in discriminated ways by the fish community and was most probably influenced by several factor, mainly biotic. The results of the Krustal-Wallis test led to the refutation of the hypothesis that the artificial structure spaces were shared and randomly used by fish.</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2"/>
          <table:table-cell office:value-type="string" calcext:value-type="string">
            <text:p>1516-8913</text:p>
          </table:table-cell>
          <table:table-cell/>
          <table:table-cell office:value-type="string" calcext:value-type="string">
            <text:p>WOS:000221826600015</text:p>
          </table:table-cell>
          <table:table-cell table:number-columns-repeated="972"/>
        </table:table-row>
        <table:table-row table:style-name="ro1">
          <table:table-cell office:value-type="string" calcext:value-type="string">
            <text:p>J</text:p>
          </table:table-cell>
          <table:table-cell office:value-type="string" calcext:value-type="string">
            <text:p>Santos, Maria Fernanda Lopes dos; Pires-Vanin, Ana Maria S.</text:p>
          </table:table-cell>
          <table:table-cell table:number-columns-repeated="7"/>
          <table:table-cell office:value-type="string" calcext:value-type="string">
            <text:p>Structure and dynamics of the macrobenthic communities of Ubatuba Bay, southeastern Brazilian Coast</text:p>
          </table:table-cell>
          <table:table-cell table:number-columns-repeated="7"/>
          <table:table-cell office:value-type="string" calcext:value-type="string">
            <text:p>Brazilian Journal of Oceanography</text:p>
          </table:table-cell>
          <table:table-cell table:number-columns-repeated="3"/>
          <table:table-cell office:value-type="float" office:value="52" calcext:value-type="float">
            <text:p>52</text:p>
          </table:table-cell>
          <table:table-cell office:value-type="float" office:value="1" calcext:value-type="float">
            <text:p>1</text:p>
          </table:table-cell>
          <table:table-cell table:number-columns-repeated="2"/>
          <table:table-cell office:value-type="float" office:value="59" calcext:value-type="float">
            <text:p>59</text:p>
          </table:table-cell>
          <table:table-cell office:value-type="float" office:value="73" calcext:value-type="float">
            <text:p>73</text:p>
          </table:table-cell>
          <table:table-cell/>
          <table:table-cell office:value-type="string" calcext:value-type="string">
            <text:p>10.1590/S1679-87592004000100006</text:p>
          </table:table-cell>
          <table:table-cell table:number-columns-repeated="2"/>
          <table:table-cell office:value-type="string" calcext:value-type="string">
            <text:p>2004-03</text:p>
          </table:table-cell>
          <table:table-cell office:value-type="float" office:value="2004" calcext:value-type="float">
            <text:p>2004</text:p>
          </table:table-cell>
          <table:table-cell office:value-type="string" calcext:value-type="string">
            <text:p>Species composition, distribution, density, biomass, diversity and trophic relationships of the macrobenthic communities in Ubatuba Bay, southeastern Brazilian coast, were investigated seasonally from August 1995 to June 1996. Sampling was carried out at 9 stations of between 4 and 13 m depth and taken in duplicate with a 0.1m² van Veen grab. Two hundred and five macrofaunal species were identified, presenting low dominance and frequency. Polychaetes and nematodes dominated, representing 89% of the whole fauna. Spatial variations in the structure of the communities were correlated to sediment type whereas seasonal variations were correlated to the increase in wave size and current disturbance over the substrate during the rainy period. Carnivore and surface deposit-feeder polychaetes were dominant, totalling 81% of the species. Mean grain size, fine sand, very fine sand, silt and clay contents were among the main factors related to the patterns of macrofaunal distribution, density and diversity and to the dominance of trophic groups. Multivariate analysis showed that the area may be divided into two groups of stations each of them characterized, respectively, by the presence of Magelona papillicornis and Mediomastus capensis.</text:p>
          </table:table-cell>
          <table:table-cell/>
          <table:table-cell office:value-type="string" calcext:value-type="string">
            <text:p>A composição, distribuição, densidade, biomassa, diversidade e relações tróficas das comunidades macrobênticas da Enseada de Ubatuba, costa sudeste brasileira, foram estudadas sazonalmente, de agosto de 1995 a junho de 1996. As amostragens foram realizadas em 9 estações de coleta, situadas entre 4 e 13 m de profundidade, e obtidas em duplicata com pegador de fundo van Veen de 0,1 m² de área amostral. Duzentas e cinco espécies macrobênticas foram obtidas, a maioria apresentando baixa dominância e freqüência. Poliquetas e nemátodes dominaram, representando 89% da fauna total. As variações espaciais na estrutura das comunidades foram correlacionadas ao tipo de sedimento, ao passo que as variações temporais o foram com o aumento da perturbação causada pelas ondas e correntes sobre o substrato durante o período de chuvas. Poliquetas carnívoros e detritívoros foram dominantes, totalizando 81% das espécies. O diâmetro médio das partículas, conteúdo de areia fina, areia muito fina, silte e argila estiveram entre os principais fatores relacionados aos padrões de distribuição da fauna, densidade, diversidade e com a dominância dos grupos tróficos. Análises multivariadas mostraram que a área de estudo pode ser dividida em dois grupos de estações, caracterizados, respectivamente, pela presença de Magelona papillicornis e Mediomastus capensis.</text:p>
          </table:table-cell>
          <table:table-cell table:number-columns-repeated="6"/>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1982-436X</text:p>
          </table:table-cell>
          <table:table-cell/>
          <table:table-cell office:value-type="string" calcext:value-type="string">
            <text:p>SCIELO:S1679-87592004000100006</text:p>
          </table:table-cell>
          <table:table-cell table:number-columns-repeated="972"/>
        </table:table-row>
        <table:table-row table:style-name="ro1">
          <table:table-cell office:value-type="string" calcext:value-type="string">
            <text:p>J</text:p>
          </table:table-cell>
          <table:table-cell office:value-type="string" calcext:value-type="string">
            <text:p>Vega, Fernando Vinicio A.; Bovi, Marilene L. A.; Spiering, Sandra Heiden; Godoy Júnior, Gentil</text:p>
          </table:table-cell>
          <table:table-cell table:number-columns-repeated="7"/>
          <table:table-cell office:value-type="string" calcext:value-type="string">
            <text:p>Relações alométricas para estimativa da fitomassa aérea em pupunheira</text:p>
          </table:table-cell>
          <table:table-cell office:value-type="string" calcext:value-type="string">
            <text:p>Peach palm biomass estimates based on allometric relationships</text:p>
          </table:table-cell>
          <table:table-cell table:number-columns-repeated="6"/>
          <table:table-cell office:value-type="string" calcext:value-type="string">
            <text:p>Horticultura Brasileira</text:p>
          </table:table-cell>
          <table:table-cell table:number-columns-repeated="3"/>
          <table:table-cell office:value-type="float" office:value="22" calcext:value-type="float">
            <text:p>22</text:p>
          </table:table-cell>
          <table:table-cell office:value-type="float" office:value="1" calcext:value-type="float">
            <text:p>1</text:p>
          </table:table-cell>
          <table:table-cell table:number-columns-repeated="2"/>
          <table:table-cell office:value-type="float" office:value="104" calcext:value-type="float">
            <text:p>104</text:p>
          </table:table-cell>
          <table:table-cell office:value-type="float" office:value="108" calcext:value-type="float">
            <text:p>108</text:p>
          </table:table-cell>
          <table:table-cell/>
          <table:table-cell office:value-type="string" calcext:value-type="string">
            <text:p>10.1590/S0102-05362004000100022</text:p>
          </table:table-cell>
          <table:table-cell table:number-columns-repeated="2"/>
          <table:table-cell office:value-type="string" calcext:value-type="string">
            <text:p>2004-03</text:p>
          </table:table-cell>
          <table:table-cell office:value-type="float" office:value="2004" calcext:value-type="float">
            <text:p>2004</text:p>
          </table:table-cell>
          <table:table-cell office:value-type="string" calcext:value-type="string">
            <text:p>Biomass estimates based on allometric relationships have theoretical and practical application. These data are useful tools in growth analysis experiments and yield prediction. Several equations were studied to define the best allometric fit to peach palm grown for heart-of-palm purpose. Spineless peach palms (Bactris gasipaes Kunth), from Putumayo landrace, were utilized. The experiment, in a 2 x 1 m planting density, was conducted at Ubatuba, São Paulo State, Brazil. Where 117 plants were selected, ranging from 0.22 to 5.04 m of main stem height, and from 2.23 to 27.06 cm of main stem diameter. Direct growth measurements were taken before plant harvesting. Harvested material was separated in different structural components and weighted before and after drying. Regression analyses were performed and different equations were applied to data, having as independent variables the traits easily measured. Peach palm biomass can be precisely estimated by allometric relationships. Main stem height, measured from ground level until first leaf insertion, was the ideal trait to indirectly estimate biomass in peach palm commercial cultivation. The contribution of the affshots biomass to the total above ground biomass, from planting to first harvesting is very low and can be neglected.</text:p>
          </table:table-cell>
          <table:table-cell/>
          <table:table-cell office:value-type="string" calcext:value-type="string">
            <text:p>A estimativa da fitomassa aérea da pupunheira (Bactris gasipaes Kunth) por meio de relações alométricas tem aplicação teórica e prática, sendo essencial em estudos de fisiologia de crescimento, bem como para identificar respostas e predizer a produção. No presente trabalho foram avaliadas diferentes equações buscando o melhor ajuste alométrico representativo da fitomassa da pupunheira cultivada para a produção de palmito. Foram utilizadas palmeiras inermes, da raça Putumayo, em diferentes estádios de desenvolvimento, cultivadas em Ubatuba (SP) no espaçamento de 2 x 1 m. Selecionaram-se 117 plantas, com alturas entre 0,22 e 5,04 m e diâmetros entre 2,23 e 27,06 cm. Medidas diretas, relacionadas ao crescimento, foram realizadas antes do corte. Em seguida as plantas foram separadas em diferentes partes estruturais, sendo medidas, pesadas e secas, obtendo-se a massa da matéria seca. Os dados foram submetidos à análise de regressão e ajuste de equações, tendo como variáveis independentes os caracteres facilmente mensuráveis e não destrutivos. A fitomassa da pupunheira pode ser estimada de forma precisa a partir de equações simples, valendo-se de relações alométricas. A altura da haste principal, medida do solo até a inserção da folha +1, foi o caráter preditório indireto ideal para estimar a fitomassa de pupunheiras em cultivo comercial. Identificou-se também que, do estádio de implantação ao início de colheita de palmito, a contribuição dos perfilhos para a fitomassa aérea total é pequena e pode ser desprezada.</text:p>
          </table:table-cell>
          <table:table-cell table:number-columns-repeated="6"/>
          <table:table-cell office:value-type="float" office:value="5" calcext:value-type="float">
            <text:p>5</text:p>
          </table:table-cell>
          <table:table-cell office:value-type="float" office:value="0" calcext:value-type="float">
            <text:p>0</text:p>
          </table:table-cell>
          <table:table-cell table:number-columns-repeated="2" office:value-type="float" office:value="3" calcext:value-type="float">
            <text:p>3</text:p>
          </table:table-cell>
          <table:table-cell office:value-type="float" office:value="7" calcext:value-type="float">
            <text:p>7</text:p>
          </table:table-cell>
          <table:table-cell table:number-columns-repeated="2"/>
          <table:table-cell office:value-type="string" calcext:value-type="string">
            <text:p>0102-0536</text:p>
          </table:table-cell>
          <table:table-cell/>
          <table:table-cell office:value-type="string" calcext:value-type="string">
            <text:p>SCIELO:S0102-05362004000100022</text:p>
          </table:table-cell>
          <table:table-cell table:number-columns-repeated="972"/>
        </table:table-row>
        <table:table-row table:style-name="ro1">
          <table:table-cell office:value-type="string" calcext:value-type="string">
            <text:p>J</text:p>
          </table:table-cell>
          <table:table-cell office:value-type="string" calcext:value-type="string">
            <text:p>Vega, Fernando Vinicio A.; Bovi, Marilene L.A.; Berton, Ronaldo Severiano; Godoy Junior, Gentil; Cembranelli, Matheus de A.R.</text:p>
          </table:table-cell>
          <table:table-cell table:number-columns-repeated="7"/>
          <table:table-cell office:value-type="string" calcext:value-type="string">
            <text:p>Aplicação de biossólido na implantação da cultura da pupunheira</text:p>
          </table:table-cell>
          <table:table-cell office:value-type="string" calcext:value-type="string">
            <text:p>Sewage sludge application on peach palm (Bactris gasipaes Kunth)</text:p>
          </table:table-cell>
          <table:table-cell table:number-columns-repeated="6"/>
          <table:table-cell office:value-type="string" calcext:value-type="string">
            <text:p>Horticultura Brasileira</text:p>
          </table:table-cell>
          <table:table-cell table:number-columns-repeated="3"/>
          <table:table-cell office:value-type="float" office:value="22" calcext:value-type="float">
            <text:p>22</text:p>
          </table:table-cell>
          <table:table-cell office:value-type="float" office:value="1" calcext:value-type="float">
            <text:p>1</text:p>
          </table:table-cell>
          <table:table-cell table:number-columns-repeated="2"/>
          <table:table-cell office:value-type="float" office:value="131" calcext:value-type="float">
            <text:p>131</text:p>
          </table:table-cell>
          <table:table-cell office:value-type="float" office:value="135" calcext:value-type="float">
            <text:p>135</text:p>
          </table:table-cell>
          <table:table-cell/>
          <table:table-cell office:value-type="string" calcext:value-type="string">
            <text:p>10.1590/S0102-05362004000100028</text:p>
          </table:table-cell>
          <table:table-cell table:number-columns-repeated="2"/>
          <table:table-cell office:value-type="string" calcext:value-type="string">
            <text:p>2004-03</text:p>
          </table:table-cell>
          <table:table-cell office:value-type="float" office:value="2004" calcext:value-type="float">
            <text:p>2004</text:p>
          </table:table-cell>
          <table:table-cell office:value-type="string" calcext:value-type="string">
            <text:p>The effects of four doses of sewage sludge, applied in the planting furrow, on the aboveground biomass production of peach palm during the first year were evaluated. The experiment was carried out in Ubatuba, São Paulo State, Brazil, in field conditions. Four doses of biosolid (equivalent to 0; 100; 200 and 400 kg ha-1 of N) were studied in a complete block experimental design, with six replications. Ten-month old seedlings from Putumayo landrace were utilized, in a planting density of 5,000 plants ha-1. Plant responses to biosolid doses were evaluated every month, by means of some traits directly correlated to peach palm growth and yield. Aboveground biomass (fresh weight base) accumulation was estimated, based on plant height. Statistical differences among doses were detected five months after planting, probably due to plant acclimation and nutrient assimilation. Anticipation of heart-of-palm harvesting could be detected, with 15% of plants ready to be harvested when treated with the dose of 400 kg ha-1 of N. An increase occurred in the number of offshoots per plant and in the percentage of suckered plants per plot as a function of biosolid doses. One year after sludge application, in the maximum response treatment (400 kg ha-1 of N), was obtained 27 ton ha-1 of aboveground biomass, 3.3 offshoots per plant and 77% of palms with offshoots were obtained.</text:p>
          </table:table-cell>
          <table:table-cell/>
          <table:table-cell office:value-type="string" calcext:value-type="string">
            <text:p>Avaliaram-se os efeitos de doses de biossólido aplicadas no sulco de plantio sobre a produção de fitomassa aérea de pupunheiras durante o primeiro ano do cultivo. O experimento foi instalado em Ubatuba (SP), tendo sido estudado quatro doses de lodo de esgoto (equivalentes a 0; 100; 200 e 400 kg ha-1 de N), em esquema de blocos ao acaso, com seis repetições e quatro tratamentos. Foram utilizadas mudas com 10 meses de idade e densidade de plantio de 5.000 plantas ha-1. As respostas da planta às doses de biossólido foram avaliadas mensalmente, por meio de alguns caracteres diretamente relacionados ao crescimento e à produção de palmito. Com base na altura da planta foi estimado o acúmulo periódico da fitomassa aérea fresca da haste principal, ao longo do tempo. Houve diferença estatística a partir do 5º mês de plantio para as diferentes doses, tempo em que a planta se adaptou ao campo e em que os nutrientes do biossólido começaram a ser assimilados. A resposta positiva no acúmulo de fitomassa aérea da pupunheira ao aumento de doses de biossólido antecipou o tempo para a primeira colheita na dose mais elevada, com 15% de plantas prontas para corte já aos 12 meses após a implantação da cultura. Houve também aumento no número de perfilhos por planta e na porcentagem de plantas perfilhadas em função das doses. Um ano após a aplicação de biossólido, pupunheiras da maior dose tinham, em média, cerca de 27 t ha-1 de fitomassa aérea total (base fresca), 3,3 perfilhos por planta e 77% de plantas perfilhadas.</text:p>
          </table:table-cell>
          <table:table-cell table:number-columns-repeated="6"/>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0102-0536</text:p>
          </table:table-cell>
          <table:table-cell/>
          <table:table-cell office:value-type="string" calcext:value-type="string">
            <text:p>SCIELO:S0102-05362004000100028</text:p>
          </table:table-cell>
          <table:table-cell table:number-columns-repeated="972"/>
        </table:table-row>
        <table:table-row table:style-name="ro1">
          <table:table-cell office:value-type="string" calcext:value-type="string">
            <text:p>J</text:p>
          </table:table-cell>
          <table:table-cell office:value-type="string" calcext:value-type="string">
            <text:p>L.M. Mantelatto, Fernando; M. Martinelli, Jussara; Fransozo, Adilson</text:p>
          </table:table-cell>
          <table:table-cell table:number-columns-repeated="7"/>
          <table:table-cell office:value-type="string" calcext:value-type="string">
            <text:p>Temporal-spatial distribution of the hermit crab Loxopagurus loxochelis (Decapoda: Diogenidae) from Ubatuba Bay, São Paulo State, Brazil</text:p>
          </table:table-cell>
          <table:table-cell table:number-columns-repeated="7"/>
          <table:table-cell office:value-type="string" calcext:value-type="string">
            <text:p>Revista de Biología Tropical</text:p>
          </table:table-cell>
          <table:table-cell table:number-columns-repeated="3"/>
          <table:table-cell office:value-type="float" office:value="52" calcext:value-type="float">
            <text:p>52</text:p>
          </table:table-cell>
          <table:table-cell office:value-type="float" office:value="1" calcext:value-type="float">
            <text:p>1</text:p>
          </table:table-cell>
          <table:table-cell table:number-columns-repeated="2"/>
          <table:table-cell office:value-type="float" office:value="47" calcext:value-type="float">
            <text:p>47</text:p>
          </table:table-cell>
          <table:table-cell office:value-type="float" office:value="55" calcext:value-type="float">
            <text:p>55</text:p>
          </table:table-cell>
          <table:table-cell table:number-columns-repeated="4"/>
          <table:table-cell office:value-type="string" calcext:value-type="string">
            <text:p>2004-03</text:p>
          </table:table-cell>
          <table:table-cell office:value-type="float" office:value="2004" calcext:value-type="float">
            <text:p>2004</text:p>
          </table:table-cell>
          <table:table-cell office:value-type="string" calcext:value-type="string">
            <text:p>The present work was conducted to determine the distribution of Loxopagurus loxochelis collected monthly, over a period of one year, in Ubatuba Bay (from September/95 to August/96). A total of 179 specimens were collected (138 males, 30 females and 11 ovigerous females). The greatest depth, predominance of very fine sand and highest mean value of organic matter contents of sediment, in combination with the low temperatures registered in winter (July and August), determined the presence of L. loxochelis in the subarea located at the Ubatuba Bay mouth, exposed to the open sea with high water current energy, important because this position insures that spawned larvae will enter into the oceanic circulation</text:p>
          </table:table-cell>
          <table:table-cell office:value-type="string" calcext:value-type="string">
            <text:p>Se realizó un estudio de la distribución espacial y temporal de la especie Loxopagurus loxochelis, en función de algunos factores abióticos, en la ensenada de Ubatuba, Brasil. Las capturas fueron realizadas con una red de arrastre mensualmente, entre Septiembre de 1995 y Agosto de 1996, en ocho transectos determinados previamente. Se obtuvieron un total de 179 individuos 138 machos, 30 hembras y 11 hembras ovígeras. La combinación de algunos factores fueron determinantes del alto número de individuos capturados en el área externa da la ensenada, la cual sufre la influencia de las corrientes marinas favorables a la dispersión de las larvas. Estos factores fueron la profundidad, el diámetro de la arena, la concentración de materia orgánica y la temparatura</text:p>
          </table:table-cell>
          <table:table-cell table:number-columns-repeated="7"/>
          <table:table-cell table:number-columns-repeated="5" office:value-type="float" office:value="0" calcext:value-type="float">
            <text:p>0</text:p>
          </table:table-cell>
          <table:table-cell table:number-columns-repeated="2"/>
          <table:table-cell office:value-type="string" calcext:value-type="string">
            <text:p>0034-7744</text:p>
          </table:table-cell>
          <table:table-cell/>
          <table:table-cell office:value-type="string" calcext:value-type="string">
            <text:p>SCIELO:S0034-77442004000100008</text:p>
          </table:table-cell>
          <table:table-cell table:number-columns-repeated="972"/>
        </table:table-row>
        <table:table-row table:style-name="ro1">
          <table:table-cell office:value-type="string" calcext:value-type="string">
            <text:p>J</text:p>
          </table:table-cell>
          <table:table-cell office:value-type="string" calcext:value-type="string">
            <text:p>Mantelatto, FLM; Martinelli, JM; Fransozo, A</text:p>
          </table:table-cell>
          <table:table-cell table:number-columns-repeated="3"/>
          <table:table-cell office:value-type="string" calcext:value-type="string">
            <text:p>Martinelli-Lemos, Jussara Moretto/D-9943-2014</text:p>
          </table:table-cell>
          <table:table-cell office:value-type="string" calcext:value-type="string">
            <text:p>Martinelli-Lemos, Jussara Moretto/0000-0001-9646-4763</text:p>
          </table:table-cell>
          <table:table-cell table:number-columns-repeated="2"/>
          <table:table-cell office:value-type="string" calcext:value-type="string">
            <text:p>Temporal-spatial distribution of the hermit crab Loxopagurus loxochelis (Decapoda : Diogenidae) from Ubatuba Bay, Sao Paulo State, Brazil</text:p>
          </table:table-cell>
          <table:table-cell table:number-columns-repeated="7"/>
          <table:table-cell office:value-type="string" calcext:value-type="string">
            <text:p>REVISTA DE BIOLOGIA TROPICAL</text:p>
          </table:table-cell>
          <table:table-cell table:number-columns-repeated="3"/>
          <table:table-cell office:value-type="float" office:value="52" calcext:value-type="float">
            <text:p>52</text:p>
          </table:table-cell>
          <table:table-cell office:value-type="float" office:value="1" calcext:value-type="float">
            <text:p>1</text:p>
          </table:table-cell>
          <table:table-cell table:number-columns-repeated="2"/>
          <table:table-cell office:value-type="float" office:value="47" calcext:value-type="float">
            <text:p>47</text:p>
          </table:table-cell>
          <table:table-cell office:value-type="float" office:value="55" calcext:value-type="float">
            <text:p>55</text:p>
          </table:table-cell>
          <table:table-cell table:number-columns-repeated="4"/>
          <table:table-cell table:style-name="ce2" office:value-type="date" office:date-value="2004-03-01" calcext:value-type="date">
            <text:p>mar/04</text:p>
          </table:table-cell>
          <table:table-cell office:value-type="float" office:value="2004" calcext:value-type="float">
            <text:p>2004</text:p>
          </table:table-cell>
          <table:table-cell office:value-type="string" calcext:value-type="string">
            <text:p>The present work was conducted to determine the distribution of Loxopagurus loxochelis collected monthly, over a period of one year, in Ubatuba Bay (from September/95 to August/96). A total of 179 specimens were collected (138 males, 30 females and 11 ovigerous females). The greatest depth, predominance of very fine sand and highest mean value of organic matter contents of sediment, in combination with the low, temperatures registered in winter (July and August), determined the presence of L loxochelis in the subarea located at the Ubatuba Bay mouth, exposed to the open sea with high water current energy, important because this position insures that spawned larvae will enter into the oceanic circulation.</text:p>
          </table:table-cell>
          <table:table-cell table:number-columns-repeated="8"/>
          <table:table-cell office:value-type="float" office:value="11" calcext:value-type="float">
            <text:p>11</text:p>
          </table:table-cell>
          <table:table-cell office:value-type="float" office:value="0" calcext:value-type="float">
            <text:p>0</text:p>
          </table:table-cell>
          <table:table-cell office:value-type="float" office:value="13" calcext:value-type="float">
            <text:p>13</text:p>
          </table:table-cell>
          <table:table-cell office:value-type="float" office:value="6" calcext:value-type="float">
            <text:p>6</text:p>
          </table:table-cell>
          <table:table-cell office:value-type="float" office:value="14" calcext:value-type="float">
            <text:p>14</text:p>
          </table:table-cell>
          <table:table-cell table:number-columns-repeated="2"/>
          <table:table-cell office:value-type="string" calcext:value-type="string">
            <text:p>0034-7744</text:p>
          </table:table-cell>
          <table:table-cell/>
          <table:table-cell office:value-type="string" calcext:value-type="string">
            <text:p>WOS:000223972500008</text:p>
          </table:table-cell>
          <table:table-cell office:value-type="float" office:value="17357399" calcext:value-type="float">
            <text:p>17357399</text:p>
          </table:table-cell>
          <table:table-cell table:number-columns-repeated="971"/>
        </table:table-row>
        <table:table-row table:style-name="ro1">
          <table:table-cell office:value-type="string" calcext:value-type="string">
            <text:p>J</text:p>
          </table:table-cell>
          <table:table-cell office:value-type="string" calcext:value-type="string">
            <text:p>Pinheiro, PS; Hartmann, PA; Geise, L</text:p>
          </table:table-cell>
          <table:table-cell table:number-columns-repeated="3"/>
          <table:table-cell office:value-type="string" calcext:value-type="string">
            <text:p>Geise, Lena/B-6931-2013</text:p>
          </table:table-cell>
          <table:table-cell table:number-columns-repeated="3"/>
          <table:table-cell office:value-type="string" calcext:value-type="string">
            <text:p>New record of Rhagomys rufescens (Thomas 1886) (Rodentia : Muridae : Sigmodontinae) in the Atlantic forest of southeastern Brazil</text:p>
          </table:table-cell>
          <table:table-cell table:number-columns-repeated="7"/>
          <table:table-cell office:value-type="string" calcext:value-type="string">
            <text:p>ZOOTAXA</text:p>
          </table:table-cell>
          <table:table-cell table:number-columns-repeated="4"/>
          <table:table-cell office:value-type="float" office:value="431" calcext:value-type="float">
            <text:p>431</text:p>
          </table:table-cell>
          <table:table-cell table:number-columns-repeated="2"/>
          <table:table-cell office:value-type="float" office:value="1" calcext:value-type="float">
            <text:p>1</text:p>
          </table:table-cell>
          <table:table-cell office:value-type="float" office:value="11" calcext:value-type="float">
            <text:p>11</text:p>
          </table:table-cell>
          <table:table-cell table:number-columns-repeated="4"/>
          <table:table-cell office:value-type="string" calcext:value-type="string">
            <text:p>FEB 12 2004</text:p>
          </table:table-cell>
          <table:table-cell office:value-type="float" office:value="2004" calcext:value-type="float">
            <text:p>2004</text:p>
          </table:table-cell>
          <table:table-cell office:value-type="string" calcext:value-type="string">
            <text:p>Rhagomys rufescens is a threatened Sigmodontinae rodent from the Atlantic forest of southeastern Brazil, known by a few specimens deposited in scientific collections. This work presents a new record of this species, collected in Parque Estadual da Serra do Mar-Nucleo Picinguaba (Ubatuba, SP) in April 2002, and some biological data. This finding reinforces the urgency of improving collecting efforts in Atlantic forest, in order to know and preserve its biodiversity.</text:p>
          </table:table-cell>
          <table:table-cell table:number-columns-repeated="8"/>
          <table:table-cell office:value-type="float" office:value="7" calcext:value-type="float">
            <text:p>7</text:p>
          </table:table-cell>
          <table:table-cell office:value-type="float" office:value="0" calcext:value-type="float">
            <text:p>0</text:p>
          </table:table-cell>
          <table:table-cell office:value-type="float" office:value="6" calcext:value-type="float">
            <text:p>6</text:p>
          </table:table-cell>
          <table:table-cell office:value-type="float" office:value="2" calcext:value-type="float">
            <text:p>2</text:p>
          </table:table-cell>
          <table:table-cell office:value-type="float" office:value="9" calcext:value-type="float">
            <text:p>9</text:p>
          </table:table-cell>
          <table:table-cell table:number-columns-repeated="2"/>
          <table:table-cell office:value-type="string" calcext:value-type="string">
            <text:p>1175-5326</text:p>
          </table:table-cell>
          <table:table-cell/>
          <table:table-cell office:value-type="string" calcext:value-type="string">
            <text:p>WOS:000224831300001</text:p>
          </table:table-cell>
          <table:table-cell table:number-columns-repeated="972"/>
        </table:table-row>
        <table:table-row table:style-name="ro1">
          <table:table-cell office:value-type="string" calcext:value-type="string">
            <text:p>J</text:p>
          </table:table-cell>
          <table:table-cell office:value-type="string" calcext:value-type="string">
            <text:p>Louzada, F; Menna-Barret, L</text:p>
          </table:table-cell>
          <table:table-cell table:number-columns-repeated="7"/>
          <table:table-cell office:value-type="string" calcext:value-type="string">
            <text:p>Sleep-wake cycle in rural populations</text:p>
          </table:table-cell>
          <table:table-cell table:number-columns-repeated="7"/>
          <table:table-cell office:value-type="string" calcext:value-type="string">
            <text:p>BIOLOGICAL RHYTHM RESEARCH</text:p>
          </table:table-cell>
          <table:table-cell table:number-columns-repeated="3"/>
          <table:table-cell office:value-type="float" office:value="35" calcext:value-type="float">
            <text:p>35</text:p>
          </table:table-cell>
          <table:table-cell table:style-name="ce1" office:value-type="date" office:date-value="2015-02-01" calcext:value-type="date">
            <text:p>1/fev</text:p>
          </table:table-cell>
          <table:table-cell table:number-columns-repeated="2"/>
          <table:table-cell office:value-type="float" office:value="153" calcext:value-type="float">
            <text:p>153</text:p>
          </table:table-cell>
          <table:table-cell office:value-type="float" office:value="157" calcext:value-type="float">
            <text:p>157</text:p>
          </table:table-cell>
          <table:table-cell/>
          <table:table-cell office:value-type="string" calcext:value-type="string">
            <text:p>10.1080/09291010412331313304</text:p>
          </table:table-cell>
          <table:table-cell table:number-columns-repeated="2"/>
          <table:table-cell office:value-type="string" calcext:value-type="string">
            <text:p>FEB-APR 2004</text:p>
          </table:table-cell>
          <table:table-cell office:value-type="float" office:value="2004" calcext:value-type="float">
            <text:p>2004</text:p>
          </table:table-cell>
          <table:table-cell office:value-type="string" calcext:value-type="string">
            <text:p>The light/dark cycle is the main zeitgeber acting on the mammalian circadian system; nevertheless, distinct environments, such as those with and without electricity may provoke important resetting effects on the clock. The aim of this study was to describe sleep/wake patterns of adolescents living in two Brazilian rural regions. In the first population, 120 adolescents participated in the study, 35 of whom did not have electricity at home. They filled out a questionnaire which included questions concerning their sleep habits. It was found that electricity at home influenced sleep patterns. Adolescents with electricity at home had later wake-up times on school days (p&lt;0.05) and on weekends (p&lt;0.05), and tendencies towards later bedtimes on school days (0.05&lt;p&lt;0.10) and weekends (0.05&lt;p&lt;0.10). In the second population, 461 adolescents filled out the same questionnaire, 66 of whom did not have television at home. ANOVA showed that having TV at home was related to later bedtimes during school days (p&lt;0.05) and weekends (p&lt;0.05). These results support the idea that sleep patterns are influenced by technological advances.</text:p>
          </table:table-cell>
          <table:table-cell table:number-columns-repeated="8"/>
          <table:table-cell office:value-type="float" office:value="15" calcext:value-type="float">
            <text:p>15</text:p>
          </table:table-cell>
          <table:table-cell office:value-type="float" office:value="0" calcext:value-type="float">
            <text:p>0</text:p>
          </table:table-cell>
          <table:table-cell office:value-type="float" office:value="8" calcext:value-type="float">
            <text:p>8</text:p>
          </table:table-cell>
          <table:table-cell office:value-type="float" office:value="2" calcext:value-type="float">
            <text:p>2</text:p>
          </table:table-cell>
          <table:table-cell office:value-type="float" office:value="17" calcext:value-type="float">
            <text:p>17</text:p>
          </table:table-cell>
          <table:table-cell table:number-columns-repeated="2"/>
          <table:table-cell office:value-type="string" calcext:value-type="string">
            <text:p>0929-1016</text:p>
          </table:table-cell>
          <table:table-cell/>
          <table:table-cell office:value-type="string" calcext:value-type="string">
            <text:p>WOS:000224961500012</text:p>
          </table:table-cell>
          <table:table-cell table:number-columns-repeated="972"/>
        </table:table-row>
        <table:table-row table:style-name="ro1">
          <table:table-cell office:value-type="string" calcext:value-type="string">
            <text:p>J</text:p>
          </table:table-cell>
          <table:table-cell office:value-type="string" calcext:value-type="string">
            <text:p>Bertini, G; Fransozo, A</text:p>
          </table:table-cell>
          <table:table-cell table:number-columns-repeated="7"/>
          <table:table-cell office:value-type="string" calcext:value-type="string">
            <text:p>Bathymetric distribution of brachyuran crab (Crustacea, Decapoda) communities on coastal soft bottoms off southeastern Brazil</text:p>
          </table:table-cell>
          <table:table-cell table:number-columns-repeated="7"/>
          <table:table-cell office:value-type="string" calcext:value-type="string">
            <text:p>MARINE ECOLOGY PROGRESS SERIES</text:p>
          </table:table-cell>
          <table:table-cell table:number-columns-repeated="3"/>
          <table:table-cell office:value-type="float" office:value="279" calcext:value-type="float">
            <text:p>279</text:p>
          </table:table-cell>
          <table:table-cell table:number-columns-repeated="3"/>
          <table:table-cell office:value-type="float" office:value="193" calcext:value-type="float">
            <text:p>193</text:p>
          </table:table-cell>
          <table:table-cell office:value-type="float" office:value="200" calcext:value-type="float">
            <text:p>200</text:p>
          </table:table-cell>
          <table:table-cell/>
          <table:table-cell office:value-type="string" calcext:value-type="string">
            <text:p>10.3354/meps279193</text:p>
          </table:table-cell>
          <table:table-cell table:number-columns-repeated="2"/>
          <table:table-cell table:number-columns-repeated="2" office:value-type="float" office:value="2004" calcext:value-type="float">
            <text:p>2004</text:p>
          </table:table-cell>
          <table:table-cell office:value-type="string" calcext:value-type="string">
            <text:p>The communities of brachyuran crabs living on soft bottoms off Ubatuba in SE Brazil were studied with respect to their structure, bathymetric distribution, composition, diversity and indices of similarity. The data were analyzed using multivariate techniques of classification and ordination. Most of the individuals caught during summer were the swimming crab Portunas spinicarpus at the 35 m isobath, which contributed to the much-decreased diversity in this season and site. Multivariate analysis indicated that the species were distributed according to depth and also in relation to environmental gradients.</text:p>
          </table:table-cell>
          <table:table-cell table:number-columns-repeated="8"/>
          <table:table-cell office:value-type="float" office:value="22" calcext:value-type="float">
            <text:p>22</text:p>
          </table:table-cell>
          <table:table-cell office:value-type="float" office:value="0" calcext:value-type="float">
            <text:p>0</text:p>
          </table:table-cell>
          <table:table-cell office:value-type="float" office:value="24" calcext:value-type="float">
            <text:p>24</text:p>
          </table:table-cell>
          <table:table-cell office:value-type="float" office:value="7" calcext:value-type="float">
            <text:p>7</text:p>
          </table:table-cell>
          <table:table-cell office:value-type="float" office:value="26" calcext:value-type="float">
            <text:p>26</text:p>
          </table:table-cell>
          <table:table-cell table:number-columns-repeated="2"/>
          <table:table-cell office:value-type="string" calcext:value-type="string">
            <text:p>0171-8630</text:p>
          </table:table-cell>
          <table:table-cell/>
          <table:table-cell office:value-type="string" calcext:value-type="string">
            <text:p>WOS:000224800400019</text:p>
          </table:table-cell>
          <table:table-cell table:number-columns-repeated="972"/>
        </table:table-row>
        <table:table-row table:style-name="ro1">
          <table:table-cell office:value-type="string" calcext:value-type="string">
            <text:p>J</text:p>
          </table:table-cell>
          <table:table-cell office:value-type="string" calcext:value-type="string">
            <text:p>Cavalheiro, Larissa; Peralta, Denilson Fernandes; Furlan, Antonio</text:p>
          </table:table-cell>
          <table:table-cell table:number-columns-repeated="3"/>
          <table:table-cell office:value-type="string" calcext:value-type="string">
            <text:p>Peralta, Denilson/D-3777-2015</text:p>
          </table:table-cell>
          <table:table-cell table:number-columns-repeated="3"/>
          <table:table-cell office:value-type="string" calcext:value-type="string">
            <text:p>Fanerogamic florula from coastal plain of Picinguaba, Ubatuba, Sao Paulo, Brazil: Boraginaceae</text:p>
          </table:table-cell>
          <table:table-cell table:number-columns-repeated="3"/>
          <table:table-cell office:value-type="string" calcext:value-type="string">
            <text:p>Florula fanerogamica da planicie litoranea de Picinguaba, Ubatuba, SP, Brasil: Boraginaceae</text:p>
          </table:table-cell>
          <table:table-cell table:number-columns-repeated="3"/>
          <table:table-cell office:value-type="string" calcext:value-type="string">
            <text:p>Hoehnea</text:p>
          </table:table-cell>
          <table:table-cell table:number-columns-repeated="3"/>
          <table:table-cell office:value-type="float" office:value="30" calcext:value-type="float">
            <text:p>30</text:p>
          </table:table-cell>
          <table:table-cell office:value-type="float" office:value="3" calcext:value-type="float">
            <text:p>3</text:p>
          </table:table-cell>
          <table:table-cell table:number-columns-repeated="2"/>
          <table:table-cell office:value-type="float" office:value="173" calcext:value-type="float">
            <text:p>173</text:p>
          </table:table-cell>
          <table:table-cell office:value-type="float" office:value="179" calcext:value-type="float">
            <text:p>179</text:p>
          </table:table-cell>
          <table:table-cell table:number-columns-repeated="4"/>
          <table:table-cell office:value-type="string" calcext:value-type="string">
            <text:p>December 2003</text:p>
          </table:table-cell>
          <table:table-cell office:value-type="float" office:value="2003" calcext:value-type="float">
            <text:p>2003</text:p>
          </table:table-cell>
          <table:table-cell office:value-type="string" calcext:value-type="string">
            <text:p>The taxonomic study of Boraginaceae from coastal plain of Picinguaba showed the occurrence of two genera and seven species. Cordia was represented by six species and Tournefortia by only one. Keys to genera and species, descriptions, illustrations, and taxonomy comments were included.</text:p>
          </table:table-cell>
          <table:table-cell table:number-columns-repeated="8"/>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office:value-type="float" office:value="5" calcext:value-type="float">
            <text:p>5</text:p>
          </table:table-cell>
          <table:table-cell table:number-columns-repeated="2"/>
          <table:table-cell office:value-type="string" calcext:value-type="string">
            <text:p>0073-2877</text:p>
          </table:table-cell>
          <table:table-cell/>
          <table:table-cell office:value-type="string" calcext:value-type="string">
            <text:p>BIOABS:BACD200400352131</text:p>
          </table:table-cell>
          <table:table-cell table:number-columns-repeated="972"/>
        </table:table-row>
        <table:table-row table:style-name="ro1">
          <table:table-cell office:value-type="string" calcext:value-type="string">
            <text:p>J</text:p>
          </table:table-cell>
          <table:table-cell office:value-type="string" calcext:value-type="string">
            <text:p>Soares-Gomes, Abilio; Pires-Vanin, Ana Maria Setubal</text:p>
          </table:table-cell>
          <table:table-cell table:number-columns-repeated="7"/>
          <table:table-cell office:value-type="string" calcext:value-type="string">
            <text:p>Patterns of abundance, richness and diversity of bivalve molluscs from the continental shelf offshore of Ubatuba, Sao Paulo, Brazil: a methodological comparison.</text:p>
          </table:table-cell>
          <table:table-cell table:number-columns-repeated="3"/>
          <table:table-cell office:value-type="string" calcext:value-type="string">
            <text:p>Padroes de abundancia, riqueza e diversidade de moluscos bivalves na plataforma continental ao largo de Ubatuba, Sao Paulo, Brasil: uma comparacao metodologica</text:p>
          </table:table-cell>
          <table:table-cell table:number-columns-repeated="3"/>
          <table:table-cell office:value-type="string" calcext:value-type="string">
            <text:p>Revista Brasileira de Zoologia</text:p>
          </table:table-cell>
          <table:table-cell table:number-columns-repeated="3"/>
          <table:table-cell office:value-type="float" office:value="20" calcext:value-type="float">
            <text:p>20</text:p>
          </table:table-cell>
          <table:table-cell office:value-type="float" office:value="4" calcext:value-type="float">
            <text:p>4</text:p>
          </table:table-cell>
          <table:table-cell table:number-columns-repeated="2"/>
          <table:table-cell office:value-type="float" office:value="717" calcext:value-type="float">
            <text:p>717</text:p>
          </table:table-cell>
          <table:table-cell office:value-type="float" office:value="725" calcext:value-type="float">
            <text:p>725</text:p>
          </table:table-cell>
          <table:table-cell/>
          <table:table-cell office:value-type="string" calcext:value-type="string">
            <text:p>10.1590/S0101-81752003000400027</text:p>
          </table:table-cell>
          <table:table-cell table:number-columns-repeated="2"/>
          <table:table-cell office:value-type="string" calcext:value-type="string">
            <text:p>December 2003</text:p>
          </table:table-cell>
          <table:table-cell office:value-type="float" office:value="2003" calcext:value-type="float">
            <text:p>2003</text:p>
          </table:table-cell>
          <table:table-cell office:value-type="string" calcext:value-type="string">
            <text:p>Patterns of abundance, richness and diversity of bivalve molluscs from the continental shelf offshore of Ubatuba, Sao Paulo, Brazil: a methodological comparison. The diversity and richness patterns of bivalve molluscs were studied on the continental shelf of Ubatuba (23degree38degreeS, 45degree14degreeW and 23degree25degreeS, 44degree51degreeW) between 15-120 metres depth. The samples were taken with a rectangular dredge and a beam trawl. The results showed higher values of richness, diversity and evenness for inner shelf (from coast to nearly 50 m depth) and greater values of abundance for outer shelf (from 50 to around 120 m depth). This pattern night be due to the higher instability of the inner shelf, which is influenced by the seasonal intrusion of the South Atlantic Central Water (SACW) and the occurrence of cold fronts. Sanders' rarefation curves, distribution and abundance curves and DIMO model were used and the results compared. The Qinghong's model proved to be a good tool for summarizes the results of diversity in a such plural account.</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table:number-columns-repeated="2"/>
          <table:table-cell office:value-type="string" calcext:value-type="string">
            <text:p>0101-8175</text:p>
          </table:table-cell>
          <table:table-cell/>
          <table:table-cell office:value-type="string" calcext:value-type="string">
            <text:p>BIOABS:BACD200500026981</text:p>
          </table:table-cell>
          <table:table-cell table:number-columns-repeated="972"/>
        </table:table-row>
        <table:table-row table:style-name="ro1">
          <table:table-cell office:value-type="string" calcext:value-type="string">
            <text:p>J</text:p>
          </table:table-cell>
          <table:table-cell office:value-type="string" calcext:value-type="string">
            <text:p>Rocha, GRA; Rossi-Wongtschowski, CLDB; Pires-Vanin, AMS; Jarre-Teichmann, A</text:p>
          </table:table-cell>
          <table:table-cell table:number-columns-repeated="7"/>
          <table:table-cell office:value-type="string" calcext:value-type="string">
            <text:p>Seasonal budgets of organic matter in the Ubatuba shelf system, SE Brazil. I. Planktonic and benthic components</text:p>
          </table:table-cell>
          <table:table-cell table:number-columns-repeated="7"/>
          <table:table-cell office:value-type="string" calcext:value-type="string">
            <text:p>OCEANOLOGICA ACTA</text:p>
          </table:table-cell>
          <table:table-cell table:number-columns-repeated="3"/>
          <table:table-cell office:value-type="float" office:value="26" calcext:value-type="float">
            <text:p>26</text:p>
          </table:table-cell>
          <table:table-cell table:style-name="ce1" office:value-type="date" office:date-value="2015-06-05" calcext:value-type="date">
            <text:p>5/jun</text:p>
          </table:table-cell>
          <table:table-cell table:number-columns-repeated="2"/>
          <table:table-cell office:value-type="float" office:value="487" calcext:value-type="float">
            <text:p>487</text:p>
          </table:table-cell>
          <table:table-cell office:value-type="float" office:value="495" calcext:value-type="float">
            <text:p>495</text:p>
          </table:table-cell>
          <table:table-cell/>
          <table:table-cell office:value-type="string" calcext:value-type="string">
            <text:p>10.1016/S0399-1784(03)00043-4</text:p>
          </table:table-cell>
          <table:table-cell table:number-columns-repeated="2"/>
          <table:table-cell table:style-name="ce2" office:value-type="date" office:date-value="2003-11-01" calcext:value-type="date">
            <text:p>nov/03</text:p>
          </table:table-cell>
          <table:table-cell office:value-type="float" office:value="2003" calcext:value-type="float">
            <text:p>2003</text:p>
          </table:table-cell>
          <table:table-cell office:value-type="string" calcext:value-type="string">
            <text:p>Planktonic and benthic productivity and consumption were estimated to assess the availability of food to higher trophic-level consumers in the Ubatuba ecosystem on the SE coast of Brazil. The study area included waters from 10 to 100 m deep and covered 3800 km(2). The trophic compartments of the system were established on ecologically or taxonomically related species, considering their relative abundance and similarity of diets and habits. The compartments are phytoplankton, zooplankton, salps, bacterioplankton, cnidaria, polyplacophora, mollusca, carnivorous benthos, detritivorous polychaetes, other detritivorous benthos, penaeidea-caridea, brachyura, and echinodermata. Biomass, production, and consumption were estimated in summer and winter. Plankton biomass, production and consumption were higher in summer than in winter, mainly because of the presence of salps. Primary production was estimated as 1486 g wet weight m(-2) 3 months(-1) in summer and 704 g in winter. Total benthic biomass in summer (101 gww m(-2)) was twice that in winter (53 gww m(-2)), but its production and consumption were similar in both seasons. (C) 2003 Editions scientitiques et medicales Elsevier SAS and Ifremer/CNRS/IRD. All rights reserved.</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table:number-columns-repeated="2"/>
          <table:table-cell office:value-type="string" calcext:value-type="string">
            <text:p>0399-1784</text:p>
          </table:table-cell>
          <table:table-cell/>
          <table:table-cell office:value-type="string" calcext:value-type="string">
            <text:p>WOS:000186874600004</text:p>
          </table:table-cell>
          <table:table-cell table:number-columns-repeated="972"/>
        </table:table-row>
        <table:table-row table:style-name="ro1">
          <table:table-cell office:value-type="string" calcext:value-type="string">
            <text:p>J</text:p>
          </table:table-cell>
          <table:table-cell office:value-type="string" calcext:value-type="string">
            <text:p>Okamori, CM; Cobo, VJ</text:p>
          </table:table-cell>
          <table:table-cell table:number-columns-repeated="7"/>
          <table:table-cell office:value-type="string" calcext:value-type="string">
            <text:p>Fecundity of the arrow crab Stenorhynchus seticornis in the southern Brazilian coast</text:p>
          </table:table-cell>
          <table:table-cell table:number-columns-repeated="7"/>
          <table:table-cell office:value-type="string" calcext:value-type="string">
            <text:p>JOURNAL OF THE MARINE BIOLOGICAL ASSOCIATION OF THE UNITED KINGDOM</text:p>
          </table:table-cell>
          <table:table-cell table:number-columns-repeated="3"/>
          <table:table-cell office:value-type="float" office:value="83" calcext:value-type="float">
            <text:p>83</text:p>
          </table:table-cell>
          <table:table-cell office:value-type="float" office:value="5" calcext:value-type="float">
            <text:p>5</text:p>
          </table:table-cell>
          <table:table-cell table:number-columns-repeated="2"/>
          <table:table-cell office:value-type="float" office:value="979" calcext:value-type="float">
            <text:p>979</text:p>
          </table:table-cell>
          <table:table-cell office:value-type="float" office:value="980" calcext:value-type="float">
            <text:p>980</text:p>
          </table:table-cell>
          <table:table-cell/>
          <table:table-cell office:value-type="string" calcext:value-type="string">
            <text:p>10.1017/S0025315403008178h</text:p>
          </table:table-cell>
          <table:table-cell table:number-columns-repeated="2"/>
          <table:table-cell office:value-type="string" calcext:value-type="string">
            <text:p>OCT 2003</text:p>
          </table:table-cell>
          <table:table-cell office:value-type="float" office:value="2003" calcext:value-type="float">
            <text:p>2003</text:p>
          </table:table-cell>
          <table:table-cell office:value-type="string" calcext:value-type="string">
            <text:p>The arrow crab Stenorhynchus seticornis (Brachyura, Majidae), is a common inhabitant of the rocky subtidal along the Brazilian coast. Fecundity and the influence of environmental variables on egg production are investigated in this study. Information on egg size and egg loss through incubation are also provided. Monthly samples were conducted using SCUBA diving, from January to December 1998 in the Ubatuba region (23degrees25'25"S-44degrees52'03"W), south-eastern Brazilian coast. Early broods were used for the estimation of size-specific relationships of fecundity Egg loss was assessed by comparing average egg numbers of early and late broods. The fecundity was estimated in 621.1 +/-339.6 eggs, with an average diameter of 0.48 +/-0.1 and 0.57 +/-0.1 unit for early and late eggs, respectively The number of eggs produced was apparently constant year-round. No significant differences were recorded among monthly fecundity values. The variation of abiotic factors did not show arty relationship with temporal variability of fecundity, suggesting that the environmental effect in egg production is slight at best.</text:p>
          </table:table-cell>
          <table:table-cell table:number-columns-repeated="8"/>
          <table:table-cell office:value-type="float" office:value="14" calcext:value-type="float">
            <text:p>14</text:p>
          </table:table-cell>
          <table:table-cell office:value-type="float" office:value="0" calcext:value-type="float">
            <text:p>0</text:p>
          </table:table-cell>
          <table:table-cell office:value-type="float" office:value="13" calcext:value-type="float">
            <text:p>13</text:p>
          </table:table-cell>
          <table:table-cell office:value-type="float" office:value="4" calcext:value-type="float">
            <text:p>4</text:p>
          </table:table-cell>
          <table:table-cell office:value-type="float" office:value="14" calcext:value-type="float">
            <text:p>14</text:p>
          </table:table-cell>
          <table:table-cell table:number-columns-repeated="2"/>
          <table:table-cell office:value-type="string" calcext:value-type="string">
            <text:p>0025-3154</text:p>
          </table:table-cell>
          <table:table-cell/>
          <table:table-cell office:value-type="string" calcext:value-type="string">
            <text:p>WOS:000186421900017</text:p>
          </table:table-cell>
          <table:table-cell table:number-columns-repeated="972"/>
        </table:table-row>
        <table:table-row table:style-name="ro1">
          <table:table-cell office:value-type="string" calcext:value-type="string">
            <text:p>J</text:p>
          </table:table-cell>
          <table:table-cell office:value-type="string" calcext:value-type="string">
            <text:p>SanMartin-Gajardo, I; Morellato, LPC</text:p>
          </table:table-cell>
          <table:table-cell table:number-columns-repeated="3"/>
          <table:table-cell office:value-type="string" calcext:value-type="string">
            <text:p>Morellato, Patricia/B-6026-2013</text:p>
          </table:table-cell>
          <table:table-cell office:value-type="string" calcext:value-type="string">
            <text:p>Morellato, Patricia/0000-0001-5265-8988</text:p>
          </table:table-cell>
          <table:table-cell table:number-columns-repeated="2"/>
          <table:table-cell office:value-type="string" calcext:value-type="string">
            <text:p>Inter and intraspecific variation on reproductive phenology of the Brazilian Atlantic forest Rubiaceae: ecology and phylogenetic constraints</text:p>
          </table:table-cell>
          <table:table-cell table:number-columns-repeated="7"/>
          <table:table-cell office:value-type="string" calcext:value-type="string">
            <text:p>REVISTA DE BIOLOGIA TROPICAL</text:p>
          </table:table-cell>
          <table:table-cell table:number-columns-repeated="3"/>
          <table:table-cell office:value-type="float" office:value="51" calcext:value-type="float">
            <text:p>51</text:p>
          </table:table-cell>
          <table:table-cell table:style-name="ce1" office:value-type="date" office:date-value="2015-04-03" calcext:value-type="date">
            <text:p>3/abr</text:p>
          </table:table-cell>
          <table:table-cell table:number-columns-repeated="2"/>
          <table:table-cell office:value-type="float" office:value="691" calcext:value-type="float">
            <text:p>691</text:p>
          </table:table-cell>
          <table:table-cell office:value-type="float" office:value="698" calcext:value-type="float">
            <text:p>698</text:p>
          </table:table-cell>
          <table:table-cell table:number-columns-repeated="4"/>
          <table:table-cell office:value-type="string" calcext:value-type="string">
            <text:p>SEP-DEC 2003</text:p>
          </table:table-cell>
          <table:table-cell office:value-type="float" office:value="2003" calcext:value-type="float">
            <text:p>2003</text:p>
          </table:table-cell>
          <table:table-cell office:value-type="string" calcext:value-type="string">
            <text:p>The reproductive phenology of seven species of Rubiaceae from the Brazilian Atlantic rain forest was compared to evaluate the occurrence of phylogenetic constraints on flowering and fruiting phenologies. Since phenological patterns can be affected by phylogenetic constraints, we expected that reproductive phenology would be similar among plants within a family or genus, occurring during the same time (or season) of the year. Observations on flowering and fruiting phenology were carried out monthly, from December 1996 to January 1998, at Nucleo Picinguaba, Parque Estadual da Serra do Mar, Ubatuba, Sao Paulo State, Brazil. Nine phenological variables were calculated to characterize, quantify and compare the reproductive phenology of the Rubiaceae species. The flowering patterns were different among the seven species studied, and the Kruskal-Wallis test indicated significant differences in flowering duration, first flowering, peak flowering and flowering synchrony. The peaks and patterns of fruiting intensity were different among the Rubiaceae species studied and they differed significantly from conspecifics in the phenological variables fruiting duration, fruiting peak date, and fruiting synchrony (Kruskal-Wallis test). Therefore, we found no evidence supporting the phylogenetic hypotheses, and climate does not seem to constrain flowering and fruiting patterns of the Rubiaceae species in the understory of the Atlantic forest.</text:p>
          </table:table-cell>
          <table:table-cell table:number-columns-repeated="8"/>
          <table:table-cell office:value-type="float" office:value="10" calcext:value-type="float">
            <text:p>10</text:p>
          </table:table-cell>
          <table:table-cell office:value-type="float" office:value="1" calcext:value-type="float">
            <text:p>1</text:p>
          </table:table-cell>
          <table:table-cell office:value-type="float" office:value="11" calcext:value-type="float">
            <text:p>11</text:p>
          </table:table-cell>
          <table:table-cell office:value-type="float" office:value="2" calcext:value-type="float">
            <text:p>2</text:p>
          </table:table-cell>
          <table:table-cell office:value-type="float" office:value="13" calcext:value-type="float">
            <text:p>13</text:p>
          </table:table-cell>
          <table:table-cell table:number-columns-repeated="2"/>
          <table:table-cell office:value-type="string" calcext:value-type="string">
            <text:p>0034-7744</text:p>
          </table:table-cell>
          <table:table-cell/>
          <table:table-cell office:value-type="string" calcext:value-type="string">
            <text:p>WOS:000189233300009</text:p>
          </table:table-cell>
          <table:table-cell office:value-type="float" office:value="15162775" calcext:value-type="float">
            <text:p>15162775</text:p>
          </table:table-cell>
          <table:table-cell table:number-columns-repeated="971"/>
        </table:table-row>
        <table:table-row table:style-name="ro1">
          <table:table-cell office:value-type="string" calcext:value-type="string">
            <text:p>J</text:p>
          </table:table-cell>
          <table:table-cell office:value-type="string" calcext:value-type="string">
            <text:p>Pinheiro, MAA; Hattori, GY</text:p>
          </table:table-cell>
          <table:table-cell table:number-columns-repeated="3"/>
          <table:table-cell office:value-type="string" calcext:value-type="string">
            <text:p>Pinheiro, Marcelo/E-7462-2012</text:p>
          </table:table-cell>
          <table:table-cell office:value-type="string" calcext:value-type="string">
            <text:p>Pinheiro, Marcelo/0000-0003-0758-5526</text:p>
          </table:table-cell>
          <table:table-cell table:number-columns-repeated="2"/>
          <table:table-cell office:value-type="string" calcext:value-type="string">
            <text:p>Embryology of the mangrove crab Ucides cordatus (Brachyura : Ocypodidae)</text:p>
          </table:table-cell>
          <table:table-cell table:number-columns-repeated="7"/>
          <table:table-cell office:value-type="string" calcext:value-type="string">
            <text:p>JOURNAL OF CRUSTACEAN BIOLOGY</text:p>
          </table:table-cell>
          <table:table-cell table:number-columns-repeated="3"/>
          <table:table-cell office:value-type="float" office:value="23" calcext:value-type="float">
            <text:p>23</text:p>
          </table:table-cell>
          <table:table-cell office:value-type="float" office:value="3" calcext:value-type="float">
            <text:p>3</text:p>
          </table:table-cell>
          <table:table-cell table:number-columns-repeated="2"/>
          <table:table-cell office:value-type="float" office:value="729" calcext:value-type="float">
            <text:p>729</text:p>
          </table:table-cell>
          <table:table-cell office:value-type="float" office:value="737" calcext:value-type="float">
            <text:p>737</text:p>
          </table:table-cell>
          <table:table-cell/>
          <table:table-cell office:value-type="string" calcext:value-type="string">
            <text:p>10.1651/C-2334</text:p>
          </table:table-cell>
          <table:table-cell table:number-columns-repeated="2"/>
          <table:table-cell office:value-type="string" calcext:value-type="string">
            <text:p>AUG 2003</text:p>
          </table:table-cell>
          <table:table-cell office:value-type="float" office:value="2003" calcext:value-type="float">
            <text:p>2003</text:p>
          </table:table-cell>
          <table:table-cell office:value-type="string" calcext:value-type="string">
            <text:p>Ovigerous females of Ucides cordatus were collected at different mangrove areas in Iguape, SP, Brazil, and reared in the laboratory in order to describe each embryonic stage. Accounts of the biometry, internal morphology, and coloration of the eggs were taken. The embryonic development took 19 +/- 1d (27degreesC, 12:12 h) with eight well-defined stages. A salinity test on embryonic development was conducted, and a better result was obtained in a rearing at 15parts per thousand. Eggs are slightly ellipsoid through development and undergo an increase of 13.9% in diameter to 91.7% in volume. Cluster analysis revealed three different groups for diameter (Stages I-II, III-VI, and VII-VIII) and volume (Stages I-III, IV-V, and VI-VIII), supporting the classification of embryos into initial, intermediate, and final stages, which are currently used in studies on the reproductive biology of decapod crustaceans. In this species, the identification of the different embryonic stages can be achieved only if biometric data are combined with information on the internal morphology of embryos and coloration of the eggs.</text:p>
          </table:table-cell>
          <table:table-cell table:number-columns-repeated="8"/>
          <table:table-cell office:value-type="float" office:value="17" calcext:value-type="float">
            <text:p>17</text:p>
          </table:table-cell>
          <table:table-cell office:value-type="float" office:value="0" calcext:value-type="float">
            <text:p>0</text:p>
          </table:table-cell>
          <table:table-cell office:value-type="float" office:value="17" calcext:value-type="float">
            <text:p>17</text:p>
          </table:table-cell>
          <table:table-cell office:value-type="float" office:value="1" calcext:value-type="float">
            <text:p>1</text:p>
          </table:table-cell>
          <table:table-cell office:value-type="float" office:value="17" calcext:value-type="float">
            <text:p>17</text:p>
          </table:table-cell>
          <table:table-cell table:number-columns-repeated="2"/>
          <table:table-cell office:value-type="string" calcext:value-type="string">
            <text:p>0278-0372</text:p>
          </table:table-cell>
          <table:table-cell/>
          <table:table-cell office:value-type="string" calcext:value-type="string">
            <text:p>WOS:000184295900019</text:p>
          </table:table-cell>
          <table:table-cell table:number-columns-repeated="972"/>
        </table:table-row>
        <table:table-row table:style-name="ro1">
          <table:table-cell office:value-type="string" calcext:value-type="string">
            <text:p>J</text:p>
          </table:table-cell>
          <table:table-cell office:value-type="string" calcext:value-type="string">
            <text:p>Mantelatto, FLM; Faria, FCR; Garcia, RB</text:p>
          </table:table-cell>
          <table:table-cell table:number-columns-repeated="3"/>
          <table:table-cell office:value-type="string" calcext:value-type="string">
            <text:p>Faria, Fabiola/L-8441-2013</text:p>
          </table:table-cell>
          <table:table-cell table:number-columns-repeated="3"/>
          <table:table-cell office:value-type="string" calcext:value-type="string">
            <text:p>Biological aspects of Mithraculus forceps (Brachyura : Mithracidae) from Anchieta Island, Ubatuba, Brazil</text:p>
          </table:table-cell>
          <table:table-cell table:number-columns-repeated="7"/>
          <table:table-cell office:value-type="string" calcext:value-type="string">
            <text:p>JOURNAL OF THE MARINE BIOLOGICAL ASSOCIATION OF THE UNITED KINGDOM</text:p>
          </table:table-cell>
          <table:table-cell table:number-columns-repeated="3"/>
          <table:table-cell office:value-type="float" office:value="83" calcext:value-type="float">
            <text:p>83</text:p>
          </table:table-cell>
          <table:table-cell office:value-type="float" office:value="4" calcext:value-type="float">
            <text:p>4</text:p>
          </table:table-cell>
          <table:table-cell table:number-columns-repeated="2"/>
          <table:table-cell office:value-type="float" office:value="789" calcext:value-type="float">
            <text:p>789</text:p>
          </table:table-cell>
          <table:table-cell office:value-type="float" office:value="791" calcext:value-type="float">
            <text:p>791</text:p>
          </table:table-cell>
          <table:table-cell/>
          <table:table-cell office:value-type="string" calcext:value-type="string">
            <text:p>10.1017/S0025315403007811h</text:p>
          </table:table-cell>
          <table:table-cell table:number-columns-repeated="2"/>
          <table:table-cell office:value-type="string" calcext:value-type="string">
            <text:p>AUG 2003</text:p>
          </table:table-cell>
          <table:table-cell office:value-type="float" office:value="2003" calcext:value-type="float">
            <text:p>2003</text:p>
          </table:table-cell>
          <table:table-cell office:value-type="string" calcext:value-type="string">
            <text:p>The population structure of Mithraculus forceps sampled monthly on Anchieta Island from January 1999 to December 2000 was studied. A total of 68 individuals were collected by SCUBA diving. The population presented normal and unimodal distribution, and the total sex ratio was 1.4:1.0 in favour of males. Ovigerous females were captured during all seasons. The pattern observed for the M. forceps population in Anchieta Island indicated the strategy favoured by environmental characteristics of the island and by coexistence with other decapod crustaceans in the studied area.</text:p>
          </table:table-cell>
          <table:table-cell table:number-columns-repeated="8"/>
          <table:table-cell office:value-type="float" office:value="18" calcext:value-type="float">
            <text:p>18</text:p>
          </table:table-cell>
          <table:table-cell office:value-type="float" office:value="0" calcext:value-type="float">
            <text:p>0</text:p>
          </table:table-cell>
          <table:table-cell office:value-type="float" office:value="18" calcext:value-type="float">
            <text:p>18</text:p>
          </table:table-cell>
          <table:table-cell office:value-type="float" office:value="3" calcext:value-type="float">
            <text:p>3</text:p>
          </table:table-cell>
          <table:table-cell office:value-type="float" office:value="18" calcext:value-type="float">
            <text:p>18</text:p>
          </table:table-cell>
          <table:table-cell table:number-columns-repeated="2"/>
          <table:table-cell office:value-type="string" calcext:value-type="string">
            <text:p>0025-3154</text:p>
          </table:table-cell>
          <table:table-cell/>
          <table:table-cell office:value-type="string" calcext:value-type="string">
            <text:p>WOS:000185202300019</text:p>
          </table:table-cell>
          <table:table-cell table:number-columns-repeated="972"/>
        </table:table-row>
        <table:table-row table:style-name="ro1">
          <table:table-cell office:value-type="string" calcext:value-type="string">
            <text:p>J</text:p>
          </table:table-cell>
          <table:table-cell office:value-type="string" calcext:value-type="string">
            <text:p>Mantelatto, FL; O'Brien, JJ; Biagi, R</text:p>
          </table:table-cell>
          <table:table-cell table:number-columns-repeated="7"/>
          <table:table-cell office:value-type="string" calcext:value-type="string">
            <text:p>Parasites and symbionts of crabs from Ubatuba Bay, Sao Paulo State, Brazil</text:p>
          </table:table-cell>
          <table:table-cell table:number-columns-repeated="7"/>
          <table:table-cell office:value-type="string" calcext:value-type="string">
            <text:p>COMPARATIVE PARASITOLOGY</text:p>
          </table:table-cell>
          <table:table-cell table:number-columns-repeated="3"/>
          <table:table-cell office:value-type="float" office:value="70" calcext:value-type="float">
            <text:p>70</text:p>
          </table:table-cell>
          <table:table-cell office:value-type="float" office:value="2" calcext:value-type="float">
            <text:p>2</text:p>
          </table:table-cell>
          <table:table-cell table:number-columns-repeated="2"/>
          <table:table-cell office:value-type="float" office:value="211" calcext:value-type="float">
            <text:p>211</text:p>
          </table:table-cell>
          <table:table-cell office:value-type="float" office:value="214" calcext:value-type="float">
            <text:p>214</text:p>
          </table:table-cell>
          <table:table-cell/>
          <table:table-cell office:value-type="string" calcext:value-type="string">
            <text:p>10.1654/4066</text:p>
          </table:table-cell>
          <table:table-cell table:number-columns-repeated="2"/>
          <table:table-cell table:style-name="ce2" office:value-type="date" office:date-value="2003-07-01" calcext:value-type="date">
            <text:p>jul/03</text:p>
          </table:table-cell>
          <table:table-cell office:value-type="float" office:value="2003" calcext:value-type="float">
            <text:p>2003</text:p>
          </table:table-cell>
          <table:table-cell office:value-type="string" calcext:value-type="string">
            <text:p>During July 1999, 172 crabs from Ubatuba Bay, S (a) over tildeo Paulo, Brazil, were examined from 4 families as follows: Portunidae, Arenaeus cribrarius, Callinectes danae, Callinectes ornatus, Charybdis hellerii, Portunus spinimanus, and Portunus spinicarpus; Calappidae, Hepatus pudibundus: Majidae, Libinia ferreirae; Leucosiidae, Persephona mediterranea and Persephona lichtensteiiiii. One cephaline gregarine symbiont was found in the hindgut of a specimen of Cal. ornatus, and no positively identified, internal and multicelled symbionts were detected. Twenty-one specimens (14.3%) from 7 of the 10 species (all except H. pudibundus, P. mediterranea, and P. lichtensteinii) carried the nemertean worm, Carcinonemertes carcinophila ct. imminuta in either their egg masses or gills. This is the first report of this epibiont from the Ubatuba region. Two specimens of an undescribed polychaete worm were found in the gill of a specimen of L. ferreirae. A stalked barnacle, Octolasmis lowei, was found on the gills of 11 crabs (7.5%). Only 3 crab species (36.6% of Cal. danae, 9.0% of Cal. ornatus, and 7.7% of Po. spinimanus) carried the typical barnacle, Chelonibia patula, on their dorsal carapaces. The percentage of individuals of Cal. danae and Cal. ornatus hosting barnacles (prevalence) as well as the number of barnacles on individual crabs was positively correlated with crab size.</text:p>
          </table:table-cell>
          <table:table-cell table:number-columns-repeated="8"/>
          <table:table-cell office:value-type="float" office:value="16" calcext:value-type="float">
            <text:p>16</text:p>
          </table:table-cell>
          <table:table-cell office:value-type="float" office:value="0" calcext:value-type="float">
            <text:p>0</text:p>
          </table:table-cell>
          <table:table-cell office:value-type="float" office:value="16" calcext:value-type="float">
            <text:p>16</text:p>
          </table:table-cell>
          <table:table-cell office:value-type="float" office:value="2" calcext:value-type="float">
            <text:p>2</text:p>
          </table:table-cell>
          <table:table-cell office:value-type="float" office:value="16" calcext:value-type="float">
            <text:p>16</text:p>
          </table:table-cell>
          <table:table-cell table:number-columns-repeated="2"/>
          <table:table-cell office:value-type="string" calcext:value-type="string">
            <text:p>1525-2647</text:p>
          </table:table-cell>
          <table:table-cell/>
          <table:table-cell office:value-type="string" calcext:value-type="string">
            <text:p>WOS:000184193900016</text:p>
          </table:table-cell>
          <table:table-cell table:number-columns-repeated="972"/>
        </table:table-row>
        <table:table-row table:style-name="ro1">
          <table:table-cell office:value-type="string" calcext:value-type="string">
            <text:p>J</text:p>
          </table:table-cell>
          <table:table-cell office:value-type="string" calcext:value-type="string">
            <text:p>Cobo, Valter Jose; Fransozo, Adilson</text:p>
          </table:table-cell>
          <table:table-cell table:number-columns-repeated="7"/>
          <table:table-cell office:value-type="string" calcext:value-type="string">
            <text:p>External factors determining breeding season in the red mangrove crab Goniopsis cruentata (Latreille) (Crustacea, Brachyura, Grapsidae) on the Sao Paulo State northern coast, Brazil.</text:p>
          </table:table-cell>
          <table:table-cell table:number-columns-repeated="7"/>
          <table:table-cell office:value-type="string" calcext:value-type="string">
            <text:p>Revista Brasileira de Zoologia</text:p>
          </table:table-cell>
          <table:table-cell table:number-columns-repeated="3"/>
          <table:table-cell office:value-type="float" office:value="20" calcext:value-type="float">
            <text:p>20</text:p>
          </table:table-cell>
          <table:table-cell office:value-type="float" office:value="2" calcext:value-type="float">
            <text:p>2</text:p>
          </table:table-cell>
          <table:table-cell table:number-columns-repeated="2"/>
          <table:table-cell office:value-type="float" office:value="213" calcext:value-type="float">
            <text:p>213</text:p>
          </table:table-cell>
          <table:table-cell office:value-type="float" office:value="217" calcext:value-type="float">
            <text:p>217</text:p>
          </table:table-cell>
          <table:table-cell/>
          <table:table-cell office:value-type="string" calcext:value-type="string">
            <text:p>10.1590/S0101-81752003000200007</text:p>
          </table:table-cell>
          <table:table-cell table:number-columns-repeated="2"/>
          <table:table-cell table:style-name="ce2" office:value-type="date" office:date-value="2003-06-01" calcext:value-type="date">
            <text:p>jun/03</text:p>
          </table:table-cell>
          <table:table-cell office:value-type="float" office:value="2003" calcext:value-type="float">
            <text:p>2003</text:p>
          </table:table-cell>
          <table:table-cell office:value-type="string" calcext:value-type="string">
            <text:p>This study evaluated the influence of the water and air temperatures, pluviosity and photoperiod on the breeding season of Goniopsis cruentata (Latreille, 1803), in Ubatuba littoral, southeastern Brazilian coast. Monthly collections were conducted out from January/95 to December/96 in an estuarine area from 23degree29'10"-23degree29'45"S to 45degree09'10"-45degree10'00"W. Water and air temperature variation showed the highest correlation coefficient with the frequency of ovigerous females, r2=0.73 and 0.68, respectively. However, an analysis of the set of environmental variables, revealed the photoperiod as the factor of highest association with the ovigerous frequency (r2=0.68). This degree of association allow us to suggest that the breeding season duration of G. cruentata might have some variations over different latitudes, and such results could be quite diverse in populations from different latitudes.</text:p>
          </table:table-cell>
          <table:table-cell table:number-columns-repeated="8"/>
          <table:table-cell office:value-type="float" office:value="13" calcext:value-type="float">
            <text:p>13</text:p>
          </table:table-cell>
          <table:table-cell office:value-type="float" office:value="0" calcext:value-type="float">
            <text:p>0</text:p>
          </table:table-cell>
          <table:table-cell office:value-type="float" office:value="15" calcext:value-type="float">
            <text:p>15</text:p>
          </table:table-cell>
          <table:table-cell office:value-type="float" office:value="8" calcext:value-type="float">
            <text:p>8</text:p>
          </table:table-cell>
          <table:table-cell office:value-type="float" office:value="15" calcext:value-type="float">
            <text:p>15</text:p>
          </table:table-cell>
          <table:table-cell table:number-columns-repeated="2"/>
          <table:table-cell office:value-type="string" calcext:value-type="string">
            <text:p>0101-8175</text:p>
          </table:table-cell>
          <table:table-cell/>
          <table:table-cell office:value-type="string" calcext:value-type="string">
            <text:p>BIOABS:BACD200300270683</text:p>
          </table:table-cell>
          <table:table-cell table:number-columns-repeated="972"/>
        </table:table-row>
        <table:table-row table:style-name="ro1">
          <table:table-cell office:value-type="string" calcext:value-type="string">
            <text:p>J</text:p>
          </table:table-cell>
          <table:table-cell office:value-type="string" calcext:value-type="string">
            <text:p>Negreiros-Fransozo, ML; Colpo, KD; Costa, TM</text:p>
          </table:table-cell>
          <table:table-cell table:number-columns-repeated="3"/>
          <table:table-cell office:value-type="string" calcext:value-type="string">
            <text:p>Costa , Tania /C-8066-2012; Colpo, Karine/D-7224-2012</text:p>
          </table:table-cell>
          <table:table-cell table:number-columns-repeated="3"/>
          <table:table-cell office:value-type="string" calcext:value-type="string">
            <text:p>Allometric growth in the fiddler crab Uca thayeri (Brachyura, Ocypodidae) from a subtropical mangrove</text:p>
          </table:table-cell>
          <table:table-cell table:number-columns-repeated="7"/>
          <table:table-cell office:value-type="string" calcext:value-type="string">
            <text:p>JOURNAL OF CRUSTACEAN BIOLOGY</text:p>
          </table:table-cell>
          <table:table-cell table:number-columns-repeated="3"/>
          <table:table-cell office:value-type="float" office:value="23" calcext:value-type="float">
            <text:p>23</text:p>
          </table:table-cell>
          <table:table-cell office:value-type="float" office:value="2" calcext:value-type="float">
            <text:p>2</text:p>
          </table:table-cell>
          <table:table-cell table:number-columns-repeated="2"/>
          <table:table-cell office:value-type="float" office:value="273" calcext:value-type="float">
            <text:p>273</text:p>
          </table:table-cell>
          <table:table-cell office:value-type="float" office:value="279" calcext:value-type="float">
            <text:p>279</text:p>
          </table:table-cell>
          <table:table-cell/>
          <table:table-cell office:value-type="string" calcext:value-type="string">
            <text:p>10.1651/0278-0372(2003)023[0273:AGITFC]2.0.CO;2</text:p>
          </table:table-cell>
          <table:table-cell table:number-columns-repeated="2"/>
          <table:table-cell office:value-type="string" calcext:value-type="string">
            <text:p>MAY 2003</text:p>
          </table:table-cell>
          <table:table-cell office:value-type="float" office:value="2003" calcext:value-type="float">
            <text:p>2003</text:p>
          </table:table-cell>
          <table:table-cell office:value-type="string" calcext:value-type="string">
            <text:p>The relative growth of U. thayeri was studied for a subtropical mangrove population in the estuary of the Comprido and Escuro rivers, Ubatuba, Sao Paulo State, Brazil. The evaluation of the morphological sexual maturity of U. thayeri was performed using the allometric technique. Remarkable ontogenetic changes were observed in the allometric growth of the male major cheliped and the female abdomen, indicating that these structures are closely connected to the timing of sexual maturity. For males, the relative-growth analysis of cheliped propodus length rendered an estimate of 13.8 mm of carapace width for the size at onset of sexual maturity. A distinct growth pattern was observed for the abdomen of U. thayeri females. It has a wide puberty size range (from 10.7 to 16.8 mm of CW) compared to other brachyurans previously studied. Thus, the females' abdominal growth can be represented by three growth phases: immature, transitional, and mature. The major cheliped is the fight one in 50% of males. The median length of the male major cheliped did not differ between right- and left-handed crabs.</text:p>
          </table:table-cell>
          <table:table-cell table:number-columns-repeated="8"/>
          <table:table-cell office:value-type="float" office:value="32" calcext:value-type="float">
            <text:p>32</text:p>
          </table:table-cell>
          <table:table-cell office:value-type="float" office:value="1" calcext:value-type="float">
            <text:p>1</text:p>
          </table:table-cell>
          <table:table-cell office:value-type="float" office:value="33" calcext:value-type="float">
            <text:p>33</text:p>
          </table:table-cell>
          <table:table-cell office:value-type="float" office:value="11" calcext:value-type="float">
            <text:p>11</text:p>
          </table:table-cell>
          <table:table-cell office:value-type="float" office:value="37" calcext:value-type="float">
            <text:p>37</text:p>
          </table:table-cell>
          <table:table-cell table:number-columns-repeated="2"/>
          <table:table-cell office:value-type="string" calcext:value-type="string">
            <text:p>0278-0372</text:p>
          </table:table-cell>
          <table:table-cell/>
          <table:table-cell office:value-type="string" calcext:value-type="string">
            <text:p>WOS:000182931500004</text:p>
          </table:table-cell>
          <table:table-cell table:number-columns-repeated="972"/>
        </table:table-row>
        <table:table-row table:style-name="ro1">
          <table:table-cell office:value-type="string" calcext:value-type="string">
            <text:p>J</text:p>
          </table:table-cell>
          <table:table-cell office:value-type="string" calcext:value-type="string">
            <text:p>Burone, L; Muniz, P; Pires-Vanin, AMS; Rodrigues, M</text:p>
          </table:table-cell>
          <table:table-cell table:number-columns-repeated="7"/>
          <table:table-cell office:value-type="string" calcext:value-type="string">
            <text:p>Spatial distribution of organic matter in the surface sediments of Ubatuba Bay (Southeastern Brazil)</text:p>
          </table:table-cell>
          <table:table-cell table:number-columns-repeated="7"/>
          <table:table-cell office:value-type="string" calcext:value-type="string">
            <text:p>ANAIS DA ACADEMIA BRASILEIRA DE CIENCIAS</text:p>
          </table:table-cell>
          <table:table-cell table:number-columns-repeated="3"/>
          <table:table-cell office:value-type="float" office:value="75" calcext:value-type="float">
            <text:p>75</text:p>
          </table:table-cell>
          <table:table-cell office:value-type="float" office:value="1" calcext:value-type="float">
            <text:p>1</text:p>
          </table:table-cell>
          <table:table-cell table:number-columns-repeated="2"/>
          <table:table-cell office:value-type="float" office:value="77" calcext:value-type="float">
            <text:p>77</text:p>
          </table:table-cell>
          <table:table-cell office:value-type="float" office:value="90" calcext:value-type="float">
            <text:p>90</text:p>
          </table:table-cell>
          <table:table-cell table:number-columns-repeated="4"/>
          <table:table-cell table:style-name="ce2" office:value-type="date" office:date-value="2003-03-01" calcext:value-type="date">
            <text:p>mar/03</text:p>
          </table:table-cell>
          <table:table-cell office:value-type="float" office:value="2003" calcext:value-type="float">
            <text:p>2003</text:p>
          </table:table-cell>
          <table:table-cell office:value-type="string" calcext:value-type="string">
            <text:p>Analyses of organic matter content, organic carbon, nitrogen, sulfur and granulometric variables were performed on 101 surface sediment samples from Ubatuba Bay in order to investigate the spatial distribution of organic matter, its origin and the relationships among its components. The samples were obtained with a manual corer, from water depths between 1 and 15m during 5 cruises of the RN "Veliger II", two months apart. Pearson correlation, regression and Principal Component Analysis (PCA) statistical methods were used to analyze the data. Strong correlations between organic matter and fine sediment fractions were obtained. The PCA revealed at least two main sample groups that reflect the different environmental conditions prevalent in the bay. There is a simple linear relationship between organic carbon content and the organic matter content determined by the calcination technique. Taking into account that the analysis of organic matter content is less expensive and less time consuming than the analysis of organic carbon, the present method of estimation can be useful when fast evaluation of the organic carbon content is needed for samples from similar environments.</text:p>
          </table:table-cell>
          <table:table-cell table:number-columns-repeated="8"/>
          <table:table-cell office:value-type="float" office:value="19" calcext:value-type="float">
            <text:p>19</text:p>
          </table:table-cell>
          <table:table-cell office:value-type="float" office:value="0" calcext:value-type="float">
            <text:p>0</text:p>
          </table:table-cell>
          <table:table-cell office:value-type="float" office:value="16" calcext:value-type="float">
            <text:p>16</text:p>
          </table:table-cell>
          <table:table-cell office:value-type="float" office:value="2" calcext:value-type="float">
            <text:p>2</text:p>
          </table:table-cell>
          <table:table-cell office:value-type="float" office:value="24" calcext:value-type="float">
            <text:p>24</text:p>
          </table:table-cell>
          <table:table-cell table:number-columns-repeated="2"/>
          <table:table-cell office:value-type="string" calcext:value-type="string">
            <text:p>0001-3765</text:p>
          </table:table-cell>
          <table:table-cell/>
          <table:table-cell office:value-type="string" calcext:value-type="string">
            <text:p>WOS:000181615300009</text:p>
          </table:table-cell>
          <table:table-cell table:number-columns-repeated="972"/>
        </table:table-row>
        <table:table-row table:style-name="ro1">
          <table:table-cell office:value-type="string" calcext:value-type="string">
            <text:p>J</text:p>
          </table:table-cell>
          <table:table-cell office:value-type="string" calcext:value-type="string">
            <text:p>Negreiros-Fransozo, ML; Fransozo, V</text:p>
          </table:table-cell>
          <table:table-cell table:number-columns-repeated="7"/>
          <table:table-cell office:value-type="string" calcext:value-type="string">
            <text:p>A morphometric study of the mud crab, Panopeus austrobesus Williams, 1983 (Decapoda, Brachyura) from a subtropical mangrove in South America</text:p>
          </table:table-cell>
          <table:table-cell table:number-columns-repeated="4"/>
          <table:table-cell office:value-type="float" office:value="3" calcext:value-type="float">
            <text:p>3</text:p>
          </table:table-cell>
          <table:table-cell table:number-columns-repeated="2"/>
          <table:table-cell office:value-type="string" calcext:value-type="string">
            <text:p>CRUSTACEANA</text:p>
          </table:table-cell>
          <table:table-cell table:number-columns-repeated="3"/>
          <table:table-cell office:value-type="float" office:value="76" calcext:value-type="float">
            <text:p>76</text:p>
          </table:table-cell>
          <table:table-cell table:number-columns-repeated="3"/>
          <table:table-cell office:value-type="float" office:value="281" calcext:value-type="float">
            <text:p>281</text:p>
          </table:table-cell>
          <table:table-cell office:value-type="float" office:value="294" calcext:value-type="float">
            <text:p>294</text:p>
          </table:table-cell>
          <table:table-cell/>
          <table:table-cell office:value-type="string" calcext:value-type="string">
            <text:p>10.1163/156854003765911685</text:p>
          </table:table-cell>
          <table:table-cell table:number-columns-repeated="2"/>
          <table:table-cell table:style-name="ce2" office:value-type="date" office:date-value="2003-03-01" calcext:value-type="date">
            <text:p>mar/03</text:p>
          </table:table-cell>
          <table:table-cell office:value-type="float" office:value="2003" calcext:value-type="float">
            <text:p>2003</text:p>
          </table:table-cell>
          <table:table-cell office:value-type="string" calcext:value-type="string">
            <text:p>The relative growth of the xanthid crab, Panopeus austrobesus was investigated by means of the allometric method. Crabs were obtained in the mangrove formed by the estuary of the rivers Comprido and Escuro (23degrees29'24"S 45degrees10'12"W), Ubatuba, Sao Paulo State, Brazil. All crabs were measured to obtain their carapace width (CW) and length (CL), abdomen width (AW) at the basis of the 5(th) somite, and major cheliped propodus length (PL) and height (PH). Males were also measured for their gonopod length (GL). The size of crabs based on CW ranged from 4.0 to 44.8 mm for males and 3.1 to 34.5 mm for females. The relative growth equation (Y = aX(b)) based on the relationship between GL and CW suggested that males reach their sexual maturity near 14.6 mm CW. Such relationship shows a positive allometry during the juvenile phase and an isometric growth in adult life. In females, the estimated size at 50% maturity is 13.0 mm CW, based on the relationship AW vs. CW. Males reach larger sizes than females, which probably provides them better conditions to protect females during courtship. Concerning cheliped size, approximately 73% of the crabs analysed (N = 209), disregarding sex, have the right PL larger than the left. The PL growth shows that specimens with a left major cheliped (26%) have a higher allometric coefficient, despite being smaller considering their CW. Such a difference may compensate the smaller size of the crab during defense or prey capture.</text:p>
          </table:table-cell>
          <table:table-cell table:number-columns-repeated="8"/>
          <table:table-cell office:value-type="float" office:value="14" calcext:value-type="float">
            <text:p>14</text:p>
          </table:table-cell>
          <table:table-cell office:value-type="float" office:value="0" calcext:value-type="float">
            <text:p>0</text:p>
          </table:table-cell>
          <table:table-cell office:value-type="float" office:value="13" calcext:value-type="float">
            <text:p>13</text:p>
          </table:table-cell>
          <table:table-cell office:value-type="float" office:value="4" calcext:value-type="float">
            <text:p>4</text:p>
          </table:table-cell>
          <table:table-cell office:value-type="float" office:value="15" calcext:value-type="float">
            <text:p>15</text:p>
          </table:table-cell>
          <table:table-cell table:number-columns-repeated="2"/>
          <table:table-cell office:value-type="string" calcext:value-type="string">
            <text:p>0011-216X</text:p>
          </table:table-cell>
          <table:table-cell/>
          <table:table-cell office:value-type="string" calcext:value-type="string">
            <text:p>WOS:000184493200003</text:p>
          </table:table-cell>
          <table:table-cell table:number-columns-repeated="972"/>
        </table:table-row>
        <table:table-row table:style-name="ro1">
          <table:table-cell office:value-type="string" calcext:value-type="string">
            <text:p>J</text:p>
          </table:table-cell>
          <table:table-cell office:value-type="string" calcext:value-type="string">
            <text:p>Cesar, II; Armendariz, LC; Olalla, N; Tablado, A</text:p>
          </table:table-cell>
          <table:table-cell table:number-columns-repeated="7"/>
          <table:table-cell office:value-type="string" calcext:value-type="string">
            <text:p>The blue crab, Callinectes sapidus Rathbun, 1896 (Decapoda, Portunidae) in the Rio de la Plata, Argentina</text:p>
          </table:table-cell>
          <table:table-cell table:number-columns-repeated="4"/>
          <table:table-cell office:value-type="float" office:value="3" calcext:value-type="float">
            <text:p>3</text:p>
          </table:table-cell>
          <table:table-cell table:number-columns-repeated="2"/>
          <table:table-cell office:value-type="string" calcext:value-type="string">
            <text:p>CRUSTACEANA</text:p>
          </table:table-cell>
          <table:table-cell table:number-columns-repeated="3"/>
          <table:table-cell office:value-type="float" office:value="76" calcext:value-type="float">
            <text:p>76</text:p>
          </table:table-cell>
          <table:table-cell table:number-columns-repeated="3"/>
          <table:table-cell office:value-type="float" office:value="377" calcext:value-type="float">
            <text:p>377</text:p>
          </table:table-cell>
          <table:table-cell office:value-type="float" office:value="384" calcext:value-type="float">
            <text:p>384</text:p>
          </table:table-cell>
          <table:table-cell/>
          <table:table-cell office:value-type="string" calcext:value-type="string">
            <text:p>10.1163/156854003765911757</text:p>
          </table:table-cell>
          <table:table-cell table:number-columns-repeated="2"/>
          <table:table-cell table:style-name="ce2" office:value-type="date" office:date-value="2003-03-01" calcext:value-type="date">
            <text:p>mar/03</text:p>
          </table:table-cell>
          <table:table-cell office:value-type="float" office:value="2003" calcext:value-type="float">
            <text:p>2003</text:p>
          </table:table-cell>
          <table:table-cell table:number-columns-repeated="9"/>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0011-216X</text:p>
          </table:table-cell>
          <table:table-cell/>
          <table:table-cell office:value-type="string" calcext:value-type="string">
            <text:p>WOS:000184493200010</text:p>
          </table:table-cell>
          <table:table-cell table:number-columns-repeated="972"/>
        </table:table-row>
        <table:table-row table:style-name="ro1">
          <table:table-cell office:value-type="string" calcext:value-type="string">
            <text:p>J</text:p>
          </table:table-cell>
          <table:table-cell office:value-type="string" calcext:value-type="string">
            <text:p>De Barrost, Mariangela Oliveira; Tessler, Moyses Gonsalez</text:p>
          </table:table-cell>
          <table:table-cell table:number-columns-repeated="7"/>
          <table:table-cell office:value-type="string" calcext:value-type="string">
            <text:p>Profile changes on Fazenda, Puruba and Itamambuca beaches, Ubatuba on the northern coast of Sao Paulo State, Brazil, as related to meteorological conditions</text:p>
          </table:table-cell>
          <table:table-cell table:number-columns-repeated="7"/>
          <table:table-cell office:value-type="string" calcext:value-type="string">
            <text:p>JOURNAL OF COASTAL RESEARCH</text:p>
          </table:table-cell>
          <table:table-cell table:number-columns-repeated="5"/>
          <table:table-cell office:value-type="float" office:value="35" calcext:value-type="float">
            <text:p>35</text:p>
          </table:table-cell>
          <table:table-cell/>
          <table:table-cell office:value-type="float" office:value="184" calcext:value-type="float">
            <text:p>184</text:p>
          </table:table-cell>
          <table:table-cell office:value-type="float" office:value="193" calcext:value-type="float">
            <text:p>193</text:p>
          </table:table-cell>
          <table:table-cell table:number-columns-repeated="4"/>
          <table:table-cell office:value-type="string" calcext:value-type="string">
            <text:p>SPR 2003</text:p>
          </table:table-cell>
          <table:table-cell office:value-type="float" office:value="2003" calcext:value-type="float">
            <text:p>2003</text:p>
          </table:table-cell>
          <table:table-cell office:value-type="string" calcext:value-type="string">
            <text:p>Studies on the variability of the beach dynamics of Fazenda, Puruba and Itamambuca beaches were undertaken with a view to understanding, in comparative terms, the dynamics of these beaches with regard to the meteorological and oceanographic conditions of the region. On all these beaches the waves generated by the NE and E winds associated with the South Atlantic Tropical Anticyclone. 5 p (SATA) are responsible for the prevalence of depositional processes, whereas the waves related to the passage of cold fronts, coming from the S, are the main cause of the erosive-process. The balance of events is the result of a proportional exposure to constructive and erosive waves and the overall quantity of the sediments of the beach arcs which is redistributed alternately by the erosive and the depositional event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749-0208</text:p>
          </table:table-cell>
          <table:table-cell/>
          <table:table-cell office:value-type="string" calcext:value-type="string">
            <text:p>WOS:000202961200018</text:p>
          </table:table-cell>
          <table:table-cell table:number-columns-repeated="972"/>
        </table:table-row>
        <table:table-row table:style-name="ro1">
          <table:table-cell office:value-type="string" calcext:value-type="string">
            <text:p>J</text:p>
          </table:table-cell>
          <table:table-cell office:value-type="string" calcext:value-type="string">
            <text:p>Fransozo, A; Garcia, RB; Mantelatto, FLM</text:p>
          </table:table-cell>
          <table:table-cell table:number-columns-repeated="7"/>
          <table:table-cell office:value-type="string" calcext:value-type="string">
            <text:p>Morphometry and sexual maturity of the tropical hermit crab Calcinus tibicen (Crustacea, Anomura) from Brazil</text:p>
          </table:table-cell>
          <table:table-cell table:number-columns-repeated="7"/>
          <table:table-cell office:value-type="string" calcext:value-type="string">
            <text:p>JOURNAL OF NATURAL HISTORY</text:p>
          </table:table-cell>
          <table:table-cell table:number-columns-repeated="3"/>
          <table:table-cell office:value-type="float" office:value="37" calcext:value-type="float">
            <text:p>37</text:p>
          </table:table-cell>
          <table:table-cell office:value-type="float" office:value="3" calcext:value-type="float">
            <text:p>3</text:p>
          </table:table-cell>
          <table:table-cell table:number-columns-repeated="2"/>
          <table:table-cell office:value-type="float" office:value="297" calcext:value-type="float">
            <text:p>297</text:p>
          </table:table-cell>
          <table:table-cell office:value-type="float" office:value="304" calcext:value-type="float">
            <text:p>304</text:p>
          </table:table-cell>
          <table:table-cell/>
          <table:table-cell office:value-type="string" calcext:value-type="string">
            <text:p>10.1080/00222930110067926</text:p>
          </table:table-cell>
          <table:table-cell table:number-columns-repeated="2"/>
          <table:table-cell office:value-type="string" calcext:value-type="string">
            <text:p>FEB 2003</text:p>
          </table:table-cell>
          <table:table-cell office:value-type="float" office:value="2003" calcext:value-type="float">
            <text:p>2003</text:p>
          </table:table-cell>
          <table:table-cell office:value-type="string" calcext:value-type="string">
            <text:p>Ontogenetic changes in relative growth were studied in the hermit crab Calcinus tibicen in order to determine its growth phases with sexual maturity. Specimens were collected at 2-month intervals for two consecutive years. A total of 570 individuals was collected and analysed. Total mean animal size in terms of shield length was 5.14 +/- 1.23 mm for males, 4.23 +/- 0.79 mm for females and 4.53 +/- 0.60 mm for ovigerous females. Sexual dimorphism in chela dimensions was stronger in males than in females. Differences between males and females were found in left propodus length (LPL) and height (LPH) versus shield length (SL) and wet weight (WW) versus SL relationships. Males showed a high positive allometry, while juveniles and adult females were isometric for the LPL/SL relationship. Negative allometry was observed in adult females in the LPL/SL relationship. The size at which a differentiation occurred in the growth of the chelipeds and in the weight gain of males and females was between 3.0 and 3.2 mm SL, suggesting that sexual maturity occurs in small-sized individuals in the life cycle of C. tibicen .</text:p>
          </table:table-cell>
          <table:table-cell table:number-columns-repeated="8"/>
          <table:table-cell office:value-type="float" office:value="12" calcext:value-type="float">
            <text:p>12</text:p>
          </table:table-cell>
          <table:table-cell office:value-type="float" office:value="0" calcext:value-type="float">
            <text:p>0</text:p>
          </table:table-cell>
          <table:table-cell office:value-type="float" office:value="11" calcext:value-type="float">
            <text:p>11</text:p>
          </table:table-cell>
          <table:table-cell office:value-type="float" office:value="3" calcext:value-type="float">
            <text:p>3</text:p>
          </table:table-cell>
          <table:table-cell office:value-type="float" office:value="13" calcext:value-type="float">
            <text:p>13</text:p>
          </table:table-cell>
          <table:table-cell table:number-columns-repeated="2"/>
          <table:table-cell office:value-type="string" calcext:value-type="string">
            <text:p>0022-2933</text:p>
          </table:table-cell>
          <table:table-cell/>
          <table:table-cell office:value-type="string" calcext:value-type="string">
            <text:p>WOS:000180704900002</text:p>
          </table:table-cell>
          <table:table-cell table:number-columns-repeated="972"/>
        </table:table-row>
        <table:table-row table:style-name="ro1">
          <table:table-cell office:value-type="string" calcext:value-type="string">
            <text:p>J</text:p>
          </table:table-cell>
          <table:table-cell office:value-type="string" calcext:value-type="string">
            <text:p>Costa, Rogério Caetano da; Fransozo, Adilson; Melo, Gustavo Augusto Schmidt; Freire, Fúlvio Aurélio de Morais</text:p>
          </table:table-cell>
          <table:table-cell table:number-columns-repeated="3"/>
          <table:table-cell office:value-type="string" calcext:value-type="string">
            <text:p>Freire, Fúlvio/C-8370-2012</text:p>
          </table:table-cell>
          <table:table-cell office:value-type="string" calcext:value-type="string">
            <text:p>Freire, Fúlvio/0000-0003-1580-0222</text:p>
          </table:table-cell>
          <table:table-cell table:number-columns-repeated="2"/>
          <table:table-cell office:value-type="string" calcext:value-type="string">
            <text:p>Chave ilustrada para identificação dos camarões dendrobranchiata do litoral norte do estado de São Paulo, Brasil</text:p>
          </table:table-cell>
          <table:table-cell office:value-type="string" calcext:value-type="string">
            <text:p>An illustrated key for Dendrobranchiata shrimps from the northern coast of São Paulo state, Brazil</text:p>
          </table:table-cell>
          <table:table-cell table:number-columns-repeated="6"/>
          <table:table-cell office:value-type="string" calcext:value-type="string">
            <text:p>Biota Neotropica</text:p>
          </table:table-cell>
          <table:table-cell table:number-columns-repeated="3"/>
          <table:table-cell office:value-type="float" office:value="3" calcext:value-type="float">
            <text:p>3</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float" office:value="12" calcext:value-type="float">
            <text:p>12</text:p>
          </table:table-cell>
          <table:table-cell/>
          <table:table-cell office:value-type="string" calcext:value-type="string">
            <text:p>10.1590/S1676-06032003000100011</text:p>
          </table:table-cell>
          <table:table-cell table:number-columns-repeated="2"/>
          <table:table-cell table:number-columns-repeated="2" office:value-type="float" office:value="2003" calcext:value-type="float">
            <text:p>2003</text:p>
          </table:table-cell>
          <table:table-cell office:value-type="string" calcext:value-type="string">
            <text:p>This study aimed to provide an illustrated identification key to distinguish Dendrobranchiata marine shrimps which, occur in the littoral north São Paulo State as deep as to 40m. A total of 13 species were captured using a shrimp fishery boat with two double-rig nets. Monthly trawlings were carried out from 1995 to 2000 in the region of Ubatuba, SP. This key includes the commercial value of species such as the penaeids Xiphopenaeus kroyeri, Farfantepenaeus brasiliensis, F. paulensis, Litopenaeus schmitti, Artemesia longinaris and the solenocerids Pleoticus muelleri. In addition to these species, shrimps that are not of commercial interest were also include such as Rimapenaeus constrictus, Acetes americanus, Peisos petrunkevitchi and the sicionids Sicyonia dorsalis, S. typica, S. laevigata and S. parri. The key proposed here might facilitate the identification of Dendrobranchiata shrimps by a variety of users, including scientific researchers as well as people responsible for making the laws that regulate fisheries, principally in the protection period.</text:p>
          </table:table-cell>
          <table:table-cell/>
          <table:table-cell office:value-type="string" calcext:value-type="string">
            <text:p>O presente estudo teve como objetivo a elaboração de uma chave de identificação ilustrada para diferenciar as espécies de camarões marinhos Dendrobranchiata, com ocorrência no litoral do Estado de São Paulo até a profundidade de 40m. As 13 espécies apresentadas neste trabalho foram obtidas mediante coletas mensais durante os anos de 1995 a 2000 na região de Ubatuba, SP . Nesta chave estão incluídas as espécies de interesse econômico, como os peneídeos Xiphopenaeus kroyeri, Farfantepenaeus brasiliensis, F. paulensis, Litopenaeus schmitti, Artemesia longinaris e o solenocerídeo Pleoticus muelleri. Além destas espécies, também foram adicionados os camarões que não são alvos das frotas pesqueiras, entre eles, Rimapenaeus constrictus, Acetes americanus, Peisos petrunkevitchi e os sicionídeos Sicyonia dorsalis, S. typica, S. laevigata e S. parri. A chave proposta servirá como uma ferramenta no auxílio da identificação dos camarões Dendrobranchiata, quer seja por pesquisadores ligados à área científica, como também por pessoas relacionadas aos órgãos responsáveis pelo controle da pesca, principalmente, na época do defeso.</text:p>
          </table:table-cell>
          <table:table-cell table:number-columns-repeated="6"/>
          <table:table-cell table:number-columns-repeated="5" office:value-type="float" office:value="0" calcext:value-type="float">
            <text:p>0</text:p>
          </table:table-cell>
          <table:table-cell table:number-columns-repeated="2"/>
          <table:table-cell office:value-type="string" calcext:value-type="string">
            <text:p>1676-0603</text:p>
          </table:table-cell>
          <table:table-cell/>
          <table:table-cell office:value-type="string" calcext:value-type="string">
            <text:p>SCIELO:S1676-06032003000100011</text:p>
          </table:table-cell>
          <table:table-cell table:number-columns-repeated="972"/>
        </table:table-row>
        <table:table-row table:style-name="ro1">
          <table:table-cell office:value-type="string" calcext:value-type="string">
            <text:p>J</text:p>
          </table:table-cell>
          <table:table-cell office:value-type="string" calcext:value-type="string">
            <text:p>Pepato, AR; Tiago, CG</text:p>
          </table:table-cell>
          <table:table-cell table:number-columns-repeated="7"/>
          <table:table-cell office:value-type="string" calcext:value-type="string">
            <text:p>A new species of Agauopsis (Halacaridae, Acari) from Brazil</text:p>
          </table:table-cell>
          <table:table-cell table:number-columns-repeated="7"/>
          <table:table-cell office:value-type="string" calcext:value-type="string">
            <text:p>CAHIERS DE BIOLOGIE MARINE</text:p>
          </table:table-cell>
          <table:table-cell table:number-columns-repeated="3"/>
          <table:table-cell office:value-type="float" office:value="44" calcext:value-type="float">
            <text:p>44</text:p>
          </table:table-cell>
          <table:table-cell office:value-type="float" office:value="4" calcext:value-type="float">
            <text:p>4</text:p>
          </table:table-cell>
          <table:table-cell table:number-columns-repeated="2"/>
          <table:table-cell office:value-type="float" office:value="369" calcext:value-type="float">
            <text:p>369</text:p>
          </table:table-cell>
          <table:table-cell office:value-type="float" office:value="373" calcext:value-type="float">
            <text:p>373</text:p>
          </table:table-cell>
          <table:table-cell table:number-columns-repeated="4"/>
          <table:table-cell table:number-columns-repeated="2" office:value-type="float" office:value="2003" calcext:value-type="float">
            <text:p>2003</text:p>
          </table:table-cell>
          <table:table-cell office:value-type="string" calcext:value-type="string">
            <text:p>Specimens of a new species of Agauopsis (Halacaridae, Acari) were obtained from algal samples from Cigarras Beach (Sao Sebastiao, State of Sao Paulo, Brazil) and Lazaro Beach (Ubatuba, State of Sao Paulo, Brazil). Agauopsis bilophus sp. nov. is described and details of its taxonomy are given.</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2"/>
          <table:table-cell office:value-type="string" calcext:value-type="string">
            <text:p>0007-9723</text:p>
          </table:table-cell>
          <table:table-cell/>
          <table:table-cell office:value-type="string" calcext:value-type="string">
            <text:p>WOS:000188352000007</text:p>
          </table:table-cell>
          <table:table-cell table:number-columns-repeated="972"/>
        </table:table-row>
        <table:table-row table:style-name="ro1">
          <table:table-cell office:value-type="string" calcext:value-type="string">
            <text:p>J</text:p>
          </table:table-cell>
          <table:table-cell office:value-type="string" calcext:value-type="string">
            <text:p>Oliveira, J; Burnett, WC; Mazzilli, BP; Braga, ES; Farias, LA; Christoff, J; Furtado, VV</text:p>
          </table:table-cell>
          <table:table-cell table:number-columns-repeated="7"/>
          <table:table-cell office:value-type="string" calcext:value-type="string">
            <text:p>Reconnaissance of submarine groundwater discharge at Ubatuba coast, Brazil, using Rn-222 as a natural tracer</text:p>
          </table:table-cell>
          <table:table-cell table:number-columns-repeated="7"/>
          <table:table-cell office:value-type="string" calcext:value-type="string">
            <text:p>JOURNAL OF ENVIRONMENTAL RADIOACTIVITY</text:p>
          </table:table-cell>
          <table:table-cell table:number-columns-repeated="3"/>
          <table:table-cell office:value-type="float" office:value="69" calcext:value-type="float">
            <text:p>69</text:p>
          </table:table-cell>
          <table:table-cell table:style-name="ce1" office:value-type="date" office:date-value="2015-02-01" calcext:value-type="date">
            <text:p>1/fev</text:p>
          </table:table-cell>
          <table:table-cell table:number-columns-repeated="2"/>
          <table:table-cell office:value-type="float" office:value="37" calcext:value-type="float">
            <text:p>37</text:p>
          </table:table-cell>
          <table:table-cell office:value-type="float" office:value="52" calcext:value-type="float">
            <text:p>52</text:p>
          </table:table-cell>
          <table:table-cell/>
          <table:table-cell office:value-type="string" calcext:value-type="string">
            <text:p>10.1016/S0265-931X(03)00085-7</text:p>
          </table:table-cell>
          <table:table-cell table:number-columns-repeated="2"/>
          <table:table-cell table:number-columns-repeated="2" office:value-type="float" office:value="2003" calcext:value-type="float">
            <text:p>2003</text:p>
          </table:table-cell>
          <table:table-cell office:value-type="string" calcext:value-type="string">
            <text:p>Submarine groundwater discharge (SGD), which includes fresh groundwater and recycled seawater, has been recognized as a widespread phenomenon that can provide important chemical elements to the ocean. Several studies have demonstrated that SGD may approach or even exceed freshwater sources in supplying nutrients to coastal zones. This work reports preliminary results of a study carried out in a series of small embayments of Ubatuba, Sao Paulo State, Brazil, covering latitudes between 23degrees26'S and 23degrees46'S and longitudes between 45degrees02'W and 45degrees11'W. The main aims of this research were to set up an analytical method to assess Rn-222 and Ra-226 activities in seawater samples and to apply the excess Rn-222 inventories obtained to estimate SGD. Measurements made during the summer of 2001 included Rn-222 and Ra-226 in seawater, Ra-226 in sediment, seawater and sediment physical properties, nutrients and seepage rates. A continuous Rn-222 monitor was also used to determine in situ collection of data to study short-term changes at one location. All methods indicated significant inflow of subsurface fluids at rates in excess of several cm per day. (C) 2003 Elsevier Science Ltd. All rights reserved.</text:p>
          </table:table-cell>
          <table:table-cell table:number-columns-repeated="4"/>
          <table:table-cell office:value-type="string" calcext:value-type="string">
            <text:p>International Congress 2001: An Ocean Odyssey</text:p>
          </table:table-cell>
          <table:table-cell office:value-type="string" calcext:value-type="string">
            <text:p>OCT 21-26, 2001</text:p>
          </table:table-cell>
          <table:table-cell/>
          <table:table-cell office:value-type="string" calcext:value-type="string">
            <text:p>MAR DEL PLATA, ARGENTINA</text:p>
          </table:table-cell>
          <table:table-cell office:value-type="float" office:value="23" calcext:value-type="float">
            <text:p>23</text:p>
          </table:table-cell>
          <table:table-cell office:value-type="float" office:value="1" calcext:value-type="float">
            <text:p>1</text:p>
          </table:table-cell>
          <table:table-cell office:value-type="float" office:value="13" calcext:value-type="float">
            <text:p>13</text:p>
          </table:table-cell>
          <table:table-cell office:value-type="float" office:value="5" calcext:value-type="float">
            <text:p>5</text:p>
          </table:table-cell>
          <table:table-cell office:value-type="float" office:value="24" calcext:value-type="float">
            <text:p>24</text:p>
          </table:table-cell>
          <table:table-cell table:number-columns-repeated="2"/>
          <table:table-cell office:value-type="string" calcext:value-type="string">
            <text:p>0265-931X</text:p>
          </table:table-cell>
          <table:table-cell/>
          <table:table-cell office:value-type="string" calcext:value-type="string">
            <text:p>WOS:000184386700004</text:p>
          </table:table-cell>
          <table:table-cell office:value-type="float" office:value="12860088" calcext:value-type="float">
            <text:p>12860088</text:p>
          </table:table-cell>
          <table:table-cell table:number-columns-repeated="971"/>
        </table:table-row>
        <table:table-row table:style-name="ro1">
          <table:table-cell office:value-type="string" calcext:value-type="string">
            <text:p>S</text:p>
          </table:table-cell>
          <table:table-cell office:value-type="string" calcext:value-type="string">
            <text:p>Diaz, S; Camilion, C; Lacoste, K; Escobar, J; Demers, S; Gianesella, S; Roy, S</text:p>
          </table:table-cell>
          <table:table-cell table:number-columns-repeated="3"/>
          <table:table-cell office:value-type="string" calcext:value-type="string">
            <text:p>Gianesella, Sonia/I-1447-2012</text:p>
          </table:table-cell>
          <table:table-cell/>
          <table:table-cell office:value-type="string" calcext:value-type="string">
            <text:p>Slusser, JR; Herman, JR; Gao, W</text:p>
          </table:table-cell>
          <table:table-cell/>
          <table:table-cell office:value-type="string" calcext:value-type="string">
            <text:p>Simulation of increasing UV radiation as a consequence of ozone depletion</text:p>
          </table:table-cell>
          <table:table-cell table:number-columns-repeated="7"/>
          <table:table-cell office:value-type="string" calcext:value-type="string">
            <text:p>ULTRAVIOLET GROUND- AND SPACE-BASED MEASUREMENTS, MODELS AND EFFECTS III</text:p>
          </table:table-cell>
          <table:table-cell/>
          <table:table-cell office:value-type="string" calcext:value-type="string">
            <text:p>PROCEEDINGS OF THE SOCIETY OF PHOTO-OPTICAL INSTRUMENTATION ENGINEERS (SPIE)</text:p>
          </table:table-cell>
          <table:table-cell/>
          <table:table-cell office:value-type="float" office:value="5156" calcext:value-type="float">
            <text:p>5156</text:p>
          </table:table-cell>
          <table:table-cell table:number-columns-repeated="3"/>
          <table:table-cell office:value-type="float" office:value="216" calcext:value-type="float">
            <text:p>216</text:p>
          </table:table-cell>
          <table:table-cell office:value-type="float" office:value="227" calcext:value-type="float">
            <text:p>227</text:p>
          </table:table-cell>
          <table:table-cell/>
          <table:table-cell office:value-type="string" calcext:value-type="string">
            <text:p>10.1117/12.509152</text:p>
          </table:table-cell>
          <table:table-cell table:number-columns-repeated="2"/>
          <table:table-cell table:number-columns-repeated="2" office:value-type="float" office:value="2003" calcext:value-type="float">
            <text:p>2003</text:p>
          </table:table-cell>
          <table:table-cell office:value-type="string" calcext:value-type="string">
            <text:p>UV plays a key roll in several biological functions. As consequence of the ozone depletion investigations to study the effects of UV radiation on human health and terrestrial and aquatic ecosystems have been carried out in laboratories and in the field. Experiments performed in laboratories, irradiating samples with lamps often present the inconvenience that light sources do not reproduce properly the solar spectrum. Field experiments are usually carried out comparing samples exposed to ambient irradiance (normal or increased) against 100% UV-B screened samples. This scenario also differs from the real situation of normal irradiance against UV-B increased irradiance. Some authors have solved this problem performing studies under ambient conditions, simulating the ozone depletion by supplementation of the UV-B radiation with lamps,. As part of the IAI CNR-26, "Enhanced Ultraviolet-B Radiation in Natural Ecosystems as an added Perturbation due to Ozone Depletion", mesocosms experiments were performed at Rimouski (Canada), Ubatuba (Brasil) and Ushuaia (Argentina) using the supplementing methodology. In this paper we introduce the design of the measurements and lamps setting and the methodology used to calculate the attenuation constant and the irradiance at the water column at the mesocosms during the experiment, emphasizing on the Ubatuba campaign.</text:p>
          </table:table-cell>
          <table:table-cell table:number-columns-repeated="4"/>
          <table:table-cell office:value-type="string" calcext:value-type="string">
            <text:p>Conference on Ultraviolet Ground- and Space-based Measurements, Models and Effects III</text:p>
          </table:table-cell>
          <table:table-cell office:value-type="string" calcext:value-type="string">
            <text:p>AUG 04-06, 2003</text:p>
          </table:table-cell>
          <table:table-cell office:value-type="string" calcext:value-type="string">
            <text:p>SPIE</text:p>
          </table:table-cell>
          <table:table-cell office:value-type="string" calcext:value-type="string">
            <text:p>SAN DIEGO, CA</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0277-786X</text:p>
          </table:table-cell>
          <table:table-cell office:value-type="string" calcext:value-type="string">
            <text:p>0-8194-5029-4</text:p>
          </table:table-cell>
          <table:table-cell office:value-type="string" calcext:value-type="string">
            <text:p>WOS:000187838400022</text:p>
          </table:table-cell>
          <table:table-cell table:number-columns-repeated="972"/>
        </table:table-row>
        <table:table-row table:style-name="ro1">
          <table:table-cell office:value-type="string" calcext:value-type="string">
            <text:p>J</text:p>
          </table:table-cell>
          <table:table-cell office:value-type="string" calcext:value-type="string">
            <text:p>Braga, Joao Marcelo Alvarenga</text:p>
          </table:table-cell>
          <table:table-cell table:number-columns-repeated="7"/>
          <table:table-cell office:value-type="string" calcext:value-type="string">
            <text:p>[Marantaceae: Taxonomic and nomenclatural news II Calathea joffilyana J. M. A. Braga sp. nov.]</text:p>
          </table:table-cell>
          <table:table-cell table:number-columns-repeated="3"/>
          <table:table-cell office:value-type="string" calcext:value-type="string">
            <text:p>Marantaceae - novidades taxonomicas e nomenclaturais II Calathea joffilyana J. M. A. Braga sp. nov.</text:p>
          </table:table-cell>
          <table:table-cell table:number-columns-repeated="3"/>
          <table:table-cell office:value-type="string" calcext:value-type="string">
            <text:p>Bradea</text:p>
          </table:table-cell>
          <table:table-cell table:number-columns-repeated="3"/>
          <table:table-cell office:value-type="float" office:value="9" calcext:value-type="float">
            <text:p>9</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float" office:value="4" calcext:value-type="float">
            <text:p>4</text:p>
          </table:table-cell>
          <table:table-cell table:number-columns-repeated="4"/>
          <table:table-cell table:style-name="ce4" office:value-type="date" office:date-value="2002-12-12" calcext:value-type="date">
            <text:p>12/dez/02</text:p>
          </table:table-cell>
          <table:table-cell office:value-type="float" office:value="2002" calcext:value-type="float">
            <text:p>2002</text:p>
          </table:table-cell>
          <table:table-cell office:value-type="string" calcext:value-type="string">
            <text:p>The Brazilian species of Marantaceae are being subject of taxonomic studies. In the second artical of this series, Calathea joffilyana is described. This new species occurs in the State Reserve of the Serra do Mar, Ubatuba, Sao Paulo, Brazil.</text:p>
          </table:table-cell>
          <table:table-cell table:number-columns-repeated="8"/>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table:table-cell office:value-type="string" calcext:value-type="string">
            <text:p>0084-800X</text:p>
          </table:table-cell>
          <table:table-cell/>
          <table:table-cell office:value-type="string" calcext:value-type="string">
            <text:p>BIOABS:BACD200300179564</text:p>
          </table:table-cell>
          <table:table-cell table:number-columns-repeated="972"/>
        </table:table-row>
        <table:table-row table:style-name="ro1">
          <table:table-cell office:value-type="string" calcext:value-type="string">
            <text:p>J</text:p>
          </table:table-cell>
          <table:table-cell office:value-type="string" calcext:value-type="string">
            <text:p>de Szechy, Maria Teresa M.; de Paula, Edison Jose</text:p>
          </table:table-cell>
          <table:table-cell table:number-columns-repeated="7"/>
          <table:table-cell office:value-type="string" calcext:value-type="string">
            <text:p>[Macroalgae associated to Sargassum C. Agardh beds (Phaeophyta, Fucales) of the coast of Rio de Janeiro and Sao Paulo States, Brazil.]</text:p>
          </table:table-cell>
          <table:table-cell table:number-columns-repeated="3"/>
          <table:table-cell office:value-type="string" calcext:value-type="string">
            <text:p>Macroalgas associadas a bancos de Sargassum C. Agardh (Phaeophyta, Fucales) do litoral dos Estados do Rio de Janeiro e Sao Paulo, Brasil.</text:p>
          </table:table-cell>
          <table:table-cell table:number-columns-repeated="3"/>
          <table:table-cell office:value-type="string" calcext:value-type="string">
            <text:p>Hoehnea</text:p>
          </table:table-cell>
          <table:table-cell table:number-columns-repeated="3"/>
          <table:table-cell office:value-type="float" office:value="27" calcext:value-type="float">
            <text:p>27</text:p>
          </table:table-cell>
          <table:table-cell office:value-type="float" office:value="3" calcext:value-type="float">
            <text:p>3</text:p>
          </table:table-cell>
          <table:table-cell table:number-columns-repeated="2"/>
          <table:table-cell office:value-type="float" office:value="235" calcext:value-type="float">
            <text:p>235</text:p>
          </table:table-cell>
          <table:table-cell office:value-type="float" office:value="257" calcext:value-type="float">
            <text:p>257</text:p>
          </table:table-cell>
          <table:table-cell table:number-columns-repeated="4"/>
          <table:table-cell table:style-name="ce2" office:value-type="date" office:date-value="2002-12-01" calcext:value-type="date">
            <text:p>dez/02</text:p>
          </table:table-cell>
          <table:table-cell office:value-type="float" office:value="2002" calcext:value-type="float">
            <text:p>2002</text:p>
          </table:table-cell>
          <table:table-cell office:value-type="string" calcext:value-type="string">
            <text:p>Sargassum beds of 13 localities along the coast of Rio de Janeiro and Sao Paulo were analysed in relation to the macroalgae species composition and richness. Destructive random samplings were made, during 1991-1992, using five quadrats (0.25m-2). Besides four Sargassum species occurring in the beds, 152 species were identified: 26 Chlorophyta, 25 Phaeophyta, and 101 Rhodophyta. The number of species in the beds was 28m-2, on average, including those growing on rocky substrates, on other macroalgae or on macroinvertebrates. The highest species richness (48 species.m-2) was noted in an intermediate exposed site in spring, at Ponta da Fortaleza, Ubatuba. However, the relation between the number of species and the degree of wave exposure was variable. Dictyopteris delicatula, Hypnea musciformis (the most frequent species), Amphiroa brasiliana, Jania adhaerens, Pneophyllum fragile, Gelidiopsis planicaulis, G. variabilis, Asparagopsis taxiformis - tetrasporophytic phase, Hypnea spinella, Dictyota cervicornis, Ulva fasciata, Chondracanthus teedei and Padina gymnospora can be considered as characteristic species of the Sargassum beds found along the Southeastern Brazilian coast, owing to their ample occurrence (more than 70% of the samples analysed).</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73-2877</text:p>
          </table:table-cell>
          <table:table-cell/>
          <table:table-cell office:value-type="string" calcext:value-type="string">
            <text:p>BIOABS:BACD200300184250</text:p>
          </table:table-cell>
          <table:table-cell table:number-columns-repeated="972"/>
        </table:table-row>
        <table:table-row table:style-name="ro1">
          <table:table-cell office:value-type="string" calcext:value-type="string">
            <text:p>J</text:p>
          </table:table-cell>
          <table:table-cell office:value-type="string" calcext:value-type="string">
            <text:p>Costa, TM; Negreiros-Fransozo, ML</text:p>
          </table:table-cell>
          <table:table-cell table:number-columns-repeated="3"/>
          <table:table-cell office:value-type="string" calcext:value-type="string">
            <text:p>Costa , Tania /C-8066-2012</text:p>
          </table:table-cell>
          <table:table-cell table:number-columns-repeated="3"/>
          <table:table-cell office:value-type="string" calcext:value-type="string">
            <text:p>Population biology of Uca thayeri Rathbun, 1900 (Brachyura, Ocypodidae) in a subtropical South American mangrove area: Results from transect and catch-per-unit-effort techniques</text:p>
          </table:table-cell>
          <table:table-cell table:number-columns-repeated="4"/>
          <table:table-cell office:value-type="float" office:value="10" calcext:value-type="float">
            <text:p>10</text:p>
          </table:table-cell>
          <table:table-cell table:number-columns-repeated="2"/>
          <table:table-cell office:value-type="string" calcext:value-type="string">
            <text:p>CRUSTACEANA</text:p>
          </table:table-cell>
          <table:table-cell table:number-columns-repeated="3"/>
          <table:table-cell office:value-type="float" office:value="75" calcext:value-type="float">
            <text:p>75</text:p>
          </table:table-cell>
          <table:table-cell table:number-columns-repeated="3"/>
          <table:table-cell office:value-type="float" office:value="1201" calcext:value-type="float">
            <text:p>1201</text:p>
          </table:table-cell>
          <table:table-cell office:value-type="float" office:value="1218" calcext:value-type="float">
            <text:p>1218</text:p>
          </table:table-cell>
          <table:table-cell/>
          <table:table-cell office:value-type="string" calcext:value-type="string">
            <text:p>10.1163/156854002321518144</text:p>
          </table:table-cell>
          <table:table-cell table:number-columns-repeated="2"/>
          <table:table-cell table:style-name="ce2" office:value-type="date" office:date-value="2002-11-01" calcext:value-type="date">
            <text:p>nov/02</text:p>
          </table:table-cell>
          <table:table-cell office:value-type="float" office:value="2002" calcext:value-type="float">
            <text:p>2002</text:p>
          </table:table-cell>
          <table:table-cell office:value-type="string" calcext:value-type="string">
            <text:p>The population biology of Uca thayeri was studied in a subtropical mangrove in Ubatuba, State of Sao Paulo, Brazil. Two sampling techniques were used: transect sampling and catch-per-unit-effort. Size frequency distribution, sex-ratio, and reproductive period were analysed. For juvenile crabs (CW &lt; 4.6 mm), the transect procedure was most efficient, while ovigerous females were most collected during the capture effort. Males were most numerous in the transect technique, while in the catch-per-unit-effort there was no difference between sexes. The species showed a different size frequency distribution for each sampling procedure. The reproduction of U. thayeri is seasonal, being more pronounced in the warmer months of the year. However, juveniles occurred all over the year, although more numerous in the colder months. The success of the species in reproductive activity and the constant colonization of the area can be attributed to the availability of food resources and differential occupation of the habitat by ovigerous females.</text:p>
          </table:table-cell>
          <table:table-cell table:number-columns-repeated="8"/>
          <table:table-cell office:value-type="float" office:value="7" calcext:value-type="float">
            <text:p>7</text:p>
          </table:table-cell>
          <table:table-cell office:value-type="float" office:value="0" calcext:value-type="float">
            <text:p>0</text:p>
          </table:table-cell>
          <table:table-cell office:value-type="float" office:value="8" calcext:value-type="float">
            <text:p>8</text:p>
          </table:table-cell>
          <table:table-cell office:value-type="float" office:value="3" calcext:value-type="float">
            <text:p>3</text:p>
          </table:table-cell>
          <table:table-cell office:value-type="float" office:value="9" calcext:value-type="float">
            <text:p>9</text:p>
          </table:table-cell>
          <table:table-cell table:number-columns-repeated="2"/>
          <table:table-cell office:value-type="string" calcext:value-type="string">
            <text:p>0011-216X</text:p>
          </table:table-cell>
          <table:table-cell/>
          <table:table-cell office:value-type="string" calcext:value-type="string">
            <text:p>WOS:000182797100002</text:p>
          </table:table-cell>
          <table:table-cell table:number-columns-repeated="972"/>
        </table:table-row>
        <table:table-row table:style-name="ro1">
          <table:table-cell office:value-type="string" calcext:value-type="string">
            <text:p>J</text:p>
          </table:table-cell>
          <table:table-cell office:value-type="string" calcext:value-type="string">
            <text:p>Kinoshita, A; Brunetti, A; Avelar, WEP; Mantelatto, FLM; Simoes, MG; Fransozo, A; Baffa, O</text:p>
          </table:table-cell>
          <table:table-cell table:number-columns-repeated="3"/>
          <table:table-cell office:value-type="string" calcext:value-type="string">
            <text:p>brunetti, antonio/F-3370-2011; Kinoshita, Angela/C-6946-2012</text:p>
          </table:table-cell>
          <table:table-cell office:value-type="string" calcext:value-type="string">
            <text:p>brunetti, antonio/0000-0002-0116-1899; Kinoshita, Angela/0000-0002-5057-1667</text:p>
          </table:table-cell>
          <table:table-cell table:number-columns-repeated="2"/>
          <table:table-cell office:value-type="string" calcext:value-type="string">
            <text:p>ESR dating of a subfossil shell from Couve Island, Ubatuba, Brazil</text:p>
          </table:table-cell>
          <table:table-cell table:number-columns-repeated="7"/>
          <table:table-cell office:value-type="string" calcext:value-type="string">
            <text:p>APPLIED RADIATION AND ISOTOPES</text:p>
          </table:table-cell>
          <table:table-cell table:number-columns-repeated="3"/>
          <table:table-cell office:value-type="float" office:value="57" calcext:value-type="float">
            <text:p>57</text:p>
          </table:table-cell>
          <table:table-cell office:value-type="float" office:value="4" calcext:value-type="float">
            <text:p>4</text:p>
          </table:table-cell>
          <table:table-cell table:number-columns-repeated="2"/>
          <table:table-cell office:value-type="float" office:value="497" calcext:value-type="float">
            <text:p>497</text:p>
          </table:table-cell>
          <table:table-cell office:value-type="float" office:value="500" calcext:value-type="float">
            <text:p>500</text:p>
          </table:table-cell>
          <table:table-cell office:value-type="string" calcext:value-type="string">
            <text:p>PII S0969-8043(02)00096-9</text:p>
          </table:table-cell>
          <table:table-cell office:value-type="string" calcext:value-type="string">
            <text:p>10.1016/S0969-8043(02)00096-9</text:p>
          </table:table-cell>
          <table:table-cell table:number-columns-repeated="2"/>
          <table:table-cell office:value-type="string" calcext:value-type="string">
            <text:p>OCT 2002</text:p>
          </table:table-cell>
          <table:table-cell office:value-type="float" office:value="2002" calcext:value-type="float">
            <text:p>2002</text:p>
          </table:table-cell>
          <table:table-cell office:value-type="string" calcext:value-type="string">
            <text:p>The occurrence of subfossil material in bottom sediments of Couve Island, Ubatuba region, Sao Paulo State, is confirmed. The analyzed material consists of a bivalve shell that was dated by the electron spin resonance technique. By the additive irradiation method an archaeological absorbed dose of (25 +/- 5) Gy was obtained and calibration with other dating works in the same area allows the inference of an age of (25 +/- 5) x 10(2) years. The importance of this finding and its paleoecological implications could contribute to elucidating the nature of short-term environmental changes in the Brazilian coastline during the Holocene, as well as becoming an important tool to the understanding of the distribution and biological aspects of the bivalve fauna. (C) 2002 Elsevier Science Ltd. All rights reserved.</text:p>
          </table:table-cell>
          <table:table-cell table:number-columns-repeated="8"/>
          <table:table-cell office:value-type="float" office:value="8" calcext:value-type="float">
            <text:p>8</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8" calcext:value-type="float">
            <text:p>8</text:p>
          </table:table-cell>
          <table:table-cell table:number-columns-repeated="2"/>
          <table:table-cell office:value-type="string" calcext:value-type="string">
            <text:p>0969-8043</text:p>
          </table:table-cell>
          <table:table-cell/>
          <table:table-cell office:value-type="string" calcext:value-type="string">
            <text:p>WOS:000178260800006</text:p>
          </table:table-cell>
          <table:table-cell office:value-type="float" office:value="12361328" calcext:value-type="float">
            <text:p>12361328</text:p>
          </table:table-cell>
          <table:table-cell table:number-columns-repeated="971"/>
        </table:table-row>
        <table:table-row table:style-name="ro1">
          <table:table-cell office:value-type="string" calcext:value-type="string">
            <text:p>J</text:p>
          </table:table-cell>
          <table:table-cell office:value-type="string" calcext:value-type="string">
            <text:p>Hartmann, Marilia T.; Hartmann, Paulo A.</text:p>
          </table:table-cell>
          <table:table-cell table:number-columns-repeated="7"/>
          <table:table-cell office:value-type="string" calcext:value-type="string">
            <text:p>Hyla giesleri (Giesler's treefrog).</text:p>
          </table:table-cell>
          <table:table-cell table:number-columns-repeated="7"/>
          <table:table-cell office:value-type="string" calcext:value-type="string">
            <text:p>Herpetological Review</text:p>
          </table:table-cell>
          <table:table-cell table:number-columns-repeated="3"/>
          <table:table-cell office:value-type="float" office:value="33" calcext:value-type="float">
            <text:p>33</text:p>
          </table:table-cell>
          <table:table-cell office:value-type="float" office:value="3" calcext:value-type="float">
            <text:p>3</text:p>
          </table:table-cell>
          <table:table-cell table:number-columns-repeated="2"/>
          <table:table-cell office:value-type="float" office:value="220" calcext:value-type="float">
            <text:p>220</text:p>
          </table:table-cell>
          <table:table-cell office:value-type="float" office:value="221" calcext:value-type="float">
            <text:p>221</text:p>
          </table:table-cell>
          <table:table-cell table:number-columns-repeated="4"/>
          <table:table-cell office:value-type="string" calcext:value-type="string">
            <text:p>September 2002</text:p>
          </table:table-cell>
          <table:table-cell office:value-type="float" office:value="2002" calcext:value-type="float">
            <text:p>2002</text:p>
          </table:table-cell>
          <table:table-cell table:number-columns-repeated="9"/>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table-cell office:value-type="string" calcext:value-type="string">
            <text:p>0018-084X</text:p>
          </table:table-cell>
          <table:table-cell/>
          <table:table-cell office:value-type="string" calcext:value-type="string">
            <text:p>BIOABS:BACD200300054653</text:p>
          </table:table-cell>
          <table:table-cell table:number-columns-repeated="972"/>
        </table:table-row>
        <table:table-row table:style-name="ro1">
          <table:table-cell office:value-type="string" calcext:value-type="string">
            <text:p>J</text:p>
          </table:table-cell>
          <table:table-cell office:value-type="string" calcext:value-type="string">
            <text:p>Hartmann, Marilia T.</text:p>
          </table:table-cell>
          <table:table-cell table:number-columns-repeated="7"/>
          <table:table-cell office:value-type="string" calcext:value-type="string">
            <text:p>Scinax eurydice (Maracas Snouted Treefrog).</text:p>
          </table:table-cell>
          <table:table-cell table:number-columns-repeated="7"/>
          <table:table-cell office:value-type="string" calcext:value-type="string">
            <text:p>Herpetological Review</text:p>
          </table:table-cell>
          <table:table-cell table:number-columns-repeated="3"/>
          <table:table-cell office:value-type="float" office:value="33" calcext:value-type="float">
            <text:p>33</text:p>
          </table:table-cell>
          <table:table-cell office:value-type="float" office:value="3" calcext:value-type="float">
            <text:p>3</text:p>
          </table:table-cell>
          <table:table-cell table:number-columns-repeated="2"/>
          <table:table-cell table:number-columns-repeated="2" office:value-type="float" office:value="222" calcext:value-type="float">
            <text:p>222</text:p>
          </table:table-cell>
          <table:table-cell table:number-columns-repeated="4"/>
          <table:table-cell office:value-type="string" calcext:value-type="string">
            <text:p>September 2002</text:p>
          </table:table-cell>
          <table:table-cell office:value-type="float" office:value="2002" calcext:value-type="float">
            <text:p>2002</text:p>
          </table:table-cell>
          <table:table-cell table:number-columns-repeated="9"/>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018-084X</text:p>
          </table:table-cell>
          <table:table-cell/>
          <table:table-cell office:value-type="string" calcext:value-type="string">
            <text:p>BIOABS:BACD200300054662</text:p>
          </table:table-cell>
          <table:table-cell table:number-columns-repeated="972"/>
        </table:table-row>
        <table:table-row table:style-name="ro1">
          <table:table-cell office:value-type="string" calcext:value-type="string">
            <text:p>J</text:p>
          </table:table-cell>
          <table:table-cell office:value-type="string" calcext:value-type="string">
            <text:p>Mantelatto, FLM; Dominciano, LCC</text:p>
          </table:table-cell>
          <table:table-cell table:number-columns-repeated="7"/>
          <table:table-cell office:value-type="string" calcext:value-type="string">
            <text:p>Pattern of shell utilization by the hermit crab Paguristes tortugae (Diogenidae) from Anchieta Island, southern Brazil</text:p>
          </table:table-cell>
          <table:table-cell table:number-columns-repeated="7"/>
          <table:table-cell office:value-type="string" calcext:value-type="string">
            <text:p>SCIENTIA MARINA</text:p>
          </table:table-cell>
          <table:table-cell table:number-columns-repeated="3"/>
          <table:table-cell office:value-type="float" office:value="66" calcext:value-type="float">
            <text:p>66</text:p>
          </table:table-cell>
          <table:table-cell office:value-type="float" office:value="3" calcext:value-type="float">
            <text:p>3</text:p>
          </table:table-cell>
          <table:table-cell table:number-columns-repeated="2"/>
          <table:table-cell office:value-type="float" office:value="265" calcext:value-type="float">
            <text:p>265</text:p>
          </table:table-cell>
          <table:table-cell office:value-type="float" office:value="272" calcext:value-type="float">
            <text:p>272</text:p>
          </table:table-cell>
          <table:table-cell table:number-columns-repeated="4"/>
          <table:table-cell office:value-type="string" calcext:value-type="string">
            <text:p>SEP 2002</text:p>
          </table:table-cell>
          <table:table-cell office:value-type="float" office:value="2002" calcext:value-type="float">
            <text:p>2002</text:p>
          </table:table-cell>
          <table:table-cell office:value-type="string" calcext:value-type="string">
            <text:p>The objective of this study was to characterize the pattern of shell utilization by Paguristes tortugae, from infralittoral areas of Anchieta Island (Ubatuba, Sao Paulo State, Brazil) using the percentage of the different shell types occupied and the morphometric relationship between hermit crabs and occupied shells. Specimens were collected monthly (January to December 1998) by SCUBA diving. The animals and the shells were measured and weighed. A total of 2,429 hermit crabs were captured occupying 21 species of gastropod shells. The shells more occupied were Pisania auritula (35.49%), Cerithium atratum (27.83%). Morula nodulosa (12.70%) and Leucozonia nassa (6.83%), respectively. There was differential shell occupation between sexes: males and ovigerous females occupied in higher percentage P. auritula shells while the non-ovigerous females occupied C. atratum. Regression analysis showed best correlation between the size of the crabs (shield length) and shell dry weight, This study showed that shell occupation by P. tortugae involves inter- and intraspecific competition as well as shell type availability in the field.</text:p>
          </table:table-cell>
          <table:table-cell table:number-columns-repeated="8"/>
          <table:table-cell office:value-type="float" office:value="17" calcext:value-type="float">
            <text:p>17</text:p>
          </table:table-cell>
          <table:table-cell office:value-type="float" office:value="1" calcext:value-type="float">
            <text:p>1</text:p>
          </table:table-cell>
          <table:table-cell office:value-type="float" office:value="17" calcext:value-type="float">
            <text:p>17</text:p>
          </table:table-cell>
          <table:table-cell office:value-type="float" office:value="8" calcext:value-type="float">
            <text:p>8</text:p>
          </table:table-cell>
          <table:table-cell office:value-type="float" office:value="20" calcext:value-type="float">
            <text:p>20</text:p>
          </table:table-cell>
          <table:table-cell table:number-columns-repeated="2"/>
          <table:table-cell office:value-type="string" calcext:value-type="string">
            <text:p>0214-8358</text:p>
          </table:table-cell>
          <table:table-cell/>
          <table:table-cell office:value-type="string" calcext:value-type="string">
            <text:p>WOS:000178447900007</text:p>
          </table:table-cell>
          <table:table-cell table:number-columns-repeated="972"/>
        </table:table-row>
        <table:table-row table:style-name="ro1">
          <table:table-cell office:value-type="string" calcext:value-type="string">
            <text:p>J</text:p>
          </table:table-cell>
          <table:table-cell office:value-type="string" calcext:value-type="string">
            <text:p>de Arruda Leme, Maria Helena</text:p>
          </table:table-cell>
          <table:table-cell table:number-columns-repeated="7"/>
          <table:table-cell office:value-type="string" calcext:value-type="string">
            <text:p>A comparative analysis of the population biology of the mangrove crabs Aratus pisonii and Sesarma rectum (Brachyura, Grapsidae) from the north coast of Sao Paulo State, Brazil</text:p>
          </table:table-cell>
          <table:table-cell table:number-columns-repeated="7"/>
          <table:table-cell office:value-type="string" calcext:value-type="string">
            <text:p>Journal of Crustacean Biology</text:p>
          </table:table-cell>
          <table:table-cell table:number-columns-repeated="3"/>
          <table:table-cell office:value-type="float" office:value="22" calcext:value-type="float">
            <text:p>22</text:p>
          </table:table-cell>
          <table:table-cell office:value-type="float" office:value="3" calcext:value-type="float">
            <text:p>3</text:p>
          </table:table-cell>
          <table:table-cell table:number-columns-repeated="2"/>
          <table:table-cell office:value-type="float" office:value="553" calcext:value-type="float">
            <text:p>553</text:p>
          </table:table-cell>
          <table:table-cell office:value-type="float" office:value="557" calcext:value-type="float">
            <text:p>557</text:p>
          </table:table-cell>
          <table:table-cell table:number-columns-repeated="4"/>
          <table:table-cell office:value-type="string" calcext:value-type="string">
            <text:p>August, 2002</text:p>
          </table:table-cell>
          <table:table-cell office:value-type="float" office:value="2002" calcext:value-type="float">
            <text:p>2002</text:p>
          </table:table-cell>
          <table:table-cell office:value-type="string" calcext:value-type="string">
            <text:p>The population structures of Aratus pisonii and Sesarma rectum were analysed in order to compare their life histories. These two sinchronotopic species occupy distinct mangrove microhabitats in Ubatuba, Sao Paulo, Brazil. In order to compare the population dynamics of these two species, age and reproductive status of crabs were estimated by obtaining monthly collections over a 2-year period. Aratus pisonii follows an annual population cycle. Highest frequencies of ovigerous females were recorded during spring and summer, while juvenile recruitment peaked during the winter when the adult population was less representative. The life span of A. pisonii was estimated to be one or two years. On the other hand, recruitment of S. rectum was continuous throughout the year. Adults were consistently present in all months, suggesting that the life span of S. rectum is longer than that of A. pisonii, and its reproduction might be continuous. Temperature is correlated with frequency of breeding females and juveniles in A. pisonii, while no such correlations are found in S. rectum. These results suggest that the population dynamics of these two grapsid crabs is considerably different.</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278-0372</text:p>
          </table:table-cell>
          <table:table-cell/>
          <table:table-cell office:value-type="string" calcext:value-type="string">
            <text:p>BIOABS:BACD200200286438</text:p>
          </table:table-cell>
          <table:table-cell table:number-columns-repeated="972"/>
        </table:table-row>
        <table:table-row table:style-name="ro1">
          <table:table-cell office:value-type="string" calcext:value-type="string">
            <text:p>J</text:p>
          </table:table-cell>
          <table:table-cell office:value-type="string" calcext:value-type="string">
            <text:p>Leme, MHD</text:p>
          </table:table-cell>
          <table:table-cell table:number-columns-repeated="7"/>
          <table:table-cell office:value-type="string" calcext:value-type="string">
            <text:p>A comparative analysis of the population biology of the mangrove crabs Aratus pisonii and Sesarma rectum (Brachyura, grapsidae) from the north coast of Sao Paulo state, Brazil</text:p>
          </table:table-cell>
          <table:table-cell table:number-columns-repeated="7"/>
          <table:table-cell office:value-type="string" calcext:value-type="string">
            <text:p>JOURNAL OF CRUSTACEAN BIOLOGY</text:p>
          </table:table-cell>
          <table:table-cell table:number-columns-repeated="3"/>
          <table:table-cell office:value-type="float" office:value="22" calcext:value-type="float">
            <text:p>22</text:p>
          </table:table-cell>
          <table:table-cell office:value-type="float" office:value="3" calcext:value-type="float">
            <text:p>3</text:p>
          </table:table-cell>
          <table:table-cell table:number-columns-repeated="2"/>
          <table:table-cell office:value-type="float" office:value="553" calcext:value-type="float">
            <text:p>553</text:p>
          </table:table-cell>
          <table:table-cell office:value-type="float" office:value="557" calcext:value-type="float">
            <text:p>557</text:p>
          </table:table-cell>
          <table:table-cell table:number-columns-repeated="4"/>
          <table:table-cell office:value-type="string" calcext:value-type="string">
            <text:p>AUG 2002</text:p>
          </table:table-cell>
          <table:table-cell office:value-type="float" office:value="2002" calcext:value-type="float">
            <text:p>2002</text:p>
          </table:table-cell>
          <table:table-cell office:value-type="string" calcext:value-type="string">
            <text:p>The population structures of Aratus pisonii and Sesarma rectum were analysed in order to compare their life histories. These two sinchronotopic species occupy distinct mangrove microhabitats in Ubatuba, Sao Paulo, Brazil. In order to compare the population dynamics of these two species, age and reproductive status of crabs were estimated by obtaining monthly collections over a 2-year period. Aratus pisonii follows an annual population cycle. Highest frequencies of ovigerous females were recorded during spring and summer, while juvenile recruitment peaked during the winter when the adult population was less representative. The life span of A. pisonii was estimated to be one or two years. On the other hand, recruitment of S. rectum was continuous throughout the year. Adults were consistently present in all months, suggesting that the life span of S. rectum is longer than that of A. pisonii, and its reproduction might be continuous. Temperature is correlated with frequency of breeding females and juveniles in A. pisonii, while no such correlations are found in S. rectum. These results suggest that the population dynamics of these two grapsid crabs is considerably different.</text:p>
          </table:table-cell>
          <table:table-cell table:number-columns-repeated="8"/>
          <table:table-cell office:value-type="float" office:value="22" calcext:value-type="float">
            <text:p>22</text:p>
          </table:table-cell>
          <table:table-cell office:value-type="float" office:value="0" calcext:value-type="float">
            <text:p>0</text:p>
          </table:table-cell>
          <table:table-cell office:value-type="float" office:value="20" calcext:value-type="float">
            <text:p>20</text:p>
          </table:table-cell>
          <table:table-cell office:value-type="float" office:value="6" calcext:value-type="float">
            <text:p>6</text:p>
          </table:table-cell>
          <table:table-cell office:value-type="float" office:value="25" calcext:value-type="float">
            <text:p>25</text:p>
          </table:table-cell>
          <table:table-cell table:number-columns-repeated="2"/>
          <table:table-cell office:value-type="string" calcext:value-type="string">
            <text:p>0278-0372</text:p>
          </table:table-cell>
          <table:table-cell/>
          <table:table-cell office:value-type="string" calcext:value-type="string">
            <text:p>WOS:000177574900006</text:p>
          </table:table-cell>
          <table:table-cell table:number-columns-repeated="972"/>
        </table:table-row>
        <table:table-row table:style-name="ro1">
          <table:table-cell office:value-type="string" calcext:value-type="string">
            <text:p>J</text:p>
          </table:table-cell>
          <table:table-cell office:value-type="string" calcext:value-type="string">
            <text:p>Jacobucci, Giuliano Buza; Leite, Fosca Pedini Pereira</text:p>
          </table:table-cell>
          <table:table-cell table:number-columns-repeated="7"/>
          <table:table-cell office:value-type="string" calcext:value-type="string">
            <text:p>[Depth distribution and seasonal fluctuations of vagile macrofauna associated with Sargassum cymosum C. Agardh at Lazaro beach, Ubatuba, Sao Paulo, Brazil.]</text:p>
          </table:table-cell>
          <table:table-cell table:number-columns-repeated="3"/>
          <table:table-cell office:value-type="string" calcext:value-type="string">
            <text:p>Distribuicao vertical e flutuacao sazonal da macrofauna vagil associada a Sargassum cymosum C. Agardh, na praia do Lazaro, Ubatuba, Sao Paulo, Brasil</text:p>
          </table:table-cell>
          <table:table-cell table:number-columns-repeated="3"/>
          <table:table-cell office:value-type="string" calcext:value-type="string">
            <text:p>Revista Brasileira de Zoologia</text:p>
          </table:table-cell>
          <table:table-cell table:number-columns-repeated="3"/>
          <table:table-cell office:value-type="float" office:value="19" calcext:value-type="float">
            <text:p>19</text:p>
          </table:table-cell>
          <table:table-cell office:value-type="string" calcext:value-type="string">
            <text:p>Supl. 1</text:p>
          </table:table-cell>
          <table:table-cell table:number-columns-repeated="2"/>
          <table:table-cell office:value-type="float" office:value="87" calcext:value-type="float">
            <text:p>87</text:p>
          </table:table-cell>
          <table:table-cell office:value-type="float" office:value="100" calcext:value-type="float">
            <text:p>100</text:p>
          </table:table-cell>
          <table:table-cell table:number-columns-repeated="4"/>
          <table:table-cell office:value-type="string" calcext:value-type="string">
            <text:p>Julho, 2002</text:p>
          </table:table-cell>
          <table:table-cell office:value-type="float" office:value="2002" calcext:value-type="float">
            <text:p>2002</text:p>
          </table:table-cell>
          <table:table-cell office:value-type="string" calcext:value-type="string">
            <text:p>Seasonal fluctuations and depth distribution of the vagile macrofauna associated with Sargassum cymosum at Lazaro beach, Ubatuba, Sao Paulo State, were evaluated through density comparison of higher taxonomic groups among three depth intervals in four periods of the year. Ten groups were identified and among them gammarid and caprellid amphipods were numerically dominant in all sampling periods and did not show any consistent zonation trend. Gastropods, polychaetes and ophiuroids ocurred in lower densities and tended to dominate as depth increased. Wet weight algae variation did not explain the observed spatial and temporal patterns. Biotic interactions, recruitment and environmental parameters are probably involved in seasonal density variation of the faunal groups studied but it was evident that the depth gradient play an important role in vagile macrofauna vertical distribution.</text:p>
          </table:table-cell>
          <table:table-cell table:number-columns-repeated="8"/>
          <table:table-cell office:value-type="float" office:value="7" calcext:value-type="float">
            <text:p>7</text:p>
          </table:table-cell>
          <table:table-cell office:value-type="float" office:value="0" calcext:value-type="float">
            <text:p>0</text:p>
          </table:table-cell>
          <table:table-cell office:value-type="float" office:value="9" calcext:value-type="float">
            <text:p>9</text:p>
          </table:table-cell>
          <table:table-cell office:value-type="float" office:value="8" calcext:value-type="float">
            <text:p>8</text:p>
          </table:table-cell>
          <table:table-cell office:value-type="float" office:value="13" calcext:value-type="float">
            <text:p>13</text:p>
          </table:table-cell>
          <table:table-cell table:number-columns-repeated="2"/>
          <table:table-cell office:value-type="string" calcext:value-type="string">
            <text:p>0101-8175</text:p>
          </table:table-cell>
          <table:table-cell/>
          <table:table-cell office:value-type="string" calcext:value-type="string">
            <text:p>BIOABS:BACD200200278695</text:p>
          </table:table-cell>
          <table:table-cell table:number-columns-repeated="972"/>
        </table:table-row>
        <table:table-row table:style-name="ro1">
          <table:table-cell office:value-type="string" calcext:value-type="string">
            <text:p>J</text:p>
          </table:table-cell>
          <table:table-cell office:value-type="string" calcext:value-type="string">
            <text:p>Cobo, Valter Jose</text:p>
          </table:table-cell>
          <table:table-cell table:number-columns-repeated="7"/>
          <table:table-cell office:value-type="string" calcext:value-type="string">
            <text:p>Breeding period of the spider crab Mithraculus forceps (A. Milne Edwards) (Crustacea, Majidae, Mithracinae) in the southeastern Brazilian coast</text:p>
          </table:table-cell>
          <table:table-cell table:number-columns-repeated="7"/>
          <table:table-cell office:value-type="string" calcext:value-type="string">
            <text:p>Revista Brasileira de Zoologia</text:p>
          </table:table-cell>
          <table:table-cell table:number-columns-repeated="3"/>
          <table:table-cell office:value-type="float" office:value="19" calcext:value-type="float">
            <text:p>19</text:p>
          </table:table-cell>
          <table:table-cell office:value-type="string" calcext:value-type="string">
            <text:p>Supl. 1</text:p>
          </table:table-cell>
          <table:table-cell table:number-columns-repeated="2"/>
          <table:table-cell office:value-type="float" office:value="229" calcext:value-type="float">
            <text:p>229</text:p>
          </table:table-cell>
          <table:table-cell office:value-type="float" office:value="234" calcext:value-type="float">
            <text:p>234</text:p>
          </table:table-cell>
          <table:table-cell table:number-columns-repeated="4"/>
          <table:table-cell office:value-type="string" calcext:value-type="string">
            <text:p>Julho, 2002</text:p>
          </table:table-cell>
          <table:table-cell office:value-type="float" office:value="2002" calcext:value-type="float">
            <text:p>2002</text:p>
          </table:table-cell>
          <table:table-cell office:value-type="string" calcext:value-type="string">
            <text:p>Investigations concerning to the breeding period of brachyuran crabs provide fundamental information to determine their reproductive cycle, and also to establish management plans for species mainly in protected areas. This study provides data on the breeding period of M. forceps (A. Milne Edwards, 1875) in the southeastern Brazilian coast. Monthly samplings were carried out during a one year-round. A catch effort of approximately four hours was allocated to each monthly survey. The breeding intensity was determined based on the percentage of ovigerous crabs within the whole adult female population. A total of 137 adult females was obtained, from which 80.3% presented eggs attached on their pleopods. Ovigerous females were observed year-round, usually comprising more than 60% of sampled adult females. The ovigerous frequency was not statistically correlated to the environmental analyzed factors.</text:p>
          </table:table-cell>
          <table:table-cell table:number-columns-repeated="8"/>
          <table:table-cell office:value-type="float" office:value="9" calcext:value-type="float">
            <text:p>9</text:p>
          </table:table-cell>
          <table:table-cell office:value-type="float" office:value="0" calcext:value-type="float">
            <text:p>0</text:p>
          </table:table-cell>
          <table:table-cell office:value-type="float" office:value="8" calcext:value-type="float">
            <text:p>8</text:p>
          </table:table-cell>
          <table:table-cell office:value-type="float" office:value="2" calcext:value-type="float">
            <text:p>2</text:p>
          </table:table-cell>
          <table:table-cell office:value-type="float" office:value="9" calcext:value-type="float">
            <text:p>9</text:p>
          </table:table-cell>
          <table:table-cell table:number-columns-repeated="2"/>
          <table:table-cell office:value-type="string" calcext:value-type="string">
            <text:p>0101-8175</text:p>
          </table:table-cell>
          <table:table-cell/>
          <table:table-cell office:value-type="string" calcext:value-type="string">
            <text:p>BIOABS:BACD200200286904</text:p>
          </table:table-cell>
          <table:table-cell table:number-columns-repeated="972"/>
        </table:table-row>
        <table:table-row table:style-name="ro1">
          <table:table-cell office:value-type="string" calcext:value-type="string">
            <text:p>J</text:p>
          </table:table-cell>
          <table:table-cell office:value-type="string" calcext:value-type="string">
            <text:p>Martinelli, JM; Mantelatto, FLM; Fransozo, A</text:p>
          </table:table-cell>
          <table:table-cell table:number-columns-repeated="3"/>
          <table:table-cell office:value-type="string" calcext:value-type="string">
            <text:p>Martinelli-Lemos, Jussara Moretto/D-9943-2014</text:p>
          </table:table-cell>
          <table:table-cell office:value-type="string" calcext:value-type="string">
            <text:p>Martinelli-Lemos, Jussara Moretto/0000-0001-9646-4763</text:p>
          </table:table-cell>
          <table:table-cell table:number-columns-repeated="2"/>
          <table:table-cell office:value-type="string" calcext:value-type="string">
            <text:p>Population structure and breeding season of the South Atlantic hermit crab, Loxopagurus loxochelis (Anomura, Diogenidae) from the Ubatuba region, Brazil</text:p>
          </table:table-cell>
          <table:table-cell table:number-columns-repeated="4"/>
          <table:table-cell office:value-type="float" office:value="6" calcext:value-type="float">
            <text:p>6</text:p>
          </table:table-cell>
          <table:table-cell table:number-columns-repeated="2"/>
          <table:table-cell office:value-type="string" calcext:value-type="string">
            <text:p>CRUSTACEANA</text:p>
          </table:table-cell>
          <table:table-cell table:number-columns-repeated="3"/>
          <table:table-cell office:value-type="float" office:value="75" calcext:value-type="float">
            <text:p>75</text:p>
          </table:table-cell>
          <table:table-cell table:number-columns-repeated="3"/>
          <table:table-cell office:value-type="float" office:value="791" calcext:value-type="float">
            <text:p>791</text:p>
          </table:table-cell>
          <table:table-cell office:value-type="float" office:value="802" calcext:value-type="float">
            <text:p>802</text:p>
          </table:table-cell>
          <table:table-cell/>
          <table:table-cell office:value-type="string" calcext:value-type="string">
            <text:p>10.1163/156854002760289764</text:p>
          </table:table-cell>
          <table:table-cell table:number-columns-repeated="2"/>
          <table:table-cell table:style-name="ce2" office:value-type="date" office:date-value="2002-06-01" calcext:value-type="date">
            <text:p>jun/02</text:p>
          </table:table-cell>
          <table:table-cell office:value-type="float" office:value="2002" calcext:value-type="float">
            <text:p>2002</text:p>
          </table:table-cell>
          <table:table-cell office:value-type="string" calcext:value-type="string">
            <text:p>A population of Loxopagurus loxochelis was studied in terms of seasonal abundance, size frequency distribution, sex ratio, and reproductive period (percentage of ovigerous females). Specimens were collected monthly over a period of two years (from September 1995 to August 1997) in the non-consolidated areas of the Ubatuba, Mar Virado, and Ubatumirim bays (northern coast of Sao Paulo State, Brazil) with a double-rig trawl net. A total of 1,084 individuals were analysed. Animal size (minimum, maximum, and mean +/- SD shield length) was 2.8, 9.1, and 6.88 +/- 1.13 mm for 625 males; 2.8, 8.2, and 5.78 +/- 0.98 mm for 236 non-ovigerous females; and 4.6, 8.0, and 6.24 +/- 0.68 mm for 223 ovigerous females, respectively. Sexual dimorphism was recorded by the presence of males in the largest size classes. The sex ratio was 1.4 : 1 in favour of males. The highest incidence of ovigerous females occurred during winter and spring (June to October), with a low percentage in summer and fall (November to May), indicating continuity in the reproductive cycle. This strategy of reproduction is related to temperature. The occurrence of L. loxochelis in the Ubatuba region represents the final point of northern distribution of this species as a function of water mass influence, and could be its real limit on the Atlantic coast of South America.</text:p>
          </table:table-cell>
          <table:table-cell table:number-columns-repeated="8"/>
          <table:table-cell office:value-type="float" office:value="21" calcext:value-type="float">
            <text:p>21</text:p>
          </table:table-cell>
          <table:table-cell office:value-type="float" office:value="0" calcext:value-type="float">
            <text:p>0</text:p>
          </table:table-cell>
          <table:table-cell office:value-type="float" office:value="22" calcext:value-type="float">
            <text:p>22</text:p>
          </table:table-cell>
          <table:table-cell office:value-type="float" office:value="7" calcext:value-type="float">
            <text:p>7</text:p>
          </table:table-cell>
          <table:table-cell office:value-type="float" office:value="24" calcext:value-type="float">
            <text:p>24</text:p>
          </table:table-cell>
          <table:table-cell table:number-columns-repeated="2"/>
          <table:table-cell office:value-type="string" calcext:value-type="string">
            <text:p>0011-216X</text:p>
          </table:table-cell>
          <table:table-cell/>
          <table:table-cell office:value-type="string" calcext:value-type="string">
            <text:p>WOS:000178658600004</text:p>
          </table:table-cell>
          <table:table-cell table:number-columns-repeated="972"/>
        </table:table-row>
        <table:table-row table:style-name="ro1">
          <table:table-cell office:value-type="string" calcext:value-type="string">
            <text:p>J</text:p>
          </table:table-cell>
          <table:table-cell office:value-type="string" calcext:value-type="string">
            <text:p>Pinheiro, Marcelo A. A.; Hattori, Gustavo Yomar</text:p>
          </table:table-cell>
          <table:table-cell table:number-columns-repeated="7"/>
          <table:table-cell office:value-type="string" calcext:value-type="string">
            <text:p>[Embryology of the swimming crab Arenaeus cribrarius (Lamarck) (Crustacea, Brachyura, Portunidae).]</text:p>
          </table:table-cell>
          <table:table-cell table:number-columns-repeated="3"/>
          <table:table-cell office:value-type="string" calcext:value-type="string">
            <text:p>Embriologia do siri Arenaeus cribrarius (Lamarck) (Crustacea, Brachyura, Portunidae)</text:p>
          </table:table-cell>
          <table:table-cell table:number-columns-repeated="3"/>
          <table:table-cell office:value-type="string" calcext:value-type="string">
            <text:p>Revista Brasileira de Zoologia</text:p>
          </table:table-cell>
          <table:table-cell table:number-columns-repeated="3"/>
          <table:table-cell office:value-type="float" office:value="19" calcext:value-type="float">
            <text:p>19</text:p>
          </table:table-cell>
          <table:table-cell office:value-type="float" office:value="2" calcext:value-type="float">
            <text:p>2</text:p>
          </table:table-cell>
          <table:table-cell table:number-columns-repeated="2"/>
          <table:table-cell office:value-type="float" office:value="571" calcext:value-type="float">
            <text:p>571</text:p>
          </table:table-cell>
          <table:table-cell office:value-type="float" office:value="583" calcext:value-type="float">
            <text:p>583</text:p>
          </table:table-cell>
          <table:table-cell table:number-columns-repeated="4"/>
          <table:table-cell office:value-type="string" calcext:value-type="string">
            <text:p>Junho, 2002</text:p>
          </table:table-cell>
          <table:table-cell office:value-type="float" office:value="2002" calcext:value-type="float">
            <text:p>2002</text:p>
          </table:table-cell>
          <table:table-cell office:value-type="string" calcext:value-type="string">
            <text:p>Ovigerous females of Arenaeus cribrarius were collected at Ubatuba, Sao Paulo, and maintaining in aquaria under controlled temperature (25+-1degreeC), salinity (35+-1permill) and photoperiod (12:12). A small sample of eggs was collected for each 24h, for morphological description, chromatic changes and biometric analysis throughout the embryonic development. Eight egg stages were photographed and had their small and large diameters measured under a microscope provided with camera lucida. The egg's shape was low elliptical during all the embryogenesis and showed size increase (24.4%) and volume (91.1%), when the last stage were compared with the first one. According to mean egg diameter and volume, the eggs should be pooled in three different groups (1-3; 4-6; 7-8) corresponding to initial, intermediate and final stages. The attained results were compared with the literature which emphasizing the species of Portunidae's family.</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table:number-columns-repeated="2"/>
          <table:table-cell office:value-type="string" calcext:value-type="string">
            <text:p>0101-8175</text:p>
          </table:table-cell>
          <table:table-cell/>
          <table:table-cell office:value-type="string" calcext:value-type="string">
            <text:p>BIOABS:BACD200200262612</text:p>
          </table:table-cell>
          <table:table-cell table:number-columns-repeated="972"/>
        </table:table-row>
        <table:table-row table:style-name="ro1">
          <table:table-cell office:value-type="string" calcext:value-type="string">
            <text:p>J</text:p>
          </table:table-cell>
          <table:table-cell office:value-type="string" calcext:value-type="string">
            <text:p>Mantelatto, FLM; Alarcon, VF; Garcia, RB</text:p>
          </table:table-cell>
          <table:table-cell table:number-columns-repeated="7"/>
          <table:table-cell office:value-type="string" calcext:value-type="string">
            <text:p>Egg production strategies of the tropical hermit crab Paguristes tortugae from Brazil</text:p>
          </table:table-cell>
          <table:table-cell table:number-columns-repeated="7"/>
          <table:table-cell office:value-type="string" calcext:value-type="string">
            <text:p>JOURNAL OF CRUSTACEAN BIOLOGY</text:p>
          </table:table-cell>
          <table:table-cell table:number-columns-repeated="3"/>
          <table:table-cell office:value-type="float" office:value="22" calcext:value-type="float">
            <text:p>22</text:p>
          </table:table-cell>
          <table:table-cell office:value-type="float" office:value="2" calcext:value-type="float">
            <text:p>2</text:p>
          </table:table-cell>
          <table:table-cell table:number-columns-repeated="2"/>
          <table:table-cell office:value-type="float" office:value="390" calcext:value-type="float">
            <text:p>390</text:p>
          </table:table-cell>
          <table:table-cell office:value-type="float" office:value="397" calcext:value-type="float">
            <text:p>397</text:p>
          </table:table-cell>
          <table:table-cell/>
          <table:table-cell office:value-type="string" calcext:value-type="string">
            <text:p>10.1651/0278-0372(2002)022[0390:EPSOTT]2.0.CO;2</text:p>
          </table:table-cell>
          <table:table-cell table:number-columns-repeated="2"/>
          <table:table-cell office:value-type="string" calcext:value-type="string">
            <text:p>MAY 2002</text:p>
          </table:table-cell>
          <table:table-cell office:value-type="float" office:value="2002" calcext:value-type="float">
            <text:p>2002</text:p>
          </table:table-cell>
          <table:table-cell office:value-type="string" calcext:value-type="string">
            <text:p>The aim of the present study was to characterize the total and seasonal fecundity of the hermit crab Paguristes tortugae as well as the influence of shell type on fecundity using the morphometric relationship. Ovigerous females were collected monthly from January to December, 1998. in the infralittoral region of Anchieta Island. Samplings were performed using SCUBA. The hermit crabs and the gastropod shells were measured, Hermit wet weight and shell dry weight were recorded. For the fecundity analysis, only ovigerous females with the eggs in the early phase of development were selected. The number of eggs carried by individuals of several sizes (shield length), condition of development, and egg size were determined. A high percentage (69.88%) of ovigerous females with eggs in the early phase of development were captured. with a low frequency (4.29%) of females with eggs in the final stage of development, Size-frequency distribution during the months showed two peaks in the ovigerous female population (2.5 to 3.4 mm and 4.0 to 5.4 mm of SL). Mean +/- SD fecundity was 132 +/- 102 eggs and tended to increase with increasing SL. No significant difference in fecundity occur-red among the various seasons of the year. The results showed continuous and elevated reproduction of P. tortugae, with a high reproductive potential for the population. The pattern of the frequency distribution of ovigerous females tending to bimodality may be characteristic of a population with a two-year life cycle. Considering the four shells most occupied by P. tortugae (Pisania auritula, Cerithium atratum. Morula nodulosa, and Leucozonia nassa). the highest fecundity was observed for ovigerous females occupying larger shells (P auritula and L. nassa). The reproductive aspects of P. tortugae were related to strategies developed to compensate for interspecific competition. i.e., high and continuous reproductive effort. early maturity. low fecundity, and larger eggs produced.</text:p>
          </table:table-cell>
          <table:table-cell table:number-columns-repeated="8"/>
          <table:table-cell office:value-type="float" office:value="23" calcext:value-type="float">
            <text:p>23</text:p>
          </table:table-cell>
          <table:table-cell office:value-type="float" office:value="0" calcext:value-type="float">
            <text:p>0</text:p>
          </table:table-cell>
          <table:table-cell office:value-type="float" office:value="24" calcext:value-type="float">
            <text:p>24</text:p>
          </table:table-cell>
          <table:table-cell office:value-type="float" office:value="7" calcext:value-type="float">
            <text:p>7</text:p>
          </table:table-cell>
          <table:table-cell office:value-type="float" office:value="25" calcext:value-type="float">
            <text:p>25</text:p>
          </table:table-cell>
          <table:table-cell table:number-columns-repeated="2"/>
          <table:table-cell office:value-type="string" calcext:value-type="string">
            <text:p>0278-0372</text:p>
          </table:table-cell>
          <table:table-cell/>
          <table:table-cell office:value-type="string" calcext:value-type="string">
            <text:p>WOS:000175866100018</text:p>
          </table:table-cell>
          <table:table-cell table:number-columns-repeated="972"/>
        </table:table-row>
        <table:table-row table:style-name="ro1">
          <table:table-cell office:value-type="string" calcext:value-type="string">
            <text:p>J</text:p>
          </table:table-cell>
          <table:table-cell office:value-type="string" calcext:value-type="string">
            <text:p>Amaro Pinheiro, Marcelo Antonio; Fransozo, Adilson</text:p>
          </table:table-cell>
          <table:table-cell table:number-columns-repeated="7"/>
          <table:table-cell office:value-type="string" calcext:value-type="string">
            <text:p>Reproduction of the speckled swimming crab Arenaeus cribrarius (Brachyura: Portunidae) on the Brazilian coast near 23degree30'S</text:p>
          </table:table-cell>
          <table:table-cell table:number-columns-repeated="7"/>
          <table:table-cell office:value-type="string" calcext:value-type="string">
            <text:p>Journal of Crustacean Biology</text:p>
          </table:table-cell>
          <table:table-cell table:number-columns-repeated="3"/>
          <table:table-cell office:value-type="float" office:value="22" calcext:value-type="float">
            <text:p>22</text:p>
          </table:table-cell>
          <table:table-cell office:value-type="float" office:value="2" calcext:value-type="float">
            <text:p>2</text:p>
          </table:table-cell>
          <table:table-cell table:number-columns-repeated="2"/>
          <table:table-cell office:value-type="float" office:value="416" calcext:value-type="float">
            <text:p>416</text:p>
          </table:table-cell>
          <table:table-cell office:value-type="float" office:value="428" calcext:value-type="float">
            <text:p>428</text:p>
          </table:table-cell>
          <table:table-cell table:number-columns-repeated="4"/>
          <table:table-cell office:value-type="string" calcext:value-type="string">
            <text:p>May, 2002</text:p>
          </table:table-cell>
          <table:table-cell office:value-type="float" office:value="2002" calcext:value-type="float">
            <text:p>2002</text:p>
          </table:table-cell>
          <table:table-cell office:value-type="string" calcext:value-type="string">
            <text:p>The reproductive biology of Arenaeus cribrarius from Ubatuba, Sao Paulo State, Brazil, was studied. Swimming crabs were sampled monthly for two years with otter trawls in two bays. A total of 941 males and 1,012 females were examined. Mating took place mainly in autumn involving postmolt females and intermolt males. At that time, gonad regression was verified in adult males, due to spermatophore transfer, and the molting of adult females. Ovigerous females or females with mature gonads were present year-round but more frequently captured during spring and summer. We found that 1% of all adult females were premolt, which indicated the occurrence of another mature instar and thus the absence of a well-defined terminal molt after puberty. Intermolt males were captured throughout the whole study period.</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278-0372</text:p>
          </table:table-cell>
          <table:table-cell/>
          <table:table-cell office:value-type="string" calcext:value-type="string">
            <text:p>BIOABS:BACD200200206777</text:p>
          </table:table-cell>
          <table:table-cell table:number-columns-repeated="972"/>
        </table:table-row>
        <table:table-row table:style-name="ro1">
          <table:table-cell office:value-type="string" calcext:value-type="string">
            <text:p>J</text:p>
          </table:table-cell>
          <table:table-cell office:value-type="string" calcext:value-type="string">
            <text:p>Pinheiro, MAA; Fransozo, A</text:p>
          </table:table-cell>
          <table:table-cell table:number-columns-repeated="3"/>
          <table:table-cell office:value-type="string" calcext:value-type="string">
            <text:p>Pinheiro, Marcelo/E-7462-2012</text:p>
          </table:table-cell>
          <table:table-cell office:value-type="string" calcext:value-type="string">
            <text:p>Pinheiro, Marcelo/0000-0003-0758-5526</text:p>
          </table:table-cell>
          <table:table-cell table:number-columns-repeated="2"/>
          <table:table-cell office:value-type="string" calcext:value-type="string">
            <text:p>Reproduction of the speckled swimming crab Arenaeus cribrarius (Brachyura : portunidae) on the Brazilian coast near 23 degrees 30 ' S</text:p>
          </table:table-cell>
          <table:table-cell table:number-columns-repeated="7"/>
          <table:table-cell office:value-type="string" calcext:value-type="string">
            <text:p>JOURNAL OF CRUSTACEAN BIOLOGY</text:p>
          </table:table-cell>
          <table:table-cell table:number-columns-repeated="3"/>
          <table:table-cell office:value-type="float" office:value="22" calcext:value-type="float">
            <text:p>22</text:p>
          </table:table-cell>
          <table:table-cell office:value-type="float" office:value="2" calcext:value-type="float">
            <text:p>2</text:p>
          </table:table-cell>
          <table:table-cell table:number-columns-repeated="2"/>
          <table:table-cell office:value-type="float" office:value="416" calcext:value-type="float">
            <text:p>416</text:p>
          </table:table-cell>
          <table:table-cell office:value-type="float" office:value="428" calcext:value-type="float">
            <text:p>428</text:p>
          </table:table-cell>
          <table:table-cell/>
          <table:table-cell office:value-type="string" calcext:value-type="string">
            <text:p>10.1651/0278-0372(2002)022[0416:ROTSSC]2.0.CO;2</text:p>
          </table:table-cell>
          <table:table-cell table:number-columns-repeated="2"/>
          <table:table-cell office:value-type="string" calcext:value-type="string">
            <text:p>MAY 2002</text:p>
          </table:table-cell>
          <table:table-cell office:value-type="float" office:value="2002" calcext:value-type="float">
            <text:p>2002</text:p>
          </table:table-cell>
          <table:table-cell office:value-type="string" calcext:value-type="string">
            <text:p>The reproductive biology of Arenaeus cribrarius from Ubatuba, Sao Paulo State, Brazil, was studied. Swimming crabs were sampled monthly for two years with otter trawls in two bays. A total of 941 males and 1,012 females were examined. Mating took place mainly in autumn involving postmolt females and intermolt males. At that time, gonad regression was verified in adult males, due to spermatophore transfer, and the molting of adult females. Ovigerous females or females with mature gonads were present year-round but more frequently captured during spring and summer. We found that 19, of all adult females were premolt, which indicated the occurrence of another mature instar and thus the absence of a well-defined terminal molt after puberty. Intermolt males were captured throughout the whole study period.</text:p>
          </table:table-cell>
          <table:table-cell table:number-columns-repeated="8"/>
          <table:table-cell office:value-type="float" office:value="50" calcext:value-type="float">
            <text:p>50</text:p>
          </table:table-cell>
          <table:table-cell office:value-type="float" office:value="1" calcext:value-type="float">
            <text:p>1</text:p>
          </table:table-cell>
          <table:table-cell office:value-type="float" office:value="55" calcext:value-type="float">
            <text:p>55</text:p>
          </table:table-cell>
          <table:table-cell office:value-type="float" office:value="14" calcext:value-type="float">
            <text:p>14</text:p>
          </table:table-cell>
          <table:table-cell office:value-type="float" office:value="60" calcext:value-type="float">
            <text:p>60</text:p>
          </table:table-cell>
          <table:table-cell table:number-columns-repeated="2"/>
          <table:table-cell office:value-type="string" calcext:value-type="string">
            <text:p>0278-0372</text:p>
          </table:table-cell>
          <table:table-cell/>
          <table:table-cell office:value-type="string" calcext:value-type="string">
            <text:p>WOS:000175866100021</text:p>
          </table:table-cell>
          <table:table-cell table:number-columns-repeated="972"/>
        </table:table-row>
        <table:table-row table:style-name="ro1">
          <table:table-cell office:value-type="string" calcext:value-type="string">
            <text:p>J</text:p>
          </table:table-cell>
          <table:table-cell office:value-type="string" calcext:value-type="string">
            <text:p>de Paula, Edison Jose; Pereira, Ricardo Toledo Lima; Ohno, Masao</text:p>
          </table:table-cell>
          <table:table-cell table:number-columns-repeated="7"/>
          <table:table-cell office:value-type="string" calcext:value-type="string">
            <text:p>Growth rate of the carrageenophyte Kappaphycus alvarezii (Rhodophyta, Gigartinales) introduced in subtropical waters of Sao Paulo State, Brazil</text:p>
          </table:table-cell>
          <table:table-cell table:number-columns-repeated="7"/>
          <table:table-cell office:value-type="string" calcext:value-type="string">
            <text:p>Phycological Research</text:p>
          </table:table-cell>
          <table:table-cell table:number-columns-repeated="3"/>
          <table:table-cell office:value-type="float" office:value="50" calcext:value-type="float">
            <text:p>50</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float" office:value="9" calcext:value-type="float">
            <text:p>9</text:p>
          </table:table-cell>
          <table:table-cell table:number-columns-repeated="4"/>
          <table:table-cell office:value-type="string" calcext:value-type="string">
            <text:p>March, 2002</text:p>
          </table:table-cell>
          <table:table-cell office:value-type="float" office:value="2002" calcext:value-type="float">
            <text:p>2002</text:p>
          </table:table-cell>
          <table:table-cell office:value-type="string" calcext:value-type="string">
            <text:p>Twenty branches of Kappaphycus alvarezii (Doty) Doty ex P. Silva produced in unialgal culture and weighing about 3 g each were transferred into the sea monthly from October 1995 to October 1996 at Ubatuba Bay, Sao Paulo State, Brazil (23degree26.9'S, 45degree0.3'W), an area with mean monthly seawater temperature from 20.3 to 28.5degreeC (extremes: 17.0-31.0degreeC). All plants were harvested after the second month and a new series of growth experiments was performed using cuttings weighing from 100 to 150 g. The cultivation experiments were carried out using a floating system. Daily growth rates were calculated based on monthly weight measurements of each individual. Small branches produced in vitro showed high survival rates when introduced into the sea during all seasons. Growth rates observed for the transplanted branches during the first and second months in the sea were higher (6.5-10.7% day-1) than for subsequent cuttings produced in the sea (4.5-8.2% day-1). The latter values are in the range reported for other regions. Seasonal variation of growth rates was clearly related to seawater temperature. These results show that the commercial cultivation of K. alvarezii is technically feasible at Ubatuba Bay using a floating raft culture method.</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table:number-columns-repeated="2"/>
          <table:table-cell office:value-type="string" calcext:value-type="string">
            <text:p>1322-0829</text:p>
          </table:table-cell>
          <table:table-cell/>
          <table:table-cell office:value-type="string" calcext:value-type="string">
            <text:p>BIOABS:BACD200200197117</text:p>
          </table:table-cell>
          <table:table-cell table:number-columns-repeated="972"/>
        </table:table-row>
        <table:table-row table:style-name="ro1">
          <table:table-cell office:value-type="string" calcext:value-type="string">
            <text:p>J</text:p>
          </table:table-cell>
          <table:table-cell office:value-type="string" calcext:value-type="string">
            <text:p>Bovi, Marilene Leão Alves; Godoy Jr., Gentil; Spiering, Sandra Heiden</text:p>
          </table:table-cell>
          <table:table-cell table:number-columns-repeated="7"/>
          <table:table-cell office:value-type="string" calcext:value-type="string">
            <text:p>Respostas de crescimento da pupunheira à adubação NPK</text:p>
          </table:table-cell>
          <table:table-cell office:value-type="string" calcext:value-type="string">
            <text:p>Peach palm growth responses to NPK fertilization</text:p>
          </table:table-cell>
          <table:table-cell table:number-columns-repeated="6"/>
          <table:table-cell office:value-type="string" calcext:value-type="string">
            <text:p>Scientia Agricola</text:p>
          </table:table-cell>
          <table:table-cell table:number-columns-repeated="3"/>
          <table:table-cell office:value-type="float" office:value="59" calcext:value-type="float">
            <text:p>59</text:p>
          </table:table-cell>
          <table:table-cell office:value-type="float" office:value="1" calcext:value-type="float">
            <text:p>1</text:p>
          </table:table-cell>
          <table:table-cell table:number-columns-repeated="2"/>
          <table:table-cell office:value-type="float" office:value="161" calcext:value-type="float">
            <text:p>161</text:p>
          </table:table-cell>
          <table:table-cell office:value-type="float" office:value="166" calcext:value-type="float">
            <text:p>166</text:p>
          </table:table-cell>
          <table:table-cell/>
          <table:table-cell office:value-type="string" calcext:value-type="string">
            <text:p>10.1590/S0103-90162002000100023</text:p>
          </table:table-cell>
          <table:table-cell table:number-columns-repeated="2"/>
          <table:table-cell office:value-type="string" calcext:value-type="string">
            <text:p>2002-03</text:p>
          </table:table-cell>
          <table:table-cell office:value-type="float" office:value="2002" calcext:value-type="float">
            <text:p>2002</text:p>
          </table:table-cell>
          <table:table-cell office:value-type="string" calcext:value-type="string">
            <text:p>Palms have high nutrient demand. For this reason, the effects of NPK fertilization on the initial growth of peach palm (Bactris gasipaes Kunth) were studied in a field experiment, from November 1990 to April 1993. The trial was set up on an allic, previously limed soil, in Ubatuba, SP, Brazil (23º27'S, 45º04'W, 6 m asl; "Cfa" climate). A fractional factorial experimental design (½ of 4³) was utilized, with two blocks, one replication, 24 inner plants per plot and double border rows. Treatments were composed of four rates of nitrogen (0 to 400 kg N ha-1 year-1), phosphorus (0 to 200 kg P2O5 ha-1 year-1) and potassium (0 to 200 kg K2O ha-1 year-1), applied in stripes and divided in five annual applications. The fertilizers used were: calcium nitrate, triple super phosphate and potassium chloride. Plants were cultivated in a 2 × 1 m array, and periodically evaluated in relation to diameter of main stem, number of offshoots and percentage of plants with offshoots. In this sandy and low fertility soil, peach palm growth responses in relation to N and K amendments were linear and positive. Initial responses were observed three months after fertilizer application. No isolated effects of P fertilization, nor significant interactions among fertilizers were observed. Maximum growth responses were reached with 400 kg N ha-1 year-1, 0 kg P2O5 ha-1 year-1 and 200 kg K2O ha-1 year-1.</text:p>
          </table:table-cell>
          <table:table-cell/>
          <table:table-cell office:value-type="string" calcext:value-type="string">
            <text:p>As palmeiras apresentam grande demanda por nutrientes. Por este motivo, o efeito da adubação NPK no crescimento de pupunheiras (Bactris gasipaes Kunth) foi estudado durante 30 meses (11/90 a 04/93) em experimento conduzido a campo em solo Aluvial álico (corrigido por meio de calagem) em Ubatuba, SP (clima "Cfa"). Utilizou-se o delineamento de blocos ao acaso, com uma repetição, em esquema fatorial fracionado (½ de 4³), com tratamentos dispostos em dois blocos, parcelas úteis de 24 plantas e bordaduras duplas ao redor. Foram testadas quatro doses de nitrogênio (0, 100, 200 e 400 kg ha-1 ano-1 de N), fósforo (0, 50, 100 e 200 kg ha-1 ano-1 de P2O5) e potássio (0, 50, 100 e 200 kg ha-1 ano-1 de K2O), aplicadas em faixa e divididas em cinco aplicações anuais, utilizando como fontes nitrocálcio, superfosfato triplo e cloreto de potássio. As plantas foram cultivadas no espaçamento de 2 × 1 m, e avaliadas periodicamente quanto ao diâmetro da haste principal, número de perfilhos e porcentagem de plantas perfilhadas. Em solo arenoso e de baixa fertilidade, a pupunheira apresenta resposta linear, positiva e significativa de crescimento às adubações com nitrogênio (N) e potássio (K) e ausência de resposta ao fósforo (P). As primeiras respostas significativas ocorreram três meses depois de iniciadas as adubações diferenciadas. Não houve interações significativas entre N, P e K. O crescimento máximo foi obtido com doses anuais de 400 kg de N, 0 kg de P2O5 e 200 kg de K2O por hectare.</text:p>
          </table:table-cell>
          <table:table-cell table:number-columns-repeated="6"/>
          <table:table-cell office:value-type="float" office:value="8" calcext:value-type="float">
            <text:p>8</text:p>
          </table:table-cell>
          <table:table-cell office:value-type="float" office:value="0" calcext:value-type="float">
            <text:p>0</text:p>
          </table:table-cell>
          <table:table-cell office:value-type="float" office:value="3" calcext:value-type="float">
            <text:p>3</text:p>
          </table:table-cell>
          <table:table-cell office:value-type="float" office:value="10" calcext:value-type="float">
            <text:p>10</text:p>
          </table:table-cell>
          <table:table-cell office:value-type="float" office:value="12" calcext:value-type="float">
            <text:p>12</text:p>
          </table:table-cell>
          <table:table-cell table:number-columns-repeated="2"/>
          <table:table-cell office:value-type="string" calcext:value-type="string">
            <text:p>0103-9016</text:p>
          </table:table-cell>
          <table:table-cell/>
          <table:table-cell office:value-type="string" calcext:value-type="string">
            <text:p>SCIELO:S0103-90162002000100023</text:p>
          </table:table-cell>
          <table:table-cell table:number-columns-repeated="972"/>
        </table:table-row>
        <table:table-row table:style-name="ro1">
          <table:table-cell office:value-type="string" calcext:value-type="string">
            <text:p>J</text:p>
          </table:table-cell>
          <table:table-cell office:value-type="string" calcext:value-type="string">
            <text:p>Negreiros-Fransozo, ML; Fransozo, A; Bertini, G</text:p>
          </table:table-cell>
          <table:table-cell table:number-columns-repeated="7"/>
          <table:table-cell office:value-type="string" calcext:value-type="string">
            <text:p>Reproductive cycle and recruitment period of Ocypode quadrata (Decapoda, Ocypodidae) at a sandy beach in southeastern Brazil</text:p>
          </table:table-cell>
          <table:table-cell table:number-columns-repeated="7"/>
          <table:table-cell office:value-type="string" calcext:value-type="string">
            <text:p>JOURNAL OF CRUSTACEAN BIOLOGY</text:p>
          </table:table-cell>
          <table:table-cell table:number-columns-repeated="3"/>
          <table:table-cell office:value-type="float" office:value="22" calcext:value-type="float">
            <text:p>22</text:p>
          </table:table-cell>
          <table:table-cell office:value-type="float" office:value="1" calcext:value-type="float">
            <text:p>1</text:p>
          </table:table-cell>
          <table:table-cell table:number-columns-repeated="2"/>
          <table:table-cell office:value-type="float" office:value="157" calcext:value-type="float">
            <text:p>157</text:p>
          </table:table-cell>
          <table:table-cell office:value-type="float" office:value="161" calcext:value-type="float">
            <text:p>161</text:p>
          </table:table-cell>
          <table:table-cell/>
          <table:table-cell office:value-type="string" calcext:value-type="string">
            <text:p>10.1651/0278-0372(2002)022[0157:RCARPO]2.0.CO;2</text:p>
          </table:table-cell>
          <table:table-cell table:number-columns-repeated="2"/>
          <table:table-cell office:value-type="string" calcext:value-type="string">
            <text:p>FEB 2002</text:p>
          </table:table-cell>
          <table:table-cell office:value-type="float" office:value="2002" calcext:value-type="float">
            <text:p>2002</text:p>
          </table:table-cell>
          <table:table-cell office:value-type="string" calcext:value-type="string">
            <text:p>The reproductive cycle and recruitment period of a ghost crab population from Ubatuba, Sao Paulo, Brazil were investigated by means of examining the developmental stages of gonads of breeding crabs and the ingress of young recruits to the studied population. Monthly collections over a one-year period were carried out during nocturnal low-tide periods at "Vermelha" beach. The morphology of the abdomen and pleopods was used for sex determination. All captured crabs were measured for carapace width and dissected for the determination of the development stage of the gonads. A total of 582 specimens was captured: 271 males, 241 females, and 70 juveniles. Size ranged from 8.5 to 37.5 mm for males, from 9.5 to 39.2 mm for females, and from 5.8 to 12 mm for early juveniles. Median size of males and females did not differ statistically. The frequency of ovigerous females was markedly low. The onset of sexual maturity in females is achieved at around 23 mm of carapace width. Mature females with advanced gonad stages were not recorded from May to September. Recruitment of young was highest during summer, but the presence of early and late juvenile specimens throughout the year indicates that continuous recruitment is taking place in the studied population.</text:p>
          </table:table-cell>
          <table:table-cell table:number-columns-repeated="8"/>
          <table:table-cell office:value-type="float" office:value="27" calcext:value-type="float">
            <text:p>27</text:p>
          </table:table-cell>
          <table:table-cell office:value-type="float" office:value="0" calcext:value-type="float">
            <text:p>0</text:p>
          </table:table-cell>
          <table:table-cell office:value-type="float" office:value="26" calcext:value-type="float">
            <text:p>26</text:p>
          </table:table-cell>
          <table:table-cell office:value-type="float" office:value="11" calcext:value-type="float">
            <text:p>11</text:p>
          </table:table-cell>
          <table:table-cell office:value-type="float" office:value="30" calcext:value-type="float">
            <text:p>30</text:p>
          </table:table-cell>
          <table:table-cell table:number-columns-repeated="2"/>
          <table:table-cell office:value-type="string" calcext:value-type="string">
            <text:p>0278-0372</text:p>
          </table:table-cell>
          <table:table-cell/>
          <table:table-cell office:value-type="string" calcext:value-type="string">
            <text:p>WOS:000174002900015</text:p>
          </table:table-cell>
          <table:table-cell table:number-columns-repeated="972"/>
        </table:table-row>
        <table:table-row table:style-name="ro1">
          <table:table-cell office:value-type="string" calcext:value-type="string">
            <text:p>J</text:p>
          </table:table-cell>
          <table:table-cell office:value-type="string" calcext:value-type="string">
            <text:p>Tanaka, MO; Duque-Estrada, TEM; Magalhaes, CA</text:p>
          </table:table-cell>
          <table:table-cell table:number-columns-repeated="3"/>
          <table:table-cell office:value-type="string" calcext:value-type="string">
            <text:p>Tanaka, Marcel/I-3041-2012; Duque-Estrada, Tiago/F-2784-2011</text:p>
          </table:table-cell>
          <table:table-cell office:value-type="string" calcext:value-type="string">
            <text:p>Duque-Estrada, Tiago/0000-0002-9999-0328</text:p>
          </table:table-cell>
          <table:table-cell table:number-columns-repeated="2"/>
          <table:table-cell office:value-type="string" calcext:value-type="string">
            <text:p>Dynamics of the acmaeid limpet Collisella subrugosa and vertical distribution of size and abundance along a wave exposure gradient</text:p>
          </table:table-cell>
          <table:table-cell table:number-columns-repeated="4"/>
          <table:table-cell office:value-type="float" office:value="1" calcext:value-type="float">
            <text:p>1</text:p>
          </table:table-cell>
          <table:table-cell table:number-columns-repeated="2"/>
          <table:table-cell office:value-type="string" calcext:value-type="string">
            <text:p>JOURNAL OF MOLLUSCAN STUDIES</text:p>
          </table:table-cell>
          <table:table-cell table:number-columns-repeated="3"/>
          <table:table-cell office:value-type="float" office:value="68" calcext:value-type="float">
            <text:p>68</text:p>
          </table:table-cell>
          <table:table-cell table:number-columns-repeated="3"/>
          <table:table-cell office:value-type="float" office:value="55" calcext:value-type="float">
            <text:p>55</text:p>
          </table:table-cell>
          <table:table-cell office:value-type="float" office:value="64" calcext:value-type="float">
            <text:p>64</text:p>
          </table:table-cell>
          <table:table-cell/>
          <table:table-cell office:value-type="string" calcext:value-type="string">
            <text:p>10.1093/mollus/68.1.55</text:p>
          </table:table-cell>
          <table:table-cell table:number-columns-repeated="2"/>
          <table:table-cell office:value-type="string" calcext:value-type="string">
            <text:p>FEB 2002</text:p>
          </table:table-cell>
          <table:table-cell office:value-type="float" office:value="2002" calcext:value-type="float">
            <text:p>2002</text:p>
          </table:table-cell>
          <table:table-cell office:value-type="string" calcext:value-type="string">
            <text:p>The vertical distribution of the acmaeid limpet Collisella subrugosa (Orbigny) was studied on subtropical Brazilian shores. In a semi-sheltered shore at Ubatuba, monthly monitoring indicated that densities were higher in the mid-intertidal, and lower in the high- and low-intertidal. There was evidence of continuous recruitment mainly to mid- and lower levels on the shore, with a peak in the summer. Shell length increased with tidal height, and this pattern was maintained during the study period. To verify whether these results were consistent over a larger spatial scale, the vertical distribution of size, abundance, and shell shape of C. subrugosa was studied along a wave exposure gradient. Densities were not clearly related to wave action, and other sources of variation such as presence of competitors or secondary substrata appear to influence C. subrugosa distribution. Shell length increased towards the upper intertidal on more exposed shores, but no differences, or the reverse pattern was recorded on sheltered shores. These results are consistent with other studies on limpet distribution, and proposed causes include differential recruitment, migration, or microhabitat availability. Shell height increased faster with shell length in lower intertidal levels, and on more exposed sites. Foot surface area also increased faster with shell length on more exposed shores and indicate that wave action is an important factor determining shell shape in C. subrugosa. Additional sampling of upper and lower populations along a gradient of wave exposure in Florianopolis (southern Brazil) resulted in similar patterns of shell size, but the relationships between shell height and length for these populations were similar and isometric. Thus, there is a geographic variation in the vertical distribution of C. subrugosa, and possible causes include distinct physical conditions or differences in phenotypic plasticity of this limpet.</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float" office:value="6" calcext:value-type="float">
            <text:p>6</text:p>
          </table:table-cell>
          <table:table-cell table:number-columns-repeated="2"/>
          <table:table-cell office:value-type="string" calcext:value-type="string">
            <text:p>0260-1230</text:p>
          </table:table-cell>
          <table:table-cell/>
          <table:table-cell office:value-type="string" calcext:value-type="string">
            <text:p>WOS:000174645700008</text:p>
          </table:table-cell>
          <table:table-cell table:number-columns-repeated="972"/>
        </table:table-row>
        <table:table-row table:style-name="ro1">
          <table:table-cell office:value-type="string" calcext:value-type="string">
            <text:p>J</text:p>
          </table:table-cell>
          <table:table-cell office:value-type="string" calcext:value-type="string">
            <text:p>Leite, FPP</text:p>
          </table:table-cell>
          <table:table-cell table:number-columns-repeated="7"/>
          <table:table-cell office:value-type="string" calcext:value-type="string">
            <text:p>Life cycle observations on Amphilocus neapolitanus (Della Valle, 1853) (Crustacea, Amphipoda) associated with Sargassum cymosum C. Agardh, 1820 in Ubatuba, (SP), Brazil</text:p>
          </table:table-cell>
          <table:table-cell table:number-columns-repeated="7"/>
          <table:table-cell office:value-type="string" calcext:value-type="string">
            <text:p>BRAZILIAN ARCHIVES OF BIOLOGY AND TECHNOLOGY</text:p>
          </table:table-cell>
          <table:table-cell table:number-columns-repeated="3"/>
          <table:table-cell office:value-type="float" office:value="45" calcext:value-type="float">
            <text:p>45</text:p>
          </table:table-cell>
          <table:table-cell office:value-type="float" office:value="3" calcext:value-type="float">
            <text:p>3</text:p>
          </table:table-cell>
          <table:table-cell table:number-columns-repeated="2"/>
          <table:table-cell office:value-type="float" office:value="355" calcext:value-type="float">
            <text:p>355</text:p>
          </table:table-cell>
          <table:table-cell office:value-type="float" office:value="363" calcext:value-type="float">
            <text:p>363</text:p>
          </table:table-cell>
          <table:table-cell table:number-columns-repeated="4"/>
          <table:table-cell table:number-columns-repeated="2" office:value-type="float" office:value="2002" calcext:value-type="float">
            <text:p>2002</text:p>
          </table:table-cell>
          <table:table-cell office:value-type="string" calcext:value-type="string">
            <text:p>Day and night densities, reproductive biology and life cycle of Amphilocus neapolitanus (Della Valle, 1853), associated with Sargassum cymosum C Agardh, 1820, were studied during 13 months. The density of juveniles, males and females was higher in night samples than in day samples-Sex ratio was strongly favorable toward the females. Ovigerous females were present in similar densities in both the periods while the non-ovigerous females were predominant at night. The egg number was not correlated with the size of the females. Breeding occurred throughout the year.</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1516-8913</text:p>
          </table:table-cell>
          <table:table-cell/>
          <table:table-cell office:value-type="string" calcext:value-type="string">
            <text:p>WOS:000179423900014</text:p>
          </table:table-cell>
          <table:table-cell table:number-columns-repeated="972"/>
        </table:table-row>
        <table:table-row table:style-name="ro1">
          <table:table-cell office:value-type="string" calcext:value-type="string">
            <text:p>J</text:p>
          </table:table-cell>
          <table:table-cell office:value-type="string" calcext:value-type="string">
            <text:p>Rodrigues, Marcelo; Mahiques, Michel Michaelovitch de; Tessler, Moysés Gonsalez</text:p>
          </table:table-cell>
          <table:table-cell table:number-columns-repeated="7"/>
          <table:table-cell office:value-type="string" calcext:value-type="string">
            <text:p>Sedimentação atual nas enseadas de Ubatumirim e Picinguaba, região norte de Ubatuba, Estado de São Paulo, Brasil</text:p>
          </table:table-cell>
          <table:table-cell office:value-type="string" calcext:value-type="string">
            <text:p>Modern sedimentation pattern in Ubatumirim and Picinguaba Bay, northern Ubatuba coastal region, São Paulo State, Brazil</text:p>
          </table:table-cell>
          <table:table-cell table:number-columns-repeated="6"/>
          <table:table-cell office:value-type="string" calcext:value-type="string">
            <text:p>Brazilian Journal of Oceanography</text:p>
          </table:table-cell>
          <table:table-cell table:number-columns-repeated="3"/>
          <table:table-cell office:value-type="float" office:value="50" calcext:value-type="float">
            <text:p>50</text:p>
          </table:table-cell>
          <table:table-cell office:value-type="string" calcext:value-type="string">
            <text:p>unico</text:p>
          </table:table-cell>
          <table:table-cell table:number-columns-repeated="2"/>
          <table:table-cell office:value-type="float" office:value="27" calcext:value-type="float">
            <text:p>27</text:p>
          </table:table-cell>
          <table:table-cell office:value-type="float" office:value="45" calcext:value-type="float">
            <text:p>45</text:p>
          </table:table-cell>
          <table:table-cell/>
          <table:table-cell office:value-type="string" calcext:value-type="string">
            <text:p>10.1590/S1679-87592002000100003</text:p>
          </table:table-cell>
          <table:table-cell table:number-columns-repeated="2"/>
          <table:table-cell table:number-columns-repeated="2" office:value-type="float" office:value="2002" calcext:value-type="float">
            <text:p>2002</text:p>
          </table:table-cell>
          <table:table-cell office:value-type="string" calcext:value-type="string">
            <text:p>This work deals with the identification of the bathymetric, sedimentary distribution, and sedimentary features, as well as with their correlation to hydrodynamic processes which are responsible for the transportation and deposition of particulate materials in Ubatumirim and Picinguaba bays and in the adjacent inner shelf. The methodology comprised the batthymetric characterization, 77 bottom surface sampling and the measurements of temperature and salinity profiles. Results showed the dominance of fine and very fine sands, and secondarily, the existence of NNW-SSE elongated coarse and medium sand features. These features are related to relict sediments. The oceanographic structure shows an anti-clockwise circulation in the bays, with an opposite direction for the longshore currents, which demonstrate rip cell circulation in opposite direction along the coastline This pattern causes the transport of fluvial sediments to the opposite sides of the beaches. The sediment transport and generation of sedimentary features could be associated to the passage of cold fronts over the area.</text:p>
          </table:table-cell>
          <table:table-cell/>
          <table:table-cell office:value-type="string" calcext:value-type="string">
            <text:p>Os objetivos deste trabalho consistem na identificação das características sedimentológicas e batimétricas da superfície de fundo e sua correlação com os agentes dinâmicos, que visando caracterizar os processos sedimentares atuantes nas enseadas de Ubatumirim e Picinguaba e na plataforma interna adjacente. Os trabalhos realizados consistiram na caracterização da batimetria de detalhe da área, na coleta e análise de 77 amostras de sedimentos de superfície de fundo, em levantamentos bimestrais de perfis termossalinométricos e análise de fotos aéreas. Os resultados obtidos demonstram o predomínio de sedimentos compostos de areias finas e muito finas e, secundariamente, por areias médias e grossas, que compõem feições manchas e feições alongadas, orientadas segundo NNW-SSE. Estas feições representam variações marcantes na composição dos sedimentos, possivelmente associadas a sedimentos palimpsestos. A estrutura oceanográfica da área mostra um padrão de circulação no interior das enseadas predominantemente no sentido anti-horário, com células de circulação junto à linha de costa em sentido oposto, que influenciam o transporte de sedimentos provenientes dos rios que aportam nas praias do interior das enseadas. As velocidades de correntes junto ao fundo, mais efetivas na distribuição sedimentar devem estar associadas aos agentes dinâmicos gerados pela passagem de sistemas frontais.</text:p>
          </table:table-cell>
          <table:table-cell table:number-columns-repeated="6"/>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1679-8759</text:p>
          </table:table-cell>
          <table:table-cell/>
          <table:table-cell office:value-type="string" calcext:value-type="string">
            <text:p>SCIELO:S1679-87592002000100003</text:p>
          </table:table-cell>
          <table:table-cell table:number-columns-repeated="972"/>
        </table:table-row>
        <table:table-row table:style-name="ro1">
          <table:table-cell office:value-type="string" calcext:value-type="string">
            <text:p>B</text:p>
          </table:table-cell>
          <table:table-cell office:value-type="string" calcext:value-type="string">
            <text:p>Fransozo, A; Costa, RC; Mantelatto, FLM; Pinheiro, MAA; Santos, S</text:p>
          </table:table-cell>
          <table:table-cell table:number-columns-repeated="3"/>
          <table:table-cell office:value-type="string" calcext:value-type="string">
            <text:p>Pinheiro, Marcelo/E-7462-2012</text:p>
          </table:table-cell>
          <table:table-cell office:value-type="string" calcext:value-type="string">
            <text:p>Pinheiro, Marcelo/0000-0003-0758-5526</text:p>
          </table:table-cell>
          <table:table-cell office:value-type="string" calcext:value-type="string">
            <text:p>EscobarBriones, E; Alvarez, F</text:p>
          </table:table-cell>
          <table:table-cell/>
          <table:table-cell office:value-type="string" calcext:value-type="string">
            <text:p>Composition and abundance of shrimp species (penaeidea and caridea) in Fortaleza Bay, Ubatuba, Sao Paulo, Brazil</text:p>
          </table:table-cell>
          <table:table-cell table:number-columns-repeated="7"/>
          <table:table-cell office:value-type="string" calcext:value-type="string">
            <text:p>MODERN APPROACHES TO THE STUDY OF CRUSTACEA</text:p>
          </table:table-cell>
          <table:table-cell table:number-columns-repeated="7"/>
          <table:table-cell office:value-type="float" office:value="117" calcext:value-type="float">
            <text:p>117</text:p>
          </table:table-cell>
          <table:table-cell office:value-type="float" office:value="123" calcext:value-type="float">
            <text:p>123</text:p>
          </table:table-cell>
          <table:table-cell table:number-columns-repeated="4"/>
          <table:table-cell table:number-columns-repeated="2" office:value-type="float" office:value="2002" calcext:value-type="float">
            <text:p>2002</text:p>
          </table:table-cell>
          <table:table-cell office:value-type="string" calcext:value-type="string">
            <text:p>The abundance and spatio-temporal distribution of the caridean and penaeid fauna from Fortaleza Bay, Ubatuba, Sao Paulo, Brazil, were analyzed. Seven transects were sampled over a one year period from November 1988 to October 1989. A total of 17047 shrimps were captured, representing 13 species belonging to 5 families. The interaction of temperature and type of sediment was fundamental in determining the presence and abundance of shrimp species in the area.</text:p>
          </table:table-cell>
          <table:table-cell table:number-columns-repeated="4"/>
          <table:table-cell office:value-type="string" calcext:value-type="string">
            <text:p>Summer Meeting of the Crustacea-Society</text:p>
          </table:table-cell>
          <table:table-cell office:value-type="string" calcext:value-type="string">
            <text:p>JUN 26-30, 2000</text:p>
          </table:table-cell>
          <table:table-cell office:value-type="string" calcext:value-type="string">
            <text:p>Inst Ciencias Mar Limnol; Univ Nacl Autonoma Mexico, Inst Biol; Crustacean Soc</text:p>
          </table:table-cell>
          <table:table-cell office:value-type="string" calcext:value-type="string">
            <text:p>PUERTO VALLARTA, MEXICO</text:p>
          </table:table-cell>
          <table:table-cell office:value-type="float" office:value="18" calcext:value-type="float">
            <text:p>18</text:p>
          </table:table-cell>
          <table:table-cell office:value-type="float" office:value="0" calcext:value-type="float">
            <text:p>0</text:p>
          </table:table-cell>
          <table:table-cell office:value-type="float" office:value="19" calcext:value-type="float">
            <text:p>19</text:p>
          </table:table-cell>
          <table:table-cell office:value-type="float" office:value="3" calcext:value-type="float">
            <text:p>3</text:p>
          </table:table-cell>
          <table:table-cell office:value-type="float" office:value="21" calcext:value-type="float">
            <text:p>21</text:p>
          </table:table-cell>
          <table:table-cell table:number-columns-repeated="3"/>
          <table:table-cell office:value-type="string" calcext:value-type="string">
            <text:p>0-306-47366-6</text:p>
          </table:table-cell>
          <table:table-cell office:value-type="string" calcext:value-type="string">
            <text:p>WOS:000180345000019</text:p>
          </table:table-cell>
          <table:table-cell table:number-columns-repeated="972"/>
        </table:table-row>
        <table:table-row table:style-name="ro1">
          <table:table-cell office:value-type="string" calcext:value-type="string">
            <text:p>B</text:p>
          </table:table-cell>
          <table:table-cell office:value-type="string" calcext:value-type="string">
            <text:p>Mantelatto, FLM; Garcia, RB</text:p>
          </table:table-cell>
          <table:table-cell table:number-columns-repeated="5"/>
          <table:table-cell office:value-type="string" calcext:value-type="string">
            <text:p>EscobarBriones, E; Alvarez, F</text:p>
          </table:table-cell>
          <table:table-cell/>
          <table:table-cell office:value-type="string" calcext:value-type="string">
            <text:p>Hermit crab fauna from the infralittoral zone of Anchieta Island (Ubatuba, Brazil)</text:p>
          </table:table-cell>
          <table:table-cell table:number-columns-repeated="7"/>
          <table:table-cell office:value-type="string" calcext:value-type="string">
            <text:p>MODERN APPROACHES TO THE STUDY OF CRUSTACEA</text:p>
          </table:table-cell>
          <table:table-cell table:number-columns-repeated="7"/>
          <table:table-cell office:value-type="float" office:value="137" calcext:value-type="float">
            <text:p>137</text:p>
          </table:table-cell>
          <table:table-cell office:value-type="float" office:value="143" calcext:value-type="float">
            <text:p>143</text:p>
          </table:table-cell>
          <table:table-cell table:number-columns-repeated="4"/>
          <table:table-cell table:number-columns-repeated="2" office:value-type="float" office:value="2002" calcext:value-type="float">
            <text:p>2002</text:p>
          </table:table-cell>
          <table:table-cell office:value-type="string" calcext:value-type="string">
            <text:p>The checklist and biological aspects of hermit crab communities living on the infralittoral rocky bottom (Anchieta Island, Ubatuba) were studied through monthly samplings from January to December 1998. The specimens were captured by three persons using scuba diving methods. Data on seasonal distribution and abundance of each species are presented. Nine species were recorded: Calcinus tibicen, Dardanus insignis, D. venosus, Paguristes calliopsis, P erythrops, P tortugae, Petrochirus diogenes, Pagurus brevidactylus, and P criniticornis. The species recorded on Anchieta Island correspond to 42.9% of the total hermit crab species catalogued for the State of Sao Paulo. The taxocoenosis was controlled by P tortugae and P brevidactylus during all seasons. In the present study D. venosus was recorded for the first time in the State of Sao Paulo. The large amount of resources utilized by the hermit crabs on Anchieta Island reveal a locality with high shell availability, constituting an important site for crabs to find, use and exchange shells.</text:p>
          </table:table-cell>
          <table:table-cell table:number-columns-repeated="4"/>
          <table:table-cell office:value-type="string" calcext:value-type="string">
            <text:p>Summer Meeting of the Crustacea-Society</text:p>
          </table:table-cell>
          <table:table-cell office:value-type="string" calcext:value-type="string">
            <text:p>JUN 26-30, 2000</text:p>
          </table:table-cell>
          <table:table-cell office:value-type="string" calcext:value-type="string">
            <text:p>Inst Ciencias Mar Limnol; Univ Nacl Autonoma Mexico, Inst Biol; Crustacean Soc</text:p>
          </table:table-cell>
          <table:table-cell office:value-type="string" calcext:value-type="string">
            <text:p>PUERTO VALLARTA, MEXICO</text:p>
          </table:table-cell>
          <table:table-cell office:value-type="float" office:value="12" calcext:value-type="float">
            <text:p>12</text:p>
          </table:table-cell>
          <table:table-cell office:value-type="float" office:value="0" calcext:value-type="float">
            <text:p>0</text:p>
          </table:table-cell>
          <table:table-cell office:value-type="float" office:value="14" calcext:value-type="float">
            <text:p>14</text:p>
          </table:table-cell>
          <table:table-cell office:value-type="float" office:value="6" calcext:value-type="float">
            <text:p>6</text:p>
          </table:table-cell>
          <table:table-cell office:value-type="float" office:value="14" calcext:value-type="float">
            <text:p>14</text:p>
          </table:table-cell>
          <table:table-cell table:number-columns-repeated="3"/>
          <table:table-cell office:value-type="string" calcext:value-type="string">
            <text:p>0-306-47366-6</text:p>
          </table:table-cell>
          <table:table-cell office:value-type="string" calcext:value-type="string">
            <text:p>WOS:000180345000022</text:p>
          </table:table-cell>
          <table:table-cell table:number-columns-repeated="972"/>
        </table:table-row>
        <table:table-row table:style-name="ro1">
          <table:table-cell office:value-type="string" calcext:value-type="string">
            <text:p>B</text:p>
          </table:table-cell>
          <table:table-cell office:value-type="string" calcext:value-type="string">
            <text:p>Alarcon, DT; Leme, MHDA; Cobo, VJ</text:p>
          </table:table-cell>
          <table:table-cell table:number-columns-repeated="5"/>
          <table:table-cell office:value-type="string" calcext:value-type="string">
            <text:p>EscobarBriones, E; Alvarez, F</text:p>
          </table:table-cell>
          <table:table-cell/>
          <table:table-cell office:value-type="string" calcext:value-type="string">
            <text:p>Population structure of the freshwater crab Trichodactyl fluviatilis Latreille, 1828 (decapoda, trichodactylidae) in Ubatuba, northern coast of Sao Paulo State, Brazil</text:p>
          </table:table-cell>
          <table:table-cell table:number-columns-repeated="7"/>
          <table:table-cell office:value-type="string" calcext:value-type="string">
            <text:p>MODERN APPROACHES TO THE STUDY OF CRUSTACEA</text:p>
          </table:table-cell>
          <table:table-cell table:number-columns-repeated="7"/>
          <table:table-cell office:value-type="float" office:value="179" calcext:value-type="float">
            <text:p>179</text:p>
          </table:table-cell>
          <table:table-cell office:value-type="float" office:value="182" calcext:value-type="float">
            <text:p>182</text:p>
          </table:table-cell>
          <table:table-cell table:number-columns-repeated="4"/>
          <table:table-cell table:number-columns-repeated="2" office:value-type="float" office:value="2002" calcext:value-type="float">
            <text:p>2002</text:p>
          </table:table-cell>
          <table:table-cell office:value-type="string" calcext:value-type="string">
            <text:p>The available information on the biology of freshwater crabs, in contrast with marine crabs, remains very scarce making it an important and interesting tar get for new studies. The objective of the present study was to determine basic parameters of the population structure of Trichodactylus fluviatilis in Ubatuba, northern coast of the State of Sao Paulo, Brazil. Monthly nocturnal collections were carried out by hand, from March 1998 to February 1999. A total of 306 individuals were captured, 138 males and 168 females. Ovigerous females were not caught during the sampling period, which is probably the result of their cryptic behavior during egg incubation. Female mean size (23.53 +/- 4.8 mm CW) was significantly larger than males (22.32 +/- 4.8 mm CW). There was no significant deviation from a 1 : 1 sex ratio during the studied period and the size distribution of the sampled population presented a normal distribution.</text:p>
          </table:table-cell>
          <table:table-cell table:number-columns-repeated="4"/>
          <table:table-cell office:value-type="string" calcext:value-type="string">
            <text:p>Summer Meeting of the Crustacea-Society</text:p>
          </table:table-cell>
          <table:table-cell office:value-type="string" calcext:value-type="string">
            <text:p>JUN 26-30, 2000</text:p>
          </table:table-cell>
          <table:table-cell office:value-type="string" calcext:value-type="string">
            <text:p>Inst Ciencias Mar Limnol; Univ Nacl Autonoma Mexico, Inst Biol; Crustacean Soc</text:p>
          </table:table-cell>
          <table:table-cell office:value-type="string" calcext:value-type="string">
            <text:p>PUERTO VALLARTA, MEXICO</text:p>
          </table:table-cell>
          <table:table-cell office:value-type="float" office:value="6" calcext:value-type="float">
            <text:p>6</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number-columns-repeated="3"/>
          <table:table-cell office:value-type="string" calcext:value-type="string">
            <text:p>0-306-47366-6</text:p>
          </table:table-cell>
          <table:table-cell office:value-type="string" calcext:value-type="string">
            <text:p>WOS:000180345000028</text:p>
          </table:table-cell>
          <table:table-cell table:number-columns-repeated="972"/>
        </table:table-row>
        <table:table-row table:style-name="ro1">
          <table:table-cell office:value-type="string" calcext:value-type="string">
            <text:p>B</text:p>
          </table:table-cell>
          <table:table-cell office:value-type="string" calcext:value-type="string">
            <text:p>Fransozo, A; Negreiros-Fransozo, ML; Bertini, G</text:p>
          </table:table-cell>
          <table:table-cell table:number-columns-repeated="5"/>
          <table:table-cell office:value-type="string" calcext:value-type="string">
            <text:p>EscobarBriones, E; Alvarez, F</text:p>
          </table:table-cell>
          <table:table-cell/>
          <table:table-cell office:value-type="string" calcext:value-type="string">
            <text:p>Morphometric study of the ghost crab Ocypode quadrata (Fabricius, 1887) (brachyura, ocypodidae) from Ubatuba, Sao Paulo, Brazil</text:p>
          </table:table-cell>
          <table:table-cell table:number-columns-repeated="7"/>
          <table:table-cell office:value-type="string" calcext:value-type="string">
            <text:p>MODERN APPROACHES TO THE STUDY OF CRUSTACEA</text:p>
          </table:table-cell>
          <table:table-cell table:number-columns-repeated="7"/>
          <table:table-cell office:value-type="float" office:value="189" calcext:value-type="float">
            <text:p>189</text:p>
          </table:table-cell>
          <table:table-cell office:value-type="float" office:value="195" calcext:value-type="float">
            <text:p>195</text:p>
          </table:table-cell>
          <table:table-cell table:number-columns-repeated="4"/>
          <table:table-cell table:number-columns-repeated="2" office:value-type="float" office:value="2002" calcext:value-type="float">
            <text:p>2002</text:p>
          </table:table-cell>
          <table:table-cell office:value-type="string" calcext:value-type="string">
            <text:p>A morphometric study of the ghost crab Ocypode quadrata from Ubatuba, Sao Paulo, Brazil, focusing on the relationships between carapace width and carapace length, abdomen width, gonopod length and propodus length and height of the major cheliped is presented. An allometric positive growth was found for most of the analyzed relationships; however, important changes in the gonopod and abdomen were observed at the size at which sexual maturity is attained. Morphological (external) sexual maturity for both sexes is achieved at a smaller size than that at which gonad maturity is reached. Concerning heterochely, 53.3% of the analyzed specimens exhibited a longer propodus length in the right cheliped.</text:p>
          </table:table-cell>
          <table:table-cell table:number-columns-repeated="4"/>
          <table:table-cell office:value-type="string" calcext:value-type="string">
            <text:p>Summer Meeting of the Crustacea-Society</text:p>
          </table:table-cell>
          <table:table-cell office:value-type="string" calcext:value-type="string">
            <text:p>JUN 26-30, 2000</text:p>
          </table:table-cell>
          <table:table-cell office:value-type="string" calcext:value-type="string">
            <text:p>Inst Ciencias Mar Limnol; Univ Nacl Autonoma Mexico, Inst Biol; Crustacean Soc</text:p>
          </table:table-cell>
          <table:table-cell office:value-type="string" calcext:value-type="string">
            <text:p>PUERTO VALLARTA, MEXICO</text:p>
          </table:table-cell>
          <table:table-cell office:value-type="float" office:value="9" calcext:value-type="float">
            <text:p>9</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11" calcext:value-type="float">
            <text:p>11</text:p>
          </table:table-cell>
          <table:table-cell table:number-columns-repeated="3"/>
          <table:table-cell office:value-type="string" calcext:value-type="string">
            <text:p>0-306-47366-6</text:p>
          </table:table-cell>
          <table:table-cell office:value-type="string" calcext:value-type="string">
            <text:p>WOS:000180345000030</text:p>
          </table:table-cell>
          <table:table-cell table:number-columns-repeated="972"/>
        </table:table-row>
        <table:table-row table:style-name="ro1">
          <table:table-cell office:value-type="string" calcext:value-type="string">
            <text:p>B</text:p>
          </table:table-cell>
          <table:table-cell office:value-type="string" calcext:value-type="string">
            <text:p>Santos, S</text:p>
          </table:table-cell>
          <table:table-cell table:number-columns-repeated="5"/>
          <table:table-cell office:value-type="string" calcext:value-type="string">
            <text:p>EscobarBriones, E; Alvarez, F</text:p>
          </table:table-cell>
          <table:table-cell/>
          <table:table-cell office:value-type="string" calcext:value-type="string">
            <text:p>Symbiosis between Portunus spinimanus Latreille, 1819 (Decapoda, Portunidae) and Octolasmis lowei (Darwin, 1852) (Thoracica, Poecilasmatidae) from Ubatuba, Sao Paulo, Brazil</text:p>
          </table:table-cell>
          <table:table-cell table:number-columns-repeated="7"/>
          <table:table-cell office:value-type="string" calcext:value-type="string">
            <text:p>MODERN APPROACHES TO THE STUDY OF CRUSTACEA</text:p>
          </table:table-cell>
          <table:table-cell table:number-columns-repeated="7"/>
          <table:table-cell office:value-type="float" office:value="205" calcext:value-type="float">
            <text:p>205</text:p>
          </table:table-cell>
          <table:table-cell office:value-type="float" office:value="209" calcext:value-type="float">
            <text:p>209</text:p>
          </table:table-cell>
          <table:table-cell table:number-columns-repeated="4"/>
          <table:table-cell table:number-columns-repeated="2" office:value-type="float" office:value="2002" calcext:value-type="float">
            <text:p>2002</text:p>
          </table:table-cell>
          <table:table-cell office:value-type="string" calcext:value-type="string">
            <text:p>From May 1991 to May 1993, 1798 Portunus spinimanus were captured by monthly samplings in the Ubatuba region, Sao Paulo, Brazil. Octolasmis lowei was present on the gills of 183 crabs. The interaction between the two species was analyzed, focusing on the monthly presence of O. lowei on the gills of P. spinimanus, and its relationship with sex, molt cycle, stage of gonad development, and weight of the host crab. Octolasmis lowei was registered in all months except in July, August, September 1991, February and April 1992. The infestation rates in male and female hosts were similar, 11% of adults and 1.1% of juveniles had O. lowei. Among infested crabs, 91.8% were in the intermolt stage; 55.9% of females were in an initial stage of gonad development and 53.6% of males presented fully developed gonads. The weight-carapace width relationship is described as follows: crabs infested with O. lowei, W = 3.9 x 10(-4) CW2.87 and uninfested crabs, W = 56 x 10(-4) CW3.31. The obtained data suggest that O. lowei infests adult crabs preferentially, and it doesn't interfere with the gonad development of P. spinimanus. However, it seems to negatively affect the weight of infested crabs.</text:p>
          </table:table-cell>
          <table:table-cell table:number-columns-repeated="4"/>
          <table:table-cell office:value-type="string" calcext:value-type="string">
            <text:p>Summer Meeting of the Crustacea-Society</text:p>
          </table:table-cell>
          <table:table-cell office:value-type="string" calcext:value-type="string">
            <text:p>JUN 26-30, 2000</text:p>
          </table:table-cell>
          <table:table-cell office:value-type="string" calcext:value-type="string">
            <text:p>Inst Ciencias Mar Limnol; Univ Nacl Autonoma Mexico, Inst Biol; Crustacean Soc</text:p>
          </table:table-cell>
          <table:table-cell office:value-type="string" calcext:value-type="string">
            <text:p>PUERTO VALLARTA, MEXICO</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3"/>
          <table:table-cell office:value-type="string" calcext:value-type="string">
            <text:p>0-306-47366-6</text:p>
          </table:table-cell>
          <table:table-cell office:value-type="string" calcext:value-type="string">
            <text:p>WOS:000180345000032</text:p>
          </table:table-cell>
          <table:table-cell table:number-columns-repeated="972"/>
        </table:table-row>
        <table:table-row table:style-name="ro1">
          <table:table-cell office:value-type="string" calcext:value-type="string">
            <text:p>J</text:p>
          </table:table-cell>
          <table:table-cell office:value-type="string" calcext:value-type="string">
            <text:p>Bencke, Cinara S. C.; Morellato, L. Patricia C.</text:p>
          </table:table-cell>
          <table:table-cell table:number-columns-repeated="3"/>
          <table:table-cell office:value-type="string" calcext:value-type="string">
            <text:p>Morellato, Patricia/B-6026-2013</text:p>
          </table:table-cell>
          <table:table-cell office:value-type="string" calcext:value-type="string">
            <text:p>Morellato, Patricia/0000-0001-5265-8988</text:p>
          </table:table-cell>
          <table:table-cell table:number-columns-repeated="2"/>
          <table:table-cell office:value-type="string" calcext:value-type="string">
            <text:p>[Comparative phenological study of nine tree species from three Atlantic forests, southeastern Brazil.]</text:p>
          </table:table-cell>
          <table:table-cell table:number-columns-repeated="3"/>
          <table:table-cell office:value-type="string" calcext:value-type="string">
            <text:p>Estudo comparativo da fenologia de nove especies arboreas em tres tipos de floresta atlantica no sudeste do Brasil.</text:p>
          </table:table-cell>
          <table:table-cell table:number-columns-repeated="3"/>
          <table:table-cell office:value-type="string" calcext:value-type="string">
            <text:p>Revista Brasileira de Botanica</text:p>
          </table:table-cell>
          <table:table-cell table:number-columns-repeated="3"/>
          <table:table-cell office:value-type="float" office:value="25" calcext:value-type="float">
            <text:p>25</text:p>
          </table:table-cell>
          <table:table-cell office:value-type="float" office:value="2" calcext:value-type="float">
            <text:p>2</text:p>
          </table:table-cell>
          <table:table-cell table:number-columns-repeated="2"/>
          <table:table-cell office:value-type="float" office:value="237" calcext:value-type="float">
            <text:p>237</text:p>
          </table:table-cell>
          <table:table-cell office:value-type="float" office:value="248" calcext:value-type="float">
            <text:p>248</text:p>
          </table:table-cell>
          <table:table-cell/>
          <table:table-cell office:value-type="string" calcext:value-type="string">
            <text:p>10.1590/S0100-84042002000200012</text:p>
          </table:table-cell>
          <table:table-cell table:number-columns-repeated="2"/>
          <table:table-cell table:number-columns-repeated="2" office:value-type="float" office:value="2002" calcext:value-type="float">
            <text:p>2002</text:p>
          </table:table-cell>
          <table:table-cell office:value-type="string" calcext:value-type="string">
            <text:p>A study was carried out to compare the phenological patterns of nine tree species from three contiguous Atlantic forest types: "restinga" forest, coastal-plain forest and Atlantic (premontane) rain forest. The study was conducted at Nucleo Picinguaba, Ubatuba Municipality, Sao Paulo State (23degree22'S and 44degree48' W), Brazil, from November/1994 to April/1996. The intensity of phenological events was estimated for each tree according to a scale ranging from 0 to 4, with a 25% interval between the classes. The species presented the same phenological patterns across the forest types in the study area, except for two species (Guatteria australis St.-Hill. and Didymopanax calvum Decne. and Planch.). The heterogeneity of individual patterns exhibited by these species may be related to structural differences among the forest types, such as canopy height and soil humidity.</text:p>
          </table:table-cell>
          <table:table-cell table:number-columns-repeated="8"/>
          <table:table-cell office:value-type="float" office:value="21" calcext:value-type="float">
            <text:p>21</text:p>
          </table:table-cell>
          <table:table-cell office:value-type="float" office:value="0" calcext:value-type="float">
            <text:p>0</text:p>
          </table:table-cell>
          <table:table-cell office:value-type="float" office:value="22" calcext:value-type="float">
            <text:p>22</text:p>
          </table:table-cell>
          <table:table-cell office:value-type="float" office:value="13" calcext:value-type="float">
            <text:p>13</text:p>
          </table:table-cell>
          <table:table-cell office:value-type="float" office:value="33" calcext:value-type="float">
            <text:p>33</text:p>
          </table:table-cell>
          <table:table-cell table:number-columns-repeated="2"/>
          <table:table-cell office:value-type="string" calcext:value-type="string">
            <text:p>0100-8404</text:p>
          </table:table-cell>
          <table:table-cell/>
          <table:table-cell office:value-type="string" calcext:value-type="string">
            <text:p>BIOABS:BACD200300136239</text:p>
          </table:table-cell>
          <table:table-cell table:number-columns-repeated="972"/>
        </table:table-row>
        <table:table-row table:style-name="ro1">
          <table:table-cell office:value-type="string" calcext:value-type="string">
            <text:p>J</text:p>
          </table:table-cell>
          <table:table-cell office:value-type="string" calcext:value-type="string">
            <text:p>Bencke, Cinara S. C.; Morellato, L. Patricia C.</text:p>
          </table:table-cell>
          <table:table-cell table:number-columns-repeated="3"/>
          <table:table-cell office:value-type="string" calcext:value-type="string">
            <text:p>Morellato, Patricia/B-6026-2013</text:p>
          </table:table-cell>
          <table:table-cell office:value-type="string" calcext:value-type="string">
            <text:p>Morellato, Patricia/0000-0001-5265-8988</text:p>
          </table:table-cell>
          <table:table-cell table:number-columns-repeated="2"/>
          <table:table-cell office:value-type="string" calcext:value-type="string">
            <text:p>[Comparison of two methods of plant phenology estimation, their interpretation and representation.]</text:p>
          </table:table-cell>
          <table:table-cell table:number-columns-repeated="3"/>
          <table:table-cell office:value-type="string" calcext:value-type="string">
            <text:p>Comparacao de dois metodos de avaliacao da fenologia de plantas, sua interpretacao e representacao.</text:p>
          </table:table-cell>
          <table:table-cell table:number-columns-repeated="3"/>
          <table:table-cell office:value-type="string" calcext:value-type="string">
            <text:p>Revista Brasileira de Botanica</text:p>
          </table:table-cell>
          <table:table-cell table:number-columns-repeated="3"/>
          <table:table-cell office:value-type="float" office:value="25" calcext:value-type="float">
            <text:p>25</text:p>
          </table:table-cell>
          <table:table-cell office:value-type="float" office:value="3" calcext:value-type="float">
            <text:p>3</text:p>
          </table:table-cell>
          <table:table-cell table:number-columns-repeated="2"/>
          <table:table-cell office:value-type="float" office:value="269" calcext:value-type="float">
            <text:p>269</text:p>
          </table:table-cell>
          <table:table-cell office:value-type="float" office:value="275" calcext:value-type="float">
            <text:p>275</text:p>
          </table:table-cell>
          <table:table-cell/>
          <table:table-cell office:value-type="string" calcext:value-type="string">
            <text:p>10.1590/S0100-84042002000300003</text:p>
          </table:table-cell>
          <table:table-cell table:number-columns-repeated="2"/>
          <table:table-cell table:number-columns-repeated="2" office:value-type="float" office:value="2002" calcext:value-type="float">
            <text:p>2002</text:p>
          </table:table-cell>
          <table:table-cell office:value-type="string" calcext:value-type="string">
            <text:p>This work compared two methods of plant phenological evaluation along with their graphical representation. The study was conducted at the Nucleo Picinguaba, Ubatuba, Sao Paulo State (23degree22' S and 44degree48' W), Brazil, in three Atlantic forest types: coastal-plain, lowland, and premontane forest. Observations on flowering, fruiting, leaf fall and leaf flushing tree phenology were carried out monthly from November/1994 to April/1996. We compared i) the Fournier's percent index of intensity - the intensity of phenological events was estimated according to an interval scale varying from 0 to 4, with a 25% interval between classes; and ii) index of activity or percent of individuals. The index of activity and the Fournier's percent index of intensity provided distinct and complementary information, optimizing the data collection and making the analysis and interpretation of phenological patterns more simple and straightforward. We suggest the combined use of the two methods in the estimation and representation of species-level phenological data, and the proper differentiation between peak of activity and peak of intensity.</text:p>
          </table:table-cell>
          <table:table-cell table:number-columns-repeated="8"/>
          <table:table-cell office:value-type="float" office:value="49" calcext:value-type="float">
            <text:p>49</text:p>
          </table:table-cell>
          <table:table-cell office:value-type="float" office:value="1" calcext:value-type="float">
            <text:p>1</text:p>
          </table:table-cell>
          <table:table-cell office:value-type="float" office:value="58" calcext:value-type="float">
            <text:p>58</text:p>
          </table:table-cell>
          <table:table-cell office:value-type="float" office:value="28" calcext:value-type="float">
            <text:p>28</text:p>
          </table:table-cell>
          <table:table-cell office:value-type="float" office:value="68" calcext:value-type="float">
            <text:p>68</text:p>
          </table:table-cell>
          <table:table-cell table:number-columns-repeated="2"/>
          <table:table-cell office:value-type="string" calcext:value-type="string">
            <text:p>0100-8404</text:p>
          </table:table-cell>
          <table:table-cell/>
          <table:table-cell office:value-type="string" calcext:value-type="string">
            <text:p>BIOABS:BACD200300122842</text:p>
          </table:table-cell>
          <table:table-cell table:number-columns-repeated="972"/>
        </table:table-row>
        <table:table-row table:style-name="ro1">
          <table:table-cell office:value-type="string" calcext:value-type="string">
            <text:p>J</text:p>
          </table:table-cell>
          <table:table-cell office:value-type="string" calcext:value-type="string">
            <text:p>Rodrigues, Marcelo; Mahiques, Michel Michaelovitch de; Tessler, Moysés Gonsalez</text:p>
          </table:table-cell>
          <table:table-cell table:number-columns-repeated="7"/>
          <table:table-cell office:value-type="string" calcext:value-type="string">
            <text:p>Sedimentação atual nas enseadas de Ubatumirim e Picinguaba, região norte de Ubatuba, Estado de São Paulo, Brasil</text:p>
          </table:table-cell>
          <table:table-cell office:value-type="string" calcext:value-type="string">
            <text:p>Modern sedimentation pattern in Ubatumirim and Picinguaba Bay, northern Ubatuba coastal region, São Paulo State, Brazil</text:p>
          </table:table-cell>
          <table:table-cell table:number-columns-repeated="6"/>
          <table:table-cell office:value-type="string" calcext:value-type="string">
            <text:p>Revista Brasileira de Oceanografia</text:p>
          </table:table-cell>
          <table:table-cell table:number-columns-repeated="3"/>
          <table:table-cell office:value-type="float" office:value="50" calcext:value-type="float">
            <text:p>50</text:p>
          </table:table-cell>
          <table:table-cell office:value-type="string" calcext:value-type="string">
            <text:p>unico</text:p>
          </table:table-cell>
          <table:table-cell table:number-columns-repeated="2"/>
          <table:table-cell office:value-type="float" office:value="27" calcext:value-type="float">
            <text:p>27</text:p>
          </table:table-cell>
          <table:table-cell office:value-type="float" office:value="45" calcext:value-type="float">
            <text:p>45</text:p>
          </table:table-cell>
          <table:table-cell/>
          <table:table-cell office:value-type="string" calcext:value-type="string">
            <text:p>10.1590/S1413-77392002000100003</text:p>
          </table:table-cell>
          <table:table-cell table:number-columns-repeated="2"/>
          <table:table-cell table:number-columns-repeated="2" office:value-type="float" office:value="2002" calcext:value-type="float">
            <text:p>2002</text:p>
          </table:table-cell>
          <table:table-cell office:value-type="string" calcext:value-type="string">
            <text:p>This work deals with the identification of the bathymetric, sedimentary distribution, and sedimentary features, as well as with their correlation to hydrodynamic processes which are responsible for the transportation and deposition of particulate materials in Ubatumirim and Picinguaba bays and in the adjacent inner shelf. The methodology comprised the batthymetric characterization, 77 bottom surface sampling and the measurements of temperature and salinity profiles. Results showed the dominance of fine and very fine sands, and secondarily, the existence of NNW-SSE elongated coarse and medium sand features. These features are related to relict sediments. The oceanographic structure shows an anti-clockwise circulation in the bays, with an opposite direction for the longshore currents, which demonstrate rip cell circulation in opposite direction along the coastline This pattern causes the transport of fluvial sediments to the opposite sides of the beaches. The sediment transport and generation of sedimentary features could be associated to the passage of cold fronts over the area.</text:p>
          </table:table-cell>
          <table:table-cell/>
          <table:table-cell office:value-type="string" calcext:value-type="string">
            <text:p>Os objetivos deste trabalho consistem na identificação das características sedimentológicas e batimétricas da superfície de fundo e sua correlação com os agentes dinâmicos, que visando caracterizar os processos sedimentares atuantes nas enseadas de Ubatumirim e Picinguaba e na plataforma interna adjacente. Os trabalhos realizados consistiram na caracterização da batimetria de detalhe da área, na coleta e análise de 77 amostras de sedimentos de superfície de fundo, em levantamentos bimestrais de perfis termossalinométricos e análise de fotos aéreas. Os resultados obtidos demonstram o predomínio de sedimentos compostos de areias finas e muito finas e, secundariamente, por areias médias e grossas, que compõem feições manchas e feições alongadas, orientadas segundo NNW-SSE. Estas feições representam variações marcantes na composição dos sedimentos, possivelmente associadas a sedimentos palimpsestos. A estrutura oceanográfica da área mostra um padrão de circulação no interior das enseadas predominantemente no sentido anti-horário, com células de circulação junto à linha de costa em sentido oposto, que influenciam o transporte de sedimentos provenientes dos rios que aportam nas praias do interior das enseadas. As velocidades de correntes junto ao fundo, mais efetivas na distribuição sedimentar devem estar associadas aos agentes dinâmicos gerados pela passagem de sistemas frontais.</text:p>
          </table:table-cell>
          <table:table-cell table:number-columns-repeated="6"/>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table:number-columns-repeated="2"/>
          <table:table-cell office:value-type="string" calcext:value-type="string">
            <text:p>1413-7739</text:p>
          </table:table-cell>
          <table:table-cell/>
          <table:table-cell office:value-type="string" calcext:value-type="string">
            <text:p>SCIELO:S1413-77392002000100003</text:p>
          </table:table-cell>
          <table:table-cell table:number-columns-repeated="972"/>
        </table:table-row>
        <table:table-row table:style-name="ro1">
          <table:table-cell office:value-type="string" calcext:value-type="string">
            <text:p>J</text:p>
          </table:table-cell>
          <table:table-cell office:value-type="string" calcext:value-type="string">
            <text:p>Capellari, Lindolpho, Jr.</text:p>
          </table:table-cell>
          <table:table-cell table:number-columns-repeated="7"/>
          <table:table-cell office:value-type="string" calcext:value-type="string">
            <text:p>Phanerogamic florula of coastal plain of Picinguaba, Ubatuba, SP, Brazil: Aristolochiaceae.</text:p>
          </table:table-cell>
          <table:table-cell table:number-columns-repeated="3"/>
          <table:table-cell office:value-type="string" calcext:value-type="string">
            <text:p>Florula fanerogamica da planicie litoranea de Picinguaba, Ubatuba, Sao Paulo, Brasil: Aristolochiaceae Juss.</text:p>
          </table:table-cell>
          <table:table-cell table:number-columns-repeated="3"/>
          <table:table-cell office:value-type="string" calcext:value-type="string">
            <text:p>Naturalia (Rio Claro)</text:p>
          </table:table-cell>
          <table:table-cell table:number-columns-repeated="3"/>
          <table:table-cell office:value-type="float" office:value="27" calcext:value-type="float">
            <text:p>27</text:p>
          </table:table-cell>
          <table:table-cell table:number-columns-repeated="3"/>
          <table:table-cell office:value-type="float" office:value="107" calcext:value-type="float">
            <text:p>107</text:p>
          </table:table-cell>
          <table:table-cell office:value-type="float" office:value="114" calcext:value-type="float">
            <text:p>114</text:p>
          </table:table-cell>
          <table:table-cell table:number-columns-repeated="4"/>
          <table:table-cell table:number-columns-repeated="2" office:value-type="float" office:value="2002" calcext:value-type="float">
            <text:p>2002</text:p>
          </table:table-cell>
          <table:table-cell office:value-type="string" calcext:value-type="string">
            <text:p>A floristic survey of the family Aristolochiaceae Juss. was undertaken in the coastal plain of Picinguaba, Ubatuba, Sao Paulo state, in order to amply the knowledge on Brazilian local flora and to a greater extent, the Flora Neotropica as well. Only one species of Aristolochia was found to occur in the area: A. macroura Gomes. It can be identified by its trifid leaves and by its very long caudate perigone. As this species has been used in phytotherapy, it is very important to know the range of its natural occurrence, and thus from where seeds can be collected for cultivation.</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101-1944</text:p>
          </table:table-cell>
          <table:table-cell/>
          <table:table-cell office:value-type="string" calcext:value-type="string">
            <text:p>BIOABS:BACD200300373590</text:p>
          </table:table-cell>
          <table:table-cell table:number-columns-repeated="972"/>
        </table:table-row>
        <table:table-row table:style-name="ro1">
          <table:table-cell office:value-type="string" calcext:value-type="string">
            <text:p>J</text:p>
          </table:table-cell>
          <table:table-cell office:value-type="string" calcext:value-type="string">
            <text:p>Garcia, RB; Mantelatto, FLM</text:p>
          </table:table-cell>
          <table:table-cell table:number-columns-repeated="7"/>
          <table:table-cell office:value-type="string" calcext:value-type="string">
            <text:p>Population dynamics of the hermit crab Paguristes erythrops (Diogenidae) from Anchieta Island, southern Brazil</text:p>
          </table:table-cell>
          <table:table-cell table:number-columns-repeated="7"/>
          <table:table-cell office:value-type="string" calcext:value-type="string">
            <text:p>JOURNAL OF THE MARINE BIOLOGICAL ASSOCIATION OF THE UNITED KINGDOM</text:p>
          </table:table-cell>
          <table:table-cell table:number-columns-repeated="3"/>
          <table:table-cell office:value-type="float" office:value="81" calcext:value-type="float">
            <text:p>81</text:p>
          </table:table-cell>
          <table:table-cell office:value-type="float" office:value="6" calcext:value-type="float">
            <text:p>6</text:p>
          </table:table-cell>
          <table:table-cell table:number-columns-repeated="2"/>
          <table:table-cell office:value-type="float" office:value="955" calcext:value-type="float">
            <text:p>955</text:p>
          </table:table-cell>
          <table:table-cell office:value-type="float" office:value="960" calcext:value-type="float">
            <text:p>960</text:p>
          </table:table-cell>
          <table:table-cell table:number-columns-repeated="4"/>
          <table:table-cell office:value-type="string" calcext:value-type="string">
            <text:p>DEC 2001</text:p>
          </table:table-cell>
          <table:table-cell office:value-type="float" office:value="2001" calcext:value-type="float">
            <text:p>2001</text:p>
          </table:table-cell>
          <table:table-cell office:value-type="string" calcext:value-type="string">
            <text:p>The population of Paguristes erythrops (Crustacea: Anomura) was studied based on seasonal abundance, size-frequency, distribution, sex ratio and reproductive period (percentage of ovigerous females). Specimens were collected monthly by SCUBA diving in the infralittoral area of Anchieta Island, Ubatuba. A total of 543 individuals was analysed. Animal size (minimum and maximum shield length, respectively was 1.7 and 11.8mm for males, 1.7 and 10.3mm for non-ovigerous females, and 3.2 and 7.8mm for ovigerous females. The sex ratio was 0.91:1. Sexual dimorphism was recorded by the presence of males in the largest size-classes. The absence of ovigerous females during winter months (June to August) and their high incidence from January to March indicated discontinuity in the reproductive cycle, suggesting that females become ovigerous and breed in the summer, with the spawning period lasting from spring to autumn. This strategy of reproduction probably was based on competition with other coexisting species in this area.</text:p>
          </table:table-cell>
          <table:table-cell table:number-columns-repeated="8"/>
          <table:table-cell office:value-type="float" office:value="26" calcext:value-type="float">
            <text:p>26</text:p>
          </table:table-cell>
          <table:table-cell office:value-type="float" office:value="0" calcext:value-type="float">
            <text:p>0</text:p>
          </table:table-cell>
          <table:table-cell office:value-type="float" office:value="27" calcext:value-type="float">
            <text:p>27</text:p>
          </table:table-cell>
          <table:table-cell office:value-type="float" office:value="6" calcext:value-type="float">
            <text:p>6</text:p>
          </table:table-cell>
          <table:table-cell office:value-type="float" office:value="27" calcext:value-type="float">
            <text:p>27</text:p>
          </table:table-cell>
          <table:table-cell table:number-columns-repeated="2"/>
          <table:table-cell office:value-type="string" calcext:value-type="string">
            <text:p>0025-3154</text:p>
          </table:table-cell>
          <table:table-cell/>
          <table:table-cell office:value-type="string" calcext:value-type="string">
            <text:p>WOS:000173486400009</text:p>
          </table:table-cell>
          <table:table-cell table:number-columns-repeated="972"/>
        </table:table-row>
        <table:table-row table:style-name="ro1">
          <table:table-cell office:value-type="string" calcext:value-type="string">
            <text:p>J</text:p>
          </table:table-cell>
          <table:table-cell office:value-type="string" calcext:value-type="string">
            <text:p>Turra, A; Leite, FPP</text:p>
          </table:table-cell>
          <table:table-cell table:number-columns-repeated="3"/>
          <table:table-cell office:value-type="string" calcext:value-type="string">
            <text:p>Turra, Alexander/G-1352-2012</text:p>
          </table:table-cell>
          <table:table-cell office:value-type="string" calcext:value-type="string">
            <text:p>Turra, Alexander/0000-0003-2225-8371</text:p>
          </table:table-cell>
          <table:table-cell table:number-columns-repeated="2"/>
          <table:table-cell office:value-type="string" calcext:value-type="string">
            <text:p>Fecundity of three sympatric populations of hermit crabs (Decapoda, Anomura, Diogenidae)</text:p>
          </table:table-cell>
          <table:table-cell table:number-columns-repeated="4"/>
          <table:table-cell office:value-type="float" office:value="10" calcext:value-type="float">
            <text:p>10</text:p>
          </table:table-cell>
          <table:table-cell table:number-columns-repeated="2"/>
          <table:table-cell office:value-type="string" calcext:value-type="string">
            <text:p>CRUSTACEANA</text:p>
          </table:table-cell>
          <table:table-cell table:number-columns-repeated="3"/>
          <table:table-cell office:value-type="float" office:value="74" calcext:value-type="float">
            <text:p>74</text:p>
          </table:table-cell>
          <table:table-cell table:number-columns-repeated="3"/>
          <table:table-cell office:value-type="float" office:value="1019" calcext:value-type="float">
            <text:p>1019</text:p>
          </table:table-cell>
          <table:table-cell office:value-type="float" office:value="1027" calcext:value-type="float">
            <text:p>1027</text:p>
          </table:table-cell>
          <table:table-cell/>
          <table:table-cell office:value-type="string" calcext:value-type="string">
            <text:p>10.1163/15685400152691070</text:p>
          </table:table-cell>
          <table:table-cell table:number-columns-repeated="2"/>
          <table:table-cell table:style-name="ce2" office:value-type="date" office:date-value="2001-11-01" calcext:value-type="date">
            <text:p>nov/01</text:p>
          </table:table-cell>
          <table:table-cell office:value-type="float" office:value="2001" calcext:value-type="float">
            <text:p>2001</text:p>
          </table:table-cell>
          <table:table-cell office:value-type="string" calcext:value-type="string">
            <text:p>The fecundity of three coexisting hermit crab populations (of Clibanarius antillensis, C, sclopetarius, and C. vittatus) was studied in the intertidal region of Pernambuco Islet, Sao Sebastiao Channel, southeastern Brazil. Fecundity of all species was positively correlated to the size of the individuals. Differences in egg number among species of hermit crabs were more dependent on crab shield length than on crab species. and showed the following decreasing sequence: C. sclopetarius &gt; C. vittatus &gt; C. antillensis. Clutch dry weight and maximum egg diameter were dependent on crab size and species. testifying particular reproductive strategies for each species. Egg size increased during embryonic development. The influence of shell utilization on hermit crab fecundity is also discussed.</text:p>
          </table:table-cell>
          <table:table-cell table:number-columns-repeated="8"/>
          <table:table-cell office:value-type="float" office:value="14" calcext:value-type="float">
            <text:p>14</text:p>
          </table:table-cell>
          <table:table-cell office:value-type="float" office:value="0" calcext:value-type="float">
            <text:p>0</text:p>
          </table:table-cell>
          <table:table-cell office:value-type="float" office:value="14" calcext:value-type="float">
            <text:p>14</text:p>
          </table:table-cell>
          <table:table-cell office:value-type="float" office:value="2" calcext:value-type="float">
            <text:p>2</text:p>
          </table:table-cell>
          <table:table-cell office:value-type="float" office:value="14" calcext:value-type="float">
            <text:p>14</text:p>
          </table:table-cell>
          <table:table-cell table:number-columns-repeated="2"/>
          <table:table-cell office:value-type="string" calcext:value-type="string">
            <text:p>0011-216X</text:p>
          </table:table-cell>
          <table:table-cell/>
          <table:table-cell office:value-type="string" calcext:value-type="string">
            <text:p>WOS:000173222800002</text:p>
          </table:table-cell>
          <table:table-cell table:number-columns-repeated="972"/>
        </table:table-row>
        <table:table-row table:style-name="ro1">
          <table:table-cell office:value-type="string" calcext:value-type="string">
            <text:p>J</text:p>
          </table:table-cell>
          <table:table-cell office:value-type="string" calcext:value-type="string">
            <text:p>Garcia, RB; Mantelatto, FLM</text:p>
          </table:table-cell>
          <table:table-cell table:number-columns-repeated="7"/>
          <table:table-cell office:value-type="string" calcext:value-type="string">
            <text:p>Shell selection by the tropical hermit crab Calcinus tibicen (Herbst, 1791) (Anomura, Diogenidae) from Southern Brazil</text:p>
          </table:table-cell>
          <table:table-cell table:number-columns-repeated="7"/>
          <table:table-cell office:value-type="string" calcext:value-type="string">
            <text:p>JOURNAL OF EXPERIMENTAL MARINE BIOLOGY AND ECOLOGY</text:p>
          </table:table-cell>
          <table:table-cell table:number-columns-repeated="3"/>
          <table:table-cell office:value-type="float" office:value="265" calcext:value-type="float">
            <text:p>265</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float" office:value="14" calcext:value-type="float">
            <text:p>14</text:p>
          </table:table-cell>
          <table:table-cell/>
          <table:table-cell office:value-type="string" calcext:value-type="string">
            <text:p>10.1016/S0022-0981(01)00321-5</text:p>
          </table:table-cell>
          <table:table-cell table:number-columns-repeated="2"/>
          <table:table-cell office:value-type="string" calcext:value-type="string">
            <text:p>OCT 15 2001</text:p>
          </table:table-cell>
          <table:table-cell office:value-type="float" office:value="2001" calcext:value-type="float">
            <text:p>2001</text:p>
          </table:table-cell>
          <table:table-cell office:value-type="string" calcext:value-type="string">
            <text:p>Shell preferences, as shown by laboratory choice experiments, are important determinants of shell utilization under natural conditions. Size and shell species preferences of the hermit crab Calcinus tibicen were determined for the three most occupied [Stramonita haemastoma (Linnaeus, 1767), Leucozonia nassa (Gmelin, 1791) and Pisania auritula (Link, 1807)] shell species along the rocky shore of Grande beach, Ubatuba, Brazil, taking into account the sexual condition of the individuals. All experiments were conducted under laboratory conditions using a glass aquarium where the hermit crabs (independent on their sex condition) were placed naked with a large number of shells of appropriate sizes. The chosen shells were determined after 72 h. The preferred shell species and size were determined by regression analysis. C. tibicen showed no significant choice among the three gastropod shell species. Shell size experiments revealed that the preference of hermit crabs was strongly associated with shell weight and internal volume. The shell adequacy index (SAD decreased with increasing crab size and showed that the population was occupying relatively adequate shells (SAI = 0.99 +/- 0.19). The present data lead us to conclude that shell selection by hermit crabs involves individual and sexual preferences taking into account the shell features that best provide protection and survival, principally in the rocky inter-tidal studied area, characterized by intense wave action. (C) 2001 Elsevier Science B.V. All rights reserved.</text:p>
          </table:table-cell>
          <table:table-cell table:number-columns-repeated="8"/>
          <table:table-cell office:value-type="float" office:value="21" calcext:value-type="float">
            <text:p>21</text:p>
          </table:table-cell>
          <table:table-cell office:value-type="float" office:value="1" calcext:value-type="float">
            <text:p>1</text:p>
          </table:table-cell>
          <table:table-cell office:value-type="float" office:value="21" calcext:value-type="float">
            <text:p>21</text:p>
          </table:table-cell>
          <table:table-cell office:value-type="float" office:value="5" calcext:value-type="float">
            <text:p>5</text:p>
          </table:table-cell>
          <table:table-cell office:value-type="float" office:value="24" calcext:value-type="float">
            <text:p>24</text:p>
          </table:table-cell>
          <table:table-cell table:number-columns-repeated="2"/>
          <table:table-cell office:value-type="string" calcext:value-type="string">
            <text:p>0022-0981</text:p>
          </table:table-cell>
          <table:table-cell/>
          <table:table-cell office:value-type="string" calcext:value-type="string">
            <text:p>WOS:000171503900001</text:p>
          </table:table-cell>
          <table:table-cell table:number-columns-repeated="972"/>
        </table:table-row>
        <table:table-row table:style-name="ro1">
          <table:table-cell office:value-type="string" calcext:value-type="string">
            <text:p>J</text:p>
          </table:table-cell>
          <table:table-cell office:value-type="string" calcext:value-type="string">
            <text:p>Scelzo, MA</text:p>
          </table:table-cell>
          <table:table-cell table:number-columns-repeated="7"/>
          <table:table-cell office:value-type="string" calcext:value-type="string">
            <text:p>First record of the portunid crab Arenaeus cribrarius (Lamarck, 1818) (Crustacea : Brachyura : Portunidae) in marine waters of Argentina</text:p>
          </table:table-cell>
          <table:table-cell table:number-columns-repeated="7"/>
          <table:table-cell office:value-type="string" calcext:value-type="string">
            <text:p>PROCEEDINGS OF THE BIOLOGICAL SOCIETY OF WASHINGTON</text:p>
          </table:table-cell>
          <table:table-cell table:number-columns-repeated="3"/>
          <table:table-cell office:value-type="float" office:value="114" calcext:value-type="float">
            <text:p>114</text:p>
          </table:table-cell>
          <table:table-cell office:value-type="float" office:value="3" calcext:value-type="float">
            <text:p>3</text:p>
          </table:table-cell>
          <table:table-cell table:number-columns-repeated="2"/>
          <table:table-cell office:value-type="float" office:value="605" calcext:value-type="float">
            <text:p>605</text:p>
          </table:table-cell>
          <table:table-cell office:value-type="float" office:value="610" calcext:value-type="float">
            <text:p>610</text:p>
          </table:table-cell>
          <table:table-cell table:number-columns-repeated="4"/>
          <table:table-cell office:value-type="string" calcext:value-type="string">
            <text:p>OCT 9 2001</text:p>
          </table:table-cell>
          <table:table-cell office:value-type="float" office:value="2001" calcext:value-type="float">
            <text:p>2001</text:p>
          </table:table-cell>
          <table:table-cell office:value-type="string" calcext:value-type="string">
            <text:p>The first record of the portunid crab Arenaeus cribrarius (Lamarck, 1818) in marine waters of Mar del Plata, Buenos Aires province, Argentina (38 degreesS, 57 degreesW) is documented. Juveniles and preadult specimens of the species were captured in waters at depths between 6 and 10 rn on sand and mud-sand bottom, 10 degreesC of temperature and 34 parts per thousand of salinity. This report extends the southern limit of distribution of A. cribrarius by more than 500 km. This species was previously known in the southwestern Atlantic from Massachusetts to Uruguay.</text:p>
          </table:table-cell>
          <table:table-cell table:number-columns-repeated="8"/>
          <table:table-cell office:value-type="float" office:value="9" calcext:value-type="float">
            <text:p>9</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office:value-type="float" office:value="9" calcext:value-type="float">
            <text:p>9</text:p>
          </table:table-cell>
          <table:table-cell table:number-columns-repeated="2"/>
          <table:table-cell office:value-type="string" calcext:value-type="string">
            <text:p>0006-324X</text:p>
          </table:table-cell>
          <table:table-cell/>
          <table:table-cell office:value-type="string" calcext:value-type="string">
            <text:p>WOS:000171674900006</text:p>
          </table:table-cell>
          <table:table-cell table:number-columns-repeated="972"/>
        </table:table-row>
        <table:table-row table:style-name="ro1">
          <table:table-cell office:value-type="string" calcext:value-type="string">
            <text:p>J</text:p>
          </table:table-cell>
          <table:table-cell office:value-type="string" calcext:value-type="string">
            <text:p>de Paula, Edison Jose; Erbert, Cintia; Toledo Lima Pereira, Ricardo</text:p>
          </table:table-cell>
          <table:table-cell table:number-columns-repeated="7"/>
          <table:table-cell office:value-type="string" calcext:value-type="string">
            <text:p>Growth rate of the carrageenophyte Kappaphycus alvarezii (Rhodophyta, Gigartinales) in vitro</text:p>
          </table:table-cell>
          <table:table-cell table:number-columns-repeated="7"/>
          <table:table-cell office:value-type="string" calcext:value-type="string">
            <text:p>Phycological Research</text:p>
          </table:table-cell>
          <table:table-cell table:number-columns-repeated="3"/>
          <table:table-cell office:value-type="float" office:value="49" calcext:value-type="float">
            <text:p>49</text:p>
          </table:table-cell>
          <table:table-cell office:value-type="float" office:value="3" calcext:value-type="float">
            <text:p>3</text:p>
          </table:table-cell>
          <table:table-cell table:number-columns-repeated="2"/>
          <table:table-cell office:value-type="float" office:value="155" calcext:value-type="float">
            <text:p>155</text:p>
          </table:table-cell>
          <table:table-cell office:value-type="float" office:value="161" calcext:value-type="float">
            <text:p>161</text:p>
          </table:table-cell>
          <table:table-cell/>
          <table:table-cell office:value-type="string" calcext:value-type="string">
            <text:p>10.1046/j.1440-1835.2001.00235.x</text:p>
          </table:table-cell>
          <table:table-cell table:number-columns-repeated="2"/>
          <table:table-cell office:value-type="string" calcext:value-type="string">
            <text:p>September, 2001</text:p>
          </table:table-cell>
          <table:table-cell office:value-type="float" office:value="2001" calcext:value-type="float">
            <text:p>2001</text:p>
          </table:table-cell>
          <table:table-cell office:value-type="string" calcext:value-type="string">
            <text:p>Unialgal cultures were established from a 2.5 g branch of a brown variant of Kappaphycus alvarezii (Doty) Doty ex P. Silva, with the main objective to produce branches for monthly outplanting in the sea. Different conditions were tested to optimize production of branches in the laboratory. The best growth was obtained under culture conditions of 25+-2degreeC, 170-210 mumol photons m-2 s-1, 14:10 LD photoperiod and salinity 32-35permill. Three culture media (Provasoli, 'F/2' and von Stosch) were tested. Deleterious effects were observed in branches incubated continuously in full- or half-strength Provasoli's enriched seawater medium (PES). Exponential growth rates of about 3% day-1 were obtained using PES, pulse-fed 24 h per week, or other diluted media used continuously (one-quarter strength 'F/2' and half-strength von Stosch). Laboratory-grown branches with mean weights from 2.97 to 4.25 g were successfully introduced into the sea at Ubatuba, SP, Brazil (23degree26.9'S, 45degree0.3'W) an area with mean monthly seawater temperature from 20.3 to 28.5degreeC (extremes: 17.0-31.0degreeC). Transplantation of branches produced in unialgal culture, as done in the present study, avoids the risk of introduction of unwanted species into new areas.</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1322-0829</text:p>
          </table:table-cell>
          <table:table-cell/>
          <table:table-cell office:value-type="string" calcext:value-type="string">
            <text:p>BIOABS:BACD200100347238</text:p>
          </table:table-cell>
          <table:table-cell table:number-columns-repeated="972"/>
        </table:table-row>
        <table:table-row table:style-name="ro1">
          <table:table-cell office:value-type="string" calcext:value-type="string">
            <text:p>J</text:p>
          </table:table-cell>
          <table:table-cell office:value-type="string" calcext:value-type="string">
            <text:p>Morgado, EH; Tanaka, MO</text:p>
          </table:table-cell>
          <table:table-cell table:number-columns-repeated="3"/>
          <table:table-cell office:value-type="string" calcext:value-type="string">
            <text:p>Tanaka, Marcel/I-3041-2012</text:p>
          </table:table-cell>
          <table:table-cell table:number-columns-repeated="3"/>
          <table:table-cell office:value-type="string" calcext:value-type="string">
            <text:p>The macrofauna associated with the bryozoan Schizoporella errata (Walters) in southeastern Brazil</text:p>
          </table:table-cell>
          <table:table-cell table:number-columns-repeated="7"/>
          <table:table-cell office:value-type="string" calcext:value-type="string">
            <text:p>SCIENTIA MARINA</text:p>
          </table:table-cell>
          <table:table-cell table:number-columns-repeated="3"/>
          <table:table-cell office:value-type="float" office:value="65" calcext:value-type="float">
            <text:p>65</text:p>
          </table:table-cell>
          <table:table-cell office:value-type="float" office:value="3" calcext:value-type="float">
            <text:p>3</text:p>
          </table:table-cell>
          <table:table-cell table:number-columns-repeated="2"/>
          <table:table-cell office:value-type="float" office:value="173" calcext:value-type="float">
            <text:p>173</text:p>
          </table:table-cell>
          <table:table-cell office:value-type="float" office:value="181" calcext:value-type="float">
            <text:p>181</text:p>
          </table:table-cell>
          <table:table-cell table:number-columns-repeated="4"/>
          <table:table-cell office:value-type="string" calcext:value-type="string">
            <text:p>SEP 2001</text:p>
          </table:table-cell>
          <table:table-cell office:value-type="float" office:value="2001" calcext:value-type="float">
            <text:p>2001</text:p>
          </table:table-cell>
          <table:table-cell office:value-type="string" calcext:value-type="string">
            <text:p>The invertebrate fauna associated with colonies of the bryozoan Schizoporella errata was studied at two sites differing in hydrodynamism in southeastern Brazil. Patterns of species distribution, abundance, and diversity were similar at both sites. Polychaetes dominated the assemblages, both in number of individuals and species, with 70 species distributed in 20 families. Decapod crustaceans were also abundant, mainly anomuran crabs and caridean shrimps. Cluster analysis separated the samples from each site, and further analysis indicated that an interaction between water movement and trophic structure could explain these differences. At the site with low water movement, more muddy sediments were found inside the colonies, and a greater proportion of deposit-feeders was found. At the other site, higher hydrodynamism resulted in less sediments within the colonies, and favoured the occurrence of more filter-feeders. The trophic structure of faunal assemblages can help understand the structure of assemblages associated with biogenic substrata, as already demonstrated for benthic communities.</text:p>
          </table:table-cell>
          <table:table-cell table:number-columns-repeated="8"/>
          <table:table-cell office:value-type="float" office:value="24" calcext:value-type="float">
            <text:p>24</text:p>
          </table:table-cell>
          <table:table-cell office:value-type="float" office:value="0" calcext:value-type="float">
            <text:p>0</text:p>
          </table:table-cell>
          <table:table-cell office:value-type="float" office:value="25" calcext:value-type="float">
            <text:p>25</text:p>
          </table:table-cell>
          <table:table-cell office:value-type="float" office:value="4" calcext:value-type="float">
            <text:p>4</text:p>
          </table:table-cell>
          <table:table-cell office:value-type="float" office:value="29" calcext:value-type="float">
            <text:p>29</text:p>
          </table:table-cell>
          <table:table-cell table:number-columns-repeated="2"/>
          <table:table-cell office:value-type="string" calcext:value-type="string">
            <text:p>0214-8358</text:p>
          </table:table-cell>
          <table:table-cell/>
          <table:table-cell office:value-type="string" calcext:value-type="string">
            <text:p>WOS:000171361200001</text:p>
          </table:table-cell>
          <table:table-cell table:number-columns-repeated="972"/>
        </table:table-row>
        <table:table-row table:style-name="ro1">
          <table:table-cell office:value-type="string" calcext:value-type="string">
            <text:p>J</text:p>
          </table:table-cell>
          <table:table-cell office:value-type="string" calcext:value-type="string">
            <text:p>Muto, E. Y.; Soares, L. S. H.; Goitein, R.</text:p>
          </table:table-cell>
          <table:table-cell table:number-columns-repeated="7"/>
          <table:table-cell office:value-type="string" calcext:value-type="string">
            <text:p>Food resource utilization of the skates Rioraja agassizii (Muller and Henle, 1841) and Psammobatis extenta (Garman, 1913) on the continental shelf off Ubatuba, South-eastern Brazil</text:p>
          </table:table-cell>
          <table:table-cell table:number-columns-repeated="7"/>
          <table:table-cell office:value-type="string" calcext:value-type="string">
            <text:p>Brazilian Journal of Biology</text:p>
          </table:table-cell>
          <table:table-cell table:number-columns-repeated="3"/>
          <table:table-cell office:value-type="float" office:value="61" calcext:value-type="float">
            <text:p>61</text:p>
          </table:table-cell>
          <table:table-cell office:value-type="float" office:value="2" calcext:value-type="float">
            <text:p>2</text:p>
          </table:table-cell>
          <table:table-cell table:number-columns-repeated="2"/>
          <table:table-cell office:value-type="float" office:value="217" calcext:value-type="float">
            <text:p>217</text:p>
          </table:table-cell>
          <table:table-cell office:value-type="float" office:value="238" calcext:value-type="float">
            <text:p>238</text:p>
          </table:table-cell>
          <table:table-cell table:number-columns-repeated="4"/>
          <table:table-cell office:value-type="string" calcext:value-type="string">
            <text:p>May, 2001</text:p>
          </table:table-cell>
          <table:table-cell office:value-type="float" office:value="2001" calcext:value-type="float">
            <text:p>2001</text:p>
          </table:table-cell>
          <table:table-cell office:value-type="string" calcext:value-type="string">
            <text:p>The feeding habits of Rioraja agassizii (syn. Raja agassizii) and Psammobatis extenta (syn. Psammobatis glansdissimilis) of the South-eastern Brazilian coast were studied by means of stomach content analysis. The samples were obtained on eight seasonal oceanographic cruises, carried out between October 1985 and July 1987. The importance of each food item was evaluated on the basis of the Index of Relative Importance and the feeding similarity by Percentage of Similarity. The results indicated that both species are benthic feeders, preying mainly on Crustacea, especially Amphipoda, Caridea and Brachyura. Teleostei were also important for R. agassizii. Seasonal variation of the diet seems to be associated with the availability of the prey, whose distribution and abundance are related to the dynamics of the water masses of the region. Juveniles and adults of P. extenta exploited the same resources while juveniles and adults of R. agassizii presented low diet similarity during most of the year. Caridea were an important food for all length classes of R. agassizii, while Amphipoda were for smaller specimens, and Teleostei for larger ones. The feeding overlap between the two species was higher during autumn 1986, winter 1986 and winter 1987.</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table:table-cell office:value-type="string" calcext:value-type="string">
            <text:p>BIOABS:BACD200100281665</text:p>
          </table:table-cell>
          <table:table-cell office:value-type="float" office:value="11514890" calcext:value-type="float">
            <text:p>11514890</text:p>
          </table:table-cell>
          <table:table-cell table:number-columns-repeated="971"/>
        </table:table-row>
        <table:table-row table:style-name="ro1">
          <table:table-cell office:value-type="string" calcext:value-type="string">
            <text:p>J</text:p>
          </table:table-cell>
          <table:table-cell office:value-type="string" calcext:value-type="string">
            <text:p>Chacur, MM; Negreiros-Fransozo, ML</text:p>
          </table:table-cell>
          <table:table-cell table:number-columns-repeated="7"/>
          <table:table-cell office:value-type="string" calcext:value-type="string">
            <text:p>Spatial and seasonal distributions of Callinectes danae (Decapoda, Portunidae) in Ubatuba Bay, Sao Paulo, Brazil</text:p>
          </table:table-cell>
          <table:table-cell table:number-columns-repeated="7"/>
          <table:table-cell office:value-type="string" calcext:value-type="string">
            <text:p>JOURNAL OF CRUSTACEAN BIOLOGY</text:p>
          </table:table-cell>
          <table:table-cell table:number-columns-repeated="3"/>
          <table:table-cell office:value-type="float" office:value="21" calcext:value-type="float">
            <text:p>21</text:p>
          </table:table-cell>
          <table:table-cell office:value-type="float" office:value="2" calcext:value-type="float">
            <text:p>2</text:p>
          </table:table-cell>
          <table:table-cell table:number-columns-repeated="2"/>
          <table:table-cell office:value-type="float" office:value="414" calcext:value-type="float">
            <text:p>414</text:p>
          </table:table-cell>
          <table:table-cell office:value-type="float" office:value="425" calcext:value-type="float">
            <text:p>425</text:p>
          </table:table-cell>
          <table:table-cell/>
          <table:table-cell office:value-type="string" calcext:value-type="string">
            <text:p>10.1651/0278-0372(2001)021[0414:SASDOC]2.0.CO;2</text:p>
          </table:table-cell>
          <table:table-cell table:number-columns-repeated="2"/>
          <table:table-cell office:value-type="string" calcext:value-type="string">
            <text:p>MAY 2001</text:p>
          </table:table-cell>
          <table:table-cell office:value-type="float" office:value="2001" calcext:value-type="float">
            <text:p>2001</text:p>
          </table:table-cell>
          <table:table-cell office:value-type="string" calcext:value-type="string">
            <text:p>The spatial and seasonal distributions of Callinectes danae Smith, 1869, in Ubatuba Bay, Sao Paulo, Brazil, were investigated as a part of a broad study on the general biology of portunids along the northern coast of Sao Paulo State, Brazil. Swimming crabs were collected during one year, from September 1995 to August 1996, along eight transects determined according to local physiographic features. Three replicate trawls were performed monthly at each transect. Depth. salinity, dissolved oxygen, temperature, organic matter content, and texture of the sediment were measured. Callinectes danae individuals were concentrated in shallow water close to the discharge of estuaries where the bottom is composed of fine and very fine sand. The species was more abundant in the warmer months. During the study period, C. danae exhibited continuous reproduction with a peak of reproductive intensity in June. Within this area, some sites are particularly favorable for C. danae establishment due to a combination of factors and prevailing local conditions.</text:p>
          </table:table-cell>
          <table:table-cell table:number-columns-repeated="8"/>
          <table:table-cell office:value-type="float" office:value="27" calcext:value-type="float">
            <text:p>27</text:p>
          </table:table-cell>
          <table:table-cell office:value-type="float" office:value="0" calcext:value-type="float">
            <text:p>0</text:p>
          </table:table-cell>
          <table:table-cell office:value-type="float" office:value="26" calcext:value-type="float">
            <text:p>26</text:p>
          </table:table-cell>
          <table:table-cell office:value-type="float" office:value="5" calcext:value-type="float">
            <text:p>5</text:p>
          </table:table-cell>
          <table:table-cell office:value-type="float" office:value="31" calcext:value-type="float">
            <text:p>31</text:p>
          </table:table-cell>
          <table:table-cell table:number-columns-repeated="2"/>
          <table:table-cell office:value-type="string" calcext:value-type="string">
            <text:p>0278-0372</text:p>
          </table:table-cell>
          <table:table-cell/>
          <table:table-cell office:value-type="string" calcext:value-type="string">
            <text:p>WOS:000168337700012</text:p>
          </table:table-cell>
          <table:table-cell table:number-columns-repeated="972"/>
        </table:table-row>
        <table:table-row table:style-name="ro1">
          <table:table-cell office:value-type="string" calcext:value-type="string">
            <text:p>J</text:p>
          </table:table-cell>
          <table:table-cell office:value-type="string" calcext:value-type="string">
            <text:p>Negreiros-Fransozo, ML; Fransozo, A</text:p>
          </table:table-cell>
          <table:table-cell table:number-columns-repeated="7"/>
          <table:table-cell office:value-type="string" calcext:value-type="string">
            <text:p>Larval development of Epialtus bituberculatus H. Milne Edwards, 1834 (Crustacea : Decapoda : Brachyura : Majidae) with comments on majid larvae from the southwestern Atlantic</text:p>
          </table:table-cell>
          <table:table-cell table:number-columns-repeated="7"/>
          <table:table-cell office:value-type="string" calcext:value-type="string">
            <text:p>PROCEEDINGS OF THE BIOLOGICAL SOCIETY OF WASHINGTON</text:p>
          </table:table-cell>
          <table:table-cell table:number-columns-repeated="3"/>
          <table:table-cell office:value-type="float" office:value="114" calcext:value-type="float">
            <text:p>114</text:p>
          </table:table-cell>
          <table:table-cell office:value-type="float" office:value="1" calcext:value-type="float">
            <text:p>1</text:p>
          </table:table-cell>
          <table:table-cell table:number-columns-repeated="2"/>
          <table:table-cell office:value-type="float" office:value="120" calcext:value-type="float">
            <text:p>120</text:p>
          </table:table-cell>
          <table:table-cell office:value-type="float" office:value="138" calcext:value-type="float">
            <text:p>138</text:p>
          </table:table-cell>
          <table:table-cell table:number-columns-repeated="4"/>
          <table:table-cell office:value-type="string" calcext:value-type="string">
            <text:p>APR 19 2001</text:p>
          </table:table-cell>
          <table:table-cell office:value-type="float" office:value="2001" calcext:value-type="float">
            <text:p>2001</text:p>
          </table:table-cell>
          <table:table-cell office:value-type="string" calcext:value-type="string">
            <text:p>The larval development of the spider crab Epialtus bituberculatus H. Milne Edwards which Lives on rocky shores with algae such as Sargassum and Hypneia, is described. Larvae were obtained from ovigerous females collected in Ubatuba, State of Sao Paulo, Brazil. Rearing was carried out at 24 +/- 1 degreesC, with an average salinity of 35 parts per thousand. Larval development consists of two zoeal stages and one megalopa. Zoeal development was completed in 9.5 days. Analysis indicated that zoeae of E. bituberculatus are very similar to those of E. brasiliensis Dana and Acanthonyx scutiformis (Dana). Differences noted between these species pertain to the setation of the carapace, maxillule and second maxilliped. The main morphological features useful for identification are presented together with a summary of features that characterize larvae of majid subfamilies in Brazil. A key for the identification of southwestern Atlantic majid zoeae to the family level is provided.</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float" office:value="6" calcext:value-type="float">
            <text:p>6</text:p>
          </table:table-cell>
          <table:table-cell table:number-columns-repeated="2"/>
          <table:table-cell office:value-type="string" calcext:value-type="string">
            <text:p>0006-324X</text:p>
          </table:table-cell>
          <table:table-cell/>
          <table:table-cell office:value-type="string" calcext:value-type="string">
            <text:p>WOS:000168465000009</text:p>
          </table:table-cell>
          <table:table-cell table:number-columns-repeated="972"/>
        </table:table-row>
        <table:table-row table:style-name="ro1">
          <table:table-cell office:value-type="string" calcext:value-type="string">
            <text:p>J</text:p>
          </table:table-cell>
          <table:table-cell office:value-type="string" calcext:value-type="string">
            <text:p>Reigada, Alvaro Luiz Diogo; Negreiros-Fransozo, Maria Lucia</text:p>
          </table:table-cell>
          <table:table-cell table:number-columns-repeated="7"/>
          <table:table-cell office:value-type="string" calcext:value-type="string">
            <text:p>Feeding activity of Callinectes ornatus Ordway, 1863 and Callinectes danae Smith, 1869 (Crustacea, Brachyura, Portunidae) in Ubatuba, SP, Brazil</text:p>
          </table:table-cell>
          <table:table-cell table:number-columns-repeated="7"/>
          <table:table-cell office:value-type="string" calcext:value-type="string">
            <text:p>Hydrobiologia</text:p>
          </table:table-cell>
          <table:table-cell table:number-columns-repeated="4"/>
          <table:table-cell office:value-type="float" office:value="449" calcext:value-type="float">
            <text:p>449</text:p>
          </table:table-cell>
          <table:table-cell table:number-columns-repeated="2"/>
          <table:table-cell office:value-type="float" office:value="249" calcext:value-type="float">
            <text:p>249</text:p>
          </table:table-cell>
          <table:table-cell office:value-type="float" office:value="252" calcext:value-type="float">
            <text:p>252</text:p>
          </table:table-cell>
          <table:table-cell table:number-columns-repeated="4"/>
          <table:table-cell office:value-type="string" calcext:value-type="string">
            <text:p>15 April, 2001</text:p>
          </table:table-cell>
          <table:table-cell office:value-type="float" office:value="2001" calcext:value-type="float">
            <text:p>2001</text:p>
          </table:table-cell>
          <table:table-cell office:value-type="string" calcext:value-type="string">
            <text:p>The feeding activity along the day cycle and the time consumed for extracellular digestion were evaluated in the portunids C. ornatus and C. danae. Swimming crabs were obtained from trawling in Ubatuba bay, Sao Paulo, Brazil, during both the rainy and dry seasons. In each season, daily scheduled samples were taken at dawn (+-6 h), noon (+-12 h), dusk (+-18 h) and midnight (+-24 h). All individuals were dissected and the degree of stomach replenishment was recorded. In order to estimate the time elapsed for extracellular digestion, crabs were fed, and groups were dissected at 30 min intervals to check the conditions of their stomachs. In general, both species show a higher feeding activity during periods of lower light intensity, as evidenced by an increased percentage of full stomachs in dusk and midnight samples. The obtained results support higher feeding activity at night in these species and indicate short time for extracellular digestion, not exceeding 8 h. Nevertheless, full stomachs were recorded in all sampling schedules. In this case, it should be considered that elimination of certain food items such as fish bones, mollusk shells and carapace fragments of crustaceans could take more time than other items. Additionally, some crab species could require a cycle of cell replacement in the midgut gland epithelium until they can take their next meal.</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18-8158</text:p>
          </table:table-cell>
          <table:table-cell/>
          <table:table-cell office:value-type="string" calcext:value-type="string">
            <text:p>BIOABS:BACD200100308127</text:p>
          </table:table-cell>
          <table:table-cell table:number-columns-repeated="972"/>
        </table:table-row>
        <table:table-row table:style-name="ro1">
          <table:table-cell office:value-type="string" calcext:value-type="string">
            <text:p>J</text:p>
          </table:table-cell>
          <table:table-cell office:value-type="string" calcext:value-type="string">
            <text:p>Reigada, ALD; Negreiros-Fransozo, ML</text:p>
          </table:table-cell>
          <table:table-cell table:number-columns-repeated="7"/>
          <table:table-cell office:value-type="string" calcext:value-type="string">
            <text:p>Feeding activity of Callinectes ornatus Ordway, 1863 and Callinectes danae Smith, 1869 (Crustacea, Brachyura, Portunidae) in Ubatuba, SP, Brazil</text:p>
          </table:table-cell>
          <table:table-cell table:number-columns-repeated="7"/>
          <table:table-cell office:value-type="string" calcext:value-type="string">
            <text:p>HYDROBIOLOGIA</text:p>
          </table:table-cell>
          <table:table-cell table:number-columns-repeated="3"/>
          <table:table-cell office:value-type="float" office:value="449" calcext:value-type="float">
            <text:p>449</text:p>
          </table:table-cell>
          <table:table-cell table:style-name="ce1" office:value-type="date" office:date-value="2015-03-01" calcext:value-type="date">
            <text:p>1/mar</text:p>
          </table:table-cell>
          <table:table-cell table:number-columns-repeated="2"/>
          <table:table-cell office:value-type="float" office:value="249" calcext:value-type="float">
            <text:p>249</text:p>
          </table:table-cell>
          <table:table-cell office:value-type="float" office:value="252" calcext:value-type="float">
            <text:p>252</text:p>
          </table:table-cell>
          <table:table-cell table:number-columns-repeated="4"/>
          <table:table-cell office:value-type="string" calcext:value-type="string">
            <text:p>APR 2001</text:p>
          </table:table-cell>
          <table:table-cell office:value-type="float" office:value="2001" calcext:value-type="float">
            <text:p>2001</text:p>
          </table:table-cell>
          <table:table-cell office:value-type="string" calcext:value-type="string">
            <text:p>The feeding activity along the day cycle and the time consumed for extracellular digestion were evaluated in the portunids C. ornatus and C. danae. Swimming crabs were obtained from trawling in Ubatuba bay, Sao Paulo, Brazil, during both the rainy and dry seasons. In each season, daily scheduled samples were taken at dawn (+/-6 h), noon (+/-12 h), dusk (+/-18 h) and midnight (+/-24 h). All individuals were dissected and the degree of stomach replenishment was recorded. In order to estimate the time elapsed for extracellular digestion, crabs were fed, and groups were dissected at 30 min intervals to check the conditions of their stomachs. In general, both species show a higher feeding activity during periods of lower light intensity, as evidenced by an increased percentage of full stomachs in dusk and midnight samples. The obtained results support higher feeding activity at night in these species and indicate short time for extracellular digestion, not exceeding 8 h. Nevertheless, full stomachs were recorded in all sampling schedules. In this case, it should be considered that elimination of certain food items such as fish bones, mollusk shells and carapace fragments of crustaceans could take more time than other items. Additionally, some crab species could require a cycle of cell replacement in the midgut gland epithelium until they can take their next meal.</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2" calcext:value-type="float">
            <text:p>2</text:p>
          </table:table-cell>
          <table:table-cell office:value-type="float" office:value="7" calcext:value-type="float">
            <text:p>7</text:p>
          </table:table-cell>
          <table:table-cell table:number-columns-repeated="2"/>
          <table:table-cell office:value-type="string" calcext:value-type="string">
            <text:p>0018-8158</text:p>
          </table:table-cell>
          <table:table-cell/>
          <table:table-cell office:value-type="string" calcext:value-type="string">
            <text:p>WOS:000170059800027</text:p>
          </table:table-cell>
          <table:table-cell table:number-columns-repeated="972"/>
        </table:table-row>
        <table:table-row table:style-name="ro1">
          <table:table-cell office:value-type="string" calcext:value-type="string">
            <text:p>J</text:p>
          </table:table-cell>
          <table:table-cell office:value-type="string" calcext:value-type="string">
            <text:p>Fransozo, Adilson; Negreiros-Fransozo, Maria Lucia; Martin, Joel W.; Trautwein, Sandra E.</text:p>
          </table:table-cell>
          <table:table-cell table:number-columns-repeated="7"/>
          <table:table-cell office:value-type="string" calcext:value-type="string">
            <text:p>Morphology of the first zoeal stage of Platypodiella spectabilis (Herbst, 1794) (Decapoda, Brachyura, Xanthidae) obtained in the laboratory</text:p>
          </table:table-cell>
          <table:table-cell table:number-columns-repeated="7"/>
          <table:table-cell office:value-type="string" calcext:value-type="string">
            <text:p>Gulf and Caribbean Research</text:p>
          </table:table-cell>
          <table:table-cell table:number-columns-repeated="3"/>
          <table:table-cell office:value-type="float" office:value="13" calcext:value-type="float">
            <text:p>13</text:p>
          </table:table-cell>
          <table:table-cell table:number-columns-repeated="3"/>
          <table:table-cell office:value-type="float" office:value="79" calcext:value-type="float">
            <text:p>79</text:p>
          </table:table-cell>
          <table:table-cell office:value-type="float" office:value="85" calcext:value-type="float">
            <text:p>85</text:p>
          </table:table-cell>
          <table:table-cell table:number-columns-repeated="4"/>
          <table:table-cell office:value-type="string" calcext:value-type="string">
            <text:p>March, 2001</text:p>
          </table:table-cell>
          <table:table-cell office:value-type="float" office:value="2001" calcext:value-type="float">
            <text:p>2001</text:p>
          </table:table-cell>
          <table:table-cell office:value-type="string" calcext:value-type="string">
            <text:p>Ovigerous females of the xanthid crab Platypodiella spectabilis (Herbst, 1794) were obtained from 2 widely separated localities: the Ubatuba coast (Felix Beach, Sao Paulo) of Brazil and Guana Island in the British Virgin Islands (BVI). First stage zoea larvae were obtained from females at both locations. Those from Brazil are described and illustrated. The first zoea bears dorsal, rostral, and lateral carapace spines, plus a well-developed and spinose antennal protopod that bears a greatly reduced exopod with 2 minute setae. This antennal morphology, along with other characters, places the species among the "Group I" xanthid zoeas of Rice (1980) and Martin (1984, 1988). Differences between larvae from Brazil and those from the BVI are minor and are attributed to within-species variation. Characters that serve to separate these larvae from those of co-occuring xanthids are presented. Comments on the distribution and size of Platypodiella spectabilis are included.</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1528-0470</text:p>
          </table:table-cell>
          <table:table-cell/>
          <table:table-cell office:value-type="string" calcext:value-type="string">
            <text:p>BIOABS:BACD200100230097</text:p>
          </table:table-cell>
          <table:table-cell table:number-columns-repeated="972"/>
        </table:table-row>
        <table:table-row table:style-name="ro1">
          <table:table-cell office:value-type="string" calcext:value-type="string">
            <text:p>J</text:p>
          </table:table-cell>
          <table:table-cell office:value-type="string" calcext:value-type="string">
            <text:p>Mantelatto, FLM; Martinelli, JM</text:p>
          </table:table-cell>
          <table:table-cell table:number-columns-repeated="3"/>
          <table:table-cell office:value-type="string" calcext:value-type="string">
            <text:p>Martinelli-Lemos, Jussara Moretto/D-9943-2014</text:p>
          </table:table-cell>
          <table:table-cell office:value-type="string" calcext:value-type="string">
            <text:p>Martinelli-Lemos, Jussara Moretto/0000-0001-9646-4763</text:p>
          </table:table-cell>
          <table:table-cell table:number-columns-repeated="2"/>
          <table:table-cell office:value-type="string" calcext:value-type="string">
            <text:p>Relative growth and sexual dimorphism of the South Atlantic hermit crab Loxopagurus loxochelis (Anomura, Diogenidae) from Ubatuba, Brazil</text:p>
          </table:table-cell>
          <table:table-cell table:number-columns-repeated="7"/>
          <table:table-cell office:value-type="string" calcext:value-type="string">
            <text:p>JOURNAL OF NATURAL HISTORY</text:p>
          </table:table-cell>
          <table:table-cell table:number-columns-repeated="3"/>
          <table:table-cell office:value-type="float" office:value="35" calcext:value-type="float">
            <text:p>35</text:p>
          </table:table-cell>
          <table:table-cell office:value-type="float" office:value="3" calcext:value-type="float">
            <text:p>3</text:p>
          </table:table-cell>
          <table:table-cell table:number-columns-repeated="2"/>
          <table:table-cell office:value-type="float" office:value="429" calcext:value-type="float">
            <text:p>429</text:p>
          </table:table-cell>
          <table:table-cell office:value-type="float" office:value="437" calcext:value-type="float">
            <text:p>437</text:p>
          </table:table-cell>
          <table:table-cell/>
          <table:table-cell office:value-type="string" calcext:value-type="string">
            <text:p>10.1080/002229301300009621</text:p>
          </table:table-cell>
          <table:table-cell table:number-columns-repeated="2"/>
          <table:table-cell table:style-name="ce2" office:value-type="date" office:date-value="2001-03-01" calcext:value-type="date">
            <text:p>mar/01</text:p>
          </table:table-cell>
          <table:table-cell office:value-type="float" office:value="2001" calcext:value-type="float">
            <text:p>2001</text:p>
          </table:table-cell>
          <table:table-cell office:value-type="string" calcext:value-type="string">
            <text:p>Some morphometric relationships and biometric aspects were studied in the hermit crab Loxopagurus loxochelis (Moreira, 1901) with the purpose of describing its relative growth and finding the size where sexual maturity is reached. Specimens were collected monthly from September 1995 to August 1997 in the Ubatuba region using double-rig trawl nets. A total of 1084 specimens (625 males and 459 females) was analysed. In this species, sexual dimorphism is particularly evident in chela dimensions. Differences between males and females were found in the left propodus length versus cephalothoracic shield length (CSL) and wet weight (WW) versus CSL relationships. Males showed a high positive allometry in chela growth, while females were close to isometry/negative allometry. The size at which a clear differentiation occurred in the growth of the propodus length and in the increase in weight of males and females was between 4.5 and 6.0 mm CSL, suggesting that size at which sexual maturity is reached.</text:p>
          </table:table-cell>
          <table:table-cell table:number-columns-repeated="8"/>
          <table:table-cell office:value-type="float" office:value="22" calcext:value-type="float">
            <text:p>22</text:p>
          </table:table-cell>
          <table:table-cell office:value-type="float" office:value="0" calcext:value-type="float">
            <text:p>0</text:p>
          </table:table-cell>
          <table:table-cell office:value-type="float" office:value="21" calcext:value-type="float">
            <text:p>21</text:p>
          </table:table-cell>
          <table:table-cell office:value-type="float" office:value="6" calcext:value-type="float">
            <text:p>6</text:p>
          </table:table-cell>
          <table:table-cell office:value-type="float" office:value="26" calcext:value-type="float">
            <text:p>26</text:p>
          </table:table-cell>
          <table:table-cell table:number-columns-repeated="2"/>
          <table:table-cell office:value-type="string" calcext:value-type="string">
            <text:p>0022-2933</text:p>
          </table:table-cell>
          <table:table-cell/>
          <table:table-cell office:value-type="string" calcext:value-type="string">
            <text:p>WOS:000167523500004</text:p>
          </table:table-cell>
          <table:table-cell table:number-columns-repeated="972"/>
        </table:table-row>
        <table:table-row table:style-name="ro1">
          <table:table-cell office:value-type="string" calcext:value-type="string">
            <text:p>J</text:p>
          </table:table-cell>
          <table:table-cell office:value-type="string" calcext:value-type="string">
            <text:p>Mantelatto, FLM; Christofoletti, RA</text:p>
          </table:table-cell>
          <table:table-cell table:number-columns-repeated="3"/>
          <table:table-cell office:value-type="string" calcext:value-type="string">
            <text:p>Christofoletti, Ronaldo/D-3266-2012</text:p>
          </table:table-cell>
          <table:table-cell table:number-columns-repeated="3"/>
          <table:table-cell office:value-type="string" calcext:value-type="string">
            <text:p>Natural feeding activity of the crab Callinectes ornatus (Portunidae) in Ubatuba Bay (Sao Paulo, Brazil): influence of season, sex, size and molt stage</text:p>
          </table:table-cell>
          <table:table-cell table:number-columns-repeated="7"/>
          <table:table-cell office:value-type="string" calcext:value-type="string">
            <text:p>MARINE BIOLOGY</text:p>
          </table:table-cell>
          <table:table-cell table:number-columns-repeated="3"/>
          <table:table-cell office:value-type="float" office:value="138" calcext:value-type="float">
            <text:p>138</text:p>
          </table:table-cell>
          <table:table-cell office:value-type="float" office:value="3" calcext:value-type="float">
            <text:p>3</text:p>
          </table:table-cell>
          <table:table-cell table:number-columns-repeated="2"/>
          <table:table-cell office:value-type="float" office:value="585" calcext:value-type="float">
            <text:p>585</text:p>
          </table:table-cell>
          <table:table-cell office:value-type="float" office:value="594" calcext:value-type="float">
            <text:p>594</text:p>
          </table:table-cell>
          <table:table-cell/>
          <table:table-cell office:value-type="string" calcext:value-type="string">
            <text:p>10.1007/s002270000474</text:p>
          </table:table-cell>
          <table:table-cell table:number-columns-repeated="2"/>
          <table:table-cell table:style-name="ce2" office:value-type="date" office:date-value="2001-03-01" calcext:value-type="date">
            <text:p>mar/01</text:p>
          </table:table-cell>
          <table:table-cell office:value-type="float" office:value="2001" calcext:value-type="float">
            <text:p>2001</text:p>
          </table:table-cell>
          <table:table-cell office:value-type="string" calcext:value-type="string">
            <text:p>The natural diet of Callinectes ornatus in Ubatuba Bay, Ubatuba (SP), Brazil, was studied. Influence of season, sex, size and molt stage Variation in the diet were also described. Specimens were collected monthly over a period of I year, in Ubatuba Bay, using a fishing boat equipped with a double rigged net. The relative degree of stomach fullness, frequency of occurrence, and quantitative scoring (percentage) were determined. Digested material, crustaceans, sediment and mollusks were the principal items of the diet. Echinoderms, annelids, plants, and fishes were also notable prey items, and other food categories (foraminiferans, cnidarians, worms and bryozoans) occurred in low percentages. A non-significant difference was found in many items during seasonal analysis, i.e. plants, foraminiferans, cnidarians, bryozoans and digested material were present at highest percentages during summer and autumn, while crustaceans and echinoderms were consumed in larger amounts during the spring and winter. Males and females consumed a similar diet, although ovigerous females showed a greater tendency to feed on items with soft tissues (fish, squid, shrimp). Juveniles fed more on sedentary and calcareous items than did adults, showing a significant tendency to reduce consumption of foraminiferans, annelids, bryozoans, echinoderms and sediment as the animal increased in size, accompanied by an elevation in the consumption of plants, crustaceans and fish. These crabs are opportunistic predators with a preference for crustaceans and mollusks that is correlated with the availability of prey and the ontogenetic phase of the predator.</text:p>
          </table:table-cell>
          <table:table-cell table:number-columns-repeated="8"/>
          <table:table-cell office:value-type="float" office:value="32" calcext:value-type="float">
            <text:p>32</text:p>
          </table:table-cell>
          <table:table-cell office:value-type="float" office:value="0" calcext:value-type="float">
            <text:p>0</text:p>
          </table:table-cell>
          <table:table-cell office:value-type="float" office:value="32" calcext:value-type="float">
            <text:p>32</text:p>
          </table:table-cell>
          <table:table-cell office:value-type="float" office:value="7" calcext:value-type="float">
            <text:p>7</text:p>
          </table:table-cell>
          <table:table-cell office:value-type="float" office:value="37" calcext:value-type="float">
            <text:p>37</text:p>
          </table:table-cell>
          <table:table-cell table:number-columns-repeated="2"/>
          <table:table-cell office:value-type="string" calcext:value-type="string">
            <text:p>0025-3162</text:p>
          </table:table-cell>
          <table:table-cell/>
          <table:table-cell office:value-type="string" calcext:value-type="string">
            <text:p>WOS:000167838300015</text:p>
          </table:table-cell>
          <table:table-cell table:number-columns-repeated="972"/>
        </table:table-row>
        <table:table-row table:style-name="ro1">
          <table:table-cell office:value-type="string" calcext:value-type="string">
            <text:p>J</text:p>
          </table:table-cell>
          <table:table-cell office:value-type="string" calcext:value-type="string">
            <text:p>Mantelatto, Fernando Luis Medina; Garcia, Renata Biagi; Martinelli, Jussara Moretto; Hebling, Nilton Jose</text:p>
          </table:table-cell>
          <table:table-cell table:number-columns-repeated="7"/>
          <table:table-cell office:value-type="string" calcext:value-type="string">
            <text:p>On a record of Dardanus venosus (H. Milne Edwards) (Crustacea, Anomura) from the Sao Paulo State, Brazil</text:p>
          </table:table-cell>
          <table:table-cell table:number-columns-repeated="7"/>
          <table:table-cell office:value-type="string" calcext:value-type="string">
            <text:p>Revista Brasileira de Zoologia</text:p>
          </table:table-cell>
          <table:table-cell table:number-columns-repeated="3"/>
          <table:table-cell office:value-type="float" office:value="18" calcext:value-type="float">
            <text:p>18</text:p>
          </table:table-cell>
          <table:table-cell office:value-type="float" office:value="1" calcext:value-type="float">
            <text:p>1</text:p>
          </table:table-cell>
          <table:table-cell table:number-columns-repeated="2"/>
          <table:table-cell office:value-type="float" office:value="71" calcext:value-type="float">
            <text:p>71</text:p>
          </table:table-cell>
          <table:table-cell office:value-type="float" office:value="73" calcext:value-type="float">
            <text:p>73</text:p>
          </table:table-cell>
          <table:table-cell table:number-columns-repeated="4"/>
          <table:table-cell office:value-type="string" calcext:value-type="string">
            <text:p>Marco, 2001</text:p>
          </table:table-cell>
          <table:table-cell office:value-type="float" office:value="2001" calcext:value-type="float">
            <text:p>2001</text:p>
          </table:table-cell>
          <table:table-cell office:value-type="string" calcext:value-type="string">
            <text:p>The present work is the first report of Dardanus venosus (H. Milne Edwards, 1848) in Sao Paulo State and extends the range of this species in the western Atlantic farther to the south in the Brazilian region. A total of twenty two males (mean shield length: 7.56 +- 1.62 mm, 4.7 to 10.9 mm), and fifteen females (7.25 +- 2.53 mm, 4.3 to 14.5 min) were collected in 1987, 1998, 1999 and 2000 by scuba diving from three areas of Anchieta Island (23degree33'S, 45degree05'W) in the Ubatuba region, and south of Sao Sebastiao Island (23degree57.8'S, 45degree16'W), northern coast of Sao Paulo State. No ovigerous females were captured during the study period. Shells of eleven gastropod species were occupied by D. venosus: Astraea latispina (Philippi, 1844), A. olfersii (Philippi, 1846), A. phoebia Roding 1798, Calliostoma bullisi Clench and Turner 1960, Chicoreus tenuivaricosus (Dautzenberg, 1927), Cymatium parthenopeum (von Salis, 1793), Olivancillaria urceus (Roding, 1798), Phalium granulatum (Born, 1778), Stramonita haemastoma (Linnaeus, 1767), Strombus pugilis Linnaeus, 1758 and Zidona dufresnei (Donovan, 1823).</text:p>
          </table:table-cell>
          <table:table-cell table:number-columns-repeated="8"/>
          <table:table-cell office:value-type="float" office:value="7" calcext:value-type="float">
            <text:p>7</text:p>
          </table:table-cell>
          <table:table-cell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office:value-type="float" office:value="10" calcext:value-type="float">
            <text:p>10</text:p>
          </table:table-cell>
          <table:table-cell table:number-columns-repeated="2"/>
          <table:table-cell office:value-type="string" calcext:value-type="string">
            <text:p>0101-8175</text:p>
          </table:table-cell>
          <table:table-cell/>
          <table:table-cell office:value-type="string" calcext:value-type="string">
            <text:p>BIOABS:BACD200100221763</text:p>
          </table:table-cell>
          <table:table-cell table:number-columns-repeated="972"/>
        </table:table-row>
        <table:table-row table:style-name="ro1">
          <table:table-cell office:value-type="string" calcext:value-type="string">
            <text:p>J</text:p>
          </table:table-cell>
          <table:table-cell office:value-type="string" calcext:value-type="string">
            <text:p>Silva, Ana Paula Zampieri; Haddad, Celio F. B.; Kasahara, Sanae</text:p>
          </table:table-cell>
          <table:table-cell table:number-columns-repeated="3"/>
          <table:table-cell office:value-type="string" calcext:value-type="string">
            <text:p>Kasahara, Sanae/F-6725-2013</text:p>
          </table:table-cell>
          <table:table-cell table:number-columns-repeated="3"/>
          <table:table-cell office:value-type="string" calcext:value-type="string">
            <text:p>Cytogenetic analysis of Cycloramphus boraceiensis Heyer (Anura, Leptodactylidae)</text:p>
          </table:table-cell>
          <table:table-cell table:number-columns-repeated="7"/>
          <table:table-cell office:value-type="string" calcext:value-type="string">
            <text:p>Revista Brasileira de Zoologia</text:p>
          </table:table-cell>
          <table:table-cell table:number-columns-repeated="3"/>
          <table:table-cell office:value-type="float" office:value="18" calcext:value-type="float">
            <text:p>18</text:p>
          </table:table-cell>
          <table:table-cell office:value-type="float" office:value="1" calcext:value-type="float">
            <text:p>1</text:p>
          </table:table-cell>
          <table:table-cell table:number-columns-repeated="2"/>
          <table:table-cell office:value-type="float" office:value="111" calcext:value-type="float">
            <text:p>111</text:p>
          </table:table-cell>
          <table:table-cell office:value-type="float" office:value="115" calcext:value-type="float">
            <text:p>115</text:p>
          </table:table-cell>
          <table:table-cell table:number-columns-repeated="4"/>
          <table:table-cell office:value-type="string" calcext:value-type="string">
            <text:p>Marco, 2001</text:p>
          </table:table-cell>
          <table:table-cell office:value-type="float" office:value="2001" calcext:value-type="float">
            <text:p>2001</text:p>
          </table:table-cell>
          <table:table-cell office:value-type="string" calcext:value-type="string">
            <text:p>Cytogenetic studies on Cycloramphus boraceiensis Heyer, 1983 collected in Picinguaba, Ubatuba, State of Sao Paulo are presented. The species has 2n=26 karyotype formed by metacentrics, submetacentrics, and one telocentric pair which carries Ag-NORs. The C-banding patterns is also described.</text:p>
          </table:table-cell>
          <table:table-cell table:number-columns-repeated="8"/>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2"/>
          <table:table-cell office:value-type="string" calcext:value-type="string">
            <text:p>0101-8175</text:p>
          </table:table-cell>
          <table:table-cell/>
          <table:table-cell office:value-type="string" calcext:value-type="string">
            <text:p>BIOABS:BACD200100214985</text:p>
          </table:table-cell>
          <table:table-cell table:number-columns-repeated="972"/>
        </table:table-row>
        <table:table-row table:style-name="ro1">
          <table:table-cell office:value-type="string" calcext:value-type="string">
            <text:p>J</text:p>
          </table:table-cell>
          <table:table-cell office:value-type="string" calcext:value-type="string">
            <text:p>Sambatti, JBM; Martins, PS; Ando, A</text:p>
          </table:table-cell>
          <table:table-cell table:number-columns-repeated="7"/>
          <table:table-cell office:value-type="string" calcext:value-type="string">
            <text:p>Folk taxonomy and evolutionary dynamics of cassava: A case study in Ubatuba, Brazil</text:p>
          </table:table-cell>
          <table:table-cell table:number-columns-repeated="7"/>
          <table:table-cell office:value-type="string" calcext:value-type="string">
            <text:p>ECONOMIC BOTANY</text:p>
          </table:table-cell>
          <table:table-cell table:number-columns-repeated="3"/>
          <table:table-cell office:value-type="float" office:value="55" calcext:value-type="float">
            <text:p>55</text:p>
          </table:table-cell>
          <table:table-cell office:value-type="float" office:value="1" calcext:value-type="float">
            <text:p>1</text:p>
          </table:table-cell>
          <table:table-cell table:number-columns-repeated="2"/>
          <table:table-cell office:value-type="float" office:value="93" calcext:value-type="float">
            <text:p>93</text:p>
          </table:table-cell>
          <table:table-cell office:value-type="float" office:value="105" calcext:value-type="float">
            <text:p>105</text:p>
          </table:table-cell>
          <table:table-cell/>
          <table:table-cell office:value-type="string" calcext:value-type="string">
            <text:p>10.1007/BF02864549</text:p>
          </table:table-cell>
          <table:table-cell table:number-columns-repeated="2"/>
          <table:table-cell office:value-type="string" calcext:value-type="string">
            <text:p>JAN-MAR 2001</text:p>
          </table:table-cell>
          <table:table-cell office:value-type="float" office:value="2001" calcext:value-type="float">
            <text:p>2001</text:p>
          </table:table-cell>
          <table:table-cell office:value-type="string" calcext:value-type="string">
            <text:p>A survey was conducted of Caicara farmers from Ubatuba in the Brazilian coastland between Sao Paulo and Rio de Janeiro States regarding the folk-taxonomy for cassava (Manihot esculenta Crantz) landraces they cultivate and cassava evolutionary dynamics in swidden cultivation. The accuracy of their folk taxonomy was assessed. Cluster analysis was used to make comparisons between names given by the farmers to sampled individuals and their isozyme phenotypes obtained with four isozyme systems. Interviews with farmers were done and ethnobiological data collected. These farmers possess a loose taxonomic system and tend to underestimate cassava genetic diversity in their gardens. However, classification skills vary considerably among them. The accuracy of their taxonomy along with the results of interviews with farmers and ethnobiological data are discussed in light of a proposed evolutionary dynamics model for cultivated cassava and its ecology in tropical swidden cultivation.</text:p>
          </table:table-cell>
          <table:table-cell table:number-columns-repeated="8"/>
          <table:table-cell office:value-type="float" office:value="40" calcext:value-type="float">
            <text:p>40</text:p>
          </table:table-cell>
          <table:table-cell office:value-type="float" office:value="0" calcext:value-type="float">
            <text:p>0</text:p>
          </table:table-cell>
          <table:table-cell office:value-type="float" office:value="40" calcext:value-type="float">
            <text:p>40</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0013-0001</text:p>
          </table:table-cell>
          <table:table-cell/>
          <table:table-cell office:value-type="string" calcext:value-type="string">
            <text:p>WOS:000168300000011</text:p>
          </table:table-cell>
          <table:table-cell table:number-columns-repeated="972"/>
        </table:table-row>
        <table:table-row table:style-name="ro1">
          <table:table-cell office:value-type="string" calcext:value-type="string">
            <text:p>J</text:p>
          </table:table-cell>
          <table:table-cell office:value-type="string" calcext:value-type="string">
            <text:p>Valerio-Berardo, Maria Teresa; Flynn, Maurea Nicoletti; Wakabara, Yoko</text:p>
          </table:table-cell>
          <table:table-cell table:number-columns-repeated="7"/>
          <table:table-cell office:value-type="string" calcext:value-type="string">
            <text:p>Patterns of distribution based on the life style of amphipods from the sub-tropical shelf of Ubatuba, southeastern Brazil</text:p>
          </table:table-cell>
          <table:table-cell table:number-columns-repeated="7"/>
          <table:table-cell office:value-type="string" calcext:value-type="string">
            <text:p>Polskie Archiwum Hydrobiologii</text:p>
          </table:table-cell>
          <table:table-cell table:number-columns-repeated="3"/>
          <table:table-cell office:value-type="float" office:value="47" calcext:value-type="float">
            <text:p>47</text:p>
          </table:table-cell>
          <table:table-cell table:style-name="ce1" office:value-type="date" office:date-value="2015-04-03" calcext:value-type="date">
            <text:p>3/abr</text:p>
          </table:table-cell>
          <table:table-cell table:number-columns-repeated="2"/>
          <table:table-cell office:value-type="float" office:value="533" calcext:value-type="float">
            <text:p>533</text:p>
          </table:table-cell>
          <table:table-cell office:value-type="float" office:value="539" calcext:value-type="float">
            <text:p>539</text:p>
          </table:table-cell>
          <table:table-cell table:number-columns-repeated="4"/>
          <table:table-cell table:number-columns-repeated="2" office:value-type="float" office:value="2001" calcext:value-type="float">
            <text:p>2001</text:p>
          </table:table-cell>
          <table:table-cell office:value-type="string" calcext:value-type="string">
            <text:p>Through the classification of amphipods from of the Ubatuba off-shore region based on their life styles, three different assemblages could be established related to season and distance from the coast. The first assemblage was related to the inner shelf during summer and spring, it was characterized by the presence of amphipods of all possible life styles. The second assemblage was related to the outer shelf and was dominated by tube dwellers from the epifauna and infauna. The third assemblage related to the inner shelf during autumn and winter, it was dominated by burrowers. The seasonal variation observed in the inner shelf assemblage is possibly related to the disturbance processes brought by the passage of cold fronts, especially in winter.</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32-3764</text:p>
          </table:table-cell>
          <table:table-cell/>
          <table:table-cell office:value-type="string" calcext:value-type="string">
            <text:p>BIOABS:BACD200100338252</text:p>
          </table:table-cell>
          <table:table-cell table:number-columns-repeated="972"/>
        </table:table-row>
        <table:table-row table:style-name="ro1">
          <table:table-cell office:value-type="string" calcext:value-type="string">
            <text:p>J</text:p>
          </table:table-cell>
          <table:table-cell office:value-type="string" calcext:value-type="string">
            <text:p>Sinigaglia, Celso; Lopes, Maria E. B. M.; Almeida, Irene M. G.; Rodrigues Neto, Julio</text:p>
          </table:table-cell>
          <table:table-cell table:number-columns-repeated="7"/>
          <table:table-cell office:value-type="string" calcext:value-type="string">
            <text:p>Bacterial wilt of summer squash (Cucurbita pepo) caused by Ralstonia solanacearum in the State of Sao Paulo, Brazil</text:p>
          </table:table-cell>
          <table:table-cell table:number-columns-repeated="7"/>
          <table:table-cell office:value-type="string" calcext:value-type="string">
            <text:p>Summa Phytopathologica</text:p>
          </table:table-cell>
          <table:table-cell table:number-columns-repeated="3"/>
          <table:table-cell office:value-type="float" office:value="27" calcext:value-type="float">
            <text:p>27</text:p>
          </table:table-cell>
          <table:table-cell office:value-type="float" office:value="2" calcext:value-type="float">
            <text:p>2</text:p>
          </table:table-cell>
          <table:table-cell table:number-columns-repeated="2"/>
          <table:table-cell office:value-type="float" office:value="251" calcext:value-type="float">
            <text:p>251</text:p>
          </table:table-cell>
          <table:table-cell office:value-type="float" office:value="253" calcext:value-type="float">
            <text:p>253</text:p>
          </table:table-cell>
          <table:table-cell table:number-columns-repeated="4"/>
          <table:table-cell office:value-type="string" calcext:value-type="string">
            <text:p>Abril-Junho, 2001</text:p>
          </table:table-cell>
          <table:table-cell office:value-type="float" office:value="2001" calcext:value-type="float">
            <text:p>2001</text:p>
          </table:table-cell>
          <table:table-cell office:value-type="string" calcext:value-type="string">
            <text:p>A natural occurrence of Ralstonia solanacearum causing wilt in summer squash was observed in Brazil for the first time in the summer of 1999. The diseased plants were found in a commercial field located in the county of Ubatuba, State of Sao Paulo. R. solanacearum strains belong to race 1 biovar 1, and were pathogenic to tomato, potato, and pepper, but not to cucumber, tobacco and eucalyptus. Six commercial varieties of summer squash were also tested for bacterial wilt, and only one of them was considered moderately resistant.</text:p>
          </table:table-cell>
          <table:table-cell table:number-columns-repeated="8"/>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100-5405</text:p>
          </table:table-cell>
          <table:table-cell/>
          <table:table-cell office:value-type="string" calcext:value-type="string">
            <text:p>BIOABS:BACD200100358919</text:p>
          </table:table-cell>
          <table:table-cell table:number-columns-repeated="972"/>
        </table:table-row>
        <table:table-row table:style-name="ro1">
          <table:table-cell office:value-type="string" calcext:value-type="string">
            <text:p>J</text:p>
          </table:table-cell>
          <table:table-cell office:value-type="string" calcext:value-type="string">
            <text:p>Mantelatto, FLM; Fransozo, A</text:p>
          </table:table-cell>
          <table:table-cell table:number-columns-repeated="7"/>
          <table:table-cell office:value-type="string" calcext:value-type="string">
            <text:p>Brachyuran community in Ubatuba Bay, northern coast of Sao Paulo State, Brazil</text:p>
          </table:table-cell>
          <table:table-cell table:number-columns-repeated="7"/>
          <table:table-cell office:value-type="string" calcext:value-type="string">
            <text:p>JOURNAL OF SHELLFISH RESEARCH</text:p>
          </table:table-cell>
          <table:table-cell table:number-columns-repeated="3"/>
          <table:table-cell office:value-type="float" office:value="19" calcext:value-type="float">
            <text:p>19</text:p>
          </table:table-cell>
          <table:table-cell office:value-type="float" office:value="2" calcext:value-type="float">
            <text:p>2</text:p>
          </table:table-cell>
          <table:table-cell table:number-columns-repeated="2"/>
          <table:table-cell office:value-type="float" office:value="701" calcext:value-type="float">
            <text:p>701</text:p>
          </table:table-cell>
          <table:table-cell office:value-type="float" office:value="709" calcext:value-type="float">
            <text:p>709</text:p>
          </table:table-cell>
          <table:table-cell table:number-columns-repeated="4"/>
          <table:table-cell office:value-type="string" calcext:value-type="string">
            <text:p>DEC 2000</text:p>
          </table:table-cell>
          <table:table-cell office:value-type="float" office:value="2000" calcext:value-type="float">
            <text:p>2000</text:p>
          </table:table-cell>
          <table:table-cell office:value-type="string" calcext:value-type="string">
            <text:p>A bruchyuran crab assemblage from eight transacts at a non-consolidated sublittoral site in Ubatuba Bay was studied on a monthly basis from September 1995 to August 1996. Data about number of individuals of 50 species found and other information such as distribution of the dominant crabs are reported. The family Majidae was represented by 13 species, followed by Xanthidae (13), Portunidae (10), Leucosiidae (5), Calaphidae (2), Dromiidae (2), Parthenopidae (2), Goneplacidae (1), Pinnotharidne (1), and Ocvpodidae (1). The brachyuran taxocoenosis was dominated by Callinectes ornatus (60.4%), Callinectes danae (18.8%), and Hepatus pudibundus (7.7%). representing together 86.9% of the total number of collected brachyurans. The Shannon-Weaver diversity index ranged from 1.10 to 2.06 between transects, and from 1.33 to 2.22 between months, depending more on equitability than on richness.</text:p>
          </table:table-cell>
          <table:table-cell table:number-columns-repeated="8"/>
          <table:table-cell office:value-type="float" office:value="36" calcext:value-type="float">
            <text:p>36</text:p>
          </table:table-cell>
          <table:table-cell office:value-type="float" office:value="0" calcext:value-type="float">
            <text:p>0</text:p>
          </table:table-cell>
          <table:table-cell office:value-type="float" office:value="38" calcext:value-type="float">
            <text:p>38</text:p>
          </table:table-cell>
          <table:table-cell office:value-type="float" office:value="14" calcext:value-type="float">
            <text:p>14</text:p>
          </table:table-cell>
          <table:table-cell office:value-type="float" office:value="41" calcext:value-type="float">
            <text:p>41</text:p>
          </table:table-cell>
          <table:table-cell table:number-columns-repeated="2"/>
          <table:table-cell office:value-type="string" calcext:value-type="string">
            <text:p>0730-8000</text:p>
          </table:table-cell>
          <table:table-cell/>
          <table:table-cell office:value-type="string" calcext:value-type="string">
            <text:p>WOS:000166380100002</text:p>
          </table:table-cell>
          <table:table-cell table:number-columns-repeated="972"/>
        </table:table-row>
        <table:table-row table:style-name="ro1">
          <table:table-cell office:value-type="string" calcext:value-type="string">
            <text:p>J</text:p>
          </table:table-cell>
          <table:table-cell office:value-type="string" calcext:value-type="string">
            <text:p>Valerio-Berardo, Maria Teresa; Flynn, Maurea Nicoletti; Wakabara, Yoko</text:p>
          </table:table-cell>
          <table:table-cell table:number-columns-repeated="7"/>
          <table:table-cell office:value-type="string" calcext:value-type="string">
            <text:p>Density and diversity patterns of a shelf amphipoda taxocoenosis in Ubatuba, Southeastern Brazil</text:p>
          </table:table-cell>
          <table:table-cell table:number-columns-repeated="7"/>
          <table:table-cell office:value-type="string" calcext:value-type="string">
            <text:p>Oceanides</text:p>
          </table:table-cell>
          <table:table-cell table:number-columns-repeated="3"/>
          <table:table-cell office:value-type="float" office:value="15" calcext:value-type="float">
            <text:p>15</text:p>
          </table:table-cell>
          <table:table-cell office:value-type="float" office:value="2" calcext:value-type="float">
            <text:p>2</text:p>
          </table:table-cell>
          <table:table-cell table:number-columns-repeated="2"/>
          <table:table-cell office:value-type="float" office:value="117" calcext:value-type="float">
            <text:p>117</text:p>
          </table:table-cell>
          <table:table-cell office:value-type="float" office:value="127" calcext:value-type="float">
            <text:p>127</text:p>
          </table:table-cell>
          <table:table-cell table:number-columns-repeated="4"/>
          <table:table-cell office:value-type="string" calcext:value-type="string">
            <text:p>Diciembre, 2000</text:p>
          </table:table-cell>
          <table:table-cell office:value-type="float" office:value="2000" calcext:value-type="float">
            <text:p>2000</text:p>
          </table:table-cell>
          <table:table-cell office:value-type="string" calcext:value-type="string">
            <text:p>The pattern of variation of two structural variables, density and diversity, of the taxocoenosis Amphipoda was described and analyzed in relation to several environmental factors. The amphipod fauna was surveyed at 18 stations located between 10 and 120 m in depth over the continental shelf of Ubatuba, Sao Paulo State, Southeastern Brazil. The samples were taken seasonally from October 1985 to July 1986. A total of 2918 amphipods belonging to 42 species was sampled. Amphipod assemblages from the outer shelf presented higher values of density and diversity. In contrast, the lowest values were presented by the southern inner shelf assemblage The results suggested that the pattern of diversity and density presented by the amphipod assemblages in the area is strongly influenced by sediment factors such as silt content and sorting coefficient and hydrological variables such as temperature.</text:p>
          </table:table-cell>
          <table:table-cell table:number-columns-repeated="8"/>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1560-8433</text:p>
          </table:table-cell>
          <table:table-cell/>
          <table:table-cell office:value-type="string" calcext:value-type="string">
            <text:p>BIOABS:BACD200100263625</text:p>
          </table:table-cell>
          <table:table-cell table:number-columns-repeated="972"/>
        </table:table-row>
        <table:table-row table:style-name="ro1">
          <table:table-cell office:value-type="string" calcext:value-type="string">
            <text:p>J</text:p>
          </table:table-cell>
          <table:table-cell office:value-type="string" calcext:value-type="string">
            <text:p>Pinheiro, Marcelo Antonio Amaro; Taddei, Fabiano Gazzi</text:p>
          </table:table-cell>
          <table:table-cell table:number-columns-repeated="7"/>
          <table:table-cell office:value-type="string" calcext:value-type="string">
            <text:p>Chromatic alteration in Arenaeus cribrarius (Lamarck) (Crustacea, Portunidae): An indicator of sexual maturity</text:p>
          </table:table-cell>
          <table:table-cell table:number-columns-repeated="7"/>
          <table:table-cell office:value-type="string" calcext:value-type="string">
            <text:p>Revista Brasileira de Zoologia</text:p>
          </table:table-cell>
          <table:table-cell table:number-columns-repeated="3"/>
          <table:table-cell office:value-type="float" office:value="17" calcext:value-type="float">
            <text:p>17</text:p>
          </table:table-cell>
          <table:table-cell office:value-type="float" office:value="4" calcext:value-type="float">
            <text:p>4</text:p>
          </table:table-cell>
          <table:table-cell table:number-columns-repeated="2"/>
          <table:table-cell office:value-type="float" office:value="945" calcext:value-type="float">
            <text:p>945</text:p>
          </table:table-cell>
          <table:table-cell office:value-type="float" office:value="951" calcext:value-type="float">
            <text:p>951</text:p>
          </table:table-cell>
          <table:table-cell table:number-columns-repeated="4"/>
          <table:table-cell office:value-type="string" calcext:value-type="string">
            <text:p>Dezembro, 2000</text:p>
          </table:table-cell>
          <table:table-cell office:value-type="float" office:value="2000" calcext:value-type="float">
            <text:p>2000</text:p>
          </table:table-cell>
          <table:table-cell office:value-type="string" calcext:value-type="string">
            <text:p>Some individuals of the species Arenaeus cribrarius (Lamarck, 1818) bear a characteristic pink abdomen, which is notably different from the usual white coloration. The incidence of this chromatic alteration was determined for a single population and its relation with other individual variables were examined. The individuals were monthly collected from May, 1991 to April, 1993, in Ubatuba, Sao Paulo, with the aid of a shrimp fishery boat provided with double-rig trawling nets. All specimens were sexed, measured (CW = carapace width), distributed in 10-mm size classes and classified according to growth phase (juvenile and adult), molting condition and development stage of gonads. The occurrence of pink-colored morphs was also recorded. From a total of 2,096 collected individuals, only 60 females (nine of those ovigerous) presented a pink-colored abdomen, which represents 2.9% of the whole sample and 5.2% of the females. Almost all of them were intermolt individuals (96.6%) and 63.3% showed mature gonads. According to published data, size at the onset of functional maturity in A. cribrarius females is around 60 mm CW, from which the incidence of pink morphs and ovigerous crabs were recorded. The obtained results suggest that such a chromatic alteration is associated to sexual maturity in these females. This characteristic may enhance the attraction potential for mating, shortly after the puberty molt.</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0101-8175</text:p>
          </table:table-cell>
          <table:table-cell/>
          <table:table-cell office:value-type="string" calcext:value-type="string">
            <text:p>BIOABS:BACD200100101021</text:p>
          </table:table-cell>
          <table:table-cell table:number-columns-repeated="972"/>
        </table:table-row>
        <table:table-row table:style-name="ro1">
          <table:table-cell office:value-type="string" calcext:value-type="string">
            <text:p>J</text:p>
          </table:table-cell>
          <table:table-cell office:value-type="string" calcext:value-type="string">
            <text:p>Pinheiro, MAA; Terceiro, OSL</text:p>
          </table:table-cell>
          <table:table-cell table:number-columns-repeated="3"/>
          <table:table-cell office:value-type="string" calcext:value-type="string">
            <text:p>Pinheiro, Marcelo/E-7462-2012</text:p>
          </table:table-cell>
          <table:table-cell office:value-type="string" calcext:value-type="string">
            <text:p>Pinheiro, Marcelo/0000-0003-0758-5526</text:p>
          </table:table-cell>
          <table:table-cell table:number-columns-repeated="2"/>
          <table:table-cell office:value-type="string" calcext:value-type="string">
            <text:p>Fecundity and reproductive output of the speckled swimming crab Arenacus cribrarius (Lamarck, 1818) (Brachyura, Portunidae)</text:p>
          </table:table-cell>
          <table:table-cell table:number-columns-repeated="4"/>
          <table:table-cell office:value-type="float" office:value="9" calcext:value-type="float">
            <text:p>9</text:p>
          </table:table-cell>
          <table:table-cell table:number-columns-repeated="2"/>
          <table:table-cell office:value-type="string" calcext:value-type="string">
            <text:p>CRUSTACEANA</text:p>
          </table:table-cell>
          <table:table-cell table:number-columns-repeated="3"/>
          <table:table-cell office:value-type="float" office:value="73" calcext:value-type="float">
            <text:p>73</text:p>
          </table:table-cell>
          <table:table-cell table:number-columns-repeated="3"/>
          <table:table-cell office:value-type="float" office:value="1121" calcext:value-type="float">
            <text:p>1121</text:p>
          </table:table-cell>
          <table:table-cell office:value-type="float" office:value="1137" calcext:value-type="float">
            <text:p>1137</text:p>
          </table:table-cell>
          <table:table-cell/>
          <table:table-cell office:value-type="string" calcext:value-type="string">
            <text:p>10.1163/156854000505128</text:p>
          </table:table-cell>
          <table:table-cell table:number-columns-repeated="2"/>
          <table:table-cell table:style-name="ce2" office:value-type="date" office:date-value="2000-11-01" calcext:value-type="date">
            <text:p>nov/00</text:p>
          </table:table-cell>
          <table:table-cell office:value-type="float" office:value="2000" calcext:value-type="float">
            <text:p>2000</text:p>
          </table:table-cell>
          <table:table-cell office:value-type="string" calcext:value-type="string">
            <text:p>Areanaeus cribrarius females were collected over a 12-month period with otter-trawl nets in the Ubatuba littoral zone, Brazil. Ovigerous individuals were measured (CW = carapace width excluding lateral spines) and weighed (WW = wet weight). Each egg brood was weighed (WE = wet weight), dried, and the number of eggs (EN) counted. Scatterplots from EN/CW, EN/WW, and EN/WE were submitted to regression analyses. Mean relative fecundity ((F) over bar') was calculated in each month/season to assess seasonal variation of reproductive intensity. The number of eggs showed a positive correlation with CW, WW, and WE. Fecundity of A. cribrarius ranged from 135,210 to 682,156 eggs, intermediate in comparison with other portunids. Fecundity in Portunidae is typically high; lower values are found in Polybiinae and higher ones in Portuninae. Mean fecundity did not reveal significant differences over months and seasons, but reproductive activity tended to be more intense in summer and winter, a phenomenon related to reduced temperature oscillations as found in subtropical regions.</text:p>
          </table:table-cell>
          <table:table-cell table:number-columns-repeated="8"/>
          <table:table-cell office:value-type="float" office:value="21" calcext:value-type="float">
            <text:p>21</text:p>
          </table:table-cell>
          <table:table-cell office:value-type="float" office:value="0" calcext:value-type="float">
            <text:p>0</text:p>
          </table:table-cell>
          <table:table-cell office:value-type="float" office:value="21" calcext:value-type="float">
            <text:p>21</text:p>
          </table:table-cell>
          <table:table-cell office:value-type="float" office:value="6" calcext:value-type="float">
            <text:p>6</text:p>
          </table:table-cell>
          <table:table-cell office:value-type="float" office:value="24" calcext:value-type="float">
            <text:p>24</text:p>
          </table:table-cell>
          <table:table-cell table:number-columns-repeated="2"/>
          <table:table-cell office:value-type="string" calcext:value-type="string">
            <text:p>0011-216X</text:p>
          </table:table-cell>
          <table:table-cell/>
          <table:table-cell office:value-type="string" calcext:value-type="string">
            <text:p>WOS:000166405700006</text:p>
          </table:table-cell>
          <table:table-cell table:number-columns-repeated="972"/>
        </table:table-row>
        <table:table-row table:style-name="ro1">
          <table:table-cell office:value-type="string" calcext:value-type="string">
            <text:p>J</text:p>
          </table:table-cell>
          <table:table-cell office:value-type="string" calcext:value-type="string">
            <text:p>da Costa, RC; Fransozo, A; Mantelatto, FLM; Castro, RH</text:p>
          </table:table-cell>
          <table:table-cell table:number-columns-repeated="7"/>
          <table:table-cell office:value-type="string" calcext:value-type="string">
            <text:p>Occurrence of shrimp species (Crustacea : Decapoda : Natantia : Penaeidea and Caridea) in Ubatuba Bay, Ubatuba, SP, Brazil</text:p>
          </table:table-cell>
          <table:table-cell table:number-columns-repeated="7"/>
          <table:table-cell office:value-type="string" calcext:value-type="string">
            <text:p>PROCEEDINGS OF THE BIOLOGICAL SOCIETY OF WASHINGTON</text:p>
          </table:table-cell>
          <table:table-cell table:number-columns-repeated="3"/>
          <table:table-cell office:value-type="float" office:value="113" calcext:value-type="float">
            <text:p>113</text:p>
          </table:table-cell>
          <table:table-cell office:value-type="float" office:value="3" calcext:value-type="float">
            <text:p>3</text:p>
          </table:table-cell>
          <table:table-cell table:number-columns-repeated="2"/>
          <table:table-cell office:value-type="float" office:value="776" calcext:value-type="float">
            <text:p>776</text:p>
          </table:table-cell>
          <table:table-cell office:value-type="float" office:value="781" calcext:value-type="float">
            <text:p>781</text:p>
          </table:table-cell>
          <table:table-cell table:number-columns-repeated="4"/>
          <table:table-cell office:value-type="string" calcext:value-type="string">
            <text:p>NOV 1 2000</text:p>
          </table:table-cell>
          <table:table-cell office:value-type="float" office:value="2000" calcext:value-type="float">
            <text:p>2000</text:p>
          </table:table-cell>
          <table:table-cell office:value-type="string" calcext:value-type="string">
            <text:p>The species composition of Penaeidea and Caridea shrimp was studied in Ubatuba Bay, Sao Paulo, Brazil. Samples were taken monthly from September 1995 to August 1996, using two double-rig trawling nets. A total of 21 marine shrimps species were obtained, belonging to eight families. Sergestoids were represented by a single species of Sergestidae, while penaeoids comprised three families, Penaeidae, Sicyoniidae and Solenoceridae. Caridea shrimps belonged to two superfamilies, the Palaemonoidea, represented by Palaemonidae; and Alpheoidea by three families, Alpheidae, Ogyrididae and Hippolytidae. Sicyonia laevigata Stimpson, 1871 and Nematopalaemon schmitti (Holthuis, 1950) represent first records in Sao Paulo State, Brazil.</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006-324X</text:p>
          </table:table-cell>
          <table:table-cell/>
          <table:table-cell office:value-type="string" calcext:value-type="string">
            <text:p>WOS:000165285300019</text:p>
          </table:table-cell>
          <table:table-cell table:number-columns-repeated="972"/>
        </table:table-row>
        <table:table-row table:style-name="ro1">
          <table:table-cell office:value-type="string" calcext:value-type="string">
            <text:p>J</text:p>
          </table:table-cell>
          <table:table-cell office:value-type="string" calcext:value-type="string">
            <text:p>Mantelatto, FLM; Garcia, RB</text:p>
          </table:table-cell>
          <table:table-cell table:number-columns-repeated="7"/>
          <table:table-cell office:value-type="string" calcext:value-type="string">
            <text:p>Shell utilization pattern of the hermit crab Calcinus tibicen (Diogenidae) from southern Brazil</text:p>
          </table:table-cell>
          <table:table-cell table:number-columns-repeated="7"/>
          <table:table-cell office:value-type="string" calcext:value-type="string">
            <text:p>JOURNAL OF CRUSTACEAN BIOLOGY</text:p>
          </table:table-cell>
          <table:table-cell table:number-columns-repeated="3"/>
          <table:table-cell office:value-type="float" office:value="20" calcext:value-type="float">
            <text:p>20</text:p>
          </table:table-cell>
          <table:table-cell office:value-type="float" office:value="3" calcext:value-type="float">
            <text:p>3</text:p>
          </table:table-cell>
          <table:table-cell table:number-columns-repeated="2"/>
          <table:table-cell office:value-type="float" office:value="460" calcext:value-type="float">
            <text:p>460</text:p>
          </table:table-cell>
          <table:table-cell office:value-type="float" office:value="467" calcext:value-type="float">
            <text:p>467</text:p>
          </table:table-cell>
          <table:table-cell/>
          <table:table-cell office:value-type="string" calcext:value-type="string">
            <text:p>10.1651/0278-0372(2000)020[0460:SUPOTH]2.0.CO;2</text:p>
          </table:table-cell>
          <table:table-cell table:number-columns-repeated="2"/>
          <table:table-cell office:value-type="string" calcext:value-type="string">
            <text:p>AUG 2000</text:p>
          </table:table-cell>
          <table:table-cell office:value-type="float" office:value="2000" calcext:value-type="float">
            <text:p>2000</text:p>
          </table:table-cell>
          <table:table-cell office:value-type="string" calcext:value-type="string">
            <text:p>The purpose of this study was to determine the shell utilization pattern of Calcinus tibicen using the percentage of the different shell types that were occupied, the morphometric relationship between hermit crabs and occupied shells, as well as shell availability based on the empty shells and living gastropods observed. Specimens were collected at two-month intervals from January to November 1998 along the rocky shore of Praia Grande, Ubatuba, using a specific methodology adapted to the irregular surface of the area. Of 1,069 shells collected, empty shells were less frequent (4.11%) than shells occupied by either hermit crabs (23.11%) or living gastropods (72.78%). A total of 247 hermit crabs were captured occupying seven of the twelve shell species collected in the field. Only Stramonita haemastoma was occupied in significant numbers (71.26%); There was a differential shell utilization pattern between sexes; males were most abundant in S. haemastoma shells while the ovigerous females occupied Leucozonia nassa. Regression analysis showed a close correlation between the dimensions of the crabs and the utilized shells. In this study, shell occupation by C. tibicen varied as a function of shell type availability, with intraspecific differences in occupation patterns also occurring.</text:p>
          </table:table-cell>
          <table:table-cell table:number-columns-repeated="8"/>
          <table:table-cell office:value-type="float" office:value="24" calcext:value-type="float">
            <text:p>24</text:p>
          </table:table-cell>
          <table:table-cell office:value-type="float" office:value="1" calcext:value-type="float">
            <text:p>1</text:p>
          </table:table-cell>
          <table:table-cell office:value-type="float" office:value="23" calcext:value-type="float">
            <text:p>23</text:p>
          </table:table-cell>
          <table:table-cell office:value-type="float" office:value="7" calcext:value-type="float">
            <text:p>7</text:p>
          </table:table-cell>
          <table:table-cell office:value-type="float" office:value="26" calcext:value-type="float">
            <text:p>26</text:p>
          </table:table-cell>
          <table:table-cell table:number-columns-repeated="2"/>
          <table:table-cell office:value-type="string" calcext:value-type="string">
            <text:p>0278-0372</text:p>
          </table:table-cell>
          <table:table-cell/>
          <table:table-cell office:value-type="string" calcext:value-type="string">
            <text:p>WOS:000088620600005</text:p>
          </table:table-cell>
          <table:table-cell table:number-columns-repeated="972"/>
        </table:table-row>
        <table:table-row table:style-name="ro1">
          <table:table-cell office:value-type="string" calcext:value-type="string">
            <text:p>J</text:p>
          </table:table-cell>
          <table:table-cell office:value-type="string" calcext:value-type="string">
            <text:p>Bertini, G; Fransozo, A</text:p>
          </table:table-cell>
          <table:table-cell table:number-columns-repeated="7"/>
          <table:table-cell office:value-type="string" calcext:value-type="string">
            <text:p>Patterns of shell utilization in Petrochirus diogenes (Decapoda, Anomura, Diogenidae) in the Ubatuba region, Sao Paulo, Brazil</text:p>
          </table:table-cell>
          <table:table-cell table:number-columns-repeated="7"/>
          <table:table-cell office:value-type="string" calcext:value-type="string">
            <text:p>JOURNAL OF CRUSTACEAN BIOLOGY</text:p>
          </table:table-cell>
          <table:table-cell table:number-columns-repeated="3"/>
          <table:table-cell office:value-type="float" office:value="20" calcext:value-type="float">
            <text:p>20</text:p>
          </table:table-cell>
          <table:table-cell office:value-type="float" office:value="3" calcext:value-type="float">
            <text:p>3</text:p>
          </table:table-cell>
          <table:table-cell table:number-columns-repeated="2"/>
          <table:table-cell office:value-type="float" office:value="468" calcext:value-type="float">
            <text:p>468</text:p>
          </table:table-cell>
          <table:table-cell office:value-type="float" office:value="473" calcext:value-type="float">
            <text:p>473</text:p>
          </table:table-cell>
          <table:table-cell/>
          <table:table-cell office:value-type="string" calcext:value-type="string">
            <text:p>10.1651/0278-0372(2000)020[0468:POSUIP]2.0.CO;2</text:p>
          </table:table-cell>
          <table:table-cell table:number-columns-repeated="2"/>
          <table:table-cell office:value-type="string" calcext:value-type="string">
            <text:p>AUG 2000</text:p>
          </table:table-cell>
          <table:table-cell office:value-type="float" office:value="2000" calcext:value-type="float">
            <text:p>2000</text:p>
          </table:table-cell>
          <table:table-cell office:value-type="string" calcext:value-type="string">
            <text:p>The objective of this study is to investigate the patterns of shell utilization in Petrochirus diogenes in the Ubatuba region, SP, Brazil. Hermit crabs were obtained from 1993 to 1996 with the aid of a shrimp fishery boat equipped with two double-rigged trawling nets. Shells were identified and weighed, and their maximum aperture width was measured. Hermit crabs were weighed, and their shield length was recorded. A total of 634 P. diogenes specimens, occupying shells of 12 gastropod species, was obtained. The shells of Tonna galea, Zidona dufresnei and Strombus pugilis were the most frequently occupied, the first marked by its larger aperture width and lower average weight. Small hermit crabs inhabited a wide variety of gastropod shells due to their higher availability. However, the utilization of T. galea shells became predominant as the crabs attained larger sizes. Differences in weight and aperture width are known to encourage certain shell utilization patterns and may affect growth and reproduction of hermit crabs.</text:p>
          </table:table-cell>
          <table:table-cell table:number-columns-repeated="8"/>
          <table:table-cell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7" calcext:value-type="float">
            <text:p>7</text:p>
          </table:table-cell>
          <table:table-cell office:value-type="float" office:value="15" calcext:value-type="float">
            <text:p>15</text:p>
          </table:table-cell>
          <table:table-cell table:number-columns-repeated="2"/>
          <table:table-cell office:value-type="string" calcext:value-type="string">
            <text:p>0278-0372</text:p>
          </table:table-cell>
          <table:table-cell/>
          <table:table-cell office:value-type="string" calcext:value-type="string">
            <text:p>WOS:000088620600006</text:p>
          </table:table-cell>
          <table:table-cell table:number-columns-repeated="972"/>
        </table:table-row>
        <table:table-row table:style-name="ro1">
          <table:table-cell office:value-type="string" calcext:value-type="string">
            <text:p>J</text:p>
          </table:table-cell>
          <table:table-cell office:value-type="string" calcext:value-type="string">
            <text:p>Reigada, A. L. D.; Negreiros-Fransozo, M. L.</text:p>
          </table:table-cell>
          <table:table-cell table:number-columns-repeated="7"/>
          <table:table-cell office:value-type="string" calcext:value-type="string">
            <text:p>Reproductive cycle of Hepatus pudibundus (Herbst, 1785) (Crustacea, Decapoda, Calappidae) in Ubatuba, SP, Brazil</text:p>
          </table:table-cell>
          <table:table-cell table:number-columns-repeated="7"/>
          <table:table-cell office:value-type="string" calcext:value-type="string">
            <text:p>Revista Brasileira de Biologia</text:p>
          </table:table-cell>
          <table:table-cell table:number-columns-repeated="3"/>
          <table:table-cell office:value-type="float" office:value="60" calcext:value-type="float">
            <text:p>60</text:p>
          </table:table-cell>
          <table:table-cell office:value-type="float" office:value="3" calcext:value-type="float">
            <text:p>3</text:p>
          </table:table-cell>
          <table:table-cell table:number-columns-repeated="2"/>
          <table:table-cell office:value-type="float" office:value="483" calcext:value-type="float">
            <text:p>483</text:p>
          </table:table-cell>
          <table:table-cell office:value-type="float" office:value="491" calcext:value-type="float">
            <text:p>491</text:p>
          </table:table-cell>
          <table:table-cell table:number-columns-repeated="4"/>
          <table:table-cell office:value-type="string" calcext:value-type="string">
            <text:p>Agosto, 2000</text:p>
          </table:table-cell>
          <table:table-cell office:value-type="float" office:value="2000" calcext:value-type="float">
            <text:p>2000</text:p>
          </table:table-cell>
          <table:table-cell office:value-type="string" calcext:value-type="string">
            <text:p>This study aimed to analyze the reproductive cycle of the crab Hepatus pudibundus (Herbst, 1785). The crabs were collected in Ubatuba, SP (23degree26'S and 45degree02'W) monthly from the July, 1992 to June, 1993. Samplings were performed with an "otter trawl". In the laboratory the crabs were numbered, sexed and measured for their maximum carapace width. The gonad developmental stage and the moult stage were also macroscopically registered. In all sampled months ovigerous females and crabs in both sexes with developed gonad were observed. Moult activity in all size classes was verified. Such fact indicates that this species can suffer moult process after their maturity. In despite of temperature being pointed a one of the most important ecological factor in the reproductive biology of aquatic animals, it was verified any relation between water temperature and ovigerous ratio. The oscillations of the environmental factors in the Ubatuba region sea probably were not enough to alter the continuity of the physiological processes related to H. pudibundus reproduction.</text:p>
          </table:table-cell>
          <table:table-cell table:number-columns-repeated="8"/>
          <table:table-cell office:value-type="float" office:value="10" calcext:value-type="float">
            <text:p>10</text:p>
          </table:table-cell>
          <table:table-cell office:value-type="float" office:value="0" calcext:value-type="float">
            <text:p>0</text:p>
          </table:table-cell>
          <table:table-cell office:value-type="float" office:value="11" calcext:value-type="float">
            <text:p>11</text:p>
          </table:table-cell>
          <table:table-cell office:value-type="float" office:value="2" calcext:value-type="float">
            <text:p>2</text:p>
          </table:table-cell>
          <table:table-cell office:value-type="float" office:value="11" calcext:value-type="float">
            <text:p>11</text:p>
          </table:table-cell>
          <table:table-cell table:number-columns-repeated="2"/>
          <table:table-cell office:value-type="string" calcext:value-type="string">
            <text:p>0034-7108</text:p>
          </table:table-cell>
          <table:table-cell/>
          <table:table-cell office:value-type="string" calcext:value-type="string">
            <text:p>BIOABS:BACD200000316839</text:p>
          </table:table-cell>
          <table:table-cell office:value-type="float" office:value="11188874" calcext:value-type="float">
            <text:p>11188874</text:p>
          </table:table-cell>
          <table:table-cell table:number-columns-repeated="971"/>
        </table:table-row>
        <table:table-row table:style-name="ro1">
          <table:table-cell office:value-type="string" calcext:value-type="string">
            <text:p>J</text:p>
          </table:table-cell>
          <table:table-cell office:value-type="string" calcext:value-type="string">
            <text:p>de Goes, Joao Marcos; Fransozo, Adilson</text:p>
          </table:table-cell>
          <table:table-cell table:number-columns-repeated="7"/>
          <table:table-cell office:value-type="string" calcext:value-type="string">
            <text:p>Sex ratio analysis in Eriphia gonagra (Decapoda, Xanthidae)</text:p>
          </table:table-cell>
          <table:table-cell table:number-columns-repeated="7"/>
          <table:table-cell office:value-type="string" calcext:value-type="string">
            <text:p>Iheringia Serie Zoologia</text:p>
          </table:table-cell>
          <table:table-cell table:number-columns-repeated="4"/>
          <table:table-cell office:value-type="float" office:value="88" calcext:value-type="float">
            <text:p>88</text:p>
          </table:table-cell>
          <table:table-cell table:number-columns-repeated="2"/>
          <table:table-cell office:value-type="float" office:value="151" calcext:value-type="float">
            <text:p>151</text:p>
          </table:table-cell>
          <table:table-cell office:value-type="float" office:value="157" calcext:value-type="float">
            <text:p>157</text:p>
          </table:table-cell>
          <table:table-cell table:number-columns-repeated="4"/>
          <table:table-cell table:style-name="ce4" office:value-type="date" office:date-value="2000-05-31" calcext:value-type="date">
            <text:p>31/mai/00</text:p>
          </table:table-cell>
          <table:table-cell office:value-type="float" office:value="2000" calcext:value-type="float">
            <text:p>2000</text:p>
          </table:table-cell>
          <table:table-cell office:value-type="string" calcext:value-type="string">
            <text:p>The sex ratio of Eriphia gonagra (Fabricius, 1781) by estimating the proportions of both sexes within a population was determined and discussed with other brachyuran species. Crabs were monthly collected from January to December of 1993, 1994, 1996 and 1997 at a rocky shore of Praia Grande, Ubatuba, Sao Paulo, Brazil. Sex ratio was 0.86:1 in 1993; 1.08:1 in 1994 and, 0.90:1 in 1996 and 1997. In each year, significant differences among months or size classes were absent in most cases (p&gt;0.05). This may be an outcome of unbiased sampling, which is expected in data drawn from populations inhabiting discrete areas such as rocky shores. It is suggested that overall sex ratio for brachyurans tends to 1:1. Departures from this ratio may be related to certain sampling procedures and to selecting inadequate sampling area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73-4721</text:p>
          </table:table-cell>
          <table:table-cell/>
          <table:table-cell office:value-type="string" calcext:value-type="string">
            <text:p>BIOABS:BACD200000268797</text:p>
          </table:table-cell>
          <table:table-cell table:number-columns-repeated="972"/>
        </table:table-row>
        <table:table-row table:style-name="ro1">
          <table:table-cell office:value-type="string" calcext:value-type="string">
            <text:p>J</text:p>
          </table:table-cell>
          <table:table-cell office:value-type="string" calcext:value-type="string">
            <text:p>Avelar, WEP; Mantelatto, FLM; Tomazelli, AC; Silva, DML; Shuhama, T; Lopes, JLC</text:p>
          </table:table-cell>
          <table:table-cell table:number-columns-repeated="3"/>
          <table:table-cell office:value-type="string" calcext:value-type="string">
            <text:p>Silva, Daniela/G-3563-2012; Callegari Lopes, Joao /F-5982-2013</text:p>
          </table:table-cell>
          <table:table-cell table:number-columns-repeated="3"/>
          <table:table-cell office:value-type="string" calcext:value-type="string">
            <text:p>The marine mussel Perna perna (Mollusca, Bivalvia, Mytilidae) as an indicator of contamination by heavy metals in the Ubatuba Bay, Sao Paulo, Brazil</text:p>
          </table:table-cell>
          <table:table-cell table:number-columns-repeated="7"/>
          <table:table-cell office:value-type="string" calcext:value-type="string">
            <text:p>WATER AIR AND SOIL POLLUTION</text:p>
          </table:table-cell>
          <table:table-cell table:number-columns-repeated="3"/>
          <table:table-cell office:value-type="float" office:value="118" calcext:value-type="float">
            <text:p>118</text:p>
          </table:table-cell>
          <table:table-cell table:style-name="ce1" office:value-type="date" office:date-value="2015-02-01" calcext:value-type="date">
            <text:p>1/fev</text:p>
          </table:table-cell>
          <table:table-cell table:number-columns-repeated="2"/>
          <table:table-cell office:value-type="float" office:value="65" calcext:value-type="float">
            <text:p>65</text:p>
          </table:table-cell>
          <table:table-cell office:value-type="float" office:value="72" calcext:value-type="float">
            <text:p>72</text:p>
          </table:table-cell>
          <table:table-cell/>
          <table:table-cell office:value-type="string" calcext:value-type="string">
            <text:p>10.1023/A:1005109801683</text:p>
          </table:table-cell>
          <table:table-cell table:number-columns-repeated="2"/>
          <table:table-cell office:value-type="string" calcext:value-type="string">
            <text:p>FEB 2000</text:p>
          </table:table-cell>
          <table:table-cell office:value-type="float" office:value="2000" calcext:value-type="float">
            <text:p>2000</text:p>
          </table:table-cell>
          <table:table-cell office:value-type="string" calcext:value-type="string">
            <text:p>Heavy metal levels were determined in marine mussels Perna perna collected from Ubatuba Bay, northern coast of the State of Sao Paulo, Brazil, during the period from January to October 1995. The objective of the present study was to analyze the seasonal concentrations of some metals of toxicological interest (Cd, Cu, Cr, Pb and Zn) in Ubatuba Bay using the bivalve Perna perna (Linnaeus, 1758) as a biological monitor. Collections were performed at three month intervals at Itagua beach. In the laboratory, the frozen specimens were thawed at room temperature, removed from their shells, partially dried on filter paper, weighed and individually submitted to acid digestion with sulfuric acid and hidrogen peroxide. The analyses for the detection of Cd, Cu, Cr, Pb and Zn were carried out by flame atomic absorption spectrophotometer. The results showed higher metal accumulation during July. The values detected for Pb and Cr were relatively high in all seasons, especially in January and July (vacation periods) in Ubatuba Bay, with the consequent risk of contamination by mussel ingestion for the local population and for tourists from other regions.</text:p>
          </table:table-cell>
          <table:table-cell table:number-columns-repeated="8"/>
          <table:table-cell office:value-type="float" office:value="23" calcext:value-type="float">
            <text:p>23</text:p>
          </table:table-cell>
          <table:table-cell office:value-type="float" office:value="0" calcext:value-type="float">
            <text:p>0</text:p>
          </table:table-cell>
          <table:table-cell office:value-type="float" office:value="18" calcext:value-type="float">
            <text:p>18</text:p>
          </table:table-cell>
          <table:table-cell office:value-type="float" office:value="3" calcext:value-type="float">
            <text:p>3</text:p>
          </table:table-cell>
          <table:table-cell office:value-type="float" office:value="24" calcext:value-type="float">
            <text:p>24</text:p>
          </table:table-cell>
          <table:table-cell table:number-columns-repeated="2"/>
          <table:table-cell office:value-type="string" calcext:value-type="string">
            <text:p>0049-6979</text:p>
          </table:table-cell>
          <table:table-cell/>
          <table:table-cell office:value-type="string" calcext:value-type="string">
            <text:p>WOS:000085313800006</text:p>
          </table:table-cell>
          <table:table-cell table:number-columns-repeated="972"/>
        </table:table-row>
        <table:table-row table:style-name="ro1">
          <table:table-cell office:value-type="string" calcext:value-type="string">
            <text:p>S</text:p>
          </table:table-cell>
          <table:table-cell office:value-type="string" calcext:value-type="string">
            <text:p>Fransozo, A; Bertini, G; Correa, MOD</text:p>
          </table:table-cell>
          <table:table-cell table:number-columns-repeated="5"/>
          <table:table-cell office:value-type="string" calcext:value-type="string">
            <text:p>Klein, JCV; Schram, FR</text:p>
          </table:table-cell>
          <table:table-cell/>
          <table:table-cell office:value-type="string" calcext:value-type="string">
            <text:p>Population biology and habitat utilization of the stone crab Menippe nodifrons in the Ubatuba region, Sao Paulo, Brazil</text:p>
          </table:table-cell>
          <table:table-cell table:number-columns-repeated="7"/>
          <table:table-cell office:value-type="string" calcext:value-type="string">
            <text:p>BIODIVERSITY CRISIS AND CRUSTACEA</text:p>
          </table:table-cell>
          <table:table-cell/>
          <table:table-cell office:value-type="string" calcext:value-type="string">
            <text:p>CRUSTACEAN ISSUES</text:p>
          </table:table-cell>
          <table:table-cell/>
          <table:table-cell office:value-type="float" office:value="12" calcext:value-type="float">
            <text:p>12</text:p>
          </table:table-cell>
          <table:table-cell table:number-columns-repeated="3"/>
          <table:table-cell office:value-type="float" office:value="275" calcext:value-type="float">
            <text:p>275</text:p>
          </table:table-cell>
          <table:table-cell office:value-type="float" office:value="281" calcext:value-type="float">
            <text:p>281</text:p>
          </table:table-cell>
          <table:table-cell table:number-columns-repeated="4"/>
          <table:table-cell table:number-columns-repeated="2" office:value-type="float" office:value="2000" calcext:value-type="float">
            <text:p>2000</text:p>
          </table:table-cell>
          <table:table-cell office:value-type="string" calcext:value-type="string">
            <text:p>The aim of the current study was to evaluate a population of Menippe nodiffons in a reef of sabellariid worms, Phragmatopoma lapidosa, with regard to recruitment, population structure and sex ratio. Sampling was carried out each other month from September 1994 up to and including July 1995, on the rocky shores of the Tenorio beach, Sao Paulo, Brazil. It resulted in 183 individuals, whose average carapace width in this biotope was 9.1 +/- 5.6 m. The animals were grouped in nine size classes and the frequency distribution showed that 80% occupied the three first classes. This means that the polychaete worm colonies are of great importance for the establishment of individuals in the first juvenile stages.</text:p>
          </table:table-cell>
          <table:table-cell table:number-columns-repeated="4"/>
          <table:table-cell office:value-type="string" calcext:value-type="string">
            <text:p>4th International Crustacean Congress</text:p>
          </table:table-cell>
          <table:table-cell office:value-type="string" calcext:value-type="string">
            <text:p>JUL 20-24, 1998</text:p>
          </table:table-cell>
          <table:table-cell office:value-type="string" calcext:value-type="string">
            <text:p>Stichting Crustacea; Brazilian Soc Carcinol; Carcinol Soc Japan; Crustacean Soc; Crustacean Soc China; Grp Etudes &amp; Reflect Evolut Crustaces; Leiden Univ, Div Systemat Zool; Working Grp Biol Sea Lice; Univ Amsterdam Zool Museum; Univ Amsterdam, Board Regents; Inst Inland Water Management &amp; Waste Water Management; Royal Dutch Acad Sci; Dutch Minist Foreign Affairs &amp; Dev Cooperat; European Union; City Amsterdam, Mayor &amp; Aldermen</text:p>
          </table:table-cell>
          <table:table-cell office:value-type="string" calcext:value-type="string">
            <text:p>AMSTERDAM, NETHERLANDS</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0168-6356</text:p>
          </table:table-cell>
          <table:table-cell office:value-type="string" calcext:value-type="string">
            <text:p>90-5410-478-3</text:p>
          </table:table-cell>
          <table:table-cell office:value-type="string" calcext:value-type="string">
            <text:p>WOS:000086805000023</text:p>
          </table:table-cell>
          <table:table-cell table:number-columns-repeated="972"/>
        </table:table-row>
        <table:table-row table:style-name="ro1">
          <table:table-cell office:value-type="string" calcext:value-type="string">
            <text:p>S</text:p>
          </table:table-cell>
          <table:table-cell office:value-type="string" calcext:value-type="string">
            <text:p>Bertini, G; Fransozo, A</text:p>
          </table:table-cell>
          <table:table-cell table:number-columns-repeated="5"/>
          <table:table-cell office:value-type="string" calcext:value-type="string">
            <text:p>Klein, JCV; Schram, FR</text:p>
          </table:table-cell>
          <table:table-cell/>
          <table:table-cell office:value-type="string" calcext:value-type="string">
            <text:p>Population dynamics of Petrochirus diogenes (Crustacea, Anomura, Diogenidae) in the Ubatuba region, Sao Paulo, Brazil</text:p>
          </table:table-cell>
          <table:table-cell table:number-columns-repeated="7"/>
          <table:table-cell office:value-type="string" calcext:value-type="string">
            <text:p>BIODIVERSITY CRISIS AND CRUSTACEA</text:p>
          </table:table-cell>
          <table:table-cell/>
          <table:table-cell office:value-type="string" calcext:value-type="string">
            <text:p>CRUSTACEAN ISSUES</text:p>
          </table:table-cell>
          <table:table-cell/>
          <table:table-cell office:value-type="float" office:value="12" calcext:value-type="float">
            <text:p>12</text:p>
          </table:table-cell>
          <table:table-cell table:number-columns-repeated="3"/>
          <table:table-cell office:value-type="float" office:value="331" calcext:value-type="float">
            <text:p>331</text:p>
          </table:table-cell>
          <table:table-cell office:value-type="float" office:value="342" calcext:value-type="float">
            <text:p>342</text:p>
          </table:table-cell>
          <table:table-cell table:number-columns-repeated="4"/>
          <table:table-cell table:number-columns-repeated="2" office:value-type="float" office:value="2000" calcext:value-type="float">
            <text:p>2000</text:p>
          </table:table-cell>
          <table:table-cell office:value-type="string" calcext:value-type="string">
            <text:p>This work examines the population dynamics of Petrochirus diogenes in the Ubatuba region (Sao Paulo, Brazil), focusing on size frequency distribution, sex ratio, and reproductive and recruitment period. Collections were made with two double-rig nets in the years 1993-1996. The 799 individuals obtained were separated into 14 size classes based on the length of the cephalothoracic shield. The shield size varied from 5.4 to 40.0 mm in males and from 5.7 to 32.1 mm in females. The size frequency distribution was unimodal for both sexes. Only small oscillations occurred in the sex ratio until the seventh size class, followed by preponderance of males. This suggests a standard pattern for the sex ratio in P. diogenes. As males were found in the largest size classes, they present a clear sexual dimorphism. This characteristic can be considered as a selective advantage, mainly during the mating processes and in the agonistic behavior. Ovigerous females were recorded in the spring and summer, indicating seasonal reproduction.</text:p>
          </table:table-cell>
          <table:table-cell table:number-columns-repeated="4"/>
          <table:table-cell office:value-type="string" calcext:value-type="string">
            <text:p>4th International Crustacean Congress</text:p>
          </table:table-cell>
          <table:table-cell office:value-type="string" calcext:value-type="string">
            <text:p>JUL 20-24, 1998</text:p>
          </table:table-cell>
          <table:table-cell office:value-type="string" calcext:value-type="string">
            <text:p>Stichting Crustacea; Brazilian Soc Carcinol; Carcinol Soc Japan; Crustacean Soc; Crustacean Soc China; Grp Etudes &amp; Reflect Evolut Crustaces; Leiden Univ, Div Systemat Zool; Working Grp Biol Sea Lice; Univ Amsterdam Zool Museum; Univ Amsterdam, Board Regents; Inst Inland Water Management &amp; Waste Water Management; Royal Dutch Acad Sci; Dutch Minist Foreign Affairs &amp; Dev Cooperat; European Union; City Amsterdam, Mayor &amp; Aldermen</text:p>
          </table:table-cell>
          <table:table-cell office:value-type="string" calcext:value-type="string">
            <text:p>AMSTERDAM, NETHERLANDS</text:p>
          </table:table-cell>
          <table:table-cell office:value-type="float" office:value="13" calcext:value-type="float">
            <text:p>13</text:p>
          </table:table-cell>
          <table:table-cell office:value-type="float" office:value="0" calcext:value-type="float">
            <text:p>0</text:p>
          </table:table-cell>
          <table:table-cell office:value-type="float" office:value="14" calcext:value-type="float">
            <text:p>14</text:p>
          </table:table-cell>
          <table:table-cell office:value-type="float" office:value="3" calcext:value-type="float">
            <text:p>3</text:p>
          </table:table-cell>
          <table:table-cell office:value-type="float" office:value="14" calcext:value-type="float">
            <text:p>14</text:p>
          </table:table-cell>
          <table:table-cell table:number-columns-repeated="2"/>
          <table:table-cell office:value-type="string" calcext:value-type="string">
            <text:p>0168-6356</text:p>
          </table:table-cell>
          <table:table-cell office:value-type="string" calcext:value-type="string">
            <text:p>90-5410-478-3</text:p>
          </table:table-cell>
          <table:table-cell office:value-type="string" calcext:value-type="string">
            <text:p>WOS:000086805000029</text:p>
          </table:table-cell>
          <table:table-cell table:number-columns-repeated="972"/>
        </table:table-row>
        <table:table-row table:style-name="ro1">
          <table:table-cell office:value-type="string" calcext:value-type="string">
            <text:p>S</text:p>
          </table:table-cell>
          <table:table-cell office:value-type="string" calcext:value-type="string">
            <text:p>Negreiros-Fransozo, ML; Nakagaki, JM; Reigada, ALD</text:p>
          </table:table-cell>
          <table:table-cell table:number-columns-repeated="5"/>
          <table:table-cell office:value-type="string" calcext:value-type="string">
            <text:p>Klein, JCV; Schram, FR</text:p>
          </table:table-cell>
          <table:table-cell/>
          <table:table-cell office:value-type="string" calcext:value-type="string">
            <text:p>Seasonal occurrence of decapods in shallow waters of a subtropical area</text:p>
          </table:table-cell>
          <table:table-cell table:number-columns-repeated="7"/>
          <table:table-cell office:value-type="string" calcext:value-type="string">
            <text:p>BIODIVERSITY CRISIS AND CRUSTACEA</text:p>
          </table:table-cell>
          <table:table-cell/>
          <table:table-cell office:value-type="string" calcext:value-type="string">
            <text:p>CRUSTACEAN ISSUES</text:p>
          </table:table-cell>
          <table:table-cell/>
          <table:table-cell office:value-type="float" office:value="12" calcext:value-type="float">
            <text:p>12</text:p>
          </table:table-cell>
          <table:table-cell table:number-columns-repeated="3"/>
          <table:table-cell office:value-type="float" office:value="351" calcext:value-type="float">
            <text:p>351</text:p>
          </table:table-cell>
          <table:table-cell office:value-type="float" office:value="361" calcext:value-type="float">
            <text:p>361</text:p>
          </table:table-cell>
          <table:table-cell table:number-columns-repeated="4"/>
          <table:table-cell table:number-columns-repeated="2" office:value-type="float" office:value="2000" calcext:value-type="float">
            <text:p>2000</text:p>
          </table:table-cell>
          <table:table-cell office:value-type="string" calcext:value-type="string">
            <text:p>A comparison of the capture rate of shallow-water decapods at noon (maximum light intensity) and midnight (minimum light intensity) was accomplished in the Ubatuba Bay (23 degrees 20', 23 degrees 35'S and 44 degrees 50', 45 degrees 14'W), Sao Paulo, Brazil, over a 1-year period. Each month, three replicate samples were obtained at 3.5 m median depth during waning moon periods. Replicates consisted of bottom trawls covering a 2500 m(2) area. Water and sediment samples were also taken in order to monitor environmental conditions. Median values of abiotic and biotic parameters were statistically compared using non-parametric tests. Twenty-five decapod species were recorded in the sampling area. Brachyurans and penaeoideans were the most abundant decapods, comprising most of the obtained species. Differences between day and night catch rates were not significant. However, the median monthly density of crabs in diurnal samples was different, with the highest rate recorded in February. The median density of shrimps differed among months in night samples, with highest catch rates recorded in May and July. These results indicate that the catch rate of decapods in the study area was chiefly influenced by seasonal changes, instead of light conditions.</text:p>
          </table:table-cell>
          <table:table-cell table:number-columns-repeated="4"/>
          <table:table-cell office:value-type="string" calcext:value-type="string">
            <text:p>4th International Crustacean Congress</text:p>
          </table:table-cell>
          <table:table-cell office:value-type="string" calcext:value-type="string">
            <text:p>JUL 20-24, 1998</text:p>
          </table:table-cell>
          <table:table-cell office:value-type="string" calcext:value-type="string">
            <text:p>Stichting Crustacea; Brazilian Soc Carcinol; Carcinol Soc Japan; Crustacean Soc; Crustacean Soc China; Grp Etudes &amp; Reflect Evolut Crustaces; Leiden Univ, Div Systemat Zool; Working Grp Biol Sea Lice; Univ Amsterdam Zool Museum; Univ Amsterdam, Board Regents; Inst Inland Water Management &amp; Waste Water Management; Royal Dutch Acad Sci; Dutch Minist Foreign Affairs &amp; Dev Cooperat; European Union; City Amsterdam, Mayor &amp; Aldermen</text:p>
          </table:table-cell>
          <table:table-cell office:value-type="string" calcext:value-type="string">
            <text:p>AMSTERDAM, NETHERLANDS</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168-6356</text:p>
          </table:table-cell>
          <table:table-cell office:value-type="string" calcext:value-type="string">
            <text:p>90-5410-478-3</text:p>
          </table:table-cell>
          <table:table-cell office:value-type="string" calcext:value-type="string">
            <text:p>WOS:000086805000031</text:p>
          </table:table-cell>
          <table:table-cell table:number-columns-repeated="972"/>
        </table:table-row>
        <table:table-row table:style-name="ro1">
          <table:table-cell office:value-type="string" calcext:value-type="string">
            <text:p>S</text:p>
          </table:table-cell>
          <table:table-cell office:value-type="string" calcext:value-type="string">
            <text:p>Mantelatto, FLM</text:p>
          </table:table-cell>
          <table:table-cell table:number-columns-repeated="5"/>
          <table:table-cell office:value-type="string" calcext:value-type="string">
            <text:p>Klein, JCV; Schram, FR</text:p>
          </table:table-cell>
          <table:table-cell/>
          <table:table-cell office:value-type="string" calcext:value-type="string">
            <text:p>Allocation of the portunid crab Callinectes ornatus (Decapoda : Brachyura) in the Ubatuba Bay, northern coast of Sao Paulo State, Brazil</text:p>
          </table:table-cell>
          <table:table-cell table:number-columns-repeated="7"/>
          <table:table-cell office:value-type="string" calcext:value-type="string">
            <text:p>BIODIVERSITY CRISIS AND CRUSTACEA</text:p>
          </table:table-cell>
          <table:table-cell/>
          <table:table-cell office:value-type="string" calcext:value-type="string">
            <text:p>CRUSTACEAN ISSUES</text:p>
          </table:table-cell>
          <table:table-cell/>
          <table:table-cell office:value-type="float" office:value="12" calcext:value-type="float">
            <text:p>12</text:p>
          </table:table-cell>
          <table:table-cell table:number-columns-repeated="3"/>
          <table:table-cell office:value-type="float" office:value="431" calcext:value-type="float">
            <text:p>431</text:p>
          </table:table-cell>
          <table:table-cell office:value-type="float" office:value="443" calcext:value-type="float">
            <text:p>443</text:p>
          </table:table-cell>
          <table:table-cell table:number-columns-repeated="4"/>
          <table:table-cell table:number-columns-repeated="2" office:value-type="float" office:value="2000" calcext:value-type="float">
            <text:p>2000</text:p>
          </table:table-cell>
          <table:table-cell office:value-type="string" calcext:value-type="string">
            <text:p>The distribution and habitat associations of the crab Callinectes ornatus in the Ubatuba Bay (Sao Paulo, Brazil) were investigated as a function of environmental factors (temperature, salinity and dissolved oxygen of the bottom water, depth, granulometric composition and organic matter of the sediment) and reproductive condition. Samples were taken monthly on three consecutive days over a one-year period (September 1995 to August 1996) using double rig trawl nets. Collections were made during daylight along eight transects of 1 km length each. The correlation of the abundance of males, non-ovigerous females, females and juveniles with the physical factors was calculated using Pearson's linear correlation. The heterogeneous spatial and seasonal distribution of the groups, particularly of ovigerous females and juvenile crabs, was associated with several factors, mainly water depth and temperature, and the texture and organic matter of the sediment. The distribution pattern shown by C. ornatus appeared to support the hypothesis of allocation in function of immature and mature condition, with the establishment of sites favorable to protection and egg incubation by ovigerous females and larval dispersion.</text:p>
          </table:table-cell>
          <table:table-cell table:number-columns-repeated="4"/>
          <table:table-cell office:value-type="string" calcext:value-type="string">
            <text:p>4th International Crustacean Congress</text:p>
          </table:table-cell>
          <table:table-cell office:value-type="string" calcext:value-type="string">
            <text:p>JUL 20-24, 1998</text:p>
          </table:table-cell>
          <table:table-cell office:value-type="string" calcext:value-type="string">
            <text:p>Stichting Crustacea; Brazilian Soc Carcinol; Carcinol Soc Japan; Crustacean Soc; Crustacean Soc China; Grp Etudes &amp; Reflect Evolut Crustaces; Leiden Univ, Div Systemat Zool; Working Grp Biol Sea Lice; Univ Amsterdam Zool Museum; Univ Amsterdam, Board Regents; Inst Inland Water Management &amp; Waste Water Management; Royal Dutch Acad Sci; Dutch Minist Foreign Affairs &amp; Dev Cooperat; European Union; City Amsterdam, Mayor &amp; Aldermen</text:p>
          </table:table-cell>
          <table:table-cell office:value-type="string" calcext:value-type="string">
            <text:p>AMSTERDAM, NETHERLANDS</text:p>
          </table:table-cell>
          <table:table-cell office:value-type="float" office:value="19" calcext:value-type="float">
            <text:p>19</text:p>
          </table:table-cell>
          <table:table-cell office:value-type="float" office:value="0" calcext:value-type="float">
            <text:p>0</text:p>
          </table:table-cell>
          <table:table-cell office:value-type="float" office:value="22" calcext:value-type="float">
            <text:p>22</text:p>
          </table:table-cell>
          <table:table-cell office:value-type="float" office:value="9" calcext:value-type="float">
            <text:p>9</text:p>
          </table:table-cell>
          <table:table-cell office:value-type="float" office:value="25" calcext:value-type="float">
            <text:p>25</text:p>
          </table:table-cell>
          <table:table-cell table:number-columns-repeated="2"/>
          <table:table-cell office:value-type="string" calcext:value-type="string">
            <text:p>0168-6356</text:p>
          </table:table-cell>
          <table:table-cell office:value-type="string" calcext:value-type="string">
            <text:p>90-5410-478-3</text:p>
          </table:table-cell>
          <table:table-cell office:value-type="string" calcext:value-type="string">
            <text:p>WOS:000086805000038</text:p>
          </table:table-cell>
          <table:table-cell table:number-columns-repeated="972"/>
        </table:table-row>
        <table:table-row table:style-name="ro1">
          <table:table-cell office:value-type="string" calcext:value-type="string">
            <text:p>S</text:p>
          </table:table-cell>
          <table:table-cell office:value-type="string" calcext:value-type="string">
            <text:p>Negreiros-Fransozo, ML; Reigada, ALD; Nakagaki, JM</text:p>
          </table:table-cell>
          <table:table-cell table:number-columns-repeated="5"/>
          <table:table-cell office:value-type="string" calcext:value-type="string">
            <text:p>Klein, JCV; Schram, FR</text:p>
          </table:table-cell>
          <table:table-cell/>
          <table:table-cell office:value-type="string" calcext:value-type="string">
            <text:p>Diel variations in decapod catch rate and size of captured individuals in a subtropical area of Brazil</text:p>
          </table:table-cell>
          <table:table-cell table:number-columns-repeated="7"/>
          <table:table-cell office:value-type="string" calcext:value-type="string">
            <text:p>BIODIVERSITY CRISIS AND CRUSTACEA</text:p>
          </table:table-cell>
          <table:table-cell/>
          <table:table-cell office:value-type="string" calcext:value-type="string">
            <text:p>CRUSTACEAN ISSUES</text:p>
          </table:table-cell>
          <table:table-cell/>
          <table:table-cell office:value-type="float" office:value="12" calcext:value-type="float">
            <text:p>12</text:p>
          </table:table-cell>
          <table:table-cell table:number-columns-repeated="3"/>
          <table:table-cell office:value-type="float" office:value="643" calcext:value-type="float">
            <text:p>643</text:p>
          </table:table-cell>
          <table:table-cell office:value-type="float" office:value="656" calcext:value-type="float">
            <text:p>656</text:p>
          </table:table-cell>
          <table:table-cell table:number-columns-repeated="4"/>
          <table:table-cell table:number-columns-repeated="2" office:value-type="float" office:value="2000" calcext:value-type="float">
            <text:p>2000</text:p>
          </table:table-cell>
          <table:table-cell office:value-type="string" calcext:value-type="string">
            <text:p>Diel variations in decapod crustaceans catch rate, as well as variations in size of sampled individuals, were investigated in a sublittoral portion of Ubatuba Bay (23 degrees 20', 23 degrees 35'S and 44 degrees 50', 45 degrees 14'W) in order to detect differential patterns of occurrence. Three replicate trawls, each enclosing a 2,500 m(2) area, were performed at a median depth of 3.5 m during the waning moon period, in 3 consecutive summer and winter months. Trawls were conducted at dawn, noon, dusk and midnight. Hydrological and substratum features were monitored. Penaeoideans did not show a significant diel catch rate variation during the sampling periods, but the catch rate of brachyurans was highest at dusk and midnight during winter (p &lt; 0.01). Fixing diel variation, catch rates of both brachyurans and penaeoideans are subjected to significant seasonal differences (p &lt; 0.05). The largest specimens of Callinectes ornatus, Xiphopenaeus kroyeri, Rimapenaeus constrictus and Farfantepenaeus spp were found at twilight during summer. Differences on size of captured individuals mainly in samples of portunids and penaeids taken during the course of the day evidences that significant daily movements take place. This confirms that activity alterations depend on characteristics of daily schedules and on environmental demands of studied species.</text:p>
          </table:table-cell>
          <table:table-cell table:number-columns-repeated="4"/>
          <table:table-cell office:value-type="string" calcext:value-type="string">
            <text:p>4th International Crustacean Congress</text:p>
          </table:table-cell>
          <table:table-cell office:value-type="string" calcext:value-type="string">
            <text:p>JUL 20-24, 1998</text:p>
          </table:table-cell>
          <table:table-cell office:value-type="string" calcext:value-type="string">
            <text:p>Stichting Crustacea; Brazilian Soc Carcinol; Carcinol Soc Japan; Crustacean Soc; Crustacean Soc China; Grp Etudes &amp; Reflect Evolut Crustaces; Leiden Univ, Div Systemat Zool; Working Grp Biol Sea Lice; Univ Amsterdam Zool Museum; Univ Amsterdam, Board Regents; Inst Inland Water Management &amp; Waste Water Management; Royal Dutch Acad Sci; Dutch Minist Foreign Affairs &amp; Dev Cooperat; European Union; City Amsterdam, Mayor &amp; Aldermen</text:p>
          </table:table-cell>
          <table:table-cell office:value-type="string" calcext:value-type="string">
            <text:p>AMSTERDAM, NETHERLANDS</text:p>
          </table:table-cell>
          <table:table-cell table:number-columns-repeated="5" office:value-type="float" office:value="0" calcext:value-type="float">
            <text:p>0</text:p>
          </table:table-cell>
          <table:table-cell table:number-columns-repeated="2"/>
          <table:table-cell office:value-type="string" calcext:value-type="string">
            <text:p>0168-6356</text:p>
          </table:table-cell>
          <table:table-cell office:value-type="string" calcext:value-type="string">
            <text:p>90-5410-478-3</text:p>
          </table:table-cell>
          <table:table-cell office:value-type="string" calcext:value-type="string">
            <text:p>WOS:000086805000061</text:p>
          </table:table-cell>
          <table:table-cell table:number-columns-repeated="972"/>
        </table:table-row>
        <table:table-row table:style-name="ro1">
          <table:table-cell office:value-type="string" calcext:value-type="string">
            <text:p>J</text:p>
          </table:table-cell>
          <table:table-cell office:value-type="string" calcext:value-type="string">
            <text:p>Faccini, AL; Berchez, F</text:p>
          </table:table-cell>
          <table:table-cell table:number-columns-repeated="3"/>
          <table:table-cell office:value-type="string" calcext:value-type="string">
            <text:p>Departamento de Botanica, IBUSP, Botany/J-1685-2012</text:p>
          </table:table-cell>
          <table:table-cell table:number-columns-repeated="3"/>
          <table:table-cell office:value-type="string" calcext:value-type="string">
            <text:p>Management of natural beds and standing stock evaluation of Hypnea musciformis (Gigartinales, Rhodophyta) in south-eastern Brazil</text:p>
          </table:table-cell>
          <table:table-cell table:number-columns-repeated="7"/>
          <table:table-cell office:value-type="string" calcext:value-type="string">
            <text:p>JOURNAL OF APPLIED PHYCOLOGY</text:p>
          </table:table-cell>
          <table:table-cell table:number-columns-repeated="3"/>
          <table:table-cell office:value-type="float" office:value="12" calcext:value-type="float">
            <text:p>12</text:p>
          </table:table-cell>
          <table:table-cell office:value-type="float" office:value="2" calcext:value-type="float">
            <text:p>2</text:p>
          </table:table-cell>
          <table:table-cell table:number-columns-repeated="2"/>
          <table:table-cell office:value-type="float" office:value="101" calcext:value-type="float">
            <text:p>101</text:p>
          </table:table-cell>
          <table:table-cell office:value-type="float" office:value="103" calcext:value-type="float">
            <text:p>103</text:p>
          </table:table-cell>
          <table:table-cell/>
          <table:table-cell office:value-type="string" calcext:value-type="string">
            <text:p>10.1023/A:1008120229562</text:p>
          </table:table-cell>
          <table:table-cell table:number-columns-repeated="2"/>
          <table:table-cell table:number-columns-repeated="2" office:value-type="float" office:value="2000" calcext:value-type="float">
            <text:p>2000</text:p>
          </table:table-cell>
          <table:table-cell office:value-type="string" calcext:value-type="string">
            <text:p>Hypnea musciformis, a source of kappa-carrageenan, is abundant along the coast of Brazil. Although the species has been exploited sporadically on the north-east coast, this has been done in the absence of data on seasonal fluctuations in stock and on management of the natural beds. This paper evaluates the stock of a population from the Ubatuba Bay, S-E Brazilian Coast, and how the population recovers from monthly harvests. Dry monthly yield ranged from 4.9 to 201.2 g m(-2) and showed no obvious seasonal pattern. The mean recovery rate after harvesting is estimated as 35 days, and the standing stock in the Bay (1.5 km) is approximately 3.68 t y(-1) dry wt.</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office:value-type="float" office:value="8" calcext:value-type="float">
            <text:p>8</text:p>
          </table:table-cell>
          <table:table-cell table:number-columns-repeated="2"/>
          <table:table-cell office:value-type="string" calcext:value-type="string">
            <text:p>0921-8971</text:p>
          </table:table-cell>
          <table:table-cell/>
          <table:table-cell office:value-type="string" calcext:value-type="string">
            <text:p>WOS:000088222700001</text:p>
          </table:table-cell>
          <table:table-cell table:number-columns-repeated="972"/>
        </table:table-row>
        <table:table-row table:style-name="ro1">
          <table:table-cell office:value-type="string" calcext:value-type="string">
            <text:p>J</text:p>
          </table:table-cell>
          <table:table-cell office:value-type="string" calcext:value-type="string">
            <text:p>Fernandes-Goes, Lissandra Correa; Fransozo, Adilson</text:p>
          </table:table-cell>
          <table:table-cell table:number-columns-repeated="7"/>
          <table:table-cell office:value-type="string" calcext:value-type="string">
            <text:p>Relative growth of the hermit crab Dardanus insignis (Saussure, 1858) (Decapoda: Anomura: Diogenidae) from the Ubatuba region, SP, Brazil</text:p>
          </table:table-cell>
          <table:table-cell table:number-columns-repeated="7"/>
          <table:table-cell office:value-type="string" calcext:value-type="string">
            <text:p>Naturalia (Rio Claro)</text:p>
          </table:table-cell>
          <table:table-cell table:number-columns-repeated="3"/>
          <table:table-cell office:value-type="float" office:value="25" calcext:value-type="float">
            <text:p>25</text:p>
          </table:table-cell>
          <table:table-cell table:number-columns-repeated="3"/>
          <table:table-cell office:value-type="float" office:value="67" calcext:value-type="float">
            <text:p>67</text:p>
          </table:table-cell>
          <table:table-cell office:value-type="float" office:value="76" calcext:value-type="float">
            <text:p>76</text:p>
          </table:table-cell>
          <table:table-cell table:number-columns-repeated="4"/>
          <table:table-cell table:number-columns-repeated="2" office:value-type="float" office:value="2000" calcext:value-type="float">
            <text:p>2000</text:p>
          </table:table-cell>
          <table:table-cell office:value-type="string" calcext:value-type="string">
            <text:p>The objective of the present study is to characterise the relative growth of males and females of Dardanus insignis as a means to assess morphological sexual maturation and evaluate sexual dimorphism along growth stages. Samples were obtained in the Ubatuba region from 1994 to 1997 with the aid of a commercial fishery boat. After trawling, hermit crabs were brought to laboratory where they were sexed, weighed and measured. Isometric relationships were obtained in most performed regressions. Inflection points at 7.42 mm shield length in the relationship between right chelar propodus length and shield length in males and at 7.51 mm in right propodus height vs. shield length relationships in females indicate the onset of sexual maturity. In females, it was not possible to detect the occurrence of the puberty moult. Therefore, the size of the smallest ovigerous female (5.9 mm) was regarded as the size from which reproductive activity takes place. Since pagurids and diogenids are known to use their chelipeds in pre-copulatory interactions and shell selection, allometric growth of chelar propodus along this species' ontogeny may reflect their importance in Dardanus insignis.</text:p>
          </table:table-cell>
          <table:table-cell table:number-columns-repeated="8"/>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2"/>
          <table:table-cell office:value-type="string" calcext:value-type="string">
            <text:p>0101-1944</text:p>
          </table:table-cell>
          <table:table-cell/>
          <table:table-cell office:value-type="string" calcext:value-type="string">
            <text:p>BIOABS:BACD200200055060</text:p>
          </table:table-cell>
          <table:table-cell table:number-columns-repeated="972"/>
        </table:table-row>
        <table:table-row table:style-name="ro1">
          <table:table-cell office:value-type="string" calcext:value-type="string">
            <text:p>J</text:p>
          </table:table-cell>
          <table:table-cell office:value-type="string" calcext:value-type="string">
            <text:p>Assis, Marco Antonio; Scudeller, Veridiana Vizoni; Semir, Joao</text:p>
          </table:table-cell>
          <table:table-cell table:number-columns-repeated="7"/>
          <table:table-cell office:value-type="string" calcext:value-type="string">
            <text:p>[Phanerogamic florula of coastal plain of Picinguaba, Ubatuba-SP, Brazil: Bignoniaceae Juss.]</text:p>
          </table:table-cell>
          <table:table-cell table:number-columns-repeated="3"/>
          <table:table-cell office:value-type="string" calcext:value-type="string">
            <text:p>Florula fanerogamica da planicie litoranea de Picinguaba, Ubatuba-SP, Brasil: Bignoniaceae Juss</text:p>
          </table:table-cell>
          <table:table-cell table:number-columns-repeated="3"/>
          <table:table-cell office:value-type="string" calcext:value-type="string">
            <text:p>Naturalia (Rio Claro)</text:p>
          </table:table-cell>
          <table:table-cell table:number-columns-repeated="3"/>
          <table:table-cell office:value-type="float" office:value="25" calcext:value-type="float">
            <text:p>25</text:p>
          </table:table-cell>
          <table:table-cell table:number-columns-repeated="3"/>
          <table:table-cell office:value-type="float" office:value="77" calcext:value-type="float">
            <text:p>77</text:p>
          </table:table-cell>
          <table:table-cell office:value-type="float" office:value="103" calcext:value-type="float">
            <text:p>103</text:p>
          </table:table-cell>
          <table:table-cell table:number-columns-repeated="4"/>
          <table:table-cell table:number-columns-repeated="2" office:value-type="float" office:value="2000" calcext:value-type="float">
            <text:p>2000</text:p>
          </table:table-cell>
          <table:table-cell office:value-type="string" calcext:value-type="string">
            <text:p>Taxonomic study of Bignoniaceae from coastal plain of Picinguaba, Ubatuba, SP, Brazil, revealed specimes of 3 tribes, 11 genera and 15 species. The tribe Bignonieae was represented with 8 genera and 11 species. Others 2 tribes were: Schlegelieae with only 1 specie and Tecomeae with 2 genera and 3 species. Key to the genera and species, descriptions and taxonomics observations were included.</text:p>
          </table:table-cell>
          <table:table-cell table:number-columns-repeated="8"/>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0101-1944</text:p>
          </table:table-cell>
          <table:table-cell/>
          <table:table-cell office:value-type="string" calcext:value-type="string">
            <text:p>BIOABS:BACD200200062936</text:p>
          </table:table-cell>
          <table:table-cell table:number-columns-repeated="972"/>
        </table:table-row>
        <table:table-row table:style-name="ro1">
          <table:table-cell office:value-type="string" calcext:value-type="string">
            <text:p>J</text:p>
          </table:table-cell>
          <table:table-cell office:value-type="string" calcext:value-type="string">
            <text:p>Custodio Talora, Daniela; Morellato, Patricia C.</text:p>
          </table:table-cell>
          <table:table-cell table:number-columns-repeated="3"/>
          <table:table-cell office:value-type="string" calcext:value-type="string">
            <text:p>Morellato, Patricia/B-6026-2013</text:p>
          </table:table-cell>
          <table:table-cell office:value-type="string" calcext:value-type="string">
            <text:p>Morellato, Patricia/0000-0001-5265-8988</text:p>
          </table:table-cell>
          <table:table-cell table:number-columns-repeated="2"/>
          <table:table-cell office:value-type="string" calcext:value-type="string">
            <text:p>[Phenology of coastal-plain forest tree species from Southeastern Brazil]</text:p>
          </table:table-cell>
          <table:table-cell table:number-columns-repeated="3"/>
          <table:table-cell office:value-type="string" calcext:value-type="string">
            <text:p>Fenologia de especies arboreas em floresta de planicie litoranea do sudeste do Brasil</text:p>
          </table:table-cell>
          <table:table-cell table:number-columns-repeated="3"/>
          <table:table-cell office:value-type="string" calcext:value-type="string">
            <text:p>Revista Brasileira de Botanica</text:p>
          </table:table-cell>
          <table:table-cell table:number-columns-repeated="3"/>
          <table:table-cell office:value-type="float" office:value="23" calcext:value-type="float">
            <text:p>23</text:p>
          </table:table-cell>
          <table:table-cell office:value-type="float" office:value="1" calcext:value-type="float">
            <text:p>1</text:p>
          </table:table-cell>
          <table:table-cell table:number-columns-repeated="2"/>
          <table:table-cell office:value-type="float" office:value="13" calcext:value-type="float">
            <text:p>13</text:p>
          </table:table-cell>
          <table:table-cell office:value-type="float" office:value="26" calcext:value-type="float">
            <text:p>26</text:p>
          </table:table-cell>
          <table:table-cell table:number-columns-repeated="4"/>
          <table:table-cell table:number-columns-repeated="2" office:value-type="float" office:value="2000" calcext:value-type="float">
            <text:p>2000</text:p>
          </table:table-cell>
          <table:table-cell office:value-type="string" calcext:value-type="string">
            <text:p>The present study aims to characterize the reproductive and leafing phenology of tree species of a coastal-plain forest from Southeastern Brazil and to relate the observed patterns with the local biotic and abiotic factors. The study was carried out in the Parque Estadual da Serra do Mar, Nucleo Picinguaba, Ubatuba, Sao Paulo State (23degree22'30"S and 44degree46'-44degree51'45"W). The climate is tropical-wet, with a high rainfall, well distributed throughout the year. Monthly observations were carried out from July 1993 to June 1994 on 290 individuals of 46 tree species. The leaf fall was considered non-seasonal (Rayleigh test not significant), while leaf flushing &gt; 25%, flowering and fruiting were defined as weakly seasonal (Rayleigh test significant, but low r values). Flowering and leaf flushing were more intense during the wetter months, from November to February. Fruit production was constant along the year. Ninety percent of the species were defined as evergreen and 87% of the species present animal-dispersed fruits. The phenological patterns observed for the coastal-plain forest at Picinguaba were weakly seasonal, contrasting with the very seasonal patterns found in the semideciduous forests from Southeastern Brazil.</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100-8404</text:p>
          </table:table-cell>
          <table:table-cell/>
          <table:table-cell office:value-type="string" calcext:value-type="string">
            <text:p>BIOABS:BACD200100118243</text:p>
          </table:table-cell>
          <table:table-cell table:number-columns-repeated="972"/>
        </table:table-row>
        <table:table-row table:style-name="ro1">
          <table:table-cell office:value-type="string" calcext:value-type="string">
            <text:p>J</text:p>
          </table:table-cell>
          <table:table-cell office:value-type="string" calcext:value-type="string">
            <text:p>Curvelo, Rita R.; Corbisier, Thais N.</text:p>
          </table:table-cell>
          <table:table-cell table:number-columns-repeated="7"/>
          <table:table-cell office:value-type="string" calcext:value-type="string">
            <text:p>The meiofauna asssociated whith Sargassum cymosum at Lazaro Beach, Ubatuba, Sao Paulo</text:p>
          </table:table-cell>
          <table:table-cell table:number-columns-repeated="7"/>
          <table:table-cell office:value-type="string" calcext:value-type="string">
            <text:p>Revista Brasileira de Oceanografia</text:p>
          </table:table-cell>
          <table:table-cell table:number-columns-repeated="3"/>
          <table:table-cell office:value-type="float" office:value="48" calcext:value-type="float">
            <text:p>48</text:p>
          </table:table-cell>
          <table:table-cell office:value-type="float" office:value="2" calcext:value-type="float">
            <text:p>2</text:p>
          </table:table-cell>
          <table:table-cell table:number-columns-repeated="2"/>
          <table:table-cell office:value-type="float" office:value="119" calcext:value-type="float">
            <text:p>119</text:p>
          </table:table-cell>
          <table:table-cell office:value-type="float" office:value="130" calcext:value-type="float">
            <text:p>130</text:p>
          </table:table-cell>
          <table:table-cell table:number-columns-repeated="4"/>
          <table:table-cell table:number-columns-repeated="2" office:value-type="float" office:value="2000" calcext:value-type="float">
            <text:p>2000</text:p>
          </table:table-cell>
          <table:table-cell office:value-type="string" calcext:value-type="string">
            <text:p>In this study, the meiofauna associated with Sargassum cymosum was qualitatively and quantitatively analyzed between December 1990 and July 1991. Sampling was carried out on a moderately exposed shore at Lazaro Beach, Ubatuba (32degreeS-45degreeW). Each alga was washed in a formaldehyde solution and the fauna in suspension was washed through a series of 500, 250, 120 and 60 mum mesh sieves. The biomass of each taxonomic group was estimated as ash-free dry weight (AFDW) according to size categories. Algae volume and dry weight were determined, including epiphytes. Densities of epifauna ranged from 502.9 to 2706.6 ind.20 ml-1 as algae volume. The biomass values (326.6 to 1214.4 mug.20 ml-1 AFDW) represented a low standing stock. Harpacticoid copepods and their nauplii were the dominant group and also showed the highest biomass values, being represented by larger individuals (250 to 120 mum). Higher values were observed between the end of the summer and the beginning of the fall (March and April), decreasing until winter (July). This variation may be explained by habitat complexity changes, or reproduction of some taxa, as higher meiofaunal densities were found on the 60 mum mesh sieve, including high percentages of nauplii.</text:p>
          </table:table-cell>
          <table:table-cell table:number-columns-repeated="8"/>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1413-7739</text:p>
          </table:table-cell>
          <table:table-cell/>
          <table:table-cell office:value-type="string" calcext:value-type="string">
            <text:p>BIOABS:BACD200200293105</text:p>
          </table:table-cell>
          <table:table-cell table:number-columns-repeated="972"/>
        </table:table-row>
        <table:table-row table:style-name="ro1">
          <table:table-cell office:value-type="string" calcext:value-type="string">
            <text:p>J</text:p>
          </table:table-cell>
          <table:table-cell office:value-type="string" calcext:value-type="string">
            <text:p>Martins, CC; Nakagawa, J; Bovi, MLA</text:p>
          </table:table-cell>
          <table:table-cell table:number-columns-repeated="3"/>
          <table:table-cell office:value-type="string" calcext:value-type="string">
            <text:p>Martins, Cibele /G-9080-2012</text:p>
          </table:table-cell>
          <table:table-cell table:number-columns-repeated="3"/>
          <table:table-cell office:value-type="string" calcext:value-type="string">
            <text:p>Desiccation tolerance of four seedlots from Euterpe edulis Mart.</text:p>
          </table:table-cell>
          <table:table-cell table:number-columns-repeated="7"/>
          <table:table-cell office:value-type="string" calcext:value-type="string">
            <text:p>SEED SCIENCE AND TECHNOLOGY</text:p>
          </table:table-cell>
          <table:table-cell table:number-columns-repeated="3"/>
          <table:table-cell office:value-type="float" office:value="28" calcext:value-type="float">
            <text:p>28</text:p>
          </table:table-cell>
          <table:table-cell office:value-type="float" office:value="1" calcext:value-type="float">
            <text:p>1</text:p>
          </table:table-cell>
          <table:table-cell table:number-columns-repeated="2"/>
          <table:table-cell office:value-type="float" office:value="101" calcext:value-type="float">
            <text:p>101</text:p>
          </table:table-cell>
          <table:table-cell office:value-type="float" office:value="113" calcext:value-type="float">
            <text:p>113</text:p>
          </table:table-cell>
          <table:table-cell table:number-columns-repeated="4"/>
          <table:table-cell table:number-columns-repeated="2" office:value-type="float" office:value="2000" calcext:value-type="float">
            <text:p>2000</text:p>
          </table:table-cell>
          <table:table-cell office:value-type="string" calcext:value-type="string">
            <text:p>In order to identify the desiccation tolerance E. edulis seeds, four fruitlots were collected from the Campinas Agronomic Institute Palmae collection, located at Ubatuba, state of Sao Paulo, Brazil, and taken in moisture-proof containers to the College of Agriculture in Botucatu, state of Sao Paulo. There, the fruits were shelled and the seeds were dried, either under silica gel conditions or in a drying chamber. The effects of dehydration were evaluated by measurements of the germination, embryo protrusion, germinative button, plumule, speed of emergence, seedling length, seed dry matter and water content. Differences among seedlots and between harvest season for most of the traits were observed. Euterpe edulis seedlots seem to tolerate water content reductions until 39% without significant reduction in germination and vigor. Below this value, most of the evaluated traits were negatively affected. Total loss of germination was observed whenever seed water content was reduced to values below 21%.</text:p>
          </table:table-cell>
          <table:table-cell table:number-columns-repeated="8"/>
          <table:table-cell office:value-type="float" office:value="12" calcext:value-type="float">
            <text:p>12</text:p>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3</text:p>
          </table:table-cell>
          <table:table-cell office:value-type="float" office:value="16" calcext:value-type="float">
            <text:p>16</text:p>
          </table:table-cell>
          <table:table-cell table:number-columns-repeated="2"/>
          <table:table-cell office:value-type="string" calcext:value-type="string">
            <text:p>0251-0952</text:p>
          </table:table-cell>
          <table:table-cell/>
          <table:table-cell office:value-type="string" calcext:value-type="string">
            <text:p>WOS:000087168200011</text:p>
          </table:table-cell>
          <table:table-cell table:number-columns-repeated="972"/>
        </table:table-row>
        <table:table-row table:style-name="ro1">
          <table:table-cell office:value-type="string" calcext:value-type="string">
            <text:p>J</text:p>
          </table:table-cell>
          <table:table-cell office:value-type="string" calcext:value-type="string">
            <text:p>McGuire, P</text:p>
          </table:table-cell>
          <table:table-cell table:number-columns-repeated="7"/>
          <table:table-cell office:value-type="string" calcext:value-type="string">
            <text:p>Green dignity (Educational Centre, Ubatuba, Brazil, Ruy Ohtake, architect)</text:p>
          </table:table-cell>
          <table:table-cell table:number-columns-repeated="7"/>
          <table:table-cell office:value-type="string" calcext:value-type="string">
            <text:p>ARCHITECTURAL REVIEW</text:p>
          </table:table-cell>
          <table:table-cell table:number-columns-repeated="3"/>
          <table:table-cell office:value-type="float" office:value="207" calcext:value-type="float">
            <text:p>207</text:p>
          </table:table-cell>
          <table:table-cell office:value-type="float" office:value="1235" calcext:value-type="float">
            <text:p>1235</text:p>
          </table:table-cell>
          <table:table-cell table:number-columns-repeated="2"/>
          <table:table-cell office:value-type="float" office:value="50" calcext:value-type="float">
            <text:p>50</text:p>
          </table:table-cell>
          <table:table-cell office:value-type="float" office:value="51" calcext:value-type="float">
            <text:p>51</text:p>
          </table:table-cell>
          <table:table-cell table:number-columns-repeated="4"/>
          <table:table-cell table:style-name="ce2" office:value-type="date" office:date-value="2000-01-01" calcext:value-type="date">
            <text:p>jan/00</text:p>
          </table:table-cell>
          <table:table-cell office:value-type="float" office:value="2000" calcext:value-type="float">
            <text:p>2000</text:p>
          </table:table-cell>
          <table:table-cell table:number-columns-repeated="9"/>
          <table:table-cell table:number-columns-repeated="5" office:value-type="float" office:value="0" calcext:value-type="float">
            <text:p>0</text:p>
          </table:table-cell>
          <table:table-cell table:number-columns-repeated="2"/>
          <table:table-cell office:value-type="string" calcext:value-type="string">
            <text:p>0003-861X</text:p>
          </table:table-cell>
          <table:table-cell/>
          <table:table-cell office:value-type="string" calcext:value-type="string">
            <text:p>WOS:000084748600013</text:p>
          </table:table-cell>
          <table:table-cell table:number-columns-repeated="972"/>
        </table:table-row>
        <table:table-row table:style-name="ro1">
          <table:table-cell office:value-type="string" calcext:value-type="string">
            <text:p>J</text:p>
          </table:table-cell>
          <table:table-cell office:value-type="string" calcext:value-type="string">
            <text:p>Ohtake, R</text:p>
          </table:table-cell>
          <table:table-cell table:number-columns-repeated="7"/>
          <table:table-cell office:value-type="string" calcext:value-type="string">
            <text:p>Fisherman's Pavilion for Children, Ubatuba, Brasil, 1999</text:p>
          </table:table-cell>
          <table:table-cell table:number-columns-repeated="7"/>
          <table:table-cell office:value-type="string" calcext:value-type="string">
            <text:p>LOTUS INTERNATIONAL</text:p>
          </table:table-cell>
          <table:table-cell table:number-columns-repeated="3"/>
          <table:table-cell office:value-type="float" office:value="105" calcext:value-type="float">
            <text:p>105</text:p>
          </table:table-cell>
          <table:table-cell table:number-columns-repeated="3"/>
          <table:table-cell office:value-type="float" office:value="60" calcext:value-type="float">
            <text:p>60</text:p>
          </table:table-cell>
          <table:table-cell office:value-type="float" office:value="63" calcext:value-type="float">
            <text:p>63</text:p>
          </table:table-cell>
          <table:table-cell table:number-columns-repeated="4"/>
          <table:table-cell table:number-columns-repeated="2" office:value-type="float" office:value="2000" calcext:value-type="float">
            <text:p>2000</text:p>
          </table:table-cell>
          <table:table-cell table:number-columns-repeated="9"/>
          <table:table-cell table:number-columns-repeated="5" office:value-type="float" office:value="0" calcext:value-type="float">
            <text:p>0</text:p>
          </table:table-cell>
          <table:table-cell table:number-columns-repeated="2"/>
          <table:table-cell office:value-type="string" calcext:value-type="string">
            <text:p>1124-9064</text:p>
          </table:table-cell>
          <table:table-cell/>
          <table:table-cell office:value-type="string" calcext:value-type="string">
            <text:p>WOS:000088123300013</text:p>
          </table:table-cell>
          <table:table-cell table:number-columns-repeated="972"/>
        </table:table-row>
        <table:table-row table:style-name="ro1">
          <table:table-cell office:value-type="string" calcext:value-type="string">
            <text:p>J</text:p>
          </table:table-cell>
          <table:table-cell office:value-type="string" calcext:value-type="string">
            <text:p>Dias de Moraes, Marta; Monteiro, Reinaldo</text:p>
          </table:table-cell>
          <table:table-cell table:number-columns-repeated="7"/>
          <table:table-cell office:value-type="string" calcext:value-type="string">
            <text:p>[A checklist and ecological aspects of Asteraceae species in the coastal plains of Picinguaba, Ubatuba, Sao Paulo.]</text:p>
          </table:table-cell>
          <table:table-cell table:number-columns-repeated="3"/>
          <table:table-cell office:value-type="string" calcext:value-type="string">
            <text:p>Listagem e aspectos ecologicos das especies de Asteraceae na planicie litoranea de Picinguaba, Ubatuba, Sao Paulo</text:p>
          </table:table-cell>
          <table:table-cell table:number-columns-repeated="3"/>
          <table:table-cell office:value-type="string" calcext:value-type="string">
            <text:p>Naturalia (Rio Claro)</text:p>
          </table:table-cell>
          <table:table-cell table:number-columns-repeated="3"/>
          <table:table-cell office:value-type="float" office:value="25" calcext:value-type="float">
            <text:p>25</text:p>
          </table:table-cell>
          <table:table-cell table:number-columns-repeated="3"/>
          <table:table-cell office:value-type="float" office:value="159" calcext:value-type="float">
            <text:p>159</text:p>
          </table:table-cell>
          <table:table-cell office:value-type="float" office:value="170" calcext:value-type="float">
            <text:p>170</text:p>
          </table:table-cell>
          <table:table-cell table:number-columns-repeated="4"/>
          <table:table-cell table:number-columns-repeated="2" office:value-type="float" office:value="2000" calcext:value-type="float">
            <text:p>2000</text:p>
          </table:table-cell>
          <table:table-cell office:value-type="string" calcext:value-type="string">
            <text:p>A floristic survey of Asteraceae species of Picinguaba coastal plain, Atlantic Rain Forest, with an area of 8 km2 in the district of Ubatuba, state of Sao Paulo, is presented. The material studies is concerned to monthly field collections, carried out for a year, and to the Picinguaba collection from the HRCB herbarium. A total of 74 species in 32 genera and 9 tribes were identified. The most species-rich tribes were Eupatorieae (27 spp.), followed by Vernonieae (13 spp.) and Astereae (10 spp.). The most species-rich genera were Mikania (16 spp.), Eupatorium (8 spp.), Vernonia (7 spp.) and Baccharis (6 spp.). The ecological aspects involve field observations of the plants concerning the environment, flowering season and local occurrence in Picinguaba. The herbaceous (ca. 41%) and "not much frequent" (ca. 38%) were respectively the habit and local occurrence of highest percentage. The majority of the species in the plain requires full sun and their distribution is related much more to the microclimate than to the vegetation type. The flowering rhythm shows an almost continuous fluctuation along the year.</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101-1944</text:p>
          </table:table-cell>
          <table:table-cell/>
          <table:table-cell office:value-type="string" calcext:value-type="string">
            <text:p>BIOABS:BACD200200062026</text:p>
          </table:table-cell>
          <table:table-cell table:number-columns-repeated="972"/>
        </table:table-row>
        <table:table-row table:style-name="ro1">
          <table:table-cell office:value-type="string" calcext:value-type="string">
            <text:p>J</text:p>
          </table:table-cell>
          <table:table-cell office:value-type="string" calcext:value-type="string">
            <text:p>Martins, Cibele Chalita; Nakagawa, Joao; Alves Bovi, Marilene Leao</text:p>
          </table:table-cell>
          <table:table-cell table:number-columns-repeated="7"/>
          <table:table-cell office:value-type="string" calcext:value-type="string">
            <text:p>Desiccation tolerance of Euterpe espiritosantensis Fernandes seeds</text:p>
          </table:table-cell>
          <table:table-cell table:number-columns-repeated="7"/>
          <table:table-cell office:value-type="string" calcext:value-type="string">
            <text:p>Revista Brasileira de Botanica</text:p>
          </table:table-cell>
          <table:table-cell table:number-columns-repeated="3"/>
          <table:table-cell office:value-type="float" office:value="22" calcext:value-type="float">
            <text:p>22</text:p>
          </table:table-cell>
          <table:table-cell office:value-type="float" office:value="3" calcext:value-type="float">
            <text:p>3</text:p>
          </table:table-cell>
          <table:table-cell table:number-columns-repeated="2"/>
          <table:table-cell office:value-type="float" office:value="391" calcext:value-type="float">
            <text:p>391</text:p>
          </table:table-cell>
          <table:table-cell office:value-type="float" office:value="396" calcext:value-type="float">
            <text:p>396</text:p>
          </table:table-cell>
          <table:table-cell table:number-columns-repeated="4"/>
          <table:table-cell office:value-type="string" calcext:value-type="string">
            <text:p>Dec., 1999</text:p>
          </table:table-cell>
          <table:table-cell office:value-type="float" office:value="1999" calcext:value-type="float">
            <text:p>1999</text:p>
          </table:table-cell>
          <table:table-cell office:value-type="string" calcext:value-type="string">
            <text:p>With the objective of identifying the desiccation tolerance of Euterpe espiritosantensis seeds, two lots of fruits were picked in the collection of palm trees of the Agronomic Institute of Campinas (Ubatuba, State of Sao Paulo) and transported in impermeable packing to Faculdade de Ciencias Agronomicas/UNESP Botucatu (State of Sao Paulo), where they were shelled. The seeds were submitted to drying in silica gel, starting from the non-dehydrated control (51.4% and 46.6% of initial water content), taking samples at each 12 or 24 hours. The effects of dehydration were evaluated by means of germination test, percentage and speed of embryo protrusion, botton, plumule, and seedlings length. Seed dry matter and water content were also evaluated. It was concluded that the seeds of E. espiritosantensis are recalcitrant, presenting higher initial percentage of germination (90.0% to 87.5%) when not dehydrated (51.4% to 46.6% of water content). Water contents lower than 40.7%-51.4% reduced the vigour and germination rates. All seeds died when the water contents were lower than 13.4%-15.8%.</text:p>
          </table:table-cell>
          <table:table-cell table:number-columns-repeated="8"/>
          <table:table-cell office:value-type="float" office:value="14" calcext:value-type="float">
            <text:p>14</text:p>
          </table:table-cell>
          <table:table-cell office:value-type="float" office:value="0" calcext:value-type="float">
            <text:p>0</text:p>
          </table:table-cell>
          <table:table-cell office:value-type="float" office:value="3" calcext:value-type="float">
            <text:p>3</text:p>
          </table:table-cell>
          <table:table-cell office:value-type="float" office:value="12" calcext:value-type="float">
            <text:p>12</text:p>
          </table:table-cell>
          <table:table-cell office:value-type="float" office:value="19" calcext:value-type="float">
            <text:p>19</text:p>
          </table:table-cell>
          <table:table-cell table:number-columns-repeated="2"/>
          <table:table-cell office:value-type="string" calcext:value-type="string">
            <text:p>0100-8404</text:p>
          </table:table-cell>
          <table:table-cell/>
          <table:table-cell office:value-type="string" calcext:value-type="string">
            <text:p>BIOABS:BACD200000176608</text:p>
          </table:table-cell>
          <table:table-cell table:number-columns-repeated="972"/>
        </table:table-row>
        <table:table-row table:style-name="ro1">
          <table:table-cell office:value-type="string" calcext:value-type="string">
            <text:p>J</text:p>
          </table:table-cell>
          <table:table-cell office:value-type="string" calcext:value-type="string">
            <text:p>Nakagaki, Jelly Makoto; Pinheiro, Marcelo Antonio Amaro</text:p>
          </table:table-cell>
          <table:table-cell table:number-columns-repeated="7"/>
          <table:table-cell office:value-type="string" calcext:value-type="string">
            <text:p>Population biology of Emerita brasiliensis Schmitt (Crustacea, Hippidae) in Vermelha do Norte beach, Ubatuba (Sao Paulo, Brazil)</text:p>
          </table:table-cell>
          <table:table-cell table:number-columns-repeated="7"/>
          <table:table-cell office:value-type="string" calcext:value-type="string">
            <text:p>Revista Brasileira de Zoologia</text:p>
          </table:table-cell>
          <table:table-cell table:number-columns-repeated="3"/>
          <table:table-cell office:value-type="float" office:value="16" calcext:value-type="float">
            <text:p>16</text:p>
          </table:table-cell>
          <table:table-cell office:value-type="string" calcext:value-type="string">
            <text:p>Suppl. 2</text:p>
          </table:table-cell>
          <table:table-cell table:number-columns-repeated="2"/>
          <table:table-cell office:value-type="float" office:value="83" calcext:value-type="float">
            <text:p>83</text:p>
          </table:table-cell>
          <table:table-cell office:value-type="float" office:value="90" calcext:value-type="float">
            <text:p>90</text:p>
          </table:table-cell>
          <table:table-cell table:number-columns-repeated="4"/>
          <table:table-cell office:value-type="string" calcext:value-type="string">
            <text:p>Dec., 1999</text:p>
          </table:table-cell>
          <table:table-cell office:value-type="float" office:value="1999" calcext:value-type="float">
            <text:p>1999</text:p>
          </table:table-cell>
          <table:table-cell office:value-type="string" calcext:value-type="string">
            <text:p>Emerita brasiliensis Schmitt, 1935 is a common mole crab called "tatuira" in Brazil, with distribution from Espirito-Santo State (Brazil) to Buenos Aires Province (Argentina). Specimens were collected bimonthly from May/1992 through March/1993 with 4mm siffers mesh, in the intertidal region at Vermelha do Norte Beach, Ubatuba, Sao Paulo, Brazil. The animals were sexed and measured with a precision caliper of 0.1mm (CL = carapace length). Males presented CL amplitude from 3.4-17.3mm (13.2+-2.1mm), and females from 13.8-26.3mm (20.5+-1.8mm), showing a well-defined sexual dimorfism for this variable. The population presented a smaller incidence of males in relation to females (0.54:1.00), however in May/1992 an inverse pattern occurred (1.84:1.00). Ovigerous females were present in all samples with exception of May and September/1992 with greater frequencies in July/1992 and January/1993. It is probable that female maturity occurs is reached with 17mm CL, the smallest size in wich ovigerous females were found.</text:p>
          </table:table-cell>
          <table:table-cell table:number-columns-repeated="8"/>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0101-8175</text:p>
          </table:table-cell>
          <table:table-cell/>
          <table:table-cell office:value-type="string" calcext:value-type="string">
            <text:p>BIOABS:BACD200000100012</text:p>
          </table:table-cell>
          <table:table-cell table:number-columns-repeated="972"/>
        </table:table-row>
        <table:table-row table:style-name="ro1">
          <table:table-cell office:value-type="string" calcext:value-type="string">
            <text:p>J</text:p>
          </table:table-cell>
          <table:table-cell office:value-type="string" calcext:value-type="string">
            <text:p>Santos, Sandro; Negreiros-Fransozo, Maria Lucia</text:p>
          </table:table-cell>
          <table:table-cell table:number-columns-repeated="7"/>
          <table:table-cell office:value-type="string" calcext:value-type="string">
            <text:p>Reproductive cycle of the swimming crab Portunus spinimanus Latreille (Crustacea, Decapoda, Brachyura) from Ubatuba, Sao Paulo, Brazil</text:p>
          </table:table-cell>
          <table:table-cell table:number-columns-repeated="7"/>
          <table:table-cell office:value-type="string" calcext:value-type="string">
            <text:p>Revista Brasileira de Zoologia</text:p>
          </table:table-cell>
          <table:table-cell table:number-columns-repeated="3"/>
          <table:table-cell office:value-type="float" office:value="16" calcext:value-type="float">
            <text:p>16</text:p>
          </table:table-cell>
          <table:table-cell office:value-type="float" office:value="4" calcext:value-type="float">
            <text:p>4</text:p>
          </table:table-cell>
          <table:table-cell table:number-columns-repeated="2"/>
          <table:table-cell office:value-type="float" office:value="1183" calcext:value-type="float">
            <text:p>1183</text:p>
          </table:table-cell>
          <table:table-cell office:value-type="float" office:value="1193" calcext:value-type="float">
            <text:p>1193</text:p>
          </table:table-cell>
          <table:table-cell table:number-columns-repeated="4"/>
          <table:table-cell office:value-type="string" calcext:value-type="string">
            <text:p>Dec., 1999</text:p>
          </table:table-cell>
          <table:table-cell office:value-type="float" office:value="1999" calcext:value-type="float">
            <text:p>1999</text:p>
          </table:table-cell>
          <table:table-cell office:value-type="string" calcext:value-type="string">
            <text:p>This study analyses some reproductive aspects of Portunus spinimanus Latreille, 1819, a crab usually commercialized in Ubatuba region. Monthly otter-trawl collections were taken for two years along the northern coast of Sao Paulo State, Brazil. The reproductive period was studied based on the frequency of ovigerous females in the population along the year; the frequency of physiologically mature swimming crabs and the type of spawn. The condition of development of ovigerous females ovary was associated with the stage of eggs development. This species presents continuous reproduction in Ubatuba region and total spawn, but with successive broods, which suggests a multiple spawn during the reproduction period.</text:p>
          </table:table-cell>
          <table:table-cell table:number-columns-repeated="8"/>
          <table:table-cell office:value-type="float" office:value="10" calcext:value-type="float">
            <text:p>10</text:p>
          </table:table-cell>
          <table:table-cell office:value-type="float" office:value="0" calcext:value-type="float">
            <text:p>0</text:p>
          </table:table-cell>
          <table:table-cell office:value-type="float" office:value="10" calcext:value-type="float">
            <text:p>10</text:p>
          </table:table-cell>
          <table:table-cell office:value-type="float" office:value="5" calcext:value-type="float">
            <text:p>5</text:p>
          </table:table-cell>
          <table:table-cell office:value-type="float" office:value="13" calcext:value-type="float">
            <text:p>13</text:p>
          </table:table-cell>
          <table:table-cell table:number-columns-repeated="2"/>
          <table:table-cell office:value-type="string" calcext:value-type="string">
            <text:p>0101-8175</text:p>
          </table:table-cell>
          <table:table-cell/>
          <table:table-cell office:value-type="string" calcext:value-type="string">
            <text:p>BIOABS:BACD200000101834</text:p>
          </table:table-cell>
          <table:table-cell table:number-columns-repeated="972"/>
        </table:table-row>
        <table:table-row table:style-name="ro1">
          <table:table-cell office:value-type="string" calcext:value-type="string">
            <text:p>J</text:p>
          </table:table-cell>
          <table:table-cell office:value-type="string" calcext:value-type="string">
            <text:p>de Mendonca, Maria Cleide; Fernandes, Liliane Henriques</text:p>
          </table:table-cell>
          <table:table-cell table:number-columns-repeated="7"/>
          <table:table-cell office:value-type="string" calcext:value-type="string">
            <text:p>Contribution to the knowledge of the genus Arlesia Handschin (Collembola, Neanuridae, Pseudachorutinae)</text:p>
          </table:table-cell>
          <table:table-cell table:number-columns-repeated="7"/>
          <table:table-cell office:value-type="string" calcext:value-type="string">
            <text:p>Revista Brasileira de Zoologia</text:p>
          </table:table-cell>
          <table:table-cell table:number-columns-repeated="3"/>
          <table:table-cell office:value-type="float" office:value="16" calcext:value-type="float">
            <text:p>16</text:p>
          </table:table-cell>
          <table:table-cell office:value-type="float" office:value="4" calcext:value-type="float">
            <text:p>4</text:p>
          </table:table-cell>
          <table:table-cell table:number-columns-repeated="2"/>
          <table:table-cell office:value-type="float" office:value="1195" calcext:value-type="float">
            <text:p>1195</text:p>
          </table:table-cell>
          <table:table-cell office:value-type="float" office:value="1201" calcext:value-type="float">
            <text:p>1201</text:p>
          </table:table-cell>
          <table:table-cell table:number-columns-repeated="4"/>
          <table:table-cell office:value-type="string" calcext:value-type="string">
            <text:p>Dec., 1999</text:p>
          </table:table-cell>
          <table:table-cell office:value-type="float" office:value="1999" calcext:value-type="float">
            <text:p>1999</text:p>
          </table:table-cell>
          <table:table-cell office:value-type="string" calcext:value-type="string">
            <text:p>Arlesia arleana sp.n. is described and illustrated. Arlesia proxima (Arle, 1939) is redescribed based on specimens from Ubatuba, Sao Paulo, Brazil.</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101-8175</text:p>
          </table:table-cell>
          <table:table-cell/>
          <table:table-cell office:value-type="string" calcext:value-type="string">
            <text:p>BIOABS:BACD200000103766</text:p>
          </table:table-cell>
          <table:table-cell table:number-columns-repeated="972"/>
        </table:table-row>
        <table:table-row table:style-name="ro1">
          <table:table-cell office:value-type="string" calcext:value-type="string">
            <text:p>J</text:p>
          </table:table-cell>
          <table:table-cell office:value-type="string" calcext:value-type="string">
            <text:p>Mantelatto, Fernando Luis Medina; Martinelli, Jussara Moretto</text:p>
          </table:table-cell>
          <table:table-cell table:number-columns-repeated="7"/>
          <table:table-cell office:value-type="string" calcext:value-type="string">
            <text:p>Carapace width-weight relationships of Callinectes ornatus (Brachyura, Portunidae) from Ubatuba Bay, Brazil</text:p>
          </table:table-cell>
          <table:table-cell table:number-columns-repeated="7"/>
          <table:table-cell office:value-type="string" calcext:value-type="string">
            <text:p>Iheringia Serie Zoologia</text:p>
          </table:table-cell>
          <table:table-cell table:number-columns-repeated="4"/>
          <table:table-cell office:value-type="float" office:value="87" calcext:value-type="float">
            <text:p>87</text:p>
          </table:table-cell>
          <table:table-cell table:number-columns-repeated="2"/>
          <table:table-cell office:value-type="float" office:value="111" calcext:value-type="float">
            <text:p>111</text:p>
          </table:table-cell>
          <table:table-cell office:value-type="float" office:value="116" calcext:value-type="float">
            <text:p>116</text:p>
          </table:table-cell>
          <table:table-cell table:number-columns-repeated="4"/>
          <table:table-cell office:value-type="string" calcext:value-type="string">
            <text:p>Nov. 18, 1999</text:p>
          </table:table-cell>
          <table:table-cell office:value-type="float" office:value="1999" calcext:value-type="float">
            <text:p>1999</text:p>
          </table:table-cell>
          <table:table-cell office:value-type="string" calcext:value-type="string">
            <text:p>The mathematical expressions of carapace width/weight relationships in the portunid crab Callinectes ornatus Ordway, 1863 from Ubatuba Bay, Sao Paulo, Brazil, were described using regression equations for males and females in relation to molt and gonadal developmental stages. Monthly samples were obtained on three consecutive days during spring 1995 (September to November) with a double-rig nets. The following features were determined: sex, carapace width, wet weight, molt stage and gonadal development. Males were significantly heavier than females of similar size and maturity condition in almost all molt stages, except for immature individuals in stage A. In relation to gonadal development, positive allometric growth was verified in both sexes for the various developmental stages. It is suggested that carapace width-weight relationships, the molt cycle and gonadal stages should be considered to avoid erroneous conclusions, such as using just one general equation for all crab populations as a model.</text:p>
          </table:table-cell>
          <table:table-cell table:number-columns-repeated="8"/>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table:table-cell office:value-type="string" calcext:value-type="string">
            <text:p>0073-4721</text:p>
          </table:table-cell>
          <table:table-cell/>
          <table:table-cell office:value-type="string" calcext:value-type="string">
            <text:p>BIOABS:BACD200000093757</text:p>
          </table:table-cell>
          <table:table-cell table:number-columns-repeated="972"/>
        </table:table-row>
        <table:table-row table:style-name="ro1">
          <table:table-cell office:value-type="string" calcext:value-type="string">
            <text:p>J</text:p>
          </table:table-cell>
          <table:table-cell office:value-type="string" calcext:value-type="string">
            <text:p>Bertini, G.; Fransozo, A.</text:p>
          </table:table-cell>
          <table:table-cell table:number-columns-repeated="7"/>
          <table:table-cell office:value-type="string" calcext:value-type="string">
            <text:p>Relative growth of Petrochirus diogenes (Linnaeus, 1758) (Crustacea, Anomura, Diogenidae) in the Ubatuba region, Sao Paulo, Brazil</text:p>
          </table:table-cell>
          <table:table-cell table:number-columns-repeated="7"/>
          <table:table-cell office:value-type="string" calcext:value-type="string">
            <text:p>Revista Brasileira de Biologia</text:p>
          </table:table-cell>
          <table:table-cell table:number-columns-repeated="3"/>
          <table:table-cell office:value-type="float" office:value="59" calcext:value-type="float">
            <text:p>59</text:p>
          </table:table-cell>
          <table:table-cell office:value-type="float" office:value="4" calcext:value-type="float">
            <text:p>4</text:p>
          </table:table-cell>
          <table:table-cell table:number-columns-repeated="2"/>
          <table:table-cell office:value-type="float" office:value="617" calcext:value-type="float">
            <text:p>617</text:p>
          </table:table-cell>
          <table:table-cell office:value-type="float" office:value="625" calcext:value-type="float">
            <text:p>625</text:p>
          </table:table-cell>
          <table:table-cell table:number-columns-repeated="4"/>
          <table:table-cell office:value-type="string" calcext:value-type="string">
            <text:p>Nov., 1999</text:p>
          </table:table-cell>
          <table:table-cell office:value-type="float" office:value="1999" calcext:value-type="float">
            <text:p>1999</text:p>
          </table:table-cell>
          <table:table-cell office:value-type="string" calcext:value-type="string">
            <text:p>The purpose of this paper is to investigate the relative growth and heterochely in the hermit crab Petrochirus diogenes. Hermit crabs were collected in the Ubatuba region, SP, from 1993 to 1996; using a commercial fishing boat equipped with two double-rig nets. Body mass of each individual was weighed and their cephalothoracic shield and chelar propodus size were measured. Body mass and chelar propodus size were regarded as dependent variables and plotted against length of cephalothoracic shield according to the allometric equation y = a.xb. A total of 479 individuals were obtained being 307 males and 172 females. Cephalothoracic shield width follows an isometric growth for both sexes. Otherwise, right cheliped dimensions show different relative growth patterns and left cheliped ones present a positive allometry in males and females. Unlike brachyurans, ontogenetic changes in the growth rate of chelar propodus are not clearly discernible, which prevents the accurate detection of allometric variations. In both sexes, the right cheliped is larger than the right one. Cheliped size is a sexual dimorphic feature with males bearing larger chelipeds than females. Heterochely may be particularly adaptive in agonistic interactions and precopulatory behaviour in P. diogenes.</text:p>
          </table:table-cell>
          <table:table-cell table:number-columns-repeated="8"/>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1" calcext:value-type="float">
            <text:p>1</text:p>
          </table:table-cell>
          <table:table-cell office:value-type="float" office:value="10" calcext:value-type="float">
            <text:p>10</text:p>
          </table:table-cell>
          <table:table-cell table:number-columns-repeated="2"/>
          <table:table-cell office:value-type="string" calcext:value-type="string">
            <text:p>0034-7108</text:p>
          </table:table-cell>
          <table:table-cell/>
          <table:table-cell office:value-type="string" calcext:value-type="string">
            <text:p>BIOABS:BACD200000070014</text:p>
          </table:table-cell>
          <table:table-cell office:value-type="float" office:value="23505650" calcext:value-type="float">
            <text:p>23505650</text:p>
          </table:table-cell>
          <table:table-cell table:number-columns-repeated="971"/>
        </table:table-row>
        <table:table-row table:style-name="ro1">
          <table:table-cell office:value-type="string" calcext:value-type="string">
            <text:p>J</text:p>
          </table:table-cell>
          <table:table-cell office:value-type="string" calcext:value-type="string">
            <text:p>Fernandes, AJ; Mesquita, HDL</text:p>
          </table:table-cell>
          <table:table-cell table:number-columns-repeated="7"/>
          <table:table-cell office:value-type="string" calcext:value-type="string">
            <text:p>An experimental study of nanoflagellate bacterivory</text:p>
          </table:table-cell>
          <table:table-cell table:number-columns-repeated="7"/>
          <table:table-cell office:value-type="string" calcext:value-type="string">
            <text:p>REVISTA DE MICROBIOLOGIA</text:p>
          </table:table-cell>
          <table:table-cell table:number-columns-repeated="3"/>
          <table:table-cell office:value-type="float" office:value="30" calcext:value-type="float">
            <text:p>30</text:p>
          </table:table-cell>
          <table:table-cell office:value-type="float" office:value="4" calcext:value-type="float">
            <text:p>4</text:p>
          </table:table-cell>
          <table:table-cell table:number-columns-repeated="2"/>
          <table:table-cell office:value-type="float" office:value="369" calcext:value-type="float">
            <text:p>369</text:p>
          </table:table-cell>
          <table:table-cell office:value-type="float" office:value="372" calcext:value-type="float">
            <text:p>372</text:p>
          </table:table-cell>
          <table:table-cell table:number-columns-repeated="4"/>
          <table:table-cell office:value-type="string" calcext:value-type="string">
            <text:p>OCT-DEC 1999</text:p>
          </table:table-cell>
          <table:table-cell office:value-type="float" office:value="1999" calcext:value-type="float">
            <text:p>1999</text:p>
          </table:table-cell>
          <table:table-cell office:value-type="string" calcext:value-type="string">
            <text:p>Heterotrophic nanoflagellate Pseudobodo tremulans (4.8 to 7.0 mum) and heterotrophic bacteria, isolated from coastal wafers in Ubatuba, SP, Brazil, were used in experiments to analyze quantitatively the relationships between bacteria and nanoflagellates. The meaning of these results for the role of heterotrophic nanoflagellates in the Ubatuba coastal ecosystem is discussed.</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001-3714</text:p>
          </table:table-cell>
          <table:table-cell/>
          <table:table-cell office:value-type="string" calcext:value-type="string">
            <text:p>WOS:000167874600014</text:p>
          </table:table-cell>
          <table:table-cell table:number-columns-repeated="972"/>
        </table:table-row>
        <table:table-row table:style-name="ro1">
          <table:table-cell office:value-type="string" calcext:value-type="string">
            <text:p>J</text:p>
          </table:table-cell>
          <table:table-cell office:value-type="string" calcext:value-type="string">
            <text:p>Goerck, JM</text:p>
          </table:table-cell>
          <table:table-cell table:number-columns-repeated="7"/>
          <table:table-cell office:value-type="string" calcext:value-type="string">
            <text:p>Distribution of birds along an elevational gradient in the Atlantic forest of Brazil: implications for the conservation of endemic and endangered species</text:p>
          </table:table-cell>
          <table:table-cell table:number-columns-repeated="7"/>
          <table:table-cell office:value-type="string" calcext:value-type="string">
            <text:p>BIRD CONSERVATION INTERNATIONAL</text:p>
          </table:table-cell>
          <table:table-cell table:number-columns-repeated="3"/>
          <table:table-cell office:value-type="float" office:value="9" calcext:value-type="float">
            <text:p>9</text:p>
          </table:table-cell>
          <table:table-cell office:value-type="float" office:value="3" calcext:value-type="float">
            <text:p>3</text:p>
          </table:table-cell>
          <table:table-cell table:number-columns-repeated="2"/>
          <table:table-cell office:value-type="float" office:value="235" calcext:value-type="float">
            <text:p>235</text:p>
          </table:table-cell>
          <table:table-cell office:value-type="float" office:value="253" calcext:value-type="float">
            <text:p>253</text:p>
          </table:table-cell>
          <table:table-cell table:number-columns-repeated="4"/>
          <table:table-cell office:value-type="string" calcext:value-type="string">
            <text:p>SEP 1999</text:p>
          </table:table-cell>
          <table:table-cell office:value-type="float" office:value="1999" calcext:value-type="float">
            <text:p>1999</text:p>
          </table:table-cell>
          <table:table-cell office:value-type="string" calcext:value-type="string">
            <text:p>In this study I compare bird communities along an elevational gradient in an Atlantic forest remnant (Pico do Corcovado in Ubatuba) in coastal Sao Paulo state, Brazil. Forests at low elevations are structurally more complex and more diverse in plant species than those along the slopes and at higher elevations in this remnant. Consequently it is hypothesized that low elevation forests contain a greater diversity of bird species. Results from the study in the Corcovado area show clear differences in the distribution of forest birds along the elevational gradient from both qualitative and quantitative aspects. The structurally more complex forest at low elevations contains the most diverse avifauna, including several of the rarest and most threatened species. The importance of this remnant as a whole is apparent due to the high diversity observed (254 species), the high proportion of endemic species, and the extent to which the avifauna is endangered. Protection of forests at all elevations along the Serra do Mar is required to maintain diversity of bird species, particularly the many endemic and endangered species restricted to specific elevations.</text:p>
          </table:table-cell>
          <table:table-cell table:number-columns-repeated="8"/>
          <table:table-cell office:value-type="float" office:value="15" calcext:value-type="float">
            <text:p>15</text:p>
          </table:table-cell>
          <table:table-cell office:value-type="float" office:value="0" calcext:value-type="float">
            <text:p>0</text:p>
          </table:table-cell>
          <table:table-cell office:value-type="float" office:value="17" calcext:value-type="float">
            <text:p>17</text:p>
          </table:table-cell>
          <table:table-cell office:value-type="float" office:value="7" calcext:value-type="float">
            <text:p>7</text:p>
          </table:table-cell>
          <table:table-cell office:value-type="float" office:value="20" calcext:value-type="float">
            <text:p>20</text:p>
          </table:table-cell>
          <table:table-cell table:number-columns-repeated="2"/>
          <table:table-cell office:value-type="string" calcext:value-type="string">
            <text:p>0959-2709</text:p>
          </table:table-cell>
          <table:table-cell/>
          <table:table-cell office:value-type="string" calcext:value-type="string">
            <text:p>WOS:000082951900003</text:p>
          </table:table-cell>
          <table:table-cell table:number-columns-repeated="972"/>
        </table:table-row>
        <table:table-row table:style-name="ro1">
          <table:table-cell office:value-type="string" calcext:value-type="string">
            <text:p>J</text:p>
          </table:table-cell>
          <table:table-cell office:value-type="string" calcext:value-type="string">
            <text:p>Bertini, Giovana; Fransozo, Adilson</text:p>
          </table:table-cell>
          <table:table-cell table:number-columns-repeated="7"/>
          <table:table-cell office:value-type="string" calcext:value-type="string">
            <text:p>Spatial and seasonal distribution of Petrochirus diogenes (Anomura, Diogenidae) in the Ubatuba Bay, Sao Paulo, Brazil</text:p>
          </table:table-cell>
          <table:table-cell table:number-columns-repeated="7"/>
          <table:table-cell office:value-type="string" calcext:value-type="string">
            <text:p>Iheringia Serie Zoologia</text:p>
          </table:table-cell>
          <table:table-cell table:number-columns-repeated="3"/>
          <table:table-cell office:value-type="float" office:value="0" calcext:value-type="float">
            <text:p>0</text:p>
          </table:table-cell>
          <table:table-cell office:value-type="float" office:value="86" calcext:value-type="float">
            <text:p>86</text:p>
          </table:table-cell>
          <table:table-cell table:number-columns-repeated="2"/>
          <table:table-cell office:value-type="float" office:value="145" calcext:value-type="float">
            <text:p>145</text:p>
          </table:table-cell>
          <table:table-cell office:value-type="float" office:value="150" calcext:value-type="float">
            <text:p>150</text:p>
          </table:table-cell>
          <table:table-cell table:number-columns-repeated="4"/>
          <table:table-cell office:value-type="string" calcext:value-type="string">
            <text:p>June 4, 1999</text:p>
          </table:table-cell>
          <table:table-cell office:value-type="float" office:value="1999" calcext:value-type="float">
            <text:p>1999</text:p>
          </table:table-cell>
          <table:table-cell office:value-type="string" calcext:value-type="string">
            <text:p>The influence of some abiotics factors in the seasonal and spatial distribution of Petrochirus diogenes (Linnaeus, 1758) in the Ubatuba Bay, Sao Paulo, Brazil was studied. The hermit crabs were monthly collected, throughout September 1995 to August 1996. Each collection comprised eight transects, composed of three repetitions which were made in three serial days. It was obtained 130 individuals of P. diogenes, distributed mainly in three transects (IV, V and VI), with a larger incidence in autumn and winter. The individuals' association with the abiotic factors revealed that its distribution is mainly related with the presence of high percentage of organic matter and coarse sediments. The occurrence and distribution of P. diogenes are influenced not only by favorable abiotic factor, but also depend of a group of biotic factors like availability of gastropod shell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73-4721</text:p>
          </table:table-cell>
          <table:table-cell/>
          <table:table-cell office:value-type="string" calcext:value-type="string">
            <text:p>BIOABS:BACD199900290758</text:p>
          </table:table-cell>
          <table:table-cell table:number-columns-repeated="972"/>
        </table:table-row>
        <table:table-row table:style-name="ro1">
          <table:table-cell office:value-type="string" calcext:value-type="string">
            <text:p>J</text:p>
          </table:table-cell>
          <table:table-cell office:value-type="string" calcext:value-type="string">
            <text:p>Reigada, Alvaro Luiz Diogo; Negreiros-Fransozo, Maria Lucia</text:p>
          </table:table-cell>
          <table:table-cell table:number-columns-repeated="7"/>
          <table:table-cell office:value-type="string" calcext:value-type="string">
            <text:p>Sexual maturity in Hepatus pudibundus (Decapoda, Brachyura, Calappidae)</text:p>
          </table:table-cell>
          <table:table-cell table:number-columns-repeated="7"/>
          <table:table-cell office:value-type="string" calcext:value-type="string">
            <text:p>Iheringia Serie Zoologia</text:p>
          </table:table-cell>
          <table:table-cell table:number-columns-repeated="3"/>
          <table:table-cell office:value-type="float" office:value="0" calcext:value-type="float">
            <text:p>0</text:p>
          </table:table-cell>
          <table:table-cell office:value-type="float" office:value="86" calcext:value-type="float">
            <text:p>86</text:p>
          </table:table-cell>
          <table:table-cell table:number-columns-repeated="2"/>
          <table:table-cell office:value-type="float" office:value="159" calcext:value-type="float">
            <text:p>159</text:p>
          </table:table-cell>
          <table:table-cell office:value-type="float" office:value="164" calcext:value-type="float">
            <text:p>164</text:p>
          </table:table-cell>
          <table:table-cell table:number-columns-repeated="4"/>
          <table:table-cell office:value-type="string" calcext:value-type="string">
            <text:p>June 4, 1999</text:p>
          </table:table-cell>
          <table:table-cell office:value-type="float" office:value="1999" calcext:value-type="float">
            <text:p>1999</text:p>
          </table:table-cell>
          <table:table-cell office:value-type="string" calcext:value-type="string">
            <text:p>The size at sexual maturity in Hepatus pudibundus (Herbst, 1785) through morphological and physiological aspects was determined. The crabs were collected in Ubatuba, SP, Brazil (23degree 26' S and 45degree 02' W). A total of 1551 males and 2169 females were used. H. pudibundus presents gonadal development along its adult phase. This is explained by non interruption of the moult process, occurrence of gonadal regression after the sexual intercourse in males and in multiple spawn ovigerous female. The size of morphological and physiologic maturity for H. pudibundus ranged from 32 mm to 33 mm of carapace width and it did not present differences between sexes.</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073-4721</text:p>
          </table:table-cell>
          <table:table-cell/>
          <table:table-cell office:value-type="string" calcext:value-type="string">
            <text:p>BIOABS:BACD199900291296</text:p>
          </table:table-cell>
          <table:table-cell table:number-columns-repeated="972"/>
        </table:table-row>
        <table:table-row table:style-name="ro1">
          <table:table-cell office:value-type="string" calcext:value-type="string">
            <text:p>J</text:p>
          </table:table-cell>
          <table:table-cell office:value-type="string" calcext:value-type="string">
            <text:p>Assis, MA; Semir, J</text:p>
          </table:table-cell>
          <table:table-cell table:number-columns-repeated="3"/>
          <table:table-cell office:value-type="string" calcext:value-type="string">
            <text:p>Assis, Marco/D-7397-2012</text:p>
          </table:table-cell>
          <table:table-cell table:number-columns-repeated="3"/>
          <table:table-cell office:value-type="string" calcext:value-type="string">
            <text:p>Adenocalymma ubatubensis Assis &amp; Semir, a new species of Bignoniaceae from Ubatuba, Sao Paulo state, Brazil</text:p>
          </table:table-cell>
          <table:table-cell table:number-columns-repeated="7"/>
          <table:table-cell office:value-type="string" calcext:value-type="string">
            <text:p>NOVON</text:p>
          </table:table-cell>
          <table:table-cell table:number-columns-repeated="3"/>
          <table:table-cell office:value-type="float" office:value="9" calcext:value-type="float">
            <text:p>9</text:p>
          </table:table-cell>
          <table:table-cell office:value-type="float" office:value="2" calcext:value-type="float">
            <text:p>2</text:p>
          </table:table-cell>
          <table:table-cell table:number-columns-repeated="2"/>
          <table:table-cell office:value-type="float" office:value="136" calcext:value-type="float">
            <text:p>136</text:p>
          </table:table-cell>
          <table:table-cell office:value-type="float" office:value="138" calcext:value-type="float">
            <text:p>138</text:p>
          </table:table-cell>
          <table:table-cell/>
          <table:table-cell office:value-type="string" calcext:value-type="string">
            <text:p>10.2307/3391787</text:p>
          </table:table-cell>
          <table:table-cell table:number-columns-repeated="2"/>
          <table:table-cell office:value-type="string" calcext:value-type="string">
            <text:p>SUM 1999</text:p>
          </table:table-cell>
          <table:table-cell office:value-type="float" office:value="1999" calcext:value-type="float">
            <text:p>1999</text:p>
          </table:table-cell>
          <table:table-cell office:value-type="string" calcext:value-type="string">
            <text:p>Adenocalymma ubatubensis, a new species from southeastern coastal Brazil, is described and illustrated. The species is distinguished by its large pseudostipules and calyx without nectaries.</text:p>
          </table:table-cell>
          <table:table-cell table:number-columns-repeated="8"/>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1055-3177</text:p>
          </table:table-cell>
          <table:table-cell/>
          <table:table-cell office:value-type="string" calcext:value-type="string">
            <text:p>WOS:000080587800004</text:p>
          </table:table-cell>
          <table:table-cell table:number-columns-repeated="972"/>
        </table:table-row>
        <table:table-row table:style-name="ro1">
          <table:table-cell office:value-type="string" calcext:value-type="string">
            <text:p>J</text:p>
          </table:table-cell>
          <table:table-cell office:value-type="string" calcext:value-type="string">
            <text:p>Negreiros-Fransozo, ML; Mantelatto, FLM; Fransozo, A</text:p>
          </table:table-cell>
          <table:table-cell table:number-columns-repeated="7"/>
          <table:table-cell office:value-type="string" calcext:value-type="string">
            <text:p>Population biology of Callinectes ornatus Ordway, 1863 (Decapoda, Portunidae) from Ubatuba (SP), Brazil</text:p>
          </table:table-cell>
          <table:table-cell table:number-columns-repeated="7"/>
          <table:table-cell office:value-type="string" calcext:value-type="string">
            <text:p>SCIENTIA MARINA</text:p>
          </table:table-cell>
          <table:table-cell table:number-columns-repeated="3"/>
          <table:table-cell office:value-type="float" office:value="63" calcext:value-type="float">
            <text:p>63</text:p>
          </table:table-cell>
          <table:table-cell office:value-type="float" office:value="2" calcext:value-type="float">
            <text:p>2</text:p>
          </table:table-cell>
          <table:table-cell table:number-columns-repeated="2"/>
          <table:table-cell office:value-type="float" office:value="157" calcext:value-type="float">
            <text:p>157</text:p>
          </table:table-cell>
          <table:table-cell office:value-type="float" office:value="163" calcext:value-type="float">
            <text:p>163</text:p>
          </table:table-cell>
          <table:table-cell table:number-columns-repeated="4"/>
          <table:table-cell table:style-name="ce2" office:value-type="date" office:date-value="1999-06-01" calcext:value-type="date">
            <text:p>jun/99</text:p>
          </table:table-cell>
          <table:table-cell office:value-type="float" office:value="1999" calcext:value-type="float">
            <text:p>1999</text:p>
          </table:table-cell>
          <table:table-cell office:value-type="string" calcext:value-type="string">
            <text:p>Population structure and reproductive season of the portunid crab Callinectes ornatus were studied in animals collected from the Ubatuba bays, Sao Paulo, Brazil (23 degrees 20' to 23 degrees 35' S and 44 degrees 50' to 45 degrees 14' W). The samples were taken in three trawls performed every other month from January 1991 to May 1993. A total of 3,829 specimens of C. ornatus were obtained. Their size ranged from 9.3 to 84.6 mm (carapace width). Their median size based on their cephalothoracic width and their size frequency were determined as well. Their reproduction was continuous, with variable proportions of ovigerous females. The highest incidence of ovigerous females occurred in January 1991, 1992 and 1993 and March and November 1992. The oscillations of the environmental factors between the seasons are not so intense in subtropical regions, therefore allowing the continuity of the physiological process of growth and reproduction throughout the year.</text:p>
          </table:table-cell>
          <table:table-cell table:number-columns-repeated="8"/>
          <table:table-cell office:value-type="float" office:value="18" calcext:value-type="float">
            <text:p>18</text:p>
          </table:table-cell>
          <table:table-cell office:value-type="float" office:value="0" calcext:value-type="float">
            <text:p>0</text:p>
          </table:table-cell>
          <table:table-cell office:value-type="float" office:value="19" calcext:value-type="float">
            <text:p>19</text:p>
          </table:table-cell>
          <table:table-cell office:value-type="float" office:value="10" calcext:value-type="float">
            <text:p>10</text:p>
          </table:table-cell>
          <table:table-cell office:value-type="float" office:value="24" calcext:value-type="float">
            <text:p>24</text:p>
          </table:table-cell>
          <table:table-cell table:number-columns-repeated="2"/>
          <table:table-cell office:value-type="string" calcext:value-type="string">
            <text:p>0214-8358</text:p>
          </table:table-cell>
          <table:table-cell/>
          <table:table-cell office:value-type="string" calcext:value-type="string">
            <text:p>WOS:000081895400007</text:p>
          </table:table-cell>
          <table:table-cell table:number-columns-repeated="972"/>
        </table:table-row>
        <table:table-row table:style-name="ro1">
          <table:table-cell office:value-type="string" calcext:value-type="string">
            <text:p>J</text:p>
          </table:table-cell>
          <table:table-cell office:value-type="string" calcext:value-type="string">
            <text:p>Mantelatto, FLM; Garcia, RB</text:p>
          </table:table-cell>
          <table:table-cell table:number-columns-repeated="7"/>
          <table:table-cell office:value-type="string" calcext:value-type="string">
            <text:p>Reproductive potential of the hermit crab Calcinus tibicen (Anomura) from Ubatuba, Sao Paulo, Brazil</text:p>
          </table:table-cell>
          <table:table-cell table:number-columns-repeated="7"/>
          <table:table-cell office:value-type="string" calcext:value-type="string">
            <text:p>JOURNAL OF CRUSTACEAN BIOLOGY</text:p>
          </table:table-cell>
          <table:table-cell table:number-columns-repeated="3"/>
          <table:table-cell office:value-type="float" office:value="19" calcext:value-type="float">
            <text:p>19</text:p>
          </table:table-cell>
          <table:table-cell office:value-type="float" office:value="2" calcext:value-type="float">
            <text:p>2</text:p>
          </table:table-cell>
          <table:table-cell table:number-columns-repeated="2"/>
          <table:table-cell office:value-type="float" office:value="268" calcext:value-type="float">
            <text:p>268</text:p>
          </table:table-cell>
          <table:table-cell office:value-type="float" office:value="275" calcext:value-type="float">
            <text:p>275</text:p>
          </table:table-cell>
          <table:table-cell/>
          <table:table-cell office:value-type="string" calcext:value-type="string">
            <text:p>10.2307/1549233</text:p>
          </table:table-cell>
          <table:table-cell table:number-columns-repeated="2"/>
          <table:table-cell office:value-type="string" calcext:value-type="string">
            <text:p>MAY 1999</text:p>
          </table:table-cell>
          <table:table-cell office:value-type="float" office:value="1999" calcext:value-type="float">
            <text:p>1999</text:p>
          </table:table-cell>
          <table:table-cell office:value-type="string" calcext:value-type="string">
            <text:p>The purpose of this study was to determine egg production by Calcinus tibicen, as well as the influence of shell type on fecundity using morphometric relationships. Ovigerous females were collected at 2-month intervals for 2 consecutive years (from January 1993 to November 1994) along the rocky shore of Ubatuba. The number of eggs carried by individuals of several sizes(shield length), condition of development, and egg size were determined. A total of 89 specimens were analyzed. Individual fecundity ranged from 193 (SL = 5.12 mm) to 6,785 eggs (SL = 4.25 mm) and mean fecundity was 1,719.25 +/- 1,199.43 eggs. The lowest mean fecundity values were observed during the spring. The number of eggs produced per female was large and varied widely among size classes. This fact may probably be attributed to multiple or fragmented spawnings and primiparous or multiparous females during the reproductive cycle. Shells of 5 gastropod species were occupied by ovigerous females of C. tibicen. Stramonita haemastoma was the most occupied shell, although Tegula viridula presented the best associations, calculated by regression analysis between the dimensions of the shell and of ovigerous females and fecundity. This shows that shell type can influence the reproductive potential of ovigerous females, but not to the point of interrupting it.</text:p>
          </table:table-cell>
          <table:table-cell table:number-columns-repeated="8"/>
          <table:table-cell office:value-type="float" office:value="36" calcext:value-type="float">
            <text:p>36</text:p>
          </table:table-cell>
          <table:table-cell office:value-type="float" office:value="0" calcext:value-type="float">
            <text:p>0</text:p>
          </table:table-cell>
          <table:table-cell office:value-type="float" office:value="35" calcext:value-type="float">
            <text:p>35</text:p>
          </table:table-cell>
          <table:table-cell office:value-type="float" office:value="8" calcext:value-type="float">
            <text:p>8</text:p>
          </table:table-cell>
          <table:table-cell office:value-type="float" office:value="38" calcext:value-type="float">
            <text:p>38</text:p>
          </table:table-cell>
          <table:table-cell table:number-columns-repeated="2"/>
          <table:table-cell office:value-type="string" calcext:value-type="string">
            <text:p>0278-0372</text:p>
          </table:table-cell>
          <table:table-cell/>
          <table:table-cell office:value-type="string" calcext:value-type="string">
            <text:p>WOS:000080299800007</text:p>
          </table:table-cell>
          <table:table-cell table:number-columns-repeated="972"/>
        </table:table-row>
        <table:table-row table:style-name="ro1">
          <table:table-cell office:value-type="string" calcext:value-type="string">
            <text:p>J</text:p>
          </table:table-cell>
          <table:table-cell office:value-type="string" calcext:value-type="string">
            <text:p>Medina Mantelatto, Fernando Luis; Biagi Garcia, Renata</text:p>
          </table:table-cell>
          <table:table-cell table:number-columns-repeated="7"/>
          <table:table-cell office:value-type="string" calcext:value-type="string">
            <text:p>Reproductive potential of the hermit crab Calcinus tibicen (Anomura) from Ubatuba, Sao Paulo, Brazil</text:p>
          </table:table-cell>
          <table:table-cell table:number-columns-repeated="7"/>
          <table:table-cell office:value-type="string" calcext:value-type="string">
            <text:p>Journal of Crustacean Biology</text:p>
          </table:table-cell>
          <table:table-cell table:number-columns-repeated="3"/>
          <table:table-cell office:value-type="float" office:value="19" calcext:value-type="float">
            <text:p>19</text:p>
          </table:table-cell>
          <table:table-cell office:value-type="float" office:value="2" calcext:value-type="float">
            <text:p>2</text:p>
          </table:table-cell>
          <table:table-cell table:number-columns-repeated="2"/>
          <table:table-cell office:value-type="float" office:value="268" calcext:value-type="float">
            <text:p>268</text:p>
          </table:table-cell>
          <table:table-cell office:value-type="float" office:value="275" calcext:value-type="float">
            <text:p>275</text:p>
          </table:table-cell>
          <table:table-cell table:number-columns-repeated="4"/>
          <table:table-cell office:value-type="string" calcext:value-type="string">
            <text:p>May, 1999</text:p>
          </table:table-cell>
          <table:table-cell office:value-type="float" office:value="1999" calcext:value-type="float">
            <text:p>1999</text:p>
          </table:table-cell>
          <table:table-cell office:value-type="string" calcext:value-type="string">
            <text:p>The purpose of this study was to determine egg production by Calcinus tibicen, as well as the influence of shell type on fecundity using morphometric relationships. Ovigerous females were collected at 2-month intervals for 2 consecutive years (from January 1993 to November 1994) along the rocky shore of Ubatuba. The number of eggs carried by individuals of several sizes (shield length), condition of development, and egg size were determined. A total of 89 specimens were analyzed. Individual fecundity ranged from 193 (SL = 5.12 mm) to 6,785 eggs (SL = 4.25 mm) and mean fecundity was 1,719.25 +- 1,199.43 eggs. The lowest mean fecundity values were observed during the spring. The number of eggs produced per female was large and varied widely among size classes. This fact may probably be attributed to multiple or fragmented spawnings and primiparous or multiparous females during the reproductive cycle. Shells of 5 gastropod species were occupied by ovigerous females of C. tibicen. Stramonita haemastoma was the most occupied shell, although Tegula viridula presented the best associations, calculated by regression analysis between the dimensions of the shell and of ovigerous females and fecundity. This shows that shell type can influence the reproductive potential of ovigerous females, but not to the point of interrupting it.</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278-0372</text:p>
          </table:table-cell>
          <table:table-cell/>
          <table:table-cell office:value-type="string" calcext:value-type="string">
            <text:p>BIOABS:BACD199900201761</text:p>
          </table:table-cell>
          <table:table-cell table:number-columns-repeated="972"/>
        </table:table-row>
        <table:table-row table:style-name="ro1">
          <table:table-cell office:value-type="string" calcext:value-type="string">
            <text:p>J</text:p>
          </table:table-cell>
          <table:table-cell office:value-type="string" calcext:value-type="string">
            <text:p>Sanchez, Maryland; Pedroni, Fernando; De Freitas Leitao-Filho, Hermogenes; Cesar, Oswaldo</text:p>
          </table:table-cell>
          <table:table-cell table:number-columns-repeated="7"/>
          <table:table-cell office:value-type="string" calcext:value-type="string">
            <text:p>Floristic composition of a riverine forest in the Brazilian Atlantic rain forest, Ubatuba, SP</text:p>
          </table:table-cell>
          <table:table-cell table:number-columns-repeated="7"/>
          <table:table-cell office:value-type="string" calcext:value-type="string">
            <text:p>Revista Brasileira de Botanica</text:p>
          </table:table-cell>
          <table:table-cell table:number-columns-repeated="3"/>
          <table:table-cell office:value-type="float" office:value="22" calcext:value-type="float">
            <text:p>22</text:p>
          </table:table-cell>
          <table:table-cell office:value-type="float" office:value="1" calcext:value-type="float">
            <text:p>1</text:p>
          </table:table-cell>
          <table:table-cell table:number-columns-repeated="2"/>
          <table:table-cell office:value-type="float" office:value="31" calcext:value-type="float">
            <text:p>31</text:p>
          </table:table-cell>
          <table:table-cell office:value-type="float" office:value="42" calcext:value-type="float">
            <text:p>42</text:p>
          </table:table-cell>
          <table:table-cell/>
          <table:table-cell office:value-type="string" calcext:value-type="string">
            <text:p>10.1590/S0100-84041999000100006</text:p>
          </table:table-cell>
          <table:table-cell table:number-columns-repeated="2"/>
          <table:table-cell office:value-type="string" calcext:value-type="string">
            <text:p>April, 1999</text:p>
          </table:table-cell>
          <table:table-cell office:value-type="float" office:value="1999" calcext:value-type="float">
            <text:p>1999</text:p>
          </table:table-cell>
          <table:table-cell office:value-type="string" calcext:value-type="string">
            <text:p>A floristic survey was carried out in a forest tract alongside the Fazenda river, in the Picinguaba Division of the Serra do Mar State Park, northern coast of the State of Sao Paulo, municipality of Ubatuba (44degree48' W and 23degree22' S). A total of 40 quadrats (10 m X 10 m) was located along the river margins. All trees with a minimum of 20 cm perimeter at breast height (DBH = 6.36 cm) were recorded. The 673 sampled trees were distributed in 120 species, 83 genera and 37 families. The greatest species richness was found for Myrtaceae (28), Fabaceae (11), Rubiaceae and Lauraceae (8). The most numerous populations were Euterpe edulis Mart. (Arecaceae), Chrysophyllum flexuosum Mart. (Sapotaceae), Coussarea nodosa Mull. Arg. (Rubiaceae) and Sloanea guianensis Benth. (Elaeocarpaceae). The Shannon diversity index was H' = 4.07 nats/individual, showing the great diversity of the area studied. The data emphasize the high complexity of the vegetation studied and are used for comparisons wi th similar forests.</text:p>
          </table:table-cell>
          <table:table-cell table:number-columns-repeated="8"/>
          <table:table-cell office:value-type="float" office:value="22" calcext:value-type="float">
            <text:p>22</text:p>
          </table:table-cell>
          <table:table-cell office:value-type="float" office:value="0" calcext:value-type="float">
            <text:p>0</text:p>
          </table:table-cell>
          <table:table-cell table:number-columns-repeated="2" office:value-type="float" office:value="22" calcext:value-type="float">
            <text:p>22</text:p>
          </table:table-cell>
          <table:table-cell office:value-type="float" office:value="34" calcext:value-type="float">
            <text:p>34</text:p>
          </table:table-cell>
          <table:table-cell table:number-columns-repeated="2"/>
          <table:table-cell office:value-type="string" calcext:value-type="string">
            <text:p>0100-8404</text:p>
          </table:table-cell>
          <table:table-cell/>
          <table:table-cell office:value-type="string" calcext:value-type="string">
            <text:p>BIOABS:BACD200000026292</text:p>
          </table:table-cell>
          <table:table-cell table:number-columns-repeated="972"/>
        </table:table-row>
        <table:table-row table:style-name="ro1">
          <table:table-cell office:value-type="string" calcext:value-type="string">
            <text:p>J</text:p>
          </table:table-cell>
          <table:table-cell office:value-type="string" calcext:value-type="string">
            <text:p>Pinheiro, MAA; Fransozo, A</text:p>
          </table:table-cell>
          <table:table-cell table:number-columns-repeated="3"/>
          <table:table-cell office:value-type="string" calcext:value-type="string">
            <text:p>Pinheiro, Marcelo/E-7462-2012</text:p>
          </table:table-cell>
          <table:table-cell office:value-type="string" calcext:value-type="string">
            <text:p>Pinheiro, Marcelo/0000-0003-0758-5526</text:p>
          </table:table-cell>
          <table:table-cell table:number-columns-repeated="2"/>
          <table:table-cell office:value-type="string" calcext:value-type="string">
            <text:p>Reproductive behavior of the swimming crab Arenaeus cribrarius (Lamarck, 1818) (Crustacea, Brachyura, Portunidae) in captivity</text:p>
          </table:table-cell>
          <table:table-cell table:number-columns-repeated="7"/>
          <table:table-cell office:value-type="string" calcext:value-type="string">
            <text:p>BULLETIN OF MARINE SCIENCE</text:p>
          </table:table-cell>
          <table:table-cell table:number-columns-repeated="3"/>
          <table:table-cell office:value-type="float" office:value="64" calcext:value-type="float">
            <text:p>64</text:p>
          </table:table-cell>
          <table:table-cell office:value-type="float" office:value="2" calcext:value-type="float">
            <text:p>2</text:p>
          </table:table-cell>
          <table:table-cell table:number-columns-repeated="2"/>
          <table:table-cell office:value-type="float" office:value="243" calcext:value-type="float">
            <text:p>243</text:p>
          </table:table-cell>
          <table:table-cell office:value-type="float" office:value="253" calcext:value-type="float">
            <text:p>253</text:p>
          </table:table-cell>
          <table:table-cell table:number-columns-repeated="4"/>
          <table:table-cell table:style-name="ce2" office:value-type="date" office:date-value="1999-03-01" calcext:value-type="date">
            <text:p>mar/99</text:p>
          </table:table-cell>
          <table:table-cell office:value-type="float" office:value="1999" calcext:value-type="float">
            <text:p>1999</text:p>
          </table:table-cell>
          <table:table-cell office:value-type="string" calcext:value-type="string">
            <text:p>In this study, the reproductive behavior exhibited by Arenaeus cribrarius in captivity was described, and the duration of each behavioral stage was measured. Swimming crabs were trawled in Ubatuba, northern littoral of Sao Paulo State, Brazil, and maintained in aquaria. Water conditions and food items were provided according to this species' natural requirements in the wild. In the presence of premolt females, intermolt males exhibited a courtship display that became intensified when the potential mate was visually perceived. After mate selection, the male carried the female under itself (precopulatory position) for 29.8 +/- 5.1 d until the female molted. Afterwards, the male manipulated the recently molted female, and inverted her position under itself as to penetrate her with his first pair of pleopods (copulation), a process that took 17.1 +/- 4.6 h. After copulation the male continued to carry his soft-shelled mate for 29.7 +/- 5.8 d (postcopulatory position). The time elapsed between copulation and spawning was 57.8 +/- 3.8 d and the time interval between successive spawns 33.8 +/- 7.1 d. Total embryonic development took 13.5 +/- 2.1 d in temperature conditions of 25.0 +/- 2.0 degrees C. During the last 4.7 +/- 1.4 d embryos' eyes were already visible. The reproductive behavior pattern in A. cribrarius is very similar to those previously described in other portunids.</text:p>
          </table:table-cell>
          <table:table-cell table:number-columns-repeated="8"/>
          <table:table-cell office:value-type="float" office:value="27" calcext:value-type="float">
            <text:p>27</text:p>
          </table:table-cell>
          <table:table-cell office:value-type="float" office:value="0" calcext:value-type="float">
            <text:p>0</text:p>
          </table:table-cell>
          <table:table-cell office:value-type="float" office:value="30" calcext:value-type="float">
            <text:p>30</text:p>
          </table:table-cell>
          <table:table-cell office:value-type="float" office:value="9" calcext:value-type="float">
            <text:p>9</text:p>
          </table:table-cell>
          <table:table-cell office:value-type="float" office:value="34" calcext:value-type="float">
            <text:p>34</text:p>
          </table:table-cell>
          <table:table-cell table:number-columns-repeated="2"/>
          <table:table-cell office:value-type="string" calcext:value-type="string">
            <text:p>0007-4977</text:p>
          </table:table-cell>
          <table:table-cell/>
          <table:table-cell office:value-type="string" calcext:value-type="string">
            <text:p>WOS:000079983200005</text:p>
          </table:table-cell>
          <table:table-cell table:number-columns-repeated="972"/>
        </table:table-row>
        <table:table-row table:style-name="ro1">
          <table:table-cell office:value-type="string" calcext:value-type="string">
            <text:p>J</text:p>
          </table:table-cell>
          <table:table-cell office:value-type="string" calcext:value-type="string">
            <text:p>Hashimoto Soares, Lucy Satiko; Amato de Moraes Vazzoler, Anna Emilia; Correa, Andre Roberto</text:p>
          </table:table-cell>
          <table:table-cell table:number-columns-repeated="7"/>
          <table:table-cell office:value-type="string" calcext:value-type="string">
            <text:p>Diel feeding chronology of the skate Raja agassizii (Muller and Henle) (Pisces, Elasmobranchii) on the continental shelf off Ubatuba, Southeastern Brazil</text:p>
          </table:table-cell>
          <table:table-cell table:number-columns-repeated="7"/>
          <table:table-cell office:value-type="string" calcext:value-type="string">
            <text:p>Revista Brasileira de Zoologia</text:p>
          </table:table-cell>
          <table:table-cell table:number-columns-repeated="3"/>
          <table:table-cell office:value-type="float" office:value="16" calcext:value-type="float">
            <text:p>16</text:p>
          </table:table-cell>
          <table:table-cell office:value-type="float" office:value="1" calcext:value-type="float">
            <text:p>1</text:p>
          </table:table-cell>
          <table:table-cell table:number-columns-repeated="2"/>
          <table:table-cell office:value-type="float" office:value="201" calcext:value-type="float">
            <text:p>201</text:p>
          </table:table-cell>
          <table:table-cell office:value-type="float" office:value="212" calcext:value-type="float">
            <text:p>212</text:p>
          </table:table-cell>
          <table:table-cell table:number-columns-repeated="4"/>
          <table:table-cell office:value-type="string" calcext:value-type="string">
            <text:p>March, 1999</text:p>
          </table:table-cell>
          <table:table-cell office:value-type="float" office:value="1999" calcext:value-type="float">
            <text:p>1999</text:p>
          </table:table-cell>
          <table:table-cell office:value-type="string" calcext:value-type="string">
            <text:p>The diet and diel feeding pattern of the skate Raja agassizii were investigated through analysis of stomach contents. A total of 280 stomachs were collected by a series of hauls during a daily cycle in three periods, 8-10 January 1987, 22-24 July and 2-4 December 1988, from the inner continental shelf of the coastal ecosystem of Ubatuba, Sao Paulo State, Brazil (25degree35'S; 45degree00'W). According to the results of the stomach fullness and of the number of fresh prey, it is suggested that this species presents continuity in the feeding activity during a day. The stomach contents were mainly composed of crustaceans. Nematodes, polychaetes and fishes also occurred. No changes were observed in dietary composition between day and night.</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101-8175</text:p>
          </table:table-cell>
          <table:table-cell/>
          <table:table-cell office:value-type="string" calcext:value-type="string">
            <text:p>BIOABS:BACD199900164247</text:p>
          </table:table-cell>
          <table:table-cell table:number-columns-repeated="972"/>
        </table:table-row>
        <table:table-row table:style-name="ro1">
          <table:table-cell office:value-type="string" calcext:value-type="string">
            <text:p>J</text:p>
          </table:table-cell>
          <table:table-cell office:value-type="string" calcext:value-type="string">
            <text:p>Mantelatto, FLM; Avelar, WEP; Silva, DML; Tomazelli, AC; Lopez, JLC; Shuhama, T</text:p>
          </table:table-cell>
          <table:table-cell table:number-columns-repeated="3"/>
          <table:table-cell office:value-type="string" calcext:value-type="string">
            <text:p>Silva, Daniela/G-3563-2012</text:p>
          </table:table-cell>
          <table:table-cell table:number-columns-repeated="3"/>
          <table:table-cell office:value-type="string" calcext:value-type="string">
            <text:p>Heavy metals in the shrimp Xiphopenaeus kroyeri (Heller, 1862) (Crustacea, Penaeidae) from Ubatuba Bay, Sao Paulo, Brazil</text:p>
          </table:table-cell>
          <table:table-cell table:number-columns-repeated="7"/>
          <table:table-cell office:value-type="string" calcext:value-type="string">
            <text:p>BULLETIN OF ENVIRONMENTAL CONTAMINATION AND TOXICOLOGY</text:p>
          </table:table-cell>
          <table:table-cell table:number-columns-repeated="3"/>
          <table:table-cell office:value-type="float" office:value="62" calcext:value-type="float">
            <text:p>62</text:p>
          </table:table-cell>
          <table:table-cell office:value-type="float" office:value="2" calcext:value-type="float">
            <text:p>2</text:p>
          </table:table-cell>
          <table:table-cell table:number-columns-repeated="2"/>
          <table:table-cell office:value-type="float" office:value="152" calcext:value-type="float">
            <text:p>152</text:p>
          </table:table-cell>
          <table:table-cell office:value-type="float" office:value="159" calcext:value-type="float">
            <text:p>159</text:p>
          </table:table-cell>
          <table:table-cell table:number-columns-repeated="4"/>
          <table:table-cell office:value-type="string" calcext:value-type="string">
            <text:p>FEB 1999</text:p>
          </table:table-cell>
          <table:table-cell office:value-type="float" office:value="1999" calcext:value-type="float">
            <text:p>1999</text:p>
          </table:table-cell>
          <table:table-cell table:number-columns-repeated="9"/>
          <table:table-cell office:value-type="float" office:value="16" calcext:value-type="float">
            <text:p>16</text:p>
          </table:table-cell>
          <table:table-cell office:value-type="float" office:value="0" calcext:value-type="float">
            <text:p>0</text:p>
          </table:table-cell>
          <table:table-cell office:value-type="float" office:value="14" calcext:value-type="float">
            <text:p>14</text:p>
          </table:table-cell>
          <table:table-cell office:value-type="float" office:value="1" calcext:value-type="float">
            <text:p>1</text:p>
          </table:table-cell>
          <table:table-cell office:value-type="float" office:value="19" calcext:value-type="float">
            <text:p>19</text:p>
          </table:table-cell>
          <table:table-cell table:number-columns-repeated="2"/>
          <table:table-cell office:value-type="string" calcext:value-type="string">
            <text:p>0007-4861</text:p>
          </table:table-cell>
          <table:table-cell/>
          <table:table-cell office:value-type="string" calcext:value-type="string">
            <text:p>WOS:000078365600008</text:p>
          </table:table-cell>
          <table:table-cell office:value-type="float" office:value="9933312" calcext:value-type="float">
            <text:p>9933312</text:p>
          </table:table-cell>
          <table:table-cell table:number-columns-repeated="971"/>
        </table:table-row>
        <table:table-row table:style-name="ro1">
          <table:table-cell office:value-type="string" calcext:value-type="string">
            <text:p>J</text:p>
          </table:table-cell>
          <table:table-cell office:value-type="string" calcext:value-type="string">
            <text:p>Mantelatto, F. L. M.; Fransozo, A.</text:p>
          </table:table-cell>
          <table:table-cell table:number-columns-repeated="7"/>
          <table:table-cell office:value-type="string" calcext:value-type="string">
            <text:p>Characterization of the physical and chemical parameters of Ubatuba Bay, northern coasts of Sao Paulo state, Brazil</text:p>
          </table:table-cell>
          <table:table-cell table:number-columns-repeated="7"/>
          <table:table-cell office:value-type="string" calcext:value-type="string">
            <text:p>Revista Brasileira de Biologia</text:p>
          </table:table-cell>
          <table:table-cell table:number-columns-repeated="3"/>
          <table:table-cell office:value-type="float" office:value="59" calcext:value-type="float">
            <text:p>59</text:p>
          </table:table-cell>
          <table:table-cell office:value-type="float" office:value="1" calcext:value-type="float">
            <text:p>1</text:p>
          </table:table-cell>
          <table:table-cell table:number-columns-repeated="2"/>
          <table:table-cell office:value-type="float" office:value="23" calcext:value-type="float">
            <text:p>23</text:p>
          </table:table-cell>
          <table:table-cell office:value-type="float" office:value="31" calcext:value-type="float">
            <text:p>31</text:p>
          </table:table-cell>
          <table:table-cell table:number-columns-repeated="4"/>
          <table:table-cell office:value-type="string" calcext:value-type="string">
            <text:p>Feb., 1999</text:p>
          </table:table-cell>
          <table:table-cell office:value-type="float" office:value="1999" calcext:value-type="float">
            <text:p>1999</text:p>
          </table:table-cell>
          <table:table-cell office:value-type="string" calcext:value-type="string">
            <text:p>The objective of the present study is to characterize the physical and chemical environmental parameters of Ubatuba Bay (SP), as a subsidy for studies of the composition and distribution of benthic crustaceans which live on the non-consolidated sublittoral bottom of this area. Depth, temperature, salinity, dissolved oxygen, organic content and granulometric composition of the sediments were measured monthly from September/95 to August/96 in eight subareas of the bay. The bay presents an average depth of 9.3 m and is characterized by the following annual mean values for the hydrologic factors: temperature 23.8 degreeC, salinity 33.2permill and dissolved oxygen 5.11 mg/l. The annual mean for the organic matter content of the bay bottom sediments was 11.8% and most subareas presented a grain size composition dominated by pelitic sediments. These peculiar abiotic characteristics are very important for the reproduction and development principally of brachyuran and anomuran crabs, and shrimps which have a close relationship with those substrates.</text:p>
          </table:table-cell>
          <table:table-cell table:number-columns-repeated="8"/>
          <table:table-cell office:value-type="float" office:value="46" calcext:value-type="float">
            <text:p>46</text:p>
          </table:table-cell>
          <table:table-cell office:value-type="float" office:value="0" calcext:value-type="float">
            <text:p>0</text:p>
          </table:table-cell>
          <table:table-cell office:value-type="float" office:value="49" calcext:value-type="float">
            <text:p>49</text:p>
          </table:table-cell>
          <table:table-cell office:value-type="float" office:value="10" calcext:value-type="float">
            <text:p>10</text:p>
          </table:table-cell>
          <table:table-cell office:value-type="float" office:value="53" calcext:value-type="float">
            <text:p>53</text:p>
          </table:table-cell>
          <table:table-cell table:number-columns-repeated="2"/>
          <table:table-cell office:value-type="string" calcext:value-type="string">
            <text:p>0034-7108</text:p>
          </table:table-cell>
          <table:table-cell/>
          <table:table-cell office:value-type="string" calcext:value-type="string">
            <text:p>BIOABS:BACD199900127671</text:p>
          </table:table-cell>
          <table:table-cell table:number-columns-repeated="972"/>
        </table:table-row>
        <table:table-row table:style-name="ro1">
          <table:table-cell office:value-type="string" calcext:value-type="string">
            <text:p>J</text:p>
          </table:table-cell>
          <table:table-cell office:value-type="string" calcext:value-type="string">
            <text:p>Chacur, M. M.; Negreiros-Fransozo, M. L.</text:p>
          </table:table-cell>
          <table:table-cell table:number-columns-repeated="7"/>
          <table:table-cell office:value-type="string" calcext:value-type="string">
            <text:p>Biological aspects of the spine-shrimp Exhippolysmata oplophoroides (Holthuis, 1948) (Crustacea, Caridea, Hippolytidae)</text:p>
          </table:table-cell>
          <table:table-cell table:number-columns-repeated="7"/>
          <table:table-cell office:value-type="string" calcext:value-type="string">
            <text:p>Revista Brasileira de Biologia</text:p>
          </table:table-cell>
          <table:table-cell table:number-columns-repeated="3"/>
          <table:table-cell office:value-type="float" office:value="59" calcext:value-type="float">
            <text:p>59</text:p>
          </table:table-cell>
          <table:table-cell office:value-type="float" office:value="1" calcext:value-type="float">
            <text:p>1</text:p>
          </table:table-cell>
          <table:table-cell table:number-columns-repeated="2"/>
          <table:table-cell office:value-type="float" office:value="173" calcext:value-type="float">
            <text:p>173</text:p>
          </table:table-cell>
          <table:table-cell office:value-type="float" office:value="181" calcext:value-type="float">
            <text:p>181</text:p>
          </table:table-cell>
          <table:table-cell/>
          <table:table-cell office:value-type="string" calcext:value-type="string">
            <text:p>10.1590/S0034-71081999000100022</text:p>
          </table:table-cell>
          <table:table-cell table:number-columns-repeated="2"/>
          <table:table-cell office:value-type="string" calcext:value-type="string">
            <text:p>Feb., 1999</text:p>
          </table:table-cell>
          <table:table-cell office:value-type="float" office:value="1999" calcext:value-type="float">
            <text:p>1999</text:p>
          </table:table-cell>
          <table:table-cell office:value-type="string" calcext:value-type="string">
            <text:p>The number of eggs and the proportion in which they are produced can provide an indication of the species reproductive potential. The objective of this paper was to get basic data on the general biology of E. oplophoroides and, in particular, its fecundity in the area of Ubatuba (SP). The specimens were collected by trawl in the Ubatuba littoral (23degreeS/45degreeN) from June/1995 to May/1996. The number of eggs found for each female was plotted against to the cephalothoracic lenght and a linear regression was adjusted. The mean fecundity obtained was 2,742 +- 1,561 which varied from 434 to 5,215 eggs per female per spawn and the mean volume of eggs was 0.015 +- 0.002 mm3. Fecundity increases with the growth of E. oplophoroides females. In the sampled population, it was not found males, suggesting sexual reversion which is very common in marine caridean shrimp. The high percentage of ovigerous females during the whole year confirms the fact of the tropical species present continuous reproduction.</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2"/>
          <table:table-cell office:value-type="string" calcext:value-type="string">
            <text:p>0034-7108</text:p>
          </table:table-cell>
          <table:table-cell/>
          <table:table-cell office:value-type="string" calcext:value-type="string">
            <text:p>BIOABS:BACD199900136239</text:p>
          </table:table-cell>
          <table:table-cell table:number-columns-repeated="972"/>
        </table:table-row>
        <table:table-row table:style-name="ro1">
          <table:table-cell office:value-type="string" calcext:value-type="string">
            <text:p>J</text:p>
          </table:table-cell>
          <table:table-cell office:value-type="string" calcext:value-type="string">
            <text:p>Mantelatto, FLM; Fransozo, A</text:p>
          </table:table-cell>
          <table:table-cell table:number-columns-repeated="7"/>
          <table:table-cell office:value-type="string" calcext:value-type="string">
            <text:p>Reproductive biology and moulting cycle of the crab Callinectes ornatus (Decapoda, Portunidae) from the Ubatuba region, Sao Paulo, Brazil</text:p>
          </table:table-cell>
          <table:table-cell table:number-columns-repeated="4"/>
          <table:table-cell office:value-type="float" office:value="1" calcext:value-type="float">
            <text:p>1</text:p>
          </table:table-cell>
          <table:table-cell table:number-columns-repeated="2"/>
          <table:table-cell office:value-type="string" calcext:value-type="string">
            <text:p>CRUSTACEANA</text:p>
          </table:table-cell>
          <table:table-cell table:number-columns-repeated="3"/>
          <table:table-cell office:value-type="float" office:value="72" calcext:value-type="float">
            <text:p>72</text:p>
          </table:table-cell>
          <table:table-cell table:number-columns-repeated="3"/>
          <table:table-cell office:value-type="float" office:value="63" calcext:value-type="float">
            <text:p>63</text:p>
          </table:table-cell>
          <table:table-cell office:value-type="float" office:value="76" calcext:value-type="float">
            <text:p>76</text:p>
          </table:table-cell>
          <table:table-cell table:number-columns-repeated="4"/>
          <table:table-cell table:style-name="ce2" office:value-type="date" office:date-value="1999-01-01" calcext:value-type="date">
            <text:p>jan/99</text:p>
          </table:table-cell>
          <table:table-cell office:value-type="float" office:value="1999" calcext:value-type="float">
            <text:p>1999</text:p>
          </table:table-cell>
          <table:table-cell office:value-type="string" calcext:value-type="string">
            <text:p>To investigate the reproductive biology of Callinectes ornatus gonadal and moulting cycles were studied over two consecutive years in the Ubatuba region. Six stages of gonadal development were detected in females and four in males. Observations on the number of ovigerous females, on the moulting stages of males and females, and on the percentage of individuals exhibiting mature gonads reveal a continuous reproductive cycle, the stages of which progress at different rates. These data support the hypothesis that C. ornatus shows staggered spawning, with possibly more than one annual reproductive period. A pause in growth before the terminal moult may occur in this species.</text:p>
          </table:table-cell>
          <table:table-cell table:number-columns-repeated="8"/>
          <table:table-cell office:value-type="float" office:value="45" calcext:value-type="float">
            <text:p>45</text:p>
          </table:table-cell>
          <table:table-cell office:value-type="float" office:value="0" calcext:value-type="float">
            <text:p>0</text:p>
          </table:table-cell>
          <table:table-cell office:value-type="float" office:value="49" calcext:value-type="float">
            <text:p>49</text:p>
          </table:table-cell>
          <table:table-cell office:value-type="float" office:value="22" calcext:value-type="float">
            <text:p>22</text:p>
          </table:table-cell>
          <table:table-cell office:value-type="float" office:value="56" calcext:value-type="float">
            <text:p>56</text:p>
          </table:table-cell>
          <table:table-cell table:number-columns-repeated="2"/>
          <table:table-cell office:value-type="string" calcext:value-type="string">
            <text:p>0011-216X</text:p>
          </table:table-cell>
          <table:table-cell/>
          <table:table-cell office:value-type="string" calcext:value-type="string">
            <text:p>WOS:000078409600007</text:p>
          </table:table-cell>
          <table:table-cell table:number-columns-repeated="972"/>
        </table:table-row>
        <table:table-row table:style-name="ro1">
          <table:table-cell office:value-type="string" calcext:value-type="string">
            <text:p>J</text:p>
          </table:table-cell>
          <table:table-cell office:value-type="string" calcext:value-type="string">
            <text:p>de Paula, EJ; Pereira, RTL; Ohno, M</text:p>
          </table:table-cell>
          <table:table-cell table:number-columns-repeated="7"/>
          <table:table-cell office:value-type="string" calcext:value-type="string">
            <text:p>Strain selection in Kappaphycus alvarezii var. alvarezii (Solieriaceae, Rhodophyta) using tetraspore progeny</text:p>
          </table:table-cell>
          <table:table-cell table:number-columns-repeated="7"/>
          <table:table-cell office:value-type="string" calcext:value-type="string">
            <text:p>JOURNAL OF APPLIED PHYCOLOGY</text:p>
          </table:table-cell>
          <table:table-cell table:number-columns-repeated="3"/>
          <table:table-cell office:value-type="float" office:value="11" calcext:value-type="float">
            <text:p>11</text:p>
          </table:table-cell>
          <table:table-cell office:value-type="float" office:value="1" calcext:value-type="float">
            <text:p>1</text:p>
          </table:table-cell>
          <table:table-cell table:number-columns-repeated="2"/>
          <table:table-cell office:value-type="float" office:value="111" calcext:value-type="float">
            <text:p>111</text:p>
          </table:table-cell>
          <table:table-cell office:value-type="float" office:value="121" calcext:value-type="float">
            <text:p>121</text:p>
          </table:table-cell>
          <table:table-cell/>
          <table:table-cell office:value-type="string" calcext:value-type="string">
            <text:p>10.1023/A:1008085614360</text:p>
          </table:table-cell>
          <table:table-cell table:number-columns-repeated="2"/>
          <table:table-cell table:number-columns-repeated="2" office:value-type="float" office:value="1999" calcext:value-type="float">
            <text:p>1999</text:p>
          </table:table-cell>
          <table:table-cell office:value-type="string" calcext:value-type="string">
            <text:p>A brown strain of Kappaphycus alvarezii from the Philippines produced tetraspores in the summer and autumn (December 1995 to May 1996) in cultivation experiments in the sea at Ubatuba, Sao Paulo State, Brazil. In vitro tetraspore release and germination experiments showed a mass mortality two to four days after release. Only 20 plants derived from tetraspores were grown successfully for over a year in the laboratory. Large differences in morphology, colour, size and growth rates were observed amongst these plants. The individual plants differed from one another in one or more characteristic. Differences appeared in the early developmental stages and persisted through time. After ten months, the plants that grew best in laboratory culture were transferred into the sea, but the others remained very small (3 to 5 mm), even after two years. In the sea, the plants also showed individual differences in their ability to survive and grow. These results emphasise the potential of the tetraspore progeny for strain selection in K. alvarezii. The results also suggest that the tetrasporophyte used in these studies is of hybrid origin.</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0921-8971</text:p>
          </table:table-cell>
          <table:table-cell/>
          <table:table-cell office:value-type="string" calcext:value-type="string">
            <text:p>WOS:000081004600015</text:p>
          </table:table-cell>
          <table:table-cell table:number-columns-repeated="972"/>
        </table:table-row>
        <table:table-row table:style-name="ro1">
          <table:table-cell office:value-type="string" calcext:value-type="string">
            <text:p>J</text:p>
          </table:table-cell>
          <table:table-cell office:value-type="string" calcext:value-type="string">
            <text:p>Gaeta, Salvador Airton; Ribeiro, Sylvia Maria Susini; Metzler, Patricia Mercedes; Francos, Maria Solange; Abe, Donato Seiji</text:p>
          </table:table-cell>
          <table:table-cell table:number-columns-repeated="7"/>
          <table:table-cell office:value-type="string" calcext:value-type="string">
            <text:p>Environmental forcing on phytoplankton biomass and primary productivity of the coastal ecosystem in Ubatuba region, southern Brazil</text:p>
          </table:table-cell>
          <table:table-cell table:number-columns-repeated="7"/>
          <table:table-cell office:value-type="string" calcext:value-type="string">
            <text:p>Revista Brasileira de Oceanografia</text:p>
          </table:table-cell>
          <table:table-cell table:number-columns-repeated="3"/>
          <table:table-cell office:value-type="float" office:value="47" calcext:value-type="float">
            <text:p>47</text:p>
          </table:table-cell>
          <table:table-cell office:value-type="float" office:value="1" calcext:value-type="float">
            <text:p>1</text:p>
          </table:table-cell>
          <table:table-cell table:number-columns-repeated="2"/>
          <table:table-cell office:value-type="float" office:value="11" calcext:value-type="float">
            <text:p>11</text:p>
          </table:table-cell>
          <table:table-cell office:value-type="float" office:value="27" calcext:value-type="float">
            <text:p>27</text:p>
          </table:table-cell>
          <table:table-cell table:number-columns-repeated="4"/>
          <table:table-cell table:number-columns-repeated="2" office:value-type="float" office:value="1999" calcext:value-type="float">
            <text:p>1999</text:p>
          </table:table-cell>
          <table:table-cell office:value-type="string" calcext:value-type="string">
            <text:p>A time series of chlorophyll a and in situ primary production sampled over a period of 33 days during summer in Ubatuba region, southeastern Brazil, was subjected to multivariate and harmonic analysis. Principal Component Analysis has revealed four factors interpreted as (i) South Atlantic Central Water forcing; (ii) Transient frontal systems and rain fall forcings; (iii) Wind forcing normal to the coast; (iv) Wind forcing parallel to the coast, as main factors in the variability of the phytoplankton biomass and primary productivity. Splitting of the time series according to four main events which had profound effects on the physicochemical characteristics of the region showed the following variations in the primary productivity integrated over the photic layer (g C m-2 day-1): mixingfwdarwstratification period, 0.40 +- 0.11; heavy rainfall, 1.24 +- 0.28; stratification after rainfall, 0.74 +- 0.10; stratificationfwdarwmixing period, 0.90 +- 0.27; stratification after deep mixing, 0.63 +- 0.28. Harmonic analysis revealed two indistinguishable significant peaks of the phytoplankton biomass - one at a period of 8.25 days and one at a period of 6.6 days, contributing, respectively, about 17 and 32% of the total variance. Atmospheric forcing showed a characteristic period of 200-264 hours while phytoplankton biomass response ranged over the 144-192 hours time scales and primary productivity was best related to the environment 360 hours before. Relative to total nitrogen and biomass primary productivity oscillations were lagged about 96-144 hours. The interruption of steady-state conditions by transient atmospheric events and wind field intensification are the determining factors driving phytoplankton changes in this coastal environment.</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table:number-columns-repeated="2"/>
          <table:table-cell office:value-type="string" calcext:value-type="string">
            <text:p>1413-7739</text:p>
          </table:table-cell>
          <table:table-cell/>
          <table:table-cell office:value-type="string" calcext:value-type="string">
            <text:p>BIOABS:BACD200000113447</text:p>
          </table:table-cell>
          <table:table-cell table:number-columns-repeated="972"/>
        </table:table-row>
        <table:table-row table:style-name="ro1">
          <table:table-cell office:value-type="string" calcext:value-type="string">
            <text:p>J</text:p>
          </table:table-cell>
          <table:table-cell office:value-type="string" calcext:value-type="string">
            <text:p>Gomes, Vicente; Phan, Van Ngan; Passos, Maria Jose de Arruda Campos Rocha; Forneris, Liliana Lucia Christina</text:p>
          </table:table-cell>
          <table:table-cell table:number-columns-repeated="3"/>
          <table:table-cell office:value-type="string" calcext:value-type="string">
            <text:p>Gomes, Vicente/C-5880-2015</text:p>
          </table:table-cell>
          <table:table-cell table:number-columns-repeated="3"/>
          <table:table-cell office:value-type="string" calcext:value-type="string">
            <text:p>Oxygen consumption and ammonia excretion of the searobin Prionotus punctatus (Scorpaeniformes, Triglidae) at two different temperatures</text:p>
          </table:table-cell>
          <table:table-cell table:number-columns-repeated="7"/>
          <table:table-cell office:value-type="string" calcext:value-type="string">
            <text:p>Revista Brasileira de Oceanografia</text:p>
          </table:table-cell>
          <table:table-cell table:number-columns-repeated="3"/>
          <table:table-cell office:value-type="float" office:value="47" calcext:value-type="float">
            <text:p>47</text:p>
          </table:table-cell>
          <table:table-cell office:value-type="float" office:value="2" calcext:value-type="float">
            <text:p>2</text:p>
          </table:table-cell>
          <table:table-cell table:number-columns-repeated="2"/>
          <table:table-cell office:value-type="float" office:value="127" calcext:value-type="float">
            <text:p>127</text:p>
          </table:table-cell>
          <table:table-cell office:value-type="float" office:value="136" calcext:value-type="float">
            <text:p>136</text:p>
          </table:table-cell>
          <table:table-cell table:number-columns-repeated="4"/>
          <table:table-cell table:number-columns-repeated="2" office:value-type="float" office:value="1999" calcext:value-type="float">
            <text:p>1999</text:p>
          </table:table-cell>
          <table:table-cell office:value-type="string" calcext:value-type="string">
            <text:p>Routine oxygen consumption and ammonia excretion were measured at 20degreeC and 25degreeC in the searobin Prionotus punctatus collected in Ubatuba region (22degree30'S), SP, Brazil, in western South Atlantic, to investigate energy expenditure and losses through metabolic processes. Individuals ranging from 1.00g to 88.47g and from 1.79g to 56.50g were used in experiments at 20degreeC and 25degreeC, respectively. At 20degreeC and 25degreeC, the averages of weight-specific oxygen consumption for the weight class of 1.00 - 10.00g, common to both temperatures, were 162.46 +- 39.51 mulO2/g/h and 200.47 +- 92.46 mulO2/g/h, respectively; for the weight class of 50.01 - 60.00g these values were 112.30 +- 22.84 mulO2/g/h and 114.60 +- 20.36 mulO2/g/h. At 20degreeC and 25degreeC, the averages of weight-specific ammonia excretion for the weight class of 1.00 to 10.00g were 1.03 +- 0.37 muM/g/h and 1.21 +- 0.65 muM/g/h, respectively; for the weight class of 50.01 - 60.00g these values were 0.68 +- 0.13 muM/g/h and 0.60 +- 0.22 muM/g/h. The energy budget for the species was calculated at both temperatures using the experimental data and a model for marine teleosts proposed in the literature.</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413-7739</text:p>
          </table:table-cell>
          <table:table-cell/>
          <table:table-cell office:value-type="string" calcext:value-type="string">
            <text:p>BIOABS:BACD200100155277</text:p>
          </table:table-cell>
          <table:table-cell table:number-columns-repeated="972"/>
        </table:table-row>
        <table:table-row table:style-name="ro1">
          <table:table-cell office:value-type="string" calcext:value-type="string">
            <text:p>J</text:p>
          </table:table-cell>
          <table:table-cell office:value-type="string" calcext:value-type="string">
            <text:p>Jose de Paula, Edison; Pereira, Ricardo Toledo Lima; Ohno, Masao</text:p>
          </table:table-cell>
          <table:table-cell table:number-columns-repeated="7"/>
          <table:table-cell office:value-type="string" calcext:value-type="string">
            <text:p>Strain selection in Kappaphycus alvarezii var. alvarezii (Solieriaceae, Rhodophyta) using tetraspore progeny</text:p>
          </table:table-cell>
          <table:table-cell table:number-columns-repeated="7"/>
          <table:table-cell office:value-type="string" calcext:value-type="string">
            <text:p>Journal of Applied Phycology</text:p>
          </table:table-cell>
          <table:table-cell table:number-columns-repeated="3"/>
          <table:table-cell office:value-type="float" office:value="11" calcext:value-type="float">
            <text:p>11</text:p>
          </table:table-cell>
          <table:table-cell office:value-type="float" office:value="1" calcext:value-type="float">
            <text:p>1</text:p>
          </table:table-cell>
          <table:table-cell table:number-columns-repeated="2"/>
          <table:table-cell office:value-type="float" office:value="111" calcext:value-type="float">
            <text:p>111</text:p>
          </table:table-cell>
          <table:table-cell office:value-type="float" office:value="121" calcext:value-type="float">
            <text:p>121</text:p>
          </table:table-cell>
          <table:table-cell table:number-columns-repeated="4"/>
          <table:table-cell table:number-columns-repeated="2" office:value-type="float" office:value="1999" calcext:value-type="float">
            <text:p>1999</text:p>
          </table:table-cell>
          <table:table-cell office:value-type="string" calcext:value-type="string">
            <text:p>A brown strain of Kappaphycus alvarezii from the Philippines produced tetraspores in the summer and autumn (December 1995 to May 1996) in cultivation experiments in the sea at Ubatuba, Sao Paulo State, Brazil. In vitro tetraspore release and germination experiments showed a mass mortality two to four days after release. Only 20 plants derived from tetraspores were grown successfully for over a year in the laboratory. Large differences in morphology, colour, size and growth rates were observed amongst these plants. The individual plants differed from one another in one or more characteristic. Differences appeared in the early developmental stages and persisted through time. After ten months, the plants that grew best in laboratory culture were transferred into the sea, but the others remained very small (3 to 5 mm), even after two years. In the sea, the plants also showed individual differences in their ability to survive and grow. These results emphasise the potential of the tetraspore progeny for strain selection in K. alvarezii. The results also suggest that the tetrasporophyte used in these studies is of hybrid origin.</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921-8971</text:p>
          </table:table-cell>
          <table:table-cell/>
          <table:table-cell office:value-type="string" calcext:value-type="string">
            <text:p>BIOABS:BACD199900270976</text:p>
          </table:table-cell>
          <table:table-cell table:number-columns-repeated="972"/>
        </table:table-row>
        <table:table-row table:style-name="ro1">
          <table:table-cell office:value-type="string" calcext:value-type="string">
            <text:p>J</text:p>
          </table:table-cell>
          <table:table-cell office:value-type="string" calcext:value-type="string">
            <text:p>de Santis Braga, Elisabete</text:p>
          </table:table-cell>
          <table:table-cell table:number-columns-repeated="7"/>
          <table:table-cell office:value-type="string" calcext:value-type="string">
            <text:p>Seasonal variation of atmospheric and terrestrial nutrients and their influence on primary production in an oligotrophic coastal system-southeastern Brazil</text:p>
          </table:table-cell>
          <table:table-cell table:number-columns-repeated="7"/>
          <table:table-cell office:value-type="string" calcext:value-type="string">
            <text:p>Revista Brasileira de Oceanografia</text:p>
          </table:table-cell>
          <table:table-cell table:number-columns-repeated="3"/>
          <table:table-cell office:value-type="float" office:value="47" calcext:value-type="float">
            <text:p>47</text:p>
          </table:table-cell>
          <table:table-cell office:value-type="float" office:value="1" calcext:value-type="float">
            <text:p>1</text:p>
          </table:table-cell>
          <table:table-cell table:number-columns-repeated="2"/>
          <table:table-cell office:value-type="float" office:value="47" calcext:value-type="float">
            <text:p>47</text:p>
          </table:table-cell>
          <table:table-cell office:value-type="float" office:value="57" calcext:value-type="float">
            <text:p>57</text:p>
          </table:table-cell>
          <table:table-cell table:number-columns-repeated="4"/>
          <table:table-cell table:number-columns-repeated="2" office:value-type="float" office:value="1999" calcext:value-type="float">
            <text:p>1999</text:p>
          </table:table-cell>
          <table:table-cell office:value-type="string" calcext:value-type="string">
            <text:p>In an oligotrophic coastal zone, land drainage and atmospheric precipitation can temporarily modify the concentrations of specific dissolved compounds in local surface waters, mainly nutrient salts, setting up conditions for "new" primary production of phytoplankton. The Ubatuba region (23degree30'S -45degree06'W) is considered an oligo-mesotrophic region subject to a high average annual precipitation (apprx 2,000 mm). The small rivers flowing into Palmas' Inlet present outflow patterns linked to the precipitation cycle. Rain and river waters show nitrate, nitrite, ammonium, phosphate and silicate concentrations that are very variable often higher than in surface seawater. When one considers the total nutrient inventory of Palmas' Inlet (total volume) in each sampling period, the relative contribution of nutrients from rain water presents the following seasonal variations: DIN (0.1-21.0 %), nitrate (0.06 - 15.86 %), phosphate (0.01 - 2.75 %), silicate (0.01 - 0.50 %); and the contribution from river waters varies within the following limits: DIN (0.02 - 0.36 %); nitrate (0.01 - 0.88 %); phosphate (0.01 - 0.11 %); silicate (0.04 - 4.70 %). Primary production in this oligotrophic zone showed seasonal variations with up to 17.83 mgC m-3 h-1 in the winter of 1992. When fertilization caused by the South Atlantic Central Water (SACW, T-S characteristics apprx14degreeC and S apprx35.5 PSU) intrusion occurred in the spring of 1991, the average value (all depths) of primary production was significant (7.00 mgC m-3 h-1). The atmospheric source of dissolved nitrogenous compounds is very important to this region on account of the high pluviosity and the fact that this input occurs directly into the surface seawater, and thus to the euphotic zone.</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1413-7739</text:p>
          </table:table-cell>
          <table:table-cell/>
          <table:table-cell office:value-type="string" calcext:value-type="string">
            <text:p>BIOABS:BACD200000113449</text:p>
          </table:table-cell>
          <table:table-cell table:number-columns-repeated="972"/>
        </table:table-row>
        <table:table-row table:style-name="ro1">
          <table:table-cell office:value-type="string" calcext:value-type="string">
            <text:p>J</text:p>
          </table:table-cell>
          <table:table-cell office:value-type="string" calcext:value-type="string">
            <text:p>Marques, HLD; Pereira, RTL; Correa, BC</text:p>
          </table:table-cell>
          <table:table-cell table:number-columns-repeated="7"/>
          <table:table-cell office:value-type="string" calcext:value-type="string">
            <text:p>Seasonal variation in growth and yield of the brown mussel Perna perna (L.) cultured in Ubatuba, Brazil</text:p>
          </table:table-cell>
          <table:table-cell table:number-columns-repeated="7"/>
          <table:table-cell office:value-type="string" calcext:value-type="string">
            <text:p>AQUACULTURE</text:p>
          </table:table-cell>
          <table:table-cell table:number-columns-repeated="3"/>
          <table:table-cell office:value-type="float" office:value="169" calcext:value-type="float">
            <text:p>169</text:p>
          </table:table-cell>
          <table:table-cell table:style-name="ce1" office:value-type="date" office:date-value="2015-04-03" calcext:value-type="date">
            <text:p>3/abr</text:p>
          </table:table-cell>
          <table:table-cell table:number-columns-repeated="2"/>
          <table:table-cell office:value-type="float" office:value="263" calcext:value-type="float">
            <text:p>263</text:p>
          </table:table-cell>
          <table:table-cell office:value-type="float" office:value="273" calcext:value-type="float">
            <text:p>273</text:p>
          </table:table-cell>
          <table:table-cell/>
          <table:table-cell office:value-type="string" calcext:value-type="string">
            <text:p>10.1016/S0044-8486(98)00372-X</text:p>
          </table:table-cell>
          <table:table-cell table:number-columns-repeated="2"/>
          <table:table-cell office:value-type="string" calcext:value-type="string">
            <text:p>DEC 1 1998</text:p>
          </table:table-cell>
          <table:table-cell office:value-type="float" office:value="1998" calcext:value-type="float">
            <text:p>1998</text:p>
          </table:table-cell>
          <table:table-cell office:value-type="string" calcext:value-type="string">
            <text:p>Seasonal variation in growth and yield of cultured brown mussels Perna perna was studied in Ubatuba, south-east Brazilian coastline. Young mussels were transplanted (seeded) into four groups of 16 polyethylene net tubes 2 m long, suspended from a wooden raft (18 m(2)). The first group was set out in April (autumn), the next in July (winter), the next in October (spring) 1984 and the final group in January (summer) 1985. One net tube of each group was sampled monthly and biometric data were collected. Growth was initially faster for the spring group, but at the end of the culture period length and weight were not statistically different between groups. L-proportional to and W-infinity were 73.9, 71.3, 72.7 and 73.8 mm and 26.3, 23.9, 25.7 and 25.7 g for the autumn, winter, spring and summer groups, respectively. Maximum yield was attained 9 months after seeding for groups of autumn, winter and spring (7.2, 5.2 and 6.3 kg x m(-1), respectively) and after 10 months for the summer group (6.9 kg x m(-1)). The conclusion of this study is that, growth and yield were unaffected by the season of seeding at the study site and that it is not commercially worthwhile to farm mussels more than 9 months, due to yield decrease. (C) 1998 Elsevier Science B.V. All rights reserved.</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float" office:value="6" calcext:value-type="float">
            <text:p>6</text:p>
          </table:table-cell>
          <table:table-cell table:number-columns-repeated="2"/>
          <table:table-cell office:value-type="string" calcext:value-type="string">
            <text:p>0044-8486</text:p>
          </table:table-cell>
          <table:table-cell/>
          <table:table-cell office:value-type="string" calcext:value-type="string">
            <text:p>WOS:000077546100009</text:p>
          </table:table-cell>
          <table:table-cell table:number-columns-repeated="972"/>
        </table:table-row>
        <table:table-row table:style-name="ro1">
          <table:table-cell office:value-type="string" calcext:value-type="string">
            <text:p>J</text:p>
          </table:table-cell>
          <table:table-cell office:value-type="string" calcext:value-type="string">
            <text:p>Nakagaki, JM; Negreiros-Fransozo, ML</text:p>
          </table:table-cell>
          <table:table-cell table:number-columns-repeated="7"/>
          <table:table-cell office:value-type="string" calcext:value-type="string">
            <text:p>Population biology of Xiphopenaeus kroyeri (Heller 1862) (Decapoda : Penaeidae) from Ubatuba Bay, Sao Paulo Brazil</text:p>
          </table:table-cell>
          <table:table-cell table:number-columns-repeated="7"/>
          <table:table-cell office:value-type="string" calcext:value-type="string">
            <text:p>JOURNAL OF SHELLFISH RESEARCH</text:p>
          </table:table-cell>
          <table:table-cell table:number-columns-repeated="3"/>
          <table:table-cell office:value-type="float" office:value="17" calcext:value-type="float">
            <text:p>17</text:p>
          </table:table-cell>
          <table:table-cell office:value-type="float" office:value="4" calcext:value-type="float">
            <text:p>4</text:p>
          </table:table-cell>
          <table:table-cell table:number-columns-repeated="2"/>
          <table:table-cell office:value-type="float" office:value="931" calcext:value-type="float">
            <text:p>931</text:p>
          </table:table-cell>
          <table:table-cell office:value-type="float" office:value="935" calcext:value-type="float">
            <text:p>935</text:p>
          </table:table-cell>
          <table:table-cell table:number-columns-repeated="4"/>
          <table:table-cell office:value-type="string" calcext:value-type="string">
            <text:p>DEC 1998</text:p>
          </table:table-cell>
          <table:table-cell office:value-type="float" office:value="1998" calcext:value-type="float">
            <text:p>1998</text:p>
          </table:table-cell>
          <table:table-cell office:value-type="string" calcext:value-type="string">
            <text:p>The population structure and abundance of Xiphopenaeus kroyeri (Heller, 1862) were analyzed during monthly samples from October 1992 to September 1993 in Ubatuba Bay (23 degrees 26'S and 45 degrees 02'W), Brazil. Sampling was carried out at two parallel transects: one of them located in its midregion and the other at the mouth of the bay. After trawling, shrimps were separated from other benthic organisms, sexed, and counted. Their total length was also measured, and the degree of gonadal development was assessed. Xiphopenaeus kroyeri, the most common penaeid species in the bay, was recorded in all samples, but its abundance decreased from November to March. Size ranged from 14.3 to 118.3 mm in males and from 12.7 to 133.6 mm in females, suggesting a slight sexual dimorphism related to body size. Males prevailed during most of the year; whereas, females predominated during summer and midwinter. Based on the percentage of mature females during this study, two main reproductive periods were identified, occurring in spring and autumn. Despite some breeding activity throughout the year, such a trend indicates that the population follows a tropical/subtropical reproductive pattern.</text:p>
          </table:table-cell>
          <table:table-cell table:number-columns-repeated="8"/>
          <table:table-cell office:value-type="float" office:value="33" calcext:value-type="float">
            <text:p>33</text:p>
          </table:table-cell>
          <table:table-cell office:value-type="float" office:value="0" calcext:value-type="float">
            <text:p>0</text:p>
          </table:table-cell>
          <table:table-cell office:value-type="float" office:value="33" calcext:value-type="float">
            <text:p>33</text:p>
          </table:table-cell>
          <table:table-cell office:value-type="float" office:value="5" calcext:value-type="float">
            <text:p>5</text:p>
          </table:table-cell>
          <table:table-cell office:value-type="float" office:value="37" calcext:value-type="float">
            <text:p>37</text:p>
          </table:table-cell>
          <table:table-cell table:number-columns-repeated="2"/>
          <table:table-cell office:value-type="string" calcext:value-type="string">
            <text:p>0730-8000</text:p>
          </table:table-cell>
          <table:table-cell/>
          <table:table-cell office:value-type="string" calcext:value-type="string">
            <text:p>WOS:000079628200005</text:p>
          </table:table-cell>
          <table:table-cell table:number-columns-repeated="972"/>
        </table:table-row>
        <table:table-row table:style-name="ro1">
          <table:table-cell office:value-type="string" calcext:value-type="string">
            <text:p>J</text:p>
          </table:table-cell>
          <table:table-cell office:value-type="string" calcext:value-type="string">
            <text:p>Fransozo, A; Mantelatto, FLM</text:p>
          </table:table-cell>
          <table:table-cell table:number-columns-repeated="7"/>
          <table:table-cell office:value-type="string" calcext:value-type="string">
            <text:p>Population structure and reproductive period of the tropical hermit crab Calcinus tibicen (Decapoda : Diogenidae) in the region of Ubatuba, Sao Paulo, Brazil</text:p>
          </table:table-cell>
          <table:table-cell table:number-columns-repeated="7"/>
          <table:table-cell office:value-type="string" calcext:value-type="string">
            <text:p>JOURNAL OF CRUSTACEAN BIOLOGY</text:p>
          </table:table-cell>
          <table:table-cell table:number-columns-repeated="3"/>
          <table:table-cell office:value-type="float" office:value="18" calcext:value-type="float">
            <text:p>18</text:p>
          </table:table-cell>
          <table:table-cell office:value-type="float" office:value="4" calcext:value-type="float">
            <text:p>4</text:p>
          </table:table-cell>
          <table:table-cell table:number-columns-repeated="2"/>
          <table:table-cell office:value-type="float" office:value="738" calcext:value-type="float">
            <text:p>738</text:p>
          </table:table-cell>
          <table:table-cell office:value-type="float" office:value="745" calcext:value-type="float">
            <text:p>745</text:p>
          </table:table-cell>
          <table:table-cell/>
          <table:table-cell office:value-type="string" calcext:value-type="string">
            <text:p>10.2307/1549150</text:p>
          </table:table-cell>
          <table:table-cell table:number-columns-repeated="2"/>
          <table:table-cell table:style-name="ce2" office:value-type="date" office:date-value="1998-11-01" calcext:value-type="date">
            <text:p>nov/98</text:p>
          </table:table-cell>
          <table:table-cell office:value-type="float" office:value="1998" calcext:value-type="float">
            <text:p>1998</text:p>
          </table:table-cell>
          <table:table-cell office:value-type="string" calcext:value-type="string">
            <text:p>The population of the hermit crab Calcinus tibicen in the Ubatuba region was studied with emphasis on seasonal abundance, seasonal size-frequency distribution, sex-ratio, and reproductive period based on the percentage of ovigerous females. The animals were collected at 2-month intervals for 2 consecutive years (from January 1993 to November 1994). Total mean animal size in shield length was 5.14 +/- 1.23 mm for males, 4.23 +/- 0.79 mm for females, and 4.53 +/- 0.60 for ovigerous females. A discontinuity in reproduction was observed, with an absence of ovigerous females in July (winter) and a high incidence from September to May (spring to autumn). Calcinus tibicen is sexually dimorphic in relation to size, with a higher growth rare in males. The sex-ratio pattern changes with season, indicating that it is more a function of season or habitat than of size.</text:p>
          </table:table-cell>
          <table:table-cell table:number-columns-repeated="8"/>
          <table:table-cell office:value-type="float" office:value="46" calcext:value-type="float">
            <text:p>46</text:p>
          </table:table-cell>
          <table:table-cell office:value-type="float" office:value="0" calcext:value-type="float">
            <text:p>0</text:p>
          </table:table-cell>
          <table:table-cell office:value-type="float" office:value="45" calcext:value-type="float">
            <text:p>45</text:p>
          </table:table-cell>
          <table:table-cell office:value-type="float" office:value="12" calcext:value-type="float">
            <text:p>12</text:p>
          </table:table-cell>
          <table:table-cell office:value-type="float" office:value="47" calcext:value-type="float">
            <text:p>47</text:p>
          </table:table-cell>
          <table:table-cell table:number-columns-repeated="2"/>
          <table:table-cell office:value-type="string" calcext:value-type="string">
            <text:p>0278-0372</text:p>
          </table:table-cell>
          <table:table-cell/>
          <table:table-cell office:value-type="string" calcext:value-type="string">
            <text:p>WOS:000076902300014</text:p>
          </table:table-cell>
          <table:table-cell table:number-columns-repeated="972"/>
        </table:table-row>
        <table:table-row table:style-name="ro1">
          <table:table-cell office:value-type="string" calcext:value-type="string">
            <text:p>J</text:p>
          </table:table-cell>
          <table:table-cell office:value-type="string" calcext:value-type="string">
            <text:p>Mahiques, MM; Tessler, MG; Furtado, VV</text:p>
          </table:table-cell>
          <table:table-cell table:number-columns-repeated="3"/>
          <table:table-cell office:value-type="string" calcext:value-type="string">
            <text:p>Mahiques, Michel/D-1526-2010</text:p>
          </table:table-cell>
          <table:table-cell office:value-type="string" calcext:value-type="string">
            <text:p>Mahiques, Michel/0000-0002-5249-5610</text:p>
          </table:table-cell>
          <table:table-cell table:number-columns-repeated="2"/>
          <table:table-cell office:value-type="string" calcext:value-type="string">
            <text:p>Characterization of energy gradient in enclosed bays of Ubatuba region, south-eastern Brazil</text:p>
          </table:table-cell>
          <table:table-cell table:number-columns-repeated="7"/>
          <table:table-cell office:value-type="string" calcext:value-type="string">
            <text:p>ESTUARINE COASTAL AND SHELF SCIENCE</text:p>
          </table:table-cell>
          <table:table-cell table:number-columns-repeated="3"/>
          <table:table-cell office:value-type="float" office:value="47" calcext:value-type="float">
            <text:p>47</text:p>
          </table:table-cell>
          <table:table-cell office:value-type="float" office:value="4" calcext:value-type="float">
            <text:p>4</text:p>
          </table:table-cell>
          <table:table-cell table:number-columns-repeated="2"/>
          <table:table-cell office:value-type="float" office:value="431" calcext:value-type="float">
            <text:p>431</text:p>
          </table:table-cell>
          <table:table-cell office:value-type="float" office:value="446" calcext:value-type="float">
            <text:p>446</text:p>
          </table:table-cell>
          <table:table-cell table:number-columns-repeated="4"/>
          <table:table-cell office:value-type="string" calcext:value-type="string">
            <text:p>OCT 1998</text:p>
          </table:table-cell>
          <table:table-cell office:value-type="float" office:value="1998" calcext:value-type="float">
            <text:p>1998</text:p>
          </table:table-cell>
          <table:table-cell office:value-type="string" calcext:value-type="string">
            <text:p>This paper deals with the characterization of the energy gradient of the sedimentary dynamics of enclosed bays of south-eastern Brazil through the utilization of coarse fraction analysis.In the Ubatuba coastal region, south-eastern Brazil, the use of traditional sedimentological techniques, such as grain size and compositional analysis of surface sediments revealed little information on the spatial variability of the bottom dynamics.Many advances in the comprehension of the sedimentary processes were obtained with the utilization of coarse fraction analysis, which allowed the identification of the sectors of marine and continental influence. The utilization of a multivariate technique, the correspondence analysis, on coarse fraction analysis data reveals, through a plot of the two first factors produced by the multivariate technique, the existence of an energy gradient acting over the area, inside and between the bays, leading to the deposition of different constituents. (C) 1998 Academic Press.</text:p>
          </table:table-cell>
          <table:table-cell table:number-columns-repeated="8"/>
          <table:table-cell office:value-type="float" office:value="29" calcext:value-type="float">
            <text:p>29</text:p>
          </table:table-cell>
          <table:table-cell office:value-type="float" office:value="0" calcext:value-type="float">
            <text:p>0</text:p>
          </table:table-cell>
          <table:table-cell office:value-type="float" office:value="27" calcext:value-type="float">
            <text:p>27</text:p>
          </table:table-cell>
          <table:table-cell office:value-type="float" office:value="3" calcext:value-type="float">
            <text:p>3</text:p>
          </table:table-cell>
          <table:table-cell office:value-type="float" office:value="31" calcext:value-type="float">
            <text:p>31</text:p>
          </table:table-cell>
          <table:table-cell table:number-columns-repeated="2"/>
          <table:table-cell office:value-type="string" calcext:value-type="string">
            <text:p>0272-7714</text:p>
          </table:table-cell>
          <table:table-cell/>
          <table:table-cell office:value-type="string" calcext:value-type="string">
            <text:p>WOS:000076708300005</text:p>
          </table:table-cell>
          <table:table-cell table:number-columns-repeated="972"/>
        </table:table-row>
        <table:table-row table:style-name="ro1">
          <table:table-cell office:value-type="string" calcext:value-type="string">
            <text:p>J</text:p>
          </table:table-cell>
          <table:table-cell office:value-type="string" calcext:value-type="string">
            <text:p>Costa, TM; Negreiros-Fransozo, ML</text:p>
          </table:table-cell>
          <table:table-cell table:number-columns-repeated="3"/>
          <table:table-cell office:value-type="string" calcext:value-type="string">
            <text:p>Costa , Tania /C-8066-2012</text:p>
          </table:table-cell>
          <table:table-cell table:number-columns-repeated="3"/>
          <table:table-cell office:value-type="string" calcext:value-type="string">
            <text:p>The reproductive cycle of Callinectes danae Smith, 1869 (Decapoda, Portunidae) in the Ubatuba Region, Brazil</text:p>
          </table:table-cell>
          <table:table-cell table:number-columns-repeated="4"/>
          <table:table-cell office:value-type="float" office:value="6" calcext:value-type="float">
            <text:p>6</text:p>
          </table:table-cell>
          <table:table-cell table:number-columns-repeated="2"/>
          <table:table-cell office:value-type="string" calcext:value-type="string">
            <text:p>CRUSTACEANA</text:p>
          </table:table-cell>
          <table:table-cell table:number-columns-repeated="3"/>
          <table:table-cell office:value-type="float" office:value="71" calcext:value-type="float">
            <text:p>71</text:p>
          </table:table-cell>
          <table:table-cell table:number-columns-repeated="3"/>
          <table:table-cell office:value-type="float" office:value="615" calcext:value-type="float">
            <text:p>615</text:p>
          </table:table-cell>
          <table:table-cell office:value-type="float" office:value="627" calcext:value-type="float">
            <text:p>627</text:p>
          </table:table-cell>
          <table:table-cell/>
          <table:table-cell office:value-type="string" calcext:value-type="string">
            <text:p>10.1163/156854098X00617</text:p>
          </table:table-cell>
          <table:table-cell table:number-columns-repeated="2"/>
          <table:table-cell office:value-type="string" calcext:value-type="string">
            <text:p>SEP 1998</text:p>
          </table:table-cell>
          <table:table-cell office:value-type="float" office:value="1998" calcext:value-type="float">
            <text:p>1998</text:p>
          </table:table-cell>
          <table:table-cell office:value-type="string" calcext:value-type="string">
            <text:p>Callinectes danae Smith, 1869, known as "siri-azul", is an important fishery resource along the Brazilian coast. The reproductive cycle of this species was studied based on their moult cycle and the development of their gonads. The animals were collected with an otter-trawl in the Ubatuba region (23 degrees 26'S 45 degrees 02'W) every other month from July 1991 to May 1993. A total of 1826 specimens were captured: 788 males and 1038 females. Ovigerous females and specimens with developed gonads in both sexes were found in all months sampled. In females, moult activity was recorded in all size classes while in males, it was verified from 20-27 mm to 90-97 mm size classes. The females produced more than one clutch during a single reproductive season, a fact evidenced by the presence of ovigerous females with ovaries in all the development phases. The species C. danae reproduces continuously, like most brachyurans from tropical waters.</text:p>
          </table:table-cell>
          <table:table-cell table:number-columns-repeated="8"/>
          <table:table-cell office:value-type="float" office:value="40" calcext:value-type="float">
            <text:p>40</text:p>
          </table:table-cell>
          <table:table-cell office:value-type="float" office:value="0" calcext:value-type="float">
            <text:p>0</text:p>
          </table:table-cell>
          <table:table-cell office:value-type="float" office:value="45" calcext:value-type="float">
            <text:p>45</text:p>
          </table:table-cell>
          <table:table-cell office:value-type="float" office:value="17" calcext:value-type="float">
            <text:p>17</text:p>
          </table:table-cell>
          <table:table-cell office:value-type="float" office:value="52" calcext:value-type="float">
            <text:p>52</text:p>
          </table:table-cell>
          <table:table-cell table:number-columns-repeated="2"/>
          <table:table-cell office:value-type="string" calcext:value-type="string">
            <text:p>0011-216X</text:p>
          </table:table-cell>
          <table:table-cell/>
          <table:table-cell office:value-type="string" calcext:value-type="string">
            <text:p>WOS:000076335300003</text:p>
          </table:table-cell>
          <table:table-cell table:number-columns-repeated="972"/>
        </table:table-row>
        <table:table-row table:style-name="ro1">
          <table:table-cell office:value-type="string" calcext:value-type="string">
            <text:p>J</text:p>
          </table:table-cell>
          <table:table-cell office:value-type="string" calcext:value-type="string">
            <text:p>Leme, MHD; Negreiros-Fransozo, ML</text:p>
          </table:table-cell>
          <table:table-cell table:number-columns-repeated="7"/>
          <table:table-cell office:value-type="string" calcext:value-type="string">
            <text:p>Reproductive patterns of Aratus pisonii (Decapoda : Grapsidae) from an estuarine area of Sao Paulo Northern Coast, Brazil</text:p>
          </table:table-cell>
          <table:table-cell table:number-columns-repeated="7"/>
          <table:table-cell office:value-type="string" calcext:value-type="string">
            <text:p>REVISTA DE BIOLOGIA TROPICAL</text:p>
          </table:table-cell>
          <table:table-cell table:number-columns-repeated="3"/>
          <table:table-cell office:value-type="float" office:value="46" calcext:value-type="float">
            <text:p>46</text:p>
          </table:table-cell>
          <table:table-cell office:value-type="float" office:value="3" calcext:value-type="float">
            <text:p>3</text:p>
          </table:table-cell>
          <table:table-cell table:number-columns-repeated="2"/>
          <table:table-cell office:value-type="float" office:value="673" calcext:value-type="float">
            <text:p>673</text:p>
          </table:table-cell>
          <table:table-cell office:value-type="float" office:value="678" calcext:value-type="float">
            <text:p>678</text:p>
          </table:table-cell>
          <table:table-cell table:number-columns-repeated="4"/>
          <table:table-cell office:value-type="string" calcext:value-type="string">
            <text:p>SEP 1998</text:p>
          </table:table-cell>
          <table:table-cell office:value-type="float" office:value="1998" calcext:value-type="float">
            <text:p>1998</text:p>
          </table:table-cell>
          <table:table-cell office:value-type="string" calcext:value-type="string">
            <text:p>This paper describes the frequency of occurrence and reproductive patterns of the tree mangrove crab Aratus pisonii. Monthly samples were taken from January 1993 to June 1994 in an estuarine mangrove from Ubatuba region, Brazil. A total of 1 078 animals, 489 males and 589 females (131 ovigerous females) were collected. Carapace width ranged from 4.2 to 25.9 mm. A summer reproductive peak followed by a recruitment juvenile pulse was verified. Females were more abundant than males in the intermediate size classes. The sex-ratio in several months was biased towards females suggesting a poligynous population and migration of females to mangrove fringes at the time of incubation and spawning.</text:p>
          </table:table-cell>
          <table:table-cell table:number-columns-repeated="8"/>
          <table:table-cell office:value-type="float" office:value="15" calcext:value-type="float">
            <text:p>15</text:p>
          </table:table-cell>
          <table:table-cell office:value-type="float" office:value="0" calcext:value-type="float">
            <text:p>0</text:p>
          </table:table-cell>
          <table:table-cell office:value-type="float" office:value="14" calcext:value-type="float">
            <text:p>14</text:p>
          </table:table-cell>
          <table:table-cell office:value-type="float" office:value="3" calcext:value-type="float">
            <text:p>3</text:p>
          </table:table-cell>
          <table:table-cell office:value-type="float" office:value="17" calcext:value-type="float">
            <text:p>17</text:p>
          </table:table-cell>
          <table:table-cell table:number-columns-repeated="2"/>
          <table:table-cell office:value-type="string" calcext:value-type="string">
            <text:p>0034-7744</text:p>
          </table:table-cell>
          <table:table-cell/>
          <table:table-cell office:value-type="string" calcext:value-type="string">
            <text:p>WOS:000079063000021</text:p>
          </table:table-cell>
          <table:table-cell table:number-columns-repeated="972"/>
        </table:table-row>
        <table:table-row table:style-name="ro1">
          <table:table-cell office:value-type="string" calcext:value-type="string">
            <text:p>J</text:p>
          </table:table-cell>
          <table:table-cell office:value-type="string" calcext:value-type="string">
            <text:p>Tavares, M; Mello, MRPD; Campos, NC; de Morais, C; Ostini, S</text:p>
          </table:table-cell>
          <table:table-cell table:number-columns-repeated="7"/>
          <table:table-cell office:value-type="string" calcext:value-type="string">
            <text:p>Proximate composition and caloric value of the mussel Perna perna, cultivated in Ubatuba, Sao Paulo State, Brazil</text:p>
          </table:table-cell>
          <table:table-cell table:number-columns-repeated="7"/>
          <table:table-cell office:value-type="string" calcext:value-type="string">
            <text:p>FOOD CHEMISTRY</text:p>
          </table:table-cell>
          <table:table-cell table:number-columns-repeated="3"/>
          <table:table-cell office:value-type="float" office:value="62" calcext:value-type="float">
            <text:p>62</text:p>
          </table:table-cell>
          <table:table-cell office:value-type="float" office:value="4" calcext:value-type="float">
            <text:p>4</text:p>
          </table:table-cell>
          <table:table-cell table:number-columns-repeated="2"/>
          <table:table-cell office:value-type="float" office:value="473" calcext:value-type="float">
            <text:p>473</text:p>
          </table:table-cell>
          <table:table-cell office:value-type="float" office:value="475" calcext:value-type="float">
            <text:p>475</text:p>
          </table:table-cell>
          <table:table-cell/>
          <table:table-cell office:value-type="string" calcext:value-type="string">
            <text:p>10.1016/S0308-8146(97)00177-5</text:p>
          </table:table-cell>
          <table:table-cell table:number-columns-repeated="2"/>
          <table:table-cell office:value-type="string" calcext:value-type="string">
            <text:p>AUG 1998</text:p>
          </table:table-cell>
          <table:table-cell office:value-type="float" office:value="1998" calcext:value-type="float">
            <text:p>1998</text:p>
          </table:table-cell>
          <table:table-cell office:value-type="string" calcext:value-type="string">
            <text:p>Mussels of the genus Perna perna, cultivated in Ubatuba, Sao Paulo State, were analyzed for proximate composition and caloric value, month by month, during a year. From the nutritional point of view the proteins were outstanding (mean: 20.5% on a wet basis). The average contents of fats, ash and carbohydrates were, respectively, 3.24%, 2.24%, and 1.70%. The medium caloric value was 118 kcal 100 g(-1). There were no marked variations, in the different months of the year for the proximate composition, except for the carbohydrates. This constant in the composition of the cultivated mussels indicates that there is a possibility to exploit mussels on a commercial basis. (C) 1998 Elsevier Science Ltd. All rights reserved</text:p>
          </table:table-cell>
          <table:table-cell table:number-columns-repeated="8"/>
          <table:table-cell office:value-type="float" office:value="7" calcext:value-type="float">
            <text:p>7</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float" office:value="7" calcext:value-type="float">
            <text:p>7</text:p>
          </table:table-cell>
          <table:table-cell table:number-columns-repeated="2"/>
          <table:table-cell office:value-type="string" calcext:value-type="string">
            <text:p>0308-8146</text:p>
          </table:table-cell>
          <table:table-cell/>
          <table:table-cell office:value-type="string" calcext:value-type="string">
            <text:p>WOS:000075406300010</text:p>
          </table:table-cell>
          <table:table-cell table:number-columns-repeated="972"/>
        </table:table-row>
        <table:table-row table:style-name="ro1">
          <table:table-cell office:value-type="string" calcext:value-type="string">
            <text:p>J</text:p>
          </table:table-cell>
          <table:table-cell office:value-type="string" calcext:value-type="string">
            <text:p>Braga, ES; Muller, TJ</text:p>
          </table:table-cell>
          <table:table-cell table:number-columns-repeated="7"/>
          <table:table-cell office:value-type="string" calcext:value-type="string">
            <text:p>Observation of regeneration of nitrate, phosphate and silicate during upwelling off Ubatuba, Brazil, 23 degrees S</text:p>
          </table:table-cell>
          <table:table-cell table:number-columns-repeated="7"/>
          <table:table-cell office:value-type="string" calcext:value-type="string">
            <text:p>CONTINENTAL SHELF RESEARCH</text:p>
          </table:table-cell>
          <table:table-cell table:number-columns-repeated="3"/>
          <table:table-cell office:value-type="float" office:value="18" calcext:value-type="float">
            <text:p>18</text:p>
          </table:table-cell>
          <table:table-cell office:value-type="float" office:value="8" calcext:value-type="float">
            <text:p>8</text:p>
          </table:table-cell>
          <table:table-cell table:number-columns-repeated="2"/>
          <table:table-cell office:value-type="float" office:value="915" calcext:value-type="float">
            <text:p>915</text:p>
          </table:table-cell>
          <table:table-cell office:value-type="float" office:value="922" calcext:value-type="float">
            <text:p>922</text:p>
          </table:table-cell>
          <table:table-cell/>
          <table:table-cell office:value-type="string" calcext:value-type="string">
            <text:p>10.1016/S0278-4343(98)00002-8</text:p>
          </table:table-cell>
          <table:table-cell table:number-columns-repeated="2"/>
          <table:table-cell table:style-name="ce2" office:value-type="date" office:date-value="1998-07-01" calcext:value-type="date">
            <text:p>jul/98</text:p>
          </table:table-cell>
          <table:table-cell office:value-type="float" office:value="1998" calcext:value-type="float">
            <text:p>1998</text:p>
          </table:table-cell>
          <table:table-cell office:value-type="string" calcext:value-type="string">
            <text:p>Off the Brazilian coast near Ubatuba, an upwelling event of South Atlantic Central Water (SACW) has been observed that transfer nutrient-rich water from 300 to 400 m depth onto the continental shelf to depths less than 35 m. Earlier work showed that SACW is present on the shelf quite frequently; however, nutrient data as natural tracers of water masses, are largely undocumented so far. During the upwelling process the water advanced over the shelf increasing its nutrients concentrations and depleting its content of dissolved oxygen due to the regeneration process. The ratios of regeneration relative to their open ocean origin amount to 4.6 mu M for nitrate, 0.43 mu M for phosphate and 5.7 mu M for silicate on average, while the dissolved oxygen depletes by 114.9 mu M, (C) 1998 Elsevier Science Ltd. All rights reserved.</text:p>
          </table:table-cell>
          <table:table-cell table:number-columns-repeated="8"/>
          <table:table-cell office:value-type="float" office:value="17" calcext:value-type="float">
            <text:p>17</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float" office:value="17" calcext:value-type="float">
            <text:p>17</text:p>
          </table:table-cell>
          <table:table-cell table:number-columns-repeated="2"/>
          <table:table-cell office:value-type="string" calcext:value-type="string">
            <text:p>0278-4343</text:p>
          </table:table-cell>
          <table:table-cell/>
          <table:table-cell office:value-type="string" calcext:value-type="string">
            <text:p>WOS:000076174600004</text:p>
          </table:table-cell>
          <table:table-cell table:number-columns-repeated="972"/>
        </table:table-row>
        <table:table-row table:style-name="ro1">
          <table:table-cell office:value-type="string" calcext:value-type="string">
            <text:p>J</text:p>
          </table:table-cell>
          <table:table-cell office:value-type="string" calcext:value-type="string">
            <text:p>Pinheiro, MAA; Fransozo, A</text:p>
          </table:table-cell>
          <table:table-cell table:number-columns-repeated="3"/>
          <table:table-cell office:value-type="string" calcext:value-type="string">
            <text:p>Pinheiro, Marcelo/E-7462-2012</text:p>
          </table:table-cell>
          <table:table-cell office:value-type="string" calcext:value-type="string">
            <text:p>Pinheiro, Marcelo/0000-0003-0758-5526</text:p>
          </table:table-cell>
          <table:table-cell table:number-columns-repeated="2"/>
          <table:table-cell office:value-type="string" calcext:value-type="string">
            <text:p>Sexual maturity of the speckled swimming crab Arenaeus cribrarius (Lamarck, 1818) (Decapoda, Brachyura, Portunidae), in the Ubatuba Littoral, Sao Paulo state, Brazil</text:p>
          </table:table-cell>
          <table:table-cell table:number-columns-repeated="4"/>
          <table:table-cell office:value-type="float" office:value="4" calcext:value-type="float">
            <text:p>4</text:p>
          </table:table-cell>
          <table:table-cell table:number-columns-repeated="2"/>
          <table:table-cell office:value-type="string" calcext:value-type="string">
            <text:p>CRUSTACEANA</text:p>
          </table:table-cell>
          <table:table-cell table:number-columns-repeated="3"/>
          <table:table-cell office:value-type="float" office:value="71" calcext:value-type="float">
            <text:p>71</text:p>
          </table:table-cell>
          <table:table-cell table:number-columns-repeated="3"/>
          <table:table-cell office:value-type="float" office:value="434" calcext:value-type="float">
            <text:p>434</text:p>
          </table:table-cell>
          <table:table-cell office:value-type="float" office:value="452" calcext:value-type="float">
            <text:p>452</text:p>
          </table:table-cell>
          <table:table-cell table:number-columns-repeated="4"/>
          <table:table-cell table:style-name="ce2" office:value-type="date" office:date-value="1998-06-01" calcext:value-type="date">
            <text:p>jun/98</text:p>
          </table:table-cell>
          <table:table-cell office:value-type="float" office:value="1998" calcext:value-type="float">
            <text:p>1998</text:p>
          </table:table-cell>
          <table:table-cell office:value-type="string" calcext:value-type="string">
            <text:p>The sizes at morphological and physiological maturity of male and female Arenaeus cribrarius were estimated to determine if both events are synchronous. Animals were captured with otto-trawls at Ubatuba, Brazil. A total of 2356 specimens, 977 males and 1379 females, were obtained. The major carapace width without spines (CW), the propodus length of the major cheliped (PL) and the width of the 5th abdominal somite (AW) were measured with vernier calipers. Allometric relationships and gonadal development were analyzed to determine the maturity in both sexes. The size at the onset of male morphological maturity was estimated at CW 52 mm, smaller than the CW 63.4 mm physiological maturity size observed. For females, these events are synchronous since both estimates converged at CW 59.7 mm. The onset of functional sexual maturity in A. cribrarius at CW 63.4 and 59.7 mm in males and females, respectively, would indicate a minimum size of CW 64 mm for fishing purposes. Differences between allometric and gonadal estimates indicate the importance of considering both methods. A comparison of the present results with other available data in portunid crabs is provided.</text:p>
          </table:table-cell>
          <table:table-cell table:number-columns-repeated="8"/>
          <table:table-cell office:value-type="float" office:value="49" calcext:value-type="float">
            <text:p>49</text:p>
          </table:table-cell>
          <table:table-cell office:value-type="float" office:value="1" calcext:value-type="float">
            <text:p>1</text:p>
          </table:table-cell>
          <table:table-cell office:value-type="float" office:value="47" calcext:value-type="float">
            <text:p>47</text:p>
          </table:table-cell>
          <table:table-cell office:value-type="float" office:value="18" calcext:value-type="float">
            <text:p>18</text:p>
          </table:table-cell>
          <table:table-cell office:value-type="float" office:value="61" calcext:value-type="float">
            <text:p>61</text:p>
          </table:table-cell>
          <table:table-cell table:number-columns-repeated="2"/>
          <table:table-cell office:value-type="string" calcext:value-type="string">
            <text:p>0011-216X</text:p>
          </table:table-cell>
          <table:table-cell/>
          <table:table-cell office:value-type="string" calcext:value-type="string">
            <text:p>WOS:000074552200006</text:p>
          </table:table-cell>
          <table:table-cell table:number-columns-repeated="972"/>
        </table:table-row>
        <table:table-row table:style-name="ro1">
          <table:table-cell office:value-type="string" calcext:value-type="string">
            <text:p>J</text:p>
          </table:table-cell>
          <table:table-cell office:value-type="string" calcext:value-type="string">
            <text:p>Negreiros-Fransozo, ML; Nakagaki, JM</text:p>
          </table:table-cell>
          <table:table-cell table:number-columns-repeated="7"/>
          <table:table-cell office:value-type="string" calcext:value-type="string">
            <text:p>Differential benthic occupation by crabs in the Ubatuba bay, Sao Paulo, Brazil</text:p>
          </table:table-cell>
          <table:table-cell table:number-columns-repeated="7"/>
          <table:table-cell office:value-type="string" calcext:value-type="string">
            <text:p>JOURNAL OF SHELLFISH RESEARCH</text:p>
          </table:table-cell>
          <table:table-cell table:number-columns-repeated="3"/>
          <table:table-cell office:value-type="float" office:value="17" calcext:value-type="float">
            <text:p>17</text:p>
          </table:table-cell>
          <table:table-cell office:value-type="float" office:value="1" calcext:value-type="float">
            <text:p>1</text:p>
          </table:table-cell>
          <table:table-cell table:number-columns-repeated="2"/>
          <table:table-cell office:value-type="float" office:value="293" calcext:value-type="float">
            <text:p>293</text:p>
          </table:table-cell>
          <table:table-cell office:value-type="float" office:value="297" calcext:value-type="float">
            <text:p>297</text:p>
          </table:table-cell>
          <table:table-cell table:number-columns-repeated="4"/>
          <table:table-cell table:style-name="ce2" office:value-type="date" office:date-value="1998-06-01" calcext:value-type="date">
            <text:p>jun/98</text:p>
          </table:table-cell>
          <table:table-cell office:value-type="float" office:value="1998" calcext:value-type="float">
            <text:p>1998</text:p>
          </table:table-cell>
          <table:table-cell office:value-type="string" calcext:value-type="string">
            <text:p>The goal of this work was to examine the occurrence of brachyurans in soft bottom sublittoral habitats and their association with some environmental factors. The relative abundance of crabs in two depth strata (from 4.5 to 9 m and from 9 to 18 m) was quantified. Crabs were collected with an otter-trawl with 3.7 m of mouth opening and 12-mm mesh in the cod end. Monthly sampling, consisted of a single trawl in each stratum during a 1-yr period, were carried out. Fifteen brachyuran and six anomuran species were found, including Callinectes ornatus Ordway, 1863; Callinectes danae Smith, 1869; Hepatus pudibundus (Herbst, 1785); Libinia spinosa H. Milne-Edwards, 1834; Persephona punctata (Linnaeus, 1758), and P. mediterranea (Herbst, 1794), which were the most abundant and frequent in the area. The most abundant swimming crabs in both strata were C. ornatus and C, dan(re. Size differences in C. ornatus were observed between strata, suggesting a spatial separation of juveniles and adult crabs.</text:p>
          </table:table-cell>
          <table:table-cell table:number-columns-repeated="8"/>
          <table:table-cell office:value-type="float" office:value="8" calcext:value-type="float">
            <text:p>8</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11" calcext:value-type="float">
            <text:p>11</text:p>
          </table:table-cell>
          <table:table-cell table:number-columns-repeated="2"/>
          <table:table-cell office:value-type="string" calcext:value-type="string">
            <text:p>0730-8000</text:p>
          </table:table-cell>
          <table:table-cell/>
          <table:table-cell office:value-type="string" calcext:value-type="string">
            <text:p>WOS:000074709200041</text:p>
          </table:table-cell>
          <table:table-cell table:number-columns-repeated="972"/>
        </table:table-row>
        <table:table-row table:style-name="ro1">
          <table:table-cell office:value-type="string" calcext:value-type="string">
            <text:p>J</text:p>
          </table:table-cell>
          <table:table-cell office:value-type="string" calcext:value-type="string">
            <text:p>Mantelatto, FLM; Souza-Carey, MM</text:p>
          </table:table-cell>
          <table:table-cell table:number-columns-repeated="7"/>
          <table:table-cell office:value-type="string" calcext:value-type="string">
            <text:p>Brachyura (Crustacea, Decapoda) associated to Schizoporella unicornis (Bryozoa, Gymnolaemata) in Ubatuba Bay (SP), Brazil</text:p>
          </table:table-cell>
          <table:table-cell table:number-columns-repeated="7"/>
          <table:table-cell office:value-type="string" calcext:value-type="string">
            <text:p>BRAZILIAN ARCHIVES OF BIOLOGY AND TECHNOLOGY</text:p>
          </table:table-cell>
          <table:table-cell table:number-columns-repeated="3"/>
          <table:table-cell office:value-type="float" office:value="41" calcext:value-type="float">
            <text:p>41</text:p>
          </table:table-cell>
          <table:table-cell office:value-type="float" office:value="2" calcext:value-type="float">
            <text:p>2</text:p>
          </table:table-cell>
          <table:table-cell table:number-columns-repeated="2"/>
          <table:table-cell office:value-type="float" office:value="212" calcext:value-type="float">
            <text:p>212</text:p>
          </table:table-cell>
          <table:table-cell office:value-type="float" office:value="217" calcext:value-type="float">
            <text:p>217</text:p>
          </table:table-cell>
          <table:table-cell table:number-columns-repeated="4"/>
          <table:table-cell table:number-columns-repeated="2" office:value-type="float" office:value="1998" calcext:value-type="float">
            <text:p>1998</text:p>
          </table:table-cell>
          <table:table-cell office:value-type="string" calcext:value-type="string">
            <text:p>This work characterizes the composition of Brachyura from Schizoporella unicornis. The samples were collected in 1995 at Itagua Beach, Ubatuba (SP), at three month intervals, during all seasons from January to December. The Bryozoa colonies were obtained by snorkeling at a depth of five meters in daylight. A total of 323 specimens were collected from four families (Xanthidae, Portunidae, Majidae and Grapsidae). Pachygrapsus transversus, Hexapanopeus schimitti, and Menippe nodifrons occurred in all seasons. The highest and lowest number of individuals occurred during the spring and autumn, respectively. Xanthidae exhibited the highest density during the summer, autumn, and spring, while Grapsidae exhibited the highest density in winter: It was noted the presence of Charibdis hellerii, an portunid from Indo-Pacific ocean. The diversity of species obtained in addition to an accentuated number of immature and ovigerous females specimens, suggested that Schizoporella colonies were a place of reproduction and development.</text:p>
          </table:table-cell>
          <table:table-cell table:number-columns-repeated="8"/>
          <table:table-cell office:value-type="float" office:value="10" calcext:value-type="float">
            <text:p>10</text:p>
          </table:table-cell>
          <table:table-cell office:value-type="float" office:value="0" calcext:value-type="float">
            <text:p>0</text:p>
          </table:table-cell>
          <table:table-cell office:value-type="float" office:value="11" calcext:value-type="float">
            <text:p>11</text:p>
          </table:table-cell>
          <table:table-cell office:value-type="float" office:value="4" calcext:value-type="float">
            <text:p>4</text:p>
          </table:table-cell>
          <table:table-cell office:value-type="float" office:value="12" calcext:value-type="float">
            <text:p>12</text:p>
          </table:table-cell>
          <table:table-cell table:number-columns-repeated="2"/>
          <table:table-cell office:value-type="string" calcext:value-type="string">
            <text:p>0365-0979</text:p>
          </table:table-cell>
          <table:table-cell/>
          <table:table-cell office:value-type="string" calcext:value-type="string">
            <text:p>WOS:000165534400007</text:p>
          </table:table-cell>
          <table:table-cell table:number-columns-repeated="972"/>
        </table:table-row>
        <table:table-row table:style-name="ro1">
          <table:table-cell office:value-type="string" calcext:value-type="string">
            <text:p>J</text:p>
          </table:table-cell>
          <table:table-cell office:value-type="string" calcext:value-type="string">
            <text:p>Guerrero-Ocampo, CM; Negreiros-Fransozo, ML; Costa, TM</text:p>
          </table:table-cell>
          <table:table-cell table:number-columns-repeated="3"/>
          <table:table-cell office:value-type="string" calcext:value-type="string">
            <text:p>Costa , Tania /C-8066-2012</text:p>
          </table:table-cell>
          <table:table-cell table:number-columns-repeated="3"/>
          <table:table-cell office:value-type="string" calcext:value-type="string">
            <text:p>Comparison of cheliped weight and growth in two species of crabs of the genus Callinectes (Brachyura, Portunidae)</text:p>
          </table:table-cell>
          <table:table-cell table:number-columns-repeated="7"/>
          <table:table-cell office:value-type="string" calcext:value-type="string">
            <text:p>BRAZILIAN ARCHIVES OF BIOLOGY AND TECHNOLOGY</text:p>
          </table:table-cell>
          <table:table-cell table:number-columns-repeated="3"/>
          <table:table-cell office:value-type="float" office:value="41" calcext:value-type="float">
            <text:p>41</text:p>
          </table:table-cell>
          <table:table-cell office:value-type="float" office:value="4" calcext:value-type="float">
            <text:p>4</text:p>
          </table:table-cell>
          <table:table-cell table:number-columns-repeated="2"/>
          <table:table-cell office:value-type="float" office:value="483" calcext:value-type="float">
            <text:p>483</text:p>
          </table:table-cell>
          <table:table-cell office:value-type="float" office:value="488" calcext:value-type="float">
            <text:p>488</text:p>
          </table:table-cell>
          <table:table-cell table:number-columns-repeated="4"/>
          <table:table-cell table:number-columns-repeated="2" office:value-type="float" office:value="1998" calcext:value-type="float">
            <text:p>1998</text:p>
          </table:table-cell>
          <table:table-cell office:value-type="string" calcext:value-type="string">
            <text:p>A comparison of the cheliped's weight in two species of the genus Callinectes was accomplished. The species C. danae e C. ornatus were collected by two otter trawl in Ubatuba bay (23 degrees 26' S and 45 degrees 02' W). The allometric constants obtained from the regression adjusted to a power function (Y = aX(b)) were analyzed. These species presented different allometry degrees for each sex considered. The relation Pe x PC presented positive allometry for sex of both species, but male presented higher positive allometry than female. C. danae presented higher positive allometry for chelipeds than C. ornatus. We suggest here that C. danae could be indicated to be submitted to grow out in ponds since it reaches higher size and bigger chelipeds.</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float" office:value="6" calcext:value-type="float">
            <text:p>6</text:p>
          </table:table-cell>
          <table:table-cell table:number-columns-repeated="2"/>
          <table:table-cell office:value-type="string" calcext:value-type="string">
            <text:p>0365-0979</text:p>
          </table:table-cell>
          <table:table-cell/>
          <table:table-cell office:value-type="string" calcext:value-type="string">
            <text:p>WOS:000080451200013</text:p>
          </table:table-cell>
          <table:table-cell table:number-columns-repeated="972"/>
        </table:table-row>
        <table:table-row table:style-name="ro1">
          <table:table-cell office:value-type="string" calcext:value-type="string">
            <text:p>J</text:p>
          </table:table-cell>
          <table:table-cell office:value-type="string" calcext:value-type="string">
            <text:p>Verdu, JR; Galante, E</text:p>
          </table:table-cell>
          <table:table-cell table:number-columns-repeated="3"/>
          <table:table-cell office:value-type="string" calcext:value-type="string">
            <text:p>Verdu, Jose/F-8269-2010</text:p>
          </table:table-cell>
          <table:table-cell office:value-type="string" calcext:value-type="string">
            <text:p>Verdu, Jose/0000-0002-0805-8341</text:p>
          </table:table-cell>
          <table:table-cell table:number-columns-repeated="2"/>
          <table:table-cell office:value-type="string" calcext:value-type="string">
            <text:p>Aphodius brasiliensis Castelnau (Coleoptera : Aphodidae): Larval morphology and notes on biology</text:p>
          </table:table-cell>
          <table:table-cell table:number-columns-repeated="7"/>
          <table:table-cell office:value-type="string" calcext:value-type="string">
            <text:p>COLEOPTERISTS BULLETIN</text:p>
          </table:table-cell>
          <table:table-cell table:number-columns-repeated="3"/>
          <table:table-cell office:value-type="float" office:value="51" calcext:value-type="float">
            <text:p>51</text:p>
          </table:table-cell>
          <table:table-cell office:value-type="float" office:value="4" calcext:value-type="float">
            <text:p>4</text:p>
          </table:table-cell>
          <table:table-cell table:number-columns-repeated="2"/>
          <table:table-cell office:value-type="float" office:value="378" calcext:value-type="float">
            <text:p>378</text:p>
          </table:table-cell>
          <table:table-cell office:value-type="float" office:value="383" calcext:value-type="float">
            <text:p>383</text:p>
          </table:table-cell>
          <table:table-cell table:number-columns-repeated="4"/>
          <table:table-cell office:value-type="string" calcext:value-type="string">
            <text:p>DEC 1997</text:p>
          </table:table-cell>
          <table:table-cell office:value-type="float" office:value="1997" calcext:value-type="float">
            <text:p>1997</text:p>
          </table:table-cell>
          <table:table-cell office:value-type="string" calcext:value-type="string">
            <text:p>The third-instar larva of Aphodius (Trichaphodielus) brasiliensis Castelnau is described and illustrated on the basis of specimens collected in Ubatuba, Sao Paul, Brazil. Larval diagnostic characters establish a close relationship between A. brasiliensis and A. stercorosus Melsheimer, A. troglodytes Hubbard and A. kalungwensis Paulian, all included in the subgenus Koshantschikovius Schmidt. Comments about the biology of the species are made.</text:p>
          </table:table-cell>
          <table:table-cell table:number-columns-repeated="8"/>
          <table:table-cell office:value-type="float" office:value="8" calcext:value-type="float">
            <text:p>8</text:p>
          </table:table-cell>
          <table:table-cell office:value-type="float" office:value="0" calcext:value-type="float">
            <text:p>0</text:p>
          </table:table-cell>
          <table:table-cell office:value-type="float" office:value="9" calcext:value-type="float">
            <text:p>9</text:p>
          </table:table-cell>
          <table:table-cell office:value-type="float" office:value="1" calcext:value-type="float">
            <text:p>1</text:p>
          </table:table-cell>
          <table:table-cell office:value-type="float" office:value="9" calcext:value-type="float">
            <text:p>9</text:p>
          </table:table-cell>
          <table:table-cell table:number-columns-repeated="2"/>
          <table:table-cell office:value-type="string" calcext:value-type="string">
            <text:p>0010-065X</text:p>
          </table:table-cell>
          <table:table-cell/>
          <table:table-cell office:value-type="string" calcext:value-type="string">
            <text:p>WOS:000071511200010</text:p>
          </table:table-cell>
          <table:table-cell table:number-columns-repeated="972"/>
        </table:table-row>
        <table:table-row table:style-name="ro1">
          <table:table-cell office:value-type="string" calcext:value-type="string">
            <text:p>J</text:p>
          </table:table-cell>
          <table:table-cell office:value-type="string" calcext:value-type="string">
            <text:p>Santos, S; Fransozo, MLN</text:p>
          </table:table-cell>
          <table:table-cell table:number-columns-repeated="3"/>
          <table:table-cell office:value-type="string" calcext:value-type="string">
            <text:p>Santos, Sandro/H-9154-2012</text:p>
          </table:table-cell>
          <table:table-cell office:value-type="string" calcext:value-type="string">
            <text:p>Santos, Sandro/0000-0001-9305-1154</text:p>
          </table:table-cell>
          <table:table-cell table:number-columns-repeated="2"/>
          <table:table-cell office:value-type="string" calcext:value-type="string">
            <text:p>Fecundity in Portunus spinimanus Latreille, 1819 (Crustacea, Brachyura, Portunidae) from Ubatuba, Sao Paulo, Brazil.</text:p>
          </table:table-cell>
          <table:table-cell table:number-columns-repeated="7"/>
          <table:table-cell office:value-type="string" calcext:value-type="string">
            <text:p>INTERCIENCIA</text:p>
          </table:table-cell>
          <table:table-cell table:number-columns-repeated="3"/>
          <table:table-cell office:value-type="float" office:value="22" calcext:value-type="float">
            <text:p>22</text:p>
          </table:table-cell>
          <table:table-cell office:value-type="float" office:value="5" calcext:value-type="float">
            <text:p>5</text:p>
          </table:table-cell>
          <table:table-cell table:number-columns-repeated="2"/>
          <table:table-cell office:value-type="float" office:value="259" calcext:value-type="float">
            <text:p>259</text:p>
          </table:table-cell>
          <table:table-cell office:value-type="float" office:value="263" calcext:value-type="float">
            <text:p>263</text:p>
          </table:table-cell>
          <table:table-cell table:number-columns-repeated="4"/>
          <table:table-cell office:value-type="string" calcext:value-type="string">
            <text:p>SEP-OCT 1997</text:p>
          </table:table-cell>
          <table:table-cell office:value-type="float" office:value="1997" calcext:value-type="float">
            <text:p>1997</text:p>
          </table:table-cell>
          <table:table-cell office:value-type="string" calcext:value-type="string">
            <text:p>The object of this work was to study the conditions of embryo development and egg production in Portunus spinimanus Latreille, 1819 at Ubatuba region of Brazil. The number of eggs laid by 21 females in a range of size was determined. Eggs at 3 differ ent stages of embryonic development were measured P. spinimanus fecundity varied between 188,065 and 682,992, with an average of 429,676 +/- 157,203, for animals with a carapace width ranging from 56.2 to 86.6 mm. Between the initial and final stages of development there was an increase of 55.1% in egg diameter. The relatively high fecundity of P. spinimanus may be a strategy of the species faced with a high mortality rate in the larval phase; however this hypothesis should be tested.</text:p>
          </table:table-cell>
          <table:table-cell table:number-columns-repeated="8"/>
          <table:table-cell office:value-type="float" office:value="3" calcext:value-type="float">
            <text:p>3</text:p>
          </table:table-cell>
          <table:table-cell office:value-type="float" office:value="0" calcext:value-type="float">
            <text:p>0</text:p>
          </table:table-cell>
          <table:table-cell table:number-columns-repeated="2" office:value-type="float" office:value="3" calcext:value-type="float">
            <text:p>3</text:p>
          </table:table-cell>
          <table:table-cell office:value-type="float" office:value="5" calcext:value-type="float">
            <text:p>5</text:p>
          </table:table-cell>
          <table:table-cell table:number-columns-repeated="2"/>
          <table:table-cell office:value-type="string" calcext:value-type="string">
            <text:p>0378-1844</text:p>
          </table:table-cell>
          <table:table-cell/>
          <table:table-cell office:value-type="string" calcext:value-type="string">
            <text:p>WOS:A1997YC81900006</text:p>
          </table:table-cell>
          <table:table-cell table:number-columns-repeated="972"/>
        </table:table-row>
        <table:table-row table:style-name="ro1">
          <table:table-cell office:value-type="string" calcext:value-type="string">
            <text:p>J</text:p>
          </table:table-cell>
          <table:table-cell office:value-type="string" calcext:value-type="string">
            <text:p>Mantelatto, FLM; Petracco, M</text:p>
          </table:table-cell>
          <table:table-cell table:number-columns-repeated="7"/>
          <table:table-cell office:value-type="string" calcext:value-type="string">
            <text:p>Natural diet of the crab Hepatus pudibundus (Brachyura: calappidae) in Fortaleza Bay, Ubatuba (SP), Brazil</text:p>
          </table:table-cell>
          <table:table-cell table:number-columns-repeated="7"/>
          <table:table-cell office:value-type="string" calcext:value-type="string">
            <text:p>JOURNAL OF CRUSTACEAN BIOLOGY</text:p>
          </table:table-cell>
          <table:table-cell table:number-columns-repeated="3"/>
          <table:table-cell office:value-type="float" office:value="17" calcext:value-type="float">
            <text:p>17</text:p>
          </table:table-cell>
          <table:table-cell office:value-type="float" office:value="3" calcext:value-type="float">
            <text:p>3</text:p>
          </table:table-cell>
          <table:table-cell table:number-columns-repeated="2"/>
          <table:table-cell office:value-type="float" office:value="440" calcext:value-type="float">
            <text:p>440</text:p>
          </table:table-cell>
          <table:table-cell office:value-type="float" office:value="446" calcext:value-type="float">
            <text:p>446</text:p>
          </table:table-cell>
          <table:table-cell/>
          <table:table-cell office:value-type="string" calcext:value-type="string">
            <text:p>10.2307/1549438</text:p>
          </table:table-cell>
          <table:table-cell table:number-columns-repeated="2"/>
          <table:table-cell office:value-type="string" calcext:value-type="string">
            <text:p>AUG 1997</text:p>
          </table:table-cell>
          <table:table-cell office:value-type="float" office:value="1997" calcext:value-type="float">
            <text:p>1997</text:p>
          </table:table-cell>
          <table:table-cell office:value-type="string" calcext:value-type="string">
            <text:p>The natural diet of Hepatus pudibundus in Fortaleza Bay, Ubatuba (SP), Brazil, was determined, based on two methods: Frequency Occurrence and Percentage Points. Foregut contents of 219 specimens collected from November 1988 to October 1989 in 7 different areas of Fortaleza Bay were analyzed. Hepatus pudibundus had varied recognizable food categories, in decreasing order: crustaceans, fish, sediment (a facultative scavenger), and molluscs. Other food categories were in low percentage: bryozoans, algae, annelids, foraminiferans, cnidarians, and echinoderms ranked fifth through tenth on the basis of the methods utilized. A significant difference was found in the amount of food in the diet during seasonal analysis (autumn &gt; summer &gt; winter &gt; spring) and among the 7 sampling areas of Fortaleza Bay. We suggest that the crab H. pudibundus is an opportunistic omnivorous crustacean, and is not exclusively molluscivorous.</text:p>
          </table:table-cell>
          <table:table-cell table:number-columns-repeated="8"/>
          <table:table-cell office:value-type="float" office:value="11" calcext:value-type="float">
            <text:p>11</text:p>
          </table:table-cell>
          <table:table-cell office:value-type="float" office:value="0" calcext:value-type="float">
            <text:p>0</text:p>
          </table:table-cell>
          <table:table-cell office:value-type="float" office:value="13" calcext:value-type="float">
            <text:p>13</text:p>
          </table:table-cell>
          <table:table-cell office:value-type="float" office:value="5" calcext:value-type="float">
            <text:p>5</text:p>
          </table:table-cell>
          <table:table-cell office:value-type="float" office:value="13" calcext:value-type="float">
            <text:p>13</text:p>
          </table:table-cell>
          <table:table-cell table:number-columns-repeated="2"/>
          <table:table-cell office:value-type="string" calcext:value-type="string">
            <text:p>0278-0372</text:p>
          </table:table-cell>
          <table:table-cell/>
          <table:table-cell office:value-type="string" calcext:value-type="string">
            <text:p>WOS:A1997XQ55100007</text:p>
          </table:table-cell>
          <table:table-cell table:number-columns-repeated="972"/>
        </table:table-row>
        <table:table-row table:style-name="ro1">
          <table:table-cell office:value-type="string" calcext:value-type="string">
            <text:p>J</text:p>
          </table:table-cell>
          <table:table-cell office:value-type="string" calcext:value-type="string">
            <text:p>Sumida, PYG; PiresVanin, AMS</text:p>
          </table:table-cell>
          <table:table-cell table:number-columns-repeated="3"/>
          <table:table-cell office:value-type="string" calcext:value-type="string">
            <text:p>Sumida, Paulo/F-2561-2011</text:p>
          </table:table-cell>
          <table:table-cell office:value-type="string" calcext:value-type="string">
            <text:p>Sumida, Paulo/0000-0001-7549-4541</text:p>
          </table:table-cell>
          <table:table-cell table:number-columns-repeated="2"/>
          <table:table-cell office:value-type="string" calcext:value-type="string">
            <text:p>Benthic associations of the shelfbreak and upper slope off Ubatuba-SP, south-eastern Brazil</text:p>
          </table:table-cell>
          <table:table-cell table:number-columns-repeated="7"/>
          <table:table-cell office:value-type="string" calcext:value-type="string">
            <text:p>ESTUARINE COASTAL AND SHELF SCIENCE</text:p>
          </table:table-cell>
          <table:table-cell table:number-columns-repeated="3"/>
          <table:table-cell office:value-type="float" office:value="44" calcext:value-type="float">
            <text:p>44</text:p>
          </table:table-cell>
          <table:table-cell office:value-type="float" office:value="6" calcext:value-type="float">
            <text:p>6</text:p>
          </table:table-cell>
          <table:table-cell table:number-columns-repeated="2"/>
          <table:table-cell office:value-type="float" office:value="779" calcext:value-type="float">
            <text:p>779</text:p>
          </table:table-cell>
          <table:table-cell office:value-type="float" office:value="784" calcext:value-type="float">
            <text:p>784</text:p>
          </table:table-cell>
          <table:table-cell/>
          <table:table-cell office:value-type="string" calcext:value-type="string">
            <text:p>10.1006/ecss.1996.0150</text:p>
          </table:table-cell>
          <table:table-cell table:number-columns-repeated="2"/>
          <table:table-cell table:style-name="ce2" office:value-type="date" office:date-value="1997-06-01" calcext:value-type="date">
            <text:p>jun/97</text:p>
          </table:table-cell>
          <table:table-cell office:value-type="float" office:value="1997" calcext:value-type="float">
            <text:p>1997</text:p>
          </table:table-cell>
          <table:table-cell office:value-type="string" calcext:value-type="string">
            <text:p>The composition and distribution of the benthic communities at the shelfbreak and upper slope of the Ubatuba region (south-eastern Brazil) were studied from a limited set of 15 dredge hauls taken between 130 and 600 m depth. Data analysis using multivariate methods showed the presence of three distinct benthic associations, related to depth and substratum. The first, between 130 and 180 m depth, was associated with the presence of large amounts of calcareous algal blocks, serving as a shelter for most of the organisms sampled, as well as an important substratum for sessile and filter-feeding animals. The second association was from the slope (240-350 m) comprising organisms exclusive to that area, and species common on shallower stations. The major faunal changes were observed in the third association at 500 m, which presented a fauna totally distinct from the former regions. It is suggested that this area is probably an upper limit for deep-living organisms in the region. (C) 1997 Academic Press Limited.</text:p>
          </table:table-cell>
          <table:table-cell table:number-columns-repeated="8"/>
          <table:table-cell office:value-type="float" office:value="23" calcext:value-type="float">
            <text:p>23</text:p>
          </table:table-cell>
          <table:table-cell office:value-type="float" office:value="0" calcext:value-type="float">
            <text:p>0</text:p>
          </table:table-cell>
          <table:table-cell office:value-type="float" office:value="21" calcext:value-type="float">
            <text:p>21</text:p>
          </table:table-cell>
          <table:table-cell office:value-type="float" office:value="6" calcext:value-type="float">
            <text:p>6</text:p>
          </table:table-cell>
          <table:table-cell office:value-type="float" office:value="27" calcext:value-type="float">
            <text:p>27</text:p>
          </table:table-cell>
          <table:table-cell table:number-columns-repeated="2"/>
          <table:table-cell office:value-type="string" calcext:value-type="string">
            <text:p>0272-7714</text:p>
          </table:table-cell>
          <table:table-cell/>
          <table:table-cell office:value-type="string" calcext:value-type="string">
            <text:p>WOS:A1997XF01600011</text:p>
          </table:table-cell>
          <table:table-cell table:number-columns-repeated="972"/>
        </table:table-row>
        <table:table-row table:style-name="ro1">
          <table:table-cell office:value-type="string" calcext:value-type="string">
            <text:p>J</text:p>
          </table:table-cell>
          <table:table-cell office:value-type="string" calcext:value-type="string">
            <text:p>Fransozo, A; NegreirosFransozo, ML</text:p>
          </table:table-cell>
          <table:table-cell table:number-columns-repeated="7"/>
          <table:table-cell office:value-type="string" calcext:value-type="string">
            <text:p>Larval stages of Pyromaia tuberculata (Lockington, 1877) (Decapoda, Majidae, Inachinae) reared in the laboratory</text:p>
          </table:table-cell>
          <table:table-cell table:number-columns-repeated="4"/>
          <table:table-cell office:value-type="float" office:value="3" calcext:value-type="float">
            <text:p>3</text:p>
          </table:table-cell>
          <table:table-cell table:number-columns-repeated="2"/>
          <table:table-cell office:value-type="string" calcext:value-type="string">
            <text:p>CRUSTACEANA</text:p>
          </table:table-cell>
          <table:table-cell table:number-columns-repeated="3"/>
          <table:table-cell office:value-type="float" office:value="70" calcext:value-type="float">
            <text:p>70</text:p>
          </table:table-cell>
          <table:table-cell table:number-columns-repeated="3"/>
          <table:table-cell office:value-type="float" office:value="304" calcext:value-type="float">
            <text:p>304</text:p>
          </table:table-cell>
          <table:table-cell office:value-type="float" office:value="323" calcext:value-type="float">
            <text:p>323</text:p>
          </table:table-cell>
          <table:table-cell/>
          <table:table-cell office:value-type="string" calcext:value-type="string">
            <text:p>10.1163/156854097X00591</text:p>
          </table:table-cell>
          <table:table-cell table:number-columns-repeated="2"/>
          <table:table-cell office:value-type="string" calcext:value-type="string">
            <text:p>APR 1997</text:p>
          </table:table-cell>
          <table:table-cell office:value-type="float" office:value="1997" calcext:value-type="float">
            <text:p>1997</text:p>
          </table:table-cell>
          <table:table-cell office:value-type="string" calcext:value-type="string">
            <text:p>The larval development of Pyromaia tuberculata (Lockington, 1877) is described from specimens reared in the laboratory. Larvae were obtained from ovigerous females collected by trawl in Ubatuba, Sao Paulo state, Brazil. Rearing was carried out at 24 +/- 1 degrees C in 35 parts per thousand S. The larvae pass through two zoeal stages before moulting to the megalopa. A comparison is made with previously studied majid species occurring in the southern and southeastern regions of Brazil.</text:p>
          </table:table-cell>
          <table:table-cell table:number-columns-repeated="8"/>
          <table:table-cell office:value-type="float" office:value="11" calcext:value-type="float">
            <text:p>11</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float" office:value="13" calcext:value-type="float">
            <text:p>13</text:p>
          </table:table-cell>
          <table:table-cell table:number-columns-repeated="2"/>
          <table:table-cell office:value-type="string" calcext:value-type="string">
            <text:p>0011-216X</text:p>
          </table:table-cell>
          <table:table-cell/>
          <table:table-cell office:value-type="string" calcext:value-type="string">
            <text:p>WOS:A1997WV59700004</text:p>
          </table:table-cell>
          <table:table-cell table:number-columns-repeated="972"/>
        </table:table-row>
        <table:table-row table:style-name="ro1">
          <table:table-cell office:value-type="string" calcext:value-type="string">
            <text:p>J</text:p>
          </table:table-cell>
          <table:table-cell office:value-type="string" calcext:value-type="string">
            <text:p>Mantelatto, FLM; Fransozo, A</text:p>
          </table:table-cell>
          <table:table-cell table:number-columns-repeated="7"/>
          <table:table-cell office:value-type="string" calcext:value-type="string">
            <text:p>Fecundity of the crab Callinectes ornatus Ordway, 1863 (Decapoda, Brachyura, Portunidae) from the Ubatuba region, Sao Paulo, Brazil</text:p>
          </table:table-cell>
          <table:table-cell table:number-columns-repeated="4"/>
          <table:table-cell office:value-type="float" office:value="2" calcext:value-type="float">
            <text:p>2</text:p>
          </table:table-cell>
          <table:table-cell table:number-columns-repeated="2"/>
          <table:table-cell office:value-type="string" calcext:value-type="string">
            <text:p>CRUSTACEANA</text:p>
          </table:table-cell>
          <table:table-cell table:number-columns-repeated="3"/>
          <table:table-cell office:value-type="float" office:value="70" calcext:value-type="float">
            <text:p>70</text:p>
          </table:table-cell>
          <table:table-cell table:number-columns-repeated="3"/>
          <table:table-cell office:value-type="float" office:value="214" calcext:value-type="float">
            <text:p>214</text:p>
          </table:table-cell>
          <table:table-cell office:value-type="float" office:value="226" calcext:value-type="float">
            <text:p>226</text:p>
          </table:table-cell>
          <table:table-cell table:number-columns-repeated="4"/>
          <table:table-cell table:style-name="ce2" office:value-type="date" office:date-value="1997-03-01" calcext:value-type="date">
            <text:p>mar/97</text:p>
          </table:table-cell>
          <table:table-cell office:value-type="float" office:value="1997" calcext:value-type="float">
            <text:p>1997</text:p>
          </table:table-cell>
          <table:table-cell office:value-type="string" calcext:value-type="string">
            <text:p>The objective of the present study was to characterize the fecundity of Callinectes ornatus from the northern coast of Sao Paulo, Brazil. To study the fecundity and its relationships to size, brood weight, and egg size, the ovigerous females were collected at 2-month intervals for two consecutive years (January, 1991 to November, 1992) in the Ubatuba region using a fishing boat equipped with an otter-trawl type of net. After collecting, the animals were screened, bagged, labeled, and stored frozen. Only data from 38 females carrying early stage eggs were considered. In the laboratory, the specimens were thawed at room temperature, the pleopod structure with the egg mass was removed and the eggs were carefully removed from the pleopods. The samples were then fixed in 10% formalin and stored in 70% ethanol, until the time for processing. Processing followed the method of Hines (1982, 1988). Following the frequency determination of carapace width and fecundity, mean egg number, mean volume and mean dry weight of brooded egg mass were determined for each class obtained. Data were analyzed by regressions of log-log transformations for allometric plots (Y = aX(b)) of reproductive variables versus carapace width. Carapace width was one of the main factors for the determination of fecundity, which ranged 171 570 +/- 94 634 eggs, with females of the same size class presenting a wide amplitude of variation. This supports the hypothesis that portunid females present staggered spawning, possibly presenting more than one period of reproduction within one year. The present species showed lower fecundity than the remaining portunids studied, but they did show a rapid and efficient embryonic development, presumably capable of assuring reproductive success.</text:p>
          </table:table-cell>
          <table:table-cell table:number-columns-repeated="8"/>
          <table:table-cell office:value-type="float" office:value="56" calcext:value-type="float">
            <text:p>56</text:p>
          </table:table-cell>
          <table:table-cell office:value-type="float" office:value="1" calcext:value-type="float">
            <text:p>1</text:p>
          </table:table-cell>
          <table:table-cell office:value-type="float" office:value="59" calcext:value-type="float">
            <text:p>59</text:p>
          </table:table-cell>
          <table:table-cell office:value-type="float" office:value="16" calcext:value-type="float">
            <text:p>16</text:p>
          </table:table-cell>
          <table:table-cell office:value-type="float" office:value="69" calcext:value-type="float">
            <text:p>69</text:p>
          </table:table-cell>
          <table:table-cell table:number-columns-repeated="2"/>
          <table:table-cell office:value-type="string" calcext:value-type="string">
            <text:p>0011-216X</text:p>
          </table:table-cell>
          <table:table-cell/>
          <table:table-cell office:value-type="string" calcext:value-type="string">
            <text:p>WOS:A1997WP76900008</text:p>
          </table:table-cell>
          <table:table-cell table:number-columns-repeated="972"/>
        </table:table-row>
        <table:table-row table:style-name="ro1">
          <table:table-cell office:value-type="string" calcext:value-type="string">
            <text:p>J</text:p>
          </table:table-cell>
          <table:table-cell office:value-type="string" calcext:value-type="string">
            <text:p>Hanazaki, N; Leitao, HDF; Begossi, A</text:p>
          </table:table-cell>
          <table:table-cell table:number-columns-repeated="3"/>
          <table:table-cell office:value-type="string" calcext:value-type="string">
            <text:p>Hanazaki, Natalia/G-4002-2012; Begossi, Alpina/I-5282-2012</text:p>
          </table:table-cell>
          <table:table-cell table:number-columns-repeated="3"/>
          <table:table-cell office:value-type="string" calcext:value-type="string">
            <text:p>The use of resources of the Brazilian Atlantic forest: The case of Ponta Do Almada (Ubatuba, Brasil)</text:p>
          </table:table-cell>
          <table:table-cell table:number-columns-repeated="7"/>
          <table:table-cell office:value-type="string" calcext:value-type="string">
            <text:p>INTERCIENCIA</text:p>
          </table:table-cell>
          <table:table-cell table:number-columns-repeated="3"/>
          <table:table-cell office:value-type="float" office:value="21" calcext:value-type="float">
            <text:p>21</text:p>
          </table:table-cell>
          <table:table-cell office:value-type="float" office:value="6" calcext:value-type="float">
            <text:p>6</text:p>
          </table:table-cell>
          <table:table-cell table:number-columns-repeated="2"/>
          <table:table-cell office:value-type="float" office:value="268" calcext:value-type="float">
            <text:p>268</text:p>
          </table:table-cell>
          <table:table-cell office:value-type="float" office:value="276" calcext:value-type="float">
            <text:p>276</text:p>
          </table:table-cell>
          <table:table-cell table:number-columns-repeated="4"/>
          <table:table-cell office:value-type="string" calcext:value-type="string">
            <text:p>NOV-DEC 1996</text:p>
          </table:table-cell>
          <table:table-cell office:value-type="float" office:value="1996" calcext:value-type="float">
            <text:p>1996</text:p>
          </table:table-cell>
          <table:table-cell office:value-type="string" calcext:value-type="string">
            <text:p>The Brazilian Atlantic Forest is considered one of the world's hot-spots for biodiversity conservation, in which caicaras are a typical population, maintaining a close relationship with the environment, through fishing and small-scale agriculture. The purpose of this study is to obtain information about natural resource use (specially on plants and fish) at Ponta do Almada community (Sao Paulo State, Brazil). Data were collected through interviews with residents, and through systematic observation about food consumption and fishing activities. About 152 folk plant species were mentioned as used for various purposes. Food choices and fish taboos are analyzed. Results show shifts in caicaras' original subsistence, yet maintaining a close relationship with their environment fr om agriculture to fishing. Other activities have been developed, such as tourism and shell-fish cultivation.</text:p>
          </table:table-cell>
          <table:table-cell table:number-columns-repeated="8"/>
          <table:table-cell office:value-type="float" office:value="22" calcext:value-type="float">
            <text:p>22</text:p>
          </table:table-cell>
          <table:table-cell office:value-type="float" office:value="0" calcext:value-type="float">
            <text:p>0</text:p>
          </table:table-cell>
          <table:table-cell office:value-type="float" office:value="19" calcext:value-type="float">
            <text:p>19</text:p>
          </table:table-cell>
          <table:table-cell office:value-type="float" office:value="13" calcext:value-type="float">
            <text:p>13</text:p>
          </table:table-cell>
          <table:table-cell office:value-type="float" office:value="32" calcext:value-type="float">
            <text:p>32</text:p>
          </table:table-cell>
          <table:table-cell table:number-columns-repeated="2"/>
          <table:table-cell office:value-type="string" calcext:value-type="string">
            <text:p>0378-1844</text:p>
          </table:table-cell>
          <table:table-cell/>
          <table:table-cell office:value-type="string" calcext:value-type="string">
            <text:p>WOS:A1996VZ53000006</text:p>
          </table:table-cell>
          <table:table-cell table:number-columns-repeated="972"/>
        </table:table-row>
        <table:table-row table:style-name="ro1">
          <table:table-cell office:value-type="string" calcext:value-type="string">
            <text:p>J</text:p>
          </table:table-cell>
          <table:table-cell office:value-type="string" calcext:value-type="string">
            <text:p>Bastos, RP; Haddad, CFB</text:p>
          </table:table-cell>
          <table:table-cell table:number-columns-repeated="3"/>
          <table:table-cell office:value-type="string" calcext:value-type="string">
            <text:p>Haddad, Celio/C-4267-2012; Bastos, R/D-5892-2013</text:p>
          </table:table-cell>
          <table:table-cell table:number-columns-repeated="3"/>
          <table:table-cell office:value-type="string" calcext:value-type="string">
            <text:p>Breeding activity of the neotropical treefrog Hyla elegans (Anura, Hylidae)</text:p>
          </table:table-cell>
          <table:table-cell table:number-columns-repeated="7"/>
          <table:table-cell office:value-type="string" calcext:value-type="string">
            <text:p>JOURNAL OF HERPETOLOGY</text:p>
          </table:table-cell>
          <table:table-cell table:number-columns-repeated="3"/>
          <table:table-cell office:value-type="float" office:value="30" calcext:value-type="float">
            <text:p>30</text:p>
          </table:table-cell>
          <table:table-cell office:value-type="float" office:value="3" calcext:value-type="float">
            <text:p>3</text:p>
          </table:table-cell>
          <table:table-cell table:number-columns-repeated="2"/>
          <table:table-cell office:value-type="float" office:value="355" calcext:value-type="float">
            <text:p>355</text:p>
          </table:table-cell>
          <table:table-cell office:value-type="float" office:value="360" calcext:value-type="float">
            <text:p>360</text:p>
          </table:table-cell>
          <table:table-cell/>
          <table:table-cell office:value-type="string" calcext:value-type="string">
            <text:p>10.2307/1565172</text:p>
          </table:table-cell>
          <table:table-cell table:number-columns-repeated="2"/>
          <table:table-cell office:value-type="string" calcext:value-type="string">
            <text:p>SEP 1996</text:p>
          </table:table-cell>
          <table:table-cell office:value-type="float" office:value="1996" calcext:value-type="float">
            <text:p>1996</text:p>
          </table:table-cell>
          <table:table-cell office:value-type="string" calcext:value-type="string">
            <text:p>Breeding of Hyla elegans was monitored from August 1991 to July 1992 at a temporary pond in Ubatuba, State of Sao Paulo, southeastern Brazil. Males began to call as they entered the chorus, and defended their calling sites from other males, at times with physical interactions. Females, however, were not aggressive toward either males or other females. We found a positive correlation between the numbers of females and males in the chorus, but no significant correlation between OSR (number of reproducing females/number of reproducing males) and the number of males present. OSR was highly male-biased; on average, there were 10 males for each female; this low OSR may explain low average mating success of males. Females chose males as mates freely, and males did not attempt to intercept females approaching other males. Males in amplexus were larger and heavier than unmated, calling males. In addition, snout-vent lengths of males and females in amplexus were positively correlated, and males were, on average, 0.81 the length of females. Experimentally paired males and females with smaller or larger ratios of SVLs had a lower percent of fertilization than pairs near the population average.</text:p>
          </table:table-cell>
          <table:table-cell table:number-columns-repeated="8"/>
          <table:table-cell office:value-type="float" office:value="36" calcext:value-type="float">
            <text:p>36</text:p>
          </table:table-cell>
          <table:table-cell office:value-type="float" office:value="2" calcext:value-type="float">
            <text:p>2</text:p>
          </table:table-cell>
          <table:table-cell office:value-type="float" office:value="44" calcext:value-type="float">
            <text:p>44</text:p>
          </table:table-cell>
          <table:table-cell office:value-type="float" office:value="11" calcext:value-type="float">
            <text:p>11</text:p>
          </table:table-cell>
          <table:table-cell office:value-type="float" office:value="46" calcext:value-type="float">
            <text:p>46</text:p>
          </table:table-cell>
          <table:table-cell table:number-columns-repeated="2"/>
          <table:table-cell office:value-type="string" calcext:value-type="string">
            <text:p>0022-1511</text:p>
          </table:table-cell>
          <table:table-cell/>
          <table:table-cell office:value-type="string" calcext:value-type="string">
            <text:p>WOS:A1996VH53900007</text:p>
          </table:table-cell>
          <table:table-cell table:number-columns-repeated="972"/>
        </table:table-row>
        <table:table-row table:style-name="ro1">
          <table:table-cell office:value-type="string" calcext:value-type="string">
            <text:p>J</text:p>
          </table:table-cell>
          <table:table-cell office:value-type="string" calcext:value-type="string">
            <text:p>Duarte, LFL; Nalesso, RC</text:p>
          </table:table-cell>
          <table:table-cell table:number-columns-repeated="7"/>
          <table:table-cell office:value-type="string" calcext:value-type="string">
            <text:p>The sponge Zygomycale parishii (Bowerbank) and its endobiotic fauna</text:p>
          </table:table-cell>
          <table:table-cell table:number-columns-repeated="7"/>
          <table:table-cell office:value-type="string" calcext:value-type="string">
            <text:p>ESTUARINE COASTAL AND SHELF SCIENCE</text:p>
          </table:table-cell>
          <table:table-cell table:number-columns-repeated="3"/>
          <table:table-cell office:value-type="float" office:value="42" calcext:value-type="float">
            <text:p>42</text:p>
          </table:table-cell>
          <table:table-cell office:value-type="float" office:value="2" calcext:value-type="float">
            <text:p>2</text:p>
          </table:table-cell>
          <table:table-cell table:number-columns-repeated="2"/>
          <table:table-cell office:value-type="float" office:value="139" calcext:value-type="float">
            <text:p>139</text:p>
          </table:table-cell>
          <table:table-cell office:value-type="float" office:value="151" calcext:value-type="float">
            <text:p>151</text:p>
          </table:table-cell>
          <table:table-cell/>
          <table:table-cell office:value-type="string" calcext:value-type="string">
            <text:p>10.1006/ecss.1996.0011</text:p>
          </table:table-cell>
          <table:table-cell table:number-columns-repeated="2"/>
          <table:table-cell office:value-type="string" calcext:value-type="string">
            <text:p>FEB 1996</text:p>
          </table:table-cell>
          <table:table-cell office:value-type="float" office:value="1996" calcext:value-type="float">
            <text:p>1996</text:p>
          </table:table-cell>
          <table:table-cell office:value-type="string" calcext:value-type="string">
            <text:p>The endobiotic fauna of the sponge Zygomycale parishii (Bowerbank) was studied for 2.5 years at two sites, Ubatuba and Sao Sebastiao, on the northern coast of the State of Sao Paulo, Brazil. Ninety-two macrofaunal species (over 1 mm long) were identified among which Cnidaria, Turbellaria, Nemertinea, Sipuncula, Polychaeta, Mollusca, Crustacea, Pycnogonida, Echinodermata, Ascidiacea and Pisces were represented. The results obtained on the number of species (species richness), the abundances of different species and faunal composition were related to the physico-biotic characteristics of the study sites. The influence of sample volume and other methodological artifacts on sample characteristics were also examined. The ophiuroid Ophiactis savignyi (Muller &amp; Troschell) was the dominant endobiotic species, comprising 64% of all individuals collected. The Sao Sebastiao endobiotic fauna was more diversified than the Ubatuba endobiotic fauna, possibly due to higher larval recruitment, and to the closeness of Z. parishii to the sea-floor providing a greater possibility for inhabitants of this microhabitat to find and to live inside the sponge. (C) 1996 Academic Press Limited</text:p>
          </table:table-cell>
          <table:table-cell table:number-columns-repeated="8"/>
          <table:table-cell office:value-type="float" office:value="39" calcext:value-type="float">
            <text:p>39</text:p>
          </table:table-cell>
          <table:table-cell office:value-type="float" office:value="0" calcext:value-type="float">
            <text:p>0</text:p>
          </table:table-cell>
          <table:table-cell office:value-type="float" office:value="39" calcext:value-type="float">
            <text:p>39</text:p>
          </table:table-cell>
          <table:table-cell office:value-type="float" office:value="5" calcext:value-type="float">
            <text:p>5</text:p>
          </table:table-cell>
          <table:table-cell office:value-type="float" office:value="42" calcext:value-type="float">
            <text:p>42</text:p>
          </table:table-cell>
          <table:table-cell table:number-columns-repeated="2"/>
          <table:table-cell office:value-type="string" calcext:value-type="string">
            <text:p>0272-7714</text:p>
          </table:table-cell>
          <table:table-cell/>
          <table:table-cell office:value-type="string" calcext:value-type="string">
            <text:p>WOS:A1996TT42300001</text:p>
          </table:table-cell>
          <table:table-cell table:number-columns-repeated="972"/>
        </table:table-row>
        <table:table-row table:style-name="ro1">
          <table:table-cell office:value-type="string" calcext:value-type="string">
            <text:p>J</text:p>
          </table:table-cell>
          <table:table-cell office:value-type="string" calcext:value-type="string">
            <text:p>Costa, TM; NegreirosFransozo, ML</text:p>
          </table:table-cell>
          <table:table-cell table:number-columns-repeated="3"/>
          <table:table-cell office:value-type="string" calcext:value-type="string">
            <text:p>Costa , Tania /C-8066-2012</text:p>
          </table:table-cell>
          <table:table-cell table:number-columns-repeated="3"/>
          <table:table-cell office:value-type="string" calcext:value-type="string">
            <text:p>Fecundity of Callinectes danae Smith, 1869 (Crustacea, Decapoda, Portunidae) in Ubatuba region (SP), Brazil</text:p>
          </table:table-cell>
          <table:table-cell table:number-columns-repeated="7"/>
          <table:table-cell office:value-type="string" calcext:value-type="string">
            <text:p>ARQUIVOS DE BIOLOGIA E TECNOLOGIA</text:p>
          </table:table-cell>
          <table:table-cell table:number-columns-repeated="3"/>
          <table:table-cell office:value-type="float" office:value="39" calcext:value-type="float">
            <text:p>39</text:p>
          </table:table-cell>
          <table:table-cell office:value-type="float" office:value="2" calcext:value-type="float">
            <text:p>2</text:p>
          </table:table-cell>
          <table:table-cell table:number-columns-repeated="2"/>
          <table:table-cell office:value-type="float" office:value="393" calcext:value-type="float">
            <text:p>393</text:p>
          </table:table-cell>
          <table:table-cell office:value-type="float" office:value="400" calcext:value-type="float">
            <text:p>400</text:p>
          </table:table-cell>
          <table:table-cell table:number-columns-repeated="4"/>
          <table:table-cell table:number-columns-repeated="2" office:value-type="float" office:value="1996" calcext:value-type="float">
            <text:p>1996</text:p>
          </table:table-cell>
          <table:table-cell office:value-type="string" calcext:value-type="string">
            <text:p>The fecundity of C. danae in Ubatuba (SP) region was analized. The swimming crabs were collected by trawl during two consecutive years. Only females earring early developmental stage eggs were used in this work. The ovigerous females mean size based on the carapace width, except the lateral teeth, was 21.5 +/- 90 mm. The fecundity obtained from 29 ovigerous females varied from 363,660 to 826,638 eggs.</text:p>
          </table:table-cell>
          <table:table-cell table:number-columns-repeated="8"/>
          <table:table-cell office:value-type="float" office:value="11" calcext:value-type="float">
            <text:p>11</text:p>
          </table:table-cell>
          <table:table-cell office:value-type="float" office:value="1" calcext:value-type="float">
            <text:p>1</text:p>
          </table:table-cell>
          <table:table-cell office:value-type="float" office:value="11" calcext:value-type="float">
            <text:p>11</text:p>
          </table:table-cell>
          <table:table-cell office:value-type="float" office:value="3" calcext:value-type="float">
            <text:p>3</text:p>
          </table:table-cell>
          <table:table-cell office:value-type="float" office:value="14" calcext:value-type="float">
            <text:p>14</text:p>
          </table:table-cell>
          <table:table-cell table:number-columns-repeated="2"/>
          <table:table-cell office:value-type="string" calcext:value-type="string">
            <text:p>0365-0979</text:p>
          </table:table-cell>
          <table:table-cell/>
          <table:table-cell office:value-type="string" calcext:value-type="string">
            <text:p>WOS:A1996UY67700018</text:p>
          </table:table-cell>
          <table:table-cell table:number-columns-repeated="972"/>
        </table:table-row>
        <table:table-row table:style-name="ro1">
          <table:table-cell office:value-type="string" calcext:value-type="string">
            <text:p>J</text:p>
          </table:table-cell>
          <table:table-cell office:value-type="string" calcext:value-type="string">
            <text:p>Micheletti, CV; Uieda, VS</text:p>
          </table:table-cell>
          <table:table-cell table:number-columns-repeated="3"/>
          <table:table-cell office:value-type="string" calcext:value-type="string">
            <text:p>Uieda, Virginia/H-9490-2012</text:p>
          </table:table-cell>
          <table:table-cell office:value-type="string" calcext:value-type="string">
            <text:p>Uieda, Virginia/0000-0002-6078-1342</text:p>
          </table:table-cell>
          <table:table-cell table:number-columns-repeated="2"/>
          <table:table-cell office:value-type="string" calcext:value-type="string">
            <text:p>Food resources partitioning among sciaenid fishes (Perciformes, Sciaenidae) of the Flamengo bay, Ubatuba, southeastern Brazil</text:p>
          </table:table-cell>
          <table:table-cell table:number-columns-repeated="7"/>
          <table:table-cell office:value-type="string" calcext:value-type="string">
            <text:p>ARQUIVOS DE BIOLOGIA E TECNOLOGIA</text:p>
          </table:table-cell>
          <table:table-cell table:number-columns-repeated="3"/>
          <table:table-cell office:value-type="float" office:value="39" calcext:value-type="float">
            <text:p>39</text:p>
          </table:table-cell>
          <table:table-cell office:value-type="float" office:value="3" calcext:value-type="float">
            <text:p>3</text:p>
          </table:table-cell>
          <table:table-cell table:number-columns-repeated="2"/>
          <table:table-cell office:value-type="float" office:value="639" calcext:value-type="float">
            <text:p>639</text:p>
          </table:table-cell>
          <table:table-cell office:value-type="float" office:value="649" calcext:value-type="float">
            <text:p>649</text:p>
          </table:table-cell>
          <table:table-cell table:number-columns-repeated="4"/>
          <table:table-cell table:number-columns-repeated="2" office:value-type="float" office:value="1996" calcext:value-type="float">
            <text:p>1996</text:p>
          </table:table-cell>
          <table:table-cell office:value-type="string" calcext:value-type="string">
            <text:p>The determination of the diet and feeding habits is one of the principal aspects of the study on fish biology, as feeding is a basic process and its study is necessary for the understanding of the populations' dynamic and ecology. The Sciaenidae family has a significant occurrence in the bay's demersal ichthyofauna, constituting an important fishing resource. The goal of this work was to analyze how the partitioning of available food resources takes place among the ten sciaenid species which live in the Flamengo Bay. One single survey, consisting of three trawls, was carried out with a fishing boat equipped with two otter-trawl. Diet analysis showed that all species are exclusively carnivore, using several items as food, but crustaceans are the main food ingested. The use of the ''Proportional Overlap Index'' showed possible overlapping between six couples of species but in the majority of cases, morphologic differences between these species, such as the mouth position, probably determine different foraging strategies.</text:p>
          </table:table-cell>
          <table:table-cell table:number-columns-repeated="8"/>
          <table:table-cell office:value-type="float" office:value="3" calcext:value-type="float">
            <text:p>3</text:p>
          </table:table-cell>
          <table:table-cell office:value-type="float" office:value="0" calcext:value-type="float">
            <text:p>0</text:p>
          </table:table-cell>
          <table:table-cell table:number-columns-repeated="2" office:value-type="float" office:value="3" calcext:value-type="float">
            <text:p>3</text:p>
          </table:table-cell>
          <table:table-cell office:value-type="float" office:value="5" calcext:value-type="float">
            <text:p>5</text:p>
          </table:table-cell>
          <table:table-cell table:number-columns-repeated="2"/>
          <table:table-cell office:value-type="string" calcext:value-type="string">
            <text:p>0365-0979</text:p>
          </table:table-cell>
          <table:table-cell/>
          <table:table-cell office:value-type="string" calcext:value-type="string">
            <text:p>WOS:A1996VZ18400017</text:p>
          </table:table-cell>
          <table:table-cell table:number-columns-repeated="972"/>
        </table:table-row>
        <table:table-row table:style-name="ro1">
          <table:table-cell office:value-type="string" calcext:value-type="string">
            <text:p>J</text:p>
          </table:table-cell>
          <table:table-cell office:value-type="string" calcext:value-type="string">
            <text:p>Carneiro, CE; deAssis, MA</text:p>
          </table:table-cell>
          <table:table-cell table:number-columns-repeated="3"/>
          <table:table-cell office:value-type="string" calcext:value-type="string">
            <text:p>Carneiro, Claudia/J-7662-2012</text:p>
          </table:table-cell>
          <table:table-cell table:number-columns-repeated="3"/>
          <table:table-cell office:value-type="string" calcext:value-type="string">
            <text:p>The family Sapotaceae on the coastal plains of Picinguara-Ubatuba, State of Sao Paulo, Brazil</text:p>
          </table:table-cell>
          <table:table-cell table:number-columns-repeated="7"/>
          <table:table-cell office:value-type="string" calcext:value-type="string">
            <text:p>ARQUIVOS DE BIOLOGIA E TECNOLOGIA</text:p>
          </table:table-cell>
          <table:table-cell table:number-columns-repeated="3"/>
          <table:table-cell office:value-type="float" office:value="39" calcext:value-type="float">
            <text:p>39</text:p>
          </table:table-cell>
          <table:table-cell office:value-type="float" office:value="3" calcext:value-type="float">
            <text:p>3</text:p>
          </table:table-cell>
          <table:table-cell table:number-columns-repeated="2"/>
          <table:table-cell office:value-type="float" office:value="723" calcext:value-type="float">
            <text:p>723</text:p>
          </table:table-cell>
          <table:table-cell office:value-type="float" office:value="733" calcext:value-type="float">
            <text:p>733</text:p>
          </table:table-cell>
          <table:table-cell table:number-columns-repeated="4"/>
          <table:table-cell table:number-columns-repeated="2" office:value-type="float" office:value="1996" calcext:value-type="float">
            <text:p>1996</text:p>
          </table:table-cell>
          <table:table-cell office:value-type="string" calcext:value-type="string">
            <text:p>A taxonomic study is provided for the angiosperm family Sapotaceae based on specimens collected on the coastal plains of Picinguaba, municipality of Ubatuba, State of Sao Paulo, Brazil. The samples were gathered monthly from 1988 to 1991 and are kept in the Herbarium Rioclarense (HRCB). Six species and five genera are here presented with descriptions, ilustrations and identification key.</text:p>
          </table:table-cell>
          <table:table-cell table:number-columns-repeated="8"/>
          <table:table-cell table:number-columns-repeated="5" office:value-type="float" office:value="0" calcext:value-type="float">
            <text:p>0</text:p>
          </table:table-cell>
          <table:table-cell table:number-columns-repeated="2"/>
          <table:table-cell office:value-type="string" calcext:value-type="string">
            <text:p>0365-0979</text:p>
          </table:table-cell>
          <table:table-cell/>
          <table:table-cell office:value-type="string" calcext:value-type="string">
            <text:p>WOS:A1996VZ18400026</text:p>
          </table:table-cell>
          <table:table-cell table:number-columns-repeated="972"/>
        </table:table-row>
        <table:table-row table:style-name="ro1">
          <table:table-cell office:value-type="string" calcext:value-type="string">
            <text:p>J</text:p>
          </table:table-cell>
          <table:table-cell office:value-type="string" calcext:value-type="string">
            <text:p>CASTRO, BM; LEE, TN</text:p>
          </table:table-cell>
          <table:table-cell table:number-columns-repeated="3"/>
          <table:table-cell office:value-type="string" calcext:value-type="string">
            <text:p>Castro, Belmiro/F-2692-2013</text:p>
          </table:table-cell>
          <table:table-cell table:number-columns-repeated="3"/>
          <table:table-cell office:value-type="string" calcext:value-type="string">
            <text:p>WIND-FORCED SEA-LEVEL VARIABILITY ON THE SOUTHEAST BRAZILIAN SHELF</text:p>
          </table:table-cell>
          <table:table-cell table:number-columns-repeated="7"/>
          <table:table-cell office:value-type="string" calcext:value-type="string">
            <text:p>JOURNAL OF GEOPHYSICAL RESEARCH-OCEANS</text:p>
          </table:table-cell>
          <table:table-cell table:number-columns-repeated="3"/>
          <table:table-cell office:value-type="float" office:value="100" calcext:value-type="float">
            <text:p>100</text:p>
          </table:table-cell>
          <table:table-cell office:value-type="string" calcext:value-type="string">
            <text:p>C8</text:p>
          </table:table-cell>
          <table:table-cell table:number-columns-repeated="2"/>
          <table:table-cell office:value-type="float" office:value="16045" calcext:value-type="float">
            <text:p>16045</text:p>
          </table:table-cell>
          <table:table-cell office:value-type="float" office:value="16056" calcext:value-type="float">
            <text:p>16056</text:p>
          </table:table-cell>
          <table:table-cell/>
          <table:table-cell office:value-type="string" calcext:value-type="string">
            <text:p>10.1029/95JC01499</text:p>
          </table:table-cell>
          <table:table-cell table:number-columns-repeated="2"/>
          <table:table-cell office:value-type="string" calcext:value-type="string">
            <text:p>AUG 15 1995</text:p>
          </table:table-cell>
          <table:table-cell office:value-type="float" office:value="1995" calcext:value-type="float">
            <text:p>1995</text:p>
          </table:table-cell>
          <table:table-cell office:value-type="string" calcext:value-type="string">
            <text:p>Coastal sea level data collected along the southeast coast of Brazil, from Cabo Frio to Cabo de Santa Marta, for the period August-November 1978 were examined, together with meteorological data for evidence of wind-forced, low-frequency fluctuations. A dominant 9- to 12-day perturbation in sea level, atmospheric pressure, and wind propagated equatorward from Cananeia and appeared to propagate poleward between Cananeia and the southernmost station A 6- to 7-day perturbation in sea level and wind propagated equatorward from the southernmost station, in agreement with the movement of cold fronts through the area. Sea level fluctuations in the central and northern portions of the bight for both 9- to 12- and 6- to 7-day bands were better correlated with winds located southward and earlier in time than with the local wind at the time of sea level measurement. Modeling of sea level response at Ubatuba for a period of 90 days, using the theory of barotropic continental shelf waves generated by wind forcing, presented results that were similar to the observed response.</text:p>
          </table:table-cell>
          <table:table-cell table:number-columns-repeated="8"/>
          <table:table-cell office:value-type="float" office:value="14" calcext:value-type="float">
            <text:p>14</text:p>
          </table:table-cell>
          <table:table-cell office:value-type="float" office:value="0" calcext:value-type="float">
            <text:p>0</text:p>
          </table:table-cell>
          <table:table-cell office:value-type="float" office:value="6" calcext:value-type="float">
            <text:p>6</text:p>
          </table:table-cell>
          <table:table-cell office:value-type="float" office:value="3" calcext:value-type="float">
            <text:p>3</text:p>
          </table:table-cell>
          <table:table-cell office:value-type="float" office:value="16" calcext:value-type="float">
            <text:p>16</text:p>
          </table:table-cell>
          <table:table-cell table:number-columns-repeated="2"/>
          <table:table-cell office:value-type="string" calcext:value-type="string">
            <text:p>0148-0227</text:p>
          </table:table-cell>
          <table:table-cell/>
          <table:table-cell office:value-type="string" calcext:value-type="string">
            <text:p>WOS:A1995RP99900017</text:p>
          </table:table-cell>
          <table:table-cell table:number-columns-repeated="972"/>
        </table:table-row>
        <table:table-row table:style-name="ro1">
          <table:table-cell office:value-type="string" calcext:value-type="string">
            <text:p>J</text:p>
          </table:table-cell>
          <table:table-cell office:value-type="string" calcext:value-type="string">
            <text:p>MONTEIRO, R; CESAR, O</text:p>
          </table:table-cell>
          <table:table-cell table:number-columns-repeated="7"/>
          <table:table-cell office:value-type="string" calcext:value-type="string">
            <text:p>SPATIAL PATTERNS OR TREES IN THE PICINGUARA COASTAL SANDY FOREST (STATE OF SAO-PAULO, BRAZIL)</text:p>
          </table:table-cell>
          <table:table-cell table:number-columns-repeated="7"/>
          <table:table-cell office:value-type="string" calcext:value-type="string">
            <text:p>ARQUIVOS DE BIOLOGIA E TECNOLOGIA</text:p>
          </table:table-cell>
          <table:table-cell table:number-columns-repeated="3"/>
          <table:table-cell office:value-type="float" office:value="38" calcext:value-type="float">
            <text:p>38</text:p>
          </table:table-cell>
          <table:table-cell office:value-type="float" office:value="2" calcext:value-type="float">
            <text:p>2</text:p>
          </table:table-cell>
          <table:table-cell table:number-columns-repeated="2"/>
          <table:table-cell office:value-type="float" office:value="533" calcext:value-type="float">
            <text:p>533</text:p>
          </table:table-cell>
          <table:table-cell office:value-type="float" office:value="540" calcext:value-type="float">
            <text:p>540</text:p>
          </table:table-cell>
          <table:table-cell table:number-columns-repeated="4"/>
          <table:table-cell table:style-name="ce2" office:value-type="date" office:date-value="1995-06-01" calcext:value-type="date">
            <text:p>jun/95</text:p>
          </table:table-cell>
          <table:table-cell office:value-type="float" office:value="1995" calcext:value-type="float">
            <text:p>1995</text:p>
          </table:table-cell>
          <table:table-cell office:value-type="string" calcext:value-type="string">
            <text:p>The species of the sandy plains forests (forests of the ''restingas'') have not yet had their spatial patterns studied as aids to the understanding of the diversity found in the different physiognomies along the Brazilian coast. In this paper a 10 x 10 m quadrat framework laid in a hectare of a tree dominant forest in the sandy plains of the Picinguaba area of the Serra do Mar State Park (municipality of Ubatuba, state of Sao Paulo, Brazil) was used to assess the spatial pattern of distribution for the ten most important species : Pera glabrata, Euterpe edulis, Eugenia brasiliensis, Alchornea triplinervea, Guatteria australis, Myrcia racemosa, Jacaranda semiserrata, Guarea macrophylla, Euplassa cantareirae and Nectandra oppositifolia. The spatial patterns were inferred through the calculations of their T-Square Index (C) and Dispersal Distance Index (I). P. glabrata shows a random pattern, E. edulis aggregate, E. brasiliensis, A. triplinervia, G. australis, E. cantareirae and N. oppositifolia with a tendency between aggregate and uniform and, M. racemosa, J. semiserrata and G. macrophylla between aggregate and random. Although the indexes are dependent of the sample size and of the technique adjustments, the relationship of the pattern with the environmental factors is shown by clustering methods. The results give confirmation of how the spatial patterns bring associations between populations and shape of the vegetation physiognomy.</text:p>
          </table:table-cell>
          <table:table-cell table:number-columns-repeated="8"/>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0365-0979</text:p>
          </table:table-cell>
          <table:table-cell/>
          <table:table-cell office:value-type="string" calcext:value-type="string">
            <text:p>WOS:A1995RW23300019</text:p>
          </table:table-cell>
          <table:table-cell table:number-columns-repeated="972"/>
        </table:table-row>
        <table:table-row table:style-name="ro1">
          <table:table-cell office:value-type="string" calcext:value-type="string">
            <text:p>J</text:p>
          </table:table-cell>
          <table:table-cell office:value-type="string" calcext:value-type="string">
            <text:p>NAKAGAKI, JM; NEGREIROSFRANSOZO, ML; FRANSOZO, A</text:p>
          </table:table-cell>
          <table:table-cell table:number-columns-repeated="7"/>
          <table:table-cell office:value-type="string" calcext:value-type="string">
            <text:p>COMPOSITION AND ABUNDANCE OF MARINE SHRIMPS (CRUSTACEA, DECAPODA, PENAEIDEA) IN UBATUBA BAY, UBATUBA (SP), BRAZIL</text:p>
          </table:table-cell>
          <table:table-cell table:number-columns-repeated="7"/>
          <table:table-cell office:value-type="string" calcext:value-type="string">
            <text:p>ARQUIVOS DE BIOLOGIA E TECNOLOGIA</text:p>
          </table:table-cell>
          <table:table-cell table:number-columns-repeated="3"/>
          <table:table-cell office:value-type="float" office:value="38" calcext:value-type="float">
            <text:p>38</text:p>
          </table:table-cell>
          <table:table-cell office:value-type="float" office:value="2" calcext:value-type="float">
            <text:p>2</text:p>
          </table:table-cell>
          <table:table-cell table:number-columns-repeated="2"/>
          <table:table-cell office:value-type="float" office:value="583" calcext:value-type="float">
            <text:p>583</text:p>
          </table:table-cell>
          <table:table-cell office:value-type="float" office:value="591" calcext:value-type="float">
            <text:p>591</text:p>
          </table:table-cell>
          <table:table-cell table:number-columns-repeated="4"/>
          <table:table-cell table:style-name="ce2" office:value-type="date" office:date-value="1995-06-01" calcext:value-type="date">
            <text:p>jun/95</text:p>
          </table:table-cell>
          <table:table-cell office:value-type="float" office:value="1995" calcext:value-type="float">
            <text:p>1995</text:p>
          </table:table-cell>
          <table:table-cell office:value-type="string" calcext:value-type="string">
            <text:p>This work aims to analyse the composition, abundance and distribution of the Penaeidea species which occur in the Ubatuba Bay (23 degrees 26'S and 45 degrees 02'W). The samples were monthly collected from October/1992 to September/1993. Each collect was composed of two parallel radials: the first (radial ''A'') was carried out in the mid region of the bay and the second one (radial ''B'') in the bay mouth. The trawls took one hour in a boat equipped with one otter-trawl (10 mm of mesh). The registered environmental factors were depth, bottom water temperature, granulometric composition and organic content of the sediment. After the trawls, the shrimp were separated from other marine organisms and counted. Eight species of shrimp were obtained: Xiphopenaeus kroyeri; Artemesia longinaris; Penaeus (L.) schmitti; P. (F.) brasiliensis; Trachypenaeus; constrictus; Sicyonia typica; S. dorsalis and Pleoticus muelleri. The most abundant species were X. kroyeri, A. longinaris, P. muelleri and T. constrictus. It was verified a very strong seasonality among the species. The X. kroyeri species occurred in both radials along the months but its abundance decreased from a November to March. Such fact is attributed to the temperature which reached a minimum value of 20 degrees C during this period. The species A. longinaris and P. muelleri were more frequent in the radial B which was caracterized by 14 +/- 1.3 m of depth, low organic content in the sediment (2.97%) and granulometric composition of medium sand. The distribution and abundance of these shrimps in the bay, beyond the hydrological features can be related to biotic factors as food availability, migration, inter and intra specific relations (competition, predation, etc.).</text:p>
          </table:table-cell>
          <table:table-cell table:number-columns-repeated="8"/>
          <table:table-cell office:value-type="float" office:value="18" calcext:value-type="float">
            <text:p>18</text:p>
          </table:table-cell>
          <table:table-cell office:value-type="float" office:value="0" calcext:value-type="float">
            <text:p>0</text:p>
          </table:table-cell>
          <table:table-cell office:value-type="float" office:value="15" calcext:value-type="float">
            <text:p>15</text:p>
          </table:table-cell>
          <table:table-cell office:value-type="float" office:value="5" calcext:value-type="float">
            <text:p>5</text:p>
          </table:table-cell>
          <table:table-cell office:value-type="float" office:value="22" calcext:value-type="float">
            <text:p>22</text:p>
          </table:table-cell>
          <table:table-cell table:number-columns-repeated="2"/>
          <table:table-cell office:value-type="string" calcext:value-type="string">
            <text:p>0365-0979</text:p>
          </table:table-cell>
          <table:table-cell/>
          <table:table-cell office:value-type="string" calcext:value-type="string">
            <text:p>WOS:A1995RW23300023</text:p>
          </table:table-cell>
          <table:table-cell table:number-columns-repeated="972"/>
        </table:table-row>
        <table:table-row table:style-name="ro1">
          <table:table-cell office:value-type="string" calcext:value-type="string">
            <text:p>J</text:p>
          </table:table-cell>
          <table:table-cell office:value-type="string" calcext:value-type="string">
            <text:p>REIGADA, ALD; NEGREIROSFRANSOZO, ML</text:p>
          </table:table-cell>
          <table:table-cell table:number-columns-repeated="7"/>
          <table:table-cell office:value-type="string" calcext:value-type="string">
            <text:p>FECUNDITY OF CRAB HEPATUS-PUDIBUNDAS (HERBST, 1785) (CRUSTACEA, DECAPODA, CALAPPIDAE) IN UBATUBA (SP), BRAZIL</text:p>
          </table:table-cell>
          <table:table-cell table:number-columns-repeated="7"/>
          <table:table-cell office:value-type="string" calcext:value-type="string">
            <text:p>ARQUIVOS DE BIOLOGIA E TECNOLOGIA</text:p>
          </table:table-cell>
          <table:table-cell table:number-columns-repeated="3"/>
          <table:table-cell office:value-type="float" office:value="38" calcext:value-type="float">
            <text:p>38</text:p>
          </table:table-cell>
          <table:table-cell office:value-type="float" office:value="2" calcext:value-type="float">
            <text:p>2</text:p>
          </table:table-cell>
          <table:table-cell table:number-columns-repeated="2"/>
          <table:table-cell office:value-type="float" office:value="661" calcext:value-type="float">
            <text:p>661</text:p>
          </table:table-cell>
          <table:table-cell office:value-type="float" office:value="668" calcext:value-type="float">
            <text:p>668</text:p>
          </table:table-cell>
          <table:table-cell table:number-columns-repeated="4"/>
          <table:table-cell table:style-name="ce2" office:value-type="date" office:date-value="1995-06-01" calcext:value-type="date">
            <text:p>jun/95</text:p>
          </table:table-cell>
          <table:table-cell office:value-type="float" office:value="1995" calcext:value-type="float">
            <text:p>1995</text:p>
          </table:table-cell>
          <table:table-cell office:value-type="string" calcext:value-type="string">
            <text:p>The egg number and the rate in which they are produced constitute important informations for the comprehension of the reproductive process. The egg number carried by a female crab is related to a body dimension (carapace width or length). These data are adjusted to a linear regression. The specimens of Ii. pudibundus were collected in Ubatuba region, Brazil during the period from January 1991 to July 1993. In this paper 30 females with eggs in the initial embryonic phase were used to estimate ther egg number. The mean fecundity obtained was 75,615 +/- 30,120 eggs/female/spawn. Although the H. pudibundus fecundity was not high, it can be inferred that the larval survival in nature should be large, because it is one of the most abundant crabs in the studied area.</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2" calcext:value-type="float">
            <text:p>2</text:p>
          </table:table-cell>
          <table:table-cell office:value-type="float" office:value="7" calcext:value-type="float">
            <text:p>7</text:p>
          </table:table-cell>
          <table:table-cell table:number-columns-repeated="2"/>
          <table:table-cell office:value-type="string" calcext:value-type="string">
            <text:p>0365-0979</text:p>
          </table:table-cell>
          <table:table-cell/>
          <table:table-cell office:value-type="string" calcext:value-type="string">
            <text:p>WOS:A1995RW23300031</text:p>
          </table:table-cell>
          <table:table-cell table:number-columns-repeated="972"/>
        </table:table-row>
        <table:table-row table:style-name="ro1">
          <table:table-cell office:value-type="string" calcext:value-type="string">
            <text:p>J</text:p>
          </table:table-cell>
          <table:table-cell office:value-type="string" calcext:value-type="string">
            <text:p>SIMONE, LRL; MARTINS, CM</text:p>
          </table:table-cell>
          <table:table-cell table:number-columns-repeated="7"/>
          <table:table-cell office:value-type="string" calcext:value-type="string">
            <text:p>ANNULOBALCIS-AURISFLAMMA, A NEW SPECIES OF EULIMIDAE (GASTROPODA, PROSOBRANCHIA) PARASITIC ON A CRINOID FROM BRAZIL</text:p>
          </table:table-cell>
          <table:table-cell table:number-columns-repeated="4"/>
          <table:table-cell office:value-type="float" office:value="3" calcext:value-type="float">
            <text:p>3</text:p>
          </table:table-cell>
          <table:table-cell table:number-columns-repeated="2"/>
          <table:table-cell office:value-type="string" calcext:value-type="string">
            <text:p>JOURNAL OF CONCHOLOGY</text:p>
          </table:table-cell>
          <table:table-cell table:number-columns-repeated="3"/>
          <table:table-cell office:value-type="float" office:value="35" calcext:value-type="float">
            <text:p>35</text:p>
          </table:table-cell>
          <table:table-cell table:number-columns-repeated="3"/>
          <table:table-cell office:value-type="float" office:value="223" calcext:value-type="float">
            <text:p>223</text:p>
          </table:table-cell>
          <table:table-cell office:value-type="float" office:value="235" calcext:value-type="float">
            <text:p>235</text:p>
          </table:table-cell>
          <table:table-cell table:number-columns-repeated="4"/>
          <table:table-cell table:style-name="ce2" office:value-type="date" office:date-value="1995-06-01" calcext:value-type="date">
            <text:p>jun/95</text:p>
          </table:table-cell>
          <table:table-cell office:value-type="float" office:value="1995" calcext:value-type="float">
            <text:p>1995</text:p>
          </table:table-cell>
          <table:table-cell office:value-type="string" calcext:value-type="string">
            <text:p>A new species of Eulimidae, Annulobalcis aurisflamma, an ectoparasite on the crinoid Tropiometra carinata (Lamarck, 1816) is described from the Ubatuba coast, Sao Paulo, Brazil. Diagnostic anatomical characteristics of this species include the mantle colour, female period with penis persistence and a dorsal projection of the inner wall of proboscis, near the proboscis opening.</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float" office:value="8" calcext:value-type="float">
            <text:p>8</text:p>
          </table:table-cell>
          <table:table-cell table:number-columns-repeated="2"/>
          <table:table-cell office:value-type="string" calcext:value-type="string">
            <text:p>0022-0019</text:p>
          </table:table-cell>
          <table:table-cell/>
          <table:table-cell office:value-type="string" calcext:value-type="string">
            <text:p>WOS:A1995RE56500002</text:p>
          </table:table-cell>
          <table:table-cell table:number-columns-repeated="972"/>
        </table:table-row>
        <table:table-row table:style-name="ro1">
          <table:table-cell office:value-type="string" calcext:value-type="string">
            <text:p>J</text:p>
          </table:table-cell>
          <table:table-cell office:value-type="string" calcext:value-type="string">
            <text:p>NEGREIROSFRANSOZO, ML; COSTA, TM; FRANSOZO, A</text:p>
          </table:table-cell>
          <table:table-cell table:number-columns-repeated="3"/>
          <table:table-cell office:value-type="string" calcext:value-type="string">
            <text:p>Costa , Tania /C-8066-2012</text:p>
          </table:table-cell>
          <table:table-cell table:number-columns-repeated="3"/>
          <table:table-cell office:value-type="string" calcext:value-type="string">
            <text:p>EPIBIOSIS AND MOLTING IN 2 SPECIES OF CALLINECTES (DECAPODA, PORTUNIDAE) FROM BRAZIL</text:p>
          </table:table-cell>
          <table:table-cell table:number-columns-repeated="7"/>
          <table:table-cell office:value-type="string" calcext:value-type="string">
            <text:p>REVISTA DE BIOLOGIA TROPICAL</text:p>
          </table:table-cell>
          <table:table-cell table:number-columns-repeated="3"/>
          <table:table-cell office:value-type="float" office:value="43" calcext:value-type="float">
            <text:p>43</text:p>
          </table:table-cell>
          <table:table-cell table:style-name="ce1" office:value-type="date" office:date-value="2015-03-01" calcext:value-type="date">
            <text:p>1/mar</text:p>
          </table:table-cell>
          <table:table-cell table:number-columns-repeated="2"/>
          <table:table-cell office:value-type="float" office:value="257" calcext:value-type="float">
            <text:p>257</text:p>
          </table:table-cell>
          <table:table-cell office:value-type="float" office:value="264" calcext:value-type="float">
            <text:p>264</text:p>
          </table:table-cell>
          <table:table-cell table:number-columns-repeated="4"/>
          <table:table-cell office:value-type="string" calcext:value-type="string">
            <text:p>APR-DEC 1995</text:p>
          </table:table-cell>
          <table:table-cell office:value-type="float" office:value="1995" calcext:value-type="float">
            <text:p>1995</text:p>
          </table:table-cell>
          <table:table-cell office:value-type="string" calcext:value-type="string">
            <text:p>The external infestation of Callinectes ornatus Ordway, 1863 and Callinectes danae Smith, 1869, in particular cirripeds, was studied for two consecutive years in the Ubatuba Bay (SP) (23 degrees 26' S and 45 degrees 02' W). Bryozoans, polychaetes and cirripeds were found on both swimming crab species, but cirripeds were the most abundant and frequent. The number of infested swimming crabs increased proportionally to carapace size, but not surpassing 30 %, suggesting an absence of terminal anecdysis in both species. The establishment of the pernicious organisms on their hosts is influenced by other factors, such as their habit of burying themselves in sediments. The correlation between molting activity in adult specimens of both sexes and the low incidence of epizoonts suggest that C. ornatus and C. danae may be molting after maturity.</text:p>
          </table:table-cell>
          <table:table-cell table:number-columns-repeated="8"/>
          <table:table-cell office:value-type="float" office:value="18" calcext:value-type="float">
            <text:p>18</text:p>
          </table:table-cell>
          <table:table-cell office:value-type="float" office:value="0" calcext:value-type="float">
            <text:p>0</text:p>
          </table:table-cell>
          <table:table-cell office:value-type="float" office:value="17" calcext:value-type="float">
            <text:p>17</text:p>
          </table:table-cell>
          <table:table-cell office:value-type="float" office:value="2" calcext:value-type="float">
            <text:p>2</text:p>
          </table:table-cell>
          <table:table-cell office:value-type="float" office:value="18" calcext:value-type="float">
            <text:p>18</text:p>
          </table:table-cell>
          <table:table-cell table:number-columns-repeated="2"/>
          <table:table-cell office:value-type="string" calcext:value-type="string">
            <text:p>0034-7744</text:p>
          </table:table-cell>
          <table:table-cell/>
          <table:table-cell office:value-type="string" calcext:value-type="string">
            <text:p>WOS:A1995TB99500024</text:p>
          </table:table-cell>
          <table:table-cell table:number-columns-repeated="972"/>
        </table:table-row>
        <table:table-row table:style-name="ro1">
          <table:table-cell office:value-type="string" calcext:value-type="string">
            <text:p>J</text:p>
          </table:table-cell>
          <table:table-cell office:value-type="string" calcext:value-type="string">
            <text:p>MANTELATTO, FLM; FRANSOZO, A; NEGREIROSFRANSOZO, ML</text:p>
          </table:table-cell>
          <table:table-cell table:number-columns-repeated="7"/>
          <table:table-cell office:value-type="string" calcext:value-type="string">
            <text:p>POPULATION-STRUCTURE OF HEPATUS-PUDIBUNDUS (DECAPODA, CALAPPIDAE) IN FORTALEZA-BAY, BRAZIL</text:p>
          </table:table-cell>
          <table:table-cell table:number-columns-repeated="7"/>
          <table:table-cell office:value-type="string" calcext:value-type="string">
            <text:p>REVISTA DE BIOLOGIA TROPICAL</text:p>
          </table:table-cell>
          <table:table-cell table:number-columns-repeated="3"/>
          <table:table-cell office:value-type="float" office:value="43" calcext:value-type="float">
            <text:p>43</text:p>
          </table:table-cell>
          <table:table-cell table:style-name="ce1" office:value-type="date" office:date-value="2015-03-01" calcext:value-type="date">
            <text:p>1/mar</text:p>
          </table:table-cell>
          <table:table-cell table:number-columns-repeated="2"/>
          <table:table-cell office:value-type="float" office:value="265" calcext:value-type="float">
            <text:p>265</text:p>
          </table:table-cell>
          <table:table-cell office:value-type="float" office:value="270" calcext:value-type="float">
            <text:p>270</text:p>
          </table:table-cell>
          <table:table-cell table:number-columns-repeated="4"/>
          <table:table-cell office:value-type="string" calcext:value-type="string">
            <text:p>APR-DEC 1995</text:p>
          </table:table-cell>
          <table:table-cell office:value-type="float" office:value="1995" calcext:value-type="float">
            <text:p>1995</text:p>
          </table:table-cell>
          <table:table-cell office:value-type="string" calcext:value-type="string">
            <text:p>The population of Hepatus pudibundus crabs in Fortaleza Bay, Ubatuba (Sao Paulo), was studied with emphasis on structural aspects such as sex-ratio, size, and reproductive time, based on the number of ovigerous females and on seasonal distribution. Crabs were sampled monthly from November 1988 to October 1989 using a shrimp fishing boat equipped with two otter-trawls. A total of 405 specimens (males: 133 adult and 34 immature; females: 175 adult, 19 ovigerous and 44 immature) were sampled. Mean animal size, based on the measurement of carapace width (CW), was 53.27+/-10.59 mm for males and 46.7+/-7.86 mm for females. individual size frequency distribution was bimodal and skewed to larger size classes in males, and unimodal and normal in females, with the largest numbers occurring in March (83), May (70) and July (50). Reproduction occurred throughout the year, with a high incidence of ovigerous females from January to April 1989. The large number of females was probably due to the reproductive strategy of the species. The heterogeneous seasonal distribution was probably related to migration to other areas (open sea, estuaries) because of environmental conditions or particular demands during the developmental phase.</text:p>
          </table:table-cell>
          <table:table-cell table:number-columns-repeated="8"/>
          <table:table-cell office:value-type="float" office:value="16" calcext:value-type="float">
            <text:p>16</text:p>
          </table:table-cell>
          <table:table-cell office:value-type="float" office:value="0" calcext:value-type="float">
            <text:p>0</text:p>
          </table:table-cell>
          <table:table-cell office:value-type="float" office:value="16" calcext:value-type="float">
            <text:p>16</text:p>
          </table:table-cell>
          <table:table-cell office:value-type="float" office:value="8" calcext:value-type="float">
            <text:p>8</text:p>
          </table:table-cell>
          <table:table-cell office:value-type="float" office:value="18" calcext:value-type="float">
            <text:p>18</text:p>
          </table:table-cell>
          <table:table-cell table:number-columns-repeated="2"/>
          <table:table-cell office:value-type="string" calcext:value-type="string">
            <text:p>0034-7744</text:p>
          </table:table-cell>
          <table:table-cell/>
          <table:table-cell office:value-type="string" calcext:value-type="string">
            <text:p>WOS:A1995TB99500025</text:p>
          </table:table-cell>
          <table:table-cell table:number-columns-repeated="972"/>
        </table:table-row>
        <table:table-row table:style-name="ro1">
          <table:table-cell office:value-type="string" calcext:value-type="string">
            <text:p>J</text:p>
          </table:table-cell>
          <table:table-cell office:value-type="string" calcext:value-type="string">
            <text:p>Santos, S; NegreirosFransozo, ML; Padovani, CR</text:p>
          </table:table-cell>
          <table:table-cell table:number-columns-repeated="3"/>
          <table:table-cell office:value-type="string" calcext:value-type="string">
            <text:p>Santos, Sandro/H-9154-2012</text:p>
          </table:table-cell>
          <table:table-cell office:value-type="string" calcext:value-type="string">
            <text:p>Santos, Sandro/0000-0001-9305-1154</text:p>
          </table:table-cell>
          <table:table-cell table:number-columns-repeated="2"/>
          <table:table-cell office:value-type="string" calcext:value-type="string">
            <text:p>Relationship between the body weight and the carapace width of the swimming crab Portunus spinimanus Latreille, 1819 (Decapoda, Portunidae)</text:p>
          </table:table-cell>
          <table:table-cell table:number-columns-repeated="7"/>
          <table:table-cell office:value-type="string" calcext:value-type="string">
            <text:p>ARQUIVOS DE BIOLOGIA E TECNOLOGIA</text:p>
          </table:table-cell>
          <table:table-cell table:number-columns-repeated="3"/>
          <table:table-cell office:value-type="float" office:value="38" calcext:value-type="float">
            <text:p>38</text:p>
          </table:table-cell>
          <table:table-cell office:value-type="float" office:value="3" calcext:value-type="float">
            <text:p>3</text:p>
          </table:table-cell>
          <table:table-cell table:number-columns-repeated="2"/>
          <table:table-cell office:value-type="float" office:value="715" calcext:value-type="float">
            <text:p>715</text:p>
          </table:table-cell>
          <table:table-cell office:value-type="float" office:value="724" calcext:value-type="float">
            <text:p>724</text:p>
          </table:table-cell>
          <table:table-cell table:number-columns-repeated="4"/>
          <table:table-cell table:number-columns-repeated="2" office:value-type="float" office:value="1995" calcext:value-type="float">
            <text:p>1995</text:p>
          </table:table-cell>
          <table:table-cell office:value-type="string" calcext:value-type="string">
            <text:p>This work aimed to analyse the relationships between the weight and the carapace width of the swimming crab Portunus spinimanus Latreille, 1819. For this purpose 740 specimens obtained by trawl from Ubatuba region, Brazil (23 degrees 26'S 45 degrees 03'W) were studied. The carapace width (LC), except the lateral spines, the body weight (PT) and the chelipeds weight (PQ) were measured and the plottings were visually analysed. After this the relationships PT x LC and PQ x LC were adjusted to a power function and the allometric coefficients determined. The relative growth of PT x LC in P. spinimanus can be represented by PT = 10(-4) LC(3,33) for males and PT = 10(-4) LC(3,13) for females. The regression PQ in function of LC can be represented bu PQ = 4x10(-6) LC(3,69) for males and PQ = 2x10(-5) LC(3,24) for females. The results obtained for this species compared with other portunid studies reveals that it presents a highest allometric coefficent evidencing a good fishery resource.</text:p>
          </table:table-cell>
          <table:table-cell table:number-columns-repeated="8"/>
          <table:table-cell office:value-type="float" office:value="6" calcext:value-type="float">
            <text:p>6</text:p>
          </table:table-cell>
          <table:table-cell office:value-type="float" office:value="0" calcext:value-type="float">
            <text:p>0</text:p>
          </table:table-cell>
          <table:table-cell office:value-type="float" office:value="8" calcext:value-type="float">
            <text:p>8</text:p>
          </table:table-cell>
          <table:table-cell office:value-type="float" office:value="2" calcext:value-type="float">
            <text:p>2</text:p>
          </table:table-cell>
          <table:table-cell office:value-type="float" office:value="8" calcext:value-type="float">
            <text:p>8</text:p>
          </table:table-cell>
          <table:table-cell table:number-columns-repeated="2"/>
          <table:table-cell office:value-type="string" calcext:value-type="string">
            <text:p>0365-0979</text:p>
          </table:table-cell>
          <table:table-cell/>
          <table:table-cell office:value-type="string" calcext:value-type="string">
            <text:p>WOS:A1995TP45800005</text:p>
          </table:table-cell>
          <table:table-cell table:number-columns-repeated="972"/>
        </table:table-row>
        <table:table-row table:style-name="ro1">
          <table:table-cell office:value-type="string" calcext:value-type="string">
            <text:p>J</text:p>
          </table:table-cell>
          <table:table-cell office:value-type="string" calcext:value-type="string">
            <text:p>Hiyodo, CM; Fransozo, A</text:p>
          </table:table-cell>
          <table:table-cell table:number-columns-repeated="7"/>
          <table:table-cell office:value-type="string" calcext:value-type="string">
            <text:p>Relative growth of spider crab Acanthonyx scutiformis (Dana, 1851) (Crustacea, Decapoda, Majidae)</text:p>
          </table:table-cell>
          <table:table-cell table:number-columns-repeated="7"/>
          <table:table-cell office:value-type="string" calcext:value-type="string">
            <text:p>ARQUIVOS DE BIOLOGIA E TECNOLOGIA</text:p>
          </table:table-cell>
          <table:table-cell table:number-columns-repeated="3"/>
          <table:table-cell office:value-type="float" office:value="38" calcext:value-type="float">
            <text:p>38</text:p>
          </table:table-cell>
          <table:table-cell office:value-type="float" office:value="3" calcext:value-type="float">
            <text:p>3</text:p>
          </table:table-cell>
          <table:table-cell table:number-columns-repeated="2"/>
          <table:table-cell office:value-type="float" office:value="969" calcext:value-type="float">
            <text:p>969</text:p>
          </table:table-cell>
          <table:table-cell office:value-type="float" office:value="981" calcext:value-type="float">
            <text:p>981</text:p>
          </table:table-cell>
          <table:table-cell table:number-columns-repeated="4"/>
          <table:table-cell table:number-columns-repeated="2" office:value-type="float" office:value="1995" calcext:value-type="float">
            <text:p>1995</text:p>
          </table:table-cell>
          <table:table-cell office:value-type="string" calcext:value-type="string">
            <text:p>The dimensions of chelar propodus and abdomen were utilized for the morphometric analysis about the relative growth studies of Acanthonyx scutiformis (Dana, 1851). A total of 297 specimens (114 males and 183 females), was collected in Ubatuba, State of Sao Paulo, Brazil. The animals were sexed and soarted to maturation phase (immature and mature). The following measurements were made: carapace (length and width), abdomen width and chelar propodus (length and height). In this study was applicated the power function (y= a.x(b)), in which the growth was considered positive allometric with isometric with b=1, and negative allometric with b&lt;1. The alometry becomes isometric, when the results concerning immature and mature females and males are analysed. In the Brachyura male chelipeds are utilized in territorial defense, fight, display and courtship and female abdomens are utilized as a chamber that protect and incubate the eggs.</text:p>
          </table:table-cell>
          <table:table-cell table:number-columns-repeated="8"/>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2"/>
          <table:table-cell office:value-type="string" calcext:value-type="string">
            <text:p>0365-0979</text:p>
          </table:table-cell>
          <table:table-cell/>
          <table:table-cell office:value-type="string" calcext:value-type="string">
            <text:p>WOS:A1995TP45800032</text:p>
          </table:table-cell>
          <table:table-cell table:number-columns-repeated="972"/>
        </table:table-row>
        <table:table-row table:style-name="ro1">
          <table:table-cell office:value-type="string" calcext:value-type="string">
            <text:p>J</text:p>
          </table:table-cell>
          <table:table-cell office:value-type="string" calcext:value-type="string">
            <text:p>MATTE, GR; MATTE, MH; SATO, MIZ; SANCHEZ, PS; RIVERA, IG; MARTINS, MT</text:p>
          </table:table-cell>
          <table:table-cell table:number-columns-repeated="3"/>
          <table:table-cell office:value-type="string" calcext:value-type="string">
            <text:p>Rivera, Irma/K-4545-2014</text:p>
          </table:table-cell>
          <table:table-cell table:number-columns-repeated="3"/>
          <table:table-cell office:value-type="string" calcext:value-type="string">
            <text:p>POTENTIALLY PATHOGENIC VIBRIOS ASSOCIATED WITH MUSSELS FROM A TROPICAL REGION ON THE ATLANTIC COAST OF BRAZIL</text:p>
          </table:table-cell>
          <table:table-cell table:number-columns-repeated="7"/>
          <table:table-cell office:value-type="string" calcext:value-type="string">
            <text:p>JOURNAL OF APPLIED BACTERIOLOGY</text:p>
          </table:table-cell>
          <table:table-cell table:number-columns-repeated="3"/>
          <table:table-cell office:value-type="float" office:value="77" calcext:value-type="float">
            <text:p>77</text:p>
          </table:table-cell>
          <table:table-cell office:value-type="float" office:value="3" calcext:value-type="float">
            <text:p>3</text:p>
          </table:table-cell>
          <table:table-cell table:number-columns-repeated="2"/>
          <table:table-cell office:value-type="float" office:value="281" calcext:value-type="float">
            <text:p>281</text:p>
          </table:table-cell>
          <table:table-cell office:value-type="float" office:value="287" calcext:value-type="float">
            <text:p>287</text:p>
          </table:table-cell>
          <table:table-cell/>
          <table:table-cell office:value-type="string" calcext:value-type="string">
            <text:p>10.1111/j.1365-2672.1994.tb03075.x</text:p>
          </table:table-cell>
          <table:table-cell table:number-columns-repeated="2"/>
          <table:table-cell office:value-type="string" calcext:value-type="string">
            <text:p>SEP 1994</text:p>
          </table:table-cell>
          <table:table-cell office:value-type="float" office:value="1994" calcext:value-type="float">
            <text:p>1994</text:p>
          </table:table-cell>
          <table:table-cell office:value-type="string" calcext:value-type="string">
            <text:p>Mussels (Perna perna) harvested on the coast of Ubatuba, in three different stations in the State of Sao Paulo, Brazil, were examined for Vibrio spp. over a 1 year period. The ranges of most probable number (MPN 100 g(-1)) were: Vibrio alginolyticus (&lt;3-24 000), V. parahaemolyticus (&lt;3-24 000), V. fluvialis (&lt;3-1100), V. cholerae non-O1 (&lt;3-23), V. furnissii (&lt;3-30), V. mimicus (&lt;3-9) and V. vulnificus (&lt;3-3). The highest incidence was observed for V. alginolyticus (92-100%), followed by V. parahaemolyticus (67-92%), V. fluvialis (34-67%), V. vulnificus (8-17%), V. furnissii (0-17%), V. mimicus (0-17%) and V. cholerae non-O1 (0-8%). Tests for virulence factors were positive in 34.1% of the vibrios in the rabbit ileal loop and 31.7% in the Dean test. Positive results in the Kanagawa test were obtained with 0.51% of V. parahaemolyticus strains. The mean values (MPN 100 g(-1)) of faecal coliforms in mussels from the three regions varied from 1100 to 44 000, and seawater collected at the same stations gave average values for faecal coliforms in the range 18-3300 MPN 100 ml(-1). These results highlight the potential risks of food poisoning associated with raw or undercooked seafood.</text:p>
          </table:table-cell>
          <table:table-cell table:number-columns-repeated="8"/>
          <table:table-cell office:value-type="float" office:value="38" calcext:value-type="float">
            <text:p>38</text:p>
          </table:table-cell>
          <table:table-cell office:value-type="float" office:value="0" calcext:value-type="float">
            <text:p>0</text:p>
          </table:table-cell>
          <table:table-cell office:value-type="float" office:value="31" calcext:value-type="float">
            <text:p>31</text:p>
          </table:table-cell>
          <table:table-cell office:value-type="float" office:value="3" calcext:value-type="float">
            <text:p>3</text:p>
          </table:table-cell>
          <table:table-cell office:value-type="float" office:value="39" calcext:value-type="float">
            <text:p>39</text:p>
          </table:table-cell>
          <table:table-cell table:number-columns-repeated="2"/>
          <table:table-cell office:value-type="string" calcext:value-type="string">
            <text:p>0021-8847</text:p>
          </table:table-cell>
          <table:table-cell/>
          <table:table-cell office:value-type="string" calcext:value-type="string">
            <text:p>WOS:A1994PJ12700008</text:p>
          </table:table-cell>
          <table:table-cell office:value-type="float" office:value="7989253" calcext:value-type="float">
            <text:p>7989253</text:p>
          </table:table-cell>
          <table:table-cell table:number-columns-repeated="971"/>
        </table:table-row>
        <table:table-row table:style-name="ro1">
          <table:table-cell office:value-type="string" calcext:value-type="string">
            <text:p>J</text:p>
          </table:table-cell>
          <table:table-cell office:value-type="string" calcext:value-type="string">
            <text:p>RIBEIRO, JELD; GARCIA, JPM; MONTEIRO, R</text:p>
          </table:table-cell>
          <table:table-cell table:number-columns-repeated="7"/>
          <table:table-cell office:value-type="string" calcext:value-type="string">
            <text:p>DISTRIBUTION OF THE ORCHID SPECIES IN THE COASTAL PLAINS OF THE FAZENDA BEACH, MUNICIPALITY OF UBATUBA, STATE OF SAO-PAULO, BRAZIL</text:p>
          </table:table-cell>
          <table:table-cell table:number-columns-repeated="7"/>
          <table:table-cell office:value-type="string" calcext:value-type="string">
            <text:p>ARQUIVOS DE BIOLOGIA E TECNOLOGIA</text:p>
          </table:table-cell>
          <table:table-cell table:number-columns-repeated="3"/>
          <table:table-cell office:value-type="float" office:value="37" calcext:value-type="float">
            <text:p>37</text:p>
          </table:table-cell>
          <table:table-cell office:value-type="float" office:value="3" calcext:value-type="float">
            <text:p>3</text:p>
          </table:table-cell>
          <table:table-cell table:number-columns-repeated="2"/>
          <table:table-cell office:value-type="float" office:value="515" calcext:value-type="float">
            <text:p>515</text:p>
          </table:table-cell>
          <table:table-cell office:value-type="float" office:value="526" calcext:value-type="float">
            <text:p>526</text:p>
          </table:table-cell>
          <table:table-cell table:number-columns-repeated="4"/>
          <table:table-cell table:number-columns-repeated="2" office:value-type="float" office:value="1994" calcext:value-type="float">
            <text:p>1994</text:p>
          </table:table-cell>
          <table:table-cell office:value-type="string" calcext:value-type="string">
            <text:p>A floristic survey for the family Orchidaceae was undertaken in a coastal forest area of ca. 8 km2 in the Picinguaba Development Center of the Serra do Mar State Park, in the municipality of Ubatuba, Brazil. The sampling used all tracks and roads of the area, up to the altitude of 50 m.s.m. and resulted in 77 species distributed in 45 genera. The spacial distribution of the species was plotted in maps of the nine physiognomical units identified for the area, based on 1:8.000 and 1:25.000 aerial photographs, and field observations. The results are shown in 1:10.000 topographic charts. Ninety percent of the species occur in at least 3 physiognomical units while 60% only occurred in a single unit, what indicates that the orchids can be used to characterize the vegetation even in large scales.</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2"/>
          <table:table-cell office:value-type="string" calcext:value-type="string">
            <text:p>0365-0979</text:p>
          </table:table-cell>
          <table:table-cell/>
          <table:table-cell office:value-type="string" calcext:value-type="string">
            <text:p>WOS:A1994PL60500005</text:p>
          </table:table-cell>
          <table:table-cell table:number-columns-repeated="972"/>
        </table:table-row>
        <table:table-row table:style-name="ro1">
          <table:table-cell office:value-type="string" calcext:value-type="string">
            <text:p>J</text:p>
          </table:table-cell>
          <table:table-cell office:value-type="string" calcext:value-type="string">
            <text:p>REIGADA, ALD; NEGREIROSFRANSOZO, ML; MANTELATTO, FLM</text:p>
          </table:table-cell>
          <table:table-cell table:number-columns-repeated="7"/>
          <table:table-cell office:value-type="string" calcext:value-type="string">
            <text:p>APPRAISAL OF THE CHELIPEDS SIZE ON HEPATUS-PUDIBUNDUS (HERBST, 1785) (CRUSTACEA, CALAPPIDAE) IN FUNCTION OF SEX AND MATURATION</text:p>
          </table:table-cell>
          <table:table-cell table:number-columns-repeated="7"/>
          <table:table-cell office:value-type="string" calcext:value-type="string">
            <text:p>ARQUIVOS DE BIOLOGIA E TECNOLOGIA</text:p>
          </table:table-cell>
          <table:table-cell table:number-columns-repeated="3"/>
          <table:table-cell office:value-type="float" office:value="37" calcext:value-type="float">
            <text:p>37</text:p>
          </table:table-cell>
          <table:table-cell office:value-type="float" office:value="4" calcext:value-type="float">
            <text:p>4</text:p>
          </table:table-cell>
          <table:table-cell table:number-columns-repeated="2"/>
          <table:table-cell office:value-type="float" office:value="797" calcext:value-type="float">
            <text:p>797</text:p>
          </table:table-cell>
          <table:table-cell office:value-type="float" office:value="807" calcext:value-type="float">
            <text:p>807</text:p>
          </table:table-cell>
          <table:table-cell table:number-columns-repeated="4"/>
          <table:table-cell table:number-columns-repeated="2" office:value-type="float" office:value="1994" calcext:value-type="float">
            <text:p>1994</text:p>
          </table:table-cell>
          <table:table-cell office:value-type="string" calcext:value-type="string">
            <text:p>This paper appraises the influence of chelipeds on sexual and maturation phasis of the crab Hepatus pudibundus (Herbst, 1785), collected in Ubatuba (SP) region. The allometric constants obtained from the regression (carapace width X cheliped weight) adjusted to a power function (Y=aX(b)) were analysed. It was verified that males show larger chelipeds than females. The mean percentage of the chelipeds weight differs in sex and maturation.</text:p>
          </table:table-cell>
          <table:table-cell table:number-columns-repeated="8"/>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table:number-columns-repeated="2"/>
          <table:table-cell office:value-type="string" calcext:value-type="string">
            <text:p>0365-0979</text:p>
          </table:table-cell>
          <table:table-cell/>
          <table:table-cell office:value-type="string" calcext:value-type="string">
            <text:p>WOS:A1994QH64700008</text:p>
          </table:table-cell>
          <table:table-cell table:number-columns-repeated="972"/>
        </table:table-row>
        <table:table-row table:style-name="ro1">
          <table:table-cell office:value-type="string" calcext:value-type="string">
            <text:p>J</text:p>
          </table:table-cell>
          <table:table-cell office:value-type="string" calcext:value-type="string">
            <text:p>HIYODO, CM; FRANSOZO, A; FRANSOZO, MLN</text:p>
          </table:table-cell>
          <table:table-cell table:number-columns-repeated="7"/>
          <table:table-cell office:value-type="string" calcext:value-type="string">
            <text:p>LARVAL DEVELOPMENT OF THE SPIDER CRAB ACANTHONYX-PETIVERII EDWARDS,H.MILNE, 1834 (DECAPODA, MAJIDAE) IN THE LABORATORY</text:p>
          </table:table-cell>
          <table:table-cell table:number-columns-repeated="4"/>
          <table:table-cell office:value-type="float" office:value="1" calcext:value-type="float">
            <text:p>1</text:p>
          </table:table-cell>
          <table:table-cell table:number-columns-repeated="2"/>
          <table:table-cell office:value-type="string" calcext:value-type="string">
            <text:p>CRUSTACEANA</text:p>
          </table:table-cell>
          <table:table-cell table:number-columns-repeated="3"/>
          <table:table-cell office:value-type="float" office:value="66" calcext:value-type="float">
            <text:p>66</text:p>
          </table:table-cell>
          <table:table-cell table:number-columns-repeated="3"/>
          <table:table-cell office:value-type="float" office:value="53" calcext:value-type="float">
            <text:p>53</text:p>
          </table:table-cell>
          <table:table-cell office:value-type="float" office:value="66" calcext:value-type="float">
            <text:p>66</text:p>
          </table:table-cell>
          <table:table-cell/>
          <table:table-cell office:value-type="string" calcext:value-type="string">
            <text:p>10.1163/156854094X00152</text:p>
          </table:table-cell>
          <table:table-cell table:number-columns-repeated="2"/>
          <table:table-cell table:style-name="ce2" office:value-type="date" office:date-value="1994-01-01" calcext:value-type="date">
            <text:p>jan/94</text:p>
          </table:table-cell>
          <table:table-cell office:value-type="float" office:value="1994" calcext:value-type="float">
            <text:p>1994</text:p>
          </table:table-cell>
          <table:table-cell office:value-type="string" calcext:value-type="string">
            <text:p>The larval development of Acanthonyx petiverii H. M. Edwards, 1834, was studied in the laboratory through eggs hatched from ovigerous females collected in Ubatuba, state of Sao Paulo, Brazil. The rearings were carried out in a climatic room with constant temperature (25 degrees +/- 1 degrees C) and salinity (34,5 parts per thousand). The larvae were maintained individually and the food consisted of Artemia nauplii. The larval development of A. petiverii consists of two zoeal stages and a megalopa. All the larval stages were drawn and described in detail. Tables include those presenting morphological characters that allow the identification of zoeae and megalopa of A. petiverii. A comparative study was realized with previously studied majid species that occur in southern and southeastern Brazil.</text:p>
          </table:table-cell>
          <table:table-cell table:number-columns-repeated="8"/>
          <table:table-cell office:value-type="float" office:value="8" calcext:value-type="float">
            <text:p>8</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float" office:value="11" calcext:value-type="float">
            <text:p>11</text:p>
          </table:table-cell>
          <table:table-cell table:number-columns-repeated="2"/>
          <table:table-cell office:value-type="string" calcext:value-type="string">
            <text:p>0011-216X</text:p>
          </table:table-cell>
          <table:table-cell/>
          <table:table-cell office:value-type="string" calcext:value-type="string">
            <text:p>WOS:A1994MR93500005</text:p>
          </table:table-cell>
          <table:table-cell table:number-columns-repeated="972"/>
        </table:table-row>
        <table:table-row table:style-name="ro1">
          <table:table-cell office:value-type="string" calcext:value-type="string">
            <text:p>J</text:p>
          </table:table-cell>
          <table:table-cell office:value-type="string" calcext:value-type="string">
            <text:p>PINHEIRO, MAA; FRANSOZO, A</text:p>
          </table:table-cell>
          <table:table-cell table:number-columns-repeated="3"/>
          <table:table-cell office:value-type="string" calcext:value-type="string">
            <text:p>Pinheiro, Marcelo/E-7462-2012</text:p>
          </table:table-cell>
          <table:table-cell office:value-type="string" calcext:value-type="string">
            <text:p>Pinheiro, Marcelo/0000-0003-0758-5526</text:p>
          </table:table-cell>
          <table:table-cell table:number-columns-repeated="2"/>
          <table:table-cell office:value-type="string" calcext:value-type="string">
            <text:p>RELATIVE GROWTH OF THE SPECKLED SWIMMING CRAB ARENAEUS-CRIBRARIUS (LAMARCK, 1818) (BRACHYURA, PORTUNIDAE), NEAR UBATUBA, STATE OF SAO-PAULO, BRAZIL</text:p>
          </table:table-cell>
          <table:table-cell table:number-columns-repeated="4"/>
          <table:table-cell office:value-type="float" office:value="3" calcext:value-type="float">
            <text:p>3</text:p>
          </table:table-cell>
          <table:table-cell table:number-columns-repeated="2"/>
          <table:table-cell office:value-type="string" calcext:value-type="string">
            <text:p>CRUSTACEANA</text:p>
          </table:table-cell>
          <table:table-cell table:number-columns-repeated="3"/>
          <table:table-cell office:value-type="float" office:value="65" calcext:value-type="float">
            <text:p>65</text:p>
          </table:table-cell>
          <table:table-cell table:number-columns-repeated="3"/>
          <table:table-cell office:value-type="float" office:value="377" calcext:value-type="float">
            <text:p>377</text:p>
          </table:table-cell>
          <table:table-cell office:value-type="float" office:value="389" calcext:value-type="float">
            <text:p>389</text:p>
          </table:table-cell>
          <table:table-cell table:number-columns-repeated="4"/>
          <table:table-cell table:style-name="ce2" office:value-type="date" office:date-value="1993-11-01" calcext:value-type="date">
            <text:p>nov/93</text:p>
          </table:table-cell>
          <table:table-cell office:value-type="float" office:value="1993" calcext:value-type="float">
            <text:p>1993</text:p>
          </table:table-cell>
          <table:table-cell office:value-type="string" calcext:value-type="string">
            <text:p>Arenaeus cribrarius is a mainly tropical crab that occurs in the Western Atlantic Ocean, Brazil being its type-locality. The species ranges from Vinevard Sound, Massachusetts, USA to La Paloma, Uruguay. Information about this species is scarce. The relative growth of A. cribrarius was analyzed, based on some morphometric relations, where the carapace width, excluding lateral spines (CW), was used as an independent variable. A total of 403 specimens (189 males and 214 females), was collected in Ubatuba, State of Sao Paulo, Brazil, with otter-trawls. The animals were sexed and sorted to maturation phase (juvenile or adult). Some measurements were made: carapace (length and width excluding lateral spines), abdomen (greatest width of the fifth somite in females and the sixth in males) and major chela (greatest length, width and height, dactylus length). This study was made by the application of the power function (y=a.x(b)) which was fitted to the data and the pattern of growth established for each parameter by the ''b''-value (constant of allometry), as positive allometry (b&gt;1), negative allometry (b&lt;1) or isometry (b=1). The morphometric relations of the carapace showed a tendency to isometry. In females, the abdominal width grew in positive allometry, higher in juveniles (b=1.33) than in adults (b=1.18). In this case, an overlap and discontinuity was noticed between the phases over a carapace width range of 55 to 70 mm, where the puberty molt occurs. The majority of relationships showed that the major chela of the males grew in positive allometry, however, the greatest allometric difference between the phases was observed towards the propodus length with 1.09 as juvenile and 1.26 as adult ''b''values. In the males, this variable showed an inflection between the CW range of 45' to 55 mm, where the transition to the maturation phase occurs. The relative growth of this species is similar to those of previously studied species. This indicates, that the propodus length and the abdominal width are the morphometric variables most appropriate to estimate the size of the beginning of the sexual maturity for males and females of this species, respectively.</text:p>
          </table:table-cell>
          <table:table-cell table:number-columns-repeated="8"/>
          <table:table-cell office:value-type="float" office:value="34" calcext:value-type="float">
            <text:p>34</text:p>
          </table:table-cell>
          <table:table-cell office:value-type="float" office:value="0" calcext:value-type="float">
            <text:p>0</text:p>
          </table:table-cell>
          <table:table-cell office:value-type="float" office:value="37" calcext:value-type="float">
            <text:p>37</text:p>
          </table:table-cell>
          <table:table-cell office:value-type="float" office:value="12" calcext:value-type="float">
            <text:p>12</text:p>
          </table:table-cell>
          <table:table-cell office:value-type="float" office:value="40" calcext:value-type="float">
            <text:p>40</text:p>
          </table:table-cell>
          <table:table-cell table:number-columns-repeated="2"/>
          <table:table-cell office:value-type="string" calcext:value-type="string">
            <text:p>0011-216X</text:p>
          </table:table-cell>
          <table:table-cell/>
          <table:table-cell office:value-type="string" calcext:value-type="string">
            <text:p>WOS:A1993ML68600010</text:p>
          </table:table-cell>
          <table:table-cell table:number-columns-repeated="972"/>
        </table:table-row>
        <table:table-row table:style-name="ro1">
          <table:table-cell office:value-type="string" calcext:value-type="string">
            <text:p>J</text:p>
          </table:table-cell>
          <table:table-cell office:value-type="string" calcext:value-type="string">
            <text:p>PIRES, AMS</text:p>
          </table:table-cell>
          <table:table-cell table:number-columns-repeated="7"/>
          <table:table-cell office:value-type="string" calcext:value-type="string">
            <text:p>STRUCTURE AND DYNAMICS OF BENTHIC MEGAFAUNA ON THE CONTINENTAL-SHELF OFFSHORE OF UBATUBA, SOUTHEASTERN BRAZIL</text:p>
          </table:table-cell>
          <table:table-cell table:number-columns-repeated="7"/>
          <table:table-cell office:value-type="string" calcext:value-type="string">
            <text:p>MARINE ECOLOGY PROGRESS SERIES</text:p>
          </table:table-cell>
          <table:table-cell table:number-columns-repeated="3"/>
          <table:table-cell office:value-type="float" office:value="86" calcext:value-type="float">
            <text:p>86</text:p>
          </table:table-cell>
          <table:table-cell office:value-type="float" office:value="1" calcext:value-type="float">
            <text:p>1</text:p>
          </table:table-cell>
          <table:table-cell table:number-columns-repeated="2"/>
          <table:table-cell office:value-type="float" office:value="63" calcext:value-type="float">
            <text:p>63</text:p>
          </table:table-cell>
          <table:table-cell office:value-type="float" office:value="76" calcext:value-type="float">
            <text:p>76</text:p>
          </table:table-cell>
          <table:table-cell/>
          <table:table-cell office:value-type="string" calcext:value-type="string">
            <text:p>10.3354/meps086063</text:p>
          </table:table-cell>
          <table:table-cell table:number-columns-repeated="2"/>
          <table:table-cell office:value-type="string" calcext:value-type="string">
            <text:p>SEP 1992</text:p>
          </table:table-cell>
          <table:table-cell office:value-type="float" office:value="1992" calcext:value-type="float">
            <text:p>1992</text:p>
          </table:table-cell>
          <table:table-cell office:value-type="string" calcext:value-type="string">
            <text:p>Twelve survey cruises on the continental shelf off shore of Ubatuba, southeastern Brazil, were conducted during 1985 to 1987 as a part of a broad oceanographic investigation on the tropical Atlantic shelf ecosystem. Two different water masses influence the seabed: South Atlantic Central Water (SACW) and Coastal Water (CW). The first penetrates towards the coast during summer months, and retreats offshore in the winter. Distribution, density and biomass of the benthic megafauna show 2 domains: inner shelf and outer shelf, both separated by a front. High abundance of the brachyuran crab Portunus spinicarpus characterizes the frontal system and occasionally changes the structure of the inner and outer shelf assemblages. Multivariate analyses showed that water masses and sea depth are the main factors structuring the benthic megafauna communities. Clustering analysis disclosed 4 distinct faunistic assemblages: (1) coastal communities within the CW domain, (2) inner shelf communities influenced by a mixed zone with CW predominant, (3) frontal zone communities where SACW was predominant, (4) outer shelf communities within the SACW domain. Species diversity was almost homogeneous on the entire shelf except in the frontal zone where it sharply decreased. The common species, both perenial and seasonal, showed a consistent pattern of dominance through the study period. Adjustments occur within the community whereby some species increase in abundance when others decrease, maintaining a stable pattern. A 'cyclic' stability-adjustment mechanism is proposed to explain the dynamics of the megabenthos in the Ubatuba region.</text:p>
          </table:table-cell>
          <table:table-cell table:number-columns-repeated="8"/>
          <table:table-cell office:value-type="float" office:value="72" calcext:value-type="float">
            <text:p>72</text:p>
          </table:table-cell>
          <table:table-cell office:value-type="float" office:value="0" calcext:value-type="float">
            <text:p>0</text:p>
          </table:table-cell>
          <table:table-cell office:value-type="float" office:value="60" calcext:value-type="float">
            <text:p>60</text:p>
          </table:table-cell>
          <table:table-cell office:value-type="float" office:value="14" calcext:value-type="float">
            <text:p>14</text:p>
          </table:table-cell>
          <table:table-cell office:value-type="float" office:value="78" calcext:value-type="float">
            <text:p>78</text:p>
          </table:table-cell>
          <table:table-cell table:number-columns-repeated="2"/>
          <table:table-cell office:value-type="string" calcext:value-type="string">
            <text:p>0171-8630</text:p>
          </table:table-cell>
          <table:table-cell/>
          <table:table-cell office:value-type="string" calcext:value-type="string">
            <text:p>WOS:A1992JR27800006</text:p>
          </table:table-cell>
          <table:table-cell table:number-columns-repeated="972"/>
        </table:table-row>
        <table:table-row table:style-name="ro1">
          <table:table-cell office:value-type="string" calcext:value-type="string">
            <text:p>J</text:p>
          </table:table-cell>
          <table:table-cell office:value-type="string" calcext:value-type="string">
            <text:p>VEGAPEREZ, LA; BOWMAN, TE</text:p>
          </table:table-cell>
          <table:table-cell table:number-columns-repeated="7"/>
          <table:table-cell office:value-type="string" calcext:value-type="string">
            <text:p>DESCRIPTION OF THE PELAGIC COPEPOD, CTENOCALANUS-HERONAE VEGA-PEREZ AND BOWMAN, FROM OFF SAO-PAULO, BRAZIL (CALANOIDA, CLAUSOCALANIDAE)</text:p>
          </table:table-cell>
          <table:table-cell table:number-columns-repeated="7"/>
          <table:table-cell office:value-type="string" calcext:value-type="string">
            <text:p>PROCEEDINGS OF THE BIOLOGICAL SOCIETY OF WASHINGTON</text:p>
          </table:table-cell>
          <table:table-cell table:number-columns-repeated="3"/>
          <table:table-cell office:value-type="float" office:value="105" calcext:value-type="float">
            <text:p>105</text:p>
          </table:table-cell>
          <table:table-cell office:value-type="float" office:value="1" calcext:value-type="float">
            <text:p>1</text:p>
          </table:table-cell>
          <table:table-cell table:number-columns-repeated="2"/>
          <table:table-cell office:value-type="float" office:value="97" calcext:value-type="float">
            <text:p>97</text:p>
          </table:table-cell>
          <table:table-cell office:value-type="float" office:value="101" calcext:value-type="float">
            <text:p>101</text:p>
          </table:table-cell>
          <table:table-cell table:number-columns-repeated="4"/>
          <table:table-cell office:value-type="string" calcext:value-type="string">
            <text:p>MAR 12 1992</text:p>
          </table:table-cell>
          <table:table-cell office:value-type="float" office:value="1992" calcext:value-type="float">
            <text:p>1992</text:p>
          </table:table-cell>
          <table:table-cell office:value-type="string" calcext:value-type="string">
            <text:p>Ctenocalanus heronae is described from Atlantic waters of the Ubatuba region, Sao Paulo state, Brazil. It is distinguished by its short antennae 1, the form of the genital segment, and the number and form of the ctenospines on leg 4.</text:p>
          </table:table-cell>
          <table:table-cell table:number-columns-repeated="8"/>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0006-324X</text:p>
          </table:table-cell>
          <table:table-cell/>
          <table:table-cell office:value-type="string" calcext:value-type="string">
            <text:p>WOS:A1992HW18600014</text:p>
          </table:table-cell>
          <table:table-cell table:number-columns-repeated="972"/>
        </table:table-row>
        <table:table-row table:style-name="ro1">
          <table:table-cell office:value-type="string" calcext:value-type="string">
            <text:p>J</text:p>
          </table:table-cell>
          <table:table-cell office:value-type="string" calcext:value-type="string">
            <text:p>MANTELATTO, FLM; FRANSOZO, A</text:p>
          </table:table-cell>
          <table:table-cell table:number-columns-repeated="7"/>
          <table:table-cell office:value-type="string" calcext:value-type="string">
            <text:p>WEIGHT WIDTH CARAPACE RELATIONSHIP IN THE CRAB HEPATUS-PUDIBUNDUS (HERBST, 1785) (CRUSTACEA, DECAPODA, CALAPPIDAE) OF THE UBATUBA REGION, SP, BRAZIL</text:p>
          </table:table-cell>
          <table:table-cell table:number-columns-repeated="7"/>
          <table:table-cell office:value-type="string" calcext:value-type="string">
            <text:p>ARQUIVOS DE BIOLOGIA E TECNOLOGIA</text:p>
          </table:table-cell>
          <table:table-cell table:number-columns-repeated="3"/>
          <table:table-cell office:value-type="float" office:value="35" calcext:value-type="float">
            <text:p>35</text:p>
          </table:table-cell>
          <table:table-cell office:value-type="float" office:value="4" calcext:value-type="float">
            <text:p>4</text:p>
          </table:table-cell>
          <table:table-cell table:number-columns-repeated="2"/>
          <table:table-cell office:value-type="float" office:value="719" calcext:value-type="float">
            <text:p>719</text:p>
          </table:table-cell>
          <table:table-cell office:value-type="float" office:value="724" calcext:value-type="float">
            <text:p>724</text:p>
          </table:table-cell>
          <table:table-cell table:number-columns-repeated="4"/>
          <table:table-cell table:number-columns-repeated="2" office:value-type="float" office:value="1992" calcext:value-type="float">
            <text:p>1992</text:p>
          </table:table-cell>
          <table:table-cell office:value-type="string" calcext:value-type="string">
            <text:p>In populational studies, the weight/width carapace relationship analysis, can furnish indications about the individual physiological variations as a function of the environment, and it can indicate sexual dimorphism. The goal of this research is to find the mathematical expressions of weight/width carapace relationship in the crab Hepatus pudibundus. This study was accomplished by analysing the crabs that were sampled monthly with a shrimp fishing boat equipped with 2 otter-trawl nets, during the period from november/1988 to october/1989. A total of 624 specimens were obtained composed of 244 males and 380 females. In each group the sex, the weight (PE) and the carapace width (LC) were determined. The obtained values agree with the studied range, showing variations during male and female development, represented by the potential function of the equation Y = aX(b). Such variations are probably related to reproductive strategies.</text:p>
          </table:table-cell>
          <table:table-cell table:number-columns-repeated="8"/>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table:number-columns-repeated="2"/>
          <table:table-cell office:value-type="string" calcext:value-type="string">
            <text:p>0365-0979</text:p>
          </table:table-cell>
          <table:table-cell/>
          <table:table-cell office:value-type="string" calcext:value-type="string">
            <text:p>WOS:A1992KQ88200013</text:p>
          </table:table-cell>
          <table:table-cell table:number-columns-repeated="972"/>
        </table:table-row>
        <table:table-row table:style-name="ro1">
          <table:table-cell office:value-type="string" calcext:value-type="string">
            <text:p>J</text:p>
          </table:table-cell>
          <table:table-cell office:value-type="string" calcext:value-type="string">
            <text:p>JANASI, VD; ULBRICH, HHGJ</text:p>
          </table:table-cell>
          <table:table-cell table:number-columns-repeated="7"/>
          <table:table-cell office:value-type="string" calcext:value-type="string">
            <text:p>LATE PROTEROZOIC GRANITOID MAGMATISM IN THE STATE OF SAO-PAULO, SOUTHEASTERN BRAZIL</text:p>
          </table:table-cell>
          <table:table-cell table:number-columns-repeated="7"/>
          <table:table-cell office:value-type="string" calcext:value-type="string">
            <text:p>PRECAMBRIAN RESEARCH</text:p>
          </table:table-cell>
          <table:table-cell table:number-columns-repeated="3"/>
          <table:table-cell office:value-type="float" office:value="51" calcext:value-type="float">
            <text:p>51</text:p>
          </table:table-cell>
          <table:table-cell table:style-name="ce1" office:value-type="date" office:date-value="2015-04-01" calcext:value-type="date">
            <text:p>1/abr</text:p>
          </table:table-cell>
          <table:table-cell table:number-columns-repeated="2"/>
          <table:table-cell office:value-type="float" office:value="351" calcext:value-type="float">
            <text:p>351</text:p>
          </table:table-cell>
          <table:table-cell office:value-type="float" office:value="374" calcext:value-type="float">
            <text:p>374</text:p>
          </table:table-cell>
          <table:table-cell table:number-columns-repeated="4"/>
          <table:table-cell table:style-name="ce2" office:value-type="date" office:date-value="1991-06-01" calcext:value-type="date">
            <text:p>jun/91</text:p>
          </table:table-cell>
          <table:table-cell office:value-type="float" office:value="1991" calcext:value-type="float">
            <text:p>1991</text:p>
          </table:table-cell>
          <table:table-cell office:value-type="string" calcext:value-type="string">
            <text:p>The Precambrian basement in the state of Sao Paulo is made up of a series of metamorphic units exposed at various erosional levels and in part separated by large faults. A strong overprint of the Brasiliano cycle (700-500 Ma) is evident from isotopic data over most of the region; nevertheless, a large part of the metamorphic belts belong to older (Archaean to Middle Proterozoic) reworked sequences.About 30% of the total basement area consists of intrusive granitoids of Late Proterozoic age. These can be grouped into six major groups, on the basis of petrography, geochemistry, rock association, associated manifestations and (whenever possible) age relationships.Gneissic mangerite-charnockite-hastingsite granite association appear as folded tabular bodies within high-grade regions. The Sao Jose do Rio Pardo suite is chemically comparable to the "aluminous A-type" granitoid series, and its emplacement possibly signals a period of extensional tectonics prior to the onset of the Brasiliano cycle (approximately 1000 Ma?).A series of elongated batholiths (approximately 650 Ma) with predominant porphyritic hornblende-biotite granitoids is present mainly in high-grade areas. The compositions are generally granitic to granodioritic, but intermediate (e.g. monozodioritic) rocks are locally common. These high-K calc-alkaline suites are in some aspects comparable to the Cordilleran I-type granitoids, and their origin might be related to a subductional environment.Migmatitic granitoids constitute a peculiar association, occurring as a series of small bodies within high-grade allochthonous domains. These polyphase, heterogeneous, often nebulitic granitoids are source-related products of crustal anatexis.Syn- to late-orogenic Brasiliano granitoids in the low- to medium-grade domains are dominantly porphyritic calc-alkaline biotite granites and granodiorites, reminiscent of Caledonian I-types. In contrast, a peraluminous association (porphyritic biotite granitoid to equigranular two-mica granite) predominates in high-grade domains, which possibly reflects a different tectonic evolution for the two regions.Late- to post-orogenic Brasiliano granitoids intruded after the major orogenic development of the region (approximately 610-590 Ma). I-type calc-alkaline and aluminous A-type granitoids are geographically associated in the Itu belt, and appear to show some temporal and geochemical (?) overlapping. Wiborgitic facies and some Sn-W mineralization are locally present in the A-type suites.A post-orogenic extensional period is marked in the south of the area by the emplacement of shallow A-type granitoids in the Serra do Mar belt (&lt; 590 Ma). This period was diachronous throughout the region, as shown by the rather young (590-540 Ma) deformation ages registered in the Ubatuba Domain.</text:p>
          </table:table-cell>
          <table:table-cell table:number-columns-repeated="4"/>
          <table:table-cell office:value-type="string" calcext:value-type="string">
            <text:p>SYMP ON PRECAMBRIAN GRANITOIDS : PETROGENESIS, GEOCHEMISTRY AND METALLOGENY</text:p>
          </table:table-cell>
          <table:table-cell office:value-type="string" calcext:value-type="string">
            <text:p>AUG 14-17, 1989</text:p>
          </table:table-cell>
          <table:table-cell office:value-type="string" calcext:value-type="string">
            <text:p>HELSINSKI UNIV, DEPT; ACAD FINLAND; MINIST EDUC FINLAND</text:p>
          </table:table-cell>
          <table:table-cell office:value-type="string" calcext:value-type="string">
            <text:p>HELSINKI, FINLAND</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0" calcext:value-type="float">
            <text:p>20</text:p>
          </table:table-cell>
          <table:table-cell table:number-columns-repeated="2"/>
          <table:table-cell office:value-type="string" calcext:value-type="string">
            <text:p>0301-9268</text:p>
          </table:table-cell>
          <table:table-cell/>
          <table:table-cell office:value-type="string" calcext:value-type="string">
            <text:p>WOS:A1991FY76700018</text:p>
          </table:table-cell>
          <table:table-cell table:number-columns-repeated="972"/>
        </table:table-row>
        <table:table-row table:style-name="ro1">
          <table:table-cell office:value-type="string" calcext:value-type="string">
            <text:p>J</text:p>
          </table:table-cell>
          <table:table-cell office:value-type="string" calcext:value-type="string">
            <text:p>LUCAS, ME</text:p>
          </table:table-cell>
          <table:table-cell table:number-columns-repeated="7"/>
          <table:table-cell office:value-type="string" calcext:value-type="string">
            <text:p>UBATUBA IN MUSIC OF THE RESIDENTS OF THE BRAZILIAN COAST - THE MUSICAL PRODUCTION OF THE CAICARAS OF SAO-PAULO - PORTUGUESE - SETTI,K</text:p>
          </table:table-cell>
          <table:table-cell table:number-columns-repeated="7"/>
          <table:table-cell office:value-type="string" calcext:value-type="string">
            <text:p>YEARBOOK FOR TRADITIONAL MUSIC</text:p>
          </table:table-cell>
          <table:table-cell table:number-columns-repeated="3"/>
          <table:table-cell office:value-type="float" office:value="20" calcext:value-type="float">
            <text:p>20</text:p>
          </table:table-cell>
          <table:table-cell table:number-columns-repeated="3"/>
          <table:table-cell office:value-type="float" office:value="226" calcext:value-type="float">
            <text:p>226</text:p>
          </table:table-cell>
          <table:table-cell office:value-type="float" office:value="227" calcext:value-type="float">
            <text:p>227</text:p>
          </table:table-cell>
          <table:table-cell/>
          <table:table-cell office:value-type="string" calcext:value-type="string">
            <text:p>10.2307/768179</text:p>
          </table:table-cell>
          <table:table-cell table:number-columns-repeated="2"/>
          <table:table-cell table:number-columns-repeated="2" office:value-type="float" office:value="1988" calcext:value-type="float">
            <text:p>1988</text:p>
          </table:table-cell>
          <table:table-cell table:number-columns-repeated="9"/>
          <table:table-cell table:number-columns-repeated="5" office:value-type="float" office:value="0" calcext:value-type="float">
            <text:p>0</text:p>
          </table:table-cell>
          <table:table-cell table:number-columns-repeated="2"/>
          <table:table-cell office:value-type="string" calcext:value-type="string">
            <text:p>0740-1558</text:p>
          </table:table-cell>
          <table:table-cell/>
          <table:table-cell office:value-type="string" calcext:value-type="string">
            <text:p>WOS:A1988R924400019</text:p>
          </table:table-cell>
          <table:table-cell table:number-columns-repeated="972"/>
        </table:table-row>
        <table:table-row table:style-name="ro1">
          <table:table-cell office:value-type="string" calcext:value-type="string">
            <text:p>J</text:p>
          </table:table-cell>
          <table:table-cell office:value-type="string" calcext:value-type="string">
            <text:p>DEOLIVEIRA, MMA</text:p>
          </table:table-cell>
          <table:table-cell table:number-columns-repeated="7"/>
          <table:table-cell office:value-type="string" calcext:value-type="string">
            <text:p>MARINE MOLLUSKS OF THE ANCHIETA-ISLAND (UBATUBA, SAO-PAULO)</text:p>
          </table:table-cell>
          <table:table-cell table:number-columns-repeated="7"/>
          <table:table-cell office:value-type="string" calcext:value-type="string">
            <text:p>ARQUIVOS DE BIOLOGIA E TECNOLOGIA</text:p>
          </table:table-cell>
          <table:table-cell table:number-columns-repeated="3"/>
          <table:table-cell office:value-type="float" office:value="26" calcext:value-type="float">
            <text:p>26</text:p>
          </table:table-cell>
          <table:table-cell office:value-type="float" office:value="3" calcext:value-type="float">
            <text:p>3</text:p>
          </table:table-cell>
          <table:table-cell table:number-columns-repeated="2"/>
          <table:table-cell office:value-type="float" office:value="383" calcext:value-type="float">
            <text:p>383</text:p>
          </table:table-cell>
          <table:table-cell office:value-type="float" office:value="390" calcext:value-type="float">
            <text:p>390</text:p>
          </table:table-cell>
          <table:table-cell table:number-columns-repeated="4"/>
          <table:table-cell table:number-columns-repeated="2" office:value-type="float" office:value="1983" calcext:value-type="float">
            <text:p>1983</text:p>
          </table:table-cell>
          <table:table-cell table:number-columns-repeated="9"/>
          <table:table-cell table:number-columns-repeated="5" office:value-type="float" office:value="0" calcext:value-type="float">
            <text:p>0</text:p>
          </table:table-cell>
          <table:table-cell table:number-columns-repeated="2"/>
          <table:table-cell office:value-type="string" calcext:value-type="string">
            <text:p>0365-0979</text:p>
          </table:table-cell>
          <table:table-cell/>
          <table:table-cell office:value-type="string" calcext:value-type="string">
            <text:p>WOS:A1983RA76500006</text:p>
          </table:table-cell>
          <table:table-cell table:number-columns-repeated="972"/>
        </table:table-row>
        <table:table-row table:style-name="ro1">
          <table:table-cell office:value-type="string" calcext:value-type="string">
            <text:p>J</text:p>
          </table:table-cell>
          <table:table-cell office:value-type="string" calcext:value-type="string">
            <text:p>VIEIRA, AAH</text:p>
          </table:table-cell>
          <table:table-cell table:number-columns-repeated="3"/>
          <table:table-cell office:value-type="string" calcext:value-type="string">
            <text:p>Vieira, Armando/I-3894-2013</text:p>
          </table:table-cell>
          <table:table-cell table:number-columns-repeated="3"/>
          <table:table-cell office:value-type="string" calcext:value-type="string">
            <text:p>EXCRETION OF DISSOLVED ORGANIC-MATTER (DOM) IN THE PHOTIC COLUMN BY MARINE PHYTOPLANKTONIC POPULATION FROM UBATUBA REGION</text:p>
          </table:table-cell>
          <table:table-cell table:number-columns-repeated="7"/>
          <table:table-cell office:value-type="string" calcext:value-type="string">
            <text:p>REVISTA DE MICROBIOLOGIA</text:p>
          </table:table-cell>
          <table:table-cell table:number-columns-repeated="3"/>
          <table:table-cell office:value-type="float" office:value="13" calcext:value-type="float">
            <text:p>13</text:p>
          </table:table-cell>
          <table:table-cell office:value-type="float" office:value="1" calcext:value-type="float">
            <text:p>1</text:p>
          </table:table-cell>
          <table:table-cell table:number-columns-repeated="2"/>
          <table:table-cell office:value-type="float" office:value="83" calcext:value-type="float">
            <text:p>83</text:p>
          </table:table-cell>
          <table:table-cell office:value-type="float" office:value="94" calcext:value-type="float">
            <text:p>94</text:p>
          </table:table-cell>
          <table:table-cell table:number-columns-repeated="4"/>
          <table:table-cell table:number-columns-repeated="2" office:value-type="float" office:value="1982" calcext:value-type="float">
            <text:p>1982</text:p>
          </table:table-cell>
          <table:table-cell table:number-columns-repeated="9"/>
          <table:table-cell table:number-columns-repeated="5" office:value-type="float" office:value="0" calcext:value-type="float">
            <text:p>0</text:p>
          </table:table-cell>
          <table:table-cell table:number-columns-repeated="2"/>
          <table:table-cell office:value-type="string" calcext:value-type="string">
            <text:p>0001-3714</text:p>
          </table:table-cell>
          <table:table-cell/>
          <table:table-cell office:value-type="string" calcext:value-type="string">
            <text:p>WOS:A1982NT69400015</text:p>
          </table:table-cell>
          <table:table-cell table:number-columns-repeated="972"/>
        </table:table-row>
        <table:table-row table:style-name="ro1">
          <table:table-cell office:value-type="string" calcext:value-type="string">
            <text:p>J</text:p>
          </table:table-cell>
          <table:table-cell office:value-type="string" calcext:value-type="string">
            <text:p>GOMES, CB; BERENHOLC, M</text:p>
          </table:table-cell>
          <table:table-cell table:number-columns-repeated="7"/>
          <table:table-cell office:value-type="string" calcext:value-type="string">
            <text:p>SOME GEOCHEMICAL FEATURES OF THE TONINHAS DIKE, UBATUBA, STATE OF SAO-PAULO, BRAZIL</text:p>
          </table:table-cell>
          <table:table-cell table:number-columns-repeated="7"/>
          <table:table-cell office:value-type="string" calcext:value-type="string">
            <text:p>ANAIS DA ACADEMIA BRASILEIRA DE CIENCIAS</text:p>
          </table:table-cell>
          <table:table-cell table:number-columns-repeated="3"/>
          <table:table-cell office:value-type="float" office:value="52" calcext:value-type="float">
            <text:p>52</text:p>
          </table:table-cell>
          <table:table-cell office:value-type="float" office:value="2" calcext:value-type="float">
            <text:p>2</text:p>
          </table:table-cell>
          <table:table-cell table:number-columns-repeated="2"/>
          <table:table-cell office:value-type="float" office:value="339" calcext:value-type="float">
            <text:p>339</text:p>
          </table:table-cell>
          <table:table-cell office:value-type="float" office:value="346" calcext:value-type="float">
            <text:p>346</text:p>
          </table:table-cell>
          <table:table-cell table:number-columns-repeated="4"/>
          <table:table-cell table:number-columns-repeated="2" office:value-type="float" office:value="1980" calcext:value-type="float">
            <text:p>1980</text:p>
          </table:table-cell>
          <table:table-cell table:number-columns-repeated="9"/>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001-3765</text:p>
          </table:table-cell>
          <table:table-cell/>
          <table:table-cell office:value-type="string" calcext:value-type="string">
            <text:p>WOS:A1980KE73500021</text:p>
          </table:table-cell>
          <table:table-cell table:number-columns-repeated="972"/>
        </table:table-row>
        <table:table-row table:style-name="ro1">
          <table:table-cell office:value-type="string" calcext:value-type="string">
            <text:p>J</text:p>
          </table:table-cell>
          <table:table-cell office:value-type="string" calcext:value-type="string">
            <text:p>MANTOVANI, MSM</text:p>
          </table:table-cell>
          <table:table-cell table:number-columns-repeated="7"/>
          <table:table-cell office:value-type="string" calcext:value-type="string">
            <text:p>DETERMINATION OF TRACE-ELEMENTS IN GRANULITES FROM UBATUBA BY THERMAL AND EPITHERMAL NEUTRON-ACTIVATION</text:p>
          </table:table-cell>
          <table:table-cell table:number-columns-repeated="7"/>
          <table:table-cell office:value-type="string" calcext:value-type="string">
            <text:p>ANAIS DA ACADEMIA BRASILEIRA DE CIENCIAS</text:p>
          </table:table-cell>
          <table:table-cell table:number-columns-repeated="3"/>
          <table:table-cell office:value-type="float" office:value="51" calcext:value-type="float">
            <text:p>51</text:p>
          </table:table-cell>
          <table:table-cell office:value-type="float" office:value="2" calcext:value-type="float">
            <text:p>2</text:p>
          </table:table-cell>
          <table:table-cell table:number-columns-repeated="2"/>
          <table:table-cell office:value-type="float" office:value="267" calcext:value-type="float">
            <text:p>267</text:p>
          </table:table-cell>
          <table:table-cell office:value-type="float" office:value="273" calcext:value-type="float">
            <text:p>273</text:p>
          </table:table-cell>
          <table:table-cell table:number-columns-repeated="4"/>
          <table:table-cell table:number-columns-repeated="2" office:value-type="float" office:value="1979" calcext:value-type="float">
            <text:p>1979</text:p>
          </table:table-cell>
          <table:table-cell table:number-columns-repeated="9"/>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0001-3765</text:p>
          </table:table-cell>
          <table:table-cell/>
          <table:table-cell office:value-type="string" calcext:value-type="string">
            <text:p>WOS:A1979HE46400015</text:p>
          </table:table-cell>
          <table:table-cell table:number-columns-repeated="972"/>
        </table:table-row>
        <table:table-row table:style-name="ro1">
          <table:table-cell office:value-type="string" calcext:value-type="string">
            <text:p>J</text:p>
          </table:table-cell>
          <table:table-cell office:value-type="string" calcext:value-type="string">
            <text:p>MONTOUCHET, PCG</text:p>
          </table:table-cell>
          <table:table-cell table:number-columns-repeated="7"/>
          <table:table-cell office:value-type="string" calcext:value-type="string">
            <text:p>COMMUNITY OF MOTILE ANIMALS INHABITING THE SEAWEED SARGASSUM-CYMOSUM C AGARDH, AT UBATUBA, SP, BRAZIL</text:p>
          </table:table-cell>
          <table:table-cell table:number-columns-repeated="7"/>
          <table:table-cell office:value-type="string" calcext:value-type="string">
            <text:p>STUDIES ON NEOTROPICAL FAUNA AND ENVIRONMENT</text:p>
          </table:table-cell>
          <table:table-cell table:number-columns-repeated="3"/>
          <table:table-cell office:value-type="float" office:value="14" calcext:value-type="float">
            <text:p>14</text:p>
          </table:table-cell>
          <table:table-cell office:value-type="float" office:value="1" calcext:value-type="float">
            <text:p>1</text:p>
          </table:table-cell>
          <table:table-cell table:number-columns-repeated="2"/>
          <table:table-cell office:value-type="float" office:value="33" calcext:value-type="float">
            <text:p>33</text:p>
          </table:table-cell>
          <table:table-cell office:value-type="float" office:value="64" calcext:value-type="float">
            <text:p>64</text:p>
          </table:table-cell>
          <table:table-cell/>
          <table:table-cell office:value-type="string" calcext:value-type="string">
            <text:p>10.1080/01650527909360546</text:p>
          </table:table-cell>
          <table:table-cell table:number-columns-repeated="2"/>
          <table:table-cell table:number-columns-repeated="2" office:value-type="float" office:value="1979" calcext:value-type="float">
            <text:p>1979</text:p>
          </table:table-cell>
          <table:table-cell table:number-columns-repeated="9"/>
          <table:table-cell office:value-type="float" office:value="12" calcext:value-type="float">
            <text:p>12</text:p>
          </table:table-cell>
          <table:table-cell office:value-type="float" office:value="0" calcext:value-type="float">
            <text:p>0</text:p>
          </table:table-cell>
          <table:table-cell office:value-type="float" office:value="11" calcext:value-type="float">
            <text:p>11</text:p>
          </table:table-cell>
          <table:table-cell office:value-type="float" office:value="4" calcext:value-type="float">
            <text:p>4</text:p>
          </table:table-cell>
          <table:table-cell office:value-type="float" office:value="14" calcext:value-type="float">
            <text:p>14</text:p>
          </table:table-cell>
          <table:table-cell table:number-columns-repeated="2"/>
          <table:table-cell office:value-type="string" calcext:value-type="string">
            <text:p>0165-0521</text:p>
          </table:table-cell>
          <table:table-cell/>
          <table:table-cell office:value-type="string" calcext:value-type="string">
            <text:p>WOS:A1979HB35300003</text:p>
          </table:table-cell>
          <table:table-cell table:number-columns-repeated="972"/>
        </table:table-row>
        <table:table-row table:style-name="ro1">
          <table:table-cell office:value-type="string" calcext:value-type="string">
            <text:p>J</text:p>
          </table:table-cell>
          <table:table-cell office:value-type="string" calcext:value-type="string">
            <text:p>RIDEG, P</text:p>
          </table:table-cell>
          <table:table-cell table:number-columns-repeated="7"/>
          <table:table-cell office:value-type="string" calcext:value-type="string">
            <text:p>UBATUBA LINEAMENT - IDENTIFICATION OF NEW PREDRIFT FEATURE</text:p>
          </table:table-cell>
          <table:table-cell table:number-columns-repeated="7"/>
          <table:table-cell office:value-type="string" calcext:value-type="string">
            <text:p>AAPG BULLETIN-AMERICAN ASSOCIATION OF PETROLEUM GEOLOGISTS</text:p>
          </table:table-cell>
          <table:table-cell table:number-columns-repeated="3"/>
          <table:table-cell office:value-type="float" office:value="58" calcext:value-type="float">
            <text:p>58</text:p>
          </table:table-cell>
          <table:table-cell office:value-type="float" office:value="11" calcext:value-type="float">
            <text:p>11</text:p>
          </table:table-cell>
          <table:table-cell table:number-columns-repeated="2"/>
          <table:table-cell office:value-type="float" office:value="2362" calcext:value-type="float">
            <text:p>2362</text:p>
          </table:table-cell>
          <table:table-cell office:value-type="float" office:value="2366" calcext:value-type="float">
            <text:p>2366</text:p>
          </table:table-cell>
          <table:table-cell table:number-columns-repeated="4"/>
          <table:table-cell table:number-columns-repeated="2" office:value-type="float" office:value="1974" calcext:value-type="float">
            <text:p>1974</text:p>
          </table:table-cell>
          <table:table-cell table:number-columns-repeated="9"/>
          <table:table-cell office:value-type="float" office:value="2" calcext:value-type="float">
            <text:p>2</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2"/>
          <table:table-cell office:value-type="string" calcext:value-type="string">
            <text:p>0149-1423</text:p>
          </table:table-cell>
          <table:table-cell/>
          <table:table-cell office:value-type="string" calcext:value-type="string">
            <text:p>WOS:A1974U970500012</text:p>
          </table:table-cell>
          <table:table-cell table:number-columns-repeated="972"/>
        </table:table-row>
        <table:table-row table:style-name="ro1">
          <table:table-cell office:value-type="string" calcext:value-type="string">
            <text:p>J</text:p>
          </table:table-cell>
          <table:table-cell office:value-type="string" calcext:value-type="string">
            <text:p>BARROSGOMES, CD</text:p>
          </table:table-cell>
          <table:table-cell table:number-columns-repeated="7"/>
          <table:table-cell office:value-type="string" calcext:value-type="string">
            <text:p>PETROLOGICAL STUDY ON TONINHAS DIKE, UBATUBA, NORTHERN COAST OF SAO-PAULO</text:p>
          </table:table-cell>
          <table:table-cell table:number-columns-repeated="7"/>
          <table:table-cell office:value-type="string" calcext:value-type="string">
            <text:p>ANAIS DA ACADEMIA BRASILEIRA DE CIENCIAS</text:p>
          </table:table-cell>
          <table:table-cell table:number-columns-repeated="3"/>
          <table:table-cell office:value-type="float" office:value="45" calcext:value-type="float">
            <text:p>45</text:p>
          </table:table-cell>
          <table:table-cell table:style-name="ce1" office:value-type="date" office:date-value="2015-04-03" calcext:value-type="date">
            <text:p>3/abr</text:p>
          </table:table-cell>
          <table:table-cell table:number-columns-repeated="2"/>
          <table:table-cell table:number-columns-repeated="2" office:value-type="float" office:value="659" calcext:value-type="float">
            <text:p>659</text:p>
          </table:table-cell>
          <table:table-cell table:number-columns-repeated="4"/>
          <table:table-cell table:number-columns-repeated="2" office:value-type="float" office:value="1973" calcext:value-type="float">
            <text:p>1973</text:p>
          </table:table-cell>
          <table:table-cell table:number-columns-repeated="9"/>
          <table:table-cell table:number-columns-repeated="5" office:value-type="float" office:value="0" calcext:value-type="float">
            <text:p>0</text:p>
          </table:table-cell>
          <table:table-cell table:number-columns-repeated="2"/>
          <table:table-cell office:value-type="string" calcext:value-type="string">
            <text:p>0001-3765</text:p>
          </table:table-cell>
          <table:table-cell/>
          <table:table-cell office:value-type="string" calcext:value-type="string">
            <text:p>WOS:A1973AD62200045</text:p>
          </table:table-cell>
          <table:table-cell table:number-columns-repeated="972"/>
        </table:table-row>
        <table:table-row table:style-name="ro1">
          <table:table-cell office:value-type="string" calcext:value-type="string">
            <text:p>J</text:p>
          </table:table-cell>
          <table:table-cell office:value-type="string" calcext:value-type="string">
            <text:p>DAMASCEN.EC</text:p>
          </table:table-cell>
          <table:table-cell table:number-columns-repeated="7"/>
          <table:table-cell office:value-type="string" calcext:value-type="string">
            <text:p>ESTUDO PRELIMINAR DOS DIQUES DE ROCHAS BASICAS E ULTRABASICAS DA REGIAO DE UBATUBA ESTADO DE SAO PAULO</text:p>
          </table:table-cell>
          <table:table-cell table:number-columns-repeated="7"/>
          <table:table-cell office:value-type="string" calcext:value-type="string">
            <text:p>ANAIS DA ACADEMIA BRASILEIRA DE CIENCIAS</text:p>
          </table:table-cell>
          <table:table-cell table:number-columns-repeated="3"/>
          <table:table-cell office:value-type="float" office:value="38" calcext:value-type="float">
            <text:p>38</text:p>
          </table:table-cell>
          <table:table-cell office:value-type="float" office:value="2" calcext:value-type="float">
            <text:p>2</text:p>
          </table:table-cell>
          <table:table-cell table:number-columns-repeated="2"/>
          <table:table-cell office:value-type="float" office:value="293" calcext:value-type="float">
            <text:p>293</text:p>
          </table:table-cell>
          <table:table-cell office:value-type="string" calcext:value-type="string">
            <text:p>&amp;</text:p>
          </table:table-cell>
          <table:table-cell table:number-columns-repeated="4"/>
          <table:table-cell table:number-columns-repeated="2" office:value-type="float" office:value="1966" calcext:value-type="float">
            <text:p>1966</text:p>
          </table:table-cell>
          <table:table-cell table:number-columns-repeated="9"/>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0001-3765</text:p>
          </table:table-cell>
          <table:table-cell/>
          <table:table-cell office:value-type="string" calcext:value-type="string">
            <text:p>WOS:A19669050300016</text:p>
          </table:table-cell>
          <table:table-cell table:number-columns-repeated="972"/>
        </table:table-row>
        <table:table-row table:style-name="ro1" table:number-rows-repeated="1048008">
          <table:table-cell table:number-columns-repeated="1024"/>
        </table:table-row>
        <table:table-row table:style-name="ro1">
          <table:table-cell table:number-columns-repeated="1024"/>
        </table:table-row>
        <table:named-expressions>
          <table:named-range table:name="savedrecs" table:base-cell-address="$Plan1.$A$1" table:cell-range-address="$Plan1.$A$1:.$BB$567"/>
        </table:named-expressions>
      </table:table>
      <table:table table:name="Plan2" table:style-name="ta2">
        <table:table-column table:style-name="co23" table:default-cell-style-name="Default"/>
        <table:table-column table:style-name="co24" table:default-cell-style-name="Default"/>
        <table:table-column table:style-name="co25" table:number-columns-repeated="187" table:default-cell-style-name="Default"/>
        <table:table-column table:style-name="co26" table:default-cell-style-name="Default"/>
        <table:table-column table:style-name="co22" table:number-columns-repeated="834" table:default-cell-style-name="Default"/>
        <table:table-row table:style-name="ro1" table:number-rows-repeated="2">
          <table:table-cell table:number-columns-repeated="1024"/>
        </table:table-row>
        <table:table-row table:style-name="ro2">
          <table:table-cell table:style-name="ce5" office:value-type="string" calcext:value-type="string">
            <text:p>SO</text:p>
          </table:table-cell>
          <table:table-cell table:style-name="ce9"/>
          <table:table-cell table:number-columns-repeated="1022"/>
        </table:table-row>
        <table:table-row table:style-name="ro2">
          <table:table-cell table:style-name="ce6" office:value-type="string" calcext:value-type="string">
            <text:p>NOVON</text:p>
          </table:table-cell>
          <table:table-cell table:style-name="ce10"/>
          <table:table-cell table:number-columns-repeated="1022"/>
        </table:table-row>
        <table:table-row table:style-name="ro2">
          <table:table-cell table:style-name="ce7" office:value-type="string" calcext:value-type="string">
            <text:p>MARINE POLLUTION BULLETIN</text:p>
          </table:table-cell>
          <table:table-cell table:style-name="ce11"/>
          <table:table-cell table:number-columns-repeated="1022"/>
        </table:table-row>
        <table:table-row table:style-name="ro2">
          <table:table-cell table:style-name="ce7" office:value-type="string" calcext:value-type="string">
            <text:p>Marine Turtle Newsletter</text:p>
          </table:table-cell>
          <table:table-cell table:style-name="ce11"/>
          <table:table-cell table:number-columns-repeated="1022"/>
        </table:table-row>
        <table:table-row table:style-name="ro2">
          <table:table-cell table:style-name="ce7" office:value-type="string" calcext:value-type="string">
            <text:p>MICRON</text:p>
          </table:table-cell>
          <table:table-cell table:style-name="ce11"/>
          <table:table-cell table:number-columns-repeated="1022"/>
        </table:table-row>
        <table:table-row table:style-name="ro2">
          <table:table-cell table:style-name="ce7" office:value-type="string" calcext:value-type="string">
            <text:p>MODERN APPROACHES TO THE STUDY OF CRUSTACEA</text:p>
          </table:table-cell>
          <table:table-cell table:style-name="ce11"/>
          <table:table-cell table:number-columns-repeated="1022"/>
        </table:table-row>
        <table:table-row table:style-name="ro2">
          <table:table-cell table:style-name="ce7" office:value-type="string" calcext:value-type="string">
            <text:p>Naturalia (Rio Claro)</text:p>
          </table:table-cell>
          <table:table-cell table:style-name="ce11"/>
          <table:table-cell table:number-columns-repeated="1022"/>
        </table:table-row>
        <table:table-row table:style-name="ro2">
          <table:table-cell table:style-name="ce7" office:value-type="string" calcext:value-type="string">
            <text:p>NATUREZA &amp; CONSERVACAO</text:p>
          </table:table-cell>
          <table:table-cell table:style-name="ce11"/>
          <table:table-cell table:number-columns-repeated="1022"/>
        </table:table-row>
        <table:table-row table:style-name="ro2">
          <table:table-cell table:style-name="ce7" office:value-type="string" calcext:value-type="string">
            <text:p>Nauplius</text:p>
          </table:table-cell>
          <table:table-cell table:style-name="ce11"/>
          <table:table-cell table:number-columns-repeated="1022"/>
        </table:table-row>
        <table:table-row table:style-name="ro2">
          <table:table-cell table:style-name="ce7" office:value-type="string" calcext:value-type="string">
            <text:p>Neotropical Biology and Conservation</text:p>
          </table:table-cell>
          <table:table-cell table:style-name="ce11"/>
          <table:table-cell table:number-columns-repeated="1022"/>
        </table:table-row>
        <table:table-row table:style-name="ro2">
          <table:table-cell table:style-name="ce7" office:value-type="string" calcext:value-type="string">
            <text:p>NEOTROPICAL ENTOMOLOGY</text:p>
          </table:table-cell>
          <table:table-cell table:style-name="ce11"/>
          <table:table-cell table:number-columns-repeated="1022"/>
        </table:table-row>
        <table:table-row table:style-name="ro2">
          <table:table-cell table:style-name="ce7" office:value-type="string" calcext:value-type="string">
            <text:p>NEOTROPICAL ICHTHYOLOGY</text:p>
          </table:table-cell>
          <table:table-cell table:style-name="ce11"/>
          <table:table-cell table:number-columns-repeated="1022"/>
        </table:table-row>
        <table:table-row table:style-name="ro2">
          <table:table-cell table:style-name="ce7" office:value-type="string" calcext:value-type="string">
            <text:p>NEW ZEALAND JOURNAL OF BOTANY</text:p>
          </table:table-cell>
          <table:table-cell table:style-name="ce11"/>
          <table:table-cell table:number-columns-repeated="1022"/>
        </table:table-row>
        <table:table-row table:style-name="ro2">
          <table:table-cell table:style-name="ce7" office:value-type="string" calcext:value-type="string">
            <text:p>MARINE ECOLOGY-AN EVOLUTIONARY PERSPECTIVE</text:p>
          </table:table-cell>
          <table:table-cell table:style-name="ce11"/>
          <table:table-cell table:number-columns-repeated="1022"/>
        </table:table-row>
        <table:table-row table:style-name="ro2">
          <table:table-cell table:style-name="ce7" office:value-type="string" calcext:value-type="string">
            <text:p>NUCLEAR INSTRUMENTS &amp; METHODS IN PHYSICS RESEARCH SECTION B-BEAM INTERACTIONS WITH MATERIALS AND ATOMS</text:p>
          </table:table-cell>
          <table:table-cell table:style-name="ce11"/>
          <table:table-cell table:number-columns-repeated="1022"/>
        </table:table-row>
        <table:table-row table:style-name="ro2">
          <table:table-cell table:style-name="ce7" office:value-type="string" calcext:value-type="string">
            <text:p>Oceanides</text:p>
          </table:table-cell>
          <table:table-cell table:style-name="ce11"/>
          <table:table-cell table:number-columns-repeated="1022"/>
        </table:table-row>
        <table:table-row table:style-name="ro2">
          <table:table-cell table:style-name="ce7" office:value-type="string" calcext:value-type="string">
            <text:p>OCEANOLOGICA ACTA</text:p>
          </table:table-cell>
          <table:table-cell table:style-name="ce11"/>
          <table:table-cell table:number-columns-repeated="1022"/>
        </table:table-row>
        <table:table-row table:style-name="ro2">
          <table:table-cell table:style-name="ce7" office:value-type="string" calcext:value-type="string">
            <text:p>ORGANIC GEOCHEMISTRY</text:p>
          </table:table-cell>
          <table:table-cell table:style-name="ce11"/>
          <table:table-cell table:number-columns-repeated="1022"/>
        </table:table-row>
        <table:table-row table:style-name="ro2">
          <table:table-cell table:style-name="ce7" office:value-type="string" calcext:value-type="string">
            <text:p>PALAIOS</text:p>
          </table:table-cell>
          <table:table-cell table:style-name="ce11"/>
          <table:table-cell table:number-columns-repeated="1022"/>
        </table:table-row>
        <table:table-row table:style-name="ro2">
          <table:table-cell table:style-name="ce7" office:value-type="string" calcext:value-type="string">
            <text:p>Papéis Avulsos de Zoologia (São Paulo)</text:p>
          </table:table-cell>
          <table:table-cell table:style-name="ce11"/>
          <table:table-cell table:number-columns-repeated="1022"/>
        </table:table-row>
        <table:table-row table:style-name="ro2">
          <table:table-cell table:style-name="ce7" office:value-type="string" calcext:value-type="string">
            <text:p>PESQUISA VETERINARIA BRASILEIRA</text:p>
          </table:table-cell>
          <table:table-cell table:style-name="ce11"/>
          <table:table-cell table:number-columns-repeated="1022"/>
        </table:table-row>
        <table:table-row table:style-name="ro2">
          <table:table-cell table:style-name="ce7" office:value-type="string" calcext:value-type="string">
            <text:p>PETROLEUM GEOSCIENCE</text:p>
          </table:table-cell>
          <table:table-cell table:style-name="ce11"/>
          <table:table-cell table:number-columns-repeated="1022"/>
        </table:table-row>
        <table:table-row table:style-name="ro2">
          <table:table-cell table:style-name="ce7" office:value-type="string" calcext:value-type="string">
            <text:p>PHOTOCHEMISTRY AND PHOTOBIOLOGY</text:p>
          </table:table-cell>
          <table:table-cell table:style-name="ce11"/>
          <table:table-cell table:number-columns-repeated="1022"/>
        </table:table-row>
        <table:table-row table:style-name="ro2">
          <table:table-cell table:style-name="ce7" office:value-type="string" calcext:value-type="string">
            <text:p>Phycological Research</text:p>
          </table:table-cell>
          <table:table-cell table:style-name="ce11"/>
          <table:table-cell table:number-columns-repeated="1022"/>
        </table:table-row>
        <table:table-row table:style-name="ro2">
          <table:table-cell table:style-name="ce7" office:value-type="string" calcext:value-type="string">
            <text:p>PLANTA MEDICA</text:p>
          </table:table-cell>
          <table:table-cell table:style-name="ce11"/>
          <table:table-cell table:number-columns-repeated="1022"/>
        </table:table-row>
        <table:table-row table:style-name="ro2">
          <table:table-cell table:style-name="ce7" office:value-type="string" calcext:value-type="string">
            <text:p>JOURNAL OF RADIOANALYTICAL AND NUCLEAR CHEMISTRY</text:p>
          </table:table-cell>
          <table:table-cell table:style-name="ce11"/>
          <table:table-cell table:number-columns-repeated="1022"/>
        </table:table-row>
        <table:table-row table:style-name="ro2">
          <table:table-cell table:style-name="ce7" office:value-type="string" calcext:value-type="string">
            <text:p>JOURNAL OF EXPERIMENTAL MARINE BIOLOGY AND ECOLOGY</text:p>
          </table:table-cell>
          <table:table-cell table:style-name="ce11"/>
          <table:table-cell table:number-columns-repeated="1022"/>
        </table:table-row>
        <table:table-row table:style-name="ro2">
          <table:table-cell table:style-name="ce7" office:value-type="string" calcext:value-type="string">
            <text:p>JOURNAL OF FOOD COMPOSITION AND ANALYSIS</text:p>
          </table:table-cell>
          <table:table-cell table:style-name="ce11"/>
          <table:table-cell table:number-columns-repeated="1022"/>
        </table:table-row>
        <table:table-row table:style-name="ro2">
          <table:table-cell table:style-name="ce7" office:value-type="string" calcext:value-type="string">
            <text:p>JOURNAL OF GEOPHYSICAL RESEARCH-OCEANS</text:p>
          </table:table-cell>
          <table:table-cell table:style-name="ce11"/>
          <table:table-cell table:number-columns-repeated="1022"/>
        </table:table-row>
        <table:table-row table:style-name="ro2">
          <table:table-cell table:style-name="ce7" office:value-type="string" calcext:value-type="string">
            <text:p>JOURNAL OF HEREDITY</text:p>
          </table:table-cell>
          <table:table-cell table:style-name="ce11"/>
          <table:table-cell table:number-columns-repeated="1022"/>
        </table:table-row>
        <table:table-row table:style-name="ro2">
          <table:table-cell table:style-name="ce7" office:value-type="string" calcext:value-type="string">
            <text:p>JOURNAL OF HERPETOLOGY</text:p>
          </table:table-cell>
          <table:table-cell table:style-name="ce11"/>
          <table:table-cell table:number-columns-repeated="1022"/>
        </table:table-row>
        <table:table-row table:style-name="ro2">
          <table:table-cell table:style-name="ce7" office:value-type="string" calcext:value-type="string">
            <text:p>JOURNAL OF INSECT SCIENCE</text:p>
          </table:table-cell>
          <table:table-cell table:style-name="ce11"/>
          <table:table-cell table:number-columns-repeated="1022"/>
        </table:table-row>
        <table:table-row table:style-name="ro2">
          <table:table-cell table:style-name="ce7" office:value-type="string" calcext:value-type="string">
            <text:p>JOURNAL OF MARINE SYSTEMS</text:p>
          </table:table-cell>
          <table:table-cell table:style-name="ce11"/>
          <table:table-cell table:number-columns-repeated="1022"/>
        </table:table-row>
        <table:table-row table:style-name="ro2">
          <table:table-cell table:style-name="ce7" office:value-type="string" calcext:value-type="string">
            <text:p>JOURNAL OF MOLLUSCAN STUDIES</text:p>
          </table:table-cell>
          <table:table-cell table:style-name="ce11"/>
          <table:table-cell table:number-columns-repeated="1022"/>
        </table:table-row>
        <table:table-row table:style-name="ro2">
          <table:table-cell table:style-name="ce7" office:value-type="string" calcext:value-type="string">
            <text:p>JOURNAL OF NATURAL HISTORY</text:p>
          </table:table-cell>
          <table:table-cell table:style-name="ce11"/>
          <table:table-cell table:number-columns-repeated="1022"/>
        </table:table-row>
        <table:table-row table:style-name="ro2">
          <table:table-cell table:style-name="ce7" office:value-type="string" calcext:value-type="string">
            <text:p>JOURNAL OF PHYCOLOGY</text:p>
          </table:table-cell>
          <table:table-cell table:style-name="ce11"/>
          <table:table-cell table:number-columns-repeated="1022"/>
        </table:table-row>
        <table:table-row table:style-name="ro2">
          <table:table-cell table:style-name="ce7" office:value-type="string" calcext:value-type="string">
            <text:p>JOURNAL OF PLANKTON RESEARCH</text:p>
          </table:table-cell>
          <table:table-cell table:style-name="ce11"/>
          <table:table-cell table:number-columns-repeated="1022"/>
        </table:table-row>
        <table:table-row table:style-name="ro2">
          <table:table-cell table:style-name="ce7" office:value-type="string" calcext:value-type="string">
            <text:p>PLOS ONE</text:p>
          </table:table-cell>
          <table:table-cell table:style-name="ce11"/>
          <table:table-cell table:number-columns-repeated="1022"/>
        </table:table-row>
        <table:table-row table:style-name="ro2">
          <table:table-cell table:style-name="ce7" office:value-type="string" calcext:value-type="string">
            <text:p>JOURNAL OF SHELLFISH RESEARCH</text:p>
          </table:table-cell>
          <table:table-cell table:style-name="ce11"/>
          <table:table-cell table:number-columns-repeated="1022"/>
        </table:table-row>
        <table:table-row table:style-name="ro2">
          <table:table-cell table:style-name="ce7" office:value-type="string" calcext:value-type="string">
            <text:p>Journal of Taphonomy</text:p>
          </table:table-cell>
          <table:table-cell table:style-name="ce11"/>
          <table:table-cell table:number-columns-repeated="1022"/>
        </table:table-row>
        <table:table-row table:style-name="ro2">
          <table:table-cell table:style-name="ce7" office:value-type="string" calcext:value-type="string">
            <text:p>JOURNAL OF THE BRAZILIAN CHEMICAL SOCIETY</text:p>
          </table:table-cell>
          <table:table-cell table:style-name="ce11"/>
          <table:table-cell table:number-columns-repeated="1022"/>
        </table:table-row>
        <table:table-row table:style-name="ro2">
          <table:table-cell table:style-name="ce7" office:value-type="string" calcext:value-type="string">
            <text:p>JOURNAL OF THE MARINE BIOLOGICAL ASSOCIATION OF THE UNITED KINGDOM</text:p>
          </table:table-cell>
          <table:table-cell table:style-name="ce11"/>
          <table:table-cell table:number-columns-repeated="1022"/>
        </table:table-row>
        <table:table-row table:style-name="ro2">
          <table:table-cell table:style-name="ce7" office:value-type="string" calcext:value-type="string">
            <text:p>JOURNAL OF THE SCIENCE OF FOOD AND AGRICULTURE</text:p>
          </table:table-cell>
          <table:table-cell table:style-name="ce11"/>
          <table:table-cell table:number-columns-repeated="1022"/>
        </table:table-row>
        <table:table-row table:style-name="ro2">
          <table:table-cell table:style-name="ce7" office:value-type="string" calcext:value-type="string">
            <text:p>LATIN AMERICAN JOURNAL OF AQUATIC RESEARCH</text:p>
          </table:table-cell>
          <table:table-cell table:style-name="ce11"/>
          <table:table-cell table:number-columns-repeated="1022"/>
        </table:table-row>
        <table:table-row table:style-name="ro2">
          <table:table-cell table:style-name="ce7" office:value-type="string" calcext:value-type="string">
            <text:p>LOTUS INTERNATIONAL</text:p>
          </table:table-cell>
          <table:table-cell table:style-name="ce11"/>
          <table:table-cell table:number-columns-repeated="1022"/>
        </table:table-row>
        <table:table-row table:style-name="ro2">
          <table:table-cell table:style-name="ce7" office:value-type="string" calcext:value-type="string">
            <text:p>MARINE BIODIVERSITY</text:p>
          </table:table-cell>
          <table:table-cell table:style-name="ce11"/>
          <table:table-cell table:number-columns-repeated="1022"/>
        </table:table-row>
        <table:table-row table:style-name="ro2">
          <table:table-cell table:style-name="ce7" office:value-type="string" calcext:value-type="string">
            <text:p>MARINE BIOLOGY</text:p>
          </table:table-cell>
          <table:table-cell table:style-name="ce11"/>
          <table:table-cell table:number-columns-repeated="1022"/>
        </table:table-row>
        <table:table-row table:style-name="ro2">
          <table:table-cell table:style-name="ce7" office:value-type="string" calcext:value-type="string">
            <text:p>MARINE BIOLOGY RESEARCH</text:p>
          </table:table-cell>
          <table:table-cell table:style-name="ce11"/>
          <table:table-cell table:number-columns-repeated="1022"/>
        </table:table-row>
        <table:table-row table:style-name="ro2">
          <table:table-cell table:style-name="ce7" office:value-type="string" calcext:value-type="string">
            <text:p>MARINE ECOLOGY PROGRESS SERIES</text:p>
          </table:table-cell>
          <table:table-cell table:style-name="ce11"/>
          <table:table-cell table:number-columns-repeated="1022"/>
        </table:table-row>
        <table:table-row table:style-name="ro2">
          <table:table-cell table:style-name="ce7" office:value-type="string" calcext:value-type="string">
            <text:p>Senckenbergiana Biologica</text:p>
          </table:table-cell>
          <table:table-cell table:style-name="ce11"/>
          <table:table-cell table:number-columns-repeated="1022"/>
        </table:table-row>
        <table:table-row table:style-name="ro2">
          <table:table-cell table:style-name="ce7" office:value-type="string" calcext:value-type="string">
            <text:p>REVISTA DE BIOLOGIA MARINA Y OCEANOGRAFIA</text:p>
          </table:table-cell>
          <table:table-cell table:style-name="ce11"/>
          <table:table-cell table:number-columns-repeated="1022"/>
        </table:table-row>
        <table:table-row table:style-name="ro2">
          <table:table-cell table:style-name="ce7" office:value-type="string" calcext:value-type="string">
            <text:p>REVISTA DE BIOLOGIA TROPICAL</text:p>
          </table:table-cell>
          <table:table-cell table:style-name="ce11"/>
          <table:table-cell table:number-columns-repeated="1022"/>
        </table:table-row>
        <table:table-row table:style-name="ro2">
          <table:table-cell table:style-name="ce7" office:value-type="string" calcext:value-type="string">
            <text:p>Revista de Biología Tropical</text:p>
          </table:table-cell>
          <table:table-cell table:style-name="ce11"/>
          <table:table-cell table:number-columns-repeated="1022"/>
        </table:table-row>
        <table:table-row table:style-name="ro2">
          <table:table-cell table:style-name="ce7" office:value-type="string" calcext:value-type="string">
            <text:p>REVISTA DE MICROBIOLOGIA</text:p>
          </table:table-cell>
          <table:table-cell table:style-name="ce11"/>
          <table:table-cell table:number-columns-repeated="1022"/>
        </table:table-row>
        <table:table-row table:style-name="ro2">
          <table:table-cell table:style-name="ce7" office:value-type="string" calcext:value-type="string">
            <text:p>REVISTA DE SAUDE PUBLICA</text:p>
          </table:table-cell>
          <table:table-cell table:style-name="ce11"/>
          <table:table-cell table:number-columns-repeated="1022"/>
        </table:table-row>
        <table:table-row table:style-name="ro2">
          <table:table-cell table:style-name="ce7" office:value-type="string" calcext:value-type="string">
            <text:p>REVISTA DO INSTITUTO DE MEDICINA TROPICAL DE SAO PAULO</text:p>
          </table:table-cell>
          <table:table-cell table:style-name="ce11"/>
          <table:table-cell table:number-columns-repeated="1022"/>
        </table:table-row>
        <table:table-row table:style-name="ro2">
          <table:table-cell table:style-name="ce7" office:value-type="string" calcext:value-type="string">
            <text:p>Rodriguésia</text:p>
          </table:table-cell>
          <table:table-cell table:style-name="ce11"/>
          <table:table-cell table:number-columns-repeated="1022"/>
        </table:table-row>
        <table:table-row table:style-name="ro2">
          <table:table-cell table:style-name="ce7" office:value-type="string" calcext:value-type="string">
            <text:p>Scientia Agricola</text:p>
          </table:table-cell>
          <table:table-cell table:style-name="ce11"/>
          <table:table-cell table:number-columns-repeated="1022"/>
        </table:table-row>
        <table:table-row table:style-name="ro2">
          <table:table-cell table:style-name="ce7" office:value-type="string" calcext:value-type="string">
            <text:p>SCIENTIA MARINA</text:p>
          </table:table-cell>
          <table:table-cell table:style-name="ce11"/>
          <table:table-cell table:number-columns-repeated="1022"/>
        </table:table-row>
        <table:table-row table:style-name="ro2">
          <table:table-cell table:style-name="ce7" office:value-type="string" calcext:value-type="string">
            <text:p>SEED SCIENCE AND TECHNOLOGY</text:p>
          </table:table-cell>
          <table:table-cell table:style-name="ce11"/>
          <table:table-cell table:number-columns-repeated="1022"/>
        </table:table-row>
        <table:table-row table:style-name="ro2">
          <table:table-cell table:style-name="ce7" office:value-type="string" calcext:value-type="string">
            <text:p>SEMINA-CIENCIAS AGRARIAS</text:p>
          </table:table-cell>
          <table:table-cell table:style-name="ce11"/>
          <table:table-cell table:number-columns-repeated="1022"/>
        </table:table-row>
        <table:table-row table:style-name="ro2">
          <table:table-cell table:style-name="ce7" office:value-type="string" calcext:value-type="string">
            <text:p>REVISTA DA SOCIEDADE BRASILEIRA DE MEDICINA TROPICAL</text:p>
          </table:table-cell>
          <table:table-cell table:style-name="ce11"/>
          <table:table-cell table:number-columns-repeated="1022"/>
        </table:table-row>
        <table:table-row table:style-name="ro2">
          <table:table-cell table:style-name="ce7" office:value-type="string" calcext:value-type="string">
            <text:p>Senckenbergiana Maritima</text:p>
          </table:table-cell>
          <table:table-cell table:style-name="ce11"/>
          <table:table-cell table:number-columns-repeated="1022"/>
        </table:table-row>
        <table:table-row table:style-name="ro2">
          <table:table-cell table:style-name="ce7" office:value-type="string" calcext:value-type="string">
            <text:p>STUDIES ON NEOTROPICAL FAUNA AND ENVIRONMENT</text:p>
          </table:table-cell>
          <table:table-cell table:style-name="ce11"/>
          <table:table-cell table:number-columns-repeated="1022"/>
        </table:table-row>
        <table:table-row table:style-name="ro2">
          <table:table-cell table:style-name="ce7" office:value-type="string" calcext:value-type="string">
            <text:p>Summa Phytopathologica</text:p>
          </table:table-cell>
          <table:table-cell table:style-name="ce11"/>
          <table:table-cell table:number-columns-repeated="1022"/>
        </table:table-row>
        <table:table-row table:style-name="ro2">
          <table:table-cell table:style-name="ce7" office:value-type="string" calcext:value-type="string">
            <text:p>TROPICAL ECOLOGY</text:p>
          </table:table-cell>
          <table:table-cell table:style-name="ce11"/>
          <table:table-cell table:number-columns-repeated="1022"/>
        </table:table-row>
        <table:table-row table:style-name="ro2">
          <table:table-cell table:style-name="ce7" office:value-type="string" calcext:value-type="string">
            <text:p>ULTRAVIOLET GROUND- AND SPACE-BASED MEASUREMENTS, MODELS AND EFFECTS III</text:p>
          </table:table-cell>
          <table:table-cell table:style-name="ce11"/>
          <table:table-cell table:number-columns-repeated="1022"/>
        </table:table-row>
        <table:table-row table:style-name="ro2">
          <table:table-cell table:style-name="ce7" office:value-type="string" calcext:value-type="string">
            <text:p>VELIGER</text:p>
          </table:table-cell>
          <table:table-cell table:style-name="ce11"/>
          <table:table-cell table:number-columns-repeated="1022"/>
        </table:table-row>
        <table:table-row table:style-name="ro2">
          <table:table-cell table:style-name="ce7" office:value-type="string" calcext:value-type="string">
            <text:p>WATER AIR AND SOIL POLLUTION</text:p>
          </table:table-cell>
          <table:table-cell table:style-name="ce11"/>
          <table:table-cell table:number-columns-repeated="1022"/>
        </table:table-row>
        <table:table-row table:style-name="ro2">
          <table:table-cell table:style-name="ce7" office:value-type="string" calcext:value-type="string">
            <text:p>YEARBOOK FOR TRADITIONAL MUSIC</text:p>
          </table:table-cell>
          <table:table-cell table:style-name="ce11"/>
          <table:table-cell table:number-columns-repeated="1022"/>
        </table:table-row>
        <table:table-row table:style-name="ro2">
          <table:table-cell table:style-name="ce7" office:value-type="string" calcext:value-type="string">
            <text:p>ZOOKEYS</text:p>
          </table:table-cell>
          <table:table-cell table:style-name="ce11"/>
          <table:table-cell table:number-columns-repeated="1022"/>
        </table:table-row>
        <table:table-row table:style-name="ro2">
          <table:table-cell table:style-name="ce7" office:value-type="string" calcext:value-type="string">
            <text:p>ZOOLOGIA</text:p>
          </table:table-cell>
          <table:table-cell table:style-name="ce11"/>
          <table:table-cell table:number-columns-repeated="1022"/>
        </table:table-row>
        <table:table-row table:style-name="ro2">
          <table:table-cell table:style-name="ce7" office:value-type="string" calcext:value-type="string">
            <text:p>ZOOTAXA</text:p>
          </table:table-cell>
          <table:table-cell table:style-name="ce11"/>
          <table:table-cell table:number-columns-repeated="1022"/>
        </table:table-row>
        <table:table-row table:style-name="ro2">
          <table:table-cell table:style-name="ce7" office:value-type="string" calcext:value-type="string">
            <text:p>Revista Brasileira de Engenharia Agrícola e Ambiental</text:p>
          </table:table-cell>
          <table:table-cell table:style-name="ce11"/>
          <table:table-cell table:number-columns-repeated="1022"/>
        </table:table-row>
        <table:table-row table:style-name="ro2">
          <table:table-cell table:style-name="ce7" office:value-type="string" calcext:value-type="string">
            <text:p>Polskie Archiwum Hydrobiologii</text:p>
          </table:table-cell>
          <table:table-cell table:style-name="ce11"/>
          <table:table-cell table:number-columns-repeated="1022"/>
        </table:table-row>
        <table:table-row table:style-name="ro2">
          <table:table-cell table:style-name="ce7" office:value-type="string" calcext:value-type="string">
            <text:p>PRECAMBRIAN RESEARCH</text:p>
          </table:table-cell>
          <table:table-cell table:style-name="ce11"/>
          <table:table-cell table:number-columns-repeated="1022"/>
        </table:table-row>
        <table:table-row table:style-name="ro2">
          <table:table-cell table:style-name="ce7" office:value-type="string" calcext:value-type="string">
            <text:p>PROCEEDINGS OF THE BIOLOGICAL SOCIETY OF WASHINGTON</text:p>
          </table:table-cell>
          <table:table-cell table:style-name="ce11"/>
          <table:table-cell table:number-columns-repeated="1022"/>
        </table:table-row>
        <table:table-row table:style-name="ro2">
          <table:table-cell table:style-name="ce7" office:value-type="string" calcext:value-type="string">
            <text:p>Psicologia em Estudo</text:p>
          </table:table-cell>
          <table:table-cell table:style-name="ce11"/>
          <table:table-cell table:number-columns-repeated="1022"/>
        </table:table-row>
        <table:table-row table:style-name="ro2">
          <table:table-cell table:style-name="ce7" office:value-type="string" calcext:value-type="string">
            <text:p>PSICOLOGIA-REFLEXAO E CRITICA</text:p>
          </table:table-cell>
          <table:table-cell table:style-name="ce11"/>
          <table:table-cell table:number-columns-repeated="1022"/>
        </table:table-row>
        <table:table-row table:style-name="ro2">
          <table:table-cell table:style-name="ce7" office:value-type="string" calcext:value-type="string">
            <text:p>QUATERNARY RESEARCH</text:p>
          </table:table-cell>
          <table:table-cell table:style-name="ce11"/>
          <table:table-cell table:number-columns-repeated="1022"/>
        </table:table-row>
        <table:table-row table:style-name="ro2">
          <table:table-cell table:style-name="ce7" office:value-type="string" calcext:value-type="string">
            <text:p>RADIATION MEASUREMENTS</text:p>
          </table:table-cell>
          <table:table-cell table:style-name="ce11"/>
          <table:table-cell table:number-columns-repeated="1022"/>
        </table:table-row>
        <table:table-row table:style-name="ro2">
          <table:table-cell table:style-name="ce7" office:value-type="string" calcext:value-type="string">
            <text:p>REVISTA ARVORE</text:p>
          </table:table-cell>
          <table:table-cell table:style-name="ce11"/>
          <table:table-cell table:number-columns-repeated="1022"/>
        </table:table-row>
        <table:table-row table:style-name="ro2">
          <table:table-cell table:style-name="ce7" office:value-type="string" calcext:value-type="string">
            <text:p>Revista Brasileira de Biologia</text:p>
          </table:table-cell>
          <table:table-cell table:style-name="ce11"/>
          <table:table-cell table:number-columns-repeated="1022"/>
        </table:table-row>
        <table:table-row table:style-name="ro2">
          <table:table-cell table:style-name="ce7" office:value-type="string" calcext:value-type="string">
            <text:p>Revista Brasileira de Botanica</text:p>
          </table:table-cell>
          <table:table-cell table:style-name="ce11"/>
          <table:table-cell table:number-columns-repeated="1022"/>
        </table:table-row>
        <table:table-row table:style-name="ro2">
          <table:table-cell table:style-name="ce7" office:value-type="string" calcext:value-type="string">
            <text:p>REVISTA BRASILEIRA DE CIENCIA DO SOLO</text:p>
          </table:table-cell>
          <table:table-cell table:style-name="ce11"/>
          <table:table-cell table:number-columns-repeated="1022"/>
        </table:table-row>
        <table:table-row table:style-name="ro2">
          <table:table-cell table:style-name="ce7" office:value-type="string" calcext:value-type="string">
            <text:p>JOURNAL OF ENVIRONMENTAL RADIOACTIVITY</text:p>
          </table:table-cell>
          <table:table-cell table:style-name="ce11"/>
          <table:table-cell table:number-columns-repeated="1022"/>
        </table:table-row>
        <table:table-row table:style-name="ro2">
          <table:table-cell table:style-name="ce7" office:value-type="string" calcext:value-type="string">
            <text:p>REVISTA BRASILEIRA DE FRUTICULTURA</text:p>
          </table:table-cell>
          <table:table-cell table:style-name="ce11"/>
          <table:table-cell table:number-columns-repeated="1022"/>
        </table:table-row>
        <table:table-row table:style-name="ro2">
          <table:table-cell table:style-name="ce7" office:value-type="string" calcext:value-type="string">
            <text:p>Revista Brasileira de Meteorologia</text:p>
          </table:table-cell>
          <table:table-cell table:style-name="ce11"/>
          <table:table-cell table:number-columns-repeated="1022"/>
        </table:table-row>
        <table:table-row table:style-name="ro2">
          <table:table-cell table:style-name="ce7" office:value-type="string" calcext:value-type="string">
            <text:p>Revista Brasileira de Oceanografia</text:p>
          </table:table-cell>
          <table:table-cell table:style-name="ce11"/>
          <table:table-cell table:number-columns-repeated="1022"/>
        </table:table-row>
        <table:table-row table:style-name="ro2">
          <table:table-cell table:style-name="ce7" office:value-type="string" calcext:value-type="string">
            <text:p>REVISTA BRASILEIRA DE ORNITOLOGIA</text:p>
          </table:table-cell>
          <table:table-cell table:style-name="ce11"/>
          <table:table-cell table:number-columns-repeated="1022"/>
        </table:table-row>
        <table:table-row table:style-name="ro2">
          <table:table-cell table:style-name="ce7" office:value-type="string" calcext:value-type="string">
            <text:p>Revista Brasileira de Paleontologia</text:p>
          </table:table-cell>
          <table:table-cell table:style-name="ce11"/>
          <table:table-cell table:number-columns-repeated="1022"/>
        </table:table-row>
        <table:table-row table:style-name="ro2">
          <table:table-cell table:style-name="ce7" office:value-type="string" calcext:value-type="string">
            <text:p>REVISTA BRASILEIRA DE PARASITOLOGIA VETERINARIA</text:p>
          </table:table-cell>
          <table:table-cell table:style-name="ce11"/>
          <table:table-cell table:number-columns-repeated="1022"/>
        </table:table-row>
        <table:table-row table:style-name="ro2">
          <table:table-cell table:style-name="ce7" office:value-type="string" calcext:value-type="string">
            <text:p>Revista Brasileira de Plantas Medicinais</text:p>
          </table:table-cell>
          <table:table-cell table:style-name="ce11"/>
          <table:table-cell table:number-columns-repeated="1022"/>
        </table:table-row>
        <table:table-row table:style-name="ro2">
          <table:table-cell table:style-name="ce7" office:value-type="string" calcext:value-type="string">
            <text:p>Revista Brasileira de Zoociencias</text:p>
          </table:table-cell>
          <table:table-cell table:style-name="ce11"/>
          <table:table-cell table:number-columns-repeated="1022"/>
        </table:table-row>
        <table:table-row table:style-name="ro2">
          <table:table-cell table:style-name="ce7" office:value-type="string" calcext:value-type="string">
            <text:p>Revista Brasileira de Zoologia</text:p>
          </table:table-cell>
          <table:table-cell table:style-name="ce11"/>
          <table:table-cell table:number-columns-repeated="1022"/>
        </table:table-row>
        <table:table-row table:style-name="ro2">
          <table:table-cell table:style-name="ce7" office:value-type="string" calcext:value-type="string">
            <text:p>REVISTA CAATINGA</text:p>
          </table:table-cell>
          <table:table-cell table:style-name="ce11"/>
          <table:table-cell table:number-columns-repeated="1022"/>
        </table:table-row>
        <table:table-row table:style-name="ro2">
          <table:table-cell table:style-name="ce7" office:value-type="string" calcext:value-type="string">
            <text:p>BOTANICA MARINA</text:p>
          </table:table-cell>
          <table:table-cell table:style-name="ce11"/>
          <table:table-cell table:number-columns-repeated="1022"/>
        </table:table-row>
        <table:table-row table:style-name="ro2">
          <table:table-cell table:style-name="ce7" office:value-type="string" calcext:value-type="string">
            <text:p>ARQUIVOS DE BIOLOGIA E TECNOLOGIA</text:p>
          </table:table-cell>
          <table:table-cell table:style-name="ce11"/>
          <table:table-cell table:number-columns-repeated="1022"/>
        </table:table-row>
        <table:table-row table:style-name="ro2">
          <table:table-cell table:style-name="ce7" office:value-type="string" calcext:value-type="string">
            <text:p>Arquivos do Museu Nacional Rio de Janeiro</text:p>
          </table:table-cell>
          <table:table-cell table:style-name="ce11"/>
          <table:table-cell table:number-columns-repeated="1022"/>
        </table:table-row>
        <table:table-row table:style-name="ro2">
          <table:table-cell table:style-name="ce7" office:value-type="string" calcext:value-type="string">
            <text:p>BIOCHEMICAL SYSTEMATICS AND ECOLOGY</text:p>
          </table:table-cell>
          <table:table-cell table:style-name="ce11"/>
          <table:table-cell table:number-columns-repeated="1022"/>
        </table:table-row>
        <table:table-row table:style-name="ro2">
          <table:table-cell table:style-name="ce7" office:value-type="string" calcext:value-type="string">
            <text:p>BIODIVERSITY AND CONSERVATION</text:p>
          </table:table-cell>
          <table:table-cell table:style-name="ce11"/>
          <table:table-cell table:number-columns-repeated="1022"/>
        </table:table-row>
        <table:table-row table:style-name="ro2">
          <table:table-cell table:style-name="ce7" office:value-type="string" calcext:value-type="string">
            <text:p>BIODIVERSITY CRISIS AND CRUSTACEA</text:p>
          </table:table-cell>
          <table:table-cell table:style-name="ce11"/>
          <table:table-cell table:number-columns-repeated="1022"/>
        </table:table-row>
        <table:table-row table:style-name="ro2">
          <table:table-cell table:style-name="ce7" office:value-type="string" calcext:value-type="string">
            <text:p>BIOLOGIA</text:p>
          </table:table-cell>
          <table:table-cell table:style-name="ce11"/>
          <table:table-cell table:number-columns-repeated="1022"/>
        </table:table-row>
        <table:table-row table:style-name="ro2">
          <table:table-cell table:style-name="ce7" office:value-type="string" calcext:value-type="string">
            <text:p>BIOLOGICAL RHYTHM RESEARCH</text:p>
          </table:table-cell>
          <table:table-cell table:style-name="ce11"/>
          <table:table-cell table:number-columns-repeated="1022"/>
        </table:table-row>
        <table:table-row table:style-name="ro2">
          <table:table-cell table:style-name="ce7" office:value-type="string" calcext:value-type="string">
            <text:p>BIOSCIENCE JOURNAL</text:p>
          </table:table-cell>
          <table:table-cell table:style-name="ce11"/>
          <table:table-cell table:number-columns-repeated="1022"/>
        </table:table-row>
        <table:table-row table:style-name="ro2">
          <table:table-cell table:style-name="ce7" office:value-type="string" calcext:value-type="string">
            <text:p>BIOTA NEOTROPICA</text:p>
          </table:table-cell>
          <table:table-cell table:style-name="ce11"/>
          <table:table-cell table:number-columns-repeated="1022"/>
        </table:table-row>
        <table:table-row table:style-name="ro2">
          <table:table-cell table:style-name="ce7" office:value-type="string" calcext:value-type="string">
            <text:p>BIRD CONSERVATION INTERNATIONAL</text:p>
          </table:table-cell>
          <table:table-cell table:style-name="ce11"/>
          <table:table-cell table:number-columns-repeated="1022"/>
        </table:table-row>
        <table:table-row table:style-name="ro2">
          <table:table-cell table:style-name="ce7" office:value-type="string" calcext:value-type="string">
            <text:p>BOLETIM DO INSTITUTO DE PESCA</text:p>
          </table:table-cell>
          <table:table-cell table:style-name="ce11"/>
          <table:table-cell table:number-columns-repeated="1022"/>
        </table:table-row>
        <table:table-row table:style-name="ro2">
          <table:table-cell table:style-name="ce7" office:value-type="string" calcext:value-type="string">
            <text:p>ARQUIVO BRASILEIRO DE MEDICINA VETERINARIA E ZOOTECNIA</text:p>
          </table:table-cell>
          <table:table-cell table:style-name="ce11"/>
          <table:table-cell table:number-columns-repeated="1022"/>
        </table:table-row>
        <table:table-row table:style-name="ro2">
          <table:table-cell table:style-name="ce7" office:value-type="string" calcext:value-type="string">
            <text:p>Bradea</text:p>
          </table:table-cell>
          <table:table-cell table:style-name="ce11"/>
          <table:table-cell table:number-columns-repeated="1022"/>
        </table:table-row>
        <table:table-row table:style-name="ro2">
          <table:table-cell table:style-name="ce7" office:value-type="string" calcext:value-type="string">
            <text:p>Bragantia</text:p>
          </table:table-cell>
          <table:table-cell table:style-name="ce11"/>
          <table:table-cell table:number-columns-repeated="1022"/>
        </table:table-row>
        <table:table-row table:style-name="ro2">
          <table:table-cell table:style-name="ce7" office:value-type="string" calcext:value-type="string">
            <text:p>BRAZILIAN ARCHIVES OF BIOLOGY AND TECHNOLOGY</text:p>
          </table:table-cell>
          <table:table-cell table:style-name="ce11"/>
          <table:table-cell table:number-columns-repeated="1022"/>
        </table:table-row>
        <table:table-row table:style-name="ro2">
          <table:table-cell table:style-name="ce7" office:value-type="string" calcext:value-type="string">
            <text:p>BRAZILIAN JOURNAL OF BIOLOGY</text:p>
          </table:table-cell>
          <table:table-cell table:style-name="ce11"/>
          <table:table-cell table:number-columns-repeated="1022"/>
        </table:table-row>
        <table:table-row table:style-name="ro2">
          <table:table-cell table:style-name="ce7" office:value-type="string" calcext:value-type="string">
            <text:p>BRAZILIAN JOURNAL OF OCEANOGRAPHY</text:p>
          </table:table-cell>
          <table:table-cell table:style-name="ce11"/>
          <table:table-cell table:number-columns-repeated="1022"/>
        </table:table-row>
        <table:table-row table:style-name="ro2">
          <table:table-cell table:style-name="ce7" office:value-type="string" calcext:value-type="string">
            <text:p>BULLETIN OF ENVIRONMENTAL CONTAMINATION AND TOXICOLOGY</text:p>
          </table:table-cell>
          <table:table-cell table:style-name="ce11"/>
          <table:table-cell table:number-columns-repeated="1022"/>
        </table:table-row>
        <table:table-row table:style-name="ro2">
          <table:table-cell table:style-name="ce7" office:value-type="string" calcext:value-type="string">
            <text:p>BULLETIN OF MARINE SCIENCE</text:p>
          </table:table-cell>
          <table:table-cell table:style-name="ce11"/>
          <table:table-cell table:number-columns-repeated="1022"/>
        </table:table-row>
        <table:table-row table:style-name="ro2">
          <table:table-cell table:style-name="ce7" office:value-type="string" calcext:value-type="string">
            <text:p>CAHIERS DE BIOLOGIE MARINE</text:p>
          </table:table-cell>
          <table:table-cell table:style-name="ce11"/>
          <table:table-cell table:number-columns-repeated="1022"/>
        </table:table-row>
        <table:table-row table:style-name="ro2">
          <table:table-cell table:style-name="ce7" office:value-type="string" calcext:value-type="string">
            <text:p>CHELONIAN CONSERVATION AND BIOLOGY</text:p>
          </table:table-cell>
          <table:table-cell table:style-name="ce11"/>
          <table:table-cell table:number-columns-repeated="1022"/>
        </table:table-row>
        <table:table-row table:style-name="ro2">
          <table:table-cell table:style-name="ce7" office:value-type="string" calcext:value-type="string">
            <text:p>CIENCIA E AGROTECNOLOGIA</text:p>
          </table:table-cell>
          <table:table-cell table:style-name="ce11"/>
          <table:table-cell table:number-columns-repeated="1022"/>
        </table:table-row>
        <table:table-row table:style-name="ro2">
          <table:table-cell table:style-name="ce7" office:value-type="string" calcext:value-type="string">
            <text:p>CIENCIA E TECNOLOGIA DE ALIMENTOS</text:p>
          </table:table-cell>
          <table:table-cell table:style-name="ce11"/>
          <table:table-cell table:number-columns-repeated="1022"/>
        </table:table-row>
        <table:table-row table:style-name="ro2">
          <table:table-cell table:style-name="ce7" office:value-type="string" calcext:value-type="string">
            <text:p>Anais do Museu Paulista: História e Cultura Material</text:p>
          </table:table-cell>
          <table:table-cell table:style-name="ce11"/>
          <table:table-cell table:number-columns-repeated="1022"/>
        </table:table-row>
        <table:table-row table:style-name="ro2">
          <table:table-cell table:style-name="ce7" office:value-type="string" calcext:value-type="string">
            <text:p>AAPG BULLETIN-AMERICAN ASSOCIATION OF PETROLEUM GEOLOGISTS</text:p>
          </table:table-cell>
          <table:table-cell table:style-name="ce11"/>
          <table:table-cell table:number-columns-repeated="1022"/>
        </table:table-row>
        <table:table-row table:style-name="ro2">
          <table:table-cell table:style-name="ce7" office:value-type="string" calcext:value-type="string">
            <text:p>ACTA BOTANICA BRASILICA</text:p>
          </table:table-cell>
          <table:table-cell table:style-name="ce11"/>
          <table:table-cell table:number-columns-repeated="1022"/>
        </table:table-row>
        <table:table-row table:style-name="ro2">
          <table:table-cell table:style-name="ce7" office:value-type="string" calcext:value-type="string">
            <text:p>ACTA PALAEONTOLOGICA POLONICA</text:p>
          </table:table-cell>
          <table:table-cell table:style-name="ce11"/>
          <table:table-cell table:number-columns-repeated="1022"/>
        </table:table-row>
        <table:table-row table:style-name="ro2">
          <table:table-cell table:style-name="ce7" office:value-type="string" calcext:value-type="string">
            <text:p>Acta Scientiarum Biological Sciences</text:p>
          </table:table-cell>
          <table:table-cell table:style-name="ce11"/>
          <table:table-cell table:number-columns-repeated="1022"/>
        </table:table-row>
        <table:table-row table:style-name="ro2">
          <table:table-cell table:style-name="ce7" office:value-type="string" calcext:value-type="string">
            <text:p>ACTA SCIENTIARUM-AGRONOMY</text:p>
          </table:table-cell>
          <table:table-cell table:style-name="ce11"/>
          <table:table-cell table:number-columns-repeated="1022"/>
        </table:table-row>
        <table:table-row table:style-name="ro2">
          <table:table-cell table:style-name="ce7" office:value-type="string" calcext:value-type="string">
            <text:p>ACTA ZOOLOGICA</text:p>
          </table:table-cell>
          <table:table-cell table:style-name="ce11"/>
          <table:table-cell table:number-columns-repeated="1022"/>
        </table:table-row>
        <table:table-row table:style-name="ro2">
          <table:table-cell table:style-name="ce7" office:value-type="string" calcext:value-type="string">
            <text:p>AFRICAN JOURNAL OF MARINE SCIENCE</text:p>
          </table:table-cell>
          <table:table-cell table:style-name="ce11"/>
          <table:table-cell table:number-columns-repeated="1022"/>
        </table:table-row>
        <table:table-row table:style-name="ro2">
          <table:table-cell table:style-name="ce7" office:value-type="string" calcext:value-type="string">
            <text:p>AMEGHINIANA</text:p>
          </table:table-cell>
          <table:table-cell table:style-name="ce11"/>
          <table:table-cell table:number-columns-repeated="1022"/>
        </table:table-row>
        <table:table-row table:style-name="ro2">
          <table:table-cell table:style-name="ce7" office:value-type="string" calcext:value-type="string">
            <text:p>ANAIS BRASILEIROS DE DERMATOLOGIA</text:p>
          </table:table-cell>
          <table:table-cell table:style-name="ce11"/>
          <table:table-cell table:number-columns-repeated="1022"/>
        </table:table-row>
        <table:table-row table:style-name="ro2">
          <table:table-cell table:style-name="ce7" office:value-type="string" calcext:value-type="string">
            <text:p>ANAIS DA ACADEMIA BRASILEIRA DE CIENCIAS</text:p>
          </table:table-cell>
          <table:table-cell table:style-name="ce11"/>
          <table:table-cell table:number-columns-repeated="1022"/>
        </table:table-row>
        <table:table-row table:style-name="ro2">
          <table:table-cell table:style-name="ce7" office:value-type="string" calcext:value-type="string">
            <text:p>Anais da Academia Brasileira de Ciências</text:p>
          </table:table-cell>
          <table:table-cell table:style-name="ce11"/>
          <table:table-cell table:number-columns-repeated="1022"/>
        </table:table-row>
        <table:table-row table:style-name="ro2">
          <table:table-cell table:style-name="ce7" office:value-type="string" calcext:value-type="string">
            <text:p>CIENCIAS MARINAS</text:p>
          </table:table-cell>
          <table:table-cell table:style-name="ce11"/>
          <table:table-cell table:number-columns-repeated="1022"/>
        </table:table-row>
        <table:table-row table:style-name="ro2">
          <table:table-cell table:style-name="ce7" office:value-type="string" calcext:value-type="string">
            <text:p>ANIMAL BIOLOGY</text:p>
          </table:table-cell>
          <table:table-cell table:style-name="ce11"/>
          <table:table-cell table:number-columns-repeated="1022"/>
        </table:table-row>
        <table:table-row table:style-name="ro2">
          <table:table-cell table:style-name="ce7" office:value-type="string" calcext:value-type="string">
            <text:p>ANNALES DE LIMNOLOGIE-INTERNATIONAL JOURNAL OF LIMNOLOGY</text:p>
          </table:table-cell>
          <table:table-cell table:style-name="ce11"/>
          <table:table-cell table:number-columns-repeated="1022"/>
        </table:table-row>
        <table:table-row table:style-name="ro2">
          <table:table-cell table:style-name="ce7" office:value-type="string" calcext:value-type="string">
            <text:p>APIDOLOGIE</text:p>
          </table:table-cell>
          <table:table-cell table:style-name="ce11"/>
          <table:table-cell table:number-columns-repeated="1022"/>
        </table:table-row>
        <table:table-row table:style-name="ro2">
          <table:table-cell table:style-name="ce7" office:value-type="string" calcext:value-type="string">
            <text:p>APPLIED AND ENVIRONMENTAL MICROBIOLOGY</text:p>
          </table:table-cell>
          <table:table-cell table:style-name="ce11"/>
          <table:table-cell table:number-columns-repeated="1022"/>
        </table:table-row>
        <table:table-row table:style-name="ro2">
          <table:table-cell table:style-name="ce7" office:value-type="string" calcext:value-type="string">
            <text:p>APPLIED RADIATION AND ISOTOPES</text:p>
          </table:table-cell>
          <table:table-cell table:style-name="ce11"/>
          <table:table-cell table:number-columns-repeated="1022"/>
        </table:table-row>
        <table:table-row table:style-name="ro2">
          <table:table-cell table:style-name="ce7" office:value-type="string" calcext:value-type="string">
            <text:p>AQUACULTURE</text:p>
          </table:table-cell>
          <table:table-cell table:style-name="ce11"/>
          <table:table-cell table:number-columns-repeated="1022"/>
        </table:table-row>
        <table:table-row table:style-name="ro2">
          <table:table-cell table:style-name="ce7" office:value-type="string" calcext:value-type="string">
            <text:p>AQUATIC BIOLOGY</text:p>
          </table:table-cell>
          <table:table-cell table:style-name="ce11"/>
          <table:table-cell table:number-columns-repeated="1022"/>
        </table:table-row>
        <table:table-row table:style-name="ro2">
          <table:table-cell table:style-name="ce7" office:value-type="string" calcext:value-type="string">
            <text:p>AQUATIC ECOLOGY</text:p>
          </table:table-cell>
          <table:table-cell table:style-name="ce11"/>
          <table:table-cell table:number-columns-repeated="1022"/>
        </table:table-row>
        <table:table-row table:style-name="ro2">
          <table:table-cell table:style-name="ce7" office:value-type="string" calcext:value-type="string">
            <text:p>AQUATIC INVASIONS</text:p>
          </table:table-cell>
          <table:table-cell table:style-name="ce11"/>
          <table:table-cell table:number-columns-repeated="1022"/>
        </table:table-row>
        <table:table-row table:style-name="ro2">
          <table:table-cell table:style-name="ce7" office:value-type="string" calcext:value-type="string">
            <text:p>ARCHITECTURAL REVIEW</text:p>
          </table:table-cell>
          <table:table-cell table:style-name="ce11"/>
          <table:table-cell table:number-columns-repeated="1022"/>
        </table:table-row>
        <table:table-row table:style-name="ro2">
          <table:table-cell table:style-name="ce7" office:value-type="string" calcext:value-type="string">
            <text:p>INTERCIENCIA</text:p>
          </table:table-cell>
          <table:table-cell table:style-name="ce11"/>
          <table:table-cell table:number-columns-repeated="1022"/>
        </table:table-row>
        <table:table-row table:style-name="ro2">
          <table:table-cell table:style-name="ce7" office:value-type="string" calcext:value-type="string">
            <text:p>HERPETOLOGICA</text:p>
          </table:table-cell>
          <table:table-cell table:style-name="ce11"/>
          <table:table-cell table:number-columns-repeated="1022"/>
        </table:table-row>
        <table:table-row table:style-name="ro2">
          <table:table-cell table:style-name="ce7" office:value-type="string" calcext:value-type="string">
            <text:p>Herpetological Review</text:p>
          </table:table-cell>
          <table:table-cell table:style-name="ce11"/>
          <table:table-cell table:number-columns-repeated="1022"/>
        </table:table-row>
        <table:table-row table:style-name="ro2">
          <table:table-cell table:style-name="ce7" office:value-type="string" calcext:value-type="string">
            <text:p>HISTORIA CIENCIAS SAUDE-MANGUINHOS</text:p>
          </table:table-cell>
          <table:table-cell table:style-name="ce11"/>
          <table:table-cell table:number-columns-repeated="1022"/>
        </table:table-row>
        <table:table-row table:style-name="ro2">
          <table:table-cell table:style-name="ce7" office:value-type="string" calcext:value-type="string">
            <text:p>HISTORICAL BIOLOGY</text:p>
          </table:table-cell>
          <table:table-cell table:style-name="ce11"/>
          <table:table-cell table:number-columns-repeated="1022"/>
        </table:table-row>
        <table:table-row table:style-name="ro2">
          <table:table-cell table:style-name="ce7" office:value-type="string" calcext:value-type="string">
            <text:p>Hoehnea</text:p>
          </table:table-cell>
          <table:table-cell table:style-name="ce11"/>
          <table:table-cell table:number-columns-repeated="1022"/>
        </table:table-row>
        <table:table-row table:style-name="ro2">
          <table:table-cell table:style-name="ce7" office:value-type="string" calcext:value-type="string">
            <text:p>Horticultura Brasileira</text:p>
          </table:table-cell>
          <table:table-cell table:style-name="ce11"/>
          <table:table-cell table:number-columns-repeated="1022"/>
        </table:table-row>
        <table:table-row table:style-name="ro2">
          <table:table-cell table:style-name="ce7" office:value-type="string" calcext:value-type="string">
            <text:p>Hydrobiologia</text:p>
          </table:table-cell>
          <table:table-cell table:style-name="ce11"/>
          <table:table-cell table:number-columns-repeated="1022"/>
        </table:table-row>
        <table:table-row table:style-name="ro2">
          <table:table-cell table:style-name="ce7" office:value-type="string" calcext:value-type="string">
            <text:p>ICES JOURNAL OF MARINE SCIENCE</text:p>
          </table:table-cell>
          <table:table-cell table:style-name="ce11"/>
          <table:table-cell table:number-columns-repeated="1022"/>
        </table:table-row>
        <table:table-row table:style-name="ro2">
          <table:table-cell table:style-name="ce7" office:value-type="string" calcext:value-type="string">
            <text:p>Iheringia Serie Botanica</text:p>
          </table:table-cell>
          <table:table-cell table:style-name="ce11"/>
          <table:table-cell table:number-columns-repeated="1022"/>
        </table:table-row>
        <table:table-row table:style-name="ro2">
          <table:table-cell table:style-name="ce7" office:value-type="string" calcext:value-type="string">
            <text:p>Iheringia Serie Zoologia</text:p>
          </table:table-cell>
          <table:table-cell table:style-name="ce11"/>
          <table:table-cell table:number-columns-repeated="1022"/>
        </table:table-row>
        <table:table-row table:style-name="ro2">
          <table:table-cell table:style-name="ce7" office:value-type="string" calcext:value-type="string">
            <text:p>Interações (Campo Grande)</text:p>
          </table:table-cell>
          <table:table-cell table:style-name="ce11"/>
          <table:table-cell table:number-columns-repeated="1022"/>
        </table:table-row>
        <table:table-row table:style-name="ro2">
          <table:table-cell table:style-name="ce7" office:value-type="string" calcext:value-type="string">
            <text:p>HELGOLAND MARINE RESEARCH</text:p>
          </table:table-cell>
          <table:table-cell table:style-name="ce11"/>
          <table:table-cell table:number-columns-repeated="1022"/>
        </table:table-row>
        <table:table-row table:style-name="ro2">
          <table:table-cell table:style-name="ce7" office:value-type="string" calcext:value-type="string">
            <text:p>INTERNATIONAL BIODETERIORATION &amp; BIODEGRADATION</text:p>
          </table:table-cell>
          <table:table-cell table:style-name="ce11"/>
          <table:table-cell table:number-columns-repeated="1022"/>
        </table:table-row>
        <table:table-row table:style-name="ro2">
          <table:table-cell table:style-name="ce7" office:value-type="string" calcext:value-type="string">
            <text:p>INTERNATIONAL JOURNAL OF DERMATOLOGY</text:p>
          </table:table-cell>
          <table:table-cell table:style-name="ce11"/>
          <table:table-cell table:number-columns-repeated="1022"/>
        </table:table-row>
        <table:table-row table:style-name="ro2">
          <table:table-cell table:style-name="ce7" office:value-type="string" calcext:value-type="string">
            <text:p>INVERTEBRATE REPRODUCTION &amp; DEVELOPMENT</text:p>
          </table:table-cell>
          <table:table-cell table:style-name="ce11"/>
          <table:table-cell table:number-columns-repeated="1022"/>
        </table:table-row>
        <table:table-row table:style-name="ro2">
          <table:table-cell table:style-name="ce7" office:value-type="string" calcext:value-type="string">
            <text:p>INVERTEBRATE SYSTEMATICS</text:p>
          </table:table-cell>
          <table:table-cell table:style-name="ce11"/>
          <table:table-cell table:number-columns-repeated="1022"/>
        </table:table-row>
        <table:table-row table:style-name="ro2">
          <table:table-cell table:style-name="ce7" office:value-type="string" calcext:value-type="string">
            <text:p>JOURNAL OF APPLIED BACTERIOLOGY</text:p>
          </table:table-cell>
          <table:table-cell table:style-name="ce11"/>
          <table:table-cell table:number-columns-repeated="1022"/>
        </table:table-row>
        <table:table-row table:style-name="ro2">
          <table:table-cell table:style-name="ce7" office:value-type="string" calcext:value-type="string">
            <text:p>JOURNAL OF APPLIED PHYCOLOGY</text:p>
          </table:table-cell>
          <table:table-cell table:style-name="ce11"/>
          <table:table-cell table:number-columns-repeated="1022"/>
        </table:table-row>
        <table:table-row table:style-name="ro2">
          <table:table-cell table:style-name="ce7" office:value-type="string" calcext:value-type="string">
            <text:p>JOURNAL OF ARACHNOLOGY</text:p>
          </table:table-cell>
          <table:table-cell table:style-name="ce11"/>
          <table:table-cell table:number-columns-repeated="1022"/>
        </table:table-row>
        <table:table-row table:style-name="ro2">
          <table:table-cell table:style-name="ce7" office:value-type="string" calcext:value-type="string">
            <text:p>JOURNAL OF BIOGEOGRAPHY</text:p>
          </table:table-cell>
          <table:table-cell table:style-name="ce11"/>
          <table:table-cell table:number-columns-repeated="1022"/>
        </table:table-row>
        <table:table-row table:style-name="ro2">
          <table:table-cell table:style-name="ce7" office:value-type="string" calcext:value-type="string">
            <text:p>JOURNAL OF COASTAL RESEARCH</text:p>
          </table:table-cell>
          <table:table-cell table:style-name="ce11"/>
          <table:table-cell table:number-columns-repeated="1022"/>
        </table:table-row>
        <table:table-row table:style-name="ro2">
          <table:table-cell table:style-name="ce7" office:value-type="string" calcext:value-type="string">
            <text:p>JOURNAL OF CONCHOLOGY</text:p>
          </table:table-cell>
          <table:table-cell table:style-name="ce11"/>
          <table:table-cell table:number-columns-repeated="1022"/>
        </table:table-row>
        <table:table-row table:style-name="ro2">
          <table:table-cell table:style-name="ce7" office:value-type="string" calcext:value-type="string">
            <text:p>JOURNAL OF CRUSTACEAN BIOLOGY</text:p>
          </table:table-cell>
          <table:table-cell table:style-name="ce11"/>
          <table:table-cell table:number-columns-repeated="1022"/>
        </table:table-row>
        <table:table-row table:style-name="ro2">
          <table:table-cell table:style-name="ce7" office:value-type="string" calcext:value-type="string">
            <text:p>FISHERIES RESEARCH</text:p>
          </table:table-cell>
          <table:table-cell table:style-name="ce11"/>
          <table:table-cell table:number-columns-repeated="1022"/>
        </table:table-row>
        <table:table-row table:style-name="ro2">
          <table:table-cell table:style-name="ce7" office:value-type="string" calcext:value-type="string">
            <text:p>COASTAL OCEAN REMOTE SENSING</text:p>
          </table:table-cell>
          <table:table-cell table:style-name="ce11"/>
          <table:table-cell table:number-columns-repeated="1022"/>
        </table:table-row>
        <table:table-row table:style-name="ro2">
          <table:table-cell table:style-name="ce7" office:value-type="string" calcext:value-type="string">
            <text:p>COLEOPTERISTS BULLETIN</text:p>
          </table:table-cell>
          <table:table-cell table:style-name="ce11"/>
          <table:table-cell table:number-columns-repeated="1022"/>
        </table:table-row>
        <table:table-row table:style-name="ro2">
          <table:table-cell table:style-name="ce7" office:value-type="string" calcext:value-type="string">
            <text:p>COMPARATIVE BIOCHEMISTRY AND PHYSIOLOGY B-BIOCHEMISTRY &amp; MOLECULAR BIOLOGY</text:p>
          </table:table-cell>
          <table:table-cell table:style-name="ce11"/>
          <table:table-cell table:number-columns-repeated="1022"/>
        </table:table-row>
        <table:table-row table:style-name="ro2">
          <table:table-cell table:style-name="ce7" office:value-type="string" calcext:value-type="string">
            <text:p>COMPARATIVE PARASITOLOGY</text:p>
          </table:table-cell>
          <table:table-cell table:style-name="ce11"/>
          <table:table-cell table:number-columns-repeated="1022"/>
        </table:table-row>
        <table:table-row table:style-name="ro2">
          <table:table-cell table:style-name="ce7" office:value-type="string" calcext:value-type="string">
            <text:p>CONSERVATION GENETICS RESOURCES</text:p>
          </table:table-cell>
          <table:table-cell table:style-name="ce11"/>
          <table:table-cell table:number-columns-repeated="1022"/>
        </table:table-row>
        <table:table-row table:style-name="ro2">
          <table:table-cell table:style-name="ce7" office:value-type="string" calcext:value-type="string">
            <text:p>CONTINENTAL SHELF RESEARCH</text:p>
          </table:table-cell>
          <table:table-cell table:style-name="ce11"/>
          <table:table-cell table:number-columns-repeated="1022"/>
        </table:table-row>
        <table:table-row table:style-name="ro2">
          <table:table-cell table:style-name="ce7" office:value-type="string" calcext:value-type="string">
            <text:p>CRUSTACEANA</text:p>
          </table:table-cell>
          <table:table-cell table:style-name="ce11"/>
          <table:table-cell table:number-columns-repeated="1022"/>
        </table:table-row>
        <table:table-row table:style-name="ro2">
          <table:table-cell table:style-name="ce7" office:value-type="string" calcext:value-type="string">
            <text:p>Cytologia (Tokyo)</text:p>
          </table:table-cell>
          <table:table-cell table:style-name="ce11"/>
          <table:table-cell table:number-columns-repeated="1022"/>
        </table:table-row>
        <table:table-row table:style-name="ro2">
          <table:table-cell table:style-name="ce7" office:value-type="string" calcext:value-type="string">
            <text:p>ECONOMIC BOTANY</text:p>
          </table:table-cell>
          <table:table-cell table:style-name="ce11"/>
          <table:table-cell table:number-columns-repeated="1022"/>
        </table:table-row>
        <table:table-row table:style-name="ro2">
          <table:table-cell table:style-name="ce7" office:value-type="string" calcext:value-type="string">
            <text:p>ENGENHARIA AGRICOLA</text:p>
          </table:table-cell>
          <table:table-cell table:style-name="ce11"/>
          <table:table-cell table:number-columns-repeated="1022"/>
        </table:table-row>
        <table:table-row table:style-name="ro2">
          <table:table-cell table:style-name="ce7" office:value-type="string" calcext:value-type="string">
            <text:p>ESTUARINE COASTAL AND SHELF SCIENCE</text:p>
          </table:table-cell>
          <table:table-cell table:style-name="ce11"/>
          <table:table-cell table:number-columns-repeated="1022"/>
        </table:table-row>
        <table:table-row table:style-name="ro2">
          <table:table-cell table:style-name="ce7" office:value-type="string" calcext:value-type="string">
            <text:p>A + U-ARCHITECTURE AND URBANISM</text:p>
          </table:table-cell>
          <table:table-cell table:style-name="ce11"/>
          <table:table-cell table:number-columns-repeated="1022"/>
        </table:table-row>
        <table:table-row table:style-name="ro2">
          <table:table-cell table:style-name="ce7" office:value-type="string" calcext:value-type="string">
            <text:p>FOOD ANALYTICAL METHODS</text:p>
          </table:table-cell>
          <table:table-cell table:style-name="ce11"/>
          <table:table-cell table:number-columns-repeated="1022"/>
        </table:table-row>
        <table:table-row table:style-name="ro2">
          <table:table-cell table:style-name="ce7" office:value-type="string" calcext:value-type="string">
            <text:p>FOOD CHEMISTRY</text:p>
          </table:table-cell>
          <table:table-cell table:style-name="ce11"/>
          <table:table-cell table:number-columns-repeated="1022"/>
        </table:table-row>
        <table:table-row table:style-name="ro2">
          <table:table-cell table:style-name="ce7" office:value-type="string" calcext:value-type="string">
            <text:p>Food Science and Technology (Campinas)</text:p>
          </table:table-cell>
          <table:table-cell table:style-name="ce11"/>
          <table:table-cell table:number-columns-repeated="1022"/>
        </table:table-row>
        <table:table-row table:style-name="ro2">
          <table:table-cell table:style-name="ce7" office:value-type="string" calcext:value-type="string">
            <text:p>GENETIC RESOURCES AND CROP EVOLUTION</text:p>
          </table:table-cell>
          <table:table-cell table:style-name="ce11"/>
          <table:table-cell table:number-columns-repeated="1022"/>
        </table:table-row>
        <table:table-row table:style-name="ro2">
          <table:table-cell table:style-name="ce7" office:value-type="string" calcext:value-type="string">
            <text:p>GENETICA</text:p>
          </table:table-cell>
          <table:table-cell table:style-name="ce11"/>
          <table:table-cell table:number-columns-repeated="1022"/>
        </table:table-row>
        <table:table-row table:style-name="ro2">
          <table:table-cell table:style-name="ce7" office:value-type="string" calcext:value-type="string">
            <text:p>GENETICS AND MOLECULAR BIOLOGY</text:p>
          </table:table-cell>
          <table:table-cell table:style-name="ce11"/>
          <table:table-cell table:number-columns-repeated="1022"/>
        </table:table-row>
        <table:table-row table:style-name="ro2">
          <table:table-cell table:style-name="ce7" office:value-type="string" calcext:value-type="string">
            <text:p>GENETICS AND MOLECULAR RESEARCH</text:p>
          </table:table-cell>
          <table:table-cell table:style-name="ce11"/>
          <table:table-cell table:number-columns-repeated="1022"/>
        </table:table-row>
        <table:table-row table:style-name="ro2">
          <table:table-cell table:style-name="ce7" office:value-type="string" calcext:value-type="string">
            <text:p>GEOHERITAGE</text:p>
          </table:table-cell>
          <table:table-cell table:style-name="ce11"/>
          <table:table-cell table:number-columns-repeated="1022"/>
        </table:table-row>
        <table:table-row table:style-name="ro2">
          <table:table-cell table:style-name="ce7" office:value-type="string" calcext:value-type="string">
            <text:p>GROUND WATER MONITORING AND REMEDIATION</text:p>
          </table:table-cell>
          <table:table-cell table:style-name="ce11"/>
          <table:table-cell table:number-columns-repeated="1022"/>
        </table:table-row>
        <table:table-row table:style-name="ro2">
          <table:table-cell table:style-name="ce7" office:value-type="string" calcext:value-type="string">
            <text:p>Gulf and Caribbean Research</text:p>
          </table:table-cell>
          <table:table-cell table:style-name="ce12"/>
          <table:table-cell table:number-columns-repeated="1022"/>
        </table:table-row>
        <table:table-row table:style-name="ro2">
          <table:table-cell table:style-name="ce8" office:value-type="string" calcext:value-type="string">
            <text:p>Total Resultado</text:p>
          </table:table-cell>
          <table:table-cell table:style-name="ce13"/>
          <table:table-cell table:number-columns-repeated="1022"/>
        </table:table-row>
        <table:table-row table:style-name="ro1" table:number-rows-repeated="1048382">
          <table:table-cell table:number-columns-repeated="1024"/>
        </table:table-row>
        <table:table-row table:style-name="ro1">
          <table:table-cell table:number-columns-repeated="1024"/>
        </table:table-row>
      </table:table>
      <table:named-expressions/>
      <table:data-pilot-tables>
        <table:data-pilot-table table:name="Tabela dinâmica1" table:application-data="" table:target-range-address="Plan2.A3:Plan2.B193" table:buttons="Plan2.A3" table:show-filter-button="false">
          <table:source-cell-range table:cell-range-address="Plan1.A1:Plan1.BA567"/>
          <table:data-pilot-field table:source-field-name="PT"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AU"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BA"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CA"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GP"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RI"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OI"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BE"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Z2"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TI"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X1"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Y1"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Z1"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FT"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PN"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AE"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Z3"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S1"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SE"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BS"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VL"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IS"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SI"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MA"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BP"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EP"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AR"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DI"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D2"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SU"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PD"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PY"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AB"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X4"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Y4"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Z4"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AK"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CT"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CY"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SP"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CL"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TC"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Z8"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ZB"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ZS"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Z9"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U1"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U2"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SN"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BN"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UT"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PM" table:orientation="hidden" table:used-hierarchy="-1" table:function="auto">
            <table:data-pilot-level table:show-empty="false">
              <table:data-pilot-subtotals>
                <table:data-pilot-subtotal table:function="auto"/>
              </table:data-pilot-subtotals>
              <table:data-pilot-sort-info table:order="descending" table:sort-mode="manual"/>
              <table:data-pilot-layout-info table:add-empty-lines="false" table:layout-mode="outline-subtotals-top"/>
            </table:data-pilot-level>
          </table:data-pilot-field>
          <table:data-pilot-field table:source-field-name="SO" table:orientation="row" table:used-hierarchy="-1" table:function="auto">
            <table:data-pilot-level table:show-empty="false">
              <table:data-pilot-subtotals>
                <table:data-pilot-subtotal table:function="auto"/>
              </table:data-pilot-subtotals>
              <table:data-pilot-members>
                <table:data-pilot-member table:name="A + U-ARCHITECTURE AND URBANISM" table:display="true" table:show-details="true"/>
                <table:data-pilot-member table:name="AAPG BULLETIN-AMERICAN ASSOCIATION OF PETROLEUM GEOLOGISTS" table:display="true" table:show-details="true"/>
                <table:data-pilot-member table:name="ACTA BOTANICA BRASILICA" table:display="true" table:show-details="true"/>
                <table:data-pilot-member table:name="ACTA PALAEONTOLOGICA POLONICA" table:display="true" table:show-details="true"/>
                <table:data-pilot-member table:name="Acta Scientiarum Biological Sciences" table:display="true" table:show-details="true"/>
                <table:data-pilot-member table:name="ACTA SCIENTIARUM-AGRONOMY" table:display="true" table:show-details="true"/>
                <table:data-pilot-member table:name="ACTA ZOOLOGICA" table:display="true" table:show-details="true"/>
                <table:data-pilot-member table:name="AFRICAN JOURNAL OF MARINE SCIENCE" table:display="true" table:show-details="true"/>
                <table:data-pilot-member table:name="AMEGHINIANA" table:display="true" table:show-details="true"/>
                <table:data-pilot-member table:name="ANAIS BRASILEIROS DE DERMATOLOGIA" table:display="true" table:show-details="true"/>
                <table:data-pilot-member table:name="ANAIS DA ACADEMIA BRASILEIRA DE CIENCIAS" table:display="true" table:show-details="true"/>
                <table:data-pilot-member table:name="Anais da Academia Brasileira de Ciências" table:display="true" table:show-details="true"/>
                <table:data-pilot-member table:name="Anais do Museu Paulista: História e Cultura Material" table:display="true" table:show-details="true"/>
                <table:data-pilot-member table:name="ANIMAL BIOLOGY" table:display="true" table:show-details="true"/>
                <table:data-pilot-member table:name="ANNALES DE LIMNOLOGIE-INTERNATIONAL JOURNAL OF LIMNOLOGY" table:display="true" table:show-details="true"/>
                <table:data-pilot-member table:name="APIDOLOGIE" table:display="true" table:show-details="true"/>
                <table:data-pilot-member table:name="APPLIED AND ENVIRONMENTAL MICROBIOLOGY" table:display="true" table:show-details="true"/>
                <table:data-pilot-member table:name="APPLIED RADIATION AND ISOTOPES" table:display="true" table:show-details="true"/>
                <table:data-pilot-member table:name="AQUACULTURE" table:display="true" table:show-details="true"/>
                <table:data-pilot-member table:name="AQUATIC BIOLOGY" table:display="true" table:show-details="true"/>
                <table:data-pilot-member table:name="AQUATIC ECOLOGY" table:display="true" table:show-details="true"/>
                <table:data-pilot-member table:name="AQUATIC INVASIONS" table:display="true" table:show-details="true"/>
                <table:data-pilot-member table:name="ARCHITECTURAL REVIEW" table:display="true" table:show-details="true"/>
                <table:data-pilot-member table:name="ARQUIVO BRASILEIRO DE MEDICINA VETERINARIA E ZOOTECNIA" table:display="true" table:show-details="true"/>
                <table:data-pilot-member table:name="ARQUIVOS DE BIOLOGIA E TECNOLOGIA" table:display="true" table:show-details="true"/>
                <table:data-pilot-member table:name="Arquivos do Museu Nacional Rio de Janeiro" table:display="true" table:show-details="true"/>
                <table:data-pilot-member table:name="BIOCHEMICAL SYSTEMATICS AND ECOLOGY" table:display="true" table:show-details="true"/>
                <table:data-pilot-member table:name="BIODIVERSITY AND CONSERVATION" table:display="true" table:show-details="true"/>
                <table:data-pilot-member table:name="BIODIVERSITY CRISIS AND CRUSTACEA" table:display="true" table:show-details="true"/>
                <table:data-pilot-member table:name="BIOLOGIA" table:display="true" table:show-details="true"/>
                <table:data-pilot-member table:name="BIOLOGICAL RHYTHM RESEARCH" table:display="true" table:show-details="true"/>
                <table:data-pilot-member table:name="BIOSCIENCE JOURNAL" table:display="true" table:show-details="true"/>
                <table:data-pilot-member table:name="BIOTA NEOTROPICA" table:display="true" table:show-details="true"/>
                <table:data-pilot-member table:name="BIRD CONSERVATION INTERNATIONAL" table:display="true" table:show-details="true"/>
                <table:data-pilot-member table:name="BOLETIM DO INSTITUTO DE PESCA" table:display="true" table:show-details="true"/>
                <table:data-pilot-member table:name="BOTANICA MARINA" table:display="true" table:show-details="true"/>
                <table:data-pilot-member table:name="Bradea" table:display="true" table:show-details="true"/>
                <table:data-pilot-member table:name="Bragantia" table:display="true" table:show-details="true"/>
                <table:data-pilot-member table:name="BRAZILIAN ARCHIVES OF BIOLOGY AND TECHNOLOGY" table:display="true" table:show-details="true"/>
                <table:data-pilot-member table:name="BRAZILIAN JOURNAL OF BIOLOGY" table:display="true" table:show-details="true"/>
                <table:data-pilot-member table:name="BRAZILIAN JOURNAL OF OCEANOGRAPHY" table:display="true" table:show-details="true"/>
                <table:data-pilot-member table:name="BULLETIN OF ENVIRONMENTAL CONTAMINATION AND TOXICOLOGY" table:display="true" table:show-details="true"/>
                <table:data-pilot-member table:name="BULLETIN OF MARINE SCIENCE" table:display="true" table:show-details="true"/>
                <table:data-pilot-member table:name="CAHIERS DE BIOLOGIE MARINE" table:display="true" table:show-details="true"/>
                <table:data-pilot-member table:name="CHELONIAN CONSERVATION AND BIOLOGY" table:display="true" table:show-details="true"/>
                <table:data-pilot-member table:name="CIENCIA E AGROTECNOLOGIA" table:display="true" table:show-details="true"/>
                <table:data-pilot-member table:name="CIENCIA E TECNOLOGIA DE ALIMENTOS" table:display="true" table:show-details="true"/>
                <table:data-pilot-member table:name="CIENCIAS MARINAS" table:display="true" table:show-details="true"/>
                <table:data-pilot-member table:name="COASTAL OCEAN REMOTE SENSING" table:display="true" table:show-details="true"/>
                <table:data-pilot-member table:name="COLEOPTERISTS BULLETIN" table:display="true" table:show-details="true"/>
                <table:data-pilot-member table:name="COMPARATIVE BIOCHEMISTRY AND PHYSIOLOGY B-BIOCHEMISTRY &amp; MOLECULAR BIOLOGY" table:display="true" table:show-details="true"/>
                <table:data-pilot-member table:name="COMPARATIVE PARASITOLOGY" table:display="true" table:show-details="true"/>
                <table:data-pilot-member table:name="CONSERVATION GENETICS RESOURCES" table:display="true" table:show-details="true"/>
                <table:data-pilot-member table:name="CONTINENTAL SHELF RESEARCH" table:display="true" table:show-details="true"/>
                <table:data-pilot-member table:name="CRUSTACEANA" table:display="true" table:show-details="true"/>
                <table:data-pilot-member table:name="Cytologia (Tokyo)" table:display="true" table:show-details="true"/>
                <table:data-pilot-member table:name="ECONOMIC BOTANY" table:display="true" table:show-details="true"/>
                <table:data-pilot-member table:name="ENGENHARIA AGRICOLA" table:display="true" table:show-details="true"/>
                <table:data-pilot-member table:name="ESTUARINE COASTAL AND SHELF SCIENCE" table:display="true" table:show-details="true"/>
                <table:data-pilot-member table:name="FISHERIES RESEARCH" table:display="true" table:show-details="true"/>
                <table:data-pilot-member table:name="FOOD ANALYTICAL METHODS" table:display="true" table:show-details="true"/>
                <table:data-pilot-member table:name="FOOD CHEMISTRY" table:display="true" table:show-details="true"/>
                <table:data-pilot-member table:name="Food Science and Technology (Campinas)" table:display="true" table:show-details="true"/>
                <table:data-pilot-member table:name="GENETIC RESOURCES AND CROP EVOLUTION" table:display="true" table:show-details="true"/>
                <table:data-pilot-member table:name="GENETICA" table:display="true" table:show-details="true"/>
                <table:data-pilot-member table:name="GENETICS AND MOLECULAR BIOLOGY" table:display="true" table:show-details="true"/>
                <table:data-pilot-member table:name="GENETICS AND MOLECULAR RESEARCH" table:display="true" table:show-details="true"/>
                <table:data-pilot-member table:name="GEOHERITAGE" table:display="true" table:show-details="true"/>
                <table:data-pilot-member table:name="GROUND WATER MONITORING AND REMEDIATION" table:display="true" table:show-details="true"/>
                <table:data-pilot-member table:name="Gulf and Caribbean Research" table:display="true" table:show-details="true"/>
                <table:data-pilot-member table:name="HELGOLAND MARINE RESEARCH" table:display="true" table:show-details="true"/>
                <table:data-pilot-member table:name="HERPETOLOGICA" table:display="true" table:show-details="true"/>
                <table:data-pilot-member table:name="Herpetological Review" table:display="true" table:show-details="true"/>
                <table:data-pilot-member table:name="HISTORIA CIENCIAS SAUDE-MANGUINHOS" table:display="true" table:show-details="true"/>
                <table:data-pilot-member table:name="HISTORICAL BIOLOGY" table:display="true" table:show-details="true"/>
                <table:data-pilot-member table:name="Hoehnea" table:display="true" table:show-details="true"/>
                <table:data-pilot-member table:name="Horticultura Brasileira" table:display="true" table:show-details="true"/>
                <table:data-pilot-member table:name="ICES JOURNAL OF MARINE SCIENCE" table:display="true" table:show-details="true"/>
                <table:data-pilot-member table:name="Iheringia Serie Botanica" table:display="true" table:show-details="true"/>
                <table:data-pilot-member table:name="Interações (Campo Grande)" table:display="true" table:show-details="true"/>
                <table:data-pilot-member table:name="INTERCIENCIA" table:display="true" table:show-details="true"/>
                <table:data-pilot-member table:name="INTERNATIONAL BIODETERIORATION &amp; BIODEGRADATION" table:display="true" table:show-details="true"/>
                <table:data-pilot-member table:name="INTERNATIONAL JOURNAL OF DERMATOLOGY" table:display="true" table:show-details="true"/>
                <table:data-pilot-member table:name="INVERTEBRATE REPRODUCTION &amp; DEVELOPMENT" table:display="true" table:show-details="true"/>
                <table:data-pilot-member table:name="INVERTEBRATE SYSTEMATICS" table:display="true" table:show-details="true"/>
                <table:data-pilot-member table:name="JOURNAL OF APPLIED BACTERIOLOGY" table:display="true" table:show-details="true"/>
                <table:data-pilot-member table:name="JOURNAL OF APPLIED PHYCOLOGY" table:display="true" table:show-details="true"/>
                <table:data-pilot-member table:name="JOURNAL OF ARACHNOLOGY" table:display="true" table:show-details="true"/>
                <table:data-pilot-member table:name="JOURNAL OF BIOGEOGRAPHY" table:display="true" table:show-details="true"/>
                <table:data-pilot-member table:name="JOURNAL OF COASTAL RESEARCH" table:display="true" table:show-details="true"/>
                <table:data-pilot-member table:name="JOURNAL OF CONCHOLOGY" table:display="true" table:show-details="true"/>
                <table:data-pilot-member table:name="JOURNAL OF CRUSTACEAN BIOLOGY" table:display="true" table:show-details="true"/>
                <table:data-pilot-member table:name="JOURNAL OF ENVIRONMENTAL RADIOACTIVITY" table:display="true" table:show-details="true"/>
                <table:data-pilot-member table:name="JOURNAL OF EXPERIMENTAL MARINE BIOLOGY AND ECOLOGY" table:display="true" table:show-details="true"/>
                <table:data-pilot-member table:name="JOURNAL OF FOOD COMPOSITION AND ANALYSIS" table:display="true" table:show-details="true"/>
                <table:data-pilot-member table:name="JOURNAL OF GEOPHYSICAL RESEARCH-OCEANS" table:display="true" table:show-details="true"/>
                <table:data-pilot-member table:name="JOURNAL OF HEREDITY" table:display="true" table:show-details="true"/>
                <table:data-pilot-member table:name="JOURNAL OF HERPETOLOGY" table:display="true" table:show-details="true"/>
                <table:data-pilot-member table:name="JOURNAL OF INSECT SCIENCE" table:display="true" table:show-details="true"/>
                <table:data-pilot-member table:name="JOURNAL OF MARINE SYSTEMS" table:display="true" table:show-details="true"/>
                <table:data-pilot-member table:name="JOURNAL OF MOLLUSCAN STUDIES" table:display="true" table:show-details="true"/>
                <table:data-pilot-member table:name="JOURNAL OF NATURAL HISTORY" table:display="true" table:show-details="true"/>
                <table:data-pilot-member table:name="JOURNAL OF PHYCOLOGY" table:display="true" table:show-details="true"/>
                <table:data-pilot-member table:name="JOURNAL OF PLANKTON RESEARCH" table:display="true" table:show-details="true"/>
                <table:data-pilot-member table:name="JOURNAL OF RADIOANALYTICAL AND NUCLEAR CHEMISTRY" table:display="true" table:show-details="true"/>
                <table:data-pilot-member table:name="JOURNAL OF SHELLFISH RESEARCH" table:display="true" table:show-details="true"/>
                <table:data-pilot-member table:name="Journal of Taphonomy" table:display="true" table:show-details="true"/>
                <table:data-pilot-member table:name="JOURNAL OF THE BRAZILIAN CHEMICAL SOCIETY" table:display="true" table:show-details="true"/>
                <table:data-pilot-member table:name="JOURNAL OF THE MARINE BIOLOGICAL ASSOCIATION OF THE UNITED KINGDOM" table:display="true" table:show-details="true"/>
                <table:data-pilot-member table:name="JOURNAL OF THE SCIENCE OF FOOD AND AGRICULTURE" table:display="true" table:show-details="true"/>
                <table:data-pilot-member table:name="LATIN AMERICAN JOURNAL OF AQUATIC RESEARCH" table:display="true" table:show-details="true"/>
                <table:data-pilot-member table:name="LOTUS INTERNATIONAL" table:display="true" table:show-details="true"/>
                <table:data-pilot-member table:name="MARINE BIODIVERSITY" table:display="true" table:show-details="true"/>
                <table:data-pilot-member table:name="MARINE BIOLOGY" table:display="true" table:show-details="true"/>
                <table:data-pilot-member table:name="MARINE BIOLOGY RESEARCH" table:display="true" table:show-details="true"/>
                <table:data-pilot-member table:name="MARINE ECOLOGY PROGRESS SERIES" table:display="true" table:show-details="true"/>
                <table:data-pilot-member table:name="MARINE ECOLOGY-AN EVOLUTIONARY PERSPECTIVE" table:display="true" table:show-details="true"/>
                <table:data-pilot-member table:name="MARINE POLLUTION BULLETIN" table:display="true" table:show-details="true"/>
                <table:data-pilot-member table:name="Marine Turtle Newsletter" table:display="true" table:show-details="true"/>
                <table:data-pilot-member table:name="MICRON" table:display="true" table:show-details="true"/>
                <table:data-pilot-member table:name="MODERN APPROACHES TO THE STUDY OF CRUSTACEA" table:display="true" table:show-details="true"/>
                <table:data-pilot-member table:name="Naturalia (Rio Claro)" table:display="true" table:show-details="true"/>
                <table:data-pilot-member table:name="NATUREZA &amp; CONSERVACAO" table:display="true" table:show-details="true"/>
                <table:data-pilot-member table:name="Nauplius" table:display="true" table:show-details="true"/>
                <table:data-pilot-member table:name="Neotropical Biology and Conservation" table:display="true" table:show-details="true"/>
                <table:data-pilot-member table:name="NEOTROPICAL ENTOMOLOGY" table:display="true" table:show-details="true"/>
                <table:data-pilot-member table:name="NEOTROPICAL ICHTHYOLOGY" table:display="true" table:show-details="true"/>
                <table:data-pilot-member table:name="NEW ZEALAND JOURNAL OF BOTANY" table:display="true" table:show-details="true"/>
                <table:data-pilot-member table:name="NOVON" table:display="true" table:show-details="true"/>
                <table:data-pilot-member table:name="NUCLEAR INSTRUMENTS &amp; METHODS IN PHYSICS RESEARCH SECTION B-BEAM INTERACTIONS WITH MATERIALS AND ATOMS" table:display="true" table:show-details="true"/>
                <table:data-pilot-member table:name="Oceanides" table:display="true" table:show-details="true"/>
                <table:data-pilot-member table:name="OCEANOLOGICA ACTA" table:display="true" table:show-details="true"/>
                <table:data-pilot-member table:name="ORGANIC GEOCHEMISTRY" table:display="true" table:show-details="true"/>
                <table:data-pilot-member table:name="PALAIOS" table:display="true" table:show-details="true"/>
                <table:data-pilot-member table:name="Papéis Avulsos de Zoologia (São Paulo)" table:display="true" table:show-details="true"/>
                <table:data-pilot-member table:name="PESQUISA VETERINARIA BRASILEIRA" table:display="true" table:show-details="true"/>
                <table:data-pilot-member table:name="PETROLEUM GEOSCIENCE" table:display="true" table:show-details="true"/>
                <table:data-pilot-member table:name="PHOTOCHEMISTRY AND PHOTOBIOLOGY" table:display="true" table:show-details="true"/>
                <table:data-pilot-member table:name="PLANTA MEDICA" table:display="true" table:show-details="true"/>
                <table:data-pilot-member table:name="PLOS ONE" table:display="true" table:show-details="true"/>
                <table:data-pilot-member table:name="Polskie Archiwum Hydrobiologii" table:display="true" table:show-details="true"/>
                <table:data-pilot-member table:name="PRECAMBRIAN RESEARCH" table:display="true" table:show-details="true"/>
                <table:data-pilot-member table:name="PROCEEDINGS OF THE BIOLOGICAL SOCIETY OF WASHINGTON" table:display="true" table:show-details="true"/>
                <table:data-pilot-member table:name="Psicologia em Estudo" table:display="true" table:show-details="true"/>
                <table:data-pilot-member table:name="PSICOLOGIA-REFLEXAO E CRITICA" table:display="true" table:show-details="true"/>
                <table:data-pilot-member table:name="QUATERNARY RESEARCH" table:display="true" table:show-details="true"/>
                <table:data-pilot-member table:name="RADIATION MEASUREMENTS" table:display="true" table:show-details="true"/>
                <table:data-pilot-member table:name="REVISTA ARVORE" table:display="true" table:show-details="true"/>
                <table:data-pilot-member table:name="Revista Brasileira de Biologia" table:display="true" table:show-details="true"/>
                <table:data-pilot-member table:name="Revista Brasileira de Botanica" table:display="true" table:show-details="true"/>
                <table:data-pilot-member table:name="REVISTA BRASILEIRA DE CIENCIA DO SOLO" table:display="true" table:show-details="true"/>
                <table:data-pilot-member table:name="Revista Brasileira de Engenharia Agrícola e Ambiental" table:display="true" table:show-details="true"/>
                <table:data-pilot-member table:name="REVISTA BRASILEIRA DE FRUTICULTURA" table:display="true" table:show-details="true"/>
                <table:data-pilot-member table:name="Revista Brasileira de Meteorologia" table:display="true" table:show-details="true"/>
                <table:data-pilot-member table:name="Revista Brasileira de Oceanografia" table:display="true" table:show-details="true"/>
                <table:data-pilot-member table:name="REVISTA BRASILEIRA DE ORNITOLOGIA" table:display="true" table:show-details="true"/>
                <table:data-pilot-member table:name="REVISTA BRASILEIRA DE PARASITOLOGIA VETERINARIA" table:display="true" table:show-details="true"/>
                <table:data-pilot-member table:name="Revista Brasileira de Plantas Medicinais" table:display="true" table:show-details="true"/>
                <table:data-pilot-member table:name="Revista Brasileira de Zoociencias" table:display="true" table:show-details="true"/>
                <table:data-pilot-member table:name="REVISTA CAATINGA" table:display="true" table:show-details="true"/>
                <table:data-pilot-member table:name="REVISTA DA SOCIEDADE BRASILEIRA DE MEDICINA TROPICAL" table:display="true" table:show-details="true"/>
                <table:data-pilot-member table:name="REVISTA DE BIOLOGIA MARINA Y OCEANOGRAFIA" table:display="true" table:show-details="true"/>
                <table:data-pilot-member table:name="REVISTA DE BIOLOGIA TROPICAL" table:display="true" table:show-details="true"/>
                <table:data-pilot-member table:name="Revista de Biología Tropical" table:display="true" table:show-details="true"/>
                <table:data-pilot-member table:name="REVISTA DE MICROBIOLOGIA" table:display="true" table:show-details="true"/>
                <table:data-pilot-member table:name="REVISTA DE SAUDE PUBLICA" table:display="true" table:show-details="true"/>
                <table:data-pilot-member table:name="REVISTA DO INSTITUTO DE MEDICINA TROPICAL DE SAO PAULO" table:display="true" table:show-details="true"/>
                <table:data-pilot-member table:name="Rodriguésia" table:display="true" table:show-details="true"/>
                <table:data-pilot-member table:name="Scientia Agricola" table:display="true" table:show-details="true"/>
                <table:data-pilot-member table:name="SCIENTIA MARINA" table:display="true" table:show-details="true"/>
                <table:data-pilot-member table:name="SEED SCIENCE AND TECHNOLOGY" table:display="true" table:show-details="true"/>
                <table:data-pilot-member table:name="SEMINA-CIENCIAS AGRARIAS" table:display="true" table:show-details="true"/>
                <table:data-pilot-member table:name="Senckenbergiana Biologica" table:display="true" table:show-details="true"/>
                <table:data-pilot-member table:name="Senckenbergiana Maritima" table:display="true" table:show-details="true"/>
                <table:data-pilot-member table:name="STUDIES ON NEOTROPICAL FAUNA AND ENVIRONMENT" table:display="true" table:show-details="true"/>
                <table:data-pilot-member table:name="Summa Phytopathologica" table:display="true" table:show-details="true"/>
                <table:data-pilot-member table:name="TROPICAL ECOLOGY" table:display="true" table:show-details="true"/>
                <table:data-pilot-member table:name="ULTRAVIOLET GROUND- AND SPACE-BASED MEASUREMENTS, MODELS AND EFFECTS III" table:display="true" table:show-details="true"/>
                <table:data-pilot-member table:name="VELIGER" table:display="true" table:show-details="true"/>
                <table:data-pilot-member table:name="WATER AIR AND SOIL POLLUTION" table:display="true" table:show-details="true"/>
                <table:data-pilot-member table:name="YEARBOOK FOR TRADITIONAL MUSIC" table:display="true" table:show-details="true"/>
                <table:data-pilot-member table:name="ZOOKEYS" table:display="true" table:show-details="true"/>
                <table:data-pilot-member table:name="ZOOLOGIA" table:display="true" table:show-details="true"/>
                <table:data-pilot-member table:name="ZOOTAXA" table:display="true" table:show-details="true"/>
              </table:data-pilot-members>
              <table:data-pilot-sort-info table:order="descending" table:data-field="SO" table:sort-mode="data"/>
              <table:data-pilot-layout-info table:add-empty-lines="false" table:layout-mode="outline-subtotals-top"/>
            </table:data-pilot-level>
          </table:data-pilot-field>
          <table:data-pilot-field table:source-field-name="SO" table:orientation="data" table:used-hierarchy="-1" table:function="auto">
            <table:data-pilot-level table:show-empty="false">
              <table:data-pilot-subtotals>
                <table:data-pilot-subtotal table:function="auto"/>
              </table:data-pilot-subtotals>
              <table:data-pilot-members>
                <table:data-pilot-member table:name="A + U-ARCHITECTURE AND URBANISM" table:display="true" table:show-details="true"/>
                <table:data-pilot-member table:name="AAPG BULLETIN-AMERICAN ASSOCIATION OF PETROLEUM GEOLOGISTS" table:display="true" table:show-details="true"/>
                <table:data-pilot-member table:name="ACTA BOTANICA BRASILICA" table:display="true" table:show-details="true"/>
                <table:data-pilot-member table:name="ACTA PALAEONTOLOGICA POLONICA" table:display="true" table:show-details="true"/>
                <table:data-pilot-member table:name="Acta Scientiarum Biological Sciences" table:display="true" table:show-details="true"/>
                <table:data-pilot-member table:name="ACTA SCIENTIARUM-AGRONOMY" table:display="true" table:show-details="true"/>
                <table:data-pilot-member table:name="ACTA ZOOLOGICA" table:display="true" table:show-details="true"/>
                <table:data-pilot-member table:name="AFRICAN JOURNAL OF MARINE SCIENCE" table:display="true" table:show-details="true"/>
                <table:data-pilot-member table:name="AMEGHINIANA" table:display="true" table:show-details="true"/>
                <table:data-pilot-member table:name="ANAIS BRASILEIROS DE DERMATOLOGIA" table:display="true" table:show-details="true"/>
                <table:data-pilot-member table:name="ANAIS DA ACADEMIA BRASILEIRA DE CIENCIAS" table:display="true" table:show-details="true"/>
                <table:data-pilot-member table:name="Anais da Academia Brasileira de Ciências" table:display="true" table:show-details="true"/>
                <table:data-pilot-member table:name="Anais do Museu Paulista: História e Cultura Material" table:display="true" table:show-details="true"/>
                <table:data-pilot-member table:name="ANIMAL BIOLOGY" table:display="true" table:show-details="true"/>
                <table:data-pilot-member table:name="ANNALES DE LIMNOLOGIE-INTERNATIONAL JOURNAL OF LIMNOLOGY" table:display="true" table:show-details="true"/>
                <table:data-pilot-member table:name="APIDOLOGIE" table:display="true" table:show-details="true"/>
                <table:data-pilot-member table:name="APPLIED AND ENVIRONMENTAL MICROBIOLOGY" table:display="true" table:show-details="true"/>
                <table:data-pilot-member table:name="APPLIED RADIATION AND ISOTOPES" table:display="true" table:show-details="true"/>
                <table:data-pilot-member table:name="AQUACULTURE" table:display="true" table:show-details="true"/>
                <table:data-pilot-member table:name="AQUATIC BIOLOGY" table:display="true" table:show-details="true"/>
                <table:data-pilot-member table:name="AQUATIC ECOLOGY" table:display="true" table:show-details="true"/>
                <table:data-pilot-member table:name="AQUATIC INVASIONS" table:display="true" table:show-details="true"/>
                <table:data-pilot-member table:name="ARCHITECTURAL REVIEW" table:display="true" table:show-details="true"/>
                <table:data-pilot-member table:name="ARQUIVO BRASILEIRO DE MEDICINA VETERINARIA E ZOOTECNIA" table:display="true" table:show-details="true"/>
                <table:data-pilot-member table:name="ARQUIVOS DE BIOLOGIA E TECNOLOGIA" table:display="true" table:show-details="true"/>
                <table:data-pilot-member table:name="Arquivos do Museu Nacional Rio de Janeiro" table:display="true" table:show-details="true"/>
                <table:data-pilot-member table:name="BIOCHEMICAL SYSTEMATICS AND ECOLOGY" table:display="true" table:show-details="true"/>
                <table:data-pilot-member table:name="BIODIVERSITY AND CONSERVATION" table:display="true" table:show-details="true"/>
                <table:data-pilot-member table:name="BIODIVERSITY CRISIS AND CRUSTACEA" table:display="true" table:show-details="true"/>
                <table:data-pilot-member table:name="BIOLOGIA" table:display="true" table:show-details="true"/>
                <table:data-pilot-member table:name="BIOLOGICAL RHYTHM RESEARCH" table:display="true" table:show-details="true"/>
                <table:data-pilot-member table:name="BIOSCIENCE JOURNAL" table:display="true" table:show-details="true"/>
                <table:data-pilot-member table:name="BIOTA NEOTROPICA" table:display="true" table:show-details="true"/>
                <table:data-pilot-member table:name="BIRD CONSERVATION INTERNATIONAL" table:display="true" table:show-details="true"/>
                <table:data-pilot-member table:name="BOLETIM DO INSTITUTO DE PESCA" table:display="true" table:show-details="true"/>
                <table:data-pilot-member table:name="BOTANICA MARINA" table:display="true" table:show-details="true"/>
                <table:data-pilot-member table:name="Bradea" table:display="true" table:show-details="true"/>
                <table:data-pilot-member table:name="Bragantia" table:display="true" table:show-details="true"/>
                <table:data-pilot-member table:name="BRAZILIAN ARCHIVES OF BIOLOGY AND TECHNOLOGY" table:display="true" table:show-details="true"/>
                <table:data-pilot-member table:name="BRAZILIAN JOURNAL OF BIOLOGY" table:display="true" table:show-details="true"/>
                <table:data-pilot-member table:name="BRAZILIAN JOURNAL OF OCEANOGRAPHY" table:display="true" table:show-details="true"/>
                <table:data-pilot-member table:name="BULLETIN OF ENVIRONMENTAL CONTAMINATION AND TOXICOLOGY" table:display="true" table:show-details="true"/>
                <table:data-pilot-member table:name="BULLETIN OF MARINE SCIENCE" table:display="true" table:show-details="true"/>
                <table:data-pilot-member table:name="CAHIERS DE BIOLOGIE MARINE" table:display="true" table:show-details="true"/>
                <table:data-pilot-member table:name="CHELONIAN CONSERVATION AND BIOLOGY" table:display="true" table:show-details="true"/>
                <table:data-pilot-member table:name="CIENCIA E AGROTECNOLOGIA" table:display="true" table:show-details="true"/>
                <table:data-pilot-member table:name="CIENCIA E TECNOLOGIA DE ALIMENTOS" table:display="true" table:show-details="true"/>
                <table:data-pilot-member table:name="CIENCIAS MARINAS" table:display="true" table:show-details="true"/>
                <table:data-pilot-member table:name="COASTAL OCEAN REMOTE SENSING" table:display="true" table:show-details="true"/>
                <table:data-pilot-member table:name="COLEOPTERISTS BULLETIN" table:display="true" table:show-details="true"/>
                <table:data-pilot-member table:name="COMPARATIVE BIOCHEMISTRY AND PHYSIOLOGY B-BIOCHEMISTRY &amp; MOLECULAR BIOLOGY" table:display="true" table:show-details="true"/>
                <table:data-pilot-member table:name="COMPARATIVE PARASITOLOGY" table:display="true" table:show-details="true"/>
                <table:data-pilot-member table:name="CONSERVATION GENETICS RESOURCES" table:display="true" table:show-details="true"/>
                <table:data-pilot-member table:name="CONTINENTAL SHELF RESEARCH" table:display="true" table:show-details="true"/>
                <table:data-pilot-member table:name="CRUSTACEANA" table:display="true" table:show-details="true"/>
                <table:data-pilot-member table:name="Cytologia (Tokyo)" table:display="true" table:show-details="true"/>
                <table:data-pilot-member table:name="ECONOMIC BOTANY" table:display="true" table:show-details="true"/>
                <table:data-pilot-member table:name="ENGENHARIA AGRICOLA" table:display="true" table:show-details="true"/>
                <table:data-pilot-member table:name="ESTUARINE COASTAL AND SHELF SCIENCE" table:display="true" table:show-details="true"/>
                <table:data-pilot-member table:name="FISHERIES RESEARCH" table:display="true" table:show-details="true"/>
                <table:data-pilot-member table:name="FOOD ANALYTICAL METHODS" table:display="true" table:show-details="true"/>
                <table:data-pilot-member table:name="FOOD CHEMISTRY" table:display="true" table:show-details="true"/>
                <table:data-pilot-member table:name="Food Science and Technology (Campinas)" table:display="true" table:show-details="true"/>
                <table:data-pilot-member table:name="GENETIC RESOURCES AND CROP EVOLUTION" table:display="true" table:show-details="true"/>
                <table:data-pilot-member table:name="GENETICA" table:display="true" table:show-details="true"/>
                <table:data-pilot-member table:name="GENETICS AND MOLECULAR BIOLOGY" table:display="true" table:show-details="true"/>
                <table:data-pilot-member table:name="GENETICS AND MOLECULAR RESEARCH" table:display="true" table:show-details="true"/>
                <table:data-pilot-member table:name="GEOHERITAGE" table:display="true" table:show-details="true"/>
                <table:data-pilot-member table:name="GROUND WATER MONITORING AND REMEDIATION" table:display="true" table:show-details="true"/>
                <table:data-pilot-member table:name="Gulf and Caribbean Research" table:display="true" table:show-details="true"/>
                <table:data-pilot-member table:name="HELGOLAND MARINE RESEARCH" table:display="true" table:show-details="true"/>
                <table:data-pilot-member table:name="HERPETOLOGICA" table:display="true" table:show-details="true"/>
                <table:data-pilot-member table:name="Herpetological Review" table:display="true" table:show-details="true"/>
                <table:data-pilot-member table:name="HISTORIA CIENCIAS SAUDE-MANGUINHOS" table:display="true" table:show-details="true"/>
                <table:data-pilot-member table:name="HISTORICAL BIOLOGY" table:display="true" table:show-details="true"/>
                <table:data-pilot-member table:name="Hoehnea" table:display="true" table:show-details="true"/>
                <table:data-pilot-member table:name="Horticultura Brasileira" table:display="true" table:show-details="true"/>
                <table:data-pilot-member table:name="HYDROBIOLOGIA" table:display="true" table:show-details="true"/>
                <table:data-pilot-member table:name="ICES JOURNAL OF MARINE SCIENCE" table:display="true" table:show-details="true"/>
                <table:data-pilot-member table:name="Iheringia Serie Botanica" table:display="true" table:show-details="true"/>
                <table:data-pilot-member table:name="IHERINGIA SERIE ZOOLOGIA" table:display="true" table:show-details="true"/>
                <table:data-pilot-member table:name="Interações (Campo Grande)" table:display="true" table:show-details="true"/>
                <table:data-pilot-member table:name="INTERCIENCIA" table:display="true" table:show-details="true"/>
                <table:data-pilot-member table:name="INTERNATIONAL BIODETERIORATION &amp; BIODEGRADATION" table:display="true" table:show-details="true"/>
                <table:data-pilot-member table:name="INTERNATIONAL JOURNAL OF DERMATOLOGY" table:display="true" table:show-details="true"/>
                <table:data-pilot-member table:name="INVERTEBRATE REPRODUCTION &amp; DEVELOPMENT" table:display="true" table:show-details="true"/>
                <table:data-pilot-member table:name="INVERTEBRATE SYSTEMATICS" table:display="true" table:show-details="true"/>
                <table:data-pilot-member table:name="JOURNAL OF APPLIED BACTERIOLOGY" table:display="true" table:show-details="true"/>
                <table:data-pilot-member table:name="JOURNAL OF APPLIED PHYCOLOGY" table:display="true" table:show-details="true"/>
                <table:data-pilot-member table:name="JOURNAL OF ARACHNOLOGY" table:display="true" table:show-details="true"/>
                <table:data-pilot-member table:name="JOURNAL OF BIOGEOGRAPHY" table:display="true" table:show-details="true"/>
                <table:data-pilot-member table:name="JOURNAL OF COASTAL RESEARCH" table:display="true" table:show-details="true"/>
                <table:data-pilot-member table:name="JOURNAL OF CONCHOLOGY" table:display="true" table:show-details="true"/>
                <table:data-pilot-member table:name="JOURNAL OF CRUSTACEAN BIOLOGY" table:display="true" table:show-details="true"/>
                <table:data-pilot-member table:name="JOURNAL OF ENVIRONMENTAL RADIOACTIVITY" table:display="true" table:show-details="true"/>
                <table:data-pilot-member table:name="JOURNAL OF EXPERIMENTAL MARINE BIOLOGY AND ECOLOGY" table:display="true" table:show-details="true"/>
                <table:data-pilot-member table:name="JOURNAL OF FOOD COMPOSITION AND ANALYSIS" table:display="true" table:show-details="true"/>
                <table:data-pilot-member table:name="JOURNAL OF GEOPHYSICAL RESEARCH-OCEANS" table:display="true" table:show-details="true"/>
                <table:data-pilot-member table:name="JOURNAL OF HEREDITY" table:display="true" table:show-details="true"/>
                <table:data-pilot-member table:name="JOURNAL OF HERPETOLOGY" table:display="true" table:show-details="true"/>
                <table:data-pilot-member table:name="JOURNAL OF INSECT SCIENCE" table:display="true" table:show-details="true"/>
                <table:data-pilot-member table:name="JOURNAL OF MARINE SYSTEMS" table:display="true" table:show-details="true"/>
                <table:data-pilot-member table:name="JOURNAL OF MOLLUSCAN STUDIES" table:display="true" table:show-details="true"/>
                <table:data-pilot-member table:name="JOURNAL OF NATURAL HISTORY" table:display="true" table:show-details="true"/>
                <table:data-pilot-member table:name="JOURNAL OF PHYCOLOGY" table:display="true" table:show-details="true"/>
                <table:data-pilot-member table:name="JOURNAL OF PLANKTON RESEARCH" table:display="true" table:show-details="true"/>
                <table:data-pilot-member table:name="JOURNAL OF RADIOANALYTICAL AND NUCLEAR CHEMISTRY" table:display="true" table:show-details="true"/>
                <table:data-pilot-member table:name="JOURNAL OF SHELLFISH RESEARCH" table:display="true" table:show-details="true"/>
                <table:data-pilot-member table:name="Journal of Taphonomy" table:display="true" table:show-details="true"/>
                <table:data-pilot-member table:name="JOURNAL OF THE BRAZILIAN CHEMICAL SOCIETY" table:display="true" table:show-details="true"/>
                <table:data-pilot-member table:name="JOURNAL OF THE MARINE BIOLOGICAL ASSOCIATION OF THE UNITED KINGDOM" table:display="true" table:show-details="true"/>
                <table:data-pilot-member table:name="JOURNAL OF THE SCIENCE OF FOOD AND AGRICULTURE" table:display="true" table:show-details="true"/>
                <table:data-pilot-member table:name="LATIN AMERICAN JOURNAL OF AQUATIC RESEARCH" table:display="true" table:show-details="true"/>
                <table:data-pilot-member table:name="LOTUS INTERNATIONAL" table:display="true" table:show-details="true"/>
                <table:data-pilot-member table:name="MARINE BIODIVERSITY" table:display="true" table:show-details="true"/>
                <table:data-pilot-member table:name="MARINE BIOLOGY" table:display="true" table:show-details="true"/>
                <table:data-pilot-member table:name="MARINE BIOLOGY RESEARCH" table:display="true" table:show-details="true"/>
                <table:data-pilot-member table:name="MARINE ECOLOGY PROGRESS SERIES" table:display="true" table:show-details="true"/>
                <table:data-pilot-member table:name="MARINE ECOLOGY-AN EVOLUTIONARY PERSPECTIVE" table:display="true" table:show-details="true"/>
                <table:data-pilot-member table:name="MARINE POLLUTION BULLETIN" table:display="true" table:show-details="true"/>
                <table:data-pilot-member table:name="Marine Turtle Newsletter" table:display="true" table:show-details="true"/>
                <table:data-pilot-member table:name="MICRON" table:display="true" table:show-details="true"/>
                <table:data-pilot-member table:name="MODERN APPROACHES TO THE STUDY OF CRUSTACEA" table:display="true" table:show-details="true"/>
                <table:data-pilot-member table:name="Naturalia (Rio Claro)" table:display="true" table:show-details="true"/>
                <table:data-pilot-member table:name="NATUREZA &amp; CONSERVACAO" table:display="true" table:show-details="true"/>
                <table:data-pilot-member table:name="Nauplius" table:display="true" table:show-details="true"/>
                <table:data-pilot-member table:name="Neotropical Biology and Conservation" table:display="true" table:show-details="true"/>
                <table:data-pilot-member table:name="NEOTROPICAL ENTOMOLOGY" table:display="true" table:show-details="true"/>
                <table:data-pilot-member table:name="NEOTROPICAL ICHTHYOLOGY" table:display="true" table:show-details="true"/>
                <table:data-pilot-member table:name="NEW ZEALAND JOURNAL OF BOTANY" table:display="true" table:show-details="true"/>
                <table:data-pilot-member table:name="NOVON" table:display="true" table:show-details="true"/>
                <table:data-pilot-member table:name="NUCLEAR INSTRUMENTS &amp; METHODS IN PHYSICS RESEARCH SECTION B-BEAM INTERACTIONS WITH MATERIALS AND ATOMS" table:display="true" table:show-details="true"/>
                <table:data-pilot-member table:name="Oceanides" table:display="true" table:show-details="true"/>
                <table:data-pilot-member table:name="OCEANOLOGICA ACTA" table:display="true" table:show-details="true"/>
                <table:data-pilot-member table:name="ORGANIC GEOCHEMISTRY" table:display="true" table:show-details="true"/>
                <table:data-pilot-member table:name="PALAIOS" table:display="true" table:show-details="true"/>
                <table:data-pilot-member table:name="Papéis Avulsos de Zoologia (São Paulo)" table:display="true" table:show-details="true"/>
                <table:data-pilot-member table:name="PESQUISA VETERINARIA BRASILEIRA" table:display="true" table:show-details="true"/>
                <table:data-pilot-member table:name="PETROLEUM GEOSCIENCE" table:display="true" table:show-details="true"/>
                <table:data-pilot-member table:name="PHOTOCHEMISTRY AND PHOTOBIOLOGY" table:display="true" table:show-details="true"/>
                <table:data-pilot-member table:name="PHYCOLOGICAL RESEARCH" table:display="true" table:show-details="true"/>
                <table:data-pilot-member table:name="PLANTA MEDICA" table:display="true" table:show-details="true"/>
                <table:data-pilot-member table:name="PLOS ONE" table:display="true" table:show-details="true"/>
                <table:data-pilot-member table:name="Polskie Archiwum Hydrobiologii" table:display="true" table:show-details="true"/>
                <table:data-pilot-member table:name="PRECAMBRIAN RESEARCH" table:display="true" table:show-details="true"/>
                <table:data-pilot-member table:name="PROCEEDINGS OF THE BIOLOGICAL SOCIETY OF WASHINGTON" table:display="true" table:show-details="true"/>
                <table:data-pilot-member table:name="Psicologia em Estudo" table:display="true" table:show-details="true"/>
                <table:data-pilot-member table:name="PSICOLOGIA-REFLEXAO E CRITICA" table:display="true" table:show-details="true"/>
                <table:data-pilot-member table:name="QUATERNARY RESEARCH" table:display="true" table:show-details="true"/>
                <table:data-pilot-member table:name="RADIATION MEASUREMENTS" table:display="true" table:show-details="true"/>
                <table:data-pilot-member table:name="REVISTA ARVORE" table:display="true" table:show-details="true"/>
                <table:data-pilot-member table:name="Revista Brasileira de Biologia" table:display="true" table:show-details="true"/>
                <table:data-pilot-member table:name="Revista Brasileira de Botanica" table:display="true" table:show-details="true"/>
                <table:data-pilot-member table:name="REVISTA BRASILEIRA DE CIENCIA DO SOLO" table:display="true" table:show-details="true"/>
                <table:data-pilot-member table:name="Revista Brasileira de Engenharia Agrícola e Ambiental" table:display="true" table:show-details="true"/>
                <table:data-pilot-member table:name="REVISTA BRASILEIRA DE FRUTICULTURA" table:display="true" table:show-details="true"/>
                <table:data-pilot-member table:name="Revista Brasileira de Meteorologia" table:display="true" table:show-details="true"/>
                <table:data-pilot-member table:name="Revista Brasileira de Oceanografia" table:display="true" table:show-details="true"/>
                <table:data-pilot-member table:name="REVISTA BRASILEIRA DE ORNITOLOGIA" table:display="true" table:show-details="true"/>
                <table:data-pilot-member table:name="REVISTA BRASILEIRA DE PALEONTOLOGIA" table:display="true" table:show-details="true"/>
                <table:data-pilot-member table:name="REVISTA BRASILEIRA DE PARASITOLOGIA VETERINARIA" table:display="true" table:show-details="true"/>
                <table:data-pilot-member table:name="Revista Brasileira de Plantas Medicinais" table:display="true" table:show-details="true"/>
                <table:data-pilot-member table:name="Revista Brasileira de Zoociencias" table:display="true" table:show-details="true"/>
                <table:data-pilot-member table:name="REVISTA BRASILEIRA DE ZOOLOGIA" table:display="true" table:show-details="true"/>
                <table:data-pilot-member table:name="REVISTA CAATINGA" table:display="true" table:show-details="true"/>
                <table:data-pilot-member table:name="REVISTA DA SOCIEDADE BRASILEIRA DE MEDICINA TROPICAL" table:display="true" table:show-details="true"/>
                <table:data-pilot-member table:name="REVISTA DE BIOLOGIA MARINA Y OCEANOGRAFIA" table:display="true" table:show-details="true"/>
                <table:data-pilot-member table:name="REVISTA DE BIOLOGIA TROPICAL" table:display="true" table:show-details="true"/>
                <table:data-pilot-member table:name="Revista de Biología Tropical" table:display="true" table:show-details="true"/>
                <table:data-pilot-member table:name="REVISTA DE MICROBIOLOGIA" table:display="true" table:show-details="true"/>
                <table:data-pilot-member table:name="REVISTA DE SAUDE PUBLICA" table:display="true" table:show-details="true"/>
                <table:data-pilot-member table:name="REVISTA DO INSTITUTO DE MEDICINA TROPICAL DE SAO PAULO" table:display="true" table:show-details="true"/>
                <table:data-pilot-member table:name="Rodriguésia" table:display="true" table:show-details="true"/>
                <table:data-pilot-member table:name="Scientia Agricola" table:display="true" table:show-details="true"/>
                <table:data-pilot-member table:name="SCIENTIA MARINA" table:display="true" table:show-details="true"/>
                <table:data-pilot-member table:name="SEED SCIENCE AND TECHNOLOGY" table:display="true" table:show-details="true"/>
                <table:data-pilot-member table:name="SEMINA-CIENCIAS AGRARIAS" table:display="true" table:show-details="true"/>
                <table:data-pilot-member table:name="Senckenbergiana Biologica" table:display="true" table:show-details="true"/>
                <table:data-pilot-member table:name="Senckenbergiana Maritima" table:display="true" table:show-details="true"/>
                <table:data-pilot-member table:name="STUDIES ON NEOTROPICAL FAUNA AND ENVIRONMENT" table:display="true" table:show-details="true"/>
                <table:data-pilot-member table:name="Summa Phytopathologica" table:display="true" table:show-details="true"/>
                <table:data-pilot-member table:name="TROPICAL ECOLOGY" table:display="true" table:show-details="true"/>
                <table:data-pilot-member table:name="ULTRAVIOLET GROUND- AND SPACE-BASED MEASUREMENTS, MODELS AND EFFECTS III" table:display="true" table:show-details="true"/>
                <table:data-pilot-member table:name="VELIGER" table:display="true" table:show-details="true"/>
                <table:data-pilot-member table:name="WATER AIR AND SOIL POLLUTION" table:display="true" table:show-details="true"/>
                <table:data-pilot-member table:name="YEARBOOK FOR TRADITIONAL MUSIC" table:display="true" table:show-details="true"/>
                <table:data-pilot-member table:name="ZOOKEYS" table:display="true" table:show-details="true"/>
                <table:data-pilot-member table:name="ZOOLOGIA" table:display="true" table:show-details="true"/>
                <table:data-pilot-member table:name="ZOOTAXA" table:display="true" table:show-details="true"/>
              </table:data-pilot-members>
              <table:data-pilot-sort-info table:order="descending" table:data-field="SO" table:sort-mode="data"/>
              <table:data-pilot-layout-info table:add-empty-lines="false" table:layout-mode="outline-subtotals-top"/>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1.25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number:min-integer-digits="3" number:min-exponent-digits="1"/>
    </number:number-style>
    <number:number-style style:name="N10106P0" style:volatile="true" number:language="pt" number:country="BR">
      <number:text>R$ </number:text>
      <number:number number:decimal-places="0" number:min-integer-digits="1" number:grouping="true"/>
      <number:text> </number:text>
    </number:number-style>
    <number:number-style style:name="N10106" number:language="pt" number:country="BR">
      <number:text>(R$ </number:text>
      <number:number number:decimal-places="0" number:min-integer-digits="1" number:grouping="true"/>
      <number:text>)</number:text>
      <style:map style:condition="value()&gt;=0" style:apply-style-name="N10106P0"/>
    </number:number-style>
    <number:number-style style:name="N10107P0" style:volatile="true" number:language="pt" number:country="BR">
      <number:text>R$ </number:text>
      <number:number number:decimal-places="0" number:min-integer-digits="1" number:grouping="true"/>
      <number:text> </number:text>
    </number:number-style>
    <number:number-style style:name="N10107" number:language="pt" number:country="BR">
      <style:text-properties fo:color="#ff0000"/>
      <number:text>(R$ </number:text>
      <number:number number:decimal-places="0" number:min-integer-digits="1" number:grouping="true"/>
      <number:text>)</number:text>
      <style:map style:condition="value()&gt;=0" style:apply-style-name="N10107P0"/>
    </number:number-style>
    <number:number-style style:name="N10108P0" style:volatile="true" number:language="pt" number:country="BR">
      <number:text>R$ </number:text>
      <number:number number:decimal-places="2" number:min-integer-digits="1" number:grouping="true"/>
      <number:text> </number:text>
    </number:number-style>
    <number:number-style style:name="N10108" number:language="pt" number:country="BR">
      <number:text>(R$ </number:text>
      <number:number number:decimal-places="2"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2" number:min-integer-digits="1" number:grouping="true"/>
      <number:text> </number:text>
    </number:number-style>
    <number:number-style style:name="N10109" number:language="pt" number:country="BR">
      <style:text-properties fo:color="#ff0000"/>
      <number:text>(R$ </number:text>
      <number:number number:decimal-places="2" number:min-integer-digits="1" number:grouping="true"/>
      <number:text>)</number:text>
      <style:map style:condition="value()&gt;=0" style:apply-style-name="N10109P0"/>
    </number:number-style>
    <number:date-style style:name="N10110" number:language="pt" number:country="BR">
      <number:day/>
      <number:text>/</number:text>
      <number:month/>
      <number:text>/</number:text>
      <number:year number:style="long"/>
    </number:date-style>
    <number:date-style style:name="N10111" number:language="pt" number:country="BR">
      <number:day/>
      <number:text>/</number:text>
      <number:month number:textual="true"/>
      <number:text>/</number:text>
      <number:year/>
    </number:date-style>
    <number:date-style style:name="N10112" number:language="pt" number:country="BR">
      <number:day/>
      <number:text>/</number:text>
      <number:month number:textual="true"/>
    </number:date-style>
    <number:date-style style:name="N10113" number:language="pt" number:country="BR">
      <number:month number:textual="true"/>
      <number:text>/</number:text>
      <number:year/>
    </number:date-style>
    <number:time-style style:name="N10114" number:language="pt" number:country="BR">
      <number:hours/>
      <number:text>:</number:text>
      <number:minutes number:style="long"/>
      <number:text> </number:text>
      <number:am-pm/>
    </number:time-style>
    <number:time-style style:name="N10115" number:language="pt" number:country="BR">
      <number:hours/>
      <number:text>:</number:text>
      <number:minutes number:style="long"/>
      <number:text>:</number:text>
      <number:seconds number:style="long"/>
      <number:text> </number:text>
      <number:am-pm/>
    </number:time-style>
    <number:date-style style:name="N10116" number:language="pt" number:country="BR">
      <number:day/>
      <number:text>/</number:text>
      <number:month/>
      <number:text>/</number:text>
      <number:year number:style="long"/>
      <number:text> </number:text>
      <number:hours number:style="long"/>
      <number:text>:</number:text>
      <number:minutes number:style="long"/>
    </number:date-style>
    <number:number-style style:name="N10117P0" style:volatile="true" number:language="pt" number:country="BR">
      <number:number number:decimal-places="0" number:min-integer-digits="1" number:grouping="true"/>
      <number:text> </number:text>
    </number:number-style>
    <number:number-style style:name="N10117" number:language="pt" number:country="BR">
      <number:text>(</number:text>
      <number:number number:decimal-places="0" number:min-integer-digits="1" number:grouping="true"/>
      <number:text>)</number:text>
      <style:map style:condition="value()&gt;=0" style:apply-style-name="N10117P0"/>
    </number:number-style>
    <number:number-style style:name="N10118P0" style:volatile="true" number:language="pt" number:country="BR">
      <number:number number:decimal-places="0" number:min-integer-digits="1" number:grouping="true"/>
      <number:text> </number:text>
    </number:number-style>
    <number:number-style style:name="N10118" number:language="pt" number:country="BR">
      <style:text-properties fo:color="#ff0000"/>
      <number:text>(</number:text>
      <number:number number:decimal-places="0" number:min-integer-digits="1" number:grouping="true"/>
      <number:text>)</number:text>
      <style:map style:condition="value()&gt;=0" style:apply-style-name="N10118P0"/>
    </number:number-style>
    <number:number-style style:name="N10119P0" style:volatile="true" number:language="pt" number:country="BR">
      <number:number number:decimal-places="2" number:min-integer-digits="1" number:grouping="true"/>
      <number:text> </number:text>
    </number:number-style>
    <number:number-style style:name="N10119" number:language="pt" number:country="BR">
      <number:text>(</number:text>
      <number:number number:decimal-places="2" number:min-integer-digits="1" number:grouping="true"/>
      <number:text>)</number:text>
      <style:map style:condition="value()&gt;=0" style:apply-style-name="N10119P0"/>
    </number:number-style>
    <number:number-style style:name="N10120P0" style:volatile="true" number:language="pt" number:country="BR">
      <number:number number:decimal-places="2" number:min-integer-digits="1" number:grouping="true"/>
      <number:text> </number:text>
    </number:number-style>
    <number:number-style style:name="N10120" number:language="pt" number:country="BR">
      <style:text-properties fo:color="#ff0000"/>
      <number:text>(</number:text>
      <number:number number:decimal-places="2" number:min-integer-digits="1" number:grouping="true"/>
      <number:text>)</number:text>
      <style:map style:condition="value()&gt;=0" style:apply-style-name="N10120P0"/>
    </number:number-style>
    <number:number-style style:name="N10121P0" style:volatile="true" number:language="pt" number:country="BR">
      <number:text> </number:text>
      <loext:fill-character> </loext:fill-character>
      <number:number number:decimal-places="0" number:min-integer-digits="1" number:grouping="true"/>
      <number:text> </number:text>
    </number:number-style>
    <number:number-style style:name="N10121P1" style:volatile="true" number:language="pt" number:country="BR">
      <number:text> </number:text>
      <loext:fill-character> </loext:fill-character>
      <number:text>(</number:text>
      <number:number number:decimal-places="0" number:min-integer-digits="1" number:grouping="true"/>
      <number:text>)</number:text>
    </number:number-style>
    <number:number-style style:name="N10121P2" style:volatile="true" number:language="pt" number:country="BR">
      <number:text> </number:text>
      <loext:fill-character> </loext:fill-character>
      <number:text>- </number:text>
    </number:number-style>
    <number:text-style style:name="N10121" number:language="pt" number:country="BR">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pt" number:country="BR">
      <number:text> R$ </number:text>
      <loext:fill-character> </loext:fill-character>
      <number:number number:decimal-places="0" number:min-integer-digits="1" number:grouping="true"/>
      <number:text> </number:text>
    </number:number-style>
    <number:number-style style:name="N10122P1" style:volatile="true" number:language="pt" number:country="BR">
      <number:text> R$ </number:text>
      <loext:fill-character> </loext:fill-character>
      <number:text>(</number:text>
      <number:number number:decimal-places="0" number:min-integer-digits="1" number:grouping="true"/>
      <number:text>)</number:text>
    </number:number-style>
    <number:number-style style:name="N10122P2" style:volatile="true" number:language="pt" number:country="BR">
      <number:text> R$ </number:text>
      <loext:fill-character> </loext:fill-character>
      <number:text>- </number:text>
    </number:number-style>
    <number:text-style style:name="N10122" number:language="pt" number:country="BR">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pt" number:country="BR">
      <number:text> </number:text>
      <loext:fill-character> </loext:fill-character>
      <number:number number:decimal-places="2" number:min-integer-digits="1" number:grouping="true"/>
      <number:text> </number:text>
    </number:number-style>
    <number:number-style style:name="N10123P1" style:volatile="true" number:language="pt" number:country="BR">
      <number:text> </number:text>
      <loext:fill-character> </loext:fill-character>
      <number:text>(</number:text>
      <number:number number:decimal-places="2" number:min-integer-digits="1" number:grouping="true"/>
      <number:text>)</number:text>
    </number:number-style>
    <number:number-style style:name="N10123P2" style:volatile="true" number:language="pt" number:country="BR">
      <number:text> </number:text>
      <loext:fill-character> </loext:fill-character>
      <number:text>-</number:text>
      <number:number number:decimal-places="0" number:min-integer-digits="0"/>
      <number:text> </number:text>
    </number:number-style>
    <number:text-style style:name="N10123" number:language="pt" number:country="BR">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pt" number:country="BR">
      <number:text> R$ </number:text>
      <loext:fill-character> </loext:fill-character>
      <number:number number:decimal-places="2" number:min-integer-digits="1" number:grouping="true"/>
      <number:text> </number:text>
    </number:number-style>
    <number:number-style style:name="N10124P1" style:volatile="true" number:language="pt" number:country="BR">
      <number:text> R$ </number:text>
      <loext:fill-character> </loext:fill-character>
      <number:text>(</number:text>
      <number:number number:decimal-places="2" number:min-integer-digits="1" number:grouping="true"/>
      <number:text>)</number:text>
    </number:number-style>
    <number:number-style style:name="N10124P2" style:volatile="true" number:language="pt" number:country="BR">
      <number:text> R$ </number:text>
      <loext:fill-character> </loext:fill-character>
      <number:text>-</number:text>
      <number:number number:decimal-places="0" number:min-integer-digits="0"/>
      <number:text> </number:text>
    </number:number-style>
    <number:text-style style:name="N10124" number:language="pt" number:country="BR">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style:font-family-asian="'Droid Sans'"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nto_20_da_20_tabela_20_dinâmica" style:display-name="Canto da tabela dinâmica" style:family="table-cell" style:parent-style-name="Default"/>
    <style:style style:name="Valor_20_da_20_tabela_20_dinâmica" style:display-name="Valor da tabela dinâmica" style:family="table-cell" style:parent-style-name="Default"/>
    <style:style style:name="Campo_20_da_20_tabela_20_dinâmica" style:display-name="Campo da tabela dinâmica" style:family="table-cell" style:parent-style-name="Default"/>
    <style:style style:name="Categoria_20_da_20_tabela_20_dinâmica" style:display-name="Categoria da tabela dinâmica" style:family="table-cell" style:parent-style-name="Default">
      <style:table-cell-properties style:text-align-source="fix" style:repeat-content="false"/>
      <style:paragraph-properties fo:text-align="start"/>
    </style:style>
    <style:style style:name="Título_20_da_20_tabela_20_dinâmica" style:display-name="Título da tabela dinâmica" style:family="table-cell" style:parent-style-name="Default">
      <style:table-cell-properties style:text-align-source="fix" style:repeat-content="false"/>
      <style:paragraph-properties fo:text-align="start"/>
      <style:text-properties fo:font-weight="bold"/>
    </style:style>
    <style:style style:name="Resultado_20_da_20_tabela_20_dinâmica" style:display-name="Resultado da tabela dinâmica" style:family="table-cell" style:parent-style-name="Default">
      <style:text-properties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8">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PageStyle_5f_Plan1" style:display-name="PageStyle_Plan1" style:page-layout-name="Mpm3">
      <style:header style:display="false"/>
      <style:header-left style:display="false"/>
      <style:footer style:display="false"/>
      <style:footer-left style:display="false"/>
    </style:master-page>
    <style:master-page style:name="PageStyle_5f_Plan2" style:display-name="PageStyle_Plan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 Luiz Appel</meta:initial-creator>
    <dc:creator>Andre Luiz Appel</dc:creator>
    <meta:creation-date>2015-06-28T19:10:09</meta:creation-date>
    <dc:date>2015-06-28T19:53:14</dc:date>
    <meta:generator>LibreOffice/4.2.6.3$Linux_x86 LibreOffice_project/420m0$Build-3</meta:generator>
    <meta:document-statistic meta:table-count="2" meta:cell-count="11302"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